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1957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10 percent" table:style-name="ta1">
        <table:shapes>
          <draw:frame draw:z-index="0" draw:style-name="gr1" svg:width="6.2988in" svg:height="3.5429in" svg:x="14.2071in" svg:y="0.7299in">
            <draw:object draw:notify-on-update-of-ranges="'10 percent'.A2:'10 percent'.A202 '10 percent'.B1:'10 percent'.B1 '10 percent'.B2:'10 percent'.B202 '10 percent'.A2:'10 percent'.A202 '10 percent'.I1:'10 percent'.I1 '10 percent'.I2:'10 percent'.I2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49in" svg:x="14.2874in" svg:y="4.5701in">
            <draw:object draw:notify-on-update-of-ranges="'10 percent'.A2:'10 percent'.A202 '10 percent'.C1:'10 percent'.C1 '10 percent'.C2:'10 percent'.C202 '10 percent'.A2:'10 percent'.A202 '10 percent'.J1:'10 percent'.J1 '10 percent'.J2:'10 percent'.J2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in" svg:height="3.5453in" svg:x="14.363in" svg:y="8.2823in">
            <draw:object draw:notify-on-update-of-ranges="'10 percent'.A2:'10 percent'.A202 '10 percent'.D1:'10 percent'.D1 '10 percent'.D2:'10 percent'.D202 '10 percent'.A2:'10 percent'.A202 '10 percent'.K1:'10 percent'.K1 '10 percent'.K2:'10 percent'.K2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4">
          <table:table-cell office:value-type="string">
            <text:p>time</text:p>
          </table:table-cell>
          <table:table-cell office:value-type="string">
            <text:p>apc II</text:p>
          </table:table-cell>
          <table:table-cell office:value-type="string">
            <text:p>apc Iia</text:p>
          </table:table-cell>
          <table:table-cell office:value-type="string">
            <text:p>apc TAT</text:p>
          </table:table-cell>
          <table:table-cell office:value-type="string">
            <text:p>apc Va</text:p>
          </table:table-cell>
          <table:table-cell office:value-type="string">
            <text:p>apc APC</text:p>
          </table:table-cell>
          <table:table-cell office:value-type="string">
            <text:p>apc V</text:p>
          </table:table-cell>
          <table:table-cell office:value-type="string">
            <text:p>apc TF</text:p>
          </table:table-cell>
          <table:table-cell office:value-type="string">
            <text:p>noapc II</text:p>
          </table:table-cell>
          <table:table-cell office:value-type="string">
            <text:p>noapc Iia</text:p>
          </table:table-cell>
          <table:table-cell office:value-type="string">
            <text:p>noapc TAT</text:p>
          </table:table-cell>
          <table:table-cell office:value-type="string">
            <text:p>noapc Va</text:p>
          </table:table-cell>
          <table:table-cell office:value-type="string">
            <text:p>noapc APC</text:p>
          </table:table-cell>
          <table:table-cell office:value-type="string">
            <text:p>noapc V</text:p>
          </table:table-cell>
          <table:table-cell office:value-type="string">
            <text:p>noapc TF</text:p>
          </table:table-cell>
          <table:table-cell table:number-columns-repeated="14"/>
        </table:table-row>
        <table:table-row table:style-name="ro2">
          <table:table-cell office:value-type="float" office:value="0">
            <text:p>0</text:p>
          </table:table-cell>
          <table:table-cell table:formula="of:=[.P2]*1000000" office:value-type="float" office:value="1400">
            <text:p>1400</text:p>
          </table:table-cell>
          <table:table-cell table:formula="of:=[.Q2]*1000000" office:value-type="float" office:value="0">
            <text:p>0</text:p>
          </table:table-cell>
          <table:table-cell table:formula="of:=[.R2]*1000000" office:value-type="float" office:value="0">
            <text:p>0</text:p>
          </table:table-cell>
          <table:table-cell table:formula="of:=[.S2]*1000000" office:value-type="float" office:value="0">
            <text:p>0</text:p>
          </table:table-cell>
          <table:table-cell table:formula="of:=[.T2]*1000000" office:value-type="float" office:value="0">
            <text:p>0</text:p>
          </table:table-cell>
          <table:table-cell table:formula="of:=[.U2]*1000000" office:value-type="float" office:value="20">
            <text:p>20</text:p>
          </table:table-cell>
          <table:table-cell table:formula="of:=[.V2]*1000000" office:value-type="float" office:value="0.000000005">
            <text:p>0.000000005</text:p>
          </table:table-cell>
          <table:table-cell table:formula="of:=[.W2]*1000000" office:value-type="float" office:value="1400">
            <text:p>1400</text:p>
          </table:table-cell>
          <table:table-cell table:formula="of:=[.X2]*1000000" office:value-type="float" office:value="0">
            <text:p>0</text:p>
          </table:table-cell>
          <table:table-cell table:formula="of:=[.Y2]*1000000" office:value-type="float" office:value="0">
            <text:p>0</text:p>
          </table:table-cell>
          <table:table-cell table:formula="of:=[.Z2]*1000000" office:value-type="float" office:value="0">
            <text:p>0</text:p>
          </table:table-cell>
          <table:table-cell table:formula="of:=[.AA2]*1000000" office:value-type="float" office:value="0">
            <text:p>0</text:p>
          </table:table-cell>
          <table:table-cell table:formula="of:=[.AB2]*1000000" office:value-type="float" office:value="20">
            <text:p>20</text:p>
          </table:table-cell>
          <table:table-cell table:formula="of:=[.AC2]*1000000" office:value-type="float" office:value="0.000000005">
            <text:p>0.000000005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5e-15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5e-15</text:p>
          </table:table-cell>
        </table:table-row>
        <table:table-row table:style-name="ro2">
          <table:table-cell office:value-type="float" office:value="10.00651">
            <text:p>10.00651</text:p>
          </table:table-cell>
          <table:table-cell table:formula="of:=[.P3]*1000000" office:value-type="float" office:value="1398.4">
            <text:p>1398.4</text:p>
          </table:table-cell>
          <table:table-cell table:formula="of:=[.Q3]*1000000" office:value-type="float" office:value="0.000086978">
            <text:p>0.000086978</text:p>
          </table:table-cell>
          <table:table-cell table:formula="of:=[.R3]*1000000" office:value-type="float" office:value="0.0000055928">
            <text:p>5.5928E-006</text:p>
          </table:table-cell>
          <table:table-cell table:formula="of:=[.S3]*1000000" office:value-type="float" office:value="0.000095149">
            <text:p>0.000095149</text:p>
          </table:table-cell>
          <table:table-cell table:formula="of:=[.T3]*1000000" office:value-type="float" office:value="0.000000083364">
            <text:p>8.3364E-008</text:p>
          </table:table-cell>
          <table:table-cell table:formula="of:=[.U3]*1000000" office:value-type="float" office:value="19.064">
            <text:p>19.064</text:p>
          </table:table-cell>
          <table:table-cell table:formula="of:=[.V3]*1000000" office:value-type="float" office:value="0.0000000035689">
            <text:p>3.5689E-009</text:p>
          </table:table-cell>
          <table:table-cell table:formula="of:=[.W3]*1000000" office:value-type="float" office:value="1398.4">
            <text:p>1398.4</text:p>
          </table:table-cell>
          <table:table-cell table:formula="of:=[.X3]*1000000" office:value-type="float" office:value="0.000087004">
            <text:p>0.000087004</text:p>
          </table:table-cell>
          <table:table-cell table:formula="of:=[.Y3]*1000000" office:value-type="float" office:value="0.0000055968">
            <text:p>5.5968E-006</text:p>
          </table:table-cell>
          <table:table-cell table:formula="of:=[.Z3]*1000000" office:value-type="float" office:value="0.000095172">
            <text:p>0.000095172</text:p>
          </table:table-cell>
          <table:table-cell table:formula="of:=[.AA3]*1000000" office:value-type="float" office:value="0">
            <text:p>0</text:p>
          </table:table-cell>
          <table:table-cell table:formula="of:=[.AB3]*1000000" office:value-type="float" office:value="19.064">
            <text:p>19.064</text:p>
          </table:table-cell>
          <table:table-cell table:formula="of:=[.AC3]*1000000" office:value-type="float" office:value="0.0000000035689">
            <text:p>3.5689E-009</text:p>
          </table:table-cell>
          <table:table-cell office:value-type="float" office:value="0.0013984">
            <text:p>0.0013984</text:p>
          </table:table-cell>
          <table:table-cell table:style-name="ce1" office:value-type="string">
            <text:p>8.6978e-11</text:p>
          </table:table-cell>
          <table:table-cell table:style-name="ce1" office:value-type="string">
            <text:p>5.5928e-12</text:p>
          </table:table-cell>
          <table:table-cell table:style-name="ce1" office:value-type="string">
            <text:p>9.5149e-11</text:p>
          </table:table-cell>
          <table:table-cell table:style-name="ce1" office:value-type="string">
            <text:p>8.3364e-14</text:p>
          </table:table-cell>
          <table:table-cell table:style-name="ce1" office:value-type="string">
            <text:p>1.9064e-05</text:p>
          </table:table-cell>
          <table:table-cell table:style-name="ce1" office:value-type="string">
            <text:p>3.5689e-15</text:p>
          </table:table-cell>
          <table:table-cell office:value-type="float" office:value="0.0013984">
            <text:p>0.0013984</text:p>
          </table:table-cell>
          <table:table-cell table:style-name="ce1" office:value-type="string">
            <text:p>8.7004e-11</text:p>
          </table:table-cell>
          <table:table-cell table:style-name="ce1" office:value-type="string">
            <text:p>5.5968e-12</text:p>
          </table:table-cell>
          <table:table-cell table:style-name="ce1" office:value-type="string">
            <text:p>9.5172e-11</text:p>
          </table:table-cell>
          <table:table-cell office:value-type="float" office:value="0">
            <text:p>0</text:p>
          </table:table-cell>
          <table:table-cell table:style-name="ce1" office:value-type="string">
            <text:p>1.9064e-05</text:p>
          </table:table-cell>
          <table:table-cell table:style-name="ce1" office:value-type="string">
            <text:p>3.5689e-15</text:p>
          </table:table-cell>
        </table:table-row>
        <table:table-row table:style-name="ro2">
          <table:table-cell office:value-type="float" office:value="20.08573">
            <text:p>20.08573</text:p>
          </table:table-cell>
          <table:table-cell table:formula="of:=[.P4]*1000000" office:value-type="float" office:value="1398.6">
            <text:p>1398.6</text:p>
          </table:table-cell>
          <table:table-cell table:formula="of:=[.Q4]*1000000" office:value-type="float" office:value="0.00034607">
            <text:p>0.00034607</text:p>
          </table:table-cell>
          <table:table-cell table:formula="of:=[.R4]*1000000" office:value-type="float" office:value="0.000047659">
            <text:p>0.000047659</text:p>
          </table:table-cell>
          <table:table-cell table:formula="of:=[.S4]*1000000" office:value-type="float" office:value="0.0012496">
            <text:p>0.0012496</text:p>
          </table:table-cell>
          <table:table-cell table:formula="of:=[.T4]*1000000" office:value-type="float" office:value="0.00000074055">
            <text:p>7.4055E-007</text:p>
          </table:table-cell>
          <table:table-cell table:formula="of:=[.U4]*1000000" office:value-type="float" office:value="18.608">
            <text:p>18.608</text:p>
          </table:table-cell>
          <table:table-cell table:formula="of:=[.V4]*1000000" office:value-type="float" office:value="0.0000000025781">
            <text:p>2.5781E-009</text:p>
          </table:table-cell>
          <table:table-cell table:formula="of:=[.W4]*1000000" office:value-type="float" office:value="1398.6">
            <text:p>1398.6</text:p>
          </table:table-cell>
          <table:table-cell table:formula="of:=[.X4]*1000000" office:value-type="float" office:value="0.0003462">
            <text:p>0.0003462</text:p>
          </table:table-cell>
          <table:table-cell table:formula="of:=[.Y4]*1000000" office:value-type="float" office:value="0.000047689">
            <text:p>0.000047689</text:p>
          </table:table-cell>
          <table:table-cell table:formula="of:=[.Z4]*1000000" office:value-type="float" office:value="0.00125">
            <text:p>0.00125</text:p>
          </table:table-cell>
          <table:table-cell table:formula="of:=[.AA4]*1000000" office:value-type="float" office:value="0">
            <text:p>0</text:p>
          </table:table-cell>
          <table:table-cell table:formula="of:=[.AB4]*1000000" office:value-type="float" office:value="18.608">
            <text:p>18.608</text:p>
          </table:table-cell>
          <table:table-cell table:formula="of:=[.AC4]*1000000" office:value-type="float" office:value="0.0000000025781">
            <text:p>2.5781E-009</text:p>
          </table:table-cell>
          <table:table-cell office:value-type="float" office:value="0.0013986">
            <text:p>0.0013986</text:p>
          </table:table-cell>
          <table:table-cell table:style-name="ce1" office:value-type="string">
            <text:p>3.4607e-10</text:p>
          </table:table-cell>
          <table:table-cell table:style-name="ce1" office:value-type="string">
            <text:p>4.7659e-11</text:p>
          </table:table-cell>
          <table:table-cell table:style-name="ce1" office:value-type="string">
            <text:p>1.2496e-09</text:p>
          </table:table-cell>
          <table:table-cell table:style-name="ce1" office:value-type="string">
            <text:p>7.4055e-13</text:p>
          </table:table-cell>
          <table:table-cell table:style-name="ce1" office:value-type="string">
            <text:p>1.8608e-05</text:p>
          </table:table-cell>
          <table:table-cell table:style-name="ce1" office:value-type="string">
            <text:p>2.5781e-15</text:p>
          </table:table-cell>
          <table:table-cell office:value-type="float" office:value="0.0013986">
            <text:p>0.0013986</text:p>
          </table:table-cell>
          <table:table-cell table:style-name="ce1" office:value-type="string">
            <text:p>3.462e-10</text:p>
          </table:table-cell>
          <table:table-cell table:style-name="ce1" office:value-type="string">
            <text:p>4.7689e-11</text:p>
          </table:table-cell>
          <table:table-cell table:style-name="ce1" office:value-type="string">
            <text:p>1.25e-09</text:p>
          </table:table-cell>
          <table:table-cell office:value-type="float" office:value="0">
            <text:p>0</text:p>
          </table:table-cell>
          <table:table-cell table:style-name="ce1" office:value-type="string">
            <text:p>1.8608e-05</text:p>
          </table:table-cell>
          <table:table-cell table:style-name="ce1" office:value-type="string">
            <text:p>2.5781e-15</text:p>
          </table:table-cell>
        </table:table-row>
        <table:table-row table:style-name="ro2">
          <table:table-cell office:value-type="float" office:value="30.20648">
            <text:p>30.20648</text:p>
          </table:table-cell>
          <table:table-cell table:formula="of:=[.P5]*1000000" office:value-type="float" office:value="1398.8">
            <text:p>1398.8</text:p>
          </table:table-cell>
          <table:table-cell table:formula="of:=[.Q5]*1000000" office:value-type="float" office:value="0.0006791">
            <text:p>0.0006791</text:p>
          </table:table-cell>
          <table:table-cell table:formula="of:=[.R5]*1000000" office:value-type="float" office:value="0.00014545">
            <text:p>0.00014545</text:p>
          </table:table-cell>
          <table:table-cell table:formula="of:=[.S5]*1000000" office:value-type="float" office:value="0.0046335">
            <text:p>0.0046335</text:p>
          </table:table-cell>
          <table:table-cell table:formula="of:=[.T5]*1000000" office:value-type="float" office:value="0.0000021608">
            <text:p>2.1608E-006</text:p>
          </table:table-cell>
          <table:table-cell table:formula="of:=[.U5]*1000000" office:value-type="float" office:value="18.265">
            <text:p>18.265</text:p>
          </table:table-cell>
          <table:table-cell table:formula="of:=[.V5]*1000000" office:value-type="float" office:value="0.0000000018949">
            <text:p>1.8949E-009</text:p>
          </table:table-cell>
          <table:table-cell table:formula="of:=[.W5]*1000000" office:value-type="float" office:value="1398.8">
            <text:p>1398.8</text:p>
          </table:table-cell>
          <table:table-cell table:formula="of:=[.X5]*1000000" office:value-type="float" office:value="0.00067934">
            <text:p>0.00067934</text:p>
          </table:table-cell>
          <table:table-cell table:formula="of:=[.Y5]*1000000" office:value-type="float" office:value="0.00014553">
            <text:p>0.00014553</text:p>
          </table:table-cell>
          <table:table-cell table:formula="of:=[.Z5]*1000000" office:value-type="float" office:value="0.0046349">
            <text:p>0.0046349</text:p>
          </table:table-cell>
          <table:table-cell table:formula="of:=[.AA5]*1000000" office:value-type="float" office:value="0">
            <text:p>0</text:p>
          </table:table-cell>
          <table:table-cell table:formula="of:=[.AB5]*1000000" office:value-type="float" office:value="18.265">
            <text:p>18.265</text:p>
          </table:table-cell>
          <table:table-cell table:formula="of:=[.AC5]*1000000" office:value-type="float" office:value="0.0000000018949">
            <text:p>1.8949E-009</text:p>
          </table:table-cell>
          <table:table-cell office:value-type="float" office:value="0.0013988">
            <text:p>0.0013988</text:p>
          </table:table-cell>
          <table:table-cell table:style-name="ce1" office:value-type="string">
            <text:p>6.791e-10</text:p>
          </table:table-cell>
          <table:table-cell table:style-name="ce1" office:value-type="string">
            <text:p>1.4545e-10</text:p>
          </table:table-cell>
          <table:table-cell table:style-name="ce1" office:value-type="string">
            <text:p>4.6335e-09</text:p>
          </table:table-cell>
          <table:table-cell table:style-name="ce1" office:value-type="string">
            <text:p>2.1608e-12</text:p>
          </table:table-cell>
          <table:table-cell table:style-name="ce1" office:value-type="string">
            <text:p>1.8265e-05</text:p>
          </table:table-cell>
          <table:table-cell table:style-name="ce1" office:value-type="string">
            <text:p>1.8949e-15</text:p>
          </table:table-cell>
          <table:table-cell office:value-type="float" office:value="0.0013988">
            <text:p>0.0013988</text:p>
          </table:table-cell>
          <table:table-cell table:style-name="ce1" office:value-type="string">
            <text:p>6.7934e-10</text:p>
          </table:table-cell>
          <table:table-cell table:style-name="ce1" office:value-type="string">
            <text:p>1.4553e-10</text:p>
          </table:table-cell>
          <table:table-cell table:style-name="ce1" office:value-type="string">
            <text:p>4.6349e-09</text:p>
          </table:table-cell>
          <table:table-cell office:value-type="float" office:value="0">
            <text:p>0</text:p>
          </table:table-cell>
          <table:table-cell table:style-name="ce1" office:value-type="string">
            <text:p>1.8265e-05</text:p>
          </table:table-cell>
          <table:table-cell table:style-name="ce1" office:value-type="string">
            <text:p>1.8949e-15</text:p>
          </table:table-cell>
        </table:table-row>
        <table:table-row table:style-name="ro2">
          <table:table-cell office:value-type="float" office:value="40.31234">
            <text:p>40.31234</text:p>
          </table:table-cell>
          <table:table-cell table:formula="of:=[.P6]*1000000" office:value-type="float" office:value="1398.9">
            <text:p>1398.9</text:p>
          </table:table-cell>
          <table:table-cell table:formula="of:=[.Q6]*1000000" office:value-type="float" office:value="0.0010997">
            <text:p>0.0010997</text:p>
          </table:table-cell>
          <table:table-cell table:formula="of:=[.R6]*1000000" office:value-type="float" office:value="0.00030714">
            <text:p>0.00030714</text:p>
          </table:table-cell>
          <table:table-cell table:formula="of:=[.S6]*1000000" office:value-type="float" office:value="0.010924">
            <text:p>0.010924</text:p>
          </table:table-cell>
          <table:table-cell table:formula="of:=[.T6]*1000000" office:value-type="float" office:value="0.0000043554">
            <text:p>4.3554E-006</text:p>
          </table:table-cell>
          <table:table-cell table:formula="of:=[.U6]*1000000" office:value-type="float" office:value="18.033">
            <text:p>18.033</text:p>
          </table:table-cell>
          <table:table-cell table:formula="of:=[.V6]*1000000" office:value-type="float" office:value="0.0000000014261">
            <text:p>1.4261E-009</text:p>
          </table:table-cell>
          <table:table-cell table:formula="of:=[.W6]*1000000" office:value-type="float" office:value="1398.9">
            <text:p>1398.9</text:p>
          </table:table-cell>
          <table:table-cell table:formula="of:=[.X6]*1000000" office:value-type="float" office:value="0.0011001">
            <text:p>0.0011001</text:p>
          </table:table-cell>
          <table:table-cell table:formula="of:=[.Y6]*1000000" office:value-type="float" office:value="0.00030729">
            <text:p>0.00030729</text:p>
          </table:table-cell>
          <table:table-cell table:formula="of:=[.Z6]*1000000" office:value-type="float" office:value="0.010927">
            <text:p>0.010927</text:p>
          </table:table-cell>
          <table:table-cell table:formula="of:=[.AA6]*1000000" office:value-type="float" office:value="0">
            <text:p>0</text:p>
          </table:table-cell>
          <table:table-cell table:formula="of:=[.AB6]*1000000" office:value-type="float" office:value="18.033">
            <text:p>18.033</text:p>
          </table:table-cell>
          <table:table-cell table:formula="of:=[.AC6]*1000000" office:value-type="float" office:value="0.0000000014261">
            <text:p>1.4261E-009</text:p>
          </table:table-cell>
          <table:table-cell office:value-type="float" office:value="0.0013989">
            <text:p>0.0013989</text:p>
          </table:table-cell>
          <table:table-cell table:style-name="ce1" office:value-type="string">
            <text:p>1.0997e-09</text:p>
          </table:table-cell>
          <table:table-cell table:style-name="ce1" office:value-type="string">
            <text:p>3.0714e-10</text:p>
          </table:table-cell>
          <table:table-cell table:style-name="ce1" office:value-type="string">
            <text:p>1.0924e-08</text:p>
          </table:table-cell>
          <table:table-cell table:style-name="ce1" office:value-type="string">
            <text:p>4.3554e-12</text:p>
          </table:table-cell>
          <table:table-cell table:style-name="ce1" office:value-type="string">
            <text:p>1.8033e-05</text:p>
          </table:table-cell>
          <table:table-cell table:style-name="ce1" office:value-type="string">
            <text:p>1.4261e-15</text:p>
          </table:table-cell>
          <table:table-cell office:value-type="float" office:value="0.0013989">
            <text:p>0.0013989</text:p>
          </table:table-cell>
          <table:table-cell table:style-name="ce1" office:value-type="string">
            <text:p>1.1001e-09</text:p>
          </table:table-cell>
          <table:table-cell table:style-name="ce1" office:value-type="string">
            <text:p>3.0729e-10</text:p>
          </table:table-cell>
          <table:table-cell table:style-name="ce1" office:value-type="string">
            <text:p>1.0927e-08</text:p>
          </table:table-cell>
          <table:table-cell office:value-type="float" office:value="0">
            <text:p>0</text:p>
          </table:table-cell>
          <table:table-cell table:style-name="ce1" office:value-type="string">
            <text:p>1.8033e-05</text:p>
          </table:table-cell>
          <table:table-cell table:style-name="ce1" office:value-type="string">
            <text:p>1.4261e-15</text:p>
          </table:table-cell>
        </table:table-row>
        <table:table-row table:style-name="ro2">
          <table:table-cell office:value-type="float" office:value="50.17864">
            <text:p>50.17864</text:p>
          </table:table-cell>
          <table:table-cell table:formula="of:=[.P7]*1000000" office:value-type="float" office:value="1399">
            <text:p>1399</text:p>
          </table:table-cell>
          <table:table-cell table:formula="of:=[.Q7]*1000000" office:value-type="float" office:value="0.0017666">
            <text:p>0.0017666</text:p>
          </table:table-cell>
          <table:table-cell table:formula="of:=[.R7]*1000000" office:value-type="float" office:value="0.00055329">
            <text:p>0.00055329</text:p>
          </table:table-cell>
          <table:table-cell table:formula="of:=[.S7]*1000000" office:value-type="float" office:value="0.021494">
            <text:p>0.021494</text:p>
          </table:table-cell>
          <table:table-cell table:formula="of:=[.T7]*1000000" office:value-type="float" office:value="0.0000076602">
            <text:p>7.6602E-006</text:p>
          </table:table-cell>
          <table:table-cell table:formula="of:=[.U7]*1000000" office:value-type="float" office:value="17.903">
            <text:p>17.903</text:p>
          </table:table-cell>
          <table:table-cell table:formula="of:=[.V7]*1000000" office:value-type="float" office:value="0.0000000011099">
            <text:p>1.1099E-009</text:p>
          </table:table-cell>
          <table:table-cell table:formula="of:=[.W7]*1000000" office:value-type="float" office:value="1399">
            <text:p>1399</text:p>
          </table:table-cell>
          <table:table-cell table:formula="of:=[.X7]*1000000" office:value-type="float" office:value="0.0017673">
            <text:p>0.0017673</text:p>
          </table:table-cell>
          <table:table-cell table:formula="of:=[.Y7]*1000000" office:value-type="float" office:value="0.00055354">
            <text:p>0.00055354</text:p>
          </table:table-cell>
          <table:table-cell table:formula="of:=[.Z7]*1000000" office:value-type="float" office:value="0.0215">
            <text:p>0.0215</text:p>
          </table:table-cell>
          <table:table-cell table:formula="of:=[.AA7]*1000000" office:value-type="float" office:value="0">
            <text:p>0</text:p>
          </table:table-cell>
          <table:table-cell table:formula="of:=[.AB7]*1000000" office:value-type="float" office:value="17.903">
            <text:p>17.903</text:p>
          </table:table-cell>
          <table:table-cell table:formula="of:=[.AC7]*1000000" office:value-type="float" office:value="0.0000000011099">
            <text:p>1.1099E-009</text:p>
          </table:table-cell>
          <table:table-cell office:value-type="float" office:value="0.001399">
            <text:p>0.001399</text:p>
          </table:table-cell>
          <table:table-cell table:style-name="ce1" office:value-type="string">
            <text:p>1.7666e-09</text:p>
          </table:table-cell>
          <table:table-cell table:style-name="ce1" office:value-type="string">
            <text:p>5.5329e-10</text:p>
          </table:table-cell>
          <table:table-cell table:style-name="ce1" office:value-type="string">
            <text:p>2.1494e-08</text:p>
          </table:table-cell>
          <table:table-cell table:style-name="ce1" office:value-type="string">
            <text:p>7.6602e-12</text:p>
          </table:table-cell>
          <table:table-cell table:style-name="ce1" office:value-type="string">
            <text:p>1.7903e-05</text:p>
          </table:table-cell>
          <table:table-cell table:style-name="ce1" office:value-type="string">
            <text:p>1.1099e-15</text:p>
          </table:table-cell>
          <table:table-cell office:value-type="float" office:value="0.001399">
            <text:p>0.001399</text:p>
          </table:table-cell>
          <table:table-cell table:style-name="ce1" office:value-type="string">
            <text:p>1.7673e-09</text:p>
          </table:table-cell>
          <table:table-cell table:style-name="ce1" office:value-type="string">
            <text:p>5.5354e-10</text:p>
          </table:table-cell>
          <table:table-cell table:style-name="ce1" office:value-type="string">
            <text:p>2.15e-08</text:p>
          </table:table-cell>
          <table:table-cell office:value-type="float" office:value="0">
            <text:p>0</text:p>
          </table:table-cell>
          <table:table-cell table:style-name="ce1" office:value-type="string">
            <text:p>1.7903e-05</text:p>
          </table:table-cell>
          <table:table-cell table:style-name="ce1" office:value-type="string">
            <text:p>1.1099e-15</text:p>
          </table:table-cell>
        </table:table-row>
        <table:table-row table:style-name="ro2">
          <table:table-cell office:value-type="float" office:value="60.02203">
            <text:p>60.02203</text:p>
          </table:table-cell>
          <table:table-cell table:formula="of:=[.P8]*1000000" office:value-type="float" office:value="1399.1">
            <text:p>1399.1</text:p>
          </table:table-cell>
          <table:table-cell table:formula="of:=[.Q8]*1000000" office:value-type="float" office:value="0.0030482">
            <text:p>0.0030482</text:p>
          </table:table-cell>
          <table:table-cell table:formula="of:=[.R8]*1000000" office:value-type="float" office:value="0.00095887">
            <text:p>0.00095887</text:p>
          </table:table-cell>
          <table:table-cell table:formula="of:=[.S8]*1000000" office:value-type="float" office:value="0.040909">
            <text:p>0.040909</text:p>
          </table:table-cell>
          <table:table-cell table:formula="of:=[.T8]*1000000" office:value-type="float" office:value="0.000013396">
            <text:p>0.000013396</text:p>
          </table:table-cell>
          <table:table-cell table:formula="of:=[.U8]*1000000" office:value-type="float" office:value="17.85">
            <text:p>17.85</text:p>
          </table:table-cell>
          <table:table-cell table:formula="of:=[.V8]*1000000" office:value-type="float" office:value="0.00000000089056">
            <text:p>8.9056E-010</text:p>
          </table:table-cell>
          <table:table-cell table:formula="of:=[.W8]*1000000" office:value-type="float" office:value="1399.1">
            <text:p>1399.1</text:p>
          </table:table-cell>
          <table:table-cell table:formula="of:=[.X8]*1000000" office:value-type="float" office:value="0.0030494">
            <text:p>0.0030494</text:p>
          </table:table-cell>
          <table:table-cell table:formula="of:=[.Y8]*1000000" office:value-type="float" office:value="0.00095932">
            <text:p>0.00095932</text:p>
          </table:table-cell>
          <table:table-cell table:formula="of:=[.Z8]*1000000" office:value-type="float" office:value="0.040921">
            <text:p>0.040921</text:p>
          </table:table-cell>
          <table:table-cell table:formula="of:=[.AA8]*1000000" office:value-type="float" office:value="0">
            <text:p>0</text:p>
          </table:table-cell>
          <table:table-cell table:formula="of:=[.AB8]*1000000" office:value-type="float" office:value="17.85">
            <text:p>17.85</text:p>
          </table:table-cell>
          <table:table-cell table:formula="of:=[.AC8]*1000000" office:value-type="float" office:value="0.00000000089056">
            <text:p>8.9056E-010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3.0482e-09</text:p>
          </table:table-cell>
          <table:table-cell table:style-name="ce1" office:value-type="string">
            <text:p>9.5887e-10</text:p>
          </table:table-cell>
          <table:table-cell table:style-name="ce1" office:value-type="string">
            <text:p>4.0909e-08</text:p>
          </table:table-cell>
          <table:table-cell table:style-name="ce1" office:value-type="string">
            <text:p>1.3396e-11</text:p>
          </table:table-cell>
          <table:table-cell table:style-name="ce1" office:value-type="string">
            <text:p>1.785e-05</text:p>
          </table:table-cell>
          <table:table-cell table:style-name="ce1" office:value-type="string">
            <text:p>8.9056e-16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3.0494e-09</text:p>
          </table:table-cell>
          <table:table-cell table:style-name="ce1" office:value-type="string">
            <text:p>9.5932e-10</text:p>
          </table:table-cell>
          <table:table-cell table:style-name="ce1" office:value-type="string">
            <text:p>4.0921e-08</text:p>
          </table:table-cell>
          <table:table-cell office:value-type="float" office:value="0">
            <text:p>0</text:p>
          </table:table-cell>
          <table:table-cell table:style-name="ce1" office:value-type="string">
            <text:p>1.785e-05</text:p>
          </table:table-cell>
          <table:table-cell table:style-name="ce1" office:value-type="string">
            <text:p>8.9056e-16</text:p>
          </table:table-cell>
        </table:table-row>
        <table:table-row table:style-name="ro2">
          <table:table-cell office:value-type="float" office:value="70.38141">
            <text:p>70.38141</text:p>
          </table:table-cell>
          <table:table-cell table:formula="of:=[.P9]*1000000" office:value-type="float" office:value="1399.1">
            <text:p>1399.1</text:p>
          </table:table-cell>
          <table:table-cell table:formula="of:=[.Q9]*1000000" office:value-type="float" office:value="0.0058397">
            <text:p>0.0058397</text:p>
          </table:table-cell>
          <table:table-cell table:formula="of:=[.R9]*1000000" office:value-type="float" office:value="0.0017384">
            <text:p>0.0017384</text:p>
          </table:table-cell>
          <table:table-cell table:formula="of:=[.S9]*1000000" office:value-type="float" office:value="0.082167">
            <text:p>0.082167</text:p>
          </table:table-cell>
          <table:table-cell table:formula="of:=[.T9]*1000000" office:value-type="float" office:value="0.000025643">
            <text:p>0.000025643</text:p>
          </table:table-cell>
          <table:table-cell table:formula="of:=[.U9]*1000000" office:value-type="float" office:value="17.849">
            <text:p>17.849</text:p>
          </table:table-cell>
          <table:table-cell table:formula="of:=[.V9]*1000000" office:value-type="float" office:value="0.00000000073112">
            <text:p>7.3112E-010</text:p>
          </table:table-cell>
          <table:table-cell table:formula="of:=[.W9]*1000000" office:value-type="float" office:value="1399.1">
            <text:p>1399.1</text:p>
          </table:table-cell>
          <table:table-cell table:formula="of:=[.X9]*1000000" office:value-type="float" office:value="0.0058422">
            <text:p>0.0058422</text:p>
          </table:table-cell>
          <table:table-cell table:formula="of:=[.Y9]*1000000" office:value-type="float" office:value="0.0017393">
            <text:p>0.0017393</text:p>
          </table:table-cell>
          <table:table-cell table:formula="of:=[.Z9]*1000000" office:value-type="float" office:value="0.082197">
            <text:p>0.082197</text:p>
          </table:table-cell>
          <table:table-cell table:formula="of:=[.AA9]*1000000" office:value-type="float" office:value="0">
            <text:p>0</text:p>
          </table:table-cell>
          <table:table-cell table:formula="of:=[.AB9]*1000000" office:value-type="float" office:value="17.849">
            <text:p>17.849</text:p>
          </table:table-cell>
          <table:table-cell table:formula="of:=[.AC9]*1000000" office:value-type="float" office:value="0.00000000073112">
            <text:p>7.3112E-010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5.8397e-09</text:p>
          </table:table-cell>
          <table:table-cell table:style-name="ce1" office:value-type="string">
            <text:p>1.7384e-09</text:p>
          </table:table-cell>
          <table:table-cell table:style-name="ce1" office:value-type="string">
            <text:p>8.2167e-08</text:p>
          </table:table-cell>
          <table:table-cell table:style-name="ce1" office:value-type="string">
            <text:p>2.5643e-11</text:p>
          </table:table-cell>
          <table:table-cell table:style-name="ce1" office:value-type="string">
            <text:p>1.7849e-05</text:p>
          </table:table-cell>
          <table:table-cell table:style-name="ce1" office:value-type="string">
            <text:p>7.3112e-16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5.8422e-09</text:p>
          </table:table-cell>
          <table:table-cell table:style-name="ce1" office:value-type="string">
            <text:p>1.7393e-09</text:p>
          </table:table-cell>
          <table:table-cell table:style-name="ce1" office:value-type="string">
            <text:p>8.2197e-08</text:p>
          </table:table-cell>
          <table:table-cell office:value-type="float" office:value="0">
            <text:p>0</text:p>
          </table:table-cell>
          <table:table-cell table:style-name="ce1" office:value-type="string">
            <text:p>1.7849e-05</text:p>
          </table:table-cell>
          <table:table-cell table:style-name="ce1" office:value-type="string">
            <text:p>7.3112e-16</text:p>
          </table:table-cell>
        </table:table-row>
        <table:table-row table:style-name="ro2">
          <table:table-cell office:value-type="float" office:value="80.1013">
            <text:p>80.1013</text:p>
          </table:table-cell>
          <table:table-cell table:formula="of:=[.P10]*1000000" office:value-type="float" office:value="1399.1">
            <text:p>1399.1</text:p>
          </table:table-cell>
          <table:table-cell table:formula="of:=[.Q10]*1000000" office:value-type="float" office:value="0.011191">
            <text:p>0.011191</text:p>
          </table:table-cell>
          <table:table-cell table:formula="of:=[.R10]*1000000" office:value-type="float" office:value="0.0031416">
            <text:p>0.0031416</text:p>
          </table:table-cell>
          <table:table-cell table:formula="of:=[.S10]*1000000" office:value-type="float" office:value="0.16161">
            <text:p>0.16161</text:p>
          </table:table-cell>
          <table:table-cell table:formula="of:=[.T10]*1000000" office:value-type="float" office:value="0.000051184">
            <text:p>0.000051184</text:p>
          </table:table-cell>
          <table:table-cell table:formula="of:=[.U10]*1000000" office:value-type="float" office:value="17.862">
            <text:p>17.862</text:p>
          </table:table-cell>
          <table:table-cell table:formula="of:=[.V10]*1000000" office:value-type="float" office:value="0.00000000062746">
            <text:p>6.2746E-010</text:p>
          </table:table-cell>
          <table:table-cell table:formula="of:=[.W10]*1000000" office:value-type="float" office:value="1399.1">
            <text:p>1399.1</text:p>
          </table:table-cell>
          <table:table-cell table:formula="of:=[.X10]*1000000" office:value-type="float" office:value="0.011196">
            <text:p>0.011196</text:p>
          </table:table-cell>
          <table:table-cell table:formula="of:=[.Y10]*1000000" office:value-type="float" office:value="0.0031433">
            <text:p>0.0031433</text:p>
          </table:table-cell>
          <table:table-cell table:formula="of:=[.Z10]*1000000" office:value-type="float" office:value="0.16168">
            <text:p>0.16168</text:p>
          </table:table-cell>
          <table:table-cell table:formula="of:=[.AA10]*1000000" office:value-type="float" office:value="0">
            <text:p>0</text:p>
          </table:table-cell>
          <table:table-cell table:formula="of:=[.AB10]*1000000" office:value-type="float" office:value="17.862">
            <text:p>17.862</text:p>
          </table:table-cell>
          <table:table-cell table:formula="of:=[.AC10]*1000000" office:value-type="float" office:value="0.00000000062746">
            <text:p>6.2746E-010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1.1191e-08</text:p>
          </table:table-cell>
          <table:table-cell table:style-name="ce1" office:value-type="string">
            <text:p>3.1416e-09</text:p>
          </table:table-cell>
          <table:table-cell table:style-name="ce1" office:value-type="string">
            <text:p>1.6161e-07</text:p>
          </table:table-cell>
          <table:table-cell table:style-name="ce1" office:value-type="string">
            <text:p>5.1184e-11</text:p>
          </table:table-cell>
          <table:table-cell table:style-name="ce1" office:value-type="string">
            <text:p>1.7862e-05</text:p>
          </table:table-cell>
          <table:table-cell table:style-name="ce1" office:value-type="string">
            <text:p>6.2746e-16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1.1196e-08</text:p>
          </table:table-cell>
          <table:table-cell table:style-name="ce1" office:value-type="string">
            <text:p>3.1433e-09</text:p>
          </table:table-cell>
          <table:table-cell table:style-name="ce1" office:value-type="string">
            <text:p>1.6168e-07</text:p>
          </table:table-cell>
          <table:table-cell office:value-type="float" office:value="0">
            <text:p>0</text:p>
          </table:table-cell>
          <table:table-cell table:style-name="ce1" office:value-type="string">
            <text:p>1.7862e-05</text:p>
          </table:table-cell>
          <table:table-cell table:style-name="ce1" office:value-type="string">
            <text:p>6.2746e-16</text:p>
          </table:table-cell>
        </table:table-row>
        <table:table-row table:style-name="ro2">
          <table:table-cell office:value-type="float" office:value="90.26079">
            <text:p>90.26079</text:p>
          </table:table-cell>
          <table:table-cell table:formula="of:=[.P11]*1000000" office:value-type="float" office:value="1399.1">
            <text:p>1399.1</text:p>
          </table:table-cell>
          <table:table-cell table:formula="of:=[.Q11]*1000000" office:value-type="float" office:value="0.022262">
            <text:p>0.022262</text:p>
          </table:table-cell>
          <table:table-cell table:formula="of:=[.R11]*1000000" office:value-type="float" office:value="0.0060039">
            <text:p>0.0060039</text:p>
          </table:table-cell>
          <table:table-cell table:formula="of:=[.S11]*1000000" office:value-type="float" office:value="0.32907">
            <text:p>0.32907</text:p>
          </table:table-cell>
          <table:table-cell table:formula="of:=[.T11]*1000000" office:value-type="float" office:value="0.00011275">
            <text:p>0.00011275</text:p>
          </table:table-cell>
          <table:table-cell table:formula="of:=[.U11]*1000000" office:value-type="float" office:value="17.843">
            <text:p>17.843</text:p>
          </table:table-cell>
          <table:table-cell table:formula="of:=[.V11]*1000000" office:value-type="float" office:value="0.00000000055168">
            <text:p>5.5168E-010</text:p>
          </table:table-cell>
          <table:table-cell table:formula="of:=[.W11]*1000000" office:value-type="float" office:value="1399.1">
            <text:p>1399.1</text:p>
          </table:table-cell>
          <table:table-cell table:formula="of:=[.X11]*1000000" office:value-type="float" office:value="0.022271">
            <text:p>0.022271</text:p>
          </table:table-cell>
          <table:table-cell table:formula="of:=[.Y11]*1000000" office:value-type="float" office:value="0.0060073">
            <text:p>0.0060073</text:p>
          </table:table-cell>
          <table:table-cell table:formula="of:=[.Z11]*1000000" office:value-type="float" office:value="0.32924">
            <text:p>0.32924</text:p>
          </table:table-cell>
          <table:table-cell table:formula="of:=[.AA11]*1000000" office:value-type="float" office:value="0">
            <text:p>0</text:p>
          </table:table-cell>
          <table:table-cell table:formula="of:=[.AB11]*1000000" office:value-type="float" office:value="17.843">
            <text:p>17.843</text:p>
          </table:table-cell>
          <table:table-cell table:formula="of:=[.AC11]*1000000" office:value-type="float" office:value="0.00000000055168">
            <text:p>5.5168E-010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2.2262e-08</text:p>
          </table:table-cell>
          <table:table-cell table:style-name="ce1" office:value-type="string">
            <text:p>6.0039e-09</text:p>
          </table:table-cell>
          <table:table-cell table:style-name="ce1" office:value-type="string">
            <text:p>3.2907e-07</text:p>
          </table:table-cell>
          <table:table-cell table:style-name="ce1" office:value-type="string">
            <text:p>1.1275e-10</text:p>
          </table:table-cell>
          <table:table-cell table:style-name="ce1" office:value-type="string">
            <text:p>1.7843e-05</text:p>
          </table:table-cell>
          <table:table-cell table:style-name="ce1" office:value-type="string">
            <text:p>5.5168e-16</text:p>
          </table:table-cell>
          <table:table-cell office:value-type="float" office:value="0.0013991">
            <text:p>0.0013991</text:p>
          </table:table-cell>
          <table:table-cell table:style-name="ce1" office:value-type="string">
            <text:p>2.2271e-08</text:p>
          </table:table-cell>
          <table:table-cell table:style-name="ce1" office:value-type="string">
            <text:p>6.0073e-09</text:p>
          </table:table-cell>
          <table:table-cell table:style-name="ce1" office:value-type="string">
            <text:p>3.2924e-07</text:p>
          </table:table-cell>
          <table:table-cell office:value-type="float" office:value="0">
            <text:p>0</text:p>
          </table:table-cell>
          <table:table-cell table:style-name="ce1" office:value-type="string">
            <text:p>1.7843e-05</text:p>
          </table:table-cell>
          <table:table-cell table:style-name="ce1" office:value-type="string">
            <text:p>5.5168e-16</text:p>
          </table:table-cell>
        </table:table-row>
        <table:table-row table:style-name="ro2">
          <table:table-cell office:value-type="float" office:value="100.7017">
            <text:p>100.7017</text:p>
          </table:table-cell>
          <table:table-cell table:formula="of:=[.P12]*1000000" office:value-type="float" office:value="1399">
            <text:p>1399</text:p>
          </table:table-cell>
          <table:table-cell table:formula="of:=[.Q12]*1000000" office:value-type="float" office:value="0.044441">
            <text:p>0.044441</text:p>
          </table:table-cell>
          <table:table-cell table:formula="of:=[.R12]*1000000" office:value-type="float" office:value="0.011826">
            <text:p>0.011826</text:p>
          </table:table-cell>
          <table:table-cell table:formula="of:=[.S12]*1000000" office:value-type="float" office:value="0.66916">
            <text:p>0.66916</text:p>
          </table:table-cell>
          <table:table-cell table:formula="of:=[.T12]*1000000" office:value-type="float" office:value="0.00025086">
            <text:p>0.00025086</text:p>
          </table:table-cell>
          <table:table-cell table:formula="of:=[.U12]*1000000" office:value-type="float" office:value="17.726">
            <text:p>17.726</text:p>
          </table:table-cell>
          <table:table-cell table:formula="of:=[.V12]*1000000" office:value-type="float" office:value="0.00000000049739">
            <text:p>4.9739E-010</text:p>
          </table:table-cell>
          <table:table-cell table:formula="of:=[.W12]*1000000" office:value-type="float" office:value="1399">
            <text:p>1399</text:p>
          </table:table-cell>
          <table:table-cell table:formula="of:=[.X12]*1000000" office:value-type="float" office:value="0.044456">
            <text:p>0.044456</text:p>
          </table:table-cell>
          <table:table-cell table:formula="of:=[.Y12]*1000000" office:value-type="float" office:value="0.011833">
            <text:p>0.011833</text:p>
          </table:table-cell>
          <table:table-cell table:formula="of:=[.Z12]*1000000" office:value-type="float" office:value="0.66964">
            <text:p>0.66964</text:p>
          </table:table-cell>
          <table:table-cell table:formula="of:=[.AA12]*1000000" office:value-type="float" office:value="0">
            <text:p>0</text:p>
          </table:table-cell>
          <table:table-cell table:formula="of:=[.AB12]*1000000" office:value-type="float" office:value="17.726">
            <text:p>17.726</text:p>
          </table:table-cell>
          <table:table-cell table:formula="of:=[.AC12]*1000000" office:value-type="float" office:value="0.00000000049739">
            <text:p>4.9739E-010</text:p>
          </table:table-cell>
          <table:table-cell office:value-type="float" office:value="0.001399">
            <text:p>0.001399</text:p>
          </table:table-cell>
          <table:table-cell table:style-name="ce1" office:value-type="string">
            <text:p>4.4441e-08</text:p>
          </table:table-cell>
          <table:table-cell table:style-name="ce1" office:value-type="string">
            <text:p>1.1826e-08</text:p>
          </table:table-cell>
          <table:table-cell table:style-name="ce1" office:value-type="string">
            <text:p>6.6916e-07</text:p>
          </table:table-cell>
          <table:table-cell table:style-name="ce1" office:value-type="string">
            <text:p>2.5086e-10</text:p>
          </table:table-cell>
          <table:table-cell table:style-name="ce1" office:value-type="string">
            <text:p>1.7726e-05</text:p>
          </table:table-cell>
          <table:table-cell table:style-name="ce1" office:value-type="string">
            <text:p>4.9739e-16</text:p>
          </table:table-cell>
          <table:table-cell office:value-type="float" office:value="0.001399">
            <text:p>0.001399</text:p>
          </table:table-cell>
          <table:table-cell table:style-name="ce1" office:value-type="string">
            <text:p>4.4456e-08</text:p>
          </table:table-cell>
          <table:table-cell table:style-name="ce1" office:value-type="string">
            <text:p>1.1833e-08</text:p>
          </table:table-cell>
          <table:table-cell table:style-name="ce1" office:value-type="string">
            <text:p>6.6964e-07</text:p>
          </table:table-cell>
          <table:table-cell office:value-type="float" office:value="0">
            <text:p>0</text:p>
          </table:table-cell>
          <table:table-cell table:style-name="ce1" office:value-type="string">
            <text:p>1.7726e-05</text:p>
          </table:table-cell>
          <table:table-cell table:style-name="ce1" office:value-type="string">
            <text:p>4.9739e-16</text:p>
          </table:table-cell>
        </table:table-row>
        <table:table-row table:style-name="ro2">
          <table:table-cell office:value-type="float" office:value="110.7017">
            <text:p>110.7017</text:p>
          </table:table-cell>
          <table:table-cell table:formula="of:=[.P13]*1000000" office:value-type="float" office:value="1398.7">
            <text:p>1398.7</text:p>
          </table:table-cell>
          <table:table-cell table:formula="of:=[.Q13]*1000000" office:value-type="float" office:value="0.084792">
            <text:p>0.084792</text:p>
          </table:table-cell>
          <table:table-cell table:formula="of:=[.R13]*1000000" office:value-type="float" office:value="0.02261">
            <text:p>0.02261</text:p>
          </table:table-cell>
          <table:table-cell table:formula="of:=[.S13]*1000000" office:value-type="float" office:value="1.2687">
            <text:p>1.2687</text:p>
          </table:table-cell>
          <table:table-cell table:formula="of:=[.T13]*1000000" office:value-type="float" office:value="0.0004865">
            <text:p>0.0004865</text:p>
          </table:table-cell>
          <table:table-cell table:formula="of:=[.U13]*1000000" office:value-type="float" office:value="17.444">
            <text:p>17.444</text:p>
          </table:table-cell>
          <table:table-cell table:formula="of:=[.V13]*1000000" office:value-type="float" office:value="0.0000000004601">
            <text:p>4.601E-010</text:p>
          </table:table-cell>
          <table:table-cell table:formula="of:=[.W13]*1000000" office:value-type="float" office:value="1398.7">
            <text:p>1398.7</text:p>
          </table:table-cell>
          <table:table-cell table:formula="of:=[.X13]*1000000" office:value-type="float" office:value="0.084816">
            <text:p>0.084816</text:p>
          </table:table-cell>
          <table:table-cell table:formula="of:=[.Y13]*1000000" office:value-type="float" office:value="0.022621">
            <text:p>0.022621</text:p>
          </table:table-cell>
          <table:table-cell table:formula="of:=[.Z13]*1000000" office:value-type="float" office:value="1.27">
            <text:p>1.27</text:p>
          </table:table-cell>
          <table:table-cell table:formula="of:=[.AA13]*1000000" office:value-type="float" office:value="0">
            <text:p>0</text:p>
          </table:table-cell>
          <table:table-cell table:formula="of:=[.AB13]*1000000" office:value-type="float" office:value="17.444">
            <text:p>17.444</text:p>
          </table:table-cell>
          <table:table-cell table:formula="of:=[.AC13]*1000000" office:value-type="float" office:value="0.0000000004601">
            <text:p>4.601E-010</text:p>
          </table:table-cell>
          <table:table-cell office:value-type="float" office:value="0.0013987">
            <text:p>0.0013987</text:p>
          </table:table-cell>
          <table:table-cell table:style-name="ce1" office:value-type="string">
            <text:p>8.4792e-08</text:p>
          </table:table-cell>
          <table:table-cell table:style-name="ce1" office:value-type="string">
            <text:p>2.261e-08</text:p>
          </table:table-cell>
          <table:table-cell table:style-name="ce1" office:value-type="string">
            <text:p>1.2687e-06</text:p>
          </table:table-cell>
          <table:table-cell table:style-name="ce1" office:value-type="string">
            <text:p>4.865e-10</text:p>
          </table:table-cell>
          <table:table-cell table:style-name="ce1" office:value-type="string">
            <text:p>1.7444e-05</text:p>
          </table:table-cell>
          <table:table-cell table:style-name="ce1" office:value-type="string">
            <text:p>4.601e-16</text:p>
          </table:table-cell>
          <table:table-cell office:value-type="float" office:value="0.0013987">
            <text:p>0.0013987</text:p>
          </table:table-cell>
          <table:table-cell table:style-name="ce1" office:value-type="string">
            <text:p>8.4816e-08</text:p>
          </table:table-cell>
          <table:table-cell table:style-name="ce1" office:value-type="string">
            <text:p>2.2621e-08</text:p>
          </table:table-cell>
          <table:table-cell table:style-name="ce1" office:value-type="string">
            <text:p>1.27e-06</text:p>
          </table:table-cell>
          <table:table-cell office:value-type="float" office:value="0">
            <text:p>0</text:p>
          </table:table-cell>
          <table:table-cell table:style-name="ce1" office:value-type="string">
            <text:p>1.7444e-05</text:p>
          </table:table-cell>
          <table:table-cell table:style-name="ce1" office:value-type="string">
            <text:p>4.601e-16</text:p>
          </table:table-cell>
        </table:table-row>
        <table:table-row table:style-name="ro2">
          <table:table-cell office:value-type="float" office:value="120.7017">
            <text:p>120.7017</text:p>
          </table:table-cell>
          <table:table-cell table:formula="of:=[.P14]*1000000" office:value-type="float" office:value="1397.9">
            <text:p>1397.9</text:p>
          </table:table-cell>
          <table:table-cell table:formula="of:=[.Q14]*1000000" office:value-type="float" office:value="0.16335">
            <text:p>0.16335</text:p>
          </table:table-cell>
          <table:table-cell table:formula="of:=[.R14]*1000000" office:value-type="float" office:value="0.0432">
            <text:p>0.0432</text:p>
          </table:table-cell>
          <table:table-cell table:formula="of:=[.S14]*1000000" office:value-type="float" office:value="2.2768">
            <text:p>2.2768</text:p>
          </table:table-cell>
          <table:table-cell table:formula="of:=[.T14]*1000000" office:value-type="float" office:value="0.00083684">
            <text:p>0.00083684</text:p>
          </table:table-cell>
          <table:table-cell table:formula="of:=[.U14]*1000000" office:value-type="float" office:value="16.908">
            <text:p>16.908</text:p>
          </table:table-cell>
          <table:table-cell table:formula="of:=[.V14]*1000000" office:value-type="float" office:value="0.00000000043149">
            <text:p>4.3149E-010</text:p>
          </table:table-cell>
          <table:table-cell table:formula="of:=[.W14]*1000000" office:value-type="float" office:value="1397.9">
            <text:p>1397.9</text:p>
          </table:table-cell>
          <table:table-cell table:formula="of:=[.X14]*1000000" office:value-type="float" office:value="0.16339">
            <text:p>0.16339</text:p>
          </table:table-cell>
          <table:table-cell table:formula="of:=[.Y14]*1000000" office:value-type="float" office:value="0.04322">
            <text:p>0.04322</text:p>
          </table:table-cell>
          <table:table-cell table:formula="of:=[.Z14]*1000000" office:value-type="float" office:value="2.2799">
            <text:p>2.2799</text:p>
          </table:table-cell>
          <table:table-cell table:formula="of:=[.AA14]*1000000" office:value-type="float" office:value="0">
            <text:p>0</text:p>
          </table:table-cell>
          <table:table-cell table:formula="of:=[.AB14]*1000000" office:value-type="float" office:value="16.907">
            <text:p>16.907</text:p>
          </table:table-cell>
          <table:table-cell table:formula="of:=[.AC14]*1000000" office:value-type="float" office:value="0.00000000043149">
            <text:p>4.3149E-010</text:p>
          </table:table-cell>
          <table:table-cell office:value-type="float" office:value="0.0013979">
            <text:p>0.0013979</text:p>
          </table:table-cell>
          <table:table-cell table:style-name="ce1" office:value-type="string">
            <text:p>1.6335e-07</text:p>
          </table:table-cell>
          <table:table-cell table:style-name="ce1" office:value-type="string">
            <text:p>4.32e-08</text:p>
          </table:table-cell>
          <table:table-cell table:style-name="ce1" office:value-type="string">
            <text:p>2.2768e-06</text:p>
          </table:table-cell>
          <table:table-cell table:style-name="ce1" office:value-type="string">
            <text:p>8.3684e-10</text:p>
          </table:table-cell>
          <table:table-cell table:style-name="ce1" office:value-type="string">
            <text:p>1.6908e-05</text:p>
          </table:table-cell>
          <table:table-cell table:style-name="ce1" office:value-type="string">
            <text:p>4.3149e-16</text:p>
          </table:table-cell>
          <table:table-cell office:value-type="float" office:value="0.0013979">
            <text:p>0.0013979</text:p>
          </table:table-cell>
          <table:table-cell table:style-name="ce1" office:value-type="string">
            <text:p>1.6339e-07</text:p>
          </table:table-cell>
          <table:table-cell table:style-name="ce1" office:value-type="string">
            <text:p>4.322e-08</text:p>
          </table:table-cell>
          <table:table-cell table:style-name="ce1" office:value-type="string">
            <text:p>2.2799e-06</text:p>
          </table:table-cell>
          <table:table-cell office:value-type="float" office:value="0">
            <text:p>0</text:p>
          </table:table-cell>
          <table:table-cell table:style-name="ce1" office:value-type="string">
            <text:p>1.6907e-05</text:p>
          </table:table-cell>
          <table:table-cell table:style-name="ce1" office:value-type="string">
            <text:p>4.3149e-16</text:p>
          </table:table-cell>
        </table:table-row>
        <table:table-row table:style-name="ro2">
          <table:table-cell office:value-type="float" office:value="130.7017">
            <text:p>130.7017</text:p>
          </table:table-cell>
          <table:table-cell table:formula="of:=[.P15]*1000000" office:value-type="float" office:value="1395.9">
            <text:p>1395.9</text:p>
          </table:table-cell>
          <table:table-cell table:formula="of:=[.Q15]*1000000" office:value-type="float" office:value="0.33416">
            <text:p>0.33416</text:p>
          </table:table-cell>
          <table:table-cell table:formula="of:=[.R15]*1000000" office:value-type="float" office:value="0.084006">
            <text:p>0.084006</text:p>
          </table:table-cell>
          <table:table-cell table:formula="of:=[.S15]*1000000" office:value-type="float" office:value="3.7957">
            <text:p>3.7957</text:p>
          </table:table-cell>
          <table:table-cell table:formula="of:=[.T15]*1000000" office:value-type="float" office:value="0.0013054">
            <text:p>0.0013054</text:p>
          </table:table-cell>
          <table:table-cell table:formula="of:=[.U15]*1000000" office:value-type="float" office:value="16.012">
            <text:p>16.012</text:p>
          </table:table-cell>
          <table:table-cell table:formula="of:=[.V15]*1000000" office:value-type="float" office:value="0.00000000040655">
            <text:p>4.0655E-010</text:p>
          </table:table-cell>
          <table:table-cell table:formula="of:=[.W15]*1000000" office:value-type="float" office:value="1395.9">
            <text:p>1395.9</text:p>
          </table:table-cell>
          <table:table-cell table:formula="of:=[.X15]*1000000" office:value-type="float" office:value="0.33426">
            <text:p>0.33426</text:p>
          </table:table-cell>
          <table:table-cell table:formula="of:=[.Y15]*1000000" office:value-type="float" office:value="0.084041">
            <text:p>0.084041</text:p>
          </table:table-cell>
          <table:table-cell table:formula="of:=[.Z15]*1000000" office:value-type="float" office:value="3.8027">
            <text:p>3.8027</text:p>
          </table:table-cell>
          <table:table-cell table:formula="of:=[.AA15]*1000000" office:value-type="float" office:value="0">
            <text:p>0</text:p>
          </table:table-cell>
          <table:table-cell table:formula="of:=[.AB15]*1000000" office:value-type="float" office:value="16.012">
            <text:p>16.012</text:p>
          </table:table-cell>
          <table:table-cell table:formula="of:=[.AC15]*1000000" office:value-type="float" office:value="0.00000000040655">
            <text:p>4.0655E-010</text:p>
          </table:table-cell>
          <table:table-cell office:value-type="float" office:value="0.0013959">
            <text:p>0.0013959</text:p>
          </table:table-cell>
          <table:table-cell table:style-name="ce1" office:value-type="string">
            <text:p>3.3416e-07</text:p>
          </table:table-cell>
          <table:table-cell table:style-name="ce1" office:value-type="string">
            <text:p>8.4006e-08</text:p>
          </table:table-cell>
          <table:table-cell table:style-name="ce1" office:value-type="string">
            <text:p>3.7957e-06</text:p>
          </table:table-cell>
          <table:table-cell table:style-name="ce1" office:value-type="string">
            <text:p>1.3054e-09</text:p>
          </table:table-cell>
          <table:table-cell table:style-name="ce1" office:value-type="string">
            <text:p>1.6012e-05</text:p>
          </table:table-cell>
          <table:table-cell table:style-name="ce1" office:value-type="string">
            <text:p>4.0655e-16</text:p>
          </table:table-cell>
          <table:table-cell office:value-type="float" office:value="0.0013959">
            <text:p>0.0013959</text:p>
          </table:table-cell>
          <table:table-cell table:style-name="ce1" office:value-type="string">
            <text:p>3.3426e-07</text:p>
          </table:table-cell>
          <table:table-cell table:style-name="ce1" office:value-type="string">
            <text:p>8.4041e-08</text:p>
          </table:table-cell>
          <table:table-cell table:style-name="ce1" office:value-type="string">
            <text:p>3.8027e-06</text:p>
          </table:table-cell>
          <table:table-cell office:value-type="float" office:value="0">
            <text:p>0</text:p>
          </table:table-cell>
          <table:table-cell table:style-name="ce1" office:value-type="string">
            <text:p>1.6012e-05</text:p>
          </table:table-cell>
          <table:table-cell table:style-name="ce1" office:value-type="string">
            <text:p>4.0655e-16</text:p>
          </table:table-cell>
        </table:table-row>
        <table:table-row table:style-name="ro2">
          <table:table-cell office:value-type="float" office:value="140.7017">
            <text:p>140.7017</text:p>
          </table:table-cell>
          <table:table-cell table:formula="of:=[.P16]*1000000" office:value-type="float" office:value="1391.6">
            <text:p>1391.6</text:p>
          </table:table-cell>
          <table:table-cell table:formula="of:=[.Q16]*1000000" office:value-type="float" office:value="0.7801">
            <text:p>0.7801</text:p>
          </table:table-cell>
          <table:table-cell table:formula="of:=[.R16]*1000000" office:value-type="float" office:value="0.17392">
            <text:p>0.17392</text:p>
          </table:table-cell>
          <table:table-cell table:formula="of:=[.S16]*1000000" office:value-type="float" office:value="5.7902">
            <text:p>5.7902</text:p>
          </table:table-cell>
          <table:table-cell table:formula="of:=[.T16]*1000000" office:value-type="float" office:value="0.0018903">
            <text:p>0.0018903</text:p>
          </table:table-cell>
          <table:table-cell table:formula="of:=[.U16]*1000000" office:value-type="float" office:value="14.622">
            <text:p>14.622</text:p>
          </table:table-cell>
          <table:table-cell table:formula="of:=[.V16]*1000000" office:value-type="float" office:value="0.00000000037998">
            <text:p>3.7998E-010</text:p>
          </table:table-cell>
          <table:table-cell table:formula="of:=[.W16]*1000000" office:value-type="float" office:value="1391.6">
            <text:p>1391.6</text:p>
          </table:table-cell>
          <table:table-cell table:formula="of:=[.X16]*1000000" office:value-type="float" office:value="0.78036">
            <text:p>0.78036</text:p>
          </table:table-cell>
          <table:table-cell table:formula="of:=[.Y16]*1000000" office:value-type="float" office:value="0.17399">
            <text:p>0.17399</text:p>
          </table:table-cell>
          <table:table-cell table:formula="of:=[.Z16]*1000000" office:value-type="float" office:value="5.8041">
            <text:p>5.8041</text:p>
          </table:table-cell>
          <table:table-cell table:formula="of:=[.AA16]*1000000" office:value-type="float" office:value="0">
            <text:p>0</text:p>
          </table:table-cell>
          <table:table-cell table:formula="of:=[.AB16]*1000000" office:value-type="float" office:value="14.622">
            <text:p>14.622</text:p>
          </table:table-cell>
          <table:table-cell table:formula="of:=[.AC16]*1000000" office:value-type="float" office:value="0.00000000037997">
            <text:p>3.7997E-010</text:p>
          </table:table-cell>
          <table:table-cell office:value-type="float" office:value="0.0013916">
            <text:p>0.0013916</text:p>
          </table:table-cell>
          <table:table-cell table:style-name="ce1" office:value-type="string">
            <text:p>7.801e-07</text:p>
          </table:table-cell>
          <table:table-cell table:style-name="ce1" office:value-type="string">
            <text:p>1.7392e-07</text:p>
          </table:table-cell>
          <table:table-cell table:style-name="ce1" office:value-type="string">
            <text:p>5.7902e-06</text:p>
          </table:table-cell>
          <table:table-cell table:style-name="ce1" office:value-type="string">
            <text:p>1.8903e-09</text:p>
          </table:table-cell>
          <table:table-cell table:style-name="ce1" office:value-type="string">
            <text:p>1.4622e-05</text:p>
          </table:table-cell>
          <table:table-cell table:style-name="ce1" office:value-type="string">
            <text:p>3.7998e-16</text:p>
          </table:table-cell>
          <table:table-cell office:value-type="float" office:value="0.0013916">
            <text:p>0.0013916</text:p>
          </table:table-cell>
          <table:table-cell table:style-name="ce1" office:value-type="string">
            <text:p>7.8036e-07</text:p>
          </table:table-cell>
          <table:table-cell table:style-name="ce1" office:value-type="string">
            <text:p>1.7399e-07</text:p>
          </table:table-cell>
          <table:table-cell table:style-name="ce1" office:value-type="string">
            <text:p>5.8041e-06</text:p>
          </table:table-cell>
          <table:table-cell office:value-type="float" office:value="0">
            <text:p>0</text:p>
          </table:table-cell>
          <table:table-cell table:style-name="ce1" office:value-type="string">
            <text:p>1.4622e-05</text:p>
          </table:table-cell>
          <table:table-cell table:style-name="ce1" office:value-type="string">
            <text:p>3.7997e-16</text:p>
          </table:table-cell>
        </table:table-row>
        <table:table-row table:style-name="ro2">
          <table:table-cell office:value-type="float" office:value="150.7017">
            <text:p>150.7017</text:p>
          </table:table-cell>
          <table:table-cell table:formula="of:=[.P17]*1000000" office:value-type="float" office:value="1383.4">
            <text:p>1383.4</text:p>
          </table:table-cell>
          <table:table-cell table:formula="of:=[.Q17]*1000000" office:value-type="float" office:value="2.0805">
            <text:p>2.0805</text:p>
          </table:table-cell>
          <table:table-cell table:formula="of:=[.R17]*1000000" office:value-type="float" office:value="0.40495">
            <text:p>0.40495</text:p>
          </table:table-cell>
          <table:table-cell table:formula="of:=[.S17]*1000000" office:value-type="float" office:value="8.1691">
            <text:p>8.1691</text:p>
          </table:table-cell>
          <table:table-cell table:formula="of:=[.T17]*1000000" office:value-type="float" office:value="0.0025766">
            <text:p>0.0025766</text:p>
          </table:table-cell>
          <table:table-cell table:formula="of:=[.U17]*1000000" office:value-type="float" office:value="12.625">
            <text:p>12.625</text:p>
          </table:table-cell>
          <table:table-cell table:formula="of:=[.V17]*1000000" office:value-type="float" office:value="0.00000000034579">
            <text:p>3.4579E-010</text:p>
          </table:table-cell>
          <table:table-cell table:formula="of:=[.W17]*1000000" office:value-type="float" office:value="1383.4">
            <text:p>1383.4</text:p>
          </table:table-cell>
          <table:table-cell table:formula="of:=[.X17]*1000000" office:value-type="float" office:value="2.0813">
            <text:p>2.0813</text:p>
          </table:table-cell>
          <table:table-cell table:formula="of:=[.Y17]*1000000" office:value-type="float" office:value="0.40511">
            <text:p>0.40511</text:p>
          </table:table-cell>
          <table:table-cell table:formula="of:=[.Z17]*1000000" office:value-type="float" office:value="8.1948">
            <text:p>8.1948</text:p>
          </table:table-cell>
          <table:table-cell table:formula="of:=[.AA17]*1000000" office:value-type="float" office:value="0">
            <text:p>0</text:p>
          </table:table-cell>
          <table:table-cell table:formula="of:=[.AB17]*1000000" office:value-type="float" office:value="12.624">
            <text:p>12.624</text:p>
          </table:table-cell>
          <table:table-cell table:formula="of:=[.AC17]*1000000" office:value-type="float" office:value="0.00000000034578">
            <text:p>3.4578E-010</text:p>
          </table:table-cell>
          <table:table-cell office:value-type="float" office:value="0.0013834">
            <text:p>0.0013834</text:p>
          </table:table-cell>
          <table:table-cell table:style-name="ce1" office:value-type="string">
            <text:p>2.0805e-06</text:p>
          </table:table-cell>
          <table:table-cell table:style-name="ce1" office:value-type="string">
            <text:p>4.0495e-07</text:p>
          </table:table-cell>
          <table:table-cell table:style-name="ce1" office:value-type="string">
            <text:p>8.1691e-06</text:p>
          </table:table-cell>
          <table:table-cell table:style-name="ce1" office:value-type="string">
            <text:p>2.5766e-09</text:p>
          </table:table-cell>
          <table:table-cell table:style-name="ce1" office:value-type="string">
            <text:p>1.2625e-05</text:p>
          </table:table-cell>
          <table:table-cell table:style-name="ce1" office:value-type="string">
            <text:p>3.4579e-16</text:p>
          </table:table-cell>
          <table:table-cell office:value-type="float" office:value="0.0013834">
            <text:p>0.0013834</text:p>
          </table:table-cell>
          <table:table-cell table:style-name="ce1" office:value-type="string">
            <text:p>2.0813e-06</text:p>
          </table:table-cell>
          <table:table-cell table:style-name="ce1" office:value-type="string">
            <text:p>4.0511e-07</text:p>
          </table:table-cell>
          <table:table-cell table:style-name="ce1" office:value-type="string">
            <text:p>8.1948e-06</text:p>
          </table:table-cell>
          <table:table-cell office:value-type="float" office:value="0">
            <text:p>0</text:p>
          </table:table-cell>
          <table:table-cell table:style-name="ce1" office:value-type="string">
            <text:p>1.2624e-05</text:p>
          </table:table-cell>
          <table:table-cell table:style-name="ce1" office:value-type="string">
            <text:p>3.4578e-16</text:p>
          </table:table-cell>
        </table:table-row>
        <table:table-row table:style-name="ro2">
          <table:table-cell office:value-type="float" office:value="160.7017">
            <text:p>160.7017</text:p>
          </table:table-cell>
          <table:table-cell table:formula="of:=[.P18]*1000000" office:value-type="float" office:value="1370.6">
            <text:p>1370.6</text:p>
          </table:table-cell>
          <table:table-cell table:formula="of:=[.Q18]*1000000" office:value-type="float" office:value="5.3325">
            <text:p>5.3325</text:p>
          </table:table-cell>
          <table:table-cell table:formula="of:=[.R18]*1000000" office:value-type="float" office:value="1.0225">
            <text:p>1.0225</text:p>
          </table:table-cell>
          <table:table-cell table:formula="of:=[.S18]*1000000" office:value-type="float" office:value="10.862">
            <text:p>10.862</text:p>
          </table:table-cell>
          <table:table-cell table:formula="of:=[.T18]*1000000" office:value-type="float" office:value="0.0033289">
            <text:p>0.0033289</text:p>
          </table:table-cell>
          <table:table-cell table:formula="of:=[.U18]*1000000" office:value-type="float" office:value="10.101">
            <text:p>10.101</text:p>
          </table:table-cell>
          <table:table-cell table:formula="of:=[.V18]*1000000" office:value-type="float" office:value="0.00000000029962">
            <text:p>2.9962E-010</text:p>
          </table:table-cell>
          <table:table-cell table:formula="of:=[.W18]*1000000" office:value-type="float" office:value="1370.6">
            <text:p>1370.6</text:p>
          </table:table-cell>
          <table:table-cell table:formula="of:=[.X18]*1000000" office:value-type="float" office:value="5.3342">
            <text:p>5.3342</text:p>
          </table:table-cell>
          <table:table-cell table:formula="of:=[.Y18]*1000000" office:value-type="float" office:value="1.0229">
            <text:p>1.0229</text:p>
          </table:table-cell>
          <table:table-cell table:formula="of:=[.Z18]*1000000" office:value-type="float" office:value="10.906">
            <text:p>10.906</text:p>
          </table:table-cell>
          <table:table-cell table:formula="of:=[.AA18]*1000000" office:value-type="float" office:value="0">
            <text:p>0</text:p>
          </table:table-cell>
          <table:table-cell table:formula="of:=[.AB18]*1000000" office:value-type="float" office:value="10.1">
            <text:p>10.1</text:p>
          </table:table-cell>
          <table:table-cell table:formula="of:=[.AC18]*1000000" office:value-type="float" office:value="0.00000000029961">
            <text:p>2.9961E-010</text:p>
          </table:table-cell>
          <table:table-cell office:value-type="float" office:value="0.0013706">
            <text:p>0.0013706</text:p>
          </table:table-cell>
          <table:table-cell table:style-name="ce1" office:value-type="string">
            <text:p>5.3325e-06</text:p>
          </table:table-cell>
          <table:table-cell table:style-name="ce1" office:value-type="string">
            <text:p>1.0225e-06</text:p>
          </table:table-cell>
          <table:table-cell table:style-name="ce1" office:value-type="string">
            <text:p>1.0862e-05</text:p>
          </table:table-cell>
          <table:table-cell table:style-name="ce1" office:value-type="string">
            <text:p>3.3289e-09</text:p>
          </table:table-cell>
          <table:table-cell table:style-name="ce1" office:value-type="string">
            <text:p>1.0101e-05</text:p>
          </table:table-cell>
          <table:table-cell table:style-name="ce1" office:value-type="string">
            <text:p>2.9962e-16</text:p>
          </table:table-cell>
          <table:table-cell office:value-type="float" office:value="0.0013706">
            <text:p>0.0013706</text:p>
          </table:table-cell>
          <table:table-cell table:style-name="ce1" office:value-type="string">
            <text:p>5.3342e-06</text:p>
          </table:table-cell>
          <table:table-cell table:style-name="ce1" office:value-type="string">
            <text:p>1.0229e-06</text:p>
          </table:table-cell>
          <table:table-cell table:style-name="ce1" office:value-type="string">
            <text:p>1.0906e-05</text:p>
          </table:table-cell>
          <table:table-cell office:value-type="float" office:value="0">
            <text:p>0</text:p>
          </table:table-cell>
          <table:table-cell table:style-name="ce1" office:value-type="string">
            <text:p>1.01e-05</text:p>
          </table:table-cell>
          <table:table-cell table:style-name="ce1" office:value-type="string">
            <text:p>2.9961e-16</text:p>
          </table:table-cell>
        </table:table-row>
        <table:table-row table:style-name="ro2">
          <table:table-cell office:value-type="float" office:value="170.7017">
            <text:p>170.7017</text:p>
          </table:table-cell>
          <table:table-cell table:formula="of:=[.P19]*1000000" office:value-type="float" office:value="1353.5">
            <text:p>1353.5</text:p>
          </table:table-cell>
          <table:table-cell table:formula="of:=[.Q19]*1000000" office:value-type="float" office:value="11.377">
            <text:p>11.377</text:p>
          </table:table-cell>
          <table:table-cell table:formula="of:=[.R19]*1000000" office:value-type="float" office:value="2.4502">
            <text:p>2.4502</text:p>
          </table:table-cell>
          <table:table-cell table:formula="of:=[.S19]*1000000" office:value-type="float" office:value="13.569">
            <text:p>13.569</text:p>
          </table:table-cell>
          <table:table-cell table:formula="of:=[.T19]*1000000" office:value-type="float" office:value="0.0041128">
            <text:p>0.0041128</text:p>
          </table:table-cell>
          <table:table-cell table:formula="of:=[.U19]*1000000" office:value-type="float" office:value="7.4365">
            <text:p>7.4365</text:p>
          </table:table-cell>
          <table:table-cell table:formula="of:=[.V19]*1000000" office:value-type="float" office:value="0.00000000024479">
            <text:p>2.4479E-010</text:p>
          </table:table-cell>
          <table:table-cell table:formula="of:=[.W19]*1000000" office:value-type="float" office:value="1353.5">
            <text:p>1353.5</text:p>
          </table:table-cell>
          <table:table-cell table:formula="of:=[.X19]*1000000" office:value-type="float" office:value="11.38">
            <text:p>11.38</text:p>
          </table:table-cell>
          <table:table-cell table:formula="of:=[.Y19]*1000000" office:value-type="float" office:value="2.451">
            <text:p>2.451</text:p>
          </table:table-cell>
          <table:table-cell table:formula="of:=[.Z19]*1000000" office:value-type="float" office:value="13.641">
            <text:p>13.641</text:p>
          </table:table-cell>
          <table:table-cell table:formula="of:=[.AA19]*1000000" office:value-type="float" office:value="0">
            <text:p>0</text:p>
          </table:table-cell>
          <table:table-cell table:formula="of:=[.AB19]*1000000" office:value-type="float" office:value="7.4355">
            <text:p>7.4355</text:p>
          </table:table-cell>
          <table:table-cell table:formula="of:=[.AC19]*1000000" office:value-type="float" office:value="0.00000000024477">
            <text:p>2.4477E-010</text:p>
          </table:table-cell>
          <table:table-cell office:value-type="float" office:value="0.0013535">
            <text:p>0.0013535</text:p>
          </table:table-cell>
          <table:table-cell table:style-name="ce1" office:value-type="string">
            <text:p>1.1377e-05</text:p>
          </table:table-cell>
          <table:table-cell table:style-name="ce1" office:value-type="string">
            <text:p>2.4502e-06</text:p>
          </table:table-cell>
          <table:table-cell table:style-name="ce1" office:value-type="string">
            <text:p>1.3569e-05</text:p>
          </table:table-cell>
          <table:table-cell table:style-name="ce1" office:value-type="string">
            <text:p>4.1128e-09</text:p>
          </table:table-cell>
          <table:table-cell table:style-name="ce1" office:value-type="string">
            <text:p>7.4365e-06</text:p>
          </table:table-cell>
          <table:table-cell table:style-name="ce1" office:value-type="string">
            <text:p>2.4479e-16</text:p>
          </table:table-cell>
          <table:table-cell office:value-type="float" office:value="0.0013535">
            <text:p>0.0013535</text:p>
          </table:table-cell>
          <table:table-cell table:style-name="ce1" office:value-type="string">
            <text:p>1.138e-05</text:p>
          </table:table-cell>
          <table:table-cell table:style-name="ce1" office:value-type="string">
            <text:p>2.451e-06</text:p>
          </table:table-cell>
          <table:table-cell table:style-name="ce1" office:value-type="string">
            <text:p>1.3641e-05</text:p>
          </table:table-cell>
          <table:table-cell office:value-type="float" office:value="0">
            <text:p>0</text:p>
          </table:table-cell>
          <table:table-cell table:style-name="ce1" office:value-type="string">
            <text:p>7.4355e-06</text:p>
          </table:table-cell>
          <table:table-cell table:style-name="ce1" office:value-type="string">
            <text:p>2.4477e-16</text:p>
          </table:table-cell>
        </table:table-row>
        <table:table-row table:style-name="ro2">
          <table:table-cell office:value-type="float" office:value="180.7017">
            <text:p>180.7017</text:p>
          </table:table-cell>
          <table:table-cell table:formula="of:=[.P20]*1000000" office:value-type="float" office:value="1333.5">
            <text:p>1333.5</text:p>
          </table:table-cell>
          <table:table-cell table:formula="of:=[.Q20]*1000000" office:value-type="float" office:value="20.065">
            <text:p>20.065</text:p>
          </table:table-cell>
          <table:table-cell table:formula="of:=[.R20]*1000000" office:value-type="float" office:value="5.1452">
            <text:p>5.1452</text:p>
          </table:table-cell>
          <table:table-cell table:formula="of:=[.S20]*1000000" office:value-type="float" office:value="15.782">
            <text:p>15.782</text:p>
          </table:table-cell>
          <table:table-cell table:formula="of:=[.T20]*1000000" office:value-type="float" office:value="0.0049264">
            <text:p>0.0049264</text:p>
          </table:table-cell>
          <table:table-cell table:formula="of:=[.U20]*1000000" office:value-type="float" office:value="5.1844">
            <text:p>5.1844</text:p>
          </table:table-cell>
          <table:table-cell table:formula="of:=[.V20]*1000000" office:value-type="float" office:value="0.00000000019028">
            <text:p>1.9028E-010</text:p>
          </table:table-cell>
          <table:table-cell table:formula="of:=[.W20]*1000000" office:value-type="float" office:value="1333.5">
            <text:p>1333.5</text:p>
          </table:table-cell>
          <table:table-cell table:formula="of:=[.X20]*1000000" office:value-type="float" office:value="20.069">
            <text:p>20.069</text:p>
          </table:table-cell>
          <table:table-cell table:formula="of:=[.Y20]*1000000" office:value-type="float" office:value="5.1466">
            <text:p>5.1466</text:p>
          </table:table-cell>
          <table:table-cell table:formula="of:=[.Z20]*1000000" office:value-type="float" office:value="15.89">
            <text:p>15.89</text:p>
          </table:table-cell>
          <table:table-cell table:formula="of:=[.AA20]*1000000" office:value-type="float" office:value="0">
            <text:p>0</text:p>
          </table:table-cell>
          <table:table-cell table:formula="of:=[.AB20]*1000000" office:value-type="float" office:value="5.1837">
            <text:p>5.1837</text:p>
          </table:table-cell>
          <table:table-cell table:formula="of:=[.AC20]*1000000" office:value-type="float" office:value="0.00000000019026">
            <text:p>1.9026E-010</text:p>
          </table:table-cell>
          <table:table-cell office:value-type="float" office:value="0.0013335">
            <text:p>0.0013335</text:p>
          </table:table-cell>
          <table:table-cell table:style-name="ce1" office:value-type="string">
            <text:p>2.0065e-05</text:p>
          </table:table-cell>
          <table:table-cell table:style-name="ce1" office:value-type="string">
            <text:p>5.1452e-06</text:p>
          </table:table-cell>
          <table:table-cell table:style-name="ce1" office:value-type="string">
            <text:p>1.5782e-05</text:p>
          </table:table-cell>
          <table:table-cell table:style-name="ce1" office:value-type="string">
            <text:p>4.9264e-09</text:p>
          </table:table-cell>
          <table:table-cell table:style-name="ce1" office:value-type="string">
            <text:p>5.1844e-06</text:p>
          </table:table-cell>
          <table:table-cell table:style-name="ce1" office:value-type="string">
            <text:p>1.9028e-16</text:p>
          </table:table-cell>
          <table:table-cell office:value-type="float" office:value="0.0013335">
            <text:p>0.0013335</text:p>
          </table:table-cell>
          <table:table-cell table:style-name="ce1" office:value-type="string">
            <text:p>2.0069e-05</text:p>
          </table:table-cell>
          <table:table-cell table:style-name="ce1" office:value-type="string">
            <text:p>5.1466e-06</text:p>
          </table:table-cell>
          <table:table-cell table:style-name="ce1" office:value-type="string">
            <text:p>1.589e-05</text:p>
          </table:table-cell>
          <table:table-cell office:value-type="float" office:value="0">
            <text:p>0</text:p>
          </table:table-cell>
          <table:table-cell table:style-name="ce1" office:value-type="string">
            <text:p>5.1837e-06</text:p>
          </table:table-cell>
          <table:table-cell table:style-name="ce1" office:value-type="string">
            <text:p>1.9026e-16</text:p>
          </table:table-cell>
        </table:table-row>
        <table:table-row table:style-name="ro2">
          <table:table-cell office:value-type="float" office:value="190.7017">
            <text:p>190.7017</text:p>
          </table:table-cell>
          <table:table-cell table:formula="of:=[.P21]*1000000" office:value-type="float" office:value="1311.8">
            <text:p>1311.8</text:p>
          </table:table-cell>
          <table:table-cell table:formula="of:=[.Q21]*1000000" office:value-type="float" office:value="30.603">
            <text:p>30.603</text:p>
          </table:table-cell>
          <table:table-cell table:formula="of:=[.R21]*1000000" office:value-type="float" office:value="9.4374">
            <text:p>9.4374</text:p>
          </table:table-cell>
          <table:table-cell table:formula="of:=[.S21]*1000000" office:value-type="float" office:value="17.155">
            <text:p>17.155</text:p>
          </table:table-cell>
          <table:table-cell table:formula="of:=[.T21]*1000000" office:value-type="float" office:value="0.0057938">
            <text:p>0.0057938</text:p>
          </table:table-cell>
          <table:table-cell table:formula="of:=[.U21]*1000000" office:value-type="float" office:value="3.6964">
            <text:p>3.6964</text:p>
          </table:table-cell>
          <table:table-cell table:formula="of:=[.V21]*1000000" office:value-type="float" office:value="0.00000000014244">
            <text:p>1.4244E-010</text:p>
          </table:table-cell>
          <table:table-cell table:formula="of:=[.W21]*1000000" office:value-type="float" office:value="1311.8">
            <text:p>1311.8</text:p>
          </table:table-cell>
          <table:table-cell table:formula="of:=[.X21]*1000000" office:value-type="float" office:value="30.608">
            <text:p>30.608</text:p>
          </table:table-cell>
          <table:table-cell table:formula="of:=[.Y21]*1000000" office:value-type="float" office:value="9.4395">
            <text:p>9.4395</text:p>
          </table:table-cell>
          <table:table-cell table:formula="of:=[.Z21]*1000000" office:value-type="float" office:value="17.311">
            <text:p>17.311</text:p>
          </table:table-cell>
          <table:table-cell table:formula="of:=[.AA21]*1000000" office:value-type="float" office:value="0">
            <text:p>0</text:p>
          </table:table-cell>
          <table:table-cell table:formula="of:=[.AB21]*1000000" office:value-type="float" office:value="3.696">
            <text:p>3.696</text:p>
          </table:table-cell>
          <table:table-cell table:formula="of:=[.AC21]*1000000" office:value-type="float" office:value="0.00000000014242">
            <text:p>1.4242E-010</text:p>
          </table:table-cell>
          <table:table-cell office:value-type="float" office:value="0.0013118">
            <text:p>0.0013118</text:p>
          </table:table-cell>
          <table:table-cell table:style-name="ce1" office:value-type="string">
            <text:p>3.0603e-05</text:p>
          </table:table-cell>
          <table:table-cell table:style-name="ce1" office:value-type="string">
            <text:p>9.4374e-06</text:p>
          </table:table-cell>
          <table:table-cell table:style-name="ce1" office:value-type="string">
            <text:p>1.7155e-05</text:p>
          </table:table-cell>
          <table:table-cell table:style-name="ce1" office:value-type="string">
            <text:p>5.7938e-09</text:p>
          </table:table-cell>
          <table:table-cell table:style-name="ce1" office:value-type="string">
            <text:p>3.6964e-06</text:p>
          </table:table-cell>
          <table:table-cell table:style-name="ce1" office:value-type="string">
            <text:p>1.4244e-16</text:p>
          </table:table-cell>
          <table:table-cell office:value-type="float" office:value="0.0013118">
            <text:p>0.0013118</text:p>
          </table:table-cell>
          <table:table-cell table:style-name="ce1" office:value-type="string">
            <text:p>3.0608e-05</text:p>
          </table:table-cell>
          <table:table-cell table:style-name="ce1" office:value-type="string">
            <text:p>9.4395e-06</text:p>
          </table:table-cell>
          <table:table-cell table:style-name="ce1" office:value-type="string">
            <text:p>1.7311e-05</text:p>
          </table:table-cell>
          <table:table-cell office:value-type="float" office:value="0">
            <text:p>0</text:p>
          </table:table-cell>
          <table:table-cell table:style-name="ce1" office:value-type="string">
            <text:p>3.696e-06</text:p>
          </table:table-cell>
          <table:table-cell table:style-name="ce1" office:value-type="string">
            <text:p>1.4242e-16</text:p>
          </table:table-cell>
        </table:table-row>
        <table:table-row table:style-name="ro2">
          <table:table-cell office:value-type="float" office:value="200.7017">
            <text:p>200.7017</text:p>
          </table:table-cell>
          <table:table-cell table:formula="of:=[.P22]*1000000" office:value-type="float" office:value="1289.8">
            <text:p>1289.8</text:p>
          </table:table-cell>
          <table:table-cell table:formula="of:=[.Q22]*1000000" office:value-type="float" office:value="42.094">
            <text:p>42.094</text:p>
          </table:table-cell>
          <table:table-cell table:formula="of:=[.R22]*1000000" office:value-type="float" office:value="15.48">
            <text:p>15.48</text:p>
          </table:table-cell>
          <table:table-cell table:formula="of:=[.S22]*1000000" office:value-type="float" office:value="17.857">
            <text:p>17.857</text:p>
          </table:table-cell>
          <table:table-cell table:formula="of:=[.T22]*1000000" office:value-type="float" office:value="0.0067047">
            <text:p>0.0067047</text:p>
          </table:table-cell>
          <table:table-cell table:formula="of:=[.U22]*1000000" office:value-type="float" office:value="2.8405">
            <text:p>2.8405</text:p>
          </table:table-cell>
          <table:table-cell table:formula="of:=[.V22]*1000000" office:value-type="float" office:value="0.00000000010477">
            <text:p>1.0477E-010</text:p>
          </table:table-cell>
          <table:table-cell table:formula="of:=[.W22]*1000000" office:value-type="float" office:value="1289.8">
            <text:p>1289.8</text:p>
          </table:table-cell>
          <table:table-cell table:formula="of:=[.X22]*1000000" office:value-type="float" office:value="42.098">
            <text:p>42.098</text:p>
          </table:table-cell>
          <table:table-cell table:formula="of:=[.Y22]*1000000" office:value-type="float" office:value="15.483">
            <text:p>15.483</text:p>
          </table:table-cell>
          <table:table-cell table:formula="of:=[.Z22]*1000000" office:value-type="float" office:value="18.068">
            <text:p>18.068</text:p>
          </table:table-cell>
          <table:table-cell table:formula="of:=[.AA22]*1000000" office:value-type="float" office:value="0">
            <text:p>0</text:p>
          </table:table-cell>
          <table:table-cell table:formula="of:=[.AB22]*1000000" office:value-type="float" office:value="2.8402">
            <text:p>2.8402</text:p>
          </table:table-cell>
          <table:table-cell table:formula="of:=[.AC22]*1000000" office:value-type="float" office:value="0.00000000010475">
            <text:p>1.0475E-010</text:p>
          </table:table-cell>
          <table:table-cell office:value-type="float" office:value="0.0012898">
            <text:p>0.0012898</text:p>
          </table:table-cell>
          <table:table-cell table:style-name="ce1" office:value-type="string">
            <text:p>4.2094e-05</text:p>
          </table:table-cell>
          <table:table-cell table:style-name="ce1" office:value-type="string">
            <text:p>1.548e-05</text:p>
          </table:table-cell>
          <table:table-cell table:style-name="ce1" office:value-type="string">
            <text:p>1.7857e-05</text:p>
          </table:table-cell>
          <table:table-cell table:style-name="ce1" office:value-type="string">
            <text:p>6.7047e-09</text:p>
          </table:table-cell>
          <table:table-cell table:style-name="ce1" office:value-type="string">
            <text:p>2.8405e-06</text:p>
          </table:table-cell>
          <table:table-cell table:style-name="ce1" office:value-type="string">
            <text:p>1.0477e-16</text:p>
          </table:table-cell>
          <table:table-cell office:value-type="float" office:value="0.0012898">
            <text:p>0.0012898</text:p>
          </table:table-cell>
          <table:table-cell table:style-name="ce1" office:value-type="string">
            <text:p>4.2098e-05</text:p>
          </table:table-cell>
          <table:table-cell table:style-name="ce1" office:value-type="string">
            <text:p>1.5483e-05</text:p>
          </table:table-cell>
          <table:table-cell table:style-name="ce1" office:value-type="string">
            <text:p>1.8068e-05</text:p>
          </table:table-cell>
          <table:table-cell office:value-type="float" office:value="0">
            <text:p>0</text:p>
          </table:table-cell>
          <table:table-cell table:style-name="ce1" office:value-type="string">
            <text:p>2.8402e-06</text:p>
          </table:table-cell>
          <table:table-cell table:style-name="ce1" office:value-type="string">
            <text:p>1.0475e-16</text:p>
          </table:table-cell>
        </table:table-row>
        <table:table-row table:style-name="ro2">
          <table:table-cell office:value-type="float" office:value="210.7017">
            <text:p>210.7017</text:p>
          </table:table-cell>
          <table:table-cell table:formula="of:=[.P23]*1000000" office:value-type="float" office:value="1268.1">
            <text:p>1268.1</text:p>
          </table:table-cell>
          <table:table-cell table:formula="of:=[.Q23]*1000000" office:value-type="float" office:value="53.689">
            <text:p>53.689</text:p>
          </table:table-cell>
          <table:table-cell table:formula="of:=[.R23]*1000000" office:value-type="float" office:value="23.266">
            <text:p>23.266</text:p>
          </table:table-cell>
          <table:table-cell table:formula="of:=[.S23]*1000000" office:value-type="float" office:value="18.255">
            <text:p>18.255</text:p>
          </table:table-cell>
          <table:table-cell table:formula="of:=[.T23]*1000000" office:value-type="float" office:value="0.0076082">
            <text:p>0.0076082</text:p>
          </table:table-cell>
          <table:table-cell table:formula="of:=[.U23]*1000000" office:value-type="float" office:value="2.2871">
            <text:p>2.2871</text:p>
          </table:table-cell>
          <table:table-cell table:formula="of:=[.V23]*1000000" office:value-type="float" office:value="0.000000000079506">
            <text:p>7.9506E-011</text:p>
          </table:table-cell>
          <table:table-cell table:formula="of:=[.W23]*1000000" office:value-type="float" office:value="1268.1">
            <text:p>1268.1</text:p>
          </table:table-cell>
          <table:table-cell table:formula="of:=[.X23]*1000000" office:value-type="float" office:value="53.693">
            <text:p>53.693</text:p>
          </table:table-cell>
          <table:table-cell table:formula="of:=[.Y23]*1000000" office:value-type="float" office:value="23.269">
            <text:p>23.269</text:p>
          </table:table-cell>
          <table:table-cell table:formula="of:=[.Z23]*1000000" office:value-type="float" office:value="18.53">
            <text:p>18.53</text:p>
          </table:table-cell>
          <table:table-cell table:formula="of:=[.AA23]*1000000" office:value-type="float" office:value="0">
            <text:p>0</text:p>
          </table:table-cell>
          <table:table-cell table:formula="of:=[.AB23]*1000000" office:value-type="float" office:value="2.2869">
            <text:p>2.2869</text:p>
          </table:table-cell>
          <table:table-cell table:formula="of:=[.AC23]*1000000" office:value-type="float" office:value="0.000000000079499">
            <text:p>7.9499E-011</text:p>
          </table:table-cell>
          <table:table-cell office:value-type="float" office:value="0.0012681">
            <text:p>0.0012681</text:p>
          </table:table-cell>
          <table:table-cell table:style-name="ce1" office:value-type="string">
            <text:p>5.3689e-05</text:p>
          </table:table-cell>
          <table:table-cell table:style-name="ce1" office:value-type="string">
            <text:p>2.3266e-05</text:p>
          </table:table-cell>
          <table:table-cell table:style-name="ce1" office:value-type="string">
            <text:p>1.8255e-05</text:p>
          </table:table-cell>
          <table:table-cell table:style-name="ce1" office:value-type="string">
            <text:p>7.6082e-09</text:p>
          </table:table-cell>
          <table:table-cell table:style-name="ce1" office:value-type="string">
            <text:p>2.2871e-06</text:p>
          </table:table-cell>
          <table:table-cell table:style-name="ce1" office:value-type="string">
            <text:p>7.9506e-17</text:p>
          </table:table-cell>
          <table:table-cell office:value-type="float" office:value="0.0012681">
            <text:p>0.0012681</text:p>
          </table:table-cell>
          <table:table-cell table:style-name="ce1" office:value-type="string">
            <text:p>5.3693e-05</text:p>
          </table:table-cell>
          <table:table-cell table:style-name="ce1" office:value-type="string">
            <text:p>2.3269e-05</text:p>
          </table:table-cell>
          <table:table-cell table:style-name="ce1" office:value-type="string">
            <text:p>1.853e-05</text:p>
          </table:table-cell>
          <table:table-cell office:value-type="float" office:value="0">
            <text:p>0</text:p>
          </table:table-cell>
          <table:table-cell table:style-name="ce1" office:value-type="string">
            <text:p>2.2869e-06</text:p>
          </table:table-cell>
          <table:table-cell table:style-name="ce1" office:value-type="string">
            <text:p>7.9499e-17</text:p>
          </table:table-cell>
        </table:table-row>
        <table:table-row table:style-name="ro2">
          <table:table-cell office:value-type="float" office:value="220.7017">
            <text:p>220.7017</text:p>
          </table:table-cell>
          <table:table-cell table:formula="of:=[.P24]*1000000" office:value-type="float" office:value="1247.1">
            <text:p>1247.1</text:p>
          </table:table-cell>
          <table:table-cell table:formula="of:=[.Q24]*1000000" office:value-type="float" office:value="64.623">
            <text:p>64.623</text:p>
          </table:table-cell>
          <table:table-cell table:formula="of:=[.R24]*1000000" office:value-type="float" office:value="32.646">
            <text:p>32.646</text:p>
          </table:table-cell>
          <table:table-cell table:formula="of:=[.S24]*1000000" office:value-type="float" office:value="18.538">
            <text:p>18.538</text:p>
          </table:table-cell>
          <table:table-cell table:formula="of:=[.T24]*1000000" office:value-type="float" office:value="0.0084736">
            <text:p>0.0084736</text:p>
          </table:table-cell>
          <table:table-cell table:formula="of:=[.U24]*1000000" office:value-type="float" office:value="1.8584">
            <text:p>1.8584</text:p>
          </table:table-cell>
          <table:table-cell table:formula="of:=[.V24]*1000000" office:value-type="float" office:value="0.000000000065333">
            <text:p>6.5333E-011</text:p>
          </table:table-cell>
          <table:table-cell table:formula="of:=[.W24]*1000000" office:value-type="float" office:value="1247">
            <text:p>1247</text:p>
          </table:table-cell>
          <table:table-cell table:formula="of:=[.X24]*1000000" office:value-type="float" office:value="64.627">
            <text:p>64.627</text:p>
          </table:table-cell>
          <table:table-cell table:formula="of:=[.Y24]*1000000" office:value-type="float" office:value="32.65">
            <text:p>32.65</text:p>
          </table:table-cell>
          <table:table-cell table:formula="of:=[.Z24]*1000000" office:value-type="float" office:value="18.884">
            <text:p>18.884</text:p>
          </table:table-cell>
          <table:table-cell table:formula="of:=[.AA24]*1000000" office:value-type="float" office:value="0">
            <text:p>0</text:p>
          </table:table-cell>
          <table:table-cell table:formula="of:=[.AB24]*1000000" office:value-type="float" office:value="1.8582">
            <text:p>1.8582</text:p>
          </table:table-cell>
          <table:table-cell table:formula="of:=[.AC24]*1000000" office:value-type="float" office:value="0.000000000065329">
            <text:p>6.5329E-011</text:p>
          </table:table-cell>
          <table:table-cell office:value-type="float" office:value="0.0012471">
            <text:p>0.0012471</text:p>
          </table:table-cell>
          <table:table-cell table:style-name="ce1" office:value-type="string">
            <text:p>6.4623e-05</text:p>
          </table:table-cell>
          <table:table-cell table:style-name="ce1" office:value-type="string">
            <text:p>3.2646e-05</text:p>
          </table:table-cell>
          <table:table-cell table:style-name="ce1" office:value-type="string">
            <text:p>1.8538e-05</text:p>
          </table:table-cell>
          <table:table-cell table:style-name="ce1" office:value-type="string">
            <text:p>8.4736e-09</text:p>
          </table:table-cell>
          <table:table-cell table:style-name="ce1" office:value-type="string">
            <text:p>1.8584e-06</text:p>
          </table:table-cell>
          <table:table-cell table:style-name="ce1" office:value-type="string">
            <text:p>6.5333e-17</text:p>
          </table:table-cell>
          <table:table-cell office:value-type="float" office:value="0.001247">
            <text:p>0.001247</text:p>
          </table:table-cell>
          <table:table-cell table:style-name="ce1" office:value-type="string">
            <text:p>6.4627e-05</text:p>
          </table:table-cell>
          <table:table-cell table:style-name="ce1" office:value-type="string">
            <text:p>3.265e-05</text:p>
          </table:table-cell>
          <table:table-cell table:style-name="ce1" office:value-type="string">
            <text:p>1.8884e-05</text:p>
          </table:table-cell>
          <table:table-cell office:value-type="float" office:value="0">
            <text:p>0</text:p>
          </table:table-cell>
          <table:table-cell table:style-name="ce1" office:value-type="string">
            <text:p>1.8582e-06</text:p>
          </table:table-cell>
          <table:table-cell table:style-name="ce1" office:value-type="string">
            <text:p>6.5329e-17</text:p>
          </table:table-cell>
        </table:table-row>
        <table:table-row table:style-name="ro2">
          <table:table-cell office:value-type="float" office:value="230.7017">
            <text:p>230.7017</text:p>
          </table:table-cell>
          <table:table-cell table:formula="of:=[.P25]*1000000" office:value-type="float" office:value="1226.9">
            <text:p>1226.9</text:p>
          </table:table-cell>
          <table:table-cell table:formula="of:=[.Q25]*1000000" office:value-type="float" office:value="74.344">
            <text:p>74.344</text:p>
          </table:table-cell>
          <table:table-cell table:formula="of:=[.R25]*1000000" office:value-type="float" office:value="43.372">
            <text:p>43.372</text:p>
          </table:table-cell>
          <table:table-cell table:formula="of:=[.S25]*1000000" office:value-type="float" office:value="18.758">
            <text:p>18.758</text:p>
          </table:table-cell>
          <table:table-cell table:formula="of:=[.T25]*1000000" office:value-type="float" office:value="0.009296">
            <text:p>0.009296</text:p>
          </table:table-cell>
          <table:table-cell table:formula="of:=[.U25]*1000000" office:value-type="float" office:value="1.5001">
            <text:p>1.5001</text:p>
          </table:table-cell>
          <table:table-cell table:formula="of:=[.V25]*1000000" office:value-type="float" office:value="0.000000000057576">
            <text:p>5.7576E-011</text:p>
          </table:table-cell>
          <table:table-cell table:formula="of:=[.W25]*1000000" office:value-type="float" office:value="1226.8">
            <text:p>1226.8</text:p>
          </table:table-cell>
          <table:table-cell table:formula="of:=[.X25]*1000000" office:value-type="float" office:value="74.347">
            <text:p>74.347</text:p>
          </table:table-cell>
          <table:table-cell table:formula="of:=[.Y25]*1000000" office:value-type="float" office:value="43.377">
            <text:p>43.377</text:p>
          </table:table-cell>
          <table:table-cell table:formula="of:=[.Z25]*1000000" office:value-type="float" office:value="19.18">
            <text:p>19.18</text:p>
          </table:table-cell>
          <table:table-cell table:formula="of:=[.AA25]*1000000" office:value-type="float" office:value="0">
            <text:p>0</text:p>
          </table:table-cell>
          <table:table-cell table:formula="of:=[.AB25]*1000000" office:value-type="float" office:value="1.4999">
            <text:p>1.4999</text:p>
          </table:table-cell>
          <table:table-cell table:formula="of:=[.AC25]*1000000" office:value-type="float" office:value="0.000000000057573">
            <text:p>5.7573E-011</text:p>
          </table:table-cell>
          <table:table-cell office:value-type="float" office:value="0.0012269">
            <text:p>0.0012269</text:p>
          </table:table-cell>
          <table:table-cell table:style-name="ce1" office:value-type="string">
            <text:p>7.4344e-05</text:p>
          </table:table-cell>
          <table:table-cell table:style-name="ce1" office:value-type="string">
            <text:p>4.3372e-05</text:p>
          </table:table-cell>
          <table:table-cell table:style-name="ce1" office:value-type="string">
            <text:p>1.8758e-05</text:p>
          </table:table-cell>
          <table:table-cell table:style-name="ce1" office:value-type="string">
            <text:p>9.296e-09</text:p>
          </table:table-cell>
          <table:table-cell table:style-name="ce1" office:value-type="string">
            <text:p>1.5001e-06</text:p>
          </table:table-cell>
          <table:table-cell table:style-name="ce1" office:value-type="string">
            <text:p>5.7576e-17</text:p>
          </table:table-cell>
          <table:table-cell office:value-type="float" office:value="0.0012268">
            <text:p>0.0012268</text:p>
          </table:table-cell>
          <table:table-cell table:style-name="ce1" office:value-type="string">
            <text:p>7.4347e-05</text:p>
          </table:table-cell>
          <table:table-cell table:style-name="ce1" office:value-type="string">
            <text:p>4.3377e-05</text:p>
          </table:table-cell>
          <table:table-cell table:style-name="ce1" office:value-type="string">
            <text:p>1.918e-05</text:p>
          </table:table-cell>
          <table:table-cell office:value-type="float" office:value="0">
            <text:p>0</text:p>
          </table:table-cell>
          <table:table-cell table:style-name="ce1" office:value-type="string">
            <text:p>1.4999e-06</text:p>
          </table:table-cell>
          <table:table-cell table:style-name="ce1" office:value-type="string">
            <text:p>5.7573e-17</text:p>
          </table:table-cell>
        </table:table-row>
        <table:table-row table:style-name="ro2">
          <table:table-cell office:value-type="float" office:value="240.7017">
            <text:p>240.7017</text:p>
          </table:table-cell>
          <table:table-cell table:formula="of:=[.P26]*1000000" office:value-type="float" office:value="1207.6">
            <text:p>1207.6</text:p>
          </table:table-cell>
          <table:table-cell table:formula="of:=[.Q26]*1000000" office:value-type="float" office:value="82.596">
            <text:p>82.596</text:p>
          </table:table-cell>
          <table:table-cell table:formula="of:=[.R26]*1000000" office:value-type="float" office:value="55.149">
            <text:p>55.149</text:p>
          </table:table-cell>
          <table:table-cell table:formula="of:=[.S26]*1000000" office:value-type="float" office:value="18.929">
            <text:p>18.929</text:p>
          </table:table-cell>
          <table:table-cell table:formula="of:=[.T26]*1000000" office:value-type="float" office:value="0.010078">
            <text:p>0.010078</text:p>
          </table:table-cell>
          <table:table-cell table:formula="of:=[.U26]*1000000" office:value-type="float" office:value="1.1937">
            <text:p>1.1937</text:p>
          </table:table-cell>
          <table:table-cell table:formula="of:=[.V26]*1000000" office:value-type="float" office:value="0.000000000052702">
            <text:p>5.2702E-011</text:p>
          </table:table-cell>
          <table:table-cell table:formula="of:=[.W26]*1000000" office:value-type="float" office:value="1207.6">
            <text:p>1207.6</text:p>
          </table:table-cell>
          <table:table-cell table:formula="of:=[.X26]*1000000" office:value-type="float" office:value="82.599">
            <text:p>82.599</text:p>
          </table:table-cell>
          <table:table-cell table:formula="of:=[.Y26]*1000000" office:value-type="float" office:value="55.154">
            <text:p>55.154</text:p>
          </table:table-cell>
          <table:table-cell table:formula="of:=[.Z26]*1000000" office:value-type="float" office:value="19.435">
            <text:p>19.435</text:p>
          </table:table-cell>
          <table:table-cell table:formula="of:=[.AA26]*1000000" office:value-type="float" office:value="0">
            <text:p>0</text:p>
          </table:table-cell>
          <table:table-cell table:formula="of:=[.AB26]*1000000" office:value-type="float" office:value="1.1936">
            <text:p>1.1936</text:p>
          </table:table-cell>
          <table:table-cell table:formula="of:=[.AC26]*1000000" office:value-type="float" office:value="0.0000000000527">
            <text:p>5.27E-011</text:p>
          </table:table-cell>
          <table:table-cell office:value-type="float" office:value="0.0012076">
            <text:p>0.0012076</text:p>
          </table:table-cell>
          <table:table-cell table:style-name="ce1" office:value-type="string">
            <text:p>8.2596e-05</text:p>
          </table:table-cell>
          <table:table-cell table:style-name="ce1" office:value-type="string">
            <text:p>5.5149e-05</text:p>
          </table:table-cell>
          <table:table-cell table:style-name="ce1" office:value-type="string">
            <text:p>1.8929e-05</text:p>
          </table:table-cell>
          <table:table-cell table:style-name="ce1" office:value-type="string">
            <text:p>1.0078e-08</text:p>
          </table:table-cell>
          <table:table-cell table:style-name="ce1" office:value-type="string">
            <text:p>1.1937e-06</text:p>
          </table:table-cell>
          <table:table-cell table:style-name="ce1" office:value-type="string">
            <text:p>5.2702e-17</text:p>
          </table:table-cell>
          <table:table-cell office:value-type="float" office:value="0.0012076">
            <text:p>0.0012076</text:p>
          </table:table-cell>
          <table:table-cell table:style-name="ce1" office:value-type="string">
            <text:p>8.2599e-05</text:p>
          </table:table-cell>
          <table:table-cell table:style-name="ce1" office:value-type="string">
            <text:p>5.5154e-05</text:p>
          </table:table-cell>
          <table:table-cell table:style-name="ce1" office:value-type="string">
            <text:p>1.9435e-05</text:p>
          </table:table-cell>
          <table:table-cell office:value-type="float" office:value="0">
            <text:p>0</text:p>
          </table:table-cell>
          <table:table-cell table:style-name="ce1" office:value-type="string">
            <text:p>1.1936e-06</text:p>
          </table:table-cell>
          <table:table-cell table:style-name="ce1" office:value-type="string">
            <text:p>5.27e-17</text:p>
          </table:table-cell>
        </table:table-row>
        <table:table-row table:style-name="ro2">
          <table:table-cell office:value-type="float" office:value="250.7017">
            <text:p>250.7017</text:p>
          </table:table-cell>
          <table:table-cell table:formula="of:=[.P27]*1000000" office:value-type="float" office:value="1189.2">
            <text:p>1189.2</text:p>
          </table:table-cell>
          <table:table-cell table:formula="of:=[.Q27]*1000000" office:value-type="float" office:value="89.375">
            <text:p>89.375</text:p>
          </table:table-cell>
          <table:table-cell table:formula="of:=[.R27]*1000000" office:value-type="float" office:value="67.685">
            <text:p>67.685</text:p>
          </table:table-cell>
          <table:table-cell table:formula="of:=[.S27]*1000000" office:value-type="float" office:value="19.06">
            <text:p>19.06</text:p>
          </table:table-cell>
          <table:table-cell table:formula="of:=[.T27]*1000000" office:value-type="float" office:value="0.010824">
            <text:p>0.010824</text:p>
          </table:table-cell>
          <table:table-cell table:formula="of:=[.U27]*1000000" office:value-type="float" office:value="0.93081">
            <text:p>0.93081</text:p>
          </table:table-cell>
          <table:table-cell table:formula="of:=[.V27]*1000000" office:value-type="float" office:value="0.000000000049195">
            <text:p>4.9195E-011</text:p>
          </table:table-cell>
          <table:table-cell table:formula="of:=[.W27]*1000000" office:value-type="float" office:value="1189.2">
            <text:p>1189.2</text:p>
          </table:table-cell>
          <table:table-cell table:formula="of:=[.X27]*1000000" office:value-type="float" office:value="89.377">
            <text:p>89.377</text:p>
          </table:table-cell>
          <table:table-cell table:formula="of:=[.Y27]*1000000" office:value-type="float" office:value="67.691">
            <text:p>67.691</text:p>
          </table:table-cell>
          <table:table-cell table:formula="of:=[.Z27]*1000000" office:value-type="float" office:value="19.654">
            <text:p>19.654</text:p>
          </table:table-cell>
          <table:table-cell table:formula="of:=[.AA27]*1000000" office:value-type="float" office:value="0">
            <text:p>0</text:p>
          </table:table-cell>
          <table:table-cell table:formula="of:=[.AB27]*1000000" office:value-type="float" office:value="0.93072">
            <text:p>0.93072</text:p>
          </table:table-cell>
          <table:table-cell table:formula="of:=[.AC27]*1000000" office:value-type="float" office:value="0.000000000049194">
            <text:p>4.9194E-011</text:p>
          </table:table-cell>
          <table:table-cell office:value-type="float" office:value="0.0011892">
            <text:p>0.0011892</text:p>
          </table:table-cell>
          <table:table-cell table:style-name="ce1" office:value-type="string">
            <text:p>8.9375e-05</text:p>
          </table:table-cell>
          <table:table-cell table:style-name="ce1" office:value-type="string">
            <text:p>6.7685e-05</text:p>
          </table:table-cell>
          <table:table-cell table:style-name="ce1" office:value-type="string">
            <text:p>1.906e-05</text:p>
          </table:table-cell>
          <table:table-cell table:style-name="ce1" office:value-type="string">
            <text:p>1.0824e-08</text:p>
          </table:table-cell>
          <table:table-cell table:style-name="ce1" office:value-type="string">
            <text:p>9.3081e-07</text:p>
          </table:table-cell>
          <table:table-cell table:style-name="ce1" office:value-type="string">
            <text:p>4.9195e-17</text:p>
          </table:table-cell>
          <table:table-cell office:value-type="float" office:value="0.0011892">
            <text:p>0.0011892</text:p>
          </table:table-cell>
          <table:table-cell table:style-name="ce1" office:value-type="string">
            <text:p>8.9377e-05</text:p>
          </table:table-cell>
          <table:table-cell table:style-name="ce1" office:value-type="string">
            <text:p>6.7691e-05</text:p>
          </table:table-cell>
          <table:table-cell table:style-name="ce1" office:value-type="string">
            <text:p>1.9654e-05</text:p>
          </table:table-cell>
          <table:table-cell office:value-type="float" office:value="0">
            <text:p>0</text:p>
          </table:table-cell>
          <table:table-cell table:style-name="ce1" office:value-type="string">
            <text:p>9.3072e-07</text:p>
          </table:table-cell>
          <table:table-cell table:style-name="ce1" office:value-type="string">
            <text:p>4.9194e-17</text:p>
          </table:table-cell>
        </table:table-row>
        <table:table-row table:style-name="ro2">
          <table:table-cell office:value-type="float" office:value="260.7017">
            <text:p>260.7017</text:p>
          </table:table-cell>
          <table:table-cell table:formula="of:=[.P28]*1000000" office:value-type="float" office:value="1171.8">
            <text:p>1171.8</text:p>
          </table:table-cell>
          <table:table-cell table:formula="of:=[.Q28]*1000000" office:value-type="float" office:value="94.812">
            <text:p>94.812</text:p>
          </table:table-cell>
          <table:table-cell table:formula="of:=[.R28]*1000000" office:value-type="float" office:value="80.724">
            <text:p>80.724</text:p>
          </table:table-cell>
          <table:table-cell table:formula="of:=[.S28]*1000000" office:value-type="float" office:value="19.152">
            <text:p>19.152</text:p>
          </table:table-cell>
          <table:table-cell table:formula="of:=[.T28]*1000000" office:value-type="float" office:value="0.011537">
            <text:p>0.011537</text:p>
          </table:table-cell>
          <table:table-cell table:formula="of:=[.U28]*1000000" office:value-type="float" office:value="0.70751">
            <text:p>0.70751</text:p>
          </table:table-cell>
          <table:table-cell table:formula="of:=[.V28]*1000000" office:value-type="float" office:value="0.000000000046486">
            <text:p>4.6486E-011</text:p>
          </table:table-cell>
          <table:table-cell table:formula="of:=[.W28]*1000000" office:value-type="float" office:value="1171.8">
            <text:p>1171.8</text:p>
          </table:table-cell>
          <table:table-cell table:formula="of:=[.X28]*1000000" office:value-type="float" office:value="94.814">
            <text:p>94.814</text:p>
          </table:table-cell>
          <table:table-cell table:formula="of:=[.Y28]*1000000" office:value-type="float" office:value="80.729">
            <text:p>80.729</text:p>
          </table:table-cell>
          <table:table-cell table:formula="of:=[.Z28]*1000000" office:value-type="float" office:value="19.839">
            <text:p>19.839</text:p>
          </table:table-cell>
          <table:table-cell table:formula="of:=[.AA28]*1000000" office:value-type="float" office:value="0">
            <text:p>0</text:p>
          </table:table-cell>
          <table:table-cell table:formula="of:=[.AB28]*1000000" office:value-type="float" office:value="0.70743">
            <text:p>0.70743</text:p>
          </table:table-cell>
          <table:table-cell table:formula="of:=[.AC28]*1000000" office:value-type="float" office:value="0.000000000046485">
            <text:p>4.6485E-011</text:p>
          </table:table-cell>
          <table:table-cell office:value-type="float" office:value="0.0011718">
            <text:p>0.0011718</text:p>
          </table:table-cell>
          <table:table-cell table:style-name="ce1" office:value-type="string">
            <text:p>9.4812e-05</text:p>
          </table:table-cell>
          <table:table-cell table:style-name="ce1" office:value-type="string">
            <text:p>8.0724e-05</text:p>
          </table:table-cell>
          <table:table-cell table:style-name="ce1" office:value-type="string">
            <text:p>1.9152e-05</text:p>
          </table:table-cell>
          <table:table-cell table:style-name="ce1" office:value-type="string">
            <text:p>1.1537e-08</text:p>
          </table:table-cell>
          <table:table-cell table:style-name="ce1" office:value-type="string">
            <text:p>7.0751e-07</text:p>
          </table:table-cell>
          <table:table-cell table:style-name="ce1" office:value-type="string">
            <text:p>4.6486e-17</text:p>
          </table:table-cell>
          <table:table-cell office:value-type="float" office:value="0.0011718">
            <text:p>0.0011718</text:p>
          </table:table-cell>
          <table:table-cell table:style-name="ce1" office:value-type="string">
            <text:p>9.4814e-05</text:p>
          </table:table-cell>
          <table:table-cell table:style-name="ce1" office:value-type="string">
            <text:p>8.0729e-05</text:p>
          </table:table-cell>
          <table:table-cell table:style-name="ce1" office:value-type="string">
            <text:p>1.9839e-05</text:p>
          </table:table-cell>
          <table:table-cell office:value-type="float" office:value="0">
            <text:p>0</text:p>
          </table:table-cell>
          <table:table-cell table:style-name="ce1" office:value-type="string">
            <text:p>7.0743e-07</text:p>
          </table:table-cell>
          <table:table-cell table:style-name="ce1" office:value-type="string">
            <text:p>4.6485e-17</text:p>
          </table:table-cell>
        </table:table-row>
        <table:table-row table:style-name="ro2">
          <table:table-cell office:value-type="float" office:value="270.7017">
            <text:p>270.7017</text:p>
          </table:table-cell>
          <table:table-cell table:formula="of:=[.P29]*1000000" office:value-type="float" office:value="1155.2">
            <text:p>1155.2</text:p>
          </table:table-cell>
          <table:table-cell table:formula="of:=[.Q29]*1000000" office:value-type="float" office:value="99.094">
            <text:p>99.094</text:p>
          </table:table-cell>
          <table:table-cell table:formula="of:=[.R29]*1000000" office:value-type="float" office:value="94.054">
            <text:p>94.054</text:p>
          </table:table-cell>
          <table:table-cell table:formula="of:=[.S29]*1000000" office:value-type="float" office:value="19.206">
            <text:p>19.206</text:p>
          </table:table-cell>
          <table:table-cell table:formula="of:=[.T29]*1000000" office:value-type="float" office:value="0.012221">
            <text:p>0.012221</text:p>
          </table:table-cell>
          <table:table-cell table:formula="of:=[.U29]*1000000" office:value-type="float" office:value="0.52182">
            <text:p>0.52182</text:p>
          </table:table-cell>
          <table:table-cell table:formula="of:=[.V29]*1000000" office:value-type="float" office:value="0.000000000044308">
            <text:p>4.4308E-011</text:p>
          </table:table-cell>
          <table:table-cell table:formula="of:=[.W29]*1000000" office:value-type="float" office:value="1155.2">
            <text:p>1155.2</text:p>
          </table:table-cell>
          <table:table-cell table:formula="of:=[.X29]*1000000" office:value-type="float" office:value="99.095">
            <text:p>99.095</text:p>
          </table:table-cell>
          <table:table-cell table:formula="of:=[.Y29]*1000000" office:value-type="float" office:value="94.06">
            <text:p>94.06</text:p>
          </table:table-cell>
          <table:table-cell table:formula="of:=[.Z29]*1000000" office:value-type="float" office:value="19.991">
            <text:p>19.991</text:p>
          </table:table-cell>
          <table:table-cell table:formula="of:=[.AA29]*1000000" office:value-type="float" office:value="0">
            <text:p>0</text:p>
          </table:table-cell>
          <table:table-cell table:formula="of:=[.AB29]*1000000" office:value-type="float" office:value="0.52176">
            <text:p>0.52176</text:p>
          </table:table-cell>
          <table:table-cell table:formula="of:=[.AC29]*1000000" office:value-type="float" office:value="0.000000000044307">
            <text:p>4.4307E-011</text:p>
          </table:table-cell>
          <table:table-cell office:value-type="float" office:value="0.0011552">
            <text:p>0.0011552</text:p>
          </table:table-cell>
          <table:table-cell table:style-name="ce1" office:value-type="string">
            <text:p>9.9094e-05</text:p>
          </table:table-cell>
          <table:table-cell table:style-name="ce1" office:value-type="string">
            <text:p>9.4054e-05</text:p>
          </table:table-cell>
          <table:table-cell table:style-name="ce1" office:value-type="string">
            <text:p>1.9206e-05</text:p>
          </table:table-cell>
          <table:table-cell table:style-name="ce1" office:value-type="string">
            <text:p>1.2221e-08</text:p>
          </table:table-cell>
          <table:table-cell table:style-name="ce1" office:value-type="string">
            <text:p>5.2182e-07</text:p>
          </table:table-cell>
          <table:table-cell table:style-name="ce1" office:value-type="string">
            <text:p>4.4308e-17</text:p>
          </table:table-cell>
          <table:table-cell office:value-type="float" office:value="0.0011552">
            <text:p>0.0011552</text:p>
          </table:table-cell>
          <table:table-cell table:style-name="ce1" office:value-type="string">
            <text:p>9.9095e-05</text:p>
          </table:table-cell>
          <table:table-cell table:style-name="ce1" office:value-type="string">
            <text:p>9.406e-05</text:p>
          </table:table-cell>
          <table:table-cell table:style-name="ce1" office:value-type="string">
            <text:p>1.9991e-05</text:p>
          </table:table-cell>
          <table:table-cell office:value-type="float" office:value="0">
            <text:p>0</text:p>
          </table:table-cell>
          <table:table-cell table:style-name="ce1" office:value-type="string">
            <text:p>5.2176e-07</text:p>
          </table:table-cell>
          <table:table-cell table:style-name="ce1" office:value-type="string">
            <text:p>4.4307e-17</text:p>
          </table:table-cell>
        </table:table-row>
        <table:table-row table:style-name="ro2">
          <table:table-cell office:value-type="float" office:value="280.7017">
            <text:p>280.7017</text:p>
          </table:table-cell>
          <table:table-cell table:formula="of:=[.P30]*1000000" office:value-type="float" office:value="1139.5">
            <text:p>1139.5</text:p>
          </table:table-cell>
          <table:table-cell table:formula="of:=[.Q30]*1000000" office:value-type="float" office:value="102.41">
            <text:p>102.41</text:p>
          </table:table-cell>
          <table:table-cell table:formula="of:=[.R30]*1000000" office:value-type="float" office:value="107.51">
            <text:p>107.51</text:p>
          </table:table-cell>
          <table:table-cell table:formula="of:=[.S30]*1000000" office:value-type="float" office:value="19.224">
            <text:p>19.224</text:p>
          </table:table-cell>
          <table:table-cell table:formula="of:=[.T30]*1000000" office:value-type="float" office:value="0.012878">
            <text:p>0.012878</text:p>
          </table:table-cell>
          <table:table-cell table:formula="of:=[.U30]*1000000" office:value-type="float" office:value="0.37211">
            <text:p>0.37211</text:p>
          </table:table-cell>
          <table:table-cell table:formula="of:=[.V30]*1000000" office:value-type="float" office:value="0.000000000042488">
            <text:p>4.2488E-011</text:p>
          </table:table-cell>
          <table:table-cell table:formula="of:=[.W30]*1000000" office:value-type="float" office:value="1139.5">
            <text:p>1139.5</text:p>
          </table:table-cell>
          <table:table-cell table:formula="of:=[.X30]*1000000" office:value-type="float" office:value="102.41">
            <text:p>102.41</text:p>
          </table:table-cell>
          <table:table-cell table:formula="of:=[.Y30]*1000000" office:value-type="float" office:value="107.52">
            <text:p>107.52</text:p>
          </table:table-cell>
          <table:table-cell table:formula="of:=[.Z30]*1000000" office:value-type="float" office:value="20.111">
            <text:p>20.111</text:p>
          </table:table-cell>
          <table:table-cell table:formula="of:=[.AA30]*1000000" office:value-type="float" office:value="0">
            <text:p>0</text:p>
          </table:table-cell>
          <table:table-cell table:formula="of:=[.AB30]*1000000" office:value-type="float" office:value="0.37207">
            <text:p>0.37207</text:p>
          </table:table-cell>
          <table:table-cell table:formula="of:=[.AC30]*1000000" office:value-type="float" office:value="0.000000000042488">
            <text:p>4.2488E-011</text:p>
          </table:table-cell>
          <table:table-cell office:value-type="float" office:value="0.0011395">
            <text:p>0.0011395</text:p>
          </table:table-cell>
          <table:table-cell office:value-type="float" office:value="0.00010241">
            <text:p>0.00010241</text:p>
          </table:table-cell>
          <table:table-cell office:value-type="float" office:value="0.00010751">
            <text:p>0.00010751</text:p>
          </table:table-cell>
          <table:table-cell table:style-name="ce1" office:value-type="string">
            <text:p>1.9224e-05</text:p>
          </table:table-cell>
          <table:table-cell table:style-name="ce1" office:value-type="string">
            <text:p>1.2878e-08</text:p>
          </table:table-cell>
          <table:table-cell table:style-name="ce1" office:value-type="string">
            <text:p>3.7211e-07</text:p>
          </table:table-cell>
          <table:table-cell table:style-name="ce1" office:value-type="string">
            <text:p>4.2488e-17</text:p>
          </table:table-cell>
          <table:table-cell office:value-type="float" office:value="0.0011395">
            <text:p>0.0011395</text:p>
          </table:table-cell>
          <table:table-cell office:value-type="float" office:value="0.00010241">
            <text:p>0.00010241</text:p>
          </table:table-cell>
          <table:table-cell office:value-type="float" office:value="0.00010752">
            <text:p>0.00010752</text:p>
          </table:table-cell>
          <table:table-cell table:style-name="ce1" office:value-type="string">
            <text:p>2.0111e-05</text:p>
          </table:table-cell>
          <table:table-cell office:value-type="float" office:value="0">
            <text:p>0</text:p>
          </table:table-cell>
          <table:table-cell table:style-name="ce1" office:value-type="string">
            <text:p>3.7207e-07</text:p>
          </table:table-cell>
          <table:table-cell table:style-name="ce1" office:value-type="string">
            <text:p>4.2488e-17</text:p>
          </table:table-cell>
        </table:table-row>
        <table:table-row table:style-name="ro2">
          <table:table-cell office:value-type="float" office:value="290.7017">
            <text:p>290.7017</text:p>
          </table:table-cell>
          <table:table-cell table:formula="of:=[.P31]*1000000" office:value-type="float" office:value="1124.5">
            <text:p>1124.5</text:p>
          </table:table-cell>
          <table:table-cell table:formula="of:=[.Q31]*1000000" office:value-type="float" office:value="104.93">
            <text:p>104.93</text:p>
          </table:table-cell>
          <table:table-cell table:formula="of:=[.R31]*1000000" office:value-type="float" office:value="120.96">
            <text:p>120.96</text:p>
          </table:table-cell>
          <table:table-cell table:formula="of:=[.S31]*1000000" office:value-type="float" office:value="19.208">
            <text:p>19.208</text:p>
          </table:table-cell>
          <table:table-cell table:formula="of:=[.T31]*1000000" office:value-type="float" office:value="0.013512">
            <text:p>0.013512</text:p>
          </table:table-cell>
          <table:table-cell table:formula="of:=[.U31]*1000000" office:value-type="float" office:value="0.25592">
            <text:p>0.25592</text:p>
          </table:table-cell>
          <table:table-cell table:formula="of:=[.V31]*1000000" office:value-type="float" office:value="0.000000000040908">
            <text:p>4.0908E-011</text:p>
          </table:table-cell>
          <table:table-cell table:formula="of:=[.W31]*1000000" office:value-type="float" office:value="1124.5">
            <text:p>1124.5</text:p>
          </table:table-cell>
          <table:table-cell table:formula="of:=[.X31]*1000000" office:value-type="float" office:value="104.93">
            <text:p>104.93</text:p>
          </table:table-cell>
          <table:table-cell table:formula="of:=[.Y31]*1000000" office:value-type="float" office:value="120.97">
            <text:p>120.97</text:p>
          </table:table-cell>
          <table:table-cell table:formula="of:=[.Z31]*1000000" office:value-type="float" office:value="20.201">
            <text:p>20.201</text:p>
          </table:table-cell>
          <table:table-cell table:formula="of:=[.AA31]*1000000" office:value-type="float" office:value="0">
            <text:p>0</text:p>
          </table:table-cell>
          <table:table-cell table:formula="of:=[.AB31]*1000000" office:value-type="float" office:value="0.25588">
            <text:p>0.25588</text:p>
          </table:table-cell>
          <table:table-cell table:formula="of:=[.AC31]*1000000" office:value-type="float" office:value="0.000000000040907">
            <text:p>4.0907E-011</text:p>
          </table:table-cell>
          <table:table-cell office:value-type="float" office:value="0.0011245">
            <text:p>0.0011245</text:p>
          </table:table-cell>
          <table:table-cell office:value-type="float" office:value="0.00010493">
            <text:p>0.00010493</text:p>
          </table:table-cell>
          <table:table-cell office:value-type="float" office:value="0.00012096">
            <text:p>0.00012096</text:p>
          </table:table-cell>
          <table:table-cell table:style-name="ce1" office:value-type="string">
            <text:p>1.9208e-05</text:p>
          </table:table-cell>
          <table:table-cell table:style-name="ce1" office:value-type="string">
            <text:p>1.3512e-08</text:p>
          </table:table-cell>
          <table:table-cell table:style-name="ce1" office:value-type="string">
            <text:p>2.5592e-07</text:p>
          </table:table-cell>
          <table:table-cell table:style-name="ce1" office:value-type="string">
            <text:p>4.0908e-17</text:p>
          </table:table-cell>
          <table:table-cell office:value-type="float" office:value="0.0011245">
            <text:p>0.0011245</text:p>
          </table:table-cell>
          <table:table-cell office:value-type="float" office:value="0.00010493">
            <text:p>0.00010493</text:p>
          </table:table-cell>
          <table:table-cell office:value-type="float" office:value="0.00012097">
            <text:p>0.00012097</text:p>
          </table:table-cell>
          <table:table-cell table:style-name="ce1" office:value-type="string">
            <text:p>2.0201e-05</text:p>
          </table:table-cell>
          <table:table-cell office:value-type="float" office:value="0">
            <text:p>0</text:p>
          </table:table-cell>
          <table:table-cell table:style-name="ce1" office:value-type="string">
            <text:p>2.5588e-07</text:p>
          </table:table-cell>
          <table:table-cell table:style-name="ce1" office:value-type="string">
            <text:p>4.0907e-17</text:p>
          </table:table-cell>
        </table:table-row>
        <table:table-row table:style-name="ro2">
          <table:table-cell office:value-type="float" office:value="300.7017">
            <text:p>300.7017</text:p>
          </table:table-cell>
          <table:table-cell table:formula="of:=[.P32]*1000000" office:value-type="float" office:value="1110.2">
            <text:p>1110.2</text:p>
          </table:table-cell>
          <table:table-cell table:formula="of:=[.Q32]*1000000" office:value-type="float" office:value="106.81">
            <text:p>106.81</text:p>
          </table:table-cell>
          <table:table-cell table:formula="of:=[.R32]*1000000" office:value-type="float" office:value="134.32">
            <text:p>134.32</text:p>
          </table:table-cell>
          <table:table-cell table:formula="of:=[.S32]*1000000" office:value-type="float" office:value="19.16">
            <text:p>19.16</text:p>
          </table:table-cell>
          <table:table-cell table:formula="of:=[.T32]*1000000" office:value-type="float" office:value="0.014123">
            <text:p>0.014123</text:p>
          </table:table-cell>
          <table:table-cell table:formula="of:=[.U32]*1000000" office:value-type="float" office:value="0.16953">
            <text:p>0.16953</text:p>
          </table:table-cell>
          <table:table-cell table:formula="of:=[.V32]*1000000" office:value-type="float" office:value="0.000000000039486">
            <text:p>3.9486E-011</text:p>
          </table:table-cell>
          <table:table-cell table:formula="of:=[.W32]*1000000" office:value-type="float" office:value="1110.2">
            <text:p>1110.2</text:p>
          </table:table-cell>
          <table:table-cell table:formula="of:=[.X32]*1000000" office:value-type="float" office:value="106.81">
            <text:p>106.81</text:p>
          </table:table-cell>
          <table:table-cell table:formula="of:=[.Y32]*1000000" office:value-type="float" office:value="134.33">
            <text:p>134.33</text:p>
          </table:table-cell>
          <table:table-cell table:formula="of:=[.Z32]*1000000" office:value-type="float" office:value="20.264">
            <text:p>20.264</text:p>
          </table:table-cell>
          <table:table-cell table:formula="of:=[.AA32]*1000000" office:value-type="float" office:value="0">
            <text:p>0</text:p>
          </table:table-cell>
          <table:table-cell table:formula="of:=[.AB32]*1000000" office:value-type="float" office:value="0.1695">
            <text:p>0.1695</text:p>
          </table:table-cell>
          <table:table-cell table:formula="of:=[.AC32]*1000000" office:value-type="float" office:value="0.000000000039485">
            <text:p>3.9485E-011</text:p>
          </table:table-cell>
          <table:table-cell office:value-type="float" office:value="0.0011102">
            <text:p>0.0011102</text:p>
          </table:table-cell>
          <table:table-cell office:value-type="float" office:value="0.00010681">
            <text:p>0.00010681</text:p>
          </table:table-cell>
          <table:table-cell office:value-type="float" office:value="0.00013432">
            <text:p>0.00013432</text:p>
          </table:table-cell>
          <table:table-cell table:style-name="ce1" office:value-type="string">
            <text:p>1.916e-05</text:p>
          </table:table-cell>
          <table:table-cell table:style-name="ce1" office:value-type="string">
            <text:p>1.4123e-08</text:p>
          </table:table-cell>
          <table:table-cell table:style-name="ce1" office:value-type="string">
            <text:p>1.6953e-07</text:p>
          </table:table-cell>
          <table:table-cell table:style-name="ce1" office:value-type="string">
            <text:p>3.9486e-17</text:p>
          </table:table-cell>
          <table:table-cell office:value-type="float" office:value="0.0011102">
            <text:p>0.0011102</text:p>
          </table:table-cell>
          <table:table-cell office:value-type="float" office:value="0.00010681">
            <text:p>0.00010681</text:p>
          </table:table-cell>
          <table:table-cell office:value-type="float" office:value="0.00013433">
            <text:p>0.00013433</text:p>
          </table:table-cell>
          <table:table-cell table:style-name="ce1" office:value-type="string">
            <text:p>2.0264e-05</text:p>
          </table:table-cell>
          <table:table-cell office:value-type="float" office:value="0">
            <text:p>0</text:p>
          </table:table-cell>
          <table:table-cell table:style-name="ce1" office:value-type="string">
            <text:p>1.695e-07</text:p>
          </table:table-cell>
          <table:table-cell table:style-name="ce1" office:value-type="string">
            <text:p>3.9485e-17</text:p>
          </table:table-cell>
        </table:table-row>
        <table:table-row table:style-name="ro2">
          <table:table-cell office:value-type="float" office:value="310.7017">
            <text:p>310.7017</text:p>
          </table:table-cell>
          <table:table-cell table:formula="of:=[.P33]*1000000" office:value-type="float" office:value="1096.5">
            <text:p>1096.5</text:p>
          </table:table-cell>
          <table:table-cell table:formula="of:=[.Q33]*1000000" office:value-type="float" office:value="108.17">
            <text:p>108.17</text:p>
          </table:table-cell>
          <table:table-cell table:formula="of:=[.R33]*1000000" office:value-type="float" office:value="147.51">
            <text:p>147.51</text:p>
          </table:table-cell>
          <table:table-cell table:formula="of:=[.S33]*1000000" office:value-type="float" office:value="19.087">
            <text:p>19.087</text:p>
          </table:table-cell>
          <table:table-cell table:formula="of:=[.T33]*1000000" office:value-type="float" office:value="0.014714">
            <text:p>0.014714</text:p>
          </table:table-cell>
          <table:table-cell table:formula="of:=[.U33]*1000000" office:value-type="float" office:value="0.10814">
            <text:p>0.10814</text:p>
          </table:table-cell>
          <table:table-cell table:formula="of:=[.V33]*1000000" office:value-type="float" office:value="0.000000000038172">
            <text:p>3.8172E-011</text:p>
          </table:table-cell>
          <table:table-cell table:formula="of:=[.W33]*1000000" office:value-type="float" office:value="1096.5">
            <text:p>1096.5</text:p>
          </table:table-cell>
          <table:table-cell table:formula="of:=[.X33]*1000000" office:value-type="float" office:value="108.17">
            <text:p>108.17</text:p>
          </table:table-cell>
          <table:table-cell table:formula="of:=[.Y33]*1000000" office:value-type="float" office:value="147.52">
            <text:p>147.52</text:p>
          </table:table-cell>
          <table:table-cell table:formula="of:=[.Z33]*1000000" office:value-type="float" office:value="20.304">
            <text:p>20.304</text:p>
          </table:table-cell>
          <table:table-cell table:formula="of:=[.AA33]*1000000" office:value-type="float" office:value="0">
            <text:p>0</text:p>
          </table:table-cell>
          <table:table-cell table:formula="of:=[.AB33]*1000000" office:value-type="float" office:value="0.10813">
            <text:p>0.10813</text:p>
          </table:table-cell>
          <table:table-cell table:formula="of:=[.AC33]*1000000" office:value-type="float" office:value="0.000000000038172">
            <text:p>3.8172E-011</text:p>
          </table:table-cell>
          <table:table-cell office:value-type="float" office:value="0.0010965">
            <text:p>0.0010965</text:p>
          </table:table-cell>
          <table:table-cell office:value-type="float" office:value="0.00010817">
            <text:p>0.00010817</text:p>
          </table:table-cell>
          <table:table-cell office:value-type="float" office:value="0.00014751">
            <text:p>0.00014751</text:p>
          </table:table-cell>
          <table:table-cell table:style-name="ce1" office:value-type="string">
            <text:p>1.9087e-05</text:p>
          </table:table-cell>
          <table:table-cell table:style-name="ce1" office:value-type="string">
            <text:p>1.4714e-08</text:p>
          </table:table-cell>
          <table:table-cell table:style-name="ce1" office:value-type="string">
            <text:p>1.0814e-07</text:p>
          </table:table-cell>
          <table:table-cell table:style-name="ce1" office:value-type="string">
            <text:p>3.8172e-17</text:p>
          </table:table-cell>
          <table:table-cell office:value-type="float" office:value="0.0010965">
            <text:p>0.0010965</text:p>
          </table:table-cell>
          <table:table-cell office:value-type="float" office:value="0.00010817">
            <text:p>0.00010817</text:p>
          </table:table-cell>
          <table:table-cell office:value-type="float" office:value="0.00014752">
            <text:p>0.00014752</text:p>
          </table:table-cell>
          <table:table-cell table:style-name="ce1" office:value-type="string">
            <text:p>2.0304e-05</text:p>
          </table:table-cell>
          <table:table-cell office:value-type="float" office:value="0">
            <text:p>0</text:p>
          </table:table-cell>
          <table:table-cell table:style-name="ce1" office:value-type="string">
            <text:p>1.0813e-07</text:p>
          </table:table-cell>
          <table:table-cell table:style-name="ce1" office:value-type="string">
            <text:p>3.8172e-17</text:p>
          </table:table-cell>
        </table:table-row>
        <table:table-row table:style-name="ro2">
          <table:table-cell office:value-type="float" office:value="320.7017">
            <text:p>320.7017</text:p>
          </table:table-cell>
          <table:table-cell table:formula="of:=[.P34]*1000000" office:value-type="float" office:value="1083.4">
            <text:p>1083.4</text:p>
          </table:table-cell>
          <table:table-cell table:formula="of:=[.Q34]*1000000" office:value-type="float" office:value="109.11">
            <text:p>109.11</text:p>
          </table:table-cell>
          <table:table-cell table:formula="of:=[.R34]*1000000" office:value-type="float" office:value="160.49">
            <text:p>160.49</text:p>
          </table:table-cell>
          <table:table-cell table:formula="of:=[.S34]*1000000" office:value-type="float" office:value="18.992">
            <text:p>18.992</text:p>
          </table:table-cell>
          <table:table-cell table:formula="of:=[.T34]*1000000" office:value-type="float" office:value="0.015287">
            <text:p>0.015287</text:p>
          </table:table-cell>
          <table:table-cell table:formula="of:=[.U34]*1000000" office:value-type="float" office:value="0.066486">
            <text:p>0.066486</text:p>
          </table:table-cell>
          <table:table-cell table:formula="of:=[.V34]*1000000" office:value-type="float" office:value="0.000000000036938">
            <text:p>3.6938E-011</text:p>
          </table:table-cell>
          <table:table-cell table:formula="of:=[.W34]*1000000" office:value-type="float" office:value="1083.4">
            <text:p>1083.4</text:p>
          </table:table-cell>
          <table:table-cell table:formula="of:=[.X34]*1000000" office:value-type="float" office:value="109.11">
            <text:p>109.11</text:p>
          </table:table-cell>
          <table:table-cell table:formula="of:=[.Y34]*1000000" office:value-type="float" office:value="160.5">
            <text:p>160.5</text:p>
          </table:table-cell>
          <table:table-cell table:formula="of:=[.Z34]*1000000" office:value-type="float" office:value="20.327">
            <text:p>20.327</text:p>
          </table:table-cell>
          <table:table-cell table:formula="of:=[.AA34]*1000000" office:value-type="float" office:value="0">
            <text:p>0</text:p>
          </table:table-cell>
          <table:table-cell table:formula="of:=[.AB34]*1000000" office:value-type="float" office:value="0.066474">
            <text:p>0.066474</text:p>
          </table:table-cell>
          <table:table-cell table:formula="of:=[.AC34]*1000000" office:value-type="float" office:value="0.000000000036937">
            <text:p>3.6937E-011</text:p>
          </table:table-cell>
          <table:table-cell office:value-type="float" office:value="0.0010834">
            <text:p>0.0010834</text:p>
          </table:table-cell>
          <table:table-cell office:value-type="float" office:value="0.00010911">
            <text:p>0.00010911</text:p>
          </table:table-cell>
          <table:table-cell office:value-type="float" office:value="0.00016049">
            <text:p>0.00016049</text:p>
          </table:table-cell>
          <table:table-cell table:style-name="ce1" office:value-type="string">
            <text:p>1.8992e-05</text:p>
          </table:table-cell>
          <table:table-cell table:style-name="ce1" office:value-type="string">
            <text:p>1.5287e-08</text:p>
          </table:table-cell>
          <table:table-cell table:style-name="ce1" office:value-type="string">
            <text:p>6.6486e-08</text:p>
          </table:table-cell>
          <table:table-cell table:style-name="ce1" office:value-type="string">
            <text:p>3.6938e-17</text:p>
          </table:table-cell>
          <table:table-cell office:value-type="float" office:value="0.0010834">
            <text:p>0.0010834</text:p>
          </table:table-cell>
          <table:table-cell office:value-type="float" office:value="0.00010911">
            <text:p>0.00010911</text:p>
          </table:table-cell>
          <table:table-cell office:value-type="float" office:value="0.0001605">
            <text:p>0.0001605</text:p>
          </table:table-cell>
          <table:table-cell table:style-name="ce1" office:value-type="string">
            <text:p>2.0327e-05</text:p>
          </table:table-cell>
          <table:table-cell office:value-type="float" office:value="0">
            <text:p>0</text:p>
          </table:table-cell>
          <table:table-cell table:style-name="ce1" office:value-type="string">
            <text:p>6.6474e-08</text:p>
          </table:table-cell>
          <table:table-cell table:style-name="ce1" office:value-type="string">
            <text:p>3.6937e-17</text:p>
          </table:table-cell>
        </table:table-row>
        <table:table-row table:style-name="ro2">
          <table:table-cell office:value-type="float" office:value="330.7017">
            <text:p>330.7017</text:p>
          </table:table-cell>
          <table:table-cell table:formula="of:=[.P35]*1000000" office:value-type="float" office:value="1070.9">
            <text:p>1070.9</text:p>
          </table:table-cell>
          <table:table-cell table:formula="of:=[.Q35]*1000000" office:value-type="float" office:value="109.74">
            <text:p>109.74</text:p>
          </table:table-cell>
          <table:table-cell table:formula="of:=[.R35]*1000000" office:value-type="float" office:value="173.23">
            <text:p>173.23</text:p>
          </table:table-cell>
          <table:table-cell table:formula="of:=[.S35]*1000000" office:value-type="float" office:value="18.881">
            <text:p>18.881</text:p>
          </table:table-cell>
          <table:table-cell table:formula="of:=[.T35]*1000000" office:value-type="float" office:value="0.015842">
            <text:p>0.015842</text:p>
          </table:table-cell>
          <table:table-cell table:formula="of:=[.U35]*1000000" office:value-type="float" office:value="0.039452">
            <text:p>0.039452</text:p>
          </table:table-cell>
          <table:table-cell table:formula="of:=[.V35]*1000000" office:value-type="float" office:value="0.000000000035765">
            <text:p>3.5765E-011</text:p>
          </table:table-cell>
          <table:table-cell table:formula="of:=[.W35]*1000000" office:value-type="float" office:value="1070.9">
            <text:p>1070.9</text:p>
          </table:table-cell>
          <table:table-cell table:formula="of:=[.X35]*1000000" office:value-type="float" office:value="109.73">
            <text:p>109.73</text:p>
          </table:table-cell>
          <table:table-cell table:formula="of:=[.Y35]*1000000" office:value-type="float" office:value="173.23">
            <text:p>173.23</text:p>
          </table:table-cell>
          <table:table-cell table:formula="of:=[.Z35]*1000000" office:value-type="float" office:value="20.336">
            <text:p>20.336</text:p>
          </table:table-cell>
          <table:table-cell table:formula="of:=[.AA35]*1000000" office:value-type="float" office:value="0">
            <text:p>0</text:p>
          </table:table-cell>
          <table:table-cell table:formula="of:=[.AB35]*1000000" office:value-type="float" office:value="0.039445">
            <text:p>0.039445</text:p>
          </table:table-cell>
          <table:table-cell table:formula="of:=[.AC35]*1000000" office:value-type="float" office:value="0.000000000035764">
            <text:p>3.5764E-011</text:p>
          </table:table-cell>
          <table:table-cell office:value-type="float" office:value="0.0010709">
            <text:p>0.0010709</text:p>
          </table:table-cell>
          <table:table-cell office:value-type="float" office:value="0.00010974">
            <text:p>0.00010974</text:p>
          </table:table-cell>
          <table:table-cell office:value-type="float" office:value="0.00017323">
            <text:p>0.00017323</text:p>
          </table:table-cell>
          <table:table-cell table:style-name="ce1" office:value-type="string">
            <text:p>1.8881e-05</text:p>
          </table:table-cell>
          <table:table-cell table:style-name="ce1" office:value-type="string">
            <text:p>1.5842e-08</text:p>
          </table:table-cell>
          <table:table-cell table:style-name="ce1" office:value-type="string">
            <text:p>3.9452e-08</text:p>
          </table:table-cell>
          <table:table-cell table:style-name="ce1" office:value-type="string">
            <text:p>3.5765e-17</text:p>
          </table:table-cell>
          <table:table-cell office:value-type="float" office:value="0.0010709">
            <text:p>0.0010709</text:p>
          </table:table-cell>
          <table:table-cell office:value-type="float" office:value="0.00010973">
            <text:p>0.00010973</text:p>
          </table:table-cell>
          <table:table-cell office:value-type="float" office:value="0.00017323">
            <text:p>0.00017323</text:p>
          </table:table-cell>
          <table:table-cell table:style-name="ce1" office:value-type="string">
            <text:p>2.0336e-05</text:p>
          </table:table-cell>
          <table:table-cell office:value-type="float" office:value="0">
            <text:p>0</text:p>
          </table:table-cell>
          <table:table-cell table:style-name="ce1" office:value-type="string">
            <text:p>3.9445e-08</text:p>
          </table:table-cell>
          <table:table-cell table:style-name="ce1" office:value-type="string">
            <text:p>3.5764e-17</text:p>
          </table:table-cell>
        </table:table-row>
        <table:table-row table:style-name="ro2">
          <table:table-cell office:value-type="float" office:value="340.7017">
            <text:p>340.7017</text:p>
          </table:table-cell>
          <table:table-cell table:formula="of:=[.P36]*1000000" office:value-type="float" office:value="1058.8">
            <text:p>1058.8</text:p>
          </table:table-cell>
          <table:table-cell table:formula="of:=[.Q36]*1000000" office:value-type="float" office:value="110.1">
            <text:p>110.1</text:p>
          </table:table-cell>
          <table:table-cell table:formula="of:=[.R36]*1000000" office:value-type="float" office:value="185.7">
            <text:p>185.7</text:p>
          </table:table-cell>
          <table:table-cell table:formula="of:=[.S36]*1000000" office:value-type="float" office:value="18.759">
            <text:p>18.759</text:p>
          </table:table-cell>
          <table:table-cell table:formula="of:=[.T36]*1000000" office:value-type="float" office:value="0.016381">
            <text:p>0.016381</text:p>
          </table:table-cell>
          <table:table-cell table:formula="of:=[.U36]*1000000" office:value-type="float" office:value="0.02264">
            <text:p>0.02264</text:p>
          </table:table-cell>
          <table:table-cell table:formula="of:=[.V36]*1000000" office:value-type="float" office:value="0.000000000034643">
            <text:p>3.4643E-011</text:p>
          </table:table-cell>
          <table:table-cell table:formula="of:=[.W36]*1000000" office:value-type="float" office:value="1058.8">
            <text:p>1058.8</text:p>
          </table:table-cell>
          <table:table-cell table:formula="of:=[.X36]*1000000" office:value-type="float" office:value="110.1">
            <text:p>110.1</text:p>
          </table:table-cell>
          <table:table-cell table:formula="of:=[.Y36]*1000000" office:value-type="float" office:value="185.7">
            <text:p>185.7</text:p>
          </table:table-cell>
          <table:table-cell table:formula="of:=[.Z36]*1000000" office:value-type="float" office:value="20.337">
            <text:p>20.337</text:p>
          </table:table-cell>
          <table:table-cell table:formula="of:=[.AA36]*1000000" office:value-type="float" office:value="0">
            <text:p>0</text:p>
          </table:table-cell>
          <table:table-cell table:formula="of:=[.AB36]*1000000" office:value-type="float" office:value="0.022636">
            <text:p>0.022636</text:p>
          </table:table-cell>
          <table:table-cell table:formula="of:=[.AC36]*1000000" office:value-type="float" office:value="0.000000000034642">
            <text:p>3.4642E-011</text:p>
          </table:table-cell>
          <table:table-cell office:value-type="float" office:value="0.0010588">
            <text:p>0.0010588</text:p>
          </table:table-cell>
          <table:table-cell office:value-type="float" office:value="0.0001101">
            <text:p>0.0001101</text:p>
          </table:table-cell>
          <table:table-cell office:value-type="float" office:value="0.0001857">
            <text:p>0.0001857</text:p>
          </table:table-cell>
          <table:table-cell table:style-name="ce1" office:value-type="string">
            <text:p>1.8759e-05</text:p>
          </table:table-cell>
          <table:table-cell table:style-name="ce1" office:value-type="string">
            <text:p>1.6381e-08</text:p>
          </table:table-cell>
          <table:table-cell table:style-name="ce1" office:value-type="string">
            <text:p>2.264e-08</text:p>
          </table:table-cell>
          <table:table-cell table:style-name="ce1" office:value-type="string">
            <text:p>3.4643e-17</text:p>
          </table:table-cell>
          <table:table-cell office:value-type="float" office:value="0.0010588">
            <text:p>0.0010588</text:p>
          </table:table-cell>
          <table:table-cell office:value-type="float" office:value="0.0001101">
            <text:p>0.0001101</text:p>
          </table:table-cell>
          <table:table-cell office:value-type="float" office:value="0.0001857">
            <text:p>0.0001857</text:p>
          </table:table-cell>
          <table:table-cell table:style-name="ce1" office:value-type="string">
            <text:p>2.0337e-05</text:p>
          </table:table-cell>
          <table:table-cell office:value-type="float" office:value="0">
            <text:p>0</text:p>
          </table:table-cell>
          <table:table-cell table:style-name="ce1" office:value-type="string">
            <text:p>2.2636e-08</text:p>
          </table:table-cell>
          <table:table-cell table:style-name="ce1" office:value-type="string">
            <text:p>3.4642e-17</text:p>
          </table:table-cell>
        </table:table-row>
        <table:table-row table:style-name="ro2">
          <table:table-cell office:value-type="float" office:value="350.7017">
            <text:p>350.7017</text:p>
          </table:table-cell>
          <table:table-cell table:formula="of:=[.P37]*1000000" office:value-type="float" office:value="1047.1">
            <text:p>1047.1</text:p>
          </table:table-cell>
          <table:table-cell table:formula="of:=[.Q37]*1000000" office:value-type="float" office:value="110.25">
            <text:p>110.25</text:p>
          </table:table-cell>
          <table:table-cell table:formula="of:=[.R37]*1000000" office:value-type="float" office:value="197.89">
            <text:p>197.89</text:p>
          </table:table-cell>
          <table:table-cell table:formula="of:=[.S37]*1000000" office:value-type="float" office:value="18.628">
            <text:p>18.628</text:p>
          </table:table-cell>
          <table:table-cell table:formula="of:=[.T37]*1000000" office:value-type="float" office:value="0.016905">
            <text:p>0.016905</text:p>
          </table:table-cell>
          <table:table-cell table:formula="of:=[.U37]*1000000" office:value-type="float" office:value="0.012592">
            <text:p>0.012592</text:p>
          </table:table-cell>
          <table:table-cell table:formula="of:=[.V37]*1000000" office:value-type="float" office:value="0.000000000033565">
            <text:p>3.3565E-011</text:p>
          </table:table-cell>
          <table:table-cell table:formula="of:=[.W37]*1000000" office:value-type="float" office:value="1047.1">
            <text:p>1047.1</text:p>
          </table:table-cell>
          <table:table-cell table:formula="of:=[.X37]*1000000" office:value-type="float" office:value="110.25">
            <text:p>110.25</text:p>
          </table:table-cell>
          <table:table-cell table:formula="of:=[.Y37]*1000000" office:value-type="float" office:value="197.9">
            <text:p>197.9</text:p>
          </table:table-cell>
          <table:table-cell table:formula="of:=[.Z37]*1000000" office:value-type="float" office:value="20.333">
            <text:p>20.333</text:p>
          </table:table-cell>
          <table:table-cell table:formula="of:=[.AA37]*1000000" office:value-type="float" office:value="0">
            <text:p>0</text:p>
          </table:table-cell>
          <table:table-cell table:formula="of:=[.AB37]*1000000" office:value-type="float" office:value="0.012589">
            <text:p>0.012589</text:p>
          </table:table-cell>
          <table:table-cell table:formula="of:=[.AC37]*1000000" office:value-type="float" office:value="0.000000000033564">
            <text:p>3.3564E-011</text:p>
          </table:table-cell>
          <table:table-cell office:value-type="float" office:value="0.0010471">
            <text:p>0.0010471</text:p>
          </table:table-cell>
          <table:table-cell office:value-type="float" office:value="0.00011025">
            <text:p>0.00011025</text:p>
          </table:table-cell>
          <table:table-cell office:value-type="float" office:value="0.00019789">
            <text:p>0.00019789</text:p>
          </table:table-cell>
          <table:table-cell table:style-name="ce1" office:value-type="string">
            <text:p>1.8628e-05</text:p>
          </table:table-cell>
          <table:table-cell table:style-name="ce1" office:value-type="string">
            <text:p>1.6905e-08</text:p>
          </table:table-cell>
          <table:table-cell table:style-name="ce1" office:value-type="string">
            <text:p>1.2592e-08</text:p>
          </table:table-cell>
          <table:table-cell table:style-name="ce1" office:value-type="string">
            <text:p>3.3565e-17</text:p>
          </table:table-cell>
          <table:table-cell office:value-type="float" office:value="0.0010471">
            <text:p>0.0010471</text:p>
          </table:table-cell>
          <table:table-cell office:value-type="float" office:value="0.00011025">
            <text:p>0.00011025</text:p>
          </table:table-cell>
          <table:table-cell office:value-type="float" office:value="0.0001979">
            <text:p>0.0001979</text:p>
          </table:table-cell>
          <table:table-cell table:style-name="ce1" office:value-type="string">
            <text:p>2.0333e-05</text:p>
          </table:table-cell>
          <table:table-cell office:value-type="float" office:value="0">
            <text:p>0</text:p>
          </table:table-cell>
          <table:table-cell table:style-name="ce1" office:value-type="string">
            <text:p>1.2589e-08</text:p>
          </table:table-cell>
          <table:table-cell table:style-name="ce1" office:value-type="string">
            <text:p>3.3564e-17</text:p>
          </table:table-cell>
        </table:table-row>
        <table:table-row table:style-name="ro2">
          <table:table-cell office:value-type="float" office:value="360.7017">
            <text:p>360.7017</text:p>
          </table:table-cell>
          <table:table-cell table:formula="of:=[.P38]*1000000" office:value-type="float" office:value="1035.9">
            <text:p>1035.9</text:p>
          </table:table-cell>
          <table:table-cell table:formula="of:=[.Q38]*1000000" office:value-type="float" office:value="110.25">
            <text:p>110.25</text:p>
          </table:table-cell>
          <table:table-cell table:formula="of:=[.R38]*1000000" office:value-type="float" office:value="209.81">
            <text:p>209.81</text:p>
          </table:table-cell>
          <table:table-cell table:formula="of:=[.S38]*1000000" office:value-type="float" office:value="18.491">
            <text:p>18.491</text:p>
          </table:table-cell>
          <table:table-cell table:formula="of:=[.T38]*1000000" office:value-type="float" office:value="0.017414">
            <text:p>0.017414</text:p>
          </table:table-cell>
          <table:table-cell table:formula="of:=[.U38]*1000000" office:value-type="float" office:value="0.0068026">
            <text:p>0.0068026</text:p>
          </table:table-cell>
          <table:table-cell table:formula="of:=[.V38]*1000000" office:value-type="float" office:value="0.000000000032526">
            <text:p>3.2526E-011</text:p>
          </table:table-cell>
          <table:table-cell table:formula="of:=[.W38]*1000000" office:value-type="float" office:value="1035.9">
            <text:p>1035.9</text:p>
          </table:table-cell>
          <table:table-cell table:formula="of:=[.X38]*1000000" office:value-type="float" office:value="110.25">
            <text:p>110.25</text:p>
          </table:table-cell>
          <table:table-cell table:formula="of:=[.Y38]*1000000" office:value-type="float" office:value="209.81">
            <text:p>209.81</text:p>
          </table:table-cell>
          <table:table-cell table:formula="of:=[.Z38]*1000000" office:value-type="float" office:value="20.325">
            <text:p>20.325</text:p>
          </table:table-cell>
          <table:table-cell table:formula="of:=[.AA38]*1000000" office:value-type="float" office:value="0">
            <text:p>0</text:p>
          </table:table-cell>
          <table:table-cell table:formula="of:=[.AB38]*1000000" office:value-type="float" office:value="0.0068011">
            <text:p>0.0068011</text:p>
          </table:table-cell>
          <table:table-cell table:formula="of:=[.AC38]*1000000" office:value-type="float" office:value="0.000000000032525">
            <text:p>3.2525E-011</text:p>
          </table:table-cell>
          <table:table-cell office:value-type="float" office:value="0.0010359">
            <text:p>0.0010359</text:p>
          </table:table-cell>
          <table:table-cell office:value-type="float" office:value="0.00011025">
            <text:p>0.00011025</text:p>
          </table:table-cell>
          <table:table-cell office:value-type="float" office:value="0.00020981">
            <text:p>0.00020981</text:p>
          </table:table-cell>
          <table:table-cell table:style-name="ce1" office:value-type="string">
            <text:p>1.8491e-05</text:p>
          </table:table-cell>
          <table:table-cell table:style-name="ce1" office:value-type="string">
            <text:p>1.7414e-08</text:p>
          </table:table-cell>
          <table:table-cell table:style-name="ce1" office:value-type="string">
            <text:p>6.8026e-09</text:p>
          </table:table-cell>
          <table:table-cell table:style-name="ce1" office:value-type="string">
            <text:p>3.2526e-17</text:p>
          </table:table-cell>
          <table:table-cell office:value-type="float" office:value="0.0010359">
            <text:p>0.0010359</text:p>
          </table:table-cell>
          <table:table-cell office:value-type="float" office:value="0.00011025">
            <text:p>0.00011025</text:p>
          </table:table-cell>
          <table:table-cell office:value-type="float" office:value="0.00020981">
            <text:p>0.00020981</text:p>
          </table:table-cell>
          <table:table-cell table:style-name="ce1" office:value-type="string">
            <text:p>2.0325e-05</text:p>
          </table:table-cell>
          <table:table-cell office:value-type="float" office:value="0">
            <text:p>0</text:p>
          </table:table-cell>
          <table:table-cell table:style-name="ce1" office:value-type="string">
            <text:p>6.8011e-09</text:p>
          </table:table-cell>
          <table:table-cell table:style-name="ce1" office:value-type="string">
            <text:p>3.2525e-17</text:p>
          </table:table-cell>
        </table:table-row>
        <table:table-row table:style-name="ro2">
          <table:table-cell office:value-type="float" office:value="370.7017">
            <text:p>370.7017</text:p>
          </table:table-cell>
          <table:table-cell table:formula="of:=[.P39]*1000000" office:value-type="float" office:value="1025">
            <text:p>1025</text:p>
          </table:table-cell>
          <table:table-cell table:formula="of:=[.Q39]*1000000" office:value-type="float" office:value="110.11">
            <text:p>110.11</text:p>
          </table:table-cell>
          <table:table-cell table:formula="of:=[.R39]*1000000" office:value-type="float" office:value="221.45">
            <text:p>221.45</text:p>
          </table:table-cell>
          <table:table-cell table:formula="of:=[.S39]*1000000" office:value-type="float" office:value="18.35">
            <text:p>18.35</text:p>
          </table:table-cell>
          <table:table-cell table:formula="of:=[.T39]*1000000" office:value-type="float" office:value="0.01791">
            <text:p>0.01791</text:p>
          </table:table-cell>
          <table:table-cell table:formula="of:=[.U39]*1000000" office:value-type="float" office:value="0.0035772">
            <text:p>0.0035772</text:p>
          </table:table-cell>
          <table:table-cell table:formula="of:=[.V39]*1000000" office:value-type="float" office:value="0.000000000031523">
            <text:p>3.1523E-011</text:p>
          </table:table-cell>
          <table:table-cell table:formula="of:=[.W39]*1000000" office:value-type="float" office:value="1025">
            <text:p>1025</text:p>
          </table:table-cell>
          <table:table-cell table:formula="of:=[.X39]*1000000" office:value-type="float" office:value="110.11">
            <text:p>110.11</text:p>
          </table:table-cell>
          <table:table-cell table:formula="of:=[.Y39]*1000000" office:value-type="float" office:value="221.45">
            <text:p>221.45</text:p>
          </table:table-cell>
          <table:table-cell table:formula="of:=[.Z39]*1000000" office:value-type="float" office:value="20.316">
            <text:p>20.316</text:p>
          </table:table-cell>
          <table:table-cell table:formula="of:=[.AA39]*1000000" office:value-type="float" office:value="0">
            <text:p>0</text:p>
          </table:table-cell>
          <table:table-cell table:formula="of:=[.AB39]*1000000" office:value-type="float" office:value="0.0035764">
            <text:p>0.0035764</text:p>
          </table:table-cell>
          <table:table-cell table:formula="of:=[.AC39]*1000000" office:value-type="float" office:value="0.000000000031523">
            <text:p>3.1523E-011</text:p>
          </table:table-cell>
          <table:table-cell office:value-type="float" office:value="0.001025">
            <text:p>0.001025</text:p>
          </table:table-cell>
          <table:table-cell office:value-type="float" office:value="0.00011011">
            <text:p>0.00011011</text:p>
          </table:table-cell>
          <table:table-cell office:value-type="float" office:value="0.00022145">
            <text:p>0.00022145</text:p>
          </table:table-cell>
          <table:table-cell table:style-name="ce1" office:value-type="string">
            <text:p>1.835e-05</text:p>
          </table:table-cell>
          <table:table-cell table:style-name="ce1" office:value-type="string">
            <text:p>1.791e-08</text:p>
          </table:table-cell>
          <table:table-cell table:style-name="ce1" office:value-type="string">
            <text:p>3.5772e-09</text:p>
          </table:table-cell>
          <table:table-cell table:style-name="ce1" office:value-type="string">
            <text:p>3.1523e-17</text:p>
          </table:table-cell>
          <table:table-cell office:value-type="float" office:value="0.001025">
            <text:p>0.001025</text:p>
          </table:table-cell>
          <table:table-cell office:value-type="float" office:value="0.00011011">
            <text:p>0.00011011</text:p>
          </table:table-cell>
          <table:table-cell office:value-type="float" office:value="0.00022145">
            <text:p>0.00022145</text:p>
          </table:table-cell>
          <table:table-cell table:style-name="ce1" office:value-type="string">
            <text:p>2.0316e-05</text:p>
          </table:table-cell>
          <table:table-cell office:value-type="float" office:value="0">
            <text:p>0</text:p>
          </table:table-cell>
          <table:table-cell table:style-name="ce1" office:value-type="string">
            <text:p>3.5764e-09</text:p>
          </table:table-cell>
          <table:table-cell table:style-name="ce1" office:value-type="string">
            <text:p>3.1523e-17</text:p>
          </table:table-cell>
        </table:table-row>
        <table:table-row table:style-name="ro2">
          <table:table-cell office:value-type="float" office:value="380.7017">
            <text:p>380.7017</text:p>
          </table:table-cell>
          <table:table-cell table:formula="of:=[.P40]*1000000" office:value-type="float" office:value="1014.4">
            <text:p>1014.4</text:p>
          </table:table-cell>
          <table:table-cell table:formula="of:=[.Q40]*1000000" office:value-type="float" office:value="109.88">
            <text:p>109.88</text:p>
          </table:table-cell>
          <table:table-cell table:formula="of:=[.R40]*1000000" office:value-type="float" office:value="232.81">
            <text:p>232.81</text:p>
          </table:table-cell>
          <table:table-cell table:formula="of:=[.S40]*1000000" office:value-type="float" office:value="18.207">
            <text:p>18.207</text:p>
          </table:table-cell>
          <table:table-cell table:formula="of:=[.T40]*1000000" office:value-type="float" office:value="0.018393">
            <text:p>0.018393</text:p>
          </table:table-cell>
          <table:table-cell table:formula="of:=[.U40]*1000000" office:value-type="float" office:value="0.0018347">
            <text:p>0.0018347</text:p>
          </table:table-cell>
          <table:table-cell table:formula="of:=[.V40]*1000000" office:value-type="float" office:value="0.000000000030554">
            <text:p>3.0554E-011</text:p>
          </table:table-cell>
          <table:table-cell table:formula="of:=[.W40]*1000000" office:value-type="float" office:value="1014.4">
            <text:p>1014.4</text:p>
          </table:table-cell>
          <table:table-cell table:formula="of:=[.X40]*1000000" office:value-type="float" office:value="109.88">
            <text:p>109.88</text:p>
          </table:table-cell>
          <table:table-cell table:formula="of:=[.Y40]*1000000" office:value-type="float" office:value="232.82">
            <text:p>232.82</text:p>
          </table:table-cell>
          <table:table-cell table:formula="of:=[.Z40]*1000000" office:value-type="float" office:value="20.307">
            <text:p>20.307</text:p>
          </table:table-cell>
          <table:table-cell table:formula="of:=[.AA40]*1000000" office:value-type="float" office:value="0">
            <text:p>0</text:p>
          </table:table-cell>
          <table:table-cell table:formula="of:=[.AB40]*1000000" office:value-type="float" office:value="0.0018342">
            <text:p>0.0018342</text:p>
          </table:table-cell>
          <table:table-cell table:formula="of:=[.AC40]*1000000" office:value-type="float" office:value="0.000000000030553">
            <text:p>3.0553E-011</text:p>
          </table:table-cell>
          <table:table-cell office:value-type="float" office:value="0.0010144">
            <text:p>0.0010144</text:p>
          </table:table-cell>
          <table:table-cell office:value-type="float" office:value="0.00010988">
            <text:p>0.00010988</text:p>
          </table:table-cell>
          <table:table-cell office:value-type="float" office:value="0.00023281">
            <text:p>0.00023281</text:p>
          </table:table-cell>
          <table:table-cell table:style-name="ce1" office:value-type="string">
            <text:p>1.8207e-05</text:p>
          </table:table-cell>
          <table:table-cell table:style-name="ce1" office:value-type="string">
            <text:p>1.8393e-08</text:p>
          </table:table-cell>
          <table:table-cell table:style-name="ce1" office:value-type="string">
            <text:p>1.8347e-09</text:p>
          </table:table-cell>
          <table:table-cell table:style-name="ce1" office:value-type="string">
            <text:p>3.0554e-17</text:p>
          </table:table-cell>
          <table:table-cell office:value-type="float" office:value="0.0010144">
            <text:p>0.0010144</text:p>
          </table:table-cell>
          <table:table-cell office:value-type="float" office:value="0.00010988">
            <text:p>0.00010988</text:p>
          </table:table-cell>
          <table:table-cell office:value-type="float" office:value="0.00023282">
            <text:p>0.00023282</text:p>
          </table:table-cell>
          <table:table-cell table:style-name="ce1" office:value-type="string">
            <text:p>2.0307e-05</text:p>
          </table:table-cell>
          <table:table-cell office:value-type="float" office:value="0">
            <text:p>0</text:p>
          </table:table-cell>
          <table:table-cell table:style-name="ce1" office:value-type="string">
            <text:p>1.8342e-09</text:p>
          </table:table-cell>
          <table:table-cell table:style-name="ce1" office:value-type="string">
            <text:p>3.0553e-17</text:p>
          </table:table-cell>
        </table:table-row>
        <table:table-row table:style-name="ro2">
          <table:table-cell office:value-type="float" office:value="390.7017">
            <text:p>390.7017</text:p>
          </table:table-cell>
          <table:table-cell table:formula="of:=[.P41]*1000000" office:value-type="float" office:value="1004.2">
            <text:p>1004.2</text:p>
          </table:table-cell>
          <table:table-cell table:formula="of:=[.Q41]*1000000" office:value-type="float" office:value="109.57">
            <text:p>109.57</text:p>
          </table:table-cell>
          <table:table-cell table:formula="of:=[.R41]*1000000" office:value-type="float" office:value="243.92">
            <text:p>243.92</text:p>
          </table:table-cell>
          <table:table-cell table:formula="of:=[.S41]*1000000" office:value-type="float" office:value="18.061">
            <text:p>18.061</text:p>
          </table:table-cell>
          <table:table-cell table:formula="of:=[.T41]*1000000" office:value-type="float" office:value="0.018863">
            <text:p>0.018863</text:p>
          </table:table-cell>
          <table:table-cell table:formula="of:=[.U41]*1000000" office:value-type="float" office:value="0.00091935">
            <text:p>0.00091935</text:p>
          </table:table-cell>
          <table:table-cell table:formula="of:=[.V41]*1000000" office:value-type="float" office:value="0.000000000029616">
            <text:p>2.9616E-011</text:p>
          </table:table-cell>
          <table:table-cell table:formula="of:=[.W41]*1000000" office:value-type="float" office:value="1004.2">
            <text:p>1004.2</text:p>
          </table:table-cell>
          <table:table-cell table:formula="of:=[.X41]*1000000" office:value-type="float" office:value="109.57">
            <text:p>109.57</text:p>
          </table:table-cell>
          <table:table-cell table:formula="of:=[.Y41]*1000000" office:value-type="float" office:value="243.92">
            <text:p>243.92</text:p>
          </table:table-cell>
          <table:table-cell table:formula="of:=[.Z41]*1000000" office:value-type="float" office:value="20.297">
            <text:p>20.297</text:p>
          </table:table-cell>
          <table:table-cell table:formula="of:=[.AA41]*1000000" office:value-type="float" office:value="0">
            <text:p>0</text:p>
          </table:table-cell>
          <table:table-cell table:formula="of:=[.AB41]*1000000" office:value-type="float" office:value="0.00091913">
            <text:p>0.00091913</text:p>
          </table:table-cell>
          <table:table-cell table:formula="of:=[.AC41]*1000000" office:value-type="float" office:value="0.000000000029616">
            <text:p>2.9616E-011</text:p>
          </table:table-cell>
          <table:table-cell office:value-type="float" office:value="0.0010042">
            <text:p>0.0010042</text:p>
          </table:table-cell>
          <table:table-cell office:value-type="float" office:value="0.00010957">
            <text:p>0.00010957</text:p>
          </table:table-cell>
          <table:table-cell office:value-type="float" office:value="0.00024392">
            <text:p>0.00024392</text:p>
          </table:table-cell>
          <table:table-cell table:style-name="ce1" office:value-type="string">
            <text:p>1.8061e-05</text:p>
          </table:table-cell>
          <table:table-cell table:style-name="ce1" office:value-type="string">
            <text:p>1.8863e-08</text:p>
          </table:table-cell>
          <table:table-cell table:style-name="ce1" office:value-type="string">
            <text:p>9.1935e-10</text:p>
          </table:table-cell>
          <table:table-cell table:style-name="ce1" office:value-type="string">
            <text:p>2.9616e-17</text:p>
          </table:table-cell>
          <table:table-cell office:value-type="float" office:value="0.0010042">
            <text:p>0.0010042</text:p>
          </table:table-cell>
          <table:table-cell office:value-type="float" office:value="0.00010957">
            <text:p>0.00010957</text:p>
          </table:table-cell>
          <table:table-cell office:value-type="float" office:value="0.00024392">
            <text:p>0.00024392</text:p>
          </table:table-cell>
          <table:table-cell table:style-name="ce1" office:value-type="string">
            <text:p>2.0297e-05</text:p>
          </table:table-cell>
          <table:table-cell office:value-type="float" office:value="0">
            <text:p>0</text:p>
          </table:table-cell>
          <table:table-cell table:style-name="ce1" office:value-type="string">
            <text:p>9.1913e-10</text:p>
          </table:table-cell>
          <table:table-cell table:style-name="ce1" office:value-type="string">
            <text:p>2.9616e-17</text:p>
          </table:table-cell>
        </table:table-row>
        <table:table-row table:style-name="ro2">
          <table:table-cell office:value-type="float" office:value="400.7017">
            <text:p>400.7017</text:p>
          </table:table-cell>
          <table:table-cell table:formula="of:=[.P42]*1000000" office:value-type="float" office:value="994.25">
            <text:p>994.25</text:p>
          </table:table-cell>
          <table:table-cell table:formula="of:=[.Q42]*1000000" office:value-type="float" office:value="109.2">
            <text:p>109.2</text:p>
          </table:table-cell>
          <table:table-cell table:formula="of:=[.R42]*1000000" office:value-type="float" office:value="254.76">
            <text:p>254.76</text:p>
          </table:table-cell>
          <table:table-cell table:formula="of:=[.S42]*1000000" office:value-type="float" office:value="17.913">
            <text:p>17.913</text:p>
          </table:table-cell>
          <table:table-cell table:formula="of:=[.T42]*1000000" office:value-type="float" office:value="0.019322">
            <text:p>0.019322</text:p>
          </table:table-cell>
          <table:table-cell table:formula="of:=[.U42]*1000000" office:value-type="float" office:value="0.00045081">
            <text:p>0.00045081</text:p>
          </table:table-cell>
          <table:table-cell table:formula="of:=[.V42]*1000000" office:value-type="float" office:value="0.000000000028709">
            <text:p>2.8709E-011</text:p>
          </table:table-cell>
          <table:table-cell table:formula="of:=[.W42]*1000000" office:value-type="float" office:value="994.25">
            <text:p>994.25</text:p>
          </table:table-cell>
          <table:table-cell table:formula="of:=[.X42]*1000000" office:value-type="float" office:value="109.2">
            <text:p>109.2</text:p>
          </table:table-cell>
          <table:table-cell table:formula="of:=[.Y42]*1000000" office:value-type="float" office:value="254.76">
            <text:p>254.76</text:p>
          </table:table-cell>
          <table:table-cell table:formula="of:=[.Z42]*1000000" office:value-type="float" office:value="20.288">
            <text:p>20.288</text:p>
          </table:table-cell>
          <table:table-cell table:formula="of:=[.AA42]*1000000" office:value-type="float" office:value="0">
            <text:p>0</text:p>
          </table:table-cell>
          <table:table-cell table:formula="of:=[.AB42]*1000000" office:value-type="float" office:value="0.0004507">
            <text:p>0.0004507</text:p>
          </table:table-cell>
          <table:table-cell table:formula="of:=[.AC42]*1000000" office:value-type="float" office:value="0.000000000028708">
            <text:p>2.8708E-011</text:p>
          </table:table-cell>
          <table:table-cell office:value-type="float" office:value="0.00099425">
            <text:p>0.00099425</text:p>
          </table:table-cell>
          <table:table-cell office:value-type="float" office:value="0.0001092">
            <text:p>0.0001092</text:p>
          </table:table-cell>
          <table:table-cell office:value-type="float" office:value="0.00025476">
            <text:p>0.00025476</text:p>
          </table:table-cell>
          <table:table-cell table:style-name="ce1" office:value-type="string">
            <text:p>1.7913e-05</text:p>
          </table:table-cell>
          <table:table-cell table:style-name="ce1" office:value-type="string">
            <text:p>1.9322e-08</text:p>
          </table:table-cell>
          <table:table-cell table:style-name="ce1" office:value-type="string">
            <text:p>4.5081e-10</text:p>
          </table:table-cell>
          <table:table-cell table:style-name="ce1" office:value-type="string">
            <text:p>2.8709e-17</text:p>
          </table:table-cell>
          <table:table-cell office:value-type="float" office:value="0.00099425">
            <text:p>0.00099425</text:p>
          </table:table-cell>
          <table:table-cell office:value-type="float" office:value="0.0001092">
            <text:p>0.0001092</text:p>
          </table:table-cell>
          <table:table-cell office:value-type="float" office:value="0.00025476">
            <text:p>0.00025476</text:p>
          </table:table-cell>
          <table:table-cell table:style-name="ce1" office:value-type="string">
            <text:p>2.0288e-05</text:p>
          </table:table-cell>
          <table:table-cell office:value-type="float" office:value="0">
            <text:p>0</text:p>
          </table:table-cell>
          <table:table-cell table:style-name="ce1" office:value-type="string">
            <text:p>4.507e-10</text:p>
          </table:table-cell>
          <table:table-cell table:style-name="ce1" office:value-type="string">
            <text:p>2.8708e-17</text:p>
          </table:table-cell>
        </table:table-row>
        <table:table-row table:style-name="ro2">
          <table:table-cell office:value-type="float" office:value="410.7017">
            <text:p>410.7017</text:p>
          </table:table-cell>
          <table:table-cell table:formula="of:=[.P43]*1000000" office:value-type="float" office:value="984.58">
            <text:p>984.58</text:p>
          </table:table-cell>
          <table:table-cell table:formula="of:=[.Q43]*1000000" office:value-type="float" office:value="108.78">
            <text:p>108.78</text:p>
          </table:table-cell>
          <table:table-cell table:formula="of:=[.R43]*1000000" office:value-type="float" office:value="265.36">
            <text:p>265.36</text:p>
          </table:table-cell>
          <table:table-cell table:formula="of:=[.S43]*1000000" office:value-type="float" office:value="17.763">
            <text:p>17.763</text:p>
          </table:table-cell>
          <table:table-cell table:formula="of:=[.T43]*1000000" office:value-type="float" office:value="0.01977">
            <text:p>0.01977</text:p>
          </table:table-cell>
          <table:table-cell table:formula="of:=[.U43]*1000000" office:value-type="float" office:value="0.00021663">
            <text:p>0.00021663</text:p>
          </table:table-cell>
          <table:table-cell table:formula="of:=[.V43]*1000000" office:value-type="float" office:value="0.00000000002783">
            <text:p>2.783E-011</text:p>
          </table:table-cell>
          <table:table-cell table:formula="of:=[.W43]*1000000" office:value-type="float" office:value="984.57">
            <text:p>984.57</text:p>
          </table:table-cell>
          <table:table-cell table:formula="of:=[.X43]*1000000" office:value-type="float" office:value="108.78">
            <text:p>108.78</text:p>
          </table:table-cell>
          <table:table-cell table:formula="of:=[.Y43]*1000000" office:value-type="float" office:value="265.36">
            <text:p>265.36</text:p>
          </table:table-cell>
          <table:table-cell table:formula="of:=[.Z43]*1000000" office:value-type="float" office:value="20.279">
            <text:p>20.279</text:p>
          </table:table-cell>
          <table:table-cell table:formula="of:=[.AA43]*1000000" office:value-type="float" office:value="0">
            <text:p>0</text:p>
          </table:table-cell>
          <table:table-cell table:formula="of:=[.AB43]*1000000" office:value-type="float" office:value="0.00021657">
            <text:p>0.00021657</text:p>
          </table:table-cell>
          <table:table-cell table:formula="of:=[.AC43]*1000000" office:value-type="float" office:value="0.00000000002783">
            <text:p>2.783E-011</text:p>
          </table:table-cell>
          <table:table-cell office:value-type="float" office:value="0.00098458">
            <text:p>0.00098458</text:p>
          </table:table-cell>
          <table:table-cell office:value-type="float" office:value="0.00010878">
            <text:p>0.00010878</text:p>
          </table:table-cell>
          <table:table-cell office:value-type="float" office:value="0.00026536">
            <text:p>0.00026536</text:p>
          </table:table-cell>
          <table:table-cell table:style-name="ce1" office:value-type="string">
            <text:p>1.7763e-05</text:p>
          </table:table-cell>
          <table:table-cell table:style-name="ce1" office:value-type="string">
            <text:p>1.977e-08</text:p>
          </table:table-cell>
          <table:table-cell table:style-name="ce1" office:value-type="string">
            <text:p>2.1663e-10</text:p>
          </table:table-cell>
          <table:table-cell table:style-name="ce1" office:value-type="string">
            <text:p>2.783e-17</text:p>
          </table:table-cell>
          <table:table-cell office:value-type="float" office:value="0.00098457">
            <text:p>0.00098457</text:p>
          </table:table-cell>
          <table:table-cell office:value-type="float" office:value="0.00010878">
            <text:p>0.00010878</text:p>
          </table:table-cell>
          <table:table-cell office:value-type="float" office:value="0.00026536">
            <text:p>0.00026536</text:p>
          </table:table-cell>
          <table:table-cell table:style-name="ce1" office:value-type="string">
            <text:p>2.0279e-05</text:p>
          </table:table-cell>
          <table:table-cell office:value-type="float" office:value="0">
            <text:p>0</text:p>
          </table:table-cell>
          <table:table-cell table:style-name="ce1" office:value-type="string">
            <text:p>2.1657e-10</text:p>
          </table:table-cell>
          <table:table-cell table:style-name="ce1" office:value-type="string">
            <text:p>2.783e-17</text:p>
          </table:table-cell>
        </table:table-row>
        <table:table-row table:style-name="ro2">
          <table:table-cell office:value-type="float" office:value="420.7017">
            <text:p>420.7017</text:p>
          </table:table-cell>
          <table:table-cell table:formula="of:=[.P44]*1000000" office:value-type="float" office:value="975.15">
            <text:p>975.15</text:p>
          </table:table-cell>
          <table:table-cell table:formula="of:=[.Q44]*1000000" office:value-type="float" office:value="108.32">
            <text:p>108.32</text:p>
          </table:table-cell>
          <table:table-cell table:formula="of:=[.R44]*1000000" office:value-type="float" office:value="275.72">
            <text:p>275.72</text:p>
          </table:table-cell>
          <table:table-cell table:formula="of:=[.S44]*1000000" office:value-type="float" office:value="17.612">
            <text:p>17.612</text:p>
          </table:table-cell>
          <table:table-cell table:formula="of:=[.T44]*1000000" office:value-type="float" office:value="0.020207">
            <text:p>0.020207</text:p>
          </table:table-cell>
          <table:table-cell table:formula="of:=[.U44]*1000000" office:value-type="float" office:value="0.00010213">
            <text:p>0.00010213</text:p>
          </table:table-cell>
          <table:table-cell table:formula="of:=[.V44]*1000000" office:value-type="float" office:value="0.000000000026979">
            <text:p>2.6979E-011</text:p>
          </table:table-cell>
          <table:table-cell table:formula="of:=[.W44]*1000000" office:value-type="float" office:value="975.14">
            <text:p>975.14</text:p>
          </table:table-cell>
          <table:table-cell table:formula="of:=[.X44]*1000000" office:value-type="float" office:value="108.32">
            <text:p>108.32</text:p>
          </table:table-cell>
          <table:table-cell table:formula="of:=[.Y44]*1000000" office:value-type="float" office:value="275.73">
            <text:p>275.73</text:p>
          </table:table-cell>
          <table:table-cell table:formula="of:=[.Z44]*1000000" office:value-type="float" office:value="20.271">
            <text:p>20.271</text:p>
          </table:table-cell>
          <table:table-cell table:formula="of:=[.AA44]*1000000" office:value-type="float" office:value="0">
            <text:p>0</text:p>
          </table:table-cell>
          <table:table-cell table:formula="of:=[.AB44]*1000000" office:value-type="float" office:value="0.00010211">
            <text:p>0.00010211</text:p>
          </table:table-cell>
          <table:table-cell table:formula="of:=[.AC44]*1000000" office:value-type="float" office:value="0.000000000026979">
            <text:p>2.6979E-011</text:p>
          </table:table-cell>
          <table:table-cell office:value-type="float" office:value="0.00097515">
            <text:p>0.00097515</text:p>
          </table:table-cell>
          <table:table-cell office:value-type="float" office:value="0.00010832">
            <text:p>0.00010832</text:p>
          </table:table-cell>
          <table:table-cell office:value-type="float" office:value="0.00027572">
            <text:p>0.00027572</text:p>
          </table:table-cell>
          <table:table-cell table:style-name="ce1" office:value-type="string">
            <text:p>1.7612e-05</text:p>
          </table:table-cell>
          <table:table-cell table:style-name="ce1" office:value-type="string">
            <text:p>2.0207e-08</text:p>
          </table:table-cell>
          <table:table-cell table:style-name="ce1" office:value-type="string">
            <text:p>1.0213e-10</text:p>
          </table:table-cell>
          <table:table-cell table:style-name="ce1" office:value-type="string">
            <text:p>2.6979e-17</text:p>
          </table:table-cell>
          <table:table-cell office:value-type="float" office:value="0.00097514">
            <text:p>0.00097514</text:p>
          </table:table-cell>
          <table:table-cell office:value-type="float" office:value="0.00010832">
            <text:p>0.00010832</text:p>
          </table:table-cell>
          <table:table-cell office:value-type="float" office:value="0.00027573">
            <text:p>0.00027573</text:p>
          </table:table-cell>
          <table:table-cell table:style-name="ce1" office:value-type="string">
            <text:p>2.0271e-05</text:p>
          </table:table-cell>
          <table:table-cell office:value-type="float" office:value="0">
            <text:p>0</text:p>
          </table:table-cell>
          <table:table-cell table:style-name="ce1" office:value-type="string">
            <text:p>1.0211e-10</text:p>
          </table:table-cell>
          <table:table-cell table:style-name="ce1" office:value-type="string">
            <text:p>2.6979e-17</text:p>
          </table:table-cell>
        </table:table-row>
        <table:table-row table:style-name="ro2">
          <table:table-cell office:value-type="float" office:value="430.7017">
            <text:p>430.7017</text:p>
          </table:table-cell>
          <table:table-cell table:formula="of:=[.P45]*1000000" office:value-type="float" office:value="965.95">
            <text:p>965.95</text:p>
          </table:table-cell>
          <table:table-cell table:formula="of:=[.Q45]*1000000" office:value-type="float" office:value="107.83">
            <text:p>107.83</text:p>
          </table:table-cell>
          <table:table-cell table:formula="of:=[.R45]*1000000" office:value-type="float" office:value="285.86">
            <text:p>285.86</text:p>
          </table:table-cell>
          <table:table-cell table:formula="of:=[.S45]*1000000" office:value-type="float" office:value="17.46">
            <text:p>17.46</text:p>
          </table:table-cell>
          <table:table-cell table:formula="of:=[.T45]*1000000" office:value-type="float" office:value="0.020635">
            <text:p>0.020635</text:p>
          </table:table-cell>
          <table:table-cell table:formula="of:=[.U45]*1000000" office:value-type="float" office:value="0.000047298">
            <text:p>0.000047298</text:p>
          </table:table-cell>
          <table:table-cell table:formula="of:=[.V45]*1000000" office:value-type="float" office:value="0.000000000026155">
            <text:p>2.6155E-011</text:p>
          </table:table-cell>
          <table:table-cell table:formula="of:=[.W45]*1000000" office:value-type="float" office:value="965.94">
            <text:p>965.94</text:p>
          </table:table-cell>
          <table:table-cell table:formula="of:=[.X45]*1000000" office:value-type="float" office:value="107.83">
            <text:p>107.83</text:p>
          </table:table-cell>
          <table:table-cell table:formula="of:=[.Y45]*1000000" office:value-type="float" office:value="285.86">
            <text:p>285.86</text:p>
          </table:table-cell>
          <table:table-cell table:formula="of:=[.Z45]*1000000" office:value-type="float" office:value="20.264">
            <text:p>20.264</text:p>
          </table:table-cell>
          <table:table-cell table:formula="of:=[.AA45]*1000000" office:value-type="float" office:value="0">
            <text:p>0</text:p>
          </table:table-cell>
          <table:table-cell table:formula="of:=[.AB45]*1000000" office:value-type="float" office:value="0.000047285">
            <text:p>0.000047285</text:p>
          </table:table-cell>
          <table:table-cell table:formula="of:=[.AC45]*1000000" office:value-type="float" office:value="0.000000000026155">
            <text:p>2.6155E-011</text:p>
          </table:table-cell>
          <table:table-cell office:value-type="float" office:value="0.00096595">
            <text:p>0.00096595</text:p>
          </table:table-cell>
          <table:table-cell office:value-type="float" office:value="0.00010783">
            <text:p>0.00010783</text:p>
          </table:table-cell>
          <table:table-cell office:value-type="float" office:value="0.00028586">
            <text:p>0.00028586</text:p>
          </table:table-cell>
          <table:table-cell table:style-name="ce1" office:value-type="string">
            <text:p>1.746e-05</text:p>
          </table:table-cell>
          <table:table-cell table:style-name="ce1" office:value-type="string">
            <text:p>2.0635e-08</text:p>
          </table:table-cell>
          <table:table-cell table:style-name="ce1" office:value-type="string">
            <text:p>4.7298e-11</text:p>
          </table:table-cell>
          <table:table-cell table:style-name="ce1" office:value-type="string">
            <text:p>2.6155e-17</text:p>
          </table:table-cell>
          <table:table-cell office:value-type="float" office:value="0.00096594">
            <text:p>0.00096594</text:p>
          </table:table-cell>
          <table:table-cell office:value-type="float" office:value="0.00010783">
            <text:p>0.00010783</text:p>
          </table:table-cell>
          <table:table-cell office:value-type="float" office:value="0.00028586">
            <text:p>0.00028586</text:p>
          </table:table-cell>
          <table:table-cell table:style-name="ce1" office:value-type="string">
            <text:p>2.0264e-05</text:p>
          </table:table-cell>
          <table:table-cell office:value-type="float" office:value="0">
            <text:p>0</text:p>
          </table:table-cell>
          <table:table-cell table:style-name="ce1" office:value-type="string">
            <text:p>4.7285e-11</text:p>
          </table:table-cell>
          <table:table-cell table:style-name="ce1" office:value-type="string">
            <text:p>2.6155e-17</text:p>
          </table:table-cell>
        </table:table-row>
        <table:table-row table:style-name="ro2">
          <table:table-cell office:value-type="float" office:value="440.7017">
            <text:p>440.7017</text:p>
          </table:table-cell>
          <table:table-cell table:formula="of:=[.P46]*1000000" office:value-type="float" office:value="956.96">
            <text:p>956.96</text:p>
          </table:table-cell>
          <table:table-cell table:formula="of:=[.Q46]*1000000" office:value-type="float" office:value="107.33">
            <text:p>107.33</text:p>
          </table:table-cell>
          <table:table-cell table:formula="of:=[.R46]*1000000" office:value-type="float" office:value="295.78">
            <text:p>295.78</text:p>
          </table:table-cell>
          <table:table-cell table:formula="of:=[.S46]*1000000" office:value-type="float" office:value="17.306">
            <text:p>17.306</text:p>
          </table:table-cell>
          <table:table-cell table:formula="of:=[.T46]*1000000" office:value-type="float" office:value="0.021052">
            <text:p>0.021052</text:p>
          </table:table-cell>
          <table:table-cell table:formula="of:=[.U46]*1000000" office:value-type="float" office:value="0.000021535">
            <text:p>0.000021535</text:p>
          </table:table-cell>
          <table:table-cell table:formula="of:=[.V46]*1000000" office:value-type="float" office:value="0.000000000025356">
            <text:p>2.5356E-011</text:p>
          </table:table-cell>
          <table:table-cell table:formula="of:=[.W46]*1000000" office:value-type="float" office:value="956.96">
            <text:p>956.96</text:p>
          </table:table-cell>
          <table:table-cell table:formula="of:=[.X46]*1000000" office:value-type="float" office:value="107.32">
            <text:p>107.32</text:p>
          </table:table-cell>
          <table:table-cell table:formula="of:=[.Y46]*1000000" office:value-type="float" office:value="295.79">
            <text:p>295.79</text:p>
          </table:table-cell>
          <table:table-cell table:formula="of:=[.Z46]*1000000" office:value-type="float" office:value="20.257">
            <text:p>20.257</text:p>
          </table:table-cell>
          <table:table-cell table:formula="of:=[.AA46]*1000000" office:value-type="float" office:value="0">
            <text:p>0</text:p>
          </table:table-cell>
          <table:table-cell table:formula="of:=[.AB46]*1000000" office:value-type="float" office:value="0.00002153">
            <text:p>0.00002153</text:p>
          </table:table-cell>
          <table:table-cell table:formula="of:=[.AC46]*1000000" office:value-type="float" office:value="0.000000000025356">
            <text:p>2.5356E-011</text:p>
          </table:table-cell>
          <table:table-cell office:value-type="float" office:value="0.00095696">
            <text:p>0.00095696</text:p>
          </table:table-cell>
          <table:table-cell office:value-type="float" office:value="0.00010733">
            <text:p>0.00010733</text:p>
          </table:table-cell>
          <table:table-cell office:value-type="float" office:value="0.00029578">
            <text:p>0.00029578</text:p>
          </table:table-cell>
          <table:table-cell table:style-name="ce1" office:value-type="string">
            <text:p>1.7306e-05</text:p>
          </table:table-cell>
          <table:table-cell table:style-name="ce1" office:value-type="string">
            <text:p>2.1052e-08</text:p>
          </table:table-cell>
          <table:table-cell table:style-name="ce1" office:value-type="string">
            <text:p>2.1535e-11</text:p>
          </table:table-cell>
          <table:table-cell table:style-name="ce1" office:value-type="string">
            <text:p>2.5356e-17</text:p>
          </table:table-cell>
          <table:table-cell office:value-type="float" office:value="0.00095696">
            <text:p>0.00095696</text:p>
          </table:table-cell>
          <table:table-cell office:value-type="float" office:value="0.00010732">
            <text:p>0.00010732</text:p>
          </table:table-cell>
          <table:table-cell office:value-type="float" office:value="0.00029579">
            <text:p>0.00029579</text:p>
          </table:table-cell>
          <table:table-cell table:style-name="ce1" office:value-type="string">
            <text:p>2.0257e-05</text:p>
          </table:table-cell>
          <table:table-cell office:value-type="float" office:value="0">
            <text:p>0</text:p>
          </table:table-cell>
          <table:table-cell table:style-name="ce1" office:value-type="string">
            <text:p>2.153e-11</text:p>
          </table:table-cell>
          <table:table-cell table:style-name="ce1" office:value-type="string">
            <text:p>2.5356e-17</text:p>
          </table:table-cell>
        </table:table-row>
        <table:table-row table:style-name="ro2">
          <table:table-cell office:value-type="float" office:value="450.7017">
            <text:p>450.7017</text:p>
          </table:table-cell>
          <table:table-cell table:formula="of:=[.P47]*1000000" office:value-type="float" office:value="948.17">
            <text:p>948.17</text:p>
          </table:table-cell>
          <table:table-cell table:formula="of:=[.Q47]*1000000" office:value-type="float" office:value="106.8">
            <text:p>106.8</text:p>
          </table:table-cell>
          <table:table-cell table:formula="of:=[.R47]*1000000" office:value-type="float" office:value="305.5">
            <text:p>305.5</text:p>
          </table:table-cell>
          <table:table-cell table:formula="of:=[.S47]*1000000" office:value-type="float" office:value="17.152">
            <text:p>17.152</text:p>
          </table:table-cell>
          <table:table-cell table:formula="of:=[.T47]*1000000" office:value-type="float" office:value="0.02146">
            <text:p>0.02146</text:p>
          </table:table-cell>
          <table:table-cell table:formula="of:=[.U47]*1000000" office:value-type="float" office:value="0.0000096492">
            <text:p>9.6492E-006</text:p>
          </table:table-cell>
          <table:table-cell table:formula="of:=[.V47]*1000000" office:value-type="float" office:value="0.000000000024582">
            <text:p>2.4582E-011</text:p>
          </table:table-cell>
          <table:table-cell table:formula="of:=[.W47]*1000000" office:value-type="float" office:value="948.17">
            <text:p>948.17</text:p>
          </table:table-cell>
          <table:table-cell table:formula="of:=[.X47]*1000000" office:value-type="float" office:value="106.8">
            <text:p>106.8</text:p>
          </table:table-cell>
          <table:table-cell table:formula="of:=[.Y47]*1000000" office:value-type="float" office:value="305.51">
            <text:p>305.51</text:p>
          </table:table-cell>
          <table:table-cell table:formula="of:=[.Z47]*1000000" office:value-type="float" office:value="20.25">
            <text:p>20.25</text:p>
          </table:table-cell>
          <table:table-cell table:formula="of:=[.AA47]*1000000" office:value-type="float" office:value="0">
            <text:p>0</text:p>
          </table:table-cell>
          <table:table-cell table:formula="of:=[.AB47]*1000000" office:value-type="float" office:value="0.0000096466">
            <text:p>9.6466E-006</text:p>
          </table:table-cell>
          <table:table-cell table:formula="of:=[.AC47]*1000000" office:value-type="float" office:value="0.000000000024582">
            <text:p>2.4582E-011</text:p>
          </table:table-cell>
          <table:table-cell office:value-type="float" office:value="0.00094817">
            <text:p>0.00094817</text:p>
          </table:table-cell>
          <table:table-cell office:value-type="float" office:value="0.0001068">
            <text:p>0.0001068</text:p>
          </table:table-cell>
          <table:table-cell office:value-type="float" office:value="0.0003055">
            <text:p>0.0003055</text:p>
          </table:table-cell>
          <table:table-cell table:style-name="ce1" office:value-type="string">
            <text:p>1.7152e-05</text:p>
          </table:table-cell>
          <table:table-cell table:style-name="ce1" office:value-type="string">
            <text:p>2.146e-08</text:p>
          </table:table-cell>
          <table:table-cell table:style-name="ce1" office:value-type="string">
            <text:p>9.6492e-12</text:p>
          </table:table-cell>
          <table:table-cell table:style-name="ce1" office:value-type="string">
            <text:p>2.4582e-17</text:p>
          </table:table-cell>
          <table:table-cell office:value-type="float" office:value="0.00094817">
            <text:p>0.00094817</text:p>
          </table:table-cell>
          <table:table-cell office:value-type="float" office:value="0.0001068">
            <text:p>0.0001068</text:p>
          </table:table-cell>
          <table:table-cell office:value-type="float" office:value="0.00030551">
            <text:p>0.00030551</text:p>
          </table:table-cell>
          <table:table-cell table:style-name="ce1" office:value-type="string">
            <text:p>2.025e-05</text:p>
          </table:table-cell>
          <table:table-cell office:value-type="float" office:value="0">
            <text:p>0</text:p>
          </table:table-cell>
          <table:table-cell table:style-name="ce1" office:value-type="string">
            <text:p>9.6466e-12</text:p>
          </table:table-cell>
          <table:table-cell table:style-name="ce1" office:value-type="string">
            <text:p>2.4582e-17</text:p>
          </table:table-cell>
        </table:table-row>
        <table:table-row table:style-name="ro2">
          <table:table-cell office:value-type="float" office:value="460.7017">
            <text:p>460.7017</text:p>
          </table:table-cell>
          <table:table-cell table:formula="of:=[.P48]*1000000" office:value-type="float" office:value="939.57">
            <text:p>939.57</text:p>
          </table:table-cell>
          <table:table-cell table:formula="of:=[.Q48]*1000000" office:value-type="float" office:value="106.26">
            <text:p>106.26</text:p>
          </table:table-cell>
          <table:table-cell table:formula="of:=[.R48]*1000000" office:value-type="float" office:value="315.03">
            <text:p>315.03</text:p>
          </table:table-cell>
          <table:table-cell table:formula="of:=[.S48]*1000000" office:value-type="float" office:value="16.995">
            <text:p>16.995</text:p>
          </table:table-cell>
          <table:table-cell table:formula="of:=[.T48]*1000000" office:value-type="float" office:value="0.02186">
            <text:p>0.02186</text:p>
          </table:table-cell>
          <table:table-cell table:formula="of:=[.U48]*1000000" office:value-type="float" office:value="0.0000042578">
            <text:p>4.2578E-006</text:p>
          </table:table-cell>
          <table:table-cell table:formula="of:=[.V48]*1000000" office:value-type="float" office:value="0.000000000023832">
            <text:p>2.3832E-011</text:p>
          </table:table-cell>
          <table:table-cell table:formula="of:=[.W48]*1000000" office:value-type="float" office:value="939.57">
            <text:p>939.57</text:p>
          </table:table-cell>
          <table:table-cell table:formula="of:=[.X48]*1000000" office:value-type="float" office:value="106.26">
            <text:p>106.26</text:p>
          </table:table-cell>
          <table:table-cell table:formula="of:=[.Y48]*1000000" office:value-type="float" office:value="315.03">
            <text:p>315.03</text:p>
          </table:table-cell>
          <table:table-cell table:formula="of:=[.Z48]*1000000" office:value-type="float" office:value="20.244">
            <text:p>20.244</text:p>
          </table:table-cell>
          <table:table-cell table:formula="of:=[.AA48]*1000000" office:value-type="float" office:value="0">
            <text:p>0</text:p>
          </table:table-cell>
          <table:table-cell table:formula="of:=[.AB48]*1000000" office:value-type="float" office:value="0.0000042567">
            <text:p>4.2567E-006</text:p>
          </table:table-cell>
          <table:table-cell table:formula="of:=[.AC48]*1000000" office:value-type="float" office:value="0.000000000023832">
            <text:p>2.3832E-011</text:p>
          </table:table-cell>
          <table:table-cell office:value-type="float" office:value="0.00093957">
            <text:p>0.00093957</text:p>
          </table:table-cell>
          <table:table-cell office:value-type="float" office:value="0.00010626">
            <text:p>0.00010626</text:p>
          </table:table-cell>
          <table:table-cell office:value-type="float" office:value="0.00031503">
            <text:p>0.00031503</text:p>
          </table:table-cell>
          <table:table-cell table:style-name="ce1" office:value-type="string">
            <text:p>1.6995e-05</text:p>
          </table:table-cell>
          <table:table-cell table:style-name="ce1" office:value-type="string">
            <text:p>2.186e-08</text:p>
          </table:table-cell>
          <table:table-cell table:style-name="ce1" office:value-type="string">
            <text:p>4.2578e-12</text:p>
          </table:table-cell>
          <table:table-cell table:style-name="ce1" office:value-type="string">
            <text:p>2.3832e-17</text:p>
          </table:table-cell>
          <table:table-cell office:value-type="float" office:value="0.00093957">
            <text:p>0.00093957</text:p>
          </table:table-cell>
          <table:table-cell office:value-type="float" office:value="0.00010626">
            <text:p>0.00010626</text:p>
          </table:table-cell>
          <table:table-cell office:value-type="float" office:value="0.00031503">
            <text:p>0.00031503</text:p>
          </table:table-cell>
          <table:table-cell table:style-name="ce1" office:value-type="string">
            <text:p>2.0244e-05</text:p>
          </table:table-cell>
          <table:table-cell office:value-type="float" office:value="0">
            <text:p>0</text:p>
          </table:table-cell>
          <table:table-cell table:style-name="ce1" office:value-type="string">
            <text:p>4.2567e-12</text:p>
          </table:table-cell>
          <table:table-cell table:style-name="ce1" office:value-type="string">
            <text:p>2.3832e-17</text:p>
          </table:table-cell>
        </table:table-row>
        <table:table-row table:style-name="ro2">
          <table:table-cell office:value-type="float" office:value="470.7017">
            <text:p>470.7017</text:p>
          </table:table-cell>
          <table:table-cell table:formula="of:=[.P49]*1000000" office:value-type="float" office:value="931.15">
            <text:p>931.15</text:p>
          </table:table-cell>
          <table:table-cell table:formula="of:=[.Q49]*1000000" office:value-type="float" office:value="105.71">
            <text:p>105.71</text:p>
          </table:table-cell>
          <table:table-cell table:formula="of:=[.R49]*1000000" office:value-type="float" office:value="324.37">
            <text:p>324.37</text:p>
          </table:table-cell>
          <table:table-cell table:formula="of:=[.S49]*1000000" office:value-type="float" office:value="16.838">
            <text:p>16.838</text:p>
          </table:table-cell>
          <table:table-cell table:formula="of:=[.T49]*1000000" office:value-type="float" office:value="0.02225">
            <text:p>0.02225</text:p>
          </table:table-cell>
          <table:table-cell table:formula="of:=[.U49]*1000000" office:value-type="float" office:value="0.0000018517">
            <text:p>1.8517E-006</text:p>
          </table:table-cell>
          <table:table-cell table:formula="of:=[.V49]*1000000" office:value-type="float" office:value="0.000000000023105">
            <text:p>2.3105E-011</text:p>
          </table:table-cell>
          <table:table-cell table:formula="of:=[.W49]*1000000" office:value-type="float" office:value="931.15">
            <text:p>931.15</text:p>
          </table:table-cell>
          <table:table-cell table:formula="of:=[.X49]*1000000" office:value-type="float" office:value="105.71">
            <text:p>105.71</text:p>
          </table:table-cell>
          <table:table-cell table:formula="of:=[.Y49]*1000000" office:value-type="float" office:value="324.37">
            <text:p>324.37</text:p>
          </table:table-cell>
          <table:table-cell table:formula="of:=[.Z49]*1000000" office:value-type="float" office:value="20.239">
            <text:p>20.239</text:p>
          </table:table-cell>
          <table:table-cell table:formula="of:=[.AA49]*1000000" office:value-type="float" office:value="0">
            <text:p>0</text:p>
          </table:table-cell>
          <table:table-cell table:formula="of:=[.AB49]*1000000" office:value-type="float" office:value="0.0000018512">
            <text:p>1.8512E-006</text:p>
          </table:table-cell>
          <table:table-cell table:formula="of:=[.AC49]*1000000" office:value-type="float" office:value="0.000000000023105">
            <text:p>2.3105E-011</text:p>
          </table:table-cell>
          <table:table-cell office:value-type="float" office:value="0.00093115">
            <text:p>0.00093115</text:p>
          </table:table-cell>
          <table:table-cell office:value-type="float" office:value="0.00010571">
            <text:p>0.00010571</text:p>
          </table:table-cell>
          <table:table-cell office:value-type="float" office:value="0.00032437">
            <text:p>0.00032437</text:p>
          </table:table-cell>
          <table:table-cell table:style-name="ce1" office:value-type="string">
            <text:p>1.6838e-05</text:p>
          </table:table-cell>
          <table:table-cell table:style-name="ce1" office:value-type="string">
            <text:p>2.225e-08</text:p>
          </table:table-cell>
          <table:table-cell table:style-name="ce1" office:value-type="string">
            <text:p>1.8517e-12</text:p>
          </table:table-cell>
          <table:table-cell table:style-name="ce1" office:value-type="string">
            <text:p>2.3105e-17</text:p>
          </table:table-cell>
          <table:table-cell office:value-type="float" office:value="0.00093115">
            <text:p>0.00093115</text:p>
          </table:table-cell>
          <table:table-cell office:value-type="float" office:value="0.00010571">
            <text:p>0.00010571</text:p>
          </table:table-cell>
          <table:table-cell office:value-type="float" office:value="0.00032437">
            <text:p>0.00032437</text:p>
          </table:table-cell>
          <table:table-cell table:style-name="ce1" office:value-type="string">
            <text:p>2.0239e-05</text:p>
          </table:table-cell>
          <table:table-cell office:value-type="float" office:value="0">
            <text:p>0</text:p>
          </table:table-cell>
          <table:table-cell table:style-name="ce1" office:value-type="string">
            <text:p>1.8512e-12</text:p>
          </table:table-cell>
          <table:table-cell table:style-name="ce1" office:value-type="string">
            <text:p>2.3105e-17</text:p>
          </table:table-cell>
        </table:table-row>
        <table:table-row table:style-name="ro2">
          <table:table-cell office:value-type="float" office:value="480.7017">
            <text:p>480.7017</text:p>
          </table:table-cell>
          <table:table-cell table:formula="of:=[.P50]*1000000" office:value-type="float" office:value="922.89">
            <text:p>922.89</text:p>
          </table:table-cell>
          <table:table-cell table:formula="of:=[.Q50]*1000000" office:value-type="float" office:value="105.16">
            <text:p>105.16</text:p>
          </table:table-cell>
          <table:table-cell table:formula="of:=[.R50]*1000000" office:value-type="float" office:value="333.54">
            <text:p>333.54</text:p>
          </table:table-cell>
          <table:table-cell table:formula="of:=[.S50]*1000000" office:value-type="float" office:value="16.68">
            <text:p>16.68</text:p>
          </table:table-cell>
          <table:table-cell table:formula="of:=[.T50]*1000000" office:value-type="float" office:value="0.022633">
            <text:p>0.022633</text:p>
          </table:table-cell>
          <table:table-cell table:formula="of:=[.U50]*1000000" office:value-type="float" office:value="0.00000079414">
            <text:p>7.9414E-007</text:p>
          </table:table-cell>
          <table:table-cell table:formula="of:=[.V50]*1000000" office:value-type="float" office:value="0.000000000022401">
            <text:p>2.2401E-011</text:p>
          </table:table-cell>
          <table:table-cell table:formula="of:=[.W50]*1000000" office:value-type="float" office:value="922.89">
            <text:p>922.89</text:p>
          </table:table-cell>
          <table:table-cell table:formula="of:=[.X50]*1000000" office:value-type="float" office:value="105.15">
            <text:p>105.15</text:p>
          </table:table-cell>
          <table:table-cell table:formula="of:=[.Y50]*1000000" office:value-type="float" office:value="333.54">
            <text:p>333.54</text:p>
          </table:table-cell>
          <table:table-cell table:formula="of:=[.Z50]*1000000" office:value-type="float" office:value="20.234">
            <text:p>20.234</text:p>
          </table:table-cell>
          <table:table-cell table:formula="of:=[.AA50]*1000000" office:value-type="float" office:value="0">
            <text:p>0</text:p>
          </table:table-cell>
          <table:table-cell table:formula="of:=[.AB50]*1000000" office:value-type="float" office:value="0.00000079392">
            <text:p>7.9392E-007</text:p>
          </table:table-cell>
          <table:table-cell table:formula="of:=[.AC50]*1000000" office:value-type="float" office:value="0.000000000022401">
            <text:p>2.2401E-011</text:p>
          </table:table-cell>
          <table:table-cell office:value-type="float" office:value="0.00092289">
            <text:p>0.00092289</text:p>
          </table:table-cell>
          <table:table-cell office:value-type="float" office:value="0.00010516">
            <text:p>0.00010516</text:p>
          </table:table-cell>
          <table:table-cell office:value-type="float" office:value="0.00033354">
            <text:p>0.00033354</text:p>
          </table:table-cell>
          <table:table-cell table:style-name="ce1" office:value-type="string">
            <text:p>1.668e-05</text:p>
          </table:table-cell>
          <table:table-cell table:style-name="ce1" office:value-type="string">
            <text:p>2.2633e-08</text:p>
          </table:table-cell>
          <table:table-cell table:style-name="ce1" office:value-type="string">
            <text:p>7.9414e-13</text:p>
          </table:table-cell>
          <table:table-cell table:style-name="ce1" office:value-type="string">
            <text:p>2.2401e-17</text:p>
          </table:table-cell>
          <table:table-cell office:value-type="float" office:value="0.00092289">
            <text:p>0.00092289</text:p>
          </table:table-cell>
          <table:table-cell office:value-type="float" office:value="0.00010515">
            <text:p>0.00010515</text:p>
          </table:table-cell>
          <table:table-cell office:value-type="float" office:value="0.00033354">
            <text:p>0.00033354</text:p>
          </table:table-cell>
          <table:table-cell table:style-name="ce1" office:value-type="string">
            <text:p>2.0234e-05</text:p>
          </table:table-cell>
          <table:table-cell office:value-type="float" office:value="0">
            <text:p>0</text:p>
          </table:table-cell>
          <table:table-cell table:style-name="ce1" office:value-type="string">
            <text:p>7.9392e-13</text:p>
          </table:table-cell>
          <table:table-cell table:style-name="ce1" office:value-type="string">
            <text:p>2.2401e-17</text:p>
          </table:table-cell>
        </table:table-row>
        <table:table-row table:style-name="ro2">
          <table:table-cell office:value-type="float" office:value="490.7017">
            <text:p>490.7017</text:p>
          </table:table-cell>
          <table:table-cell table:formula="of:=[.P51]*1000000" office:value-type="float" office:value="914.78">
            <text:p>914.78</text:p>
          </table:table-cell>
          <table:table-cell table:formula="of:=[.Q51]*1000000" office:value-type="float" office:value="104.59">
            <text:p>104.59</text:p>
          </table:table-cell>
          <table:table-cell table:formula="of:=[.R51]*1000000" office:value-type="float" office:value="342.54">
            <text:p>342.54</text:p>
          </table:table-cell>
          <table:table-cell table:formula="of:=[.S51]*1000000" office:value-type="float" office:value="16.521">
            <text:p>16.521</text:p>
          </table:table-cell>
          <table:table-cell table:formula="of:=[.T51]*1000000" office:value-type="float" office:value="0.023007">
            <text:p>0.023007</text:p>
          </table:table-cell>
          <table:table-cell table:formula="of:=[.U51]*1000000" office:value-type="float" office:value="0.00000033609">
            <text:p>3.3609E-007</text:p>
          </table:table-cell>
          <table:table-cell table:formula="of:=[.V51]*1000000" office:value-type="float" office:value="0.000000000021718">
            <text:p>2.1718E-011</text:p>
          </table:table-cell>
          <table:table-cell table:formula="of:=[.W51]*1000000" office:value-type="float" office:value="914.78">
            <text:p>914.78</text:p>
          </table:table-cell>
          <table:table-cell table:formula="of:=[.X51]*1000000" office:value-type="float" office:value="104.59">
            <text:p>104.59</text:p>
          </table:table-cell>
          <table:table-cell table:formula="of:=[.Y51]*1000000" office:value-type="float" office:value="342.55">
            <text:p>342.55</text:p>
          </table:table-cell>
          <table:table-cell table:formula="of:=[.Z51]*1000000" office:value-type="float" office:value="20.229">
            <text:p>20.229</text:p>
          </table:table-cell>
          <table:table-cell table:formula="of:=[.AA51]*1000000" office:value-type="float" office:value="0">
            <text:p>0</text:p>
          </table:table-cell>
          <table:table-cell table:formula="of:=[.AB51]*1000000" office:value-type="float" office:value="0.000000336">
            <text:p>0.000000336</text:p>
          </table:table-cell>
          <table:table-cell table:formula="of:=[.AC51]*1000000" office:value-type="float" office:value="0.000000000021718">
            <text:p>2.1718E-011</text:p>
          </table:table-cell>
          <table:table-cell office:value-type="float" office:value="0.00091478">
            <text:p>0.00091478</text:p>
          </table:table-cell>
          <table:table-cell office:value-type="float" office:value="0.00010459">
            <text:p>0.00010459</text:p>
          </table:table-cell>
          <table:table-cell office:value-type="float" office:value="0.00034254">
            <text:p>0.00034254</text:p>
          </table:table-cell>
          <table:table-cell table:style-name="ce1" office:value-type="string">
            <text:p>1.6521e-05</text:p>
          </table:table-cell>
          <table:table-cell table:style-name="ce1" office:value-type="string">
            <text:p>2.3007e-08</text:p>
          </table:table-cell>
          <table:table-cell table:style-name="ce1" office:value-type="string">
            <text:p>3.3609e-13</text:p>
          </table:table-cell>
          <table:table-cell table:style-name="ce1" office:value-type="string">
            <text:p>2.1718e-17</text:p>
          </table:table-cell>
          <table:table-cell office:value-type="float" office:value="0.00091478">
            <text:p>0.00091478</text:p>
          </table:table-cell>
          <table:table-cell office:value-type="float" office:value="0.00010459">
            <text:p>0.00010459</text:p>
          </table:table-cell>
          <table:table-cell office:value-type="float" office:value="0.00034255">
            <text:p>0.00034255</text:p>
          </table:table-cell>
          <table:table-cell table:style-name="ce1" office:value-type="string">
            <text:p>2.0229e-05</text:p>
          </table:table-cell>
          <table:table-cell office:value-type="float" office:value="0">
            <text:p>0</text:p>
          </table:table-cell>
          <table:table-cell table:style-name="ce1" office:value-type="string">
            <text:p>3.36e-13</text:p>
          </table:table-cell>
          <table:table-cell table:style-name="ce1" office:value-type="string">
            <text:p>2.1718e-17</text:p>
          </table:table-cell>
        </table:table-row>
        <table:table-row table:style-name="ro2">
          <table:table-cell office:value-type="float" office:value="500.7017">
            <text:p>500.7017</text:p>
          </table:table-cell>
          <table:table-cell table:formula="of:=[.P52]*1000000" office:value-type="float" office:value="906.82">
            <text:p>906.82</text:p>
          </table:table-cell>
          <table:table-cell table:formula="of:=[.Q52]*1000000" office:value-type="float" office:value="104.03">
            <text:p>104.03</text:p>
          </table:table-cell>
          <table:table-cell table:formula="of:=[.R52]*1000000" office:value-type="float" office:value="351.39">
            <text:p>351.39</text:p>
          </table:table-cell>
          <table:table-cell table:formula="of:=[.S52]*1000000" office:value-type="float" office:value="16.36">
            <text:p>16.36</text:p>
          </table:table-cell>
          <table:table-cell table:formula="of:=[.T52]*1000000" office:value-type="float" office:value="0.023373">
            <text:p>0.023373</text:p>
          </table:table-cell>
          <table:table-cell table:formula="of:=[.U52]*1000000" office:value-type="float" office:value="0.00000014044">
            <text:p>1.4044E-007</text:p>
          </table:table-cell>
          <table:table-cell table:formula="of:=[.V52]*1000000" office:value-type="float" office:value="0.000000000021056">
            <text:p>2.1056E-011</text:p>
          </table:table-cell>
          <table:table-cell table:formula="of:=[.W52]*1000000" office:value-type="float" office:value="906.82">
            <text:p>906.82</text:p>
          </table:table-cell>
          <table:table-cell table:formula="of:=[.X52]*1000000" office:value-type="float" office:value="104.03">
            <text:p>104.03</text:p>
          </table:table-cell>
          <table:table-cell table:formula="of:=[.Y52]*1000000" office:value-type="float" office:value="351.4">
            <text:p>351.4</text:p>
          </table:table-cell>
          <table:table-cell table:formula="of:=[.Z52]*1000000" office:value-type="float" office:value="20.225">
            <text:p>20.225</text:p>
          </table:table-cell>
          <table:table-cell table:formula="of:=[.AA52]*1000000" office:value-type="float" office:value="0">
            <text:p>0</text:p>
          </table:table-cell>
          <table:table-cell table:formula="of:=[.AB52]*1000000" office:value-type="float" office:value="0.0000001404">
            <text:p>1.404E-007</text:p>
          </table:table-cell>
          <table:table-cell table:formula="of:=[.AC52]*1000000" office:value-type="float" office:value="0.000000000021056">
            <text:p>2.1056E-011</text:p>
          </table:table-cell>
          <table:table-cell office:value-type="float" office:value="0.00090682">
            <text:p>0.00090682</text:p>
          </table:table-cell>
          <table:table-cell office:value-type="float" office:value="0.00010403">
            <text:p>0.00010403</text:p>
          </table:table-cell>
          <table:table-cell office:value-type="float" office:value="0.00035139">
            <text:p>0.00035139</text:p>
          </table:table-cell>
          <table:table-cell table:style-name="ce1" office:value-type="string">
            <text:p>1.636e-05</text:p>
          </table:table-cell>
          <table:table-cell table:style-name="ce1" office:value-type="string">
            <text:p>2.3373e-08</text:p>
          </table:table-cell>
          <table:table-cell table:style-name="ce1" office:value-type="string">
            <text:p>1.4044e-13</text:p>
          </table:table-cell>
          <table:table-cell table:style-name="ce1" office:value-type="string">
            <text:p>2.1056e-17</text:p>
          </table:table-cell>
          <table:table-cell office:value-type="float" office:value="0.00090682">
            <text:p>0.00090682</text:p>
          </table:table-cell>
          <table:table-cell office:value-type="float" office:value="0.00010403">
            <text:p>0.00010403</text:p>
          </table:table-cell>
          <table:table-cell office:value-type="float" office:value="0.0003514">
            <text:p>0.0003514</text:p>
          </table:table-cell>
          <table:table-cell table:style-name="ce1" office:value-type="string">
            <text:p>2.0225e-05</text:p>
          </table:table-cell>
          <table:table-cell office:value-type="float" office:value="0">
            <text:p>0</text:p>
          </table:table-cell>
          <table:table-cell table:style-name="ce1" office:value-type="string">
            <text:p>1.404e-13</text:p>
          </table:table-cell>
          <table:table-cell table:style-name="ce1" office:value-type="string">
            <text:p>2.1056e-17</text:p>
          </table:table-cell>
        </table:table-row>
        <table:table-row table:style-name="ro2">
          <table:table-cell office:value-type="float" office:value="510.7017">
            <text:p>510.7017</text:p>
          </table:table-cell>
          <table:table-cell table:formula="of:=[.P53]*1000000" office:value-type="float" office:value="899">
            <text:p>899</text:p>
          </table:table-cell>
          <table:table-cell table:formula="of:=[.Q53]*1000000" office:value-type="float" office:value="103.46">
            <text:p>103.46</text:p>
          </table:table-cell>
          <table:table-cell table:formula="of:=[.R53]*1000000" office:value-type="float" office:value="360.09">
            <text:p>360.09</text:p>
          </table:table-cell>
          <table:table-cell table:formula="of:=[.S53]*1000000" office:value-type="float" office:value="16.199">
            <text:p>16.199</text:p>
          </table:table-cell>
          <table:table-cell table:formula="of:=[.T53]*1000000" office:value-type="float" office:value="0.023732">
            <text:p>0.023732</text:p>
          </table:table-cell>
          <table:table-cell table:formula="of:=[.U53]*1000000" office:value-type="float" office:value="0.00000005797">
            <text:p>0.000000058</text:p>
          </table:table-cell>
          <table:table-cell table:formula="of:=[.V53]*1000000" office:value-type="float" office:value="0.000000000020415">
            <text:p>2.0415E-011</text:p>
          </table:table-cell>
          <table:table-cell table:formula="of:=[.W53]*1000000" office:value-type="float" office:value="898.99">
            <text:p>898.99</text:p>
          </table:table-cell>
          <table:table-cell table:formula="of:=[.X53]*1000000" office:value-type="float" office:value="103.46">
            <text:p>103.46</text:p>
          </table:table-cell>
          <table:table-cell table:formula="of:=[.Y53]*1000000" office:value-type="float" office:value="360.1">
            <text:p>360.1</text:p>
          </table:table-cell>
          <table:table-cell table:formula="of:=[.Z53]*1000000" office:value-type="float" office:value="20.221">
            <text:p>20.221</text:p>
          </table:table-cell>
          <table:table-cell table:formula="of:=[.AA53]*1000000" office:value-type="float" office:value="0">
            <text:p>0</text:p>
          </table:table-cell>
          <table:table-cell table:formula="of:=[.AB53]*1000000" office:value-type="float" office:value="0.000000057964">
            <text:p>0.000000058</text:p>
          </table:table-cell>
          <table:table-cell table:formula="of:=[.AC53]*1000000" office:value-type="float" office:value="0.000000000020415">
            <text:p>2.0415E-011</text:p>
          </table:table-cell>
          <table:table-cell office:value-type="float" office:value="0.000899">
            <text:p>0.000899</text:p>
          </table:table-cell>
          <table:table-cell office:value-type="float" office:value="0.00010346">
            <text:p>0.00010346</text:p>
          </table:table-cell>
          <table:table-cell office:value-type="float" office:value="0.00036009">
            <text:p>0.00036009</text:p>
          </table:table-cell>
          <table:table-cell table:style-name="ce1" office:value-type="string">
            <text:p>1.6199e-05</text:p>
          </table:table-cell>
          <table:table-cell table:style-name="ce1" office:value-type="string">
            <text:p>2.3732e-08</text:p>
          </table:table-cell>
          <table:table-cell table:style-name="ce1" office:value-type="string">
            <text:p>5.797e-14</text:p>
          </table:table-cell>
          <table:table-cell table:style-name="ce1" office:value-type="string">
            <text:p>2.0415e-17</text:p>
          </table:table-cell>
          <table:table-cell office:value-type="float" office:value="0.00089899">
            <text:p>0.00089899</text:p>
          </table:table-cell>
          <table:table-cell office:value-type="float" office:value="0.00010346">
            <text:p>0.00010346</text:p>
          </table:table-cell>
          <table:table-cell office:value-type="float" office:value="0.0003601">
            <text:p>0.0003601</text:p>
          </table:table-cell>
          <table:table-cell table:style-name="ce1" office:value-type="string">
            <text:p>2.0221e-05</text:p>
          </table:table-cell>
          <table:table-cell office:value-type="float" office:value="0">
            <text:p>0</text:p>
          </table:table-cell>
          <table:table-cell table:style-name="ce1" office:value-type="string">
            <text:p>5.7964e-14</text:p>
          </table:table-cell>
          <table:table-cell table:style-name="ce1" office:value-type="string">
            <text:p>2.0415e-17</text:p>
          </table:table-cell>
        </table:table-row>
        <table:table-row table:style-name="ro2">
          <table:table-cell office:value-type="float" office:value="520.7017">
            <text:p>520.7017</text:p>
          </table:table-cell>
          <table:table-cell table:formula="of:=[.P54]*1000000" office:value-type="float" office:value="891.3">
            <text:p>891.3</text:p>
          </table:table-cell>
          <table:table-cell table:formula="of:=[.Q54]*1000000" office:value-type="float" office:value="102.89">
            <text:p>102.89</text:p>
          </table:table-cell>
          <table:table-cell table:formula="of:=[.R54]*1000000" office:value-type="float" office:value="368.65">
            <text:p>368.65</text:p>
          </table:table-cell>
          <table:table-cell table:formula="of:=[.S54]*1000000" office:value-type="float" office:value="16.037">
            <text:p>16.037</text:p>
          </table:table-cell>
          <table:table-cell table:formula="of:=[.T54]*1000000" office:value-type="float" office:value="0.024083">
            <text:p>0.024083</text:p>
          </table:table-cell>
          <table:table-cell table:formula="of:=[.U54]*1000000" office:value-type="float" office:value="0.000000023653">
            <text:p>2.3653E-008</text:p>
          </table:table-cell>
          <table:table-cell table:formula="of:=[.V54]*1000000" office:value-type="float" office:value="0.000000000019793">
            <text:p>1.9793E-011</text:p>
          </table:table-cell>
          <table:table-cell table:formula="of:=[.W54]*1000000" office:value-type="float" office:value="891.3">
            <text:p>891.3</text:p>
          </table:table-cell>
          <table:table-cell table:formula="of:=[.X54]*1000000" office:value-type="float" office:value="102.88">
            <text:p>102.88</text:p>
          </table:table-cell>
          <table:table-cell table:formula="of:=[.Y54]*1000000" office:value-type="float" office:value="368.65">
            <text:p>368.65</text:p>
          </table:table-cell>
          <table:table-cell table:formula="of:=[.Z54]*1000000" office:value-type="float" office:value="20.217">
            <text:p>20.217</text:p>
          </table:table-cell>
          <table:table-cell table:formula="of:=[.AA54]*1000000" office:value-type="float" office:value="0">
            <text:p>0</text:p>
          </table:table-cell>
          <table:table-cell table:formula="of:=[.AB54]*1000000" office:value-type="float" office:value="0.000000023653">
            <text:p>2.3653E-008</text:p>
          </table:table-cell>
          <table:table-cell table:formula="of:=[.AC54]*1000000" office:value-type="float" office:value="0.000000000019793">
            <text:p>1.9793E-011</text:p>
          </table:table-cell>
          <table:table-cell office:value-type="float" office:value="0.0008913">
            <text:p>0.0008913</text:p>
          </table:table-cell>
          <table:table-cell office:value-type="float" office:value="0.00010289">
            <text:p>0.00010289</text:p>
          </table:table-cell>
          <table:table-cell office:value-type="float" office:value="0.00036865">
            <text:p>0.00036865</text:p>
          </table:table-cell>
          <table:table-cell table:style-name="ce1" office:value-type="string">
            <text:p>1.6037e-05</text:p>
          </table:table-cell>
          <table:table-cell table:style-name="ce1" office:value-type="string">
            <text:p>2.4083e-08</text:p>
          </table:table-cell>
          <table:table-cell table:style-name="ce1" office:value-type="string">
            <text:p>2.3653e-14</text:p>
          </table:table-cell>
          <table:table-cell table:style-name="ce1" office:value-type="string">
            <text:p>1.9793e-17</text:p>
          </table:table-cell>
          <table:table-cell office:value-type="float" office:value="0.0008913">
            <text:p>0.0008913</text:p>
          </table:table-cell>
          <table:table-cell office:value-type="float" office:value="0.00010288">
            <text:p>0.00010288</text:p>
          </table:table-cell>
          <table:table-cell office:value-type="float" office:value="0.00036865">
            <text:p>0.00036865</text:p>
          </table:table-cell>
          <table:table-cell table:style-name="ce1" office:value-type="string">
            <text:p>2.0217e-05</text:p>
          </table:table-cell>
          <table:table-cell office:value-type="float" office:value="0">
            <text:p>0</text:p>
          </table:table-cell>
          <table:table-cell table:style-name="ce1" office:value-type="string">
            <text:p>2.3653e-14</text:p>
          </table:table-cell>
          <table:table-cell table:style-name="ce1" office:value-type="string">
            <text:p>1.9793e-17</text:p>
          </table:table-cell>
        </table:table-row>
        <table:table-row table:style-name="ro2">
          <table:table-cell office:value-type="float" office:value="530.7017">
            <text:p>530.7017</text:p>
          </table:table-cell>
          <table:table-cell table:formula="of:=[.P55]*1000000" office:value-type="float" office:value="883.73">
            <text:p>883.73</text:p>
          </table:table-cell>
          <table:table-cell table:formula="of:=[.Q55]*1000000" office:value-type="float" office:value="102.31">
            <text:p>102.31</text:p>
          </table:table-cell>
          <table:table-cell table:formula="of:=[.R55]*1000000" office:value-type="float" office:value="377.07">
            <text:p>377.07</text:p>
          </table:table-cell>
          <table:table-cell table:formula="of:=[.S55]*1000000" office:value-type="float" office:value="15.874">
            <text:p>15.874</text:p>
          </table:table-cell>
          <table:table-cell table:formula="of:=[.T55]*1000000" office:value-type="float" office:value="0.024428">
            <text:p>0.024428</text:p>
          </table:table-cell>
          <table:table-cell table:formula="of:=[.U55]*1000000" office:value-type="float" office:value="0.0000000095415">
            <text:p>9.5415E-009</text:p>
          </table:table-cell>
          <table:table-cell table:formula="of:=[.V55]*1000000" office:value-type="float" office:value="0.000000000019191">
            <text:p>1.9191E-011</text:p>
          </table:table-cell>
          <table:table-cell table:formula="of:=[.W55]*1000000" office:value-type="float" office:value="883.73">
            <text:p>883.73</text:p>
          </table:table-cell>
          <table:table-cell table:formula="of:=[.X55]*1000000" office:value-type="float" office:value="102.31">
            <text:p>102.31</text:p>
          </table:table-cell>
          <table:table-cell table:formula="of:=[.Y55]*1000000" office:value-type="float" office:value="377.08">
            <text:p>377.08</text:p>
          </table:table-cell>
          <table:table-cell table:formula="of:=[.Z55]*1000000" office:value-type="float" office:value="20.213">
            <text:p>20.213</text:p>
          </table:table-cell>
          <table:table-cell table:formula="of:=[.AA55]*1000000" office:value-type="float" office:value="0">
            <text:p>0</text:p>
          </table:table-cell>
          <table:table-cell table:formula="of:=[.AB55]*1000000" office:value-type="float" office:value="0.0000000095488">
            <text:p>9.5488E-009</text:p>
          </table:table-cell>
          <table:table-cell table:formula="of:=[.AC55]*1000000" office:value-type="float" office:value="0.00000000001919">
            <text:p>1.919E-011</text:p>
          </table:table-cell>
          <table:table-cell office:value-type="float" office:value="0.00088373">
            <text:p>0.00088373</text:p>
          </table:table-cell>
          <table:table-cell office:value-type="float" office:value="0.00010231">
            <text:p>0.00010231</text:p>
          </table:table-cell>
          <table:table-cell office:value-type="float" office:value="0.00037707">
            <text:p>0.00037707</text:p>
          </table:table-cell>
          <table:table-cell table:style-name="ce1" office:value-type="string">
            <text:p>1.5874e-05</text:p>
          </table:table-cell>
          <table:table-cell table:style-name="ce1" office:value-type="string">
            <text:p>2.4428e-08</text:p>
          </table:table-cell>
          <table:table-cell table:style-name="ce1" office:value-type="string">
            <text:p>9.5415e-15</text:p>
          </table:table-cell>
          <table:table-cell table:style-name="ce1" office:value-type="string">
            <text:p>1.9191e-17</text:p>
          </table:table-cell>
          <table:table-cell office:value-type="float" office:value="0.00088373">
            <text:p>0.00088373</text:p>
          </table:table-cell>
          <table:table-cell office:value-type="float" office:value="0.00010231">
            <text:p>0.00010231</text:p>
          </table:table-cell>
          <table:table-cell office:value-type="float" office:value="0.00037708">
            <text:p>0.00037708</text:p>
          </table:table-cell>
          <table:table-cell table:style-name="ce1" office:value-type="string">
            <text:p>2.0213e-05</text:p>
          </table:table-cell>
          <table:table-cell office:value-type="float" office:value="0">
            <text:p>0</text:p>
          </table:table-cell>
          <table:table-cell table:style-name="ce1" office:value-type="string">
            <text:p>9.5488e-15</text:p>
          </table:table-cell>
          <table:table-cell table:style-name="ce1" office:value-type="string">
            <text:p>1.919e-17</text:p>
          </table:table-cell>
        </table:table-row>
        <table:table-row table:style-name="ro2">
          <table:table-cell office:value-type="float" office:value="540.7017">
            <text:p>540.7017</text:p>
          </table:table-cell>
          <table:table-cell table:formula="of:=[.P56]*1000000" office:value-type="float" office:value="876.27">
            <text:p>876.27</text:p>
          </table:table-cell>
          <table:table-cell table:formula="of:=[.Q56]*1000000" office:value-type="float" office:value="101.74">
            <text:p>101.74</text:p>
          </table:table-cell>
          <table:table-cell table:formula="of:=[.R56]*1000000" office:value-type="float" office:value="385.37">
            <text:p>385.37</text:p>
          </table:table-cell>
          <table:table-cell table:formula="of:=[.S56]*1000000" office:value-type="float" office:value="15.71">
            <text:p>15.71</text:p>
          </table:table-cell>
          <table:table-cell table:formula="of:=[.T56]*1000000" office:value-type="float" office:value="0.024765">
            <text:p>0.024765</text:p>
          </table:table-cell>
          <table:table-cell table:formula="of:=[.U56]*1000000" office:value-type="float" office:value="0.0000000038076">
            <text:p>3.8076E-009</text:p>
          </table:table-cell>
          <table:table-cell table:formula="of:=[.V56]*1000000" office:value-type="float" office:value="0.000000000018606">
            <text:p>1.8606E-011</text:p>
          </table:table-cell>
          <table:table-cell table:formula="of:=[.W56]*1000000" office:value-type="float" office:value="876.27">
            <text:p>876.27</text:p>
          </table:table-cell>
          <table:table-cell table:formula="of:=[.X56]*1000000" office:value-type="float" office:value="101.74">
            <text:p>101.74</text:p>
          </table:table-cell>
          <table:table-cell table:formula="of:=[.Y56]*1000000" office:value-type="float" office:value="385.37">
            <text:p>385.37</text:p>
          </table:table-cell>
          <table:table-cell table:formula="of:=[.Z56]*1000000" office:value-type="float" office:value="20.21">
            <text:p>20.21</text:p>
          </table:table-cell>
          <table:table-cell table:formula="of:=[.AA56]*1000000" office:value-type="float" office:value="0">
            <text:p>0</text:p>
          </table:table-cell>
          <table:table-cell table:formula="of:=[.AB56]*1000000" office:value-type="float" office:value="0.0000000038123">
            <text:p>3.8123E-009</text:p>
          </table:table-cell>
          <table:table-cell table:formula="of:=[.AC56]*1000000" office:value-type="float" office:value="0.000000000018606">
            <text:p>1.8606E-011</text:p>
          </table:table-cell>
          <table:table-cell office:value-type="float" office:value="0.00087627">
            <text:p>0.00087627</text:p>
          </table:table-cell>
          <table:table-cell office:value-type="float" office:value="0.00010174">
            <text:p>0.00010174</text:p>
          </table:table-cell>
          <table:table-cell office:value-type="float" office:value="0.00038537">
            <text:p>0.00038537</text:p>
          </table:table-cell>
          <table:table-cell table:style-name="ce1" office:value-type="string">
            <text:p>1.571e-05</text:p>
          </table:table-cell>
          <table:table-cell table:style-name="ce1" office:value-type="string">
            <text:p>2.4765e-08</text:p>
          </table:table-cell>
          <table:table-cell table:style-name="ce1" office:value-type="string">
            <text:p>3.8076e-15</text:p>
          </table:table-cell>
          <table:table-cell table:style-name="ce1" office:value-type="string">
            <text:p>1.8606e-17</text:p>
          </table:table-cell>
          <table:table-cell office:value-type="float" office:value="0.00087627">
            <text:p>0.00087627</text:p>
          </table:table-cell>
          <table:table-cell office:value-type="float" office:value="0.00010174">
            <text:p>0.00010174</text:p>
          </table:table-cell>
          <table:table-cell office:value-type="float" office:value="0.00038537">
            <text:p>0.00038537</text:p>
          </table:table-cell>
          <table:table-cell table:style-name="ce1" office:value-type="string">
            <text:p>2.021e-05</text:p>
          </table:table-cell>
          <table:table-cell office:value-type="float" office:value="0">
            <text:p>0</text:p>
          </table:table-cell>
          <table:table-cell table:style-name="ce1" office:value-type="string">
            <text:p>3.8123e-15</text:p>
          </table:table-cell>
          <table:table-cell table:style-name="ce1" office:value-type="string">
            <text:p>1.8606e-17</text:p>
          </table:table-cell>
        </table:table-row>
        <table:table-row table:style-name="ro2">
          <table:table-cell office:value-type="float" office:value="550.7017">
            <text:p>550.7017</text:p>
          </table:table-cell>
          <table:table-cell table:formula="of:=[.P57]*1000000" office:value-type="float" office:value="868.93">
            <text:p>868.93</text:p>
          </table:table-cell>
          <table:table-cell table:formula="of:=[.Q57]*1000000" office:value-type="float" office:value="101.16">
            <text:p>101.16</text:p>
          </table:table-cell>
          <table:table-cell table:formula="of:=[.R57]*1000000" office:value-type="float" office:value="393.55">
            <text:p>393.55</text:p>
          </table:table-cell>
          <table:table-cell table:formula="of:=[.S57]*1000000" office:value-type="float" office:value="15.545">
            <text:p>15.545</text:p>
          </table:table-cell>
          <table:table-cell table:formula="of:=[.T57]*1000000" office:value-type="float" office:value="0.025095">
            <text:p>0.025095</text:p>
          </table:table-cell>
          <table:table-cell table:formula="of:=[.U57]*1000000" office:value-type="float" office:value="0.0000000015041">
            <text:p>1.5041E-009</text:p>
          </table:table-cell>
          <table:table-cell table:formula="of:=[.V57]*1000000" office:value-type="float" office:value="0.00000000001804">
            <text:p>1.804E-011</text:p>
          </table:table-cell>
          <table:table-cell table:formula="of:=[.W57]*1000000" office:value-type="float" office:value="868.92">
            <text:p>868.92</text:p>
          </table:table-cell>
          <table:table-cell table:formula="of:=[.X57]*1000000" office:value-type="float" office:value="101.16">
            <text:p>101.16</text:p>
          </table:table-cell>
          <table:table-cell table:formula="of:=[.Y57]*1000000" office:value-type="float" office:value="393.55">
            <text:p>393.55</text:p>
          </table:table-cell>
          <table:table-cell table:formula="of:=[.Z57]*1000000" office:value-type="float" office:value="20.207">
            <text:p>20.207</text:p>
          </table:table-cell>
          <table:table-cell table:formula="of:=[.AA57]*1000000" office:value-type="float" office:value="0">
            <text:p>0</text:p>
          </table:table-cell>
          <table:table-cell table:formula="of:=[.AB57]*1000000" office:value-type="float" office:value="0.0000000015052">
            <text:p>1.5052E-009</text:p>
          </table:table-cell>
          <table:table-cell table:formula="of:=[.AC57]*1000000" office:value-type="float" office:value="0.00000000001804">
            <text:p>1.804E-011</text:p>
          </table:table-cell>
          <table:table-cell office:value-type="float" office:value="0.00086893">
            <text:p>0.00086893</text:p>
          </table:table-cell>
          <table:table-cell office:value-type="float" office:value="0.00010116">
            <text:p>0.00010116</text:p>
          </table:table-cell>
          <table:table-cell office:value-type="float" office:value="0.00039355">
            <text:p>0.00039355</text:p>
          </table:table-cell>
          <table:table-cell table:style-name="ce1" office:value-type="string">
            <text:p>1.5545e-05</text:p>
          </table:table-cell>
          <table:table-cell table:style-name="ce1" office:value-type="string">
            <text:p>2.5095e-08</text:p>
          </table:table-cell>
          <table:table-cell table:style-name="ce1" office:value-type="string">
            <text:p>1.5041e-15</text:p>
          </table:table-cell>
          <table:table-cell table:style-name="ce1" office:value-type="string">
            <text:p>1.804e-17</text:p>
          </table:table-cell>
          <table:table-cell office:value-type="float" office:value="0.00086892">
            <text:p>0.00086892</text:p>
          </table:table-cell>
          <table:table-cell office:value-type="float" office:value="0.00010116">
            <text:p>0.00010116</text:p>
          </table:table-cell>
          <table:table-cell office:value-type="float" office:value="0.00039355">
            <text:p>0.00039355</text:p>
          </table:table-cell>
          <table:table-cell table:style-name="ce1" office:value-type="string">
            <text:p>2.0207e-05</text:p>
          </table:table-cell>
          <table:table-cell office:value-type="float" office:value="0">
            <text:p>0</text:p>
          </table:table-cell>
          <table:table-cell table:style-name="ce1" office:value-type="string">
            <text:p>1.5052e-15</text:p>
          </table:table-cell>
          <table:table-cell table:style-name="ce1" office:value-type="string">
            <text:p>1.804e-17</text:p>
          </table:table-cell>
        </table:table-row>
        <table:table-row table:style-name="ro2">
          <table:table-cell office:value-type="float" office:value="560.7017">
            <text:p>560.7017</text:p>
          </table:table-cell>
          <table:table-cell table:formula="of:=[.P58]*1000000" office:value-type="float" office:value="861.69">
            <text:p>861.69</text:p>
          </table:table-cell>
          <table:table-cell table:formula="of:=[.Q58]*1000000" office:value-type="float" office:value="100.59">
            <text:p>100.59</text:p>
          </table:table-cell>
          <table:table-cell table:formula="of:=[.R58]*1000000" office:value-type="float" office:value="401.61">
            <text:p>401.61</text:p>
          </table:table-cell>
          <table:table-cell table:formula="of:=[.S58]*1000000" office:value-type="float" office:value="15.38">
            <text:p>15.38</text:p>
          </table:table-cell>
          <table:table-cell table:formula="of:=[.T58]*1000000" office:value-type="float" office:value="0.025419">
            <text:p>0.025419</text:p>
          </table:table-cell>
          <table:table-cell table:formula="of:=[.U58]*1000000" office:value-type="float" office:value="0.00000000058903">
            <text:p>5.8903E-010</text:p>
          </table:table-cell>
          <table:table-cell table:formula="of:=[.V58]*1000000" office:value-type="float" office:value="0.000000000017491">
            <text:p>1.7491E-011</text:p>
          </table:table-cell>
          <table:table-cell table:formula="of:=[.W58]*1000000" office:value-type="float" office:value="861.68">
            <text:p>861.68</text:p>
          </table:table-cell>
          <table:table-cell table:formula="of:=[.X58]*1000000" office:value-type="float" office:value="100.58">
            <text:p>100.58</text:p>
          </table:table-cell>
          <table:table-cell table:formula="of:=[.Y58]*1000000" office:value-type="float" office:value="401.61">
            <text:p>401.61</text:p>
          </table:table-cell>
          <table:table-cell table:formula="of:=[.Z58]*1000000" office:value-type="float" office:value="20.204">
            <text:p>20.204</text:p>
          </table:table-cell>
          <table:table-cell table:formula="of:=[.AA58]*1000000" office:value-type="float" office:value="0">
            <text:p>0</text:p>
          </table:table-cell>
          <table:table-cell table:formula="of:=[.AB58]*1000000" office:value-type="float" office:value="0.00000000058964">
            <text:p>5.8964E-010</text:p>
          </table:table-cell>
          <table:table-cell table:formula="of:=[.AC58]*1000000" office:value-type="float" office:value="0.000000000017491">
            <text:p>1.7491E-011</text:p>
          </table:table-cell>
          <table:table-cell office:value-type="float" office:value="0.00086169">
            <text:p>0.00086169</text:p>
          </table:table-cell>
          <table:table-cell office:value-type="float" office:value="0.00010059">
            <text:p>0.00010059</text:p>
          </table:table-cell>
          <table:table-cell office:value-type="float" office:value="0.00040161">
            <text:p>0.00040161</text:p>
          </table:table-cell>
          <table:table-cell table:style-name="ce1" office:value-type="string">
            <text:p>1.538e-05</text:p>
          </table:table-cell>
          <table:table-cell table:style-name="ce1" office:value-type="string">
            <text:p>2.5419e-08</text:p>
          </table:table-cell>
          <table:table-cell table:style-name="ce1" office:value-type="string">
            <text:p>5.8903e-16</text:p>
          </table:table-cell>
          <table:table-cell table:style-name="ce1" office:value-type="string">
            <text:p>1.7491e-17</text:p>
          </table:table-cell>
          <table:table-cell office:value-type="float" office:value="0.00086168">
            <text:p>0.00086168</text:p>
          </table:table-cell>
          <table:table-cell office:value-type="float" office:value="0.00010058">
            <text:p>0.00010058</text:p>
          </table:table-cell>
          <table:table-cell office:value-type="float" office:value="0.00040161">
            <text:p>0.00040161</text:p>
          </table:table-cell>
          <table:table-cell table:style-name="ce1" office:value-type="string">
            <text:p>2.0204e-05</text:p>
          </table:table-cell>
          <table:table-cell office:value-type="float" office:value="0">
            <text:p>0</text:p>
          </table:table-cell>
          <table:table-cell table:style-name="ce1" office:value-type="string">
            <text:p>5.8964e-16</text:p>
          </table:table-cell>
          <table:table-cell table:style-name="ce1" office:value-type="string">
            <text:p>1.7491e-17</text:p>
          </table:table-cell>
        </table:table-row>
        <table:table-row table:style-name="ro2">
          <table:table-cell office:value-type="float" office:value="570.7017">
            <text:p>570.7017</text:p>
          </table:table-cell>
          <table:table-cell table:formula="of:=[.P59]*1000000" office:value-type="float" office:value="854.55">
            <text:p>854.55</text:p>
          </table:table-cell>
          <table:table-cell table:formula="of:=[.Q59]*1000000" office:value-type="float" office:value="100.01">
            <text:p>100.01</text:p>
          </table:table-cell>
          <table:table-cell table:formula="of:=[.R59]*1000000" office:value-type="float" office:value="409.55">
            <text:p>409.55</text:p>
          </table:table-cell>
          <table:table-cell table:formula="of:=[.S59]*1000000" office:value-type="float" office:value="15.215">
            <text:p>15.215</text:p>
          </table:table-cell>
          <table:table-cell table:formula="of:=[.T59]*1000000" office:value-type="float" office:value="0.025736">
            <text:p>0.025736</text:p>
          </table:table-cell>
          <table:table-cell table:formula="of:=[.U59]*1000000" office:value-type="float" office:value="0.00000000022646">
            <text:p>2.2646E-010</text:p>
          </table:table-cell>
          <table:table-cell table:formula="of:=[.V59]*1000000" office:value-type="float" office:value="0.000000000016959">
            <text:p>1.6959E-011</text:p>
          </table:table-cell>
          <table:table-cell table:formula="of:=[.W59]*1000000" office:value-type="float" office:value="854.54">
            <text:p>854.54</text:p>
          </table:table-cell>
          <table:table-cell table:formula="of:=[.X59]*1000000" office:value-type="float" office:value="100.01">
            <text:p>100.01</text:p>
          </table:table-cell>
          <table:table-cell table:formula="of:=[.Y59]*1000000" office:value-type="float" office:value="409.56">
            <text:p>409.56</text:p>
          </table:table-cell>
          <table:table-cell table:formula="of:=[.Z59]*1000000" office:value-type="float" office:value="20.202">
            <text:p>20.202</text:p>
          </table:table-cell>
          <table:table-cell table:formula="of:=[.AA59]*1000000" office:value-type="float" office:value="0">
            <text:p>0</text:p>
          </table:table-cell>
          <table:table-cell table:formula="of:=[.AB59]*1000000" office:value-type="float" office:value="0.00000000023333">
            <text:p>2.3333E-010</text:p>
          </table:table-cell>
          <table:table-cell table:formula="of:=[.AC59]*1000000" office:value-type="float" office:value="0.000000000016959">
            <text:p>1.6959E-011</text:p>
          </table:table-cell>
          <table:table-cell office:value-type="float" office:value="0.00085455">
            <text:p>0.00085455</text:p>
          </table:table-cell>
          <table:table-cell office:value-type="float" office:value="0.00010001">
            <text:p>0.00010001</text:p>
          </table:table-cell>
          <table:table-cell office:value-type="float" office:value="0.00040955">
            <text:p>0.00040955</text:p>
          </table:table-cell>
          <table:table-cell table:style-name="ce1" office:value-type="string">
            <text:p>1.5215e-05</text:p>
          </table:table-cell>
          <table:table-cell table:style-name="ce1" office:value-type="string">
            <text:p>2.5736e-08</text:p>
          </table:table-cell>
          <table:table-cell table:style-name="ce1" office:value-type="string">
            <text:p>2.2646e-16</text:p>
          </table:table-cell>
          <table:table-cell table:style-name="ce1" office:value-type="string">
            <text:p>1.6959e-17</text:p>
          </table:table-cell>
          <table:table-cell office:value-type="float" office:value="0.00085454">
            <text:p>0.00085454</text:p>
          </table:table-cell>
          <table:table-cell office:value-type="float" office:value="0.00010001">
            <text:p>0.00010001</text:p>
          </table:table-cell>
          <table:table-cell office:value-type="float" office:value="0.00040956">
            <text:p>0.00040956</text:p>
          </table:table-cell>
          <table:table-cell table:style-name="ce1" office:value-type="string">
            <text:p>2.0202e-05</text:p>
          </table:table-cell>
          <table:table-cell office:value-type="float" office:value="0">
            <text:p>0</text:p>
          </table:table-cell>
          <table:table-cell table:style-name="ce1" office:value-type="string">
            <text:p>2.3333e-16</text:p>
          </table:table-cell>
          <table:table-cell table:style-name="ce1" office:value-type="string">
            <text:p>1.6959e-17</text:p>
          </table:table-cell>
        </table:table-row>
        <table:table-row table:style-name="ro2">
          <table:table-cell office:value-type="float" office:value="580.7017">
            <text:p>580.7017</text:p>
          </table:table-cell>
          <table:table-cell table:formula="of:=[.P60]*1000000" office:value-type="float" office:value="847.5">
            <text:p>847.5</text:p>
          </table:table-cell>
          <table:table-cell table:formula="of:=[.Q60]*1000000" office:value-type="float" office:value="99.435">
            <text:p>99.435</text:p>
          </table:table-cell>
          <table:table-cell table:formula="of:=[.R60]*1000000" office:value-type="float" office:value="417.4">
            <text:p>417.4</text:p>
          </table:table-cell>
          <table:table-cell table:formula="of:=[.S60]*1000000" office:value-type="float" office:value="15.048">
            <text:p>15.048</text:p>
          </table:table-cell>
          <table:table-cell table:formula="of:=[.T60]*1000000" office:value-type="float" office:value="0.026047">
            <text:p>0.026047</text:p>
          </table:table-cell>
          <table:table-cell table:formula="of:=[.U60]*1000000" office:value-type="float" office:value="0.000000000090001">
            <text:p>9.0001E-011</text:p>
          </table:table-cell>
          <table:table-cell table:formula="of:=[.V60]*1000000" office:value-type="float" office:value="0.000000000016443">
            <text:p>1.6443E-011</text:p>
          </table:table-cell>
          <table:table-cell table:formula="of:=[.W60]*1000000" office:value-type="float" office:value="847.5">
            <text:p>847.5</text:p>
          </table:table-cell>
          <table:table-cell table:formula="of:=[.X60]*1000000" office:value-type="float" office:value="99.434">
            <text:p>99.434</text:p>
          </table:table-cell>
          <table:table-cell table:formula="of:=[.Y60]*1000000" office:value-type="float" office:value="417.4">
            <text:p>417.4</text:p>
          </table:table-cell>
          <table:table-cell table:formula="of:=[.Z60]*1000000" office:value-type="float" office:value="20.199">
            <text:p>20.199</text:p>
          </table:table-cell>
          <table:table-cell table:formula="of:=[.AA60]*1000000" office:value-type="float" office:value="0">
            <text:p>0</text:p>
          </table:table-cell>
          <table:table-cell table:formula="of:=[.AB60]*1000000" office:value-type="float" office:value="0.000000000087947">
            <text:p>8.7947E-011</text:p>
          </table:table-cell>
          <table:table-cell table:formula="of:=[.AC60]*1000000" office:value-type="float" office:value="0.000000000016443">
            <text:p>1.6443E-011</text:p>
          </table:table-cell>
          <table:table-cell office:value-type="float" office:value="0.0008475">
            <text:p>0.0008475</text:p>
          </table:table-cell>
          <table:table-cell table:style-name="ce1" office:value-type="string">
            <text:p>9.9435e-05</text:p>
          </table:table-cell>
          <table:table-cell office:value-type="float" office:value="0.0004174">
            <text:p>0.0004174</text:p>
          </table:table-cell>
          <table:table-cell table:style-name="ce1" office:value-type="string">
            <text:p>1.5048e-05</text:p>
          </table:table-cell>
          <table:table-cell table:style-name="ce1" office:value-type="string">
            <text:p>2.6047e-08</text:p>
          </table:table-cell>
          <table:table-cell table:style-name="ce1" office:value-type="string">
            <text:p>9.0001e-17</text:p>
          </table:table-cell>
          <table:table-cell table:style-name="ce1" office:value-type="string">
            <text:p>1.6443e-17</text:p>
          </table:table-cell>
          <table:table-cell office:value-type="float" office:value="0.0008475">
            <text:p>0.0008475</text:p>
          </table:table-cell>
          <table:table-cell table:style-name="ce1" office:value-type="string">
            <text:p>9.9434e-05</text:p>
          </table:table-cell>
          <table:table-cell office:value-type="float" office:value="0.0004174">
            <text:p>0.0004174</text:p>
          </table:table-cell>
          <table:table-cell table:style-name="ce1" office:value-type="string">
            <text:p>2.0199e-05</text:p>
          </table:table-cell>
          <table:table-cell office:value-type="float" office:value="0">
            <text:p>0</text:p>
          </table:table-cell>
          <table:table-cell table:style-name="ce1" office:value-type="string">
            <text:p>8.7947e-17</text:p>
          </table:table-cell>
          <table:table-cell table:style-name="ce1" office:value-type="string">
            <text:p>1.6443e-17</text:p>
          </table:table-cell>
        </table:table-row>
        <table:table-row table:style-name="ro2">
          <table:table-cell office:value-type="float" office:value="590.7017">
            <text:p>590.7017</text:p>
          </table:table-cell>
          <table:table-cell table:formula="of:=[.P61]*1000000" office:value-type="float" office:value="840.55">
            <text:p>840.55</text:p>
          </table:table-cell>
          <table:table-cell table:formula="of:=[.Q61]*1000000" office:value-type="float" office:value="98.86">
            <text:p>98.86</text:p>
          </table:table-cell>
          <table:table-cell table:formula="of:=[.R61]*1000000" office:value-type="float" office:value="425.14">
            <text:p>425.14</text:p>
          </table:table-cell>
          <table:table-cell table:formula="of:=[.S61]*1000000" office:value-type="float" office:value="14.881">
            <text:p>14.881</text:p>
          </table:table-cell>
          <table:table-cell table:formula="of:=[.T61]*1000000" office:value-type="float" office:value="0.026352">
            <text:p>0.026352</text:p>
          </table:table-cell>
          <table:table-cell table:formula="of:=[.U61]*1000000" office:value-type="float" office:value="0.00000000003616">
            <text:p>3.616E-011</text:p>
          </table:table-cell>
          <table:table-cell table:formula="of:=[.V61]*1000000" office:value-type="float" office:value="0.000000000015943">
            <text:p>1.5943E-011</text:p>
          </table:table-cell>
          <table:table-cell table:formula="of:=[.W61]*1000000" office:value-type="float" office:value="840.55">
            <text:p>840.55</text:p>
          </table:table-cell>
          <table:table-cell table:formula="of:=[.X61]*1000000" office:value-type="float" office:value="98.858">
            <text:p>98.858</text:p>
          </table:table-cell>
          <table:table-cell table:formula="of:=[.Y61]*1000000" office:value-type="float" office:value="425.14">
            <text:p>425.14</text:p>
          </table:table-cell>
          <table:table-cell table:formula="of:=[.Z61]*1000000" office:value-type="float" office:value="20.197">
            <text:p>20.197</text:p>
          </table:table-cell>
          <table:table-cell table:formula="of:=[.AA61]*1000000" office:value-type="float" office:value="0">
            <text:p>0</text:p>
          </table:table-cell>
          <table:table-cell table:formula="of:=[.AB61]*1000000" office:value-type="float" office:value="0.000000000030179">
            <text:p>3.0179E-011</text:p>
          </table:table-cell>
          <table:table-cell table:formula="of:=[.AC61]*1000000" office:value-type="float" office:value="0.000000000015943">
            <text:p>1.5943E-011</text:p>
          </table:table-cell>
          <table:table-cell office:value-type="float" office:value="0.00084055">
            <text:p>0.00084055</text:p>
          </table:table-cell>
          <table:table-cell table:style-name="ce1" office:value-type="string">
            <text:p>9.886e-05</text:p>
          </table:table-cell>
          <table:table-cell office:value-type="float" office:value="0.00042514">
            <text:p>0.00042514</text:p>
          </table:table-cell>
          <table:table-cell table:style-name="ce1" office:value-type="string">
            <text:p>1.4881e-05</text:p>
          </table:table-cell>
          <table:table-cell table:style-name="ce1" office:value-type="string">
            <text:p>2.6352e-08</text:p>
          </table:table-cell>
          <table:table-cell table:style-name="ce1" office:value-type="string">
            <text:p>3.616e-17</text:p>
          </table:table-cell>
          <table:table-cell table:style-name="ce1" office:value-type="string">
            <text:p>1.5943e-17</text:p>
          </table:table-cell>
          <table:table-cell office:value-type="float" office:value="0.00084055">
            <text:p>0.00084055</text:p>
          </table:table-cell>
          <table:table-cell table:style-name="ce1" office:value-type="string">
            <text:p>9.8858e-05</text:p>
          </table:table-cell>
          <table:table-cell office:value-type="float" office:value="0.00042514">
            <text:p>0.00042514</text:p>
          </table:table-cell>
          <table:table-cell table:style-name="ce1" office:value-type="string">
            <text:p>2.0197e-05</text:p>
          </table:table-cell>
          <table:table-cell office:value-type="float" office:value="0">
            <text:p>0</text:p>
          </table:table-cell>
          <table:table-cell table:style-name="ce1" office:value-type="string">
            <text:p>3.0179e-17</text:p>
          </table:table-cell>
          <table:table-cell table:style-name="ce1" office:value-type="string">
            <text:p>1.5943e-17</text:p>
          </table:table-cell>
        </table:table-row>
        <table:table-row table:style-name="ro2">
          <table:table-cell office:value-type="float" office:value="600.7017">
            <text:p>600.7017</text:p>
          </table:table-cell>
          <table:table-cell table:formula="of:=[.P62]*1000000" office:value-type="float" office:value="833.68">
            <text:p>833.68</text:p>
          </table:table-cell>
          <table:table-cell table:formula="of:=[.Q62]*1000000" office:value-type="float" office:value="98.285">
            <text:p>98.285</text:p>
          </table:table-cell>
          <table:table-cell table:formula="of:=[.R62]*1000000" office:value-type="float" office:value="432.78">
            <text:p>432.78</text:p>
          </table:table-cell>
          <table:table-cell table:formula="of:=[.S62]*1000000" office:value-type="float" office:value="14.714">
            <text:p>14.714</text:p>
          </table:table-cell>
          <table:table-cell table:formula="of:=[.T62]*1000000" office:value-type="float" office:value="0.02665">
            <text:p>0.02665</text:p>
          </table:table-cell>
          <table:table-cell table:formula="of:=[.U62]*1000000" office:value-type="float" office:value="0.000000000014217">
            <text:p>1.4217E-011</text:p>
          </table:table-cell>
          <table:table-cell table:formula="of:=[.V62]*1000000" office:value-type="float" office:value="0.000000000015459">
            <text:p>1.5459E-011</text:p>
          </table:table-cell>
          <table:table-cell table:formula="of:=[.W62]*1000000" office:value-type="float" office:value="833.68">
            <text:p>833.68</text:p>
          </table:table-cell>
          <table:table-cell table:formula="of:=[.X62]*1000000" office:value-type="float" office:value="98.283">
            <text:p>98.283</text:p>
          </table:table-cell>
          <table:table-cell table:formula="of:=[.Y62]*1000000" office:value-type="float" office:value="432.78">
            <text:p>432.78</text:p>
          </table:table-cell>
          <table:table-cell table:formula="of:=[.Z62]*1000000" office:value-type="float" office:value="20.195">
            <text:p>20.195</text:p>
          </table:table-cell>
          <table:table-cell table:formula="of:=[.AA62]*1000000" office:value-type="float" office:value="0">
            <text:p>0</text:p>
          </table:table-cell>
          <table:table-cell table:formula="of:=[.AB62]*1000000" office:value-type="float" office:value="0.0000000000093906">
            <text:p>9.3906E-012</text:p>
          </table:table-cell>
          <table:table-cell table:formula="of:=[.AC62]*1000000" office:value-type="float" office:value="0.000000000015458">
            <text:p>1.5458E-011</text:p>
          </table:table-cell>
          <table:table-cell office:value-type="float" office:value="0.00083368">
            <text:p>0.00083368</text:p>
          </table:table-cell>
          <table:table-cell table:style-name="ce1" office:value-type="string">
            <text:p>9.8285e-05</text:p>
          </table:table-cell>
          <table:table-cell office:value-type="float" office:value="0.00043278">
            <text:p>0.00043278</text:p>
          </table:table-cell>
          <table:table-cell table:style-name="ce1" office:value-type="string">
            <text:p>1.4714e-05</text:p>
          </table:table-cell>
          <table:table-cell table:style-name="ce1" office:value-type="string">
            <text:p>2.665e-08</text:p>
          </table:table-cell>
          <table:table-cell table:style-name="ce1" office:value-type="string">
            <text:p>1.4217e-17</text:p>
          </table:table-cell>
          <table:table-cell table:style-name="ce1" office:value-type="string">
            <text:p>1.5459e-17</text:p>
          </table:table-cell>
          <table:table-cell office:value-type="float" office:value="0.00083368">
            <text:p>0.00083368</text:p>
          </table:table-cell>
          <table:table-cell table:style-name="ce1" office:value-type="string">
            <text:p>9.8283e-05</text:p>
          </table:table-cell>
          <table:table-cell office:value-type="float" office:value="0.00043278">
            <text:p>0.00043278</text:p>
          </table:table-cell>
          <table:table-cell table:style-name="ce1" office:value-type="string">
            <text:p>2.0195e-05</text:p>
          </table:table-cell>
          <table:table-cell office:value-type="float" office:value="0">
            <text:p>0</text:p>
          </table:table-cell>
          <table:table-cell table:style-name="ce1" office:value-type="string">
            <text:p>9.3906e-18</text:p>
          </table:table-cell>
          <table:table-cell table:style-name="ce1" office:value-type="string">
            <text:p>1.5458e-17</text:p>
          </table:table-cell>
        </table:table-row>
        <table:table-row table:style-name="ro2">
          <table:table-cell office:value-type="float" office:value="610.7017">
            <text:p>610.7017</text:p>
          </table:table-cell>
          <table:table-cell table:formula="of:=[.P63]*1000000" office:value-type="float" office:value="826.9">
            <text:p>826.9</text:p>
          </table:table-cell>
          <table:table-cell table:formula="of:=[.Q63]*1000000" office:value-type="float" office:value="97.71">
            <text:p>97.71</text:p>
          </table:table-cell>
          <table:table-cell table:formula="of:=[.R63]*1000000" office:value-type="float" office:value="440.33">
            <text:p>440.33</text:p>
          </table:table-cell>
          <table:table-cell table:formula="of:=[.S63]*1000000" office:value-type="float" office:value="14.547">
            <text:p>14.547</text:p>
          </table:table-cell>
          <table:table-cell table:formula="of:=[.T63]*1000000" office:value-type="float" office:value="0.026942">
            <text:p>0.026942</text:p>
          </table:table-cell>
          <table:table-cell table:formula="of:=[.U63]*1000000" office:value-type="float" office:value="0.00000000000541">
            <text:p>5.41E-012</text:p>
          </table:table-cell>
          <table:table-cell table:formula="of:=[.V63]*1000000" office:value-type="float" office:value="0.000000000014989">
            <text:p>1.4989E-011</text:p>
          </table:table-cell>
          <table:table-cell table:formula="of:=[.W63]*1000000" office:value-type="float" office:value="826.9">
            <text:p>826.9</text:p>
          </table:table-cell>
          <table:table-cell table:formula="of:=[.X63]*1000000" office:value-type="float" office:value="97.709">
            <text:p>97.709</text:p>
          </table:table-cell>
          <table:table-cell table:formula="of:=[.Y63]*1000000" office:value-type="float" office:value="440.33">
            <text:p>440.33</text:p>
          </table:table-cell>
          <table:table-cell table:formula="of:=[.Z63]*1000000" office:value-type="float" office:value="20.193">
            <text:p>20.193</text:p>
          </table:table-cell>
          <table:table-cell table:formula="of:=[.AA63]*1000000" office:value-type="float" office:value="0">
            <text:p>0</text:p>
          </table:table-cell>
          <table:table-cell table:formula="of:=[.AB63]*1000000" office:value-type="float" office:value="-0.0000000000030458">
            <text:p>-3.0458E-012</text:p>
          </table:table-cell>
          <table:table-cell table:formula="of:=[.AC63]*1000000" office:value-type="float" office:value="0.000000000014988">
            <text:p>1.4988E-011</text:p>
          </table:table-cell>
          <table:table-cell office:value-type="float" office:value="0.0008269">
            <text:p>0.0008269</text:p>
          </table:table-cell>
          <table:table-cell table:style-name="ce1" office:value-type="string">
            <text:p>9.771e-05</text:p>
          </table:table-cell>
          <table:table-cell office:value-type="float" office:value="0.00044033">
            <text:p>0.00044033</text:p>
          </table:table-cell>
          <table:table-cell table:style-name="ce1" office:value-type="string">
            <text:p>1.4547e-05</text:p>
          </table:table-cell>
          <table:table-cell table:style-name="ce1" office:value-type="string">
            <text:p>2.6942e-08</text:p>
          </table:table-cell>
          <table:table-cell table:style-name="ce1" office:value-type="string">
            <text:p>5.41e-18</text:p>
          </table:table-cell>
          <table:table-cell table:style-name="ce1" office:value-type="string">
            <text:p>1.4989e-17</text:p>
          </table:table-cell>
          <table:table-cell office:value-type="float" office:value="0.0008269">
            <text:p>0.0008269</text:p>
          </table:table-cell>
          <table:table-cell table:style-name="ce1" office:value-type="string">
            <text:p>9.7709e-05</text:p>
          </table:table-cell>
          <table:table-cell office:value-type="float" office:value="0.00044033">
            <text:p>0.00044033</text:p>
          </table:table-cell>
          <table:table-cell table:style-name="ce1" office:value-type="string">
            <text:p>2.0193e-05</text:p>
          </table:table-cell>
          <table:table-cell office:value-type="float" office:value="0">
            <text:p>0</text:p>
          </table:table-cell>
          <table:table-cell table:style-name="ce1" office:value-type="string">
            <text:p>-3.0458e-18</text:p>
          </table:table-cell>
          <table:table-cell table:style-name="ce1" office:value-type="string">
            <text:p>1.4988e-17</text:p>
          </table:table-cell>
        </table:table-row>
        <table:table-row table:style-name="ro2">
          <table:table-cell office:value-type="float" office:value="620.7017">
            <text:p>620.7017</text:p>
          </table:table-cell>
          <table:table-cell table:formula="of:=[.P64]*1000000" office:value-type="float" office:value="820.21">
            <text:p>820.21</text:p>
          </table:table-cell>
          <table:table-cell table:formula="of:=[.Q64]*1000000" office:value-type="float" office:value="97.136">
            <text:p>97.136</text:p>
          </table:table-cell>
          <table:table-cell table:formula="of:=[.R64]*1000000" office:value-type="float" office:value="447.79">
            <text:p>447.79</text:p>
          </table:table-cell>
          <table:table-cell table:formula="of:=[.S64]*1000000" office:value-type="float" office:value="14.379">
            <text:p>14.379</text:p>
          </table:table-cell>
          <table:table-cell table:formula="of:=[.T64]*1000000" office:value-type="float" office:value="0.027229">
            <text:p>0.027229</text:p>
          </table:table-cell>
          <table:table-cell table:formula="of:=[.U64]*1000000" office:value-type="float" office:value="-0.0000000000017252">
            <text:p>-1.7252E-012</text:p>
          </table:table-cell>
          <table:table-cell table:formula="of:=[.V64]*1000000" office:value-type="float" office:value="0.000000000014533">
            <text:p>1.4533E-011</text:p>
          </table:table-cell>
          <table:table-cell table:formula="of:=[.W64]*1000000" office:value-type="float" office:value="820.2">
            <text:p>820.2</text:p>
          </table:table-cell>
          <table:table-cell table:formula="of:=[.X64]*1000000" office:value-type="float" office:value="97.134">
            <text:p>97.134</text:p>
          </table:table-cell>
          <table:table-cell table:formula="of:=[.Y64]*1000000" office:value-type="float" office:value="447.79">
            <text:p>447.79</text:p>
          </table:table-cell>
          <table:table-cell table:formula="of:=[.Z64]*1000000" office:value-type="float" office:value="20.191">
            <text:p>20.191</text:p>
          </table:table-cell>
          <table:table-cell table:formula="of:=[.AA64]*1000000" office:value-type="float" office:value="0">
            <text:p>0</text:p>
          </table:table-cell>
          <table:table-cell table:formula="of:=[.AB64]*1000000" office:value-type="float" office:value="-0.0000000000075242">
            <text:p>-7.5242E-012</text:p>
          </table:table-cell>
          <table:table-cell table:formula="of:=[.AC64]*1000000" office:value-type="float" office:value="0.000000000014533">
            <text:p>1.4533E-011</text:p>
          </table:table-cell>
          <table:table-cell office:value-type="float" office:value="0.00082021">
            <text:p>0.00082021</text:p>
          </table:table-cell>
          <table:table-cell table:style-name="ce1" office:value-type="string">
            <text:p>9.7136e-05</text:p>
          </table:table-cell>
          <table:table-cell office:value-type="float" office:value="0.00044779">
            <text:p>0.00044779</text:p>
          </table:table-cell>
          <table:table-cell table:style-name="ce1" office:value-type="string">
            <text:p>1.4379e-05</text:p>
          </table:table-cell>
          <table:table-cell table:style-name="ce1" office:value-type="string">
            <text:p>2.7229e-08</text:p>
          </table:table-cell>
          <table:table-cell table:style-name="ce1" office:value-type="string">
            <text:p>-1.7252e-18</text:p>
          </table:table-cell>
          <table:table-cell table:style-name="ce1" office:value-type="string">
            <text:p>1.4533e-17</text:p>
          </table:table-cell>
          <table:table-cell office:value-type="float" office:value="0.0008202">
            <text:p>0.0008202</text:p>
          </table:table-cell>
          <table:table-cell table:style-name="ce1" office:value-type="string">
            <text:p>9.7134e-05</text:p>
          </table:table-cell>
          <table:table-cell office:value-type="float" office:value="0.00044779">
            <text:p>0.00044779</text:p>
          </table:table-cell>
          <table:table-cell table:style-name="ce1" office:value-type="string">
            <text:p>2.0191e-05</text:p>
          </table:table-cell>
          <table:table-cell office:value-type="float" office:value="0">
            <text:p>0</text:p>
          </table:table-cell>
          <table:table-cell table:style-name="ce1" office:value-type="string">
            <text:p>-7.5242e-18</text:p>
          </table:table-cell>
          <table:table-cell table:style-name="ce1" office:value-type="string">
            <text:p>1.4533e-17</text:p>
          </table:table-cell>
        </table:table-row>
        <table:table-row table:style-name="ro2">
          <table:table-cell office:value-type="float" office:value="630.7017">
            <text:p>630.7017</text:p>
          </table:table-cell>
          <table:table-cell table:formula="of:=[.P65]*1000000" office:value-type="float" office:value="813.59">
            <text:p>813.59</text:p>
          </table:table-cell>
          <table:table-cell table:formula="of:=[.Q65]*1000000" office:value-type="float" office:value="96.562">
            <text:p>96.562</text:p>
          </table:table-cell>
          <table:table-cell table:formula="of:=[.R65]*1000000" office:value-type="float" office:value="455.16">
            <text:p>455.16</text:p>
          </table:table-cell>
          <table:table-cell table:formula="of:=[.S65]*1000000" office:value-type="float" office:value="14.211">
            <text:p>14.211</text:p>
          </table:table-cell>
          <table:table-cell table:formula="of:=[.T65]*1000000" office:value-type="float" office:value="0.027509">
            <text:p>0.027509</text:p>
          </table:table-cell>
          <table:table-cell table:formula="of:=[.U65]*1000000" office:value-type="float" office:value="-0.00000000000032737">
            <text:p>-3.2737E-013</text:p>
          </table:table-cell>
          <table:table-cell table:formula="of:=[.V65]*1000000" office:value-type="float" office:value="0.000000000014092">
            <text:p>1.4092E-011</text:p>
          </table:table-cell>
          <table:table-cell table:formula="of:=[.W65]*1000000" office:value-type="float" office:value="813.58">
            <text:p>813.58</text:p>
          </table:table-cell>
          <table:table-cell table:formula="of:=[.X65]*1000000" office:value-type="float" office:value="96.56">
            <text:p>96.56</text:p>
          </table:table-cell>
          <table:table-cell table:formula="of:=[.Y65]*1000000" office:value-type="float" office:value="455.16">
            <text:p>455.16</text:p>
          </table:table-cell>
          <table:table-cell table:formula="of:=[.Z65]*1000000" office:value-type="float" office:value="20.19">
            <text:p>20.19</text:p>
          </table:table-cell>
          <table:table-cell table:formula="of:=[.AA65]*1000000" office:value-type="float" office:value="0">
            <text:p>0</text:p>
          </table:table-cell>
          <table:table-cell table:formula="of:=[.AB65]*1000000" office:value-type="float" office:value="-0.000000000010658">
            <text:p>-1.0658E-011</text:p>
          </table:table-cell>
          <table:table-cell table:formula="of:=[.AC65]*1000000" office:value-type="float" office:value="0.000000000014091">
            <text:p>1.4091E-011</text:p>
          </table:table-cell>
          <table:table-cell office:value-type="float" office:value="0.00081359">
            <text:p>0.00081359</text:p>
          </table:table-cell>
          <table:table-cell table:style-name="ce1" office:value-type="string">
            <text:p>9.6562e-05</text:p>
          </table:table-cell>
          <table:table-cell office:value-type="float" office:value="0.00045516">
            <text:p>0.00045516</text:p>
          </table:table-cell>
          <table:table-cell table:style-name="ce1" office:value-type="string">
            <text:p>1.4211e-05</text:p>
          </table:table-cell>
          <table:table-cell table:style-name="ce1" office:value-type="string">
            <text:p>2.7509e-08</text:p>
          </table:table-cell>
          <table:table-cell table:style-name="ce1" office:value-type="string">
            <text:p>-3.2737e-19</text:p>
          </table:table-cell>
          <table:table-cell table:style-name="ce1" office:value-type="string">
            <text:p>1.4092e-17</text:p>
          </table:table-cell>
          <table:table-cell office:value-type="float" office:value="0.00081358">
            <text:p>0.00081358</text:p>
          </table:table-cell>
          <table:table-cell table:style-name="ce1" office:value-type="string">
            <text:p>9.656e-05</text:p>
          </table:table-cell>
          <table:table-cell office:value-type="float" office:value="0.00045516">
            <text:p>0.00045516</text:p>
          </table:table-cell>
          <table:table-cell table:style-name="ce1" office:value-type="string">
            <text:p>2.01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658e-17</text:p>
          </table:table-cell>
          <table:table-cell table:style-name="ce1" office:value-type="string">
            <text:p>1.4091e-17</text:p>
          </table:table-cell>
        </table:table-row>
        <table:table-row table:style-name="ro2">
          <table:table-cell office:value-type="float" office:value="640.7017">
            <text:p>640.7017</text:p>
          </table:table-cell>
          <table:table-cell table:formula="of:=[.P66]*1000000" office:value-type="float" office:value="807.04">
            <text:p>807.04</text:p>
          </table:table-cell>
          <table:table-cell table:formula="of:=[.Q66]*1000000" office:value-type="float" office:value="95.989">
            <text:p>95.989</text:p>
          </table:table-cell>
          <table:table-cell table:formula="of:=[.R66]*1000000" office:value-type="float" office:value="462.45">
            <text:p>462.45</text:p>
          </table:table-cell>
          <table:table-cell table:formula="of:=[.S66]*1000000" office:value-type="float" office:value="14.043">
            <text:p>14.043</text:p>
          </table:table-cell>
          <table:table-cell table:formula="of:=[.T66]*1000000" office:value-type="float" office:value="0.027784">
            <text:p>0.027784</text:p>
          </table:table-cell>
          <table:table-cell table:formula="of:=[.U66]*1000000" office:value-type="float" office:value="-0.0000000000028169">
            <text:p>-2.8169E-012</text:p>
          </table:table-cell>
          <table:table-cell table:formula="of:=[.V66]*1000000" office:value-type="float" office:value="0.000000000013663">
            <text:p>1.3663E-011</text:p>
          </table:table-cell>
          <table:table-cell table:formula="of:=[.W66]*1000000" office:value-type="float" office:value="807.04">
            <text:p>807.04</text:p>
          </table:table-cell>
          <table:table-cell table:formula="of:=[.X66]*1000000" office:value-type="float" office:value="95.987">
            <text:p>95.987</text:p>
          </table:table-cell>
          <table:table-cell table:formula="of:=[.Y66]*1000000" office:value-type="float" office:value="462.45">
            <text:p>462.45</text:p>
          </table:table-cell>
          <table:table-cell table:formula="of:=[.Z66]*1000000" office:value-type="float" office:value="20.188">
            <text:p>20.188</text:p>
          </table:table-cell>
          <table:table-cell table:formula="of:=[.AA66]*1000000" office:value-type="float" office:value="0">
            <text:p>0</text:p>
          </table:table-cell>
          <table:table-cell table:formula="of:=[.AB66]*1000000" office:value-type="float" office:value="-0.0000000000093395">
            <text:p>-9.3395E-012</text:p>
          </table:table-cell>
          <table:table-cell table:formula="of:=[.AC66]*1000000" office:value-type="float" office:value="0.000000000013663">
            <text:p>1.3663E-011</text:p>
          </table:table-cell>
          <table:table-cell office:value-type="float" office:value="0.00080704">
            <text:p>0.00080704</text:p>
          </table:table-cell>
          <table:table-cell table:style-name="ce1" office:value-type="string">
            <text:p>9.5989e-05</text:p>
          </table:table-cell>
          <table:table-cell office:value-type="float" office:value="0.00046245">
            <text:p>0.00046245</text:p>
          </table:table-cell>
          <table:table-cell table:style-name="ce1" office:value-type="string">
            <text:p>1.4043e-05</text:p>
          </table:table-cell>
          <table:table-cell table:style-name="ce1" office:value-type="string">
            <text:p>2.7784e-08</text:p>
          </table:table-cell>
          <table:table-cell table:style-name="ce1" office:value-type="string">
            <text:p>-2.8169e-18</text:p>
          </table:table-cell>
          <table:table-cell table:style-name="ce1" office:value-type="string">
            <text:p>1.3663e-17</text:p>
          </table:table-cell>
          <table:table-cell office:value-type="float" office:value="0.00080704">
            <text:p>0.00080704</text:p>
          </table:table-cell>
          <table:table-cell table:style-name="ce1" office:value-type="string">
            <text:p>9.5987e-05</text:p>
          </table:table-cell>
          <table:table-cell office:value-type="float" office:value="0.00046245">
            <text:p>0.00046245</text:p>
          </table:table-cell>
          <table:table-cell table:style-name="ce1" office:value-type="string">
            <text:p>2.0188e-05</text:p>
          </table:table-cell>
          <table:table-cell office:value-type="float" office:value="0">
            <text:p>0</text:p>
          </table:table-cell>
          <table:table-cell table:style-name="ce1" office:value-type="string">
            <text:p>-9.3395e-18</text:p>
          </table:table-cell>
          <table:table-cell table:style-name="ce1" office:value-type="string">
            <text:p>1.3663e-17</text:p>
          </table:table-cell>
        </table:table-row>
        <table:table-row table:style-name="ro2">
          <table:table-cell office:value-type="float" office:value="650.7017">
            <text:p>650.7017</text:p>
          </table:table-cell>
          <table:table-cell table:formula="of:=[.P67]*1000000" office:value-type="float" office:value="800.58">
            <text:p>800.58</text:p>
          </table:table-cell>
          <table:table-cell table:formula="of:=[.Q67]*1000000" office:value-type="float" office:value="95.416">
            <text:p>95.416</text:p>
          </table:table-cell>
          <table:table-cell table:formula="of:=[.R67]*1000000" office:value-type="float" office:value="469.66">
            <text:p>469.66</text:p>
          </table:table-cell>
          <table:table-cell table:formula="of:=[.S67]*1000000" office:value-type="float" office:value="13.874">
            <text:p>13.874</text:p>
          </table:table-cell>
          <table:table-cell table:formula="of:=[.T67]*1000000" office:value-type="float" office:value="0.028053">
            <text:p>0.028053</text:p>
          </table:table-cell>
          <table:table-cell table:formula="of:=[.U67]*1000000" office:value-type="float" office:value="-0.00000000000016221">
            <text:p>-1.6221E-013</text:p>
          </table:table-cell>
          <table:table-cell table:formula="of:=[.V67]*1000000" office:value-type="float" office:value="0.000000000013248">
            <text:p>1.3248E-011</text:p>
          </table:table-cell>
          <table:table-cell table:formula="of:=[.W67]*1000000" office:value-type="float" office:value="800.57">
            <text:p>800.57</text:p>
          </table:table-cell>
          <table:table-cell table:formula="of:=[.X67]*1000000" office:value-type="float" office:value="95.414">
            <text:p>95.414</text:p>
          </table:table-cell>
          <table:table-cell table:formula="of:=[.Y67]*1000000" office:value-type="float" office:value="469.66">
            <text:p>469.66</text:p>
          </table:table-cell>
          <table:table-cell table:formula="of:=[.Z67]*1000000" office:value-type="float" office:value="20.187">
            <text:p>20.187</text:p>
          </table:table-cell>
          <table:table-cell table:formula="of:=[.AA67]*1000000" office:value-type="float" office:value="0">
            <text:p>0</text:p>
          </table:table-cell>
          <table:table-cell table:formula="of:=[.AB67]*1000000" office:value-type="float" office:value="-0.000000000018481">
            <text:p>-1.8481E-011</text:p>
          </table:table-cell>
          <table:table-cell table:formula="of:=[.AC67]*1000000" office:value-type="float" office:value="0.000000000013248">
            <text:p>1.3248E-011</text:p>
          </table:table-cell>
          <table:table-cell office:value-type="float" office:value="0.00080058">
            <text:p>0.00080058</text:p>
          </table:table-cell>
          <table:table-cell table:style-name="ce1" office:value-type="string">
            <text:p>9.5416e-05</text:p>
          </table:table-cell>
          <table:table-cell office:value-type="float" office:value="0.00046966">
            <text:p>0.00046966</text:p>
          </table:table-cell>
          <table:table-cell table:style-name="ce1" office:value-type="string">
            <text:p>1.3874e-05</text:p>
          </table:table-cell>
          <table:table-cell table:style-name="ce1" office:value-type="string">
            <text:p>2.8053e-08</text:p>
          </table:table-cell>
          <table:table-cell table:style-name="ce1" office:value-type="string">
            <text:p>-1.6221e-19</text:p>
          </table:table-cell>
          <table:table-cell table:style-name="ce1" office:value-type="string">
            <text:p>1.3248e-17</text:p>
          </table:table-cell>
          <table:table-cell office:value-type="float" office:value="0.00080057">
            <text:p>0.00080057</text:p>
          </table:table-cell>
          <table:table-cell table:style-name="ce1" office:value-type="string">
            <text:p>9.5414e-05</text:p>
          </table:table-cell>
          <table:table-cell office:value-type="float" office:value="0.00046966">
            <text:p>0.00046966</text:p>
          </table:table-cell>
          <table:table-cell table:style-name="ce1" office:value-type="string">
            <text:p>2.018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8481e-17</text:p>
          </table:table-cell>
          <table:table-cell table:style-name="ce1" office:value-type="string">
            <text:p>1.3248e-17</text:p>
          </table:table-cell>
        </table:table-row>
        <table:table-row table:style-name="ro2">
          <table:table-cell office:value-type="float" office:value="660.7017">
            <text:p>660.7017</text:p>
          </table:table-cell>
          <table:table-cell table:formula="of:=[.P68]*1000000" office:value-type="float" office:value="794.18">
            <text:p>794.18</text:p>
          </table:table-cell>
          <table:table-cell table:formula="of:=[.Q68]*1000000" office:value-type="float" office:value="94.844">
            <text:p>94.844</text:p>
          </table:table-cell>
          <table:table-cell table:formula="of:=[.R68]*1000000" office:value-type="float" office:value="476.78">
            <text:p>476.78</text:p>
          </table:table-cell>
          <table:table-cell table:formula="of:=[.S68]*1000000" office:value-type="float" office:value="13.706">
            <text:p>13.706</text:p>
          </table:table-cell>
          <table:table-cell table:formula="of:=[.T68]*1000000" office:value-type="float" office:value="0.028317">
            <text:p>0.028317</text:p>
          </table:table-cell>
          <table:table-cell table:formula="of:=[.U68]*1000000" office:value-type="float" office:value="-0.000000000000082196">
            <text:p>-8.2196E-014</text:p>
          </table:table-cell>
          <table:table-cell table:formula="of:=[.V68]*1000000" office:value-type="float" office:value="0.000000000012846">
            <text:p>1.2846E-011</text:p>
          </table:table-cell>
          <table:table-cell table:formula="of:=[.W68]*1000000" office:value-type="float" office:value="794.18">
            <text:p>794.18</text:p>
          </table:table-cell>
          <table:table-cell table:formula="of:=[.X68]*1000000" office:value-type="float" office:value="94.842">
            <text:p>94.842</text:p>
          </table:table-cell>
          <table:table-cell table:formula="of:=[.Y68]*1000000" office:value-type="float" office:value="476.79">
            <text:p>476.79</text:p>
          </table:table-cell>
          <table:table-cell table:formula="of:=[.Z68]*1000000" office:value-type="float" office:value="20.186">
            <text:p>20.186</text:p>
          </table:table-cell>
          <table:table-cell table:formula="of:=[.AA68]*1000000" office:value-type="float" office:value="0">
            <text:p>0</text:p>
          </table:table-cell>
          <table:table-cell table:formula="of:=[.AB68]*1000000" office:value-type="float" office:value="-0.000000000026062">
            <text:p>-2.6062E-011</text:p>
          </table:table-cell>
          <table:table-cell table:formula="of:=[.AC68]*1000000" office:value-type="float" office:value="0.000000000012846">
            <text:p>1.2846E-011</text:p>
          </table:table-cell>
          <table:table-cell office:value-type="float" office:value="0.00079418">
            <text:p>0.00079418</text:p>
          </table:table-cell>
          <table:table-cell table:style-name="ce1" office:value-type="string">
            <text:p>9.4844e-05</text:p>
          </table:table-cell>
          <table:table-cell office:value-type="float" office:value="0.00047678">
            <text:p>0.00047678</text:p>
          </table:table-cell>
          <table:table-cell table:style-name="ce1" office:value-type="string">
            <text:p>1.3706e-05</text:p>
          </table:table-cell>
          <table:table-cell table:style-name="ce1" office:value-type="string">
            <text:p>2.8317e-08</text:p>
          </table:table-cell>
          <table:table-cell table:style-name="ce1" office:value-type="string">
            <text:p>-8.2196e-20</text:p>
          </table:table-cell>
          <table:table-cell table:style-name="ce1" office:value-type="string">
            <text:p>1.2846e-17</text:p>
          </table:table-cell>
          <table:table-cell office:value-type="float" office:value="0.00079418">
            <text:p>0.00079418</text:p>
          </table:table-cell>
          <table:table-cell table:style-name="ce1" office:value-type="string">
            <text:p>9.4842e-05</text:p>
          </table:table-cell>
          <table:table-cell office:value-type="float" office:value="0.00047679">
            <text:p>0.00047679</text:p>
          </table:table-cell>
          <table:table-cell table:style-name="ce1" office:value-type="string">
            <text:p>2.0186e-05</text:p>
          </table:table-cell>
          <table:table-cell office:value-type="float" office:value="0">
            <text:p>0</text:p>
          </table:table-cell>
          <table:table-cell table:style-name="ce1" office:value-type="string">
            <text:p>-2.6062e-17</text:p>
          </table:table-cell>
          <table:table-cell table:style-name="ce1" office:value-type="string">
            <text:p>1.2846e-17</text:p>
          </table:table-cell>
        </table:table-row>
        <table:table-row table:style-name="ro2">
          <table:table-cell office:value-type="float" office:value="670.7017">
            <text:p>670.7017</text:p>
          </table:table-cell>
          <table:table-cell table:formula="of:=[.P69]*1000000" office:value-type="float" office:value="787.85">
            <text:p>787.85</text:p>
          </table:table-cell>
          <table:table-cell table:formula="of:=[.Q69]*1000000" office:value-type="float" office:value="94.272">
            <text:p>94.272</text:p>
          </table:table-cell>
          <table:table-cell table:formula="of:=[.R69]*1000000" office:value-type="float" office:value="483.84">
            <text:p>483.84</text:p>
          </table:table-cell>
          <table:table-cell table:formula="of:=[.S69]*1000000" office:value-type="float" office:value="13.538">
            <text:p>13.538</text:p>
          </table:table-cell>
          <table:table-cell table:formula="of:=[.T69]*1000000" office:value-type="float" office:value="0.028575">
            <text:p>0.028575</text:p>
          </table:table-cell>
          <table:table-cell table:formula="of:=[.U69]*1000000" office:value-type="float" office:value="0.00000000000026454">
            <text:p>2.6454E-013</text:p>
          </table:table-cell>
          <table:table-cell table:formula="of:=[.V69]*1000000" office:value-type="float" office:value="0.000000000012456">
            <text:p>1.2456E-011</text:p>
          </table:table-cell>
          <table:table-cell table:formula="of:=[.W69]*1000000" office:value-type="float" office:value="787.85">
            <text:p>787.85</text:p>
          </table:table-cell>
          <table:table-cell table:formula="of:=[.X69]*1000000" office:value-type="float" office:value="94.27">
            <text:p>94.27</text:p>
          </table:table-cell>
          <table:table-cell table:formula="of:=[.Y69]*1000000" office:value-type="float" office:value="483.84">
            <text:p>483.84</text:p>
          </table:table-cell>
          <table:table-cell table:formula="of:=[.Z69]*1000000" office:value-type="float" office:value="20.184">
            <text:p>20.184</text:p>
          </table:table-cell>
          <table:table-cell table:formula="of:=[.AA69]*1000000" office:value-type="float" office:value="0">
            <text:p>0</text:p>
          </table:table-cell>
          <table:table-cell table:formula="of:=[.AB69]*1000000" office:value-type="float" office:value="-0.000000000022693">
            <text:p>-2.2693E-011</text:p>
          </table:table-cell>
          <table:table-cell table:formula="of:=[.AC69]*1000000" office:value-type="float" office:value="0.000000000012456">
            <text:p>1.2456E-011</text:p>
          </table:table-cell>
          <table:table-cell office:value-type="float" office:value="0.00078785">
            <text:p>0.00078785</text:p>
          </table:table-cell>
          <table:table-cell table:style-name="ce1" office:value-type="string">
            <text:p>9.4272e-05</text:p>
          </table:table-cell>
          <table:table-cell office:value-type="float" office:value="0.00048384">
            <text:p>0.00048384</text:p>
          </table:table-cell>
          <table:table-cell table:style-name="ce1" office:value-type="string">
            <text:p>1.3538e-05</text:p>
          </table:table-cell>
          <table:table-cell table:style-name="ce1" office:value-type="string">
            <text:p>2.8575e-08</text:p>
          </table:table-cell>
          <table:table-cell table:style-name="ce1" office:value-type="string">
            <text:p>2.6454e-19</text:p>
          </table:table-cell>
          <table:table-cell table:style-name="ce1" office:value-type="string">
            <text:p>1.2456e-17</text:p>
          </table:table-cell>
          <table:table-cell office:value-type="float" office:value="0.00078785">
            <text:p>0.00078785</text:p>
          </table:table-cell>
          <table:table-cell table:style-name="ce1" office:value-type="string">
            <text:p>9.427e-05</text:p>
          </table:table-cell>
          <table:table-cell office:value-type="float" office:value="0.00048384">
            <text:p>0.00048384</text:p>
          </table:table-cell>
          <table:table-cell table:style-name="ce1" office:value-type="string">
            <text:p>2.0184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693e-17</text:p>
          </table:table-cell>
          <table:table-cell table:style-name="ce1" office:value-type="string">
            <text:p>1.2456e-17</text:p>
          </table:table-cell>
        </table:table-row>
        <table:table-row table:style-name="ro2">
          <table:table-cell office:value-type="float" office:value="680.7017">
            <text:p>680.7017</text:p>
          </table:table-cell>
          <table:table-cell table:formula="of:=[.P70]*1000000" office:value-type="float" office:value="781.59">
            <text:p>781.59</text:p>
          </table:table-cell>
          <table:table-cell table:formula="of:=[.Q70]*1000000" office:value-type="float" office:value="93.701">
            <text:p>93.701</text:p>
          </table:table-cell>
          <table:table-cell table:formula="of:=[.R70]*1000000" office:value-type="float" office:value="490.82">
            <text:p>490.82</text:p>
          </table:table-cell>
          <table:table-cell table:formula="of:=[.S70]*1000000" office:value-type="float" office:value="13.37">
            <text:p>13.37</text:p>
          </table:table-cell>
          <table:table-cell table:formula="of:=[.T70]*1000000" office:value-type="float" office:value="0.028828">
            <text:p>0.028828</text:p>
          </table:table-cell>
          <table:table-cell table:formula="of:=[.U70]*1000000" office:value-type="float" office:value="-0.0000000000012409">
            <text:p>-1.2409E-012</text:p>
          </table:table-cell>
          <table:table-cell table:formula="of:=[.V70]*1000000" office:value-type="float" office:value="0.000000000012078">
            <text:p>1.2078E-011</text:p>
          </table:table-cell>
          <table:table-cell table:formula="of:=[.W70]*1000000" office:value-type="float" office:value="781.59">
            <text:p>781.59</text:p>
          </table:table-cell>
          <table:table-cell table:formula="of:=[.X70]*1000000" office:value-type="float" office:value="93.699">
            <text:p>93.699</text:p>
          </table:table-cell>
          <table:table-cell table:formula="of:=[.Y70]*1000000" office:value-type="float" office:value="490.82">
            <text:p>490.82</text:p>
          </table:table-cell>
          <table:table-cell table:formula="of:=[.Z70]*1000000" office:value-type="float" office:value="20.183">
            <text:p>20.183</text:p>
          </table:table-cell>
          <table:table-cell table:formula="of:=[.AA70]*1000000" office:value-type="float" office:value="0">
            <text:p>0</text:p>
          </table:table-cell>
          <table:table-cell table:formula="of:=[.AB70]*1000000" office:value-type="float" office:value="-0.000000000021074">
            <text:p>-2.1074E-011</text:p>
          </table:table-cell>
          <table:table-cell table:formula="of:=[.AC70]*1000000" office:value-type="float" office:value="0.000000000012078">
            <text:p>1.2078E-011</text:p>
          </table:table-cell>
          <table:table-cell office:value-type="float" office:value="0.00078159">
            <text:p>0.00078159</text:p>
          </table:table-cell>
          <table:table-cell table:style-name="ce1" office:value-type="string">
            <text:p>9.3701e-05</text:p>
          </table:table-cell>
          <table:table-cell office:value-type="float" office:value="0.00049082">
            <text:p>0.00049082</text:p>
          </table:table-cell>
          <table:table-cell table:style-name="ce1" office:value-type="string">
            <text:p>1.337e-05</text:p>
          </table:table-cell>
          <table:table-cell table:style-name="ce1" office:value-type="string">
            <text:p>2.8828e-08</text:p>
          </table:table-cell>
          <table:table-cell table:style-name="ce1" office:value-type="string">
            <text:p>-1.2409e-18</text:p>
          </table:table-cell>
          <table:table-cell table:style-name="ce1" office:value-type="string">
            <text:p>1.2078e-17</text:p>
          </table:table-cell>
          <table:table-cell office:value-type="float" office:value="0.00078159">
            <text:p>0.00078159</text:p>
          </table:table-cell>
          <table:table-cell table:style-name="ce1" office:value-type="string">
            <text:p>9.3699e-05</text:p>
          </table:table-cell>
          <table:table-cell office:value-type="float" office:value="0.00049082">
            <text:p>0.00049082</text:p>
          </table:table-cell>
          <table:table-cell table:style-name="ce1" office:value-type="string">
            <text:p>2.018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1074e-17</text:p>
          </table:table-cell>
          <table:table-cell table:style-name="ce1" office:value-type="string">
            <text:p>1.2078e-17</text:p>
          </table:table-cell>
        </table:table-row>
        <table:table-row table:style-name="ro2">
          <table:table-cell office:value-type="float" office:value="690.7017">
            <text:p>690.7017</text:p>
          </table:table-cell>
          <table:table-cell table:formula="of:=[.P71]*1000000" office:value-type="float" office:value="775.39">
            <text:p>775.39</text:p>
          </table:table-cell>
          <table:table-cell table:formula="of:=[.Q71]*1000000" office:value-type="float" office:value="93.131">
            <text:p>93.131</text:p>
          </table:table-cell>
          <table:table-cell table:formula="of:=[.R71]*1000000" office:value-type="float" office:value="497.72">
            <text:p>497.72</text:p>
          </table:table-cell>
          <table:table-cell table:formula="of:=[.S71]*1000000" office:value-type="float" office:value="13.202">
            <text:p>13.202</text:p>
          </table:table-cell>
          <table:table-cell table:formula="of:=[.T71]*1000000" office:value-type="float" office:value="0.029075">
            <text:p>0.029075</text:p>
          </table:table-cell>
          <table:table-cell table:formula="of:=[.U71]*1000000" office:value-type="float" office:value="0.00000000000067216">
            <text:p>6.7216E-013</text:p>
          </table:table-cell>
          <table:table-cell table:formula="of:=[.V71]*1000000" office:value-type="float" office:value="0.000000000011711">
            <text:p>1.1711E-011</text:p>
          </table:table-cell>
          <table:table-cell table:formula="of:=[.W71]*1000000" office:value-type="float" office:value="775.39">
            <text:p>775.39</text:p>
          </table:table-cell>
          <table:table-cell table:formula="of:=[.X71]*1000000" office:value-type="float" office:value="93.129">
            <text:p>93.129</text:p>
          </table:table-cell>
          <table:table-cell table:formula="of:=[.Y71]*1000000" office:value-type="float" office:value="497.72">
            <text:p>497.72</text:p>
          </table:table-cell>
          <table:table-cell table:formula="of:=[.Z71]*1000000" office:value-type="float" office:value="20.182">
            <text:p>20.182</text:p>
          </table:table-cell>
          <table:table-cell table:formula="of:=[.AA71]*1000000" office:value-type="float" office:value="0">
            <text:p>0</text:p>
          </table:table-cell>
          <table:table-cell table:formula="of:=[.AB71]*1000000" office:value-type="float" office:value="-0.000000000025126">
            <text:p>-2.5126E-011</text:p>
          </table:table-cell>
          <table:table-cell table:formula="of:=[.AC71]*1000000" office:value-type="float" office:value="0.000000000011711">
            <text:p>1.1711E-011</text:p>
          </table:table-cell>
          <table:table-cell office:value-type="float" office:value="0.00077539">
            <text:p>0.00077539</text:p>
          </table:table-cell>
          <table:table-cell table:style-name="ce1" office:value-type="string">
            <text:p>9.3131e-05</text:p>
          </table:table-cell>
          <table:table-cell office:value-type="float" office:value="0.00049772">
            <text:p>0.00049772</text:p>
          </table:table-cell>
          <table:table-cell table:style-name="ce1" office:value-type="string">
            <text:p>1.3202e-05</text:p>
          </table:table-cell>
          <table:table-cell table:style-name="ce1" office:value-type="string">
            <text:p>2.9075e-08</text:p>
          </table:table-cell>
          <table:table-cell table:style-name="ce1" office:value-type="string">
            <text:p>6.7216e-19</text:p>
          </table:table-cell>
          <table:table-cell table:style-name="ce1" office:value-type="string">
            <text:p>1.1711e-17</text:p>
          </table:table-cell>
          <table:table-cell office:value-type="float" office:value="0.00077539">
            <text:p>0.00077539</text:p>
          </table:table-cell>
          <table:table-cell table:style-name="ce1" office:value-type="string">
            <text:p>9.3129e-05</text:p>
          </table:table-cell>
          <table:table-cell office:value-type="float" office:value="0.00049772">
            <text:p>0.00049772</text:p>
          </table:table-cell>
          <table:table-cell table:style-name="ce1" office:value-type="string">
            <text:p>2.018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5126e-17</text:p>
          </table:table-cell>
          <table:table-cell table:style-name="ce1" office:value-type="string">
            <text:p>1.1711e-17</text:p>
          </table:table-cell>
        </table:table-row>
        <table:table-row table:style-name="ro2">
          <table:table-cell office:value-type="float" office:value="700.7017">
            <text:p>700.7017</text:p>
          </table:table-cell>
          <table:table-cell table:formula="of:=[.P72]*1000000" office:value-type="float" office:value="769.26">
            <text:p>769.26</text:p>
          </table:table-cell>
          <table:table-cell table:formula="of:=[.Q72]*1000000" office:value-type="float" office:value="92.561">
            <text:p>92.561</text:p>
          </table:table-cell>
          <table:table-cell table:formula="of:=[.R72]*1000000" office:value-type="float" office:value="504.56">
            <text:p>504.56</text:p>
          </table:table-cell>
          <table:table-cell table:formula="of:=[.S72]*1000000" office:value-type="float" office:value="13.034">
            <text:p>13.034</text:p>
          </table:table-cell>
          <table:table-cell table:formula="of:=[.T72]*1000000" office:value-type="float" office:value="0.029318">
            <text:p>0.029318</text:p>
          </table:table-cell>
          <table:table-cell table:formula="of:=[.U72]*1000000" office:value-type="float" office:value="0.0000000000012793">
            <text:p>1.2793E-012</text:p>
          </table:table-cell>
          <table:table-cell table:formula="of:=[.V72]*1000000" office:value-type="float" office:value="0.000000000011356">
            <text:p>1.1356E-011</text:p>
          </table:table-cell>
          <table:table-cell table:formula="of:=[.W72]*1000000" office:value-type="float" office:value="769.26">
            <text:p>769.26</text:p>
          </table:table-cell>
          <table:table-cell table:formula="of:=[.X72]*1000000" office:value-type="float" office:value="92.559">
            <text:p>92.559</text:p>
          </table:table-cell>
          <table:table-cell table:formula="of:=[.Y72]*1000000" office:value-type="float" office:value="504.56">
            <text:p>504.56</text:p>
          </table:table-cell>
          <table:table-cell table:formula="of:=[.Z72]*1000000" office:value-type="float" office:value="20.181">
            <text:p>20.181</text:p>
          </table:table-cell>
          <table:table-cell table:formula="of:=[.AA72]*1000000" office:value-type="float" office:value="0">
            <text:p>0</text:p>
          </table:table-cell>
          <table:table-cell table:formula="of:=[.AB72]*1000000" office:value-type="float" office:value="-0.000000000024588">
            <text:p>-2.4588E-011</text:p>
          </table:table-cell>
          <table:table-cell table:formula="of:=[.AC72]*1000000" office:value-type="float" office:value="0.000000000011356">
            <text:p>1.1356E-011</text:p>
          </table:table-cell>
          <table:table-cell office:value-type="float" office:value="0.00076926">
            <text:p>0.00076926</text:p>
          </table:table-cell>
          <table:table-cell table:style-name="ce1" office:value-type="string">
            <text:p>9.2561e-05</text:p>
          </table:table-cell>
          <table:table-cell office:value-type="float" office:value="0.00050456">
            <text:p>0.00050456</text:p>
          </table:table-cell>
          <table:table-cell table:style-name="ce1" office:value-type="string">
            <text:p>1.3034e-05</text:p>
          </table:table-cell>
          <table:table-cell table:style-name="ce1" office:value-type="string">
            <text:p>2.9318e-08</text:p>
          </table:table-cell>
          <table:table-cell table:style-name="ce1" office:value-type="string">
            <text:p>1.2793e-18</text:p>
          </table:table-cell>
          <table:table-cell table:style-name="ce1" office:value-type="string">
            <text:p>1.1356e-17</text:p>
          </table:table-cell>
          <table:table-cell office:value-type="float" office:value="0.00076926">
            <text:p>0.00076926</text:p>
          </table:table-cell>
          <table:table-cell table:style-name="ce1" office:value-type="string">
            <text:p>9.2559e-05</text:p>
          </table:table-cell>
          <table:table-cell office:value-type="float" office:value="0.00050456">
            <text:p>0.00050456</text:p>
          </table:table-cell>
          <table:table-cell table:style-name="ce1" office:value-type="string">
            <text:p>2.0181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588e-17</text:p>
          </table:table-cell>
          <table:table-cell table:style-name="ce1" office:value-type="string">
            <text:p>1.1356e-17</text:p>
          </table:table-cell>
        </table:table-row>
        <table:table-row table:style-name="ro2">
          <table:table-cell office:value-type="float" office:value="710.7017">
            <text:p>710.7017</text:p>
          </table:table-cell>
          <table:table-cell table:formula="of:=[.P73]*1000000" office:value-type="float" office:value="763.19">
            <text:p>763.19</text:p>
          </table:table-cell>
          <table:table-cell table:formula="of:=[.Q73]*1000000" office:value-type="float" office:value="91.992">
            <text:p>91.992</text:p>
          </table:table-cell>
          <table:table-cell table:formula="of:=[.R73]*1000000" office:value-type="float" office:value="511.33">
            <text:p>511.33</text:p>
          </table:table-cell>
          <table:table-cell table:formula="of:=[.S73]*1000000" office:value-type="float" office:value="12.866">
            <text:p>12.866</text:p>
          </table:table-cell>
          <table:table-cell table:formula="of:=[.T73]*1000000" office:value-type="float" office:value="0.029555">
            <text:p>0.029555</text:p>
          </table:table-cell>
          <table:table-cell table:formula="of:=[.U73]*1000000" office:value-type="float" office:value="-0.0000000000012388">
            <text:p>-1.2388E-012</text:p>
          </table:table-cell>
          <table:table-cell table:formula="of:=[.V73]*1000000" office:value-type="float" office:value="0.000000000011012">
            <text:p>1.1012E-011</text:p>
          </table:table-cell>
          <table:table-cell table:formula="of:=[.W73]*1000000" office:value-type="float" office:value="763.19">
            <text:p>763.19</text:p>
          </table:table-cell>
          <table:table-cell table:formula="of:=[.X73]*1000000" office:value-type="float" office:value="91.99">
            <text:p>91.99</text:p>
          </table:table-cell>
          <table:table-cell table:formula="of:=[.Y73]*1000000" office:value-type="float" office:value="511.33">
            <text:p>511.33</text:p>
          </table:table-cell>
          <table:table-cell table:formula="of:=[.Z73]*1000000" office:value-type="float" office:value="20.18">
            <text:p>20.18</text:p>
          </table:table-cell>
          <table:table-cell table:formula="of:=[.AA73]*1000000" office:value-type="float" office:value="0">
            <text:p>0</text:p>
          </table:table-cell>
          <table:table-cell table:formula="of:=[.AB73]*1000000" office:value-type="float" office:value="-0.000000000025615">
            <text:p>-2.5615E-011</text:p>
          </table:table-cell>
          <table:table-cell table:formula="of:=[.AC73]*1000000" office:value-type="float" office:value="0.000000000011011">
            <text:p>1.1011E-011</text:p>
          </table:table-cell>
          <table:table-cell office:value-type="float" office:value="0.00076319">
            <text:p>0.00076319</text:p>
          </table:table-cell>
          <table:table-cell table:style-name="ce1" office:value-type="string">
            <text:p>9.1992e-05</text:p>
          </table:table-cell>
          <table:table-cell office:value-type="float" office:value="0.00051133">
            <text:p>0.00051133</text:p>
          </table:table-cell>
          <table:table-cell table:style-name="ce1" office:value-type="string">
            <text:p>1.2866e-05</text:p>
          </table:table-cell>
          <table:table-cell table:style-name="ce1" office:value-type="string">
            <text:p>2.9555e-08</text:p>
          </table:table-cell>
          <table:table-cell table:style-name="ce1" office:value-type="string">
            <text:p>-1.2388e-18</text:p>
          </table:table-cell>
          <table:table-cell table:style-name="ce1" office:value-type="string">
            <text:p>1.1012e-17</text:p>
          </table:table-cell>
          <table:table-cell office:value-type="float" office:value="0.00076319">
            <text:p>0.00076319</text:p>
          </table:table-cell>
          <table:table-cell table:style-name="ce1" office:value-type="string">
            <text:p>9.199e-05</text:p>
          </table:table-cell>
          <table:table-cell office:value-type="float" office:value="0.00051133">
            <text:p>0.00051133</text:p>
          </table:table-cell>
          <table:table-cell table:style-name="ce1" office:value-type="string">
            <text:p>2.01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5615e-17</text:p>
          </table:table-cell>
          <table:table-cell table:style-name="ce1" office:value-type="string">
            <text:p>1.1011e-17</text:p>
          </table:table-cell>
        </table:table-row>
        <table:table-row table:style-name="ro2">
          <table:table-cell office:value-type="float" office:value="720.7017">
            <text:p>720.7017</text:p>
          </table:table-cell>
          <table:table-cell table:formula="of:=[.P74]*1000000" office:value-type="float" office:value="757.19">
            <text:p>757.19</text:p>
          </table:table-cell>
          <table:table-cell table:formula="of:=[.Q74]*1000000" office:value-type="float" office:value="91.424">
            <text:p>91.424</text:p>
          </table:table-cell>
          <table:table-cell table:formula="of:=[.R74]*1000000" office:value-type="float" office:value="518.03">
            <text:p>518.03</text:p>
          </table:table-cell>
          <table:table-cell table:formula="of:=[.S74]*1000000" office:value-type="float" office:value="12.699">
            <text:p>12.699</text:p>
          </table:table-cell>
          <table:table-cell table:formula="of:=[.T74]*1000000" office:value-type="float" office:value="0.029787">
            <text:p>0.029787</text:p>
          </table:table-cell>
          <table:table-cell table:formula="of:=[.U74]*1000000" office:value-type="float" office:value="0.000000000000021423">
            <text:p>2.1423E-014</text:p>
          </table:table-cell>
          <table:table-cell table:formula="of:=[.V74]*1000000" office:value-type="float" office:value="0.000000000010678">
            <text:p>1.0678E-011</text:p>
          </table:table-cell>
          <table:table-cell table:formula="of:=[.W74]*1000000" office:value-type="float" office:value="757.18">
            <text:p>757.18</text:p>
          </table:table-cell>
          <table:table-cell table:formula="of:=[.X74]*1000000" office:value-type="float" office:value="91.421">
            <text:p>91.421</text:p>
          </table:table-cell>
          <table:table-cell table:formula="of:=[.Y74]*1000000" office:value-type="float" office:value="518.03">
            <text:p>518.03</text:p>
          </table:table-cell>
          <table:table-cell table:formula="of:=[.Z74]*1000000" office:value-type="float" office:value="20.179">
            <text:p>20.179</text:p>
          </table:table-cell>
          <table:table-cell table:formula="of:=[.AA74]*1000000" office:value-type="float" office:value="0">
            <text:p>0</text:p>
          </table:table-cell>
          <table:table-cell table:formula="of:=[.AB74]*1000000" office:value-type="float" office:value="-0.000000000027274">
            <text:p>-2.7274E-011</text:p>
          </table:table-cell>
          <table:table-cell table:formula="of:=[.AC74]*1000000" office:value-type="float" office:value="0.000000000010677">
            <text:p>1.0677E-011</text:p>
          </table:table-cell>
          <table:table-cell office:value-type="float" office:value="0.00075719">
            <text:p>0.00075719</text:p>
          </table:table-cell>
          <table:table-cell table:style-name="ce1" office:value-type="string">
            <text:p>9.1424e-05</text:p>
          </table:table-cell>
          <table:table-cell office:value-type="float" office:value="0.00051803">
            <text:p>0.00051803</text:p>
          </table:table-cell>
          <table:table-cell table:style-name="ce1" office:value-type="string">
            <text:p>1.2699e-05</text:p>
          </table:table-cell>
          <table:table-cell table:style-name="ce1" office:value-type="string">
            <text:p>2.9787e-08</text:p>
          </table:table-cell>
          <table:table-cell table:style-name="ce1" office:value-type="string">
            <text:p>2.1423e-20</text:p>
          </table:table-cell>
          <table:table-cell table:style-name="ce1" office:value-type="string">
            <text:p>1.0678e-17</text:p>
          </table:table-cell>
          <table:table-cell office:value-type="float" office:value="0.00075718">
            <text:p>0.00075718</text:p>
          </table:table-cell>
          <table:table-cell table:style-name="ce1" office:value-type="string">
            <text:p>9.1421e-05</text:p>
          </table:table-cell>
          <table:table-cell office:value-type="float" office:value="0.00051803">
            <text:p>0.00051803</text:p>
          </table:table-cell>
          <table:table-cell table:style-name="ce1" office:value-type="string">
            <text:p>2.0179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274e-17</text:p>
          </table:table-cell>
          <table:table-cell table:style-name="ce1" office:value-type="string">
            <text:p>1.0677e-17</text:p>
          </table:table-cell>
        </table:table-row>
        <table:table-row table:style-name="ro2">
          <table:table-cell office:value-type="float" office:value="730.7017">
            <text:p>730.7017</text:p>
          </table:table-cell>
          <table:table-cell table:formula="of:=[.P75]*1000000" office:value-type="float" office:value="751.24">
            <text:p>751.24</text:p>
          </table:table-cell>
          <table:table-cell table:formula="of:=[.Q75]*1000000" office:value-type="float" office:value="90.856">
            <text:p>90.856</text:p>
          </table:table-cell>
          <table:table-cell table:formula="of:=[.R75]*1000000" office:value-type="float" office:value="524.67">
            <text:p>524.67</text:p>
          </table:table-cell>
          <table:table-cell table:formula="of:=[.S75]*1000000" office:value-type="float" office:value="12.533">
            <text:p>12.533</text:p>
          </table:table-cell>
          <table:table-cell table:formula="of:=[.T75]*1000000" office:value-type="float" office:value="0.030014">
            <text:p>0.030014</text:p>
          </table:table-cell>
          <table:table-cell table:formula="of:=[.U75]*1000000" office:value-type="float" office:value="0.0000000000008707">
            <text:p>8.707E-013</text:p>
          </table:table-cell>
          <table:table-cell table:formula="of:=[.V75]*1000000" office:value-type="float" office:value="0.000000000010354">
            <text:p>1.0354E-011</text:p>
          </table:table-cell>
          <table:table-cell table:formula="of:=[.W75]*1000000" office:value-type="float" office:value="751.24">
            <text:p>751.24</text:p>
          </table:table-cell>
          <table:table-cell table:formula="of:=[.X75]*1000000" office:value-type="float" office:value="90.854">
            <text:p>90.854</text:p>
          </table:table-cell>
          <table:table-cell table:formula="of:=[.Y75]*1000000" office:value-type="float" office:value="524.67">
            <text:p>524.67</text:p>
          </table:table-cell>
          <table:table-cell table:formula="of:=[.Z75]*1000000" office:value-type="float" office:value="20.179">
            <text:p>20.179</text:p>
          </table:table-cell>
          <table:table-cell table:formula="of:=[.AA75]*1000000" office:value-type="float" office:value="0">
            <text:p>0</text:p>
          </table:table-cell>
          <table:table-cell table:formula="of:=[.AB75]*1000000" office:value-type="float" office:value="-0.000000000024898">
            <text:p>-2.4898E-011</text:p>
          </table:table-cell>
          <table:table-cell table:formula="of:=[.AC75]*1000000" office:value-type="float" office:value="0.000000000010354">
            <text:p>1.0354E-011</text:p>
          </table:table-cell>
          <table:table-cell office:value-type="float" office:value="0.00075124">
            <text:p>0.00075124</text:p>
          </table:table-cell>
          <table:table-cell table:style-name="ce1" office:value-type="string">
            <text:p>9.0856e-05</text:p>
          </table:table-cell>
          <table:table-cell office:value-type="float" office:value="0.00052467">
            <text:p>0.00052467</text:p>
          </table:table-cell>
          <table:table-cell table:style-name="ce1" office:value-type="string">
            <text:p>1.2533e-05</text:p>
          </table:table-cell>
          <table:table-cell table:style-name="ce1" office:value-type="string">
            <text:p>3.0014e-08</text:p>
          </table:table-cell>
          <table:table-cell table:style-name="ce1" office:value-type="string">
            <text:p>8.707e-19</text:p>
          </table:table-cell>
          <table:table-cell table:style-name="ce1" office:value-type="string">
            <text:p>1.0354e-17</text:p>
          </table:table-cell>
          <table:table-cell office:value-type="float" office:value="0.00075124">
            <text:p>0.00075124</text:p>
          </table:table-cell>
          <table:table-cell table:style-name="ce1" office:value-type="string">
            <text:p>9.0854e-05</text:p>
          </table:table-cell>
          <table:table-cell office:value-type="float" office:value="0.00052467">
            <text:p>0.00052467</text:p>
          </table:table-cell>
          <table:table-cell table:style-name="ce1" office:value-type="string">
            <text:p>2.0179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898e-17</text:p>
          </table:table-cell>
          <table:table-cell table:style-name="ce1" office:value-type="string">
            <text:p>1.0354e-17</text:p>
          </table:table-cell>
        </table:table-row>
        <table:table-row table:style-name="ro2">
          <table:table-cell office:value-type="float" office:value="740.7017">
            <text:p>740.7017</text:p>
          </table:table-cell>
          <table:table-cell table:formula="of:=[.P76]*1000000" office:value-type="float" office:value="745.35">
            <text:p>745.35</text:p>
          </table:table-cell>
          <table:table-cell table:formula="of:=[.Q76]*1000000" office:value-type="float" office:value="90.289">
            <text:p>90.289</text:p>
          </table:table-cell>
          <table:table-cell table:formula="of:=[.R76]*1000000" office:value-type="float" office:value="531.24">
            <text:p>531.24</text:p>
          </table:table-cell>
          <table:table-cell table:formula="of:=[.S76]*1000000" office:value-type="float" office:value="12.366">
            <text:p>12.366</text:p>
          </table:table-cell>
          <table:table-cell table:formula="of:=[.T76]*1000000" office:value-type="float" office:value="0.030236">
            <text:p>0.030236</text:p>
          </table:table-cell>
          <table:table-cell table:formula="of:=[.U76]*1000000" office:value-type="float" office:value="0.00000000000089356">
            <text:p>8.9356E-013</text:p>
          </table:table-cell>
          <table:table-cell table:formula="of:=[.V76]*1000000" office:value-type="float" office:value="0.00000000001004">
            <text:p>1.004E-011</text:p>
          </table:table-cell>
          <table:table-cell table:formula="of:=[.W76]*1000000" office:value-type="float" office:value="745.35">
            <text:p>745.35</text:p>
          </table:table-cell>
          <table:table-cell table:formula="of:=[.X76]*1000000" office:value-type="float" office:value="90.287">
            <text:p>90.287</text:p>
          </table:table-cell>
          <table:table-cell table:formula="of:=[.Y76]*1000000" office:value-type="float" office:value="531.24">
            <text:p>531.24</text:p>
          </table:table-cell>
          <table:table-cell table:formula="of:=[.Z76]*1000000" office:value-type="float" office:value="20.178">
            <text:p>20.178</text:p>
          </table:table-cell>
          <table:table-cell table:formula="of:=[.AA76]*1000000" office:value-type="float" office:value="0">
            <text:p>0</text:p>
          </table:table-cell>
          <table:table-cell table:formula="of:=[.AB76]*1000000" office:value-type="float" office:value="-0.000000000026151">
            <text:p>-2.6151E-011</text:p>
          </table:table-cell>
          <table:table-cell table:formula="of:=[.AC76]*1000000" office:value-type="float" office:value="0.00000000001004">
            <text:p>1.004E-011</text:p>
          </table:table-cell>
          <table:table-cell office:value-type="float" office:value="0.00074535">
            <text:p>0.00074535</text:p>
          </table:table-cell>
          <table:table-cell table:style-name="ce1" office:value-type="string">
            <text:p>9.0289e-05</text:p>
          </table:table-cell>
          <table:table-cell office:value-type="float" office:value="0.00053124">
            <text:p>0.00053124</text:p>
          </table:table-cell>
          <table:table-cell table:style-name="ce1" office:value-type="string">
            <text:p>1.2366e-05</text:p>
          </table:table-cell>
          <table:table-cell table:style-name="ce1" office:value-type="string">
            <text:p>3.0236e-08</text:p>
          </table:table-cell>
          <table:table-cell table:style-name="ce1" office:value-type="string">
            <text:p>8.9356e-19</text:p>
          </table:table-cell>
          <table:table-cell table:style-name="ce1" office:value-type="string">
            <text:p>1.004e-17</text:p>
          </table:table-cell>
          <table:table-cell office:value-type="float" office:value="0.00074535">
            <text:p>0.00074535</text:p>
          </table:table-cell>
          <table:table-cell table:style-name="ce1" office:value-type="string">
            <text:p>9.0287e-05</text:p>
          </table:table-cell>
          <table:table-cell office:value-type="float" office:value="0.00053124">
            <text:p>0.00053124</text:p>
          </table:table-cell>
          <table:table-cell table:style-name="ce1" office:value-type="string">
            <text:p>2.017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6151e-17</text:p>
          </table:table-cell>
          <table:table-cell table:style-name="ce1" office:value-type="string">
            <text:p>1.004e-17</text:p>
          </table:table-cell>
        </table:table-row>
        <table:table-row table:style-name="ro2">
          <table:table-cell office:value-type="float" office:value="750.7017">
            <text:p>750.7017</text:p>
          </table:table-cell>
          <table:table-cell table:formula="of:=[.P77]*1000000" office:value-type="float" office:value="739.52">
            <text:p>739.52</text:p>
          </table:table-cell>
          <table:table-cell table:formula="of:=[.Q77]*1000000" office:value-type="float" office:value="89.723">
            <text:p>89.723</text:p>
          </table:table-cell>
          <table:table-cell table:formula="of:=[.R77]*1000000" office:value-type="float" office:value="537.75">
            <text:p>537.75</text:p>
          </table:table-cell>
          <table:table-cell table:formula="of:=[.S77]*1000000" office:value-type="float" office:value="12.201">
            <text:p>12.201</text:p>
          </table:table-cell>
          <table:table-cell table:formula="of:=[.T77]*1000000" office:value-type="float" office:value="0.030453">
            <text:p>0.030453</text:p>
          </table:table-cell>
          <table:table-cell table:formula="of:=[.U77]*1000000" office:value-type="float" office:value="-0.00000000000061591">
            <text:p>-6.1591E-013</text:p>
          </table:table-cell>
          <table:table-cell table:formula="of:=[.V77]*1000000" office:value-type="float" office:value="0.0000000000097356">
            <text:p>9.7356E-012</text:p>
          </table:table-cell>
          <table:table-cell table:formula="of:=[.W77]*1000000" office:value-type="float" office:value="739.52">
            <text:p>739.52</text:p>
          </table:table-cell>
          <table:table-cell table:formula="of:=[.X77]*1000000" office:value-type="float" office:value="89.721">
            <text:p>89.721</text:p>
          </table:table-cell>
          <table:table-cell table:formula="of:=[.Y77]*1000000" office:value-type="float" office:value="537.75">
            <text:p>537.75</text:p>
          </table:table-cell>
          <table:table-cell table:formula="of:=[.Z77]*1000000" office:value-type="float" office:value="20.177">
            <text:p>20.177</text:p>
          </table:table-cell>
          <table:table-cell table:formula="of:=[.AA77]*1000000" office:value-type="float" office:value="0">
            <text:p>0</text:p>
          </table:table-cell>
          <table:table-cell table:formula="of:=[.AB77]*1000000" office:value-type="float" office:value="-0.000000000026097">
            <text:p>-2.6097E-011</text:p>
          </table:table-cell>
          <table:table-cell table:formula="of:=[.AC77]*1000000" office:value-type="float" office:value="0.0000000000097355">
            <text:p>9.7355E-012</text:p>
          </table:table-cell>
          <table:table-cell office:value-type="float" office:value="0.00073952">
            <text:p>0.00073952</text:p>
          </table:table-cell>
          <table:table-cell table:style-name="ce1" office:value-type="string">
            <text:p>8.9723e-05</text:p>
          </table:table-cell>
          <table:table-cell office:value-type="float" office:value="0.00053775">
            <text:p>0.00053775</text:p>
          </table:table-cell>
          <table:table-cell table:style-name="ce1" office:value-type="string">
            <text:p>1.2201e-05</text:p>
          </table:table-cell>
          <table:table-cell table:style-name="ce1" office:value-type="string">
            <text:p>3.0453e-08</text:p>
          </table:table-cell>
          <table:table-cell table:style-name="ce1" office:value-type="string">
            <text:p>-6.1591e-19</text:p>
          </table:table-cell>
          <table:table-cell table:style-name="ce1" office:value-type="string">
            <text:p>9.7356e-18</text:p>
          </table:table-cell>
          <table:table-cell office:value-type="float" office:value="0.00073952">
            <text:p>0.00073952</text:p>
          </table:table-cell>
          <table:table-cell table:style-name="ce1" office:value-type="string">
            <text:p>8.9721e-05</text:p>
          </table:table-cell>
          <table:table-cell office:value-type="float" office:value="0.00053775">
            <text:p>0.00053775</text:p>
          </table:table-cell>
          <table:table-cell table:style-name="ce1" office:value-type="string">
            <text:p>2.017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6097e-17</text:p>
          </table:table-cell>
          <table:table-cell table:style-name="ce1" office:value-type="string">
            <text:p>9.7355e-18</text:p>
          </table:table-cell>
        </table:table-row>
        <table:table-row table:style-name="ro2">
          <table:table-cell office:value-type="float" office:value="760.7017">
            <text:p>760.7017</text:p>
          </table:table-cell>
          <table:table-cell table:formula="of:=[.P78]*1000000" office:value-type="float" office:value="733.75">
            <text:p>733.75</text:p>
          </table:table-cell>
          <table:table-cell table:formula="of:=[.Q78]*1000000" office:value-type="float" office:value="89.158">
            <text:p>89.158</text:p>
          </table:table-cell>
          <table:table-cell table:formula="of:=[.R78]*1000000" office:value-type="float" office:value="544.2">
            <text:p>544.2</text:p>
          </table:table-cell>
          <table:table-cell table:formula="of:=[.S78]*1000000" office:value-type="float" office:value="12.036">
            <text:p>12.036</text:p>
          </table:table-cell>
          <table:table-cell table:formula="of:=[.T78]*1000000" office:value-type="float" office:value="0.030666">
            <text:p>0.030666</text:p>
          </table:table-cell>
          <table:table-cell table:formula="of:=[.U78]*1000000" office:value-type="float" office:value="0.0000000000012965">
            <text:p>1.2965E-012</text:p>
          </table:table-cell>
          <table:table-cell table:formula="of:=[.V78]*1000000" office:value-type="float" office:value="0.0000000000094405">
            <text:p>9.4405E-012</text:p>
          </table:table-cell>
          <table:table-cell table:formula="of:=[.W78]*1000000" office:value-type="float" office:value="733.74">
            <text:p>733.74</text:p>
          </table:table-cell>
          <table:table-cell table:formula="of:=[.X78]*1000000" office:value-type="float" office:value="89.155">
            <text:p>89.155</text:p>
          </table:table-cell>
          <table:table-cell table:formula="of:=[.Y78]*1000000" office:value-type="float" office:value="544.2">
            <text:p>544.2</text:p>
          </table:table-cell>
          <table:table-cell table:formula="of:=[.Z78]*1000000" office:value-type="float" office:value="20.177">
            <text:p>20.177</text:p>
          </table:table-cell>
          <table:table-cell table:formula="of:=[.AA78]*1000000" office:value-type="float" office:value="0">
            <text:p>0</text:p>
          </table:table-cell>
          <table:table-cell table:formula="of:=[.AB78]*1000000" office:value-type="float" office:value="-0.000000000027293">
            <text:p>-2.7293E-011</text:p>
          </table:table-cell>
          <table:table-cell table:formula="of:=[.AC78]*1000000" office:value-type="float" office:value="0.0000000000094404">
            <text:p>9.4404E-012</text:p>
          </table:table-cell>
          <table:table-cell office:value-type="float" office:value="0.00073375">
            <text:p>0.00073375</text:p>
          </table:table-cell>
          <table:table-cell table:style-name="ce1" office:value-type="string">
            <text:p>8.9158e-05</text:p>
          </table:table-cell>
          <table:table-cell office:value-type="float" office:value="0.0005442">
            <text:p>0.0005442</text:p>
          </table:table-cell>
          <table:table-cell table:style-name="ce1" office:value-type="string">
            <text:p>1.2036e-05</text:p>
          </table:table-cell>
          <table:table-cell table:style-name="ce1" office:value-type="string">
            <text:p>3.0666e-08</text:p>
          </table:table-cell>
          <table:table-cell table:style-name="ce1" office:value-type="string">
            <text:p>1.2965e-18</text:p>
          </table:table-cell>
          <table:table-cell table:style-name="ce1" office:value-type="string">
            <text:p>9.4405e-18</text:p>
          </table:table-cell>
          <table:table-cell office:value-type="float" office:value="0.00073374">
            <text:p>0.00073374</text:p>
          </table:table-cell>
          <table:table-cell table:style-name="ce1" office:value-type="string">
            <text:p>8.9155e-05</text:p>
          </table:table-cell>
          <table:table-cell office:value-type="float" office:value="0.0005442">
            <text:p>0.0005442</text:p>
          </table:table-cell>
          <table:table-cell table:style-name="ce1" office:value-type="string">
            <text:p>2.017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293e-17</text:p>
          </table:table-cell>
          <table:table-cell table:style-name="ce1" office:value-type="string">
            <text:p>9.4404e-18</text:p>
          </table:table-cell>
        </table:table-row>
        <table:table-row table:style-name="ro2">
          <table:table-cell office:value-type="float" office:value="770.7017">
            <text:p>770.7017</text:p>
          </table:table-cell>
          <table:table-cell table:formula="of:=[.P79]*1000000" office:value-type="float" office:value="728.03">
            <text:p>728.03</text:p>
          </table:table-cell>
          <table:table-cell table:formula="of:=[.Q79]*1000000" office:value-type="float" office:value="88.594">
            <text:p>88.594</text:p>
          </table:table-cell>
          <table:table-cell table:formula="of:=[.R79]*1000000" office:value-type="float" office:value="550.59">
            <text:p>550.59</text:p>
          </table:table-cell>
          <table:table-cell table:formula="of:=[.S79]*1000000" office:value-type="float" office:value="11.871">
            <text:p>11.871</text:p>
          </table:table-cell>
          <table:table-cell table:formula="of:=[.T79]*1000000" office:value-type="float" office:value="0.030873">
            <text:p>0.030873</text:p>
          </table:table-cell>
          <table:table-cell table:formula="of:=[.U79]*1000000" office:value-type="float" office:value="0.00000000000040627">
            <text:p>4.0627E-013</text:p>
          </table:table-cell>
          <table:table-cell table:formula="of:=[.V79]*1000000" office:value-type="float" office:value="0.0000000000091545">
            <text:p>9.1545E-012</text:p>
          </table:table-cell>
          <table:table-cell table:formula="of:=[.W79]*1000000" office:value-type="float" office:value="728.02">
            <text:p>728.02</text:p>
          </table:table-cell>
          <table:table-cell table:formula="of:=[.X79]*1000000" office:value-type="float" office:value="88.591">
            <text:p>88.591</text:p>
          </table:table-cell>
          <table:table-cell table:formula="of:=[.Y79]*1000000" office:value-type="float" office:value="550.59">
            <text:p>550.59</text:p>
          </table:table-cell>
          <table:table-cell table:formula="of:=[.Z79]*1000000" office:value-type="float" office:value="20.176">
            <text:p>20.176</text:p>
          </table:table-cell>
          <table:table-cell table:formula="of:=[.AA79]*1000000" office:value-type="float" office:value="0">
            <text:p>0</text:p>
          </table:table-cell>
          <table:table-cell table:formula="of:=[.AB79]*1000000" office:value-type="float" office:value="-0.000000000025361">
            <text:p>-2.5361E-011</text:p>
          </table:table-cell>
          <table:table-cell table:formula="of:=[.AC79]*1000000" office:value-type="float" office:value="0.0000000000091544">
            <text:p>9.1544E-012</text:p>
          </table:table-cell>
          <table:table-cell office:value-type="float" office:value="0.00072803">
            <text:p>0.00072803</text:p>
          </table:table-cell>
          <table:table-cell table:style-name="ce1" office:value-type="string">
            <text:p>8.8594e-05</text:p>
          </table:table-cell>
          <table:table-cell office:value-type="float" office:value="0.00055059">
            <text:p>0.00055059</text:p>
          </table:table-cell>
          <table:table-cell table:style-name="ce1" office:value-type="string">
            <text:p>1.1871e-05</text:p>
          </table:table-cell>
          <table:table-cell table:style-name="ce1" office:value-type="string">
            <text:p>3.0873e-08</text:p>
          </table:table-cell>
          <table:table-cell table:style-name="ce1" office:value-type="string">
            <text:p>4.0627e-19</text:p>
          </table:table-cell>
          <table:table-cell table:style-name="ce1" office:value-type="string">
            <text:p>9.1545e-18</text:p>
          </table:table-cell>
          <table:table-cell office:value-type="float" office:value="0.00072802">
            <text:p>0.00072802</text:p>
          </table:table-cell>
          <table:table-cell table:style-name="ce1" office:value-type="string">
            <text:p>8.8591e-05</text:p>
          </table:table-cell>
          <table:table-cell office:value-type="float" office:value="0.00055059">
            <text:p>0.00055059</text:p>
          </table:table-cell>
          <table:table-cell table:style-name="ce1" office:value-type="string">
            <text:p>2.0176e-05</text:p>
          </table:table-cell>
          <table:table-cell office:value-type="float" office:value="0">
            <text:p>0</text:p>
          </table:table-cell>
          <table:table-cell table:style-name="ce1" office:value-type="string">
            <text:p>-2.5361e-17</text:p>
          </table:table-cell>
          <table:table-cell table:style-name="ce1" office:value-type="string">
            <text:p>9.1544e-18</text:p>
          </table:table-cell>
        </table:table-row>
        <table:table-row table:style-name="ro2">
          <table:table-cell office:value-type="float" office:value="780.7017">
            <text:p>780.7017</text:p>
          </table:table-cell>
          <table:table-cell table:formula="of:=[.P80]*1000000" office:value-type="float" office:value="722.36">
            <text:p>722.36</text:p>
          </table:table-cell>
          <table:table-cell table:formula="of:=[.Q80]*1000000" office:value-type="float" office:value="88.03">
            <text:p>88.03</text:p>
          </table:table-cell>
          <table:table-cell table:formula="of:=[.R80]*1000000" office:value-type="float" office:value="556.92">
            <text:p>556.92</text:p>
          </table:table-cell>
          <table:table-cell table:formula="of:=[.S80]*1000000" office:value-type="float" office:value="11.707">
            <text:p>11.707</text:p>
          </table:table-cell>
          <table:table-cell table:formula="of:=[.T80]*1000000" office:value-type="float" office:value="0.031077">
            <text:p>0.031077</text:p>
          </table:table-cell>
          <table:table-cell table:formula="of:=[.U80]*1000000" office:value-type="float" office:value="0.00000000000024778">
            <text:p>2.4778E-013</text:p>
          </table:table-cell>
          <table:table-cell table:formula="of:=[.V80]*1000000" office:value-type="float" office:value="0.0000000000088772">
            <text:p>8.8772E-012</text:p>
          </table:table-cell>
          <table:table-cell table:formula="of:=[.W80]*1000000" office:value-type="float" office:value="722.36">
            <text:p>722.36</text:p>
          </table:table-cell>
          <table:table-cell table:formula="of:=[.X80]*1000000" office:value-type="float" office:value="88.028">
            <text:p>88.028</text:p>
          </table:table-cell>
          <table:table-cell table:formula="of:=[.Y80]*1000000" office:value-type="float" office:value="556.91">
            <text:p>556.91</text:p>
          </table:table-cell>
          <table:table-cell table:formula="of:=[.Z80]*1000000" office:value-type="float" office:value="20.176">
            <text:p>20.176</text:p>
          </table:table-cell>
          <table:table-cell table:formula="of:=[.AA80]*1000000" office:value-type="float" office:value="0">
            <text:p>0</text:p>
          </table:table-cell>
          <table:table-cell table:formula="of:=[.AB80]*1000000" office:value-type="float" office:value="-0.000000000025192">
            <text:p>-2.5192E-011</text:p>
          </table:table-cell>
          <table:table-cell table:formula="of:=[.AC80]*1000000" office:value-type="float" office:value="0.0000000000088771">
            <text:p>8.8771E-012</text:p>
          </table:table-cell>
          <table:table-cell office:value-type="float" office:value="0.00072236">
            <text:p>0.00072236</text:p>
          </table:table-cell>
          <table:table-cell table:style-name="ce1" office:value-type="string">
            <text:p>8.803e-05</text:p>
          </table:table-cell>
          <table:table-cell office:value-type="float" office:value="0.00055692">
            <text:p>0.00055692</text:p>
          </table:table-cell>
          <table:table-cell table:style-name="ce1" office:value-type="string">
            <text:p>1.1707e-05</text:p>
          </table:table-cell>
          <table:table-cell table:style-name="ce1" office:value-type="string">
            <text:p>3.1077e-08</text:p>
          </table:table-cell>
          <table:table-cell table:style-name="ce1" office:value-type="string">
            <text:p>2.4778e-19</text:p>
          </table:table-cell>
          <table:table-cell table:style-name="ce1" office:value-type="string">
            <text:p>8.8772e-18</text:p>
          </table:table-cell>
          <table:table-cell office:value-type="float" office:value="0.00072236">
            <text:p>0.00072236</text:p>
          </table:table-cell>
          <table:table-cell table:style-name="ce1" office:value-type="string">
            <text:p>8.8028e-05</text:p>
          </table:table-cell>
          <table:table-cell office:value-type="float" office:value="0.00055691">
            <text:p>0.00055691</text:p>
          </table:table-cell>
          <table:table-cell table:style-name="ce1" office:value-type="string">
            <text:p>2.0176e-05</text:p>
          </table:table-cell>
          <table:table-cell office:value-type="float" office:value="0">
            <text:p>0</text:p>
          </table:table-cell>
          <table:table-cell table:style-name="ce1" office:value-type="string">
            <text:p>-2.5192e-17</text:p>
          </table:table-cell>
          <table:table-cell table:style-name="ce1" office:value-type="string">
            <text:p>8.8771e-18</text:p>
          </table:table-cell>
        </table:table-row>
        <table:table-row table:style-name="ro2">
          <table:table-cell office:value-type="float" office:value="790.7017">
            <text:p>790.7017</text:p>
          </table:table-cell>
          <table:table-cell table:formula="of:=[.P81]*1000000" office:value-type="float" office:value="716.75">
            <text:p>716.75</text:p>
          </table:table-cell>
          <table:table-cell table:formula="of:=[.Q81]*1000000" office:value-type="float" office:value="87.468">
            <text:p>87.468</text:p>
          </table:table-cell>
          <table:table-cell table:formula="of:=[.R81]*1000000" office:value-type="float" office:value="563.19">
            <text:p>563.19</text:p>
          </table:table-cell>
          <table:table-cell table:formula="of:=[.S81]*1000000" office:value-type="float" office:value="11.544">
            <text:p>11.544</text:p>
          </table:table-cell>
          <table:table-cell table:formula="of:=[.T81]*1000000" office:value-type="float" office:value="0.031275">
            <text:p>0.031275</text:p>
          </table:table-cell>
          <table:table-cell table:formula="of:=[.U81]*1000000" office:value-type="float" office:value="0.00000000000038855">
            <text:p>3.8855E-013</text:p>
          </table:table-cell>
          <table:table-cell table:formula="of:=[.V81]*1000000" office:value-type="float" office:value="0.0000000000086083">
            <text:p>8.6083E-012</text:p>
          </table:table-cell>
          <table:table-cell table:formula="of:=[.W81]*1000000" office:value-type="float" office:value="716.75">
            <text:p>716.75</text:p>
          </table:table-cell>
          <table:table-cell table:formula="of:=[.X81]*1000000" office:value-type="float" office:value="87.465">
            <text:p>87.465</text:p>
          </table:table-cell>
          <table:table-cell table:formula="of:=[.Y81]*1000000" office:value-type="float" office:value="563.19">
            <text:p>563.19</text:p>
          </table:table-cell>
          <table:table-cell table:formula="of:=[.Z81]*1000000" office:value-type="float" office:value="20.175">
            <text:p>20.175</text:p>
          </table:table-cell>
          <table:table-cell table:formula="of:=[.AA81]*1000000" office:value-type="float" office:value="0">
            <text:p>0</text:p>
          </table:table-cell>
          <table:table-cell table:formula="of:=[.AB81]*1000000" office:value-type="float" office:value="-0.00000000002386">
            <text:p>-2.386E-011</text:p>
          </table:table-cell>
          <table:table-cell table:formula="of:=[.AC81]*1000000" office:value-type="float" office:value="0.0000000000086082">
            <text:p>8.6082E-012</text:p>
          </table:table-cell>
          <table:table-cell office:value-type="float" office:value="0.00071675">
            <text:p>0.00071675</text:p>
          </table:table-cell>
          <table:table-cell table:style-name="ce1" office:value-type="string">
            <text:p>8.7468e-05</text:p>
          </table:table-cell>
          <table:table-cell office:value-type="float" office:value="0.00056319">
            <text:p>0.00056319</text:p>
          </table:table-cell>
          <table:table-cell table:style-name="ce1" office:value-type="string">
            <text:p>1.1544e-05</text:p>
          </table:table-cell>
          <table:table-cell table:style-name="ce1" office:value-type="string">
            <text:p>3.1275e-08</text:p>
          </table:table-cell>
          <table:table-cell table:style-name="ce1" office:value-type="string">
            <text:p>3.8855e-19</text:p>
          </table:table-cell>
          <table:table-cell table:style-name="ce1" office:value-type="string">
            <text:p>8.6083e-18</text:p>
          </table:table-cell>
          <table:table-cell office:value-type="float" office:value="0.00071675">
            <text:p>0.00071675</text:p>
          </table:table-cell>
          <table:table-cell table:style-name="ce1" office:value-type="string">
            <text:p>8.7465e-05</text:p>
          </table:table-cell>
          <table:table-cell office:value-type="float" office:value="0.00056319">
            <text:p>0.00056319</text:p>
          </table:table-cell>
          <table:table-cell table:style-name="ce1" office:value-type="string">
            <text:p>2.0175e-05</text:p>
          </table:table-cell>
          <table:table-cell office:value-type="float" office:value="0">
            <text:p>0</text:p>
          </table:table-cell>
          <table:table-cell table:style-name="ce1" office:value-type="string">
            <text:p>-2.386e-17</text:p>
          </table:table-cell>
          <table:table-cell table:style-name="ce1" office:value-type="string">
            <text:p>8.6082e-18</text:p>
          </table:table-cell>
        </table:table-row>
        <table:table-row table:style-name="ro2">
          <table:table-cell office:value-type="float" office:value="800.7017">
            <text:p>800.7017</text:p>
          </table:table-cell>
          <table:table-cell table:formula="of:=[.P82]*1000000" office:value-type="float" office:value="711.19">
            <text:p>711.19</text:p>
          </table:table-cell>
          <table:table-cell table:formula="of:=[.Q82]*1000000" office:value-type="float" office:value="86.906">
            <text:p>86.906</text:p>
          </table:table-cell>
          <table:table-cell table:formula="of:=[.R82]*1000000" office:value-type="float" office:value="569.4">
            <text:p>569.4</text:p>
          </table:table-cell>
          <table:table-cell table:formula="of:=[.S82]*1000000" office:value-type="float" office:value="11.382">
            <text:p>11.382</text:p>
          </table:table-cell>
          <table:table-cell table:formula="of:=[.T82]*1000000" office:value-type="float" office:value="0.03147">
            <text:p>0.03147</text:p>
          </table:table-cell>
          <table:table-cell table:formula="of:=[.U82]*1000000" office:value-type="float" office:value="0.00000000000025951">
            <text:p>2.5951E-013</text:p>
          </table:table-cell>
          <table:table-cell table:formula="of:=[.V82]*1000000" office:value-type="float" office:value="0.0000000000083477">
            <text:p>8.3477E-012</text:p>
          </table:table-cell>
          <table:table-cell table:formula="of:=[.W82]*1000000" office:value-type="float" office:value="711.19">
            <text:p>711.19</text:p>
          </table:table-cell>
          <table:table-cell table:formula="of:=[.X82]*1000000" office:value-type="float" office:value="86.904">
            <text:p>86.904</text:p>
          </table:table-cell>
          <table:table-cell table:formula="of:=[.Y82]*1000000" office:value-type="float" office:value="569.4">
            <text:p>569.4</text:p>
          </table:table-cell>
          <table:table-cell table:formula="of:=[.Z82]*1000000" office:value-type="float" office:value="20.175">
            <text:p>20.175</text:p>
          </table:table-cell>
          <table:table-cell table:formula="of:=[.AA82]*1000000" office:value-type="float" office:value="0">
            <text:p>0</text:p>
          </table:table-cell>
          <table:table-cell table:formula="of:=[.AB82]*1000000" office:value-type="float" office:value="-0.000000000025896">
            <text:p>-2.5896E-011</text:p>
          </table:table-cell>
          <table:table-cell table:formula="of:=[.AC82]*1000000" office:value-type="float" office:value="0.0000000000083476">
            <text:p>8.3476E-012</text:p>
          </table:table-cell>
          <table:table-cell office:value-type="float" office:value="0.00071119">
            <text:p>0.00071119</text:p>
          </table:table-cell>
          <table:table-cell table:style-name="ce1" office:value-type="string">
            <text:p>8.6906e-05</text:p>
          </table:table-cell>
          <table:table-cell office:value-type="float" office:value="0.0005694">
            <text:p>0.0005694</text:p>
          </table:table-cell>
          <table:table-cell table:style-name="ce1" office:value-type="string">
            <text:p>1.1382e-05</text:p>
          </table:table-cell>
          <table:table-cell table:style-name="ce1" office:value-type="string">
            <text:p>3.147e-08</text:p>
          </table:table-cell>
          <table:table-cell table:style-name="ce1" office:value-type="string">
            <text:p>2.5951e-19</text:p>
          </table:table-cell>
          <table:table-cell table:style-name="ce1" office:value-type="string">
            <text:p>8.3477e-18</text:p>
          </table:table-cell>
          <table:table-cell office:value-type="float" office:value="0.00071119">
            <text:p>0.00071119</text:p>
          </table:table-cell>
          <table:table-cell table:style-name="ce1" office:value-type="string">
            <text:p>8.6904e-05</text:p>
          </table:table-cell>
          <table:table-cell office:value-type="float" office:value="0.0005694">
            <text:p>0.0005694</text:p>
          </table:table-cell>
          <table:table-cell table:style-name="ce1" office:value-type="string">
            <text:p>2.0175e-05</text:p>
          </table:table-cell>
          <table:table-cell office:value-type="float" office:value="0">
            <text:p>0</text:p>
          </table:table-cell>
          <table:table-cell table:style-name="ce1" office:value-type="string">
            <text:p>-2.5896e-17</text:p>
          </table:table-cell>
          <table:table-cell table:style-name="ce1" office:value-type="string">
            <text:p>8.3476e-18</text:p>
          </table:table-cell>
        </table:table-row>
        <table:table-row table:style-name="ro2">
          <table:table-cell office:value-type="float" office:value="810.7017">
            <text:p>810.7017</text:p>
          </table:table-cell>
          <table:table-cell table:formula="of:=[.P83]*1000000" office:value-type="float" office:value="705.69">
            <text:p>705.69</text:p>
          </table:table-cell>
          <table:table-cell table:formula="of:=[.Q83]*1000000" office:value-type="float" office:value="86.346">
            <text:p>86.346</text:p>
          </table:table-cell>
          <table:table-cell table:formula="of:=[.R83]*1000000" office:value-type="float" office:value="575.56">
            <text:p>575.56</text:p>
          </table:table-cell>
          <table:table-cell table:formula="of:=[.S83]*1000000" office:value-type="float" office:value="11.221">
            <text:p>11.221</text:p>
          </table:table-cell>
          <table:table-cell table:formula="of:=[.T83]*1000000" office:value-type="float" office:value="0.03166">
            <text:p>0.03166</text:p>
          </table:table-cell>
          <table:table-cell table:formula="of:=[.U83]*1000000" office:value-type="float" office:value="-0.000000000000079504">
            <text:p>-7.9504E-014</text:p>
          </table:table-cell>
          <table:table-cell table:formula="of:=[.V83]*1000000" office:value-type="float" office:value="0.000000000008095">
            <text:p>8.095E-012</text:p>
          </table:table-cell>
          <table:table-cell table:formula="of:=[.W83]*1000000" office:value-type="float" office:value="705.69">
            <text:p>705.69</text:p>
          </table:table-cell>
          <table:table-cell table:formula="of:=[.X83]*1000000" office:value-type="float" office:value="86.343">
            <text:p>86.343</text:p>
          </table:table-cell>
          <table:table-cell table:formula="of:=[.Y83]*1000000" office:value-type="float" office:value="575.56">
            <text:p>575.56</text:p>
          </table:table-cell>
          <table:table-cell table:formula="of:=[.Z83]*1000000" office:value-type="float" office:value="20.174">
            <text:p>20.174</text:p>
          </table:table-cell>
          <table:table-cell table:formula="of:=[.AA83]*1000000" office:value-type="float" office:value="0">
            <text:p>0</text:p>
          </table:table-cell>
          <table:table-cell table:formula="of:=[.AB83]*1000000" office:value-type="float" office:value="-0.000000000025603">
            <text:p>-2.5603E-011</text:p>
          </table:table-cell>
          <table:table-cell table:formula="of:=[.AC83]*1000000" office:value-type="float" office:value="0.0000000000080949">
            <text:p>8.0949E-012</text:p>
          </table:table-cell>
          <table:table-cell office:value-type="float" office:value="0.00070569">
            <text:p>0.00070569</text:p>
          </table:table-cell>
          <table:table-cell table:style-name="ce1" office:value-type="string">
            <text:p>8.6346e-05</text:p>
          </table:table-cell>
          <table:table-cell office:value-type="float" office:value="0.00057556">
            <text:p>0.00057556</text:p>
          </table:table-cell>
          <table:table-cell table:style-name="ce1" office:value-type="string">
            <text:p>1.1221e-05</text:p>
          </table:table-cell>
          <table:table-cell table:style-name="ce1" office:value-type="string">
            <text:p>3.166e-08</text:p>
          </table:table-cell>
          <table:table-cell table:style-name="ce1" office:value-type="string">
            <text:p>-7.9504e-20</text:p>
          </table:table-cell>
          <table:table-cell table:style-name="ce1" office:value-type="string">
            <text:p>8.095e-18</text:p>
          </table:table-cell>
          <table:table-cell office:value-type="float" office:value="0.00070569">
            <text:p>0.00070569</text:p>
          </table:table-cell>
          <table:table-cell table:style-name="ce1" office:value-type="string">
            <text:p>8.6343e-05</text:p>
          </table:table-cell>
          <table:table-cell office:value-type="float" office:value="0.00057556">
            <text:p>0.00057556</text:p>
          </table:table-cell>
          <table:table-cell table:style-name="ce1" office:value-type="string">
            <text:p>2.0174e-05</text:p>
          </table:table-cell>
          <table:table-cell office:value-type="float" office:value="0">
            <text:p>0</text:p>
          </table:table-cell>
          <table:table-cell table:style-name="ce1" office:value-type="string">
            <text:p>-2.5603e-17</text:p>
          </table:table-cell>
          <table:table-cell table:style-name="ce1" office:value-type="string">
            <text:p>8.0949e-18</text:p>
          </table:table-cell>
        </table:table-row>
        <table:table-row table:style-name="ro2">
          <table:table-cell office:value-type="float" office:value="820.7017">
            <text:p>820.7017</text:p>
          </table:table-cell>
          <table:table-cell table:formula="of:=[.P84]*1000000" office:value-type="float" office:value="700.23">
            <text:p>700.23</text:p>
          </table:table-cell>
          <table:table-cell table:formula="of:=[.Q84]*1000000" office:value-type="float" office:value="85.787">
            <text:p>85.787</text:p>
          </table:table-cell>
          <table:table-cell table:formula="of:=[.R84]*1000000" office:value-type="float" office:value="581.66">
            <text:p>581.66</text:p>
          </table:table-cell>
          <table:table-cell table:formula="of:=[.S84]*1000000" office:value-type="float" office:value="11.06">
            <text:p>11.06</text:p>
          </table:table-cell>
          <table:table-cell table:formula="of:=[.T84]*1000000" office:value-type="float" office:value="0.031845">
            <text:p>0.031845</text:p>
          </table:table-cell>
          <table:table-cell table:formula="of:=[.U84]*1000000" office:value-type="float" office:value="0.000000000000021071">
            <text:p>2.1071E-014</text:p>
          </table:table-cell>
          <table:table-cell table:formula="of:=[.V84]*1000000" office:value-type="float" office:value="0.00000000000785">
            <text:p>7.85E-012</text:p>
          </table:table-cell>
          <table:table-cell table:formula="of:=[.W84]*1000000" office:value-type="float" office:value="700.23">
            <text:p>700.23</text:p>
          </table:table-cell>
          <table:table-cell table:formula="of:=[.X84]*1000000" office:value-type="float" office:value="85.784">
            <text:p>85.784</text:p>
          </table:table-cell>
          <table:table-cell table:formula="of:=[.Y84]*1000000" office:value-type="float" office:value="581.66">
            <text:p>581.66</text:p>
          </table:table-cell>
          <table:table-cell table:formula="of:=[.Z84]*1000000" office:value-type="float" office:value="20.174">
            <text:p>20.174</text:p>
          </table:table-cell>
          <table:table-cell table:formula="of:=[.AA84]*1000000" office:value-type="float" office:value="0">
            <text:p>0</text:p>
          </table:table-cell>
          <table:table-cell table:formula="of:=[.AB84]*1000000" office:value-type="float" office:value="-0.000000000028476">
            <text:p>-2.8476E-011</text:p>
          </table:table-cell>
          <table:table-cell table:formula="of:=[.AC84]*1000000" office:value-type="float" office:value="0.0000000000078499">
            <text:p>7.8499E-012</text:p>
          </table:table-cell>
          <table:table-cell office:value-type="float" office:value="0.00070023">
            <text:p>0.00070023</text:p>
          </table:table-cell>
          <table:table-cell table:style-name="ce1" office:value-type="string">
            <text:p>8.5787e-05</text:p>
          </table:table-cell>
          <table:table-cell office:value-type="float" office:value="0.00058166">
            <text:p>0.00058166</text:p>
          </table:table-cell>
          <table:table-cell table:style-name="ce1" office:value-type="string">
            <text:p>1.106e-05</text:p>
          </table:table-cell>
          <table:table-cell table:style-name="ce1" office:value-type="string">
            <text:p>3.1845e-08</text:p>
          </table:table-cell>
          <table:table-cell table:style-name="ce1" office:value-type="string">
            <text:p>2.1071e-20</text:p>
          </table:table-cell>
          <table:table-cell table:style-name="ce1" office:value-type="string">
            <text:p>7.85e-18</text:p>
          </table:table-cell>
          <table:table-cell office:value-type="float" office:value="0.00070023">
            <text:p>0.00070023</text:p>
          </table:table-cell>
          <table:table-cell table:style-name="ce1" office:value-type="string">
            <text:p>8.5784e-05</text:p>
          </table:table-cell>
          <table:table-cell office:value-type="float" office:value="0.00058166">
            <text:p>0.00058166</text:p>
          </table:table-cell>
          <table:table-cell table:style-name="ce1" office:value-type="string">
            <text:p>2.0174e-05</text:p>
          </table:table-cell>
          <table:table-cell office:value-type="float" office:value="0">
            <text:p>0</text:p>
          </table:table-cell>
          <table:table-cell table:style-name="ce1" office:value-type="string">
            <text:p>-2.8476e-17</text:p>
          </table:table-cell>
          <table:table-cell table:style-name="ce1" office:value-type="string">
            <text:p>7.8499e-18</text:p>
          </table:table-cell>
        </table:table-row>
        <table:table-row table:style-name="ro2">
          <table:table-cell office:value-type="float" office:value="830.7017">
            <text:p>830.7017</text:p>
          </table:table-cell>
          <table:table-cell table:formula="of:=[.P85]*1000000" office:value-type="float" office:value="694.83">
            <text:p>694.83</text:p>
          </table:table-cell>
          <table:table-cell table:formula="of:=[.Q85]*1000000" office:value-type="float" office:value="85.229">
            <text:p>85.229</text:p>
          </table:table-cell>
          <table:table-cell table:formula="of:=[.R85]*1000000" office:value-type="float" office:value="587.71">
            <text:p>587.71</text:p>
          </table:table-cell>
          <table:table-cell table:formula="of:=[.S85]*1000000" office:value-type="float" office:value="10.901">
            <text:p>10.901</text:p>
          </table:table-cell>
          <table:table-cell table:formula="of:=[.T85]*1000000" office:value-type="float" office:value="0.032027">
            <text:p>0.032027</text:p>
          </table:table-cell>
          <table:table-cell table:formula="of:=[.U85]*1000000" office:value-type="float" office:value="-0.000000000000094074">
            <text:p>-9.4074E-014</text:p>
          </table:table-cell>
          <table:table-cell table:formula="of:=[.V85]*1000000" office:value-type="float" office:value="0.0000000000076125">
            <text:p>7.6125E-012</text:p>
          </table:table-cell>
          <table:table-cell table:formula="of:=[.W85]*1000000" office:value-type="float" office:value="694.83">
            <text:p>694.83</text:p>
          </table:table-cell>
          <table:table-cell table:formula="of:=[.X85]*1000000" office:value-type="float" office:value="85.226">
            <text:p>85.226</text:p>
          </table:table-cell>
          <table:table-cell table:formula="of:=[.Y85]*1000000" office:value-type="float" office:value="587.71">
            <text:p>587.71</text:p>
          </table:table-cell>
          <table:table-cell table:formula="of:=[.Z85]*1000000" office:value-type="float" office:value="20.173">
            <text:p>20.173</text:p>
          </table:table-cell>
          <table:table-cell table:formula="of:=[.AA85]*1000000" office:value-type="float" office:value="0">
            <text:p>0</text:p>
          </table:table-cell>
          <table:table-cell table:formula="of:=[.AB85]*1000000" office:value-type="float" office:value="-0.000000000023007">
            <text:p>-2.3007E-011</text:p>
          </table:table-cell>
          <table:table-cell table:formula="of:=[.AC85]*1000000" office:value-type="float" office:value="0.0000000000076124">
            <text:p>7.6124E-012</text:p>
          </table:table-cell>
          <table:table-cell office:value-type="float" office:value="0.00069483">
            <text:p>0.00069483</text:p>
          </table:table-cell>
          <table:table-cell table:style-name="ce1" office:value-type="string">
            <text:p>8.5229e-05</text:p>
          </table:table-cell>
          <table:table-cell office:value-type="float" office:value="0.00058771">
            <text:p>0.00058771</text:p>
          </table:table-cell>
          <table:table-cell table:style-name="ce1" office:value-type="string">
            <text:p>1.0901e-05</text:p>
          </table:table-cell>
          <table:table-cell table:style-name="ce1" office:value-type="string">
            <text:p>3.2027e-08</text:p>
          </table:table-cell>
          <table:table-cell table:style-name="ce1" office:value-type="string">
            <text:p>-9.4074e-20</text:p>
          </table:table-cell>
          <table:table-cell table:style-name="ce1" office:value-type="string">
            <text:p>7.6125e-18</text:p>
          </table:table-cell>
          <table:table-cell office:value-type="float" office:value="0.00069483">
            <text:p>0.00069483</text:p>
          </table:table-cell>
          <table:table-cell table:style-name="ce1" office:value-type="string">
            <text:p>8.5226e-05</text:p>
          </table:table-cell>
          <table:table-cell office:value-type="float" office:value="0.00058771">
            <text:p>0.00058771</text:p>
          </table:table-cell>
          <table:table-cell table:style-name="ce1" office:value-type="string">
            <text:p>2.017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3007e-17</text:p>
          </table:table-cell>
          <table:table-cell table:style-name="ce1" office:value-type="string">
            <text:p>7.6124e-18</text:p>
          </table:table-cell>
        </table:table-row>
        <table:table-row table:style-name="ro2">
          <table:table-cell office:value-type="float" office:value="840.7017">
            <text:p>840.7017</text:p>
          </table:table-cell>
          <table:table-cell table:formula="of:=[.P86]*1000000" office:value-type="float" office:value="689.48">
            <text:p>689.48</text:p>
          </table:table-cell>
          <table:table-cell table:formula="of:=[.Q86]*1000000" office:value-type="float" office:value="84.672">
            <text:p>84.672</text:p>
          </table:table-cell>
          <table:table-cell table:formula="of:=[.R86]*1000000" office:value-type="float" office:value="593.7">
            <text:p>593.7</text:p>
          </table:table-cell>
          <table:table-cell table:formula="of:=[.S86]*1000000" office:value-type="float" office:value="10.742">
            <text:p>10.742</text:p>
          </table:table-cell>
          <table:table-cell table:formula="of:=[.T86]*1000000" office:value-type="float" office:value="0.032204">
            <text:p>0.032204</text:p>
          </table:table-cell>
          <table:table-cell table:formula="of:=[.U86]*1000000" office:value-type="float" office:value="0.00000000000049935">
            <text:p>4.9935E-013</text:p>
          </table:table-cell>
          <table:table-cell table:formula="of:=[.V86]*1000000" office:value-type="float" office:value="0.0000000000073822">
            <text:p>7.3822E-012</text:p>
          </table:table-cell>
          <table:table-cell table:formula="of:=[.W86]*1000000" office:value-type="float" office:value="689.47">
            <text:p>689.47</text:p>
          </table:table-cell>
          <table:table-cell table:formula="of:=[.X86]*1000000" office:value-type="float" office:value="84.669">
            <text:p>84.669</text:p>
          </table:table-cell>
          <table:table-cell table:formula="of:=[.Y86]*1000000" office:value-type="float" office:value="593.7">
            <text:p>593.7</text:p>
          </table:table-cell>
          <table:table-cell table:formula="of:=[.Z86]*1000000" office:value-type="float" office:value="20.173">
            <text:p>20.173</text:p>
          </table:table-cell>
          <table:table-cell table:formula="of:=[.AA86]*1000000" office:value-type="float" office:value="0">
            <text:p>0</text:p>
          </table:table-cell>
          <table:table-cell table:formula="of:=[.AB86]*1000000" office:value-type="float" office:value="-0.000000000025458">
            <text:p>-2.5458E-011</text:p>
          </table:table-cell>
          <table:table-cell table:formula="of:=[.AC86]*1000000" office:value-type="float" office:value="0.0000000000073821">
            <text:p>7.3821E-012</text:p>
          </table:table-cell>
          <table:table-cell office:value-type="float" office:value="0.00068948">
            <text:p>0.00068948</text:p>
          </table:table-cell>
          <table:table-cell table:style-name="ce1" office:value-type="string">
            <text:p>8.4672e-05</text:p>
          </table:table-cell>
          <table:table-cell office:value-type="float" office:value="0.0005937">
            <text:p>0.0005937</text:p>
          </table:table-cell>
          <table:table-cell table:style-name="ce1" office:value-type="string">
            <text:p>1.0742e-05</text:p>
          </table:table-cell>
          <table:table-cell table:style-name="ce1" office:value-type="string">
            <text:p>3.2204e-08</text:p>
          </table:table-cell>
          <table:table-cell table:style-name="ce1" office:value-type="string">
            <text:p>4.9935e-19</text:p>
          </table:table-cell>
          <table:table-cell table:style-name="ce1" office:value-type="string">
            <text:p>7.3822e-18</text:p>
          </table:table-cell>
          <table:table-cell office:value-type="float" office:value="0.00068947">
            <text:p>0.00068947</text:p>
          </table:table-cell>
          <table:table-cell table:style-name="ce1" office:value-type="string">
            <text:p>8.4669e-05</text:p>
          </table:table-cell>
          <table:table-cell office:value-type="float" office:value="0.0005937">
            <text:p>0.0005937</text:p>
          </table:table-cell>
          <table:table-cell table:style-name="ce1" office:value-type="string">
            <text:p>2.017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5458e-17</text:p>
          </table:table-cell>
          <table:table-cell table:style-name="ce1" office:value-type="string">
            <text:p>7.3821e-18</text:p>
          </table:table-cell>
        </table:table-row>
        <table:table-row table:style-name="ro2">
          <table:table-cell office:value-type="float" office:value="850.7017">
            <text:p>850.7017</text:p>
          </table:table-cell>
          <table:table-cell table:formula="of:=[.P87]*1000000" office:value-type="float" office:value="684.17">
            <text:p>684.17</text:p>
          </table:table-cell>
          <table:table-cell table:formula="of:=[.Q87]*1000000" office:value-type="float" office:value="84.117">
            <text:p>84.117</text:p>
          </table:table-cell>
          <table:table-cell table:formula="of:=[.R87]*1000000" office:value-type="float" office:value="599.65">
            <text:p>599.65</text:p>
          </table:table-cell>
          <table:table-cell table:formula="of:=[.S87]*1000000" office:value-type="float" office:value="10.585">
            <text:p>10.585</text:p>
          </table:table-cell>
          <table:table-cell table:formula="of:=[.T87]*1000000" office:value-type="float" office:value="0.032378">
            <text:p>0.032378</text:p>
          </table:table-cell>
          <table:table-cell table:formula="of:=[.U87]*1000000" office:value-type="float" office:value="0.000000000000032054">
            <text:p>3.2054E-014</text:p>
          </table:table-cell>
          <table:table-cell table:formula="of:=[.V87]*1000000" office:value-type="float" office:value="0.000000000007159">
            <text:p>7.159E-012</text:p>
          </table:table-cell>
          <table:table-cell table:formula="of:=[.W87]*1000000" office:value-type="float" office:value="684.17">
            <text:p>684.17</text:p>
          </table:table-cell>
          <table:table-cell table:formula="of:=[.X87]*1000000" office:value-type="float" office:value="84.114">
            <text:p>84.114</text:p>
          </table:table-cell>
          <table:table-cell table:formula="of:=[.Y87]*1000000" office:value-type="float" office:value="599.64">
            <text:p>599.64</text:p>
          </table:table-cell>
          <table:table-cell table:formula="of:=[.Z87]*1000000" office:value-type="float" office:value="20.173">
            <text:p>20.173</text:p>
          </table:table-cell>
          <table:table-cell table:formula="of:=[.AA87]*1000000" office:value-type="float" office:value="0">
            <text:p>0</text:p>
          </table:table-cell>
          <table:table-cell table:formula="of:=[.AB87]*1000000" office:value-type="float" office:value="-0.000000000022228">
            <text:p>-2.2228E-011</text:p>
          </table:table-cell>
          <table:table-cell table:formula="of:=[.AC87]*1000000" office:value-type="float" office:value="0.0000000000071589">
            <text:p>7.1589E-012</text:p>
          </table:table-cell>
          <table:table-cell office:value-type="float" office:value="0.00068417">
            <text:p>0.00068417</text:p>
          </table:table-cell>
          <table:table-cell table:style-name="ce1" office:value-type="string">
            <text:p>8.4117e-05</text:p>
          </table:table-cell>
          <table:table-cell office:value-type="float" office:value="0.00059965">
            <text:p>0.00059965</text:p>
          </table:table-cell>
          <table:table-cell table:style-name="ce1" office:value-type="string">
            <text:p>1.0585e-05</text:p>
          </table:table-cell>
          <table:table-cell table:style-name="ce1" office:value-type="string">
            <text:p>3.2378e-08</text:p>
          </table:table-cell>
          <table:table-cell table:style-name="ce1" office:value-type="string">
            <text:p>3.2054e-20</text:p>
          </table:table-cell>
          <table:table-cell table:style-name="ce1" office:value-type="string">
            <text:p>7.159e-18</text:p>
          </table:table-cell>
          <table:table-cell office:value-type="float" office:value="0.00068417">
            <text:p>0.00068417</text:p>
          </table:table-cell>
          <table:table-cell table:style-name="ce1" office:value-type="string">
            <text:p>8.4114e-05</text:p>
          </table:table-cell>
          <table:table-cell office:value-type="float" office:value="0.00059964">
            <text:p>0.00059964</text:p>
          </table:table-cell>
          <table:table-cell table:style-name="ce1" office:value-type="string">
            <text:p>2.017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228e-17</text:p>
          </table:table-cell>
          <table:table-cell table:style-name="ce1" office:value-type="string">
            <text:p>7.1589e-18</text:p>
          </table:table-cell>
        </table:table-row>
        <table:table-row table:style-name="ro2">
          <table:table-cell office:value-type="float" office:value="860.7017">
            <text:p>860.7017</text:p>
          </table:table-cell>
          <table:table-cell table:formula="of:=[.P88]*1000000" office:value-type="float" office:value="678.92">
            <text:p>678.92</text:p>
          </table:table-cell>
          <table:table-cell table:formula="of:=[.Q88]*1000000" office:value-type="float" office:value="83.563">
            <text:p>83.563</text:p>
          </table:table-cell>
          <table:table-cell table:formula="of:=[.R88]*1000000" office:value-type="float" office:value="605.53">
            <text:p>605.53</text:p>
          </table:table-cell>
          <table:table-cell table:formula="of:=[.S88]*1000000" office:value-type="float" office:value="10.428">
            <text:p>10.428</text:p>
          </table:table-cell>
          <table:table-cell table:formula="of:=[.T88]*1000000" office:value-type="float" office:value="0.032547">
            <text:p>0.032547</text:p>
          </table:table-cell>
          <table:table-cell table:formula="of:=[.U88]*1000000" office:value-type="float" office:value="-0.0000000000014081">
            <text:p>-1.4081E-012</text:p>
          </table:table-cell>
          <table:table-cell table:formula="of:=[.V88]*1000000" office:value-type="float" office:value="0.0000000000069426">
            <text:p>6.9426E-012</text:p>
          </table:table-cell>
          <table:table-cell table:formula="of:=[.W88]*1000000" office:value-type="float" office:value="678.92">
            <text:p>678.92</text:p>
          </table:table-cell>
          <table:table-cell table:formula="of:=[.X88]*1000000" office:value-type="float" office:value="83.56">
            <text:p>83.56</text:p>
          </table:table-cell>
          <table:table-cell table:formula="of:=[.Y88]*1000000" office:value-type="float" office:value="605.53">
            <text:p>605.53</text:p>
          </table:table-cell>
          <table:table-cell table:formula="of:=[.Z88]*1000000" office:value-type="float" office:value="20.173">
            <text:p>20.173</text:p>
          </table:table-cell>
          <table:table-cell table:formula="of:=[.AA88]*1000000" office:value-type="float" office:value="0">
            <text:p>0</text:p>
          </table:table-cell>
          <table:table-cell table:formula="of:=[.AB88]*1000000" office:value-type="float" office:value="-0.00000000002773">
            <text:p>-2.773E-011</text:p>
          </table:table-cell>
          <table:table-cell table:formula="of:=[.AC88]*1000000" office:value-type="float" office:value="0.0000000000069425">
            <text:p>6.9425E-012</text:p>
          </table:table-cell>
          <table:table-cell office:value-type="float" office:value="0.00067892">
            <text:p>0.00067892</text:p>
          </table:table-cell>
          <table:table-cell table:style-name="ce1" office:value-type="string">
            <text:p>8.3563e-05</text:p>
          </table:table-cell>
          <table:table-cell office:value-type="float" office:value="0.00060553">
            <text:p>0.00060553</text:p>
          </table:table-cell>
          <table:table-cell table:style-name="ce1" office:value-type="string">
            <text:p>1.0428e-05</text:p>
          </table:table-cell>
          <table:table-cell table:style-name="ce1" office:value-type="string">
            <text:p>3.2547e-08</text:p>
          </table:table-cell>
          <table:table-cell table:style-name="ce1" office:value-type="string">
            <text:p>-1.4081e-18</text:p>
          </table:table-cell>
          <table:table-cell table:style-name="ce1" office:value-type="string">
            <text:p>6.9426e-18</text:p>
          </table:table-cell>
          <table:table-cell office:value-type="float" office:value="0.00067892">
            <text:p>0.00067892</text:p>
          </table:table-cell>
          <table:table-cell table:style-name="ce1" office:value-type="string">
            <text:p>8.356e-05</text:p>
          </table:table-cell>
          <table:table-cell office:value-type="float" office:value="0.00060553">
            <text:p>0.00060553</text:p>
          </table:table-cell>
          <table:table-cell table:style-name="ce1" office:value-type="string">
            <text:p>2.017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73e-17</text:p>
          </table:table-cell>
          <table:table-cell table:style-name="ce1" office:value-type="string">
            <text:p>6.9425e-18</text:p>
          </table:table-cell>
        </table:table-row>
        <table:table-row table:style-name="ro2">
          <table:table-cell office:value-type="float" office:value="870.7017">
            <text:p>870.7017</text:p>
          </table:table-cell>
          <table:table-cell table:formula="of:=[.P89]*1000000" office:value-type="float" office:value="673.71">
            <text:p>673.71</text:p>
          </table:table-cell>
          <table:table-cell table:formula="of:=[.Q89]*1000000" office:value-type="float" office:value="83.01">
            <text:p>83.01</text:p>
          </table:table-cell>
          <table:table-cell table:formula="of:=[.R89]*1000000" office:value-type="float" office:value="611.37">
            <text:p>611.37</text:p>
          </table:table-cell>
          <table:table-cell table:formula="of:=[.S89]*1000000" office:value-type="float" office:value="10.273">
            <text:p>10.273</text:p>
          </table:table-cell>
          <table:table-cell table:formula="of:=[.T89]*1000000" office:value-type="float" office:value="0.032713">
            <text:p>0.032713</text:p>
          </table:table-cell>
          <table:table-cell table:formula="of:=[.U89]*1000000" office:value-type="float" office:value="-0.00000000000073115">
            <text:p>-7.3115E-013</text:p>
          </table:table-cell>
          <table:table-cell table:formula="of:=[.V89]*1000000" office:value-type="float" office:value="0.0000000000067327">
            <text:p>6.7327E-012</text:p>
          </table:table-cell>
          <table:table-cell table:formula="of:=[.W89]*1000000" office:value-type="float" office:value="673.71">
            <text:p>673.71</text:p>
          </table:table-cell>
          <table:table-cell table:formula="of:=[.X89]*1000000" office:value-type="float" office:value="83.007">
            <text:p>83.007</text:p>
          </table:table-cell>
          <table:table-cell table:formula="of:=[.Y89]*1000000" office:value-type="float" office:value="611.37">
            <text:p>611.37</text:p>
          </table:table-cell>
          <table:table-cell table:formula="of:=[.Z89]*1000000" office:value-type="float" office:value="20.172">
            <text:p>20.172</text:p>
          </table:table-cell>
          <table:table-cell table:formula="of:=[.AA89]*1000000" office:value-type="float" office:value="0">
            <text:p>0</text:p>
          </table:table-cell>
          <table:table-cell table:formula="of:=[.AB89]*1000000" office:value-type="float" office:value="-0.000000000022026">
            <text:p>-2.2026E-011</text:p>
          </table:table-cell>
          <table:table-cell table:formula="of:=[.AC89]*1000000" office:value-type="float" office:value="0.0000000000067326">
            <text:p>6.7326E-012</text:p>
          </table:table-cell>
          <table:table-cell office:value-type="float" office:value="0.00067371">
            <text:p>0.00067371</text:p>
          </table:table-cell>
          <table:table-cell table:style-name="ce1" office:value-type="string">
            <text:p>8.301e-05</text:p>
          </table:table-cell>
          <table:table-cell office:value-type="float" office:value="0.00061137">
            <text:p>0.00061137</text:p>
          </table:table-cell>
          <table:table-cell table:style-name="ce1" office:value-type="string">
            <text:p>1.0273e-05</text:p>
          </table:table-cell>
          <table:table-cell table:style-name="ce1" office:value-type="string">
            <text:p>3.2713e-08</text:p>
          </table:table-cell>
          <table:table-cell table:style-name="ce1" office:value-type="string">
            <text:p>-7.3115e-19</text:p>
          </table:table-cell>
          <table:table-cell table:style-name="ce1" office:value-type="string">
            <text:p>6.7327e-18</text:p>
          </table:table-cell>
          <table:table-cell office:value-type="float" office:value="0.00067371">
            <text:p>0.00067371</text:p>
          </table:table-cell>
          <table:table-cell table:style-name="ce1" office:value-type="string">
            <text:p>8.3007e-05</text:p>
          </table:table-cell>
          <table:table-cell office:value-type="float" office:value="0.00061137">
            <text:p>0.00061137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026e-17</text:p>
          </table:table-cell>
          <table:table-cell table:style-name="ce1" office:value-type="string">
            <text:p>6.7326e-18</text:p>
          </table:table-cell>
        </table:table-row>
        <table:table-row table:style-name="ro2">
          <table:table-cell office:value-type="float" office:value="880.7017">
            <text:p>880.7017</text:p>
          </table:table-cell>
          <table:table-cell table:formula="of:=[.P90]*1000000" office:value-type="float" office:value="668.55">
            <text:p>668.55</text:p>
          </table:table-cell>
          <table:table-cell table:formula="of:=[.Q90]*1000000" office:value-type="float" office:value="82.458">
            <text:p>82.458</text:p>
          </table:table-cell>
          <table:table-cell table:formula="of:=[.R90]*1000000" office:value-type="float" office:value="617.15">
            <text:p>617.15</text:p>
          </table:table-cell>
          <table:table-cell table:formula="of:=[.S90]*1000000" office:value-type="float" office:value="10.119">
            <text:p>10.119</text:p>
          </table:table-cell>
          <table:table-cell table:formula="of:=[.T90]*1000000" office:value-type="float" office:value="0.032874">
            <text:p>0.032874</text:p>
          </table:table-cell>
          <table:table-cell table:formula="of:=[.U90]*1000000" office:value-type="float" office:value="-0.00000000000012423">
            <text:p>-1.2423E-013</text:p>
          </table:table-cell>
          <table:table-cell table:formula="of:=[.V90]*1000000" office:value-type="float" office:value="0.0000000000065293">
            <text:p>6.5293E-012</text:p>
          </table:table-cell>
          <table:table-cell table:formula="of:=[.W90]*1000000" office:value-type="float" office:value="668.55">
            <text:p>668.55</text:p>
          </table:table-cell>
          <table:table-cell table:formula="of:=[.X90]*1000000" office:value-type="float" office:value="82.455">
            <text:p>82.455</text:p>
          </table:table-cell>
          <table:table-cell table:formula="of:=[.Y90]*1000000" office:value-type="float" office:value="617.15">
            <text:p>617.15</text:p>
          </table:table-cell>
          <table:table-cell table:formula="of:=[.Z90]*1000000" office:value-type="float" office:value="20.172">
            <text:p>20.172</text:p>
          </table:table-cell>
          <table:table-cell table:formula="of:=[.AA90]*1000000" office:value-type="float" office:value="0">
            <text:p>0</text:p>
          </table:table-cell>
          <table:table-cell table:formula="of:=[.AB90]*1000000" office:value-type="float" office:value="-0.000000000026062">
            <text:p>-2.6062E-011</text:p>
          </table:table-cell>
          <table:table-cell table:formula="of:=[.AC90]*1000000" office:value-type="float" office:value="0.0000000000065292">
            <text:p>6.5292E-012</text:p>
          </table:table-cell>
          <table:table-cell office:value-type="float" office:value="0.00066855">
            <text:p>0.00066855</text:p>
          </table:table-cell>
          <table:table-cell table:style-name="ce1" office:value-type="string">
            <text:p>8.2458e-05</text:p>
          </table:table-cell>
          <table:table-cell office:value-type="float" office:value="0.00061715">
            <text:p>0.00061715</text:p>
          </table:table-cell>
          <table:table-cell table:style-name="ce1" office:value-type="string">
            <text:p>1.0119e-05</text:p>
          </table:table-cell>
          <table:table-cell table:style-name="ce1" office:value-type="string">
            <text:p>3.2874e-08</text:p>
          </table:table-cell>
          <table:table-cell table:style-name="ce1" office:value-type="string">
            <text:p>-1.2423e-19</text:p>
          </table:table-cell>
          <table:table-cell table:style-name="ce1" office:value-type="string">
            <text:p>6.5293e-18</text:p>
          </table:table-cell>
          <table:table-cell office:value-type="float" office:value="0.00066855">
            <text:p>0.00066855</text:p>
          </table:table-cell>
          <table:table-cell table:style-name="ce1" office:value-type="string">
            <text:p>8.2455e-05</text:p>
          </table:table-cell>
          <table:table-cell office:value-type="float" office:value="0.00061715">
            <text:p>0.00061715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6062e-17</text:p>
          </table:table-cell>
          <table:table-cell table:style-name="ce1" office:value-type="string">
            <text:p>6.5292e-18</text:p>
          </table:table-cell>
        </table:table-row>
        <table:table-row table:style-name="ro2">
          <table:table-cell office:value-type="float" office:value="890.7017">
            <text:p>890.7017</text:p>
          </table:table-cell>
          <table:table-cell table:formula="of:=[.P91]*1000000" office:value-type="float" office:value="663.44">
            <text:p>663.44</text:p>
          </table:table-cell>
          <table:table-cell table:formula="of:=[.Q91]*1000000" office:value-type="float" office:value="81.909">
            <text:p>81.909</text:p>
          </table:table-cell>
          <table:table-cell table:formula="of:=[.R91]*1000000" office:value-type="float" office:value="622.89">
            <text:p>622.89</text:p>
          </table:table-cell>
          <table:table-cell table:formula="of:=[.S91]*1000000" office:value-type="float" office:value="9.9658">
            <text:p>9.9658</text:p>
          </table:table-cell>
          <table:table-cell table:formula="of:=[.T91]*1000000" office:value-type="float" office:value="0.033033">
            <text:p>0.033033</text:p>
          </table:table-cell>
          <table:table-cell table:formula="of:=[.U91]*1000000" office:value-type="float" office:value="-0.00000000000049017">
            <text:p>-4.9017E-013</text:p>
          </table:table-cell>
          <table:table-cell table:formula="of:=[.V91]*1000000" office:value-type="float" office:value="0.000000000006332">
            <text:p>6.332E-012</text:p>
          </table:table-cell>
          <table:table-cell table:formula="of:=[.W91]*1000000" office:value-type="float" office:value="663.44">
            <text:p>663.44</text:p>
          </table:table-cell>
          <table:table-cell table:formula="of:=[.X91]*1000000" office:value-type="float" office:value="81.906">
            <text:p>81.906</text:p>
          </table:table-cell>
          <table:table-cell table:formula="of:=[.Y91]*1000000" office:value-type="float" office:value="622.88">
            <text:p>622.88</text:p>
          </table:table-cell>
          <table:table-cell table:formula="of:=[.Z91]*1000000" office:value-type="float" office:value="20.172">
            <text:p>20.172</text:p>
          </table:table-cell>
          <table:table-cell table:formula="of:=[.AA91]*1000000" office:value-type="float" office:value="0">
            <text:p>0</text:p>
          </table:table-cell>
          <table:table-cell table:formula="of:=[.AB91]*1000000" office:value-type="float" office:value="-0.000000000022527">
            <text:p>-2.2527E-011</text:p>
          </table:table-cell>
          <table:table-cell table:formula="of:=[.AC91]*1000000" office:value-type="float" office:value="0.000000000006332">
            <text:p>6.332E-012</text:p>
          </table:table-cell>
          <table:table-cell office:value-type="float" office:value="0.00066344">
            <text:p>0.00066344</text:p>
          </table:table-cell>
          <table:table-cell table:style-name="ce1" office:value-type="string">
            <text:p>8.1909e-05</text:p>
          </table:table-cell>
          <table:table-cell office:value-type="float" office:value="0.00062289">
            <text:p>0.00062289</text:p>
          </table:table-cell>
          <table:table-cell table:style-name="ce1" office:value-type="string">
            <text:p>9.9658e-06</text:p>
          </table:table-cell>
          <table:table-cell table:style-name="ce1" office:value-type="string">
            <text:p>3.3033e-08</text:p>
          </table:table-cell>
          <table:table-cell table:style-name="ce1" office:value-type="string">
            <text:p>-4.9017e-19</text:p>
          </table:table-cell>
          <table:table-cell table:style-name="ce1" office:value-type="string">
            <text:p>6.332e-18</text:p>
          </table:table-cell>
          <table:table-cell office:value-type="float" office:value="0.00066344">
            <text:p>0.00066344</text:p>
          </table:table-cell>
          <table:table-cell table:style-name="ce1" office:value-type="string">
            <text:p>8.1906e-05</text:p>
          </table:table-cell>
          <table:table-cell office:value-type="float" office:value="0.00062288">
            <text:p>0.00062288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527e-17</text:p>
          </table:table-cell>
          <table:table-cell table:style-name="ce1" office:value-type="string">
            <text:p>6.332e-18</text:p>
          </table:table-cell>
        </table:table-row>
        <table:table-row table:style-name="ro2">
          <table:table-cell office:value-type="float" office:value="900.7017">
            <text:p>900.7017</text:p>
          </table:table-cell>
          <table:table-cell table:formula="of:=[.P92]*1000000" office:value-type="float" office:value="658.37">
            <text:p>658.37</text:p>
          </table:table-cell>
          <table:table-cell table:formula="of:=[.Q92]*1000000" office:value-type="float" office:value="81.36">
            <text:p>81.36</text:p>
          </table:table-cell>
          <table:table-cell table:formula="of:=[.R92]*1000000" office:value-type="float" office:value="628.57">
            <text:p>628.57</text:p>
          </table:table-cell>
          <table:table-cell table:formula="of:=[.S92]*1000000" office:value-type="float" office:value="9.8141">
            <text:p>9.8141</text:p>
          </table:table-cell>
          <table:table-cell table:formula="of:=[.T92]*1000000" office:value-type="float" office:value="0.033187">
            <text:p>0.033187</text:p>
          </table:table-cell>
          <table:table-cell table:formula="of:=[.U92]*1000000" office:value-type="float" office:value="-0.0000000000010665">
            <text:p>-1.0665E-012</text:p>
          </table:table-cell>
          <table:table-cell table:formula="of:=[.V92]*1000000" office:value-type="float" office:value="0.0000000000061408">
            <text:p>6.1408E-012</text:p>
          </table:table-cell>
          <table:table-cell table:formula="of:=[.W92]*1000000" office:value-type="float" office:value="658.37">
            <text:p>658.37</text:p>
          </table:table-cell>
          <table:table-cell table:formula="of:=[.X92]*1000000" office:value-type="float" office:value="81.357">
            <text:p>81.357</text:p>
          </table:table-cell>
          <table:table-cell table:formula="of:=[.Y92]*1000000" office:value-type="float" office:value="628.57">
            <text:p>628.57</text:p>
          </table:table-cell>
          <table:table-cell table:formula="of:=[.Z92]*1000000" office:value-type="float" office:value="20.172">
            <text:p>20.172</text:p>
          </table:table-cell>
          <table:table-cell table:formula="of:=[.AA92]*1000000" office:value-type="float" office:value="0">
            <text:p>0</text:p>
          </table:table-cell>
          <table:table-cell table:formula="of:=[.AB92]*1000000" office:value-type="float" office:value="-0.000000000024577">
            <text:p>-2.4577E-011</text:p>
          </table:table-cell>
          <table:table-cell table:formula="of:=[.AC92]*1000000" office:value-type="float" office:value="0.0000000000061408">
            <text:p>6.1408E-012</text:p>
          </table:table-cell>
          <table:table-cell office:value-type="float" office:value="0.00065837">
            <text:p>0.00065837</text:p>
          </table:table-cell>
          <table:table-cell table:style-name="ce1" office:value-type="string">
            <text:p>8.136e-05</text:p>
          </table:table-cell>
          <table:table-cell office:value-type="float" office:value="0.00062857">
            <text:p>0.00062857</text:p>
          </table:table-cell>
          <table:table-cell table:style-name="ce1" office:value-type="string">
            <text:p>9.8141e-06</text:p>
          </table:table-cell>
          <table:table-cell table:style-name="ce1" office:value-type="string">
            <text:p>3.3187e-08</text:p>
          </table:table-cell>
          <table:table-cell table:style-name="ce1" office:value-type="string">
            <text:p>-1.0665e-18</text:p>
          </table:table-cell>
          <table:table-cell table:style-name="ce1" office:value-type="string">
            <text:p>6.1408e-18</text:p>
          </table:table-cell>
          <table:table-cell office:value-type="float" office:value="0.00065837">
            <text:p>0.00065837</text:p>
          </table:table-cell>
          <table:table-cell table:style-name="ce1" office:value-type="string">
            <text:p>8.1357e-05</text:p>
          </table:table-cell>
          <table:table-cell office:value-type="float" office:value="0.00062857">
            <text:p>0.00062857</text:p>
          </table:table-cell>
          <table:table-cell table:style-name="ce1" office:value-type="string">
            <text:p>2.0172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577e-17</text:p>
          </table:table-cell>
          <table:table-cell table:style-name="ce1" office:value-type="string">
            <text:p>6.1408e-18</text:p>
          </table:table-cell>
        </table:table-row>
        <table:table-row table:style-name="ro2">
          <table:table-cell office:value-type="float" office:value="910.7017">
            <text:p>910.7017</text:p>
          </table:table-cell>
          <table:table-cell table:formula="of:=[.P93]*1000000" office:value-type="float" office:value="653.35">
            <text:p>653.35</text:p>
          </table:table-cell>
          <table:table-cell table:formula="of:=[.Q93]*1000000" office:value-type="float" office:value="80.814">
            <text:p>80.814</text:p>
          </table:table-cell>
          <table:table-cell table:formula="of:=[.R93]*1000000" office:value-type="float" office:value="634.21">
            <text:p>634.21</text:p>
          </table:table-cell>
          <table:table-cell table:formula="of:=[.S93]*1000000" office:value-type="float" office:value="9.6635">
            <text:p>9.6635</text:p>
          </table:table-cell>
          <table:table-cell table:formula="of:=[.T93]*1000000" office:value-type="float" office:value="0.033338">
            <text:p>0.033338</text:p>
          </table:table-cell>
          <table:table-cell table:formula="of:=[.U93]*1000000" office:value-type="float" office:value="-0.00000000000086831">
            <text:p>-8.6831E-013</text:p>
          </table:table-cell>
          <table:table-cell table:formula="of:=[.V93]*1000000" office:value-type="float" office:value="0.0000000000059554">
            <text:p>5.9554E-012</text:p>
          </table:table-cell>
          <table:table-cell table:formula="of:=[.W93]*1000000" office:value-type="float" office:value="653.35">
            <text:p>653.35</text:p>
          </table:table-cell>
          <table:table-cell table:formula="of:=[.X93]*1000000" office:value-type="float" office:value="80.81">
            <text:p>80.81</text:p>
          </table:table-cell>
          <table:table-cell table:formula="of:=[.Y93]*1000000" office:value-type="float" office:value="634.2">
            <text:p>634.2</text:p>
          </table:table-cell>
          <table:table-cell table:formula="of:=[.Z93]*1000000" office:value-type="float" office:value="20.171">
            <text:p>20.171</text:p>
          </table:table-cell>
          <table:table-cell table:formula="of:=[.AA93]*1000000" office:value-type="float" office:value="0">
            <text:p>0</text:p>
          </table:table-cell>
          <table:table-cell table:formula="of:=[.AB93]*1000000" office:value-type="float" office:value="-0.000000000026108">
            <text:p>-2.6108E-011</text:p>
          </table:table-cell>
          <table:table-cell table:formula="of:=[.AC93]*1000000" office:value-type="float" office:value="0.0000000000059554">
            <text:p>5.9554E-012</text:p>
          </table:table-cell>
          <table:table-cell office:value-type="float" office:value="0.00065335">
            <text:p>0.00065335</text:p>
          </table:table-cell>
          <table:table-cell table:style-name="ce1" office:value-type="string">
            <text:p>8.0814e-05</text:p>
          </table:table-cell>
          <table:table-cell office:value-type="float" office:value="0.00063421">
            <text:p>0.00063421</text:p>
          </table:table-cell>
          <table:table-cell table:style-name="ce1" office:value-type="string">
            <text:p>9.6635e-06</text:p>
          </table:table-cell>
          <table:table-cell table:style-name="ce1" office:value-type="string">
            <text:p>3.3338e-08</text:p>
          </table:table-cell>
          <table:table-cell table:style-name="ce1" office:value-type="string">
            <text:p>-8.6831e-19</text:p>
          </table:table-cell>
          <table:table-cell table:style-name="ce1" office:value-type="string">
            <text:p>5.9554e-18</text:p>
          </table:table-cell>
          <table:table-cell office:value-type="float" office:value="0.00065335">
            <text:p>0.00065335</text:p>
          </table:table-cell>
          <table:table-cell table:style-name="ce1" office:value-type="string">
            <text:p>8.081e-05</text:p>
          </table:table-cell>
          <table:table-cell office:value-type="float" office:value="0.0006342">
            <text:p>0.0006342</text:p>
          </table:table-cell>
          <table:table-cell table:style-name="ce1" office:value-type="string">
            <text:p>2.0171e-05</text:p>
          </table:table-cell>
          <table:table-cell office:value-type="float" office:value="0">
            <text:p>0</text:p>
          </table:table-cell>
          <table:table-cell table:style-name="ce1" office:value-type="string">
            <text:p>-2.6108e-17</text:p>
          </table:table-cell>
          <table:table-cell table:style-name="ce1" office:value-type="string">
            <text:p>5.9554e-18</text:p>
          </table:table-cell>
        </table:table-row>
        <table:table-row table:style-name="ro2">
          <table:table-cell office:value-type="float" office:value="920.7017">
            <text:p>920.7017</text:p>
          </table:table-cell>
          <table:table-cell table:formula="of:=[.P94]*1000000" office:value-type="float" office:value="648.38">
            <text:p>648.38</text:p>
          </table:table-cell>
          <table:table-cell table:formula="of:=[.Q94]*1000000" office:value-type="float" office:value="80.268">
            <text:p>80.268</text:p>
          </table:table-cell>
          <table:table-cell table:formula="of:=[.R94]*1000000" office:value-type="float" office:value="639.79">
            <text:p>639.79</text:p>
          </table:table-cell>
          <table:table-cell table:formula="of:=[.S94]*1000000" office:value-type="float" office:value="9.5143">
            <text:p>9.5143</text:p>
          </table:table-cell>
          <table:table-cell table:formula="of:=[.T94]*1000000" office:value-type="float" office:value="0.033486">
            <text:p>0.033486</text:p>
          </table:table-cell>
          <table:table-cell table:formula="of:=[.U94]*1000000" office:value-type="float" office:value="-0.00000000000036379">
            <text:p>-3.6379E-013</text:p>
          </table:table-cell>
          <table:table-cell table:formula="of:=[.V94]*1000000" office:value-type="float" office:value="0.0000000000057757">
            <text:p>5.7757E-012</text:p>
          </table:table-cell>
          <table:table-cell table:formula="of:=[.W94]*1000000" office:value-type="float" office:value="648.38">
            <text:p>648.38</text:p>
          </table:table-cell>
          <table:table-cell table:formula="of:=[.X94]*1000000" office:value-type="float" office:value="80.265">
            <text:p>80.265</text:p>
          </table:table-cell>
          <table:table-cell table:formula="of:=[.Y94]*1000000" office:value-type="float" office:value="639.79">
            <text:p>639.79</text:p>
          </table:table-cell>
          <table:table-cell table:formula="of:=[.Z94]*1000000" office:value-type="float" office:value="20.171">
            <text:p>20.171</text:p>
          </table:table-cell>
          <table:table-cell table:formula="of:=[.AA94]*1000000" office:value-type="float" office:value="0">
            <text:p>0</text:p>
          </table:table-cell>
          <table:table-cell table:formula="of:=[.AB94]*1000000" office:value-type="float" office:value="-0.000000000023666">
            <text:p>-2.3666E-011</text:p>
          </table:table-cell>
          <table:table-cell table:formula="of:=[.AC94]*1000000" office:value-type="float" office:value="0.0000000000057756">
            <text:p>5.7756E-012</text:p>
          </table:table-cell>
          <table:table-cell office:value-type="float" office:value="0.00064838">
            <text:p>0.00064838</text:p>
          </table:table-cell>
          <table:table-cell table:style-name="ce1" office:value-type="string">
            <text:p>8.0268e-05</text:p>
          </table:table-cell>
          <table:table-cell office:value-type="float" office:value="0.00063979">
            <text:p>0.00063979</text:p>
          </table:table-cell>
          <table:table-cell table:style-name="ce1" office:value-type="string">
            <text:p>9.5143e-06</text:p>
          </table:table-cell>
          <table:table-cell table:style-name="ce1" office:value-type="string">
            <text:p>3.3486e-08</text:p>
          </table:table-cell>
          <table:table-cell table:style-name="ce1" office:value-type="string">
            <text:p>-3.6379e-19</text:p>
          </table:table-cell>
          <table:table-cell table:style-name="ce1" office:value-type="string">
            <text:p>5.7757e-18</text:p>
          </table:table-cell>
          <table:table-cell office:value-type="float" office:value="0.00064838">
            <text:p>0.00064838</text:p>
          </table:table-cell>
          <table:table-cell table:style-name="ce1" office:value-type="string">
            <text:p>8.0265e-05</text:p>
          </table:table-cell>
          <table:table-cell office:value-type="float" office:value="0.00063979">
            <text:p>0.00063979</text:p>
          </table:table-cell>
          <table:table-cell table:style-name="ce1" office:value-type="string">
            <text:p>2.0171e-05</text:p>
          </table:table-cell>
          <table:table-cell office:value-type="float" office:value="0">
            <text:p>0</text:p>
          </table:table-cell>
          <table:table-cell table:style-name="ce1" office:value-type="string">
            <text:p>-2.3666e-17</text:p>
          </table:table-cell>
          <table:table-cell table:style-name="ce1" office:value-type="string">
            <text:p>5.7756e-18</text:p>
          </table:table-cell>
        </table:table-row>
        <table:table-row table:style-name="ro2">
          <table:table-cell office:value-type="float" office:value="930.7017">
            <text:p>930.7017</text:p>
          </table:table-cell>
          <table:table-cell table:formula="of:=[.P95]*1000000" office:value-type="float" office:value="643.45">
            <text:p>643.45</text:p>
          </table:table-cell>
          <table:table-cell table:formula="of:=[.Q95]*1000000" office:value-type="float" office:value="79.725">
            <text:p>79.725</text:p>
          </table:table-cell>
          <table:table-cell table:formula="of:=[.R95]*1000000" office:value-type="float" office:value="645.33">
            <text:p>645.33</text:p>
          </table:table-cell>
          <table:table-cell table:formula="of:=[.S95]*1000000" office:value-type="float" office:value="9.3664">
            <text:p>9.3664</text:p>
          </table:table-cell>
          <table:table-cell table:formula="of:=[.T95]*1000000" office:value-type="float" office:value="0.03363">
            <text:p>0.03363</text:p>
          </table:table-cell>
          <table:table-cell table:formula="of:=[.U95]*1000000" office:value-type="float" office:value="0.000000000000019277">
            <text:p>1.9277E-014</text:p>
          </table:table-cell>
          <table:table-cell table:formula="of:=[.V95]*1000000" office:value-type="float" office:value="0.0000000000056014">
            <text:p>5.6014E-012</text:p>
          </table:table-cell>
          <table:table-cell table:formula="of:=[.W95]*1000000" office:value-type="float" office:value="643.45">
            <text:p>643.45</text:p>
          </table:table-cell>
          <table:table-cell table:formula="of:=[.X95]*1000000" office:value-type="float" office:value="79.722">
            <text:p>79.722</text:p>
          </table:table-cell>
          <table:table-cell table:formula="of:=[.Y95]*1000000" office:value-type="float" office:value="645.32">
            <text:p>645.32</text:p>
          </table:table-cell>
          <table:table-cell table:formula="of:=[.Z95]*1000000" office:value-type="float" office:value="20.171">
            <text:p>20.171</text:p>
          </table:table-cell>
          <table:table-cell table:formula="of:=[.AA95]*1000000" office:value-type="float" office:value="0">
            <text:p>0</text:p>
          </table:table-cell>
          <table:table-cell table:formula="of:=[.AB95]*1000000" office:value-type="float" office:value="-0.000000000020966">
            <text:p>-2.0966E-011</text:p>
          </table:table-cell>
          <table:table-cell table:formula="of:=[.AC95]*1000000" office:value-type="float" office:value="0.0000000000056014">
            <text:p>5.6014E-012</text:p>
          </table:table-cell>
          <table:table-cell office:value-type="float" office:value="0.00064345">
            <text:p>0.00064345</text:p>
          </table:table-cell>
          <table:table-cell table:style-name="ce1" office:value-type="string">
            <text:p>7.9725e-05</text:p>
          </table:table-cell>
          <table:table-cell office:value-type="float" office:value="0.00064533">
            <text:p>0.00064533</text:p>
          </table:table-cell>
          <table:table-cell table:style-name="ce1" office:value-type="string">
            <text:p>9.3664e-06</text:p>
          </table:table-cell>
          <table:table-cell table:style-name="ce1" office:value-type="string">
            <text:p>3.363e-08</text:p>
          </table:table-cell>
          <table:table-cell table:style-name="ce1" office:value-type="string">
            <text:p>1.9277e-20</text:p>
          </table:table-cell>
          <table:table-cell table:style-name="ce1" office:value-type="string">
            <text:p>5.6014e-18</text:p>
          </table:table-cell>
          <table:table-cell office:value-type="float" office:value="0.00064345">
            <text:p>0.00064345</text:p>
          </table:table-cell>
          <table:table-cell table:style-name="ce1" office:value-type="string">
            <text:p>7.9722e-05</text:p>
          </table:table-cell>
          <table:table-cell office:value-type="float" office:value="0.00064532">
            <text:p>0.00064532</text:p>
          </table:table-cell>
          <table:table-cell table:style-name="ce1" office:value-type="string">
            <text:p>2.0171e-05</text:p>
          </table:table-cell>
          <table:table-cell office:value-type="float" office:value="0">
            <text:p>0</text:p>
          </table:table-cell>
          <table:table-cell table:style-name="ce1" office:value-type="string">
            <text:p>-2.0966e-17</text:p>
          </table:table-cell>
          <table:table-cell table:style-name="ce1" office:value-type="string">
            <text:p>5.6014e-18</text:p>
          </table:table-cell>
        </table:table-row>
        <table:table-row table:style-name="ro2">
          <table:table-cell office:value-type="float" office:value="940.7017">
            <text:p>940.7017</text:p>
          </table:table-cell>
          <table:table-cell table:formula="of:=[.P96]*1000000" office:value-type="float" office:value="638.57">
            <text:p>638.57</text:p>
          </table:table-cell>
          <table:table-cell table:formula="of:=[.Q96]*1000000" office:value-type="float" office:value="79.183">
            <text:p>79.183</text:p>
          </table:table-cell>
          <table:table-cell table:formula="of:=[.R96]*1000000" office:value-type="float" office:value="650.81">
            <text:p>650.81</text:p>
          </table:table-cell>
          <table:table-cell table:formula="of:=[.S96]*1000000" office:value-type="float" office:value="9.2197">
            <text:p>9.2197</text:p>
          </table:table-cell>
          <table:table-cell table:formula="of:=[.T96]*1000000" office:value-type="float" office:value="0.033771">
            <text:p>0.033771</text:p>
          </table:table-cell>
          <table:table-cell table:formula="of:=[.U96]*1000000" office:value-type="float" office:value="-0.00000000000074769">
            <text:p>-7.4769E-013</text:p>
          </table:table-cell>
          <table:table-cell table:formula="of:=[.V96]*1000000" office:value-type="float" office:value="0.0000000000054325">
            <text:p>5.4325E-012</text:p>
          </table:table-cell>
          <table:table-cell table:formula="of:=[.W96]*1000000" office:value-type="float" office:value="638.57">
            <text:p>638.57</text:p>
          </table:table-cell>
          <table:table-cell table:formula="of:=[.X96]*1000000" office:value-type="float" office:value="79.18">
            <text:p>79.18</text:p>
          </table:table-cell>
          <table:table-cell table:formula="of:=[.Y96]*1000000" office:value-type="float" office:value="650.81">
            <text:p>650.81</text:p>
          </table:table-cell>
          <table:table-cell table:formula="of:=[.Z96]*1000000" office:value-type="float" office:value="20.171">
            <text:p>20.171</text:p>
          </table:table-cell>
          <table:table-cell table:formula="of:=[.AA96]*1000000" office:value-type="float" office:value="0">
            <text:p>0</text:p>
          </table:table-cell>
          <table:table-cell table:formula="of:=[.AB96]*1000000" office:value-type="float" office:value="-0.000000000019773">
            <text:p>-1.9773E-011</text:p>
          </table:table-cell>
          <table:table-cell table:formula="of:=[.AC96]*1000000" office:value-type="float" office:value="0.0000000000054324">
            <text:p>5.4324E-012</text:p>
          </table:table-cell>
          <table:table-cell office:value-type="float" office:value="0.00063857">
            <text:p>0.00063857</text:p>
          </table:table-cell>
          <table:table-cell table:style-name="ce1" office:value-type="string">
            <text:p>7.9183e-05</text:p>
          </table:table-cell>
          <table:table-cell office:value-type="float" office:value="0.00065081">
            <text:p>0.00065081</text:p>
          </table:table-cell>
          <table:table-cell table:style-name="ce1" office:value-type="string">
            <text:p>9.2197e-06</text:p>
          </table:table-cell>
          <table:table-cell table:style-name="ce1" office:value-type="string">
            <text:p>3.3771e-08</text:p>
          </table:table-cell>
          <table:table-cell table:style-name="ce1" office:value-type="string">
            <text:p>-7.4769e-19</text:p>
          </table:table-cell>
          <table:table-cell table:style-name="ce1" office:value-type="string">
            <text:p>5.4325e-18</text:p>
          </table:table-cell>
          <table:table-cell office:value-type="float" office:value="0.00063857">
            <text:p>0.00063857</text:p>
          </table:table-cell>
          <table:table-cell table:style-name="ce1" office:value-type="string">
            <text:p>7.918e-05</text:p>
          </table:table-cell>
          <table:table-cell office:value-type="float" office:value="0.00065081">
            <text:p>0.00065081</text:p>
          </table:table-cell>
          <table:table-cell table:style-name="ce1" office:value-type="string">
            <text:p>2.017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773e-17</text:p>
          </table:table-cell>
          <table:table-cell table:style-name="ce1" office:value-type="string">
            <text:p>5.4324e-18</text:p>
          </table:table-cell>
        </table:table-row>
        <table:table-row table:style-name="ro2">
          <table:table-cell office:value-type="float" office:value="950.7017">
            <text:p>950.7017</text:p>
          </table:table-cell>
          <table:table-cell table:formula="of:=[.P97]*1000000" office:value-type="float" office:value="633.73">
            <text:p>633.73</text:p>
          </table:table-cell>
          <table:table-cell table:formula="of:=[.Q97]*1000000" office:value-type="float" office:value="78.643">
            <text:p>78.643</text:p>
          </table:table-cell>
          <table:table-cell table:formula="of:=[.R97]*1000000" office:value-type="float" office:value="656.25">
            <text:p>656.25</text:p>
          </table:table-cell>
          <table:table-cell table:formula="of:=[.S97]*1000000" office:value-type="float" office:value="9.0745">
            <text:p>9.0745</text:p>
          </table:table-cell>
          <table:table-cell table:formula="of:=[.T97]*1000000" office:value-type="float" office:value="0.033909">
            <text:p>0.033909</text:p>
          </table:table-cell>
          <table:table-cell table:formula="of:=[.U97]*1000000" office:value-type="float" office:value="-0.00000000000072295">
            <text:p>-7.2295E-013</text:p>
          </table:table-cell>
          <table:table-cell table:formula="of:=[.V97]*1000000" office:value-type="float" office:value="0.0000000000052687">
            <text:p>5.2687E-012</text:p>
          </table:table-cell>
          <table:table-cell table:formula="of:=[.W97]*1000000" office:value-type="float" office:value="633.73">
            <text:p>633.73</text:p>
          </table:table-cell>
          <table:table-cell table:formula="of:=[.X97]*1000000" office:value-type="float" office:value="78.64">
            <text:p>78.64</text:p>
          </table:table-cell>
          <table:table-cell table:formula="of:=[.Y97]*1000000" office:value-type="float" office:value="656.25">
            <text:p>656.25</text:p>
          </table:table-cell>
          <table:table-cell table:formula="of:=[.Z97]*1000000" office:value-type="float" office:value="20.171">
            <text:p>20.171</text:p>
          </table:table-cell>
          <table:table-cell table:formula="of:=[.AA97]*1000000" office:value-type="float" office:value="0">
            <text:p>0</text:p>
          </table:table-cell>
          <table:table-cell table:formula="of:=[.AB97]*1000000" office:value-type="float" office:value="-0.000000000019723">
            <text:p>-1.9723E-011</text:p>
          </table:table-cell>
          <table:table-cell table:formula="of:=[.AC97]*1000000" office:value-type="float" office:value="0.0000000000052687">
            <text:p>5.2687E-012</text:p>
          </table:table-cell>
          <table:table-cell office:value-type="float" office:value="0.00063373">
            <text:p>0.00063373</text:p>
          </table:table-cell>
          <table:table-cell table:style-name="ce1" office:value-type="string">
            <text:p>7.8643e-05</text:p>
          </table:table-cell>
          <table:table-cell office:value-type="float" office:value="0.00065625">
            <text:p>0.00065625</text:p>
          </table:table-cell>
          <table:table-cell table:style-name="ce1" office:value-type="string">
            <text:p>9.0745e-06</text:p>
          </table:table-cell>
          <table:table-cell table:style-name="ce1" office:value-type="string">
            <text:p>3.3909e-08</text:p>
          </table:table-cell>
          <table:table-cell table:style-name="ce1" office:value-type="string">
            <text:p>-7.2295e-19</text:p>
          </table:table-cell>
          <table:table-cell table:style-name="ce1" office:value-type="string">
            <text:p>5.2687e-18</text:p>
          </table:table-cell>
          <table:table-cell office:value-type="float" office:value="0.00063373">
            <text:p>0.00063373</text:p>
          </table:table-cell>
          <table:table-cell table:style-name="ce1" office:value-type="string">
            <text:p>7.864e-05</text:p>
          </table:table-cell>
          <table:table-cell office:value-type="float" office:value="0.00065625">
            <text:p>0.00065625</text:p>
          </table:table-cell>
          <table:table-cell table:style-name="ce1" office:value-type="string">
            <text:p>2.017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723e-17</text:p>
          </table:table-cell>
          <table:table-cell table:style-name="ce1" office:value-type="string">
            <text:p>5.2687e-18</text:p>
          </table:table-cell>
        </table:table-row>
        <table:table-row table:style-name="ro2">
          <table:table-cell office:value-type="float" office:value="960.7017">
            <text:p>960.7017</text:p>
          </table:table-cell>
          <table:table-cell table:formula="of:=[.P98]*1000000" office:value-type="float" office:value="628.93">
            <text:p>628.93</text:p>
          </table:table-cell>
          <table:table-cell table:formula="of:=[.Q98]*1000000" office:value-type="float" office:value="78.105">
            <text:p>78.105</text:p>
          </table:table-cell>
          <table:table-cell table:formula="of:=[.R98]*1000000" office:value-type="float" office:value="661.64">
            <text:p>661.64</text:p>
          </table:table-cell>
          <table:table-cell table:formula="of:=[.S98]*1000000" office:value-type="float" office:value="8.9306">
            <text:p>8.9306</text:p>
          </table:table-cell>
          <table:table-cell table:formula="of:=[.T98]*1000000" office:value-type="float" office:value="0.034044">
            <text:p>0.034044</text:p>
          </table:table-cell>
          <table:table-cell table:formula="of:=[.U98]*1000000" office:value-type="float" office:value="-0.0000000000014409">
            <text:p>-1.4409E-012</text:p>
          </table:table-cell>
          <table:table-cell table:formula="of:=[.V98]*1000000" office:value-type="float" office:value="0.0000000000051099">
            <text:p>5.1099E-012</text:p>
          </table:table-cell>
          <table:table-cell table:formula="of:=[.W98]*1000000" office:value-type="float" office:value="628.93">
            <text:p>628.93</text:p>
          </table:table-cell>
          <table:table-cell table:formula="of:=[.X98]*1000000" office:value-type="float" office:value="78.102">
            <text:p>78.102</text:p>
          </table:table-cell>
          <table:table-cell table:formula="of:=[.Y98]*1000000" office:value-type="float" office:value="661.64">
            <text:p>661.64</text:p>
          </table:table-cell>
          <table:table-cell table:formula="of:=[.Z98]*1000000" office:value-type="float" office:value="20.17">
            <text:p>20.17</text:p>
          </table:table-cell>
          <table:table-cell table:formula="of:=[.AA98]*1000000" office:value-type="float" office:value="0">
            <text:p>0</text:p>
          </table:table-cell>
          <table:table-cell table:formula="of:=[.AB98]*1000000" office:value-type="float" office:value="-0.000000000019606">
            <text:p>-1.9606E-011</text:p>
          </table:table-cell>
          <table:table-cell table:formula="of:=[.AC98]*1000000" office:value-type="float" office:value="0.0000000000051099">
            <text:p>5.1099E-012</text:p>
          </table:table-cell>
          <table:table-cell office:value-type="float" office:value="0.00062893">
            <text:p>0.00062893</text:p>
          </table:table-cell>
          <table:table-cell table:style-name="ce1" office:value-type="string">
            <text:p>7.8105e-05</text:p>
          </table:table-cell>
          <table:table-cell office:value-type="float" office:value="0.00066164">
            <text:p>0.00066164</text:p>
          </table:table-cell>
          <table:table-cell table:style-name="ce1" office:value-type="string">
            <text:p>8.9306e-06</text:p>
          </table:table-cell>
          <table:table-cell table:style-name="ce1" office:value-type="string">
            <text:p>3.4044e-08</text:p>
          </table:table-cell>
          <table:table-cell table:style-name="ce1" office:value-type="string">
            <text:p>-1.4409e-18</text:p>
          </table:table-cell>
          <table:table-cell table:style-name="ce1" office:value-type="string">
            <text:p>5.1099e-18</text:p>
          </table:table-cell>
          <table:table-cell office:value-type="float" office:value="0.00062893">
            <text:p>0.00062893</text:p>
          </table:table-cell>
          <table:table-cell table:style-name="ce1" office:value-type="string">
            <text:p>7.8102e-05</text:p>
          </table:table-cell>
          <table:table-cell office:value-type="float" office:value="0.00066164">
            <text:p>0.00066164</text:p>
          </table:table-cell>
          <table:table-cell table:style-name="ce1" office:value-type="string">
            <text:p>2.01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606e-17</text:p>
          </table:table-cell>
          <table:table-cell table:style-name="ce1" office:value-type="string">
            <text:p>5.1099e-18</text:p>
          </table:table-cell>
        </table:table-row>
        <table:table-row table:style-name="ro2">
          <table:table-cell office:value-type="float" office:value="970.7017">
            <text:p>970.7017</text:p>
          </table:table-cell>
          <table:table-cell table:formula="of:=[.P99]*1000000" office:value-type="float" office:value="624.18">
            <text:p>624.18</text:p>
          </table:table-cell>
          <table:table-cell table:formula="of:=[.Q99]*1000000" office:value-type="float" office:value="77.569">
            <text:p>77.569</text:p>
          </table:table-cell>
          <table:table-cell table:formula="of:=[.R99]*1000000" office:value-type="float" office:value="666.99">
            <text:p>666.99</text:p>
          </table:table-cell>
          <table:table-cell table:formula="of:=[.S99]*1000000" office:value-type="float" office:value="8.7881">
            <text:p>8.7881</text:p>
          </table:table-cell>
          <table:table-cell table:formula="of:=[.T99]*1000000" office:value-type="float" office:value="0.034175">
            <text:p>0.034175</text:p>
          </table:table-cell>
          <table:table-cell table:formula="of:=[.U99]*1000000" office:value-type="float" office:value="-0.0000000000017044">
            <text:p>-1.7044E-012</text:p>
          </table:table-cell>
          <table:table-cell table:formula="of:=[.V99]*1000000" office:value-type="float" office:value="0.000000000004956">
            <text:p>4.956E-012</text:p>
          </table:table-cell>
          <table:table-cell table:formula="of:=[.W99]*1000000" office:value-type="float" office:value="624.18">
            <text:p>624.18</text:p>
          </table:table-cell>
          <table:table-cell table:formula="of:=[.X99]*1000000" office:value-type="float" office:value="77.566">
            <text:p>77.566</text:p>
          </table:table-cell>
          <table:table-cell table:formula="of:=[.Y99]*1000000" office:value-type="float" office:value="666.98">
            <text:p>666.98</text:p>
          </table:table-cell>
          <table:table-cell table:formula="of:=[.Z99]*1000000" office:value-type="float" office:value="20.17">
            <text:p>20.17</text:p>
          </table:table-cell>
          <table:table-cell table:formula="of:=[.AA99]*1000000" office:value-type="float" office:value="0">
            <text:p>0</text:p>
          </table:table-cell>
          <table:table-cell table:formula="of:=[.AB99]*1000000" office:value-type="float" office:value="-0.000000000019014">
            <text:p>-1.9014E-011</text:p>
          </table:table-cell>
          <table:table-cell table:formula="of:=[.AC99]*1000000" office:value-type="float" office:value="0.0000000000049559">
            <text:p>4.9559E-012</text:p>
          </table:table-cell>
          <table:table-cell office:value-type="float" office:value="0.00062418">
            <text:p>0.00062418</text:p>
          </table:table-cell>
          <table:table-cell table:style-name="ce1" office:value-type="string">
            <text:p>7.7569e-05</text:p>
          </table:table-cell>
          <table:table-cell office:value-type="float" office:value="0.00066699">
            <text:p>0.00066699</text:p>
          </table:table-cell>
          <table:table-cell table:style-name="ce1" office:value-type="string">
            <text:p>8.7881e-06</text:p>
          </table:table-cell>
          <table:table-cell table:style-name="ce1" office:value-type="string">
            <text:p>3.4175e-08</text:p>
          </table:table-cell>
          <table:table-cell table:style-name="ce1" office:value-type="string">
            <text:p>-1.7044e-18</text:p>
          </table:table-cell>
          <table:table-cell table:style-name="ce1" office:value-type="string">
            <text:p>4.956e-18</text:p>
          </table:table-cell>
          <table:table-cell office:value-type="float" office:value="0.00062418">
            <text:p>0.00062418</text:p>
          </table:table-cell>
          <table:table-cell table:style-name="ce1" office:value-type="string">
            <text:p>7.7566e-05</text:p>
          </table:table-cell>
          <table:table-cell office:value-type="float" office:value="0.00066698">
            <text:p>0.00066698</text:p>
          </table:table-cell>
          <table:table-cell table:style-name="ce1" office:value-type="string">
            <text:p>2.01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014e-17</text:p>
          </table:table-cell>
          <table:table-cell table:style-name="ce1" office:value-type="string">
            <text:p>4.9559e-18</text:p>
          </table:table-cell>
        </table:table-row>
        <table:table-row table:style-name="ro2">
          <table:table-cell office:value-type="float" office:value="980.7017">
            <text:p>980.7017</text:p>
          </table:table-cell>
          <table:table-cell table:formula="of:=[.P100]*1000000" office:value-type="float" office:value="619.47">
            <text:p>619.47</text:p>
          </table:table-cell>
          <table:table-cell table:formula="of:=[.Q100]*1000000" office:value-type="float" office:value="77.035">
            <text:p>77.035</text:p>
          </table:table-cell>
          <table:table-cell table:formula="of:=[.R100]*1000000" office:value-type="float" office:value="672.29">
            <text:p>672.29</text:p>
          </table:table-cell>
          <table:table-cell table:formula="of:=[.S100]*1000000" office:value-type="float" office:value="8.6471">
            <text:p>8.6471</text:p>
          </table:table-cell>
          <table:table-cell table:formula="of:=[.T100]*1000000" office:value-type="float" office:value="0.034304">
            <text:p>0.034304</text:p>
          </table:table-cell>
          <table:table-cell table:formula="of:=[.U100]*1000000" office:value-type="float" office:value="-0.0000000000012101">
            <text:p>-1.2101E-012</text:p>
          </table:table-cell>
          <table:table-cell table:formula="of:=[.V100]*1000000" office:value-type="float" office:value="0.0000000000048067">
            <text:p>4.8067E-012</text:p>
          </table:table-cell>
          <table:table-cell table:formula="of:=[.W100]*1000000" office:value-type="float" office:value="619.47">
            <text:p>619.47</text:p>
          </table:table-cell>
          <table:table-cell table:formula="of:=[.X100]*1000000" office:value-type="float" office:value="77.031">
            <text:p>77.031</text:p>
          </table:table-cell>
          <table:table-cell table:formula="of:=[.Y100]*1000000" office:value-type="float" office:value="672.28">
            <text:p>672.28</text:p>
          </table:table-cell>
          <table:table-cell table:formula="of:=[.Z100]*1000000" office:value-type="float" office:value="20.17">
            <text:p>20.17</text:p>
          </table:table-cell>
          <table:table-cell table:formula="of:=[.AA100]*1000000" office:value-type="float" office:value="0">
            <text:p>0</text:p>
          </table:table-cell>
          <table:table-cell table:formula="of:=[.AB100]*1000000" office:value-type="float" office:value="-0.000000000018656">
            <text:p>-1.8656E-011</text:p>
          </table:table-cell>
          <table:table-cell table:formula="of:=[.AC100]*1000000" office:value-type="float" office:value="0.0000000000048066">
            <text:p>4.8066E-012</text:p>
          </table:table-cell>
          <table:table-cell office:value-type="float" office:value="0.00061947">
            <text:p>0.00061947</text:p>
          </table:table-cell>
          <table:table-cell table:style-name="ce1" office:value-type="string">
            <text:p>7.7035e-05</text:p>
          </table:table-cell>
          <table:table-cell office:value-type="float" office:value="0.00067229">
            <text:p>0.00067229</text:p>
          </table:table-cell>
          <table:table-cell table:style-name="ce1" office:value-type="string">
            <text:p>8.6471e-06</text:p>
          </table:table-cell>
          <table:table-cell table:style-name="ce1" office:value-type="string">
            <text:p>3.4304e-08</text:p>
          </table:table-cell>
          <table:table-cell table:style-name="ce1" office:value-type="string">
            <text:p>-1.2101e-18</text:p>
          </table:table-cell>
          <table:table-cell table:style-name="ce1" office:value-type="string">
            <text:p>4.8067e-18</text:p>
          </table:table-cell>
          <table:table-cell office:value-type="float" office:value="0.00061947">
            <text:p>0.00061947</text:p>
          </table:table-cell>
          <table:table-cell table:style-name="ce1" office:value-type="string">
            <text:p>7.7031e-05</text:p>
          </table:table-cell>
          <table:table-cell office:value-type="float" office:value="0.00067228">
            <text:p>0.00067228</text:p>
          </table:table-cell>
          <table:table-cell table:style-name="ce1" office:value-type="string">
            <text:p>2.01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8656e-17</text:p>
          </table:table-cell>
          <table:table-cell table:style-name="ce1" office:value-type="string">
            <text:p>4.8066e-18</text:p>
          </table:table-cell>
        </table:table-row>
        <table:table-row table:style-name="ro2">
          <table:table-cell office:value-type="float" office:value="990.7017">
            <text:p>990.7017</text:p>
          </table:table-cell>
          <table:table-cell table:formula="of:=[.P101]*1000000" office:value-type="float" office:value="614.81">
            <text:p>614.81</text:p>
          </table:table-cell>
          <table:table-cell table:formula="of:=[.Q101]*1000000" office:value-type="float" office:value="76.502">
            <text:p>76.502</text:p>
          </table:table-cell>
          <table:table-cell table:formula="of:=[.R101]*1000000" office:value-type="float" office:value="677.54">
            <text:p>677.54</text:p>
          </table:table-cell>
          <table:table-cell table:formula="of:=[.S101]*1000000" office:value-type="float" office:value="8.5074">
            <text:p>8.5074</text:p>
          </table:table-cell>
          <table:table-cell table:formula="of:=[.T101]*1000000" office:value-type="float" office:value="0.03443">
            <text:p>0.03443</text:p>
          </table:table-cell>
          <table:table-cell table:formula="of:=[.U101]*1000000" office:value-type="float" office:value="-0.0000000000013632">
            <text:p>-1.3632E-012</text:p>
          </table:table-cell>
          <table:table-cell table:formula="of:=[.V101]*1000000" office:value-type="float" office:value="0.000000000004662">
            <text:p>4.662E-012</text:p>
          </table:table-cell>
          <table:table-cell table:formula="of:=[.W101]*1000000" office:value-type="float" office:value="614.81">
            <text:p>614.81</text:p>
          </table:table-cell>
          <table:table-cell table:formula="of:=[.X101]*1000000" office:value-type="float" office:value="76.499">
            <text:p>76.499</text:p>
          </table:table-cell>
          <table:table-cell table:formula="of:=[.Y101]*1000000" office:value-type="float" office:value="677.53">
            <text:p>677.53</text:p>
          </table:table-cell>
          <table:table-cell table:formula="of:=[.Z101]*1000000" office:value-type="float" office:value="20.17">
            <text:p>20.17</text:p>
          </table:table-cell>
          <table:table-cell table:formula="of:=[.AA101]*1000000" office:value-type="float" office:value="0">
            <text:p>0</text:p>
          </table:table-cell>
          <table:table-cell table:formula="of:=[.AB101]*1000000" office:value-type="float" office:value="-0.000000000017774">
            <text:p>-1.7774E-011</text:p>
          </table:table-cell>
          <table:table-cell table:formula="of:=[.AC101]*1000000" office:value-type="float" office:value="0.0000000000046619">
            <text:p>4.6619E-012</text:p>
          </table:table-cell>
          <table:table-cell office:value-type="float" office:value="0.00061481">
            <text:p>0.00061481</text:p>
          </table:table-cell>
          <table:table-cell table:style-name="ce1" office:value-type="string">
            <text:p>7.6502e-05</text:p>
          </table:table-cell>
          <table:table-cell office:value-type="float" office:value="0.00067754">
            <text:p>0.00067754</text:p>
          </table:table-cell>
          <table:table-cell table:style-name="ce1" office:value-type="string">
            <text:p>8.5074e-06</text:p>
          </table:table-cell>
          <table:table-cell table:style-name="ce1" office:value-type="string">
            <text:p>3.443e-08</text:p>
          </table:table-cell>
          <table:table-cell table:style-name="ce1" office:value-type="string">
            <text:p>-1.3632e-18</text:p>
          </table:table-cell>
          <table:table-cell table:style-name="ce1" office:value-type="string">
            <text:p>4.662e-18</text:p>
          </table:table-cell>
          <table:table-cell office:value-type="float" office:value="0.00061481">
            <text:p>0.00061481</text:p>
          </table:table-cell>
          <table:table-cell table:style-name="ce1" office:value-type="string">
            <text:p>7.6499e-05</text:p>
          </table:table-cell>
          <table:table-cell office:value-type="float" office:value="0.00067753">
            <text:p>0.00067753</text:p>
          </table:table-cell>
          <table:table-cell table:style-name="ce1" office:value-type="string">
            <text:p>2.01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7774e-17</text:p>
          </table:table-cell>
          <table:table-cell table:style-name="ce1" office:value-type="string">
            <text:p>4.6619e-18</text:p>
          </table:table-cell>
        </table:table-row>
        <table:table-row table:style-name="ro2">
          <table:table-cell office:value-type="float" office:value="1000.702">
            <text:p>1000.702</text:p>
          </table:table-cell>
          <table:table-cell table:formula="of:=[.P102]*1000000" office:value-type="float" office:value="610.18">
            <text:p>610.18</text:p>
          </table:table-cell>
          <table:table-cell table:formula="of:=[.Q102]*1000000" office:value-type="float" office:value="75.972">
            <text:p>75.972</text:p>
          </table:table-cell>
          <table:table-cell table:formula="of:=[.R102]*1000000" office:value-type="float" office:value="682.75">
            <text:p>682.75</text:p>
          </table:table-cell>
          <table:table-cell table:formula="of:=[.S102]*1000000" office:value-type="float" office:value="8.3693">
            <text:p>8.3693</text:p>
          </table:table-cell>
          <table:table-cell table:formula="of:=[.T102]*1000000" office:value-type="float" office:value="0.034554">
            <text:p>0.034554</text:p>
          </table:table-cell>
          <table:table-cell table:formula="of:=[.U102]*1000000" office:value-type="float" office:value="-0.0000000000008884">
            <text:p>-8.884E-013</text:p>
          </table:table-cell>
          <table:table-cell table:formula="of:=[.V102]*1000000" office:value-type="float" office:value="0.0000000000045217">
            <text:p>4.5217E-012</text:p>
          </table:table-cell>
          <table:table-cell table:formula="of:=[.W102]*1000000" office:value-type="float" office:value="610.18">
            <text:p>610.18</text:p>
          </table:table-cell>
          <table:table-cell table:formula="of:=[.X102]*1000000" office:value-type="float" office:value="75.969">
            <text:p>75.969</text:p>
          </table:table-cell>
          <table:table-cell table:formula="of:=[.Y102]*1000000" office:value-type="float" office:value="682.74">
            <text:p>682.74</text:p>
          </table:table-cell>
          <table:table-cell table:formula="of:=[.Z102]*1000000" office:value-type="float" office:value="20.17">
            <text:p>20.17</text:p>
          </table:table-cell>
          <table:table-cell table:formula="of:=[.AA102]*1000000" office:value-type="float" office:value="0">
            <text:p>0</text:p>
          </table:table-cell>
          <table:table-cell table:formula="of:=[.AB102]*1000000" office:value-type="float" office:value="-0.000000000017536">
            <text:p>-1.7536E-011</text:p>
          </table:table-cell>
          <table:table-cell table:formula="of:=[.AC102]*1000000" office:value-type="float" office:value="0.0000000000045216">
            <text:p>4.5216E-012</text:p>
          </table:table-cell>
          <table:table-cell office:value-type="float" office:value="0.00061018">
            <text:p>0.00061018</text:p>
          </table:table-cell>
          <table:table-cell table:style-name="ce1" office:value-type="string">
            <text:p>7.5972e-05</text:p>
          </table:table-cell>
          <table:table-cell office:value-type="float" office:value="0.00068275">
            <text:p>0.00068275</text:p>
          </table:table-cell>
          <table:table-cell table:style-name="ce1" office:value-type="string">
            <text:p>8.3693e-06</text:p>
          </table:table-cell>
          <table:table-cell table:style-name="ce1" office:value-type="string">
            <text:p>3.4554e-08</text:p>
          </table:table-cell>
          <table:table-cell table:style-name="ce1" office:value-type="string">
            <text:p>-8.884e-19</text:p>
          </table:table-cell>
          <table:table-cell table:style-name="ce1" office:value-type="string">
            <text:p>4.5217e-18</text:p>
          </table:table-cell>
          <table:table-cell office:value-type="float" office:value="0.00061018">
            <text:p>0.00061018</text:p>
          </table:table-cell>
          <table:table-cell table:style-name="ce1" office:value-type="string">
            <text:p>7.5969e-05</text:p>
          </table:table-cell>
          <table:table-cell office:value-type="float" office:value="0.00068274">
            <text:p>0.00068274</text:p>
          </table:table-cell>
          <table:table-cell table:style-name="ce1" office:value-type="string">
            <text:p>2.01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7536e-17</text:p>
          </table:table-cell>
          <table:table-cell table:style-name="ce1" office:value-type="string">
            <text:p>4.5216e-18</text:p>
          </table:table-cell>
        </table:table-row>
        <table:table-row table:style-name="ro2">
          <table:table-cell office:value-type="float" office:value="1010.702">
            <text:p>1010.702</text:p>
          </table:table-cell>
          <table:table-cell table:formula="of:=[.P103]*1000000" office:value-type="float" office:value="605.6">
            <text:p>605.6</text:p>
          </table:table-cell>
          <table:table-cell table:formula="of:=[.Q103]*1000000" office:value-type="float" office:value="75.444">
            <text:p>75.444</text:p>
          </table:table-cell>
          <table:table-cell table:formula="of:=[.R103]*1000000" office:value-type="float" office:value="687.91">
            <text:p>687.91</text:p>
          </table:table-cell>
          <table:table-cell table:formula="of:=[.S103]*1000000" office:value-type="float" office:value="8.2326">
            <text:p>8.2326</text:p>
          </table:table-cell>
          <table:table-cell table:formula="of:=[.T103]*1000000" office:value-type="float" office:value="0.034674">
            <text:p>0.034674</text:p>
          </table:table-cell>
          <table:table-cell table:formula="of:=[.U103]*1000000" office:value-type="float" office:value="-0.00000000000072018">
            <text:p>-7.2018E-013</text:p>
          </table:table-cell>
          <table:table-cell table:formula="of:=[.V103]*1000000" office:value-type="float" office:value="0.0000000000043857">
            <text:p>4.3857E-012</text:p>
          </table:table-cell>
          <table:table-cell table:formula="of:=[.W103]*1000000" office:value-type="float" office:value="605.6">
            <text:p>605.6</text:p>
          </table:table-cell>
          <table:table-cell table:formula="of:=[.X103]*1000000" office:value-type="float" office:value="75.44">
            <text:p>75.44</text:p>
          </table:table-cell>
          <table:table-cell table:formula="of:=[.Y103]*1000000" office:value-type="float" office:value="687.9">
            <text:p>687.9</text:p>
          </table:table-cell>
          <table:table-cell table:formula="of:=[.Z103]*1000000" office:value-type="float" office:value="20.17">
            <text:p>20.17</text:p>
          </table:table-cell>
          <table:table-cell table:formula="of:=[.AA103]*1000000" office:value-type="float" office:value="0">
            <text:p>0</text:p>
          </table:table-cell>
          <table:table-cell table:formula="of:=[.AB103]*1000000" office:value-type="float" office:value="-0.000000000015847">
            <text:p>-1.5847E-011</text:p>
          </table:table-cell>
          <table:table-cell table:formula="of:=[.AC103]*1000000" office:value-type="float" office:value="0.0000000000043856">
            <text:p>4.3856E-012</text:p>
          </table:table-cell>
          <table:table-cell office:value-type="float" office:value="0.0006056">
            <text:p>0.0006056</text:p>
          </table:table-cell>
          <table:table-cell table:style-name="ce1" office:value-type="string">
            <text:p>7.5444e-05</text:p>
          </table:table-cell>
          <table:table-cell office:value-type="float" office:value="0.00068791">
            <text:p>0.00068791</text:p>
          </table:table-cell>
          <table:table-cell table:style-name="ce1" office:value-type="string">
            <text:p>8.2326e-06</text:p>
          </table:table-cell>
          <table:table-cell table:style-name="ce1" office:value-type="string">
            <text:p>3.4674e-08</text:p>
          </table:table-cell>
          <table:table-cell table:style-name="ce1" office:value-type="string">
            <text:p>-7.2018e-19</text:p>
          </table:table-cell>
          <table:table-cell table:style-name="ce1" office:value-type="string">
            <text:p>4.3857e-18</text:p>
          </table:table-cell>
          <table:table-cell office:value-type="float" office:value="0.0006056">
            <text:p>0.0006056</text:p>
          </table:table-cell>
          <table:table-cell table:style-name="ce1" office:value-type="string">
            <text:p>7.544e-05</text:p>
          </table:table-cell>
          <table:table-cell office:value-type="float" office:value="0.0006879">
            <text:p>0.0006879</text:p>
          </table:table-cell>
          <table:table-cell table:style-name="ce1" office:value-type="string">
            <text:p>2.01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847e-17</text:p>
          </table:table-cell>
          <table:table-cell table:style-name="ce1" office:value-type="string">
            <text:p>4.3856e-18</text:p>
          </table:table-cell>
        </table:table-row>
        <table:table-row table:style-name="ro2">
          <table:table-cell office:value-type="float" office:value="1020.702">
            <text:p>1020.702</text:p>
          </table:table-cell>
          <table:table-cell table:formula="of:=[.P104]*1000000" office:value-type="float" office:value="601.06">
            <text:p>601.06</text:p>
          </table:table-cell>
          <table:table-cell table:formula="of:=[.Q104]*1000000" office:value-type="float" office:value="74.917">
            <text:p>74.917</text:p>
          </table:table-cell>
          <table:table-cell table:formula="of:=[.R104]*1000000" office:value-type="float" office:value="693.02">
            <text:p>693.02</text:p>
          </table:table-cell>
          <table:table-cell table:formula="of:=[.S104]*1000000" office:value-type="float" office:value="8.0974">
            <text:p>8.0974</text:p>
          </table:table-cell>
          <table:table-cell table:formula="of:=[.T104]*1000000" office:value-type="float" office:value="0.034792">
            <text:p>0.034792</text:p>
          </table:table-cell>
          <table:table-cell table:formula="of:=[.U104]*1000000" office:value-type="float" office:value="-0.0000000000010208">
            <text:p>-1.0208E-012</text:p>
          </table:table-cell>
          <table:table-cell table:formula="of:=[.V104]*1000000" office:value-type="float" office:value="0.0000000000042538">
            <text:p>4.2538E-012</text:p>
          </table:table-cell>
          <table:table-cell table:formula="of:=[.W104]*1000000" office:value-type="float" office:value="601.06">
            <text:p>601.06</text:p>
          </table:table-cell>
          <table:table-cell table:formula="of:=[.X104]*1000000" office:value-type="float" office:value="74.914">
            <text:p>74.914</text:p>
          </table:table-cell>
          <table:table-cell table:formula="of:=[.Y104]*1000000" office:value-type="float" office:value="693.02">
            <text:p>693.02</text:p>
          </table:table-cell>
          <table:table-cell table:formula="of:=[.Z104]*1000000" office:value-type="float" office:value="20.17">
            <text:p>20.17</text:p>
          </table:table-cell>
          <table:table-cell table:formula="of:=[.AA104]*1000000" office:value-type="float" office:value="0">
            <text:p>0</text:p>
          </table:table-cell>
          <table:table-cell table:formula="of:=[.AB104]*1000000" office:value-type="float" office:value="-0.000000000017625">
            <text:p>-1.7625E-011</text:p>
          </table:table-cell>
          <table:table-cell table:formula="of:=[.AC104]*1000000" office:value-type="float" office:value="0.0000000000042537">
            <text:p>4.2537E-012</text:p>
          </table:table-cell>
          <table:table-cell office:value-type="float" office:value="0.00060106">
            <text:p>0.00060106</text:p>
          </table:table-cell>
          <table:table-cell table:style-name="ce1" office:value-type="string">
            <text:p>7.4917e-05</text:p>
          </table:table-cell>
          <table:table-cell office:value-type="float" office:value="0.00069302">
            <text:p>0.00069302</text:p>
          </table:table-cell>
          <table:table-cell table:style-name="ce1" office:value-type="string">
            <text:p>8.0974e-06</text:p>
          </table:table-cell>
          <table:table-cell table:style-name="ce1" office:value-type="string">
            <text:p>3.4792e-08</text:p>
          </table:table-cell>
          <table:table-cell table:style-name="ce1" office:value-type="string">
            <text:p>-1.0208e-18</text:p>
          </table:table-cell>
          <table:table-cell table:style-name="ce1" office:value-type="string">
            <text:p>4.2538e-18</text:p>
          </table:table-cell>
          <table:table-cell office:value-type="float" office:value="0.00060106">
            <text:p>0.00060106</text:p>
          </table:table-cell>
          <table:table-cell table:style-name="ce1" office:value-type="string">
            <text:p>7.4914e-05</text:p>
          </table:table-cell>
          <table:table-cell office:value-type="float" office:value="0.00069302">
            <text:p>0.00069302</text:p>
          </table:table-cell>
          <table:table-cell table:style-name="ce1" office:value-type="string">
            <text:p>2.01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7625e-17</text:p>
          </table:table-cell>
          <table:table-cell table:style-name="ce1" office:value-type="string">
            <text:p>4.2537e-18</text:p>
          </table:table-cell>
        </table:table-row>
        <table:table-row table:style-name="ro2">
          <table:table-cell office:value-type="float" office:value="1030.702">
            <text:p>1030.702</text:p>
          </table:table-cell>
          <table:table-cell table:formula="of:=[.P105]*1000000" office:value-type="float" office:value="596.56">
            <text:p>596.56</text:p>
          </table:table-cell>
          <table:table-cell table:formula="of:=[.Q105]*1000000" office:value-type="float" office:value="74.393">
            <text:p>74.393</text:p>
          </table:table-cell>
          <table:table-cell table:formula="of:=[.R105]*1000000" office:value-type="float" office:value="698.1">
            <text:p>698.1</text:p>
          </table:table-cell>
          <table:table-cell table:formula="of:=[.S105]*1000000" office:value-type="float" office:value="7.9636">
            <text:p>7.9636</text:p>
          </table:table-cell>
          <table:table-cell table:formula="of:=[.T105]*1000000" office:value-type="float" office:value="0.034908">
            <text:p>0.034908</text:p>
          </table:table-cell>
          <table:table-cell table:formula="of:=[.U105]*1000000" office:value-type="float" office:value="-0.00000000000057827">
            <text:p>-5.7827E-013</text:p>
          </table:table-cell>
          <table:table-cell table:formula="of:=[.V105]*1000000" office:value-type="float" office:value="0.0000000000041259">
            <text:p>4.1259E-012</text:p>
          </table:table-cell>
          <table:table-cell table:formula="of:=[.W105]*1000000" office:value-type="float" office:value="596.56">
            <text:p>596.56</text:p>
          </table:table-cell>
          <table:table-cell table:formula="of:=[.X105]*1000000" office:value-type="float" office:value="74.39">
            <text:p>74.39</text:p>
          </table:table-cell>
          <table:table-cell table:formula="of:=[.Y105]*1000000" office:value-type="float" office:value="698.09">
            <text:p>698.09</text:p>
          </table:table-cell>
          <table:table-cell table:formula="of:=[.Z105]*1000000" office:value-type="float" office:value="20.17">
            <text:p>20.17</text:p>
          </table:table-cell>
          <table:table-cell table:formula="of:=[.AA105]*1000000" office:value-type="float" office:value="0">
            <text:p>0</text:p>
          </table:table-cell>
          <table:table-cell table:formula="of:=[.AB105]*1000000" office:value-type="float" office:value="-0.000000000015645">
            <text:p>-1.5645E-011</text:p>
          </table:table-cell>
          <table:table-cell table:formula="of:=[.AC105]*1000000" office:value-type="float" office:value="0.0000000000041259">
            <text:p>4.1259E-012</text:p>
          </table:table-cell>
          <table:table-cell office:value-type="float" office:value="0.00059656">
            <text:p>0.00059656</text:p>
          </table:table-cell>
          <table:table-cell table:style-name="ce1" office:value-type="string">
            <text:p>7.4393e-05</text:p>
          </table:table-cell>
          <table:table-cell office:value-type="float" office:value="0.0006981">
            <text:p>0.0006981</text:p>
          </table:table-cell>
          <table:table-cell table:style-name="ce1" office:value-type="string">
            <text:p>7.9636e-06</text:p>
          </table:table-cell>
          <table:table-cell table:style-name="ce1" office:value-type="string">
            <text:p>3.4908e-08</text:p>
          </table:table-cell>
          <table:table-cell table:style-name="ce1" office:value-type="string">
            <text:p>-5.7827e-19</text:p>
          </table:table-cell>
          <table:table-cell table:style-name="ce1" office:value-type="string">
            <text:p>4.1259e-18</text:p>
          </table:table-cell>
          <table:table-cell office:value-type="float" office:value="0.00059656">
            <text:p>0.00059656</text:p>
          </table:table-cell>
          <table:table-cell table:style-name="ce1" office:value-type="string">
            <text:p>7.439e-05</text:p>
          </table:table-cell>
          <table:table-cell office:value-type="float" office:value="0.00069809">
            <text:p>0.00069809</text:p>
          </table:table-cell>
          <table:table-cell table:style-name="ce1" office:value-type="string">
            <text:p>2.01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645e-17</text:p>
          </table:table-cell>
          <table:table-cell table:style-name="ce1" office:value-type="string">
            <text:p>4.1259e-18</text:p>
          </table:table-cell>
        </table:table-row>
        <table:table-row table:style-name="ro2">
          <table:table-cell office:value-type="float" office:value="1040.702">
            <text:p>1040.702</text:p>
          </table:table-cell>
          <table:table-cell table:formula="of:=[.P106]*1000000" office:value-type="float" office:value="592.11">
            <text:p>592.11</text:p>
          </table:table-cell>
          <table:table-cell table:formula="of:=[.Q106]*1000000" office:value-type="float" office:value="73.871">
            <text:p>73.871</text:p>
          </table:table-cell>
          <table:table-cell table:formula="of:=[.R106]*1000000" office:value-type="float" office:value="703.12">
            <text:p>703.12</text:p>
          </table:table-cell>
          <table:table-cell table:formula="of:=[.S106]*1000000" office:value-type="float" office:value="7.8314">
            <text:p>7.8314</text:p>
          </table:table-cell>
          <table:table-cell table:formula="of:=[.T106]*1000000" office:value-type="float" office:value="0.035021">
            <text:p>0.035021</text:p>
          </table:table-cell>
          <table:table-cell table:formula="of:=[.U106]*1000000" office:value-type="float" office:value="-0.000000000000076997">
            <text:p>-7.6997E-014</text:p>
          </table:table-cell>
          <table:table-cell table:formula="of:=[.V106]*1000000" office:value-type="float" office:value="0.000000000004002">
            <text:p>4.002E-012</text:p>
          </table:table-cell>
          <table:table-cell table:formula="of:=[.W106]*1000000" office:value-type="float" office:value="592.1">
            <text:p>592.1</text:p>
          </table:table-cell>
          <table:table-cell table:formula="of:=[.X106]*1000000" office:value-type="float" office:value="73.868">
            <text:p>73.868</text:p>
          </table:table-cell>
          <table:table-cell table:formula="of:=[.Y106]*1000000" office:value-type="float" office:value="703.12">
            <text:p>703.12</text:p>
          </table:table-cell>
          <table:table-cell table:formula="of:=[.Z106]*1000000" office:value-type="float" office:value="20.17">
            <text:p>20.17</text:p>
          </table:table-cell>
          <table:table-cell table:formula="of:=[.AA106]*1000000" office:value-type="float" office:value="0">
            <text:p>0</text:p>
          </table:table-cell>
          <table:table-cell table:formula="of:=[.AB106]*1000000" office:value-type="float" office:value="-0.000000000016">
            <text:p>-1.6E-011</text:p>
          </table:table-cell>
          <table:table-cell table:formula="of:=[.AC106]*1000000" office:value-type="float" office:value="0.0000000000040019">
            <text:p>4.0019E-012</text:p>
          </table:table-cell>
          <table:table-cell office:value-type="float" office:value="0.00059211">
            <text:p>0.00059211</text:p>
          </table:table-cell>
          <table:table-cell table:style-name="ce1" office:value-type="string">
            <text:p>7.3871e-05</text:p>
          </table:table-cell>
          <table:table-cell office:value-type="float" office:value="0.00070312">
            <text:p>0.00070312</text:p>
          </table:table-cell>
          <table:table-cell table:style-name="ce1" office:value-type="string">
            <text:p>7.8314e-06</text:p>
          </table:table-cell>
          <table:table-cell table:style-name="ce1" office:value-type="string">
            <text:p>3.5021e-08</text:p>
          </table:table-cell>
          <table:table-cell table:style-name="ce1" office:value-type="string">
            <text:p>-7.6997e-20</text:p>
          </table:table-cell>
          <table:table-cell table:style-name="ce1" office:value-type="string">
            <text:p>4.002e-18</text:p>
          </table:table-cell>
          <table:table-cell office:value-type="float" office:value="0.0005921">
            <text:p>0.0005921</text:p>
          </table:table-cell>
          <table:table-cell table:style-name="ce1" office:value-type="string">
            <text:p>7.3868e-05</text:p>
          </table:table-cell>
          <table:table-cell office:value-type="float" office:value="0.00070312">
            <text:p>0.00070312</text:p>
          </table:table-cell>
          <table:table-cell table:style-name="ce1" office:value-type="string">
            <text:p>2.01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e-17</text:p>
          </table:table-cell>
          <table:table-cell table:style-name="ce1" office:value-type="string">
            <text:p>4.0019e-18</text:p>
          </table:table-cell>
        </table:table-row>
        <table:table-row table:style-name="ro2">
          <table:table-cell office:value-type="float" office:value="1050.702">
            <text:p>1050.702</text:p>
          </table:table-cell>
          <table:table-cell table:formula="of:=[.P107]*1000000" office:value-type="float" office:value="587.69">
            <text:p>587.69</text:p>
          </table:table-cell>
          <table:table-cell table:formula="of:=[.Q107]*1000000" office:value-type="float" office:value="73.351">
            <text:p>73.351</text:p>
          </table:table-cell>
          <table:table-cell table:formula="of:=[.R107]*1000000" office:value-type="float" office:value="708.11">
            <text:p>708.11</text:p>
          </table:table-cell>
          <table:table-cell table:formula="of:=[.S107]*1000000" office:value-type="float" office:value="7.7007">
            <text:p>7.7007</text:p>
          </table:table-cell>
          <table:table-cell table:formula="of:=[.T107]*1000000" office:value-type="float" office:value="0.035132">
            <text:p>0.035132</text:p>
          </table:table-cell>
          <table:table-cell table:formula="of:=[.U107]*1000000" office:value-type="float" office:value="-0.00000000000019854">
            <text:p>-1.9854E-013</text:p>
          </table:table-cell>
          <table:table-cell table:formula="of:=[.V107]*1000000" office:value-type="float" office:value="0.0000000000038818">
            <text:p>3.8818E-012</text:p>
          </table:table-cell>
          <table:table-cell table:formula="of:=[.W107]*1000000" office:value-type="float" office:value="587.69">
            <text:p>587.69</text:p>
          </table:table-cell>
          <table:table-cell table:formula="of:=[.X107]*1000000" office:value-type="float" office:value="73.348">
            <text:p>73.348</text:p>
          </table:table-cell>
          <table:table-cell table:formula="of:=[.Y107]*1000000" office:value-type="float" office:value="708.1">
            <text:p>708.1</text:p>
          </table:table-cell>
          <table:table-cell table:formula="of:=[.Z107]*1000000" office:value-type="float" office:value="20.17">
            <text:p>20.17</text:p>
          </table:table-cell>
          <table:table-cell table:formula="of:=[.AA107]*1000000" office:value-type="float" office:value="0">
            <text:p>0</text:p>
          </table:table-cell>
          <table:table-cell table:formula="of:=[.AB107]*1000000" office:value-type="float" office:value="-0.000000000016368">
            <text:p>-1.6368E-011</text:p>
          </table:table-cell>
          <table:table-cell table:formula="of:=[.AC107]*1000000" office:value-type="float" office:value="0.0000000000038817">
            <text:p>3.8817E-012</text:p>
          </table:table-cell>
          <table:table-cell office:value-type="float" office:value="0.00058769">
            <text:p>0.00058769</text:p>
          </table:table-cell>
          <table:table-cell table:style-name="ce1" office:value-type="string">
            <text:p>7.3351e-05</text:p>
          </table:table-cell>
          <table:table-cell office:value-type="float" office:value="0.00070811">
            <text:p>0.00070811</text:p>
          </table:table-cell>
          <table:table-cell table:style-name="ce1" office:value-type="string">
            <text:p>7.7007e-06</text:p>
          </table:table-cell>
          <table:table-cell table:style-name="ce1" office:value-type="string">
            <text:p>3.5132e-08</text:p>
          </table:table-cell>
          <table:table-cell table:style-name="ce1" office:value-type="string">
            <text:p>-1.9854e-19</text:p>
          </table:table-cell>
          <table:table-cell table:style-name="ce1" office:value-type="string">
            <text:p>3.8818e-18</text:p>
          </table:table-cell>
          <table:table-cell office:value-type="float" office:value="0.00058769">
            <text:p>0.00058769</text:p>
          </table:table-cell>
          <table:table-cell table:style-name="ce1" office:value-type="string">
            <text:p>7.3348e-05</text:p>
          </table:table-cell>
          <table:table-cell office:value-type="float" office:value="0.0007081">
            <text:p>0.0007081</text:p>
          </table:table-cell>
          <table:table-cell table:style-name="ce1" office:value-type="string">
            <text:p>2.017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368e-17</text:p>
          </table:table-cell>
          <table:table-cell table:style-name="ce1" office:value-type="string">
            <text:p>3.8817e-18</text:p>
          </table:table-cell>
        </table:table-row>
        <table:table-row table:style-name="ro2">
          <table:table-cell office:value-type="float" office:value="1060.702">
            <text:p>1060.702</text:p>
          </table:table-cell>
          <table:table-cell table:formula="of:=[.P108]*1000000" office:value-type="float" office:value="583.31">
            <text:p>583.31</text:p>
          </table:table-cell>
          <table:table-cell table:formula="of:=[.Q108]*1000000" office:value-type="float" office:value="72.834">
            <text:p>72.834</text:p>
          </table:table-cell>
          <table:table-cell table:formula="of:=[.R108]*1000000" office:value-type="float" office:value="713.05">
            <text:p>713.05</text:p>
          </table:table-cell>
          <table:table-cell table:formula="of:=[.S108]*1000000" office:value-type="float" office:value="7.5715">
            <text:p>7.5715</text:p>
          </table:table-cell>
          <table:table-cell table:formula="of:=[.T108]*1000000" office:value-type="float" office:value="0.03524">
            <text:p>0.03524</text:p>
          </table:table-cell>
          <table:table-cell table:formula="of:=[.U108]*1000000" office:value-type="float" office:value="0.000000000000026399">
            <text:p>2.6399E-014</text:p>
          </table:table-cell>
          <table:table-cell table:formula="of:=[.V108]*1000000" office:value-type="float" office:value="0.0000000000037653">
            <text:p>3.7653E-012</text:p>
          </table:table-cell>
          <table:table-cell table:formula="of:=[.W108]*1000000" office:value-type="float" office:value="583.31">
            <text:p>583.31</text:p>
          </table:table-cell>
          <table:table-cell table:formula="of:=[.X108]*1000000" office:value-type="float" office:value="72.83">
            <text:p>72.83</text:p>
          </table:table-cell>
          <table:table-cell table:formula="of:=[.Y108]*1000000" office:value-type="float" office:value="713.04">
            <text:p>713.04</text:p>
          </table:table-cell>
          <table:table-cell table:formula="of:=[.Z108]*1000000" office:value-type="float" office:value="20.169">
            <text:p>20.169</text:p>
          </table:table-cell>
          <table:table-cell table:formula="of:=[.AA108]*1000000" office:value-type="float" office:value="0">
            <text:p>0</text:p>
          </table:table-cell>
          <table:table-cell table:formula="of:=[.AB108]*1000000" office:value-type="float" office:value="-0.000000000014063">
            <text:p>-1.4063E-011</text:p>
          </table:table-cell>
          <table:table-cell table:formula="of:=[.AC108]*1000000" office:value-type="float" office:value="0.0000000000037652">
            <text:p>3.7652E-012</text:p>
          </table:table-cell>
          <table:table-cell office:value-type="float" office:value="0.00058331">
            <text:p>0.00058331</text:p>
          </table:table-cell>
          <table:table-cell table:style-name="ce1" office:value-type="string">
            <text:p>7.2834e-05</text:p>
          </table:table-cell>
          <table:table-cell office:value-type="float" office:value="0.00071305">
            <text:p>0.00071305</text:p>
          </table:table-cell>
          <table:table-cell table:style-name="ce1" office:value-type="string">
            <text:p>7.5715e-06</text:p>
          </table:table-cell>
          <table:table-cell table:style-name="ce1" office:value-type="string">
            <text:p>3.524e-08</text:p>
          </table:table-cell>
          <table:table-cell table:style-name="ce1" office:value-type="string">
            <text:p>2.6399e-20</text:p>
          </table:table-cell>
          <table:table-cell table:style-name="ce1" office:value-type="string">
            <text:p>3.7653e-18</text:p>
          </table:table-cell>
          <table:table-cell office:value-type="float" office:value="0.00058331">
            <text:p>0.00058331</text:p>
          </table:table-cell>
          <table:table-cell table:style-name="ce1" office:value-type="string">
            <text:p>7.283e-05</text:p>
          </table:table-cell>
          <table:table-cell office:value-type="float" office:value="0.00071304">
            <text:p>0.00071304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063e-17</text:p>
          </table:table-cell>
          <table:table-cell table:style-name="ce1" office:value-type="string">
            <text:p>3.7652e-18</text:p>
          </table:table-cell>
        </table:table-row>
        <table:table-row table:style-name="ro2">
          <table:table-cell office:value-type="float" office:value="1070.702">
            <text:p>1070.702</text:p>
          </table:table-cell>
          <table:table-cell table:formula="of:=[.P109]*1000000" office:value-type="float" office:value="578.97">
            <text:p>578.97</text:p>
          </table:table-cell>
          <table:table-cell table:formula="of:=[.Q109]*1000000" office:value-type="float" office:value="72.318">
            <text:p>72.318</text:p>
          </table:table-cell>
          <table:table-cell table:formula="of:=[.R109]*1000000" office:value-type="float" office:value="717.95">
            <text:p>717.95</text:p>
          </table:table-cell>
          <table:table-cell table:formula="of:=[.S109]*1000000" office:value-type="float" office:value="7.4439">
            <text:p>7.4439</text:p>
          </table:table-cell>
          <table:table-cell table:formula="of:=[.T109]*1000000" office:value-type="float" office:value="0.035347">
            <text:p>0.035347</text:p>
          </table:table-cell>
          <table:table-cell table:formula="of:=[.U109]*1000000" office:value-type="float" office:value="-0.0000000000010965">
            <text:p>-1.0965E-012</text:p>
          </table:table-cell>
          <table:table-cell table:formula="of:=[.V109]*1000000" office:value-type="float" office:value="0.0000000000036523">
            <text:p>3.6523E-012</text:p>
          </table:table-cell>
          <table:table-cell table:formula="of:=[.W109]*1000000" office:value-type="float" office:value="578.97">
            <text:p>578.97</text:p>
          </table:table-cell>
          <table:table-cell table:formula="of:=[.X109]*1000000" office:value-type="float" office:value="72.315">
            <text:p>72.315</text:p>
          </table:table-cell>
          <table:table-cell table:formula="of:=[.Y109]*1000000" office:value-type="float" office:value="717.94">
            <text:p>717.94</text:p>
          </table:table-cell>
          <table:table-cell table:formula="of:=[.Z109]*1000000" office:value-type="float" office:value="20.169">
            <text:p>20.169</text:p>
          </table:table-cell>
          <table:table-cell table:formula="of:=[.AA109]*1000000" office:value-type="float" office:value="0">
            <text:p>0</text:p>
          </table:table-cell>
          <table:table-cell table:formula="of:=[.AB109]*1000000" office:value-type="float" office:value="-0.000000000016553">
            <text:p>-1.6553E-011</text:p>
          </table:table-cell>
          <table:table-cell table:formula="of:=[.AC109]*1000000" office:value-type="float" office:value="0.0000000000036523">
            <text:p>3.6523E-012</text:p>
          </table:table-cell>
          <table:table-cell office:value-type="float" office:value="0.00057897">
            <text:p>0.00057897</text:p>
          </table:table-cell>
          <table:table-cell table:style-name="ce1" office:value-type="string">
            <text:p>7.2318e-05</text:p>
          </table:table-cell>
          <table:table-cell office:value-type="float" office:value="0.00071795">
            <text:p>0.00071795</text:p>
          </table:table-cell>
          <table:table-cell table:style-name="ce1" office:value-type="string">
            <text:p>7.4439e-06</text:p>
          </table:table-cell>
          <table:table-cell table:style-name="ce1" office:value-type="string">
            <text:p>3.5347e-08</text:p>
          </table:table-cell>
          <table:table-cell table:style-name="ce1" office:value-type="string">
            <text:p>-1.0965e-18</text:p>
          </table:table-cell>
          <table:table-cell table:style-name="ce1" office:value-type="string">
            <text:p>3.6523e-18</text:p>
          </table:table-cell>
          <table:table-cell office:value-type="float" office:value="0.00057897">
            <text:p>0.00057897</text:p>
          </table:table-cell>
          <table:table-cell table:style-name="ce1" office:value-type="string">
            <text:p>7.2315e-05</text:p>
          </table:table-cell>
          <table:table-cell office:value-type="float" office:value="0.00071794">
            <text:p>0.00071794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553e-17</text:p>
          </table:table-cell>
          <table:table-cell table:style-name="ce1" office:value-type="string">
            <text:p>3.6523e-18</text:p>
          </table:table-cell>
        </table:table-row>
        <table:table-row table:style-name="ro2">
          <table:table-cell office:value-type="float" office:value="1080.702">
            <text:p>1080.702</text:p>
          </table:table-cell>
          <table:table-cell table:formula="of:=[.P110]*1000000" office:value-type="float" office:value="574.67">
            <text:p>574.67</text:p>
          </table:table-cell>
          <table:table-cell table:formula="of:=[.Q110]*1000000" office:value-type="float" office:value="71.805">
            <text:p>71.805</text:p>
          </table:table-cell>
          <table:table-cell table:formula="of:=[.R110]*1000000" office:value-type="float" office:value="722.8">
            <text:p>722.8</text:p>
          </table:table-cell>
          <table:table-cell table:formula="of:=[.S110]*1000000" office:value-type="float" office:value="7.3177">
            <text:p>7.3177</text:p>
          </table:table-cell>
          <table:table-cell table:formula="of:=[.T110]*1000000" office:value-type="float" office:value="0.035451">
            <text:p>0.035451</text:p>
          </table:table-cell>
          <table:table-cell table:formula="of:=[.U110]*1000000" office:value-type="float" office:value="-0.00000000000077405">
            <text:p>-7.7405E-013</text:p>
          </table:table-cell>
          <table:table-cell table:formula="of:=[.V110]*1000000" office:value-type="float" office:value="0.0000000000035428">
            <text:p>3.5428E-012</text:p>
          </table:table-cell>
          <table:table-cell table:formula="of:=[.W110]*1000000" office:value-type="float" office:value="574.67">
            <text:p>574.67</text:p>
          </table:table-cell>
          <table:table-cell table:formula="of:=[.X110]*1000000" office:value-type="float" office:value="71.802">
            <text:p>71.802</text:p>
          </table:table-cell>
          <table:table-cell table:formula="of:=[.Y110]*1000000" office:value-type="float" office:value="722.79">
            <text:p>722.79</text:p>
          </table:table-cell>
          <table:table-cell table:formula="of:=[.Z110]*1000000" office:value-type="float" office:value="20.169">
            <text:p>20.169</text:p>
          </table:table-cell>
          <table:table-cell table:formula="of:=[.AA110]*1000000" office:value-type="float" office:value="0">
            <text:p>0</text:p>
          </table:table-cell>
          <table:table-cell table:formula="of:=[.AB110]*1000000" office:value-type="float" office:value="-0.000000000015559">
            <text:p>-1.5559E-011</text:p>
          </table:table-cell>
          <table:table-cell table:formula="of:=[.AC110]*1000000" office:value-type="float" office:value="0.0000000000035427">
            <text:p>3.5427E-012</text:p>
          </table:table-cell>
          <table:table-cell office:value-type="float" office:value="0.00057467">
            <text:p>0.00057467</text:p>
          </table:table-cell>
          <table:table-cell table:style-name="ce1" office:value-type="string">
            <text:p>7.1805e-05</text:p>
          </table:table-cell>
          <table:table-cell office:value-type="float" office:value="0.0007228">
            <text:p>0.0007228</text:p>
          </table:table-cell>
          <table:table-cell table:style-name="ce1" office:value-type="string">
            <text:p>7.3177e-06</text:p>
          </table:table-cell>
          <table:table-cell table:style-name="ce1" office:value-type="string">
            <text:p>3.5451e-08</text:p>
          </table:table-cell>
          <table:table-cell table:style-name="ce1" office:value-type="string">
            <text:p>-7.7405e-19</text:p>
          </table:table-cell>
          <table:table-cell table:style-name="ce1" office:value-type="string">
            <text:p>3.5428e-18</text:p>
          </table:table-cell>
          <table:table-cell office:value-type="float" office:value="0.00057467">
            <text:p>0.00057467</text:p>
          </table:table-cell>
          <table:table-cell table:style-name="ce1" office:value-type="string">
            <text:p>7.1802e-05</text:p>
          </table:table-cell>
          <table:table-cell office:value-type="float" office:value="0.00072279">
            <text:p>0.00072279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559e-17</text:p>
          </table:table-cell>
          <table:table-cell table:style-name="ce1" office:value-type="string">
            <text:p>3.5427e-18</text:p>
          </table:table-cell>
        </table:table-row>
        <table:table-row table:style-name="ro2">
          <table:table-cell office:value-type="float" office:value="1090.702">
            <text:p>1090.702</text:p>
          </table:table-cell>
          <table:table-cell table:formula="of:=[.P111]*1000000" office:value-type="float" office:value="570.41">
            <text:p>570.41</text:p>
          </table:table-cell>
          <table:table-cell table:formula="of:=[.Q111]*1000000" office:value-type="float" office:value="71.295">
            <text:p>71.295</text:p>
          </table:table-cell>
          <table:table-cell table:formula="of:=[.R111]*1000000" office:value-type="float" office:value="727.61">
            <text:p>727.61</text:p>
          </table:table-cell>
          <table:table-cell table:formula="of:=[.S111]*1000000" office:value-type="float" office:value="7.1931">
            <text:p>7.1931</text:p>
          </table:table-cell>
          <table:table-cell table:formula="of:=[.T111]*1000000" office:value-type="float" office:value="0.035553">
            <text:p>0.035553</text:p>
          </table:table-cell>
          <table:table-cell table:formula="of:=[.U111]*1000000" office:value-type="float" office:value="-0.000000000001192">
            <text:p>-1.192E-012</text:p>
          </table:table-cell>
          <table:table-cell table:formula="of:=[.V111]*1000000" office:value-type="float" office:value="0.0000000000034366">
            <text:p>3.4366E-012</text:p>
          </table:table-cell>
          <table:table-cell table:formula="of:=[.W111]*1000000" office:value-type="float" office:value="570.41">
            <text:p>570.41</text:p>
          </table:table-cell>
          <table:table-cell table:formula="of:=[.X111]*1000000" office:value-type="float" office:value="71.291">
            <text:p>71.291</text:p>
          </table:table-cell>
          <table:table-cell table:formula="of:=[.Y111]*1000000" office:value-type="float" office:value="727.6">
            <text:p>727.6</text:p>
          </table:table-cell>
          <table:table-cell table:formula="of:=[.Z111]*1000000" office:value-type="float" office:value="20.169">
            <text:p>20.169</text:p>
          </table:table-cell>
          <table:table-cell table:formula="of:=[.AA111]*1000000" office:value-type="float" office:value="0">
            <text:p>0</text:p>
          </table:table-cell>
          <table:table-cell table:formula="of:=[.AB111]*1000000" office:value-type="float" office:value="-0.000000000017298">
            <text:p>-1.7298E-011</text:p>
          </table:table-cell>
          <table:table-cell table:formula="of:=[.AC111]*1000000" office:value-type="float" office:value="0.0000000000034366">
            <text:p>3.4366E-012</text:p>
          </table:table-cell>
          <table:table-cell office:value-type="float" office:value="0.00057041">
            <text:p>0.00057041</text:p>
          </table:table-cell>
          <table:table-cell table:style-name="ce1" office:value-type="string">
            <text:p>7.1295e-05</text:p>
          </table:table-cell>
          <table:table-cell office:value-type="float" office:value="0.00072761">
            <text:p>0.00072761</text:p>
          </table:table-cell>
          <table:table-cell table:style-name="ce1" office:value-type="string">
            <text:p>7.1931e-06</text:p>
          </table:table-cell>
          <table:table-cell table:style-name="ce1" office:value-type="string">
            <text:p>3.5553e-08</text:p>
          </table:table-cell>
          <table:table-cell table:style-name="ce1" office:value-type="string">
            <text:p>-1.192e-18</text:p>
          </table:table-cell>
          <table:table-cell table:style-name="ce1" office:value-type="string">
            <text:p>3.4366e-18</text:p>
          </table:table-cell>
          <table:table-cell office:value-type="float" office:value="0.00057041">
            <text:p>0.00057041</text:p>
          </table:table-cell>
          <table:table-cell table:style-name="ce1" office:value-type="string">
            <text:p>7.1291e-05</text:p>
          </table:table-cell>
          <table:table-cell office:value-type="float" office:value="0.0007276">
            <text:p>0.0007276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7298e-17</text:p>
          </table:table-cell>
          <table:table-cell table:style-name="ce1" office:value-type="string">
            <text:p>3.4366e-18</text:p>
          </table:table-cell>
        </table:table-row>
        <table:table-row table:style-name="ro2">
          <table:table-cell office:value-type="float" office:value="1100.702">
            <text:p>1100.702</text:p>
          </table:table-cell>
          <table:table-cell table:formula="of:=[.P112]*1000000" office:value-type="float" office:value="566.19">
            <text:p>566.19</text:p>
          </table:table-cell>
          <table:table-cell table:formula="of:=[.Q112]*1000000" office:value-type="float" office:value="70.786">
            <text:p>70.786</text:p>
          </table:table-cell>
          <table:table-cell table:formula="of:=[.R112]*1000000" office:value-type="float" office:value="732.38">
            <text:p>732.38</text:p>
          </table:table-cell>
          <table:table-cell table:formula="of:=[.S112]*1000000" office:value-type="float" office:value="7.0701">
            <text:p>7.0701</text:p>
          </table:table-cell>
          <table:table-cell table:formula="of:=[.T112]*1000000" office:value-type="float" office:value="0.035653">
            <text:p>0.035653</text:p>
          </table:table-cell>
          <table:table-cell table:formula="of:=[.U112]*1000000" office:value-type="float" office:value="-0.00000000000087705">
            <text:p>-8.7705E-013</text:p>
          </table:table-cell>
          <table:table-cell table:formula="of:=[.V112]*1000000" office:value-type="float" office:value="0.0000000000033337">
            <text:p>3.3337E-012</text:p>
          </table:table-cell>
          <table:table-cell table:formula="of:=[.W112]*1000000" office:value-type="float" office:value="566.19">
            <text:p>566.19</text:p>
          </table:table-cell>
          <table:table-cell table:formula="of:=[.X112]*1000000" office:value-type="float" office:value="70.782">
            <text:p>70.782</text:p>
          </table:table-cell>
          <table:table-cell table:formula="of:=[.Y112]*1000000" office:value-type="float" office:value="732.37">
            <text:p>732.37</text:p>
          </table:table-cell>
          <table:table-cell table:formula="of:=[.Z112]*1000000" office:value-type="float" office:value="20.169">
            <text:p>20.169</text:p>
          </table:table-cell>
          <table:table-cell table:formula="of:=[.AA112]*1000000" office:value-type="float" office:value="0">
            <text:p>0</text:p>
          </table:table-cell>
          <table:table-cell table:formula="of:=[.AB112]*1000000" office:value-type="float" office:value="-0.000000000014774">
            <text:p>-1.4774E-011</text:p>
          </table:table-cell>
          <table:table-cell table:formula="of:=[.AC112]*1000000" office:value-type="float" office:value="0.0000000000033336">
            <text:p>3.3336E-012</text:p>
          </table:table-cell>
          <table:table-cell office:value-type="float" office:value="0.00056619">
            <text:p>0.00056619</text:p>
          </table:table-cell>
          <table:table-cell table:style-name="ce1" office:value-type="string">
            <text:p>7.0786e-05</text:p>
          </table:table-cell>
          <table:table-cell office:value-type="float" office:value="0.00073238">
            <text:p>0.00073238</text:p>
          </table:table-cell>
          <table:table-cell table:style-name="ce1" office:value-type="string">
            <text:p>7.0701e-06</text:p>
          </table:table-cell>
          <table:table-cell table:style-name="ce1" office:value-type="string">
            <text:p>3.5653e-08</text:p>
          </table:table-cell>
          <table:table-cell table:style-name="ce1" office:value-type="string">
            <text:p>-8.7705e-19</text:p>
          </table:table-cell>
          <table:table-cell table:style-name="ce1" office:value-type="string">
            <text:p>3.3337e-18</text:p>
          </table:table-cell>
          <table:table-cell office:value-type="float" office:value="0.00056619">
            <text:p>0.00056619</text:p>
          </table:table-cell>
          <table:table-cell table:style-name="ce1" office:value-type="string">
            <text:p>7.0782e-05</text:p>
          </table:table-cell>
          <table:table-cell office:value-type="float" office:value="0.00073237">
            <text:p>0.00073237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774e-17</text:p>
          </table:table-cell>
          <table:table-cell table:style-name="ce1" office:value-type="string">
            <text:p>3.3336e-18</text:p>
          </table:table-cell>
        </table:table-row>
        <table:table-row table:style-name="ro2">
          <table:table-cell office:value-type="float" office:value="1110.702">
            <text:p>1110.702</text:p>
          </table:table-cell>
          <table:table-cell table:formula="of:=[.P113]*1000000" office:value-type="float" office:value="562.01">
            <text:p>562.01</text:p>
          </table:table-cell>
          <table:table-cell table:formula="of:=[.Q113]*1000000" office:value-type="float" office:value="70.28">
            <text:p>70.28</text:p>
          </table:table-cell>
          <table:table-cell table:formula="of:=[.R113]*1000000" office:value-type="float" office:value="737.11">
            <text:p>737.11</text:p>
          </table:table-cell>
          <table:table-cell table:formula="of:=[.S113]*1000000" office:value-type="float" office:value="6.9486">
            <text:p>6.9486</text:p>
          </table:table-cell>
          <table:table-cell table:formula="of:=[.T113]*1000000" office:value-type="float" office:value="0.035752">
            <text:p>0.035752</text:p>
          </table:table-cell>
          <table:table-cell table:formula="of:=[.U113]*1000000" office:value-type="float" office:value="-0.00000000000051991">
            <text:p>-5.1991E-013</text:p>
          </table:table-cell>
          <table:table-cell table:formula="of:=[.V113]*1000000" office:value-type="float" office:value="0.0000000000032338">
            <text:p>3.2338E-012</text:p>
          </table:table-cell>
          <table:table-cell table:formula="of:=[.W113]*1000000" office:value-type="float" office:value="562.01">
            <text:p>562.01</text:p>
          </table:table-cell>
          <table:table-cell table:formula="of:=[.X113]*1000000" office:value-type="float" office:value="70.276">
            <text:p>70.276</text:p>
          </table:table-cell>
          <table:table-cell table:formula="of:=[.Y113]*1000000" office:value-type="float" office:value="737.1">
            <text:p>737.1</text:p>
          </table:table-cell>
          <table:table-cell table:formula="of:=[.Z113]*1000000" office:value-type="float" office:value="20.169">
            <text:p>20.169</text:p>
          </table:table-cell>
          <table:table-cell table:formula="of:=[.AA113]*1000000" office:value-type="float" office:value="0">
            <text:p>0</text:p>
          </table:table-cell>
          <table:table-cell table:formula="of:=[.AB113]*1000000" office:value-type="float" office:value="-0.000000000014502">
            <text:p>-1.4502E-011</text:p>
          </table:table-cell>
          <table:table-cell table:formula="of:=[.AC113]*1000000" office:value-type="float" office:value="0.0000000000032338">
            <text:p>3.2338E-012</text:p>
          </table:table-cell>
          <table:table-cell office:value-type="float" office:value="0.00056201">
            <text:p>0.00056201</text:p>
          </table:table-cell>
          <table:table-cell table:style-name="ce1" office:value-type="string">
            <text:p>7.028e-05</text:p>
          </table:table-cell>
          <table:table-cell office:value-type="float" office:value="0.00073711">
            <text:p>0.00073711</text:p>
          </table:table-cell>
          <table:table-cell table:style-name="ce1" office:value-type="string">
            <text:p>6.9486e-06</text:p>
          </table:table-cell>
          <table:table-cell table:style-name="ce1" office:value-type="string">
            <text:p>3.5752e-08</text:p>
          </table:table-cell>
          <table:table-cell table:style-name="ce1" office:value-type="string">
            <text:p>-5.1991e-19</text:p>
          </table:table-cell>
          <table:table-cell table:style-name="ce1" office:value-type="string">
            <text:p>3.2338e-18</text:p>
          </table:table-cell>
          <table:table-cell office:value-type="float" office:value="0.00056201">
            <text:p>0.00056201</text:p>
          </table:table-cell>
          <table:table-cell table:style-name="ce1" office:value-type="string">
            <text:p>7.0276e-05</text:p>
          </table:table-cell>
          <table:table-cell office:value-type="float" office:value="0.0007371">
            <text:p>0.0007371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502e-17</text:p>
          </table:table-cell>
          <table:table-cell table:style-name="ce1" office:value-type="string">
            <text:p>3.2338e-18</text:p>
          </table:table-cell>
        </table:table-row>
        <table:table-row table:style-name="ro2">
          <table:table-cell office:value-type="float" office:value="1120.702">
            <text:p>1120.702</text:p>
          </table:table-cell>
          <table:table-cell table:formula="of:=[.P114]*1000000" office:value-type="float" office:value="557.87">
            <text:p>557.87</text:p>
          </table:table-cell>
          <table:table-cell table:formula="of:=[.Q114]*1000000" office:value-type="float" office:value="69.776">
            <text:p>69.776</text:p>
          </table:table-cell>
          <table:table-cell table:formula="of:=[.R114]*1000000" office:value-type="float" office:value="741.8">
            <text:p>741.8</text:p>
          </table:table-cell>
          <table:table-cell table:formula="of:=[.S114]*1000000" office:value-type="float" office:value="6.8286">
            <text:p>6.8286</text:p>
          </table:table-cell>
          <table:table-cell table:formula="of:=[.T114]*1000000" office:value-type="float" office:value="0.035848">
            <text:p>0.035848</text:p>
          </table:table-cell>
          <table:table-cell table:formula="of:=[.U114]*1000000" office:value-type="float" office:value="-0.00000000000048483">
            <text:p>-4.8483E-013</text:p>
          </table:table-cell>
          <table:table-cell table:formula="of:=[.V114]*1000000" office:value-type="float" office:value="0.0000000000031371">
            <text:p>3.1371E-012</text:p>
          </table:table-cell>
          <table:table-cell table:formula="of:=[.W114]*1000000" office:value-type="float" office:value="557.87">
            <text:p>557.87</text:p>
          </table:table-cell>
          <table:table-cell table:formula="of:=[.X114]*1000000" office:value-type="float" office:value="69.772">
            <text:p>69.772</text:p>
          </table:table-cell>
          <table:table-cell table:formula="of:=[.Y114]*1000000" office:value-type="float" office:value="741.79">
            <text:p>741.79</text:p>
          </table:table-cell>
          <table:table-cell table:formula="of:=[.Z114]*1000000" office:value-type="float" office:value="20.169">
            <text:p>20.169</text:p>
          </table:table-cell>
          <table:table-cell table:formula="of:=[.AA114]*1000000" office:value-type="float" office:value="0">
            <text:p>0</text:p>
          </table:table-cell>
          <table:table-cell table:formula="of:=[.AB114]*1000000" office:value-type="float" office:value="-0.000000000015727">
            <text:p>-1.5727E-011</text:p>
          </table:table-cell>
          <table:table-cell table:formula="of:=[.AC114]*1000000" office:value-type="float" office:value="0.000000000003137">
            <text:p>3.137E-012</text:p>
          </table:table-cell>
          <table:table-cell office:value-type="float" office:value="0.00055787">
            <text:p>0.00055787</text:p>
          </table:table-cell>
          <table:table-cell table:style-name="ce1" office:value-type="string">
            <text:p>6.9776e-05</text:p>
          </table:table-cell>
          <table:table-cell office:value-type="float" office:value="0.0007418">
            <text:p>0.0007418</text:p>
          </table:table-cell>
          <table:table-cell table:style-name="ce1" office:value-type="string">
            <text:p>6.8286e-06</text:p>
          </table:table-cell>
          <table:table-cell table:style-name="ce1" office:value-type="string">
            <text:p>3.5848e-08</text:p>
          </table:table-cell>
          <table:table-cell table:style-name="ce1" office:value-type="string">
            <text:p>-4.8483e-19</text:p>
          </table:table-cell>
          <table:table-cell table:style-name="ce1" office:value-type="string">
            <text:p>3.1371e-18</text:p>
          </table:table-cell>
          <table:table-cell office:value-type="float" office:value="0.00055787">
            <text:p>0.00055787</text:p>
          </table:table-cell>
          <table:table-cell table:style-name="ce1" office:value-type="string">
            <text:p>6.9772e-05</text:p>
          </table:table-cell>
          <table:table-cell office:value-type="float" office:value="0.00074179">
            <text:p>0.00074179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727e-17</text:p>
          </table:table-cell>
          <table:table-cell table:style-name="ce1" office:value-type="string">
            <text:p>3.137e-18</text:p>
          </table:table-cell>
        </table:table-row>
        <table:table-row table:style-name="ro2">
          <table:table-cell office:value-type="float" office:value="1130.702">
            <text:p>1130.702</text:p>
          </table:table-cell>
          <table:table-cell table:formula="of:=[.P115]*1000000" office:value-type="float" office:value="553.76">
            <text:p>553.76</text:p>
          </table:table-cell>
          <table:table-cell table:formula="of:=[.Q115]*1000000" office:value-type="float" office:value="69.275">
            <text:p>69.275</text:p>
          </table:table-cell>
          <table:table-cell table:formula="of:=[.R115]*1000000" office:value-type="float" office:value="746.44">
            <text:p>746.44</text:p>
          </table:table-cell>
          <table:table-cell table:formula="of:=[.S115]*1000000" office:value-type="float" office:value="6.7102">
            <text:p>6.7102</text:p>
          </table:table-cell>
          <table:table-cell table:formula="of:=[.T115]*1000000" office:value-type="float" office:value="0.035943">
            <text:p>0.035943</text:p>
          </table:table-cell>
          <table:table-cell table:formula="of:=[.U115]*1000000" office:value-type="float" office:value="-0.00000000000040992">
            <text:p>-4.0992E-013</text:p>
          </table:table-cell>
          <table:table-cell table:formula="of:=[.V115]*1000000" office:value-type="float" office:value="0.0000000000030433">
            <text:p>3.0433E-012</text:p>
          </table:table-cell>
          <table:table-cell table:formula="of:=[.W115]*1000000" office:value-type="float" office:value="553.76">
            <text:p>553.76</text:p>
          </table:table-cell>
          <table:table-cell table:formula="of:=[.X115]*1000000" office:value-type="float" office:value="69.271">
            <text:p>69.271</text:p>
          </table:table-cell>
          <table:table-cell table:formula="of:=[.Y115]*1000000" office:value-type="float" office:value="746.43">
            <text:p>746.43</text:p>
          </table:table-cell>
          <table:table-cell table:formula="of:=[.Z115]*1000000" office:value-type="float" office:value="20.169">
            <text:p>20.169</text:p>
          </table:table-cell>
          <table:table-cell table:formula="of:=[.AA115]*1000000" office:value-type="float" office:value="0">
            <text:p>0</text:p>
          </table:table-cell>
          <table:table-cell table:formula="of:=[.AB115]*1000000" office:value-type="float" office:value="-0.000000000012988">
            <text:p>-1.2988E-011</text:p>
          </table:table-cell>
          <table:table-cell table:formula="of:=[.AC115]*1000000" office:value-type="float" office:value="0.0000000000030432">
            <text:p>3.0432E-012</text:p>
          </table:table-cell>
          <table:table-cell office:value-type="float" office:value="0.00055376">
            <text:p>0.00055376</text:p>
          </table:table-cell>
          <table:table-cell table:style-name="ce1" office:value-type="string">
            <text:p>6.9275e-05</text:p>
          </table:table-cell>
          <table:table-cell office:value-type="float" office:value="0.00074644">
            <text:p>0.00074644</text:p>
          </table:table-cell>
          <table:table-cell table:style-name="ce1" office:value-type="string">
            <text:p>6.7102e-06</text:p>
          </table:table-cell>
          <table:table-cell table:style-name="ce1" office:value-type="string">
            <text:p>3.5943e-08</text:p>
          </table:table-cell>
          <table:table-cell table:style-name="ce1" office:value-type="string">
            <text:p>-4.0992e-19</text:p>
          </table:table-cell>
          <table:table-cell table:style-name="ce1" office:value-type="string">
            <text:p>3.0433e-18</text:p>
          </table:table-cell>
          <table:table-cell office:value-type="float" office:value="0.00055376">
            <text:p>0.00055376</text:p>
          </table:table-cell>
          <table:table-cell table:style-name="ce1" office:value-type="string">
            <text:p>6.9271e-05</text:p>
          </table:table-cell>
          <table:table-cell office:value-type="float" office:value="0.00074643">
            <text:p>0.00074643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988e-17</text:p>
          </table:table-cell>
          <table:table-cell table:style-name="ce1" office:value-type="string">
            <text:p>3.0432e-18</text:p>
          </table:table-cell>
        </table:table-row>
        <table:table-row table:style-name="ro2">
          <table:table-cell office:value-type="float" office:value="1140.702">
            <text:p>1140.702</text:p>
          </table:table-cell>
          <table:table-cell table:formula="of:=[.P116]*1000000" office:value-type="float" office:value="549.69">
            <text:p>549.69</text:p>
          </table:table-cell>
          <table:table-cell table:formula="of:=[.Q116]*1000000" office:value-type="float" office:value="68.776">
            <text:p>68.776</text:p>
          </table:table-cell>
          <table:table-cell table:formula="of:=[.R116]*1000000" office:value-type="float" office:value="751.05">
            <text:p>751.05</text:p>
          </table:table-cell>
          <table:table-cell table:formula="of:=[.S116]*1000000" office:value-type="float" office:value="6.5933">
            <text:p>6.5933</text:p>
          </table:table-cell>
          <table:table-cell table:formula="of:=[.T116]*1000000" office:value-type="float" office:value="0.036036">
            <text:p>0.036036</text:p>
          </table:table-cell>
          <table:table-cell table:formula="of:=[.U116]*1000000" office:value-type="float" office:value="-0.0000000000011526">
            <text:p>-1.1526E-012</text:p>
          </table:table-cell>
          <table:table-cell table:formula="of:=[.V116]*1000000" office:value-type="float" office:value="0.0000000000029523">
            <text:p>2.9523E-012</text:p>
          </table:table-cell>
          <table:table-cell table:formula="of:=[.W116]*1000000" office:value-type="float" office:value="549.69">
            <text:p>549.69</text:p>
          </table:table-cell>
          <table:table-cell table:formula="of:=[.X116]*1000000" office:value-type="float" office:value="68.772">
            <text:p>68.772</text:p>
          </table:table-cell>
          <table:table-cell table:formula="of:=[.Y116]*1000000" office:value-type="float" office:value="751.04">
            <text:p>751.04</text:p>
          </table:table-cell>
          <table:table-cell table:formula="of:=[.Z116]*1000000" office:value-type="float" office:value="20.169">
            <text:p>20.169</text:p>
          </table:table-cell>
          <table:table-cell table:formula="of:=[.AA116]*1000000" office:value-type="float" office:value="0">
            <text:p>0</text:p>
          </table:table-cell>
          <table:table-cell table:formula="of:=[.AB116]*1000000" office:value-type="float" office:value="-0.000000000013226">
            <text:p>-1.3226E-011</text:p>
          </table:table-cell>
          <table:table-cell table:formula="of:=[.AC116]*1000000" office:value-type="float" office:value="0.0000000000029523">
            <text:p>2.9523E-012</text:p>
          </table:table-cell>
          <table:table-cell office:value-type="float" office:value="0.00054969">
            <text:p>0.00054969</text:p>
          </table:table-cell>
          <table:table-cell table:style-name="ce1" office:value-type="string">
            <text:p>6.8776e-05</text:p>
          </table:table-cell>
          <table:table-cell office:value-type="float" office:value="0.00075105">
            <text:p>0.00075105</text:p>
          </table:table-cell>
          <table:table-cell table:style-name="ce1" office:value-type="string">
            <text:p>6.5933e-06</text:p>
          </table:table-cell>
          <table:table-cell table:style-name="ce1" office:value-type="string">
            <text:p>3.6036e-08</text:p>
          </table:table-cell>
          <table:table-cell table:style-name="ce1" office:value-type="string">
            <text:p>-1.1526e-18</text:p>
          </table:table-cell>
          <table:table-cell table:style-name="ce1" office:value-type="string">
            <text:p>2.9523e-18</text:p>
          </table:table-cell>
          <table:table-cell office:value-type="float" office:value="0.00054969">
            <text:p>0.00054969</text:p>
          </table:table-cell>
          <table:table-cell table:style-name="ce1" office:value-type="string">
            <text:p>6.8772e-05</text:p>
          </table:table-cell>
          <table:table-cell office:value-type="float" office:value="0.00075104">
            <text:p>0.00075104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3226e-17</text:p>
          </table:table-cell>
          <table:table-cell table:style-name="ce1" office:value-type="string">
            <text:p>2.9523e-18</text:p>
          </table:table-cell>
        </table:table-row>
        <table:table-row table:style-name="ro2">
          <table:table-cell office:value-type="float" office:value="1150.702">
            <text:p>1150.702</text:p>
          </table:table-cell>
          <table:table-cell table:formula="of:=[.P117]*1000000" office:value-type="float" office:value="545.66">
            <text:p>545.66</text:p>
          </table:table-cell>
          <table:table-cell table:formula="of:=[.Q117]*1000000" office:value-type="float" office:value="68.28">
            <text:p>68.28</text:p>
          </table:table-cell>
          <table:table-cell table:formula="of:=[.R117]*1000000" office:value-type="float" office:value="755.61">
            <text:p>755.61</text:p>
          </table:table-cell>
          <table:table-cell table:formula="of:=[.S117]*1000000" office:value-type="float" office:value="6.478">
            <text:p>6.478</text:p>
          </table:table-cell>
          <table:table-cell table:formula="of:=[.T117]*1000000" office:value-type="float" office:value="0.036127">
            <text:p>0.036127</text:p>
          </table:table-cell>
          <table:table-cell table:formula="of:=[.U117]*1000000" office:value-type="float" office:value="-0.00000000000055848">
            <text:p>-5.5848E-013</text:p>
          </table:table-cell>
          <table:table-cell table:formula="of:=[.V117]*1000000" office:value-type="float" office:value="0.0000000000028641">
            <text:p>2.8641E-012</text:p>
          </table:table-cell>
          <table:table-cell table:formula="of:=[.W117]*1000000" office:value-type="float" office:value="545.66">
            <text:p>545.66</text:p>
          </table:table-cell>
          <table:table-cell table:formula="of:=[.X117]*1000000" office:value-type="float" office:value="68.276">
            <text:p>68.276</text:p>
          </table:table-cell>
          <table:table-cell table:formula="of:=[.Y117]*1000000" office:value-type="float" office:value="755.6">
            <text:p>755.6</text:p>
          </table:table-cell>
          <table:table-cell table:formula="of:=[.Z117]*1000000" office:value-type="float" office:value="20.169">
            <text:p>20.169</text:p>
          </table:table-cell>
          <table:table-cell table:formula="of:=[.AA117]*1000000" office:value-type="float" office:value="0">
            <text:p>0</text:p>
          </table:table-cell>
          <table:table-cell table:formula="of:=[.AB117]*1000000" office:value-type="float" office:value="-0.000000000014004">
            <text:p>-1.4004E-011</text:p>
          </table:table-cell>
          <table:table-cell table:formula="of:=[.AC117]*1000000" office:value-type="float" office:value="0.0000000000028641">
            <text:p>2.8641E-012</text:p>
          </table:table-cell>
          <table:table-cell office:value-type="float" office:value="0.00054566">
            <text:p>0.00054566</text:p>
          </table:table-cell>
          <table:table-cell table:style-name="ce1" office:value-type="string">
            <text:p>6.828e-05</text:p>
          </table:table-cell>
          <table:table-cell office:value-type="float" office:value="0.00075561">
            <text:p>0.00075561</text:p>
          </table:table-cell>
          <table:table-cell table:style-name="ce1" office:value-type="string">
            <text:p>6.478e-06</text:p>
          </table:table-cell>
          <table:table-cell table:style-name="ce1" office:value-type="string">
            <text:p>3.6127e-08</text:p>
          </table:table-cell>
          <table:table-cell table:style-name="ce1" office:value-type="string">
            <text:p>-5.5848e-19</text:p>
          </table:table-cell>
          <table:table-cell table:style-name="ce1" office:value-type="string">
            <text:p>2.8641e-18</text:p>
          </table:table-cell>
          <table:table-cell office:value-type="float" office:value="0.00054566">
            <text:p>0.00054566</text:p>
          </table:table-cell>
          <table:table-cell table:style-name="ce1" office:value-type="string">
            <text:p>6.8276e-05</text:p>
          </table:table-cell>
          <table:table-cell office:value-type="float" office:value="0.0007556">
            <text:p>0.0007556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004e-17</text:p>
          </table:table-cell>
          <table:table-cell table:style-name="ce1" office:value-type="string">
            <text:p>2.8641e-18</text:p>
          </table:table-cell>
        </table:table-row>
        <table:table-row table:style-name="ro2">
          <table:table-cell office:value-type="float" office:value="1160.702">
            <text:p>1160.702</text:p>
          </table:table-cell>
          <table:table-cell table:formula="of:=[.P118]*1000000" office:value-type="float" office:value="541.67">
            <text:p>541.67</text:p>
          </table:table-cell>
          <table:table-cell table:formula="of:=[.Q118]*1000000" office:value-type="float" office:value="67.786">
            <text:p>67.786</text:p>
          </table:table-cell>
          <table:table-cell table:formula="of:=[.R118]*1000000" office:value-type="float" office:value="760.14">
            <text:p>760.14</text:p>
          </table:table-cell>
          <table:table-cell table:formula="of:=[.S118]*1000000" office:value-type="float" office:value="6.3641">
            <text:p>6.3641</text:p>
          </table:table-cell>
          <table:table-cell table:formula="of:=[.T118]*1000000" office:value-type="float" office:value="0.036217">
            <text:p>0.036217</text:p>
          </table:table-cell>
          <table:table-cell table:formula="of:=[.U118]*1000000" office:value-type="float" office:value="0.00000000000010018">
            <text:p>1.0018E-013</text:p>
          </table:table-cell>
          <table:table-cell table:formula="of:=[.V118]*1000000" office:value-type="float" office:value="0.0000000000027786">
            <text:p>2.7786E-012</text:p>
          </table:table-cell>
          <table:table-cell table:formula="of:=[.W118]*1000000" office:value-type="float" office:value="541.66">
            <text:p>541.66</text:p>
          </table:table-cell>
          <table:table-cell table:formula="of:=[.X118]*1000000" office:value-type="float" office:value="67.782">
            <text:p>67.782</text:p>
          </table:table-cell>
          <table:table-cell table:formula="of:=[.Y118]*1000000" office:value-type="float" office:value="760.13">
            <text:p>760.13</text:p>
          </table:table-cell>
          <table:table-cell table:formula="of:=[.Z118]*1000000" office:value-type="float" office:value="20.169">
            <text:p>20.169</text:p>
          </table:table-cell>
          <table:table-cell table:formula="of:=[.AA118]*1000000" office:value-type="float" office:value="0">
            <text:p>0</text:p>
          </table:table-cell>
          <table:table-cell table:formula="of:=[.AB118]*1000000" office:value-type="float" office:value="-0.000000000014092">
            <text:p>-1.4092E-011</text:p>
          </table:table-cell>
          <table:table-cell table:formula="of:=[.AC118]*1000000" office:value-type="float" office:value="0.0000000000027786">
            <text:p>2.7786E-012</text:p>
          </table:table-cell>
          <table:table-cell office:value-type="float" office:value="0.00054167">
            <text:p>0.00054167</text:p>
          </table:table-cell>
          <table:table-cell table:style-name="ce1" office:value-type="string">
            <text:p>6.7786e-05</text:p>
          </table:table-cell>
          <table:table-cell office:value-type="float" office:value="0.00076014">
            <text:p>0.00076014</text:p>
          </table:table-cell>
          <table:table-cell table:style-name="ce1" office:value-type="string">
            <text:p>6.3641e-06</text:p>
          </table:table-cell>
          <table:table-cell table:style-name="ce1" office:value-type="string">
            <text:p>3.6217e-08</text:p>
          </table:table-cell>
          <table:table-cell table:style-name="ce1" office:value-type="string">
            <text:p>1.0018e-19</text:p>
          </table:table-cell>
          <table:table-cell table:style-name="ce1" office:value-type="string">
            <text:p>2.7786e-18</text:p>
          </table:table-cell>
          <table:table-cell office:value-type="float" office:value="0.00054166">
            <text:p>0.00054166</text:p>
          </table:table-cell>
          <table:table-cell table:style-name="ce1" office:value-type="string">
            <text:p>6.7782e-05</text:p>
          </table:table-cell>
          <table:table-cell office:value-type="float" office:value="0.00076013">
            <text:p>0.00076013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092e-17</text:p>
          </table:table-cell>
          <table:table-cell table:style-name="ce1" office:value-type="string">
            <text:p>2.7786e-18</text:p>
          </table:table-cell>
        </table:table-row>
        <table:table-row table:style-name="ro2">
          <table:table-cell office:value-type="float" office:value="1170.702">
            <text:p>1170.702</text:p>
          </table:table-cell>
          <table:table-cell table:formula="of:=[.P119]*1000000" office:value-type="float" office:value="537.71">
            <text:p>537.71</text:p>
          </table:table-cell>
          <table:table-cell table:formula="of:=[.Q119]*1000000" office:value-type="float" office:value="67.294">
            <text:p>67.294</text:p>
          </table:table-cell>
          <table:table-cell table:formula="of:=[.R119]*1000000" office:value-type="float" office:value="764.62">
            <text:p>764.62</text:p>
          </table:table-cell>
          <table:table-cell table:formula="of:=[.S119]*1000000" office:value-type="float" office:value="6.2519">
            <text:p>6.2519</text:p>
          </table:table-cell>
          <table:table-cell table:formula="of:=[.T119]*1000000" office:value-type="float" office:value="0.036306">
            <text:p>0.036306</text:p>
          </table:table-cell>
          <table:table-cell table:formula="of:=[.U119]*1000000" office:value-type="float" office:value="0.00000000000083906">
            <text:p>8.3906E-013</text:p>
          </table:table-cell>
          <table:table-cell table:formula="of:=[.V119]*1000000" office:value-type="float" office:value="0.0000000000026957">
            <text:p>2.6957E-012</text:p>
          </table:table-cell>
          <table:table-cell table:formula="of:=[.W119]*1000000" office:value-type="float" office:value="537.7">
            <text:p>537.7</text:p>
          </table:table-cell>
          <table:table-cell table:formula="of:=[.X119]*1000000" office:value-type="float" office:value="67.29">
            <text:p>67.29</text:p>
          </table:table-cell>
          <table:table-cell table:formula="of:=[.Y119]*1000000" office:value-type="float" office:value="764.61">
            <text:p>764.61</text:p>
          </table:table-cell>
          <table:table-cell table:formula="of:=[.Z119]*1000000" office:value-type="float" office:value="20.169">
            <text:p>20.169</text:p>
          </table:table-cell>
          <table:table-cell table:formula="of:=[.AA119]*1000000" office:value-type="float" office:value="0">
            <text:p>0</text:p>
          </table:table-cell>
          <table:table-cell table:formula="of:=[.AB119]*1000000" office:value-type="float" office:value="-0.000000000011548">
            <text:p>-1.1548E-011</text:p>
          </table:table-cell>
          <table:table-cell table:formula="of:=[.AC119]*1000000" office:value-type="float" office:value="0.0000000000026957">
            <text:p>2.6957E-012</text:p>
          </table:table-cell>
          <table:table-cell office:value-type="float" office:value="0.00053771">
            <text:p>0.00053771</text:p>
          </table:table-cell>
          <table:table-cell table:style-name="ce1" office:value-type="string">
            <text:p>6.7294e-05</text:p>
          </table:table-cell>
          <table:table-cell office:value-type="float" office:value="0.00076462">
            <text:p>0.00076462</text:p>
          </table:table-cell>
          <table:table-cell table:style-name="ce1" office:value-type="string">
            <text:p>6.2519e-06</text:p>
          </table:table-cell>
          <table:table-cell table:style-name="ce1" office:value-type="string">
            <text:p>3.6306e-08</text:p>
          </table:table-cell>
          <table:table-cell table:style-name="ce1" office:value-type="string">
            <text:p>8.3906e-19</text:p>
          </table:table-cell>
          <table:table-cell table:style-name="ce1" office:value-type="string">
            <text:p>2.6957e-18</text:p>
          </table:table-cell>
          <table:table-cell office:value-type="float" office:value="0.0005377">
            <text:p>0.0005377</text:p>
          </table:table-cell>
          <table:table-cell table:style-name="ce1" office:value-type="string">
            <text:p>6.729e-05</text:p>
          </table:table-cell>
          <table:table-cell office:value-type="float" office:value="0.00076461">
            <text:p>0.00076461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548e-17</text:p>
          </table:table-cell>
          <table:table-cell table:style-name="ce1" office:value-type="string">
            <text:p>2.6957e-18</text:p>
          </table:table-cell>
        </table:table-row>
        <table:table-row table:style-name="ro2">
          <table:table-cell office:value-type="float" office:value="1180.702">
            <text:p>1180.702</text:p>
          </table:table-cell>
          <table:table-cell table:formula="of:=[.P120]*1000000" office:value-type="float" office:value="533.78">
            <text:p>533.78</text:p>
          </table:table-cell>
          <table:table-cell table:formula="of:=[.Q120]*1000000" office:value-type="float" office:value="66.805">
            <text:p>66.805</text:p>
          </table:table-cell>
          <table:table-cell table:formula="of:=[.R120]*1000000" office:value-type="float" office:value="769.07">
            <text:p>769.07</text:p>
          </table:table-cell>
          <table:table-cell table:formula="of:=[.S120]*1000000" office:value-type="float" office:value="6.1411">
            <text:p>6.1411</text:p>
          </table:table-cell>
          <table:table-cell table:formula="of:=[.T120]*1000000" office:value-type="float" office:value="0.036393">
            <text:p>0.036393</text:p>
          </table:table-cell>
          <table:table-cell table:formula="of:=[.U120]*1000000" office:value-type="float" office:value="0.0000000000010492">
            <text:p>1.0492E-012</text:p>
          </table:table-cell>
          <table:table-cell table:formula="of:=[.V120]*1000000" office:value-type="float" office:value="0.0000000000026154">
            <text:p>2.6154E-012</text:p>
          </table:table-cell>
          <table:table-cell table:formula="of:=[.W120]*1000000" office:value-type="float" office:value="533.78">
            <text:p>533.78</text:p>
          </table:table-cell>
          <table:table-cell table:formula="of:=[.X120]*1000000" office:value-type="float" office:value="66.801">
            <text:p>66.801</text:p>
          </table:table-cell>
          <table:table-cell table:formula="of:=[.Y120]*1000000" office:value-type="float" office:value="769.06">
            <text:p>769.06</text:p>
          </table:table-cell>
          <table:table-cell table:formula="of:=[.Z120]*1000000" office:value-type="float" office:value="20.169">
            <text:p>20.169</text:p>
          </table:table-cell>
          <table:table-cell table:formula="of:=[.AA120]*1000000" office:value-type="float" office:value="0">
            <text:p>0</text:p>
          </table:table-cell>
          <table:table-cell table:formula="of:=[.AB120]*1000000" office:value-type="float" office:value="-0.000000000010975">
            <text:p>-1.0975E-011</text:p>
          </table:table-cell>
          <table:table-cell table:formula="of:=[.AC120]*1000000" office:value-type="float" office:value="0.0000000000026153">
            <text:p>2.6153E-012</text:p>
          </table:table-cell>
          <table:table-cell office:value-type="float" office:value="0.00053378">
            <text:p>0.00053378</text:p>
          </table:table-cell>
          <table:table-cell table:style-name="ce1" office:value-type="string">
            <text:p>6.6805e-05</text:p>
          </table:table-cell>
          <table:table-cell office:value-type="float" office:value="0.00076907">
            <text:p>0.00076907</text:p>
          </table:table-cell>
          <table:table-cell table:style-name="ce1" office:value-type="string">
            <text:p>6.1411e-06</text:p>
          </table:table-cell>
          <table:table-cell table:style-name="ce1" office:value-type="string">
            <text:p>3.6393e-08</text:p>
          </table:table-cell>
          <table:table-cell table:style-name="ce1" office:value-type="string">
            <text:p>1.0492e-18</text:p>
          </table:table-cell>
          <table:table-cell table:style-name="ce1" office:value-type="string">
            <text:p>2.6154e-18</text:p>
          </table:table-cell>
          <table:table-cell office:value-type="float" office:value="0.00053378">
            <text:p>0.00053378</text:p>
          </table:table-cell>
          <table:table-cell table:style-name="ce1" office:value-type="string">
            <text:p>6.6801e-05</text:p>
          </table:table-cell>
          <table:table-cell office:value-type="float" office:value="0.00076906">
            <text:p>0.00076906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975e-17</text:p>
          </table:table-cell>
          <table:table-cell table:style-name="ce1" office:value-type="string">
            <text:p>2.6153e-18</text:p>
          </table:table-cell>
        </table:table-row>
        <table:table-row table:style-name="ro2">
          <table:table-cell office:value-type="float" office:value="1190.702">
            <text:p>1190.702</text:p>
          </table:table-cell>
          <table:table-cell table:formula="of:=[.P121]*1000000" office:value-type="float" office:value="529.9">
            <text:p>529.9</text:p>
          </table:table-cell>
          <table:table-cell table:formula="of:=[.Q121]*1000000" office:value-type="float" office:value="66.319">
            <text:p>66.319</text:p>
          </table:table-cell>
          <table:table-cell table:formula="of:=[.R121]*1000000" office:value-type="float" office:value="773.47">
            <text:p>773.47</text:p>
          </table:table-cell>
          <table:table-cell table:formula="of:=[.S121]*1000000" office:value-type="float" office:value="6.0319">
            <text:p>6.0319</text:p>
          </table:table-cell>
          <table:table-cell table:formula="of:=[.T121]*1000000" office:value-type="float" office:value="0.036478">
            <text:p>0.036478</text:p>
          </table:table-cell>
          <table:table-cell table:formula="of:=[.U121]*1000000" office:value-type="float" office:value="0.00000000000096183">
            <text:p>9.6183E-013</text:p>
          </table:table-cell>
          <table:table-cell table:formula="of:=[.V121]*1000000" office:value-type="float" office:value="0.0000000000025375">
            <text:p>2.5375E-012</text:p>
          </table:table-cell>
          <table:table-cell table:formula="of:=[.W121]*1000000" office:value-type="float" office:value="529.89">
            <text:p>529.89</text:p>
          </table:table-cell>
          <table:table-cell table:formula="of:=[.X121]*1000000" office:value-type="float" office:value="66.314">
            <text:p>66.314</text:p>
          </table:table-cell>
          <table:table-cell table:formula="of:=[.Y121]*1000000" office:value-type="float" office:value="773.46">
            <text:p>773.46</text:p>
          </table:table-cell>
          <table:table-cell table:formula="of:=[.Z121]*1000000" office:value-type="float" office:value="20.169">
            <text:p>20.169</text:p>
          </table:table-cell>
          <table:table-cell table:formula="of:=[.AA121]*1000000" office:value-type="float" office:value="0">
            <text:p>0</text:p>
          </table:table-cell>
          <table:table-cell table:formula="of:=[.AB121]*1000000" office:value-type="float" office:value="-0.000000000012998">
            <text:p>-1.2998E-011</text:p>
          </table:table-cell>
          <table:table-cell table:formula="of:=[.AC121]*1000000" office:value-type="float" office:value="0.0000000000025374">
            <text:p>2.5374E-012</text:p>
          </table:table-cell>
          <table:table-cell office:value-type="float" office:value="0.0005299">
            <text:p>0.0005299</text:p>
          </table:table-cell>
          <table:table-cell table:style-name="ce1" office:value-type="string">
            <text:p>6.6319e-05</text:p>
          </table:table-cell>
          <table:table-cell office:value-type="float" office:value="0.00077347">
            <text:p>0.00077347</text:p>
          </table:table-cell>
          <table:table-cell table:style-name="ce1" office:value-type="string">
            <text:p>6.0319e-06</text:p>
          </table:table-cell>
          <table:table-cell table:style-name="ce1" office:value-type="string">
            <text:p>3.6478e-08</text:p>
          </table:table-cell>
          <table:table-cell table:style-name="ce1" office:value-type="string">
            <text:p>9.6183e-19</text:p>
          </table:table-cell>
          <table:table-cell table:style-name="ce1" office:value-type="string">
            <text:p>2.5375e-18</text:p>
          </table:table-cell>
          <table:table-cell office:value-type="float" office:value="0.00052989">
            <text:p>0.00052989</text:p>
          </table:table-cell>
          <table:table-cell table:style-name="ce1" office:value-type="string">
            <text:p>6.6314e-05</text:p>
          </table:table-cell>
          <table:table-cell office:value-type="float" office:value="0.00077346">
            <text:p>0.00077346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998e-17</text:p>
          </table:table-cell>
          <table:table-cell table:style-name="ce1" office:value-type="string">
            <text:p>2.5374e-18</text:p>
          </table:table-cell>
        </table:table-row>
        <table:table-row table:style-name="ro2">
          <table:table-cell office:value-type="float" office:value="1200.702">
            <text:p>1200.702</text:p>
          </table:table-cell>
          <table:table-cell table:formula="of:=[.P122]*1000000" office:value-type="float" office:value="526.05">
            <text:p>526.05</text:p>
          </table:table-cell>
          <table:table-cell table:formula="of:=[.Q122]*1000000" office:value-type="float" office:value="65.835">
            <text:p>65.835</text:p>
          </table:table-cell>
          <table:table-cell table:formula="of:=[.R122]*1000000" office:value-type="float" office:value="777.84">
            <text:p>777.84</text:p>
          </table:table-cell>
          <table:table-cell table:formula="of:=[.S122]*1000000" office:value-type="float" office:value="5.9242">
            <text:p>5.9242</text:p>
          </table:table-cell>
          <table:table-cell table:formula="of:=[.T122]*1000000" office:value-type="float" office:value="0.036563">
            <text:p>0.036563</text:p>
          </table:table-cell>
          <table:table-cell table:formula="of:=[.U122]*1000000" office:value-type="float" office:value="0.00000000000028804">
            <text:p>2.8804E-013</text:p>
          </table:table-cell>
          <table:table-cell table:formula="of:=[.V122]*1000000" office:value-type="float" office:value="0.0000000000024619">
            <text:p>2.4619E-012</text:p>
          </table:table-cell>
          <table:table-cell table:formula="of:=[.W122]*1000000" office:value-type="float" office:value="526.04">
            <text:p>526.04</text:p>
          </table:table-cell>
          <table:table-cell table:formula="of:=[.X122]*1000000" office:value-type="float" office:value="65.83">
            <text:p>65.83</text:p>
          </table:table-cell>
          <table:table-cell table:formula="of:=[.Y122]*1000000" office:value-type="float" office:value="777.83">
            <text:p>777.83</text:p>
          </table:table-cell>
          <table:table-cell table:formula="of:=[.Z122]*1000000" office:value-type="float" office:value="20.169">
            <text:p>20.169</text:p>
          </table:table-cell>
          <table:table-cell table:formula="of:=[.AA122]*1000000" office:value-type="float" office:value="0">
            <text:p>0</text:p>
          </table:table-cell>
          <table:table-cell table:formula="of:=[.AB122]*1000000" office:value-type="float" office:value="-0.000000000010796">
            <text:p>-1.0796E-011</text:p>
          </table:table-cell>
          <table:table-cell table:formula="of:=[.AC122]*1000000" office:value-type="float" office:value="0.0000000000024619">
            <text:p>2.4619E-012</text:p>
          </table:table-cell>
          <table:table-cell office:value-type="float" office:value="0.00052605">
            <text:p>0.00052605</text:p>
          </table:table-cell>
          <table:table-cell table:style-name="ce1" office:value-type="string">
            <text:p>6.5835e-05</text:p>
          </table:table-cell>
          <table:table-cell office:value-type="float" office:value="0.00077784">
            <text:p>0.00077784</text:p>
          </table:table-cell>
          <table:table-cell table:style-name="ce1" office:value-type="string">
            <text:p>5.9242e-06</text:p>
          </table:table-cell>
          <table:table-cell table:style-name="ce1" office:value-type="string">
            <text:p>3.6563e-08</text:p>
          </table:table-cell>
          <table:table-cell table:style-name="ce1" office:value-type="string">
            <text:p>2.8804e-19</text:p>
          </table:table-cell>
          <table:table-cell table:style-name="ce1" office:value-type="string">
            <text:p>2.4619e-18</text:p>
          </table:table-cell>
          <table:table-cell office:value-type="float" office:value="0.00052604">
            <text:p>0.00052604</text:p>
          </table:table-cell>
          <table:table-cell table:style-name="ce1" office:value-type="string">
            <text:p>6.583e-05</text:p>
          </table:table-cell>
          <table:table-cell office:value-type="float" office:value="0.00077783">
            <text:p>0.00077783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796e-17</text:p>
          </table:table-cell>
          <table:table-cell table:style-name="ce1" office:value-type="string">
            <text:p>2.4619e-18</text:p>
          </table:table-cell>
        </table:table-row>
        <table:table-row table:style-name="ro2">
          <table:table-cell office:value-type="float" office:value="1210.702">
            <text:p>1210.702</text:p>
          </table:table-cell>
          <table:table-cell table:formula="of:=[.P123]*1000000" office:value-type="float" office:value="522.23">
            <text:p>522.23</text:p>
          </table:table-cell>
          <table:table-cell table:formula="of:=[.Q123]*1000000" office:value-type="float" office:value="65.353">
            <text:p>65.353</text:p>
          </table:table-cell>
          <table:table-cell table:formula="of:=[.R123]*1000000" office:value-type="float" office:value="782.17">
            <text:p>782.17</text:p>
          </table:table-cell>
          <table:table-cell table:formula="of:=[.S123]*1000000" office:value-type="float" office:value="5.818">
            <text:p>5.818</text:p>
          </table:table-cell>
          <table:table-cell table:formula="of:=[.T123]*1000000" office:value-type="float" office:value="0.036646">
            <text:p>0.036646</text:p>
          </table:table-cell>
          <table:table-cell table:formula="of:=[.U123]*1000000" office:value-type="float" office:value="0.00000000000032913">
            <text:p>3.2913E-013</text:p>
          </table:table-cell>
          <table:table-cell table:formula="of:=[.V123]*1000000" office:value-type="float" office:value="0.0000000000023887">
            <text:p>2.3887E-012</text:p>
          </table:table-cell>
          <table:table-cell table:formula="of:=[.W123]*1000000" office:value-type="float" office:value="522.23">
            <text:p>522.23</text:p>
          </table:table-cell>
          <table:table-cell table:formula="of:=[.X123]*1000000" office:value-type="float" office:value="65.349">
            <text:p>65.349</text:p>
          </table:table-cell>
          <table:table-cell table:formula="of:=[.Y123]*1000000" office:value-type="float" office:value="782.16">
            <text:p>782.16</text:p>
          </table:table-cell>
          <table:table-cell table:formula="of:=[.Z123]*1000000" office:value-type="float" office:value="20.169">
            <text:p>20.169</text:p>
          </table:table-cell>
          <table:table-cell table:formula="of:=[.AA123]*1000000" office:value-type="float" office:value="0">
            <text:p>0</text:p>
          </table:table-cell>
          <table:table-cell table:formula="of:=[.AB123]*1000000" office:value-type="float" office:value="-0.000000000010526">
            <text:p>-1.0526E-011</text:p>
          </table:table-cell>
          <table:table-cell table:formula="of:=[.AC123]*1000000" office:value-type="float" office:value="0.0000000000023887">
            <text:p>2.3887E-012</text:p>
          </table:table-cell>
          <table:table-cell office:value-type="float" office:value="0.00052223">
            <text:p>0.00052223</text:p>
          </table:table-cell>
          <table:table-cell table:style-name="ce1" office:value-type="string">
            <text:p>6.5353e-05</text:p>
          </table:table-cell>
          <table:table-cell office:value-type="float" office:value="0.00078217">
            <text:p>0.00078217</text:p>
          </table:table-cell>
          <table:table-cell table:style-name="ce1" office:value-type="string">
            <text:p>5.818e-06</text:p>
          </table:table-cell>
          <table:table-cell table:style-name="ce1" office:value-type="string">
            <text:p>3.6646e-08</text:p>
          </table:table-cell>
          <table:table-cell table:style-name="ce1" office:value-type="string">
            <text:p>3.2913e-19</text:p>
          </table:table-cell>
          <table:table-cell table:style-name="ce1" office:value-type="string">
            <text:p>2.3887e-18</text:p>
          </table:table-cell>
          <table:table-cell office:value-type="float" office:value="0.00052223">
            <text:p>0.00052223</text:p>
          </table:table-cell>
          <table:table-cell table:style-name="ce1" office:value-type="string">
            <text:p>6.5349e-05</text:p>
          </table:table-cell>
          <table:table-cell office:value-type="float" office:value="0.00078216">
            <text:p>0.00078216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526e-17</text:p>
          </table:table-cell>
          <table:table-cell table:style-name="ce1" office:value-type="string">
            <text:p>2.3887e-18</text:p>
          </table:table-cell>
        </table:table-row>
        <table:table-row table:style-name="ro2">
          <table:table-cell office:value-type="float" office:value="1220.702">
            <text:p>1220.702</text:p>
          </table:table-cell>
          <table:table-cell table:formula="of:=[.P124]*1000000" office:value-type="float" office:value="518.45">
            <text:p>518.45</text:p>
          </table:table-cell>
          <table:table-cell table:formula="of:=[.Q124]*1000000" office:value-type="float" office:value="64.874">
            <text:p>64.874</text:p>
          </table:table-cell>
          <table:table-cell table:formula="of:=[.R124]*1000000" office:value-type="float" office:value="786.46">
            <text:p>786.46</text:p>
          </table:table-cell>
          <table:table-cell table:formula="of:=[.S124]*1000000" office:value-type="float" office:value="5.7133">
            <text:p>5.7133</text:p>
          </table:table-cell>
          <table:table-cell table:formula="of:=[.T124]*1000000" office:value-type="float" office:value="0.036727">
            <text:p>0.036727</text:p>
          </table:table-cell>
          <table:table-cell table:formula="of:=[.U124]*1000000" office:value-type="float" office:value="0.00000000000037923">
            <text:p>3.7923E-013</text:p>
          </table:table-cell>
          <table:table-cell table:formula="of:=[.V124]*1000000" office:value-type="float" office:value="0.0000000000023177">
            <text:p>2.3177E-012</text:p>
          </table:table-cell>
          <table:table-cell table:formula="of:=[.W124]*1000000" office:value-type="float" office:value="518.45">
            <text:p>518.45</text:p>
          </table:table-cell>
          <table:table-cell table:formula="of:=[.X124]*1000000" office:value-type="float" office:value="64.87">
            <text:p>64.87</text:p>
          </table:table-cell>
          <table:table-cell table:formula="of:=[.Y124]*1000000" office:value-type="float" office:value="786.45">
            <text:p>786.45</text:p>
          </table:table-cell>
          <table:table-cell table:formula="of:=[.Z124]*1000000" office:value-type="float" office:value="20.169">
            <text:p>20.169</text:p>
          </table:table-cell>
          <table:table-cell table:formula="of:=[.AA124]*1000000" office:value-type="float" office:value="0">
            <text:p>0</text:p>
          </table:table-cell>
          <table:table-cell table:formula="of:=[.AB124]*1000000" office:value-type="float" office:value="-0.0000000000097218">
            <text:p>-9.7218E-012</text:p>
          </table:table-cell>
          <table:table-cell table:formula="of:=[.AC124]*1000000" office:value-type="float" office:value="0.0000000000023176">
            <text:p>2.3176E-012</text:p>
          </table:table-cell>
          <table:table-cell office:value-type="float" office:value="0.00051845">
            <text:p>0.00051845</text:p>
          </table:table-cell>
          <table:table-cell table:style-name="ce1" office:value-type="string">
            <text:p>6.4874e-05</text:p>
          </table:table-cell>
          <table:table-cell office:value-type="float" office:value="0.00078646">
            <text:p>0.00078646</text:p>
          </table:table-cell>
          <table:table-cell table:style-name="ce1" office:value-type="string">
            <text:p>5.7133e-06</text:p>
          </table:table-cell>
          <table:table-cell table:style-name="ce1" office:value-type="string">
            <text:p>3.6727e-08</text:p>
          </table:table-cell>
          <table:table-cell table:style-name="ce1" office:value-type="string">
            <text:p>3.7923e-19</text:p>
          </table:table-cell>
          <table:table-cell table:style-name="ce1" office:value-type="string">
            <text:p>2.3177e-18</text:p>
          </table:table-cell>
          <table:table-cell office:value-type="float" office:value="0.00051845">
            <text:p>0.00051845</text:p>
          </table:table-cell>
          <table:table-cell table:style-name="ce1" office:value-type="string">
            <text:p>6.487e-05</text:p>
          </table:table-cell>
          <table:table-cell office:value-type="float" office:value="0.00078645">
            <text:p>0.00078645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9.7218e-18</text:p>
          </table:table-cell>
          <table:table-cell table:style-name="ce1" office:value-type="string">
            <text:p>2.3176e-18</text:p>
          </table:table-cell>
        </table:table-row>
        <table:table-row table:style-name="ro2">
          <table:table-cell office:value-type="float" office:value="1230.702">
            <text:p>1230.702</text:p>
          </table:table-cell>
          <table:table-cell table:formula="of:=[.P125]*1000000" office:value-type="float" office:value="514.7">
            <text:p>514.7</text:p>
          </table:table-cell>
          <table:table-cell table:formula="of:=[.Q125]*1000000" office:value-type="float" office:value="64.398">
            <text:p>64.398</text:p>
          </table:table-cell>
          <table:table-cell table:formula="of:=[.R125]*1000000" office:value-type="float" office:value="790.72">
            <text:p>790.72</text:p>
          </table:table-cell>
          <table:table-cell table:formula="of:=[.S125]*1000000" office:value-type="float" office:value="5.6101">
            <text:p>5.6101</text:p>
          </table:table-cell>
          <table:table-cell table:formula="of:=[.T125]*1000000" office:value-type="float" office:value="0.036808">
            <text:p>0.036808</text:p>
          </table:table-cell>
          <table:table-cell table:formula="of:=[.U125]*1000000" office:value-type="float" office:value="0.00000000000033812">
            <text:p>3.3812E-013</text:p>
          </table:table-cell>
          <table:table-cell table:formula="of:=[.V125]*1000000" office:value-type="float" office:value="0.0000000000022488">
            <text:p>2.2488E-012</text:p>
          </table:table-cell>
          <table:table-cell table:formula="of:=[.W125]*1000000" office:value-type="float" office:value="514.7">
            <text:p>514.7</text:p>
          </table:table-cell>
          <table:table-cell table:formula="of:=[.X125]*1000000" office:value-type="float" office:value="64.394">
            <text:p>64.394</text:p>
          </table:table-cell>
          <table:table-cell table:formula="of:=[.Y125]*1000000" office:value-type="float" office:value="790.7">
            <text:p>790.7</text:p>
          </table:table-cell>
          <table:table-cell table:formula="of:=[.Z125]*1000000" office:value-type="float" office:value="20.169">
            <text:p>20.169</text:p>
          </table:table-cell>
          <table:table-cell table:formula="of:=[.AA125]*1000000" office:value-type="float" office:value="0">
            <text:p>0</text:p>
          </table:table-cell>
          <table:table-cell table:formula="of:=[.AB125]*1000000" office:value-type="float" office:value="-0.0000000000096166">
            <text:p>-9.6166E-012</text:p>
          </table:table-cell>
          <table:table-cell table:formula="of:=[.AC125]*1000000" office:value-type="float" office:value="0.0000000000022488">
            <text:p>2.2488E-012</text:p>
          </table:table-cell>
          <table:table-cell office:value-type="float" office:value="0.0005147">
            <text:p>0.0005147</text:p>
          </table:table-cell>
          <table:table-cell table:style-name="ce1" office:value-type="string">
            <text:p>6.4398e-05</text:p>
          </table:table-cell>
          <table:table-cell office:value-type="float" office:value="0.00079072">
            <text:p>0.00079072</text:p>
          </table:table-cell>
          <table:table-cell table:style-name="ce1" office:value-type="string">
            <text:p>5.6101e-06</text:p>
          </table:table-cell>
          <table:table-cell table:style-name="ce1" office:value-type="string">
            <text:p>3.6808e-08</text:p>
          </table:table-cell>
          <table:table-cell table:style-name="ce1" office:value-type="string">
            <text:p>3.3812e-19</text:p>
          </table:table-cell>
          <table:table-cell table:style-name="ce1" office:value-type="string">
            <text:p>2.2488e-18</text:p>
          </table:table-cell>
          <table:table-cell office:value-type="float" office:value="0.0005147">
            <text:p>0.0005147</text:p>
          </table:table-cell>
          <table:table-cell table:style-name="ce1" office:value-type="string">
            <text:p>6.4394e-05</text:p>
          </table:table-cell>
          <table:table-cell office:value-type="float" office:value="0.0007907">
            <text:p>0.0007907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9.6166e-18</text:p>
          </table:table-cell>
          <table:table-cell table:style-name="ce1" office:value-type="string">
            <text:p>2.2488e-18</text:p>
          </table:table-cell>
        </table:table-row>
        <table:table-row table:style-name="ro2">
          <table:table-cell office:value-type="float" office:value="1240.702">
            <text:p>1240.702</text:p>
          </table:table-cell>
          <table:table-cell table:formula="of:=[.P126]*1000000" office:value-type="float" office:value="510.99">
            <text:p>510.99</text:p>
          </table:table-cell>
          <table:table-cell table:formula="of:=[.Q126]*1000000" office:value-type="float" office:value="63.924">
            <text:p>63.924</text:p>
          </table:table-cell>
          <table:table-cell table:formula="of:=[.R126]*1000000" office:value-type="float" office:value="794.93">
            <text:p>794.93</text:p>
          </table:table-cell>
          <table:table-cell table:formula="of:=[.S126]*1000000" office:value-type="float" office:value="5.5084">
            <text:p>5.5084</text:p>
          </table:table-cell>
          <table:table-cell table:formula="of:=[.T126]*1000000" office:value-type="float" office:value="0.036888">
            <text:p>0.036888</text:p>
          </table:table-cell>
          <table:table-cell table:formula="of:=[.U126]*1000000" office:value-type="float" office:value="0.00000000000045013">
            <text:p>4.5013E-013</text:p>
          </table:table-cell>
          <table:table-cell table:formula="of:=[.V126]*1000000" office:value-type="float" office:value="0.0000000000021821">
            <text:p>2.1821E-012</text:p>
          </table:table-cell>
          <table:table-cell table:formula="of:=[.W126]*1000000" office:value-type="float" office:value="510.99">
            <text:p>510.99</text:p>
          </table:table-cell>
          <table:table-cell table:formula="of:=[.X126]*1000000" office:value-type="float" office:value="63.92">
            <text:p>63.92</text:p>
          </table:table-cell>
          <table:table-cell table:formula="of:=[.Y126]*1000000" office:value-type="float" office:value="794.92">
            <text:p>794.92</text:p>
          </table:table-cell>
          <table:table-cell table:formula="of:=[.Z126]*1000000" office:value-type="float" office:value="20.169">
            <text:p>20.169</text:p>
          </table:table-cell>
          <table:table-cell table:formula="of:=[.AA126]*1000000" office:value-type="float" office:value="0">
            <text:p>0</text:p>
          </table:table-cell>
          <table:table-cell table:formula="of:=[.AB126]*1000000" office:value-type="float" office:value="-0.0000000000097081">
            <text:p>-9.7081E-012</text:p>
          </table:table-cell>
          <table:table-cell table:formula="of:=[.AC126]*1000000" office:value-type="float" office:value="0.0000000000021821">
            <text:p>2.1821E-012</text:p>
          </table:table-cell>
          <table:table-cell office:value-type="float" office:value="0.00051099">
            <text:p>0.00051099</text:p>
          </table:table-cell>
          <table:table-cell table:style-name="ce1" office:value-type="string">
            <text:p>6.3924e-05</text:p>
          </table:table-cell>
          <table:table-cell office:value-type="float" office:value="0.00079493">
            <text:p>0.00079493</text:p>
          </table:table-cell>
          <table:table-cell table:style-name="ce1" office:value-type="string">
            <text:p>5.5084e-06</text:p>
          </table:table-cell>
          <table:table-cell table:style-name="ce1" office:value-type="string">
            <text:p>3.6888e-08</text:p>
          </table:table-cell>
          <table:table-cell table:style-name="ce1" office:value-type="string">
            <text:p>4.5013e-19</text:p>
          </table:table-cell>
          <table:table-cell table:style-name="ce1" office:value-type="string">
            <text:p>2.1821e-18</text:p>
          </table:table-cell>
          <table:table-cell office:value-type="float" office:value="0.00051099">
            <text:p>0.00051099</text:p>
          </table:table-cell>
          <table:table-cell table:style-name="ce1" office:value-type="string">
            <text:p>6.392e-05</text:p>
          </table:table-cell>
          <table:table-cell office:value-type="float" office:value="0.00079492">
            <text:p>0.00079492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9.7081e-18</text:p>
          </table:table-cell>
          <table:table-cell table:style-name="ce1" office:value-type="string">
            <text:p>2.1821e-18</text:p>
          </table:table-cell>
        </table:table-row>
        <table:table-row table:style-name="ro2">
          <table:table-cell office:value-type="float" office:value="1250.702">
            <text:p>1250.702</text:p>
          </table:table-cell>
          <table:table-cell table:formula="of:=[.P127]*1000000" office:value-type="float" office:value="507.31">
            <text:p>507.31</text:p>
          </table:table-cell>
          <table:table-cell table:formula="of:=[.Q127]*1000000" office:value-type="float" office:value="63.453">
            <text:p>63.453</text:p>
          </table:table-cell>
          <table:table-cell table:formula="of:=[.R127]*1000000" office:value-type="float" office:value="799.11">
            <text:p>799.11</text:p>
          </table:table-cell>
          <table:table-cell table:formula="of:=[.S127]*1000000" office:value-type="float" office:value="5.4081">
            <text:p>5.4081</text:p>
          </table:table-cell>
          <table:table-cell table:formula="of:=[.T127]*1000000" office:value-type="float" office:value="0.036966">
            <text:p>0.036966</text:p>
          </table:table-cell>
          <table:table-cell table:formula="of:=[.U127]*1000000" office:value-type="float" office:value="0.00000000000024168">
            <text:p>2.4168E-013</text:p>
          </table:table-cell>
          <table:table-cell table:formula="of:=[.V127]*1000000" office:value-type="float" office:value="0.0000000000021174">
            <text:p>2.1174E-012</text:p>
          </table:table-cell>
          <table:table-cell table:formula="of:=[.W127]*1000000" office:value-type="float" office:value="507.31">
            <text:p>507.31</text:p>
          </table:table-cell>
          <table:table-cell table:formula="of:=[.X127]*1000000" office:value-type="float" office:value="63.449">
            <text:p>63.449</text:p>
          </table:table-cell>
          <table:table-cell table:formula="of:=[.Y127]*1000000" office:value-type="float" office:value="799.1">
            <text:p>799.1</text:p>
          </table:table-cell>
          <table:table-cell table:formula="of:=[.Z127]*1000000" office:value-type="float" office:value="20.169">
            <text:p>20.169</text:p>
          </table:table-cell>
          <table:table-cell table:formula="of:=[.AA127]*1000000" office:value-type="float" office:value="0">
            <text:p>0</text:p>
          </table:table-cell>
          <table:table-cell table:formula="of:=[.AB127]*1000000" office:value-type="float" office:value="-0.000000000010192">
            <text:p>-1.0192E-011</text:p>
          </table:table-cell>
          <table:table-cell table:formula="of:=[.AC127]*1000000" office:value-type="float" office:value="0.0000000000021174">
            <text:p>2.1174E-012</text:p>
          </table:table-cell>
          <table:table-cell office:value-type="float" office:value="0.00050731">
            <text:p>0.00050731</text:p>
          </table:table-cell>
          <table:table-cell table:style-name="ce1" office:value-type="string">
            <text:p>6.3453e-05</text:p>
          </table:table-cell>
          <table:table-cell office:value-type="float" office:value="0.00079911">
            <text:p>0.00079911</text:p>
          </table:table-cell>
          <table:table-cell table:style-name="ce1" office:value-type="string">
            <text:p>5.4081e-06</text:p>
          </table:table-cell>
          <table:table-cell table:style-name="ce1" office:value-type="string">
            <text:p>3.6966e-08</text:p>
          </table:table-cell>
          <table:table-cell table:style-name="ce1" office:value-type="string">
            <text:p>2.4168e-19</text:p>
          </table:table-cell>
          <table:table-cell table:style-name="ce1" office:value-type="string">
            <text:p>2.1174e-18</text:p>
          </table:table-cell>
          <table:table-cell office:value-type="float" office:value="0.00050731">
            <text:p>0.00050731</text:p>
          </table:table-cell>
          <table:table-cell table:style-name="ce1" office:value-type="string">
            <text:p>6.3449e-05</text:p>
          </table:table-cell>
          <table:table-cell office:value-type="float" office:value="0.0007991">
            <text:p>0.0007991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192e-17</text:p>
          </table:table-cell>
          <table:table-cell table:style-name="ce1" office:value-type="string">
            <text:p>2.1174e-18</text:p>
          </table:table-cell>
        </table:table-row>
        <table:table-row table:style-name="ro2">
          <table:table-cell office:value-type="float" office:value="1260.702">
            <text:p>1260.702</text:p>
          </table:table-cell>
          <table:table-cell table:formula="of:=[.P128]*1000000" office:value-type="float" office:value="503.67">
            <text:p>503.67</text:p>
          </table:table-cell>
          <table:table-cell table:formula="of:=[.Q128]*1000000" office:value-type="float" office:value="62.985">
            <text:p>62.985</text:p>
          </table:table-cell>
          <table:table-cell table:formula="of:=[.R128]*1000000" office:value-type="float" office:value="803.25">
            <text:p>803.25</text:p>
          </table:table-cell>
          <table:table-cell table:formula="of:=[.S128]*1000000" office:value-type="float" office:value="5.3093">
            <text:p>5.3093</text:p>
          </table:table-cell>
          <table:table-cell table:formula="of:=[.T128]*1000000" office:value-type="float" office:value="0.037044">
            <text:p>0.037044</text:p>
          </table:table-cell>
          <table:table-cell table:formula="of:=[.U128]*1000000" office:value-type="float" office:value="0.00000000000012762">
            <text:p>1.2762E-013</text:p>
          </table:table-cell>
          <table:table-cell table:formula="of:=[.V128]*1000000" office:value-type="float" office:value="0.0000000000020547">
            <text:p>2.0547E-012</text:p>
          </table:table-cell>
          <table:table-cell table:formula="of:=[.W128]*1000000" office:value-type="float" office:value="503.66">
            <text:p>503.66</text:p>
          </table:table-cell>
          <table:table-cell table:formula="of:=[.X128]*1000000" office:value-type="float" office:value="62.98">
            <text:p>62.98</text:p>
          </table:table-cell>
          <table:table-cell table:formula="of:=[.Y128]*1000000" office:value-type="float" office:value="803.24">
            <text:p>803.24</text:p>
          </table:table-cell>
          <table:table-cell table:formula="of:=[.Z128]*1000000" office:value-type="float" office:value="20.169">
            <text:p>20.169</text:p>
          </table:table-cell>
          <table:table-cell table:formula="of:=[.AA128]*1000000" office:value-type="float" office:value="0">
            <text:p>0</text:p>
          </table:table-cell>
          <table:table-cell table:formula="of:=[.AB128]*1000000" office:value-type="float" office:value="-0.0000000000094243">
            <text:p>-9.4243E-012</text:p>
          </table:table-cell>
          <table:table-cell table:formula="of:=[.AC128]*1000000" office:value-type="float" office:value="0.0000000000020546">
            <text:p>2.0546E-012</text:p>
          </table:table-cell>
          <table:table-cell office:value-type="float" office:value="0.00050367">
            <text:p>0.00050367</text:p>
          </table:table-cell>
          <table:table-cell table:style-name="ce1" office:value-type="string">
            <text:p>6.2985e-05</text:p>
          </table:table-cell>
          <table:table-cell office:value-type="float" office:value="0.00080325">
            <text:p>0.00080325</text:p>
          </table:table-cell>
          <table:table-cell table:style-name="ce1" office:value-type="string">
            <text:p>5.3093e-06</text:p>
          </table:table-cell>
          <table:table-cell table:style-name="ce1" office:value-type="string">
            <text:p>3.7044e-08</text:p>
          </table:table-cell>
          <table:table-cell table:style-name="ce1" office:value-type="string">
            <text:p>1.2762e-19</text:p>
          </table:table-cell>
          <table:table-cell table:style-name="ce1" office:value-type="string">
            <text:p>2.0547e-18</text:p>
          </table:table-cell>
          <table:table-cell office:value-type="float" office:value="0.00050366">
            <text:p>0.00050366</text:p>
          </table:table-cell>
          <table:table-cell table:style-name="ce1" office:value-type="string">
            <text:p>6.298e-05</text:p>
          </table:table-cell>
          <table:table-cell office:value-type="float" office:value="0.00080324">
            <text:p>0.00080324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9.4243e-18</text:p>
          </table:table-cell>
          <table:table-cell table:style-name="ce1" office:value-type="string">
            <text:p>2.0546e-18</text:p>
          </table:table-cell>
        </table:table-row>
        <table:table-row table:style-name="ro2">
          <table:table-cell office:value-type="float" office:value="1270.702">
            <text:p>1270.702</text:p>
          </table:table-cell>
          <table:table-cell table:formula="of:=[.P129]*1000000" office:value-type="float" office:value="500.05">
            <text:p>500.05</text:p>
          </table:table-cell>
          <table:table-cell table:formula="of:=[.Q129]*1000000" office:value-type="float" office:value="62.519">
            <text:p>62.519</text:p>
          </table:table-cell>
          <table:table-cell table:formula="of:=[.R129]*1000000" office:value-type="float" office:value="807.36">
            <text:p>807.36</text:p>
          </table:table-cell>
          <table:table-cell table:formula="of:=[.S129]*1000000" office:value-type="float" office:value="5.212">
            <text:p>5.212</text:p>
          </table:table-cell>
          <table:table-cell table:formula="of:=[.T129]*1000000" office:value-type="float" office:value="0.037121">
            <text:p>0.037121</text:p>
          </table:table-cell>
          <table:table-cell table:formula="of:=[.U129]*1000000" office:value-type="float" office:value="0.000000000000035043">
            <text:p>3.5043E-014</text:p>
          </table:table-cell>
          <table:table-cell table:formula="of:=[.V129]*1000000" office:value-type="float" office:value="0.0000000000019938">
            <text:p>1.9938E-012</text:p>
          </table:table-cell>
          <table:table-cell table:formula="of:=[.W129]*1000000" office:value-type="float" office:value="500.05">
            <text:p>500.05</text:p>
          </table:table-cell>
          <table:table-cell table:formula="of:=[.X129]*1000000" office:value-type="float" office:value="62.514">
            <text:p>62.514</text:p>
          </table:table-cell>
          <table:table-cell table:formula="of:=[.Y129]*1000000" office:value-type="float" office:value="807.35">
            <text:p>807.35</text:p>
          </table:table-cell>
          <table:table-cell table:formula="of:=[.Z129]*1000000" office:value-type="float" office:value="20.169">
            <text:p>20.169</text:p>
          </table:table-cell>
          <table:table-cell table:formula="of:=[.AA129]*1000000" office:value-type="float" office:value="0">
            <text:p>0</text:p>
          </table:table-cell>
          <table:table-cell table:formula="of:=[.AB129]*1000000" office:value-type="float" office:value="-0.0000000000095785">
            <text:p>-9.5785E-012</text:p>
          </table:table-cell>
          <table:table-cell table:formula="of:=[.AC129]*1000000" office:value-type="float" office:value="0.0000000000019938">
            <text:p>1.9938E-012</text:p>
          </table:table-cell>
          <table:table-cell office:value-type="float" office:value="0.00050005">
            <text:p>0.00050005</text:p>
          </table:table-cell>
          <table:table-cell table:style-name="ce1" office:value-type="string">
            <text:p>6.2519e-05</text:p>
          </table:table-cell>
          <table:table-cell office:value-type="float" office:value="0.00080736">
            <text:p>0.00080736</text:p>
          </table:table-cell>
          <table:table-cell table:style-name="ce1" office:value-type="string">
            <text:p>5.212e-06</text:p>
          </table:table-cell>
          <table:table-cell table:style-name="ce1" office:value-type="string">
            <text:p>3.7121e-08</text:p>
          </table:table-cell>
          <table:table-cell table:style-name="ce1" office:value-type="string">
            <text:p>3.5043e-20</text:p>
          </table:table-cell>
          <table:table-cell table:style-name="ce1" office:value-type="string">
            <text:p>1.9938e-18</text:p>
          </table:table-cell>
          <table:table-cell office:value-type="float" office:value="0.00050005">
            <text:p>0.00050005</text:p>
          </table:table-cell>
          <table:table-cell table:style-name="ce1" office:value-type="string">
            <text:p>6.2514e-05</text:p>
          </table:table-cell>
          <table:table-cell office:value-type="float" office:value="0.00080735">
            <text:p>0.00080735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9.5785e-18</text:p>
          </table:table-cell>
          <table:table-cell table:style-name="ce1" office:value-type="string">
            <text:p>1.9938e-18</text:p>
          </table:table-cell>
        </table:table-row>
        <table:table-row table:style-name="ro2">
          <table:table-cell office:value-type="float" office:value="1280.702">
            <text:p>1280.702</text:p>
          </table:table-cell>
          <table:table-cell table:formula="of:=[.P130]*1000000" office:value-type="float" office:value="496.48">
            <text:p>496.48</text:p>
          </table:table-cell>
          <table:table-cell table:formula="of:=[.Q130]*1000000" office:value-type="float" office:value="62.055">
            <text:p>62.055</text:p>
          </table:table-cell>
          <table:table-cell table:formula="of:=[.R130]*1000000" office:value-type="float" office:value="811.43">
            <text:p>811.43</text:p>
          </table:table-cell>
          <table:table-cell table:formula="of:=[.S130]*1000000" office:value-type="float" office:value="5.1162">
            <text:p>5.1162</text:p>
          </table:table-cell>
          <table:table-cell table:formula="of:=[.T130]*1000000" office:value-type="float" office:value="0.037196">
            <text:p>0.037196</text:p>
          </table:table-cell>
          <table:table-cell table:formula="of:=[.U130]*1000000" office:value-type="float" office:value="-0.000000000000041061">
            <text:p>-4.1061E-014</text:p>
          </table:table-cell>
          <table:table-cell table:formula="of:=[.V130]*1000000" office:value-type="float" office:value="0.0000000000019349">
            <text:p>1.9349E-012</text:p>
          </table:table-cell>
          <table:table-cell table:formula="of:=[.W130]*1000000" office:value-type="float" office:value="496.47">
            <text:p>496.47</text:p>
          </table:table-cell>
          <table:table-cell table:formula="of:=[.X130]*1000000" office:value-type="float" office:value="62.051">
            <text:p>62.051</text:p>
          </table:table-cell>
          <table:table-cell table:formula="of:=[.Y130]*1000000" office:value-type="float" office:value="811.42">
            <text:p>811.42</text:p>
          </table:table-cell>
          <table:table-cell table:formula="of:=[.Z130]*1000000" office:value-type="float" office:value="20.169">
            <text:p>20.169</text:p>
          </table:table-cell>
          <table:table-cell table:formula="of:=[.AA130]*1000000" office:value-type="float" office:value="0">
            <text:p>0</text:p>
          </table:table-cell>
          <table:table-cell table:formula="of:=[.AB130]*1000000" office:value-type="float" office:value="-0.0000000000098702">
            <text:p>-9.8702E-012</text:p>
          </table:table-cell>
          <table:table-cell table:formula="of:=[.AC130]*1000000" office:value-type="float" office:value="0.0000000000019348">
            <text:p>1.9348E-012</text:p>
          </table:table-cell>
          <table:table-cell office:value-type="float" office:value="0.00049648">
            <text:p>0.00049648</text:p>
          </table:table-cell>
          <table:table-cell table:style-name="ce1" office:value-type="string">
            <text:p>6.2055e-05</text:p>
          </table:table-cell>
          <table:table-cell office:value-type="float" office:value="0.00081143">
            <text:p>0.00081143</text:p>
          </table:table-cell>
          <table:table-cell table:style-name="ce1" office:value-type="string">
            <text:p>5.1162e-06</text:p>
          </table:table-cell>
          <table:table-cell table:style-name="ce1" office:value-type="string">
            <text:p>3.7196e-08</text:p>
          </table:table-cell>
          <table:table-cell table:style-name="ce1" office:value-type="string">
            <text:p>-4.1061e-20</text:p>
          </table:table-cell>
          <table:table-cell table:style-name="ce1" office:value-type="string">
            <text:p>1.9349e-18</text:p>
          </table:table-cell>
          <table:table-cell office:value-type="float" office:value="0.00049647">
            <text:p>0.00049647</text:p>
          </table:table-cell>
          <table:table-cell table:style-name="ce1" office:value-type="string">
            <text:p>6.2051e-05</text:p>
          </table:table-cell>
          <table:table-cell office:value-type="float" office:value="0.00081142">
            <text:p>0.00081142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9.8702e-18</text:p>
          </table:table-cell>
          <table:table-cell table:style-name="ce1" office:value-type="string">
            <text:p>1.9348e-18</text:p>
          </table:table-cell>
        </table:table-row>
        <table:table-row table:style-name="ro2">
          <table:table-cell office:value-type="float" office:value="1290.702">
            <text:p>1290.702</text:p>
          </table:table-cell>
          <table:table-cell table:formula="of:=[.P131]*1000000" office:value-type="float" office:value="492.93">
            <text:p>492.93</text:p>
          </table:table-cell>
          <table:table-cell table:formula="of:=[.Q131]*1000000" office:value-type="float" office:value="61.595">
            <text:p>61.595</text:p>
          </table:table-cell>
          <table:table-cell table:formula="of:=[.R131]*1000000" office:value-type="float" office:value="815.46">
            <text:p>815.46</text:p>
          </table:table-cell>
          <table:table-cell table:formula="of:=[.S131]*1000000" office:value-type="float" office:value="5.0217">
            <text:p>5.0217</text:p>
          </table:table-cell>
          <table:table-cell table:formula="of:=[.T131]*1000000" office:value-type="float" office:value="0.037271">
            <text:p>0.037271</text:p>
          </table:table-cell>
          <table:table-cell table:formula="of:=[.U131]*1000000" office:value-type="float" office:value="0.00000000000015707">
            <text:p>1.5707E-013</text:p>
          </table:table-cell>
          <table:table-cell table:formula="of:=[.V131]*1000000" office:value-type="float" office:value="0.0000000000018777">
            <text:p>1.8777E-012</text:p>
          </table:table-cell>
          <table:table-cell table:formula="of:=[.W131]*1000000" office:value-type="float" office:value="492.93">
            <text:p>492.93</text:p>
          </table:table-cell>
          <table:table-cell table:formula="of:=[.X131]*1000000" office:value-type="float" office:value="61.59">
            <text:p>61.59</text:p>
          </table:table-cell>
          <table:table-cell table:formula="of:=[.Y131]*1000000" office:value-type="float" office:value="815.45">
            <text:p>815.45</text:p>
          </table:table-cell>
          <table:table-cell table:formula="of:=[.Z131]*1000000" office:value-type="float" office:value="20.169">
            <text:p>20.169</text:p>
          </table:table-cell>
          <table:table-cell table:formula="of:=[.AA131]*1000000" office:value-type="float" office:value="0">
            <text:p>0</text:p>
          </table:table-cell>
          <table:table-cell table:formula="of:=[.AB131]*1000000" office:value-type="float" office:value="-0.0000000000075383">
            <text:p>-7.5383E-012</text:p>
          </table:table-cell>
          <table:table-cell table:formula="of:=[.AC131]*1000000" office:value-type="float" office:value="0.0000000000018777">
            <text:p>1.8777E-012</text:p>
          </table:table-cell>
          <table:table-cell office:value-type="float" office:value="0.00049293">
            <text:p>0.00049293</text:p>
          </table:table-cell>
          <table:table-cell table:style-name="ce1" office:value-type="string">
            <text:p>6.1595e-05</text:p>
          </table:table-cell>
          <table:table-cell office:value-type="float" office:value="0.00081546">
            <text:p>0.00081546</text:p>
          </table:table-cell>
          <table:table-cell table:style-name="ce1" office:value-type="string">
            <text:p>5.0217e-06</text:p>
          </table:table-cell>
          <table:table-cell table:style-name="ce1" office:value-type="string">
            <text:p>3.7271e-08</text:p>
          </table:table-cell>
          <table:table-cell table:style-name="ce1" office:value-type="string">
            <text:p>1.5707e-19</text:p>
          </table:table-cell>
          <table:table-cell table:style-name="ce1" office:value-type="string">
            <text:p>1.8777e-18</text:p>
          </table:table-cell>
          <table:table-cell office:value-type="float" office:value="0.00049293">
            <text:p>0.00049293</text:p>
          </table:table-cell>
          <table:table-cell table:style-name="ce1" office:value-type="string">
            <text:p>6.159e-05</text:p>
          </table:table-cell>
          <table:table-cell office:value-type="float" office:value="0.00081545">
            <text:p>0.00081545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7.5383e-18</text:p>
          </table:table-cell>
          <table:table-cell table:style-name="ce1" office:value-type="string">
            <text:p>1.8777e-18</text:p>
          </table:table-cell>
        </table:table-row>
        <table:table-row table:style-name="ro2">
          <table:table-cell office:value-type="float" office:value="1300.702">
            <text:p>1300.702</text:p>
          </table:table-cell>
          <table:table-cell table:formula="of:=[.P132]*1000000" office:value-type="float" office:value="489.42">
            <text:p>489.42</text:p>
          </table:table-cell>
          <table:table-cell table:formula="of:=[.Q132]*1000000" office:value-type="float" office:value="61.137">
            <text:p>61.137</text:p>
          </table:table-cell>
          <table:table-cell table:formula="of:=[.R132]*1000000" office:value-type="float" office:value="819.46">
            <text:p>819.46</text:p>
          </table:table-cell>
          <table:table-cell table:formula="of:=[.S132]*1000000" office:value-type="float" office:value="4.9287">
            <text:p>4.9287</text:p>
          </table:table-cell>
          <table:table-cell table:formula="of:=[.T132]*1000000" office:value-type="float" office:value="0.037345">
            <text:p>0.037345</text:p>
          </table:table-cell>
          <table:table-cell table:formula="of:=[.U132]*1000000" office:value-type="float" office:value="0.000000000000024359">
            <text:p>2.4359E-014</text:p>
          </table:table-cell>
          <table:table-cell table:formula="of:=[.V132]*1000000" office:value-type="float" office:value="0.0000000000018223">
            <text:p>1.8223E-012</text:p>
          </table:table-cell>
          <table:table-cell table:formula="of:=[.W132]*1000000" office:value-type="float" office:value="489.41">
            <text:p>489.41</text:p>
          </table:table-cell>
          <table:table-cell table:formula="of:=[.X132]*1000000" office:value-type="float" office:value="61.132">
            <text:p>61.132</text:p>
          </table:table-cell>
          <table:table-cell table:formula="of:=[.Y132]*1000000" office:value-type="float" office:value="819.45">
            <text:p>819.45</text:p>
          </table:table-cell>
          <table:table-cell table:formula="of:=[.Z132]*1000000" office:value-type="float" office:value="20.169">
            <text:p>20.169</text:p>
          </table:table-cell>
          <table:table-cell table:formula="of:=[.AA132]*1000000" office:value-type="float" office:value="0">
            <text:p>0</text:p>
          </table:table-cell>
          <table:table-cell table:formula="of:=[.AB132]*1000000" office:value-type="float" office:value="-0.0000000000067821">
            <text:p>-6.7821E-012</text:p>
          </table:table-cell>
          <table:table-cell table:formula="of:=[.AC132]*1000000" office:value-type="float" office:value="0.0000000000018222">
            <text:p>1.8222E-012</text:p>
          </table:table-cell>
          <table:table-cell office:value-type="float" office:value="0.00048942">
            <text:p>0.00048942</text:p>
          </table:table-cell>
          <table:table-cell table:style-name="ce1" office:value-type="string">
            <text:p>6.1137e-05</text:p>
          </table:table-cell>
          <table:table-cell office:value-type="float" office:value="0.00081946">
            <text:p>0.00081946</text:p>
          </table:table-cell>
          <table:table-cell table:style-name="ce1" office:value-type="string">
            <text:p>4.9287e-06</text:p>
          </table:table-cell>
          <table:table-cell table:style-name="ce1" office:value-type="string">
            <text:p>3.7345e-08</text:p>
          </table:table-cell>
          <table:table-cell table:style-name="ce1" office:value-type="string">
            <text:p>2.4359e-20</text:p>
          </table:table-cell>
          <table:table-cell table:style-name="ce1" office:value-type="string">
            <text:p>1.8223e-18</text:p>
          </table:table-cell>
          <table:table-cell office:value-type="float" office:value="0.00048941">
            <text:p>0.00048941</text:p>
          </table:table-cell>
          <table:table-cell table:style-name="ce1" office:value-type="string">
            <text:p>6.1132e-05</text:p>
          </table:table-cell>
          <table:table-cell office:value-type="float" office:value="0.00081945">
            <text:p>0.00081945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6.7821e-18</text:p>
          </table:table-cell>
          <table:table-cell table:style-name="ce1" office:value-type="string">
            <text:p>1.8222e-18</text:p>
          </table:table-cell>
        </table:table-row>
        <table:table-row table:style-name="ro2">
          <table:table-cell office:value-type="float" office:value="1310.702">
            <text:p>1310.702</text:p>
          </table:table-cell>
          <table:table-cell table:formula="of:=[.P133]*1000000" office:value-type="float" office:value="485.94">
            <text:p>485.94</text:p>
          </table:table-cell>
          <table:table-cell table:formula="of:=[.Q133]*1000000" office:value-type="float" office:value="60.681">
            <text:p>60.681</text:p>
          </table:table-cell>
          <table:table-cell table:formula="of:=[.R133]*1000000" office:value-type="float" office:value="823.42">
            <text:p>823.42</text:p>
          </table:table-cell>
          <table:table-cell table:formula="of:=[.S133]*1000000" office:value-type="float" office:value="4.8371">
            <text:p>4.8371</text:p>
          </table:table-cell>
          <table:table-cell table:formula="of:=[.T133]*1000000" office:value-type="float" office:value="0.037419">
            <text:p>0.037419</text:p>
          </table:table-cell>
          <table:table-cell table:formula="of:=[.U133]*1000000" office:value-type="float" office:value="0.00000000000015531">
            <text:p>1.5531E-013</text:p>
          </table:table-cell>
          <table:table-cell table:formula="of:=[.V133]*1000000" office:value-type="float" office:value="0.0000000000017685">
            <text:p>1.7685E-012</text:p>
          </table:table-cell>
          <table:table-cell table:formula="of:=[.W133]*1000000" office:value-type="float" office:value="485.93">
            <text:p>485.93</text:p>
          </table:table-cell>
          <table:table-cell table:formula="of:=[.X133]*1000000" office:value-type="float" office:value="60.677">
            <text:p>60.677</text:p>
          </table:table-cell>
          <table:table-cell table:formula="of:=[.Y133]*1000000" office:value-type="float" office:value="823.41">
            <text:p>823.41</text:p>
          </table:table-cell>
          <table:table-cell table:formula="of:=[.Z133]*1000000" office:value-type="float" office:value="20.169">
            <text:p>20.169</text:p>
          </table:table-cell>
          <table:table-cell table:formula="of:=[.AA133]*1000000" office:value-type="float" office:value="0">
            <text:p>0</text:p>
          </table:table-cell>
          <table:table-cell table:formula="of:=[.AB133]*1000000" office:value-type="float" office:value="-0.0000000000069554">
            <text:p>-6.9554E-012</text:p>
          </table:table-cell>
          <table:table-cell table:formula="of:=[.AC133]*1000000" office:value-type="float" office:value="0.0000000000017685">
            <text:p>1.7685E-012</text:p>
          </table:table-cell>
          <table:table-cell office:value-type="float" office:value="0.00048594">
            <text:p>0.00048594</text:p>
          </table:table-cell>
          <table:table-cell table:style-name="ce1" office:value-type="string">
            <text:p>6.0681e-05</text:p>
          </table:table-cell>
          <table:table-cell office:value-type="float" office:value="0.00082342">
            <text:p>0.00082342</text:p>
          </table:table-cell>
          <table:table-cell table:style-name="ce1" office:value-type="string">
            <text:p>4.8371e-06</text:p>
          </table:table-cell>
          <table:table-cell table:style-name="ce1" office:value-type="string">
            <text:p>3.7419e-08</text:p>
          </table:table-cell>
          <table:table-cell table:style-name="ce1" office:value-type="string">
            <text:p>1.5531e-19</text:p>
          </table:table-cell>
          <table:table-cell table:style-name="ce1" office:value-type="string">
            <text:p>1.7685e-18</text:p>
          </table:table-cell>
          <table:table-cell office:value-type="float" office:value="0.00048593">
            <text:p>0.00048593</text:p>
          </table:table-cell>
          <table:table-cell table:style-name="ce1" office:value-type="string">
            <text:p>6.0677e-05</text:p>
          </table:table-cell>
          <table:table-cell office:value-type="float" office:value="0.00082341">
            <text:p>0.00082341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6.9554e-18</text:p>
          </table:table-cell>
          <table:table-cell table:style-name="ce1" office:value-type="string">
            <text:p>1.7685e-18</text:p>
          </table:table-cell>
        </table:table-row>
        <table:table-row table:style-name="ro2">
          <table:table-cell office:value-type="float" office:value="1320.702">
            <text:p>1320.702</text:p>
          </table:table-cell>
          <table:table-cell table:formula="of:=[.P134]*1000000" office:value-type="float" office:value="482.49">
            <text:p>482.49</text:p>
          </table:table-cell>
          <table:table-cell table:formula="of:=[.Q134]*1000000" office:value-type="float" office:value="60.229">
            <text:p>60.229</text:p>
          </table:table-cell>
          <table:table-cell table:formula="of:=[.R134]*1000000" office:value-type="float" office:value="827.35">
            <text:p>827.35</text:p>
          </table:table-cell>
          <table:table-cell table:formula="of:=[.S134]*1000000" office:value-type="float" office:value="4.7469">
            <text:p>4.7469</text:p>
          </table:table-cell>
          <table:table-cell table:formula="of:=[.T134]*1000000" office:value-type="float" office:value="0.037491">
            <text:p>0.037491</text:p>
          </table:table-cell>
          <table:table-cell table:formula="of:=[.U134]*1000000" office:value-type="float" office:value="0.00000000000015863">
            <text:p>1.5863E-013</text:p>
          </table:table-cell>
          <table:table-cell table:formula="of:=[.V134]*1000000" office:value-type="float" office:value="0.0000000000017164">
            <text:p>1.7164E-012</text:p>
          </table:table-cell>
          <table:table-cell table:formula="of:=[.W134]*1000000" office:value-type="float" office:value="482.48">
            <text:p>482.48</text:p>
          </table:table-cell>
          <table:table-cell table:formula="of:=[.X134]*1000000" office:value-type="float" office:value="60.224">
            <text:p>60.224</text:p>
          </table:table-cell>
          <table:table-cell table:formula="of:=[.Y134]*1000000" office:value-type="float" office:value="827.33">
            <text:p>827.33</text:p>
          </table:table-cell>
          <table:table-cell table:formula="of:=[.Z134]*1000000" office:value-type="float" office:value="20.169">
            <text:p>20.169</text:p>
          </table:table-cell>
          <table:table-cell table:formula="of:=[.AA134]*1000000" office:value-type="float" office:value="0">
            <text:p>0</text:p>
          </table:table-cell>
          <table:table-cell table:formula="of:=[.AB134]*1000000" office:value-type="float" office:value="-0.0000000000066456">
            <text:p>-6.6456E-012</text:p>
          </table:table-cell>
          <table:table-cell table:formula="of:=[.AC134]*1000000" office:value-type="float" office:value="0.0000000000017164">
            <text:p>1.7164E-012</text:p>
          </table:table-cell>
          <table:table-cell office:value-type="float" office:value="0.00048249">
            <text:p>0.00048249</text:p>
          </table:table-cell>
          <table:table-cell table:style-name="ce1" office:value-type="string">
            <text:p>6.0229e-05</text:p>
          </table:table-cell>
          <table:table-cell office:value-type="float" office:value="0.00082735">
            <text:p>0.00082735</text:p>
          </table:table-cell>
          <table:table-cell table:style-name="ce1" office:value-type="string">
            <text:p>4.7469e-06</text:p>
          </table:table-cell>
          <table:table-cell table:style-name="ce1" office:value-type="string">
            <text:p>3.7491e-08</text:p>
          </table:table-cell>
          <table:table-cell table:style-name="ce1" office:value-type="string">
            <text:p>1.5863e-19</text:p>
          </table:table-cell>
          <table:table-cell table:style-name="ce1" office:value-type="string">
            <text:p>1.7164e-18</text:p>
          </table:table-cell>
          <table:table-cell office:value-type="float" office:value="0.00048248">
            <text:p>0.00048248</text:p>
          </table:table-cell>
          <table:table-cell table:style-name="ce1" office:value-type="string">
            <text:p>6.0224e-05</text:p>
          </table:table-cell>
          <table:table-cell office:value-type="float" office:value="0.00082733">
            <text:p>0.00082733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6.6456e-18</text:p>
          </table:table-cell>
          <table:table-cell table:style-name="ce1" office:value-type="string">
            <text:p>1.7164e-18</text:p>
          </table:table-cell>
        </table:table-row>
        <table:table-row table:style-name="ro2">
          <table:table-cell office:value-type="float" office:value="1330.702">
            <text:p>1330.702</text:p>
          </table:table-cell>
          <table:table-cell table:formula="of:=[.P135]*1000000" office:value-type="float" office:value="479.07">
            <text:p>479.07</text:p>
          </table:table-cell>
          <table:table-cell table:formula="of:=[.Q135]*1000000" office:value-type="float" office:value="59.778">
            <text:p>59.778</text:p>
          </table:table-cell>
          <table:table-cell table:formula="of:=[.R135]*1000000" office:value-type="float" office:value="831.24">
            <text:p>831.24</text:p>
          </table:table-cell>
          <table:table-cell table:formula="of:=[.S135]*1000000" office:value-type="float" office:value="4.6581">
            <text:p>4.6581</text:p>
          </table:table-cell>
          <table:table-cell table:formula="of:=[.T135]*1000000" office:value-type="float" office:value="0.037563">
            <text:p>0.037563</text:p>
          </table:table-cell>
          <table:table-cell table:formula="of:=[.U135]*1000000" office:value-type="float" office:value="0.00000000000039302">
            <text:p>3.9302E-013</text:p>
          </table:table-cell>
          <table:table-cell table:formula="of:=[.V135]*1000000" office:value-type="float" office:value="0.0000000000016659">
            <text:p>1.6659E-012</text:p>
          </table:table-cell>
          <table:table-cell table:formula="of:=[.W135]*1000000" office:value-type="float" office:value="479.07">
            <text:p>479.07</text:p>
          </table:table-cell>
          <table:table-cell table:formula="of:=[.X135]*1000000" office:value-type="float" office:value="59.774">
            <text:p>59.774</text:p>
          </table:table-cell>
          <table:table-cell table:formula="of:=[.Y135]*1000000" office:value-type="float" office:value="831.23">
            <text:p>831.23</text:p>
          </table:table-cell>
          <table:table-cell table:formula="of:=[.Z135]*1000000" office:value-type="float" office:value="20.169">
            <text:p>20.169</text:p>
          </table:table-cell>
          <table:table-cell table:formula="of:=[.AA135]*1000000" office:value-type="float" office:value="0">
            <text:p>0</text:p>
          </table:table-cell>
          <table:table-cell table:formula="of:=[.AB135]*1000000" office:value-type="float" office:value="-0.0000000000061314">
            <text:p>-6.1314E-012</text:p>
          </table:table-cell>
          <table:table-cell table:formula="of:=[.AC135]*1000000" office:value-type="float" office:value="0.0000000000016659">
            <text:p>1.6659E-012</text:p>
          </table:table-cell>
          <table:table-cell office:value-type="float" office:value="0.00047907">
            <text:p>0.00047907</text:p>
          </table:table-cell>
          <table:table-cell table:style-name="ce1" office:value-type="string">
            <text:p>5.9778e-05</text:p>
          </table:table-cell>
          <table:table-cell office:value-type="float" office:value="0.00083124">
            <text:p>0.00083124</text:p>
          </table:table-cell>
          <table:table-cell table:style-name="ce1" office:value-type="string">
            <text:p>4.6581e-06</text:p>
          </table:table-cell>
          <table:table-cell table:style-name="ce1" office:value-type="string">
            <text:p>3.7563e-08</text:p>
          </table:table-cell>
          <table:table-cell table:style-name="ce1" office:value-type="string">
            <text:p>3.9302e-19</text:p>
          </table:table-cell>
          <table:table-cell table:style-name="ce1" office:value-type="string">
            <text:p>1.6659e-18</text:p>
          </table:table-cell>
          <table:table-cell office:value-type="float" office:value="0.00047907">
            <text:p>0.00047907</text:p>
          </table:table-cell>
          <table:table-cell table:style-name="ce1" office:value-type="string">
            <text:p>5.9774e-05</text:p>
          </table:table-cell>
          <table:table-cell office:value-type="float" office:value="0.00083123">
            <text:p>0.00083123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6.1314e-18</text:p>
          </table:table-cell>
          <table:table-cell table:style-name="ce1" office:value-type="string">
            <text:p>1.6659e-18</text:p>
          </table:table-cell>
        </table:table-row>
        <table:table-row table:style-name="ro2">
          <table:table-cell office:value-type="float" office:value="1340.702">
            <text:p>1340.702</text:p>
          </table:table-cell>
          <table:table-cell table:formula="of:=[.P136]*1000000" office:value-type="float" office:value="475.68">
            <text:p>475.68</text:p>
          </table:table-cell>
          <table:table-cell table:formula="of:=[.Q136]*1000000" office:value-type="float" office:value="59.331">
            <text:p>59.331</text:p>
          </table:table-cell>
          <table:table-cell table:formula="of:=[.R136]*1000000" office:value-type="float" office:value="835.1">
            <text:p>835.1</text:p>
          </table:table-cell>
          <table:table-cell table:formula="of:=[.S136]*1000000" office:value-type="float" office:value="4.5707">
            <text:p>4.5707</text:p>
          </table:table-cell>
          <table:table-cell table:formula="of:=[.T136]*1000000" office:value-type="float" office:value="0.037634">
            <text:p>0.037634</text:p>
          </table:table-cell>
          <table:table-cell table:formula="of:=[.U136]*1000000" office:value-type="float" office:value="0.0000000000002818">
            <text:p>2.818E-013</text:p>
          </table:table-cell>
          <table:table-cell table:formula="of:=[.V136]*1000000" office:value-type="float" office:value="0.0000000000016169">
            <text:p>1.6169E-012</text:p>
          </table:table-cell>
          <table:table-cell table:formula="of:=[.W136]*1000000" office:value-type="float" office:value="475.68">
            <text:p>475.68</text:p>
          </table:table-cell>
          <table:table-cell table:formula="of:=[.X136]*1000000" office:value-type="float" office:value="59.326">
            <text:p>59.326</text:p>
          </table:table-cell>
          <table:table-cell table:formula="of:=[.Y136]*1000000" office:value-type="float" office:value="835.08">
            <text:p>835.08</text:p>
          </table:table-cell>
          <table:table-cell table:formula="of:=[.Z136]*1000000" office:value-type="float" office:value="20.169">
            <text:p>20.169</text:p>
          </table:table-cell>
          <table:table-cell table:formula="of:=[.AA136]*1000000" office:value-type="float" office:value="0">
            <text:p>0</text:p>
          </table:table-cell>
          <table:table-cell table:formula="of:=[.AB136]*1000000" office:value-type="float" office:value="-0.0000000000057592">
            <text:p>-5.7592E-012</text:p>
          </table:table-cell>
          <table:table-cell table:formula="of:=[.AC136]*1000000" office:value-type="float" office:value="0.0000000000016169">
            <text:p>1.6169E-012</text:p>
          </table:table-cell>
          <table:table-cell office:value-type="float" office:value="0.00047568">
            <text:p>0.00047568</text:p>
          </table:table-cell>
          <table:table-cell table:style-name="ce1" office:value-type="string">
            <text:p>5.9331e-05</text:p>
          </table:table-cell>
          <table:table-cell office:value-type="float" office:value="0.0008351">
            <text:p>0.0008351</text:p>
          </table:table-cell>
          <table:table-cell table:style-name="ce1" office:value-type="string">
            <text:p>4.5707e-06</text:p>
          </table:table-cell>
          <table:table-cell table:style-name="ce1" office:value-type="string">
            <text:p>3.7634e-08</text:p>
          </table:table-cell>
          <table:table-cell table:style-name="ce1" office:value-type="string">
            <text:p>2.818e-19</text:p>
          </table:table-cell>
          <table:table-cell table:style-name="ce1" office:value-type="string">
            <text:p>1.6169e-18</text:p>
          </table:table-cell>
          <table:table-cell office:value-type="float" office:value="0.00047568">
            <text:p>0.00047568</text:p>
          </table:table-cell>
          <table:table-cell table:style-name="ce1" office:value-type="string">
            <text:p>5.9326e-05</text:p>
          </table:table-cell>
          <table:table-cell office:value-type="float" office:value="0.00083508">
            <text:p>0.00083508</text:p>
          </table:table-cell>
          <table:table-cell table:style-name="ce1" office:value-type="string">
            <text:p>2.0169e-05</text:p>
          </table:table-cell>
          <table:table-cell office:value-type="float" office:value="0">
            <text:p>0</text:p>
          </table:table-cell>
          <table:table-cell table:style-name="ce1" office:value-type="string">
            <text:p>-5.7592e-18</text:p>
          </table:table-cell>
          <table:table-cell table:style-name="ce1" office:value-type="string">
            <text:p>1.6169e-18</text:p>
          </table:table-cell>
        </table:table-row>
        <table:table-row table:style-name="ro2">
          <table:table-cell office:value-type="float" office:value="1350.702">
            <text:p>1350.702</text:p>
          </table:table-cell>
          <table:table-cell table:formula="of:=[.P137]*1000000" office:value-type="float" office:value="472.33">
            <text:p>472.33</text:p>
          </table:table-cell>
          <table:table-cell table:formula="of:=[.Q137]*1000000" office:value-type="float" office:value="58.886">
            <text:p>58.886</text:p>
          </table:table-cell>
          <table:table-cell table:formula="of:=[.R137]*1000000" office:value-type="float" office:value="838.92">
            <text:p>838.92</text:p>
          </table:table-cell>
          <table:table-cell table:formula="of:=[.S137]*1000000" office:value-type="float" office:value="4.4847">
            <text:p>4.4847</text:p>
          </table:table-cell>
          <table:table-cell table:formula="of:=[.T137]*1000000" office:value-type="float" office:value="0.037705">
            <text:p>0.037705</text:p>
          </table:table-cell>
          <table:table-cell table:formula="of:=[.U137]*1000000" office:value-type="float" office:value="-0.00000000000026048">
            <text:p>-2.6048E-013</text:p>
          </table:table-cell>
          <table:table-cell table:formula="of:=[.V137]*1000000" office:value-type="float" office:value="0.0000000000015695">
            <text:p>1.5695E-012</text:p>
          </table:table-cell>
          <table:table-cell table:formula="of:=[.W137]*1000000" office:value-type="float" office:value="472.32">
            <text:p>472.32</text:p>
          </table:table-cell>
          <table:table-cell table:formula="of:=[.X137]*1000000" office:value-type="float" office:value="58.882">
            <text:p>58.882</text:p>
          </table:table-cell>
          <table:table-cell table:formula="of:=[.Y137]*1000000" office:value-type="float" office:value="838.91">
            <text:p>838.91</text:p>
          </table:table-cell>
          <table:table-cell table:formula="of:=[.Z137]*1000000" office:value-type="float" office:value="20.168">
            <text:p>20.168</text:p>
          </table:table-cell>
          <table:table-cell table:formula="of:=[.AA137]*1000000" office:value-type="float" office:value="0">
            <text:p>0</text:p>
          </table:table-cell>
          <table:table-cell table:formula="of:=[.AB137]*1000000" office:value-type="float" office:value="-0.0000000000053522">
            <text:p>-5.3522E-012</text:p>
          </table:table-cell>
          <table:table-cell table:formula="of:=[.AC137]*1000000" office:value-type="float" office:value="0.0000000000015694">
            <text:p>1.5694E-012</text:p>
          </table:table-cell>
          <table:table-cell office:value-type="float" office:value="0.00047233">
            <text:p>0.00047233</text:p>
          </table:table-cell>
          <table:table-cell table:style-name="ce1" office:value-type="string">
            <text:p>5.8886e-05</text:p>
          </table:table-cell>
          <table:table-cell office:value-type="float" office:value="0.00083892">
            <text:p>0.00083892</text:p>
          </table:table-cell>
          <table:table-cell table:style-name="ce1" office:value-type="string">
            <text:p>4.4847e-06</text:p>
          </table:table-cell>
          <table:table-cell table:style-name="ce1" office:value-type="string">
            <text:p>3.7705e-08</text:p>
          </table:table-cell>
          <table:table-cell table:style-name="ce1" office:value-type="string">
            <text:p>-2.6048e-19</text:p>
          </table:table-cell>
          <table:table-cell table:style-name="ce1" office:value-type="string">
            <text:p>1.5695e-18</text:p>
          </table:table-cell>
          <table:table-cell office:value-type="float" office:value="0.00047232">
            <text:p>0.00047232</text:p>
          </table:table-cell>
          <table:table-cell table:style-name="ce1" office:value-type="string">
            <text:p>5.8882e-05</text:p>
          </table:table-cell>
          <table:table-cell office:value-type="float" office:value="0.00083891">
            <text:p>0.00083891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5.3522e-18</text:p>
          </table:table-cell>
          <table:table-cell table:style-name="ce1" office:value-type="string">
            <text:p>1.5694e-18</text:p>
          </table:table-cell>
        </table:table-row>
        <table:table-row table:style-name="ro2">
          <table:table-cell office:value-type="float" office:value="1360.702">
            <text:p>1360.702</text:p>
          </table:table-cell>
          <table:table-cell table:formula="of:=[.P138]*1000000" office:value-type="float" office:value="469">
            <text:p>469</text:p>
          </table:table-cell>
          <table:table-cell table:formula="of:=[.Q138]*1000000" office:value-type="float" office:value="58.444">
            <text:p>58.444</text:p>
          </table:table-cell>
          <table:table-cell table:formula="of:=[.R138]*1000000" office:value-type="float" office:value="842.71">
            <text:p>842.71</text:p>
          </table:table-cell>
          <table:table-cell table:formula="of:=[.S138]*1000000" office:value-type="float" office:value="4.4">
            <text:p>4.4</text:p>
          </table:table-cell>
          <table:table-cell table:formula="of:=[.T138]*1000000" office:value-type="float" office:value="0.037775">
            <text:p>0.037775</text:p>
          </table:table-cell>
          <table:table-cell table:formula="of:=[.U138]*1000000" office:value-type="float" office:value="-0.000000000000076053">
            <text:p>-7.6053E-014</text:p>
          </table:table-cell>
          <table:table-cell table:formula="of:=[.V138]*1000000" office:value-type="float" office:value="0.0000000000015234">
            <text:p>1.5234E-012</text:p>
          </table:table-cell>
          <table:table-cell table:formula="of:=[.W138]*1000000" office:value-type="float" office:value="469">
            <text:p>469</text:p>
          </table:table-cell>
          <table:table-cell table:formula="of:=[.X138]*1000000" office:value-type="float" office:value="58.439">
            <text:p>58.439</text:p>
          </table:table-cell>
          <table:table-cell table:formula="of:=[.Y138]*1000000" office:value-type="float" office:value="842.7">
            <text:p>842.7</text:p>
          </table:table-cell>
          <table:table-cell table:formula="of:=[.Z138]*1000000" office:value-type="float" office:value="20.168">
            <text:p>20.168</text:p>
          </table:table-cell>
          <table:table-cell table:formula="of:=[.AA138]*1000000" office:value-type="float" office:value="0">
            <text:p>0</text:p>
          </table:table-cell>
          <table:table-cell table:formula="of:=[.AB138]*1000000" office:value-type="float" office:value="-0.0000000000045788">
            <text:p>-4.5788E-012</text:p>
          </table:table-cell>
          <table:table-cell table:formula="of:=[.AC138]*1000000" office:value-type="float" office:value="0.0000000000015234">
            <text:p>1.5234E-012</text:p>
          </table:table-cell>
          <table:table-cell office:value-type="float" office:value="0.000469">
            <text:p>0.000469</text:p>
          </table:table-cell>
          <table:table-cell table:style-name="ce1" office:value-type="string">
            <text:p>5.8444e-05</text:p>
          </table:table-cell>
          <table:table-cell office:value-type="float" office:value="0.00084271">
            <text:p>0.00084271</text:p>
          </table:table-cell>
          <table:table-cell table:style-name="ce1" office:value-type="string">
            <text:p>4.4e-06</text:p>
          </table:table-cell>
          <table:table-cell table:style-name="ce1" office:value-type="string">
            <text:p>3.7775e-08</text:p>
          </table:table-cell>
          <table:table-cell table:style-name="ce1" office:value-type="string">
            <text:p>-7.6053e-20</text:p>
          </table:table-cell>
          <table:table-cell table:style-name="ce1" office:value-type="string">
            <text:p>1.5234e-18</text:p>
          </table:table-cell>
          <table:table-cell office:value-type="float" office:value="0.000469">
            <text:p>0.000469</text:p>
          </table:table-cell>
          <table:table-cell table:style-name="ce1" office:value-type="string">
            <text:p>5.8439e-05</text:p>
          </table:table-cell>
          <table:table-cell office:value-type="float" office:value="0.0008427">
            <text:p>0.0008427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4.5788e-18</text:p>
          </table:table-cell>
          <table:table-cell table:style-name="ce1" office:value-type="string">
            <text:p>1.5234e-18</text:p>
          </table:table-cell>
        </table:table-row>
        <table:table-row table:style-name="ro2">
          <table:table-cell office:value-type="float" office:value="1370.702">
            <text:p>1370.702</text:p>
          </table:table-cell>
          <table:table-cell table:formula="of:=[.P139]*1000000" office:value-type="float" office:value="465.71">
            <text:p>465.71</text:p>
          </table:table-cell>
          <table:table-cell table:formula="of:=[.Q139]*1000000" office:value-type="float" office:value="58.004">
            <text:p>58.004</text:p>
          </table:table-cell>
          <table:table-cell table:formula="of:=[.R139]*1000000" office:value-type="float" office:value="846.47">
            <text:p>846.47</text:p>
          </table:table-cell>
          <table:table-cell table:formula="of:=[.S139]*1000000" office:value-type="float" office:value="4.3166">
            <text:p>4.3166</text:p>
          </table:table-cell>
          <table:table-cell table:formula="of:=[.T139]*1000000" office:value-type="float" office:value="0.037845">
            <text:p>0.037845</text:p>
          </table:table-cell>
          <table:table-cell table:formula="of:=[.U139]*1000000" office:value-type="float" office:value="0.00000000000035722">
            <text:p>3.5722E-013</text:p>
          </table:table-cell>
          <table:table-cell table:formula="of:=[.V139]*1000000" office:value-type="float" office:value="0.0000000000014788">
            <text:p>1.4788E-012</text:p>
          </table:table-cell>
          <table:table-cell table:formula="of:=[.W139]*1000000" office:value-type="float" office:value="465.71">
            <text:p>465.71</text:p>
          </table:table-cell>
          <table:table-cell table:formula="of:=[.X139]*1000000" office:value-type="float" office:value="58">
            <text:p>58</text:p>
          </table:table-cell>
          <table:table-cell table:formula="of:=[.Y139]*1000000" office:value-type="float" office:value="846.45">
            <text:p>846.45</text:p>
          </table:table-cell>
          <table:table-cell table:formula="of:=[.Z139]*1000000" office:value-type="float" office:value="20.168">
            <text:p>20.168</text:p>
          </table:table-cell>
          <table:table-cell table:formula="of:=[.AA139]*1000000" office:value-type="float" office:value="0">
            <text:p>0</text:p>
          </table:table-cell>
          <table:table-cell table:formula="of:=[.AB139]*1000000" office:value-type="float" office:value="-0.0000000000032586">
            <text:p>-3.2586E-012</text:p>
          </table:table-cell>
          <table:table-cell table:formula="of:=[.AC139]*1000000" office:value-type="float" office:value="0.0000000000014788">
            <text:p>1.4788E-012</text:p>
          </table:table-cell>
          <table:table-cell office:value-type="float" office:value="0.00046571">
            <text:p>0.00046571</text:p>
          </table:table-cell>
          <table:table-cell table:style-name="ce1" office:value-type="string">
            <text:p>5.8004e-05</text:p>
          </table:table-cell>
          <table:table-cell office:value-type="float" office:value="0.00084647">
            <text:p>0.00084647</text:p>
          </table:table-cell>
          <table:table-cell table:style-name="ce1" office:value-type="string">
            <text:p>4.3166e-06</text:p>
          </table:table-cell>
          <table:table-cell table:style-name="ce1" office:value-type="string">
            <text:p>3.7845e-08</text:p>
          </table:table-cell>
          <table:table-cell table:style-name="ce1" office:value-type="string">
            <text:p>3.5722e-19</text:p>
          </table:table-cell>
          <table:table-cell table:style-name="ce1" office:value-type="string">
            <text:p>1.4788e-18</text:p>
          </table:table-cell>
          <table:table-cell office:value-type="float" office:value="0.00046571">
            <text:p>0.00046571</text:p>
          </table:table-cell>
          <table:table-cell table:style-name="ce1" office:value-type="string">
            <text:p>5.8e-05</text:p>
          </table:table-cell>
          <table:table-cell office:value-type="float" office:value="0.00084645">
            <text:p>0.00084645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3.2586e-18</text:p>
          </table:table-cell>
          <table:table-cell table:style-name="ce1" office:value-type="string">
            <text:p>1.4788e-18</text:p>
          </table:table-cell>
        </table:table-row>
        <table:table-row table:style-name="ro2">
          <table:table-cell office:value-type="float" office:value="1380.702">
            <text:p>1380.702</text:p>
          </table:table-cell>
          <table:table-cell table:formula="of:=[.P140]*1000000" office:value-type="float" office:value="462.45">
            <text:p>462.45</text:p>
          </table:table-cell>
          <table:table-cell table:formula="of:=[.Q140]*1000000" office:value-type="float" office:value="57.567">
            <text:p>57.567</text:p>
          </table:table-cell>
          <table:table-cell table:formula="of:=[.R140]*1000000" office:value-type="float" office:value="850.19">
            <text:p>850.19</text:p>
          </table:table-cell>
          <table:table-cell table:formula="of:=[.S140]*1000000" office:value-type="float" office:value="4.2345">
            <text:p>4.2345</text:p>
          </table:table-cell>
          <table:table-cell table:formula="of:=[.T140]*1000000" office:value-type="float" office:value="0.037914">
            <text:p>0.037914</text:p>
          </table:table-cell>
          <table:table-cell table:formula="of:=[.U140]*1000000" office:value-type="float" office:value="0.00000000000055531">
            <text:p>5.5531E-013</text:p>
          </table:table-cell>
          <table:table-cell table:formula="of:=[.V140]*1000000" office:value-type="float" office:value="0.0000000000014355">
            <text:p>1.4355E-012</text:p>
          </table:table-cell>
          <table:table-cell table:formula="of:=[.W140]*1000000" office:value-type="float" office:value="462.44">
            <text:p>462.44</text:p>
          </table:table-cell>
          <table:table-cell table:formula="of:=[.X140]*1000000" office:value-type="float" office:value="57.563">
            <text:p>57.563</text:p>
          </table:table-cell>
          <table:table-cell table:formula="of:=[.Y140]*1000000" office:value-type="float" office:value="850.18">
            <text:p>850.18</text:p>
          </table:table-cell>
          <table:table-cell table:formula="of:=[.Z140]*1000000" office:value-type="float" office:value="20.168">
            <text:p>20.168</text:p>
          </table:table-cell>
          <table:table-cell table:formula="of:=[.AA140]*1000000" office:value-type="float" office:value="0">
            <text:p>0</text:p>
          </table:table-cell>
          <table:table-cell table:formula="of:=[.AB140]*1000000" office:value-type="float" office:value="-0.0000000000047407">
            <text:p>-4.7407E-012</text:p>
          </table:table-cell>
          <table:table-cell table:formula="of:=[.AC140]*1000000" office:value-type="float" office:value="0.0000000000014355">
            <text:p>1.4355E-012</text:p>
          </table:table-cell>
          <table:table-cell office:value-type="float" office:value="0.00046245">
            <text:p>0.00046245</text:p>
          </table:table-cell>
          <table:table-cell table:style-name="ce1" office:value-type="string">
            <text:p>5.7567e-05</text:p>
          </table:table-cell>
          <table:table-cell office:value-type="float" office:value="0.00085019">
            <text:p>0.00085019</text:p>
          </table:table-cell>
          <table:table-cell table:style-name="ce1" office:value-type="string">
            <text:p>4.2345e-06</text:p>
          </table:table-cell>
          <table:table-cell table:style-name="ce1" office:value-type="string">
            <text:p>3.7914e-08</text:p>
          </table:table-cell>
          <table:table-cell table:style-name="ce1" office:value-type="string">
            <text:p>5.5531e-19</text:p>
          </table:table-cell>
          <table:table-cell table:style-name="ce1" office:value-type="string">
            <text:p>1.4355e-18</text:p>
          </table:table-cell>
          <table:table-cell office:value-type="float" office:value="0.00046244">
            <text:p>0.00046244</text:p>
          </table:table-cell>
          <table:table-cell table:style-name="ce1" office:value-type="string">
            <text:p>5.7563e-05</text:p>
          </table:table-cell>
          <table:table-cell office:value-type="float" office:value="0.00085018">
            <text:p>0.00085018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4.7407e-18</text:p>
          </table:table-cell>
          <table:table-cell table:style-name="ce1" office:value-type="string">
            <text:p>1.4355e-18</text:p>
          </table:table-cell>
        </table:table-row>
        <table:table-row table:style-name="ro2">
          <table:table-cell office:value-type="float" office:value="1390.702">
            <text:p>1390.702</text:p>
          </table:table-cell>
          <table:table-cell table:formula="of:=[.P141]*1000000" office:value-type="float" office:value="459.21">
            <text:p>459.21</text:p>
          </table:table-cell>
          <table:table-cell table:formula="of:=[.Q141]*1000000" office:value-type="float" office:value="57.133">
            <text:p>57.133</text:p>
          </table:table-cell>
          <table:table-cell table:formula="of:=[.R141]*1000000" office:value-type="float" office:value="853.88">
            <text:p>853.88</text:p>
          </table:table-cell>
          <table:table-cell table:formula="of:=[.S141]*1000000" office:value-type="float" office:value="4.1538">
            <text:p>4.1538</text:p>
          </table:table-cell>
          <table:table-cell table:formula="of:=[.T141]*1000000" office:value-type="float" office:value="0.037983">
            <text:p>0.037983</text:p>
          </table:table-cell>
          <table:table-cell table:formula="of:=[.U141]*1000000" office:value-type="float" office:value="0.00000000000049568">
            <text:p>4.9568E-013</text:p>
          </table:table-cell>
          <table:table-cell table:formula="of:=[.V141]*1000000" office:value-type="float" office:value="0.0000000000013936">
            <text:p>1.3936E-012</text:p>
          </table:table-cell>
          <table:table-cell table:formula="of:=[.W141]*1000000" office:value-type="float" office:value="459.21">
            <text:p>459.21</text:p>
          </table:table-cell>
          <table:table-cell table:formula="of:=[.X141]*1000000" office:value-type="float" office:value="57.128">
            <text:p>57.128</text:p>
          </table:table-cell>
          <table:table-cell table:formula="of:=[.Y141]*1000000" office:value-type="float" office:value="853.87">
            <text:p>853.87</text:p>
          </table:table-cell>
          <table:table-cell table:formula="of:=[.Z141]*1000000" office:value-type="float" office:value="20.168">
            <text:p>20.168</text:p>
          </table:table-cell>
          <table:table-cell table:formula="of:=[.AA141]*1000000" office:value-type="float" office:value="0">
            <text:p>0</text:p>
          </table:table-cell>
          <table:table-cell table:formula="of:=[.AB141]*1000000" office:value-type="float" office:value="-0.0000000000039255">
            <text:p>-3.9255E-012</text:p>
          </table:table-cell>
          <table:table-cell table:formula="of:=[.AC141]*1000000" office:value-type="float" office:value="0.0000000000013936">
            <text:p>1.3936E-012</text:p>
          </table:table-cell>
          <table:table-cell office:value-type="float" office:value="0.00045921">
            <text:p>0.00045921</text:p>
          </table:table-cell>
          <table:table-cell table:style-name="ce1" office:value-type="string">
            <text:p>5.7133e-05</text:p>
          </table:table-cell>
          <table:table-cell office:value-type="float" office:value="0.00085388">
            <text:p>0.00085388</text:p>
          </table:table-cell>
          <table:table-cell table:style-name="ce1" office:value-type="string">
            <text:p>4.1538e-06</text:p>
          </table:table-cell>
          <table:table-cell table:style-name="ce1" office:value-type="string">
            <text:p>3.7983e-08</text:p>
          </table:table-cell>
          <table:table-cell table:style-name="ce1" office:value-type="string">
            <text:p>4.9568e-19</text:p>
          </table:table-cell>
          <table:table-cell table:style-name="ce1" office:value-type="string">
            <text:p>1.3936e-18</text:p>
          </table:table-cell>
          <table:table-cell office:value-type="float" office:value="0.00045921">
            <text:p>0.00045921</text:p>
          </table:table-cell>
          <table:table-cell table:style-name="ce1" office:value-type="string">
            <text:p>5.7128e-05</text:p>
          </table:table-cell>
          <table:table-cell office:value-type="float" office:value="0.00085387">
            <text:p>0.00085387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3.9255e-18</text:p>
          </table:table-cell>
          <table:table-cell table:style-name="ce1" office:value-type="string">
            <text:p>1.3936e-18</text:p>
          </table:table-cell>
        </table:table-row>
        <table:table-row table:style-name="ro2">
          <table:table-cell office:value-type="float" office:value="1400.702">
            <text:p>1400.702</text:p>
          </table:table-cell>
          <table:table-cell table:formula="of:=[.P142]*1000000" office:value-type="float" office:value="456.01">
            <text:p>456.01</text:p>
          </table:table-cell>
          <table:table-cell table:formula="of:=[.Q142]*1000000" office:value-type="float" office:value="56.701">
            <text:p>56.701</text:p>
          </table:table-cell>
          <table:table-cell table:formula="of:=[.R142]*1000000" office:value-type="float" office:value="857.54">
            <text:p>857.54</text:p>
          </table:table-cell>
          <table:table-cell table:formula="of:=[.S142]*1000000" office:value-type="float" office:value="4.0744">
            <text:p>4.0744</text:p>
          </table:table-cell>
          <table:table-cell table:formula="of:=[.T142]*1000000" office:value-type="float" office:value="0.038051">
            <text:p>0.038051</text:p>
          </table:table-cell>
          <table:table-cell table:formula="of:=[.U142]*1000000" office:value-type="float" office:value="0.00000000000024916">
            <text:p>2.4916E-013</text:p>
          </table:table-cell>
          <table:table-cell table:formula="of:=[.V142]*1000000" office:value-type="float" office:value="0.0000000000013529">
            <text:p>1.3529E-012</text:p>
          </table:table-cell>
          <table:table-cell table:formula="of:=[.W142]*1000000" office:value-type="float" office:value="456.01">
            <text:p>456.01</text:p>
          </table:table-cell>
          <table:table-cell table:formula="of:=[.X142]*1000000" office:value-type="float" office:value="56.697">
            <text:p>56.697</text:p>
          </table:table-cell>
          <table:table-cell table:formula="of:=[.Y142]*1000000" office:value-type="float" office:value="857.52">
            <text:p>857.52</text:p>
          </table:table-cell>
          <table:table-cell table:formula="of:=[.Z142]*1000000" office:value-type="float" office:value="20.168">
            <text:p>20.168</text:p>
          </table:table-cell>
          <table:table-cell table:formula="of:=[.AA142]*1000000" office:value-type="float" office:value="0">
            <text:p>0</text:p>
          </table:table-cell>
          <table:table-cell table:formula="of:=[.AB142]*1000000" office:value-type="float" office:value="-0.0000000000030886">
            <text:p>-3.0886E-012</text:p>
          </table:table-cell>
          <table:table-cell table:formula="of:=[.AC142]*1000000" office:value-type="float" office:value="0.0000000000013529">
            <text:p>1.3529E-012</text:p>
          </table:table-cell>
          <table:table-cell office:value-type="float" office:value="0.00045601">
            <text:p>0.00045601</text:p>
          </table:table-cell>
          <table:table-cell table:style-name="ce1" office:value-type="string">
            <text:p>5.6701e-05</text:p>
          </table:table-cell>
          <table:table-cell office:value-type="float" office:value="0.00085754">
            <text:p>0.00085754</text:p>
          </table:table-cell>
          <table:table-cell table:style-name="ce1" office:value-type="string">
            <text:p>4.0744e-06</text:p>
          </table:table-cell>
          <table:table-cell table:style-name="ce1" office:value-type="string">
            <text:p>3.8051e-08</text:p>
          </table:table-cell>
          <table:table-cell table:style-name="ce1" office:value-type="string">
            <text:p>2.4916e-19</text:p>
          </table:table-cell>
          <table:table-cell table:style-name="ce1" office:value-type="string">
            <text:p>1.3529e-18</text:p>
          </table:table-cell>
          <table:table-cell office:value-type="float" office:value="0.00045601">
            <text:p>0.00045601</text:p>
          </table:table-cell>
          <table:table-cell table:style-name="ce1" office:value-type="string">
            <text:p>5.6697e-05</text:p>
          </table:table-cell>
          <table:table-cell office:value-type="float" office:value="0.00085752">
            <text:p>0.00085752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3.0886e-18</text:p>
          </table:table-cell>
          <table:table-cell table:style-name="ce1" office:value-type="string">
            <text:p>1.3529e-18</text:p>
          </table:table-cell>
        </table:table-row>
        <table:table-row table:style-name="ro2">
          <table:table-cell office:value-type="float" office:value="1410.702">
            <text:p>1410.702</text:p>
          </table:table-cell>
          <table:table-cell table:formula="of:=[.P143]*1000000" office:value-type="float" office:value="452.83">
            <text:p>452.83</text:p>
          </table:table-cell>
          <table:table-cell table:formula="of:=[.Q143]*1000000" office:value-type="float" office:value="56.272">
            <text:p>56.272</text:p>
          </table:table-cell>
          <table:table-cell table:formula="of:=[.R143]*1000000" office:value-type="float" office:value="861.17">
            <text:p>861.17</text:p>
          </table:table-cell>
          <table:table-cell table:formula="of:=[.S143]*1000000" office:value-type="float" office:value="3.9962">
            <text:p>3.9962</text:p>
          </table:table-cell>
          <table:table-cell table:formula="of:=[.T143]*1000000" office:value-type="float" office:value="0.038119">
            <text:p>0.038119</text:p>
          </table:table-cell>
          <table:table-cell table:formula="of:=[.U143]*1000000" office:value-type="float" office:value="0.00000000000059228">
            <text:p>5.9228E-013</text:p>
          </table:table-cell>
          <table:table-cell table:formula="of:=[.V143]*1000000" office:value-type="float" office:value="0.0000000000013135">
            <text:p>1.3135E-012</text:p>
          </table:table-cell>
          <table:table-cell table:formula="of:=[.W143]*1000000" office:value-type="float" office:value="452.83">
            <text:p>452.83</text:p>
          </table:table-cell>
          <table:table-cell table:formula="of:=[.X143]*1000000" office:value-type="float" office:value="56.267">
            <text:p>56.267</text:p>
          </table:table-cell>
          <table:table-cell table:formula="of:=[.Y143]*1000000" office:value-type="float" office:value="861.15">
            <text:p>861.15</text:p>
          </table:table-cell>
          <table:table-cell table:formula="of:=[.Z143]*1000000" office:value-type="float" office:value="20.168">
            <text:p>20.168</text:p>
          </table:table-cell>
          <table:table-cell table:formula="of:=[.AA143]*1000000" office:value-type="float" office:value="0">
            <text:p>0</text:p>
          </table:table-cell>
          <table:table-cell table:formula="of:=[.AB143]*1000000" office:value-type="float" office:value="-0.0000000000023002">
            <text:p>-2.3002E-012</text:p>
          </table:table-cell>
          <table:table-cell table:formula="of:=[.AC143]*1000000" office:value-type="float" office:value="0.0000000000013134">
            <text:p>1.3134E-012</text:p>
          </table:table-cell>
          <table:table-cell office:value-type="float" office:value="0.00045283">
            <text:p>0.00045283</text:p>
          </table:table-cell>
          <table:table-cell table:style-name="ce1" office:value-type="string">
            <text:p>5.6272e-05</text:p>
          </table:table-cell>
          <table:table-cell office:value-type="float" office:value="0.00086117">
            <text:p>0.00086117</text:p>
          </table:table-cell>
          <table:table-cell table:style-name="ce1" office:value-type="string">
            <text:p>3.9962e-06</text:p>
          </table:table-cell>
          <table:table-cell table:style-name="ce1" office:value-type="string">
            <text:p>3.8119e-08</text:p>
          </table:table-cell>
          <table:table-cell table:style-name="ce1" office:value-type="string">
            <text:p>5.9228e-19</text:p>
          </table:table-cell>
          <table:table-cell table:style-name="ce1" office:value-type="string">
            <text:p>1.3135e-18</text:p>
          </table:table-cell>
          <table:table-cell office:value-type="float" office:value="0.00045283">
            <text:p>0.00045283</text:p>
          </table:table-cell>
          <table:table-cell table:style-name="ce1" office:value-type="string">
            <text:p>5.6267e-05</text:p>
          </table:table-cell>
          <table:table-cell office:value-type="float" office:value="0.00086115">
            <text:p>0.00086115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3002e-18</text:p>
          </table:table-cell>
          <table:table-cell table:style-name="ce1" office:value-type="string">
            <text:p>1.3134e-18</text:p>
          </table:table-cell>
        </table:table-row>
        <table:table-row table:style-name="ro2">
          <table:table-cell office:value-type="float" office:value="1420.702">
            <text:p>1420.702</text:p>
          </table:table-cell>
          <table:table-cell table:formula="of:=[.P144]*1000000" office:value-type="float" office:value="449.69">
            <text:p>449.69</text:p>
          </table:table-cell>
          <table:table-cell table:formula="of:=[.Q144]*1000000" office:value-type="float" office:value="55.845">
            <text:p>55.845</text:p>
          </table:table-cell>
          <table:table-cell table:formula="of:=[.R144]*1000000" office:value-type="float" office:value="864.76">
            <text:p>864.76</text:p>
          </table:table-cell>
          <table:table-cell table:formula="of:=[.S144]*1000000" office:value-type="float" office:value="3.9193">
            <text:p>3.9193</text:p>
          </table:table-cell>
          <table:table-cell table:formula="of:=[.T144]*1000000" office:value-type="float" office:value="0.038186">
            <text:p>0.038186</text:p>
          </table:table-cell>
          <table:table-cell table:formula="of:=[.U144]*1000000" office:value-type="float" office:value="0.00000000000045609">
            <text:p>4.5609E-013</text:p>
          </table:table-cell>
          <table:table-cell table:formula="of:=[.V144]*1000000" office:value-type="float" office:value="0.0000000000012752">
            <text:p>1.2752E-012</text:p>
          </table:table-cell>
          <table:table-cell table:formula="of:=[.W144]*1000000" office:value-type="float" office:value="449.69">
            <text:p>449.69</text:p>
          </table:table-cell>
          <table:table-cell table:formula="of:=[.X144]*1000000" office:value-type="float" office:value="55.841">
            <text:p>55.841</text:p>
          </table:table-cell>
          <table:table-cell table:formula="of:=[.Y144]*1000000" office:value-type="float" office:value="864.74">
            <text:p>864.74</text:p>
          </table:table-cell>
          <table:table-cell table:formula="of:=[.Z144]*1000000" office:value-type="float" office:value="20.168">
            <text:p>20.168</text:p>
          </table:table-cell>
          <table:table-cell table:formula="of:=[.AA144]*1000000" office:value-type="float" office:value="0">
            <text:p>0</text:p>
          </table:table-cell>
          <table:table-cell table:formula="of:=[.AB144]*1000000" office:value-type="float" office:value="-0.0000000000019433">
            <text:p>-1.9433E-012</text:p>
          </table:table-cell>
          <table:table-cell table:formula="of:=[.AC144]*1000000" office:value-type="float" office:value="0.0000000000012752">
            <text:p>1.2752E-012</text:p>
          </table:table-cell>
          <table:table-cell office:value-type="float" office:value="0.00044969">
            <text:p>0.00044969</text:p>
          </table:table-cell>
          <table:table-cell table:style-name="ce1" office:value-type="string">
            <text:p>5.5845e-05</text:p>
          </table:table-cell>
          <table:table-cell office:value-type="float" office:value="0.00086476">
            <text:p>0.00086476</text:p>
          </table:table-cell>
          <table:table-cell table:style-name="ce1" office:value-type="string">
            <text:p>3.9193e-06</text:p>
          </table:table-cell>
          <table:table-cell table:style-name="ce1" office:value-type="string">
            <text:p>3.8186e-08</text:p>
          </table:table-cell>
          <table:table-cell table:style-name="ce1" office:value-type="string">
            <text:p>4.5609e-19</text:p>
          </table:table-cell>
          <table:table-cell table:style-name="ce1" office:value-type="string">
            <text:p>1.2752e-18</text:p>
          </table:table-cell>
          <table:table-cell office:value-type="float" office:value="0.00044969">
            <text:p>0.00044969</text:p>
          </table:table-cell>
          <table:table-cell table:style-name="ce1" office:value-type="string">
            <text:p>5.5841e-05</text:p>
          </table:table-cell>
          <table:table-cell office:value-type="float" office:value="0.00086474">
            <text:p>0.00086474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433e-18</text:p>
          </table:table-cell>
          <table:table-cell table:style-name="ce1" office:value-type="string">
            <text:p>1.2752e-18</text:p>
          </table:table-cell>
        </table:table-row>
        <table:table-row table:style-name="ro2">
          <table:table-cell office:value-type="float" office:value="1430.702">
            <text:p>1430.702</text:p>
          </table:table-cell>
          <table:table-cell table:formula="of:=[.P145]*1000000" office:value-type="float" office:value="446.57">
            <text:p>446.57</text:p>
          </table:table-cell>
          <table:table-cell table:formula="of:=[.Q145]*1000000" office:value-type="float" office:value="55.422">
            <text:p>55.422</text:p>
          </table:table-cell>
          <table:table-cell table:formula="of:=[.R145]*1000000" office:value-type="float" office:value="868.32">
            <text:p>868.32</text:p>
          </table:table-cell>
          <table:table-cell table:formula="of:=[.S145]*1000000" office:value-type="float" office:value="3.8437">
            <text:p>3.8437</text:p>
          </table:table-cell>
          <table:table-cell table:formula="of:=[.T145]*1000000" office:value-type="float" office:value="0.038253">
            <text:p>0.038253</text:p>
          </table:table-cell>
          <table:table-cell table:formula="of:=[.U145]*1000000" office:value-type="float" office:value="0.00000000000046916">
            <text:p>4.6916E-013</text:p>
          </table:table-cell>
          <table:table-cell table:formula="of:=[.V145]*1000000" office:value-type="float" office:value="0.0000000000012382">
            <text:p>1.2382E-012</text:p>
          </table:table-cell>
          <table:table-cell table:formula="of:=[.W145]*1000000" office:value-type="float" office:value="446.57">
            <text:p>446.57</text:p>
          </table:table-cell>
          <table:table-cell table:formula="of:=[.X145]*1000000" office:value-type="float" office:value="55.417">
            <text:p>55.417</text:p>
          </table:table-cell>
          <table:table-cell table:formula="of:=[.Y145]*1000000" office:value-type="float" office:value="868.3">
            <text:p>868.3</text:p>
          </table:table-cell>
          <table:table-cell table:formula="of:=[.Z145]*1000000" office:value-type="float" office:value="20.168">
            <text:p>20.168</text:p>
          </table:table-cell>
          <table:table-cell table:formula="of:=[.AA145]*1000000" office:value-type="float" office:value="0">
            <text:p>0</text:p>
          </table:table-cell>
          <table:table-cell table:formula="of:=[.AB145]*1000000" office:value-type="float" office:value="-0.0000000000021607">
            <text:p>-2.1607E-012</text:p>
          </table:table-cell>
          <table:table-cell table:formula="of:=[.AC145]*1000000" office:value-type="float" office:value="0.0000000000012382">
            <text:p>1.2382E-012</text:p>
          </table:table-cell>
          <table:table-cell office:value-type="float" office:value="0.00044657">
            <text:p>0.00044657</text:p>
          </table:table-cell>
          <table:table-cell table:style-name="ce1" office:value-type="string">
            <text:p>5.5422e-05</text:p>
          </table:table-cell>
          <table:table-cell office:value-type="float" office:value="0.00086832">
            <text:p>0.00086832</text:p>
          </table:table-cell>
          <table:table-cell table:style-name="ce1" office:value-type="string">
            <text:p>3.8437e-06</text:p>
          </table:table-cell>
          <table:table-cell table:style-name="ce1" office:value-type="string">
            <text:p>3.8253e-08</text:p>
          </table:table-cell>
          <table:table-cell table:style-name="ce1" office:value-type="string">
            <text:p>4.6916e-19</text:p>
          </table:table-cell>
          <table:table-cell table:style-name="ce1" office:value-type="string">
            <text:p>1.2382e-18</text:p>
          </table:table-cell>
          <table:table-cell office:value-type="float" office:value="0.00044657">
            <text:p>0.00044657</text:p>
          </table:table-cell>
          <table:table-cell table:style-name="ce1" office:value-type="string">
            <text:p>5.5417e-05</text:p>
          </table:table-cell>
          <table:table-cell office:value-type="float" office:value="0.0008683">
            <text:p>0.0008683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1607e-18</text:p>
          </table:table-cell>
          <table:table-cell table:style-name="ce1" office:value-type="string">
            <text:p>1.2382e-18</text:p>
          </table:table-cell>
        </table:table-row>
        <table:table-row table:style-name="ro2">
          <table:table-cell office:value-type="float" office:value="1440.702">
            <text:p>1440.702</text:p>
          </table:table-cell>
          <table:table-cell table:formula="of:=[.P146]*1000000" office:value-type="float" office:value="443.48">
            <text:p>443.48</text:p>
          </table:table-cell>
          <table:table-cell table:formula="of:=[.Q146]*1000000" office:value-type="float" office:value="55">
            <text:p>55</text:p>
          </table:table-cell>
          <table:table-cell table:formula="of:=[.R146]*1000000" office:value-type="float" office:value="871.85">
            <text:p>871.85</text:p>
          </table:table-cell>
          <table:table-cell table:formula="of:=[.S146]*1000000" office:value-type="float" office:value="3.7693">
            <text:p>3.7693</text:p>
          </table:table-cell>
          <table:table-cell table:formula="of:=[.T146]*1000000" office:value-type="float" office:value="0.03832">
            <text:p>0.03832</text:p>
          </table:table-cell>
          <table:table-cell table:formula="of:=[.U146]*1000000" office:value-type="float" office:value="0.00000000000030806">
            <text:p>3.0806E-013</text:p>
          </table:table-cell>
          <table:table-cell table:formula="of:=[.V146]*1000000" office:value-type="float" office:value="0.0000000000012022">
            <text:p>1.2022E-012</text:p>
          </table:table-cell>
          <table:table-cell table:formula="of:=[.W146]*1000000" office:value-type="float" office:value="443.48">
            <text:p>443.48</text:p>
          </table:table-cell>
          <table:table-cell table:formula="of:=[.X146]*1000000" office:value-type="float" office:value="54.996">
            <text:p>54.996</text:p>
          </table:table-cell>
          <table:table-cell table:formula="of:=[.Y146]*1000000" office:value-type="float" office:value="871.83">
            <text:p>871.83</text:p>
          </table:table-cell>
          <table:table-cell table:formula="of:=[.Z146]*1000000" office:value-type="float" office:value="20.168">
            <text:p>20.168</text:p>
          </table:table-cell>
          <table:table-cell table:formula="of:=[.AA146]*1000000" office:value-type="float" office:value="0">
            <text:p>0</text:p>
          </table:table-cell>
          <table:table-cell table:formula="of:=[.AB146]*1000000" office:value-type="float" office:value="-0.0000000000014981">
            <text:p>-1.4981E-012</text:p>
          </table:table-cell>
          <table:table-cell table:formula="of:=[.AC146]*1000000" office:value-type="float" office:value="0.0000000000012022">
            <text:p>1.2022E-012</text:p>
          </table:table-cell>
          <table:table-cell office:value-type="float" office:value="0.00044348">
            <text:p>0.00044348</text:p>
          </table:table-cell>
          <table:table-cell table:style-name="ce1" office:value-type="string">
            <text:p>5.5e-05</text:p>
          </table:table-cell>
          <table:table-cell office:value-type="float" office:value="0.00087185">
            <text:p>0.00087185</text:p>
          </table:table-cell>
          <table:table-cell table:style-name="ce1" office:value-type="string">
            <text:p>3.7693e-06</text:p>
          </table:table-cell>
          <table:table-cell table:style-name="ce1" office:value-type="string">
            <text:p>3.832e-08</text:p>
          </table:table-cell>
          <table:table-cell table:style-name="ce1" office:value-type="string">
            <text:p>3.0806e-19</text:p>
          </table:table-cell>
          <table:table-cell table:style-name="ce1" office:value-type="string">
            <text:p>1.2022e-18</text:p>
          </table:table-cell>
          <table:table-cell office:value-type="float" office:value="0.00044348">
            <text:p>0.00044348</text:p>
          </table:table-cell>
          <table:table-cell table:style-name="ce1" office:value-type="string">
            <text:p>5.4996e-05</text:p>
          </table:table-cell>
          <table:table-cell office:value-type="float" office:value="0.00087183">
            <text:p>0.00087183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981e-18</text:p>
          </table:table-cell>
          <table:table-cell table:style-name="ce1" office:value-type="string">
            <text:p>1.2022e-18</text:p>
          </table:table-cell>
        </table:table-row>
        <table:table-row table:style-name="ro2">
          <table:table-cell office:value-type="float" office:value="1450.702">
            <text:p>1450.702</text:p>
          </table:table-cell>
          <table:table-cell table:formula="of:=[.P147]*1000000" office:value-type="float" office:value="440.43">
            <text:p>440.43</text:p>
          </table:table-cell>
          <table:table-cell table:formula="of:=[.Q147]*1000000" office:value-type="float" office:value="54.582">
            <text:p>54.582</text:p>
          </table:table-cell>
          <table:table-cell table:formula="of:=[.R147]*1000000" office:value-type="float" office:value="875.35">
            <text:p>875.35</text:p>
          </table:table-cell>
          <table:table-cell table:formula="of:=[.S147]*1000000" office:value-type="float" office:value="3.6962">
            <text:p>3.6962</text:p>
          </table:table-cell>
          <table:table-cell table:formula="of:=[.T147]*1000000" office:value-type="float" office:value="0.038386">
            <text:p>0.038386</text:p>
          </table:table-cell>
          <table:table-cell table:formula="of:=[.U147]*1000000" office:value-type="float" office:value="0.00000000000024327">
            <text:p>2.4327E-013</text:p>
          </table:table-cell>
          <table:table-cell table:formula="of:=[.V147]*1000000" office:value-type="float" office:value="0.0000000000011674">
            <text:p>1.1674E-012</text:p>
          </table:table-cell>
          <table:table-cell table:formula="of:=[.W147]*1000000" office:value-type="float" office:value="440.42">
            <text:p>440.42</text:p>
          </table:table-cell>
          <table:table-cell table:formula="of:=[.X147]*1000000" office:value-type="float" office:value="54.577">
            <text:p>54.577</text:p>
          </table:table-cell>
          <table:table-cell table:formula="of:=[.Y147]*1000000" office:value-type="float" office:value="875.33">
            <text:p>875.33</text:p>
          </table:table-cell>
          <table:table-cell table:formula="of:=[.Z147]*1000000" office:value-type="float" office:value="20.168">
            <text:p>20.168</text:p>
          </table:table-cell>
          <table:table-cell table:formula="of:=[.AA147]*1000000" office:value-type="float" office:value="0">
            <text:p>0</text:p>
          </table:table-cell>
          <table:table-cell table:formula="of:=[.AB147]*1000000" office:value-type="float" office:value="-0.0000000000011146">
            <text:p>-1.1146E-012</text:p>
          </table:table-cell>
          <table:table-cell table:formula="of:=[.AC147]*1000000" office:value-type="float" office:value="0.0000000000011674">
            <text:p>1.1674E-012</text:p>
          </table:table-cell>
          <table:table-cell office:value-type="float" office:value="0.00044043">
            <text:p>0.00044043</text:p>
          </table:table-cell>
          <table:table-cell table:style-name="ce1" office:value-type="string">
            <text:p>5.4582e-05</text:p>
          </table:table-cell>
          <table:table-cell office:value-type="float" office:value="0.00087535">
            <text:p>0.00087535</text:p>
          </table:table-cell>
          <table:table-cell table:style-name="ce1" office:value-type="string">
            <text:p>3.6962e-06</text:p>
          </table:table-cell>
          <table:table-cell table:style-name="ce1" office:value-type="string">
            <text:p>3.8386e-08</text:p>
          </table:table-cell>
          <table:table-cell table:style-name="ce1" office:value-type="string">
            <text:p>2.4327e-19</text:p>
          </table:table-cell>
          <table:table-cell table:style-name="ce1" office:value-type="string">
            <text:p>1.1674e-18</text:p>
          </table:table-cell>
          <table:table-cell office:value-type="float" office:value="0.00044042">
            <text:p>0.00044042</text:p>
          </table:table-cell>
          <table:table-cell table:style-name="ce1" office:value-type="string">
            <text:p>5.4577e-05</text:p>
          </table:table-cell>
          <table:table-cell office:value-type="float" office:value="0.00087533">
            <text:p>0.00087533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146e-18</text:p>
          </table:table-cell>
          <table:table-cell table:style-name="ce1" office:value-type="string">
            <text:p>1.1674e-18</text:p>
          </table:table-cell>
        </table:table-row>
        <table:table-row table:style-name="ro2">
          <table:table-cell office:value-type="float" office:value="1460.702">
            <text:p>1460.702</text:p>
          </table:table-cell>
          <table:table-cell table:formula="of:=[.P148]*1000000" office:value-type="float" office:value="437.39">
            <text:p>437.39</text:p>
          </table:table-cell>
          <table:table-cell table:formula="of:=[.Q148]*1000000" office:value-type="float" office:value="54.166">
            <text:p>54.166</text:p>
          </table:table-cell>
          <table:table-cell table:formula="of:=[.R148]*1000000" office:value-type="float" office:value="878.81">
            <text:p>878.81</text:p>
          </table:table-cell>
          <table:table-cell table:formula="of:=[.S148]*1000000" office:value-type="float" office:value="3.6242">
            <text:p>3.6242</text:p>
          </table:table-cell>
          <table:table-cell table:formula="of:=[.T148]*1000000" office:value-type="float" office:value="0.038452">
            <text:p>0.038452</text:p>
          </table:table-cell>
          <table:table-cell table:formula="of:=[.U148]*1000000" office:value-type="float" office:value="0.0000000000002222">
            <text:p>2.222E-013</text:p>
          </table:table-cell>
          <table:table-cell table:formula="of:=[.V148]*1000000" office:value-type="float" office:value="0.0000000000011336">
            <text:p>1.1336E-012</text:p>
          </table:table-cell>
          <table:table-cell table:formula="of:=[.W148]*1000000" office:value-type="float" office:value="437.39">
            <text:p>437.39</text:p>
          </table:table-cell>
          <table:table-cell table:formula="of:=[.X148]*1000000" office:value-type="float" office:value="54.161">
            <text:p>54.161</text:p>
          </table:table-cell>
          <table:table-cell table:formula="of:=[.Y148]*1000000" office:value-type="float" office:value="878.8">
            <text:p>878.8</text:p>
          </table:table-cell>
          <table:table-cell table:formula="of:=[.Z148]*1000000" office:value-type="float" office:value="20.168">
            <text:p>20.168</text:p>
          </table:table-cell>
          <table:table-cell table:formula="of:=[.AA148]*1000000" office:value-type="float" office:value="0">
            <text:p>0</text:p>
          </table:table-cell>
          <table:table-cell table:formula="of:=[.AB148]*1000000" office:value-type="float" office:value="-0.00000000000078343">
            <text:p>-7.8343E-013</text:p>
          </table:table-cell>
          <table:table-cell table:formula="of:=[.AC148]*1000000" office:value-type="float" office:value="0.0000000000011336">
            <text:p>1.1336E-012</text:p>
          </table:table-cell>
          <table:table-cell office:value-type="float" office:value="0.00043739">
            <text:p>0.00043739</text:p>
          </table:table-cell>
          <table:table-cell table:style-name="ce1" office:value-type="string">
            <text:p>5.4166e-05</text:p>
          </table:table-cell>
          <table:table-cell office:value-type="float" office:value="0.00087881">
            <text:p>0.00087881</text:p>
          </table:table-cell>
          <table:table-cell table:style-name="ce1" office:value-type="string">
            <text:p>3.6242e-06</text:p>
          </table:table-cell>
          <table:table-cell table:style-name="ce1" office:value-type="string">
            <text:p>3.8452e-08</text:p>
          </table:table-cell>
          <table:table-cell table:style-name="ce1" office:value-type="string">
            <text:p>2.222e-19</text:p>
          </table:table-cell>
          <table:table-cell table:style-name="ce1" office:value-type="string">
            <text:p>1.1336e-18</text:p>
          </table:table-cell>
          <table:table-cell office:value-type="float" office:value="0.00043739">
            <text:p>0.00043739</text:p>
          </table:table-cell>
          <table:table-cell table:style-name="ce1" office:value-type="string">
            <text:p>5.4161e-05</text:p>
          </table:table-cell>
          <table:table-cell office:value-type="float" office:value="0.0008788">
            <text:p>0.0008788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7.8343e-19</text:p>
          </table:table-cell>
          <table:table-cell table:style-name="ce1" office:value-type="string">
            <text:p>1.1336e-18</text:p>
          </table:table-cell>
        </table:table-row>
        <table:table-row table:style-name="ro2">
          <table:table-cell office:value-type="float" office:value="1470.702">
            <text:p>1470.702</text:p>
          </table:table-cell>
          <table:table-cell table:formula="of:=[.P149]*1000000" office:value-type="float" office:value="434.39">
            <text:p>434.39</text:p>
          </table:table-cell>
          <table:table-cell table:formula="of:=[.Q149]*1000000" office:value-type="float" office:value="53.752">
            <text:p>53.752</text:p>
          </table:table-cell>
          <table:table-cell table:formula="of:=[.R149]*1000000" office:value-type="float" office:value="882.25">
            <text:p>882.25</text:p>
          </table:table-cell>
          <table:table-cell table:formula="of:=[.S149]*1000000" office:value-type="float" office:value="3.5535">
            <text:p>3.5535</text:p>
          </table:table-cell>
          <table:table-cell table:formula="of:=[.T149]*1000000" office:value-type="float" office:value="0.038518">
            <text:p>0.038518</text:p>
          </table:table-cell>
          <table:table-cell table:formula="of:=[.U149]*1000000" office:value-type="float" office:value="0.00000000000010305">
            <text:p>1.0305E-013</text:p>
          </table:table-cell>
          <table:table-cell table:formula="of:=[.V149]*1000000" office:value-type="float" office:value="0.0000000000011009">
            <text:p>1.1009E-012</text:p>
          </table:table-cell>
          <table:table-cell table:formula="of:=[.W149]*1000000" office:value-type="float" office:value="434.39">
            <text:p>434.39</text:p>
          </table:table-cell>
          <table:table-cell table:formula="of:=[.X149]*1000000" office:value-type="float" office:value="53.748">
            <text:p>53.748</text:p>
          </table:table-cell>
          <table:table-cell table:formula="of:=[.Y149]*1000000" office:value-type="float" office:value="882.23">
            <text:p>882.23</text:p>
          </table:table-cell>
          <table:table-cell table:formula="of:=[.Z149]*1000000" office:value-type="float" office:value="20.168">
            <text:p>20.168</text:p>
          </table:table-cell>
          <table:table-cell table:formula="of:=[.AA149]*1000000" office:value-type="float" office:value="0">
            <text:p>0</text:p>
          </table:table-cell>
          <table:table-cell table:formula="of:=[.AB149]*1000000" office:value-type="float" office:value="-0.00000000000070553">
            <text:p>-7.0553E-013</text:p>
          </table:table-cell>
          <table:table-cell table:formula="of:=[.AC149]*1000000" office:value-type="float" office:value="0.0000000000011009">
            <text:p>1.1009E-012</text:p>
          </table:table-cell>
          <table:table-cell office:value-type="float" office:value="0.00043439">
            <text:p>0.00043439</text:p>
          </table:table-cell>
          <table:table-cell table:style-name="ce1" office:value-type="string">
            <text:p>5.3752e-05</text:p>
          </table:table-cell>
          <table:table-cell office:value-type="float" office:value="0.00088225">
            <text:p>0.00088225</text:p>
          </table:table-cell>
          <table:table-cell table:style-name="ce1" office:value-type="string">
            <text:p>3.5535e-06</text:p>
          </table:table-cell>
          <table:table-cell table:style-name="ce1" office:value-type="string">
            <text:p>3.8518e-08</text:p>
          </table:table-cell>
          <table:table-cell table:style-name="ce1" office:value-type="string">
            <text:p>1.0305e-19</text:p>
          </table:table-cell>
          <table:table-cell table:style-name="ce1" office:value-type="string">
            <text:p>1.1009e-18</text:p>
          </table:table-cell>
          <table:table-cell office:value-type="float" office:value="0.00043439">
            <text:p>0.00043439</text:p>
          </table:table-cell>
          <table:table-cell table:style-name="ce1" office:value-type="string">
            <text:p>5.3748e-05</text:p>
          </table:table-cell>
          <table:table-cell office:value-type="float" office:value="0.00088223">
            <text:p>0.00088223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7.0553e-19</text:p>
          </table:table-cell>
          <table:table-cell table:style-name="ce1" office:value-type="string">
            <text:p>1.1009e-18</text:p>
          </table:table-cell>
        </table:table-row>
        <table:table-row table:style-name="ro2">
          <table:table-cell office:value-type="float" office:value="1480.702">
            <text:p>1480.702</text:p>
          </table:table-cell>
          <table:table-cell table:formula="of:=[.P150]*1000000" office:value-type="float" office:value="431.41">
            <text:p>431.41</text:p>
          </table:table-cell>
          <table:table-cell table:formula="of:=[.Q150]*1000000" office:value-type="float" office:value="53.342">
            <text:p>53.342</text:p>
          </table:table-cell>
          <table:table-cell table:formula="of:=[.R150]*1000000" office:value-type="float" office:value="885.66">
            <text:p>885.66</text:p>
          </table:table-cell>
          <table:table-cell table:formula="of:=[.S150]*1000000" office:value-type="float" office:value="3.4839">
            <text:p>3.4839</text:p>
          </table:table-cell>
          <table:table-cell table:formula="of:=[.T150]*1000000" office:value-type="float" office:value="0.038584">
            <text:p>0.038584</text:p>
          </table:table-cell>
          <table:table-cell table:formula="of:=[.U150]*1000000" office:value-type="float" office:value="0.000000000000027679">
            <text:p>2.7679E-014</text:p>
          </table:table-cell>
          <table:table-cell table:formula="of:=[.V150]*1000000" office:value-type="float" office:value="0.0000000000010691">
            <text:p>1.0691E-012</text:p>
          </table:table-cell>
          <table:table-cell table:formula="of:=[.W150]*1000000" office:value-type="float" office:value="431.41">
            <text:p>431.41</text:p>
          </table:table-cell>
          <table:table-cell table:formula="of:=[.X150]*1000000" office:value-type="float" office:value="53.337">
            <text:p>53.337</text:p>
          </table:table-cell>
          <table:table-cell table:formula="of:=[.Y150]*1000000" office:value-type="float" office:value="885.64">
            <text:p>885.64</text:p>
          </table:table-cell>
          <table:table-cell table:formula="of:=[.Z150]*1000000" office:value-type="float" office:value="20.168">
            <text:p>20.168</text:p>
          </table:table-cell>
          <table:table-cell table:formula="of:=[.AA150]*1000000" office:value-type="float" office:value="0">
            <text:p>0</text:p>
          </table:table-cell>
          <table:table-cell table:formula="of:=[.AB150]*1000000" office:value-type="float" office:value="-0.0000000000007335">
            <text:p>-7.335E-013</text:p>
          </table:table-cell>
          <table:table-cell table:formula="of:=[.AC150]*1000000" office:value-type="float" office:value="0.0000000000010691">
            <text:p>1.0691E-012</text:p>
          </table:table-cell>
          <table:table-cell office:value-type="float" office:value="0.00043141">
            <text:p>0.00043141</text:p>
          </table:table-cell>
          <table:table-cell table:style-name="ce1" office:value-type="string">
            <text:p>5.3342e-05</text:p>
          </table:table-cell>
          <table:table-cell office:value-type="float" office:value="0.00088566">
            <text:p>0.00088566</text:p>
          </table:table-cell>
          <table:table-cell table:style-name="ce1" office:value-type="string">
            <text:p>3.4839e-06</text:p>
          </table:table-cell>
          <table:table-cell table:style-name="ce1" office:value-type="string">
            <text:p>3.8584e-08</text:p>
          </table:table-cell>
          <table:table-cell table:style-name="ce1" office:value-type="string">
            <text:p>2.7679e-20</text:p>
          </table:table-cell>
          <table:table-cell table:style-name="ce1" office:value-type="string">
            <text:p>1.0691e-18</text:p>
          </table:table-cell>
          <table:table-cell office:value-type="float" office:value="0.00043141">
            <text:p>0.00043141</text:p>
          </table:table-cell>
          <table:table-cell table:style-name="ce1" office:value-type="string">
            <text:p>5.3337e-05</text:p>
          </table:table-cell>
          <table:table-cell office:value-type="float" office:value="0.00088564">
            <text:p>0.00088564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7.335e-19</text:p>
          </table:table-cell>
          <table:table-cell table:style-name="ce1" office:value-type="string">
            <text:p>1.0691e-18</text:p>
          </table:table-cell>
        </table:table-row>
        <table:table-row table:style-name="ro2">
          <table:table-cell office:value-type="float" office:value="1490.702">
            <text:p>1490.702</text:p>
          </table:table-cell>
          <table:table-cell table:formula="of:=[.P151]*1000000" office:value-type="float" office:value="428.47">
            <text:p>428.47</text:p>
          </table:table-cell>
          <table:table-cell table:formula="of:=[.Q151]*1000000" office:value-type="float" office:value="52.934">
            <text:p>52.934</text:p>
          </table:table-cell>
          <table:table-cell table:formula="of:=[.R151]*1000000" office:value-type="float" office:value="889.03">
            <text:p>889.03</text:p>
          </table:table-cell>
          <table:table-cell table:formula="of:=[.S151]*1000000" office:value-type="float" office:value="3.4155">
            <text:p>3.4155</text:p>
          </table:table-cell>
          <table:table-cell table:formula="of:=[.T151]*1000000" office:value-type="float" office:value="0.03865">
            <text:p>0.03865</text:p>
          </table:table-cell>
          <table:table-cell table:formula="of:=[.U151]*1000000" office:value-type="float" office:value="-0.00000000000024674">
            <text:p>-2.4674E-013</text:p>
          </table:table-cell>
          <table:table-cell table:formula="of:=[.V151]*1000000" office:value-type="float" office:value="0.0000000000010383">
            <text:p>1.0383E-012</text:p>
          </table:table-cell>
          <table:table-cell table:formula="of:=[.W151]*1000000" office:value-type="float" office:value="428.46">
            <text:p>428.46</text:p>
          </table:table-cell>
          <table:table-cell table:formula="of:=[.X151]*1000000" office:value-type="float" office:value="52.929">
            <text:p>52.929</text:p>
          </table:table-cell>
          <table:table-cell table:formula="of:=[.Y151]*1000000" office:value-type="float" office:value="889.01">
            <text:p>889.01</text:p>
          </table:table-cell>
          <table:table-cell table:formula="of:=[.Z151]*1000000" office:value-type="float" office:value="20.168">
            <text:p>20.168</text:p>
          </table:table-cell>
          <table:table-cell table:formula="of:=[.AA151]*1000000" office:value-type="float" office:value="0">
            <text:p>0</text:p>
          </table:table-cell>
          <table:table-cell table:formula="of:=[.AB151]*1000000" office:value-type="float" office:value="-0.00000000000054532">
            <text:p>-5.4532E-013</text:p>
          </table:table-cell>
          <table:table-cell table:formula="of:=[.AC151]*1000000" office:value-type="float" office:value="0.0000000000010383">
            <text:p>1.0383E-012</text:p>
          </table:table-cell>
          <table:table-cell office:value-type="float" office:value="0.00042847">
            <text:p>0.00042847</text:p>
          </table:table-cell>
          <table:table-cell table:style-name="ce1" office:value-type="string">
            <text:p>5.2934e-05</text:p>
          </table:table-cell>
          <table:table-cell office:value-type="float" office:value="0.00088903">
            <text:p>0.00088903</text:p>
          </table:table-cell>
          <table:table-cell table:style-name="ce1" office:value-type="string">
            <text:p>3.4155e-06</text:p>
          </table:table-cell>
          <table:table-cell table:style-name="ce1" office:value-type="string">
            <text:p>3.865e-08</text:p>
          </table:table-cell>
          <table:table-cell table:style-name="ce1" office:value-type="string">
            <text:p>-2.4674e-19</text:p>
          </table:table-cell>
          <table:table-cell table:style-name="ce1" office:value-type="string">
            <text:p>1.0383e-18</text:p>
          </table:table-cell>
          <table:table-cell office:value-type="float" office:value="0.00042846">
            <text:p>0.00042846</text:p>
          </table:table-cell>
          <table:table-cell table:style-name="ce1" office:value-type="string">
            <text:p>5.2929e-05</text:p>
          </table:table-cell>
          <table:table-cell office:value-type="float" office:value="0.00088901">
            <text:p>0.00088901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5.4532e-19</text:p>
          </table:table-cell>
          <table:table-cell table:style-name="ce1" office:value-type="string">
            <text:p>1.0383e-18</text:p>
          </table:table-cell>
        </table:table-row>
        <table:table-row table:style-name="ro2">
          <table:table-cell office:value-type="float" office:value="1500.702">
            <text:p>1500.702</text:p>
          </table:table-cell>
          <table:table-cell table:formula="of:=[.P152]*1000000" office:value-type="float" office:value="425.54">
            <text:p>425.54</text:p>
          </table:table-cell>
          <table:table-cell table:formula="of:=[.Q152]*1000000" office:value-type="float" office:value="52.528">
            <text:p>52.528</text:p>
          </table:table-cell>
          <table:table-cell table:formula="of:=[.R152]*1000000" office:value-type="float" office:value="892.38">
            <text:p>892.38</text:p>
          </table:table-cell>
          <table:table-cell table:formula="of:=[.S152]*1000000" office:value-type="float" office:value="3.3483">
            <text:p>3.3483</text:p>
          </table:table-cell>
          <table:table-cell table:formula="of:=[.T152]*1000000" office:value-type="float" office:value="0.038715">
            <text:p>0.038715</text:p>
          </table:table-cell>
          <table:table-cell table:formula="of:=[.U152]*1000000" office:value-type="float" office:value="-0.00000000000019873">
            <text:p>-1.9873E-013</text:p>
          </table:table-cell>
          <table:table-cell table:formula="of:=[.V152]*1000000" office:value-type="float" office:value="0.0000000000010085">
            <text:p>1.0085E-012</text:p>
          </table:table-cell>
          <table:table-cell table:formula="of:=[.W152]*1000000" office:value-type="float" office:value="425.54">
            <text:p>425.54</text:p>
          </table:table-cell>
          <table:table-cell table:formula="of:=[.X152]*1000000" office:value-type="float" office:value="52.524">
            <text:p>52.524</text:p>
          </table:table-cell>
          <table:table-cell table:formula="of:=[.Y152]*1000000" office:value-type="float" office:value="892.36">
            <text:p>892.36</text:p>
          </table:table-cell>
          <table:table-cell table:formula="of:=[.Z152]*1000000" office:value-type="float" office:value="20.168">
            <text:p>20.168</text:p>
          </table:table-cell>
          <table:table-cell table:formula="of:=[.AA152]*1000000" office:value-type="float" office:value="0">
            <text:p>0</text:p>
          </table:table-cell>
          <table:table-cell table:formula="of:=[.AB152]*1000000" office:value-type="float" office:value="-0.00000000000045646">
            <text:p>-4.5646E-013</text:p>
          </table:table-cell>
          <table:table-cell table:formula="of:=[.AC152]*1000000" office:value-type="float" office:value="0.0000000000010085">
            <text:p>1.0085E-012</text:p>
          </table:table-cell>
          <table:table-cell office:value-type="float" office:value="0.00042554">
            <text:p>0.00042554</text:p>
          </table:table-cell>
          <table:table-cell table:style-name="ce1" office:value-type="string">
            <text:p>5.2528e-05</text:p>
          </table:table-cell>
          <table:table-cell office:value-type="float" office:value="0.00089238">
            <text:p>0.00089238</text:p>
          </table:table-cell>
          <table:table-cell table:style-name="ce1" office:value-type="string">
            <text:p>3.3483e-06</text:p>
          </table:table-cell>
          <table:table-cell table:style-name="ce1" office:value-type="string">
            <text:p>3.8715e-08</text:p>
          </table:table-cell>
          <table:table-cell table:style-name="ce1" office:value-type="string">
            <text:p>-1.9873e-19</text:p>
          </table:table-cell>
          <table:table-cell table:style-name="ce1" office:value-type="string">
            <text:p>1.0085e-18</text:p>
          </table:table-cell>
          <table:table-cell office:value-type="float" office:value="0.00042554">
            <text:p>0.00042554</text:p>
          </table:table-cell>
          <table:table-cell table:style-name="ce1" office:value-type="string">
            <text:p>5.2524e-05</text:p>
          </table:table-cell>
          <table:table-cell office:value-type="float" office:value="0.00089236">
            <text:p>0.00089236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4.5646e-19</text:p>
          </table:table-cell>
          <table:table-cell table:style-name="ce1" office:value-type="string">
            <text:p>1.0085e-18</text:p>
          </table:table-cell>
        </table:table-row>
        <table:table-row table:style-name="ro2">
          <table:table-cell office:value-type="float" office:value="1510.702">
            <text:p>1510.702</text:p>
          </table:table-cell>
          <table:table-cell table:formula="of:=[.P153]*1000000" office:value-type="float" office:value="422.65">
            <text:p>422.65</text:p>
          </table:table-cell>
          <table:table-cell table:formula="of:=[.Q153]*1000000" office:value-type="float" office:value="52.125">
            <text:p>52.125</text:p>
          </table:table-cell>
          <table:table-cell table:formula="of:=[.R153]*1000000" office:value-type="float" office:value="895.69">
            <text:p>895.69</text:p>
          </table:table-cell>
          <table:table-cell table:formula="of:=[.S153]*1000000" office:value-type="float" office:value="3.2822">
            <text:p>3.2822</text:p>
          </table:table-cell>
          <table:table-cell table:formula="of:=[.T153]*1000000" office:value-type="float" office:value="0.03878">
            <text:p>0.03878</text:p>
          </table:table-cell>
          <table:table-cell table:formula="of:=[.U153]*1000000" office:value-type="float" office:value="0.0000000000002867">
            <text:p>2.867E-013</text:p>
          </table:table-cell>
          <table:table-cell table:formula="of:=[.V153]*1000000" office:value-type="float" office:value="0.00000000000097957">
            <text:p>9.7957E-013</text:p>
          </table:table-cell>
          <table:table-cell table:formula="of:=[.W153]*1000000" office:value-type="float" office:value="422.65">
            <text:p>422.65</text:p>
          </table:table-cell>
          <table:table-cell table:formula="of:=[.X153]*1000000" office:value-type="float" office:value="52.121">
            <text:p>52.121</text:p>
          </table:table-cell>
          <table:table-cell table:formula="of:=[.Y153]*1000000" office:value-type="float" office:value="895.67">
            <text:p>895.67</text:p>
          </table:table-cell>
          <table:table-cell table:formula="of:=[.Z153]*1000000" office:value-type="float" office:value="20.168">
            <text:p>20.168</text:p>
          </table:table-cell>
          <table:table-cell table:formula="of:=[.AA153]*1000000" office:value-type="float" office:value="0">
            <text:p>0</text:p>
          </table:table-cell>
          <table:table-cell table:formula="of:=[.AB153]*1000000" office:value-type="float" office:value="-0.00000000000039548">
            <text:p>-3.9548E-013</text:p>
          </table:table-cell>
          <table:table-cell table:formula="of:=[.AC153]*1000000" office:value-type="float" office:value="0.00000000000097955">
            <text:p>9.7955E-013</text:p>
          </table:table-cell>
          <table:table-cell office:value-type="float" office:value="0.00042265">
            <text:p>0.00042265</text:p>
          </table:table-cell>
          <table:table-cell table:style-name="ce1" office:value-type="string">
            <text:p>5.2125e-05</text:p>
          </table:table-cell>
          <table:table-cell office:value-type="float" office:value="0.00089569">
            <text:p>0.00089569</text:p>
          </table:table-cell>
          <table:table-cell table:style-name="ce1" office:value-type="string">
            <text:p>3.2822e-06</text:p>
          </table:table-cell>
          <table:table-cell table:style-name="ce1" office:value-type="string">
            <text:p>3.878e-08</text:p>
          </table:table-cell>
          <table:table-cell table:style-name="ce1" office:value-type="string">
            <text:p>2.867e-19</text:p>
          </table:table-cell>
          <table:table-cell table:style-name="ce1" office:value-type="string">
            <text:p>9.7957e-19</text:p>
          </table:table-cell>
          <table:table-cell office:value-type="float" office:value="0.00042265">
            <text:p>0.00042265</text:p>
          </table:table-cell>
          <table:table-cell table:style-name="ce1" office:value-type="string">
            <text:p>5.2121e-05</text:p>
          </table:table-cell>
          <table:table-cell office:value-type="float" office:value="0.00089567">
            <text:p>0.00089567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3.9548e-19</text:p>
          </table:table-cell>
          <table:table-cell table:style-name="ce1" office:value-type="string">
            <text:p>9.7955e-19</text:p>
          </table:table-cell>
        </table:table-row>
        <table:table-row table:style-name="ro2">
          <table:table-cell office:value-type="float" office:value="1520.702">
            <text:p>1520.702</text:p>
          </table:table-cell>
          <table:table-cell table:formula="of:=[.P154]*1000000" office:value-type="float" office:value="419.78">
            <text:p>419.78</text:p>
          </table:table-cell>
          <table:table-cell table:formula="of:=[.Q154]*1000000" office:value-type="float" office:value="51.725">
            <text:p>51.725</text:p>
          </table:table-cell>
          <table:table-cell table:formula="of:=[.R154]*1000000" office:value-type="float" office:value="898.98">
            <text:p>898.98</text:p>
          </table:table-cell>
          <table:table-cell table:formula="of:=[.S154]*1000000" office:value-type="float" office:value="3.2172">
            <text:p>3.2172</text:p>
          </table:table-cell>
          <table:table-cell table:formula="of:=[.T154]*1000000" office:value-type="float" office:value="0.038845">
            <text:p>0.038845</text:p>
          </table:table-cell>
          <table:table-cell table:formula="of:=[.U154]*1000000" office:value-type="float" office:value="0.000000000000094239">
            <text:p>9.4239E-014</text:p>
          </table:table-cell>
          <table:table-cell table:formula="of:=[.V154]*1000000" office:value-type="float" office:value="0.00000000000095152">
            <text:p>9.5152E-013</text:p>
          </table:table-cell>
          <table:table-cell table:formula="of:=[.W154]*1000000" office:value-type="float" office:value="419.78">
            <text:p>419.78</text:p>
          </table:table-cell>
          <table:table-cell table:formula="of:=[.X154]*1000000" office:value-type="float" office:value="51.72">
            <text:p>51.72</text:p>
          </table:table-cell>
          <table:table-cell table:formula="of:=[.Y154]*1000000" office:value-type="float" office:value="898.96">
            <text:p>898.96</text:p>
          </table:table-cell>
          <table:table-cell table:formula="of:=[.Z154]*1000000" office:value-type="float" office:value="20.168">
            <text:p>20.168</text:p>
          </table:table-cell>
          <table:table-cell table:formula="of:=[.AA154]*1000000" office:value-type="float" office:value="0">
            <text:p>0</text:p>
          </table:table-cell>
          <table:table-cell table:formula="of:=[.AB154]*1000000" office:value-type="float" office:value="-0.00000000000022053">
            <text:p>-2.2053E-013</text:p>
          </table:table-cell>
          <table:table-cell table:formula="of:=[.AC154]*1000000" office:value-type="float" office:value="0.0000000000009515">
            <text:p>9.515E-013</text:p>
          </table:table-cell>
          <table:table-cell office:value-type="float" office:value="0.00041978">
            <text:p>0.00041978</text:p>
          </table:table-cell>
          <table:table-cell table:style-name="ce1" office:value-type="string">
            <text:p>5.1725e-05</text:p>
          </table:table-cell>
          <table:table-cell office:value-type="float" office:value="0.00089898">
            <text:p>0.00089898</text:p>
          </table:table-cell>
          <table:table-cell table:style-name="ce1" office:value-type="string">
            <text:p>3.2172e-06</text:p>
          </table:table-cell>
          <table:table-cell table:style-name="ce1" office:value-type="string">
            <text:p>3.8845e-08</text:p>
          </table:table-cell>
          <table:table-cell table:style-name="ce1" office:value-type="string">
            <text:p>9.4239e-20</text:p>
          </table:table-cell>
          <table:table-cell table:style-name="ce1" office:value-type="string">
            <text:p>9.5152e-19</text:p>
          </table:table-cell>
          <table:table-cell office:value-type="float" office:value="0.00041978">
            <text:p>0.00041978</text:p>
          </table:table-cell>
          <table:table-cell table:style-name="ce1" office:value-type="string">
            <text:p>5.172e-05</text:p>
          </table:table-cell>
          <table:table-cell office:value-type="float" office:value="0.00089896">
            <text:p>0.00089896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053e-19</text:p>
          </table:table-cell>
          <table:table-cell table:style-name="ce1" office:value-type="string">
            <text:p>9.515e-19</text:p>
          </table:table-cell>
        </table:table-row>
        <table:table-row table:style-name="ro2">
          <table:table-cell office:value-type="float" office:value="1530.702">
            <text:p>1530.702</text:p>
          </table:table-cell>
          <table:table-cell table:formula="of:=[.P155]*1000000" office:value-type="float" office:value="416.94">
            <text:p>416.94</text:p>
          </table:table-cell>
          <table:table-cell table:formula="of:=[.Q155]*1000000" office:value-type="float" office:value="51.327">
            <text:p>51.327</text:p>
          </table:table-cell>
          <table:table-cell table:formula="of:=[.R155]*1000000" office:value-type="float" office:value="902.24">
            <text:p>902.24</text:p>
          </table:table-cell>
          <table:table-cell table:formula="of:=[.S155]*1000000" office:value-type="float" office:value="3.1533">
            <text:p>3.1533</text:p>
          </table:table-cell>
          <table:table-cell table:formula="of:=[.T155]*1000000" office:value-type="float" office:value="0.03891">
            <text:p>0.03891</text:p>
          </table:table-cell>
          <table:table-cell table:formula="of:=[.U155]*1000000" office:value-type="float" office:value="-4.0672E-015">
            <text:p>-4.0672E-015</text:p>
          </table:table-cell>
          <table:table-cell table:formula="of:=[.V155]*1000000" office:value-type="float" office:value="0.00000000000092432">
            <text:p>9.2432E-013</text:p>
          </table:table-cell>
          <table:table-cell table:formula="of:=[.W155]*1000000" office:value-type="float" office:value="416.94">
            <text:p>416.94</text:p>
          </table:table-cell>
          <table:table-cell table:formula="of:=[.X155]*1000000" office:value-type="float" office:value="51.322">
            <text:p>51.322</text:p>
          </table:table-cell>
          <table:table-cell table:formula="of:=[.Y155]*1000000" office:value-type="float" office:value="902.22">
            <text:p>902.22</text:p>
          </table:table-cell>
          <table:table-cell table:formula="of:=[.Z155]*1000000" office:value-type="float" office:value="20.168">
            <text:p>20.168</text:p>
          </table:table-cell>
          <table:table-cell table:formula="of:=[.AA155]*1000000" office:value-type="float" office:value="0">
            <text:p>0</text:p>
          </table:table-cell>
          <table:table-cell table:formula="of:=[.AB155]*1000000" office:value-type="float" office:value="-0.00000000000013545">
            <text:p>-1.3545E-013</text:p>
          </table:table-cell>
          <table:table-cell table:formula="of:=[.AC155]*1000000" office:value-type="float" office:value="0.00000000000092431">
            <text:p>9.2431E-013</text:p>
          </table:table-cell>
          <table:table-cell office:value-type="float" office:value="0.00041694">
            <text:p>0.00041694</text:p>
          </table:table-cell>
          <table:table-cell table:style-name="ce1" office:value-type="string">
            <text:p>5.1327e-05</text:p>
          </table:table-cell>
          <table:table-cell office:value-type="float" office:value="0.00090224">
            <text:p>0.00090224</text:p>
          </table:table-cell>
          <table:table-cell table:style-name="ce1" office:value-type="string">
            <text:p>3.1533e-06</text:p>
          </table:table-cell>
          <table:table-cell table:style-name="ce1" office:value-type="string">
            <text:p>3.891e-08</text:p>
          </table:table-cell>
          <table:table-cell table:style-name="ce1" office:value-type="string">
            <text:p>-4.0672e-21</text:p>
          </table:table-cell>
          <table:table-cell table:style-name="ce1" office:value-type="string">
            <text:p>9.2432e-19</text:p>
          </table:table-cell>
          <table:table-cell office:value-type="float" office:value="0.00041694">
            <text:p>0.00041694</text:p>
          </table:table-cell>
          <table:table-cell table:style-name="ce1" office:value-type="string">
            <text:p>5.1322e-05</text:p>
          </table:table-cell>
          <table:table-cell office:value-type="float" office:value="0.00090222">
            <text:p>0.00090222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3545e-19</text:p>
          </table:table-cell>
          <table:table-cell table:style-name="ce1" office:value-type="string">
            <text:p>9.2431e-19</text:p>
          </table:table-cell>
        </table:table-row>
        <table:table-row table:style-name="ro2">
          <table:table-cell office:value-type="float" office:value="1540.702">
            <text:p>1540.702</text:p>
          </table:table-cell>
          <table:table-cell table:formula="of:=[.P156]*1000000" office:value-type="float" office:value="414.13">
            <text:p>414.13</text:p>
          </table:table-cell>
          <table:table-cell table:formula="of:=[.Q156]*1000000" office:value-type="float" office:value="50.931">
            <text:p>50.931</text:p>
          </table:table-cell>
          <table:table-cell table:formula="of:=[.R156]*1000000" office:value-type="float" office:value="905.46">
            <text:p>905.46</text:p>
          </table:table-cell>
          <table:table-cell table:formula="of:=[.S156]*1000000" office:value-type="float" office:value="3.0906">
            <text:p>3.0906</text:p>
          </table:table-cell>
          <table:table-cell table:formula="of:=[.T156]*1000000" office:value-type="float" office:value="0.038975">
            <text:p>0.038975</text:p>
          </table:table-cell>
          <table:table-cell table:formula="of:=[.U156]*1000000" office:value-type="float" office:value="0.00000000000001774">
            <text:p>1.774E-014</text:p>
          </table:table-cell>
          <table:table-cell table:formula="of:=[.V156]*1000000" office:value-type="float" office:value="0.00000000000089795">
            <text:p>8.9795E-013</text:p>
          </table:table-cell>
          <table:table-cell table:formula="of:=[.W156]*1000000" office:value-type="float" office:value="414.12">
            <text:p>414.12</text:p>
          </table:table-cell>
          <table:table-cell table:formula="of:=[.X156]*1000000" office:value-type="float" office:value="50.927">
            <text:p>50.927</text:p>
          </table:table-cell>
          <table:table-cell table:formula="of:=[.Y156]*1000000" office:value-type="float" office:value="905.44">
            <text:p>905.44</text:p>
          </table:table-cell>
          <table:table-cell table:formula="of:=[.Z156]*1000000" office:value-type="float" office:value="20.168">
            <text:p>20.168</text:p>
          </table:table-cell>
          <table:table-cell table:formula="of:=[.AA156]*1000000" office:value-type="float" office:value="0">
            <text:p>0</text:p>
          </table:table-cell>
          <table:table-cell table:formula="of:=[.AB156]*1000000" office:value-type="float" office:value="-0.000000000000093153">
            <text:p>-9.3153E-014</text:p>
          </table:table-cell>
          <table:table-cell table:formula="of:=[.AC156]*1000000" office:value-type="float" office:value="0.00000000000089794">
            <text:p>8.9794E-013</text:p>
          </table:table-cell>
          <table:table-cell office:value-type="float" office:value="0.00041413">
            <text:p>0.00041413</text:p>
          </table:table-cell>
          <table:table-cell table:style-name="ce1" office:value-type="string">
            <text:p>5.0931e-05</text:p>
          </table:table-cell>
          <table:table-cell office:value-type="float" office:value="0.00090546">
            <text:p>0.00090546</text:p>
          </table:table-cell>
          <table:table-cell table:style-name="ce1" office:value-type="string">
            <text:p>3.0906e-06</text:p>
          </table:table-cell>
          <table:table-cell table:style-name="ce1" office:value-type="string">
            <text:p>3.8975e-08</text:p>
          </table:table-cell>
          <table:table-cell table:style-name="ce1" office:value-type="string">
            <text:p>1.774e-20</text:p>
          </table:table-cell>
          <table:table-cell table:style-name="ce1" office:value-type="string">
            <text:p>8.9795e-19</text:p>
          </table:table-cell>
          <table:table-cell office:value-type="float" office:value="0.00041412">
            <text:p>0.00041412</text:p>
          </table:table-cell>
          <table:table-cell table:style-name="ce1" office:value-type="string">
            <text:p>5.0927e-05</text:p>
          </table:table-cell>
          <table:table-cell office:value-type="float" office:value="0.00090544">
            <text:p>0.00090544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9.3153e-20</text:p>
          </table:table-cell>
          <table:table-cell table:style-name="ce1" office:value-type="string">
            <text:p>8.9794e-19</text:p>
          </table:table-cell>
        </table:table-row>
        <table:table-row table:style-name="ro2">
          <table:table-cell office:value-type="float" office:value="1550.702">
            <text:p>1550.702</text:p>
          </table:table-cell>
          <table:table-cell table:formula="of:=[.P157]*1000000" office:value-type="float" office:value="411.34">
            <text:p>411.34</text:p>
          </table:table-cell>
          <table:table-cell table:formula="of:=[.Q157]*1000000" office:value-type="float" office:value="50.539">
            <text:p>50.539</text:p>
          </table:table-cell>
          <table:table-cell table:formula="of:=[.R157]*1000000" office:value-type="float" office:value="908.66">
            <text:p>908.66</text:p>
          </table:table-cell>
          <table:table-cell table:formula="of:=[.S157]*1000000" office:value-type="float" office:value="3.0289">
            <text:p>3.0289</text:p>
          </table:table-cell>
          <table:table-cell table:formula="of:=[.T157]*1000000" office:value-type="float" office:value="0.03904">
            <text:p>0.03904</text:p>
          </table:table-cell>
          <table:table-cell table:formula="of:=[.U157]*1000000" office:value-type="float" office:value="-2.2571E-015">
            <text:p>-2.2571E-015</text:p>
          </table:table-cell>
          <table:table-cell table:formula="of:=[.V157]*1000000" office:value-type="float" office:value="0.00000000000087239">
            <text:p>8.7239E-013</text:p>
          </table:table-cell>
          <table:table-cell table:formula="of:=[.W157]*1000000" office:value-type="float" office:value="411.33">
            <text:p>411.33</text:p>
          </table:table-cell>
          <table:table-cell table:formula="of:=[.X157]*1000000" office:value-type="float" office:value="50.534">
            <text:p>50.534</text:p>
          </table:table-cell>
          <table:table-cell table:formula="of:=[.Y157]*1000000" office:value-type="float" office:value="908.64">
            <text:p>908.64</text:p>
          </table:table-cell>
          <table:table-cell table:formula="of:=[.Z157]*1000000" office:value-type="float" office:value="20.168">
            <text:p>20.168</text:p>
          </table:table-cell>
          <table:table-cell table:formula="of:=[.AA157]*1000000" office:value-type="float" office:value="0">
            <text:p>0</text:p>
          </table:table-cell>
          <table:table-cell table:formula="of:=[.AB157]*1000000" office:value-type="float" office:value="-0.000000000000066011">
            <text:p>-6.6011E-014</text:p>
          </table:table-cell>
          <table:table-cell table:formula="of:=[.AC157]*1000000" office:value-type="float" office:value="0.00000000000087238">
            <text:p>8.7238E-013</text:p>
          </table:table-cell>
          <table:table-cell office:value-type="float" office:value="0.00041134">
            <text:p>0.00041134</text:p>
          </table:table-cell>
          <table:table-cell table:style-name="ce1" office:value-type="string">
            <text:p>5.0539e-05</text:p>
          </table:table-cell>
          <table:table-cell office:value-type="float" office:value="0.00090866">
            <text:p>0.00090866</text:p>
          </table:table-cell>
          <table:table-cell table:style-name="ce1" office:value-type="string">
            <text:p>3.0289e-06</text:p>
          </table:table-cell>
          <table:table-cell table:style-name="ce1" office:value-type="string">
            <text:p>3.904e-08</text:p>
          </table:table-cell>
          <table:table-cell table:style-name="ce1" office:value-type="string">
            <text:p>-2.2571e-21</text:p>
          </table:table-cell>
          <table:table-cell table:style-name="ce1" office:value-type="string">
            <text:p>8.7239e-19</text:p>
          </table:table-cell>
          <table:table-cell office:value-type="float" office:value="0.00041133">
            <text:p>0.00041133</text:p>
          </table:table-cell>
          <table:table-cell table:style-name="ce1" office:value-type="string">
            <text:p>5.0534e-05</text:p>
          </table:table-cell>
          <table:table-cell office:value-type="float" office:value="0.00090864">
            <text:p>0.00090864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6.6011e-20</text:p>
          </table:table-cell>
          <table:table-cell table:style-name="ce1" office:value-type="string">
            <text:p>8.7238e-19</text:p>
          </table:table-cell>
        </table:table-row>
        <table:table-row table:style-name="ro2">
          <table:table-cell office:value-type="float" office:value="1560.702">
            <text:p>1560.702</text:p>
          </table:table-cell>
          <table:table-cell table:formula="of:=[.P158]*1000000" office:value-type="float" office:value="408.57">
            <text:p>408.57</text:p>
          </table:table-cell>
          <table:table-cell table:formula="of:=[.Q158]*1000000" office:value-type="float" office:value="50.148">
            <text:p>50.148</text:p>
          </table:table-cell>
          <table:table-cell table:formula="of:=[.R158]*1000000" office:value-type="float" office:value="911.83">
            <text:p>911.83</text:p>
          </table:table-cell>
          <table:table-cell table:formula="of:=[.S158]*1000000" office:value-type="float" office:value="2.9683">
            <text:p>2.9683</text:p>
          </table:table-cell>
          <table:table-cell table:formula="of:=[.T158]*1000000" office:value-type="float" office:value="0.039104">
            <text:p>0.039104</text:p>
          </table:table-cell>
          <table:table-cell table:formula="of:=[.U158]*1000000" office:value-type="float" office:value="4.4792E-017">
            <text:p>4.4792E-017</text:p>
          </table:table-cell>
          <table:table-cell table:formula="of:=[.V158]*1000000" office:value-type="float" office:value="0.00000000000084761">
            <text:p>8.4761E-013</text:p>
          </table:table-cell>
          <table:table-cell table:formula="of:=[.W158]*1000000" office:value-type="float" office:value="408.57">
            <text:p>408.57</text:p>
          </table:table-cell>
          <table:table-cell table:formula="of:=[.X158]*1000000" office:value-type="float" office:value="50.144">
            <text:p>50.144</text:p>
          </table:table-cell>
          <table:table-cell table:formula="of:=[.Y158]*1000000" office:value-type="float" office:value="911.81">
            <text:p>911.81</text:p>
          </table:table-cell>
          <table:table-cell table:formula="of:=[.Z158]*1000000" office:value-type="float" office:value="20.168">
            <text:p>20.168</text:p>
          </table:table-cell>
          <table:table-cell table:formula="of:=[.AA158]*1000000" office:value-type="float" office:value="0">
            <text:p>0</text:p>
          </table:table-cell>
          <table:table-cell table:formula="of:=[.AB158]*1000000" office:value-type="float" office:value="-0.000000000000050076">
            <text:p>-5.0076E-014</text:p>
          </table:table-cell>
          <table:table-cell table:formula="of:=[.AC158]*1000000" office:value-type="float" office:value="0.0000000000008476">
            <text:p>8.476E-013</text:p>
          </table:table-cell>
          <table:table-cell office:value-type="float" office:value="0.00040857">
            <text:p>0.00040857</text:p>
          </table:table-cell>
          <table:table-cell table:style-name="ce1" office:value-type="string">
            <text:p>5.0148e-05</text:p>
          </table:table-cell>
          <table:table-cell office:value-type="float" office:value="0.00091183">
            <text:p>0.00091183</text:p>
          </table:table-cell>
          <table:table-cell table:style-name="ce1" office:value-type="string">
            <text:p>2.9683e-06</text:p>
          </table:table-cell>
          <table:table-cell table:style-name="ce1" office:value-type="string">
            <text:p>3.9104e-08</text:p>
          </table:table-cell>
          <table:table-cell table:style-name="ce1" office:value-type="string">
            <text:p>4.4792e-23</text:p>
          </table:table-cell>
          <table:table-cell table:style-name="ce1" office:value-type="string">
            <text:p>8.4761e-19</text:p>
          </table:table-cell>
          <table:table-cell office:value-type="float" office:value="0.00040857">
            <text:p>0.00040857</text:p>
          </table:table-cell>
          <table:table-cell table:style-name="ce1" office:value-type="string">
            <text:p>5.0144e-05</text:p>
          </table:table-cell>
          <table:table-cell office:value-type="float" office:value="0.00091181">
            <text:p>0.00091181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5.0076e-20</text:p>
          </table:table-cell>
          <table:table-cell table:style-name="ce1" office:value-type="string">
            <text:p>8.476e-19</text:p>
          </table:table-cell>
        </table:table-row>
        <table:table-row table:style-name="ro2">
          <table:table-cell office:value-type="float" office:value="1570.702">
            <text:p>1570.702</text:p>
          </table:table-cell>
          <table:table-cell table:formula="of:=[.P159]*1000000" office:value-type="float" office:value="405.83">
            <text:p>405.83</text:p>
          </table:table-cell>
          <table:table-cell table:formula="of:=[.Q159]*1000000" office:value-type="float" office:value="49.761">
            <text:p>49.761</text:p>
          </table:table-cell>
          <table:table-cell table:formula="of:=[.R159]*1000000" office:value-type="float" office:value="914.98">
            <text:p>914.98</text:p>
          </table:table-cell>
          <table:table-cell table:formula="of:=[.S159]*1000000" office:value-type="float" office:value="2.9087">
            <text:p>2.9087</text:p>
          </table:table-cell>
          <table:table-cell table:formula="of:=[.T159]*1000000" office:value-type="float" office:value="0.039169">
            <text:p>0.039169</text:p>
          </table:table-cell>
          <table:table-cell table:formula="of:=[.U159]*1000000" office:value-type="float" office:value="-8.0265E-017">
            <text:p>-8.0265E-017</text:p>
          </table:table-cell>
          <table:table-cell table:formula="of:=[.V159]*1000000" office:value-type="float" office:value="0.00000000000082358">
            <text:p>8.2358E-013</text:p>
          </table:table-cell>
          <table:table-cell table:formula="of:=[.W159]*1000000" office:value-type="float" office:value="405.83">
            <text:p>405.83</text:p>
          </table:table-cell>
          <table:table-cell table:formula="of:=[.X159]*1000000" office:value-type="float" office:value="49.756">
            <text:p>49.756</text:p>
          </table:table-cell>
          <table:table-cell table:formula="of:=[.Y159]*1000000" office:value-type="float" office:value="914.95">
            <text:p>914.95</text:p>
          </table:table-cell>
          <table:table-cell table:formula="of:=[.Z159]*1000000" office:value-type="float" office:value="20.168">
            <text:p>20.168</text:p>
          </table:table-cell>
          <table:table-cell table:formula="of:=[.AA159]*1000000" office:value-type="float" office:value="0">
            <text:p>0</text:p>
          </table:table-cell>
          <table:table-cell table:formula="of:=[.AB159]*1000000" office:value-type="float" office:value="-0.000000000000035498">
            <text:p>-3.5498E-014</text:p>
          </table:table-cell>
          <table:table-cell table:formula="of:=[.AC159]*1000000" office:value-type="float" office:value="0.00000000000082357">
            <text:p>8.2357E-013</text:p>
          </table:table-cell>
          <table:table-cell office:value-type="float" office:value="0.00040583">
            <text:p>0.00040583</text:p>
          </table:table-cell>
          <table:table-cell table:style-name="ce1" office:value-type="string">
            <text:p>4.9761e-05</text:p>
          </table:table-cell>
          <table:table-cell office:value-type="float" office:value="0.00091498">
            <text:p>0.00091498</text:p>
          </table:table-cell>
          <table:table-cell table:style-name="ce1" office:value-type="string">
            <text:p>2.9087e-06</text:p>
          </table:table-cell>
          <table:table-cell table:style-name="ce1" office:value-type="string">
            <text:p>3.9169e-08</text:p>
          </table:table-cell>
          <table:table-cell table:style-name="ce1" office:value-type="string">
            <text:p>-8.0265e-23</text:p>
          </table:table-cell>
          <table:table-cell table:style-name="ce1" office:value-type="string">
            <text:p>8.2358e-19</text:p>
          </table:table-cell>
          <table:table-cell office:value-type="float" office:value="0.00040583">
            <text:p>0.00040583</text:p>
          </table:table-cell>
          <table:table-cell table:style-name="ce1" office:value-type="string">
            <text:p>4.9756e-05</text:p>
          </table:table-cell>
          <table:table-cell office:value-type="float" office:value="0.00091495">
            <text:p>0.00091495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3.5498e-20</text:p>
          </table:table-cell>
          <table:table-cell table:style-name="ce1" office:value-type="string">
            <text:p>8.2357e-19</text:p>
          </table:table-cell>
        </table:table-row>
        <table:table-row table:style-name="ro2">
          <table:table-cell office:value-type="float" office:value="1580.702">
            <text:p>1580.702</text:p>
          </table:table-cell>
          <table:table-cell table:formula="of:=[.P160]*1000000" office:value-type="float" office:value="403.12">
            <text:p>403.12</text:p>
          </table:table-cell>
          <table:table-cell table:formula="of:=[.Q160]*1000000" office:value-type="float" office:value="49.376">
            <text:p>49.376</text:p>
          </table:table-cell>
          <table:table-cell table:formula="of:=[.R160]*1000000" office:value-type="float" office:value="918.09">
            <text:p>918.09</text:p>
          </table:table-cell>
          <table:table-cell table:formula="of:=[.S160]*1000000" office:value-type="float" office:value="2.8502">
            <text:p>2.8502</text:p>
          </table:table-cell>
          <table:table-cell table:formula="of:=[.T160]*1000000" office:value-type="float" office:value="0.039233">
            <text:p>0.039233</text:p>
          </table:table-cell>
          <table:table-cell table:formula="of:=[.U160]*1000000" office:value-type="float" office:value="-7.3758E-015">
            <text:p>-7.3758E-015</text:p>
          </table:table-cell>
          <table:table-cell table:formula="of:=[.V160]*1000000" office:value-type="float" office:value="0.00000000000080028">
            <text:p>8.0028E-013</text:p>
          </table:table-cell>
          <table:table-cell table:formula="of:=[.W160]*1000000" office:value-type="float" office:value="403.12">
            <text:p>403.12</text:p>
          </table:table-cell>
          <table:table-cell table:formula="of:=[.X160]*1000000" office:value-type="float" office:value="49.371">
            <text:p>49.371</text:p>
          </table:table-cell>
          <table:table-cell table:formula="of:=[.Y160]*1000000" office:value-type="float" office:value="918.07">
            <text:p>918.07</text:p>
          </table:table-cell>
          <table:table-cell table:formula="of:=[.Z160]*1000000" office:value-type="float" office:value="20.168">
            <text:p>20.168</text:p>
          </table:table-cell>
          <table:table-cell table:formula="of:=[.AA160]*1000000" office:value-type="float" office:value="0">
            <text:p>0</text:p>
          </table:table-cell>
          <table:table-cell table:formula="of:=[.AB160]*1000000" office:value-type="float" office:value="-0.000000000000024051">
            <text:p>-2.4051E-014</text:p>
          </table:table-cell>
          <table:table-cell table:formula="of:=[.AC160]*1000000" office:value-type="float" office:value="0.00000000000080028">
            <text:p>8.0028E-013</text:p>
          </table:table-cell>
          <table:table-cell office:value-type="float" office:value="0.00040312">
            <text:p>0.00040312</text:p>
          </table:table-cell>
          <table:table-cell table:style-name="ce1" office:value-type="string">
            <text:p>4.9376e-05</text:p>
          </table:table-cell>
          <table:table-cell office:value-type="float" office:value="0.00091809">
            <text:p>0.00091809</text:p>
          </table:table-cell>
          <table:table-cell table:style-name="ce1" office:value-type="string">
            <text:p>2.8502e-06</text:p>
          </table:table-cell>
          <table:table-cell table:style-name="ce1" office:value-type="string">
            <text:p>3.9233e-08</text:p>
          </table:table-cell>
          <table:table-cell table:style-name="ce1" office:value-type="string">
            <text:p>-7.3758e-21</text:p>
          </table:table-cell>
          <table:table-cell table:style-name="ce1" office:value-type="string">
            <text:p>8.0028e-19</text:p>
          </table:table-cell>
          <table:table-cell office:value-type="float" office:value="0.00040312">
            <text:p>0.00040312</text:p>
          </table:table-cell>
          <table:table-cell table:style-name="ce1" office:value-type="string">
            <text:p>4.9371e-05</text:p>
          </table:table-cell>
          <table:table-cell office:value-type="float" office:value="0.00091807">
            <text:p>0.00091807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051e-20</text:p>
          </table:table-cell>
          <table:table-cell table:style-name="ce1" office:value-type="string">
            <text:p>8.0028e-19</text:p>
          </table:table-cell>
        </table:table-row>
        <table:table-row table:style-name="ro2">
          <table:table-cell office:value-type="float" office:value="1590.702">
            <text:p>1590.702</text:p>
          </table:table-cell>
          <table:table-cell table:formula="of:=[.P161]*1000000" office:value-type="float" office:value="400.43">
            <text:p>400.43</text:p>
          </table:table-cell>
          <table:table-cell table:formula="of:=[.Q161]*1000000" office:value-type="float" office:value="48.993">
            <text:p>48.993</text:p>
          </table:table-cell>
          <table:table-cell table:formula="of:=[.R161]*1000000" office:value-type="float" office:value="921.18">
            <text:p>921.18</text:p>
          </table:table-cell>
          <table:table-cell table:formula="of:=[.S161]*1000000" office:value-type="float" office:value="2.7927">
            <text:p>2.7927</text:p>
          </table:table-cell>
          <table:table-cell table:formula="of:=[.T161]*1000000" office:value-type="float" office:value="0.039298">
            <text:p>0.039298</text:p>
          </table:table-cell>
          <table:table-cell table:formula="of:=[.U161]*1000000" office:value-type="float" office:value="-0.00000000000013718">
            <text:p>-1.3718E-013</text:p>
          </table:table-cell>
          <table:table-cell table:formula="of:=[.V161]*1000000" office:value-type="float" office:value="0.0000000000007777">
            <text:p>7.777E-013</text:p>
          </table:table-cell>
          <table:table-cell table:formula="of:=[.W161]*1000000" office:value-type="float" office:value="400.43">
            <text:p>400.43</text:p>
          </table:table-cell>
          <table:table-cell table:formula="of:=[.X161]*1000000" office:value-type="float" office:value="48.989">
            <text:p>48.989</text:p>
          </table:table-cell>
          <table:table-cell table:formula="of:=[.Y161]*1000000" office:value-type="float" office:value="921.16">
            <text:p>921.16</text:p>
          </table:table-cell>
          <table:table-cell table:formula="of:=[.Z161]*1000000" office:value-type="float" office:value="20.168">
            <text:p>20.168</text:p>
          </table:table-cell>
          <table:table-cell table:formula="of:=[.AA161]*1000000" office:value-type="float" office:value="0">
            <text:p>0</text:p>
          </table:table-cell>
          <table:table-cell table:formula="of:=[.AB161]*1000000" office:value-type="float" office:value="-0.000000000000017702">
            <text:p>-1.7702E-014</text:p>
          </table:table-cell>
          <table:table-cell table:formula="of:=[.AC161]*1000000" office:value-type="float" office:value="0.00000000000077769">
            <text:p>7.7769E-013</text:p>
          </table:table-cell>
          <table:table-cell office:value-type="float" office:value="0.00040043">
            <text:p>0.00040043</text:p>
          </table:table-cell>
          <table:table-cell table:style-name="ce1" office:value-type="string">
            <text:p>4.8993e-05</text:p>
          </table:table-cell>
          <table:table-cell office:value-type="float" office:value="0.00092118">
            <text:p>0.00092118</text:p>
          </table:table-cell>
          <table:table-cell table:style-name="ce1" office:value-type="string">
            <text:p>2.7927e-06</text:p>
          </table:table-cell>
          <table:table-cell table:style-name="ce1" office:value-type="string">
            <text:p>3.9298e-08</text:p>
          </table:table-cell>
          <table:table-cell table:style-name="ce1" office:value-type="string">
            <text:p>-1.3718e-19</text:p>
          </table:table-cell>
          <table:table-cell table:style-name="ce1" office:value-type="string">
            <text:p>7.777e-19</text:p>
          </table:table-cell>
          <table:table-cell office:value-type="float" office:value="0.00040043">
            <text:p>0.00040043</text:p>
          </table:table-cell>
          <table:table-cell table:style-name="ce1" office:value-type="string">
            <text:p>4.8989e-05</text:p>
          </table:table-cell>
          <table:table-cell office:value-type="float" office:value="0.00092116">
            <text:p>0.00092116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7702e-20</text:p>
          </table:table-cell>
          <table:table-cell table:style-name="ce1" office:value-type="string">
            <text:p>7.7769e-19</text:p>
          </table:table-cell>
        </table:table-row>
        <table:table-row table:style-name="ro2">
          <table:table-cell office:value-type="float" office:value="1600.702">
            <text:p>1600.702</text:p>
          </table:table-cell>
          <table:table-cell table:formula="of:=[.P162]*1000000" office:value-type="float" office:value="397.77">
            <text:p>397.77</text:p>
          </table:table-cell>
          <table:table-cell table:formula="of:=[.Q162]*1000000" office:value-type="float" office:value="48.613">
            <text:p>48.613</text:p>
          </table:table-cell>
          <table:table-cell table:formula="of:=[.R162]*1000000" office:value-type="float" office:value="924.24">
            <text:p>924.24</text:p>
          </table:table-cell>
          <table:table-cell table:formula="of:=[.S162]*1000000" office:value-type="float" office:value="2.7362">
            <text:p>2.7362</text:p>
          </table:table-cell>
          <table:table-cell table:formula="of:=[.T162]*1000000" office:value-type="float" office:value="0.039363">
            <text:p>0.039363</text:p>
          </table:table-cell>
          <table:table-cell table:formula="of:=[.U162]*1000000" office:value-type="float" office:value="-4.1876E-016">
            <text:p>-4.1876E-016</text:p>
          </table:table-cell>
          <table:table-cell table:formula="of:=[.V162]*1000000" office:value-type="float" office:value="0.0000000000007558">
            <text:p>7.558E-013</text:p>
          </table:table-cell>
          <table:table-cell table:formula="of:=[.W162]*1000000" office:value-type="float" office:value="397.77">
            <text:p>397.77</text:p>
          </table:table-cell>
          <table:table-cell table:formula="of:=[.X162]*1000000" office:value-type="float" office:value="48.609">
            <text:p>48.609</text:p>
          </table:table-cell>
          <table:table-cell table:formula="of:=[.Y162]*1000000" office:value-type="float" office:value="924.21">
            <text:p>924.21</text:p>
          </table:table-cell>
          <table:table-cell table:formula="of:=[.Z162]*1000000" office:value-type="float" office:value="20.168">
            <text:p>20.168</text:p>
          </table:table-cell>
          <table:table-cell table:formula="of:=[.AA162]*1000000" office:value-type="float" office:value="0">
            <text:p>0</text:p>
          </table:table-cell>
          <table:table-cell table:formula="of:=[.AB162]*1000000" office:value-type="float" office:value="-0.000000000000011968">
            <text:p>-1.1968E-014</text:p>
          </table:table-cell>
          <table:table-cell table:formula="of:=[.AC162]*1000000" office:value-type="float" office:value="0.0000000000007558">
            <text:p>7.558E-013</text:p>
          </table:table-cell>
          <table:table-cell office:value-type="float" office:value="0.00039777">
            <text:p>0.00039777</text:p>
          </table:table-cell>
          <table:table-cell table:style-name="ce1" office:value-type="string">
            <text:p>4.8613e-05</text:p>
          </table:table-cell>
          <table:table-cell office:value-type="float" office:value="0.00092424">
            <text:p>0.00092424</text:p>
          </table:table-cell>
          <table:table-cell table:style-name="ce1" office:value-type="string">
            <text:p>2.7362e-06</text:p>
          </table:table-cell>
          <table:table-cell table:style-name="ce1" office:value-type="string">
            <text:p>3.9363e-08</text:p>
          </table:table-cell>
          <table:table-cell table:style-name="ce1" office:value-type="string">
            <text:p>-4.1876e-22</text:p>
          </table:table-cell>
          <table:table-cell table:style-name="ce1" office:value-type="string">
            <text:p>7.558e-19</text:p>
          </table:table-cell>
          <table:table-cell office:value-type="float" office:value="0.00039777">
            <text:p>0.00039777</text:p>
          </table:table-cell>
          <table:table-cell table:style-name="ce1" office:value-type="string">
            <text:p>4.8609e-05</text:p>
          </table:table-cell>
          <table:table-cell office:value-type="float" office:value="0.00092421">
            <text:p>0.00092421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968e-20</text:p>
          </table:table-cell>
          <table:table-cell table:style-name="ce1" office:value-type="string">
            <text:p>7.558e-19</text:p>
          </table:table-cell>
        </table:table-row>
        <table:table-row table:style-name="ro2">
          <table:table-cell office:value-type="float" office:value="1610.702">
            <text:p>1610.702</text:p>
          </table:table-cell>
          <table:table-cell table:formula="of:=[.P163]*1000000" office:value-type="float" office:value="395.13">
            <text:p>395.13</text:p>
          </table:table-cell>
          <table:table-cell table:formula="of:=[.Q163]*1000000" office:value-type="float" office:value="48.235">
            <text:p>48.235</text:p>
          </table:table-cell>
          <table:table-cell table:formula="of:=[.R163]*1000000" office:value-type="float" office:value="927.27">
            <text:p>927.27</text:p>
          </table:table-cell>
          <table:table-cell table:formula="of:=[.S163]*1000000" office:value-type="float" office:value="2.6807">
            <text:p>2.6807</text:p>
          </table:table-cell>
          <table:table-cell table:formula="of:=[.T163]*1000000" office:value-type="float" office:value="0.039427">
            <text:p>0.039427</text:p>
          </table:table-cell>
          <table:table-cell table:formula="of:=[.U163]*1000000" office:value-type="float" office:value="-3.3657E-019">
            <text:p>-3.3657E-019</text:p>
          </table:table-cell>
          <table:table-cell table:formula="of:=[.V163]*1000000" office:value-type="float" office:value="0.00000000000073458">
            <text:p>7.3458E-013</text:p>
          </table:table-cell>
          <table:table-cell table:formula="of:=[.W163]*1000000" office:value-type="float" office:value="395.13">
            <text:p>395.13</text:p>
          </table:table-cell>
          <table:table-cell table:formula="of:=[.X163]*1000000" office:value-type="float" office:value="48.231">
            <text:p>48.231</text:p>
          </table:table-cell>
          <table:table-cell table:formula="of:=[.Y163]*1000000" office:value-type="float" office:value="927.25">
            <text:p>927.25</text:p>
          </table:table-cell>
          <table:table-cell table:formula="of:=[.Z163]*1000000" office:value-type="float" office:value="20.168">
            <text:p>20.168</text:p>
          </table:table-cell>
          <table:table-cell table:formula="of:=[.AA163]*1000000" office:value-type="float" office:value="0">
            <text:p>0</text:p>
          </table:table-cell>
          <table:table-cell table:formula="of:=[.AB163]*1000000" office:value-type="float" office:value="-7.1491E-015">
            <text:p>-7.1491E-015</text:p>
          </table:table-cell>
          <table:table-cell table:formula="of:=[.AC163]*1000000" office:value-type="float" office:value="0.00000000000073457">
            <text:p>7.3457E-013</text:p>
          </table:table-cell>
          <table:table-cell office:value-type="float" office:value="0.00039513">
            <text:p>0.00039513</text:p>
          </table:table-cell>
          <table:table-cell table:style-name="ce1" office:value-type="string">
            <text:p>4.8235e-05</text:p>
          </table:table-cell>
          <table:table-cell office:value-type="float" office:value="0.00092727">
            <text:p>0.00092727</text:p>
          </table:table-cell>
          <table:table-cell table:style-name="ce1" office:value-type="string">
            <text:p>2.6807e-06</text:p>
          </table:table-cell>
          <table:table-cell table:style-name="ce1" office:value-type="string">
            <text:p>3.9427e-08</text:p>
          </table:table-cell>
          <table:table-cell table:style-name="ce1" office:value-type="string">
            <text:p>-3.3657e-25</text:p>
          </table:table-cell>
          <table:table-cell table:style-name="ce1" office:value-type="string">
            <text:p>7.3458e-19</text:p>
          </table:table-cell>
          <table:table-cell office:value-type="float" office:value="0.00039513">
            <text:p>0.00039513</text:p>
          </table:table-cell>
          <table:table-cell table:style-name="ce1" office:value-type="string">
            <text:p>4.8231e-05</text:p>
          </table:table-cell>
          <table:table-cell office:value-type="float" office:value="0.00092725">
            <text:p>0.00092725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7.1491e-21</text:p>
          </table:table-cell>
          <table:table-cell table:style-name="ce1" office:value-type="string">
            <text:p>7.3457e-19</text:p>
          </table:table-cell>
        </table:table-row>
        <table:table-row table:style-name="ro2">
          <table:table-cell office:value-type="float" office:value="1620.702">
            <text:p>1620.702</text:p>
          </table:table-cell>
          <table:table-cell table:formula="of:=[.P164]*1000000" office:value-type="float" office:value="392.52">
            <text:p>392.52</text:p>
          </table:table-cell>
          <table:table-cell table:formula="of:=[.Q164]*1000000" office:value-type="float" office:value="47.86">
            <text:p>47.86</text:p>
          </table:table-cell>
          <table:table-cell table:formula="of:=[.R164]*1000000" office:value-type="float" office:value="930.27">
            <text:p>930.27</text:p>
          </table:table-cell>
          <table:table-cell table:formula="of:=[.S164]*1000000" office:value-type="float" office:value="2.6262">
            <text:p>2.6262</text:p>
          </table:table-cell>
          <table:table-cell table:formula="of:=[.T164]*1000000" office:value-type="float" office:value="0.039492">
            <text:p>0.039492</text:p>
          </table:table-cell>
          <table:table-cell table:formula="of:=[.U164]*1000000" office:value-type="float" office:value="-7.9091E-021">
            <text:p>-7.9091E-021</text:p>
          </table:table-cell>
          <table:table-cell table:formula="of:=[.V164]*1000000" office:value-type="float" office:value="0.00000000000071399">
            <text:p>7.1399E-013</text:p>
          </table:table-cell>
          <table:table-cell table:formula="of:=[.W164]*1000000" office:value-type="float" office:value="392.51">
            <text:p>392.51</text:p>
          </table:table-cell>
          <table:table-cell table:formula="of:=[.X164]*1000000" office:value-type="float" office:value="47.856">
            <text:p>47.856</text:p>
          </table:table-cell>
          <table:table-cell table:formula="of:=[.Y164]*1000000" office:value-type="float" office:value="930.25">
            <text:p>930.25</text:p>
          </table:table-cell>
          <table:table-cell table:formula="of:=[.Z164]*1000000" office:value-type="float" office:value="20.168">
            <text:p>20.168</text:p>
          </table:table-cell>
          <table:table-cell table:formula="of:=[.AA164]*1000000" office:value-type="float" office:value="0">
            <text:p>0</text:p>
          </table:table-cell>
          <table:table-cell table:formula="of:=[.AB164]*1000000" office:value-type="float" office:value="-4.9845E-015">
            <text:p>-4.9845E-015</text:p>
          </table:table-cell>
          <table:table-cell table:formula="of:=[.AC164]*1000000" office:value-type="float" office:value="0.00000000000071399">
            <text:p>7.1399E-013</text:p>
          </table:table-cell>
          <table:table-cell office:value-type="float" office:value="0.00039252">
            <text:p>0.00039252</text:p>
          </table:table-cell>
          <table:table-cell table:style-name="ce1" office:value-type="string">
            <text:p>4.786e-05</text:p>
          </table:table-cell>
          <table:table-cell office:value-type="float" office:value="0.00093027">
            <text:p>0.00093027</text:p>
          </table:table-cell>
          <table:table-cell table:style-name="ce1" office:value-type="string">
            <text:p>2.6262e-06</text:p>
          </table:table-cell>
          <table:table-cell table:style-name="ce1" office:value-type="string">
            <text:p>3.9492e-08</text:p>
          </table:table-cell>
          <table:table-cell table:style-name="ce1" office:value-type="string">
            <text:p>-7.9091e-27</text:p>
          </table:table-cell>
          <table:table-cell table:style-name="ce1" office:value-type="string">
            <text:p>7.1399e-19</text:p>
          </table:table-cell>
          <table:table-cell office:value-type="float" office:value="0.00039251">
            <text:p>0.00039251</text:p>
          </table:table-cell>
          <table:table-cell table:style-name="ce1" office:value-type="string">
            <text:p>4.7856e-05</text:p>
          </table:table-cell>
          <table:table-cell office:value-type="float" office:value="0.00093025">
            <text:p>0.00093025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4.9845e-21</text:p>
          </table:table-cell>
          <table:table-cell table:style-name="ce1" office:value-type="string">
            <text:p>7.1399e-19</text:p>
          </table:table-cell>
        </table:table-row>
        <table:table-row table:style-name="ro2">
          <table:table-cell office:value-type="float" office:value="1630.702">
            <text:p>1630.702</text:p>
          </table:table-cell>
          <table:table-cell table:formula="of:=[.P165]*1000000" office:value-type="float" office:value="389.92">
            <text:p>389.92</text:p>
          </table:table-cell>
          <table:table-cell table:formula="of:=[.Q165]*1000000" office:value-type="float" office:value="47.488">
            <text:p>47.488</text:p>
          </table:table-cell>
          <table:table-cell table:formula="of:=[.R165]*1000000" office:value-type="float" office:value="933.25">
            <text:p>933.25</text:p>
          </table:table-cell>
          <table:table-cell table:formula="of:=[.S165]*1000000" office:value-type="float" office:value="2.5727">
            <text:p>2.5727</text:p>
          </table:table-cell>
          <table:table-cell table:formula="of:=[.T165]*1000000" office:value-type="float" office:value="0.039556">
            <text:p>0.039556</text:p>
          </table:table-cell>
          <table:table-cell table:formula="of:=[.U165]*1000000" office:value-type="float" office:value="-1.5781E-021">
            <text:p>-1.5781E-021</text:p>
          </table:table-cell>
          <table:table-cell table:formula="of:=[.V165]*1000000" office:value-type="float" office:value="0.00000000000069404">
            <text:p>6.9404E-013</text:p>
          </table:table-cell>
          <table:table-cell table:formula="of:=[.W165]*1000000" office:value-type="float" office:value="389.92">
            <text:p>389.92</text:p>
          </table:table-cell>
          <table:table-cell table:formula="of:=[.X165]*1000000" office:value-type="float" office:value="47.484">
            <text:p>47.484</text:p>
          </table:table-cell>
          <table:table-cell table:formula="of:=[.Y165]*1000000" office:value-type="float" office:value="933.23">
            <text:p>933.23</text:p>
          </table:table-cell>
          <table:table-cell table:formula="of:=[.Z165]*1000000" office:value-type="float" office:value="20.168">
            <text:p>20.168</text:p>
          </table:table-cell>
          <table:table-cell table:formula="of:=[.AA165]*1000000" office:value-type="float" office:value="0">
            <text:p>0</text:p>
          </table:table-cell>
          <table:table-cell table:formula="of:=[.AB165]*1000000" office:value-type="float" office:value="-2.3817E-015">
            <text:p>-2.3817E-015</text:p>
          </table:table-cell>
          <table:table-cell table:formula="of:=[.AC165]*1000000" office:value-type="float" office:value="0.00000000000069403">
            <text:p>6.9403E-013</text:p>
          </table:table-cell>
          <table:table-cell office:value-type="float" office:value="0.00038992">
            <text:p>0.00038992</text:p>
          </table:table-cell>
          <table:table-cell table:style-name="ce1" office:value-type="string">
            <text:p>4.7488e-05</text:p>
          </table:table-cell>
          <table:table-cell office:value-type="float" office:value="0.00093325">
            <text:p>0.00093325</text:p>
          </table:table-cell>
          <table:table-cell table:style-name="ce1" office:value-type="string">
            <text:p>2.5727e-06</text:p>
          </table:table-cell>
          <table:table-cell table:style-name="ce1" office:value-type="string">
            <text:p>3.9556e-08</text:p>
          </table:table-cell>
          <table:table-cell table:style-name="ce1" office:value-type="string">
            <text:p>-1.5781e-27</text:p>
          </table:table-cell>
          <table:table-cell table:style-name="ce1" office:value-type="string">
            <text:p>6.9404e-19</text:p>
          </table:table-cell>
          <table:table-cell office:value-type="float" office:value="0.00038992">
            <text:p>0.00038992</text:p>
          </table:table-cell>
          <table:table-cell table:style-name="ce1" office:value-type="string">
            <text:p>4.7484e-05</text:p>
          </table:table-cell>
          <table:table-cell office:value-type="float" office:value="0.00093323">
            <text:p>0.00093323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3817e-21</text:p>
          </table:table-cell>
          <table:table-cell table:style-name="ce1" office:value-type="string">
            <text:p>6.9403e-19</text:p>
          </table:table-cell>
        </table:table-row>
        <table:table-row table:style-name="ro2">
          <table:table-cell office:value-type="float" office:value="1640.702">
            <text:p>1640.702</text:p>
          </table:table-cell>
          <table:table-cell table:formula="of:=[.P166]*1000000" office:value-type="float" office:value="387.36">
            <text:p>387.36</text:p>
          </table:table-cell>
          <table:table-cell table:formula="of:=[.Q166]*1000000" office:value-type="float" office:value="47.118">
            <text:p>47.118</text:p>
          </table:table-cell>
          <table:table-cell table:formula="of:=[.R166]*1000000" office:value-type="float" office:value="936.2">
            <text:p>936.2</text:p>
          </table:table-cell>
          <table:table-cell table:formula="of:=[.S166]*1000000" office:value-type="float" office:value="2.5201">
            <text:p>2.5201</text:p>
          </table:table-cell>
          <table:table-cell table:formula="of:=[.T166]*1000000" office:value-type="float" office:value="0.039621">
            <text:p>0.039621</text:p>
          </table:table-cell>
          <table:table-cell table:formula="of:=[.U166]*1000000" office:value-type="float" office:value="-5.4143E-022">
            <text:p>-5.4143E-022</text:p>
          </table:table-cell>
          <table:table-cell table:formula="of:=[.V166]*1000000" office:value-type="float" office:value="0.0000000000006747">
            <text:p>6.747E-013</text:p>
          </table:table-cell>
          <table:table-cell table:formula="of:=[.W166]*1000000" office:value-type="float" office:value="387.35">
            <text:p>387.35</text:p>
          </table:table-cell>
          <table:table-cell table:formula="of:=[.X166]*1000000" office:value-type="float" office:value="47.113">
            <text:p>47.113</text:p>
          </table:table-cell>
          <table:table-cell table:formula="of:=[.Y166]*1000000" office:value-type="float" office:value="936.18">
            <text:p>936.18</text:p>
          </table:table-cell>
          <table:table-cell table:formula="of:=[.Z166]*1000000" office:value-type="float" office:value="20.168">
            <text:p>20.168</text:p>
          </table:table-cell>
          <table:table-cell table:formula="of:=[.AA166]*1000000" office:value-type="float" office:value="0">
            <text:p>0</text:p>
          </table:table-cell>
          <table:table-cell table:formula="of:=[.AB166]*1000000" office:value-type="float" office:value="-1.4406E-015">
            <text:p>-1.4406E-015</text:p>
          </table:table-cell>
          <table:table-cell table:formula="of:=[.AC166]*1000000" office:value-type="float" office:value="0.00000000000067469">
            <text:p>6.7469E-013</text:p>
          </table:table-cell>
          <table:table-cell office:value-type="float" office:value="0.00038736">
            <text:p>0.00038736</text:p>
          </table:table-cell>
          <table:table-cell table:style-name="ce1" office:value-type="string">
            <text:p>4.7118e-05</text:p>
          </table:table-cell>
          <table:table-cell office:value-type="float" office:value="0.0009362">
            <text:p>0.0009362</text:p>
          </table:table-cell>
          <table:table-cell table:style-name="ce1" office:value-type="string">
            <text:p>2.5201e-06</text:p>
          </table:table-cell>
          <table:table-cell table:style-name="ce1" office:value-type="string">
            <text:p>3.9621e-08</text:p>
          </table:table-cell>
          <table:table-cell table:style-name="ce1" office:value-type="string">
            <text:p>-5.4143e-28</text:p>
          </table:table-cell>
          <table:table-cell table:style-name="ce1" office:value-type="string">
            <text:p>6.747e-19</text:p>
          </table:table-cell>
          <table:table-cell office:value-type="float" office:value="0.00038735">
            <text:p>0.00038735</text:p>
          </table:table-cell>
          <table:table-cell table:style-name="ce1" office:value-type="string">
            <text:p>4.7113e-05</text:p>
          </table:table-cell>
          <table:table-cell office:value-type="float" office:value="0.00093618">
            <text:p>0.00093618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406e-21</text:p>
          </table:table-cell>
          <table:table-cell table:style-name="ce1" office:value-type="string">
            <text:p>6.7469e-19</text:p>
          </table:table-cell>
        </table:table-row>
        <table:table-row table:style-name="ro2">
          <table:table-cell office:value-type="float" office:value="1650.702">
            <text:p>1650.702</text:p>
          </table:table-cell>
          <table:table-cell table:formula="of:=[.P167]*1000000" office:value-type="float" office:value="384.81">
            <text:p>384.81</text:p>
          </table:table-cell>
          <table:table-cell table:formula="of:=[.Q167]*1000000" office:value-type="float" office:value="46.75">
            <text:p>46.75</text:p>
          </table:table-cell>
          <table:table-cell table:formula="of:=[.R167]*1000000" office:value-type="float" office:value="939.13">
            <text:p>939.13</text:p>
          </table:table-cell>
          <table:table-cell table:formula="of:=[.S167]*1000000" office:value-type="float" office:value="2.4685">
            <text:p>2.4685</text:p>
          </table:table-cell>
          <table:table-cell table:formula="of:=[.T167]*1000000" office:value-type="float" office:value="0.039686">
            <text:p>0.039686</text:p>
          </table:table-cell>
          <table:table-cell table:formula="of:=[.U167]*1000000" office:value-type="float" office:value="-1.8938E-022">
            <text:p>-1.8938E-022</text:p>
          </table:table-cell>
          <table:table-cell table:formula="of:=[.V167]*1000000" office:value-type="float" office:value="0.00000000000065594">
            <text:p>6.5594E-013</text:p>
          </table:table-cell>
          <table:table-cell table:formula="of:=[.W167]*1000000" office:value-type="float" office:value="384.81">
            <text:p>384.81</text:p>
          </table:table-cell>
          <table:table-cell table:formula="of:=[.X167]*1000000" office:value-type="float" office:value="46.746">
            <text:p>46.746</text:p>
          </table:table-cell>
          <table:table-cell table:formula="of:=[.Y167]*1000000" office:value-type="float" office:value="939.11">
            <text:p>939.11</text:p>
          </table:table-cell>
          <table:table-cell table:formula="of:=[.Z167]*1000000" office:value-type="float" office:value="20.168">
            <text:p>20.168</text:p>
          </table:table-cell>
          <table:table-cell table:formula="of:=[.AA167]*1000000" office:value-type="float" office:value="0">
            <text:p>0</text:p>
          </table:table-cell>
          <table:table-cell table:formula="of:=[.AB167]*1000000" office:value-type="float" office:value="-7.0252E-016">
            <text:p>-7.0252E-016</text:p>
          </table:table-cell>
          <table:table-cell table:formula="of:=[.AC167]*1000000" office:value-type="float" office:value="0.00000000000065593">
            <text:p>6.5593E-013</text:p>
          </table:table-cell>
          <table:table-cell office:value-type="float" office:value="0.00038481">
            <text:p>0.00038481</text:p>
          </table:table-cell>
          <table:table-cell table:style-name="ce1" office:value-type="string">
            <text:p>4.675e-05</text:p>
          </table:table-cell>
          <table:table-cell office:value-type="float" office:value="0.00093913">
            <text:p>0.00093913</text:p>
          </table:table-cell>
          <table:table-cell table:style-name="ce1" office:value-type="string">
            <text:p>2.4685e-06</text:p>
          </table:table-cell>
          <table:table-cell table:style-name="ce1" office:value-type="string">
            <text:p>3.9686e-08</text:p>
          </table:table-cell>
          <table:table-cell table:style-name="ce1" office:value-type="string">
            <text:p>-1.8938e-28</text:p>
          </table:table-cell>
          <table:table-cell table:style-name="ce1" office:value-type="string">
            <text:p>6.5594e-19</text:p>
          </table:table-cell>
          <table:table-cell office:value-type="float" office:value="0.00038481">
            <text:p>0.00038481</text:p>
          </table:table-cell>
          <table:table-cell table:style-name="ce1" office:value-type="string">
            <text:p>4.6746e-05</text:p>
          </table:table-cell>
          <table:table-cell office:value-type="float" office:value="0.00093911">
            <text:p>0.00093911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7.0252e-22</text:p>
          </table:table-cell>
          <table:table-cell table:style-name="ce1" office:value-type="string">
            <text:p>6.5593e-19</text:p>
          </table:table-cell>
        </table:table-row>
        <table:table-row table:style-name="ro2">
          <table:table-cell office:value-type="float" office:value="1660.702">
            <text:p>1660.702</text:p>
          </table:table-cell>
          <table:table-cell table:formula="of:=[.P168]*1000000" office:value-type="float" office:value="382.3">
            <text:p>382.3</text:p>
          </table:table-cell>
          <table:table-cell table:formula="of:=[.Q168]*1000000" office:value-type="float" office:value="46.385">
            <text:p>46.385</text:p>
          </table:table-cell>
          <table:table-cell table:formula="of:=[.R168]*1000000" office:value-type="float" office:value="942.03">
            <text:p>942.03</text:p>
          </table:table-cell>
          <table:table-cell table:formula="of:=[.S168]*1000000" office:value-type="float" office:value="2.4178">
            <text:p>2.4178</text:p>
          </table:table-cell>
          <table:table-cell table:formula="of:=[.T168]*1000000" office:value-type="float" office:value="0.03975">
            <text:p>0.03975</text:p>
          </table:table-cell>
          <table:table-cell table:formula="of:=[.U168]*1000000" office:value-type="float" office:value="-7.8825E-023">
            <text:p>-7.8825E-023</text:p>
          </table:table-cell>
          <table:table-cell table:formula="of:=[.V168]*1000000" office:value-type="float" office:value="0.00000000000063776">
            <text:p>6.3776E-013</text:p>
          </table:table-cell>
          <table:table-cell table:formula="of:=[.W168]*1000000" office:value-type="float" office:value="382.29">
            <text:p>382.29</text:p>
          </table:table-cell>
          <table:table-cell table:formula="of:=[.X168]*1000000" office:value-type="float" office:value="46.381">
            <text:p>46.381</text:p>
          </table:table-cell>
          <table:table-cell table:formula="of:=[.Y168]*1000000" office:value-type="float" office:value="942.01">
            <text:p>942.01</text:p>
          </table:table-cell>
          <table:table-cell table:formula="of:=[.Z168]*1000000" office:value-type="float" office:value="20.168">
            <text:p>20.168</text:p>
          </table:table-cell>
          <table:table-cell table:formula="of:=[.AA168]*1000000" office:value-type="float" office:value="0">
            <text:p>0</text:p>
          </table:table-cell>
          <table:table-cell table:formula="of:=[.AB168]*1000000" office:value-type="float" office:value="-3.5564E-016">
            <text:p>-3.5564E-016</text:p>
          </table:table-cell>
          <table:table-cell table:formula="of:=[.AC168]*1000000" office:value-type="float" office:value="0.00000000000063775">
            <text:p>6.3775E-013</text:p>
          </table:table-cell>
          <table:table-cell office:value-type="float" office:value="0.0003823">
            <text:p>0.0003823</text:p>
          </table:table-cell>
          <table:table-cell table:style-name="ce1" office:value-type="string">
            <text:p>4.6385e-05</text:p>
          </table:table-cell>
          <table:table-cell office:value-type="float" office:value="0.00094203">
            <text:p>0.00094203</text:p>
          </table:table-cell>
          <table:table-cell table:style-name="ce1" office:value-type="string">
            <text:p>2.4178e-06</text:p>
          </table:table-cell>
          <table:table-cell table:style-name="ce1" office:value-type="string">
            <text:p>3.975e-08</text:p>
          </table:table-cell>
          <table:table-cell table:style-name="ce1" office:value-type="string">
            <text:p>-7.8825e-29</text:p>
          </table:table-cell>
          <table:table-cell table:style-name="ce1" office:value-type="string">
            <text:p>6.3776e-19</text:p>
          </table:table-cell>
          <table:table-cell office:value-type="float" office:value="0.00038229">
            <text:p>0.00038229</text:p>
          </table:table-cell>
          <table:table-cell table:style-name="ce1" office:value-type="string">
            <text:p>4.6381e-05</text:p>
          </table:table-cell>
          <table:table-cell office:value-type="float" office:value="0.00094201">
            <text:p>0.00094201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3.5564e-22</text:p>
          </table:table-cell>
          <table:table-cell table:style-name="ce1" office:value-type="string">
            <text:p>6.3775e-19</text:p>
          </table:table-cell>
        </table:table-row>
        <table:table-row table:style-name="ro2">
          <table:table-cell office:value-type="float" office:value="1670.702">
            <text:p>1670.702</text:p>
          </table:table-cell>
          <table:table-cell table:formula="of:=[.P169]*1000000" office:value-type="float" office:value="379.8">
            <text:p>379.8</text:p>
          </table:table-cell>
          <table:table-cell table:formula="of:=[.Q169]*1000000" office:value-type="float" office:value="46.022">
            <text:p>46.022</text:p>
          </table:table-cell>
          <table:table-cell table:formula="of:=[.R169]*1000000" office:value-type="float" office:value="944.9">
            <text:p>944.9</text:p>
          </table:table-cell>
          <table:table-cell table:formula="of:=[.S169]*1000000" office:value-type="float" office:value="2.368">
            <text:p>2.368</text:p>
          </table:table-cell>
          <table:table-cell table:formula="of:=[.T169]*1000000" office:value-type="float" office:value="0.039815">
            <text:p>0.039815</text:p>
          </table:table-cell>
          <table:table-cell table:formula="of:=[.U169]*1000000" office:value-type="float" office:value="-3.108E-023">
            <text:p>-3.108E-023</text:p>
          </table:table-cell>
          <table:table-cell table:formula="of:=[.V169]*1000000" office:value-type="float" office:value="0.00000000000062013">
            <text:p>6.2013E-013</text:p>
          </table:table-cell>
          <table:table-cell table:formula="of:=[.W169]*1000000" office:value-type="float" office:value="379.8">
            <text:p>379.8</text:p>
          </table:table-cell>
          <table:table-cell table:formula="of:=[.X169]*1000000" office:value-type="float" office:value="46.018">
            <text:p>46.018</text:p>
          </table:table-cell>
          <table:table-cell table:formula="of:=[.Y169]*1000000" office:value-type="float" office:value="944.88">
            <text:p>944.88</text:p>
          </table:table-cell>
          <table:table-cell table:formula="of:=[.Z169]*1000000" office:value-type="float" office:value="20.168">
            <text:p>20.168</text:p>
          </table:table-cell>
          <table:table-cell table:formula="of:=[.AA169]*1000000" office:value-type="float" office:value="0">
            <text:p>0</text:p>
          </table:table-cell>
          <table:table-cell table:formula="of:=[.AB169]*1000000" office:value-type="float" office:value="-1.9226E-016">
            <text:p>-1.9226E-016</text:p>
          </table:table-cell>
          <table:table-cell table:formula="of:=[.AC169]*1000000" office:value-type="float" office:value="0.00000000000062012">
            <text:p>6.2012E-013</text:p>
          </table:table-cell>
          <table:table-cell office:value-type="float" office:value="0.0003798">
            <text:p>0.0003798</text:p>
          </table:table-cell>
          <table:table-cell table:style-name="ce1" office:value-type="string">
            <text:p>4.6022e-05</text:p>
          </table:table-cell>
          <table:table-cell office:value-type="float" office:value="0.0009449">
            <text:p>0.0009449</text:p>
          </table:table-cell>
          <table:table-cell table:style-name="ce1" office:value-type="string">
            <text:p>2.368e-06</text:p>
          </table:table-cell>
          <table:table-cell table:style-name="ce1" office:value-type="string">
            <text:p>3.9815e-08</text:p>
          </table:table-cell>
          <table:table-cell table:style-name="ce1" office:value-type="string">
            <text:p>-3.108e-29</text:p>
          </table:table-cell>
          <table:table-cell table:style-name="ce1" office:value-type="string">
            <text:p>6.2013e-19</text:p>
          </table:table-cell>
          <table:table-cell office:value-type="float" office:value="0.0003798">
            <text:p>0.0003798</text:p>
          </table:table-cell>
          <table:table-cell table:style-name="ce1" office:value-type="string">
            <text:p>4.6018e-05</text:p>
          </table:table-cell>
          <table:table-cell office:value-type="float" office:value="0.00094488">
            <text:p>0.00094488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226e-22</text:p>
          </table:table-cell>
          <table:table-cell table:style-name="ce1" office:value-type="string">
            <text:p>6.2012e-19</text:p>
          </table:table-cell>
        </table:table-row>
        <table:table-row table:style-name="ro2">
          <table:table-cell office:value-type="float" office:value="1680.702">
            <text:p>1680.702</text:p>
          </table:table-cell>
          <table:table-cell table:formula="of:=[.P170]*1000000" office:value-type="float" office:value="377.32">
            <text:p>377.32</text:p>
          </table:table-cell>
          <table:table-cell table:formula="of:=[.Q170]*1000000" office:value-type="float" office:value="45.662">
            <text:p>45.662</text:p>
          </table:table-cell>
          <table:table-cell table:formula="of:=[.R170]*1000000" office:value-type="float" office:value="947.75">
            <text:p>947.75</text:p>
          </table:table-cell>
          <table:table-cell table:formula="of:=[.S170]*1000000" office:value-type="float" office:value="2.3191">
            <text:p>2.3191</text:p>
          </table:table-cell>
          <table:table-cell table:formula="of:=[.T170]*1000000" office:value-type="float" office:value="0.03988">
            <text:p>0.03988</text:p>
          </table:table-cell>
          <table:table-cell table:formula="of:=[.U170]*1000000" office:value-type="float" office:value="-9.4686E-024">
            <text:p>-9.4686E-024</text:p>
          </table:table-cell>
          <table:table-cell table:formula="of:=[.V170]*1000000" office:value-type="float" office:value="0.00000000000060304">
            <text:p>6.0304E-013</text:p>
          </table:table-cell>
          <table:table-cell table:formula="of:=[.W170]*1000000" office:value-type="float" office:value="377.32">
            <text:p>377.32</text:p>
          </table:table-cell>
          <table:table-cell table:formula="of:=[.X170]*1000000" office:value-type="float" office:value="45.658">
            <text:p>45.658</text:p>
          </table:table-cell>
          <table:table-cell table:formula="of:=[.Y170]*1000000" office:value-type="float" office:value="947.73">
            <text:p>947.73</text:p>
          </table:table-cell>
          <table:table-cell table:formula="of:=[.Z170]*1000000" office:value-type="float" office:value="20.168">
            <text:p>20.168</text:p>
          </table:table-cell>
          <table:table-cell table:formula="of:=[.AA170]*1000000" office:value-type="float" office:value="0">
            <text:p>0</text:p>
          </table:table-cell>
          <table:table-cell table:formula="of:=[.AB170]*1000000" office:value-type="float" office:value="-9.5884E-017">
            <text:p>-9.5884E-017</text:p>
          </table:table-cell>
          <table:table-cell table:formula="of:=[.AC170]*1000000" office:value-type="float" office:value="0.00000000000060303">
            <text:p>6.0303E-013</text:p>
          </table:table-cell>
          <table:table-cell office:value-type="float" office:value="0.00037732">
            <text:p>0.00037732</text:p>
          </table:table-cell>
          <table:table-cell table:style-name="ce1" office:value-type="string">
            <text:p>4.5662e-05</text:p>
          </table:table-cell>
          <table:table-cell office:value-type="float" office:value="0.00094775">
            <text:p>0.00094775</text:p>
          </table:table-cell>
          <table:table-cell table:style-name="ce1" office:value-type="string">
            <text:p>2.3191e-06</text:p>
          </table:table-cell>
          <table:table-cell table:style-name="ce1" office:value-type="string">
            <text:p>3.988e-08</text:p>
          </table:table-cell>
          <table:table-cell table:style-name="ce1" office:value-type="string">
            <text:p>-9.4686e-30</text:p>
          </table:table-cell>
          <table:table-cell table:style-name="ce1" office:value-type="string">
            <text:p>6.0304e-19</text:p>
          </table:table-cell>
          <table:table-cell office:value-type="float" office:value="0.00037732">
            <text:p>0.00037732</text:p>
          </table:table-cell>
          <table:table-cell table:style-name="ce1" office:value-type="string">
            <text:p>4.5658e-05</text:p>
          </table:table-cell>
          <table:table-cell office:value-type="float" office:value="0.00094773">
            <text:p>0.00094773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9.5884e-23</text:p>
          </table:table-cell>
          <table:table-cell table:style-name="ce1" office:value-type="string">
            <text:p>6.0303e-19</text:p>
          </table:table-cell>
        </table:table-row>
        <table:table-row table:style-name="ro2">
          <table:table-cell office:value-type="float" office:value="1690.702">
            <text:p>1690.702</text:p>
          </table:table-cell>
          <table:table-cell table:formula="of:=[.P171]*1000000" office:value-type="float" office:value="374.87">
            <text:p>374.87</text:p>
          </table:table-cell>
          <table:table-cell table:formula="of:=[.Q171]*1000000" office:value-type="float" office:value="45.304">
            <text:p>45.304</text:p>
          </table:table-cell>
          <table:table-cell table:formula="of:=[.R171]*1000000" office:value-type="float" office:value="950.57">
            <text:p>950.57</text:p>
          </table:table-cell>
          <table:table-cell table:formula="of:=[.S171]*1000000" office:value-type="float" office:value="2.2711">
            <text:p>2.2711</text:p>
          </table:table-cell>
          <table:table-cell table:formula="of:=[.T171]*1000000" office:value-type="float" office:value="0.039945">
            <text:p>0.039945</text:p>
          </table:table-cell>
          <table:table-cell table:formula="of:=[.U171]*1000000" office:value-type="float" office:value="-8.1559E-024">
            <text:p>-8.1559E-024</text:p>
          </table:table-cell>
          <table:table-cell table:formula="of:=[.V171]*1000000" office:value-type="float" office:value="0.00000000000058647">
            <text:p>5.8647E-013</text:p>
          </table:table-cell>
          <table:table-cell table:formula="of:=[.W171]*1000000" office:value-type="float" office:value="374.87">
            <text:p>374.87</text:p>
          </table:table-cell>
          <table:table-cell table:formula="of:=[.X171]*1000000" office:value-type="float" office:value="45.3">
            <text:p>45.3</text:p>
          </table:table-cell>
          <table:table-cell table:formula="of:=[.Y171]*1000000" office:value-type="float" office:value="950.55">
            <text:p>950.55</text:p>
          </table:table-cell>
          <table:table-cell table:formula="of:=[.Z171]*1000000" office:value-type="float" office:value="20.168">
            <text:p>20.168</text:p>
          </table:table-cell>
          <table:table-cell table:formula="of:=[.AA171]*1000000" office:value-type="float" office:value="0">
            <text:p>0</text:p>
          </table:table-cell>
          <table:table-cell table:formula="of:=[.AB171]*1000000" office:value-type="float" office:value="-4.877E-017">
            <text:p>-4.877E-017</text:p>
          </table:table-cell>
          <table:table-cell table:formula="of:=[.AC171]*1000000" office:value-type="float" office:value="0.00000000000058646">
            <text:p>5.8646E-013</text:p>
          </table:table-cell>
          <table:table-cell office:value-type="float" office:value="0.00037487">
            <text:p>0.00037487</text:p>
          </table:table-cell>
          <table:table-cell table:style-name="ce1" office:value-type="string">
            <text:p>4.5304e-05</text:p>
          </table:table-cell>
          <table:table-cell office:value-type="float" office:value="0.00095057">
            <text:p>0.00095057</text:p>
          </table:table-cell>
          <table:table-cell table:style-name="ce1" office:value-type="string">
            <text:p>2.2711e-06</text:p>
          </table:table-cell>
          <table:table-cell table:style-name="ce1" office:value-type="string">
            <text:p>3.9945e-08</text:p>
          </table:table-cell>
          <table:table-cell table:style-name="ce1" office:value-type="string">
            <text:p>-8.1559e-30</text:p>
          </table:table-cell>
          <table:table-cell table:style-name="ce1" office:value-type="string">
            <text:p>5.8647e-19</text:p>
          </table:table-cell>
          <table:table-cell office:value-type="float" office:value="0.00037487">
            <text:p>0.00037487</text:p>
          </table:table-cell>
          <table:table-cell table:style-name="ce1" office:value-type="string">
            <text:p>4.53e-05</text:p>
          </table:table-cell>
          <table:table-cell office:value-type="float" office:value="0.00095055">
            <text:p>0.00095055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4.877e-23</text:p>
          </table:table-cell>
          <table:table-cell table:style-name="ce1" office:value-type="string">
            <text:p>5.8646e-19</text:p>
          </table:table-cell>
        </table:table-row>
        <table:table-row table:style-name="ro2">
          <table:table-cell office:value-type="float" office:value="1700.702">
            <text:p>1700.702</text:p>
          </table:table-cell>
          <table:table-cell table:formula="of:=[.P172]*1000000" office:value-type="float" office:value="372.45">
            <text:p>372.45</text:p>
          </table:table-cell>
          <table:table-cell table:formula="of:=[.Q172]*1000000" office:value-type="float" office:value="44.949">
            <text:p>44.949</text:p>
          </table:table-cell>
          <table:table-cell table:formula="of:=[.R172]*1000000" office:value-type="float" office:value="953.37">
            <text:p>953.37</text:p>
          </table:table-cell>
          <table:table-cell table:formula="of:=[.S172]*1000000" office:value-type="float" office:value="2.224">
            <text:p>2.224</text:p>
          </table:table-cell>
          <table:table-cell table:formula="of:=[.T172]*1000000" office:value-type="float" office:value="0.04001">
            <text:p>0.04001</text:p>
          </table:table-cell>
          <table:table-cell table:formula="of:=[.U172]*1000000" office:value-type="float" office:value="-3.5875E-024">
            <text:p>-3.5875E-024</text:p>
          </table:table-cell>
          <table:table-cell table:formula="of:=[.V172]*1000000" office:value-type="float" office:value="0.00000000000057041">
            <text:p>5.7041E-013</text:p>
          </table:table-cell>
          <table:table-cell table:formula="of:=[.W172]*1000000" office:value-type="float" office:value="372.44">
            <text:p>372.44</text:p>
          </table:table-cell>
          <table:table-cell table:formula="of:=[.X172]*1000000" office:value-type="float" office:value="44.944">
            <text:p>44.944</text:p>
          </table:table-cell>
          <table:table-cell table:formula="of:=[.Y172]*1000000" office:value-type="float" office:value="953.35">
            <text:p>953.35</text:p>
          </table:table-cell>
          <table:table-cell table:formula="of:=[.Z172]*1000000" office:value-type="float" office:value="20.168">
            <text:p>20.168</text:p>
          </table:table-cell>
          <table:table-cell table:formula="of:=[.AA172]*1000000" office:value-type="float" office:value="0">
            <text:p>0</text:p>
          </table:table-cell>
          <table:table-cell table:formula="of:=[.AB172]*1000000" office:value-type="float" office:value="-2.1143E-017">
            <text:p>-2.1143E-017</text:p>
          </table:table-cell>
          <table:table-cell table:formula="of:=[.AC172]*1000000" office:value-type="float" office:value="0.0000000000005704">
            <text:p>5.704E-013</text:p>
          </table:table-cell>
          <table:table-cell office:value-type="float" office:value="0.00037245">
            <text:p>0.00037245</text:p>
          </table:table-cell>
          <table:table-cell table:style-name="ce1" office:value-type="string">
            <text:p>4.4949e-05</text:p>
          </table:table-cell>
          <table:table-cell office:value-type="float" office:value="0.00095337">
            <text:p>0.00095337</text:p>
          </table:table-cell>
          <table:table-cell table:style-name="ce1" office:value-type="string">
            <text:p>2.224e-06</text:p>
          </table:table-cell>
          <table:table-cell table:style-name="ce1" office:value-type="string">
            <text:p>4.001e-08</text:p>
          </table:table-cell>
          <table:table-cell table:style-name="ce1" office:value-type="string">
            <text:p>-3.5875e-30</text:p>
          </table:table-cell>
          <table:table-cell table:style-name="ce1" office:value-type="string">
            <text:p>5.7041e-19</text:p>
          </table:table-cell>
          <table:table-cell office:value-type="float" office:value="0.00037244">
            <text:p>0.00037244</text:p>
          </table:table-cell>
          <table:table-cell table:style-name="ce1" office:value-type="string">
            <text:p>4.4944e-05</text:p>
          </table:table-cell>
          <table:table-cell office:value-type="float" office:value="0.00095335">
            <text:p>0.00095335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1143e-23</text:p>
          </table:table-cell>
          <table:table-cell table:style-name="ce1" office:value-type="string">
            <text:p>5.704e-19</text:p>
          </table:table-cell>
        </table:table-row>
        <table:table-row table:style-name="ro2">
          <table:table-cell office:value-type="float" office:value="1710.702">
            <text:p>1710.702</text:p>
          </table:table-cell>
          <table:table-cell table:formula="of:=[.P173]*1000000" office:value-type="float" office:value="370.04">
            <text:p>370.04</text:p>
          </table:table-cell>
          <table:table-cell table:formula="of:=[.Q173]*1000000" office:value-type="float" office:value="44.596">
            <text:p>44.596</text:p>
          </table:table-cell>
          <table:table-cell table:formula="of:=[.R173]*1000000" office:value-type="float" office:value="956.14">
            <text:p>956.14</text:p>
          </table:table-cell>
          <table:table-cell table:formula="of:=[.S173]*1000000" office:value-type="float" office:value="2.1778">
            <text:p>2.1778</text:p>
          </table:table-cell>
          <table:table-cell table:formula="of:=[.T173]*1000000" office:value-type="float" office:value="0.040075">
            <text:p>0.040075</text:p>
          </table:table-cell>
          <table:table-cell table:formula="of:=[.U173]*1000000" office:value-type="float" office:value="2.2424E-021">
            <text:p>2.2424E-021</text:p>
          </table:table-cell>
          <table:table-cell table:formula="of:=[.V173]*1000000" office:value-type="float" office:value="0.00000000000055483">
            <text:p>5.5483E-013</text:p>
          </table:table-cell>
          <table:table-cell table:formula="of:=[.W173]*1000000" office:value-type="float" office:value="370.04">
            <text:p>370.04</text:p>
          </table:table-cell>
          <table:table-cell table:formula="of:=[.X173]*1000000" office:value-type="float" office:value="44.591">
            <text:p>44.591</text:p>
          </table:table-cell>
          <table:table-cell table:formula="of:=[.Y173]*1000000" office:value-type="float" office:value="956.12">
            <text:p>956.12</text:p>
          </table:table-cell>
          <table:table-cell table:formula="of:=[.Z173]*1000000" office:value-type="float" office:value="20.168">
            <text:p>20.168</text:p>
          </table:table-cell>
          <table:table-cell table:formula="of:=[.AA173]*1000000" office:value-type="float" office:value="0">
            <text:p>0</text:p>
          </table:table-cell>
          <table:table-cell table:formula="of:=[.AB173]*1000000" office:value-type="float" office:value="-9.7124E-018">
            <text:p>-9.7124E-018</text:p>
          </table:table-cell>
          <table:table-cell table:formula="of:=[.AC173]*1000000" office:value-type="float" office:value="0.00000000000055483">
            <text:p>5.5483E-013</text:p>
          </table:table-cell>
          <table:table-cell office:value-type="float" office:value="0.00037004">
            <text:p>0.00037004</text:p>
          </table:table-cell>
          <table:table-cell table:style-name="ce1" office:value-type="string">
            <text:p>4.4596e-05</text:p>
          </table:table-cell>
          <table:table-cell office:value-type="float" office:value="0.00095614">
            <text:p>0.00095614</text:p>
          </table:table-cell>
          <table:table-cell table:style-name="ce1" office:value-type="string">
            <text:p>2.1778e-06</text:p>
          </table:table-cell>
          <table:table-cell table:style-name="ce1" office:value-type="string">
            <text:p>4.0075e-08</text:p>
          </table:table-cell>
          <table:table-cell table:style-name="ce1" office:value-type="string">
            <text:p>2.2424e-27</text:p>
          </table:table-cell>
          <table:table-cell table:style-name="ce1" office:value-type="string">
            <text:p>5.5483e-19</text:p>
          </table:table-cell>
          <table:table-cell office:value-type="float" office:value="0.00037004">
            <text:p>0.00037004</text:p>
          </table:table-cell>
          <table:table-cell table:style-name="ce1" office:value-type="string">
            <text:p>4.4591e-05</text:p>
          </table:table-cell>
          <table:table-cell office:value-type="float" office:value="0.00095612">
            <text:p>0.00095612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9.7124e-24</text:p>
          </table:table-cell>
          <table:table-cell table:style-name="ce1" office:value-type="string">
            <text:p>5.5483e-19</text:p>
          </table:table-cell>
        </table:table-row>
        <table:table-row table:style-name="ro2">
          <table:table-cell office:value-type="float" office:value="1720.702">
            <text:p>1720.702</text:p>
          </table:table-cell>
          <table:table-cell table:formula="of:=[.P174]*1000000" office:value-type="float" office:value="367.66">
            <text:p>367.66</text:p>
          </table:table-cell>
          <table:table-cell table:formula="of:=[.Q174]*1000000" office:value-type="float" office:value="44.245">
            <text:p>44.245</text:p>
          </table:table-cell>
          <table:table-cell table:formula="of:=[.R174]*1000000" office:value-type="float" office:value="958.89">
            <text:p>958.89</text:p>
          </table:table-cell>
          <table:table-cell table:formula="of:=[.S174]*1000000" office:value-type="float" office:value="2.1323">
            <text:p>2.1323</text:p>
          </table:table-cell>
          <table:table-cell table:formula="of:=[.T174]*1000000" office:value-type="float" office:value="0.040141">
            <text:p>0.040141</text:p>
          </table:table-cell>
          <table:table-cell table:formula="of:=[.U174]*1000000" office:value-type="float" office:value="2.1331E-021">
            <text:p>2.1331E-021</text:p>
          </table:table-cell>
          <table:table-cell table:formula="of:=[.V174]*1000000" office:value-type="float" office:value="0.00000000000053973">
            <text:p>5.3973E-013</text:p>
          </table:table-cell>
          <table:table-cell table:formula="of:=[.W174]*1000000" office:value-type="float" office:value="367.65">
            <text:p>367.65</text:p>
          </table:table-cell>
          <table:table-cell table:formula="of:=[.X174]*1000000" office:value-type="float" office:value="44.241">
            <text:p>44.241</text:p>
          </table:table-cell>
          <table:table-cell table:formula="of:=[.Y174]*1000000" office:value-type="float" office:value="958.87">
            <text:p>958.87</text:p>
          </table:table-cell>
          <table:table-cell table:formula="of:=[.Z174]*1000000" office:value-type="float" office:value="20.168">
            <text:p>20.168</text:p>
          </table:table-cell>
          <table:table-cell table:formula="of:=[.AA174]*1000000" office:value-type="float" office:value="0">
            <text:p>0</text:p>
          </table:table-cell>
          <table:table-cell table:formula="of:=[.AB174]*1000000" office:value-type="float" office:value="-5.008E-018">
            <text:p>-5.008E-018</text:p>
          </table:table-cell>
          <table:table-cell table:formula="of:=[.AC174]*1000000" office:value-type="float" office:value="0.00000000000053973">
            <text:p>5.3973E-013</text:p>
          </table:table-cell>
          <table:table-cell office:value-type="float" office:value="0.00036766">
            <text:p>0.00036766</text:p>
          </table:table-cell>
          <table:table-cell table:style-name="ce1" office:value-type="string">
            <text:p>4.4245e-05</text:p>
          </table:table-cell>
          <table:table-cell office:value-type="float" office:value="0.00095889">
            <text:p>0.00095889</text:p>
          </table:table-cell>
          <table:table-cell table:style-name="ce1" office:value-type="string">
            <text:p>2.1323e-06</text:p>
          </table:table-cell>
          <table:table-cell table:style-name="ce1" office:value-type="string">
            <text:p>4.0141e-08</text:p>
          </table:table-cell>
          <table:table-cell table:style-name="ce1" office:value-type="string">
            <text:p>2.1331e-27</text:p>
          </table:table-cell>
          <table:table-cell table:style-name="ce1" office:value-type="string">
            <text:p>5.3973e-19</text:p>
          </table:table-cell>
          <table:table-cell office:value-type="float" office:value="0.00036765">
            <text:p>0.00036765</text:p>
          </table:table-cell>
          <table:table-cell table:style-name="ce1" office:value-type="string">
            <text:p>4.4241e-05</text:p>
          </table:table-cell>
          <table:table-cell office:value-type="float" office:value="0.00095887">
            <text:p>0.00095887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5.008e-24</text:p>
          </table:table-cell>
          <table:table-cell table:style-name="ce1" office:value-type="string">
            <text:p>5.3973e-19</text:p>
          </table:table-cell>
        </table:table-row>
        <table:table-row table:style-name="ro2">
          <table:table-cell office:value-type="float" office:value="1730.702">
            <text:p>1730.702</text:p>
          </table:table-cell>
          <table:table-cell table:formula="of:=[.P175]*1000000" office:value-type="float" office:value="365.29">
            <text:p>365.29</text:p>
          </table:table-cell>
          <table:table-cell table:formula="of:=[.Q175]*1000000" office:value-type="float" office:value="43.897">
            <text:p>43.897</text:p>
          </table:table-cell>
          <table:table-cell table:formula="of:=[.R175]*1000000" office:value-type="float" office:value="961.62">
            <text:p>961.62</text:p>
          </table:table-cell>
          <table:table-cell table:formula="of:=[.S175]*1000000" office:value-type="float" office:value="2.0878">
            <text:p>2.0878</text:p>
          </table:table-cell>
          <table:table-cell table:formula="of:=[.T175]*1000000" office:value-type="float" office:value="0.040206">
            <text:p>0.040206</text:p>
          </table:table-cell>
          <table:table-cell table:formula="of:=[.U175]*1000000" office:value-type="float" office:value="6.0651E-021">
            <text:p>6.0651E-021</text:p>
          </table:table-cell>
          <table:table-cell table:formula="of:=[.V175]*1000000" office:value-type="float" office:value="0.00000000000052509">
            <text:p>5.2509E-013</text:p>
          </table:table-cell>
          <table:table-cell table:formula="of:=[.W175]*1000000" office:value-type="float" office:value="365.29">
            <text:p>365.29</text:p>
          </table:table-cell>
          <table:table-cell table:formula="of:=[.X175]*1000000" office:value-type="float" office:value="43.893">
            <text:p>43.893</text:p>
          </table:table-cell>
          <table:table-cell table:formula="of:=[.Y175]*1000000" office:value-type="float" office:value="961.59">
            <text:p>961.59</text:p>
          </table:table-cell>
          <table:table-cell table:formula="of:=[.Z175]*1000000" office:value-type="float" office:value="20.168">
            <text:p>20.168</text:p>
          </table:table-cell>
          <table:table-cell table:formula="of:=[.AA175]*1000000" office:value-type="float" office:value="0">
            <text:p>0</text:p>
          </table:table-cell>
          <table:table-cell table:formula="of:=[.AB175]*1000000" office:value-type="float" office:value="-2.1953E-018">
            <text:p>-2.1953E-018</text:p>
          </table:table-cell>
          <table:table-cell table:formula="of:=[.AC175]*1000000" office:value-type="float" office:value="0.00000000000052509">
            <text:p>5.2509E-013</text:p>
          </table:table-cell>
          <table:table-cell office:value-type="float" office:value="0.00036529">
            <text:p>0.00036529</text:p>
          </table:table-cell>
          <table:table-cell table:style-name="ce1" office:value-type="string">
            <text:p>4.3897e-05</text:p>
          </table:table-cell>
          <table:table-cell office:value-type="float" office:value="0.00096162">
            <text:p>0.00096162</text:p>
          </table:table-cell>
          <table:table-cell table:style-name="ce1" office:value-type="string">
            <text:p>2.0878e-06</text:p>
          </table:table-cell>
          <table:table-cell table:style-name="ce1" office:value-type="string">
            <text:p>4.0206e-08</text:p>
          </table:table-cell>
          <table:table-cell table:style-name="ce1" office:value-type="string">
            <text:p>6.0651e-27</text:p>
          </table:table-cell>
          <table:table-cell table:style-name="ce1" office:value-type="string">
            <text:p>5.2509e-19</text:p>
          </table:table-cell>
          <table:table-cell office:value-type="float" office:value="0.00036529">
            <text:p>0.00036529</text:p>
          </table:table-cell>
          <table:table-cell table:style-name="ce1" office:value-type="string">
            <text:p>4.3893e-05</text:p>
          </table:table-cell>
          <table:table-cell office:value-type="float" office:value="0.00096159">
            <text:p>0.00096159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1953e-24</text:p>
          </table:table-cell>
          <table:table-cell table:style-name="ce1" office:value-type="string">
            <text:p>5.2509e-19</text:p>
          </table:table-cell>
        </table:table-row>
        <table:table-row table:style-name="ro2">
          <table:table-cell office:value-type="float" office:value="1740.702">
            <text:p>1740.702</text:p>
          </table:table-cell>
          <table:table-cell table:formula="of:=[.P176]*1000000" office:value-type="float" office:value="362.95">
            <text:p>362.95</text:p>
          </table:table-cell>
          <table:table-cell table:formula="of:=[.Q176]*1000000" office:value-type="float" office:value="43.551">
            <text:p>43.551</text:p>
          </table:table-cell>
          <table:table-cell table:formula="of:=[.R176]*1000000" office:value-type="float" office:value="964.31">
            <text:p>964.31</text:p>
          </table:table-cell>
          <table:table-cell table:formula="of:=[.S176]*1000000" office:value-type="float" office:value="2.044">
            <text:p>2.044</text:p>
          </table:table-cell>
          <table:table-cell table:formula="of:=[.T176]*1000000" office:value-type="float" office:value="0.040272">
            <text:p>0.040272</text:p>
          </table:table-cell>
          <table:table-cell table:formula="of:=[.U176]*1000000" office:value-type="float" office:value="-5.9833E-022">
            <text:p>-5.9833E-022</text:p>
          </table:table-cell>
          <table:table-cell table:formula="of:=[.V176]*1000000" office:value-type="float" office:value="0.0000000000005109">
            <text:p>5.109E-013</text:p>
          </table:table-cell>
          <table:table-cell table:formula="of:=[.W176]*1000000" office:value-type="float" office:value="362.95">
            <text:p>362.95</text:p>
          </table:table-cell>
          <table:table-cell table:formula="of:=[.X176]*1000000" office:value-type="float" office:value="43.547">
            <text:p>43.547</text:p>
          </table:table-cell>
          <table:table-cell table:formula="of:=[.Y176]*1000000" office:value-type="float" office:value="964.29">
            <text:p>964.29</text:p>
          </table:table-cell>
          <table:table-cell table:formula="of:=[.Z176]*1000000" office:value-type="float" office:value="20.168">
            <text:p>20.168</text:p>
          </table:table-cell>
          <table:table-cell table:formula="of:=[.AA176]*1000000" office:value-type="float" office:value="0">
            <text:p>0</text:p>
          </table:table-cell>
          <table:table-cell table:formula="of:=[.AB176]*1000000" office:value-type="float" office:value="-1.2114E-018">
            <text:p>-1.2114E-018</text:p>
          </table:table-cell>
          <table:table-cell table:formula="of:=[.AC176]*1000000" office:value-type="float" office:value="0.0000000000005109">
            <text:p>5.109E-013</text:p>
          </table:table-cell>
          <table:table-cell office:value-type="float" office:value="0.00036295">
            <text:p>0.00036295</text:p>
          </table:table-cell>
          <table:table-cell table:style-name="ce1" office:value-type="string">
            <text:p>4.3551e-05</text:p>
          </table:table-cell>
          <table:table-cell office:value-type="float" office:value="0.00096431">
            <text:p>0.00096431</text:p>
          </table:table-cell>
          <table:table-cell table:style-name="ce1" office:value-type="string">
            <text:p>2.044e-06</text:p>
          </table:table-cell>
          <table:table-cell table:style-name="ce1" office:value-type="string">
            <text:p>4.0272e-08</text:p>
          </table:table-cell>
          <table:table-cell table:style-name="ce1" office:value-type="string">
            <text:p>-5.9833e-28</text:p>
          </table:table-cell>
          <table:table-cell table:style-name="ce1" office:value-type="string">
            <text:p>5.109e-19</text:p>
          </table:table-cell>
          <table:table-cell office:value-type="float" office:value="0.00036295">
            <text:p>0.00036295</text:p>
          </table:table-cell>
          <table:table-cell table:style-name="ce1" office:value-type="string">
            <text:p>4.3547e-05</text:p>
          </table:table-cell>
          <table:table-cell office:value-type="float" office:value="0.00096429">
            <text:p>0.00096429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114e-24</text:p>
          </table:table-cell>
          <table:table-cell table:style-name="ce1" office:value-type="string">
            <text:p>5.109e-19</text:p>
          </table:table-cell>
        </table:table-row>
        <table:table-row table:style-name="ro2">
          <table:table-cell office:value-type="float" office:value="1750.702">
            <text:p>1750.702</text:p>
          </table:table-cell>
          <table:table-cell table:formula="of:=[.P177]*1000000" office:value-type="float" office:value="360.64">
            <text:p>360.64</text:p>
          </table:table-cell>
          <table:table-cell table:formula="of:=[.Q177]*1000000" office:value-type="float" office:value="43.207">
            <text:p>43.207</text:p>
          </table:table-cell>
          <table:table-cell table:formula="of:=[.R177]*1000000" office:value-type="float" office:value="966.99">
            <text:p>966.99</text:p>
          </table:table-cell>
          <table:table-cell table:formula="of:=[.S177]*1000000" office:value-type="float" office:value="2.0011">
            <text:p>2.0011</text:p>
          </table:table-cell>
          <table:table-cell table:formula="of:=[.T177]*1000000" office:value-type="float" office:value="0.040337">
            <text:p>0.040337</text:p>
          </table:table-cell>
          <table:table-cell table:formula="of:=[.U177]*1000000" office:value-type="float" office:value="-2.6601E-023">
            <text:p>-2.6601E-023</text:p>
          </table:table-cell>
          <table:table-cell table:formula="of:=[.V177]*1000000" office:value-type="float" office:value="0.00000000000049714">
            <text:p>4.9714E-013</text:p>
          </table:table-cell>
          <table:table-cell table:formula="of:=[.W177]*1000000" office:value-type="float" office:value="360.63">
            <text:p>360.63</text:p>
          </table:table-cell>
          <table:table-cell table:formula="of:=[.X177]*1000000" office:value-type="float" office:value="43.203">
            <text:p>43.203</text:p>
          </table:table-cell>
          <table:table-cell table:formula="of:=[.Y177]*1000000" office:value-type="float" office:value="966.96">
            <text:p>966.96</text:p>
          </table:table-cell>
          <table:table-cell table:formula="of:=[.Z177]*1000000" office:value-type="float" office:value="20.168">
            <text:p>20.168</text:p>
          </table:table-cell>
          <table:table-cell table:formula="of:=[.AA177]*1000000" office:value-type="float" office:value="0">
            <text:p>0</text:p>
          </table:table-cell>
          <table:table-cell table:formula="of:=[.AB177]*1000000" office:value-type="float" office:value="-5.2924E-019">
            <text:p>-5.2924E-019</text:p>
          </table:table-cell>
          <table:table-cell table:formula="of:=[.AC177]*1000000" office:value-type="float" office:value="0.00000000000049714">
            <text:p>4.9714E-013</text:p>
          </table:table-cell>
          <table:table-cell office:value-type="float" office:value="0.00036064">
            <text:p>0.00036064</text:p>
          </table:table-cell>
          <table:table-cell table:style-name="ce1" office:value-type="string">
            <text:p>4.3207e-05</text:p>
          </table:table-cell>
          <table:table-cell office:value-type="float" office:value="0.00096699">
            <text:p>0.00096699</text:p>
          </table:table-cell>
          <table:table-cell table:style-name="ce1" office:value-type="string">
            <text:p>2.0011e-06</text:p>
          </table:table-cell>
          <table:table-cell table:style-name="ce1" office:value-type="string">
            <text:p>4.0337e-08</text:p>
          </table:table-cell>
          <table:table-cell table:style-name="ce1" office:value-type="string">
            <text:p>-2.6601e-29</text:p>
          </table:table-cell>
          <table:table-cell table:style-name="ce1" office:value-type="string">
            <text:p>4.9714e-19</text:p>
          </table:table-cell>
          <table:table-cell office:value-type="float" office:value="0.00036063">
            <text:p>0.00036063</text:p>
          </table:table-cell>
          <table:table-cell table:style-name="ce1" office:value-type="string">
            <text:p>4.3203e-05</text:p>
          </table:table-cell>
          <table:table-cell office:value-type="float" office:value="0.00096696">
            <text:p>0.00096696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5.2924e-25</text:p>
          </table:table-cell>
          <table:table-cell table:style-name="ce1" office:value-type="string">
            <text:p>4.9714e-19</text:p>
          </table:table-cell>
        </table:table-row>
        <table:table-row table:style-name="ro2">
          <table:table-cell office:value-type="float" office:value="1760.702">
            <text:p>1760.702</text:p>
          </table:table-cell>
          <table:table-cell table:formula="of:=[.P178]*1000000" office:value-type="float" office:value="358.34">
            <text:p>358.34</text:p>
          </table:table-cell>
          <table:table-cell table:formula="of:=[.Q178]*1000000" office:value-type="float" office:value="42.866">
            <text:p>42.866</text:p>
          </table:table-cell>
          <table:table-cell table:formula="of:=[.R178]*1000000" office:value-type="float" office:value="969.64">
            <text:p>969.64</text:p>
          </table:table-cell>
          <table:table-cell table:formula="of:=[.S178]*1000000" office:value-type="float" office:value="1.9589">
            <text:p>1.9589</text:p>
          </table:table-cell>
          <table:table-cell table:formula="of:=[.T178]*1000000" office:value-type="float" office:value="0.040403">
            <text:p>0.040403</text:p>
          </table:table-cell>
          <table:table-cell table:formula="of:=[.U178]*1000000" office:value-type="float" office:value="-4.1101E-025">
            <text:p>-4.1101E-025</text:p>
          </table:table-cell>
          <table:table-cell table:formula="of:=[.V178]*1000000" office:value-type="float" office:value="0.0000000000004838">
            <text:p>4.838E-013</text:p>
          </table:table-cell>
          <table:table-cell table:formula="of:=[.W178]*1000000" office:value-type="float" office:value="358.33">
            <text:p>358.33</text:p>
          </table:table-cell>
          <table:table-cell table:formula="of:=[.X178]*1000000" office:value-type="float" office:value="42.862">
            <text:p>42.862</text:p>
          </table:table-cell>
          <table:table-cell table:formula="of:=[.Y178]*1000000" office:value-type="float" office:value="969.62">
            <text:p>969.62</text:p>
          </table:table-cell>
          <table:table-cell table:formula="of:=[.Z178]*1000000" office:value-type="float" office:value="20.168">
            <text:p>20.168</text:p>
          </table:table-cell>
          <table:table-cell table:formula="of:=[.AA178]*1000000" office:value-type="float" office:value="0">
            <text:p>0</text:p>
          </table:table-cell>
          <table:table-cell table:formula="of:=[.AB178]*1000000" office:value-type="float" office:value="-2.5286E-019">
            <text:p>-2.5286E-019</text:p>
          </table:table-cell>
          <table:table-cell table:formula="of:=[.AC178]*1000000" office:value-type="float" office:value="0.0000000000004838">
            <text:p>4.838E-013</text:p>
          </table:table-cell>
          <table:table-cell office:value-type="float" office:value="0.00035834">
            <text:p>0.00035834</text:p>
          </table:table-cell>
          <table:table-cell table:style-name="ce1" office:value-type="string">
            <text:p>4.2866e-05</text:p>
          </table:table-cell>
          <table:table-cell office:value-type="float" office:value="0.00096964">
            <text:p>0.00096964</text:p>
          </table:table-cell>
          <table:table-cell table:style-name="ce1" office:value-type="string">
            <text:p>1.9589e-06</text:p>
          </table:table-cell>
          <table:table-cell table:style-name="ce1" office:value-type="string">
            <text:p>4.0403e-08</text:p>
          </table:table-cell>
          <table:table-cell table:style-name="ce1" office:value-type="string">
            <text:p>-4.1101e-31</text:p>
          </table:table-cell>
          <table:table-cell table:style-name="ce1" office:value-type="string">
            <text:p>4.838e-19</text:p>
          </table:table-cell>
          <table:table-cell office:value-type="float" office:value="0.00035833">
            <text:p>0.00035833</text:p>
          </table:table-cell>
          <table:table-cell table:style-name="ce1" office:value-type="string">
            <text:p>4.2862e-05</text:p>
          </table:table-cell>
          <table:table-cell office:value-type="float" office:value="0.00096962">
            <text:p>0.00096962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5286e-25</text:p>
          </table:table-cell>
          <table:table-cell table:style-name="ce1" office:value-type="string">
            <text:p>4.838e-19</text:p>
          </table:table-cell>
        </table:table-row>
        <table:table-row table:style-name="ro2">
          <table:table-cell office:value-type="float" office:value="1770.702">
            <text:p>1770.702</text:p>
          </table:table-cell>
          <table:table-cell table:formula="of:=[.P179]*1000000" office:value-type="float" office:value="356.06">
            <text:p>356.06</text:p>
          </table:table-cell>
          <table:table-cell table:formula="of:=[.Q179]*1000000" office:value-type="float" office:value="42.528">
            <text:p>42.528</text:p>
          </table:table-cell>
          <table:table-cell table:formula="of:=[.R179]*1000000" office:value-type="float" office:value="972.27">
            <text:p>972.27</text:p>
          </table:table-cell>
          <table:table-cell table:formula="of:=[.S179]*1000000" office:value-type="float" office:value="1.9176">
            <text:p>1.9176</text:p>
          </table:table-cell>
          <table:table-cell table:formula="of:=[.T179]*1000000" office:value-type="float" office:value="0.040469">
            <text:p>0.040469</text:p>
          </table:table-cell>
          <table:table-cell table:formula="of:=[.U179]*1000000" office:value-type="float" office:value="-6.4236E-025">
            <text:p>-6.4236E-025</text:p>
          </table:table-cell>
          <table:table-cell table:formula="of:=[.V179]*1000000" office:value-type="float" office:value="0.00000000000047087">
            <text:p>4.7087E-013</text:p>
          </table:table-cell>
          <table:table-cell table:formula="of:=[.W179]*1000000" office:value-type="float" office:value="356.06">
            <text:p>356.06</text:p>
          </table:table-cell>
          <table:table-cell table:formula="of:=[.X179]*1000000" office:value-type="float" office:value="42.524">
            <text:p>42.524</text:p>
          </table:table-cell>
          <table:table-cell table:formula="of:=[.Y179]*1000000" office:value-type="float" office:value="972.24">
            <text:p>972.24</text:p>
          </table:table-cell>
          <table:table-cell table:formula="of:=[.Z179]*1000000" office:value-type="float" office:value="20.168">
            <text:p>20.168</text:p>
          </table:table-cell>
          <table:table-cell table:formula="of:=[.AA179]*1000000" office:value-type="float" office:value="0">
            <text:p>0</text:p>
          </table:table-cell>
          <table:table-cell table:formula="of:=[.AB179]*1000000" office:value-type="float" office:value="-1.0876E-019">
            <text:p>-1.0876E-019</text:p>
          </table:table-cell>
          <table:table-cell table:formula="of:=[.AC179]*1000000" office:value-type="float" office:value="0.00000000000047086">
            <text:p>4.7086E-013</text:p>
          </table:table-cell>
          <table:table-cell office:value-type="float" office:value="0.00035606">
            <text:p>0.00035606</text:p>
          </table:table-cell>
          <table:table-cell table:style-name="ce1" office:value-type="string">
            <text:p>4.2528e-05</text:p>
          </table:table-cell>
          <table:table-cell office:value-type="float" office:value="0.00097227">
            <text:p>0.00097227</text:p>
          </table:table-cell>
          <table:table-cell table:style-name="ce1" office:value-type="string">
            <text:p>1.9176e-06</text:p>
          </table:table-cell>
          <table:table-cell table:style-name="ce1" office:value-type="string">
            <text:p>4.0469e-08</text:p>
          </table:table-cell>
          <table:table-cell table:style-name="ce1" office:value-type="string">
            <text:p>-6.4236e-31</text:p>
          </table:table-cell>
          <table:table-cell table:style-name="ce1" office:value-type="string">
            <text:p>4.7087e-19</text:p>
          </table:table-cell>
          <table:table-cell office:value-type="float" office:value="0.00035606">
            <text:p>0.00035606</text:p>
          </table:table-cell>
          <table:table-cell table:style-name="ce1" office:value-type="string">
            <text:p>4.2524e-05</text:p>
          </table:table-cell>
          <table:table-cell office:value-type="float" office:value="0.00097224">
            <text:p>0.00097224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876e-25</text:p>
          </table:table-cell>
          <table:table-cell table:style-name="ce1" office:value-type="string">
            <text:p>4.7086e-19</text:p>
          </table:table-cell>
        </table:table-row>
        <table:table-row table:style-name="ro2">
          <table:table-cell office:value-type="float" office:value="1780.702">
            <text:p>1780.702</text:p>
          </table:table-cell>
          <table:table-cell table:formula="of:=[.P180]*1000000" office:value-type="float" office:value="353.81">
            <text:p>353.81</text:p>
          </table:table-cell>
          <table:table-cell table:formula="of:=[.Q180]*1000000" office:value-type="float" office:value="42.191">
            <text:p>42.191</text:p>
          </table:table-cell>
          <table:table-cell table:formula="of:=[.R180]*1000000" office:value-type="float" office:value="974.87">
            <text:p>974.87</text:p>
          </table:table-cell>
          <table:table-cell table:formula="of:=[.S180]*1000000" office:value-type="float" office:value="1.877">
            <text:p>1.877</text:p>
          </table:table-cell>
          <table:table-cell table:formula="of:=[.T180]*1000000" office:value-type="float" office:value="0.040535">
            <text:p>0.040535</text:p>
          </table:table-cell>
          <table:table-cell table:formula="of:=[.U180]*1000000" office:value-type="float" office:value="-7.8121E-022">
            <text:p>-7.8121E-022</text:p>
          </table:table-cell>
          <table:table-cell table:formula="of:=[.V180]*1000000" office:value-type="float" office:value="0.00000000000045833">
            <text:p>4.5833E-013</text:p>
          </table:table-cell>
          <table:table-cell table:formula="of:=[.W180]*1000000" office:value-type="float" office:value="353.8">
            <text:p>353.8</text:p>
          </table:table-cell>
          <table:table-cell table:formula="of:=[.X180]*1000000" office:value-type="float" office:value="42.187">
            <text:p>42.187</text:p>
          </table:table-cell>
          <table:table-cell table:formula="of:=[.Y180]*1000000" office:value-type="float" office:value="974.85">
            <text:p>974.85</text:p>
          </table:table-cell>
          <table:table-cell table:formula="of:=[.Z180]*1000000" office:value-type="float" office:value="20.168">
            <text:p>20.168</text:p>
          </table:table-cell>
          <table:table-cell table:formula="of:=[.AA180]*1000000" office:value-type="float" office:value="0">
            <text:p>0</text:p>
          </table:table-cell>
          <table:table-cell table:formula="of:=[.AB180]*1000000" office:value-type="float" office:value="-4.781E-020">
            <text:p>-4.781E-020</text:p>
          </table:table-cell>
          <table:table-cell table:formula="of:=[.AC180]*1000000" office:value-type="float" office:value="0.00000000000045833">
            <text:p>4.5833E-013</text:p>
          </table:table-cell>
          <table:table-cell office:value-type="float" office:value="0.00035381">
            <text:p>0.00035381</text:p>
          </table:table-cell>
          <table:table-cell table:style-name="ce1" office:value-type="string">
            <text:p>4.2191e-05</text:p>
          </table:table-cell>
          <table:table-cell office:value-type="float" office:value="0.00097487">
            <text:p>0.00097487</text:p>
          </table:table-cell>
          <table:table-cell table:style-name="ce1" office:value-type="string">
            <text:p>1.877e-06</text:p>
          </table:table-cell>
          <table:table-cell table:style-name="ce1" office:value-type="string">
            <text:p>4.0535e-08</text:p>
          </table:table-cell>
          <table:table-cell table:style-name="ce1" office:value-type="string">
            <text:p>-7.8121e-28</text:p>
          </table:table-cell>
          <table:table-cell table:style-name="ce1" office:value-type="string">
            <text:p>4.5833e-19</text:p>
          </table:table-cell>
          <table:table-cell office:value-type="float" office:value="0.0003538">
            <text:p>0.0003538</text:p>
          </table:table-cell>
          <table:table-cell table:style-name="ce1" office:value-type="string">
            <text:p>4.2187e-05</text:p>
          </table:table-cell>
          <table:table-cell office:value-type="float" office:value="0.00097485">
            <text:p>0.00097485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4.781e-26</text:p>
          </table:table-cell>
          <table:table-cell table:style-name="ce1" office:value-type="string">
            <text:p>4.5833e-19</text:p>
          </table:table-cell>
        </table:table-row>
        <table:table-row table:style-name="ro2">
          <table:table-cell office:value-type="float" office:value="1790.702">
            <text:p>1790.702</text:p>
          </table:table-cell>
          <table:table-cell table:formula="of:=[.P181]*1000000" office:value-type="float" office:value="351.57">
            <text:p>351.57</text:p>
          </table:table-cell>
          <table:table-cell table:formula="of:=[.Q181]*1000000" office:value-type="float" office:value="41.857">
            <text:p>41.857</text:p>
          </table:table-cell>
          <table:table-cell table:formula="of:=[.R181]*1000000" office:value-type="float" office:value="977.45">
            <text:p>977.45</text:p>
          </table:table-cell>
          <table:table-cell table:formula="of:=[.S181]*1000000" office:value-type="float" office:value="1.8372">
            <text:p>1.8372</text:p>
          </table:table-cell>
          <table:table-cell table:formula="of:=[.T181]*1000000" office:value-type="float" office:value="0.040602">
            <text:p>0.040602</text:p>
          </table:table-cell>
          <table:table-cell table:formula="of:=[.U181]*1000000" office:value-type="float" office:value="-1.8706E-021">
            <text:p>-1.8706E-021</text:p>
          </table:table-cell>
          <table:table-cell table:formula="of:=[.V181]*1000000" office:value-type="float" office:value="0.00000000000044618">
            <text:p>4.4618E-013</text:p>
          </table:table-cell>
          <table:table-cell table:formula="of:=[.W181]*1000000" office:value-type="float" office:value="351.57">
            <text:p>351.57</text:p>
          </table:table-cell>
          <table:table-cell table:formula="of:=[.X181]*1000000" office:value-type="float" office:value="41.853">
            <text:p>41.853</text:p>
          </table:table-cell>
          <table:table-cell table:formula="of:=[.Y181]*1000000" office:value-type="float" office:value="977.43">
            <text:p>977.43</text:p>
          </table:table-cell>
          <table:table-cell table:formula="of:=[.Z181]*1000000" office:value-type="float" office:value="20.168">
            <text:p>20.168</text:p>
          </table:table-cell>
          <table:table-cell table:formula="of:=[.AA181]*1000000" office:value-type="float" office:value="0">
            <text:p>0</text:p>
          </table:table-cell>
          <table:table-cell table:formula="of:=[.AB181]*1000000" office:value-type="float" office:value="-2.343E-020">
            <text:p>-2.343E-020</text:p>
          </table:table-cell>
          <table:table-cell table:formula="of:=[.AC181]*1000000" office:value-type="float" office:value="0.00000000000044617">
            <text:p>4.4617E-013</text:p>
          </table:table-cell>
          <table:table-cell office:value-type="float" office:value="0.00035157">
            <text:p>0.00035157</text:p>
          </table:table-cell>
          <table:table-cell table:style-name="ce1" office:value-type="string">
            <text:p>4.1857e-05</text:p>
          </table:table-cell>
          <table:table-cell office:value-type="float" office:value="0.00097745">
            <text:p>0.00097745</text:p>
          </table:table-cell>
          <table:table-cell table:style-name="ce1" office:value-type="string">
            <text:p>1.8372e-06</text:p>
          </table:table-cell>
          <table:table-cell table:style-name="ce1" office:value-type="string">
            <text:p>4.0602e-08</text:p>
          </table:table-cell>
          <table:table-cell table:style-name="ce1" office:value-type="string">
            <text:p>-1.8706e-27</text:p>
          </table:table-cell>
          <table:table-cell table:style-name="ce1" office:value-type="string">
            <text:p>4.4618e-19</text:p>
          </table:table-cell>
          <table:table-cell office:value-type="float" office:value="0.00035157">
            <text:p>0.00035157</text:p>
          </table:table-cell>
          <table:table-cell table:style-name="ce1" office:value-type="string">
            <text:p>4.1853e-05</text:p>
          </table:table-cell>
          <table:table-cell office:value-type="float" office:value="0.00097743">
            <text:p>0.00097743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343e-26</text:p>
          </table:table-cell>
          <table:table-cell table:style-name="ce1" office:value-type="string">
            <text:p>4.4617e-19</text:p>
          </table:table-cell>
        </table:table-row>
        <table:table-row table:style-name="ro2">
          <table:table-cell office:value-type="float" office:value="1800.702">
            <text:p>1800.702</text:p>
          </table:table-cell>
          <table:table-cell table:formula="of:=[.P182]*1000000" office:value-type="float" office:value="349.36">
            <text:p>349.36</text:p>
          </table:table-cell>
          <table:table-cell table:formula="of:=[.Q182]*1000000" office:value-type="float" office:value="41.525">
            <text:p>41.525</text:p>
          </table:table-cell>
          <table:table-cell table:formula="of:=[.R182]*1000000" office:value-type="float" office:value="980.01">
            <text:p>980.01</text:p>
          </table:table-cell>
          <table:table-cell table:formula="of:=[.S182]*1000000" office:value-type="float" office:value="1.7981">
            <text:p>1.7981</text:p>
          </table:table-cell>
          <table:table-cell table:formula="of:=[.T182]*1000000" office:value-type="float" office:value="0.040668">
            <text:p>0.040668</text:p>
          </table:table-cell>
          <table:table-cell table:formula="of:=[.U182]*1000000" office:value-type="float" office:value="-2.7196E-021">
            <text:p>-2.7196E-021</text:p>
          </table:table-cell>
          <table:table-cell table:formula="of:=[.V182]*1000000" office:value-type="float" office:value="0.00000000000043439">
            <text:p>4.3439E-013</text:p>
          </table:table-cell>
          <table:table-cell table:formula="of:=[.W182]*1000000" office:value-type="float" office:value="349.35">
            <text:p>349.35</text:p>
          </table:table-cell>
          <table:table-cell table:formula="of:=[.X182]*1000000" office:value-type="float" office:value="41.521">
            <text:p>41.521</text:p>
          </table:table-cell>
          <table:table-cell table:formula="of:=[.Y182]*1000000" office:value-type="float" office:value="979.99">
            <text:p>979.99</text:p>
          </table:table-cell>
          <table:table-cell table:formula="of:=[.Z182]*1000000" office:value-type="float" office:value="20.168">
            <text:p>20.168</text:p>
          </table:table-cell>
          <table:table-cell table:formula="of:=[.AA182]*1000000" office:value-type="float" office:value="0">
            <text:p>0</text:p>
          </table:table-cell>
          <table:table-cell table:formula="of:=[.AB182]*1000000" office:value-type="float" office:value="-8.9777E-021">
            <text:p>-8.9777E-021</text:p>
          </table:table-cell>
          <table:table-cell table:formula="of:=[.AC182]*1000000" office:value-type="float" office:value="0.00000000000043439">
            <text:p>4.3439E-013</text:p>
          </table:table-cell>
          <table:table-cell office:value-type="float" office:value="0.00034936">
            <text:p>0.00034936</text:p>
          </table:table-cell>
          <table:table-cell table:style-name="ce1" office:value-type="string">
            <text:p>4.1525e-05</text:p>
          </table:table-cell>
          <table:table-cell office:value-type="float" office:value="0.00098001">
            <text:p>0.00098001</text:p>
          </table:table-cell>
          <table:table-cell table:style-name="ce1" office:value-type="string">
            <text:p>1.7981e-06</text:p>
          </table:table-cell>
          <table:table-cell table:style-name="ce1" office:value-type="string">
            <text:p>4.0668e-08</text:p>
          </table:table-cell>
          <table:table-cell table:style-name="ce1" office:value-type="string">
            <text:p>-2.7196e-27</text:p>
          </table:table-cell>
          <table:table-cell table:style-name="ce1" office:value-type="string">
            <text:p>4.3439e-19</text:p>
          </table:table-cell>
          <table:table-cell office:value-type="float" office:value="0.00034935">
            <text:p>0.00034935</text:p>
          </table:table-cell>
          <table:table-cell table:style-name="ce1" office:value-type="string">
            <text:p>4.1521e-05</text:p>
          </table:table-cell>
          <table:table-cell office:value-type="float" office:value="0.00097999">
            <text:p>0.00097999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8.9777e-27</text:p>
          </table:table-cell>
          <table:table-cell table:style-name="ce1" office:value-type="string">
            <text:p>4.3439e-19</text:p>
          </table:table-cell>
        </table:table-row>
        <table:table-row table:style-name="ro2">
          <table:table-cell office:value-type="float" office:value="1810.702">
            <text:p>1810.702</text:p>
          </table:table-cell>
          <table:table-cell table:formula="of:=[.P183]*1000000" office:value-type="float" office:value="347.16">
            <text:p>347.16</text:p>
          </table:table-cell>
          <table:table-cell table:formula="of:=[.Q183]*1000000" office:value-type="float" office:value="41.196">
            <text:p>41.196</text:p>
          </table:table-cell>
          <table:table-cell table:formula="of:=[.R183]*1000000" office:value-type="float" office:value="982.55">
            <text:p>982.55</text:p>
          </table:table-cell>
          <table:table-cell table:formula="of:=[.S183]*1000000" office:value-type="float" office:value="1.7598">
            <text:p>1.7598</text:p>
          </table:table-cell>
          <table:table-cell table:formula="of:=[.T183]*1000000" office:value-type="float" office:value="0.040735">
            <text:p>0.040735</text:p>
          </table:table-cell>
          <table:table-cell table:formula="of:=[.U183]*1000000" office:value-type="float" office:value="-8.7244E-022">
            <text:p>-8.7244E-022</text:p>
          </table:table-cell>
          <table:table-cell table:formula="of:=[.V183]*1000000" office:value-type="float" office:value="0.00000000000042297">
            <text:p>4.2297E-013</text:p>
          </table:table-cell>
          <table:table-cell table:formula="of:=[.W183]*1000000" office:value-type="float" office:value="347.16">
            <text:p>347.16</text:p>
          </table:table-cell>
          <table:table-cell table:formula="of:=[.X183]*1000000" office:value-type="float" office:value="41.192">
            <text:p>41.192</text:p>
          </table:table-cell>
          <table:table-cell table:formula="of:=[.Y183]*1000000" office:value-type="float" office:value="982.52">
            <text:p>982.52</text:p>
          </table:table-cell>
          <table:table-cell table:formula="of:=[.Z183]*1000000" office:value-type="float" office:value="20.168">
            <text:p>20.168</text:p>
          </table:table-cell>
          <table:table-cell table:formula="of:=[.AA183]*1000000" office:value-type="float" office:value="0">
            <text:p>0</text:p>
          </table:table-cell>
          <table:table-cell table:formula="of:=[.AB183]*1000000" office:value-type="float" office:value="-3.2426E-021">
            <text:p>-3.2426E-021</text:p>
          </table:table-cell>
          <table:table-cell table:formula="of:=[.AC183]*1000000" office:value-type="float" office:value="0.00000000000042296">
            <text:p>4.2296E-013</text:p>
          </table:table-cell>
          <table:table-cell office:value-type="float" office:value="0.00034716">
            <text:p>0.00034716</text:p>
          </table:table-cell>
          <table:table-cell table:style-name="ce1" office:value-type="string">
            <text:p>4.1196e-05</text:p>
          </table:table-cell>
          <table:table-cell office:value-type="float" office:value="0.00098255">
            <text:p>0.00098255</text:p>
          </table:table-cell>
          <table:table-cell table:style-name="ce1" office:value-type="string">
            <text:p>1.7598e-06</text:p>
          </table:table-cell>
          <table:table-cell table:style-name="ce1" office:value-type="string">
            <text:p>4.0735e-08</text:p>
          </table:table-cell>
          <table:table-cell table:style-name="ce1" office:value-type="string">
            <text:p>-8.7244e-28</text:p>
          </table:table-cell>
          <table:table-cell table:style-name="ce1" office:value-type="string">
            <text:p>4.2297e-19</text:p>
          </table:table-cell>
          <table:table-cell office:value-type="float" office:value="0.00034716">
            <text:p>0.00034716</text:p>
          </table:table-cell>
          <table:table-cell table:style-name="ce1" office:value-type="string">
            <text:p>4.1192e-05</text:p>
          </table:table-cell>
          <table:table-cell office:value-type="float" office:value="0.00098252">
            <text:p>0.00098252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3.2426e-27</text:p>
          </table:table-cell>
          <table:table-cell table:style-name="ce1" office:value-type="string">
            <text:p>4.2296e-19</text:p>
          </table:table-cell>
        </table:table-row>
        <table:table-row table:style-name="ro2">
          <table:table-cell office:value-type="float" office:value="1820.702">
            <text:p>1820.702</text:p>
          </table:table-cell>
          <table:table-cell table:formula="of:=[.P184]*1000000" office:value-type="float" office:value="344.99">
            <text:p>344.99</text:p>
          </table:table-cell>
          <table:table-cell table:formula="of:=[.Q184]*1000000" office:value-type="float" office:value="40.869">
            <text:p>40.869</text:p>
          </table:table-cell>
          <table:table-cell table:formula="of:=[.R184]*1000000" office:value-type="float" office:value="985.06">
            <text:p>985.06</text:p>
          </table:table-cell>
          <table:table-cell table:formula="of:=[.S184]*1000000" office:value-type="float" office:value="1.7222">
            <text:p>1.7222</text:p>
          </table:table-cell>
          <table:table-cell table:formula="of:=[.T184]*1000000" office:value-type="float" office:value="0.040801">
            <text:p>0.040801</text:p>
          </table:table-cell>
          <table:table-cell table:formula="of:=[.U184]*1000000" office:value-type="float" office:value="-4.6691E-023">
            <text:p>-4.6691E-023</text:p>
          </table:table-cell>
          <table:table-cell table:formula="of:=[.V184]*1000000" office:value-type="float" office:value="0.00000000000041189">
            <text:p>4.1189E-013</text:p>
          </table:table-cell>
          <table:table-cell table:formula="of:=[.W184]*1000000" office:value-type="float" office:value="344.99">
            <text:p>344.99</text:p>
          </table:table-cell>
          <table:table-cell table:formula="of:=[.X184]*1000000" office:value-type="float" office:value="40.865">
            <text:p>40.865</text:p>
          </table:table-cell>
          <table:table-cell table:formula="of:=[.Y184]*1000000" office:value-type="float" office:value="985.03">
            <text:p>985.03</text:p>
          </table:table-cell>
          <table:table-cell table:formula="of:=[.Z184]*1000000" office:value-type="float" office:value="20.168">
            <text:p>20.168</text:p>
          </table:table-cell>
          <table:table-cell table:formula="of:=[.AA184]*1000000" office:value-type="float" office:value="0">
            <text:p>0</text:p>
          </table:table-cell>
          <table:table-cell table:formula="of:=[.AB184]*1000000" office:value-type="float" office:value="-1.2523E-021">
            <text:p>-1.2523E-021</text:p>
          </table:table-cell>
          <table:table-cell table:formula="of:=[.AC184]*1000000" office:value-type="float" office:value="0.00000000000041189">
            <text:p>4.1189E-013</text:p>
          </table:table-cell>
          <table:table-cell office:value-type="float" office:value="0.00034499">
            <text:p>0.00034499</text:p>
          </table:table-cell>
          <table:table-cell table:style-name="ce1" office:value-type="string">
            <text:p>4.0869e-05</text:p>
          </table:table-cell>
          <table:table-cell office:value-type="float" office:value="0.00098506">
            <text:p>0.00098506</text:p>
          </table:table-cell>
          <table:table-cell table:style-name="ce1" office:value-type="string">
            <text:p>1.7222e-06</text:p>
          </table:table-cell>
          <table:table-cell table:style-name="ce1" office:value-type="string">
            <text:p>4.0801e-08</text:p>
          </table:table-cell>
          <table:table-cell table:style-name="ce1" office:value-type="string">
            <text:p>-4.6691e-29</text:p>
          </table:table-cell>
          <table:table-cell table:style-name="ce1" office:value-type="string">
            <text:p>4.1189e-19</text:p>
          </table:table-cell>
          <table:table-cell office:value-type="float" office:value="0.00034499">
            <text:p>0.00034499</text:p>
          </table:table-cell>
          <table:table-cell table:style-name="ce1" office:value-type="string">
            <text:p>4.0865e-05</text:p>
          </table:table-cell>
          <table:table-cell office:value-type="float" office:value="0.00098503">
            <text:p>0.00098503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523e-27</text:p>
          </table:table-cell>
          <table:table-cell table:style-name="ce1" office:value-type="string">
            <text:p>4.1189e-19</text:p>
          </table:table-cell>
        </table:table-row>
        <table:table-row table:style-name="ro2">
          <table:table-cell office:value-type="float" office:value="1830.702">
            <text:p>1830.702</text:p>
          </table:table-cell>
          <table:table-cell table:formula="of:=[.P185]*1000000" office:value-type="float" office:value="342.84">
            <text:p>342.84</text:p>
          </table:table-cell>
          <table:table-cell table:formula="of:=[.Q185]*1000000" office:value-type="float" office:value="40.544">
            <text:p>40.544</text:p>
          </table:table-cell>
          <table:table-cell table:formula="of:=[.R185]*1000000" office:value-type="float" office:value="987.55">
            <text:p>987.55</text:p>
          </table:table-cell>
          <table:table-cell table:formula="of:=[.S185]*1000000" office:value-type="float" office:value="1.6853">
            <text:p>1.6853</text:p>
          </table:table-cell>
          <table:table-cell table:formula="of:=[.T185]*1000000" office:value-type="float" office:value="0.040868">
            <text:p>0.040868</text:p>
          </table:table-cell>
          <table:table-cell table:formula="of:=[.U185]*1000000" office:value-type="float" office:value="-3.8559E-025">
            <text:p>-3.8559E-025</text:p>
          </table:table-cell>
          <table:table-cell table:formula="of:=[.V185]*1000000" office:value-type="float" office:value="0.00000000000040115">
            <text:p>4.0115E-013</text:p>
          </table:table-cell>
          <table:table-cell table:formula="of:=[.W185]*1000000" office:value-type="float" office:value="342.83">
            <text:p>342.83</text:p>
          </table:table-cell>
          <table:table-cell table:formula="of:=[.X185]*1000000" office:value-type="float" office:value="40.54">
            <text:p>40.54</text:p>
          </table:table-cell>
          <table:table-cell table:formula="of:=[.Y185]*1000000" office:value-type="float" office:value="987.52">
            <text:p>987.52</text:p>
          </table:table-cell>
          <table:table-cell table:formula="of:=[.Z185]*1000000" office:value-type="float" office:value="20.168">
            <text:p>20.168</text:p>
          </table:table-cell>
          <table:table-cell table:formula="of:=[.AA185]*1000000" office:value-type="float" office:value="0">
            <text:p>0</text:p>
          </table:table-cell>
          <table:table-cell table:formula="of:=[.AB185]*1000000" office:value-type="float" office:value="-4.6657E-022">
            <text:p>-4.6657E-022</text:p>
          </table:table-cell>
          <table:table-cell table:formula="of:=[.AC185]*1000000" office:value-type="float" office:value="0.00000000000040115">
            <text:p>4.0115E-013</text:p>
          </table:table-cell>
          <table:table-cell office:value-type="float" office:value="0.00034284">
            <text:p>0.00034284</text:p>
          </table:table-cell>
          <table:table-cell table:style-name="ce1" office:value-type="string">
            <text:p>4.0544e-05</text:p>
          </table:table-cell>
          <table:table-cell office:value-type="float" office:value="0.00098755">
            <text:p>0.00098755</text:p>
          </table:table-cell>
          <table:table-cell table:style-name="ce1" office:value-type="string">
            <text:p>1.6853e-06</text:p>
          </table:table-cell>
          <table:table-cell table:style-name="ce1" office:value-type="string">
            <text:p>4.0868e-08</text:p>
          </table:table-cell>
          <table:table-cell table:style-name="ce1" office:value-type="string">
            <text:p>-3.8559e-31</text:p>
          </table:table-cell>
          <table:table-cell table:style-name="ce1" office:value-type="string">
            <text:p>4.0115e-19</text:p>
          </table:table-cell>
          <table:table-cell office:value-type="float" office:value="0.00034283">
            <text:p>0.00034283</text:p>
          </table:table-cell>
          <table:table-cell table:style-name="ce1" office:value-type="string">
            <text:p>4.054e-05</text:p>
          </table:table-cell>
          <table:table-cell office:value-type="float" office:value="0.00098752">
            <text:p>0.00098752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4.6657e-28</text:p>
          </table:table-cell>
          <table:table-cell table:style-name="ce1" office:value-type="string">
            <text:p>4.0115e-19</text:p>
          </table:table-cell>
        </table:table-row>
        <table:table-row table:style-name="ro2">
          <table:table-cell office:value-type="float" office:value="1840.702">
            <text:p>1840.702</text:p>
          </table:table-cell>
          <table:table-cell table:formula="of:=[.P186]*1000000" office:value-type="float" office:value="340.7">
            <text:p>340.7</text:p>
          </table:table-cell>
          <table:table-cell table:formula="of:=[.Q186]*1000000" office:value-type="float" office:value="40.221">
            <text:p>40.221</text:p>
          </table:table-cell>
          <table:table-cell table:formula="of:=[.R186]*1000000" office:value-type="float" office:value="990.02">
            <text:p>990.02</text:p>
          </table:table-cell>
          <table:table-cell table:formula="of:=[.S186]*1000000" office:value-type="float" office:value="1.6491">
            <text:p>1.6491</text:p>
          </table:table-cell>
          <table:table-cell table:formula="of:=[.T186]*1000000" office:value-type="float" office:value="0.040935">
            <text:p>0.040935</text:p>
          </table:table-cell>
          <table:table-cell table:formula="of:=[.U186]*1000000" office:value-type="float" office:value="-7.3285E-028">
            <text:p>-7.3285E-028</text:p>
          </table:table-cell>
          <table:table-cell table:formula="of:=[.V186]*1000000" office:value-type="float" office:value="0.00000000000039074">
            <text:p>3.9074E-013</text:p>
          </table:table-cell>
          <table:table-cell table:formula="of:=[.W186]*1000000" office:value-type="float" office:value="340.7">
            <text:p>340.7</text:p>
          </table:table-cell>
          <table:table-cell table:formula="of:=[.X186]*1000000" office:value-type="float" office:value="40.217">
            <text:p>40.217</text:p>
          </table:table-cell>
          <table:table-cell table:formula="of:=[.Y186]*1000000" office:value-type="float" office:value="989.99">
            <text:p>989.99</text:p>
          </table:table-cell>
          <table:table-cell table:formula="of:=[.Z186]*1000000" office:value-type="float" office:value="20.168">
            <text:p>20.168</text:p>
          </table:table-cell>
          <table:table-cell table:formula="of:=[.AA186]*1000000" office:value-type="float" office:value="0">
            <text:p>0</text:p>
          </table:table-cell>
          <table:table-cell table:formula="of:=[.AB186]*1000000" office:value-type="float" office:value="-1.9088E-022">
            <text:p>-1.9088E-022</text:p>
          </table:table-cell>
          <table:table-cell table:formula="of:=[.AC186]*1000000" office:value-type="float" office:value="0.00000000000039074">
            <text:p>3.9074E-013</text:p>
          </table:table-cell>
          <table:table-cell office:value-type="float" office:value="0.0003407">
            <text:p>0.0003407</text:p>
          </table:table-cell>
          <table:table-cell table:style-name="ce1" office:value-type="string">
            <text:p>4.0221e-05</text:p>
          </table:table-cell>
          <table:table-cell office:value-type="float" office:value="0.00099002">
            <text:p>0.00099002</text:p>
          </table:table-cell>
          <table:table-cell table:style-name="ce1" office:value-type="string">
            <text:p>1.6491e-06</text:p>
          </table:table-cell>
          <table:table-cell table:style-name="ce1" office:value-type="string">
            <text:p>4.0935e-08</text:p>
          </table:table-cell>
          <table:table-cell table:style-name="ce1" office:value-type="string">
            <text:p>-7.3285e-34</text:p>
          </table:table-cell>
          <table:table-cell table:style-name="ce1" office:value-type="string">
            <text:p>3.9074e-19</text:p>
          </table:table-cell>
          <table:table-cell office:value-type="float" office:value="0.0003407">
            <text:p>0.0003407</text:p>
          </table:table-cell>
          <table:table-cell table:style-name="ce1" office:value-type="string">
            <text:p>4.0217e-05</text:p>
          </table:table-cell>
          <table:table-cell office:value-type="float" office:value="0.00098999">
            <text:p>0.00098999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088e-28</text:p>
          </table:table-cell>
          <table:table-cell table:style-name="ce1" office:value-type="string">
            <text:p>3.9074e-19</text:p>
          </table:table-cell>
        </table:table-row>
        <table:table-row table:style-name="ro2">
          <table:table-cell office:value-type="float" office:value="1850.702">
            <text:p>1850.702</text:p>
          </table:table-cell>
          <table:table-cell table:formula="of:=[.P187]*1000000" office:value-type="float" office:value="338.59">
            <text:p>338.59</text:p>
          </table:table-cell>
          <table:table-cell table:formula="of:=[.Q187]*1000000" office:value-type="float" office:value="39.901">
            <text:p>39.901</text:p>
          </table:table-cell>
          <table:table-cell table:formula="of:=[.R187]*1000000" office:value-type="float" office:value="992.47">
            <text:p>992.47</text:p>
          </table:table-cell>
          <table:table-cell table:formula="of:=[.S187]*1000000" office:value-type="float" office:value="1.6137">
            <text:p>1.6137</text:p>
          </table:table-cell>
          <table:table-cell table:formula="of:=[.T187]*1000000" office:value-type="float" office:value="0.041002">
            <text:p>0.041002</text:p>
          </table:table-cell>
          <table:table-cell table:formula="of:=[.U187]*1000000" office:value-type="float" office:value="-1.5239E-028">
            <text:p>-1.5239E-028</text:p>
          </table:table-cell>
          <table:table-cell table:formula="of:=[.V187]*1000000" office:value-type="float" office:value="0.00000000000038065">
            <text:p>3.8065E-013</text:p>
          </table:table-cell>
          <table:table-cell table:formula="of:=[.W187]*1000000" office:value-type="float" office:value="338.59">
            <text:p>338.59</text:p>
          </table:table-cell>
          <table:table-cell table:formula="of:=[.X187]*1000000" office:value-type="float" office:value="39.897">
            <text:p>39.897</text:p>
          </table:table-cell>
          <table:table-cell table:formula="of:=[.Y187]*1000000" office:value-type="float" office:value="992.44">
            <text:p>992.44</text:p>
          </table:table-cell>
          <table:table-cell table:formula="of:=[.Z187]*1000000" office:value-type="float" office:value="20.168">
            <text:p>20.168</text:p>
          </table:table-cell>
          <table:table-cell table:formula="of:=[.AA187]*1000000" office:value-type="float" office:value="0">
            <text:p>0</text:p>
          </table:table-cell>
          <table:table-cell table:formula="of:=[.AB187]*1000000" office:value-type="float" office:value="-7.2125E-023">
            <text:p>-7.2125E-023</text:p>
          </table:table-cell>
          <table:table-cell table:formula="of:=[.AC187]*1000000" office:value-type="float" office:value="0.00000000000038065">
            <text:p>3.8065E-013</text:p>
          </table:table-cell>
          <table:table-cell office:value-type="float" office:value="0.00033859">
            <text:p>0.00033859</text:p>
          </table:table-cell>
          <table:table-cell table:style-name="ce1" office:value-type="string">
            <text:p>3.9901e-05</text:p>
          </table:table-cell>
          <table:table-cell office:value-type="float" office:value="0.00099247">
            <text:p>0.00099247</text:p>
          </table:table-cell>
          <table:table-cell table:style-name="ce1" office:value-type="string">
            <text:p>1.6137e-06</text:p>
          </table:table-cell>
          <table:table-cell table:style-name="ce1" office:value-type="string">
            <text:p>4.1002e-08</text:p>
          </table:table-cell>
          <table:table-cell table:style-name="ce1" office:value-type="string">
            <text:p>-1.5239e-34</text:p>
          </table:table-cell>
          <table:table-cell table:style-name="ce1" office:value-type="string">
            <text:p>3.8065e-19</text:p>
          </table:table-cell>
          <table:table-cell office:value-type="float" office:value="0.00033859">
            <text:p>0.00033859</text:p>
          </table:table-cell>
          <table:table-cell table:style-name="ce1" office:value-type="string">
            <text:p>3.9897e-05</text:p>
          </table:table-cell>
          <table:table-cell office:value-type="float" office:value="0.00099244">
            <text:p>0.00099244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7.2125e-29</text:p>
          </table:table-cell>
          <table:table-cell table:style-name="ce1" office:value-type="string">
            <text:p>3.8065e-19</text:p>
          </table:table-cell>
        </table:table-row>
        <table:table-row table:style-name="ro2">
          <table:table-cell office:value-type="float" office:value="1860.702">
            <text:p>1860.702</text:p>
          </table:table-cell>
          <table:table-cell table:formula="of:=[.P188]*1000000" office:value-type="float" office:value="336.49">
            <text:p>336.49</text:p>
          </table:table-cell>
          <table:table-cell table:formula="of:=[.Q188]*1000000" office:value-type="float" office:value="39.583">
            <text:p>39.583</text:p>
          </table:table-cell>
          <table:table-cell table:formula="of:=[.R188]*1000000" office:value-type="float" office:value="994.89">
            <text:p>994.89</text:p>
          </table:table-cell>
          <table:table-cell table:formula="of:=[.S188]*1000000" office:value-type="float" office:value="1.5788">
            <text:p>1.5788</text:p>
          </table:table-cell>
          <table:table-cell table:formula="of:=[.T188]*1000000" office:value-type="float" office:value="0.04107">
            <text:p>0.04107</text:p>
          </table:table-cell>
          <table:table-cell table:formula="of:=[.U188]*1000000" office:value-type="float" office:value="-8.0421E-029">
            <text:p>-8.0421E-029</text:p>
          </table:table-cell>
          <table:table-cell table:formula="of:=[.V188]*1000000" office:value-type="float" office:value="0.00000000000037086">
            <text:p>3.7086E-013</text:p>
          </table:table-cell>
          <table:table-cell table:formula="of:=[.W188]*1000000" office:value-type="float" office:value="336.49">
            <text:p>336.49</text:p>
          </table:table-cell>
          <table:table-cell table:formula="of:=[.X188]*1000000" office:value-type="float" office:value="39.579">
            <text:p>39.579</text:p>
          </table:table-cell>
          <table:table-cell table:formula="of:=[.Y188]*1000000" office:value-type="float" office:value="994.86">
            <text:p>994.86</text:p>
          </table:table-cell>
          <table:table-cell table:formula="of:=[.Z188]*1000000" office:value-type="float" office:value="20.168">
            <text:p>20.168</text:p>
          </table:table-cell>
          <table:table-cell table:formula="of:=[.AA188]*1000000" office:value-type="float" office:value="0">
            <text:p>0</text:p>
          </table:table-cell>
          <table:table-cell table:formula="of:=[.AB188]*1000000" office:value-type="float" office:value="-2.2488E-023">
            <text:p>-2.2488E-023</text:p>
          </table:table-cell>
          <table:table-cell table:formula="of:=[.AC188]*1000000" office:value-type="float" office:value="0.00000000000037086">
            <text:p>3.7086E-013</text:p>
          </table:table-cell>
          <table:table-cell office:value-type="float" office:value="0.00033649">
            <text:p>0.00033649</text:p>
          </table:table-cell>
          <table:table-cell table:style-name="ce1" office:value-type="string">
            <text:p>3.9583e-05</text:p>
          </table:table-cell>
          <table:table-cell office:value-type="float" office:value="0.00099489">
            <text:p>0.00099489</text:p>
          </table:table-cell>
          <table:table-cell table:style-name="ce1" office:value-type="string">
            <text:p>1.5788e-06</text:p>
          </table:table-cell>
          <table:table-cell table:style-name="ce1" office:value-type="string">
            <text:p>4.107e-08</text:p>
          </table:table-cell>
          <table:table-cell table:style-name="ce1" office:value-type="string">
            <text:p>-8.0421e-35</text:p>
          </table:table-cell>
          <table:table-cell table:style-name="ce1" office:value-type="string">
            <text:p>3.7086e-19</text:p>
          </table:table-cell>
          <table:table-cell office:value-type="float" office:value="0.00033649">
            <text:p>0.00033649</text:p>
          </table:table-cell>
          <table:table-cell table:style-name="ce1" office:value-type="string">
            <text:p>3.9579e-05</text:p>
          </table:table-cell>
          <table:table-cell office:value-type="float" office:value="0.00099486">
            <text:p>0.00099486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488e-29</text:p>
          </table:table-cell>
          <table:table-cell table:style-name="ce1" office:value-type="string">
            <text:p>3.7086e-19</text:p>
          </table:table-cell>
        </table:table-row>
        <table:table-row table:style-name="ro2">
          <table:table-cell office:value-type="float" office:value="1870.702">
            <text:p>1870.702</text:p>
          </table:table-cell>
          <table:table-cell table:formula="of:=[.P189]*1000000" office:value-type="float" office:value="334.42">
            <text:p>334.42</text:p>
          </table:table-cell>
          <table:table-cell table:formula="of:=[.Q189]*1000000" office:value-type="float" office:value="39.267">
            <text:p>39.267</text:p>
          </table:table-cell>
          <table:table-cell table:formula="of:=[.R189]*1000000" office:value-type="float" office:value="997.29">
            <text:p>997.29</text:p>
          </table:table-cell>
          <table:table-cell table:formula="of:=[.S189]*1000000" office:value-type="float" office:value="1.5447">
            <text:p>1.5447</text:p>
          </table:table-cell>
          <table:table-cell table:formula="of:=[.T189]*1000000" office:value-type="float" office:value="0.041137">
            <text:p>0.041137</text:p>
          </table:table-cell>
          <table:table-cell table:formula="of:=[.U189]*1000000" office:value-type="float" office:value="-4.2619E-029">
            <text:p>-4.2619E-029</text:p>
          </table:table-cell>
          <table:table-cell table:formula="of:=[.V189]*1000000" office:value-type="float" office:value="0.00000000000036138">
            <text:p>3.6138E-013</text:p>
          </table:table-cell>
          <table:table-cell table:formula="of:=[.W189]*1000000" office:value-type="float" office:value="334.41">
            <text:p>334.41</text:p>
          </table:table-cell>
          <table:table-cell table:formula="of:=[.X189]*1000000" office:value-type="float" office:value="39.263">
            <text:p>39.263</text:p>
          </table:table-cell>
          <table:table-cell table:formula="of:=[.Y189]*1000000" office:value-type="float" office:value="997.26">
            <text:p>997.26</text:p>
          </table:table-cell>
          <table:table-cell table:formula="of:=[.Z189]*1000000" office:value-type="float" office:value="20.168">
            <text:p>20.168</text:p>
          </table:table-cell>
          <table:table-cell table:formula="of:=[.AA189]*1000000" office:value-type="float" office:value="0">
            <text:p>0</text:p>
          </table:table-cell>
          <table:table-cell table:formula="of:=[.AB189]*1000000" office:value-type="float" office:value="-7.5942E-024">
            <text:p>-7.5942E-024</text:p>
          </table:table-cell>
          <table:table-cell table:formula="of:=[.AC189]*1000000" office:value-type="float" office:value="0.00000000000036137">
            <text:p>3.6137E-013</text:p>
          </table:table-cell>
          <table:table-cell office:value-type="float" office:value="0.00033442">
            <text:p>0.00033442</text:p>
          </table:table-cell>
          <table:table-cell table:style-name="ce1" office:value-type="string">
            <text:p>3.9267e-05</text:p>
          </table:table-cell>
          <table:table-cell office:value-type="float" office:value="0.00099729">
            <text:p>0.00099729</text:p>
          </table:table-cell>
          <table:table-cell table:style-name="ce1" office:value-type="string">
            <text:p>1.5447e-06</text:p>
          </table:table-cell>
          <table:table-cell table:style-name="ce1" office:value-type="string">
            <text:p>4.1137e-08</text:p>
          </table:table-cell>
          <table:table-cell table:style-name="ce1" office:value-type="string">
            <text:p>-4.2619e-35</text:p>
          </table:table-cell>
          <table:table-cell table:style-name="ce1" office:value-type="string">
            <text:p>3.6138e-19</text:p>
          </table:table-cell>
          <table:table-cell office:value-type="float" office:value="0.00033441">
            <text:p>0.00033441</text:p>
          </table:table-cell>
          <table:table-cell table:style-name="ce1" office:value-type="string">
            <text:p>3.9263e-05</text:p>
          </table:table-cell>
          <table:table-cell office:value-type="float" office:value="0.00099726">
            <text:p>0.00099726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7.5942e-30</text:p>
          </table:table-cell>
          <table:table-cell table:style-name="ce1" office:value-type="string">
            <text:p>3.6137e-19</text:p>
          </table:table-cell>
        </table:table-row>
        <table:table-row table:style-name="ro2">
          <table:table-cell office:value-type="float" office:value="1880.702">
            <text:p>1880.702</text:p>
          </table:table-cell>
          <table:table-cell table:formula="of:=[.P190]*1000000" office:value-type="float" office:value="332.36">
            <text:p>332.36</text:p>
          </table:table-cell>
          <table:table-cell table:formula="of:=[.Q190]*1000000" office:value-type="float" office:value="38.954">
            <text:p>38.954</text:p>
          </table:table-cell>
          <table:table-cell table:formula="of:=[.R190]*1000000" office:value-type="float" office:value="999.67">
            <text:p>999.67</text:p>
          </table:table-cell>
          <table:table-cell table:formula="of:=[.S190]*1000000" office:value-type="float" office:value="1.5112">
            <text:p>1.5112</text:p>
          </table:table-cell>
          <table:table-cell table:formula="of:=[.T190]*1000000" office:value-type="float" office:value="0.041205">
            <text:p>0.041205</text:p>
          </table:table-cell>
          <table:table-cell table:formula="of:=[.U190]*1000000" office:value-type="float" office:value="-2.2677E-029">
            <text:p>-2.2677E-029</text:p>
          </table:table-cell>
          <table:table-cell table:formula="of:=[.V190]*1000000" office:value-type="float" office:value="0.00000000000035218">
            <text:p>3.5218E-013</text:p>
          </table:table-cell>
          <table:table-cell table:formula="of:=[.W190]*1000000" office:value-type="float" office:value="332.36">
            <text:p>332.36</text:p>
          </table:table-cell>
          <table:table-cell table:formula="of:=[.X190]*1000000" office:value-type="float" office:value="38.95">
            <text:p>38.95</text:p>
          </table:table-cell>
          <table:table-cell table:formula="of:=[.Y190]*1000000" office:value-type="float" office:value="999.64">
            <text:p>999.64</text:p>
          </table:table-cell>
          <table:table-cell table:formula="of:=[.Z190]*1000000" office:value-type="float" office:value="20.168">
            <text:p>20.168</text:p>
          </table:table-cell>
          <table:table-cell table:formula="of:=[.AA190]*1000000" office:value-type="float" office:value="0">
            <text:p>0</text:p>
          </table:table-cell>
          <table:table-cell table:formula="of:=[.AB190]*1000000" office:value-type="float" office:value="-2.4325E-024">
            <text:p>-2.4325E-024</text:p>
          </table:table-cell>
          <table:table-cell table:formula="of:=[.AC190]*1000000" office:value-type="float" office:value="0.00000000000035218">
            <text:p>3.5218E-013</text:p>
          </table:table-cell>
          <table:table-cell office:value-type="float" office:value="0.00033236">
            <text:p>0.00033236</text:p>
          </table:table-cell>
          <table:table-cell table:style-name="ce1" office:value-type="string">
            <text:p>3.8954e-05</text:p>
          </table:table-cell>
          <table:table-cell office:value-type="float" office:value="0.00099967">
            <text:p>0.00099967</text:p>
          </table:table-cell>
          <table:table-cell table:style-name="ce1" office:value-type="string">
            <text:p>1.5112e-06</text:p>
          </table:table-cell>
          <table:table-cell table:style-name="ce1" office:value-type="string">
            <text:p>4.1205e-08</text:p>
          </table:table-cell>
          <table:table-cell table:style-name="ce1" office:value-type="string">
            <text:p>-2.2677e-35</text:p>
          </table:table-cell>
          <table:table-cell table:style-name="ce1" office:value-type="string">
            <text:p>3.5218e-19</text:p>
          </table:table-cell>
          <table:table-cell office:value-type="float" office:value="0.00033236">
            <text:p>0.00033236</text:p>
          </table:table-cell>
          <table:table-cell table:style-name="ce1" office:value-type="string">
            <text:p>3.895e-05</text:p>
          </table:table-cell>
          <table:table-cell office:value-type="float" office:value="0.00099964">
            <text:p>0.00099964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325e-30</text:p>
          </table:table-cell>
          <table:table-cell table:style-name="ce1" office:value-type="string">
            <text:p>3.5218e-19</text:p>
          </table:table-cell>
        </table:table-row>
        <table:table-row table:style-name="ro2">
          <table:table-cell office:value-type="float" office:value="1890.702">
            <text:p>1890.702</text:p>
          </table:table-cell>
          <table:table-cell table:formula="of:=[.P191]*1000000" office:value-type="float" office:value="330.32">
            <text:p>330.32</text:p>
          </table:table-cell>
          <table:table-cell table:formula="of:=[.Q191]*1000000" office:value-type="float" office:value="38.642">
            <text:p>38.642</text:p>
          </table:table-cell>
          <table:table-cell table:formula="of:=[.R191]*1000000" office:value-type="float" office:value="1002">
            <text:p>1002</text:p>
          </table:table-cell>
          <table:table-cell table:formula="of:=[.S191]*1000000" office:value-type="float" office:value="1.4784">
            <text:p>1.4784</text:p>
          </table:table-cell>
          <table:table-cell table:formula="of:=[.T191]*1000000" office:value-type="float" office:value="0.041273">
            <text:p>0.041273</text:p>
          </table:table-cell>
          <table:table-cell table:formula="of:=[.U191]*1000000" office:value-type="float" office:value="-1.2118E-029">
            <text:p>-1.2118E-029</text:p>
          </table:table-cell>
          <table:table-cell table:formula="of:=[.V191]*1000000" office:value-type="float" office:value="0.00000000000034327">
            <text:p>3.4327E-013</text:p>
          </table:table-cell>
          <table:table-cell table:formula="of:=[.W191]*1000000" office:value-type="float" office:value="330.32">
            <text:p>330.32</text:p>
          </table:table-cell>
          <table:table-cell table:formula="of:=[.X191]*1000000" office:value-type="float" office:value="38.639">
            <text:p>38.639</text:p>
          </table:table-cell>
          <table:table-cell table:formula="of:=[.Y191]*1000000" office:value-type="float" office:value="1002">
            <text:p>1002</text:p>
          </table:table-cell>
          <table:table-cell table:formula="of:=[.Z191]*1000000" office:value-type="float" office:value="20.168">
            <text:p>20.168</text:p>
          </table:table-cell>
          <table:table-cell table:formula="of:=[.AA191]*1000000" office:value-type="float" office:value="0">
            <text:p>0</text:p>
          </table:table-cell>
          <table:table-cell table:formula="of:=[.AB191]*1000000" office:value-type="float" office:value="-9.278E-025">
            <text:p>-9.278E-025</text:p>
          </table:table-cell>
          <table:table-cell table:formula="of:=[.AC191]*1000000" office:value-type="float" office:value="0.00000000000034326">
            <text:p>3.4326E-013</text:p>
          </table:table-cell>
          <table:table-cell office:value-type="float" office:value="0.00033032">
            <text:p>0.00033032</text:p>
          </table:table-cell>
          <table:table-cell table:style-name="ce1" office:value-type="string">
            <text:p>3.8642e-05</text:p>
          </table:table-cell>
          <table:table-cell office:value-type="float" office:value="0.001002">
            <text:p>0.001002</text:p>
          </table:table-cell>
          <table:table-cell table:style-name="ce1" office:value-type="string">
            <text:p>1.4784e-06</text:p>
          </table:table-cell>
          <table:table-cell table:style-name="ce1" office:value-type="string">
            <text:p>4.1273e-08</text:p>
          </table:table-cell>
          <table:table-cell table:style-name="ce1" office:value-type="string">
            <text:p>-1.2118e-35</text:p>
          </table:table-cell>
          <table:table-cell table:style-name="ce1" office:value-type="string">
            <text:p>3.4327e-19</text:p>
          </table:table-cell>
          <table:table-cell office:value-type="float" office:value="0.00033032">
            <text:p>0.00033032</text:p>
          </table:table-cell>
          <table:table-cell table:style-name="ce1" office:value-type="string">
            <text:p>3.8639e-05</text:p>
          </table:table-cell>
          <table:table-cell office:value-type="float" office:value="0.001002">
            <text:p>0.001002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9.278e-31</text:p>
          </table:table-cell>
          <table:table-cell table:style-name="ce1" office:value-type="string">
            <text:p>3.4326e-19</text:p>
          </table:table-cell>
        </table:table-row>
        <table:table-row table:style-name="ro2">
          <table:table-cell office:value-type="float" office:value="1900.702">
            <text:p>1900.702</text:p>
          </table:table-cell>
          <table:table-cell table:formula="of:=[.P192]*1000000" office:value-type="float" office:value="328.31">
            <text:p>328.31</text:p>
          </table:table-cell>
          <table:table-cell table:formula="of:=[.Q192]*1000000" office:value-type="float" office:value="38.333">
            <text:p>38.333</text:p>
          </table:table-cell>
          <table:table-cell table:formula="of:=[.R192]*1000000" office:value-type="float" office:value="1004.4">
            <text:p>1004.4</text:p>
          </table:table-cell>
          <table:table-cell table:formula="of:=[.S192]*1000000" office:value-type="float" office:value="1.4462">
            <text:p>1.4462</text:p>
          </table:table-cell>
          <table:table-cell table:formula="of:=[.T192]*1000000" office:value-type="float" office:value="0.041341">
            <text:p>0.041341</text:p>
          </table:table-cell>
          <table:table-cell table:formula="of:=[.U192]*1000000" office:value-type="float" office:value="-6.8827E-030">
            <text:p>-6.8827E-030</text:p>
          </table:table-cell>
          <table:table-cell table:formula="of:=[.V192]*1000000" office:value-type="float" office:value="0.00000000000033462">
            <text:p>3.3462E-013</text:p>
          </table:table-cell>
          <table:table-cell table:formula="of:=[.W192]*1000000" office:value-type="float" office:value="328.3">
            <text:p>328.3</text:p>
          </table:table-cell>
          <table:table-cell table:formula="of:=[.X192]*1000000" office:value-type="float" office:value="38.329">
            <text:p>38.329</text:p>
          </table:table-cell>
          <table:table-cell table:formula="of:=[.Y192]*1000000" office:value-type="float" office:value="1004.3">
            <text:p>1004.3</text:p>
          </table:table-cell>
          <table:table-cell table:formula="of:=[.Z192]*1000000" office:value-type="float" office:value="20.168">
            <text:p>20.168</text:p>
          </table:table-cell>
          <table:table-cell table:formula="of:=[.AA192]*1000000" office:value-type="float" office:value="0">
            <text:p>0</text:p>
          </table:table-cell>
          <table:table-cell table:formula="of:=[.AB192]*1000000" office:value-type="float" office:value="-3.013E-025">
            <text:p>-3.013E-025</text:p>
          </table:table-cell>
          <table:table-cell table:formula="of:=[.AC192]*1000000" office:value-type="float" office:value="0.00000000000033462">
            <text:p>3.3462E-013</text:p>
          </table:table-cell>
          <table:table-cell office:value-type="float" office:value="0.00032831">
            <text:p>0.00032831</text:p>
          </table:table-cell>
          <table:table-cell table:style-name="ce1" office:value-type="string">
            <text:p>3.8333e-05</text:p>
          </table:table-cell>
          <table:table-cell office:value-type="float" office:value="0.0010044">
            <text:p>0.0010044</text:p>
          </table:table-cell>
          <table:table-cell table:style-name="ce1" office:value-type="string">
            <text:p>1.4462e-06</text:p>
          </table:table-cell>
          <table:table-cell table:style-name="ce1" office:value-type="string">
            <text:p>4.1341e-08</text:p>
          </table:table-cell>
          <table:table-cell table:style-name="ce1" office:value-type="string">
            <text:p>-6.8827e-36</text:p>
          </table:table-cell>
          <table:table-cell table:style-name="ce1" office:value-type="string">
            <text:p>3.3462e-19</text:p>
          </table:table-cell>
          <table:table-cell office:value-type="float" office:value="0.0003283">
            <text:p>0.0003283</text:p>
          </table:table-cell>
          <table:table-cell table:style-name="ce1" office:value-type="string">
            <text:p>3.8329e-05</text:p>
          </table:table-cell>
          <table:table-cell office:value-type="float" office:value="0.0010043">
            <text:p>0.0010043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3.013e-31</text:p>
          </table:table-cell>
          <table:table-cell table:style-name="ce1" office:value-type="string">
            <text:p>3.3462e-19</text:p>
          </table:table-cell>
        </table:table-row>
        <table:table-row table:style-name="ro2">
          <table:table-cell office:value-type="float" office:value="1910.702">
            <text:p>1910.702</text:p>
          </table:table-cell>
          <table:table-cell table:formula="of:=[.P193]*1000000" office:value-type="float" office:value="326.3">
            <text:p>326.3</text:p>
          </table:table-cell>
          <table:table-cell table:formula="of:=[.Q193]*1000000" office:value-type="float" office:value="38.026">
            <text:p>38.026</text:p>
          </table:table-cell>
          <table:table-cell table:formula="of:=[.R193]*1000000" office:value-type="float" office:value="1006.7">
            <text:p>1006.7</text:p>
          </table:table-cell>
          <table:table-cell table:formula="of:=[.S193]*1000000" office:value-type="float" office:value="1.4146">
            <text:p>1.4146</text:p>
          </table:table-cell>
          <table:table-cell table:formula="of:=[.T193]*1000000" office:value-type="float" office:value="0.041409">
            <text:p>0.041409</text:p>
          </table:table-cell>
          <table:table-cell table:formula="of:=[.U193]*1000000" office:value-type="float" office:value="-3.5048E-030">
            <text:p>-3.5048E-030</text:p>
          </table:table-cell>
          <table:table-cell table:formula="of:=[.V193]*1000000" office:value-type="float" office:value="0.00000000000032624">
            <text:p>3.2624E-013</text:p>
          </table:table-cell>
          <table:table-cell table:formula="of:=[.W193]*1000000" office:value-type="float" office:value="326.3">
            <text:p>326.3</text:p>
          </table:table-cell>
          <table:table-cell table:formula="of:=[.X193]*1000000" office:value-type="float" office:value="38.023">
            <text:p>38.023</text:p>
          </table:table-cell>
          <table:table-cell table:formula="of:=[.Y193]*1000000" office:value-type="float" office:value="1006.7">
            <text:p>1006.7</text:p>
          </table:table-cell>
          <table:table-cell table:formula="of:=[.Z193]*1000000" office:value-type="float" office:value="20.168">
            <text:p>20.168</text:p>
          </table:table-cell>
          <table:table-cell table:formula="of:=[.AA193]*1000000" office:value-type="float" office:value="0">
            <text:p>0</text:p>
          </table:table-cell>
          <table:table-cell table:formula="of:=[.AB193]*1000000" office:value-type="float" office:value="-1.1368E-025">
            <text:p>-1.1368E-025</text:p>
          </table:table-cell>
          <table:table-cell table:formula="of:=[.AC193]*1000000" office:value-type="float" office:value="0.00000000000032624">
            <text:p>3.2624E-013</text:p>
          </table:table-cell>
          <table:table-cell office:value-type="float" office:value="0.0003263">
            <text:p>0.0003263</text:p>
          </table:table-cell>
          <table:table-cell table:style-name="ce1" office:value-type="string">
            <text:p>3.8026e-05</text:p>
          </table:table-cell>
          <table:table-cell office:value-type="float" office:value="0.0010067">
            <text:p>0.0010067</text:p>
          </table:table-cell>
          <table:table-cell table:style-name="ce1" office:value-type="string">
            <text:p>1.4146e-06</text:p>
          </table:table-cell>
          <table:table-cell table:style-name="ce1" office:value-type="string">
            <text:p>4.1409e-08</text:p>
          </table:table-cell>
          <table:table-cell table:style-name="ce1" office:value-type="string">
            <text:p>-3.5048e-36</text:p>
          </table:table-cell>
          <table:table-cell table:style-name="ce1" office:value-type="string">
            <text:p>3.2624e-19</text:p>
          </table:table-cell>
          <table:table-cell office:value-type="float" office:value="0.0003263">
            <text:p>0.0003263</text:p>
          </table:table-cell>
          <table:table-cell table:style-name="ce1" office:value-type="string">
            <text:p>3.8023e-05</text:p>
          </table:table-cell>
          <table:table-cell office:value-type="float" office:value="0.0010067">
            <text:p>0.0010067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368e-31</text:p>
          </table:table-cell>
          <table:table-cell table:style-name="ce1" office:value-type="string">
            <text:p>3.2624e-19</text:p>
          </table:table-cell>
        </table:table-row>
        <table:table-row table:style-name="ro2">
          <table:table-cell office:value-type="float" office:value="1920.702">
            <text:p>1920.702</text:p>
          </table:table-cell>
          <table:table-cell table:formula="of:=[.P194]*1000000" office:value-type="float" office:value="324.32">
            <text:p>324.32</text:p>
          </table:table-cell>
          <table:table-cell table:formula="of:=[.Q194]*1000000" office:value-type="float" office:value="37.722">
            <text:p>37.722</text:p>
          </table:table-cell>
          <table:table-cell table:formula="of:=[.R194]*1000000" office:value-type="float" office:value="1009">
            <text:p>1009</text:p>
          </table:table-cell>
          <table:table-cell table:formula="of:=[.S194]*1000000" office:value-type="float" office:value="1.3837">
            <text:p>1.3837</text:p>
          </table:table-cell>
          <table:table-cell table:formula="of:=[.T194]*1000000" office:value-type="float" office:value="0.041478">
            <text:p>0.041478</text:p>
          </table:table-cell>
          <table:table-cell table:formula="of:=[.U194]*1000000" office:value-type="float" office:value="-1.8934E-030">
            <text:p>-1.8934E-030</text:p>
          </table:table-cell>
          <table:table-cell table:formula="of:=[.V194]*1000000" office:value-type="float" office:value="0.00000000000031812">
            <text:p>3.1812E-013</text:p>
          </table:table-cell>
          <table:table-cell table:formula="of:=[.W194]*1000000" office:value-type="float" office:value="324.32">
            <text:p>324.32</text:p>
          </table:table-cell>
          <table:table-cell table:formula="of:=[.X194]*1000000" office:value-type="float" office:value="37.718">
            <text:p>37.718</text:p>
          </table:table-cell>
          <table:table-cell table:formula="of:=[.Y194]*1000000" office:value-type="float" office:value="1009">
            <text:p>1009</text:p>
          </table:table-cell>
          <table:table-cell table:formula="of:=[.Z194]*1000000" office:value-type="float" office:value="20.168">
            <text:p>20.168</text:p>
          </table:table-cell>
          <table:table-cell table:formula="of:=[.AA194]*1000000" office:value-type="float" office:value="0">
            <text:p>0</text:p>
          </table:table-cell>
          <table:table-cell table:formula="of:=[.AB194]*1000000" office:value-type="float" office:value="-3.4476E-026">
            <text:p>-3.4476E-026</text:p>
          </table:table-cell>
          <table:table-cell table:formula="of:=[.AC194]*1000000" office:value-type="float" office:value="0.00000000000031811">
            <text:p>3.1811E-013</text:p>
          </table:table-cell>
          <table:table-cell office:value-type="float" office:value="0.00032432">
            <text:p>0.00032432</text:p>
          </table:table-cell>
          <table:table-cell table:style-name="ce1" office:value-type="string">
            <text:p>3.7722e-05</text:p>
          </table:table-cell>
          <table:table-cell office:value-type="float" office:value="0.001009">
            <text:p>0.001009</text:p>
          </table:table-cell>
          <table:table-cell table:style-name="ce1" office:value-type="string">
            <text:p>1.3837e-06</text:p>
          </table:table-cell>
          <table:table-cell table:style-name="ce1" office:value-type="string">
            <text:p>4.1478e-08</text:p>
          </table:table-cell>
          <table:table-cell table:style-name="ce1" office:value-type="string">
            <text:p>-1.8934e-36</text:p>
          </table:table-cell>
          <table:table-cell table:style-name="ce1" office:value-type="string">
            <text:p>3.1812e-19</text:p>
          </table:table-cell>
          <table:table-cell office:value-type="float" office:value="0.00032432">
            <text:p>0.00032432</text:p>
          </table:table-cell>
          <table:table-cell table:style-name="ce1" office:value-type="string">
            <text:p>3.7718e-05</text:p>
          </table:table-cell>
          <table:table-cell office:value-type="float" office:value="0.001009">
            <text:p>0.001009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3.4476e-32</text:p>
          </table:table-cell>
          <table:table-cell table:style-name="ce1" office:value-type="string">
            <text:p>3.1811e-19</text:p>
          </table:table-cell>
        </table:table-row>
        <table:table-row table:style-name="ro2">
          <table:table-cell office:value-type="float" office:value="1930.702">
            <text:p>1930.702</text:p>
          </table:table-cell>
          <table:table-cell table:formula="of:=[.P195]*1000000" office:value-type="float" office:value="322.36">
            <text:p>322.36</text:p>
          </table:table-cell>
          <table:table-cell table:formula="of:=[.Q195]*1000000" office:value-type="float" office:value="37.419">
            <text:p>37.419</text:p>
          </table:table-cell>
          <table:table-cell table:formula="of:=[.R195]*1000000" office:value-type="float" office:value="1011.3">
            <text:p>1011.3</text:p>
          </table:table-cell>
          <table:table-cell table:formula="of:=[.S195]*1000000" office:value-type="float" office:value="1.3533">
            <text:p>1.3533</text:p>
          </table:table-cell>
          <table:table-cell table:formula="of:=[.T195]*1000000" office:value-type="float" office:value="0.041546">
            <text:p>0.041546</text:p>
          </table:table-cell>
          <table:table-cell table:formula="of:=[.U195]*1000000" office:value-type="float" office:value="-1.0282E-030">
            <text:p>-1.0282E-030</text:p>
          </table:table-cell>
          <table:table-cell table:formula="of:=[.V195]*1000000" office:value-type="float" office:value="0.00000000000031024">
            <text:p>3.1024E-013</text:p>
          </table:table-cell>
          <table:table-cell table:formula="of:=[.W195]*1000000" office:value-type="float" office:value="322.35">
            <text:p>322.35</text:p>
          </table:table-cell>
          <table:table-cell table:formula="of:=[.X195]*1000000" office:value-type="float" office:value="37.416">
            <text:p>37.416</text:p>
          </table:table-cell>
          <table:table-cell table:formula="of:=[.Y195]*1000000" office:value-type="float" office:value="1011.2">
            <text:p>1011.2</text:p>
          </table:table-cell>
          <table:table-cell table:formula="of:=[.Z195]*1000000" office:value-type="float" office:value="20.168">
            <text:p>20.168</text:p>
          </table:table-cell>
          <table:table-cell table:formula="of:=[.AA195]*1000000" office:value-type="float" office:value="0">
            <text:p>0</text:p>
          </table:table-cell>
          <table:table-cell table:formula="of:=[.AB195]*1000000" office:value-type="float" office:value="-1.0605E-026">
            <text:p>-1.0605E-026</text:p>
          </table:table-cell>
          <table:table-cell table:formula="of:=[.AC195]*1000000" office:value-type="float" office:value="0.00000000000031024">
            <text:p>3.1024E-013</text:p>
          </table:table-cell>
          <table:table-cell office:value-type="float" office:value="0.00032236">
            <text:p>0.00032236</text:p>
          </table:table-cell>
          <table:table-cell table:style-name="ce1" office:value-type="string">
            <text:p>3.7419e-05</text:p>
          </table:table-cell>
          <table:table-cell office:value-type="float" office:value="0.0010113">
            <text:p>0.0010113</text:p>
          </table:table-cell>
          <table:table-cell table:style-name="ce1" office:value-type="string">
            <text:p>1.3533e-06</text:p>
          </table:table-cell>
          <table:table-cell table:style-name="ce1" office:value-type="string">
            <text:p>4.1546e-08</text:p>
          </table:table-cell>
          <table:table-cell table:style-name="ce1" office:value-type="string">
            <text:p>-1.0282e-36</text:p>
          </table:table-cell>
          <table:table-cell table:style-name="ce1" office:value-type="string">
            <text:p>3.1024e-19</text:p>
          </table:table-cell>
          <table:table-cell office:value-type="float" office:value="0.00032235">
            <text:p>0.00032235</text:p>
          </table:table-cell>
          <table:table-cell table:style-name="ce1" office:value-type="string">
            <text:p>3.7416e-05</text:p>
          </table:table-cell>
          <table:table-cell office:value-type="float" office:value="0.0010112">
            <text:p>0.0010112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605e-32</text:p>
          </table:table-cell>
          <table:table-cell table:style-name="ce1" office:value-type="string">
            <text:p>3.1024e-19</text:p>
          </table:table-cell>
        </table:table-row>
        <table:table-row table:style-name="ro2">
          <table:table-cell office:value-type="float" office:value="1940.702">
            <text:p>1940.702</text:p>
          </table:table-cell>
          <table:table-cell table:formula="of:=[.P196]*1000000" office:value-type="float" office:value="320.41">
            <text:p>320.41</text:p>
          </table:table-cell>
          <table:table-cell table:formula="of:=[.Q196]*1000000" office:value-type="float" office:value="37.119">
            <text:p>37.119</text:p>
          </table:table-cell>
          <table:table-cell table:formula="of:=[.R196]*1000000" office:value-type="float" office:value="1013.5">
            <text:p>1013.5</text:p>
          </table:table-cell>
          <table:table-cell table:formula="of:=[.S196]*1000000" office:value-type="float" office:value="1.3236">
            <text:p>1.3236</text:p>
          </table:table-cell>
          <table:table-cell table:formula="of:=[.T196]*1000000" office:value-type="float" office:value="0.041615">
            <text:p>0.041615</text:p>
          </table:table-cell>
          <table:table-cell table:formula="of:=[.U196]*1000000" office:value-type="float" office:value="-5.6064E-031">
            <text:p>-5.6064E-031</text:p>
          </table:table-cell>
          <table:table-cell table:formula="of:=[.V196]*1000000" office:value-type="float" office:value="0.00000000000030261">
            <text:p>3.0261E-013</text:p>
          </table:table-cell>
          <table:table-cell table:formula="of:=[.W196]*1000000" office:value-type="float" office:value="320.41">
            <text:p>320.41</text:p>
          </table:table-cell>
          <table:table-cell table:formula="of:=[.X196]*1000000" office:value-type="float" office:value="37.115">
            <text:p>37.115</text:p>
          </table:table-cell>
          <table:table-cell table:formula="of:=[.Y196]*1000000" office:value-type="float" office:value="1013.5">
            <text:p>1013.5</text:p>
          </table:table-cell>
          <table:table-cell table:formula="of:=[.Z196]*1000000" office:value-type="float" office:value="20.168">
            <text:p>20.168</text:p>
          </table:table-cell>
          <table:table-cell table:formula="of:=[.AA196]*1000000" office:value-type="float" office:value="0">
            <text:p>0</text:p>
          </table:table-cell>
          <table:table-cell table:formula="of:=[.AB196]*1000000" office:value-type="float" office:value="-3.8461E-027">
            <text:p>-3.8461E-027</text:p>
          </table:table-cell>
          <table:table-cell table:formula="of:=[.AC196]*1000000" office:value-type="float" office:value="0.0000000000003026">
            <text:p>3.026E-013</text:p>
          </table:table-cell>
          <table:table-cell office:value-type="float" office:value="0.00032041">
            <text:p>0.00032041</text:p>
          </table:table-cell>
          <table:table-cell table:style-name="ce1" office:value-type="string">
            <text:p>3.7119e-05</text:p>
          </table:table-cell>
          <table:table-cell office:value-type="float" office:value="0.0010135">
            <text:p>0.0010135</text:p>
          </table:table-cell>
          <table:table-cell table:style-name="ce1" office:value-type="string">
            <text:p>1.3236e-06</text:p>
          </table:table-cell>
          <table:table-cell table:style-name="ce1" office:value-type="string">
            <text:p>4.1615e-08</text:p>
          </table:table-cell>
          <table:table-cell table:style-name="ce1" office:value-type="string">
            <text:p>-5.6064e-37</text:p>
          </table:table-cell>
          <table:table-cell table:style-name="ce1" office:value-type="string">
            <text:p>3.0261e-19</text:p>
          </table:table-cell>
          <table:table-cell office:value-type="float" office:value="0.00032041">
            <text:p>0.00032041</text:p>
          </table:table-cell>
          <table:table-cell table:style-name="ce1" office:value-type="string">
            <text:p>3.7115e-05</text:p>
          </table:table-cell>
          <table:table-cell office:value-type="float" office:value="0.0010135">
            <text:p>0.0010135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3.8461e-33</text:p>
          </table:table-cell>
          <table:table-cell table:style-name="ce1" office:value-type="string">
            <text:p>3.026e-19</text:p>
          </table:table-cell>
        </table:table-row>
        <table:table-row table:style-name="ro2">
          <table:table-cell office:value-type="float" office:value="1950.702">
            <text:p>1950.702</text:p>
          </table:table-cell>
          <table:table-cell table:formula="of:=[.P197]*1000000" office:value-type="float" office:value="318.48">
            <text:p>318.48</text:p>
          </table:table-cell>
          <table:table-cell table:formula="of:=[.Q197]*1000000" office:value-type="float" office:value="36.821">
            <text:p>36.821</text:p>
          </table:table-cell>
          <table:table-cell table:formula="of:=[.R197]*1000000" office:value-type="float" office:value="1015.8">
            <text:p>1015.8</text:p>
          </table:table-cell>
          <table:table-cell table:formula="of:=[.S197]*1000000" office:value-type="float" office:value="1.2944">
            <text:p>1.2944</text:p>
          </table:table-cell>
          <table:table-cell table:formula="of:=[.T197]*1000000" office:value-type="float" office:value="0.041684">
            <text:p>0.041684</text:p>
          </table:table-cell>
          <table:table-cell table:formula="of:=[.U197]*1000000" office:value-type="float" office:value="-3.0693E-031">
            <text:p>-3.0693E-031</text:p>
          </table:table-cell>
          <table:table-cell table:formula="of:=[.V197]*1000000" office:value-type="float" office:value="0.0000000000002952">
            <text:p>2.952E-013</text:p>
          </table:table-cell>
          <table:table-cell table:formula="of:=[.W197]*1000000" office:value-type="float" office:value="318.48">
            <text:p>318.48</text:p>
          </table:table-cell>
          <table:table-cell table:formula="of:=[.X197]*1000000" office:value-type="float" office:value="36.817">
            <text:p>36.817</text:p>
          </table:table-cell>
          <table:table-cell table:formula="of:=[.Y197]*1000000" office:value-type="float" office:value="1015.7">
            <text:p>1015.7</text:p>
          </table:table-cell>
          <table:table-cell table:formula="of:=[.Z197]*1000000" office:value-type="float" office:value="20.168">
            <text:p>20.168</text:p>
          </table:table-cell>
          <table:table-cell table:formula="of:=[.AA197]*1000000" office:value-type="float" office:value="0">
            <text:p>0</text:p>
          </table:table-cell>
          <table:table-cell table:formula="of:=[.AB197]*1000000" office:value-type="float" office:value="-1.5375E-027">
            <text:p>-1.5375E-027</text:p>
          </table:table-cell>
          <table:table-cell table:formula="of:=[.AC197]*1000000" office:value-type="float" office:value="0.0000000000002952">
            <text:p>2.952E-013</text:p>
          </table:table-cell>
          <table:table-cell office:value-type="float" office:value="0.00031848">
            <text:p>0.00031848</text:p>
          </table:table-cell>
          <table:table-cell table:style-name="ce1" office:value-type="string">
            <text:p>3.6821e-05</text:p>
          </table:table-cell>
          <table:table-cell office:value-type="float" office:value="0.0010158">
            <text:p>0.0010158</text:p>
          </table:table-cell>
          <table:table-cell table:style-name="ce1" office:value-type="string">
            <text:p>1.2944e-06</text:p>
          </table:table-cell>
          <table:table-cell table:style-name="ce1" office:value-type="string">
            <text:p>4.1684e-08</text:p>
          </table:table-cell>
          <table:table-cell table:style-name="ce1" office:value-type="string">
            <text:p>-3.0693e-37</text:p>
          </table:table-cell>
          <table:table-cell table:style-name="ce1" office:value-type="string">
            <text:p>2.952e-19</text:p>
          </table:table-cell>
          <table:table-cell office:value-type="float" office:value="0.00031848">
            <text:p>0.00031848</text:p>
          </table:table-cell>
          <table:table-cell table:style-name="ce1" office:value-type="string">
            <text:p>3.6817e-05</text:p>
          </table:table-cell>
          <table:table-cell office:value-type="float" office:value="0.0010157">
            <text:p>0.0010157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375e-33</text:p>
          </table:table-cell>
          <table:table-cell table:style-name="ce1" office:value-type="string">
            <text:p>2.952e-19</text:p>
          </table:table-cell>
        </table:table-row>
        <table:table-row table:style-name="ro2">
          <table:table-cell office:value-type="float" office:value="1960.702">
            <text:p>1960.702</text:p>
          </table:table-cell>
          <table:table-cell table:formula="of:=[.P198]*1000000" office:value-type="float" office:value="316.57">
            <text:p>316.57</text:p>
          </table:table-cell>
          <table:table-cell table:formula="of:=[.Q198]*1000000" office:value-type="float" office:value="36.525">
            <text:p>36.525</text:p>
          </table:table-cell>
          <table:table-cell table:formula="of:=[.R198]*1000000" office:value-type="float" office:value="1018">
            <text:p>1018</text:p>
          </table:table-cell>
          <table:table-cell table:formula="of:=[.S198]*1000000" office:value-type="float" office:value="1.2658">
            <text:p>1.2658</text:p>
          </table:table-cell>
          <table:table-cell table:formula="of:=[.T198]*1000000" office:value-type="float" office:value="0.041753">
            <text:p>0.041753</text:p>
          </table:table-cell>
          <table:table-cell table:formula="of:=[.U198]*1000000" office:value-type="float" office:value="-1.687E-031">
            <text:p>-1.687E-031</text:p>
          </table:table-cell>
          <table:table-cell table:formula="of:=[.V198]*1000000" office:value-type="float" office:value="0.00000000000028803">
            <text:p>2.8803E-013</text:p>
          </table:table-cell>
          <table:table-cell table:formula="of:=[.W198]*1000000" office:value-type="float" office:value="316.57">
            <text:p>316.57</text:p>
          </table:table-cell>
          <table:table-cell table:formula="of:=[.X198]*1000000" office:value-type="float" office:value="36.521">
            <text:p>36.521</text:p>
          </table:table-cell>
          <table:table-cell table:formula="of:=[.Y198]*1000000" office:value-type="float" office:value="1017.9">
            <text:p>1017.9</text:p>
          </table:table-cell>
          <table:table-cell table:formula="of:=[.Z198]*1000000" office:value-type="float" office:value="20.168">
            <text:p>20.168</text:p>
          </table:table-cell>
          <table:table-cell table:formula="of:=[.AA198]*1000000" office:value-type="float" office:value="0">
            <text:p>0</text:p>
          </table:table-cell>
          <table:table-cell table:formula="of:=[.AB198]*1000000" office:value-type="float" office:value="-6.3437E-028">
            <text:p>-6.3437E-028</text:p>
          </table:table-cell>
          <table:table-cell table:formula="of:=[.AC198]*1000000" office:value-type="float" office:value="0.00000000000028803">
            <text:p>2.8803E-013</text:p>
          </table:table-cell>
          <table:table-cell office:value-type="float" office:value="0.00031657">
            <text:p>0.00031657</text:p>
          </table:table-cell>
          <table:table-cell table:style-name="ce1" office:value-type="string">
            <text:p>3.6525e-05</text:p>
          </table:table-cell>
          <table:table-cell office:value-type="float" office:value="0.001018">
            <text:p>0.001018</text:p>
          </table:table-cell>
          <table:table-cell table:style-name="ce1" office:value-type="string">
            <text:p>1.2658e-06</text:p>
          </table:table-cell>
          <table:table-cell table:style-name="ce1" office:value-type="string">
            <text:p>4.1753e-08</text:p>
          </table:table-cell>
          <table:table-cell table:style-name="ce1" office:value-type="string">
            <text:p>-1.687e-37</text:p>
          </table:table-cell>
          <table:table-cell table:style-name="ce1" office:value-type="string">
            <text:p>2.8803e-19</text:p>
          </table:table-cell>
          <table:table-cell office:value-type="float" office:value="0.00031657">
            <text:p>0.00031657</text:p>
          </table:table-cell>
          <table:table-cell table:style-name="ce1" office:value-type="string">
            <text:p>3.6521e-05</text:p>
          </table:table-cell>
          <table:table-cell office:value-type="float" office:value="0.0010179">
            <text:p>0.0010179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6.3437e-34</text:p>
          </table:table-cell>
          <table:table-cell table:style-name="ce1" office:value-type="string">
            <text:p>2.8803e-19</text:p>
          </table:table-cell>
        </table:table-row>
        <table:table-row table:style-name="ro2">
          <table:table-cell office:value-type="float" office:value="1970.702">
            <text:p>1970.702</text:p>
          </table:table-cell>
          <table:table-cell table:formula="of:=[.P199]*1000000" office:value-type="float" office:value="314.68">
            <text:p>314.68</text:p>
          </table:table-cell>
          <table:table-cell table:formula="of:=[.Q199]*1000000" office:value-type="float" office:value="36.231">
            <text:p>36.231</text:p>
          </table:table-cell>
          <table:table-cell table:formula="of:=[.R199]*1000000" office:value-type="float" office:value="1020.2">
            <text:p>1020.2</text:p>
          </table:table-cell>
          <table:table-cell table:formula="of:=[.S199]*1000000" office:value-type="float" office:value="1.2378">
            <text:p>1.2378</text:p>
          </table:table-cell>
          <table:table-cell table:formula="of:=[.T199]*1000000" office:value-type="float" office:value="0.041823">
            <text:p>0.041823</text:p>
          </table:table-cell>
          <table:table-cell table:formula="of:=[.U199]*1000000" office:value-type="float" office:value="-9.3098E-032">
            <text:p>-9.3098E-032</text:p>
          </table:table-cell>
          <table:table-cell table:formula="of:=[.V199]*1000000" office:value-type="float" office:value="0.00000000000028107">
            <text:p>2.8107E-013</text:p>
          </table:table-cell>
          <table:table-cell table:formula="of:=[.W199]*1000000" office:value-type="float" office:value="314.68">
            <text:p>314.68</text:p>
          </table:table-cell>
          <table:table-cell table:formula="of:=[.X199]*1000000" office:value-type="float" office:value="36.228">
            <text:p>36.228</text:p>
          </table:table-cell>
          <table:table-cell table:formula="of:=[.Y199]*1000000" office:value-type="float" office:value="1020.1">
            <text:p>1020.1</text:p>
          </table:table-cell>
          <table:table-cell table:formula="of:=[.Z199]*1000000" office:value-type="float" office:value="20.168">
            <text:p>20.168</text:p>
          </table:table-cell>
          <table:table-cell table:formula="of:=[.AA199]*1000000" office:value-type="float" office:value="0">
            <text:p>0</text:p>
          </table:table-cell>
          <table:table-cell table:formula="of:=[.AB199]*1000000" office:value-type="float" office:value="-3.0234E-028">
            <text:p>-3.0234E-028</text:p>
          </table:table-cell>
          <table:table-cell table:formula="of:=[.AC199]*1000000" office:value-type="float" office:value="0.00000000000028107">
            <text:p>2.8107E-013</text:p>
          </table:table-cell>
          <table:table-cell office:value-type="float" office:value="0.00031468">
            <text:p>0.00031468</text:p>
          </table:table-cell>
          <table:table-cell table:style-name="ce1" office:value-type="string">
            <text:p>3.6231e-05</text:p>
          </table:table-cell>
          <table:table-cell office:value-type="float" office:value="0.0010202">
            <text:p>0.0010202</text:p>
          </table:table-cell>
          <table:table-cell table:style-name="ce1" office:value-type="string">
            <text:p>1.2378e-06</text:p>
          </table:table-cell>
          <table:table-cell table:style-name="ce1" office:value-type="string">
            <text:p>4.1823e-08</text:p>
          </table:table-cell>
          <table:table-cell table:style-name="ce1" office:value-type="string">
            <text:p>-9.3098e-38</text:p>
          </table:table-cell>
          <table:table-cell table:style-name="ce1" office:value-type="string">
            <text:p>2.8107e-19</text:p>
          </table:table-cell>
          <table:table-cell office:value-type="float" office:value="0.00031468">
            <text:p>0.00031468</text:p>
          </table:table-cell>
          <table:table-cell table:style-name="ce1" office:value-type="string">
            <text:p>3.6228e-05</text:p>
          </table:table-cell>
          <table:table-cell office:value-type="float" office:value="0.0010201">
            <text:p>0.0010201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3.0234e-34</text:p>
          </table:table-cell>
          <table:table-cell table:style-name="ce1" office:value-type="string">
            <text:p>2.8107e-19</text:p>
          </table:table-cell>
        </table:table-row>
        <table:table-row table:style-name="ro2">
          <table:table-cell office:value-type="float" office:value="1980.702">
            <text:p>1980.702</text:p>
          </table:table-cell>
          <table:table-cell table:formula="of:=[.P200]*1000000" office:value-type="float" office:value="312.8">
            <text:p>312.8</text:p>
          </table:table-cell>
          <table:table-cell table:formula="of:=[.Q200]*1000000" office:value-type="float" office:value="35.939">
            <text:p>35.939</text:p>
          </table:table-cell>
          <table:table-cell table:formula="of:=[.R200]*1000000" office:value-type="float" office:value="1022.4">
            <text:p>1022.4</text:p>
          </table:table-cell>
          <table:table-cell table:formula="of:=[.S200]*1000000" office:value-type="float" office:value="1.2103">
            <text:p>1.2103</text:p>
          </table:table-cell>
          <table:table-cell table:formula="of:=[.T200]*1000000" office:value-type="float" office:value="0.041892">
            <text:p>0.041892</text:p>
          </table:table-cell>
          <table:table-cell table:formula="of:=[.U200]*1000000" office:value-type="float" office:value="-5.1578E-032">
            <text:p>-5.1578E-032</text:p>
          </table:table-cell>
          <table:table-cell table:formula="of:=[.V200]*1000000" office:value-type="float" office:value="0.00000000000027433">
            <text:p>2.7433E-013</text:p>
          </table:table-cell>
          <table:table-cell table:formula="of:=[.W200]*1000000" office:value-type="float" office:value="312.8">
            <text:p>312.8</text:p>
          </table:table-cell>
          <table:table-cell table:formula="of:=[.X200]*1000000" office:value-type="float" office:value="35.936">
            <text:p>35.936</text:p>
          </table:table-cell>
          <table:table-cell table:formula="of:=[.Y200]*1000000" office:value-type="float" office:value="1022.3">
            <text:p>1022.3</text:p>
          </table:table-cell>
          <table:table-cell table:formula="of:=[.Z200]*1000000" office:value-type="float" office:value="20.168">
            <text:p>20.168</text:p>
          </table:table-cell>
          <table:table-cell table:formula="of:=[.AA200]*1000000" office:value-type="float" office:value="0">
            <text:p>0</text:p>
          </table:table-cell>
          <table:table-cell table:formula="of:=[.AB200]*1000000" office:value-type="float" office:value="-1.521E-028">
            <text:p>-1.521E-028</text:p>
          </table:table-cell>
          <table:table-cell table:formula="of:=[.AC200]*1000000" office:value-type="float" office:value="0.00000000000027432">
            <text:p>2.7432E-013</text:p>
          </table:table-cell>
          <table:table-cell office:value-type="float" office:value="0.0003128">
            <text:p>0.0003128</text:p>
          </table:table-cell>
          <table:table-cell table:style-name="ce1" office:value-type="string">
            <text:p>3.5939e-05</text:p>
          </table:table-cell>
          <table:table-cell office:value-type="float" office:value="0.0010224">
            <text:p>0.0010224</text:p>
          </table:table-cell>
          <table:table-cell table:style-name="ce1" office:value-type="string">
            <text:p>1.2103e-06</text:p>
          </table:table-cell>
          <table:table-cell table:style-name="ce1" office:value-type="string">
            <text:p>4.1892e-08</text:p>
          </table:table-cell>
          <table:table-cell table:style-name="ce1" office:value-type="string">
            <text:p>-5.1578e-38</text:p>
          </table:table-cell>
          <table:table-cell table:style-name="ce1" office:value-type="string">
            <text:p>2.7433e-19</text:p>
          </table:table-cell>
          <table:table-cell office:value-type="float" office:value="0.0003128">
            <text:p>0.0003128</text:p>
          </table:table-cell>
          <table:table-cell table:style-name="ce1" office:value-type="string">
            <text:p>3.5936e-05</text:p>
          </table:table-cell>
          <table:table-cell office:value-type="float" office:value="0.0010223">
            <text:p>0.0010223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21e-34</text:p>
          </table:table-cell>
          <table:table-cell table:style-name="ce1" office:value-type="string">
            <text:p>2.7432e-19</text:p>
          </table:table-cell>
        </table:table-row>
        <table:table-row table:style-name="ro2">
          <table:table-cell office:value-type="float" office:value="1990.702">
            <text:p>1990.702</text:p>
          </table:table-cell>
          <table:table-cell table:formula="of:=[.P201]*1000000" office:value-type="float" office:value="310.95">
            <text:p>310.95</text:p>
          </table:table-cell>
          <table:table-cell table:formula="of:=[.Q201]*1000000" office:value-type="float" office:value="35.65">
            <text:p>35.65</text:p>
          </table:table-cell>
          <table:table-cell table:formula="of:=[.R201]*1000000" office:value-type="float" office:value="1024.5">
            <text:p>1024.5</text:p>
          </table:table-cell>
          <table:table-cell table:formula="of:=[.S201]*1000000" office:value-type="float" office:value="1.1834">
            <text:p>1.1834</text:p>
          </table:table-cell>
          <table:table-cell table:formula="of:=[.T201]*1000000" office:value-type="float" office:value="0.041962">
            <text:p>0.041962</text:p>
          </table:table-cell>
          <table:table-cell table:formula="of:=[.U201]*1000000" office:value-type="float" office:value="-2.8688E-032">
            <text:p>-2.8688E-032</text:p>
          </table:table-cell>
          <table:table-cell table:formula="of:=[.V201]*1000000" office:value-type="float" office:value="0.00000000000026779">
            <text:p>2.6779E-013</text:p>
          </table:table-cell>
          <table:table-cell table:formula="of:=[.W201]*1000000" office:value-type="float" office:value="310.94">
            <text:p>310.94</text:p>
          </table:table-cell>
          <table:table-cell table:formula="of:=[.X201]*1000000" office:value-type="float" office:value="35.646">
            <text:p>35.646</text:p>
          </table:table-cell>
          <table:table-cell table:formula="of:=[.Y201]*1000000" office:value-type="float" office:value="1024.5">
            <text:p>1024.5</text:p>
          </table:table-cell>
          <table:table-cell table:formula="of:=[.Z201]*1000000" office:value-type="float" office:value="20.168">
            <text:p>20.168</text:p>
          </table:table-cell>
          <table:table-cell table:formula="of:=[.AA201]*1000000" office:value-type="float" office:value="0">
            <text:p>0</text:p>
          </table:table-cell>
          <table:table-cell table:formula="of:=[.AB201]*1000000" office:value-type="float" office:value="-8.1022E-029">
            <text:p>-8.1022E-029</text:p>
          </table:table-cell>
          <table:table-cell table:formula="of:=[.AC201]*1000000" office:value-type="float" office:value="0.00000000000026779">
            <text:p>2.6779E-013</text:p>
          </table:table-cell>
          <table:table-cell office:value-type="float" office:value="0.00031095">
            <text:p>0.00031095</text:p>
          </table:table-cell>
          <table:table-cell table:style-name="ce1" office:value-type="string">
            <text:p>3.565e-05</text:p>
          </table:table-cell>
          <table:table-cell office:value-type="float" office:value="0.0010245">
            <text:p>0.0010245</text:p>
          </table:table-cell>
          <table:table-cell table:style-name="ce1" office:value-type="string">
            <text:p>1.1834e-06</text:p>
          </table:table-cell>
          <table:table-cell table:style-name="ce1" office:value-type="string">
            <text:p>4.1962e-08</text:p>
          </table:table-cell>
          <table:table-cell table:style-name="ce1" office:value-type="string">
            <text:p>-2.8688e-38</text:p>
          </table:table-cell>
          <table:table-cell table:style-name="ce1" office:value-type="string">
            <text:p>2.6779e-19</text:p>
          </table:table-cell>
          <table:table-cell office:value-type="float" office:value="0.00031094">
            <text:p>0.00031094</text:p>
          </table:table-cell>
          <table:table-cell table:style-name="ce1" office:value-type="string">
            <text:p>3.5646e-05</text:p>
          </table:table-cell>
          <table:table-cell office:value-type="float" office:value="0.0010245">
            <text:p>0.0010245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8.1022e-35</text:p>
          </table:table-cell>
          <table:table-cell table:style-name="ce1" office:value-type="string">
            <text:p>2.6779e-19</text:p>
          </table:table-cell>
        </table:table-row>
        <table:table-row table:style-name="ro2">
          <table:table-cell office:value-type="float" office:value="2000.702">
            <text:p>2000.702</text:p>
          </table:table-cell>
          <table:table-cell table:formula="of:=[.P202]*1000000" office:value-type="float" office:value="309.1">
            <text:p>309.1</text:p>
          </table:table-cell>
          <table:table-cell table:formula="of:=[.Q202]*1000000" office:value-type="float" office:value="35.363">
            <text:p>35.363</text:p>
          </table:table-cell>
          <table:table-cell table:formula="of:=[.R202]*1000000" office:value-type="float" office:value="1026.7">
            <text:p>1026.7</text:p>
          </table:table-cell>
          <table:table-cell table:formula="of:=[.S202]*1000000" office:value-type="float" office:value="1.1571">
            <text:p>1.1571</text:p>
          </table:table-cell>
          <table:table-cell table:formula="of:=[.T202]*1000000" office:value-type="float" office:value="0.042032">
            <text:p>0.042032</text:p>
          </table:table-cell>
          <table:table-cell table:formula="of:=[.U202]*1000000" office:value-type="float" office:value="-1.6018E-032">
            <text:p>-1.6018E-032</text:p>
          </table:table-cell>
          <table:table-cell table:formula="of:=[.V202]*1000000" office:value-type="float" office:value="0.00000000000026145">
            <text:p>2.6145E-013</text:p>
          </table:table-cell>
          <table:table-cell table:formula="of:=[.W202]*1000000" office:value-type="float" office:value="309.1">
            <text:p>309.1</text:p>
          </table:table-cell>
          <table:table-cell table:formula="of:=[.X202]*1000000" office:value-type="float" office:value="35.359">
            <text:p>35.359</text:p>
          </table:table-cell>
          <table:table-cell table:formula="of:=[.Y202]*1000000" office:value-type="float" office:value="1026.6">
            <text:p>1026.6</text:p>
          </table:table-cell>
          <table:table-cell table:formula="of:=[.Z202]*1000000" office:value-type="float" office:value="20.168">
            <text:p>20.168</text:p>
          </table:table-cell>
          <table:table-cell table:formula="of:=[.AA202]*1000000" office:value-type="float" office:value="0">
            <text:p>0</text:p>
          </table:table-cell>
          <table:table-cell table:formula="of:=[.AB202]*1000000" office:value-type="float" office:value="-4.4294E-029">
            <text:p>-4.4294E-029</text:p>
          </table:table-cell>
          <table:table-cell table:formula="of:=[.AC202]*1000000" office:value-type="float" office:value="0.00000000000026145">
            <text:p>2.6145E-013</text:p>
          </table:table-cell>
          <table:table-cell office:value-type="float" office:value="0.0003091">
            <text:p>0.0003091</text:p>
          </table:table-cell>
          <table:table-cell table:style-name="ce1" office:value-type="string">
            <text:p>3.5363e-05</text:p>
          </table:table-cell>
          <table:table-cell office:value-type="float" office:value="0.0010267">
            <text:p>0.0010267</text:p>
          </table:table-cell>
          <table:table-cell table:style-name="ce1" office:value-type="string">
            <text:p>1.1571e-06</text:p>
          </table:table-cell>
          <table:table-cell table:style-name="ce1" office:value-type="string">
            <text:p>4.2032e-08</text:p>
          </table:table-cell>
          <table:table-cell table:style-name="ce1" office:value-type="string">
            <text:p>-1.6018e-38</text:p>
          </table:table-cell>
          <table:table-cell table:style-name="ce1" office:value-type="string">
            <text:p>2.6145e-19</text:p>
          </table:table-cell>
          <table:table-cell office:value-type="float" office:value="0.0003091">
            <text:p>0.0003091</text:p>
          </table:table-cell>
          <table:table-cell table:style-name="ce1" office:value-type="string">
            <text:p>3.5359e-05</text:p>
          </table:table-cell>
          <table:table-cell office:value-type="float" office:value="0.0010266">
            <text:p>0.0010266</text:p>
          </table:table-cell>
          <table:table-cell table:style-name="ce1" office:value-type="string">
            <text:p>2.0168e-05</text:p>
          </table:table-cell>
          <table:table-cell office:value-type="float" office:value="0">
            <text:p>0</text:p>
          </table:table-cell>
          <table:table-cell table:style-name="ce1" office:value-type="string">
            <text:p>-4.4294e-35</text:p>
          </table:table-cell>
          <table:table-cell table:style-name="ce1" office:value-type="string">
            <text:p>2.6145e-19</text:p>
          </table:table-cell>
        </table:table-row>
        <table:table-row table:style-name="ro2" table:number-rows-repeated="1048373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30 percent" table:style-name="ta1">
        <table:shapes>
          <draw:frame draw:z-index="0" draw:style-name="gr1" svg:width="6.2988in" svg:height="3.5429in" svg:x="14.2071in" svg:y="0.7299in">
            <draw:object draw:notify-on-update-of-ranges="'30 percent'.A2:'30 percent'.A202 '30 percent'.B1:'30 percent'.B1 '30 percent'.B2:'30 percent'.B202 '30 percent'.A2:'30 percent'.A202 '30 percent'.I1:'30 percent'.I1 '30 percent'.I2:'30 percent'.I20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6.298in" svg:height="3.5449in" svg:x="14.2874in" svg:y="4.5701in">
            <draw:object draw:notify-on-update-of-ranges="'30 percent'.A2:'30 percent'.A202 '30 percent'.C1:'30 percent'.C1 '30 percent'.C2:'30 percent'.C202 '30 percent'.A2:'30 percent'.A202 '30 percent'.J1:'30 percent'.J1 '30 percent'.J2:'30 percent'.J20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6.298in" svg:height="3.5453in" svg:x="14.363in" svg:y="8.2823in">
            <draw:object draw:notify-on-update-of-ranges="'30 percent'.A2:'30 percent'.A202 '30 percent'.D1:'30 percent'.D1 '30 percent'.D2:'30 percent'.D202 '30 percent'.A2:'30 percent'.A202 '30 percent'.K1:'30 percent'.K1 '30 percent'.K2:'30 percent'.K20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4">
          <table:table-cell office:value-type="string">
            <text:p>time</text:p>
          </table:table-cell>
          <table:table-cell office:value-type="string">
            <text:p>apc II</text:p>
          </table:table-cell>
          <table:table-cell office:value-type="string">
            <text:p>apc Iia</text:p>
          </table:table-cell>
          <table:table-cell office:value-type="string">
            <text:p>apc TAT</text:p>
          </table:table-cell>
          <table:table-cell office:value-type="string">
            <text:p>apc Va</text:p>
          </table:table-cell>
          <table:table-cell office:value-type="string">
            <text:p>apc APC</text:p>
          </table:table-cell>
          <table:table-cell office:value-type="string">
            <text:p>apc V</text:p>
          </table:table-cell>
          <table:table-cell office:value-type="string">
            <text:p>apc TF</text:p>
          </table:table-cell>
          <table:table-cell office:value-type="string">
            <text:p>noapc II</text:p>
          </table:table-cell>
          <table:table-cell office:value-type="string">
            <text:p>noapc Iia</text:p>
          </table:table-cell>
          <table:table-cell office:value-type="string">
            <text:p>noapc TAT</text:p>
          </table:table-cell>
          <table:table-cell office:value-type="string">
            <text:p>noapc Va</text:p>
          </table:table-cell>
          <table:table-cell office:value-type="string">
            <text:p>noapc APC</text:p>
          </table:table-cell>
          <table:table-cell office:value-type="string">
            <text:p>noapc V</text:p>
          </table:table-cell>
          <table:table-cell office:value-type="string">
            <text:p>noapc TF</text:p>
          </table:table-cell>
          <table:table-cell table:number-columns-repeated="14"/>
        </table:table-row>
        <table:table-row table:style-name="ro2">
          <table:table-cell office:value-type="float" office:value="0">
            <text:p>0</text:p>
          </table:table-cell>
          <table:table-cell table:formula="of:=[.P2]*1000000" office:value-type="float" office:value="1400">
            <text:p>1400</text:p>
          </table:table-cell>
          <table:table-cell table:formula="of:=[.Q2]*1000000" office:value-type="float" office:value="0">
            <text:p>0</text:p>
          </table:table-cell>
          <table:table-cell table:formula="of:=[.R2]*1000000" office:value-type="float" office:value="0">
            <text:p>0</text:p>
          </table:table-cell>
          <table:table-cell table:formula="of:=[.S2]*1000000" office:value-type="float" office:value="0">
            <text:p>0</text:p>
          </table:table-cell>
          <table:table-cell table:formula="of:=[.T2]*1000000" office:value-type="float" office:value="0">
            <text:p>0</text:p>
          </table:table-cell>
          <table:table-cell table:formula="of:=[.U2]*1000000" office:value-type="float" office:value="20">
            <text:p>20</text:p>
          </table:table-cell>
          <table:table-cell table:formula="of:=[.V2]*1000000" office:value-type="float" office:value="0.000000015">
            <text:p>0.000000015</text:p>
          </table:table-cell>
          <table:table-cell table:formula="of:=[.W2]*1000000" office:value-type="float" office:value="1400">
            <text:p>1400</text:p>
          </table:table-cell>
          <table:table-cell table:formula="of:=[.X2]*1000000" office:value-type="float" office:value="0">
            <text:p>0</text:p>
          </table:table-cell>
          <table:table-cell table:formula="of:=[.Y2]*1000000" office:value-type="float" office:value="0">
            <text:p>0</text:p>
          </table:table-cell>
          <table:table-cell table:formula="of:=[.Z2]*1000000" office:value-type="float" office:value="0">
            <text:p>0</text:p>
          </table:table-cell>
          <table:table-cell table:formula="of:=[.AA2]*1000000" office:value-type="float" office:value="0">
            <text:p>0</text:p>
          </table:table-cell>
          <table:table-cell table:formula="of:=[.AB2]*1000000" office:value-type="float" office:value="20">
            <text:p>20</text:p>
          </table:table-cell>
          <table:table-cell table:formula="of:=[.AC2]*1000000" office:value-type="float" office:value="0.000000015">
            <text:p>0.000000015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1.5e-14</text:p>
          </table:table-cell>
          <table:table-cell office:value-type="float" office:value="0.0014">
            <text:p>0.0014</text:p>
          </table:table-cell>
          <table:table-cell table:number-columns-repeated="4" office:value-type="float" office:value="0">
            <text:p>0</text:p>
          </table:table-cell>
          <table:table-cell table:style-name="ce1" office:value-type="string">
            <text:p>2e-05</text:p>
          </table:table-cell>
          <table:table-cell table:style-name="ce1" office:value-type="string">
            <text:p>1.5e-14</text:p>
          </table:table-cell>
        </table:table-row>
        <table:table-row table:style-name="ro2">
          <table:table-cell office:value-type="float" office:value="10.00651">
            <text:p>10.00651</text:p>
          </table:table-cell>
          <table:table-cell table:formula="of:=[.P3]*1000000" office:value-type="float" office:value="1395.1">
            <text:p>1395.1</text:p>
          </table:table-cell>
          <table:table-cell table:formula="of:=[.Q3]*1000000" office:value-type="float" office:value="0.00026216">
            <text:p>0.00026216</text:p>
          </table:table-cell>
          <table:table-cell table:formula="of:=[.R3]*1000000" office:value-type="float" office:value="0.000016694">
            <text:p>0.000016694</text:p>
          </table:table-cell>
          <table:table-cell table:formula="of:=[.S3]*1000000" office:value-type="float" office:value="0.0002579">
            <text:p>0.0002579</text:p>
          </table:table-cell>
          <table:table-cell table:formula="of:=[.T3]*1000000" office:value-type="float" office:value="0.00000024851">
            <text:p>2.4851E-007</text:p>
          </table:table-cell>
          <table:table-cell table:formula="of:=[.U3]*1000000" office:value-type="float" office:value="17.55">
            <text:p>17.55</text:p>
          </table:table-cell>
          <table:table-cell table:formula="of:=[.V3]*1000000" office:value-type="float" office:value="0.000000010707">
            <text:p>1.0707E-008</text:p>
          </table:table-cell>
          <table:table-cell table:formula="of:=[.W3]*1000000" office:value-type="float" office:value="1395.1">
            <text:p>1395.1</text:p>
          </table:table-cell>
          <table:table-cell table:formula="of:=[.X3]*1000000" office:value-type="float" office:value="0.00026224">
            <text:p>0.00026224</text:p>
          </table:table-cell>
          <table:table-cell table:formula="of:=[.Y3]*1000000" office:value-type="float" office:value="0.000016705">
            <text:p>0.000016705</text:p>
          </table:table-cell>
          <table:table-cell table:formula="of:=[.Z3]*1000000" office:value-type="float" office:value="0.00025796">
            <text:p>0.00025796</text:p>
          </table:table-cell>
          <table:table-cell table:formula="of:=[.AA3]*1000000" office:value-type="float" office:value="0">
            <text:p>0</text:p>
          </table:table-cell>
          <table:table-cell table:formula="of:=[.AB3]*1000000" office:value-type="float" office:value="17.55">
            <text:p>17.55</text:p>
          </table:table-cell>
          <table:table-cell table:formula="of:=[.AC3]*1000000" office:value-type="float" office:value="0.000000010707">
            <text:p>1.0707E-008</text:p>
          </table:table-cell>
          <table:table-cell office:value-type="float" office:value="0.0013951">
            <text:p>0.0013951</text:p>
          </table:table-cell>
          <table:table-cell table:style-name="ce1" office:value-type="string">
            <text:p>2.6216e-10</text:p>
          </table:table-cell>
          <table:table-cell table:style-name="ce1" office:value-type="string">
            <text:p>1.6694e-11</text:p>
          </table:table-cell>
          <table:table-cell table:style-name="ce1" office:value-type="string">
            <text:p>2.579e-10</text:p>
          </table:table-cell>
          <table:table-cell table:style-name="ce1" office:value-type="string">
            <text:p>2.4851e-13</text:p>
          </table:table-cell>
          <table:table-cell table:style-name="ce1" office:value-type="string">
            <text:p>1.755e-05</text:p>
          </table:table-cell>
          <table:table-cell table:style-name="ce1" office:value-type="string">
            <text:p>1.0707e-14</text:p>
          </table:table-cell>
          <table:table-cell office:value-type="float" office:value="0.0013951">
            <text:p>0.0013951</text:p>
          </table:table-cell>
          <table:table-cell table:style-name="ce1" office:value-type="string">
            <text:p>2.6224e-10</text:p>
          </table:table-cell>
          <table:table-cell table:style-name="ce1" office:value-type="string">
            <text:p>1.6705e-11</text:p>
          </table:table-cell>
          <table:table-cell table:style-name="ce1" office:value-type="string">
            <text:p>2.5796e-10</text:p>
          </table:table-cell>
          <table:table-cell office:value-type="float" office:value="0">
            <text:p>0</text:p>
          </table:table-cell>
          <table:table-cell table:style-name="ce1" office:value-type="string">
            <text:p>1.755e-05</text:p>
          </table:table-cell>
          <table:table-cell table:style-name="ce1" office:value-type="string">
            <text:p>1.0707e-14</text:p>
          </table:table-cell>
        </table:table-row>
        <table:table-row table:style-name="ro2">
          <table:table-cell office:value-type="float" office:value="20.08573">
            <text:p>20.08573</text:p>
          </table:table-cell>
          <table:table-cell table:formula="of:=[.P4]*1000000" office:value-type="float" office:value="1395.9">
            <text:p>1395.9</text:p>
          </table:table-cell>
          <table:table-cell table:formula="of:=[.Q4]*1000000" office:value-type="float" office:value="0.0011434">
            <text:p>0.0011434</text:p>
          </table:table-cell>
          <table:table-cell table:formula="of:=[.R4]*1000000" office:value-type="float" office:value="0.00015039">
            <text:p>0.00015039</text:p>
          </table:table-cell>
          <table:table-cell table:formula="of:=[.S4]*1000000" office:value-type="float" office:value="0.0035656">
            <text:p>0.0035656</text:p>
          </table:table-cell>
          <table:table-cell table:formula="of:=[.T4]*1000000" office:value-type="float" office:value="0.0000023357">
            <text:p>2.3357E-006</text:p>
          </table:table-cell>
          <table:table-cell table:formula="of:=[.U4]*1000000" office:value-type="float" office:value="16.67">
            <text:p>16.67</text:p>
          </table:table-cell>
          <table:table-cell table:formula="of:=[.V4]*1000000" office:value-type="float" office:value="0.0000000077348">
            <text:p>7.7348E-009</text:p>
          </table:table-cell>
          <table:table-cell table:formula="of:=[.W4]*1000000" office:value-type="float" office:value="1395.9">
            <text:p>1395.9</text:p>
          </table:table-cell>
          <table:table-cell table:formula="of:=[.X4]*1000000" office:value-type="float" office:value="0.0011438">
            <text:p>0.0011438</text:p>
          </table:table-cell>
          <table:table-cell table:formula="of:=[.Y4]*1000000" office:value-type="float" office:value="0.00015049">
            <text:p>0.00015049</text:p>
          </table:table-cell>
          <table:table-cell table:formula="of:=[.Z4]*1000000" office:value-type="float" office:value="0.0035668">
            <text:p>0.0035668</text:p>
          </table:table-cell>
          <table:table-cell table:formula="of:=[.AA4]*1000000" office:value-type="float" office:value="0">
            <text:p>0</text:p>
          </table:table-cell>
          <table:table-cell table:formula="of:=[.AB4]*1000000" office:value-type="float" office:value="16.67">
            <text:p>16.67</text:p>
          </table:table-cell>
          <table:table-cell table:formula="of:=[.AC4]*1000000" office:value-type="float" office:value="0.0000000077348">
            <text:p>7.7348E-009</text:p>
          </table:table-cell>
          <table:table-cell office:value-type="float" office:value="0.0013959">
            <text:p>0.0013959</text:p>
          </table:table-cell>
          <table:table-cell table:style-name="ce1" office:value-type="string">
            <text:p>1.1434e-09</text:p>
          </table:table-cell>
          <table:table-cell table:style-name="ce1" office:value-type="string">
            <text:p>1.5039e-10</text:p>
          </table:table-cell>
          <table:table-cell table:style-name="ce1" office:value-type="string">
            <text:p>3.5656e-09</text:p>
          </table:table-cell>
          <table:table-cell table:style-name="ce1" office:value-type="string">
            <text:p>2.3357e-12</text:p>
          </table:table-cell>
          <table:table-cell table:style-name="ce1" office:value-type="string">
            <text:p>1.667e-05</text:p>
          </table:table-cell>
          <table:table-cell table:style-name="ce1" office:value-type="string">
            <text:p>7.7348e-15</text:p>
          </table:table-cell>
          <table:table-cell office:value-type="float" office:value="0.0013959">
            <text:p>0.0013959</text:p>
          </table:table-cell>
          <table:table-cell table:style-name="ce1" office:value-type="string">
            <text:p>1.1438e-09</text:p>
          </table:table-cell>
          <table:table-cell table:style-name="ce1" office:value-type="string">
            <text:p>1.5049e-10</text:p>
          </table:table-cell>
          <table:table-cell table:style-name="ce1" office:value-type="string">
            <text:p>3.5668e-09</text:p>
          </table:table-cell>
          <table:table-cell office:value-type="float" office:value="0">
            <text:p>0</text:p>
          </table:table-cell>
          <table:table-cell table:style-name="ce1" office:value-type="string">
            <text:p>1.667e-05</text:p>
          </table:table-cell>
          <table:table-cell table:style-name="ce1" office:value-type="string">
            <text:p>7.7348e-15</text:p>
          </table:table-cell>
        </table:table-row>
        <table:table-row table:style-name="ro2">
          <table:table-cell office:value-type="float" office:value="30.20648">
            <text:p>30.20648</text:p>
          </table:table-cell>
          <table:table-cell table:formula="of:=[.P5]*1000000" office:value-type="float" office:value="1396.4">
            <text:p>1396.4</text:p>
          </table:table-cell>
          <table:table-cell table:formula="of:=[.Q5]*1000000" office:value-type="float" office:value="0.0025009">
            <text:p>0.0025009</text:p>
          </table:table-cell>
          <table:table-cell table:formula="of:=[.R5]*1000000" office:value-type="float" office:value="0.00049671">
            <text:p>0.00049671</text:p>
          </table:table-cell>
          <table:table-cell table:formula="of:=[.S5]*1000000" office:value-type="float" office:value="0.014684">
            <text:p>0.014684</text:p>
          </table:table-cell>
          <table:table-cell table:formula="of:=[.T5]*1000000" office:value-type="float" office:value="0.0000074224">
            <text:p>7.4224E-006</text:p>
          </table:table-cell>
          <table:table-cell table:formula="of:=[.U5]*1000000" office:value-type="float" office:value="15.946">
            <text:p>15.946</text:p>
          </table:table-cell>
          <table:table-cell table:formula="of:=[.V5]*1000000" office:value-type="float" office:value="0.000000005685">
            <text:p>5.685E-009</text:p>
          </table:table-cell>
          <table:table-cell table:formula="of:=[.W5]*1000000" office:value-type="float" office:value="1396.4">
            <text:p>1396.4</text:p>
          </table:table-cell>
          <table:table-cell table:formula="of:=[.X5]*1000000" office:value-type="float" office:value="0.0025018">
            <text:p>0.0025018</text:p>
          </table:table-cell>
          <table:table-cell table:formula="of:=[.Y5]*1000000" office:value-type="float" office:value="0.00049698">
            <text:p>0.00049698</text:p>
          </table:table-cell>
          <table:table-cell table:formula="of:=[.Z5]*1000000" office:value-type="float" office:value="0.014689">
            <text:p>0.014689</text:p>
          </table:table-cell>
          <table:table-cell table:formula="of:=[.AA5]*1000000" office:value-type="float" office:value="0">
            <text:p>0</text:p>
          </table:table-cell>
          <table:table-cell table:formula="of:=[.AB5]*1000000" office:value-type="float" office:value="15.946">
            <text:p>15.946</text:p>
          </table:table-cell>
          <table:table-cell table:formula="of:=[.AC5]*1000000" office:value-type="float" office:value="0.000000005685">
            <text:p>5.685E-009</text:p>
          </table:table-cell>
          <table:table-cell office:value-type="float" office:value="0.0013964">
            <text:p>0.0013964</text:p>
          </table:table-cell>
          <table:table-cell table:style-name="ce1" office:value-type="string">
            <text:p>2.5009e-09</text:p>
          </table:table-cell>
          <table:table-cell table:style-name="ce1" office:value-type="string">
            <text:p>4.9671e-10</text:p>
          </table:table-cell>
          <table:table-cell table:style-name="ce1" office:value-type="string">
            <text:p>1.4684e-08</text:p>
          </table:table-cell>
          <table:table-cell table:style-name="ce1" office:value-type="string">
            <text:p>7.4224e-12</text:p>
          </table:table-cell>
          <table:table-cell table:style-name="ce1" office:value-type="string">
            <text:p>1.5946e-05</text:p>
          </table:table-cell>
          <table:table-cell table:style-name="ce1" office:value-type="string">
            <text:p>5.685e-15</text:p>
          </table:table-cell>
          <table:table-cell office:value-type="float" office:value="0.0013964">
            <text:p>0.0013964</text:p>
          </table:table-cell>
          <table:table-cell table:style-name="ce1" office:value-type="string">
            <text:p>2.5018e-09</text:p>
          </table:table-cell>
          <table:table-cell table:style-name="ce1" office:value-type="string">
            <text:p>4.9698e-10</text:p>
          </table:table-cell>
          <table:table-cell table:style-name="ce1" office:value-type="string">
            <text:p>1.4689e-08</text:p>
          </table:table-cell>
          <table:table-cell office:value-type="float" office:value="0">
            <text:p>0</text:p>
          </table:table-cell>
          <table:table-cell table:style-name="ce1" office:value-type="string">
            <text:p>1.5946e-05</text:p>
          </table:table-cell>
          <table:table-cell table:style-name="ce1" office:value-type="string">
            <text:p>5.685e-15</text:p>
          </table:table-cell>
        </table:table-row>
        <table:table-row table:style-name="ro2">
          <table:table-cell office:value-type="float" office:value="40.31234">
            <text:p>40.31234</text:p>
          </table:table-cell>
          <table:table-cell table:formula="of:=[.P6]*1000000" office:value-type="float" office:value="1396.7">
            <text:p>1396.7</text:p>
          </table:table-cell>
          <table:table-cell table:formula="of:=[.Q6]*1000000" office:value-type="float" office:value="0.0044042">
            <text:p>0.0044042</text:p>
          </table:table-cell>
          <table:table-cell table:formula="of:=[.R6]*1000000" office:value-type="float" office:value="0.0011265">
            <text:p>0.0011265</text:p>
          </table:table-cell>
          <table:table-cell table:formula="of:=[.S6]*1000000" office:value-type="float" office:value="0.037837">
            <text:p>0.037837</text:p>
          </table:table-cell>
          <table:table-cell table:formula="of:=[.T6]*1000000" office:value-type="float" office:value="0.00001618">
            <text:p>0.00001618</text:p>
          </table:table-cell>
          <table:table-cell table:formula="of:=[.U6]*1000000" office:value-type="float" office:value="15.412">
            <text:p>15.412</text:p>
          </table:table-cell>
          <table:table-cell table:formula="of:=[.V6]*1000000" office:value-type="float" office:value="0.0000000042784">
            <text:p>4.2784E-009</text:p>
          </table:table-cell>
          <table:table-cell table:formula="of:=[.W6]*1000000" office:value-type="float" office:value="1396.7">
            <text:p>1396.7</text:p>
          </table:table-cell>
          <table:table-cell table:formula="of:=[.X6]*1000000" office:value-type="float" office:value="0.0044057">
            <text:p>0.0044057</text:p>
          </table:table-cell>
          <table:table-cell table:formula="of:=[.Y6]*1000000" office:value-type="float" office:value="0.001127">
            <text:p>0.001127</text:p>
          </table:table-cell>
          <table:table-cell table:formula="of:=[.Z6]*1000000" office:value-type="float" office:value="0.037849">
            <text:p>0.037849</text:p>
          </table:table-cell>
          <table:table-cell table:formula="of:=[.AA6]*1000000" office:value-type="float" office:value="0">
            <text:p>0</text:p>
          </table:table-cell>
          <table:table-cell table:formula="of:=[.AB6]*1000000" office:value-type="float" office:value="15.412">
            <text:p>15.412</text:p>
          </table:table-cell>
          <table:table-cell table:formula="of:=[.AC6]*1000000" office:value-type="float" office:value="0.0000000042784">
            <text:p>4.2784E-009</text:p>
          </table:table-cell>
          <table:table-cell office:value-type="float" office:value="0.0013967">
            <text:p>0.0013967</text:p>
          </table:table-cell>
          <table:table-cell table:style-name="ce1" office:value-type="string">
            <text:p>4.4042e-09</text:p>
          </table:table-cell>
          <table:table-cell table:style-name="ce1" office:value-type="string">
            <text:p>1.1265e-09</text:p>
          </table:table-cell>
          <table:table-cell table:style-name="ce1" office:value-type="string">
            <text:p>3.7837e-08</text:p>
          </table:table-cell>
          <table:table-cell table:style-name="ce1" office:value-type="string">
            <text:p>1.618e-11</text:p>
          </table:table-cell>
          <table:table-cell table:style-name="ce1" office:value-type="string">
            <text:p>1.5412e-05</text:p>
          </table:table-cell>
          <table:table-cell table:style-name="ce1" office:value-type="string">
            <text:p>4.2784e-15</text:p>
          </table:table-cell>
          <table:table-cell office:value-type="float" office:value="0.0013967">
            <text:p>0.0013967</text:p>
          </table:table-cell>
          <table:table-cell table:style-name="ce1" office:value-type="string">
            <text:p>4.4057e-09</text:p>
          </table:table-cell>
          <table:table-cell table:style-name="ce1" office:value-type="string">
            <text:p>1.127e-09</text:p>
          </table:table-cell>
          <table:table-cell table:style-name="ce1" office:value-type="string">
            <text:p>3.7849e-08</text:p>
          </table:table-cell>
          <table:table-cell office:value-type="float" office:value="0">
            <text:p>0</text:p>
          </table:table-cell>
          <table:table-cell table:style-name="ce1" office:value-type="string">
            <text:p>1.5412e-05</text:p>
          </table:table-cell>
          <table:table-cell table:style-name="ce1" office:value-type="string">
            <text:p>4.2784e-15</text:p>
          </table:table-cell>
        </table:table-row>
        <table:table-row table:style-name="ro2">
          <table:table-cell office:value-type="float" office:value="50.17864">
            <text:p>50.17864</text:p>
          </table:table-cell>
          <table:table-cell table:formula="of:=[.P7]*1000000" office:value-type="float" office:value="1397">
            <text:p>1397</text:p>
          </table:table-cell>
          <table:table-cell table:formula="of:=[.Q7]*1000000" office:value-type="float" office:value="0.007679">
            <text:p>0.007679</text:p>
          </table:table-cell>
          <table:table-cell table:formula="of:=[.R7]*1000000" office:value-type="float" office:value="0.0021666">
            <text:p>0.0021666</text:p>
          </table:table-cell>
          <table:table-cell table:formula="of:=[.S7]*1000000" office:value-type="float" office:value="0.079583">
            <text:p>0.079583</text:p>
          </table:table-cell>
          <table:table-cell table:formula="of:=[.T7]*1000000" office:value-type="float" office:value="0.000030613">
            <text:p>0.000030613</text:p>
          </table:table-cell>
          <table:table-cell table:formula="of:=[.U7]*1000000" office:value-type="float" office:value="15.055">
            <text:p>15.055</text:p>
          </table:table-cell>
          <table:table-cell table:formula="of:=[.V7]*1000000" office:value-type="float" office:value="0.0000000033294">
            <text:p>3.3294E-009</text:p>
          </table:table-cell>
          <table:table-cell table:formula="of:=[.W7]*1000000" office:value-type="float" office:value="1397">
            <text:p>1397</text:p>
          </table:table-cell>
          <table:table-cell table:formula="of:=[.X7]*1000000" office:value-type="float" office:value="0.007682">
            <text:p>0.007682</text:p>
          </table:table-cell>
          <table:table-cell table:formula="of:=[.Y7]*1000000" office:value-type="float" office:value="0.0021676">
            <text:p>0.0021676</text:p>
          </table:table-cell>
          <table:table-cell table:formula="of:=[.Z7]*1000000" office:value-type="float" office:value="0.07961">
            <text:p>0.07961</text:p>
          </table:table-cell>
          <table:table-cell table:formula="of:=[.AA7]*1000000" office:value-type="float" office:value="0">
            <text:p>0</text:p>
          </table:table-cell>
          <table:table-cell table:formula="of:=[.AB7]*1000000" office:value-type="float" office:value="15.055">
            <text:p>15.055</text:p>
          </table:table-cell>
          <table:table-cell table:formula="of:=[.AC7]*1000000" office:value-type="float" office:value="0.0000000033294">
            <text:p>3.3294E-009</text:p>
          </table:table-cell>
          <table:table-cell office:value-type="float" office:value="0.001397">
            <text:p>0.001397</text:p>
          </table:table-cell>
          <table:table-cell table:style-name="ce1" office:value-type="string">
            <text:p>7.679e-09</text:p>
          </table:table-cell>
          <table:table-cell table:style-name="ce1" office:value-type="string">
            <text:p>2.1666e-09</text:p>
          </table:table-cell>
          <table:table-cell table:style-name="ce1" office:value-type="string">
            <text:p>7.9583e-08</text:p>
          </table:table-cell>
          <table:table-cell table:style-name="ce1" office:value-type="string">
            <text:p>3.0613e-11</text:p>
          </table:table-cell>
          <table:table-cell table:style-name="ce1" office:value-type="string">
            <text:p>1.5055e-05</text:p>
          </table:table-cell>
          <table:table-cell table:style-name="ce1" office:value-type="string">
            <text:p>3.3294e-15</text:p>
          </table:table-cell>
          <table:table-cell office:value-type="float" office:value="0.001397">
            <text:p>0.001397</text:p>
          </table:table-cell>
          <table:table-cell table:style-name="ce1" office:value-type="string">
            <text:p>7.682e-09</text:p>
          </table:table-cell>
          <table:table-cell table:style-name="ce1" office:value-type="string">
            <text:p>2.1676e-09</text:p>
          </table:table-cell>
          <table:table-cell table:style-name="ce1" office:value-type="string">
            <text:p>7.961e-08</text:p>
          </table:table-cell>
          <table:table-cell office:value-type="float" office:value="0">
            <text:p>0</text:p>
          </table:table-cell>
          <table:table-cell table:style-name="ce1" office:value-type="string">
            <text:p>1.5055e-05</text:p>
          </table:table-cell>
          <table:table-cell table:style-name="ce1" office:value-type="string">
            <text:p>3.3294e-15</text:p>
          </table:table-cell>
        </table:table-row>
        <table:table-row table:style-name="ro2">
          <table:table-cell office:value-type="float" office:value="60.02203">
            <text:p>60.02203</text:p>
          </table:table-cell>
          <table:table-cell table:formula="of:=[.P8]*1000000" office:value-type="float" office:value="1397.2">
            <text:p>1397.2</text:p>
          </table:table-cell>
          <table:table-cell table:formula="of:=[.Q8]*1000000" office:value-type="float" office:value="0.014569">
            <text:p>0.014569</text:p>
          </table:table-cell>
          <table:table-cell table:formula="of:=[.R8]*1000000" office:value-type="float" office:value="0.0040434">
            <text:p>0.0040434</text:p>
          </table:table-cell>
          <table:table-cell table:formula="of:=[.S8]*1000000" office:value-type="float" office:value="0.16206">
            <text:p>0.16206</text:p>
          </table:table-cell>
          <table:table-cell table:formula="of:=[.T8]*1000000" office:value-type="float" office:value="0.000058233">
            <text:p>0.000058233</text:p>
          </table:table-cell>
          <table:table-cell table:formula="of:=[.U8]*1000000" office:value-type="float" office:value="14.814">
            <text:p>14.814</text:p>
          </table:table-cell>
          <table:table-cell table:formula="of:=[.V8]*1000000" office:value-type="float" office:value="0.0000000026707">
            <text:p>2.6707E-009</text:p>
          </table:table-cell>
          <table:table-cell table:formula="of:=[.W8]*1000000" office:value-type="float" office:value="1397.2">
            <text:p>1397.2</text:p>
          </table:table-cell>
          <table:table-cell table:formula="of:=[.X8]*1000000" office:value-type="float" office:value="0.014576">
            <text:p>0.014576</text:p>
          </table:table-cell>
          <table:table-cell table:formula="of:=[.Y8]*1000000" office:value-type="float" office:value="0.0040455">
            <text:p>0.0040455</text:p>
          </table:table-cell>
          <table:table-cell table:formula="of:=[.Z8]*1000000" office:value-type="float" office:value="0.16213">
            <text:p>0.16213</text:p>
          </table:table-cell>
          <table:table-cell table:formula="of:=[.AA8]*1000000" office:value-type="float" office:value="0">
            <text:p>0</text:p>
          </table:table-cell>
          <table:table-cell table:formula="of:=[.AB8]*1000000" office:value-type="float" office:value="14.814">
            <text:p>14.814</text:p>
          </table:table-cell>
          <table:table-cell table:formula="of:=[.AC8]*1000000" office:value-type="float" office:value="0.0000000026707">
            <text:p>2.6707E-009</text:p>
          </table:table-cell>
          <table:table-cell office:value-type="float" office:value="0.0013972">
            <text:p>0.0013972</text:p>
          </table:table-cell>
          <table:table-cell table:style-name="ce1" office:value-type="string">
            <text:p>1.4569e-08</text:p>
          </table:table-cell>
          <table:table-cell table:style-name="ce1" office:value-type="string">
            <text:p>4.0434e-09</text:p>
          </table:table-cell>
          <table:table-cell table:style-name="ce1" office:value-type="string">
            <text:p>1.6206e-07</text:p>
          </table:table-cell>
          <table:table-cell table:style-name="ce1" office:value-type="string">
            <text:p>5.8233e-11</text:p>
          </table:table-cell>
          <table:table-cell table:style-name="ce1" office:value-type="string">
            <text:p>1.4814e-05</text:p>
          </table:table-cell>
          <table:table-cell table:style-name="ce1" office:value-type="string">
            <text:p>2.6707e-15</text:p>
          </table:table-cell>
          <table:table-cell office:value-type="float" office:value="0.0013972">
            <text:p>0.0013972</text:p>
          </table:table-cell>
          <table:table-cell table:style-name="ce1" office:value-type="string">
            <text:p>1.4576e-08</text:p>
          </table:table-cell>
          <table:table-cell table:style-name="ce1" office:value-type="string">
            <text:p>4.0455e-09</text:p>
          </table:table-cell>
          <table:table-cell table:style-name="ce1" office:value-type="string">
            <text:p>1.6213e-07</text:p>
          </table:table-cell>
          <table:table-cell office:value-type="float" office:value="0">
            <text:p>0</text:p>
          </table:table-cell>
          <table:table-cell table:style-name="ce1" office:value-type="string">
            <text:p>1.4814e-05</text:p>
          </table:table-cell>
          <table:table-cell table:style-name="ce1" office:value-type="string">
            <text:p>2.6707e-15</text:p>
          </table:table-cell>
        </table:table-row>
        <table:table-row table:style-name="ro2">
          <table:table-cell office:value-type="float" office:value="70.38141">
            <text:p>70.38141</text:p>
          </table:table-cell>
          <table:table-cell table:formula="of:=[.P9]*1000000" office:value-type="float" office:value="1397.3">
            <text:p>1397.3</text:p>
          </table:table-cell>
          <table:table-cell table:formula="of:=[.Q9]*1000000" office:value-type="float" office:value="0.030872">
            <text:p>0.030872</text:p>
          </table:table-cell>
          <table:table-cell table:formula="of:=[.R9]*1000000" office:value-type="float" office:value="0.0080302">
            <text:p>0.0080302</text:p>
          </table:table-cell>
          <table:table-cell table:formula="of:=[.S9]*1000000" office:value-type="float" office:value="0.35303">
            <text:p>0.35303</text:p>
          </table:table-cell>
          <table:table-cell table:formula="of:=[.T9]*1000000" office:value-type="float" office:value="0.00012335">
            <text:p>0.00012335</text:p>
          </table:table-cell>
          <table:table-cell table:formula="of:=[.U9]*1000000" office:value-type="float" office:value="14.623">
            <text:p>14.623</text:p>
          </table:table-cell>
          <table:table-cell table:formula="of:=[.V9]*1000000" office:value-type="float" office:value="0.0000000021913">
            <text:p>2.1913E-009</text:p>
          </table:table-cell>
          <table:table-cell table:formula="of:=[.W9]*1000000" office:value-type="float" office:value="1397.3">
            <text:p>1397.3</text:p>
          </table:table-cell>
          <table:table-cell table:formula="of:=[.X9]*1000000" office:value-type="float" office:value="0.030887">
            <text:p>0.030887</text:p>
          </table:table-cell>
          <table:table-cell table:formula="of:=[.Y9]*1000000" office:value-type="float" office:value="0.0080348">
            <text:p>0.0080348</text:p>
          </table:table-cell>
          <table:table-cell table:formula="of:=[.Z9]*1000000" office:value-type="float" office:value="0.35321">
            <text:p>0.35321</text:p>
          </table:table-cell>
          <table:table-cell table:formula="of:=[.AA9]*1000000" office:value-type="float" office:value="0">
            <text:p>0</text:p>
          </table:table-cell>
          <table:table-cell table:formula="of:=[.AB9]*1000000" office:value-type="float" office:value="14.623">
            <text:p>14.623</text:p>
          </table:table-cell>
          <table:table-cell table:formula="of:=[.AC9]*1000000" office:value-type="float" office:value="0.0000000021913">
            <text:p>2.1913E-009</text:p>
          </table:table-cell>
          <table:table-cell office:value-type="float" office:value="0.0013973">
            <text:p>0.0013973</text:p>
          </table:table-cell>
          <table:table-cell table:style-name="ce1" office:value-type="string">
            <text:p>3.0872e-08</text:p>
          </table:table-cell>
          <table:table-cell table:style-name="ce1" office:value-type="string">
            <text:p>8.0302e-09</text:p>
          </table:table-cell>
          <table:table-cell table:style-name="ce1" office:value-type="string">
            <text:p>3.5303e-07</text:p>
          </table:table-cell>
          <table:table-cell table:style-name="ce1" office:value-type="string">
            <text:p>1.2335e-10</text:p>
          </table:table-cell>
          <table:table-cell table:style-name="ce1" office:value-type="string">
            <text:p>1.4623e-05</text:p>
          </table:table-cell>
          <table:table-cell table:style-name="ce1" office:value-type="string">
            <text:p>2.1913e-15</text:p>
          </table:table-cell>
          <table:table-cell office:value-type="float" office:value="0.0013973">
            <text:p>0.0013973</text:p>
          </table:table-cell>
          <table:table-cell table:style-name="ce1" office:value-type="string">
            <text:p>3.0887e-08</text:p>
          </table:table-cell>
          <table:table-cell table:style-name="ce1" office:value-type="string">
            <text:p>8.0348e-09</text:p>
          </table:table-cell>
          <table:table-cell table:style-name="ce1" office:value-type="string">
            <text:p>3.5321e-07</text:p>
          </table:table-cell>
          <table:table-cell office:value-type="float" office:value="0">
            <text:p>0</text:p>
          </table:table-cell>
          <table:table-cell table:style-name="ce1" office:value-type="string">
            <text:p>1.4623e-05</text:p>
          </table:table-cell>
          <table:table-cell table:style-name="ce1" office:value-type="string">
            <text:p>2.1913e-15</text:p>
          </table:table-cell>
        </table:table-row>
        <table:table-row table:style-name="ro2">
          <table:table-cell office:value-type="float" office:value="80.1013">
            <text:p>80.1013</text:p>
          </table:table-cell>
          <table:table-cell table:formula="of:=[.P10]*1000000" office:value-type="float" office:value="1397.3">
            <text:p>1397.3</text:p>
          </table:table-cell>
          <table:table-cell table:formula="of:=[.Q10]*1000000" office:value-type="float" office:value="0.064304">
            <text:p>0.064304</text:p>
          </table:table-cell>
          <table:table-cell table:formula="of:=[.R10]*1000000" office:value-type="float" office:value="0.015876">
            <text:p>0.015876</text:p>
          </table:table-cell>
          <table:table-cell table:formula="of:=[.S10]*1000000" office:value-type="float" office:value="0.74818">
            <text:p>0.74818</text:p>
          </table:table-cell>
          <table:table-cell table:formula="of:=[.T10]*1000000" office:value-type="float" office:value="0.00026645">
            <text:p>0.00026645</text:p>
          </table:table-cell>
          <table:table-cell table:formula="of:=[.U10]*1000000" office:value-type="float" office:value="14.435">
            <text:p>14.435</text:p>
          </table:table-cell>
          <table:table-cell table:formula="of:=[.V10]*1000000" office:value-type="float" office:value="0.0000000018783">
            <text:p>1.8783E-009</text:p>
          </table:table-cell>
          <table:table-cell table:formula="of:=[.W10]*1000000" office:value-type="float" office:value="1397.3">
            <text:p>1397.3</text:p>
          </table:table-cell>
          <table:table-cell table:formula="of:=[.X10]*1000000" office:value-type="float" office:value="0.064333">
            <text:p>0.064333</text:p>
          </table:table-cell>
          <table:table-cell table:formula="of:=[.Y10]*1000000" office:value-type="float" office:value="0.015886">
            <text:p>0.015886</text:p>
          </table:table-cell>
          <table:table-cell table:formula="of:=[.Z10]*1000000" office:value-type="float" office:value="0.74869">
            <text:p>0.74869</text:p>
          </table:table-cell>
          <table:table-cell table:formula="of:=[.AA10]*1000000" office:value-type="float" office:value="0">
            <text:p>0</text:p>
          </table:table-cell>
          <table:table-cell table:formula="of:=[.AB10]*1000000" office:value-type="float" office:value="14.435">
            <text:p>14.435</text:p>
          </table:table-cell>
          <table:table-cell table:formula="of:=[.AC10]*1000000" office:value-type="float" office:value="0.0000000018783">
            <text:p>1.8783E-009</text:p>
          </table:table-cell>
          <table:table-cell office:value-type="float" office:value="0.0013973">
            <text:p>0.0013973</text:p>
          </table:table-cell>
          <table:table-cell table:style-name="ce1" office:value-type="string">
            <text:p>6.4304e-08</text:p>
          </table:table-cell>
          <table:table-cell table:style-name="ce1" office:value-type="string">
            <text:p>1.5876e-08</text:p>
          </table:table-cell>
          <table:table-cell table:style-name="ce1" office:value-type="string">
            <text:p>7.4818e-07</text:p>
          </table:table-cell>
          <table:table-cell table:style-name="ce1" office:value-type="string">
            <text:p>2.6645e-10</text:p>
          </table:table-cell>
          <table:table-cell table:style-name="ce1" office:value-type="string">
            <text:p>1.4435e-05</text:p>
          </table:table-cell>
          <table:table-cell table:style-name="ce1" office:value-type="string">
            <text:p>1.8783e-15</text:p>
          </table:table-cell>
          <table:table-cell office:value-type="float" office:value="0.0013973">
            <text:p>0.0013973</text:p>
          </table:table-cell>
          <table:table-cell table:style-name="ce1" office:value-type="string">
            <text:p>6.4333e-08</text:p>
          </table:table-cell>
          <table:table-cell table:style-name="ce1" office:value-type="string">
            <text:p>1.5886e-08</text:p>
          </table:table-cell>
          <table:table-cell table:style-name="ce1" office:value-type="string">
            <text:p>7.4869e-07</text:p>
          </table:table-cell>
          <table:table-cell office:value-type="float" office:value="0">
            <text:p>0</text:p>
          </table:table-cell>
          <table:table-cell table:style-name="ce1" office:value-type="string">
            <text:p>1.4435e-05</text:p>
          </table:table-cell>
          <table:table-cell table:style-name="ce1" office:value-type="string">
            <text:p>1.8783e-15</text:p>
          </table:table-cell>
        </table:table-row>
        <table:table-row table:style-name="ro2">
          <table:table-cell office:value-type="float" office:value="90.26079">
            <text:p>90.26079</text:p>
          </table:table-cell>
          <table:table-cell table:formula="of:=[.P11]*1000000" office:value-type="float" office:value="1397">
            <text:p>1397</text:p>
          </table:table-cell>
          <table:table-cell table:formula="of:=[.Q11]*1000000" office:value-type="float" office:value="0.13883">
            <text:p>0.13883</text:p>
          </table:table-cell>
          <table:table-cell table:formula="of:=[.R11]*1000000" office:value-type="float" office:value="0.033183">
            <text:p>0.033183</text:p>
          </table:table-cell>
          <table:table-cell table:formula="of:=[.S11]*1000000" office:value-type="float" office:value="1.6164">
            <text:p>1.6164</text:p>
          </table:table-cell>
          <table:table-cell table:formula="of:=[.T11]*1000000" office:value-type="float" office:value="0.00058005">
            <text:p>0.00058005</text:p>
          </table:table-cell>
          <table:table-cell table:formula="of:=[.U11]*1000000" office:value-type="float" office:value="14.13">
            <text:p>14.13</text:p>
          </table:table-cell>
          <table:table-cell table:formula="of:=[.V11]*1000000" office:value-type="float" office:value="0.0000000016463">
            <text:p>1.6463E-009</text:p>
          </table:table-cell>
          <table:table-cell table:formula="of:=[.W11]*1000000" office:value-type="float" office:value="1397">
            <text:p>1397</text:p>
          </table:table-cell>
          <table:table-cell table:formula="of:=[.X11]*1000000" office:value-type="float" office:value="0.13889">
            <text:p>0.13889</text:p>
          </table:table-cell>
          <table:table-cell table:formula="of:=[.Y11]*1000000" office:value-type="float" office:value="0.033203">
            <text:p>0.033203</text:p>
          </table:table-cell>
          <table:table-cell table:formula="of:=[.Z11]*1000000" office:value-type="float" office:value="1.618">
            <text:p>1.618</text:p>
          </table:table-cell>
          <table:table-cell table:formula="of:=[.AA11]*1000000" office:value-type="float" office:value="0">
            <text:p>0</text:p>
          </table:table-cell>
          <table:table-cell table:formula="of:=[.AB11]*1000000" office:value-type="float" office:value="14.129">
            <text:p>14.129</text:p>
          </table:table-cell>
          <table:table-cell table:formula="of:=[.AC11]*1000000" office:value-type="float" office:value="0.0000000016463">
            <text:p>1.6463E-009</text:p>
          </table:table-cell>
          <table:table-cell office:value-type="float" office:value="0.001397">
            <text:p>0.001397</text:p>
          </table:table-cell>
          <table:table-cell table:style-name="ce1" office:value-type="string">
            <text:p>1.3883e-07</text:p>
          </table:table-cell>
          <table:table-cell table:style-name="ce1" office:value-type="string">
            <text:p>3.3183e-08</text:p>
          </table:table-cell>
          <table:table-cell table:style-name="ce1" office:value-type="string">
            <text:p>1.6164e-06</text:p>
          </table:table-cell>
          <table:table-cell table:style-name="ce1" office:value-type="string">
            <text:p>5.8005e-10</text:p>
          </table:table-cell>
          <table:table-cell table:style-name="ce1" office:value-type="string">
            <text:p>1.413e-05</text:p>
          </table:table-cell>
          <table:table-cell table:style-name="ce1" office:value-type="string">
            <text:p>1.6463e-15</text:p>
          </table:table-cell>
          <table:table-cell office:value-type="float" office:value="0.001397">
            <text:p>0.001397</text:p>
          </table:table-cell>
          <table:table-cell table:style-name="ce1" office:value-type="string">
            <text:p>1.3889e-07</text:p>
          </table:table-cell>
          <table:table-cell table:style-name="ce1" office:value-type="string">
            <text:p>3.3203e-08</text:p>
          </table:table-cell>
          <table:table-cell table:style-name="ce1" office:value-type="string">
            <text:p>1.618e-06</text:p>
          </table:table-cell>
          <table:table-cell office:value-type="float" office:value="0">
            <text:p>0</text:p>
          </table:table-cell>
          <table:table-cell table:style-name="ce1" office:value-type="string">
            <text:p>1.4129e-05</text:p>
          </table:table-cell>
          <table:table-cell table:style-name="ce1" office:value-type="string">
            <text:p>1.6463e-15</text:p>
          </table:table-cell>
        </table:table-row>
        <table:table-row table:style-name="ro2">
          <table:table-cell office:value-type="float" office:value="100.7017">
            <text:p>100.7017</text:p>
          </table:table-cell>
          <table:table-cell table:formula="of:=[.P12]*1000000" office:value-type="float" office:value="1396">
            <text:p>1396</text:p>
          </table:table-cell>
          <table:table-cell table:formula="of:=[.Q12]*1000000" office:value-type="float" office:value="0.30979">
            <text:p>0.30979</text:p>
          </table:table-cell>
          <table:table-cell table:formula="of:=[.R12]*1000000" office:value-type="float" office:value="0.071808">
            <text:p>0.071808</text:p>
          </table:table-cell>
          <table:table-cell table:formula="of:=[.S12]*1000000" office:value-type="float" office:value="3.3681">
            <text:p>3.3681</text:p>
          </table:table-cell>
          <table:table-cell table:formula="of:=[.T12]*1000000" office:value-type="float" office:value="0.00109">
            <text:p>0.00109</text:p>
          </table:table-cell>
          <table:table-cell table:formula="of:=[.U12]*1000000" office:value-type="float" office:value="13.544">
            <text:p>13.544</text:p>
          </table:table-cell>
          <table:table-cell table:formula="of:=[.V12]*1000000" office:value-type="float" office:value="0.0000000014723">
            <text:p>1.4723E-009</text:p>
          </table:table-cell>
          <table:table-cell table:formula="of:=[.W12]*1000000" office:value-type="float" office:value="1396">
            <text:p>1396</text:p>
          </table:table-cell>
          <table:table-cell table:formula="of:=[.X12]*1000000" office:value-type="float" office:value="0.30991">
            <text:p>0.30991</text:p>
          </table:table-cell>
          <table:table-cell table:formula="of:=[.Y12]*1000000" office:value-type="float" office:value="0.071849">
            <text:p>0.071849</text:p>
          </table:table-cell>
          <table:table-cell table:formula="of:=[.Z12]*1000000" office:value-type="float" office:value="3.3729">
            <text:p>3.3729</text:p>
          </table:table-cell>
          <table:table-cell table:formula="of:=[.AA12]*1000000" office:value-type="float" office:value="0">
            <text:p>0</text:p>
          </table:table-cell>
          <table:table-cell table:formula="of:=[.AB12]*1000000" office:value-type="float" office:value="13.544">
            <text:p>13.544</text:p>
          </table:table-cell>
          <table:table-cell table:formula="of:=[.AC12]*1000000" office:value-type="float" office:value="0.0000000014722">
            <text:p>1.4722E-009</text:p>
          </table:table-cell>
          <table:table-cell office:value-type="float" office:value="0.001396">
            <text:p>0.001396</text:p>
          </table:table-cell>
          <table:table-cell table:style-name="ce1" office:value-type="string">
            <text:p>3.0979e-07</text:p>
          </table:table-cell>
          <table:table-cell table:style-name="ce1" office:value-type="string">
            <text:p>7.1808e-08</text:p>
          </table:table-cell>
          <table:table-cell table:style-name="ce1" office:value-type="string">
            <text:p>3.3681e-06</text:p>
          </table:table-cell>
          <table:table-cell table:style-name="ce1" office:value-type="string">
            <text:p>1.09e-09</text:p>
          </table:table-cell>
          <table:table-cell table:style-name="ce1" office:value-type="string">
            <text:p>1.3544e-05</text:p>
          </table:table-cell>
          <table:table-cell table:style-name="ce1" office:value-type="string">
            <text:p>1.4723e-15</text:p>
          </table:table-cell>
          <table:table-cell office:value-type="float" office:value="0.001396">
            <text:p>0.001396</text:p>
          </table:table-cell>
          <table:table-cell table:style-name="ce1" office:value-type="string">
            <text:p>3.0991e-07</text:p>
          </table:table-cell>
          <table:table-cell table:style-name="ce1" office:value-type="string">
            <text:p>7.1849e-08</text:p>
          </table:table-cell>
          <table:table-cell table:style-name="ce1" office:value-type="string">
            <text:p>3.3729e-06</text:p>
          </table:table-cell>
          <table:table-cell office:value-type="float" office:value="0">
            <text:p>0</text:p>
          </table:table-cell>
          <table:table-cell table:style-name="ce1" office:value-type="string">
            <text:p>1.3544e-05</text:p>
          </table:table-cell>
          <table:table-cell table:style-name="ce1" office:value-type="string">
            <text:p>1.4722e-15</text:p>
          </table:table-cell>
        </table:table-row>
        <table:table-row table:style-name="ro2">
          <table:table-cell office:value-type="float" office:value="110.7017">
            <text:p>110.7017</text:p>
          </table:table-cell>
          <table:table-cell table:formula="of:=[.P13]*1000000" office:value-type="float" office:value="1392.5">
            <text:p>1392.5</text:p>
          </table:table-cell>
          <table:table-cell table:formula="of:=[.Q13]*1000000" office:value-type="float" office:value="0.71126">
            <text:p>0.71126</text:p>
          </table:table-cell>
          <table:table-cell table:formula="of:=[.R13]*1000000" office:value-type="float" office:value="0.15501">
            <text:p>0.15501</text:p>
          </table:table-cell>
          <table:table-cell table:formula="of:=[.S13]*1000000" office:value-type="float" office:value="6.1722">
            <text:p>6.1722</text:p>
          </table:table-cell>
          <table:table-cell table:formula="of:=[.T13]*1000000" office:value-type="float" office:value="0.0016811">
            <text:p>0.0016811</text:p>
          </table:table-cell>
          <table:table-cell table:formula="of:=[.U13]*1000000" office:value-type="float" office:value="12.548">
            <text:p>12.548</text:p>
          </table:table-cell>
          <table:table-cell table:formula="of:=[.V13]*1000000" office:value-type="float" office:value="0.000000001335">
            <text:p>1.335E-009</text:p>
          </table:table-cell>
          <table:table-cell table:formula="of:=[.W13]*1000000" office:value-type="float" office:value="1392.5">
            <text:p>1392.5</text:p>
          </table:table-cell>
          <table:table-cell table:formula="of:=[.X13]*1000000" office:value-type="float" office:value="0.71154">
            <text:p>0.71154</text:p>
          </table:table-cell>
          <table:table-cell table:formula="of:=[.Y13]*1000000" office:value-type="float" office:value="0.15509">
            <text:p>0.15509</text:p>
          </table:table-cell>
          <table:table-cell table:formula="of:=[.Z13]*1000000" office:value-type="float" office:value="6.1843">
            <text:p>6.1843</text:p>
          </table:table-cell>
          <table:table-cell table:formula="of:=[.AA13]*1000000" office:value-type="float" office:value="0">
            <text:p>0</text:p>
          </table:table-cell>
          <table:table-cell table:formula="of:=[.AB13]*1000000" office:value-type="float" office:value="12.547">
            <text:p>12.547</text:p>
          </table:table-cell>
          <table:table-cell table:formula="of:=[.AC13]*1000000" office:value-type="float" office:value="0.000000001335">
            <text:p>1.335E-009</text:p>
          </table:table-cell>
          <table:table-cell office:value-type="float" office:value="0.0013925">
            <text:p>0.0013925</text:p>
          </table:table-cell>
          <table:table-cell table:style-name="ce1" office:value-type="string">
            <text:p>7.1126e-07</text:p>
          </table:table-cell>
          <table:table-cell table:style-name="ce1" office:value-type="string">
            <text:p>1.5501e-07</text:p>
          </table:table-cell>
          <table:table-cell table:style-name="ce1" office:value-type="string">
            <text:p>6.1722e-06</text:p>
          </table:table-cell>
          <table:table-cell table:style-name="ce1" office:value-type="string">
            <text:p>1.6811e-09</text:p>
          </table:table-cell>
          <table:table-cell table:style-name="ce1" office:value-type="string">
            <text:p>1.2548e-05</text:p>
          </table:table-cell>
          <table:table-cell table:style-name="ce1" office:value-type="string">
            <text:p>1.335e-15</text:p>
          </table:table-cell>
          <table:table-cell office:value-type="float" office:value="0.0013925">
            <text:p>0.0013925</text:p>
          </table:table-cell>
          <table:table-cell table:style-name="ce1" office:value-type="string">
            <text:p>7.1154e-07</text:p>
          </table:table-cell>
          <table:table-cell table:style-name="ce1" office:value-type="string">
            <text:p>1.5509e-07</text:p>
          </table:table-cell>
          <table:table-cell table:style-name="ce1" office:value-type="string">
            <text:p>6.1843e-06</text:p>
          </table:table-cell>
          <table:table-cell office:value-type="float" office:value="0">
            <text:p>0</text:p>
          </table:table-cell>
          <table:table-cell table:style-name="ce1" office:value-type="string">
            <text:p>1.2547e-05</text:p>
          </table:table-cell>
          <table:table-cell table:style-name="ce1" office:value-type="string">
            <text:p>1.335e-15</text:p>
          </table:table-cell>
        </table:table-row>
        <table:table-row table:style-name="ro2">
          <table:table-cell office:value-type="float" office:value="120.7017">
            <text:p>120.7017</text:p>
          </table:table-cell>
          <table:table-cell table:formula="of:=[.P14]*1000000" office:value-type="float" office:value="1383">
            <text:p>1383</text:p>
          </table:table-cell>
          <table:table-cell table:formula="of:=[.Q14]*1000000" office:value-type="float" office:value="1.8996">
            <text:p>1.8996</text:p>
          </table:table-cell>
          <table:table-cell table:formula="of:=[.R14]*1000000" office:value-type="float" office:value="0.36313">
            <text:p>0.36313</text:p>
          </table:table-cell>
          <table:table-cell table:formula="of:=[.S14]*1000000" office:value-type="float" office:value="9.7647">
            <text:p>9.7647</text:p>
          </table:table-cell>
          <table:table-cell table:formula="of:=[.T14]*1000000" office:value-type="float" office:value="0.0023535">
            <text:p>0.0023535</text:p>
          </table:table-cell>
          <table:table-cell table:formula="of:=[.U14]*1000000" office:value-type="float" office:value="10.977">
            <text:p>10.977</text:p>
          </table:table-cell>
          <table:table-cell table:formula="of:=[.V14]*1000000" office:value-type="float" office:value="0.0000000011922">
            <text:p>1.1922E-009</text:p>
          </table:table-cell>
          <table:table-cell table:formula="of:=[.W14]*1000000" office:value-type="float" office:value="1383">
            <text:p>1383</text:p>
          </table:table-cell>
          <table:table-cell table:formula="of:=[.X14]*1000000" office:value-type="float" office:value="1.9005">
            <text:p>1.9005</text:p>
          </table:table-cell>
          <table:table-cell table:formula="of:=[.Y14]*1000000" office:value-type="float" office:value="0.36331">
            <text:p>0.36331</text:p>
          </table:table-cell>
          <table:table-cell table:formula="of:=[.Z14]*1000000" office:value-type="float" office:value="9.7898">
            <text:p>9.7898</text:p>
          </table:table-cell>
          <table:table-cell table:formula="of:=[.AA14]*1000000" office:value-type="float" office:value="0">
            <text:p>0</text:p>
          </table:table-cell>
          <table:table-cell table:formula="of:=[.AB14]*1000000" office:value-type="float" office:value="10.976">
            <text:p>10.976</text:p>
          </table:table-cell>
          <table:table-cell table:formula="of:=[.AC14]*1000000" office:value-type="float" office:value="0.0000000011922">
            <text:p>1.1922E-009</text:p>
          </table:table-cell>
          <table:table-cell office:value-type="float" office:value="0.001383">
            <text:p>0.001383</text:p>
          </table:table-cell>
          <table:table-cell table:style-name="ce1" office:value-type="string">
            <text:p>1.8996e-06</text:p>
          </table:table-cell>
          <table:table-cell table:style-name="ce1" office:value-type="string">
            <text:p>3.6313e-07</text:p>
          </table:table-cell>
          <table:table-cell table:style-name="ce1" office:value-type="string">
            <text:p>9.7647e-06</text:p>
          </table:table-cell>
          <table:table-cell table:style-name="ce1" office:value-type="string">
            <text:p>2.3535e-09</text:p>
          </table:table-cell>
          <table:table-cell table:style-name="ce1" office:value-type="string">
            <text:p>1.0977e-05</text:p>
          </table:table-cell>
          <table:table-cell table:style-name="ce1" office:value-type="string">
            <text:p>1.1922e-15</text:p>
          </table:table-cell>
          <table:table-cell office:value-type="float" office:value="0.001383">
            <text:p>0.001383</text:p>
          </table:table-cell>
          <table:table-cell table:style-name="ce1" office:value-type="string">
            <text:p>1.9005e-06</text:p>
          </table:table-cell>
          <table:table-cell table:style-name="ce1" office:value-type="string">
            <text:p>3.6331e-07</text:p>
          </table:table-cell>
          <table:table-cell table:style-name="ce1" office:value-type="string">
            <text:p>9.7898e-06</text:p>
          </table:table-cell>
          <table:table-cell office:value-type="float" office:value="0">
            <text:p>0</text:p>
          </table:table-cell>
          <table:table-cell table:style-name="ce1" office:value-type="string">
            <text:p>1.0976e-05</text:p>
          </table:table-cell>
          <table:table-cell table:style-name="ce1" office:value-type="string">
            <text:p>1.1922e-15</text:p>
          </table:table-cell>
        </table:table-row>
        <table:table-row table:style-name="ro2">
          <table:table-cell office:value-type="float" office:value="130.7017">
            <text:p>130.7017</text:p>
          </table:table-cell>
          <table:table-cell table:formula="of:=[.P15]*1000000" office:value-type="float" office:value="1362">
            <text:p>1362</text:p>
          </table:table-cell>
          <table:table-cell table:formula="of:=[.Q15]*1000000" office:value-type="float" office:value="6.056">
            <text:p>6.056</text:p>
          </table:table-cell>
          <table:table-cell table:formula="of:=[.R15]*1000000" office:value-type="float" office:value="0.99263">
            <text:p>0.99263</text:p>
          </table:table-cell>
          <table:table-cell table:formula="of:=[.S15]*1000000" office:value-type="float" office:value="13.226">
            <text:p>13.226</text:p>
          </table:table-cell>
          <table:table-cell table:formula="of:=[.T15]*1000000" office:value-type="float" office:value="0.0031228">
            <text:p>0.0031228</text:p>
          </table:table-cell>
          <table:table-cell table:formula="of:=[.U15]*1000000" office:value-type="float" office:value="8.8213">
            <text:p>8.8213</text:p>
          </table:table-cell>
          <table:table-cell table:formula="of:=[.V15]*1000000" office:value-type="float" office:value="0.0000000010096">
            <text:p>0.000000001</text:p>
          </table:table-cell>
          <table:table-cell table:formula="of:=[.W15]*1000000" office:value-type="float" office:value="1362">
            <text:p>1362</text:p>
          </table:table-cell>
          <table:table-cell table:formula="of:=[.X15]*1000000" office:value-type="float" office:value="6.0591">
            <text:p>6.0591</text:p>
          </table:table-cell>
          <table:table-cell table:formula="of:=[.Y15]*1000000" office:value-type="float" office:value="0.99316">
            <text:p>0.99316</text:p>
          </table:table-cell>
          <table:table-cell table:formula="of:=[.Z15]*1000000" office:value-type="float" office:value="13.272">
            <text:p>13.272</text:p>
          </table:table-cell>
          <table:table-cell table:formula="of:=[.AA15]*1000000" office:value-type="float" office:value="0">
            <text:p>0</text:p>
          </table:table-cell>
          <table:table-cell table:formula="of:=[.AB15]*1000000" office:value-type="float" office:value="8.8202">
            <text:p>8.8202</text:p>
          </table:table-cell>
          <table:table-cell table:formula="of:=[.AC15]*1000000" office:value-type="float" office:value="0.0000000010095">
            <text:p>0.000000001</text:p>
          </table:table-cell>
          <table:table-cell office:value-type="float" office:value="0.001362">
            <text:p>0.001362</text:p>
          </table:table-cell>
          <table:table-cell table:style-name="ce1" office:value-type="string">
            <text:p>6.056e-06</text:p>
          </table:table-cell>
          <table:table-cell table:style-name="ce1" office:value-type="string">
            <text:p>9.9263e-07</text:p>
          </table:table-cell>
          <table:table-cell table:style-name="ce1" office:value-type="string">
            <text:p>1.3226e-05</text:p>
          </table:table-cell>
          <table:table-cell table:style-name="ce1" office:value-type="string">
            <text:p>3.1228e-09</text:p>
          </table:table-cell>
          <table:table-cell table:style-name="ce1" office:value-type="string">
            <text:p>8.8213e-06</text:p>
          </table:table-cell>
          <table:table-cell table:style-name="ce1" office:value-type="string">
            <text:p>1.0096e-15</text:p>
          </table:table-cell>
          <table:table-cell office:value-type="float" office:value="0.001362">
            <text:p>0.001362</text:p>
          </table:table-cell>
          <table:table-cell table:style-name="ce1" office:value-type="string">
            <text:p>6.0591e-06</text:p>
          </table:table-cell>
          <table:table-cell table:style-name="ce1" office:value-type="string">
            <text:p>9.9316e-07</text:p>
          </table:table-cell>
          <table:table-cell table:style-name="ce1" office:value-type="string">
            <text:p>1.3272e-05</text:p>
          </table:table-cell>
          <table:table-cell office:value-type="float" office:value="0">
            <text:p>0</text:p>
          </table:table-cell>
          <table:table-cell table:style-name="ce1" office:value-type="string">
            <text:p>8.8202e-06</text:p>
          </table:table-cell>
          <table:table-cell table:style-name="ce1" office:value-type="string">
            <text:p>1.0095e-15</text:p>
          </table:table-cell>
        </table:table-row>
        <table:table-row table:style-name="ro2">
          <table:table-cell office:value-type="float" office:value="140.7017">
            <text:p>140.7017</text:p>
          </table:table-cell>
          <table:table-cell table:formula="of:=[.P16]*1000000" office:value-type="float" office:value="1327">
            <text:p>1327</text:p>
          </table:table-cell>
          <table:table-cell table:formula="of:=[.Q16]*1000000" office:value-type="float" office:value="17.779">
            <text:p>17.779</text:p>
          </table:table-cell>
          <table:table-cell table:formula="of:=[.R16]*1000000" office:value-type="float" office:value="2.968">
            <text:p>2.968</text:p>
          </table:table-cell>
          <table:table-cell table:formula="of:=[.S16]*1000000" office:value-type="float" office:value="16.164">
            <text:p>16.164</text:p>
          </table:table-cell>
          <table:table-cell table:formula="of:=[.T16]*1000000" office:value-type="float" office:value="0.0039668">
            <text:p>0.0039668</text:p>
          </table:table-cell>
          <table:table-cell table:formula="of:=[.U16]*1000000" office:value-type="float" office:value="6.4012">
            <text:p>6.4012</text:p>
          </table:table-cell>
          <table:table-cell table:formula="of:=[.V16]*1000000" office:value-type="float" office:value="0.00000000078206">
            <text:p>7.8206E-010</text:p>
          </table:table-cell>
          <table:table-cell table:formula="of:=[.W16]*1000000" office:value-type="float" office:value="1327">
            <text:p>1327</text:p>
          </table:table-cell>
          <table:table-cell table:formula="of:=[.X16]*1000000" office:value-type="float" office:value="17.787">
            <text:p>17.787</text:p>
          </table:table-cell>
          <table:table-cell table:formula="of:=[.Y16]*1000000" office:value-type="float" office:value="2.9695">
            <text:p>2.9695</text:p>
          </table:table-cell>
          <table:table-cell table:formula="of:=[.Z16]*1000000" office:value-type="float" office:value="16.241">
            <text:p>16.241</text:p>
          </table:table-cell>
          <table:table-cell table:formula="of:=[.AA16]*1000000" office:value-type="float" office:value="0">
            <text:p>0</text:p>
          </table:table-cell>
          <table:table-cell table:formula="of:=[.AB16]*1000000" office:value-type="float" office:value="6.4002">
            <text:p>6.4002</text:p>
          </table:table-cell>
          <table:table-cell table:formula="of:=[.AC16]*1000000" office:value-type="float" office:value="0.00000000078196">
            <text:p>7.8196E-010</text:p>
          </table:table-cell>
          <table:table-cell office:value-type="float" office:value="0.001327">
            <text:p>0.001327</text:p>
          </table:table-cell>
          <table:table-cell table:style-name="ce1" office:value-type="string">
            <text:p>1.7779e-05</text:p>
          </table:table-cell>
          <table:table-cell table:style-name="ce1" office:value-type="string">
            <text:p>2.968e-06</text:p>
          </table:table-cell>
          <table:table-cell table:style-name="ce1" office:value-type="string">
            <text:p>1.6164e-05</text:p>
          </table:table-cell>
          <table:table-cell table:style-name="ce1" office:value-type="string">
            <text:p>3.9668e-09</text:p>
          </table:table-cell>
          <table:table-cell table:style-name="ce1" office:value-type="string">
            <text:p>6.4012e-06</text:p>
          </table:table-cell>
          <table:table-cell table:style-name="ce1" office:value-type="string">
            <text:p>7.8206e-16</text:p>
          </table:table-cell>
          <table:table-cell office:value-type="float" office:value="0.001327">
            <text:p>0.001327</text:p>
          </table:table-cell>
          <table:table-cell table:style-name="ce1" office:value-type="string">
            <text:p>1.7787e-05</text:p>
          </table:table-cell>
          <table:table-cell table:style-name="ce1" office:value-type="string">
            <text:p>2.9695e-06</text:p>
          </table:table-cell>
          <table:table-cell table:style-name="ce1" office:value-type="string">
            <text:p>1.6241e-05</text:p>
          </table:table-cell>
          <table:table-cell office:value-type="float" office:value="0">
            <text:p>0</text:p>
          </table:table-cell>
          <table:table-cell table:style-name="ce1" office:value-type="string">
            <text:p>6.4002e-06</text:p>
          </table:table-cell>
          <table:table-cell table:style-name="ce1" office:value-type="string">
            <text:p>7.8196e-16</text:p>
          </table:table-cell>
        </table:table-row>
        <table:table-row table:style-name="ro2">
          <table:table-cell office:value-type="float" office:value="150.7017">
            <text:p>150.7017</text:p>
          </table:table-cell>
          <table:table-cell table:formula="of:=[.P17]*1000000" office:value-type="float" office:value="1281.6">
            <text:p>1281.6</text:p>
          </table:table-cell>
          <table:table-cell table:formula="of:=[.Q17]*1000000" office:value-type="float" office:value="39.239">
            <text:p>39.239</text:p>
          </table:table-cell>
          <table:table-cell table:formula="of:=[.R17]*1000000" office:value-type="float" office:value="7.8548">
            <text:p>7.8548</text:p>
          </table:table-cell>
          <table:table-cell table:formula="of:=[.S17]*1000000" office:value-type="float" office:value="18.265">
            <text:p>18.265</text:p>
          </table:table-cell>
          <table:table-cell table:formula="of:=[.T17]*1000000" office:value-type="float" office:value="0.0048538">
            <text:p>0.0048538</text:p>
          </table:table-cell>
          <table:table-cell table:formula="of:=[.U17]*1000000" office:value-type="float" office:value="4.3696">
            <text:p>4.3696</text:p>
          </table:table-cell>
          <table:table-cell table:formula="of:=[.V17]*1000000" office:value-type="float" office:value="0.0000000005577">
            <text:p>5.577E-010</text:p>
          </table:table-cell>
          <table:table-cell table:formula="of:=[.W17]*1000000" office:value-type="float" office:value="1281.6">
            <text:p>1281.6</text:p>
          </table:table-cell>
          <table:table-cell table:formula="of:=[.X17]*1000000" office:value-type="float" office:value="39.25">
            <text:p>39.25</text:p>
          </table:table-cell>
          <table:table-cell table:formula="of:=[.Y17]*1000000" office:value-type="float" office:value="7.8579">
            <text:p>7.8579</text:p>
          </table:table-cell>
          <table:table-cell table:formula="of:=[.Z17]*1000000" office:value-type="float" office:value="18.385">
            <text:p>18.385</text:p>
          </table:table-cell>
          <table:table-cell table:formula="of:=[.AA17]*1000000" office:value-type="float" office:value="0">
            <text:p>0</text:p>
          </table:table-cell>
          <table:table-cell table:formula="of:=[.AB17]*1000000" office:value-type="float" office:value="4.3689">
            <text:p>4.3689</text:p>
          </table:table-cell>
          <table:table-cell table:formula="of:=[.AC17]*1000000" office:value-type="float" office:value="0.00000000055762">
            <text:p>5.5762E-010</text:p>
          </table:table-cell>
          <table:table-cell office:value-type="float" office:value="0.0012816">
            <text:p>0.0012816</text:p>
          </table:table-cell>
          <table:table-cell table:style-name="ce1" office:value-type="string">
            <text:p>3.9239e-05</text:p>
          </table:table-cell>
          <table:table-cell table:style-name="ce1" office:value-type="string">
            <text:p>7.8548e-06</text:p>
          </table:table-cell>
          <table:table-cell table:style-name="ce1" office:value-type="string">
            <text:p>1.8265e-05</text:p>
          </table:table-cell>
          <table:table-cell table:style-name="ce1" office:value-type="string">
            <text:p>4.8538e-09</text:p>
          </table:table-cell>
          <table:table-cell table:style-name="ce1" office:value-type="string">
            <text:p>4.3696e-06</text:p>
          </table:table-cell>
          <table:table-cell table:style-name="ce1" office:value-type="string">
            <text:p>5.577e-16</text:p>
          </table:table-cell>
          <table:table-cell office:value-type="float" office:value="0.0012816">
            <text:p>0.0012816</text:p>
          </table:table-cell>
          <table:table-cell table:style-name="ce1" office:value-type="string">
            <text:p>3.925e-05</text:p>
          </table:table-cell>
          <table:table-cell table:style-name="ce1" office:value-type="string">
            <text:p>7.8579e-06</text:p>
          </table:table-cell>
          <table:table-cell table:style-name="ce1" office:value-type="string">
            <text:p>1.8385e-05</text:p>
          </table:table-cell>
          <table:table-cell office:value-type="float" office:value="0">
            <text:p>0</text:p>
          </table:table-cell>
          <table:table-cell table:style-name="ce1" office:value-type="string">
            <text:p>4.3689e-06</text:p>
          </table:table-cell>
          <table:table-cell table:style-name="ce1" office:value-type="string">
            <text:p>5.5762e-16</text:p>
          </table:table-cell>
        </table:table-row>
        <table:table-row table:style-name="ro2">
          <table:table-cell office:value-type="float" office:value="160.7017">
            <text:p>160.7017</text:p>
          </table:table-cell>
          <table:table-cell table:formula="of:=[.P18]*1000000" office:value-type="float" office:value="1230.9">
            <text:p>1230.9</text:p>
          </table:table-cell>
          <table:table-cell table:formula="of:=[.Q18]*1000000" office:value-type="float" office:value="67.627">
            <text:p>67.627</text:p>
          </table:table-cell>
          <table:table-cell table:formula="of:=[.R18]*1000000" office:value-type="float" office:value="16.983">
            <text:p>16.983</text:p>
          </table:table-cell>
          <table:table-cell table:formula="of:=[.S18]*1000000" office:value-type="float" office:value="19.273">
            <text:p>19.273</text:p>
          </table:table-cell>
          <table:table-cell table:formula="of:=[.T18]*1000000" office:value-type="float" office:value="0.0057937">
            <text:p>0.0057937</text:p>
          </table:table-cell>
          <table:table-cell table:formula="of:=[.U18]*1000000" office:value-type="float" office:value="3.1413">
            <text:p>3.1413</text:p>
          </table:table-cell>
          <table:table-cell table:formula="of:=[.V18]*1000000" office:value-type="float" office:value="0.00000000037925">
            <text:p>3.7925E-010</text:p>
          </table:table-cell>
          <table:table-cell table:formula="of:=[.W18]*1000000" office:value-type="float" office:value="1230.9">
            <text:p>1230.9</text:p>
          </table:table-cell>
          <table:table-cell table:formula="of:=[.X18]*1000000" office:value-type="float" office:value="67.64">
            <text:p>67.64</text:p>
          </table:table-cell>
          <table:table-cell table:formula="of:=[.Y18]*1000000" office:value-type="float" office:value="16.988">
            <text:p>16.988</text:p>
          </table:table-cell>
          <table:table-cell table:formula="of:=[.Z18]*1000000" office:value-type="float" office:value="19.445">
            <text:p>19.445</text:p>
          </table:table-cell>
          <table:table-cell table:formula="of:=[.AA18]*1000000" office:value-type="float" office:value="0">
            <text:p>0</text:p>
          </table:table-cell>
          <table:table-cell table:formula="of:=[.AB18]*1000000" office:value-type="float" office:value="3.141">
            <text:p>3.141</text:p>
          </table:table-cell>
          <table:table-cell table:formula="of:=[.AC18]*1000000" office:value-type="float" office:value="0.00000000037918">
            <text:p>3.7918E-010</text:p>
          </table:table-cell>
          <table:table-cell office:value-type="float" office:value="0.0012309">
            <text:p>0.0012309</text:p>
          </table:table-cell>
          <table:table-cell table:style-name="ce1" office:value-type="string">
            <text:p>6.7627e-05</text:p>
          </table:table-cell>
          <table:table-cell table:style-name="ce1" office:value-type="string">
            <text:p>1.6983e-05</text:p>
          </table:table-cell>
          <table:table-cell table:style-name="ce1" office:value-type="string">
            <text:p>1.9273e-05</text:p>
          </table:table-cell>
          <table:table-cell table:style-name="ce1" office:value-type="string">
            <text:p>5.7937e-09</text:p>
          </table:table-cell>
          <table:table-cell table:style-name="ce1" office:value-type="string">
            <text:p>3.1413e-06</text:p>
          </table:table-cell>
          <table:table-cell table:style-name="ce1" office:value-type="string">
            <text:p>3.7925e-16</text:p>
          </table:table-cell>
          <table:table-cell office:value-type="float" office:value="0.0012309">
            <text:p>0.0012309</text:p>
          </table:table-cell>
          <table:table-cell table:style-name="ce1" office:value-type="string">
            <text:p>6.764e-05</text:p>
          </table:table-cell>
          <table:table-cell table:style-name="ce1" office:value-type="string">
            <text:p>1.6988e-05</text:p>
          </table:table-cell>
          <table:table-cell table:style-name="ce1" office:value-type="string">
            <text:p>1.9445e-05</text:p>
          </table:table-cell>
          <table:table-cell office:value-type="float" office:value="0">
            <text:p>0</text:p>
          </table:table-cell>
          <table:table-cell table:style-name="ce1" office:value-type="string">
            <text:p>3.141e-06</text:p>
          </table:table-cell>
          <table:table-cell table:style-name="ce1" office:value-type="string">
            <text:p>3.7918e-16</text:p>
          </table:table-cell>
        </table:table-row>
        <table:table-row table:style-name="ro2">
          <table:table-cell office:value-type="float" office:value="170.7017">
            <text:p>170.7017</text:p>
          </table:table-cell>
          <table:table-cell table:formula="of:=[.P19]*1000000" office:value-type="float" office:value="1179.3">
            <text:p>1179.3</text:p>
          </table:table-cell>
          <table:table-cell table:formula="of:=[.Q19]*1000000" office:value-type="float" office:value="98.512">
            <text:p>98.512</text:p>
          </table:table-cell>
          <table:table-cell table:formula="of:=[.R19]*1000000" office:value-type="float" office:value="30.865">
            <text:p>30.865</text:p>
          </table:table-cell>
          <table:table-cell table:formula="of:=[.S19]*1000000" office:value-type="float" office:value="19.608">
            <text:p>19.608</text:p>
          </table:table-cell>
          <table:table-cell table:formula="of:=[.T19]*1000000" office:value-type="float" office:value="0.0067668">
            <text:p>0.0067668</text:p>
          </table:table-cell>
          <table:table-cell table:formula="of:=[.U19]*1000000" office:value-type="float" office:value="2.435">
            <text:p>2.435</text:p>
          </table:table-cell>
          <table:table-cell table:formula="of:=[.V19]*1000000" office:value-type="float" office:value="0.00000000025988">
            <text:p>2.5988E-010</text:p>
          </table:table-cell>
          <table:table-cell table:formula="of:=[.W19]*1000000" office:value-type="float" office:value="1179.3">
            <text:p>1179.3</text:p>
          </table:table-cell>
          <table:table-cell table:formula="of:=[.X19]*1000000" office:value-type="float" office:value="98.525">
            <text:p>98.525</text:p>
          </table:table-cell>
          <table:table-cell table:formula="of:=[.Y19]*1000000" office:value-type="float" office:value="30.873">
            <text:p>30.873</text:p>
          </table:table-cell>
          <table:table-cell table:formula="of:=[.Z19]*1000000" office:value-type="float" office:value="19.842">
            <text:p>19.842</text:p>
          </table:table-cell>
          <table:table-cell table:formula="of:=[.AA19]*1000000" office:value-type="float" office:value="0">
            <text:p>0</text:p>
          </table:table-cell>
          <table:table-cell table:formula="of:=[.AB19]*1000000" office:value-type="float" office:value="2.4348">
            <text:p>2.4348</text:p>
          </table:table-cell>
          <table:table-cell table:formula="of:=[.AC19]*1000000" office:value-type="float" office:value="0.00000000025984">
            <text:p>2.5984E-010</text:p>
          </table:table-cell>
          <table:table-cell office:value-type="float" office:value="0.0011793">
            <text:p>0.0011793</text:p>
          </table:table-cell>
          <table:table-cell table:style-name="ce1" office:value-type="string">
            <text:p>9.8512e-05</text:p>
          </table:table-cell>
          <table:table-cell table:style-name="ce1" office:value-type="string">
            <text:p>3.0865e-05</text:p>
          </table:table-cell>
          <table:table-cell table:style-name="ce1" office:value-type="string">
            <text:p>1.9608e-05</text:p>
          </table:table-cell>
          <table:table-cell table:style-name="ce1" office:value-type="string">
            <text:p>6.7668e-09</text:p>
          </table:table-cell>
          <table:table-cell table:style-name="ce1" office:value-type="string">
            <text:p>2.435e-06</text:p>
          </table:table-cell>
          <table:table-cell table:style-name="ce1" office:value-type="string">
            <text:p>2.5988e-16</text:p>
          </table:table-cell>
          <table:table-cell office:value-type="float" office:value="0.0011793">
            <text:p>0.0011793</text:p>
          </table:table-cell>
          <table:table-cell table:style-name="ce1" office:value-type="string">
            <text:p>9.8525e-05</text:p>
          </table:table-cell>
          <table:table-cell table:style-name="ce1" office:value-type="string">
            <text:p>3.0873e-05</text:p>
          </table:table-cell>
          <table:table-cell table:style-name="ce1" office:value-type="string">
            <text:p>1.9842e-05</text:p>
          </table:table-cell>
          <table:table-cell office:value-type="float" office:value="0">
            <text:p>0</text:p>
          </table:table-cell>
          <table:table-cell table:style-name="ce1" office:value-type="string">
            <text:p>2.4348e-06</text:p>
          </table:table-cell>
          <table:table-cell table:style-name="ce1" office:value-type="string">
            <text:p>2.5984e-16</text:p>
          </table:table-cell>
        </table:table-row>
        <table:table-row table:style-name="ro2">
          <table:table-cell office:value-type="float" office:value="180.7017">
            <text:p>180.7017</text:p>
          </table:table-cell>
          <table:table-cell table:formula="of:=[.P20]*1000000" office:value-type="float" office:value="1130.1">
            <text:p>1130.1</text:p>
          </table:table-cell>
          <table:table-cell table:formula="of:=[.Q20]*1000000" office:value-type="float" office:value="127.88">
            <text:p>127.88</text:p>
          </table:table-cell>
          <table:table-cell table:formula="of:=[.R20]*1000000" office:value-type="float" office:value="49.217">
            <text:p>49.217</text:p>
          </table:table-cell>
          <table:table-cell table:formula="of:=[.S20]*1000000" office:value-type="float" office:value="19.779">
            <text:p>19.779</text:p>
          </table:table-cell>
          <table:table-cell table:formula="of:=[.T20]*1000000" office:value-type="float" office:value="0.0077098">
            <text:p>0.0077098</text:p>
          </table:table-cell>
          <table:table-cell table:formula="of:=[.U20]*1000000" office:value-type="float" office:value="1.9142">
            <text:p>1.9142</text:p>
          </table:table-cell>
          <table:table-cell table:formula="of:=[.V20]*1000000" office:value-type="float" office:value="0.00000000019623">
            <text:p>1.9623E-010</text:p>
          </table:table-cell>
          <table:table-cell table:formula="of:=[.W20]*1000000" office:value-type="float" office:value="1130.1">
            <text:p>1130.1</text:p>
          </table:table-cell>
          <table:table-cell table:formula="of:=[.X20]*1000000" office:value-type="float" office:value="127.89">
            <text:p>127.89</text:p>
          </table:table-cell>
          <table:table-cell table:formula="of:=[.Y20]*1000000" office:value-type="float" office:value="49.226">
            <text:p>49.226</text:p>
          </table:table-cell>
          <table:table-cell table:formula="of:=[.Z20]*1000000" office:value-type="float" office:value="20.082">
            <text:p>20.082</text:p>
          </table:table-cell>
          <table:table-cell table:formula="of:=[.AA20]*1000000" office:value-type="float" office:value="0">
            <text:p>0</text:p>
          </table:table-cell>
          <table:table-cell table:formula="of:=[.AB20]*1000000" office:value-type="float" office:value="1.914">
            <text:p>1.914</text:p>
          </table:table-cell>
          <table:table-cell table:formula="of:=[.AC20]*1000000" office:value-type="float" office:value="0.00000000019621">
            <text:p>1.9621E-010</text:p>
          </table:table-cell>
          <table:table-cell office:value-type="float" office:value="0.0011301">
            <text:p>0.0011301</text:p>
          </table:table-cell>
          <table:table-cell office:value-type="float" office:value="0.00012788">
            <text:p>0.00012788</text:p>
          </table:table-cell>
          <table:table-cell table:style-name="ce1" office:value-type="string">
            <text:p>4.9217e-05</text:p>
          </table:table-cell>
          <table:table-cell table:style-name="ce1" office:value-type="string">
            <text:p>1.9779e-05</text:p>
          </table:table-cell>
          <table:table-cell table:style-name="ce1" office:value-type="string">
            <text:p>7.7098e-09</text:p>
          </table:table-cell>
          <table:table-cell table:style-name="ce1" office:value-type="string">
            <text:p>1.9142e-06</text:p>
          </table:table-cell>
          <table:table-cell table:style-name="ce1" office:value-type="string">
            <text:p>1.9623e-16</text:p>
          </table:table-cell>
          <table:table-cell office:value-type="float" office:value="0.0011301">
            <text:p>0.0011301</text:p>
          </table:table-cell>
          <table:table-cell office:value-type="float" office:value="0.00012789">
            <text:p>0.00012789</text:p>
          </table:table-cell>
          <table:table-cell table:style-name="ce1" office:value-type="string">
            <text:p>4.9226e-05</text:p>
          </table:table-cell>
          <table:table-cell table:style-name="ce1" office:value-type="string">
            <text:p>2.0082e-05</text:p>
          </table:table-cell>
          <table:table-cell office:value-type="float" office:value="0">
            <text:p>0</text:p>
          </table:table-cell>
          <table:table-cell table:style-name="ce1" office:value-type="string">
            <text:p>1.914e-06</text:p>
          </table:table-cell>
          <table:table-cell table:style-name="ce1" office:value-type="string">
            <text:p>1.9621e-16</text:p>
          </table:table-cell>
        </table:table-row>
        <table:table-row table:style-name="ro2">
          <table:table-cell office:value-type="float" office:value="190.7017">
            <text:p>190.7017</text:p>
          </table:table-cell>
          <table:table-cell table:formula="of:=[.P21]*1000000" office:value-type="float" office:value="1084.6">
            <text:p>1084.6</text:p>
          </table:table-cell>
          <table:table-cell table:formula="of:=[.Q21]*1000000" office:value-type="float" office:value="153.02">
            <text:p>153.02</text:p>
          </table:table-cell>
          <table:table-cell table:formula="of:=[.R21]*1000000" office:value-type="float" office:value="71.197">
            <text:p>71.197</text:p>
          </table:table-cell>
          <table:table-cell table:formula="of:=[.S21]*1000000" office:value-type="float" office:value="19.913">
            <text:p>19.913</text:p>
          </table:table-cell>
          <table:table-cell table:formula="of:=[.T21]*1000000" office:value-type="float" office:value="0.008599">
            <text:p>0.008599</text:p>
          </table:table-cell>
          <table:table-cell table:formula="of:=[.U21]*1000000" office:value-type="float" office:value="1.486">
            <text:p>1.486</text:p>
          </table:table-cell>
          <table:table-cell table:formula="of:=[.V21]*1000000" office:value-type="float" office:value="0.00000000016756">
            <text:p>1.6756E-010</text:p>
          </table:table-cell>
          <table:table-cell table:formula="of:=[.W21]*1000000" office:value-type="float" office:value="1084.6">
            <text:p>1084.6</text:p>
          </table:table-cell>
          <table:table-cell table:formula="of:=[.X21]*1000000" office:value-type="float" office:value="153.03">
            <text:p>153.03</text:p>
          </table:table-cell>
          <table:table-cell table:formula="of:=[.Y21]*1000000" office:value-type="float" office:value="71.208">
            <text:p>71.208</text:p>
          </table:table-cell>
          <table:table-cell table:formula="of:=[.Z21]*1000000" office:value-type="float" office:value="20.293">
            <text:p>20.293</text:p>
          </table:table-cell>
          <table:table-cell table:formula="of:=[.AA21]*1000000" office:value-type="float" office:value="0">
            <text:p>0</text:p>
          </table:table-cell>
          <table:table-cell table:formula="of:=[.AB21]*1000000" office:value-type="float" office:value="1.4859">
            <text:p>1.4859</text:p>
          </table:table-cell>
          <table:table-cell table:formula="of:=[.AC21]*1000000" office:value-type="float" office:value="0.00000000016755">
            <text:p>1.6755E-010</text:p>
          </table:table-cell>
          <table:table-cell office:value-type="float" office:value="0.0010846">
            <text:p>0.0010846</text:p>
          </table:table-cell>
          <table:table-cell office:value-type="float" office:value="0.00015302">
            <text:p>0.00015302</text:p>
          </table:table-cell>
          <table:table-cell table:style-name="ce1" office:value-type="string">
            <text:p>7.1197e-05</text:p>
          </table:table-cell>
          <table:table-cell table:style-name="ce1" office:value-type="string">
            <text:p>1.9913e-05</text:p>
          </table:table-cell>
          <table:table-cell table:style-name="ce1" office:value-type="string">
            <text:p>8.599e-09</text:p>
          </table:table-cell>
          <table:table-cell table:style-name="ce1" office:value-type="string">
            <text:p>1.486e-06</text:p>
          </table:table-cell>
          <table:table-cell table:style-name="ce1" office:value-type="string">
            <text:p>1.6756e-16</text:p>
          </table:table-cell>
          <table:table-cell office:value-type="float" office:value="0.0010846">
            <text:p>0.0010846</text:p>
          </table:table-cell>
          <table:table-cell office:value-type="float" office:value="0.00015303">
            <text:p>0.00015303</text:p>
          </table:table-cell>
          <table:table-cell table:style-name="ce1" office:value-type="string">
            <text:p>7.1208e-05</text:p>
          </table:table-cell>
          <table:table-cell table:style-name="ce1" office:value-type="string">
            <text:p>2.0293e-05</text:p>
          </table:table-cell>
          <table:table-cell office:value-type="float" office:value="0">
            <text:p>0</text:p>
          </table:table-cell>
          <table:table-cell table:style-name="ce1" office:value-type="string">
            <text:p>1.4859e-06</text:p>
          </table:table-cell>
          <table:table-cell table:style-name="ce1" office:value-type="string">
            <text:p>1.6755e-16</text:p>
          </table:table-cell>
        </table:table-row>
        <table:table-row table:style-name="ro2">
          <table:table-cell office:value-type="float" office:value="200.7017">
            <text:p>200.7017</text:p>
          </table:table-cell>
          <table:table-cell table:formula="of:=[.P22]*1000000" office:value-type="float" office:value="1043.2">
            <text:p>1043.2</text:p>
          </table:table-cell>
          <table:table-cell table:formula="of:=[.Q22]*1000000" office:value-type="float" office:value="172.9">
            <text:p>172.9</text:p>
          </table:table-cell>
          <table:table-cell table:formula="of:=[.R22]*1000000" office:value-type="float" office:value="95.742">
            <text:p>95.742</text:p>
          </table:table-cell>
          <table:table-cell table:formula="of:=[.S22]*1000000" office:value-type="float" office:value="20.02">
            <text:p>20.02</text:p>
          </table:table-cell>
          <table:table-cell table:formula="of:=[.T22]*1000000" office:value-type="float" office:value="0.0094382">
            <text:p>0.0094382</text:p>
          </table:table-cell>
          <table:table-cell table:formula="of:=[.U22]*1000000" office:value-type="float" office:value="1.1252">
            <text:p>1.1252</text:p>
          </table:table-cell>
          <table:table-cell table:formula="of:=[.V22]*1000000" office:value-type="float" office:value="0.00000000015366">
            <text:p>1.5366E-010</text:p>
          </table:table-cell>
          <table:table-cell table:formula="of:=[.W22]*1000000" office:value-type="float" office:value="1043.1">
            <text:p>1043.1</text:p>
          </table:table-cell>
          <table:table-cell table:formula="of:=[.X22]*1000000" office:value-type="float" office:value="172.91">
            <text:p>172.91</text:p>
          </table:table-cell>
          <table:table-cell table:formula="of:=[.Y22]*1000000" office:value-type="float" office:value="95.754">
            <text:p>95.754</text:p>
          </table:table-cell>
          <table:table-cell table:formula="of:=[.Z22]*1000000" office:value-type="float" office:value="20.482">
            <text:p>20.482</text:p>
          </table:table-cell>
          <table:table-cell table:formula="of:=[.AA22]*1000000" office:value-type="float" office:value="0">
            <text:p>0</text:p>
          </table:table-cell>
          <table:table-cell table:formula="of:=[.AB22]*1000000" office:value-type="float" office:value="1.125">
            <text:p>1.125</text:p>
          </table:table-cell>
          <table:table-cell table:formula="of:=[.AC22]*1000000" office:value-type="float" office:value="0.00000000015366">
            <text:p>1.5366E-010</text:p>
          </table:table-cell>
          <table:table-cell office:value-type="float" office:value="0.0010432">
            <text:p>0.0010432</text:p>
          </table:table-cell>
          <table:table-cell office:value-type="float" office:value="0.0001729">
            <text:p>0.0001729</text:p>
          </table:table-cell>
          <table:table-cell table:style-name="ce1" office:value-type="string">
            <text:p>9.5742e-05</text:p>
          </table:table-cell>
          <table:table-cell table:style-name="ce1" office:value-type="string">
            <text:p>2.002e-05</text:p>
          </table:table-cell>
          <table:table-cell table:style-name="ce1" office:value-type="string">
            <text:p>9.4382e-09</text:p>
          </table:table-cell>
          <table:table-cell table:style-name="ce1" office:value-type="string">
            <text:p>1.1252e-06</text:p>
          </table:table-cell>
          <table:table-cell table:style-name="ce1" office:value-type="string">
            <text:p>1.5366e-16</text:p>
          </table:table-cell>
          <table:table-cell office:value-type="float" office:value="0.0010431">
            <text:p>0.0010431</text:p>
          </table:table-cell>
          <table:table-cell office:value-type="float" office:value="0.00017291">
            <text:p>0.00017291</text:p>
          </table:table-cell>
          <table:table-cell table:style-name="ce1" office:value-type="string">
            <text:p>9.5754e-05</text:p>
          </table:table-cell>
          <table:table-cell table:style-name="ce1" office:value-type="string">
            <text:p>2.0482e-05</text:p>
          </table:table-cell>
          <table:table-cell office:value-type="float" office:value="0">
            <text:p>0</text:p>
          </table:table-cell>
          <table:table-cell table:style-name="ce1" office:value-type="string">
            <text:p>1.125e-06</text:p>
          </table:table-cell>
          <table:table-cell table:style-name="ce1" office:value-type="string">
            <text:p>1.5366e-16</text:p>
          </table:table-cell>
        </table:table-row>
        <table:table-row table:style-name="ro2">
          <table:table-cell office:value-type="float" office:value="210.7017">
            <text:p>210.7017</text:p>
          </table:table-cell>
          <table:table-cell table:formula="of:=[.P23]*1000000" office:value-type="float" office:value="1005.7">
            <text:p>1005.7</text:p>
          </table:table-cell>
          <table:table-cell table:formula="of:=[.Q23]*1000000" office:value-type="float" office:value="187.7">
            <text:p>187.7</text:p>
          </table:table-cell>
          <table:table-cell table:formula="of:=[.R23]*1000000" office:value-type="float" office:value="121.84">
            <text:p>121.84</text:p>
          </table:table-cell>
          <table:table-cell table:formula="of:=[.S23]*1000000" office:value-type="float" office:value="20.097">
            <text:p>20.097</text:p>
          </table:table-cell>
          <table:table-cell table:formula="of:=[.T23]*1000000" office:value-type="float" office:value="0.010233">
            <text:p>0.010233</text:p>
          </table:table-cell>
          <table:table-cell table:formula="of:=[.U23]*1000000" office:value-type="float" office:value="0.82103">
            <text:p>0.82103</text:p>
          </table:table-cell>
          <table:table-cell table:formula="of:=[.V23]*1000000" office:value-type="float" office:value="0.0000000001452">
            <text:p>1.452E-010</text:p>
          </table:table-cell>
          <table:table-cell table:formula="of:=[.W23]*1000000" office:value-type="float" office:value="1005.7">
            <text:p>1005.7</text:p>
          </table:table-cell>
          <table:table-cell table:formula="of:=[.X23]*1000000" office:value-type="float" office:value="187.7">
            <text:p>187.7</text:p>
          </table:table-cell>
          <table:table-cell table:formula="of:=[.Y23]*1000000" office:value-type="float" office:value="121.85">
            <text:p>121.85</text:p>
          </table:table-cell>
          <table:table-cell table:formula="of:=[.Z23]*1000000" office:value-type="float" office:value="20.647">
            <text:p>20.647</text:p>
          </table:table-cell>
          <table:table-cell table:formula="of:=[.AA23]*1000000" office:value-type="float" office:value="0">
            <text:p>0</text:p>
          </table:table-cell>
          <table:table-cell table:formula="of:=[.AB23]*1000000" office:value-type="float" office:value="0.82091">
            <text:p>0.82091</text:p>
          </table:table-cell>
          <table:table-cell table:formula="of:=[.AC23]*1000000" office:value-type="float" office:value="0.0000000001452">
            <text:p>1.452E-010</text:p>
          </table:table-cell>
          <table:table-cell office:value-type="float" office:value="0.0010057">
            <text:p>0.0010057</text:p>
          </table:table-cell>
          <table:table-cell office:value-type="float" office:value="0.0001877">
            <text:p>0.0001877</text:p>
          </table:table-cell>
          <table:table-cell office:value-type="float" office:value="0.00012184">
            <text:p>0.00012184</text:p>
          </table:table-cell>
          <table:table-cell table:style-name="ce1" office:value-type="string">
            <text:p>2.0097e-05</text:p>
          </table:table-cell>
          <table:table-cell table:style-name="ce1" office:value-type="string">
            <text:p>1.0233e-08</text:p>
          </table:table-cell>
          <table:table-cell table:style-name="ce1" office:value-type="string">
            <text:p>8.2103e-07</text:p>
          </table:table-cell>
          <table:table-cell table:style-name="ce1" office:value-type="string">
            <text:p>1.452e-16</text:p>
          </table:table-cell>
          <table:table-cell office:value-type="float" office:value="0.0010057">
            <text:p>0.0010057</text:p>
          </table:table-cell>
          <table:table-cell office:value-type="float" office:value="0.0001877">
            <text:p>0.0001877</text:p>
          </table:table-cell>
          <table:table-cell office:value-type="float" office:value="0.00012185">
            <text:p>0.00012185</text:p>
          </table:table-cell>
          <table:table-cell table:style-name="ce1" office:value-type="string">
            <text:p>2.0647e-05</text:p>
          </table:table-cell>
          <table:table-cell office:value-type="float" office:value="0">
            <text:p>0</text:p>
          </table:table-cell>
          <table:table-cell table:style-name="ce1" office:value-type="string">
            <text:p>8.2091e-07</text:p>
          </table:table-cell>
          <table:table-cell table:style-name="ce1" office:value-type="string">
            <text:p>1.452e-16</text:p>
          </table:table-cell>
        </table:table-row>
        <table:table-row table:style-name="ro2">
          <table:table-cell office:value-type="float" office:value="220.7017">
            <text:p>220.7017</text:p>
          </table:table-cell>
          <table:table-cell table:formula="of:=[.P24]*1000000" office:value-type="float" office:value="971.87">
            <text:p>971.87</text:p>
          </table:table-cell>
          <table:table-cell table:formula="of:=[.Q24]*1000000" office:value-type="float" office:value="198.14">
            <text:p>198.14</text:p>
          </table:table-cell>
          <table:table-cell table:formula="of:=[.R24]*1000000" office:value-type="float" office:value="148.67">
            <text:p>148.67</text:p>
          </table:table-cell>
          <table:table-cell table:formula="of:=[.S24]*1000000" office:value-type="float" office:value="20.138">
            <text:p>20.138</text:p>
          </table:table-cell>
          <table:table-cell table:formula="of:=[.T24]*1000000" office:value-type="float" office:value="0.01099">
            <text:p>0.01099</text:p>
          </table:table-cell>
          <table:table-cell table:formula="of:=[.U24]*1000000" office:value-type="float" office:value="0.5703">
            <text:p>0.5703</text:p>
          </table:table-cell>
          <table:table-cell table:formula="of:=[.V24]*1000000" office:value-type="float" office:value="0.000000000139">
            <text:p>1.39E-010</text:p>
          </table:table-cell>
          <table:table-cell table:formula="of:=[.W24]*1000000" office:value-type="float" office:value="971.86">
            <text:p>971.86</text:p>
          </table:table-cell>
          <table:table-cell table:formula="of:=[.X24]*1000000" office:value-type="float" office:value="198.14">
            <text:p>198.14</text:p>
          </table:table-cell>
          <table:table-cell table:formula="of:=[.Y24]*1000000" office:value-type="float" office:value="148.69">
            <text:p>148.69</text:p>
          </table:table-cell>
          <table:table-cell table:formula="of:=[.Z24]*1000000" office:value-type="float" office:value="20.782">
            <text:p>20.782</text:p>
          </table:table-cell>
          <table:table-cell table:formula="of:=[.AA24]*1000000" office:value-type="float" office:value="0">
            <text:p>0</text:p>
          </table:table-cell>
          <table:table-cell table:formula="of:=[.AB24]*1000000" office:value-type="float" office:value="0.57021">
            <text:p>0.57021</text:p>
          </table:table-cell>
          <table:table-cell table:formula="of:=[.AC24]*1000000" office:value-type="float" office:value="0.000000000139">
            <text:p>1.39E-010</text:p>
          </table:table-cell>
          <table:table-cell office:value-type="float" office:value="0.00097187">
            <text:p>0.00097187</text:p>
          </table:table-cell>
          <table:table-cell office:value-type="float" office:value="0.00019814">
            <text:p>0.00019814</text:p>
          </table:table-cell>
          <table:table-cell office:value-type="float" office:value="0.00014867">
            <text:p>0.00014867</text:p>
          </table:table-cell>
          <table:table-cell table:style-name="ce1" office:value-type="string">
            <text:p>2.0138e-05</text:p>
          </table:table-cell>
          <table:table-cell table:style-name="ce1" office:value-type="string">
            <text:p>1.099e-08</text:p>
          </table:table-cell>
          <table:table-cell table:style-name="ce1" office:value-type="string">
            <text:p>5.703e-07</text:p>
          </table:table-cell>
          <table:table-cell table:style-name="ce1" office:value-type="string">
            <text:p>1.39e-16</text:p>
          </table:table-cell>
          <table:table-cell office:value-type="float" office:value="0.00097186">
            <text:p>0.00097186</text:p>
          </table:table-cell>
          <table:table-cell office:value-type="float" office:value="0.00019814">
            <text:p>0.00019814</text:p>
          </table:table-cell>
          <table:table-cell office:value-type="float" office:value="0.00014869">
            <text:p>0.00014869</text:p>
          </table:table-cell>
          <table:table-cell table:style-name="ce1" office:value-type="string">
            <text:p>2.0782e-05</text:p>
          </table:table-cell>
          <table:table-cell office:value-type="float" office:value="0">
            <text:p>0</text:p>
          </table:table-cell>
          <table:table-cell table:style-name="ce1" office:value-type="string">
            <text:p>5.7021e-07</text:p>
          </table:table-cell>
          <table:table-cell table:style-name="ce1" office:value-type="string">
            <text:p>1.39e-16</text:p>
          </table:table-cell>
        </table:table-row>
        <table:table-row table:style-name="ro2">
          <table:table-cell office:value-type="float" office:value="230.7017">
            <text:p>230.7017</text:p>
          </table:table-cell>
          <table:table-cell table:formula="of:=[.P25]*1000000" office:value-type="float" office:value="941.2">
            <text:p>941.2</text:p>
          </table:table-cell>
          <table:table-cell table:formula="of:=[.Q25]*1000000" office:value-type="float" office:value="205.08">
            <text:p>205.08</text:p>
          </table:table-cell>
          <table:table-cell table:formula="of:=[.R25]*1000000" office:value-type="float" office:value="175.62">
            <text:p>175.62</text:p>
          </table:table-cell>
          <table:table-cell table:formula="of:=[.S25]*1000000" office:value-type="float" office:value="20.14">
            <text:p>20.14</text:p>
          </table:table-cell>
          <table:table-cell table:formula="of:=[.T25]*1000000" office:value-type="float" office:value="0.011714">
            <text:p>0.011714</text:p>
          </table:table-cell>
          <table:table-cell table:formula="of:=[.U25]*1000000" office:value-type="float" office:value="0.37264">
            <text:p>0.37264</text:p>
          </table:table-cell>
          <table:table-cell table:formula="of:=[.V25]*1000000" office:value-type="float" office:value="0.00000000013391">
            <text:p>1.3391E-010</text:p>
          </table:table-cell>
          <table:table-cell table:formula="of:=[.W25]*1000000" office:value-type="float" office:value="941.19">
            <text:p>941.19</text:p>
          </table:table-cell>
          <table:table-cell table:formula="of:=[.X25]*1000000" office:value-type="float" office:value="205.09">
            <text:p>205.09</text:p>
          </table:table-cell>
          <table:table-cell table:formula="of:=[.Y25]*1000000" office:value-type="float" office:value="175.63">
            <text:p>175.63</text:p>
          </table:table-cell>
          <table:table-cell table:formula="of:=[.Z25]*1000000" office:value-type="float" office:value="20.882">
            <text:p>20.882</text:p>
          </table:table-cell>
          <table:table-cell table:formula="of:=[.AA25]*1000000" office:value-type="float" office:value="0">
            <text:p>0</text:p>
          </table:table-cell>
          <table:table-cell table:formula="of:=[.AB25]*1000000" office:value-type="float" office:value="0.37257">
            <text:p>0.37257</text:p>
          </table:table-cell>
          <table:table-cell table:formula="of:=[.AC25]*1000000" office:value-type="float" office:value="0.00000000013391">
            <text:p>1.3391E-010</text:p>
          </table:table-cell>
          <table:table-cell office:value-type="float" office:value="0.0009412">
            <text:p>0.0009412</text:p>
          </table:table-cell>
          <table:table-cell office:value-type="float" office:value="0.00020508">
            <text:p>0.00020508</text:p>
          </table:table-cell>
          <table:table-cell office:value-type="float" office:value="0.00017562">
            <text:p>0.00017562</text:p>
          </table:table-cell>
          <table:table-cell table:style-name="ce1" office:value-type="string">
            <text:p>2.014e-05</text:p>
          </table:table-cell>
          <table:table-cell table:style-name="ce1" office:value-type="string">
            <text:p>1.1714e-08</text:p>
          </table:table-cell>
          <table:table-cell table:style-name="ce1" office:value-type="string">
            <text:p>3.7264e-07</text:p>
          </table:table-cell>
          <table:table-cell table:style-name="ce1" office:value-type="string">
            <text:p>1.3391e-16</text:p>
          </table:table-cell>
          <table:table-cell office:value-type="float" office:value="0.00094119">
            <text:p>0.00094119</text:p>
          </table:table-cell>
          <table:table-cell office:value-type="float" office:value="0.00020509">
            <text:p>0.00020509</text:p>
          </table:table-cell>
          <table:table-cell office:value-type="float" office:value="0.00017563">
            <text:p>0.00017563</text:p>
          </table:table-cell>
          <table:table-cell table:style-name="ce1" office:value-type="string">
            <text:p>2.0882e-05</text:p>
          </table:table-cell>
          <table:table-cell office:value-type="float" office:value="0">
            <text:p>0</text:p>
          </table:table-cell>
          <table:table-cell table:style-name="ce1" office:value-type="string">
            <text:p>3.7257e-07</text:p>
          </table:table-cell>
          <table:table-cell table:style-name="ce1" office:value-type="string">
            <text:p>1.3391e-16</text:p>
          </table:table-cell>
        </table:table-row>
        <table:table-row table:style-name="ro2">
          <table:table-cell office:value-type="float" office:value="240.7017">
            <text:p>240.7017</text:p>
          </table:table-cell>
          <table:table-cell table:formula="of:=[.P26]*1000000" office:value-type="float" office:value="913.28">
            <text:p>913.28</text:p>
          </table:table-cell>
          <table:table-cell table:formula="of:=[.Q26]*1000000" office:value-type="float" office:value="209.32">
            <text:p>209.32</text:p>
          </table:table-cell>
          <table:table-cell table:formula="of:=[.R26]*1000000" office:value-type="float" office:value="202.24">
            <text:p>202.24</text:p>
          </table:table-cell>
          <table:table-cell table:formula="of:=[.S26]*1000000" office:value-type="float" office:value="20.098">
            <text:p>20.098</text:p>
          </table:table-cell>
          <table:table-cell table:formula="of:=[.T26]*1000000" office:value-type="float" office:value="0.012407">
            <text:p>0.012407</text:p>
          </table:table-cell>
          <table:table-cell table:formula="of:=[.U26]*1000000" office:value-type="float" office:value="0.22674">
            <text:p>0.22674</text:p>
          </table:table-cell>
          <table:table-cell table:formula="of:=[.V26]*1000000" office:value-type="float" office:value="0.0000000001294">
            <text:p>1.294E-010</text:p>
          </table:table-cell>
          <table:table-cell table:formula="of:=[.W26]*1000000" office:value-type="float" office:value="913.27">
            <text:p>913.27</text:p>
          </table:table-cell>
          <table:table-cell table:formula="of:=[.X26]*1000000" office:value-type="float" office:value="209.32">
            <text:p>209.32</text:p>
          </table:table-cell>
          <table:table-cell table:formula="of:=[.Y26]*1000000" office:value-type="float" office:value="202.25">
            <text:p>202.25</text:p>
          </table:table-cell>
          <table:table-cell table:formula="of:=[.Z26]*1000000" office:value-type="float" office:value="20.943">
            <text:p>20.943</text:p>
          </table:table-cell>
          <table:table-cell table:formula="of:=[.AA26]*1000000" office:value-type="float" office:value="0">
            <text:p>0</text:p>
          </table:table-cell>
          <table:table-cell table:formula="of:=[.AB26]*1000000" office:value-type="float" office:value="0.22669">
            <text:p>0.22669</text:p>
          </table:table-cell>
          <table:table-cell table:formula="of:=[.AC26]*1000000" office:value-type="float" office:value="0.0000000001294">
            <text:p>1.294E-010</text:p>
          </table:table-cell>
          <table:table-cell office:value-type="float" office:value="0.00091328">
            <text:p>0.00091328</text:p>
          </table:table-cell>
          <table:table-cell office:value-type="float" office:value="0.00020932">
            <text:p>0.00020932</text:p>
          </table:table-cell>
          <table:table-cell office:value-type="float" office:value="0.00020224">
            <text:p>0.00020224</text:p>
          </table:table-cell>
          <table:table-cell table:style-name="ce1" office:value-type="string">
            <text:p>2.0098e-05</text:p>
          </table:table-cell>
          <table:table-cell table:style-name="ce1" office:value-type="string">
            <text:p>1.2407e-08</text:p>
          </table:table-cell>
          <table:table-cell table:style-name="ce1" office:value-type="string">
            <text:p>2.2674e-07</text:p>
          </table:table-cell>
          <table:table-cell table:style-name="ce1" office:value-type="string">
            <text:p>1.294e-16</text:p>
          </table:table-cell>
          <table:table-cell office:value-type="float" office:value="0.00091327">
            <text:p>0.00091327</text:p>
          </table:table-cell>
          <table:table-cell office:value-type="float" office:value="0.00020932">
            <text:p>0.00020932</text:p>
          </table:table-cell>
          <table:table-cell office:value-type="float" office:value="0.00020225">
            <text:p>0.00020225</text:p>
          </table:table-cell>
          <table:table-cell table:style-name="ce1" office:value-type="string">
            <text:p>2.0943e-05</text:p>
          </table:table-cell>
          <table:table-cell office:value-type="float" office:value="0">
            <text:p>0</text:p>
          </table:table-cell>
          <table:table-cell table:style-name="ce1" office:value-type="string">
            <text:p>2.2669e-07</text:p>
          </table:table-cell>
          <table:table-cell table:style-name="ce1" office:value-type="string">
            <text:p>1.294e-16</text:p>
          </table:table-cell>
        </table:table-row>
        <table:table-row table:style-name="ro2">
          <table:table-cell office:value-type="float" office:value="250.7017">
            <text:p>250.7017</text:p>
          </table:table-cell>
          <table:table-cell table:formula="of:=[.P27]*1000000" office:value-type="float" office:value="887.73">
            <text:p>887.73</text:p>
          </table:table-cell>
          <table:table-cell table:formula="of:=[.Q27]*1000000" office:value-type="float" office:value="211.52">
            <text:p>211.52</text:p>
          </table:table-cell>
          <table:table-cell table:formula="of:=[.R27]*1000000" office:value-type="float" office:value="228.25">
            <text:p>228.25</text:p>
          </table:table-cell>
          <table:table-cell table:formula="of:=[.S27]*1000000" office:value-type="float" office:value="20.017">
            <text:p>20.017</text:p>
          </table:table-cell>
          <table:table-cell table:formula="of:=[.T27]*1000000" office:value-type="float" office:value="0.013074">
            <text:p>0.013074</text:p>
          </table:table-cell>
          <table:table-cell table:formula="of:=[.U27]*1000000" office:value-type="float" office:value="0.12755">
            <text:p>0.12755</text:p>
          </table:table-cell>
          <table:table-cell table:formula="of:=[.V27]*1000000" office:value-type="float" office:value="0.00000000012523">
            <text:p>1.2523E-010</text:p>
          </table:table-cell>
          <table:table-cell table:formula="of:=[.W27]*1000000" office:value-type="float" office:value="887.71">
            <text:p>887.71</text:p>
          </table:table-cell>
          <table:table-cell table:formula="of:=[.X27]*1000000" office:value-type="float" office:value="211.52">
            <text:p>211.52</text:p>
          </table:table-cell>
          <table:table-cell table:formula="of:=[.Y27]*1000000" office:value-type="float" office:value="228.26">
            <text:p>228.26</text:p>
          </table:table-cell>
          <table:table-cell table:formula="of:=[.Z27]*1000000" office:value-type="float" office:value="20.969">
            <text:p>20.969</text:p>
          </table:table-cell>
          <table:table-cell table:formula="of:=[.AA27]*1000000" office:value-type="float" office:value="0">
            <text:p>0</text:p>
          </table:table-cell>
          <table:table-cell table:formula="of:=[.AB27]*1000000" office:value-type="float" office:value="0.12751">
            <text:p>0.12751</text:p>
          </table:table-cell>
          <table:table-cell table:formula="of:=[.AC27]*1000000" office:value-type="float" office:value="0.00000000012523">
            <text:p>1.2523E-010</text:p>
          </table:table-cell>
          <table:table-cell office:value-type="float" office:value="0.00088773">
            <text:p>0.00088773</text:p>
          </table:table-cell>
          <table:table-cell office:value-type="float" office:value="0.00021152">
            <text:p>0.00021152</text:p>
          </table:table-cell>
          <table:table-cell office:value-type="float" office:value="0.00022825">
            <text:p>0.00022825</text:p>
          </table:table-cell>
          <table:table-cell table:style-name="ce1" office:value-type="string">
            <text:p>2.0017e-05</text:p>
          </table:table-cell>
          <table:table-cell table:style-name="ce1" office:value-type="string">
            <text:p>1.3074e-08</text:p>
          </table:table-cell>
          <table:table-cell table:style-name="ce1" office:value-type="string">
            <text:p>1.2755e-07</text:p>
          </table:table-cell>
          <table:table-cell table:style-name="ce1" office:value-type="string">
            <text:p>1.2523e-16</text:p>
          </table:table-cell>
          <table:table-cell office:value-type="float" office:value="0.00088771">
            <text:p>0.00088771</text:p>
          </table:table-cell>
          <table:table-cell office:value-type="float" office:value="0.00021152">
            <text:p>0.00021152</text:p>
          </table:table-cell>
          <table:table-cell office:value-type="float" office:value="0.00022826">
            <text:p>0.00022826</text:p>
          </table:table-cell>
          <table:table-cell table:style-name="ce1" office:value-type="string">
            <text:p>2.0969e-05</text:p>
          </table:table-cell>
          <table:table-cell office:value-type="float" office:value="0">
            <text:p>0</text:p>
          </table:table-cell>
          <table:table-cell table:style-name="ce1" office:value-type="string">
            <text:p>1.2751e-07</text:p>
          </table:table-cell>
          <table:table-cell table:style-name="ce1" office:value-type="string">
            <text:p>1.2523e-16</text:p>
          </table:table-cell>
        </table:table-row>
        <table:table-row table:style-name="ro2">
          <table:table-cell office:value-type="float" office:value="260.7017">
            <text:p>260.7017</text:p>
          </table:table-cell>
          <table:table-cell table:formula="of:=[.P28]*1000000" office:value-type="float" office:value="864.21">
            <text:p>864.21</text:p>
          </table:table-cell>
          <table:table-cell table:formula="of:=[.Q28]*1000000" office:value-type="float" office:value="212.2">
            <text:p>212.2</text:p>
          </table:table-cell>
          <table:table-cell table:formula="of:=[.R28]*1000000" office:value-type="float" office:value="253.47">
            <text:p>253.47</text:p>
          </table:table-cell>
          <table:table-cell table:formula="of:=[.S28]*1000000" office:value-type="float" office:value="19.903">
            <text:p>19.903</text:p>
          </table:table-cell>
          <table:table-cell table:formula="of:=[.T28]*1000000" office:value-type="float" office:value="0.013716">
            <text:p>0.013716</text:p>
          </table:table-cell>
          <table:table-cell table:formula="of:=[.U28]*1000000" office:value-type="float" office:value="0.066073">
            <text:p>0.066073</text:p>
          </table:table-cell>
          <table:table-cell table:formula="of:=[.V28]*1000000" office:value-type="float" office:value="0.00000000012127">
            <text:p>1.2127E-010</text:p>
          </table:table-cell>
          <table:table-cell table:formula="of:=[.W28]*1000000" office:value-type="float" office:value="864.2">
            <text:p>864.2</text:p>
          </table:table-cell>
          <table:table-cell table:formula="of:=[.X28]*1000000" office:value-type="float" office:value="212.2">
            <text:p>212.2</text:p>
          </table:table-cell>
          <table:table-cell table:formula="of:=[.Y28]*1000000" office:value-type="float" office:value="253.48">
            <text:p>253.48</text:p>
          </table:table-cell>
          <table:table-cell table:formula="of:=[.Z28]*1000000" office:value-type="float" office:value="20.966">
            <text:p>20.966</text:p>
          </table:table-cell>
          <table:table-cell table:formula="of:=[.AA28]*1000000" office:value-type="float" office:value="0">
            <text:p>0</text:p>
          </table:table-cell>
          <table:table-cell table:formula="of:=[.AB28]*1000000" office:value-type="float" office:value="0.066053">
            <text:p>0.066053</text:p>
          </table:table-cell>
          <table:table-cell table:formula="of:=[.AC28]*1000000" office:value-type="float" office:value="0.00000000012127">
            <text:p>1.2127E-010</text:p>
          </table:table-cell>
          <table:table-cell office:value-type="float" office:value="0.00086421">
            <text:p>0.00086421</text:p>
          </table:table-cell>
          <table:table-cell office:value-type="float" office:value="0.0002122">
            <text:p>0.0002122</text:p>
          </table:table-cell>
          <table:table-cell office:value-type="float" office:value="0.00025347">
            <text:p>0.00025347</text:p>
          </table:table-cell>
          <table:table-cell table:style-name="ce1" office:value-type="string">
            <text:p>1.9903e-05</text:p>
          </table:table-cell>
          <table:table-cell table:style-name="ce1" office:value-type="string">
            <text:p>1.3716e-08</text:p>
          </table:table-cell>
          <table:table-cell table:style-name="ce1" office:value-type="string">
            <text:p>6.6073e-08</text:p>
          </table:table-cell>
          <table:table-cell table:style-name="ce1" office:value-type="string">
            <text:p>1.2127e-16</text:p>
          </table:table-cell>
          <table:table-cell office:value-type="float" office:value="0.0008642">
            <text:p>0.0008642</text:p>
          </table:table-cell>
          <table:table-cell office:value-type="float" office:value="0.0002122">
            <text:p>0.0002122</text:p>
          </table:table-cell>
          <table:table-cell office:value-type="float" office:value="0.00025348">
            <text:p>0.00025348</text:p>
          </table:table-cell>
          <table:table-cell table:style-name="ce1" office:value-type="string">
            <text:p>2.0966e-05</text:p>
          </table:table-cell>
          <table:table-cell office:value-type="float" office:value="0">
            <text:p>0</text:p>
          </table:table-cell>
          <table:table-cell table:style-name="ce1" office:value-type="string">
            <text:p>6.6053e-08</text:p>
          </table:table-cell>
          <table:table-cell table:style-name="ce1" office:value-type="string">
            <text:p>1.2127e-16</text:p>
          </table:table-cell>
        </table:table-row>
        <table:table-row table:style-name="ro2">
          <table:table-cell office:value-type="float" office:value="270.7017">
            <text:p>270.7017</text:p>
          </table:table-cell>
          <table:table-cell table:formula="of:=[.P29]*1000000" office:value-type="float" office:value="842.47">
            <text:p>842.47</text:p>
          </table:table-cell>
          <table:table-cell table:formula="of:=[.Q29]*1000000" office:value-type="float" office:value="211.77">
            <text:p>211.77</text:p>
          </table:table-cell>
          <table:table-cell table:formula="of:=[.R29]*1000000" office:value-type="float" office:value="277.79">
            <text:p>277.79</text:p>
          </table:table-cell>
          <table:table-cell table:formula="of:=[.S29]*1000000" office:value-type="float" office:value="19.766">
            <text:p>19.766</text:p>
          </table:table-cell>
          <table:table-cell table:formula="of:=[.T29]*1000000" office:value-type="float" office:value="0.014336">
            <text:p>0.014336</text:p>
          </table:table-cell>
          <table:table-cell table:formula="of:=[.U29]*1000000" office:value-type="float" office:value="0.03151">
            <text:p>0.03151</text:p>
          </table:table-cell>
          <table:table-cell table:formula="of:=[.V29]*1000000" office:value-type="float" office:value="0.00000000011748">
            <text:p>1.1748E-010</text:p>
          </table:table-cell>
          <table:table-cell table:formula="of:=[.W29]*1000000" office:value-type="float" office:value="842.46">
            <text:p>842.46</text:p>
          </table:table-cell>
          <table:table-cell table:formula="of:=[.X29]*1000000" office:value-type="float" office:value="211.77">
            <text:p>211.77</text:p>
          </table:table-cell>
          <table:table-cell table:formula="of:=[.Y29]*1000000" office:value-type="float" office:value="277.8">
            <text:p>277.8</text:p>
          </table:table-cell>
          <table:table-cell table:formula="of:=[.Z29]*1000000" office:value-type="float" office:value="20.943">
            <text:p>20.943</text:p>
          </table:table-cell>
          <table:table-cell table:formula="of:=[.AA29]*1000000" office:value-type="float" office:value="0">
            <text:p>0</text:p>
          </table:table-cell>
          <table:table-cell table:formula="of:=[.AB29]*1000000" office:value-type="float" office:value="0.0315">
            <text:p>0.0315</text:p>
          </table:table-cell>
          <table:table-cell table:formula="of:=[.AC29]*1000000" office:value-type="float" office:value="0.00000000011748">
            <text:p>1.1748E-010</text:p>
          </table:table-cell>
          <table:table-cell office:value-type="float" office:value="0.00084247">
            <text:p>0.00084247</text:p>
          </table:table-cell>
          <table:table-cell office:value-type="float" office:value="0.00021177">
            <text:p>0.00021177</text:p>
          </table:table-cell>
          <table:table-cell office:value-type="float" office:value="0.00027779">
            <text:p>0.00027779</text:p>
          </table:table-cell>
          <table:table-cell table:style-name="ce1" office:value-type="string">
            <text:p>1.9766e-05</text:p>
          </table:table-cell>
          <table:table-cell table:style-name="ce1" office:value-type="string">
            <text:p>1.4336e-08</text:p>
          </table:table-cell>
          <table:table-cell table:style-name="ce1" office:value-type="string">
            <text:p>3.151e-08</text:p>
          </table:table-cell>
          <table:table-cell table:style-name="ce1" office:value-type="string">
            <text:p>1.1748e-16</text:p>
          </table:table-cell>
          <table:table-cell office:value-type="float" office:value="0.00084246">
            <text:p>0.00084246</text:p>
          </table:table-cell>
          <table:table-cell office:value-type="float" office:value="0.00021177">
            <text:p>0.00021177</text:p>
          </table:table-cell>
          <table:table-cell office:value-type="float" office:value="0.0002778">
            <text:p>0.0002778</text:p>
          </table:table-cell>
          <table:table-cell table:style-name="ce1" office:value-type="string">
            <text:p>2.0943e-05</text:p>
          </table:table-cell>
          <table:table-cell office:value-type="float" office:value="0">
            <text:p>0</text:p>
          </table:table-cell>
          <table:table-cell table:style-name="ce1" office:value-type="string">
            <text:p>3.15e-08</text:p>
          </table:table-cell>
          <table:table-cell table:style-name="ce1" office:value-type="string">
            <text:p>1.1748e-16</text:p>
          </table:table-cell>
        </table:table-row>
        <table:table-row table:style-name="ro2">
          <table:table-cell office:value-type="float" office:value="280.7017">
            <text:p>280.7017</text:p>
          </table:table-cell>
          <table:table-cell table:formula="of:=[.P30]*1000000" office:value-type="float" office:value="822.27">
            <text:p>822.27</text:p>
          </table:table-cell>
          <table:table-cell table:formula="of:=[.Q30]*1000000" office:value-type="float" office:value="210.55">
            <text:p>210.55</text:p>
          </table:table-cell>
          <table:table-cell table:formula="of:=[.R30]*1000000" office:value-type="float" office:value="301.17">
            <text:p>301.17</text:p>
          </table:table-cell>
          <table:table-cell table:formula="of:=[.S30]*1000000" office:value-type="float" office:value="19.614">
            <text:p>19.614</text:p>
          </table:table-cell>
          <table:table-cell table:formula="of:=[.T30]*1000000" office:value-type="float" office:value="0.014936">
            <text:p>0.014936</text:p>
          </table:table-cell>
          <table:table-cell table:formula="of:=[.U30]*1000000" office:value-type="float" office:value="0.01387">
            <text:p>0.01387</text:p>
          </table:table-cell>
          <table:table-cell table:formula="of:=[.V30]*1000000" office:value-type="float" office:value="0.00000000011383">
            <text:p>1.1383E-010</text:p>
          </table:table-cell>
          <table:table-cell table:formula="of:=[.W30]*1000000" office:value-type="float" office:value="822.26">
            <text:p>822.26</text:p>
          </table:table-cell>
          <table:table-cell table:formula="of:=[.X30]*1000000" office:value-type="float" office:value="210.55">
            <text:p>210.55</text:p>
          </table:table-cell>
          <table:table-cell table:formula="of:=[.Y30]*1000000" office:value-type="float" office:value="301.18">
            <text:p>301.18</text:p>
          </table:table-cell>
          <table:table-cell table:formula="of:=[.Z30]*1000000" office:value-type="float" office:value="20.91">
            <text:p>20.91</text:p>
          </table:table-cell>
          <table:table-cell table:formula="of:=[.AA30]*1000000" office:value-type="float" office:value="0">
            <text:p>0</text:p>
          </table:table-cell>
          <table:table-cell table:formula="of:=[.AB30]*1000000" office:value-type="float" office:value="0.013865">
            <text:p>0.013865</text:p>
          </table:table-cell>
          <table:table-cell table:formula="of:=[.AC30]*1000000" office:value-type="float" office:value="0.00000000011383">
            <text:p>1.1383E-010</text:p>
          </table:table-cell>
          <table:table-cell office:value-type="float" office:value="0.00082227">
            <text:p>0.00082227</text:p>
          </table:table-cell>
          <table:table-cell office:value-type="float" office:value="0.00021055">
            <text:p>0.00021055</text:p>
          </table:table-cell>
          <table:table-cell office:value-type="float" office:value="0.00030117">
            <text:p>0.00030117</text:p>
          </table:table-cell>
          <table:table-cell table:style-name="ce1" office:value-type="string">
            <text:p>1.9614e-05</text:p>
          </table:table-cell>
          <table:table-cell table:style-name="ce1" office:value-type="string">
            <text:p>1.4936e-08</text:p>
          </table:table-cell>
          <table:table-cell table:style-name="ce1" office:value-type="string">
            <text:p>1.387e-08</text:p>
          </table:table-cell>
          <table:table-cell table:style-name="ce1" office:value-type="string">
            <text:p>1.1383e-16</text:p>
          </table:table-cell>
          <table:table-cell office:value-type="float" office:value="0.00082226">
            <text:p>0.00082226</text:p>
          </table:table-cell>
          <table:table-cell office:value-type="float" office:value="0.00021055">
            <text:p>0.00021055</text:p>
          </table:table-cell>
          <table:table-cell office:value-type="float" office:value="0.00030118">
            <text:p>0.00030118</text:p>
          </table:table-cell>
          <table:table-cell table:style-name="ce1" office:value-type="string">
            <text:p>2.091e-05</text:p>
          </table:table-cell>
          <table:table-cell office:value-type="float" office:value="0">
            <text:p>0</text:p>
          </table:table-cell>
          <table:table-cell table:style-name="ce1" office:value-type="string">
            <text:p>1.3865e-08</text:p>
          </table:table-cell>
          <table:table-cell table:style-name="ce1" office:value-type="string">
            <text:p>1.1383e-16</text:p>
          </table:table-cell>
        </table:table-row>
        <table:table-row table:style-name="ro2">
          <table:table-cell office:value-type="float" office:value="290.7017">
            <text:p>290.7017</text:p>
          </table:table-cell>
          <table:table-cell table:formula="of:=[.P31]*1000000" office:value-type="float" office:value="803.41">
            <text:p>803.41</text:p>
          </table:table-cell>
          <table:table-cell table:formula="of:=[.Q31]*1000000" office:value-type="float" office:value="208.76">
            <text:p>208.76</text:p>
          </table:table-cell>
          <table:table-cell table:formula="of:=[.R31]*1000000" office:value-type="float" office:value="323.58">
            <text:p>323.58</text:p>
          </table:table-cell>
          <table:table-cell table:formula="of:=[.S31]*1000000" office:value-type="float" office:value="19.454">
            <text:p>19.454</text:p>
          </table:table-cell>
          <table:table-cell table:formula="of:=[.T31]*1000000" office:value-type="float" office:value="0.015517">
            <text:p>0.015517</text:p>
          </table:table-cell>
          <table:table-cell table:formula="of:=[.U31]*1000000" office:value-type="float" office:value="0.0056617">
            <text:p>0.0056617</text:p>
          </table:table-cell>
          <table:table-cell table:formula="of:=[.V31]*1000000" office:value-type="float" office:value="0.00000000011032">
            <text:p>1.1032E-010</text:p>
          </table:table-cell>
          <table:table-cell table:formula="of:=[.W31]*1000000" office:value-type="float" office:value="803.4">
            <text:p>803.4</text:p>
          </table:table-cell>
          <table:table-cell table:formula="of:=[.X31]*1000000" office:value-type="float" office:value="208.75">
            <text:p>208.75</text:p>
          </table:table-cell>
          <table:table-cell table:formula="of:=[.Y31]*1000000" office:value-type="float" office:value="323.59">
            <text:p>323.59</text:p>
          </table:table-cell>
          <table:table-cell table:formula="of:=[.Z31]*1000000" office:value-type="float" office:value="20.872">
            <text:p>20.872</text:p>
          </table:table-cell>
          <table:table-cell table:formula="of:=[.AA31]*1000000" office:value-type="float" office:value="0">
            <text:p>0</text:p>
          </table:table-cell>
          <table:table-cell table:formula="of:=[.AB31]*1000000" office:value-type="float" office:value="0.0056595">
            <text:p>0.0056595</text:p>
          </table:table-cell>
          <table:table-cell table:formula="of:=[.AC31]*1000000" office:value-type="float" office:value="0.00000000011031">
            <text:p>1.1031E-010</text:p>
          </table:table-cell>
          <table:table-cell office:value-type="float" office:value="0.00080341">
            <text:p>0.00080341</text:p>
          </table:table-cell>
          <table:table-cell office:value-type="float" office:value="0.00020876">
            <text:p>0.00020876</text:p>
          </table:table-cell>
          <table:table-cell office:value-type="float" office:value="0.00032358">
            <text:p>0.00032358</text:p>
          </table:table-cell>
          <table:table-cell table:style-name="ce1" office:value-type="string">
            <text:p>1.9454e-05</text:p>
          </table:table-cell>
          <table:table-cell table:style-name="ce1" office:value-type="string">
            <text:p>1.5517e-08</text:p>
          </table:table-cell>
          <table:table-cell table:style-name="ce1" office:value-type="string">
            <text:p>5.6617e-09</text:p>
          </table:table-cell>
          <table:table-cell table:style-name="ce1" office:value-type="string">
            <text:p>1.1032e-16</text:p>
          </table:table-cell>
          <table:table-cell office:value-type="float" office:value="0.0008034">
            <text:p>0.0008034</text:p>
          </table:table-cell>
          <table:table-cell office:value-type="float" office:value="0.00020875">
            <text:p>0.00020875</text:p>
          </table:table-cell>
          <table:table-cell office:value-type="float" office:value="0.00032359">
            <text:p>0.00032359</text:p>
          </table:table-cell>
          <table:table-cell table:style-name="ce1" office:value-type="string">
            <text:p>2.0872e-05</text:p>
          </table:table-cell>
          <table:table-cell office:value-type="float" office:value="0">
            <text:p>0</text:p>
          </table:table-cell>
          <table:table-cell table:style-name="ce1" office:value-type="string">
            <text:p>5.6595e-09</text:p>
          </table:table-cell>
          <table:table-cell table:style-name="ce1" office:value-type="string">
            <text:p>1.1031e-16</text:p>
          </table:table-cell>
        </table:table-row>
        <table:table-row table:style-name="ro2">
          <table:table-cell office:value-type="float" office:value="300.7017">
            <text:p>300.7017</text:p>
          </table:table-cell>
          <table:table-cell table:formula="of:=[.P32]*1000000" office:value-type="float" office:value="785.73">
            <text:p>785.73</text:p>
          </table:table-cell>
          <table:table-cell table:formula="of:=[.Q32]*1000000" office:value-type="float" office:value="206.57">
            <text:p>206.57</text:p>
          </table:table-cell>
          <table:table-cell table:formula="of:=[.R32]*1000000" office:value-type="float" office:value="345.05">
            <text:p>345.05</text:p>
          </table:table-cell>
          <table:table-cell table:formula="of:=[.S32]*1000000" office:value-type="float" office:value="19.292">
            <text:p>19.292</text:p>
          </table:table-cell>
          <table:table-cell table:formula="of:=[.T32]*1000000" office:value-type="float" office:value="0.01608">
            <text:p>0.01608</text:p>
          </table:table-cell>
          <table:table-cell table:formula="of:=[.U32]*1000000" office:value-type="float" office:value="0.002155">
            <text:p>0.002155</text:p>
          </table:table-cell>
          <table:table-cell table:formula="of:=[.V32]*1000000" office:value-type="float" office:value="0.00000000010692">
            <text:p>1.0692E-010</text:p>
          </table:table-cell>
          <table:table-cell table:formula="of:=[.W32]*1000000" office:value-type="float" office:value="785.72">
            <text:p>785.72</text:p>
          </table:table-cell>
          <table:table-cell table:formula="of:=[.X32]*1000000" office:value-type="float" office:value="206.57">
            <text:p>206.57</text:p>
          </table:table-cell>
          <table:table-cell table:formula="of:=[.Y32]*1000000" office:value-type="float" office:value="345.06">
            <text:p>345.06</text:p>
          </table:table-cell>
          <table:table-cell table:formula="of:=[.Z32]*1000000" office:value-type="float" office:value="20.834">
            <text:p>20.834</text:p>
          </table:table-cell>
          <table:table-cell table:formula="of:=[.AA32]*1000000" office:value-type="float" office:value="0">
            <text:p>0</text:p>
          </table:table-cell>
          <table:table-cell table:formula="of:=[.AB32]*1000000" office:value-type="float" office:value="0.0021541">
            <text:p>0.0021541</text:p>
          </table:table-cell>
          <table:table-cell table:formula="of:=[.AC32]*1000000" office:value-type="float" office:value="0.00000000010692">
            <text:p>1.0692E-010</text:p>
          </table:table-cell>
          <table:table-cell office:value-type="float" office:value="0.00078573">
            <text:p>0.00078573</text:p>
          </table:table-cell>
          <table:table-cell office:value-type="float" office:value="0.00020657">
            <text:p>0.00020657</text:p>
          </table:table-cell>
          <table:table-cell office:value-type="float" office:value="0.00034505">
            <text:p>0.00034505</text:p>
          </table:table-cell>
          <table:table-cell table:style-name="ce1" office:value-type="string">
            <text:p>1.9292e-05</text:p>
          </table:table-cell>
          <table:table-cell table:style-name="ce1" office:value-type="string">
            <text:p>1.608e-08</text:p>
          </table:table-cell>
          <table:table-cell table:style-name="ce1" office:value-type="string">
            <text:p>2.155e-09</text:p>
          </table:table-cell>
          <table:table-cell table:style-name="ce1" office:value-type="string">
            <text:p>1.0692e-16</text:p>
          </table:table-cell>
          <table:table-cell office:value-type="float" office:value="0.00078572">
            <text:p>0.00078572</text:p>
          </table:table-cell>
          <table:table-cell office:value-type="float" office:value="0.00020657">
            <text:p>0.00020657</text:p>
          </table:table-cell>
          <table:table-cell office:value-type="float" office:value="0.00034506">
            <text:p>0.00034506</text:p>
          </table:table-cell>
          <table:table-cell table:style-name="ce1" office:value-type="string">
            <text:p>2.0834e-05</text:p>
          </table:table-cell>
          <table:table-cell office:value-type="float" office:value="0">
            <text:p>0</text:p>
          </table:table-cell>
          <table:table-cell table:style-name="ce1" office:value-type="string">
            <text:p>2.1541e-09</text:p>
          </table:table-cell>
          <table:table-cell table:style-name="ce1" office:value-type="string">
            <text:p>1.0692e-16</text:p>
          </table:table-cell>
        </table:table-row>
        <table:table-row table:style-name="ro2">
          <table:table-cell office:value-type="float" office:value="310.7017">
            <text:p>310.7017</text:p>
          </table:table-cell>
          <table:table-cell table:formula="of:=[.P33]*1000000" office:value-type="float" office:value="769.09">
            <text:p>769.09</text:p>
          </table:table-cell>
          <table:table-cell table:formula="of:=[.Q33]*1000000" office:value-type="float" office:value="204.13">
            <text:p>204.13</text:p>
          </table:table-cell>
          <table:table-cell table:formula="of:=[.R33]*1000000" office:value-type="float" office:value="365.6">
            <text:p>365.6</text:p>
          </table:table-cell>
          <table:table-cell table:formula="of:=[.S33]*1000000" office:value-type="float" office:value="19.128">
            <text:p>19.128</text:p>
          </table:table-cell>
          <table:table-cell table:formula="of:=[.T33]*1000000" office:value-type="float" office:value="0.016626">
            <text:p>0.016626</text:p>
          </table:table-cell>
          <table:table-cell table:formula="of:=[.U33]*1000000" office:value-type="float" office:value="0.00076928">
            <text:p>0.00076928</text:p>
          </table:table-cell>
          <table:table-cell table:formula="of:=[.V33]*1000000" office:value-type="float" office:value="0.00000000010363">
            <text:p>1.0363E-010</text:p>
          </table:table-cell>
          <table:table-cell table:formula="of:=[.W33]*1000000" office:value-type="float" office:value="769.08">
            <text:p>769.08</text:p>
          </table:table-cell>
          <table:table-cell table:formula="of:=[.X33]*1000000" office:value-type="float" office:value="204.13">
            <text:p>204.13</text:p>
          </table:table-cell>
          <table:table-cell table:formula="of:=[.Y33]*1000000" office:value-type="float" office:value="365.6">
            <text:p>365.6</text:p>
          </table:table-cell>
          <table:table-cell table:formula="of:=[.Z33]*1000000" office:value-type="float" office:value="20.797">
            <text:p>20.797</text:p>
          </table:table-cell>
          <table:table-cell table:formula="of:=[.AA33]*1000000" office:value-type="float" office:value="0">
            <text:p>0</text:p>
          </table:table-cell>
          <table:table-cell table:formula="of:=[.AB33]*1000000" office:value-type="float" office:value="0.00076894">
            <text:p>0.00076894</text:p>
          </table:table-cell>
          <table:table-cell table:formula="of:=[.AC33]*1000000" office:value-type="float" office:value="0.00000000010363">
            <text:p>1.0363E-010</text:p>
          </table:table-cell>
          <table:table-cell office:value-type="float" office:value="0.00076909">
            <text:p>0.00076909</text:p>
          </table:table-cell>
          <table:table-cell office:value-type="float" office:value="0.00020413">
            <text:p>0.00020413</text:p>
          </table:table-cell>
          <table:table-cell office:value-type="float" office:value="0.0003656">
            <text:p>0.0003656</text:p>
          </table:table-cell>
          <table:table-cell table:style-name="ce1" office:value-type="string">
            <text:p>1.9128e-05</text:p>
          </table:table-cell>
          <table:table-cell table:style-name="ce1" office:value-type="string">
            <text:p>1.6626e-08</text:p>
          </table:table-cell>
          <table:table-cell table:style-name="ce1" office:value-type="string">
            <text:p>7.6928e-10</text:p>
          </table:table-cell>
          <table:table-cell table:style-name="ce1" office:value-type="string">
            <text:p>1.0363e-16</text:p>
          </table:table-cell>
          <table:table-cell office:value-type="float" office:value="0.00076908">
            <text:p>0.00076908</text:p>
          </table:table-cell>
          <table:table-cell office:value-type="float" office:value="0.00020413">
            <text:p>0.00020413</text:p>
          </table:table-cell>
          <table:table-cell office:value-type="float" office:value="0.0003656">
            <text:p>0.0003656</text:p>
          </table:table-cell>
          <table:table-cell table:style-name="ce1" office:value-type="string">
            <text:p>2.0797e-05</text:p>
          </table:table-cell>
          <table:table-cell office:value-type="float" office:value="0">
            <text:p>0</text:p>
          </table:table-cell>
          <table:table-cell table:style-name="ce1" office:value-type="string">
            <text:p>7.6894e-10</text:p>
          </table:table-cell>
          <table:table-cell table:style-name="ce1" office:value-type="string">
            <text:p>1.0363e-16</text:p>
          </table:table-cell>
        </table:table-row>
        <table:table-row table:style-name="ro2">
          <table:table-cell office:value-type="float" office:value="320.7017">
            <text:p>320.7017</text:p>
          </table:table-cell>
          <table:table-cell table:formula="of:=[.P34]*1000000" office:value-type="float" office:value="753.37">
            <text:p>753.37</text:p>
          </table:table-cell>
          <table:table-cell table:formula="of:=[.Q34]*1000000" office:value-type="float" office:value="201.52">
            <text:p>201.52</text:p>
          </table:table-cell>
          <table:table-cell table:formula="of:=[.R34]*1000000" office:value-type="float" office:value="385.27">
            <text:p>385.27</text:p>
          </table:table-cell>
          <table:table-cell table:formula="of:=[.S34]*1000000" office:value-type="float" office:value="18.963">
            <text:p>18.963</text:p>
          </table:table-cell>
          <table:table-cell table:formula="of:=[.T34]*1000000" office:value-type="float" office:value="0.017157">
            <text:p>0.017157</text:p>
          </table:table-cell>
          <table:table-cell table:formula="of:=[.U34]*1000000" office:value-type="float" office:value="0.000259">
            <text:p>0.000259</text:p>
          </table:table-cell>
          <table:table-cell table:formula="of:=[.V34]*1000000" office:value-type="float" office:value="0.00000000010045">
            <text:p>1.0045E-010</text:p>
          </table:table-cell>
          <table:table-cell table:formula="of:=[.W34]*1000000" office:value-type="float" office:value="753.36">
            <text:p>753.36</text:p>
          </table:table-cell>
          <table:table-cell table:formula="of:=[.X34]*1000000" office:value-type="float" office:value="201.52">
            <text:p>201.52</text:p>
          </table:table-cell>
          <table:table-cell table:formula="of:=[.Y34]*1000000" office:value-type="float" office:value="385.27">
            <text:p>385.27</text:p>
          </table:table-cell>
          <table:table-cell table:formula="of:=[.Z34]*1000000" office:value-type="float" office:value="20.763">
            <text:p>20.763</text:p>
          </table:table-cell>
          <table:table-cell table:formula="of:=[.AA34]*1000000" office:value-type="float" office:value="0">
            <text:p>0</text:p>
          </table:table-cell>
          <table:table-cell table:formula="of:=[.AB34]*1000000" office:value-type="float" office:value="0.00025888">
            <text:p>0.00025888</text:p>
          </table:table-cell>
          <table:table-cell table:formula="of:=[.AC34]*1000000" office:value-type="float" office:value="0.00000000010045">
            <text:p>1.0045E-010</text:p>
          </table:table-cell>
          <table:table-cell office:value-type="float" office:value="0.00075337">
            <text:p>0.00075337</text:p>
          </table:table-cell>
          <table:table-cell office:value-type="float" office:value="0.00020152">
            <text:p>0.00020152</text:p>
          </table:table-cell>
          <table:table-cell office:value-type="float" office:value="0.00038527">
            <text:p>0.00038527</text:p>
          </table:table-cell>
          <table:table-cell table:style-name="ce1" office:value-type="string">
            <text:p>1.8963e-05</text:p>
          </table:table-cell>
          <table:table-cell table:style-name="ce1" office:value-type="string">
            <text:p>1.7157e-08</text:p>
          </table:table-cell>
          <table:table-cell table:style-name="ce1" office:value-type="string">
            <text:p>2.59e-10</text:p>
          </table:table-cell>
          <table:table-cell table:style-name="ce1" office:value-type="string">
            <text:p>1.0045e-16</text:p>
          </table:table-cell>
          <table:table-cell office:value-type="float" office:value="0.00075336">
            <text:p>0.00075336</text:p>
          </table:table-cell>
          <table:table-cell office:value-type="float" office:value="0.00020152">
            <text:p>0.00020152</text:p>
          </table:table-cell>
          <table:table-cell office:value-type="float" office:value="0.00038527">
            <text:p>0.00038527</text:p>
          </table:table-cell>
          <table:table-cell table:style-name="ce1" office:value-type="string">
            <text:p>2.0763e-05</text:p>
          </table:table-cell>
          <table:table-cell office:value-type="float" office:value="0">
            <text:p>0</text:p>
          </table:table-cell>
          <table:table-cell table:style-name="ce1" office:value-type="string">
            <text:p>2.5888e-10</text:p>
          </table:table-cell>
          <table:table-cell table:style-name="ce1" office:value-type="string">
            <text:p>1.0045e-16</text:p>
          </table:table-cell>
        </table:table-row>
        <table:table-row table:style-name="ro2">
          <table:table-cell office:value-type="float" office:value="330.7017">
            <text:p>330.7017</text:p>
          </table:table-cell>
          <table:table-cell table:formula="of:=[.P35]*1000000" office:value-type="float" office:value="738.47">
            <text:p>738.47</text:p>
          </table:table-cell>
          <table:table-cell table:formula="of:=[.Q35]*1000000" office:value-type="float" office:value="198.82">
            <text:p>198.82</text:p>
          </table:table-cell>
          <table:table-cell table:formula="of:=[.R35]*1000000" office:value-type="float" office:value="404.1">
            <text:p>404.1</text:p>
          </table:table-cell>
          <table:table-cell table:formula="of:=[.S35]*1000000" office:value-type="float" office:value="18.799">
            <text:p>18.799</text:p>
          </table:table-cell>
          <table:table-cell table:formula="of:=[.T35]*1000000" office:value-type="float" office:value="0.017673">
            <text:p>0.017673</text:p>
          </table:table-cell>
          <table:table-cell table:formula="of:=[.U35]*1000000" office:value-type="float" office:value="0.000082671">
            <text:p>0.000082671</text:p>
          </table:table-cell>
          <table:table-cell table:formula="of:=[.V35]*1000000" office:value-type="float" office:value="0.00000000009737">
            <text:p>9.737E-011</text:p>
          </table:table-cell>
          <table:table-cell table:formula="of:=[.W35]*1000000" office:value-type="float" office:value="738.46">
            <text:p>738.46</text:p>
          </table:table-cell>
          <table:table-cell table:formula="of:=[.X35]*1000000" office:value-type="float" office:value="198.82">
            <text:p>198.82</text:p>
          </table:table-cell>
          <table:table-cell table:formula="of:=[.Y35]*1000000" office:value-type="float" office:value="404.11">
            <text:p>404.11</text:p>
          </table:table-cell>
          <table:table-cell table:formula="of:=[.Z35]*1000000" office:value-type="float" office:value="20.732">
            <text:p>20.732</text:p>
          </table:table-cell>
          <table:table-cell table:formula="of:=[.AA35]*1000000" office:value-type="float" office:value="0">
            <text:p>0</text:p>
          </table:table-cell>
          <table:table-cell table:formula="of:=[.AB35]*1000000" office:value-type="float" office:value="0.00008263">
            <text:p>0.00008263</text:p>
          </table:table-cell>
          <table:table-cell table:formula="of:=[.AC35]*1000000" office:value-type="float" office:value="0.000000000097368">
            <text:p>9.7368E-011</text:p>
          </table:table-cell>
          <table:table-cell office:value-type="float" office:value="0.00073847">
            <text:p>0.00073847</text:p>
          </table:table-cell>
          <table:table-cell office:value-type="float" office:value="0.00019882">
            <text:p>0.00019882</text:p>
          </table:table-cell>
          <table:table-cell office:value-type="float" office:value="0.0004041">
            <text:p>0.0004041</text:p>
          </table:table-cell>
          <table:table-cell table:style-name="ce1" office:value-type="string">
            <text:p>1.8799e-05</text:p>
          </table:table-cell>
          <table:table-cell table:style-name="ce1" office:value-type="string">
            <text:p>1.7673e-08</text:p>
          </table:table-cell>
          <table:table-cell table:style-name="ce1" office:value-type="string">
            <text:p>8.2671e-11</text:p>
          </table:table-cell>
          <table:table-cell table:style-name="ce1" office:value-type="string">
            <text:p>9.737e-17</text:p>
          </table:table-cell>
          <table:table-cell office:value-type="float" office:value="0.00073846">
            <text:p>0.00073846</text:p>
          </table:table-cell>
          <table:table-cell office:value-type="float" office:value="0.00019882">
            <text:p>0.00019882</text:p>
          </table:table-cell>
          <table:table-cell office:value-type="float" office:value="0.00040411">
            <text:p>0.00040411</text:p>
          </table:table-cell>
          <table:table-cell table:style-name="ce1" office:value-type="string">
            <text:p>2.0732e-05</text:p>
          </table:table-cell>
          <table:table-cell office:value-type="float" office:value="0">
            <text:p>0</text:p>
          </table:table-cell>
          <table:table-cell table:style-name="ce1" office:value-type="string">
            <text:p>8.263e-11</text:p>
          </table:table-cell>
          <table:table-cell table:style-name="ce1" office:value-type="string">
            <text:p>9.7368e-17</text:p>
          </table:table-cell>
        </table:table-row>
        <table:table-row table:style-name="ro2">
          <table:table-cell office:value-type="float" office:value="340.7017">
            <text:p>340.7017</text:p>
          </table:table-cell>
          <table:table-cell table:formula="of:=[.P36]*1000000" office:value-type="float" office:value="724.3">
            <text:p>724.3</text:p>
          </table:table-cell>
          <table:table-cell table:formula="of:=[.Q36]*1000000" office:value-type="float" office:value="196.07">
            <text:p>196.07</text:p>
          </table:table-cell>
          <table:table-cell table:formula="of:=[.R36]*1000000" office:value-type="float" office:value="422.16">
            <text:p>422.16</text:p>
          </table:table-cell>
          <table:table-cell table:formula="of:=[.S36]*1000000" office:value-type="float" office:value="18.635">
            <text:p>18.635</text:p>
          </table:table-cell>
          <table:table-cell table:formula="of:=[.T36]*1000000" office:value-type="float" office:value="0.018175">
            <text:p>0.018175</text:p>
          </table:table-cell>
          <table:table-cell table:formula="of:=[.U36]*1000000" office:value-type="float" office:value="0.000025134">
            <text:p>0.000025134</text:p>
          </table:table-cell>
          <table:table-cell table:formula="of:=[.V36]*1000000" office:value-type="float" office:value="0.000000000094386">
            <text:p>9.4386E-011</text:p>
          </table:table-cell>
          <table:table-cell table:formula="of:=[.W36]*1000000" office:value-type="float" office:value="724.29">
            <text:p>724.29</text:p>
          </table:table-cell>
          <table:table-cell table:formula="of:=[.X36]*1000000" office:value-type="float" office:value="196.07">
            <text:p>196.07</text:p>
          </table:table-cell>
          <table:table-cell table:formula="of:=[.Y36]*1000000" office:value-type="float" office:value="422.17">
            <text:p>422.17</text:p>
          </table:table-cell>
          <table:table-cell table:formula="of:=[.Z36]*1000000" office:value-type="float" office:value="20.703">
            <text:p>20.703</text:p>
          </table:table-cell>
          <table:table-cell table:formula="of:=[.AA36]*1000000" office:value-type="float" office:value="0">
            <text:p>0</text:p>
          </table:table-cell>
          <table:table-cell table:formula="of:=[.AB36]*1000000" office:value-type="float" office:value="0.000025121">
            <text:p>0.000025121</text:p>
          </table:table-cell>
          <table:table-cell table:formula="of:=[.AC36]*1000000" office:value-type="float" office:value="0.000000000094385">
            <text:p>9.4385E-011</text:p>
          </table:table-cell>
          <table:table-cell office:value-type="float" office:value="0.0007243">
            <text:p>0.0007243</text:p>
          </table:table-cell>
          <table:table-cell office:value-type="float" office:value="0.00019607">
            <text:p>0.00019607</text:p>
          </table:table-cell>
          <table:table-cell office:value-type="float" office:value="0.00042216">
            <text:p>0.00042216</text:p>
          </table:table-cell>
          <table:table-cell table:style-name="ce1" office:value-type="string">
            <text:p>1.8635e-05</text:p>
          </table:table-cell>
          <table:table-cell table:style-name="ce1" office:value-type="string">
            <text:p>1.8175e-08</text:p>
          </table:table-cell>
          <table:table-cell table:style-name="ce1" office:value-type="string">
            <text:p>2.5134e-11</text:p>
          </table:table-cell>
          <table:table-cell table:style-name="ce1" office:value-type="string">
            <text:p>9.4386e-17</text:p>
          </table:table-cell>
          <table:table-cell office:value-type="float" office:value="0.00072429">
            <text:p>0.00072429</text:p>
          </table:table-cell>
          <table:table-cell office:value-type="float" office:value="0.00019607">
            <text:p>0.00019607</text:p>
          </table:table-cell>
          <table:table-cell office:value-type="float" office:value="0.00042217">
            <text:p>0.00042217</text:p>
          </table:table-cell>
          <table:table-cell table:style-name="ce1" office:value-type="string">
            <text:p>2.0703e-05</text:p>
          </table:table-cell>
          <table:table-cell office:value-type="float" office:value="0">
            <text:p>0</text:p>
          </table:table-cell>
          <table:table-cell table:style-name="ce1" office:value-type="string">
            <text:p>2.5121e-11</text:p>
          </table:table-cell>
          <table:table-cell table:style-name="ce1" office:value-type="string">
            <text:p>9.4385e-17</text:p>
          </table:table-cell>
        </table:table-row>
        <table:table-row table:style-name="ro2">
          <table:table-cell office:value-type="float" office:value="350.7017">
            <text:p>350.7017</text:p>
          </table:table-cell>
          <table:table-cell table:formula="of:=[.P37]*1000000" office:value-type="float" office:value="710.79">
            <text:p>710.79</text:p>
          </table:table-cell>
          <table:table-cell table:formula="of:=[.Q37]*1000000" office:value-type="float" office:value="193.32">
            <text:p>193.32</text:p>
          </table:table-cell>
          <table:table-cell table:formula="of:=[.R37]*1000000" office:value-type="float" office:value="439.48">
            <text:p>439.48</text:p>
          </table:table-cell>
          <table:table-cell table:formula="of:=[.S37]*1000000" office:value-type="float" office:value="18.471">
            <text:p>18.471</text:p>
          </table:table-cell>
          <table:table-cell table:formula="of:=[.T37]*1000000" office:value-type="float" office:value="0.018664">
            <text:p>0.018664</text:p>
          </table:table-cell>
          <table:table-cell table:formula="of:=[.U37]*1000000" office:value-type="float" office:value="0.0000073096">
            <text:p>7.3096E-006</text:p>
          </table:table-cell>
          <table:table-cell table:formula="of:=[.V37]*1000000" office:value-type="float" office:value="0.000000000091496">
            <text:p>9.1496E-011</text:p>
          </table:table-cell>
          <table:table-cell table:formula="of:=[.W37]*1000000" office:value-type="float" office:value="710.78">
            <text:p>710.78</text:p>
          </table:table-cell>
          <table:table-cell table:formula="of:=[.X37]*1000000" office:value-type="float" office:value="193.32">
            <text:p>193.32</text:p>
          </table:table-cell>
          <table:table-cell table:formula="of:=[.Y37]*1000000" office:value-type="float" office:value="439.49">
            <text:p>439.49</text:p>
          </table:table-cell>
          <table:table-cell table:formula="of:=[.Z37]*1000000" office:value-type="float" office:value="20.676">
            <text:p>20.676</text:p>
          </table:table-cell>
          <table:table-cell table:formula="of:=[.AA37]*1000000" office:value-type="float" office:value="0">
            <text:p>0</text:p>
          </table:table-cell>
          <table:table-cell table:formula="of:=[.AB37]*1000000" office:value-type="float" office:value="0.0000073057">
            <text:p>7.3057E-006</text:p>
          </table:table-cell>
          <table:table-cell table:formula="of:=[.AC37]*1000000" office:value-type="float" office:value="0.000000000091495">
            <text:p>9.1495E-011</text:p>
          </table:table-cell>
          <table:table-cell office:value-type="float" office:value="0.00071079">
            <text:p>0.00071079</text:p>
          </table:table-cell>
          <table:table-cell office:value-type="float" office:value="0.00019332">
            <text:p>0.00019332</text:p>
          </table:table-cell>
          <table:table-cell office:value-type="float" office:value="0.00043948">
            <text:p>0.00043948</text:p>
          </table:table-cell>
          <table:table-cell table:style-name="ce1" office:value-type="string">
            <text:p>1.8471e-05</text:p>
          </table:table-cell>
          <table:table-cell table:style-name="ce1" office:value-type="string">
            <text:p>1.8664e-08</text:p>
          </table:table-cell>
          <table:table-cell table:style-name="ce1" office:value-type="string">
            <text:p>7.3096e-12</text:p>
          </table:table-cell>
          <table:table-cell table:style-name="ce1" office:value-type="string">
            <text:p>9.1496e-17</text:p>
          </table:table-cell>
          <table:table-cell office:value-type="float" office:value="0.00071078">
            <text:p>0.00071078</text:p>
          </table:table-cell>
          <table:table-cell office:value-type="float" office:value="0.00019332">
            <text:p>0.00019332</text:p>
          </table:table-cell>
          <table:table-cell office:value-type="float" office:value="0.00043949">
            <text:p>0.00043949</text:p>
          </table:table-cell>
          <table:table-cell table:style-name="ce1" office:value-type="string">
            <text:p>2.0676e-05</text:p>
          </table:table-cell>
          <table:table-cell office:value-type="float" office:value="0">
            <text:p>0</text:p>
          </table:table-cell>
          <table:table-cell table:style-name="ce1" office:value-type="string">
            <text:p>7.3057e-12</text:p>
          </table:table-cell>
          <table:table-cell table:style-name="ce1" office:value-type="string">
            <text:p>9.1495e-17</text:p>
          </table:table-cell>
        </table:table-row>
        <table:table-row table:style-name="ro2">
          <table:table-cell office:value-type="float" office:value="360.7017">
            <text:p>360.7017</text:p>
          </table:table-cell>
          <table:table-cell table:formula="of:=[.P38]*1000000" office:value-type="float" office:value="697.86">
            <text:p>697.86</text:p>
          </table:table-cell>
          <table:table-cell table:formula="of:=[.Q38]*1000000" office:value-type="float" office:value="190.58">
            <text:p>190.58</text:p>
          </table:table-cell>
          <table:table-cell table:formula="of:=[.R38]*1000000" office:value-type="float" office:value="456.11">
            <text:p>456.11</text:p>
          </table:table-cell>
          <table:table-cell table:formula="of:=[.S38]*1000000" office:value-type="float" office:value="18.306">
            <text:p>18.306</text:p>
          </table:table-cell>
          <table:table-cell table:formula="of:=[.T38]*1000000" office:value-type="float" office:value="0.01914">
            <text:p>0.01914</text:p>
          </table:table-cell>
          <table:table-cell table:formula="of:=[.U38]*1000000" office:value-type="float" office:value="0.0000020411">
            <text:p>2.0411E-006</text:p>
          </table:table-cell>
          <table:table-cell table:formula="of:=[.V38]*1000000" office:value-type="float" office:value="0.000000000088696">
            <text:p>8.8696E-011</text:p>
          </table:table-cell>
          <table:table-cell table:formula="of:=[.W38]*1000000" office:value-type="float" office:value="697.86">
            <text:p>697.86</text:p>
          </table:table-cell>
          <table:table-cell table:formula="of:=[.X38]*1000000" office:value-type="float" office:value="190.58">
            <text:p>190.58</text:p>
          </table:table-cell>
          <table:table-cell table:formula="of:=[.Y38]*1000000" office:value-type="float" office:value="456.12">
            <text:p>456.12</text:p>
          </table:table-cell>
          <table:table-cell table:formula="of:=[.Z38]*1000000" office:value-type="float" office:value="20.652">
            <text:p>20.652</text:p>
          </table:table-cell>
          <table:table-cell table:formula="of:=[.AA38]*1000000" office:value-type="float" office:value="0">
            <text:p>0</text:p>
          </table:table-cell>
          <table:table-cell table:formula="of:=[.AB38]*1000000" office:value-type="float" office:value="0.00000204">
            <text:p>0.00000204</text:p>
          </table:table-cell>
          <table:table-cell table:formula="of:=[.AC38]*1000000" office:value-type="float" office:value="0.000000000088695">
            <text:p>8.8695E-011</text:p>
          </table:table-cell>
          <table:table-cell office:value-type="float" office:value="0.00069786">
            <text:p>0.00069786</text:p>
          </table:table-cell>
          <table:table-cell office:value-type="float" office:value="0.00019058">
            <text:p>0.00019058</text:p>
          </table:table-cell>
          <table:table-cell office:value-type="float" office:value="0.00045611">
            <text:p>0.00045611</text:p>
          </table:table-cell>
          <table:table-cell table:style-name="ce1" office:value-type="string">
            <text:p>1.8306e-05</text:p>
          </table:table-cell>
          <table:table-cell table:style-name="ce1" office:value-type="string">
            <text:p>1.914e-08</text:p>
          </table:table-cell>
          <table:table-cell table:style-name="ce1" office:value-type="string">
            <text:p>2.0411e-12</text:p>
          </table:table-cell>
          <table:table-cell table:style-name="ce1" office:value-type="string">
            <text:p>8.8696e-17</text:p>
          </table:table-cell>
          <table:table-cell office:value-type="float" office:value="0.00069786">
            <text:p>0.00069786</text:p>
          </table:table-cell>
          <table:table-cell office:value-type="float" office:value="0.00019058">
            <text:p>0.00019058</text:p>
          </table:table-cell>
          <table:table-cell office:value-type="float" office:value="0.00045612">
            <text:p>0.00045612</text:p>
          </table:table-cell>
          <table:table-cell table:style-name="ce1" office:value-type="string">
            <text:p>2.0652e-05</text:p>
          </table:table-cell>
          <table:table-cell office:value-type="float" office:value="0">
            <text:p>0</text:p>
          </table:table-cell>
          <table:table-cell table:style-name="ce1" office:value-type="string">
            <text:p>2.04e-12</text:p>
          </table:table-cell>
          <table:table-cell table:style-name="ce1" office:value-type="string">
            <text:p>8.8695e-17</text:p>
          </table:table-cell>
        </table:table-row>
        <table:table-row table:style-name="ro2">
          <table:table-cell office:value-type="float" office:value="370.7017">
            <text:p>370.7017</text:p>
          </table:table-cell>
          <table:table-cell table:formula="of:=[.P39]*1000000" office:value-type="float" office:value="685.48">
            <text:p>685.48</text:p>
          </table:table-cell>
          <table:table-cell table:formula="of:=[.Q39]*1000000" office:value-type="float" office:value="187.89">
            <text:p>187.89</text:p>
          </table:table-cell>
          <table:table-cell table:formula="of:=[.R39]*1000000" office:value-type="float" office:value="472.1">
            <text:p>472.1</text:p>
          </table:table-cell>
          <table:table-cell table:formula="of:=[.S39]*1000000" office:value-type="float" office:value="18.141">
            <text:p>18.141</text:p>
          </table:table-cell>
          <table:table-cell table:formula="of:=[.T39]*1000000" office:value-type="float" office:value="0.019604">
            <text:p>0.019604</text:p>
          </table:table-cell>
          <table:table-cell table:formula="of:=[.U39]*1000000" office:value-type="float" office:value="0.00000054912">
            <text:p>5.4912E-007</text:p>
          </table:table-cell>
          <table:table-cell table:formula="of:=[.V39]*1000000" office:value-type="float" office:value="0.000000000085984">
            <text:p>8.5984E-011</text:p>
          </table:table-cell>
          <table:table-cell table:formula="of:=[.W39]*1000000" office:value-type="float" office:value="685.47">
            <text:p>685.47</text:p>
          </table:table-cell>
          <table:table-cell table:formula="of:=[.X39]*1000000" office:value-type="float" office:value="187.88">
            <text:p>187.88</text:p>
          </table:table-cell>
          <table:table-cell table:formula="of:=[.Y39]*1000000" office:value-type="float" office:value="472.11">
            <text:p>472.11</text:p>
          </table:table-cell>
          <table:table-cell table:formula="of:=[.Z39]*1000000" office:value-type="float" office:value="20.63">
            <text:p>20.63</text:p>
          </table:table-cell>
          <table:table-cell table:formula="of:=[.AA39]*1000000" office:value-type="float" office:value="0">
            <text:p>0</text:p>
          </table:table-cell>
          <table:table-cell table:formula="of:=[.AB39]*1000000" office:value-type="float" office:value="0.00000054881">
            <text:p>5.4881E-007</text:p>
          </table:table-cell>
          <table:table-cell table:formula="of:=[.AC39]*1000000" office:value-type="float" office:value="0.000000000085983">
            <text:p>8.5983E-011</text:p>
          </table:table-cell>
          <table:table-cell office:value-type="float" office:value="0.00068548">
            <text:p>0.00068548</text:p>
          </table:table-cell>
          <table:table-cell office:value-type="float" office:value="0.00018789">
            <text:p>0.00018789</text:p>
          </table:table-cell>
          <table:table-cell office:value-type="float" office:value="0.0004721">
            <text:p>0.0004721</text:p>
          </table:table-cell>
          <table:table-cell table:style-name="ce1" office:value-type="string">
            <text:p>1.8141e-05</text:p>
          </table:table-cell>
          <table:table-cell table:style-name="ce1" office:value-type="string">
            <text:p>1.9604e-08</text:p>
          </table:table-cell>
          <table:table-cell table:style-name="ce1" office:value-type="string">
            <text:p>5.4912e-13</text:p>
          </table:table-cell>
          <table:table-cell table:style-name="ce1" office:value-type="string">
            <text:p>8.5984e-17</text:p>
          </table:table-cell>
          <table:table-cell office:value-type="float" office:value="0.00068547">
            <text:p>0.00068547</text:p>
          </table:table-cell>
          <table:table-cell office:value-type="float" office:value="0.00018788">
            <text:p>0.00018788</text:p>
          </table:table-cell>
          <table:table-cell office:value-type="float" office:value="0.00047211">
            <text:p>0.00047211</text:p>
          </table:table-cell>
          <table:table-cell table:style-name="ce1" office:value-type="string">
            <text:p>2.063e-05</text:p>
          </table:table-cell>
          <table:table-cell office:value-type="float" office:value="0">
            <text:p>0</text:p>
          </table:table-cell>
          <table:table-cell table:style-name="ce1" office:value-type="string">
            <text:p>5.4881e-13</text:p>
          </table:table-cell>
          <table:table-cell table:style-name="ce1" office:value-type="string">
            <text:p>8.5983e-17</text:p>
          </table:table-cell>
        </table:table-row>
        <table:table-row table:style-name="ro2">
          <table:table-cell office:value-type="float" office:value="380.7017">
            <text:p>380.7017</text:p>
          </table:table-cell>
          <table:table-cell table:formula="of:=[.P40]*1000000" office:value-type="float" office:value="673.58">
            <text:p>673.58</text:p>
          </table:table-cell>
          <table:table-cell table:formula="of:=[.Q40]*1000000" office:value-type="float" office:value="185.24">
            <text:p>185.24</text:p>
          </table:table-cell>
          <table:table-cell table:formula="of:=[.R40]*1000000" office:value-type="float" office:value="487.5">
            <text:p>487.5</text:p>
          </table:table-cell>
          <table:table-cell table:formula="of:=[.S40]*1000000" office:value-type="float" office:value="17.976">
            <text:p>17.976</text:p>
          </table:table-cell>
          <table:table-cell table:formula="of:=[.T40]*1000000" office:value-type="float" office:value="0.020057">
            <text:p>0.020057</text:p>
          </table:table-cell>
          <table:table-cell table:formula="of:=[.U40]*1000000" office:value-type="float" office:value="0.00000014274">
            <text:p>1.4274E-007</text:p>
          </table:table-cell>
          <table:table-cell table:formula="of:=[.V40]*1000000" office:value-type="float" office:value="0.000000000083355">
            <text:p>8.3355E-011</text:p>
          </table:table-cell>
          <table:table-cell table:formula="of:=[.W40]*1000000" office:value-type="float" office:value="673.57">
            <text:p>673.57</text:p>
          </table:table-cell>
          <table:table-cell table:formula="of:=[.X40]*1000000" office:value-type="float" office:value="185.23">
            <text:p>185.23</text:p>
          </table:table-cell>
          <table:table-cell table:formula="of:=[.Y40]*1000000" office:value-type="float" office:value="487.51">
            <text:p>487.51</text:p>
          </table:table-cell>
          <table:table-cell table:formula="of:=[.Z40]*1000000" office:value-type="float" office:value="20.609">
            <text:p>20.609</text:p>
          </table:table-cell>
          <table:table-cell table:formula="of:=[.AA40]*1000000" office:value-type="float" office:value="0">
            <text:p>0</text:p>
          </table:table-cell>
          <table:table-cell table:formula="of:=[.AB40]*1000000" office:value-type="float" office:value="0.00000014267">
            <text:p>1.4267E-007</text:p>
          </table:table-cell>
          <table:table-cell table:formula="of:=[.AC40]*1000000" office:value-type="float" office:value="0.000000000083354">
            <text:p>8.3354E-011</text:p>
          </table:table-cell>
          <table:table-cell office:value-type="float" office:value="0.00067358">
            <text:p>0.00067358</text:p>
          </table:table-cell>
          <table:table-cell office:value-type="float" office:value="0.00018524">
            <text:p>0.00018524</text:p>
          </table:table-cell>
          <table:table-cell office:value-type="float" office:value="0.0004875">
            <text:p>0.0004875</text:p>
          </table:table-cell>
          <table:table-cell table:style-name="ce1" office:value-type="string">
            <text:p>1.7976e-05</text:p>
          </table:table-cell>
          <table:table-cell table:style-name="ce1" office:value-type="string">
            <text:p>2.0057e-08</text:p>
          </table:table-cell>
          <table:table-cell table:style-name="ce1" office:value-type="string">
            <text:p>1.4274e-13</text:p>
          </table:table-cell>
          <table:table-cell table:style-name="ce1" office:value-type="string">
            <text:p>8.3355e-17</text:p>
          </table:table-cell>
          <table:table-cell office:value-type="float" office:value="0.00067357">
            <text:p>0.00067357</text:p>
          </table:table-cell>
          <table:table-cell office:value-type="float" office:value="0.00018523">
            <text:p>0.00018523</text:p>
          </table:table-cell>
          <table:table-cell office:value-type="float" office:value="0.00048751">
            <text:p>0.00048751</text:p>
          </table:table-cell>
          <table:table-cell table:style-name="ce1" office:value-type="string">
            <text:p>2.0609e-05</text:p>
          </table:table-cell>
          <table:table-cell office:value-type="float" office:value="0">
            <text:p>0</text:p>
          </table:table-cell>
          <table:table-cell table:style-name="ce1" office:value-type="string">
            <text:p>1.4267e-13</text:p>
          </table:table-cell>
          <table:table-cell table:style-name="ce1" office:value-type="string">
            <text:p>8.3354e-17</text:p>
          </table:table-cell>
        </table:table-row>
        <table:table-row table:style-name="ro2">
          <table:table-cell office:value-type="float" office:value="390.7017">
            <text:p>390.7017</text:p>
          </table:table-cell>
          <table:table-cell table:formula="of:=[.P41]*1000000" office:value-type="float" office:value="662.11">
            <text:p>662.11</text:p>
          </table:table-cell>
          <table:table-cell table:formula="of:=[.Q41]*1000000" office:value-type="float" office:value="182.64">
            <text:p>182.64</text:p>
          </table:table-cell>
          <table:table-cell table:formula="of:=[.R41]*1000000" office:value-type="float" office:value="502.35">
            <text:p>502.35</text:p>
          </table:table-cell>
          <table:table-cell table:formula="of:=[.S41]*1000000" office:value-type="float" office:value="17.811">
            <text:p>17.811</text:p>
          </table:table-cell>
          <table:table-cell table:formula="of:=[.T41]*1000000" office:value-type="float" office:value="0.0205">
            <text:p>0.0205</text:p>
          </table:table-cell>
          <table:table-cell table:formula="of:=[.U41]*1000000" office:value-type="float" office:value="0.000000035953">
            <text:p>0.000000036</text:p>
          </table:table-cell>
          <table:table-cell table:formula="of:=[.V41]*1000000" office:value-type="float" office:value="0.000000000080808">
            <text:p>8.0808E-011</text:p>
          </table:table-cell>
          <table:table-cell table:formula="of:=[.W41]*1000000" office:value-type="float" office:value="662.11">
            <text:p>662.11</text:p>
          </table:table-cell>
          <table:table-cell table:formula="of:=[.X41]*1000000" office:value-type="float" office:value="182.64">
            <text:p>182.64</text:p>
          </table:table-cell>
          <table:table-cell table:formula="of:=[.Y41]*1000000" office:value-type="float" office:value="502.35">
            <text:p>502.35</text:p>
          </table:table-cell>
          <table:table-cell table:formula="of:=[.Z41]*1000000" office:value-type="float" office:value="20.59">
            <text:p>20.59</text:p>
          </table:table-cell>
          <table:table-cell table:formula="of:=[.AA41]*1000000" office:value-type="float" office:value="0">
            <text:p>0</text:p>
          </table:table-cell>
          <table:table-cell table:formula="of:=[.AB41]*1000000" office:value-type="float" office:value="0.000000035926">
            <text:p>3.5926E-008</text:p>
          </table:table-cell>
          <table:table-cell table:formula="of:=[.AC41]*1000000" office:value-type="float" office:value="0.000000000080807">
            <text:p>8.0807E-011</text:p>
          </table:table-cell>
          <table:table-cell office:value-type="float" office:value="0.00066211">
            <text:p>0.00066211</text:p>
          </table:table-cell>
          <table:table-cell office:value-type="float" office:value="0.00018264">
            <text:p>0.00018264</text:p>
          </table:table-cell>
          <table:table-cell office:value-type="float" office:value="0.00050235">
            <text:p>0.00050235</text:p>
          </table:table-cell>
          <table:table-cell table:style-name="ce1" office:value-type="string">
            <text:p>1.7811e-05</text:p>
          </table:table-cell>
          <table:table-cell table:style-name="ce1" office:value-type="string">
            <text:p>2.05e-08</text:p>
          </table:table-cell>
          <table:table-cell table:style-name="ce1" office:value-type="string">
            <text:p>3.5953e-14</text:p>
          </table:table-cell>
          <table:table-cell table:style-name="ce1" office:value-type="string">
            <text:p>8.0808e-17</text:p>
          </table:table-cell>
          <table:table-cell office:value-type="float" office:value="0.00066211">
            <text:p>0.00066211</text:p>
          </table:table-cell>
          <table:table-cell office:value-type="float" office:value="0.00018264">
            <text:p>0.00018264</text:p>
          </table:table-cell>
          <table:table-cell office:value-type="float" office:value="0.00050235">
            <text:p>0.00050235</text:p>
          </table:table-cell>
          <table:table-cell table:style-name="ce1" office:value-type="string">
            <text:p>2.059e-05</text:p>
          </table:table-cell>
          <table:table-cell office:value-type="float" office:value="0">
            <text:p>0</text:p>
          </table:table-cell>
          <table:table-cell table:style-name="ce1" office:value-type="string">
            <text:p>3.5926e-14</text:p>
          </table:table-cell>
          <table:table-cell table:style-name="ce1" office:value-type="string">
            <text:p>8.0807e-17</text:p>
          </table:table-cell>
        </table:table-row>
        <table:table-row table:style-name="ro2">
          <table:table-cell office:value-type="float" office:value="400.7017">
            <text:p>400.7017</text:p>
          </table:table-cell>
          <table:table-cell table:formula="of:=[.P42]*1000000" office:value-type="float" office:value="651.05">
            <text:p>651.05</text:p>
          </table:table-cell>
          <table:table-cell table:formula="of:=[.Q42]*1000000" office:value-type="float" office:value="180.11">
            <text:p>180.11</text:p>
          </table:table-cell>
          <table:table-cell table:formula="of:=[.R42]*1000000" office:value-type="float" office:value="516.68">
            <text:p>516.68</text:p>
          </table:table-cell>
          <table:table-cell table:formula="of:=[.S42]*1000000" office:value-type="float" office:value="17.645">
            <text:p>17.645</text:p>
          </table:table-cell>
          <table:table-cell table:formula="of:=[.T42]*1000000" office:value-type="float" office:value="0.020932">
            <text:p>0.020932</text:p>
          </table:table-cell>
          <table:table-cell table:formula="of:=[.U42]*1000000" office:value-type="float" office:value="0.0000000087954">
            <text:p>8.7954E-009</text:p>
          </table:table-cell>
          <table:table-cell table:formula="of:=[.V42]*1000000" office:value-type="float" office:value="0.00000000007834">
            <text:p>7.834E-011</text:p>
          </table:table-cell>
          <table:table-cell table:formula="of:=[.W42]*1000000" office:value-type="float" office:value="651.05">
            <text:p>651.05</text:p>
          </table:table-cell>
          <table:table-cell table:formula="of:=[.X42]*1000000" office:value-type="float" office:value="180.11">
            <text:p>180.11</text:p>
          </table:table-cell>
          <table:table-cell table:formula="of:=[.Y42]*1000000" office:value-type="float" office:value="516.68">
            <text:p>516.68</text:p>
          </table:table-cell>
          <table:table-cell table:formula="of:=[.Z42]*1000000" office:value-type="float" office:value="20.572">
            <text:p>20.572</text:p>
          </table:table-cell>
          <table:table-cell table:formula="of:=[.AA42]*1000000" office:value-type="float" office:value="0">
            <text:p>0</text:p>
          </table:table-cell>
          <table:table-cell table:formula="of:=[.AB42]*1000000" office:value-type="float" office:value="0.0000000087964">
            <text:p>8.7964E-009</text:p>
          </table:table-cell>
          <table:table-cell table:formula="of:=[.AC42]*1000000" office:value-type="float" office:value="0.000000000078339">
            <text:p>7.8339E-011</text:p>
          </table:table-cell>
          <table:table-cell office:value-type="float" office:value="0.00065105">
            <text:p>0.00065105</text:p>
          </table:table-cell>
          <table:table-cell office:value-type="float" office:value="0.00018011">
            <text:p>0.00018011</text:p>
          </table:table-cell>
          <table:table-cell office:value-type="float" office:value="0.00051668">
            <text:p>0.00051668</text:p>
          </table:table-cell>
          <table:table-cell table:style-name="ce1" office:value-type="string">
            <text:p>1.7645e-05</text:p>
          </table:table-cell>
          <table:table-cell table:style-name="ce1" office:value-type="string">
            <text:p>2.0932e-08</text:p>
          </table:table-cell>
          <table:table-cell table:style-name="ce1" office:value-type="string">
            <text:p>8.7954e-15</text:p>
          </table:table-cell>
          <table:table-cell table:style-name="ce1" office:value-type="string">
            <text:p>7.834e-17</text:p>
          </table:table-cell>
          <table:table-cell office:value-type="float" office:value="0.00065105">
            <text:p>0.00065105</text:p>
          </table:table-cell>
          <table:table-cell office:value-type="float" office:value="0.00018011">
            <text:p>0.00018011</text:p>
          </table:table-cell>
          <table:table-cell office:value-type="float" office:value="0.00051668">
            <text:p>0.00051668</text:p>
          </table:table-cell>
          <table:table-cell table:style-name="ce1" office:value-type="string">
            <text:p>2.0572e-05</text:p>
          </table:table-cell>
          <table:table-cell office:value-type="float" office:value="0">
            <text:p>0</text:p>
          </table:table-cell>
          <table:table-cell table:style-name="ce1" office:value-type="string">
            <text:p>8.7964e-15</text:p>
          </table:table-cell>
          <table:table-cell table:style-name="ce1" office:value-type="string">
            <text:p>7.8339e-17</text:p>
          </table:table-cell>
        </table:table-row>
        <table:table-row table:style-name="ro2">
          <table:table-cell office:value-type="float" office:value="410.7017">
            <text:p>410.7017</text:p>
          </table:table-cell>
          <table:table-cell table:formula="of:=[.P43]*1000000" office:value-type="float" office:value="640.36">
            <text:p>640.36</text:p>
          </table:table-cell>
          <table:table-cell table:formula="of:=[.Q43]*1000000" office:value-type="float" office:value="177.64">
            <text:p>177.64</text:p>
          </table:table-cell>
          <table:table-cell table:formula="of:=[.R43]*1000000" office:value-type="float" office:value="530.53">
            <text:p>530.53</text:p>
          </table:table-cell>
          <table:table-cell table:formula="of:=[.S43]*1000000" office:value-type="float" office:value="17.479">
            <text:p>17.479</text:p>
          </table:table-cell>
          <table:table-cell table:formula="of:=[.T43]*1000000" office:value-type="float" office:value="0.021354">
            <text:p>0.021354</text:p>
          </table:table-cell>
          <table:table-cell table:formula="of:=[.U43]*1000000" office:value-type="float" office:value="0.0000000020935">
            <text:p>2.0935E-009</text:p>
          </table:table-cell>
          <table:table-cell table:formula="of:=[.V43]*1000000" office:value-type="float" office:value="0.000000000075948">
            <text:p>7.5948E-011</text:p>
          </table:table-cell>
          <table:table-cell table:formula="of:=[.W43]*1000000" office:value-type="float" office:value="640.36">
            <text:p>640.36</text:p>
          </table:table-cell>
          <table:table-cell table:formula="of:=[.X43]*1000000" office:value-type="float" office:value="177.64">
            <text:p>177.64</text:p>
          </table:table-cell>
          <table:table-cell table:formula="of:=[.Y43]*1000000" office:value-type="float" office:value="530.54">
            <text:p>530.54</text:p>
          </table:table-cell>
          <table:table-cell table:formula="of:=[.Z43]*1000000" office:value-type="float" office:value="20.556">
            <text:p>20.556</text:p>
          </table:table-cell>
          <table:table-cell table:formula="of:=[.AA43]*1000000" office:value-type="float" office:value="0">
            <text:p>0</text:p>
          </table:table-cell>
          <table:table-cell table:formula="of:=[.AB43]*1000000" office:value-type="float" office:value="0.000000002099">
            <text:p>2.099E-009</text:p>
          </table:table-cell>
          <table:table-cell table:formula="of:=[.AC43]*1000000" office:value-type="float" office:value="0.000000000075947">
            <text:p>7.5947E-011</text:p>
          </table:table-cell>
          <table:table-cell office:value-type="float" office:value="0.00064036">
            <text:p>0.00064036</text:p>
          </table:table-cell>
          <table:table-cell office:value-type="float" office:value="0.00017764">
            <text:p>0.00017764</text:p>
          </table:table-cell>
          <table:table-cell office:value-type="float" office:value="0.00053053">
            <text:p>0.00053053</text:p>
          </table:table-cell>
          <table:table-cell table:style-name="ce1" office:value-type="string">
            <text:p>1.7479e-05</text:p>
          </table:table-cell>
          <table:table-cell table:style-name="ce1" office:value-type="string">
            <text:p>2.1354e-08</text:p>
          </table:table-cell>
          <table:table-cell table:style-name="ce1" office:value-type="string">
            <text:p>2.0935e-15</text:p>
          </table:table-cell>
          <table:table-cell table:style-name="ce1" office:value-type="string">
            <text:p>7.5948e-17</text:p>
          </table:table-cell>
          <table:table-cell office:value-type="float" office:value="0.00064036">
            <text:p>0.00064036</text:p>
          </table:table-cell>
          <table:table-cell office:value-type="float" office:value="0.00017764">
            <text:p>0.00017764</text:p>
          </table:table-cell>
          <table:table-cell office:value-type="float" office:value="0.00053054">
            <text:p>0.00053054</text:p>
          </table:table-cell>
          <table:table-cell table:style-name="ce1" office:value-type="string">
            <text:p>2.0556e-05</text:p>
          </table:table-cell>
          <table:table-cell office:value-type="float" office:value="0">
            <text:p>0</text:p>
          </table:table-cell>
          <table:table-cell table:style-name="ce1" office:value-type="string">
            <text:p>2.099e-15</text:p>
          </table:table-cell>
          <table:table-cell table:style-name="ce1" office:value-type="string">
            <text:p>7.5947e-17</text:p>
          </table:table-cell>
        </table:table-row>
        <table:table-row table:style-name="ro2">
          <table:table-cell office:value-type="float" office:value="420.7017">
            <text:p>420.7017</text:p>
          </table:table-cell>
          <table:table-cell table:formula="of:=[.P44]*1000000" office:value-type="float" office:value="630.01">
            <text:p>630.01</text:p>
          </table:table-cell>
          <table:table-cell table:formula="of:=[.Q44]*1000000" office:value-type="float" office:value="175.23">
            <text:p>175.23</text:p>
          </table:table-cell>
          <table:table-cell table:formula="of:=[.R44]*1000000" office:value-type="float" office:value="543.94">
            <text:p>543.94</text:p>
          </table:table-cell>
          <table:table-cell table:formula="of:=[.S44]*1000000" office:value-type="float" office:value="17.312">
            <text:p>17.312</text:p>
          </table:table-cell>
          <table:table-cell table:formula="of:=[.T44]*1000000" office:value-type="float" office:value="0.021766">
            <text:p>0.021766</text:p>
          </table:table-cell>
          <table:table-cell table:formula="of:=[.U44]*1000000" office:value-type="float" office:value="0.00000000048256">
            <text:p>4.8256E-010</text:p>
          </table:table-cell>
          <table:table-cell table:formula="of:=[.V44]*1000000" office:value-type="float" office:value="0.00000000007363">
            <text:p>7.363E-011</text:p>
          </table:table-cell>
          <table:table-cell table:formula="of:=[.W44]*1000000" office:value-type="float" office:value="630">
            <text:p>630</text:p>
          </table:table-cell>
          <table:table-cell table:formula="of:=[.X44]*1000000" office:value-type="float" office:value="175.23">
            <text:p>175.23</text:p>
          </table:table-cell>
          <table:table-cell table:formula="of:=[.Y44]*1000000" office:value-type="float" office:value="543.94">
            <text:p>543.94</text:p>
          </table:table-cell>
          <table:table-cell table:formula="of:=[.Z44]*1000000" office:value-type="float" office:value="20.541">
            <text:p>20.541</text:p>
          </table:table-cell>
          <table:table-cell table:formula="of:=[.AA44]*1000000" office:value-type="float" office:value="0">
            <text:p>0</text:p>
          </table:table-cell>
          <table:table-cell table:formula="of:=[.AB44]*1000000" office:value-type="float" office:value="0.00000000048851">
            <text:p>4.8851E-010</text:p>
          </table:table-cell>
          <table:table-cell table:formula="of:=[.AC44]*1000000" office:value-type="float" office:value="0.000000000073629">
            <text:p>7.3629E-011</text:p>
          </table:table-cell>
          <table:table-cell office:value-type="float" office:value="0.00063001">
            <text:p>0.00063001</text:p>
          </table:table-cell>
          <table:table-cell office:value-type="float" office:value="0.00017523">
            <text:p>0.00017523</text:p>
          </table:table-cell>
          <table:table-cell office:value-type="float" office:value="0.00054394">
            <text:p>0.00054394</text:p>
          </table:table-cell>
          <table:table-cell table:style-name="ce1" office:value-type="string">
            <text:p>1.7312e-05</text:p>
          </table:table-cell>
          <table:table-cell table:style-name="ce1" office:value-type="string">
            <text:p>2.1766e-08</text:p>
          </table:table-cell>
          <table:table-cell table:style-name="ce1" office:value-type="string">
            <text:p>4.8256e-16</text:p>
          </table:table-cell>
          <table:table-cell table:style-name="ce1" office:value-type="string">
            <text:p>7.363e-17</text:p>
          </table:table-cell>
          <table:table-cell office:value-type="float" office:value="0.00063">
            <text:p>0.00063</text:p>
          </table:table-cell>
          <table:table-cell office:value-type="float" office:value="0.00017523">
            <text:p>0.00017523</text:p>
          </table:table-cell>
          <table:table-cell office:value-type="float" office:value="0.00054394">
            <text:p>0.00054394</text:p>
          </table:table-cell>
          <table:table-cell table:style-name="ce1" office:value-type="string">
            <text:p>2.0541e-05</text:p>
          </table:table-cell>
          <table:table-cell office:value-type="float" office:value="0">
            <text:p>0</text:p>
          </table:table-cell>
          <table:table-cell table:style-name="ce1" office:value-type="string">
            <text:p>4.8851e-16</text:p>
          </table:table-cell>
          <table:table-cell table:style-name="ce1" office:value-type="string">
            <text:p>7.3629e-17</text:p>
          </table:table-cell>
        </table:table-row>
        <table:table-row table:style-name="ro2">
          <table:table-cell office:value-type="float" office:value="430.7017">
            <text:p>430.7017</text:p>
          </table:table-cell>
          <table:table-cell table:formula="of:=[.P45]*1000000" office:value-type="float" office:value="619.96">
            <text:p>619.96</text:p>
          </table:table-cell>
          <table:table-cell table:formula="of:=[.Q45]*1000000" office:value-type="float" office:value="172.89">
            <text:p>172.89</text:p>
          </table:table-cell>
          <table:table-cell table:formula="of:=[.R45]*1000000" office:value-type="float" office:value="556.93">
            <text:p>556.93</text:p>
          </table:table-cell>
          <table:table-cell table:formula="of:=[.S45]*1000000" office:value-type="float" office:value="17.145">
            <text:p>17.145</text:p>
          </table:table-cell>
          <table:table-cell table:formula="of:=[.T45]*1000000" office:value-type="float" office:value="0.022169">
            <text:p>0.022169</text:p>
          </table:table-cell>
          <table:table-cell table:formula="of:=[.U45]*1000000" office:value-type="float" office:value="0.00000000010856">
            <text:p>1.0856E-010</text:p>
          </table:table-cell>
          <table:table-cell table:formula="of:=[.V45]*1000000" office:value-type="float" office:value="0.000000000071384">
            <text:p>7.1384E-011</text:p>
          </table:table-cell>
          <table:table-cell table:formula="of:=[.W45]*1000000" office:value-type="float" office:value="619.96">
            <text:p>619.96</text:p>
          </table:table-cell>
          <table:table-cell table:formula="of:=[.X45]*1000000" office:value-type="float" office:value="172.89">
            <text:p>172.89</text:p>
          </table:table-cell>
          <table:table-cell table:formula="of:=[.Y45]*1000000" office:value-type="float" office:value="556.94">
            <text:p>556.94</text:p>
          </table:table-cell>
          <table:table-cell table:formula="of:=[.Z45]*1000000" office:value-type="float" office:value="20.527">
            <text:p>20.527</text:p>
          </table:table-cell>
          <table:table-cell table:formula="of:=[.AA45]*1000000" office:value-type="float" office:value="0">
            <text:p>0</text:p>
          </table:table-cell>
          <table:table-cell table:formula="of:=[.AB45]*1000000" office:value-type="float" office:value="0.00000000011237">
            <text:p>1.1237E-010</text:p>
          </table:table-cell>
          <table:table-cell table:formula="of:=[.AC45]*1000000" office:value-type="float" office:value="0.000000000071383">
            <text:p>7.1383E-011</text:p>
          </table:table-cell>
          <table:table-cell office:value-type="float" office:value="0.00061996">
            <text:p>0.00061996</text:p>
          </table:table-cell>
          <table:table-cell office:value-type="float" office:value="0.00017289">
            <text:p>0.00017289</text:p>
          </table:table-cell>
          <table:table-cell office:value-type="float" office:value="0.00055693">
            <text:p>0.00055693</text:p>
          </table:table-cell>
          <table:table-cell table:style-name="ce1" office:value-type="string">
            <text:p>1.7145e-05</text:p>
          </table:table-cell>
          <table:table-cell table:style-name="ce1" office:value-type="string">
            <text:p>2.2169e-08</text:p>
          </table:table-cell>
          <table:table-cell table:style-name="ce1" office:value-type="string">
            <text:p>1.0856e-16</text:p>
          </table:table-cell>
          <table:table-cell table:style-name="ce1" office:value-type="string">
            <text:p>7.1384e-17</text:p>
          </table:table-cell>
          <table:table-cell office:value-type="float" office:value="0.00061996">
            <text:p>0.00061996</text:p>
          </table:table-cell>
          <table:table-cell office:value-type="float" office:value="0.00017289">
            <text:p>0.00017289</text:p>
          </table:table-cell>
          <table:table-cell office:value-type="float" office:value="0.00055694">
            <text:p>0.00055694</text:p>
          </table:table-cell>
          <table:table-cell table:style-name="ce1" office:value-type="string">
            <text:p>2.0527e-05</text:p>
          </table:table-cell>
          <table:table-cell office:value-type="float" office:value="0">
            <text:p>0</text:p>
          </table:table-cell>
          <table:table-cell table:style-name="ce1" office:value-type="string">
            <text:p>1.1237e-16</text:p>
          </table:table-cell>
          <table:table-cell table:style-name="ce1" office:value-type="string">
            <text:p>7.1383e-17</text:p>
          </table:table-cell>
        </table:table-row>
        <table:table-row table:style-name="ro2">
          <table:table-cell office:value-type="float" office:value="440.7017">
            <text:p>440.7017</text:p>
          </table:table-cell>
          <table:table-cell table:formula="of:=[.P46]*1000000" office:value-type="float" office:value="610.21">
            <text:p>610.21</text:p>
          </table:table-cell>
          <table:table-cell table:formula="of:=[.Q46]*1000000" office:value-type="float" office:value="170.6">
            <text:p>170.6</text:p>
          </table:table-cell>
          <table:table-cell table:formula="of:=[.R46]*1000000" office:value-type="float" office:value="569.55">
            <text:p>569.55</text:p>
          </table:table-cell>
          <table:table-cell table:formula="of:=[.S46]*1000000" office:value-type="float" office:value="16.978">
            <text:p>16.978</text:p>
          </table:table-cell>
          <table:table-cell table:formula="of:=[.T46]*1000000" office:value-type="float" office:value="0.022564">
            <text:p>0.022564</text:p>
          </table:table-cell>
          <table:table-cell table:formula="of:=[.U46]*1000000" office:value-type="float" office:value="0.000000000021038">
            <text:p>2.1038E-011</text:p>
          </table:table-cell>
          <table:table-cell table:formula="of:=[.V46]*1000000" office:value-type="float" office:value="0.000000000069206">
            <text:p>6.9206E-011</text:p>
          </table:table-cell>
          <table:table-cell table:formula="of:=[.W46]*1000000" office:value-type="float" office:value="610.2">
            <text:p>610.2</text:p>
          </table:table-cell>
          <table:table-cell table:formula="of:=[.X46]*1000000" office:value-type="float" office:value="170.6">
            <text:p>170.6</text:p>
          </table:table-cell>
          <table:table-cell table:formula="of:=[.Y46]*1000000" office:value-type="float" office:value="569.55">
            <text:p>569.55</text:p>
          </table:table-cell>
          <table:table-cell table:formula="of:=[.Z46]*1000000" office:value-type="float" office:value="20.514">
            <text:p>20.514</text:p>
          </table:table-cell>
          <table:table-cell table:formula="of:=[.AA46]*1000000" office:value-type="float" office:value="0">
            <text:p>0</text:p>
          </table:table-cell>
          <table:table-cell table:formula="of:=[.AB46]*1000000" office:value-type="float" office:value="0.000000000029082">
            <text:p>2.9082E-011</text:p>
          </table:table-cell>
          <table:table-cell table:formula="of:=[.AC46]*1000000" office:value-type="float" office:value="0.000000000069205">
            <text:p>6.9205E-011</text:p>
          </table:table-cell>
          <table:table-cell office:value-type="float" office:value="0.00061021">
            <text:p>0.00061021</text:p>
          </table:table-cell>
          <table:table-cell office:value-type="float" office:value="0.0001706">
            <text:p>0.0001706</text:p>
          </table:table-cell>
          <table:table-cell office:value-type="float" office:value="0.00056955">
            <text:p>0.00056955</text:p>
          </table:table-cell>
          <table:table-cell table:style-name="ce1" office:value-type="string">
            <text:p>1.6978e-05</text:p>
          </table:table-cell>
          <table:table-cell table:style-name="ce1" office:value-type="string">
            <text:p>2.2564e-08</text:p>
          </table:table-cell>
          <table:table-cell table:style-name="ce1" office:value-type="string">
            <text:p>2.1038e-17</text:p>
          </table:table-cell>
          <table:table-cell table:style-name="ce1" office:value-type="string">
            <text:p>6.9206e-17</text:p>
          </table:table-cell>
          <table:table-cell office:value-type="float" office:value="0.0006102">
            <text:p>0.0006102</text:p>
          </table:table-cell>
          <table:table-cell office:value-type="float" office:value="0.0001706">
            <text:p>0.0001706</text:p>
          </table:table-cell>
          <table:table-cell office:value-type="float" office:value="0.00056955">
            <text:p>0.00056955</text:p>
          </table:table-cell>
          <table:table-cell table:style-name="ce1" office:value-type="string">
            <text:p>2.0514e-05</text:p>
          </table:table-cell>
          <table:table-cell office:value-type="float" office:value="0">
            <text:p>0</text:p>
          </table:table-cell>
          <table:table-cell table:style-name="ce1" office:value-type="string">
            <text:p>2.9082e-17</text:p>
          </table:table-cell>
          <table:table-cell table:style-name="ce1" office:value-type="string">
            <text:p>6.9205e-17</text:p>
          </table:table-cell>
        </table:table-row>
        <table:table-row table:style-name="ro2">
          <table:table-cell office:value-type="float" office:value="450.7017">
            <text:p>450.7017</text:p>
          </table:table-cell>
          <table:table-cell table:formula="of:=[.P47]*1000000" office:value-type="float" office:value="600.72">
            <text:p>600.72</text:p>
          </table:table-cell>
          <table:table-cell table:formula="of:=[.Q47]*1000000" office:value-type="float" office:value="168.37">
            <text:p>168.37</text:p>
          </table:table-cell>
          <table:table-cell table:formula="of:=[.R47]*1000000" office:value-type="float" office:value="581.8">
            <text:p>581.8</text:p>
          </table:table-cell>
          <table:table-cell table:formula="of:=[.S47]*1000000" office:value-type="float" office:value="16.81">
            <text:p>16.81</text:p>
          </table:table-cell>
          <table:table-cell table:formula="of:=[.T47]*1000000" office:value-type="float" office:value="0.02295">
            <text:p>0.02295</text:p>
          </table:table-cell>
          <table:table-cell table:formula="of:=[.U47]*1000000" office:value-type="float" office:value="0.0000000000069208">
            <text:p>6.9208E-012</text:p>
          </table:table-cell>
          <table:table-cell table:formula="of:=[.V47]*1000000" office:value-type="float" office:value="0.000000000067096">
            <text:p>6.7096E-011</text:p>
          </table:table-cell>
          <table:table-cell table:formula="of:=[.W47]*1000000" office:value-type="float" office:value="600.71">
            <text:p>600.71</text:p>
          </table:table-cell>
          <table:table-cell table:formula="of:=[.X47]*1000000" office:value-type="float" office:value="168.37">
            <text:p>168.37</text:p>
          </table:table-cell>
          <table:table-cell table:formula="of:=[.Y47]*1000000" office:value-type="float" office:value="581.8">
            <text:p>581.8</text:p>
          </table:table-cell>
          <table:table-cell table:formula="of:=[.Z47]*1000000" office:value-type="float" office:value="20.502">
            <text:p>20.502</text:p>
          </table:table-cell>
          <table:table-cell table:formula="of:=[.AA47]*1000000" office:value-type="float" office:value="0">
            <text:p>0</text:p>
          </table:table-cell>
          <table:table-cell table:formula="of:=[.AB47]*1000000" office:value-type="float" office:value="0.0000000000063387">
            <text:p>6.3387E-012</text:p>
          </table:table-cell>
          <table:table-cell table:formula="of:=[.AC47]*1000000" office:value-type="float" office:value="0.000000000067095">
            <text:p>6.7095E-011</text:p>
          </table:table-cell>
          <table:table-cell office:value-type="float" office:value="0.00060072">
            <text:p>0.00060072</text:p>
          </table:table-cell>
          <table:table-cell office:value-type="float" office:value="0.00016837">
            <text:p>0.00016837</text:p>
          </table:table-cell>
          <table:table-cell office:value-type="float" office:value="0.0005818">
            <text:p>0.0005818</text:p>
          </table:table-cell>
          <table:table-cell table:style-name="ce1" office:value-type="string">
            <text:p>1.681e-05</text:p>
          </table:table-cell>
          <table:table-cell table:style-name="ce1" office:value-type="string">
            <text:p>2.295e-08</text:p>
          </table:table-cell>
          <table:table-cell table:style-name="ce1" office:value-type="string">
            <text:p>6.9208e-18</text:p>
          </table:table-cell>
          <table:table-cell table:style-name="ce1" office:value-type="string">
            <text:p>6.7096e-17</text:p>
          </table:table-cell>
          <table:table-cell office:value-type="float" office:value="0.00060071">
            <text:p>0.00060071</text:p>
          </table:table-cell>
          <table:table-cell office:value-type="float" office:value="0.00016837">
            <text:p>0.00016837</text:p>
          </table:table-cell>
          <table:table-cell office:value-type="float" office:value="0.0005818">
            <text:p>0.0005818</text:p>
          </table:table-cell>
          <table:table-cell table:style-name="ce1" office:value-type="string">
            <text:p>2.0502e-05</text:p>
          </table:table-cell>
          <table:table-cell office:value-type="float" office:value="0">
            <text:p>0</text:p>
          </table:table-cell>
          <table:table-cell table:style-name="ce1" office:value-type="string">
            <text:p>6.3387e-18</text:p>
          </table:table-cell>
          <table:table-cell table:style-name="ce1" office:value-type="string">
            <text:p>6.7095e-17</text:p>
          </table:table-cell>
        </table:table-row>
        <table:table-row table:style-name="ro2">
          <table:table-cell office:value-type="float" office:value="460.7017">
            <text:p>460.7017</text:p>
          </table:table-cell>
          <table:table-cell table:formula="of:=[.P48]*1000000" office:value-type="float" office:value="591.48">
            <text:p>591.48</text:p>
          </table:table-cell>
          <table:table-cell table:formula="of:=[.Q48]*1000000" office:value-type="float" office:value="166.2">
            <text:p>166.2</text:p>
          </table:table-cell>
          <table:table-cell table:formula="of:=[.R48]*1000000" office:value-type="float" office:value="593.72">
            <text:p>593.72</text:p>
          </table:table-cell>
          <table:table-cell table:formula="of:=[.S48]*1000000" office:value-type="float" office:value="16.641">
            <text:p>16.641</text:p>
          </table:table-cell>
          <table:table-cell table:formula="of:=[.T48]*1000000" office:value-type="float" office:value="0.023327">
            <text:p>0.023327</text:p>
          </table:table-cell>
          <table:table-cell table:formula="of:=[.U48]*1000000" office:value-type="float" office:value="0.0000000000023954">
            <text:p>2.3954E-012</text:p>
          </table:table-cell>
          <table:table-cell table:formula="of:=[.V48]*1000000" office:value-type="float" office:value="0.000000000065051">
            <text:p>6.5051E-011</text:p>
          </table:table-cell>
          <table:table-cell table:formula="of:=[.W48]*1000000" office:value-type="float" office:value="591.47">
            <text:p>591.47</text:p>
          </table:table-cell>
          <table:table-cell table:formula="of:=[.X48]*1000000" office:value-type="float" office:value="166.2">
            <text:p>166.2</text:p>
          </table:table-cell>
          <table:table-cell table:formula="of:=[.Y48]*1000000" office:value-type="float" office:value="593.72">
            <text:p>593.72</text:p>
          </table:table-cell>
          <table:table-cell table:formula="of:=[.Z48]*1000000" office:value-type="float" office:value="20.491">
            <text:p>20.491</text:p>
          </table:table-cell>
          <table:table-cell table:formula="of:=[.AA48]*1000000" office:value-type="float" office:value="0">
            <text:p>0</text:p>
          </table:table-cell>
          <table:table-cell table:formula="of:=[.AB48]*1000000" office:value-type="float" office:value="0.0000000000055752">
            <text:p>5.5752E-012</text:p>
          </table:table-cell>
          <table:table-cell table:formula="of:=[.AC48]*1000000" office:value-type="float" office:value="0.00000000006505">
            <text:p>6.505E-011</text:p>
          </table:table-cell>
          <table:table-cell office:value-type="float" office:value="0.00059148">
            <text:p>0.00059148</text:p>
          </table:table-cell>
          <table:table-cell office:value-type="float" office:value="0.0001662">
            <text:p>0.0001662</text:p>
          </table:table-cell>
          <table:table-cell office:value-type="float" office:value="0.00059372">
            <text:p>0.00059372</text:p>
          </table:table-cell>
          <table:table-cell table:style-name="ce1" office:value-type="string">
            <text:p>1.6641e-05</text:p>
          </table:table-cell>
          <table:table-cell table:style-name="ce1" office:value-type="string">
            <text:p>2.3327e-08</text:p>
          </table:table-cell>
          <table:table-cell table:style-name="ce1" office:value-type="string">
            <text:p>2.3954e-18</text:p>
          </table:table-cell>
          <table:table-cell table:style-name="ce1" office:value-type="string">
            <text:p>6.5051e-17</text:p>
          </table:table-cell>
          <table:table-cell office:value-type="float" office:value="0.00059147">
            <text:p>0.00059147</text:p>
          </table:table-cell>
          <table:table-cell office:value-type="float" office:value="0.0001662">
            <text:p>0.0001662</text:p>
          </table:table-cell>
          <table:table-cell office:value-type="float" office:value="0.00059372">
            <text:p>0.00059372</text:p>
          </table:table-cell>
          <table:table-cell table:style-name="ce1" office:value-type="string">
            <text:p>2.0491e-05</text:p>
          </table:table-cell>
          <table:table-cell office:value-type="float" office:value="0">
            <text:p>0</text:p>
          </table:table-cell>
          <table:table-cell table:style-name="ce1" office:value-type="string">
            <text:p>5.5752e-18</text:p>
          </table:table-cell>
          <table:table-cell table:style-name="ce1" office:value-type="string">
            <text:p>6.505e-17</text:p>
          </table:table-cell>
        </table:table-row>
        <table:table-row table:style-name="ro2">
          <table:table-cell office:value-type="float" office:value="470.7017">
            <text:p>470.7017</text:p>
          </table:table-cell>
          <table:table-cell table:formula="of:=[.P49]*1000000" office:value-type="float" office:value="582.47">
            <text:p>582.47</text:p>
          </table:table-cell>
          <table:table-cell table:formula="of:=[.Q49]*1000000" office:value-type="float" office:value="164.08">
            <text:p>164.08</text:p>
          </table:table-cell>
          <table:table-cell table:formula="of:=[.R49]*1000000" office:value-type="float" office:value="605.33">
            <text:p>605.33</text:p>
          </table:table-cell>
          <table:table-cell table:formula="of:=[.S49]*1000000" office:value-type="float" office:value="16.472">
            <text:p>16.472</text:p>
          </table:table-cell>
          <table:table-cell table:formula="of:=[.T49]*1000000" office:value-type="float" office:value="0.023697">
            <text:p>0.023697</text:p>
          </table:table-cell>
          <table:table-cell table:formula="of:=[.U49]*1000000" office:value-type="float" office:value="-0.00000000000061619">
            <text:p>-6.1619E-013</text:p>
          </table:table-cell>
          <table:table-cell table:formula="of:=[.V49]*1000000" office:value-type="float" office:value="0.000000000063069">
            <text:p>6.3069E-011</text:p>
          </table:table-cell>
          <table:table-cell table:formula="of:=[.W49]*1000000" office:value-type="float" office:value="582.46">
            <text:p>582.46</text:p>
          </table:table-cell>
          <table:table-cell table:formula="of:=[.X49]*1000000" office:value-type="float" office:value="164.08">
            <text:p>164.08</text:p>
          </table:table-cell>
          <table:table-cell table:formula="of:=[.Y49]*1000000" office:value-type="float" office:value="605.33">
            <text:p>605.33</text:p>
          </table:table-cell>
          <table:table-cell table:formula="of:=[.Z49]*1000000" office:value-type="float" office:value="20.481">
            <text:p>20.481</text:p>
          </table:table-cell>
          <table:table-cell table:formula="of:=[.AA49]*1000000" office:value-type="float" office:value="0">
            <text:p>0</text:p>
          </table:table-cell>
          <table:table-cell table:formula="of:=[.AB49]*1000000" office:value-type="float" office:value="-0.0000000000026024">
            <text:p>-2.6024E-012</text:p>
          </table:table-cell>
          <table:table-cell table:formula="of:=[.AC49]*1000000" office:value-type="float" office:value="0.000000000063068">
            <text:p>6.3068E-011</text:p>
          </table:table-cell>
          <table:table-cell office:value-type="float" office:value="0.00058247">
            <text:p>0.00058247</text:p>
          </table:table-cell>
          <table:table-cell office:value-type="float" office:value="0.00016408">
            <text:p>0.00016408</text:p>
          </table:table-cell>
          <table:table-cell office:value-type="float" office:value="0.00060533">
            <text:p>0.00060533</text:p>
          </table:table-cell>
          <table:table-cell table:style-name="ce1" office:value-type="string">
            <text:p>1.6472e-05</text:p>
          </table:table-cell>
          <table:table-cell table:style-name="ce1" office:value-type="string">
            <text:p>2.3697e-08</text:p>
          </table:table-cell>
          <table:table-cell table:style-name="ce1" office:value-type="string">
            <text:p>-6.1619e-19</text:p>
          </table:table-cell>
          <table:table-cell table:style-name="ce1" office:value-type="string">
            <text:p>6.3069e-17</text:p>
          </table:table-cell>
          <table:table-cell office:value-type="float" office:value="0.00058246">
            <text:p>0.00058246</text:p>
          </table:table-cell>
          <table:table-cell office:value-type="float" office:value="0.00016408">
            <text:p>0.00016408</text:p>
          </table:table-cell>
          <table:table-cell office:value-type="float" office:value="0.00060533">
            <text:p>0.00060533</text:p>
          </table:table-cell>
          <table:table-cell table:style-name="ce1" office:value-type="string">
            <text:p>2.0481e-05</text:p>
          </table:table-cell>
          <table:table-cell office:value-type="float" office:value="0">
            <text:p>0</text:p>
          </table:table-cell>
          <table:table-cell table:style-name="ce1" office:value-type="string">
            <text:p>-2.6024e-18</text:p>
          </table:table-cell>
          <table:table-cell table:style-name="ce1" office:value-type="string">
            <text:p>6.3068e-17</text:p>
          </table:table-cell>
        </table:table-row>
        <table:table-row table:style-name="ro2">
          <table:table-cell office:value-type="float" office:value="480.7017">
            <text:p>480.7017</text:p>
          </table:table-cell>
          <table:table-cell table:formula="of:=[.P50]*1000000" office:value-type="float" office:value="573.67">
            <text:p>573.67</text:p>
          </table:table-cell>
          <table:table-cell table:formula="of:=[.Q50]*1000000" office:value-type="float" office:value="162.01">
            <text:p>162.01</text:p>
          </table:table-cell>
          <table:table-cell table:formula="of:=[.R50]*1000000" office:value-type="float" office:value="616.64">
            <text:p>616.64</text:p>
          </table:table-cell>
          <table:table-cell table:formula="of:=[.S50]*1000000" office:value-type="float" office:value="16.302">
            <text:p>16.302</text:p>
          </table:table-cell>
          <table:table-cell table:formula="of:=[.T50]*1000000" office:value-type="float" office:value="0.024058">
            <text:p>0.024058</text:p>
          </table:table-cell>
          <table:table-cell table:formula="of:=[.U50]*1000000" office:value-type="float" office:value="0.00000000000048138">
            <text:p>4.8138E-013</text:p>
          </table:table-cell>
          <table:table-cell table:formula="of:=[.V50]*1000000" office:value-type="float" office:value="0.000000000061147">
            <text:p>6.1147E-011</text:p>
          </table:table-cell>
          <table:table-cell table:formula="of:=[.W50]*1000000" office:value-type="float" office:value="573.67">
            <text:p>573.67</text:p>
          </table:table-cell>
          <table:table-cell table:formula="of:=[.X50]*1000000" office:value-type="float" office:value="162">
            <text:p>162</text:p>
          </table:table-cell>
          <table:table-cell table:formula="of:=[.Y50]*1000000" office:value-type="float" office:value="616.65">
            <text:p>616.65</text:p>
          </table:table-cell>
          <table:table-cell table:formula="of:=[.Z50]*1000000" office:value-type="float" office:value="20.472">
            <text:p>20.472</text:p>
          </table:table-cell>
          <table:table-cell table:formula="of:=[.AA50]*1000000" office:value-type="float" office:value="0">
            <text:p>0</text:p>
          </table:table-cell>
          <table:table-cell table:formula="of:=[.AB50]*1000000" office:value-type="float" office:value="-0.0000000000055219">
            <text:p>-5.5219E-012</text:p>
          </table:table-cell>
          <table:table-cell table:formula="of:=[.AC50]*1000000" office:value-type="float" office:value="0.000000000061146">
            <text:p>6.1146E-011</text:p>
          </table:table-cell>
          <table:table-cell office:value-type="float" office:value="0.00057367">
            <text:p>0.00057367</text:p>
          </table:table-cell>
          <table:table-cell office:value-type="float" office:value="0.00016201">
            <text:p>0.00016201</text:p>
          </table:table-cell>
          <table:table-cell office:value-type="float" office:value="0.00061664">
            <text:p>0.00061664</text:p>
          </table:table-cell>
          <table:table-cell table:style-name="ce1" office:value-type="string">
            <text:p>1.6302e-05</text:p>
          </table:table-cell>
          <table:table-cell table:style-name="ce1" office:value-type="string">
            <text:p>2.4058e-08</text:p>
          </table:table-cell>
          <table:table-cell table:style-name="ce1" office:value-type="string">
            <text:p>4.8138e-19</text:p>
          </table:table-cell>
          <table:table-cell table:style-name="ce1" office:value-type="string">
            <text:p>6.1147e-17</text:p>
          </table:table-cell>
          <table:table-cell office:value-type="float" office:value="0.00057367">
            <text:p>0.00057367</text:p>
          </table:table-cell>
          <table:table-cell office:value-type="float" office:value="0.000162">
            <text:p>0.000162</text:p>
          </table:table-cell>
          <table:table-cell office:value-type="float" office:value="0.00061665">
            <text:p>0.00061665</text:p>
          </table:table-cell>
          <table:table-cell table:style-name="ce1" office:value-type="string">
            <text:p>2.0472e-05</text:p>
          </table:table-cell>
          <table:table-cell office:value-type="float" office:value="0">
            <text:p>0</text:p>
          </table:table-cell>
          <table:table-cell table:style-name="ce1" office:value-type="string">
            <text:p>-5.5219e-18</text:p>
          </table:table-cell>
          <table:table-cell table:style-name="ce1" office:value-type="string">
            <text:p>6.1146e-17</text:p>
          </table:table-cell>
        </table:table-row>
        <table:table-row table:style-name="ro2">
          <table:table-cell office:value-type="float" office:value="490.7017">
            <text:p>490.7017</text:p>
          </table:table-cell>
          <table:table-cell table:formula="of:=[.P51]*1000000" office:value-type="float" office:value="565.08">
            <text:p>565.08</text:p>
          </table:table-cell>
          <table:table-cell table:formula="of:=[.Q51]*1000000" office:value-type="float" office:value="159.98">
            <text:p>159.98</text:p>
          </table:table-cell>
          <table:table-cell table:formula="of:=[.R51]*1000000" office:value-type="float" office:value="627.68">
            <text:p>627.68</text:p>
          </table:table-cell>
          <table:table-cell table:formula="of:=[.S51]*1000000" office:value-type="float" office:value="16.133">
            <text:p>16.133</text:p>
          </table:table-cell>
          <table:table-cell table:formula="of:=[.T51]*1000000" office:value-type="float" office:value="0.024412">
            <text:p>0.024412</text:p>
          </table:table-cell>
          <table:table-cell table:formula="of:=[.U51]*1000000" office:value-type="float" office:value="-0.00000000000087899">
            <text:p>-8.7899E-013</text:p>
          </table:table-cell>
          <table:table-cell table:formula="of:=[.V51]*1000000" office:value-type="float" office:value="0.000000000059285">
            <text:p>5.9285E-011</text:p>
          </table:table-cell>
          <table:table-cell table:formula="of:=[.W51]*1000000" office:value-type="float" office:value="565.08">
            <text:p>565.08</text:p>
          </table:table-cell>
          <table:table-cell table:formula="of:=[.X51]*1000000" office:value-type="float" office:value="159.98">
            <text:p>159.98</text:p>
          </table:table-cell>
          <table:table-cell table:formula="of:=[.Y51]*1000000" office:value-type="float" office:value="627.69">
            <text:p>627.69</text:p>
          </table:table-cell>
          <table:table-cell table:formula="of:=[.Z51]*1000000" office:value-type="float" office:value="20.463">
            <text:p>20.463</text:p>
          </table:table-cell>
          <table:table-cell table:formula="of:=[.AA51]*1000000" office:value-type="float" office:value="0">
            <text:p>0</text:p>
          </table:table-cell>
          <table:table-cell table:formula="of:=[.AB51]*1000000" office:value-type="float" office:value="-0.0000000000068998">
            <text:p>-6.8998E-012</text:p>
          </table:table-cell>
          <table:table-cell table:formula="of:=[.AC51]*1000000" office:value-type="float" office:value="0.000000000059284">
            <text:p>5.9284E-011</text:p>
          </table:table-cell>
          <table:table-cell office:value-type="float" office:value="0.00056508">
            <text:p>0.00056508</text:p>
          </table:table-cell>
          <table:table-cell office:value-type="float" office:value="0.00015998">
            <text:p>0.00015998</text:p>
          </table:table-cell>
          <table:table-cell office:value-type="float" office:value="0.00062768">
            <text:p>0.00062768</text:p>
          </table:table-cell>
          <table:table-cell table:style-name="ce1" office:value-type="string">
            <text:p>1.6133e-05</text:p>
          </table:table-cell>
          <table:table-cell table:style-name="ce1" office:value-type="string">
            <text:p>2.4412e-08</text:p>
          </table:table-cell>
          <table:table-cell table:style-name="ce1" office:value-type="string">
            <text:p>-8.7899e-19</text:p>
          </table:table-cell>
          <table:table-cell table:style-name="ce1" office:value-type="string">
            <text:p>5.9285e-17</text:p>
          </table:table-cell>
          <table:table-cell office:value-type="float" office:value="0.00056508">
            <text:p>0.00056508</text:p>
          </table:table-cell>
          <table:table-cell office:value-type="float" office:value="0.00015998">
            <text:p>0.00015998</text:p>
          </table:table-cell>
          <table:table-cell office:value-type="float" office:value="0.00062769">
            <text:p>0.00062769</text:p>
          </table:table-cell>
          <table:table-cell table:style-name="ce1" office:value-type="string">
            <text:p>2.0463e-05</text:p>
          </table:table-cell>
          <table:table-cell office:value-type="float" office:value="0">
            <text:p>0</text:p>
          </table:table-cell>
          <table:table-cell table:style-name="ce1" office:value-type="string">
            <text:p>-6.8998e-18</text:p>
          </table:table-cell>
          <table:table-cell table:style-name="ce1" office:value-type="string">
            <text:p>5.9284e-17</text:p>
          </table:table-cell>
        </table:table-row>
        <table:table-row table:style-name="ro2">
          <table:table-cell office:value-type="float" office:value="500.7017">
            <text:p>500.7017</text:p>
          </table:table-cell>
          <table:table-cell table:formula="of:=[.P52]*1000000" office:value-type="float" office:value="556.68">
            <text:p>556.68</text:p>
          </table:table-cell>
          <table:table-cell table:formula="of:=[.Q52]*1000000" office:value-type="float" office:value="158">
            <text:p>158</text:p>
          </table:table-cell>
          <table:table-cell table:formula="of:=[.R52]*1000000" office:value-type="float" office:value="638.47">
            <text:p>638.47</text:p>
          </table:table-cell>
          <table:table-cell table:formula="of:=[.S52]*1000000" office:value-type="float" office:value="15.962">
            <text:p>15.962</text:p>
          </table:table-cell>
          <table:table-cell table:formula="of:=[.T52]*1000000" office:value-type="float" office:value="0.024759">
            <text:p>0.024759</text:p>
          </table:table-cell>
          <table:table-cell table:formula="of:=[.U52]*1000000" office:value-type="float" office:value="0.00000000000061293">
            <text:p>6.1293E-013</text:p>
          </table:table-cell>
          <table:table-cell table:formula="of:=[.V52]*1000000" office:value-type="float" office:value="0.00000000005748">
            <text:p>5.748E-011</text:p>
          </table:table-cell>
          <table:table-cell table:formula="of:=[.W52]*1000000" office:value-type="float" office:value="556.68">
            <text:p>556.68</text:p>
          </table:table-cell>
          <table:table-cell table:formula="of:=[.X52]*1000000" office:value-type="float" office:value="158">
            <text:p>158</text:p>
          </table:table-cell>
          <table:table-cell table:formula="of:=[.Y52]*1000000" office:value-type="float" office:value="638.47">
            <text:p>638.47</text:p>
          </table:table-cell>
          <table:table-cell table:formula="of:=[.Z52]*1000000" office:value-type="float" office:value="20.455">
            <text:p>20.455</text:p>
          </table:table-cell>
          <table:table-cell table:formula="of:=[.AA52]*1000000" office:value-type="float" office:value="0">
            <text:p>0</text:p>
          </table:table-cell>
          <table:table-cell table:formula="of:=[.AB52]*1000000" office:value-type="float" office:value="0.0000000000032463">
            <text:p>3.2463E-012</text:p>
          </table:table-cell>
          <table:table-cell table:formula="of:=[.AC52]*1000000" office:value-type="float" office:value="0.000000000057479">
            <text:p>5.7479E-011</text:p>
          </table:table-cell>
          <table:table-cell office:value-type="float" office:value="0.00055668">
            <text:p>0.00055668</text:p>
          </table:table-cell>
          <table:table-cell office:value-type="float" office:value="0.000158">
            <text:p>0.000158</text:p>
          </table:table-cell>
          <table:table-cell office:value-type="float" office:value="0.00063847">
            <text:p>0.00063847</text:p>
          </table:table-cell>
          <table:table-cell table:style-name="ce1" office:value-type="string">
            <text:p>1.5962e-05</text:p>
          </table:table-cell>
          <table:table-cell table:style-name="ce1" office:value-type="string">
            <text:p>2.4759e-08</text:p>
          </table:table-cell>
          <table:table-cell table:style-name="ce1" office:value-type="string">
            <text:p>6.1293e-19</text:p>
          </table:table-cell>
          <table:table-cell table:style-name="ce1" office:value-type="string">
            <text:p>5.748e-17</text:p>
          </table:table-cell>
          <table:table-cell office:value-type="float" office:value="0.00055668">
            <text:p>0.00055668</text:p>
          </table:table-cell>
          <table:table-cell office:value-type="float" office:value="0.000158">
            <text:p>0.000158</text:p>
          </table:table-cell>
          <table:table-cell office:value-type="float" office:value="0.00063847">
            <text:p>0.00063847</text:p>
          </table:table-cell>
          <table:table-cell table:style-name="ce1" office:value-type="string">
            <text:p>2.0455e-05</text:p>
          </table:table-cell>
          <table:table-cell office:value-type="float" office:value="0">
            <text:p>0</text:p>
          </table:table-cell>
          <table:table-cell table:style-name="ce1" office:value-type="string">
            <text:p>3.2463e-18</text:p>
          </table:table-cell>
          <table:table-cell table:style-name="ce1" office:value-type="string">
            <text:p>5.7479e-17</text:p>
          </table:table-cell>
        </table:table-row>
        <table:table-row table:style-name="ro2">
          <table:table-cell office:value-type="float" office:value="510.7017">
            <text:p>510.7017</text:p>
          </table:table-cell>
          <table:table-cell table:formula="of:=[.P53]*1000000" office:value-type="float" office:value="548.46">
            <text:p>548.46</text:p>
          </table:table-cell>
          <table:table-cell table:formula="of:=[.Q53]*1000000" office:value-type="float" office:value="156.06">
            <text:p>156.06</text:p>
          </table:table-cell>
          <table:table-cell table:formula="of:=[.R53]*1000000" office:value-type="float" office:value="649.01">
            <text:p>649.01</text:p>
          </table:table-cell>
          <table:table-cell table:formula="of:=[.S53]*1000000" office:value-type="float" office:value="15.791">
            <text:p>15.791</text:p>
          </table:table-cell>
          <table:table-cell table:formula="of:=[.T53]*1000000" office:value-type="float" office:value="0.025099">
            <text:p>0.025099</text:p>
          </table:table-cell>
          <table:table-cell table:formula="of:=[.U53]*1000000" office:value-type="float" office:value="0.00000000000091876">
            <text:p>9.1876E-013</text:p>
          </table:table-cell>
          <table:table-cell table:formula="of:=[.V53]*1000000" office:value-type="float" office:value="0.00000000005573">
            <text:p>5.573E-011</text:p>
          </table:table-cell>
          <table:table-cell table:formula="of:=[.W53]*1000000" office:value-type="float" office:value="548.46">
            <text:p>548.46</text:p>
          </table:table-cell>
          <table:table-cell table:formula="of:=[.X53]*1000000" office:value-type="float" office:value="156.06">
            <text:p>156.06</text:p>
          </table:table-cell>
          <table:table-cell table:formula="of:=[.Y53]*1000000" office:value-type="float" office:value="649.01">
            <text:p>649.01</text:p>
          </table:table-cell>
          <table:table-cell table:formula="of:=[.Z53]*1000000" office:value-type="float" office:value="20.448">
            <text:p>20.448</text:p>
          </table:table-cell>
          <table:table-cell table:formula="of:=[.AA53]*1000000" office:value-type="float" office:value="0">
            <text:p>0</text:p>
          </table:table-cell>
          <table:table-cell table:formula="of:=[.AB53]*1000000" office:value-type="float" office:value="0.0000000000013759">
            <text:p>1.3759E-012</text:p>
          </table:table-cell>
          <table:table-cell table:formula="of:=[.AC53]*1000000" office:value-type="float" office:value="0.000000000055729">
            <text:p>5.5729E-011</text:p>
          </table:table-cell>
          <table:table-cell office:value-type="float" office:value="0.00054846">
            <text:p>0.00054846</text:p>
          </table:table-cell>
          <table:table-cell office:value-type="float" office:value="0.00015606">
            <text:p>0.00015606</text:p>
          </table:table-cell>
          <table:table-cell office:value-type="float" office:value="0.00064901">
            <text:p>0.00064901</text:p>
          </table:table-cell>
          <table:table-cell table:style-name="ce1" office:value-type="string">
            <text:p>1.5791e-05</text:p>
          </table:table-cell>
          <table:table-cell table:style-name="ce1" office:value-type="string">
            <text:p>2.5099e-08</text:p>
          </table:table-cell>
          <table:table-cell table:style-name="ce1" office:value-type="string">
            <text:p>9.1876e-19</text:p>
          </table:table-cell>
          <table:table-cell table:style-name="ce1" office:value-type="string">
            <text:p>5.573e-17</text:p>
          </table:table-cell>
          <table:table-cell office:value-type="float" office:value="0.00054846">
            <text:p>0.00054846</text:p>
          </table:table-cell>
          <table:table-cell office:value-type="float" office:value="0.00015606">
            <text:p>0.00015606</text:p>
          </table:table-cell>
          <table:table-cell office:value-type="float" office:value="0.00064901">
            <text:p>0.00064901</text:p>
          </table:table-cell>
          <table:table-cell table:style-name="ce1" office:value-type="string">
            <text:p>2.0448e-05</text:p>
          </table:table-cell>
          <table:table-cell office:value-type="float" office:value="0">
            <text:p>0</text:p>
          </table:table-cell>
          <table:table-cell table:style-name="ce1" office:value-type="string">
            <text:p>1.3759e-18</text:p>
          </table:table-cell>
          <table:table-cell table:style-name="ce1" office:value-type="string">
            <text:p>5.5729e-17</text:p>
          </table:table-cell>
        </table:table-row>
        <table:table-row table:style-name="ro2">
          <table:table-cell office:value-type="float" office:value="520.7017">
            <text:p>520.7017</text:p>
          </table:table-cell>
          <table:table-cell table:formula="of:=[.P54]*1000000" office:value-type="float" office:value="540.41">
            <text:p>540.41</text:p>
          </table:table-cell>
          <table:table-cell table:formula="of:=[.Q54]*1000000" office:value-type="float" office:value="154.16">
            <text:p>154.16</text:p>
          </table:table-cell>
          <table:table-cell table:formula="of:=[.R54]*1000000" office:value-type="float" office:value="659.32">
            <text:p>659.32</text:p>
          </table:table-cell>
          <table:table-cell table:formula="of:=[.S54]*1000000" office:value-type="float" office:value="15.62">
            <text:p>15.62</text:p>
          </table:table-cell>
          <table:table-cell table:formula="of:=[.T54]*1000000" office:value-type="float" office:value="0.025431">
            <text:p>0.025431</text:p>
          </table:table-cell>
          <table:table-cell table:formula="of:=[.U54]*1000000" office:value-type="float" office:value="0.00000000000045412">
            <text:p>4.5412E-013</text:p>
          </table:table-cell>
          <table:table-cell table:formula="of:=[.V54]*1000000" office:value-type="float" office:value="0.000000000054034">
            <text:p>5.4034E-011</text:p>
          </table:table-cell>
          <table:table-cell table:formula="of:=[.W54]*1000000" office:value-type="float" office:value="540.41">
            <text:p>540.41</text:p>
          </table:table-cell>
          <table:table-cell table:formula="of:=[.X54]*1000000" office:value-type="float" office:value="154.16">
            <text:p>154.16</text:p>
          </table:table-cell>
          <table:table-cell table:formula="of:=[.Y54]*1000000" office:value-type="float" office:value="659.32">
            <text:p>659.32</text:p>
          </table:table-cell>
          <table:table-cell table:formula="of:=[.Z54]*1000000" office:value-type="float" office:value="20.441">
            <text:p>20.441</text:p>
          </table:table-cell>
          <table:table-cell table:formula="of:=[.AA54]*1000000" office:value-type="float" office:value="0">
            <text:p>0</text:p>
          </table:table-cell>
          <table:table-cell table:formula="of:=[.AB54]*1000000" office:value-type="float" office:value="0.0000000000040613">
            <text:p>4.0613E-012</text:p>
          </table:table-cell>
          <table:table-cell table:formula="of:=[.AC54]*1000000" office:value-type="float" office:value="0.000000000054033">
            <text:p>5.4033E-011</text:p>
          </table:table-cell>
          <table:table-cell office:value-type="float" office:value="0.00054041">
            <text:p>0.00054041</text:p>
          </table:table-cell>
          <table:table-cell office:value-type="float" office:value="0.00015416">
            <text:p>0.00015416</text:p>
          </table:table-cell>
          <table:table-cell office:value-type="float" office:value="0.00065932">
            <text:p>0.00065932</text:p>
          </table:table-cell>
          <table:table-cell table:style-name="ce1" office:value-type="string">
            <text:p>1.562e-05</text:p>
          </table:table-cell>
          <table:table-cell table:style-name="ce1" office:value-type="string">
            <text:p>2.5431e-08</text:p>
          </table:table-cell>
          <table:table-cell table:style-name="ce1" office:value-type="string">
            <text:p>4.5412e-19</text:p>
          </table:table-cell>
          <table:table-cell table:style-name="ce1" office:value-type="string">
            <text:p>5.4034e-17</text:p>
          </table:table-cell>
          <table:table-cell office:value-type="float" office:value="0.00054041">
            <text:p>0.00054041</text:p>
          </table:table-cell>
          <table:table-cell office:value-type="float" office:value="0.00015416">
            <text:p>0.00015416</text:p>
          </table:table-cell>
          <table:table-cell office:value-type="float" office:value="0.00065932">
            <text:p>0.00065932</text:p>
          </table:table-cell>
          <table:table-cell table:style-name="ce1" office:value-type="string">
            <text:p>2.0441e-05</text:p>
          </table:table-cell>
          <table:table-cell office:value-type="float" office:value="0">
            <text:p>0</text:p>
          </table:table-cell>
          <table:table-cell table:style-name="ce1" office:value-type="string">
            <text:p>4.0613e-18</text:p>
          </table:table-cell>
          <table:table-cell table:style-name="ce1" office:value-type="string">
            <text:p>5.4033e-17</text:p>
          </table:table-cell>
        </table:table-row>
        <table:table-row table:style-name="ro2">
          <table:table-cell office:value-type="float" office:value="530.7017">
            <text:p>530.7017</text:p>
          </table:table-cell>
          <table:table-cell table:formula="of:=[.P55]*1000000" office:value-type="float" office:value="532.52">
            <text:p>532.52</text:p>
          </table:table-cell>
          <table:table-cell table:formula="of:=[.Q55]*1000000" office:value-type="float" office:value="152.29">
            <text:p>152.29</text:p>
          </table:table-cell>
          <table:table-cell table:formula="of:=[.R55]*1000000" office:value-type="float" office:value="669.41">
            <text:p>669.41</text:p>
          </table:table-cell>
          <table:table-cell table:formula="of:=[.S55]*1000000" office:value-type="float" office:value="15.449">
            <text:p>15.449</text:p>
          </table:table-cell>
          <table:table-cell table:formula="of:=[.T55]*1000000" office:value-type="float" office:value="0.025757">
            <text:p>0.025757</text:p>
          </table:table-cell>
          <table:table-cell table:formula="of:=[.U55]*1000000" office:value-type="float" office:value="0.00000000000014104">
            <text:p>1.4104E-013</text:p>
          </table:table-cell>
          <table:table-cell table:formula="of:=[.V55]*1000000" office:value-type="float" office:value="0.00000000005239">
            <text:p>5.239E-011</text:p>
          </table:table-cell>
          <table:table-cell table:formula="of:=[.W55]*1000000" office:value-type="float" office:value="532.52">
            <text:p>532.52</text:p>
          </table:table-cell>
          <table:table-cell table:formula="of:=[.X55]*1000000" office:value-type="float" office:value="152.29">
            <text:p>152.29</text:p>
          </table:table-cell>
          <table:table-cell table:formula="of:=[.Y55]*1000000" office:value-type="float" office:value="669.42">
            <text:p>669.42</text:p>
          </table:table-cell>
          <table:table-cell table:formula="of:=[.Z55]*1000000" office:value-type="float" office:value="20.434">
            <text:p>20.434</text:p>
          </table:table-cell>
          <table:table-cell table:formula="of:=[.AA55]*1000000" office:value-type="float" office:value="0">
            <text:p>0</text:p>
          </table:table-cell>
          <table:table-cell table:formula="of:=[.AB55]*1000000" office:value-type="float" office:value="0.00000000000054702">
            <text:p>5.4702E-013</text:p>
          </table:table-cell>
          <table:table-cell table:formula="of:=[.AC55]*1000000" office:value-type="float" office:value="0.000000000052389">
            <text:p>5.2389E-011</text:p>
          </table:table-cell>
          <table:table-cell office:value-type="float" office:value="0.00053252">
            <text:p>0.00053252</text:p>
          </table:table-cell>
          <table:table-cell office:value-type="float" office:value="0.00015229">
            <text:p>0.00015229</text:p>
          </table:table-cell>
          <table:table-cell office:value-type="float" office:value="0.00066941">
            <text:p>0.00066941</text:p>
          </table:table-cell>
          <table:table-cell table:style-name="ce1" office:value-type="string">
            <text:p>1.5449e-05</text:p>
          </table:table-cell>
          <table:table-cell table:style-name="ce1" office:value-type="string">
            <text:p>2.5757e-08</text:p>
          </table:table-cell>
          <table:table-cell table:style-name="ce1" office:value-type="string">
            <text:p>1.4104e-19</text:p>
          </table:table-cell>
          <table:table-cell table:style-name="ce1" office:value-type="string">
            <text:p>5.239e-17</text:p>
          </table:table-cell>
          <table:table-cell office:value-type="float" office:value="0.00053252">
            <text:p>0.00053252</text:p>
          </table:table-cell>
          <table:table-cell office:value-type="float" office:value="0.00015229">
            <text:p>0.00015229</text:p>
          </table:table-cell>
          <table:table-cell office:value-type="float" office:value="0.00066942">
            <text:p>0.00066942</text:p>
          </table:table-cell>
          <table:table-cell table:style-name="ce1" office:value-type="string">
            <text:p>2.0434e-05</text:p>
          </table:table-cell>
          <table:table-cell office:value-type="float" office:value="0">
            <text:p>0</text:p>
          </table:table-cell>
          <table:table-cell table:style-name="ce1" office:value-type="string">
            <text:p>5.4702e-19</text:p>
          </table:table-cell>
          <table:table-cell table:style-name="ce1" office:value-type="string">
            <text:p>5.2389e-17</text:p>
          </table:table-cell>
        </table:table-row>
        <table:table-row table:style-name="ro2">
          <table:table-cell office:value-type="float" office:value="540.7017">
            <text:p>540.7017</text:p>
          </table:table-cell>
          <table:table-cell table:formula="of:=[.P56]*1000000" office:value-type="float" office:value="524.79">
            <text:p>524.79</text:p>
          </table:table-cell>
          <table:table-cell table:formula="of:=[.Q56]*1000000" office:value-type="float" office:value="150.46">
            <text:p>150.46</text:p>
          </table:table-cell>
          <table:table-cell table:formula="of:=[.R56]*1000000" office:value-type="float" office:value="679.3">
            <text:p>679.3</text:p>
          </table:table-cell>
          <table:table-cell table:formula="of:=[.S56]*1000000" office:value-type="float" office:value="15.277">
            <text:p>15.277</text:p>
          </table:table-cell>
          <table:table-cell table:formula="of:=[.T56]*1000000" office:value-type="float" office:value="0.026075">
            <text:p>0.026075</text:p>
          </table:table-cell>
          <table:table-cell table:formula="of:=[.U56]*1000000" office:value-type="float" office:value="0.0000000000025126">
            <text:p>2.5126E-012</text:p>
          </table:table-cell>
          <table:table-cell table:formula="of:=[.V56]*1000000" office:value-type="float" office:value="0.000000000050796">
            <text:p>5.0796E-011</text:p>
          </table:table-cell>
          <table:table-cell table:formula="of:=[.W56]*1000000" office:value-type="float" office:value="524.78">
            <text:p>524.78</text:p>
          </table:table-cell>
          <table:table-cell table:formula="of:=[.X56]*1000000" office:value-type="float" office:value="150.46">
            <text:p>150.46</text:p>
          </table:table-cell>
          <table:table-cell table:formula="of:=[.Y56]*1000000" office:value-type="float" office:value="679.31">
            <text:p>679.31</text:p>
          </table:table-cell>
          <table:table-cell table:formula="of:=[.Z56]*1000000" office:value-type="float" office:value="20.428">
            <text:p>20.428</text:p>
          </table:table-cell>
          <table:table-cell table:formula="of:=[.AA56]*1000000" office:value-type="float" office:value="0">
            <text:p>0</text:p>
          </table:table-cell>
          <table:table-cell table:formula="of:=[.AB56]*1000000" office:value-type="float" office:value="-0.0000000000013198">
            <text:p>-1.3198E-012</text:p>
          </table:table-cell>
          <table:table-cell table:formula="of:=[.AC56]*1000000" office:value-type="float" office:value="0.000000000050795">
            <text:p>5.0795E-011</text:p>
          </table:table-cell>
          <table:table-cell office:value-type="float" office:value="0.00052479">
            <text:p>0.00052479</text:p>
          </table:table-cell>
          <table:table-cell office:value-type="float" office:value="0.00015046">
            <text:p>0.00015046</text:p>
          </table:table-cell>
          <table:table-cell office:value-type="float" office:value="0.0006793">
            <text:p>0.0006793</text:p>
          </table:table-cell>
          <table:table-cell table:style-name="ce1" office:value-type="string">
            <text:p>1.5277e-05</text:p>
          </table:table-cell>
          <table:table-cell table:style-name="ce1" office:value-type="string">
            <text:p>2.6075e-08</text:p>
          </table:table-cell>
          <table:table-cell table:style-name="ce1" office:value-type="string">
            <text:p>2.5126e-18</text:p>
          </table:table-cell>
          <table:table-cell table:style-name="ce1" office:value-type="string">
            <text:p>5.0796e-17</text:p>
          </table:table-cell>
          <table:table-cell office:value-type="float" office:value="0.00052478">
            <text:p>0.00052478</text:p>
          </table:table-cell>
          <table:table-cell office:value-type="float" office:value="0.00015046">
            <text:p>0.00015046</text:p>
          </table:table-cell>
          <table:table-cell office:value-type="float" office:value="0.00067931">
            <text:p>0.00067931</text:p>
          </table:table-cell>
          <table:table-cell table:style-name="ce1" office:value-type="string">
            <text:p>2.0428e-05</text:p>
          </table:table-cell>
          <table:table-cell office:value-type="float" office:value="0">
            <text:p>0</text:p>
          </table:table-cell>
          <table:table-cell table:style-name="ce1" office:value-type="string">
            <text:p>-1.3198e-18</text:p>
          </table:table-cell>
          <table:table-cell table:style-name="ce1" office:value-type="string">
            <text:p>5.0795e-17</text:p>
          </table:table-cell>
        </table:table-row>
        <table:table-row table:style-name="ro2">
          <table:table-cell office:value-type="float" office:value="550.7017">
            <text:p>550.7017</text:p>
          </table:table-cell>
          <table:table-cell table:formula="of:=[.P57]*1000000" office:value-type="float" office:value="517.2">
            <text:p>517.2</text:p>
          </table:table-cell>
          <table:table-cell table:formula="of:=[.Q57]*1000000" office:value-type="float" office:value="148.66">
            <text:p>148.66</text:p>
          </table:table-cell>
          <table:table-cell table:formula="of:=[.R57]*1000000" office:value-type="float" office:value="689">
            <text:p>689</text:p>
          </table:table-cell>
          <table:table-cell table:formula="of:=[.S57]*1000000" office:value-type="float" office:value="15.105">
            <text:p>15.105</text:p>
          </table:table-cell>
          <table:table-cell table:formula="of:=[.T57]*1000000" office:value-type="float" office:value="0.026388">
            <text:p>0.026388</text:p>
          </table:table-cell>
          <table:table-cell table:formula="of:=[.U57]*1000000" office:value-type="float" office:value="0.0000000000031435">
            <text:p>3.1435E-012</text:p>
          </table:table-cell>
          <table:table-cell table:formula="of:=[.V57]*1000000" office:value-type="float" office:value="0.000000000049251">
            <text:p>4.9251E-011</text:p>
          </table:table-cell>
          <table:table-cell table:formula="of:=[.W57]*1000000" office:value-type="float" office:value="517.19">
            <text:p>517.19</text:p>
          </table:table-cell>
          <table:table-cell table:formula="of:=[.X57]*1000000" office:value-type="float" office:value="148.66">
            <text:p>148.66</text:p>
          </table:table-cell>
          <table:table-cell table:formula="of:=[.Y57]*1000000" office:value-type="float" office:value="689">
            <text:p>689</text:p>
          </table:table-cell>
          <table:table-cell table:formula="of:=[.Z57]*1000000" office:value-type="float" office:value="20.423">
            <text:p>20.423</text:p>
          </table:table-cell>
          <table:table-cell table:formula="of:=[.AA57]*1000000" office:value-type="float" office:value="0">
            <text:p>0</text:p>
          </table:table-cell>
          <table:table-cell table:formula="of:=[.AB57]*1000000" office:value-type="float" office:value="0.00000000000094689">
            <text:p>9.4689E-013</text:p>
          </table:table-cell>
          <table:table-cell table:formula="of:=[.AC57]*1000000" office:value-type="float" office:value="0.00000000004925">
            <text:p>4.925E-011</text:p>
          </table:table-cell>
          <table:table-cell office:value-type="float" office:value="0.0005172">
            <text:p>0.0005172</text:p>
          </table:table-cell>
          <table:table-cell office:value-type="float" office:value="0.00014866">
            <text:p>0.00014866</text:p>
          </table:table-cell>
          <table:table-cell office:value-type="float" office:value="0.000689">
            <text:p>0.000689</text:p>
          </table:table-cell>
          <table:table-cell table:style-name="ce1" office:value-type="string">
            <text:p>1.5105e-05</text:p>
          </table:table-cell>
          <table:table-cell table:style-name="ce1" office:value-type="string">
            <text:p>2.6388e-08</text:p>
          </table:table-cell>
          <table:table-cell table:style-name="ce1" office:value-type="string">
            <text:p>3.1435e-18</text:p>
          </table:table-cell>
          <table:table-cell table:style-name="ce1" office:value-type="string">
            <text:p>4.9251e-17</text:p>
          </table:table-cell>
          <table:table-cell office:value-type="float" office:value="0.00051719">
            <text:p>0.00051719</text:p>
          </table:table-cell>
          <table:table-cell office:value-type="float" office:value="0.00014866">
            <text:p>0.00014866</text:p>
          </table:table-cell>
          <table:table-cell office:value-type="float" office:value="0.000689">
            <text:p>0.000689</text:p>
          </table:table-cell>
          <table:table-cell table:style-name="ce1" office:value-type="string">
            <text:p>2.0423e-05</text:p>
          </table:table-cell>
          <table:table-cell office:value-type="float" office:value="0">
            <text:p>0</text:p>
          </table:table-cell>
          <table:table-cell table:style-name="ce1" office:value-type="string">
            <text:p>9.4689e-19</text:p>
          </table:table-cell>
          <table:table-cell table:style-name="ce1" office:value-type="string">
            <text:p>4.925e-17</text:p>
          </table:table-cell>
        </table:table-row>
        <table:table-row table:style-name="ro2">
          <table:table-cell office:value-type="float" office:value="560.7017">
            <text:p>560.7017</text:p>
          </table:table-cell>
          <table:table-cell table:formula="of:=[.P58]*1000000" office:value-type="float" office:value="509.75">
            <text:p>509.75</text:p>
          </table:table-cell>
          <table:table-cell table:formula="of:=[.Q58]*1000000" office:value-type="float" office:value="146.89">
            <text:p>146.89</text:p>
          </table:table-cell>
          <table:table-cell table:formula="of:=[.R58]*1000000" office:value-type="float" office:value="698.51">
            <text:p>698.51</text:p>
          </table:table-cell>
          <table:table-cell table:formula="of:=[.S58]*1000000" office:value-type="float" office:value="14.933">
            <text:p>14.933</text:p>
          </table:table-cell>
          <table:table-cell table:formula="of:=[.T58]*1000000" office:value-type="float" office:value="0.026693">
            <text:p>0.026693</text:p>
          </table:table-cell>
          <table:table-cell table:formula="of:=[.U58]*1000000" office:value-type="float" office:value="0.0000000000021418">
            <text:p>2.1418E-012</text:p>
          </table:table-cell>
          <table:table-cell table:formula="of:=[.V58]*1000000" office:value-type="float" office:value="0.000000000047753">
            <text:p>4.7753E-011</text:p>
          </table:table-cell>
          <table:table-cell table:formula="of:=[.W58]*1000000" office:value-type="float" office:value="509.74">
            <text:p>509.74</text:p>
          </table:table-cell>
          <table:table-cell table:formula="of:=[.X58]*1000000" office:value-type="float" office:value="146.89">
            <text:p>146.89</text:p>
          </table:table-cell>
          <table:table-cell table:formula="of:=[.Y58]*1000000" office:value-type="float" office:value="698.51">
            <text:p>698.51</text:p>
          </table:table-cell>
          <table:table-cell table:formula="of:=[.Z58]*1000000" office:value-type="float" office:value="20.418">
            <text:p>20.418</text:p>
          </table:table-cell>
          <table:table-cell table:formula="of:=[.AA58]*1000000" office:value-type="float" office:value="0">
            <text:p>0</text:p>
          </table:table-cell>
          <table:table-cell table:formula="of:=[.AB58]*1000000" office:value-type="float" office:value="0.0000000000035615">
            <text:p>3.5615E-012</text:p>
          </table:table-cell>
          <table:table-cell table:formula="of:=[.AC58]*1000000" office:value-type="float" office:value="0.000000000047753">
            <text:p>4.7753E-011</text:p>
          </table:table-cell>
          <table:table-cell office:value-type="float" office:value="0.00050975">
            <text:p>0.00050975</text:p>
          </table:table-cell>
          <table:table-cell office:value-type="float" office:value="0.00014689">
            <text:p>0.00014689</text:p>
          </table:table-cell>
          <table:table-cell office:value-type="float" office:value="0.00069851">
            <text:p>0.00069851</text:p>
          </table:table-cell>
          <table:table-cell table:style-name="ce1" office:value-type="string">
            <text:p>1.4933e-05</text:p>
          </table:table-cell>
          <table:table-cell table:style-name="ce1" office:value-type="string">
            <text:p>2.6693e-08</text:p>
          </table:table-cell>
          <table:table-cell table:style-name="ce1" office:value-type="string">
            <text:p>2.1418e-18</text:p>
          </table:table-cell>
          <table:table-cell table:style-name="ce1" office:value-type="string">
            <text:p>4.7753e-17</text:p>
          </table:table-cell>
          <table:table-cell office:value-type="float" office:value="0.00050974">
            <text:p>0.00050974</text:p>
          </table:table-cell>
          <table:table-cell office:value-type="float" office:value="0.00014689">
            <text:p>0.00014689</text:p>
          </table:table-cell>
          <table:table-cell office:value-type="float" office:value="0.00069851">
            <text:p>0.00069851</text:p>
          </table:table-cell>
          <table:table-cell table:style-name="ce1" office:value-type="string">
            <text:p>2.0418e-05</text:p>
          </table:table-cell>
          <table:table-cell office:value-type="float" office:value="0">
            <text:p>0</text:p>
          </table:table-cell>
          <table:table-cell table:style-name="ce1" office:value-type="string">
            <text:p>3.5615e-18</text:p>
          </table:table-cell>
          <table:table-cell table:style-name="ce1" office:value-type="string">
            <text:p>4.7753e-17</text:p>
          </table:table-cell>
        </table:table-row>
        <table:table-row table:style-name="ro2">
          <table:table-cell office:value-type="float" office:value="570.7017">
            <text:p>570.7017</text:p>
          </table:table-cell>
          <table:table-cell table:formula="of:=[.P59]*1000000" office:value-type="float" office:value="502.43">
            <text:p>502.43</text:p>
          </table:table-cell>
          <table:table-cell table:formula="of:=[.Q59]*1000000" office:value-type="float" office:value="145.15">
            <text:p>145.15</text:p>
          </table:table-cell>
          <table:table-cell table:formula="of:=[.R59]*1000000" office:value-type="float" office:value="707.85">
            <text:p>707.85</text:p>
          </table:table-cell>
          <table:table-cell table:formula="of:=[.S59]*1000000" office:value-type="float" office:value="14.761">
            <text:p>14.761</text:p>
          </table:table-cell>
          <table:table-cell table:formula="of:=[.T59]*1000000" office:value-type="float" office:value="0.026993">
            <text:p>0.026993</text:p>
          </table:table-cell>
          <table:table-cell table:formula="of:=[.U59]*1000000" office:value-type="float" office:value="0.0000000000025893">
            <text:p>2.5893E-012</text:p>
          </table:table-cell>
          <table:table-cell table:formula="of:=[.V59]*1000000" office:value-type="float" office:value="0.000000000046302">
            <text:p>4.6302E-011</text:p>
          </table:table-cell>
          <table:table-cell table:formula="of:=[.W59]*1000000" office:value-type="float" office:value="502.43">
            <text:p>502.43</text:p>
          </table:table-cell>
          <table:table-cell table:formula="of:=[.X59]*1000000" office:value-type="float" office:value="145.15">
            <text:p>145.15</text:p>
          </table:table-cell>
          <table:table-cell table:formula="of:=[.Y59]*1000000" office:value-type="float" office:value="707.85">
            <text:p>707.85</text:p>
          </table:table-cell>
          <table:table-cell table:formula="of:=[.Z59]*1000000" office:value-type="float" office:value="20.413">
            <text:p>20.413</text:p>
          </table:table-cell>
          <table:table-cell table:formula="of:=[.AA59]*1000000" office:value-type="float" office:value="0">
            <text:p>0</text:p>
          </table:table-cell>
          <table:table-cell table:formula="of:=[.AB59]*1000000" office:value-type="float" office:value="0.00000000000037572">
            <text:p>3.7572E-013</text:p>
          </table:table-cell>
          <table:table-cell table:formula="of:=[.AC59]*1000000" office:value-type="float" office:value="0.000000000046301">
            <text:p>4.6301E-011</text:p>
          </table:table-cell>
          <table:table-cell office:value-type="float" office:value="0.00050243">
            <text:p>0.00050243</text:p>
          </table:table-cell>
          <table:table-cell office:value-type="float" office:value="0.00014515">
            <text:p>0.00014515</text:p>
          </table:table-cell>
          <table:table-cell office:value-type="float" office:value="0.00070785">
            <text:p>0.00070785</text:p>
          </table:table-cell>
          <table:table-cell table:style-name="ce1" office:value-type="string">
            <text:p>1.4761e-05</text:p>
          </table:table-cell>
          <table:table-cell table:style-name="ce1" office:value-type="string">
            <text:p>2.6993e-08</text:p>
          </table:table-cell>
          <table:table-cell table:style-name="ce1" office:value-type="string">
            <text:p>2.5893e-18</text:p>
          </table:table-cell>
          <table:table-cell table:style-name="ce1" office:value-type="string">
            <text:p>4.6302e-17</text:p>
          </table:table-cell>
          <table:table-cell office:value-type="float" office:value="0.00050243">
            <text:p>0.00050243</text:p>
          </table:table-cell>
          <table:table-cell office:value-type="float" office:value="0.00014515">
            <text:p>0.00014515</text:p>
          </table:table-cell>
          <table:table-cell office:value-type="float" office:value="0.00070785">
            <text:p>0.00070785</text:p>
          </table:table-cell>
          <table:table-cell table:style-name="ce1" office:value-type="string">
            <text:p>2.0413e-05</text:p>
          </table:table-cell>
          <table:table-cell office:value-type="float" office:value="0">
            <text:p>0</text:p>
          </table:table-cell>
          <table:table-cell table:style-name="ce1" office:value-type="string">
            <text:p>3.7572e-19</text:p>
          </table:table-cell>
          <table:table-cell table:style-name="ce1" office:value-type="string">
            <text:p>4.6301e-17</text:p>
          </table:table-cell>
        </table:table-row>
        <table:table-row table:style-name="ro2">
          <table:table-cell office:value-type="float" office:value="580.7017">
            <text:p>580.7017</text:p>
          </table:table-cell>
          <table:table-cell table:formula="of:=[.P60]*1000000" office:value-type="float" office:value="495.25">
            <text:p>495.25</text:p>
          </table:table-cell>
          <table:table-cell table:formula="of:=[.Q60]*1000000" office:value-type="float" office:value="143.44">
            <text:p>143.44</text:p>
          </table:table-cell>
          <table:table-cell table:formula="of:=[.R60]*1000000" office:value-type="float" office:value="717.01">
            <text:p>717.01</text:p>
          </table:table-cell>
          <table:table-cell table:formula="of:=[.S60]*1000000" office:value-type="float" office:value="14.588">
            <text:p>14.588</text:p>
          </table:table-cell>
          <table:table-cell table:formula="of:=[.T60]*1000000" office:value-type="float" office:value="0.027286">
            <text:p>0.027286</text:p>
          </table:table-cell>
          <table:table-cell table:formula="of:=[.U60]*1000000" office:value-type="float" office:value="0.00000000000056446">
            <text:p>5.6446E-013</text:p>
          </table:table-cell>
          <table:table-cell table:formula="of:=[.V60]*1000000" office:value-type="float" office:value="0.000000000044894">
            <text:p>4.4894E-011</text:p>
          </table:table-cell>
          <table:table-cell table:formula="of:=[.W60]*1000000" office:value-type="float" office:value="495.24">
            <text:p>495.24</text:p>
          </table:table-cell>
          <table:table-cell table:formula="of:=[.X60]*1000000" office:value-type="float" office:value="143.44">
            <text:p>143.44</text:p>
          </table:table-cell>
          <table:table-cell table:formula="of:=[.Y60]*1000000" office:value-type="float" office:value="717.01">
            <text:p>717.01</text:p>
          </table:table-cell>
          <table:table-cell table:formula="of:=[.Z60]*1000000" office:value-type="float" office:value="20.409">
            <text:p>20.409</text:p>
          </table:table-cell>
          <table:table-cell table:formula="of:=[.AA60]*1000000" office:value-type="float" office:value="0">
            <text:p>0</text:p>
          </table:table-cell>
          <table:table-cell table:formula="of:=[.AB60]*1000000" office:value-type="float" office:value="0.0000000000031936">
            <text:p>3.1936E-012</text:p>
          </table:table-cell>
          <table:table-cell table:formula="of:=[.AC60]*1000000" office:value-type="float" office:value="0.000000000044894">
            <text:p>4.4894E-011</text:p>
          </table:table-cell>
          <table:table-cell office:value-type="float" office:value="0.00049525">
            <text:p>0.00049525</text:p>
          </table:table-cell>
          <table:table-cell office:value-type="float" office:value="0.00014344">
            <text:p>0.00014344</text:p>
          </table:table-cell>
          <table:table-cell office:value-type="float" office:value="0.00071701">
            <text:p>0.00071701</text:p>
          </table:table-cell>
          <table:table-cell table:style-name="ce1" office:value-type="string">
            <text:p>1.4588e-05</text:p>
          </table:table-cell>
          <table:table-cell table:style-name="ce1" office:value-type="string">
            <text:p>2.7286e-08</text:p>
          </table:table-cell>
          <table:table-cell table:style-name="ce1" office:value-type="string">
            <text:p>5.6446e-19</text:p>
          </table:table-cell>
          <table:table-cell table:style-name="ce1" office:value-type="string">
            <text:p>4.4894e-17</text:p>
          </table:table-cell>
          <table:table-cell office:value-type="float" office:value="0.00049524">
            <text:p>0.00049524</text:p>
          </table:table-cell>
          <table:table-cell office:value-type="float" office:value="0.00014344">
            <text:p>0.00014344</text:p>
          </table:table-cell>
          <table:table-cell office:value-type="float" office:value="0.00071701">
            <text:p>0.00071701</text:p>
          </table:table-cell>
          <table:table-cell table:style-name="ce1" office:value-type="string">
            <text:p>2.0409e-05</text:p>
          </table:table-cell>
          <table:table-cell office:value-type="float" office:value="0">
            <text:p>0</text:p>
          </table:table-cell>
          <table:table-cell table:style-name="ce1" office:value-type="string">
            <text:p>3.1936e-18</text:p>
          </table:table-cell>
          <table:table-cell table:style-name="ce1" office:value-type="string">
            <text:p>4.4894e-17</text:p>
          </table:table-cell>
        </table:table-row>
        <table:table-row table:style-name="ro2">
          <table:table-cell office:value-type="float" office:value="590.7017">
            <text:p>590.7017</text:p>
          </table:table-cell>
          <table:table-cell table:formula="of:=[.P61]*1000000" office:value-type="float" office:value="488.19">
            <text:p>488.19</text:p>
          </table:table-cell>
          <table:table-cell table:formula="of:=[.Q61]*1000000" office:value-type="float" office:value="141.75">
            <text:p>141.75</text:p>
          </table:table-cell>
          <table:table-cell table:formula="of:=[.R61]*1000000" office:value-type="float" office:value="726.01">
            <text:p>726.01</text:p>
          </table:table-cell>
          <table:table-cell table:formula="of:=[.S61]*1000000" office:value-type="float" office:value="14.416">
            <text:p>14.416</text:p>
          </table:table-cell>
          <table:table-cell table:formula="of:=[.T61]*1000000" office:value-type="float" office:value="0.027573">
            <text:p>0.027573</text:p>
          </table:table-cell>
          <table:table-cell table:formula="of:=[.U61]*1000000" office:value-type="float" office:value="0.0000000000018076">
            <text:p>1.8076E-012</text:p>
          </table:table-cell>
          <table:table-cell table:formula="of:=[.V61]*1000000" office:value-type="float" office:value="0.00000000004353">
            <text:p>4.353E-011</text:p>
          </table:table-cell>
          <table:table-cell table:formula="of:=[.W61]*1000000" office:value-type="float" office:value="488.18">
            <text:p>488.18</text:p>
          </table:table-cell>
          <table:table-cell table:formula="of:=[.X61]*1000000" office:value-type="float" office:value="141.75">
            <text:p>141.75</text:p>
          </table:table-cell>
          <table:table-cell table:formula="of:=[.Y61]*1000000" office:value-type="float" office:value="726.02">
            <text:p>726.02</text:p>
          </table:table-cell>
          <table:table-cell table:formula="of:=[.Z61]*1000000" office:value-type="float" office:value="20.405">
            <text:p>20.405</text:p>
          </table:table-cell>
          <table:table-cell table:formula="of:=[.AA61]*1000000" office:value-type="float" office:value="0">
            <text:p>0</text:p>
          </table:table-cell>
          <table:table-cell table:formula="of:=[.AB61]*1000000" office:value-type="float" office:value="0.0000000000010232">
            <text:p>1.0232E-012</text:p>
          </table:table-cell>
          <table:table-cell table:formula="of:=[.AC61]*1000000" office:value-type="float" office:value="0.000000000043529">
            <text:p>4.3529E-011</text:p>
          </table:table-cell>
          <table:table-cell office:value-type="float" office:value="0.00048819">
            <text:p>0.00048819</text:p>
          </table:table-cell>
          <table:table-cell office:value-type="float" office:value="0.00014175">
            <text:p>0.00014175</text:p>
          </table:table-cell>
          <table:table-cell office:value-type="float" office:value="0.00072601">
            <text:p>0.00072601</text:p>
          </table:table-cell>
          <table:table-cell table:style-name="ce1" office:value-type="string">
            <text:p>1.4416e-05</text:p>
          </table:table-cell>
          <table:table-cell table:style-name="ce1" office:value-type="string">
            <text:p>2.7573e-08</text:p>
          </table:table-cell>
          <table:table-cell table:style-name="ce1" office:value-type="string">
            <text:p>1.8076e-18</text:p>
          </table:table-cell>
          <table:table-cell table:style-name="ce1" office:value-type="string">
            <text:p>4.353e-17</text:p>
          </table:table-cell>
          <table:table-cell office:value-type="float" office:value="0.00048818">
            <text:p>0.00048818</text:p>
          </table:table-cell>
          <table:table-cell office:value-type="float" office:value="0.00014175">
            <text:p>0.00014175</text:p>
          </table:table-cell>
          <table:table-cell office:value-type="float" office:value="0.00072602">
            <text:p>0.00072602</text:p>
          </table:table-cell>
          <table:table-cell table:style-name="ce1" office:value-type="string">
            <text:p>2.0405e-05</text:p>
          </table:table-cell>
          <table:table-cell office:value-type="float" office:value="0">
            <text:p>0</text:p>
          </table:table-cell>
          <table:table-cell table:style-name="ce1" office:value-type="string">
            <text:p>1.0232e-18</text:p>
          </table:table-cell>
          <table:table-cell table:style-name="ce1" office:value-type="string">
            <text:p>4.3529e-17</text:p>
          </table:table-cell>
        </table:table-row>
        <table:table-row table:style-name="ro2">
          <table:table-cell office:value-type="float" office:value="600.7017">
            <text:p>600.7017</text:p>
          </table:table-cell>
          <table:table-cell table:formula="of:=[.P62]*1000000" office:value-type="float" office:value="481.25">
            <text:p>481.25</text:p>
          </table:table-cell>
          <table:table-cell table:formula="of:=[.Q62]*1000000" office:value-type="float" office:value="140.09">
            <text:p>140.09</text:p>
          </table:table-cell>
          <table:table-cell table:formula="of:=[.R62]*1000000" office:value-type="float" office:value="734.86">
            <text:p>734.86</text:p>
          </table:table-cell>
          <table:table-cell table:formula="of:=[.S62]*1000000" office:value-type="float" office:value="14.243">
            <text:p>14.243</text:p>
          </table:table-cell>
          <table:table-cell table:formula="of:=[.T62]*1000000" office:value-type="float" office:value="0.027855">
            <text:p>0.027855</text:p>
          </table:table-cell>
          <table:table-cell table:formula="of:=[.U62]*1000000" office:value-type="float" office:value="0.0000000000013055">
            <text:p>1.3055E-012</text:p>
          </table:table-cell>
          <table:table-cell table:formula="of:=[.V62]*1000000" office:value-type="float" office:value="0.000000000042207">
            <text:p>4.2207E-011</text:p>
          </table:table-cell>
          <table:table-cell table:formula="of:=[.W62]*1000000" office:value-type="float" office:value="481.24">
            <text:p>481.24</text:p>
          </table:table-cell>
          <table:table-cell table:formula="of:=[.X62]*1000000" office:value-type="float" office:value="140.09">
            <text:p>140.09</text:p>
          </table:table-cell>
          <table:table-cell table:formula="of:=[.Y62]*1000000" office:value-type="float" office:value="734.86">
            <text:p>734.86</text:p>
          </table:table-cell>
          <table:table-cell table:formula="of:=[.Z62]*1000000" office:value-type="float" office:value="20.401">
            <text:p>20.401</text:p>
          </table:table-cell>
          <table:table-cell table:formula="of:=[.AA62]*1000000" office:value-type="float" office:value="0">
            <text:p>0</text:p>
          </table:table-cell>
          <table:table-cell table:formula="of:=[.AB62]*1000000" office:value-type="float" office:value="0.0000000000021428">
            <text:p>2.1428E-012</text:p>
          </table:table-cell>
          <table:table-cell table:formula="of:=[.AC62]*1000000" office:value-type="float" office:value="0.000000000042207">
            <text:p>4.2207E-011</text:p>
          </table:table-cell>
          <table:table-cell office:value-type="float" office:value="0.00048125">
            <text:p>0.00048125</text:p>
          </table:table-cell>
          <table:table-cell office:value-type="float" office:value="0.00014009">
            <text:p>0.00014009</text:p>
          </table:table-cell>
          <table:table-cell office:value-type="float" office:value="0.00073486">
            <text:p>0.00073486</text:p>
          </table:table-cell>
          <table:table-cell table:style-name="ce1" office:value-type="string">
            <text:p>1.4243e-05</text:p>
          </table:table-cell>
          <table:table-cell table:style-name="ce1" office:value-type="string">
            <text:p>2.7855e-08</text:p>
          </table:table-cell>
          <table:table-cell table:style-name="ce1" office:value-type="string">
            <text:p>1.3055e-18</text:p>
          </table:table-cell>
          <table:table-cell table:style-name="ce1" office:value-type="string">
            <text:p>4.2207e-17</text:p>
          </table:table-cell>
          <table:table-cell office:value-type="float" office:value="0.00048124">
            <text:p>0.00048124</text:p>
          </table:table-cell>
          <table:table-cell office:value-type="float" office:value="0.00014009">
            <text:p>0.00014009</text:p>
          </table:table-cell>
          <table:table-cell office:value-type="float" office:value="0.00073486">
            <text:p>0.00073486</text:p>
          </table:table-cell>
          <table:table-cell table:style-name="ce1" office:value-type="string">
            <text:p>2.0401e-05</text:p>
          </table:table-cell>
          <table:table-cell office:value-type="float" office:value="0">
            <text:p>0</text:p>
          </table:table-cell>
          <table:table-cell table:style-name="ce1" office:value-type="string">
            <text:p>2.1428e-18</text:p>
          </table:table-cell>
          <table:table-cell table:style-name="ce1" office:value-type="string">
            <text:p>4.2207e-17</text:p>
          </table:table-cell>
        </table:table-row>
        <table:table-row table:style-name="ro2">
          <table:table-cell office:value-type="float" office:value="610.7017">
            <text:p>610.7017</text:p>
          </table:table-cell>
          <table:table-cell table:formula="of:=[.P63]*1000000" office:value-type="float" office:value="474.42">
            <text:p>474.42</text:p>
          </table:table-cell>
          <table:table-cell table:formula="of:=[.Q63]*1000000" office:value-type="float" office:value="138.45">
            <text:p>138.45</text:p>
          </table:table-cell>
          <table:table-cell table:formula="of:=[.R63]*1000000" office:value-type="float" office:value="743.56">
            <text:p>743.56</text:p>
          </table:table-cell>
          <table:table-cell table:formula="of:=[.S63]*1000000" office:value-type="float" office:value="14.071">
            <text:p>14.071</text:p>
          </table:table-cell>
          <table:table-cell table:formula="of:=[.T63]*1000000" office:value-type="float" office:value="0.02813">
            <text:p>0.02813</text:p>
          </table:table-cell>
          <table:table-cell table:formula="of:=[.U63]*1000000" office:value-type="float" office:value="0.00000000000059894">
            <text:p>5.9894E-013</text:p>
          </table:table-cell>
          <table:table-cell table:formula="of:=[.V63]*1000000" office:value-type="float" office:value="0.000000000040925">
            <text:p>4.0925E-011</text:p>
          </table:table-cell>
          <table:table-cell table:formula="of:=[.W63]*1000000" office:value-type="float" office:value="474.42">
            <text:p>474.42</text:p>
          </table:table-cell>
          <table:table-cell table:formula="of:=[.X63]*1000000" office:value-type="float" office:value="138.45">
            <text:p>138.45</text:p>
          </table:table-cell>
          <table:table-cell table:formula="of:=[.Y63]*1000000" office:value-type="float" office:value="743.56">
            <text:p>743.56</text:p>
          </table:table-cell>
          <table:table-cell table:formula="of:=[.Z63]*1000000" office:value-type="float" office:value="20.397">
            <text:p>20.397</text:p>
          </table:table-cell>
          <table:table-cell table:formula="of:=[.AA63]*1000000" office:value-type="float" office:value="0">
            <text:p>0</text:p>
          </table:table-cell>
          <table:table-cell table:formula="of:=[.AB63]*1000000" office:value-type="float" office:value="-0.0000000000038124">
            <text:p>-3.8124E-012</text:p>
          </table:table-cell>
          <table:table-cell table:formula="of:=[.AC63]*1000000" office:value-type="float" office:value="0.000000000040925">
            <text:p>4.0925E-011</text:p>
          </table:table-cell>
          <table:table-cell office:value-type="float" office:value="0.00047442">
            <text:p>0.00047442</text:p>
          </table:table-cell>
          <table:table-cell office:value-type="float" office:value="0.00013845">
            <text:p>0.00013845</text:p>
          </table:table-cell>
          <table:table-cell office:value-type="float" office:value="0.00074356">
            <text:p>0.00074356</text:p>
          </table:table-cell>
          <table:table-cell table:style-name="ce1" office:value-type="string">
            <text:p>1.4071e-05</text:p>
          </table:table-cell>
          <table:table-cell table:style-name="ce1" office:value-type="string">
            <text:p>2.813e-08</text:p>
          </table:table-cell>
          <table:table-cell table:style-name="ce1" office:value-type="string">
            <text:p>5.9894e-19</text:p>
          </table:table-cell>
          <table:table-cell table:style-name="ce1" office:value-type="string">
            <text:p>4.0925e-17</text:p>
          </table:table-cell>
          <table:table-cell office:value-type="float" office:value="0.00047442">
            <text:p>0.00047442</text:p>
          </table:table-cell>
          <table:table-cell office:value-type="float" office:value="0.00013845">
            <text:p>0.00013845</text:p>
          </table:table-cell>
          <table:table-cell office:value-type="float" office:value="0.00074356">
            <text:p>0.00074356</text:p>
          </table:table-cell>
          <table:table-cell table:style-name="ce1" office:value-type="string">
            <text:p>2.0397e-05</text:p>
          </table:table-cell>
          <table:table-cell office:value-type="float" office:value="0">
            <text:p>0</text:p>
          </table:table-cell>
          <table:table-cell table:style-name="ce1" office:value-type="string">
            <text:p>-3.8124e-18</text:p>
          </table:table-cell>
          <table:table-cell table:style-name="ce1" office:value-type="string">
            <text:p>4.0925e-17</text:p>
          </table:table-cell>
        </table:table-row>
        <table:table-row table:style-name="ro2">
          <table:table-cell office:value-type="float" office:value="620.7017">
            <text:p>620.7017</text:p>
          </table:table-cell>
          <table:table-cell table:formula="of:=[.P64]*1000000" office:value-type="float" office:value="467.71">
            <text:p>467.71</text:p>
          </table:table-cell>
          <table:table-cell table:formula="of:=[.Q64]*1000000" office:value-type="float" office:value="136.83">
            <text:p>136.83</text:p>
          </table:table-cell>
          <table:table-cell table:formula="of:=[.R64]*1000000" office:value-type="float" office:value="752.12">
            <text:p>752.12</text:p>
          </table:table-cell>
          <table:table-cell table:formula="of:=[.S64]*1000000" office:value-type="float" office:value="13.899">
            <text:p>13.899</text:p>
          </table:table-cell>
          <table:table-cell table:formula="of:=[.T64]*1000000" office:value-type="float" office:value="0.028399">
            <text:p>0.028399</text:p>
          </table:table-cell>
          <table:table-cell table:formula="of:=[.U64]*1000000" office:value-type="float" office:value="-0.0000000000013297">
            <text:p>-1.3297E-012</text:p>
          </table:table-cell>
          <table:table-cell table:formula="of:=[.V64]*1000000" office:value-type="float" office:value="0.000000000039682">
            <text:p>3.9682E-011</text:p>
          </table:table-cell>
          <table:table-cell table:formula="of:=[.W64]*1000000" office:value-type="float" office:value="467.7">
            <text:p>467.7</text:p>
          </table:table-cell>
          <table:table-cell table:formula="of:=[.X64]*1000000" office:value-type="float" office:value="136.83">
            <text:p>136.83</text:p>
          </table:table-cell>
          <table:table-cell table:formula="of:=[.Y64]*1000000" office:value-type="float" office:value="752.12">
            <text:p>752.12</text:p>
          </table:table-cell>
          <table:table-cell table:formula="of:=[.Z64]*1000000" office:value-type="float" office:value="20.394">
            <text:p>20.394</text:p>
          </table:table-cell>
          <table:table-cell table:formula="of:=[.AA64]*1000000" office:value-type="float" office:value="0">
            <text:p>0</text:p>
          </table:table-cell>
          <table:table-cell table:formula="of:=[.AB64]*1000000" office:value-type="float" office:value="0.00000000000082571">
            <text:p>8.2571E-013</text:p>
          </table:table-cell>
          <table:table-cell table:formula="of:=[.AC64]*1000000" office:value-type="float" office:value="0.000000000039682">
            <text:p>3.9682E-011</text:p>
          </table:table-cell>
          <table:table-cell office:value-type="float" office:value="0.00046771">
            <text:p>0.00046771</text:p>
          </table:table-cell>
          <table:table-cell office:value-type="float" office:value="0.00013683">
            <text:p>0.00013683</text:p>
          </table:table-cell>
          <table:table-cell office:value-type="float" office:value="0.00075212">
            <text:p>0.00075212</text:p>
          </table:table-cell>
          <table:table-cell table:style-name="ce1" office:value-type="string">
            <text:p>1.3899e-05</text:p>
          </table:table-cell>
          <table:table-cell table:style-name="ce1" office:value-type="string">
            <text:p>2.8399e-08</text:p>
          </table:table-cell>
          <table:table-cell table:style-name="ce1" office:value-type="string">
            <text:p>-1.3297e-18</text:p>
          </table:table-cell>
          <table:table-cell table:style-name="ce1" office:value-type="string">
            <text:p>3.9682e-17</text:p>
          </table:table-cell>
          <table:table-cell office:value-type="float" office:value="0.0004677">
            <text:p>0.0004677</text:p>
          </table:table-cell>
          <table:table-cell office:value-type="float" office:value="0.00013683">
            <text:p>0.00013683</text:p>
          </table:table-cell>
          <table:table-cell office:value-type="float" office:value="0.00075212">
            <text:p>0.00075212</text:p>
          </table:table-cell>
          <table:table-cell table:style-name="ce1" office:value-type="string">
            <text:p>2.0394e-05</text:p>
          </table:table-cell>
          <table:table-cell office:value-type="float" office:value="0">
            <text:p>0</text:p>
          </table:table-cell>
          <table:table-cell table:style-name="ce1" office:value-type="string">
            <text:p>8.2571e-19</text:p>
          </table:table-cell>
          <table:table-cell table:style-name="ce1" office:value-type="string">
            <text:p>3.9682e-17</text:p>
          </table:table-cell>
        </table:table-row>
        <table:table-row table:style-name="ro2">
          <table:table-cell office:value-type="float" office:value="630.7017">
            <text:p>630.7017</text:p>
          </table:table-cell>
          <table:table-cell table:formula="of:=[.P65]*1000000" office:value-type="float" office:value="461.1">
            <text:p>461.1</text:p>
          </table:table-cell>
          <table:table-cell table:formula="of:=[.Q65]*1000000" office:value-type="float" office:value="135.23">
            <text:p>135.23</text:p>
          </table:table-cell>
          <table:table-cell table:formula="of:=[.R65]*1000000" office:value-type="float" office:value="760.53">
            <text:p>760.53</text:p>
          </table:table-cell>
          <table:table-cell table:formula="of:=[.S65]*1000000" office:value-type="float" office:value="13.727">
            <text:p>13.727</text:p>
          </table:table-cell>
          <table:table-cell table:formula="of:=[.T65]*1000000" office:value-type="float" office:value="0.028663">
            <text:p>0.028663</text:p>
          </table:table-cell>
          <table:table-cell table:formula="of:=[.U65]*1000000" office:value-type="float" office:value="-0.0000000000012251">
            <text:p>-1.2251E-012</text:p>
          </table:table-cell>
          <table:table-cell table:formula="of:=[.V65]*1000000" office:value-type="float" office:value="0.000000000038477">
            <text:p>3.8477E-011</text:p>
          </table:table-cell>
          <table:table-cell table:formula="of:=[.W65]*1000000" office:value-type="float" office:value="461.1">
            <text:p>461.1</text:p>
          </table:table-cell>
          <table:table-cell table:formula="of:=[.X65]*1000000" office:value-type="float" office:value="135.23">
            <text:p>135.23</text:p>
          </table:table-cell>
          <table:table-cell table:formula="of:=[.Y65]*1000000" office:value-type="float" office:value="760.53">
            <text:p>760.53</text:p>
          </table:table-cell>
          <table:table-cell table:formula="of:=[.Z65]*1000000" office:value-type="float" office:value="20.391">
            <text:p>20.391</text:p>
          </table:table-cell>
          <table:table-cell table:formula="of:=[.AA65]*1000000" office:value-type="float" office:value="0">
            <text:p>0</text:p>
          </table:table-cell>
          <table:table-cell table:formula="of:=[.AB65]*1000000" office:value-type="float" office:value="-0.00000000000020721">
            <text:p>-2.0721E-013</text:p>
          </table:table-cell>
          <table:table-cell table:formula="of:=[.AC65]*1000000" office:value-type="float" office:value="0.000000000038477">
            <text:p>3.8477E-011</text:p>
          </table:table-cell>
          <table:table-cell office:value-type="float" office:value="0.0004611">
            <text:p>0.0004611</text:p>
          </table:table-cell>
          <table:table-cell office:value-type="float" office:value="0.00013523">
            <text:p>0.00013523</text:p>
          </table:table-cell>
          <table:table-cell office:value-type="float" office:value="0.00076053">
            <text:p>0.00076053</text:p>
          </table:table-cell>
          <table:table-cell table:style-name="ce1" office:value-type="string">
            <text:p>1.3727e-05</text:p>
          </table:table-cell>
          <table:table-cell table:style-name="ce1" office:value-type="string">
            <text:p>2.8663e-08</text:p>
          </table:table-cell>
          <table:table-cell table:style-name="ce1" office:value-type="string">
            <text:p>-1.2251e-18</text:p>
          </table:table-cell>
          <table:table-cell table:style-name="ce1" office:value-type="string">
            <text:p>3.8477e-17</text:p>
          </table:table-cell>
          <table:table-cell office:value-type="float" office:value="0.0004611">
            <text:p>0.0004611</text:p>
          </table:table-cell>
          <table:table-cell office:value-type="float" office:value="0.00013523">
            <text:p>0.00013523</text:p>
          </table:table-cell>
          <table:table-cell office:value-type="float" office:value="0.00076053">
            <text:p>0.00076053</text:p>
          </table:table-cell>
          <table:table-cell table:style-name="ce1" office:value-type="string">
            <text:p>2.0391e-05</text:p>
          </table:table-cell>
          <table:table-cell office:value-type="float" office:value="0">
            <text:p>0</text:p>
          </table:table-cell>
          <table:table-cell table:style-name="ce1" office:value-type="string">
            <text:p>-2.0721e-19</text:p>
          </table:table-cell>
          <table:table-cell table:style-name="ce1" office:value-type="string">
            <text:p>3.8477e-17</text:p>
          </table:table-cell>
        </table:table-row>
        <table:table-row table:style-name="ro2">
          <table:table-cell office:value-type="float" office:value="640.7017">
            <text:p>640.7017</text:p>
          </table:table-cell>
          <table:table-cell table:formula="of:=[.P66]*1000000" office:value-type="float" office:value="454.6">
            <text:p>454.6</text:p>
          </table:table-cell>
          <table:table-cell table:formula="of:=[.Q66]*1000000" office:value-type="float" office:value="133.65">
            <text:p>133.65</text:p>
          </table:table-cell>
          <table:table-cell table:formula="of:=[.R66]*1000000" office:value-type="float" office:value="768.82">
            <text:p>768.82</text:p>
          </table:table-cell>
          <table:table-cell table:formula="of:=[.S66]*1000000" office:value-type="float" office:value="13.555">
            <text:p>13.555</text:p>
          </table:table-cell>
          <table:table-cell table:formula="of:=[.T66]*1000000" office:value-type="float" office:value="0.028921">
            <text:p>0.028921</text:p>
          </table:table-cell>
          <table:table-cell table:formula="of:=[.U66]*1000000" office:value-type="float" office:value="-0.0000000000038798">
            <text:p>-3.8798E-012</text:p>
          </table:table-cell>
          <table:table-cell table:formula="of:=[.V66]*1000000" office:value-type="float" office:value="0.000000000037309">
            <text:p>3.7309E-011</text:p>
          </table:table-cell>
          <table:table-cell table:formula="of:=[.W66]*1000000" office:value-type="float" office:value="454.6">
            <text:p>454.6</text:p>
          </table:table-cell>
          <table:table-cell table:formula="of:=[.X66]*1000000" office:value-type="float" office:value="133.65">
            <text:p>133.65</text:p>
          </table:table-cell>
          <table:table-cell table:formula="of:=[.Y66]*1000000" office:value-type="float" office:value="768.82">
            <text:p>768.82</text:p>
          </table:table-cell>
          <table:table-cell table:formula="of:=[.Z66]*1000000" office:value-type="float" office:value="20.388">
            <text:p>20.388</text:p>
          </table:table-cell>
          <table:table-cell table:formula="of:=[.AA66]*1000000" office:value-type="float" office:value="0">
            <text:p>0</text:p>
          </table:table-cell>
          <table:table-cell table:formula="of:=[.AB66]*1000000" office:value-type="float" office:value="0.00000000000099943">
            <text:p>9.9943E-013</text:p>
          </table:table-cell>
          <table:table-cell table:formula="of:=[.AC66]*1000000" office:value-type="float" office:value="0.000000000037309">
            <text:p>3.7309E-011</text:p>
          </table:table-cell>
          <table:table-cell office:value-type="float" office:value="0.0004546">
            <text:p>0.0004546</text:p>
          </table:table-cell>
          <table:table-cell office:value-type="float" office:value="0.00013365">
            <text:p>0.00013365</text:p>
          </table:table-cell>
          <table:table-cell office:value-type="float" office:value="0.00076882">
            <text:p>0.00076882</text:p>
          </table:table-cell>
          <table:table-cell table:style-name="ce1" office:value-type="string">
            <text:p>1.3555e-05</text:p>
          </table:table-cell>
          <table:table-cell table:style-name="ce1" office:value-type="string">
            <text:p>2.8921e-08</text:p>
          </table:table-cell>
          <table:table-cell table:style-name="ce1" office:value-type="string">
            <text:p>-3.8798e-18</text:p>
          </table:table-cell>
          <table:table-cell table:style-name="ce1" office:value-type="string">
            <text:p>3.7309e-17</text:p>
          </table:table-cell>
          <table:table-cell office:value-type="float" office:value="0.0004546">
            <text:p>0.0004546</text:p>
          </table:table-cell>
          <table:table-cell office:value-type="float" office:value="0.00013365">
            <text:p>0.00013365</text:p>
          </table:table-cell>
          <table:table-cell office:value-type="float" office:value="0.00076882">
            <text:p>0.00076882</text:p>
          </table:table-cell>
          <table:table-cell table:style-name="ce1" office:value-type="string">
            <text:p>2.0388e-05</text:p>
          </table:table-cell>
          <table:table-cell office:value-type="float" office:value="0">
            <text:p>0</text:p>
          </table:table-cell>
          <table:table-cell table:style-name="ce1" office:value-type="string">
            <text:p>9.9943e-19</text:p>
          </table:table-cell>
          <table:table-cell table:style-name="ce1" office:value-type="string">
            <text:p>3.7309e-17</text:p>
          </table:table-cell>
        </table:table-row>
        <table:table-row table:style-name="ro2">
          <table:table-cell office:value-type="float" office:value="650.7017">
            <text:p>650.7017</text:p>
          </table:table-cell>
          <table:table-cell table:formula="of:=[.P67]*1000000" office:value-type="float" office:value="448.2">
            <text:p>448.2</text:p>
          </table:table-cell>
          <table:table-cell table:formula="of:=[.Q67]*1000000" office:value-type="float" office:value="132.09">
            <text:p>132.09</text:p>
          </table:table-cell>
          <table:table-cell table:formula="of:=[.R67]*1000000" office:value-type="float" office:value="776.97">
            <text:p>776.97</text:p>
          </table:table-cell>
          <table:table-cell table:formula="of:=[.S67]*1000000" office:value-type="float" office:value="13.383">
            <text:p>13.383</text:p>
          </table:table-cell>
          <table:table-cell table:formula="of:=[.T67]*1000000" office:value-type="float" office:value="0.029174">
            <text:p>0.029174</text:p>
          </table:table-cell>
          <table:table-cell table:formula="of:=[.U67]*1000000" office:value-type="float" office:value="-0.0000000000036178">
            <text:p>-3.6178E-012</text:p>
          </table:table-cell>
          <table:table-cell table:formula="of:=[.V67]*1000000" office:value-type="float" office:value="0.000000000036177">
            <text:p>3.6177E-011</text:p>
          </table:table-cell>
          <table:table-cell table:formula="of:=[.W67]*1000000" office:value-type="float" office:value="448.2">
            <text:p>448.2</text:p>
          </table:table-cell>
          <table:table-cell table:formula="of:=[.X67]*1000000" office:value-type="float" office:value="132.09">
            <text:p>132.09</text:p>
          </table:table-cell>
          <table:table-cell table:formula="of:=[.Y67]*1000000" office:value-type="float" office:value="776.97">
            <text:p>776.97</text:p>
          </table:table-cell>
          <table:table-cell table:formula="of:=[.Z67]*1000000" office:value-type="float" office:value="20.386">
            <text:p>20.386</text:p>
          </table:table-cell>
          <table:table-cell table:formula="of:=[.AA67]*1000000" office:value-type="float" office:value="0">
            <text:p>0</text:p>
          </table:table-cell>
          <table:table-cell table:formula="of:=[.AB67]*1000000" office:value-type="float" office:value="-0.00000000000095616">
            <text:p>-9.5616E-013</text:p>
          </table:table-cell>
          <table:table-cell table:formula="of:=[.AC67]*1000000" office:value-type="float" office:value="0.000000000036176">
            <text:p>3.6176E-011</text:p>
          </table:table-cell>
          <table:table-cell office:value-type="float" office:value="0.0004482">
            <text:p>0.0004482</text:p>
          </table:table-cell>
          <table:table-cell office:value-type="float" office:value="0.00013209">
            <text:p>0.00013209</text:p>
          </table:table-cell>
          <table:table-cell office:value-type="float" office:value="0.00077697">
            <text:p>0.00077697</text:p>
          </table:table-cell>
          <table:table-cell table:style-name="ce1" office:value-type="string">
            <text:p>1.3383e-05</text:p>
          </table:table-cell>
          <table:table-cell table:style-name="ce1" office:value-type="string">
            <text:p>2.9174e-08</text:p>
          </table:table-cell>
          <table:table-cell table:style-name="ce1" office:value-type="string">
            <text:p>-3.6178e-18</text:p>
          </table:table-cell>
          <table:table-cell table:style-name="ce1" office:value-type="string">
            <text:p>3.6177e-17</text:p>
          </table:table-cell>
          <table:table-cell office:value-type="float" office:value="0.0004482">
            <text:p>0.0004482</text:p>
          </table:table-cell>
          <table:table-cell office:value-type="float" office:value="0.00013209">
            <text:p>0.00013209</text:p>
          </table:table-cell>
          <table:table-cell office:value-type="float" office:value="0.00077697">
            <text:p>0.00077697</text:p>
          </table:table-cell>
          <table:table-cell table:style-name="ce1" office:value-type="string">
            <text:p>2.0386e-05</text:p>
          </table:table-cell>
          <table:table-cell office:value-type="float" office:value="0">
            <text:p>0</text:p>
          </table:table-cell>
          <table:table-cell table:style-name="ce1" office:value-type="string">
            <text:p>-9.5616e-19</text:p>
          </table:table-cell>
          <table:table-cell table:style-name="ce1" office:value-type="string">
            <text:p>3.6176e-17</text:p>
          </table:table-cell>
        </table:table-row>
        <table:table-row table:style-name="ro2">
          <table:table-cell office:value-type="float" office:value="660.7017">
            <text:p>660.7017</text:p>
          </table:table-cell>
          <table:table-cell table:formula="of:=[.P68]*1000000" office:value-type="float" office:value="441.91">
            <text:p>441.91</text:p>
          </table:table-cell>
          <table:table-cell table:formula="of:=[.Q68]*1000000" office:value-type="float" office:value="130.55">
            <text:p>130.55</text:p>
          </table:table-cell>
          <table:table-cell table:formula="of:=[.R68]*1000000" office:value-type="float" office:value="784.99">
            <text:p>784.99</text:p>
          </table:table-cell>
          <table:table-cell table:formula="of:=[.S68]*1000000" office:value-type="float" office:value="13.212">
            <text:p>13.212</text:p>
          </table:table-cell>
          <table:table-cell table:formula="of:=[.T68]*1000000" office:value-type="float" office:value="0.029421">
            <text:p>0.029421</text:p>
          </table:table-cell>
          <table:table-cell table:formula="of:=[.U68]*1000000" office:value-type="float" office:value="-0.0000000000044288">
            <text:p>-4.4288E-012</text:p>
          </table:table-cell>
          <table:table-cell table:formula="of:=[.V68]*1000000" office:value-type="float" office:value="0.000000000035079">
            <text:p>3.5079E-011</text:p>
          </table:table-cell>
          <table:table-cell table:formula="of:=[.W68]*1000000" office:value-type="float" office:value="441.9">
            <text:p>441.9</text:p>
          </table:table-cell>
          <table:table-cell table:formula="of:=[.X68]*1000000" office:value-type="float" office:value="130.55">
            <text:p>130.55</text:p>
          </table:table-cell>
          <table:table-cell table:formula="of:=[.Y68]*1000000" office:value-type="float" office:value="784.99">
            <text:p>784.99</text:p>
          </table:table-cell>
          <table:table-cell table:formula="of:=[.Z68]*1000000" office:value-type="float" office:value="20.384">
            <text:p>20.384</text:p>
          </table:table-cell>
          <table:table-cell table:formula="of:=[.AA68]*1000000" office:value-type="float" office:value="0">
            <text:p>0</text:p>
          </table:table-cell>
          <table:table-cell table:formula="of:=[.AB68]*1000000" office:value-type="float" office:value="-0.0000000000053133">
            <text:p>-5.3133E-012</text:p>
          </table:table-cell>
          <table:table-cell table:formula="of:=[.AC68]*1000000" office:value-type="float" office:value="0.000000000035078">
            <text:p>3.5078E-011</text:p>
          </table:table-cell>
          <table:table-cell office:value-type="float" office:value="0.00044191">
            <text:p>0.00044191</text:p>
          </table:table-cell>
          <table:table-cell office:value-type="float" office:value="0.00013055">
            <text:p>0.00013055</text:p>
          </table:table-cell>
          <table:table-cell office:value-type="float" office:value="0.00078499">
            <text:p>0.00078499</text:p>
          </table:table-cell>
          <table:table-cell table:style-name="ce1" office:value-type="string">
            <text:p>1.3212e-05</text:p>
          </table:table-cell>
          <table:table-cell table:style-name="ce1" office:value-type="string">
            <text:p>2.9421e-08</text:p>
          </table:table-cell>
          <table:table-cell table:style-name="ce1" office:value-type="string">
            <text:p>-4.4288e-18</text:p>
          </table:table-cell>
          <table:table-cell table:style-name="ce1" office:value-type="string">
            <text:p>3.5079e-17</text:p>
          </table:table-cell>
          <table:table-cell office:value-type="float" office:value="0.0004419">
            <text:p>0.0004419</text:p>
          </table:table-cell>
          <table:table-cell office:value-type="float" office:value="0.00013055">
            <text:p>0.00013055</text:p>
          </table:table-cell>
          <table:table-cell office:value-type="float" office:value="0.00078499">
            <text:p>0.00078499</text:p>
          </table:table-cell>
          <table:table-cell table:style-name="ce1" office:value-type="string">
            <text:p>2.0384e-05</text:p>
          </table:table-cell>
          <table:table-cell office:value-type="float" office:value="0">
            <text:p>0</text:p>
          </table:table-cell>
          <table:table-cell table:style-name="ce1" office:value-type="string">
            <text:p>-5.3133e-18</text:p>
          </table:table-cell>
          <table:table-cell table:style-name="ce1" office:value-type="string">
            <text:p>3.5078e-17</text:p>
          </table:table-cell>
        </table:table-row>
        <table:table-row table:style-name="ro2">
          <table:table-cell office:value-type="float" office:value="670.7017">
            <text:p>670.7017</text:p>
          </table:table-cell>
          <table:table-cell table:formula="of:=[.P69]*1000000" office:value-type="float" office:value="435.71">
            <text:p>435.71</text:p>
          </table:table-cell>
          <table:table-cell table:formula="of:=[.Q69]*1000000" office:value-type="float" office:value="129.03">
            <text:p>129.03</text:p>
          </table:table-cell>
          <table:table-cell table:formula="of:=[.R69]*1000000" office:value-type="float" office:value="792.9">
            <text:p>792.9</text:p>
          </table:table-cell>
          <table:table-cell table:formula="of:=[.S69]*1000000" office:value-type="float" office:value="13.041">
            <text:p>13.041</text:p>
          </table:table-cell>
          <table:table-cell table:formula="of:=[.T69]*1000000" office:value-type="float" office:value="0.029663">
            <text:p>0.029663</text:p>
          </table:table-cell>
          <table:table-cell table:formula="of:=[.U69]*1000000" office:value-type="float" office:value="-0.000000000004836">
            <text:p>-4.836E-012</text:p>
          </table:table-cell>
          <table:table-cell table:formula="of:=[.V69]*1000000" office:value-type="float" office:value="0.000000000034014">
            <text:p>3.4014E-011</text:p>
          </table:table-cell>
          <table:table-cell table:formula="of:=[.W69]*1000000" office:value-type="float" office:value="435.7">
            <text:p>435.7</text:p>
          </table:table-cell>
          <table:table-cell table:formula="of:=[.X69]*1000000" office:value-type="float" office:value="129.03">
            <text:p>129.03</text:p>
          </table:table-cell>
          <table:table-cell table:formula="of:=[.Y69]*1000000" office:value-type="float" office:value="792.9">
            <text:p>792.9</text:p>
          </table:table-cell>
          <table:table-cell table:formula="of:=[.Z69]*1000000" office:value-type="float" office:value="20.381">
            <text:p>20.381</text:p>
          </table:table-cell>
          <table:table-cell table:formula="of:=[.AA69]*1000000" office:value-type="float" office:value="0">
            <text:p>0</text:p>
          </table:table-cell>
          <table:table-cell table:formula="of:=[.AB69]*1000000" office:value-type="float" office:value="-0.0000000000017253">
            <text:p>-1.7253E-012</text:p>
          </table:table-cell>
          <table:table-cell table:formula="of:=[.AC69]*1000000" office:value-type="float" office:value="0.000000000034014">
            <text:p>3.4014E-011</text:p>
          </table:table-cell>
          <table:table-cell office:value-type="float" office:value="0.00043571">
            <text:p>0.00043571</text:p>
          </table:table-cell>
          <table:table-cell office:value-type="float" office:value="0.00012903">
            <text:p>0.00012903</text:p>
          </table:table-cell>
          <table:table-cell office:value-type="float" office:value="0.0007929">
            <text:p>0.0007929</text:p>
          </table:table-cell>
          <table:table-cell table:style-name="ce1" office:value-type="string">
            <text:p>1.3041e-05</text:p>
          </table:table-cell>
          <table:table-cell table:style-name="ce1" office:value-type="string">
            <text:p>2.9663e-08</text:p>
          </table:table-cell>
          <table:table-cell table:style-name="ce1" office:value-type="string">
            <text:p>-4.836e-18</text:p>
          </table:table-cell>
          <table:table-cell table:style-name="ce1" office:value-type="string">
            <text:p>3.4014e-17</text:p>
          </table:table-cell>
          <table:table-cell office:value-type="float" office:value="0.0004357">
            <text:p>0.0004357</text:p>
          </table:table-cell>
          <table:table-cell office:value-type="float" office:value="0.00012903">
            <text:p>0.00012903</text:p>
          </table:table-cell>
          <table:table-cell office:value-type="float" office:value="0.0007929">
            <text:p>0.0007929</text:p>
          </table:table-cell>
          <table:table-cell table:style-name="ce1" office:value-type="string">
            <text:p>2.0381e-05</text:p>
          </table:table-cell>
          <table:table-cell office:value-type="float" office:value="0">
            <text:p>0</text:p>
          </table:table-cell>
          <table:table-cell table:style-name="ce1" office:value-type="string">
            <text:p>-1.7253e-18</text:p>
          </table:table-cell>
          <table:table-cell table:style-name="ce1" office:value-type="string">
            <text:p>3.4014e-17</text:p>
          </table:table-cell>
        </table:table-row>
        <table:table-row table:style-name="ro2">
          <table:table-cell office:value-type="float" office:value="680.7017">
            <text:p>680.7017</text:p>
          </table:table-cell>
          <table:table-cell table:formula="of:=[.P70]*1000000" office:value-type="float" office:value="429.6">
            <text:p>429.6</text:p>
          </table:table-cell>
          <table:table-cell table:formula="of:=[.Q70]*1000000" office:value-type="float" office:value="127.53">
            <text:p>127.53</text:p>
          </table:table-cell>
          <table:table-cell table:formula="of:=[.R70]*1000000" office:value-type="float" office:value="800.68">
            <text:p>800.68</text:p>
          </table:table-cell>
          <table:table-cell table:formula="of:=[.S70]*1000000" office:value-type="float" office:value="12.87">
            <text:p>12.87</text:p>
          </table:table-cell>
          <table:table-cell table:formula="of:=[.T70]*1000000" office:value-type="float" office:value="0.0299">
            <text:p>0.0299</text:p>
          </table:table-cell>
          <table:table-cell table:formula="of:=[.U70]*1000000" office:value-type="float" office:value="-0.0000000000017556">
            <text:p>-1.7556E-012</text:p>
          </table:table-cell>
          <table:table-cell table:formula="of:=[.V70]*1000000" office:value-type="float" office:value="0.000000000032983">
            <text:p>3.2983E-011</text:p>
          </table:table-cell>
          <table:table-cell table:formula="of:=[.W70]*1000000" office:value-type="float" office:value="429.6">
            <text:p>429.6</text:p>
          </table:table-cell>
          <table:table-cell table:formula="of:=[.X70]*1000000" office:value-type="float" office:value="127.52">
            <text:p>127.52</text:p>
          </table:table-cell>
          <table:table-cell table:formula="of:=[.Y70]*1000000" office:value-type="float" office:value="800.68">
            <text:p>800.68</text:p>
          </table:table-cell>
          <table:table-cell table:formula="of:=[.Z70]*1000000" office:value-type="float" office:value="20.379">
            <text:p>20.379</text:p>
          </table:table-cell>
          <table:table-cell table:formula="of:=[.AA70]*1000000" office:value-type="float" office:value="0">
            <text:p>0</text:p>
          </table:table-cell>
          <table:table-cell table:formula="of:=[.AB70]*1000000" office:value-type="float" office:value="-0.0000000000027719">
            <text:p>-2.7719E-012</text:p>
          </table:table-cell>
          <table:table-cell table:formula="of:=[.AC70]*1000000" office:value-type="float" office:value="0.000000000032982">
            <text:p>3.2982E-011</text:p>
          </table:table-cell>
          <table:table-cell office:value-type="float" office:value="0.0004296">
            <text:p>0.0004296</text:p>
          </table:table-cell>
          <table:table-cell office:value-type="float" office:value="0.00012753">
            <text:p>0.00012753</text:p>
          </table:table-cell>
          <table:table-cell office:value-type="float" office:value="0.00080068">
            <text:p>0.00080068</text:p>
          </table:table-cell>
          <table:table-cell table:style-name="ce1" office:value-type="string">
            <text:p>1.287e-05</text:p>
          </table:table-cell>
          <table:table-cell table:style-name="ce1" office:value-type="string">
            <text:p>2.99e-08</text:p>
          </table:table-cell>
          <table:table-cell table:style-name="ce1" office:value-type="string">
            <text:p>-1.7556e-18</text:p>
          </table:table-cell>
          <table:table-cell table:style-name="ce1" office:value-type="string">
            <text:p>3.2983e-17</text:p>
          </table:table-cell>
          <table:table-cell office:value-type="float" office:value="0.0004296">
            <text:p>0.0004296</text:p>
          </table:table-cell>
          <table:table-cell office:value-type="float" office:value="0.00012752">
            <text:p>0.00012752</text:p>
          </table:table-cell>
          <table:table-cell office:value-type="float" office:value="0.00080068">
            <text:p>0.00080068</text:p>
          </table:table-cell>
          <table:table-cell table:style-name="ce1" office:value-type="string">
            <text:p>2.0379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719e-18</text:p>
          </table:table-cell>
          <table:table-cell table:style-name="ce1" office:value-type="string">
            <text:p>3.2982e-17</text:p>
          </table:table-cell>
        </table:table-row>
        <table:table-row table:style-name="ro2">
          <table:table-cell office:value-type="float" office:value="690.7017">
            <text:p>690.7017</text:p>
          </table:table-cell>
          <table:table-cell table:formula="of:=[.P71]*1000000" office:value-type="float" office:value="423.59">
            <text:p>423.59</text:p>
          </table:table-cell>
          <table:table-cell table:formula="of:=[.Q71]*1000000" office:value-type="float" office:value="126.04">
            <text:p>126.04</text:p>
          </table:table-cell>
          <table:table-cell table:formula="of:=[.R71]*1000000" office:value-type="float" office:value="808.35">
            <text:p>808.35</text:p>
          </table:table-cell>
          <table:table-cell table:formula="of:=[.S71]*1000000" office:value-type="float" office:value="12.7">
            <text:p>12.7</text:p>
          </table:table-cell>
          <table:table-cell table:formula="of:=[.T71]*1000000" office:value-type="float" office:value="0.030131">
            <text:p>0.030131</text:p>
          </table:table-cell>
          <table:table-cell table:formula="of:=[.U71]*1000000" office:value-type="float" office:value="-0.0000000000030444">
            <text:p>-3.0444E-012</text:p>
          </table:table-cell>
          <table:table-cell table:formula="of:=[.V71]*1000000" office:value-type="float" office:value="0.000000000031982">
            <text:p>3.1982E-011</text:p>
          </table:table-cell>
          <table:table-cell table:formula="of:=[.W71]*1000000" office:value-type="float" office:value="423.59">
            <text:p>423.59</text:p>
          </table:table-cell>
          <table:table-cell table:formula="of:=[.X71]*1000000" office:value-type="float" office:value="126.03">
            <text:p>126.03</text:p>
          </table:table-cell>
          <table:table-cell table:formula="of:=[.Y71]*1000000" office:value-type="float" office:value="808.35">
            <text:p>808.35</text:p>
          </table:table-cell>
          <table:table-cell table:formula="of:=[.Z71]*1000000" office:value-type="float" office:value="20.377">
            <text:p>20.377</text:p>
          </table:table-cell>
          <table:table-cell table:formula="of:=[.AA71]*1000000" office:value-type="float" office:value="0">
            <text:p>0</text:p>
          </table:table-cell>
          <table:table-cell table:formula="of:=[.AB71]*1000000" office:value-type="float" office:value="-0.0000000000021987">
            <text:p>-2.1987E-012</text:p>
          </table:table-cell>
          <table:table-cell table:formula="of:=[.AC71]*1000000" office:value-type="float" office:value="0.000000000031982">
            <text:p>3.1982E-011</text:p>
          </table:table-cell>
          <table:table-cell office:value-type="float" office:value="0.00042359">
            <text:p>0.00042359</text:p>
          </table:table-cell>
          <table:table-cell office:value-type="float" office:value="0.00012604">
            <text:p>0.00012604</text:p>
          </table:table-cell>
          <table:table-cell office:value-type="float" office:value="0.00080835">
            <text:p>0.00080835</text:p>
          </table:table-cell>
          <table:table-cell table:style-name="ce1" office:value-type="string">
            <text:p>1.27e-05</text:p>
          </table:table-cell>
          <table:table-cell table:style-name="ce1" office:value-type="string">
            <text:p>3.0131e-08</text:p>
          </table:table-cell>
          <table:table-cell table:style-name="ce1" office:value-type="string">
            <text:p>-3.0444e-18</text:p>
          </table:table-cell>
          <table:table-cell table:style-name="ce1" office:value-type="string">
            <text:p>3.1982e-17</text:p>
          </table:table-cell>
          <table:table-cell office:value-type="float" office:value="0.00042359">
            <text:p>0.00042359</text:p>
          </table:table-cell>
          <table:table-cell office:value-type="float" office:value="0.00012603">
            <text:p>0.00012603</text:p>
          </table:table-cell>
          <table:table-cell office:value-type="float" office:value="0.00080835">
            <text:p>0.00080835</text:p>
          </table:table-cell>
          <table:table-cell table:style-name="ce1" office:value-type="string">
            <text:p>2.0377e-05</text:p>
          </table:table-cell>
          <table:table-cell office:value-type="float" office:value="0">
            <text:p>0</text:p>
          </table:table-cell>
          <table:table-cell table:style-name="ce1" office:value-type="string">
            <text:p>-2.1987e-18</text:p>
          </table:table-cell>
          <table:table-cell table:style-name="ce1" office:value-type="string">
            <text:p>3.1982e-17</text:p>
          </table:table-cell>
        </table:table-row>
        <table:table-row table:style-name="ro2">
          <table:table-cell office:value-type="float" office:value="700.7017">
            <text:p>700.7017</text:p>
          </table:table-cell>
          <table:table-cell table:formula="of:=[.P72]*1000000" office:value-type="float" office:value="417.67">
            <text:p>417.67</text:p>
          </table:table-cell>
          <table:table-cell table:formula="of:=[.Q72]*1000000" office:value-type="float" office:value="124.57">
            <text:p>124.57</text:p>
          </table:table-cell>
          <table:table-cell table:formula="of:=[.R72]*1000000" office:value-type="float" office:value="815.9">
            <text:p>815.9</text:p>
          </table:table-cell>
          <table:table-cell table:formula="of:=[.S72]*1000000" office:value-type="float" office:value="12.531">
            <text:p>12.531</text:p>
          </table:table-cell>
          <table:table-cell table:formula="of:=[.T72]*1000000" office:value-type="float" office:value="0.030357">
            <text:p>0.030357</text:p>
          </table:table-cell>
          <table:table-cell table:formula="of:=[.U72]*1000000" office:value-type="float" office:value="-0.0000000000041846">
            <text:p>-4.1846E-012</text:p>
          </table:table-cell>
          <table:table-cell table:formula="of:=[.V72]*1000000" office:value-type="float" office:value="0.000000000031013">
            <text:p>3.1013E-011</text:p>
          </table:table-cell>
          <table:table-cell table:formula="of:=[.W72]*1000000" office:value-type="float" office:value="417.67">
            <text:p>417.67</text:p>
          </table:table-cell>
          <table:table-cell table:formula="of:=[.X72]*1000000" office:value-type="float" office:value="124.56">
            <text:p>124.56</text:p>
          </table:table-cell>
          <table:table-cell table:formula="of:=[.Y72]*1000000" office:value-type="float" office:value="815.9">
            <text:p>815.9</text:p>
          </table:table-cell>
          <table:table-cell table:formula="of:=[.Z72]*1000000" office:value-type="float" office:value="20.376">
            <text:p>20.376</text:p>
          </table:table-cell>
          <table:table-cell table:formula="of:=[.AA72]*1000000" office:value-type="float" office:value="0">
            <text:p>0</text:p>
          </table:table-cell>
          <table:table-cell table:formula="of:=[.AB72]*1000000" office:value-type="float" office:value="0.00000000000073141">
            <text:p>7.3141E-013</text:p>
          </table:table-cell>
          <table:table-cell table:formula="of:=[.AC72]*1000000" office:value-type="float" office:value="0.000000000031012">
            <text:p>3.1012E-011</text:p>
          </table:table-cell>
          <table:table-cell office:value-type="float" office:value="0.00041767">
            <text:p>0.00041767</text:p>
          </table:table-cell>
          <table:table-cell office:value-type="float" office:value="0.00012457">
            <text:p>0.00012457</text:p>
          </table:table-cell>
          <table:table-cell office:value-type="float" office:value="0.0008159">
            <text:p>0.0008159</text:p>
          </table:table-cell>
          <table:table-cell table:style-name="ce1" office:value-type="string">
            <text:p>1.2531e-05</text:p>
          </table:table-cell>
          <table:table-cell table:style-name="ce1" office:value-type="string">
            <text:p>3.0357e-08</text:p>
          </table:table-cell>
          <table:table-cell table:style-name="ce1" office:value-type="string">
            <text:p>-4.1846e-18</text:p>
          </table:table-cell>
          <table:table-cell table:style-name="ce1" office:value-type="string">
            <text:p>3.1013e-17</text:p>
          </table:table-cell>
          <table:table-cell office:value-type="float" office:value="0.00041767">
            <text:p>0.00041767</text:p>
          </table:table-cell>
          <table:table-cell office:value-type="float" office:value="0.00012456">
            <text:p>0.00012456</text:p>
          </table:table-cell>
          <table:table-cell office:value-type="float" office:value="0.0008159">
            <text:p>0.0008159</text:p>
          </table:table-cell>
          <table:table-cell table:style-name="ce1" office:value-type="string">
            <text:p>2.0376e-05</text:p>
          </table:table-cell>
          <table:table-cell office:value-type="float" office:value="0">
            <text:p>0</text:p>
          </table:table-cell>
          <table:table-cell table:style-name="ce1" office:value-type="string">
            <text:p>7.3141e-19</text:p>
          </table:table-cell>
          <table:table-cell table:style-name="ce1" office:value-type="string">
            <text:p>3.1012e-17</text:p>
          </table:table-cell>
        </table:table-row>
        <table:table-row table:style-name="ro2">
          <table:table-cell office:value-type="float" office:value="710.7017">
            <text:p>710.7017</text:p>
          </table:table-cell>
          <table:table-cell table:formula="of:=[.P73]*1000000" office:value-type="float" office:value="411.84">
            <text:p>411.84</text:p>
          </table:table-cell>
          <table:table-cell table:formula="of:=[.Q73]*1000000" office:value-type="float" office:value="123.11">
            <text:p>123.11</text:p>
          </table:table-cell>
          <table:table-cell table:formula="of:=[.R73]*1000000" office:value-type="float" office:value="823.35">
            <text:p>823.35</text:p>
          </table:table-cell>
          <table:table-cell table:formula="of:=[.S73]*1000000" office:value-type="float" office:value="12.362">
            <text:p>12.362</text:p>
          </table:table-cell>
          <table:table-cell table:formula="of:=[.T73]*1000000" office:value-type="float" office:value="0.030579">
            <text:p>0.030579</text:p>
          </table:table-cell>
          <table:table-cell table:formula="of:=[.U73]*1000000" office:value-type="float" office:value="-0.0000000000016167">
            <text:p>-1.6167E-012</text:p>
          </table:table-cell>
          <table:table-cell table:formula="of:=[.V73]*1000000" office:value-type="float" office:value="0.000000000030072">
            <text:p>3.0072E-011</text:p>
          </table:table-cell>
          <table:table-cell table:formula="of:=[.W73]*1000000" office:value-type="float" office:value="411.84">
            <text:p>411.84</text:p>
          </table:table-cell>
          <table:table-cell table:formula="of:=[.X73]*1000000" office:value-type="float" office:value="123.11">
            <text:p>123.11</text:p>
          </table:table-cell>
          <table:table-cell table:formula="of:=[.Y73]*1000000" office:value-type="float" office:value="823.34">
            <text:p>823.34</text:p>
          </table:table-cell>
          <table:table-cell table:formula="of:=[.Z73]*1000000" office:value-type="float" office:value="20.374">
            <text:p>20.374</text:p>
          </table:table-cell>
          <table:table-cell table:formula="of:=[.AA73]*1000000" office:value-type="float" office:value="0">
            <text:p>0</text:p>
          </table:table-cell>
          <table:table-cell table:formula="of:=[.AB73]*1000000" office:value-type="float" office:value="0.0000000000016614">
            <text:p>1.6614E-012</text:p>
          </table:table-cell>
          <table:table-cell table:formula="of:=[.AC73]*1000000" office:value-type="float" office:value="0.000000000030072">
            <text:p>3.0072E-011</text:p>
          </table:table-cell>
          <table:table-cell office:value-type="float" office:value="0.00041184">
            <text:p>0.00041184</text:p>
          </table:table-cell>
          <table:table-cell office:value-type="float" office:value="0.00012311">
            <text:p>0.00012311</text:p>
          </table:table-cell>
          <table:table-cell office:value-type="float" office:value="0.00082335">
            <text:p>0.00082335</text:p>
          </table:table-cell>
          <table:table-cell table:style-name="ce1" office:value-type="string">
            <text:p>1.2362e-05</text:p>
          </table:table-cell>
          <table:table-cell table:style-name="ce1" office:value-type="string">
            <text:p>3.0579e-08</text:p>
          </table:table-cell>
          <table:table-cell table:style-name="ce1" office:value-type="string">
            <text:p>-1.6167e-18</text:p>
          </table:table-cell>
          <table:table-cell table:style-name="ce1" office:value-type="string">
            <text:p>3.0072e-17</text:p>
          </table:table-cell>
          <table:table-cell office:value-type="float" office:value="0.00041184">
            <text:p>0.00041184</text:p>
          </table:table-cell>
          <table:table-cell office:value-type="float" office:value="0.00012311">
            <text:p>0.00012311</text:p>
          </table:table-cell>
          <table:table-cell office:value-type="float" office:value="0.00082334">
            <text:p>0.00082334</text:p>
          </table:table-cell>
          <table:table-cell table:style-name="ce1" office:value-type="string">
            <text:p>2.0374e-05</text:p>
          </table:table-cell>
          <table:table-cell office:value-type="float" office:value="0">
            <text:p>0</text:p>
          </table:table-cell>
          <table:table-cell table:style-name="ce1" office:value-type="string">
            <text:p>1.6614e-18</text:p>
          </table:table-cell>
          <table:table-cell table:style-name="ce1" office:value-type="string">
            <text:p>3.0072e-17</text:p>
          </table:table-cell>
        </table:table-row>
        <table:table-row table:style-name="ro2">
          <table:table-cell office:value-type="float" office:value="720.7017">
            <text:p>720.7017</text:p>
          </table:table-cell>
          <table:table-cell table:formula="of:=[.P74]*1000000" office:value-type="float" office:value="406.1">
            <text:p>406.1</text:p>
          </table:table-cell>
          <table:table-cell table:formula="of:=[.Q74]*1000000" office:value-type="float" office:value="121.67">
            <text:p>121.67</text:p>
          </table:table-cell>
          <table:table-cell table:formula="of:=[.R74]*1000000" office:value-type="float" office:value="830.68">
            <text:p>830.68</text:p>
          </table:table-cell>
          <table:table-cell table:formula="of:=[.S74]*1000000" office:value-type="float" office:value="12.193">
            <text:p>12.193</text:p>
          </table:table-cell>
          <table:table-cell table:formula="of:=[.T74]*1000000" office:value-type="float" office:value="0.030795">
            <text:p>0.030795</text:p>
          </table:table-cell>
          <table:table-cell table:formula="of:=[.U74]*1000000" office:value-type="float" office:value="-0.000000000001434">
            <text:p>-1.434E-012</text:p>
          </table:table-cell>
          <table:table-cell table:formula="of:=[.V74]*1000000" office:value-type="float" office:value="0.000000000029161">
            <text:p>2.9161E-011</text:p>
          </table:table-cell>
          <table:table-cell table:formula="of:=[.W74]*1000000" office:value-type="float" office:value="406.1">
            <text:p>406.1</text:p>
          </table:table-cell>
          <table:table-cell table:formula="of:=[.X74]*1000000" office:value-type="float" office:value="121.66">
            <text:p>121.66</text:p>
          </table:table-cell>
          <table:table-cell table:formula="of:=[.Y74]*1000000" office:value-type="float" office:value="830.68">
            <text:p>830.68</text:p>
          </table:table-cell>
          <table:table-cell table:formula="of:=[.Z74]*1000000" office:value-type="float" office:value="20.373">
            <text:p>20.373</text:p>
          </table:table-cell>
          <table:table-cell table:formula="of:=[.AA74]*1000000" office:value-type="float" office:value="0">
            <text:p>0</text:p>
          </table:table-cell>
          <table:table-cell table:formula="of:=[.AB74]*1000000" office:value-type="float" office:value="0.000000000001522">
            <text:p>1.522E-012</text:p>
          </table:table-cell>
          <table:table-cell table:formula="of:=[.AC74]*1000000" office:value-type="float" office:value="0.00000000002916">
            <text:p>2.916E-011</text:p>
          </table:table-cell>
          <table:table-cell office:value-type="float" office:value="0.0004061">
            <text:p>0.0004061</text:p>
          </table:table-cell>
          <table:table-cell office:value-type="float" office:value="0.00012167">
            <text:p>0.00012167</text:p>
          </table:table-cell>
          <table:table-cell office:value-type="float" office:value="0.00083068">
            <text:p>0.00083068</text:p>
          </table:table-cell>
          <table:table-cell table:style-name="ce1" office:value-type="string">
            <text:p>1.2193e-05</text:p>
          </table:table-cell>
          <table:table-cell table:style-name="ce1" office:value-type="string">
            <text:p>3.0795e-08</text:p>
          </table:table-cell>
          <table:table-cell table:style-name="ce1" office:value-type="string">
            <text:p>-1.434e-18</text:p>
          </table:table-cell>
          <table:table-cell table:style-name="ce1" office:value-type="string">
            <text:p>2.9161e-17</text:p>
          </table:table-cell>
          <table:table-cell office:value-type="float" office:value="0.0004061">
            <text:p>0.0004061</text:p>
          </table:table-cell>
          <table:table-cell office:value-type="float" office:value="0.00012166">
            <text:p>0.00012166</text:p>
          </table:table-cell>
          <table:table-cell office:value-type="float" office:value="0.00083068">
            <text:p>0.00083068</text:p>
          </table:table-cell>
          <table:table-cell table:style-name="ce1" office:value-type="string">
            <text:p>2.0373e-05</text:p>
          </table:table-cell>
          <table:table-cell office:value-type="float" office:value="0">
            <text:p>0</text:p>
          </table:table-cell>
          <table:table-cell table:style-name="ce1" office:value-type="string">
            <text:p>1.522e-18</text:p>
          </table:table-cell>
          <table:table-cell table:style-name="ce1" office:value-type="string">
            <text:p>2.916e-17</text:p>
          </table:table-cell>
        </table:table-row>
        <table:table-row table:style-name="ro2">
          <table:table-cell office:value-type="float" office:value="730.7017">
            <text:p>730.7017</text:p>
          </table:table-cell>
          <table:table-cell table:formula="of:=[.P75]*1000000" office:value-type="float" office:value="400.44">
            <text:p>400.44</text:p>
          </table:table-cell>
          <table:table-cell table:formula="of:=[.Q75]*1000000" office:value-type="float" office:value="120.24">
            <text:p>120.24</text:p>
          </table:table-cell>
          <table:table-cell table:formula="of:=[.R75]*1000000" office:value-type="float" office:value="837.91">
            <text:p>837.91</text:p>
          </table:table-cell>
          <table:table-cell table:formula="of:=[.S75]*1000000" office:value-type="float" office:value="12.026">
            <text:p>12.026</text:p>
          </table:table-cell>
          <table:table-cell table:formula="of:=[.T75]*1000000" office:value-type="float" office:value="0.031007">
            <text:p>0.031007</text:p>
          </table:table-cell>
          <table:table-cell table:formula="of:=[.U75]*1000000" office:value-type="float" office:value="0.00000000000017922">
            <text:p>1.7922E-013</text:p>
          </table:table-cell>
          <table:table-cell table:formula="of:=[.V75]*1000000" office:value-type="float" office:value="0.000000000028277">
            <text:p>2.8277E-011</text:p>
          </table:table-cell>
          <table:table-cell table:formula="of:=[.W75]*1000000" office:value-type="float" office:value="400.44">
            <text:p>400.44</text:p>
          </table:table-cell>
          <table:table-cell table:formula="of:=[.X75]*1000000" office:value-type="float" office:value="120.24">
            <text:p>120.24</text:p>
          </table:table-cell>
          <table:table-cell table:formula="of:=[.Y75]*1000000" office:value-type="float" office:value="837.91">
            <text:p>837.91</text:p>
          </table:table-cell>
          <table:table-cell table:formula="of:=[.Z75]*1000000" office:value-type="float" office:value="20.371">
            <text:p>20.371</text:p>
          </table:table-cell>
          <table:table-cell table:formula="of:=[.AA75]*1000000" office:value-type="float" office:value="0">
            <text:p>0</text:p>
          </table:table-cell>
          <table:table-cell table:formula="of:=[.AB75]*1000000" office:value-type="float" office:value="0.0000000000022289">
            <text:p>2.2289E-012</text:p>
          </table:table-cell>
          <table:table-cell table:formula="of:=[.AC75]*1000000" office:value-type="float" office:value="0.000000000028277">
            <text:p>2.8277E-011</text:p>
          </table:table-cell>
          <table:table-cell office:value-type="float" office:value="0.00040044">
            <text:p>0.00040044</text:p>
          </table:table-cell>
          <table:table-cell office:value-type="float" office:value="0.00012024">
            <text:p>0.00012024</text:p>
          </table:table-cell>
          <table:table-cell office:value-type="float" office:value="0.00083791">
            <text:p>0.00083791</text:p>
          </table:table-cell>
          <table:table-cell table:style-name="ce1" office:value-type="string">
            <text:p>1.2026e-05</text:p>
          </table:table-cell>
          <table:table-cell table:style-name="ce1" office:value-type="string">
            <text:p>3.1007e-08</text:p>
          </table:table-cell>
          <table:table-cell table:style-name="ce1" office:value-type="string">
            <text:p>1.7922e-19</text:p>
          </table:table-cell>
          <table:table-cell table:style-name="ce1" office:value-type="string">
            <text:p>2.8277e-17</text:p>
          </table:table-cell>
          <table:table-cell office:value-type="float" office:value="0.00040044">
            <text:p>0.00040044</text:p>
          </table:table-cell>
          <table:table-cell office:value-type="float" office:value="0.00012024">
            <text:p>0.00012024</text:p>
          </table:table-cell>
          <table:table-cell office:value-type="float" office:value="0.00083791">
            <text:p>0.00083791</text:p>
          </table:table-cell>
          <table:table-cell table:style-name="ce1" office:value-type="string">
            <text:p>2.0371e-05</text:p>
          </table:table-cell>
          <table:table-cell office:value-type="float" office:value="0">
            <text:p>0</text:p>
          </table:table-cell>
          <table:table-cell table:style-name="ce1" office:value-type="string">
            <text:p>2.2289e-18</text:p>
          </table:table-cell>
          <table:table-cell table:style-name="ce1" office:value-type="string">
            <text:p>2.8277e-17</text:p>
          </table:table-cell>
        </table:table-row>
        <table:table-row table:style-name="ro2">
          <table:table-cell office:value-type="float" office:value="740.7017">
            <text:p>740.7017</text:p>
          </table:table-cell>
          <table:table-cell table:formula="of:=[.P76]*1000000" office:value-type="float" office:value="394.87">
            <text:p>394.87</text:p>
          </table:table-cell>
          <table:table-cell table:formula="of:=[.Q76]*1000000" office:value-type="float" office:value="118.83">
            <text:p>118.83</text:p>
          </table:table-cell>
          <table:table-cell table:formula="of:=[.R76]*1000000" office:value-type="float" office:value="845.04">
            <text:p>845.04</text:p>
          </table:table-cell>
          <table:table-cell table:formula="of:=[.S76]*1000000" office:value-type="float" office:value="11.859">
            <text:p>11.859</text:p>
          </table:table-cell>
          <table:table-cell table:formula="of:=[.T76]*1000000" office:value-type="float" office:value="0.031214">
            <text:p>0.031214</text:p>
          </table:table-cell>
          <table:table-cell table:formula="of:=[.U76]*1000000" office:value-type="float" office:value="-0.0000000000012159">
            <text:p>-1.2159E-012</text:p>
          </table:table-cell>
          <table:table-cell table:formula="of:=[.V76]*1000000" office:value-type="float" office:value="0.00000000002742">
            <text:p>2.742E-011</text:p>
          </table:table-cell>
          <table:table-cell table:formula="of:=[.W76]*1000000" office:value-type="float" office:value="394.87">
            <text:p>394.87</text:p>
          </table:table-cell>
          <table:table-cell table:formula="of:=[.X76]*1000000" office:value-type="float" office:value="118.83">
            <text:p>118.83</text:p>
          </table:table-cell>
          <table:table-cell table:formula="of:=[.Y76]*1000000" office:value-type="float" office:value="845.03">
            <text:p>845.03</text:p>
          </table:table-cell>
          <table:table-cell table:formula="of:=[.Z76]*1000000" office:value-type="float" office:value="20.37">
            <text:p>20.37</text:p>
          </table:table-cell>
          <table:table-cell table:formula="of:=[.AA76]*1000000" office:value-type="float" office:value="0">
            <text:p>0</text:p>
          </table:table-cell>
          <table:table-cell table:formula="of:=[.AB76]*1000000" office:value-type="float" office:value="0.0000000000021035">
            <text:p>2.1035E-012</text:p>
          </table:table-cell>
          <table:table-cell table:formula="of:=[.AC76]*1000000" office:value-type="float" office:value="0.00000000002742">
            <text:p>2.742E-011</text:p>
          </table:table-cell>
          <table:table-cell office:value-type="float" office:value="0.00039487">
            <text:p>0.00039487</text:p>
          </table:table-cell>
          <table:table-cell office:value-type="float" office:value="0.00011883">
            <text:p>0.00011883</text:p>
          </table:table-cell>
          <table:table-cell office:value-type="float" office:value="0.00084504">
            <text:p>0.00084504</text:p>
          </table:table-cell>
          <table:table-cell table:style-name="ce1" office:value-type="string">
            <text:p>1.1859e-05</text:p>
          </table:table-cell>
          <table:table-cell table:style-name="ce1" office:value-type="string">
            <text:p>3.1214e-08</text:p>
          </table:table-cell>
          <table:table-cell table:style-name="ce1" office:value-type="string">
            <text:p>-1.2159e-18</text:p>
          </table:table-cell>
          <table:table-cell table:style-name="ce1" office:value-type="string">
            <text:p>2.742e-17</text:p>
          </table:table-cell>
          <table:table-cell office:value-type="float" office:value="0.00039487">
            <text:p>0.00039487</text:p>
          </table:table-cell>
          <table:table-cell office:value-type="float" office:value="0.00011883">
            <text:p>0.00011883</text:p>
          </table:table-cell>
          <table:table-cell office:value-type="float" office:value="0.00084503">
            <text:p>0.00084503</text:p>
          </table:table-cell>
          <table:table-cell table:style-name="ce1" office:value-type="string">
            <text:p>2.037e-05</text:p>
          </table:table-cell>
          <table:table-cell office:value-type="float" office:value="0">
            <text:p>0</text:p>
          </table:table-cell>
          <table:table-cell table:style-name="ce1" office:value-type="string">
            <text:p>2.1035e-18</text:p>
          </table:table-cell>
          <table:table-cell table:style-name="ce1" office:value-type="string">
            <text:p>2.742e-17</text:p>
          </table:table-cell>
        </table:table-row>
        <table:table-row table:style-name="ro2">
          <table:table-cell office:value-type="float" office:value="750.7017">
            <text:p>750.7017</text:p>
          </table:table-cell>
          <table:table-cell table:formula="of:=[.P77]*1000000" office:value-type="float" office:value="389.38">
            <text:p>389.38</text:p>
          </table:table-cell>
          <table:table-cell table:formula="of:=[.Q77]*1000000" office:value-type="float" office:value="117.43">
            <text:p>117.43</text:p>
          </table:table-cell>
          <table:table-cell table:formula="of:=[.R77]*1000000" office:value-type="float" office:value="852.06">
            <text:p>852.06</text:p>
          </table:table-cell>
          <table:table-cell table:formula="of:=[.S77]*1000000" office:value-type="float" office:value="11.693">
            <text:p>11.693</text:p>
          </table:table-cell>
          <table:table-cell table:formula="of:=[.T77]*1000000" office:value-type="float" office:value="0.031416">
            <text:p>0.031416</text:p>
          </table:table-cell>
          <table:table-cell table:formula="of:=[.U77]*1000000" office:value-type="float" office:value="-0.00000000000040773">
            <text:p>-4.0773E-013</text:p>
          </table:table-cell>
          <table:table-cell table:formula="of:=[.V77]*1000000" office:value-type="float" office:value="0.00000000002659">
            <text:p>2.659E-011</text:p>
          </table:table-cell>
          <table:table-cell table:formula="of:=[.W77]*1000000" office:value-type="float" office:value="389.37">
            <text:p>389.37</text:p>
          </table:table-cell>
          <table:table-cell table:formula="of:=[.X77]*1000000" office:value-type="float" office:value="117.43">
            <text:p>117.43</text:p>
          </table:table-cell>
          <table:table-cell table:formula="of:=[.Y77]*1000000" office:value-type="float" office:value="852.06">
            <text:p>852.06</text:p>
          </table:table-cell>
          <table:table-cell table:formula="of:=[.Z77]*1000000" office:value-type="float" office:value="20.369">
            <text:p>20.369</text:p>
          </table:table-cell>
          <table:table-cell table:formula="of:=[.AA77]*1000000" office:value-type="float" office:value="0">
            <text:p>0</text:p>
          </table:table-cell>
          <table:table-cell table:formula="of:=[.AB77]*1000000" office:value-type="float" office:value="0.0000000000021852">
            <text:p>2.1852E-012</text:p>
          </table:table-cell>
          <table:table-cell table:formula="of:=[.AC77]*1000000" office:value-type="float" office:value="0.000000000026589">
            <text:p>2.6589E-011</text:p>
          </table:table-cell>
          <table:table-cell office:value-type="float" office:value="0.00038938">
            <text:p>0.00038938</text:p>
          </table:table-cell>
          <table:table-cell office:value-type="float" office:value="0.00011743">
            <text:p>0.00011743</text:p>
          </table:table-cell>
          <table:table-cell office:value-type="float" office:value="0.00085206">
            <text:p>0.00085206</text:p>
          </table:table-cell>
          <table:table-cell table:style-name="ce1" office:value-type="string">
            <text:p>1.1693e-05</text:p>
          </table:table-cell>
          <table:table-cell table:style-name="ce1" office:value-type="string">
            <text:p>3.1416e-08</text:p>
          </table:table-cell>
          <table:table-cell table:style-name="ce1" office:value-type="string">
            <text:p>-4.0773e-19</text:p>
          </table:table-cell>
          <table:table-cell table:style-name="ce1" office:value-type="string">
            <text:p>2.659e-17</text:p>
          </table:table-cell>
          <table:table-cell office:value-type="float" office:value="0.00038937">
            <text:p>0.00038937</text:p>
          </table:table-cell>
          <table:table-cell office:value-type="float" office:value="0.00011743">
            <text:p>0.00011743</text:p>
          </table:table-cell>
          <table:table-cell office:value-type="float" office:value="0.00085206">
            <text:p>0.00085206</text:p>
          </table:table-cell>
          <table:table-cell table:style-name="ce1" office:value-type="string">
            <text:p>2.0369e-05</text:p>
          </table:table-cell>
          <table:table-cell office:value-type="float" office:value="0">
            <text:p>0</text:p>
          </table:table-cell>
          <table:table-cell table:style-name="ce1" office:value-type="string">
            <text:p>2.1852e-18</text:p>
          </table:table-cell>
          <table:table-cell table:style-name="ce1" office:value-type="string">
            <text:p>2.6589e-17</text:p>
          </table:table-cell>
        </table:table-row>
        <table:table-row table:style-name="ro2">
          <table:table-cell office:value-type="float" office:value="760.7017">
            <text:p>760.7017</text:p>
          </table:table-cell>
          <table:table-cell table:formula="of:=[.P78]*1000000" office:value-type="float" office:value="383.97">
            <text:p>383.97</text:p>
          </table:table-cell>
          <table:table-cell table:formula="of:=[.Q78]*1000000" office:value-type="float" office:value="116.05">
            <text:p>116.05</text:p>
          </table:table-cell>
          <table:table-cell table:formula="of:=[.R78]*1000000" office:value-type="float" office:value="858.98">
            <text:p>858.98</text:p>
          </table:table-cell>
          <table:table-cell table:formula="of:=[.S78]*1000000" office:value-type="float" office:value="11.528">
            <text:p>11.528</text:p>
          </table:table-cell>
          <table:table-cell table:formula="of:=[.T78]*1000000" office:value-type="float" office:value="0.031613">
            <text:p>0.031613</text:p>
          </table:table-cell>
          <table:table-cell table:formula="of:=[.U78]*1000000" office:value-type="float" office:value="0.00000000000022803">
            <text:p>2.2803E-013</text:p>
          </table:table-cell>
          <table:table-cell table:formula="of:=[.V78]*1000000" office:value-type="float" office:value="0.000000000025785">
            <text:p>2.5785E-011</text:p>
          </table:table-cell>
          <table:table-cell table:formula="of:=[.W78]*1000000" office:value-type="float" office:value="383.96">
            <text:p>383.96</text:p>
          </table:table-cell>
          <table:table-cell table:formula="of:=[.X78]*1000000" office:value-type="float" office:value="116.05">
            <text:p>116.05</text:p>
          </table:table-cell>
          <table:table-cell table:formula="of:=[.Y78]*1000000" office:value-type="float" office:value="858.98">
            <text:p>858.98</text:p>
          </table:table-cell>
          <table:table-cell table:formula="of:=[.Z78]*1000000" office:value-type="float" office:value="20.368">
            <text:p>20.368</text:p>
          </table:table-cell>
          <table:table-cell table:formula="of:=[.AA78]*1000000" office:value-type="float" office:value="0">
            <text:p>0</text:p>
          </table:table-cell>
          <table:table-cell table:formula="of:=[.AB78]*1000000" office:value-type="float" office:value="0.0000000000016836">
            <text:p>1.6836E-012</text:p>
          </table:table-cell>
          <table:table-cell table:formula="of:=[.AC78]*1000000" office:value-type="float" office:value="0.000000000025784">
            <text:p>2.5784E-011</text:p>
          </table:table-cell>
          <table:table-cell office:value-type="float" office:value="0.00038397">
            <text:p>0.00038397</text:p>
          </table:table-cell>
          <table:table-cell office:value-type="float" office:value="0.00011605">
            <text:p>0.00011605</text:p>
          </table:table-cell>
          <table:table-cell office:value-type="float" office:value="0.00085898">
            <text:p>0.00085898</text:p>
          </table:table-cell>
          <table:table-cell table:style-name="ce1" office:value-type="string">
            <text:p>1.1528e-05</text:p>
          </table:table-cell>
          <table:table-cell table:style-name="ce1" office:value-type="string">
            <text:p>3.1613e-08</text:p>
          </table:table-cell>
          <table:table-cell table:style-name="ce1" office:value-type="string">
            <text:p>2.2803e-19</text:p>
          </table:table-cell>
          <table:table-cell table:style-name="ce1" office:value-type="string">
            <text:p>2.5785e-17</text:p>
          </table:table-cell>
          <table:table-cell office:value-type="float" office:value="0.00038396">
            <text:p>0.00038396</text:p>
          </table:table-cell>
          <table:table-cell office:value-type="float" office:value="0.00011605">
            <text:p>0.00011605</text:p>
          </table:table-cell>
          <table:table-cell office:value-type="float" office:value="0.00085898">
            <text:p>0.00085898</text:p>
          </table:table-cell>
          <table:table-cell table:style-name="ce1" office:value-type="string">
            <text:p>2.0368e-05</text:p>
          </table:table-cell>
          <table:table-cell office:value-type="float" office:value="0">
            <text:p>0</text:p>
          </table:table-cell>
          <table:table-cell table:style-name="ce1" office:value-type="string">
            <text:p>1.6836e-18</text:p>
          </table:table-cell>
          <table:table-cell table:style-name="ce1" office:value-type="string">
            <text:p>2.5784e-17</text:p>
          </table:table-cell>
        </table:table-row>
        <table:table-row table:style-name="ro2">
          <table:table-cell office:value-type="float" office:value="770.7017">
            <text:p>770.7017</text:p>
          </table:table-cell>
          <table:table-cell table:formula="of:=[.P79]*1000000" office:value-type="float" office:value="378.64">
            <text:p>378.64</text:p>
          </table:table-cell>
          <table:table-cell table:formula="of:=[.Q79]*1000000" office:value-type="float" office:value="114.68">
            <text:p>114.68</text:p>
          </table:table-cell>
          <table:table-cell table:formula="of:=[.R79]*1000000" office:value-type="float" office:value="865.81">
            <text:p>865.81</text:p>
          </table:table-cell>
          <table:table-cell table:formula="of:=[.S79]*1000000" office:value-type="float" office:value="11.364">
            <text:p>11.364</text:p>
          </table:table-cell>
          <table:table-cell table:formula="of:=[.T79]*1000000" office:value-type="float" office:value="0.031807">
            <text:p>0.031807</text:p>
          </table:table-cell>
          <table:table-cell table:formula="of:=[.U79]*1000000" office:value-type="float" office:value="0.0000000000011415">
            <text:p>1.1415E-012</text:p>
          </table:table-cell>
          <table:table-cell table:formula="of:=[.V79]*1000000" office:value-type="float" office:value="0.000000000025004">
            <text:p>2.5004E-011</text:p>
          </table:table-cell>
          <table:table-cell table:formula="of:=[.W79]*1000000" office:value-type="float" office:value="378.63">
            <text:p>378.63</text:p>
          </table:table-cell>
          <table:table-cell table:formula="of:=[.X79]*1000000" office:value-type="float" office:value="114.68">
            <text:p>114.68</text:p>
          </table:table-cell>
          <table:table-cell table:formula="of:=[.Y79]*1000000" office:value-type="float" office:value="865.81">
            <text:p>865.81</text:p>
          </table:table-cell>
          <table:table-cell table:formula="of:=[.Z79]*1000000" office:value-type="float" office:value="20.367">
            <text:p>20.367</text:p>
          </table:table-cell>
          <table:table-cell table:formula="of:=[.AA79]*1000000" office:value-type="float" office:value="0">
            <text:p>0</text:p>
          </table:table-cell>
          <table:table-cell table:formula="of:=[.AB79]*1000000" office:value-type="float" office:value="0.00000000000030483">
            <text:p>3.0483E-013</text:p>
          </table:table-cell>
          <table:table-cell table:formula="of:=[.AC79]*1000000" office:value-type="float" office:value="0.000000000025004">
            <text:p>2.5004E-011</text:p>
          </table:table-cell>
          <table:table-cell office:value-type="float" office:value="0.00037864">
            <text:p>0.00037864</text:p>
          </table:table-cell>
          <table:table-cell office:value-type="float" office:value="0.00011468">
            <text:p>0.00011468</text:p>
          </table:table-cell>
          <table:table-cell office:value-type="float" office:value="0.00086581">
            <text:p>0.00086581</text:p>
          </table:table-cell>
          <table:table-cell table:style-name="ce1" office:value-type="string">
            <text:p>1.1364e-05</text:p>
          </table:table-cell>
          <table:table-cell table:style-name="ce1" office:value-type="string">
            <text:p>3.1807e-08</text:p>
          </table:table-cell>
          <table:table-cell table:style-name="ce1" office:value-type="string">
            <text:p>1.1415e-18</text:p>
          </table:table-cell>
          <table:table-cell table:style-name="ce1" office:value-type="string">
            <text:p>2.5004e-17</text:p>
          </table:table-cell>
          <table:table-cell office:value-type="float" office:value="0.00037863">
            <text:p>0.00037863</text:p>
          </table:table-cell>
          <table:table-cell office:value-type="float" office:value="0.00011468">
            <text:p>0.00011468</text:p>
          </table:table-cell>
          <table:table-cell office:value-type="float" office:value="0.00086581">
            <text:p>0.00086581</text:p>
          </table:table-cell>
          <table:table-cell table:style-name="ce1" office:value-type="string">
            <text:p>2.0367e-05</text:p>
          </table:table-cell>
          <table:table-cell office:value-type="float" office:value="0">
            <text:p>0</text:p>
          </table:table-cell>
          <table:table-cell table:style-name="ce1" office:value-type="string">
            <text:p>3.0483e-19</text:p>
          </table:table-cell>
          <table:table-cell table:style-name="ce1" office:value-type="string">
            <text:p>2.5004e-17</text:p>
          </table:table-cell>
        </table:table-row>
        <table:table-row table:style-name="ro2">
          <table:table-cell office:value-type="float" office:value="780.7017">
            <text:p>780.7017</text:p>
          </table:table-cell>
          <table:table-cell table:formula="of:=[.P80]*1000000" office:value-type="float" office:value="373.38">
            <text:p>373.38</text:p>
          </table:table-cell>
          <table:table-cell table:formula="of:=[.Q80]*1000000" office:value-type="float" office:value="113.33">
            <text:p>113.33</text:p>
          </table:table-cell>
          <table:table-cell table:formula="of:=[.R80]*1000000" office:value-type="float" office:value="872.54">
            <text:p>872.54</text:p>
          </table:table-cell>
          <table:table-cell table:formula="of:=[.S80]*1000000" office:value-type="float" office:value="11.2">
            <text:p>11.2</text:p>
          </table:table-cell>
          <table:table-cell table:formula="of:=[.T80]*1000000" office:value-type="float" office:value="0.031995">
            <text:p>0.031995</text:p>
          </table:table-cell>
          <table:table-cell table:formula="of:=[.U80]*1000000" office:value-type="float" office:value="-0.000000000000088474">
            <text:p>-8.8474E-014</text:p>
          </table:table-cell>
          <table:table-cell table:formula="of:=[.V80]*1000000" office:value-type="float" office:value="0.000000000024247">
            <text:p>2.4247E-011</text:p>
          </table:table-cell>
          <table:table-cell table:formula="of:=[.W80]*1000000" office:value-type="float" office:value="373.38">
            <text:p>373.38</text:p>
          </table:table-cell>
          <table:table-cell table:formula="of:=[.X80]*1000000" office:value-type="float" office:value="113.33">
            <text:p>113.33</text:p>
          </table:table-cell>
          <table:table-cell table:formula="of:=[.Y80]*1000000" office:value-type="float" office:value="872.54">
            <text:p>872.54</text:p>
          </table:table-cell>
          <table:table-cell table:formula="of:=[.Z80]*1000000" office:value-type="float" office:value="20.366">
            <text:p>20.366</text:p>
          </table:table-cell>
          <table:table-cell table:formula="of:=[.AA80]*1000000" office:value-type="float" office:value="0">
            <text:p>0</text:p>
          </table:table-cell>
          <table:table-cell table:formula="of:=[.AB80]*1000000" office:value-type="float" office:value="-0.0000000000014547">
            <text:p>-1.4547E-012</text:p>
          </table:table-cell>
          <table:table-cell table:formula="of:=[.AC80]*1000000" office:value-type="float" office:value="0.000000000024247">
            <text:p>2.4247E-011</text:p>
          </table:table-cell>
          <table:table-cell office:value-type="float" office:value="0.00037338">
            <text:p>0.00037338</text:p>
          </table:table-cell>
          <table:table-cell office:value-type="float" office:value="0.00011333">
            <text:p>0.00011333</text:p>
          </table:table-cell>
          <table:table-cell office:value-type="float" office:value="0.00087254">
            <text:p>0.00087254</text:p>
          </table:table-cell>
          <table:table-cell table:style-name="ce1" office:value-type="string">
            <text:p>1.12e-05</text:p>
          </table:table-cell>
          <table:table-cell table:style-name="ce1" office:value-type="string">
            <text:p>3.1995e-08</text:p>
          </table:table-cell>
          <table:table-cell table:style-name="ce1" office:value-type="string">
            <text:p>-8.8474e-20</text:p>
          </table:table-cell>
          <table:table-cell table:style-name="ce1" office:value-type="string">
            <text:p>2.4247e-17</text:p>
          </table:table-cell>
          <table:table-cell office:value-type="float" office:value="0.00037338">
            <text:p>0.00037338</text:p>
          </table:table-cell>
          <table:table-cell office:value-type="float" office:value="0.00011333">
            <text:p>0.00011333</text:p>
          </table:table-cell>
          <table:table-cell office:value-type="float" office:value="0.00087254">
            <text:p>0.00087254</text:p>
          </table:table-cell>
          <table:table-cell table:style-name="ce1" office:value-type="string">
            <text:p>2.0366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547e-18</text:p>
          </table:table-cell>
          <table:table-cell table:style-name="ce1" office:value-type="string">
            <text:p>2.4247e-17</text:p>
          </table:table-cell>
        </table:table-row>
        <table:table-row table:style-name="ro2">
          <table:table-cell office:value-type="float" office:value="790.7017">
            <text:p>790.7017</text:p>
          </table:table-cell>
          <table:table-cell table:formula="of:=[.P81]*1000000" office:value-type="float" office:value="368.21">
            <text:p>368.21</text:p>
          </table:table-cell>
          <table:table-cell table:formula="of:=[.Q81]*1000000" office:value-type="float" office:value="111.99">
            <text:p>111.99</text:p>
          </table:table-cell>
          <table:table-cell table:formula="of:=[.R81]*1000000" office:value-type="float" office:value="879.18">
            <text:p>879.18</text:p>
          </table:table-cell>
          <table:table-cell table:formula="of:=[.S81]*1000000" office:value-type="float" office:value="11.038">
            <text:p>11.038</text:p>
          </table:table-cell>
          <table:table-cell table:formula="of:=[.T81]*1000000" office:value-type="float" office:value="0.03218">
            <text:p>0.03218</text:p>
          </table:table-cell>
          <table:table-cell table:formula="of:=[.U81]*1000000" office:value-type="float" office:value="0.00000000000027231">
            <text:p>2.7231E-013</text:p>
          </table:table-cell>
          <table:table-cell table:formula="of:=[.V81]*1000000" office:value-type="float" office:value="0.000000000023513">
            <text:p>2.3513E-011</text:p>
          </table:table-cell>
          <table:table-cell table:formula="of:=[.W81]*1000000" office:value-type="float" office:value="368.21">
            <text:p>368.21</text:p>
          </table:table-cell>
          <table:table-cell table:formula="of:=[.X81]*1000000" office:value-type="float" office:value="111.99">
            <text:p>111.99</text:p>
          </table:table-cell>
          <table:table-cell table:formula="of:=[.Y81]*1000000" office:value-type="float" office:value="879.18">
            <text:p>879.18</text:p>
          </table:table-cell>
          <table:table-cell table:formula="of:=[.Z81]*1000000" office:value-type="float" office:value="20.365">
            <text:p>20.365</text:p>
          </table:table-cell>
          <table:table-cell table:formula="of:=[.AA81]*1000000" office:value-type="float" office:value="0">
            <text:p>0</text:p>
          </table:table-cell>
          <table:table-cell table:formula="of:=[.AB81]*1000000" office:value-type="float" office:value="0.0000000000012076">
            <text:p>1.2076E-012</text:p>
          </table:table-cell>
          <table:table-cell table:formula="of:=[.AC81]*1000000" office:value-type="float" office:value="0.000000000023513">
            <text:p>2.3513E-011</text:p>
          </table:table-cell>
          <table:table-cell office:value-type="float" office:value="0.00036821">
            <text:p>0.00036821</text:p>
          </table:table-cell>
          <table:table-cell office:value-type="float" office:value="0.00011199">
            <text:p>0.00011199</text:p>
          </table:table-cell>
          <table:table-cell office:value-type="float" office:value="0.00087918">
            <text:p>0.00087918</text:p>
          </table:table-cell>
          <table:table-cell table:style-name="ce1" office:value-type="string">
            <text:p>1.1038e-05</text:p>
          </table:table-cell>
          <table:table-cell table:style-name="ce1" office:value-type="string">
            <text:p>3.218e-08</text:p>
          </table:table-cell>
          <table:table-cell table:style-name="ce1" office:value-type="string">
            <text:p>2.7231e-19</text:p>
          </table:table-cell>
          <table:table-cell table:style-name="ce1" office:value-type="string">
            <text:p>2.3513e-17</text:p>
          </table:table-cell>
          <table:table-cell office:value-type="float" office:value="0.00036821">
            <text:p>0.00036821</text:p>
          </table:table-cell>
          <table:table-cell office:value-type="float" office:value="0.00011199">
            <text:p>0.00011199</text:p>
          </table:table-cell>
          <table:table-cell office:value-type="float" office:value="0.00087918">
            <text:p>0.00087918</text:p>
          </table:table-cell>
          <table:table-cell table:style-name="ce1" office:value-type="string">
            <text:p>2.0365e-05</text:p>
          </table:table-cell>
          <table:table-cell office:value-type="float" office:value="0">
            <text:p>0</text:p>
          </table:table-cell>
          <table:table-cell table:style-name="ce1" office:value-type="string">
            <text:p>1.2076e-18</text:p>
          </table:table-cell>
          <table:table-cell table:style-name="ce1" office:value-type="string">
            <text:p>2.3513e-17</text:p>
          </table:table-cell>
        </table:table-row>
        <table:table-row table:style-name="ro2">
          <table:table-cell office:value-type="float" office:value="800.7017">
            <text:p>800.7017</text:p>
          </table:table-cell>
          <table:table-cell table:formula="of:=[.P82]*1000000" office:value-type="float" office:value="363.11">
            <text:p>363.11</text:p>
          </table:table-cell>
          <table:table-cell table:formula="of:=[.Q82]*1000000" office:value-type="float" office:value="110.66">
            <text:p>110.66</text:p>
          </table:table-cell>
          <table:table-cell table:formula="of:=[.R82]*1000000" office:value-type="float" office:value="885.72">
            <text:p>885.72</text:p>
          </table:table-cell>
          <table:table-cell table:formula="of:=[.S82]*1000000" office:value-type="float" office:value="10.877">
            <text:p>10.877</text:p>
          </table:table-cell>
          <table:table-cell table:formula="of:=[.T82]*1000000" office:value-type="float" office:value="0.03236">
            <text:p>0.03236</text:p>
          </table:table-cell>
          <table:table-cell table:formula="of:=[.U82]*1000000" office:value-type="float" office:value="0.00000000000062281">
            <text:p>6.2281E-013</text:p>
          </table:table-cell>
          <table:table-cell table:formula="of:=[.V82]*1000000" office:value-type="float" office:value="0.000000000022802">
            <text:p>2.2802E-011</text:p>
          </table:table-cell>
          <table:table-cell table:formula="of:=[.W82]*1000000" office:value-type="float" office:value="363.11">
            <text:p>363.11</text:p>
          </table:table-cell>
          <table:table-cell table:formula="of:=[.X82]*1000000" office:value-type="float" office:value="110.66">
            <text:p>110.66</text:p>
          </table:table-cell>
          <table:table-cell table:formula="of:=[.Y82]*1000000" office:value-type="float" office:value="885.72">
            <text:p>885.72</text:p>
          </table:table-cell>
          <table:table-cell table:formula="of:=[.Z82]*1000000" office:value-type="float" office:value="20.364">
            <text:p>20.364</text:p>
          </table:table-cell>
          <table:table-cell table:formula="of:=[.AA82]*1000000" office:value-type="float" office:value="0">
            <text:p>0</text:p>
          </table:table-cell>
          <table:table-cell table:formula="of:=[.AB82]*1000000" office:value-type="float" office:value="0.0000000000019627">
            <text:p>1.9627E-012</text:p>
          </table:table-cell>
          <table:table-cell table:formula="of:=[.AC82]*1000000" office:value-type="float" office:value="0.000000000022802">
            <text:p>2.2802E-011</text:p>
          </table:table-cell>
          <table:table-cell office:value-type="float" office:value="0.00036311">
            <text:p>0.00036311</text:p>
          </table:table-cell>
          <table:table-cell office:value-type="float" office:value="0.00011066">
            <text:p>0.00011066</text:p>
          </table:table-cell>
          <table:table-cell office:value-type="float" office:value="0.00088572">
            <text:p>0.00088572</text:p>
          </table:table-cell>
          <table:table-cell table:style-name="ce1" office:value-type="string">
            <text:p>1.0877e-05</text:p>
          </table:table-cell>
          <table:table-cell table:style-name="ce1" office:value-type="string">
            <text:p>3.236e-08</text:p>
          </table:table-cell>
          <table:table-cell table:style-name="ce1" office:value-type="string">
            <text:p>6.2281e-19</text:p>
          </table:table-cell>
          <table:table-cell table:style-name="ce1" office:value-type="string">
            <text:p>2.2802e-17</text:p>
          </table:table-cell>
          <table:table-cell office:value-type="float" office:value="0.00036311">
            <text:p>0.00036311</text:p>
          </table:table-cell>
          <table:table-cell office:value-type="float" office:value="0.00011066">
            <text:p>0.00011066</text:p>
          </table:table-cell>
          <table:table-cell office:value-type="float" office:value="0.00088572">
            <text:p>0.00088572</text:p>
          </table:table-cell>
          <table:table-cell table:style-name="ce1" office:value-type="string">
            <text:p>2.0364e-05</text:p>
          </table:table-cell>
          <table:table-cell office:value-type="float" office:value="0">
            <text:p>0</text:p>
          </table:table-cell>
          <table:table-cell table:style-name="ce1" office:value-type="string">
            <text:p>1.9627e-18</text:p>
          </table:table-cell>
          <table:table-cell table:style-name="ce1" office:value-type="string">
            <text:p>2.2802e-17</text:p>
          </table:table-cell>
        </table:table-row>
        <table:table-row table:style-name="ro2">
          <table:table-cell office:value-type="float" office:value="810.7017">
            <text:p>810.7017</text:p>
          </table:table-cell>
          <table:table-cell table:formula="of:=[.P83]*1000000" office:value-type="float" office:value="358.09">
            <text:p>358.09</text:p>
          </table:table-cell>
          <table:table-cell table:formula="of:=[.Q83]*1000000" office:value-type="float" office:value="109.35">
            <text:p>109.35</text:p>
          </table:table-cell>
          <table:table-cell table:formula="of:=[.R83]*1000000" office:value-type="float" office:value="892.17">
            <text:p>892.17</text:p>
          </table:table-cell>
          <table:table-cell table:formula="of:=[.S83]*1000000" office:value-type="float" office:value="10.716">
            <text:p>10.716</text:p>
          </table:table-cell>
          <table:table-cell table:formula="of:=[.T83]*1000000" office:value-type="float" office:value="0.032536">
            <text:p>0.032536</text:p>
          </table:table-cell>
          <table:table-cell table:formula="of:=[.U83]*1000000" office:value-type="float" office:value="0.0000000000006214">
            <text:p>6.214E-013</text:p>
          </table:table-cell>
          <table:table-cell table:formula="of:=[.V83]*1000000" office:value-type="float" office:value="0.000000000022112">
            <text:p>2.2112E-011</text:p>
          </table:table-cell>
          <table:table-cell table:formula="of:=[.W83]*1000000" office:value-type="float" office:value="358.08">
            <text:p>358.08</text:p>
          </table:table-cell>
          <table:table-cell table:formula="of:=[.X83]*1000000" office:value-type="float" office:value="109.34">
            <text:p>109.34</text:p>
          </table:table-cell>
          <table:table-cell table:formula="of:=[.Y83]*1000000" office:value-type="float" office:value="892.17">
            <text:p>892.17</text:p>
          </table:table-cell>
          <table:table-cell table:formula="of:=[.Z83]*1000000" office:value-type="float" office:value="20.363">
            <text:p>20.363</text:p>
          </table:table-cell>
          <table:table-cell table:formula="of:=[.AA83]*1000000" office:value-type="float" office:value="0">
            <text:p>0</text:p>
          </table:table-cell>
          <table:table-cell table:formula="of:=[.AB83]*1000000" office:value-type="float" office:value="0.0000000000012818">
            <text:p>1.2818E-012</text:p>
          </table:table-cell>
          <table:table-cell table:formula="of:=[.AC83]*1000000" office:value-type="float" office:value="0.000000000022112">
            <text:p>2.2112E-011</text:p>
          </table:table-cell>
          <table:table-cell office:value-type="float" office:value="0.00035809">
            <text:p>0.00035809</text:p>
          </table:table-cell>
          <table:table-cell office:value-type="float" office:value="0.00010935">
            <text:p>0.00010935</text:p>
          </table:table-cell>
          <table:table-cell office:value-type="float" office:value="0.00089217">
            <text:p>0.00089217</text:p>
          </table:table-cell>
          <table:table-cell table:style-name="ce1" office:value-type="string">
            <text:p>1.0716e-05</text:p>
          </table:table-cell>
          <table:table-cell table:style-name="ce1" office:value-type="string">
            <text:p>3.2536e-08</text:p>
          </table:table-cell>
          <table:table-cell table:style-name="ce1" office:value-type="string">
            <text:p>6.214e-19</text:p>
          </table:table-cell>
          <table:table-cell table:style-name="ce1" office:value-type="string">
            <text:p>2.2112e-17</text:p>
          </table:table-cell>
          <table:table-cell office:value-type="float" office:value="0.00035808">
            <text:p>0.00035808</text:p>
          </table:table-cell>
          <table:table-cell office:value-type="float" office:value="0.00010934">
            <text:p>0.00010934</text:p>
          </table:table-cell>
          <table:table-cell office:value-type="float" office:value="0.00089217">
            <text:p>0.00089217</text:p>
          </table:table-cell>
          <table:table-cell table:style-name="ce1" office:value-type="string">
            <text:p>2.0363e-05</text:p>
          </table:table-cell>
          <table:table-cell office:value-type="float" office:value="0">
            <text:p>0</text:p>
          </table:table-cell>
          <table:table-cell table:style-name="ce1" office:value-type="string">
            <text:p>1.2818e-18</text:p>
          </table:table-cell>
          <table:table-cell table:style-name="ce1" office:value-type="string">
            <text:p>2.2112e-17</text:p>
          </table:table-cell>
        </table:table-row>
        <table:table-row table:style-name="ro2">
          <table:table-cell office:value-type="float" office:value="820.7017">
            <text:p>820.7017</text:p>
          </table:table-cell>
          <table:table-cell table:formula="of:=[.P84]*1000000" office:value-type="float" office:value="353.13">
            <text:p>353.13</text:p>
          </table:table-cell>
          <table:table-cell table:formula="of:=[.Q84]*1000000" office:value-type="float" office:value="108.05">
            <text:p>108.05</text:p>
          </table:table-cell>
          <table:table-cell table:formula="of:=[.R84]*1000000" office:value-type="float" office:value="898.54">
            <text:p>898.54</text:p>
          </table:table-cell>
          <table:table-cell table:formula="of:=[.S84]*1000000" office:value-type="float" office:value="10.557">
            <text:p>10.557</text:p>
          </table:table-cell>
          <table:table-cell table:formula="of:=[.T84]*1000000" office:value-type="float" office:value="0.032708">
            <text:p>0.032708</text:p>
          </table:table-cell>
          <table:table-cell table:formula="of:=[.U84]*1000000" office:value-type="float" office:value="0.00000000000069091">
            <text:p>6.9091E-013</text:p>
          </table:table-cell>
          <table:table-cell table:formula="of:=[.V84]*1000000" office:value-type="float" office:value="0.000000000021444">
            <text:p>2.1444E-011</text:p>
          </table:table-cell>
          <table:table-cell table:formula="of:=[.W84]*1000000" office:value-type="float" office:value="353.13">
            <text:p>353.13</text:p>
          </table:table-cell>
          <table:table-cell table:formula="of:=[.X84]*1000000" office:value-type="float" office:value="108.04">
            <text:p>108.04</text:p>
          </table:table-cell>
          <table:table-cell table:formula="of:=[.Y84]*1000000" office:value-type="float" office:value="898.53">
            <text:p>898.53</text:p>
          </table:table-cell>
          <table:table-cell table:formula="of:=[.Z84]*1000000" office:value-type="float" office:value="20.362">
            <text:p>20.362</text:p>
          </table:table-cell>
          <table:table-cell table:formula="of:=[.AA84]*1000000" office:value-type="float" office:value="0">
            <text:p>0</text:p>
          </table:table-cell>
          <table:table-cell table:formula="of:=[.AB84]*1000000" office:value-type="float" office:value="0.0000000000024207">
            <text:p>2.4207E-012</text:p>
          </table:table-cell>
          <table:table-cell table:formula="of:=[.AC84]*1000000" office:value-type="float" office:value="0.000000000021443">
            <text:p>2.1443E-011</text:p>
          </table:table-cell>
          <table:table-cell office:value-type="float" office:value="0.00035313">
            <text:p>0.00035313</text:p>
          </table:table-cell>
          <table:table-cell office:value-type="float" office:value="0.00010805">
            <text:p>0.00010805</text:p>
          </table:table-cell>
          <table:table-cell office:value-type="float" office:value="0.00089854">
            <text:p>0.00089854</text:p>
          </table:table-cell>
          <table:table-cell table:style-name="ce1" office:value-type="string">
            <text:p>1.0557e-05</text:p>
          </table:table-cell>
          <table:table-cell table:style-name="ce1" office:value-type="string">
            <text:p>3.2708e-08</text:p>
          </table:table-cell>
          <table:table-cell table:style-name="ce1" office:value-type="string">
            <text:p>6.9091e-19</text:p>
          </table:table-cell>
          <table:table-cell table:style-name="ce1" office:value-type="string">
            <text:p>2.1444e-17</text:p>
          </table:table-cell>
          <table:table-cell office:value-type="float" office:value="0.00035313">
            <text:p>0.00035313</text:p>
          </table:table-cell>
          <table:table-cell office:value-type="float" office:value="0.00010804">
            <text:p>0.00010804</text:p>
          </table:table-cell>
          <table:table-cell office:value-type="float" office:value="0.00089853">
            <text:p>0.00089853</text:p>
          </table:table-cell>
          <table:table-cell table:style-name="ce1" office:value-type="string">
            <text:p>2.0362e-05</text:p>
          </table:table-cell>
          <table:table-cell office:value-type="float" office:value="0">
            <text:p>0</text:p>
          </table:table-cell>
          <table:table-cell table:style-name="ce1" office:value-type="string">
            <text:p>2.4207e-18</text:p>
          </table:table-cell>
          <table:table-cell table:style-name="ce1" office:value-type="string">
            <text:p>2.1443e-17</text:p>
          </table:table-cell>
        </table:table-row>
        <table:table-row table:style-name="ro2">
          <table:table-cell office:value-type="float" office:value="830.7017">
            <text:p>830.7017</text:p>
          </table:table-cell>
          <table:table-cell table:formula="of:=[.P85]*1000000" office:value-type="float" office:value="348.25">
            <text:p>348.25</text:p>
          </table:table-cell>
          <table:table-cell table:formula="of:=[.Q85]*1000000" office:value-type="float" office:value="106.76">
            <text:p>106.76</text:p>
          </table:table-cell>
          <table:table-cell table:formula="of:=[.R85]*1000000" office:value-type="float" office:value="904.81">
            <text:p>904.81</text:p>
          </table:table-cell>
          <table:table-cell table:formula="of:=[.S85]*1000000" office:value-type="float" office:value="10.399">
            <text:p>10.399</text:p>
          </table:table-cell>
          <table:table-cell table:formula="of:=[.T85]*1000000" office:value-type="float" office:value="0.032875">
            <text:p>0.032875</text:p>
          </table:table-cell>
          <table:table-cell table:formula="of:=[.U85]*1000000" office:value-type="float" office:value="0.00000000000030401">
            <text:p>3.0401E-013</text:p>
          </table:table-cell>
          <table:table-cell table:formula="of:=[.V85]*1000000" office:value-type="float" office:value="0.000000000020795">
            <text:p>2.0795E-011</text:p>
          </table:table-cell>
          <table:table-cell table:formula="of:=[.W85]*1000000" office:value-type="float" office:value="348.25">
            <text:p>348.25</text:p>
          </table:table-cell>
          <table:table-cell table:formula="of:=[.X85]*1000000" office:value-type="float" office:value="106.76">
            <text:p>106.76</text:p>
          </table:table-cell>
          <table:table-cell table:formula="of:=[.Y85]*1000000" office:value-type="float" office:value="904.81">
            <text:p>904.81</text:p>
          </table:table-cell>
          <table:table-cell table:formula="of:=[.Z85]*1000000" office:value-type="float" office:value="20.362">
            <text:p>20.362</text:p>
          </table:table-cell>
          <table:table-cell table:formula="of:=[.AA85]*1000000" office:value-type="float" office:value="0">
            <text:p>0</text:p>
          </table:table-cell>
          <table:table-cell table:formula="of:=[.AB85]*1000000" office:value-type="float" office:value="0.0000000000010918">
            <text:p>1.0918E-012</text:p>
          </table:table-cell>
          <table:table-cell table:formula="of:=[.AC85]*1000000" office:value-type="float" office:value="0.000000000020795">
            <text:p>2.0795E-011</text:p>
          </table:table-cell>
          <table:table-cell office:value-type="float" office:value="0.00034825">
            <text:p>0.00034825</text:p>
          </table:table-cell>
          <table:table-cell office:value-type="float" office:value="0.00010676">
            <text:p>0.00010676</text:p>
          </table:table-cell>
          <table:table-cell office:value-type="float" office:value="0.00090481">
            <text:p>0.00090481</text:p>
          </table:table-cell>
          <table:table-cell table:style-name="ce1" office:value-type="string">
            <text:p>1.0399e-05</text:p>
          </table:table-cell>
          <table:table-cell table:style-name="ce1" office:value-type="string">
            <text:p>3.2875e-08</text:p>
          </table:table-cell>
          <table:table-cell table:style-name="ce1" office:value-type="string">
            <text:p>3.0401e-19</text:p>
          </table:table-cell>
          <table:table-cell table:style-name="ce1" office:value-type="string">
            <text:p>2.0795e-17</text:p>
          </table:table-cell>
          <table:table-cell office:value-type="float" office:value="0.00034825">
            <text:p>0.00034825</text:p>
          </table:table-cell>
          <table:table-cell office:value-type="float" office:value="0.00010676">
            <text:p>0.00010676</text:p>
          </table:table-cell>
          <table:table-cell office:value-type="float" office:value="0.00090481">
            <text:p>0.00090481</text:p>
          </table:table-cell>
          <table:table-cell table:style-name="ce1" office:value-type="string">
            <text:p>2.0362e-05</text:p>
          </table:table-cell>
          <table:table-cell office:value-type="float" office:value="0">
            <text:p>0</text:p>
          </table:table-cell>
          <table:table-cell table:style-name="ce1" office:value-type="string">
            <text:p>1.0918e-18</text:p>
          </table:table-cell>
          <table:table-cell table:style-name="ce1" office:value-type="string">
            <text:p>2.0795e-17</text:p>
          </table:table-cell>
        </table:table-row>
        <table:table-row table:style-name="ro2">
          <table:table-cell office:value-type="float" office:value="840.7017">
            <text:p>840.7017</text:p>
          </table:table-cell>
          <table:table-cell table:formula="of:=[.P86]*1000000" office:value-type="float" office:value="343.45">
            <text:p>343.45</text:p>
          </table:table-cell>
          <table:table-cell table:formula="of:=[.Q86]*1000000" office:value-type="float" office:value="105.49">
            <text:p>105.49</text:p>
          </table:table-cell>
          <table:table-cell table:formula="of:=[.R86]*1000000" office:value-type="float" office:value="911">
            <text:p>911</text:p>
          </table:table-cell>
          <table:table-cell table:formula="of:=[.S86]*1000000" office:value-type="float" office:value="10.242">
            <text:p>10.242</text:p>
          </table:table-cell>
          <table:table-cell table:formula="of:=[.T86]*1000000" office:value-type="float" office:value="0.03304">
            <text:p>0.03304</text:p>
          </table:table-cell>
          <table:table-cell table:formula="of:=[.U86]*1000000" office:value-type="float" office:value="0.00000000000012369">
            <text:p>1.2369E-013</text:p>
          </table:table-cell>
          <table:table-cell table:formula="of:=[.V86]*1000000" office:value-type="float" office:value="0.000000000020167">
            <text:p>2.0167E-011</text:p>
          </table:table-cell>
          <table:table-cell table:formula="of:=[.W86]*1000000" office:value-type="float" office:value="343.44">
            <text:p>343.44</text:p>
          </table:table-cell>
          <table:table-cell table:formula="of:=[.X86]*1000000" office:value-type="float" office:value="105.48">
            <text:p>105.48</text:p>
          </table:table-cell>
          <table:table-cell table:formula="of:=[.Y86]*1000000" office:value-type="float" office:value="910.99">
            <text:p>910.99</text:p>
          </table:table-cell>
          <table:table-cell table:formula="of:=[.Z86]*1000000" office:value-type="float" office:value="20.361">
            <text:p>20.361</text:p>
          </table:table-cell>
          <table:table-cell table:formula="of:=[.AA86]*1000000" office:value-type="float" office:value="0">
            <text:p>0</text:p>
          </table:table-cell>
          <table:table-cell table:formula="of:=[.AB86]*1000000" office:value-type="float" office:value="0.00000000000091508">
            <text:p>9.1508E-013</text:p>
          </table:table-cell>
          <table:table-cell table:formula="of:=[.AC86]*1000000" office:value-type="float" office:value="0.000000000020167">
            <text:p>2.0167E-011</text:p>
          </table:table-cell>
          <table:table-cell office:value-type="float" office:value="0.00034345">
            <text:p>0.00034345</text:p>
          </table:table-cell>
          <table:table-cell office:value-type="float" office:value="0.00010549">
            <text:p>0.00010549</text:p>
          </table:table-cell>
          <table:table-cell office:value-type="float" office:value="0.000911">
            <text:p>0.000911</text:p>
          </table:table-cell>
          <table:table-cell table:style-name="ce1" office:value-type="string">
            <text:p>1.0242e-05</text:p>
          </table:table-cell>
          <table:table-cell table:style-name="ce1" office:value-type="string">
            <text:p>3.304e-08</text:p>
          </table:table-cell>
          <table:table-cell table:style-name="ce1" office:value-type="string">
            <text:p>1.2369e-19</text:p>
          </table:table-cell>
          <table:table-cell table:style-name="ce1" office:value-type="string">
            <text:p>2.0167e-17</text:p>
          </table:table-cell>
          <table:table-cell office:value-type="float" office:value="0.00034344">
            <text:p>0.00034344</text:p>
          </table:table-cell>
          <table:table-cell office:value-type="float" office:value="0.00010548">
            <text:p>0.00010548</text:p>
          </table:table-cell>
          <table:table-cell office:value-type="float" office:value="0.00091099">
            <text:p>0.00091099</text:p>
          </table:table-cell>
          <table:table-cell table:style-name="ce1" office:value-type="string">
            <text:p>2.0361e-05</text:p>
          </table:table-cell>
          <table:table-cell office:value-type="float" office:value="0">
            <text:p>0</text:p>
          </table:table-cell>
          <table:table-cell table:style-name="ce1" office:value-type="string">
            <text:p>9.1508e-19</text:p>
          </table:table-cell>
          <table:table-cell table:style-name="ce1" office:value-type="string">
            <text:p>2.0167e-17</text:p>
          </table:table-cell>
        </table:table-row>
        <table:table-row table:style-name="ro2">
          <table:table-cell office:value-type="float" office:value="850.7017">
            <text:p>850.7017</text:p>
          </table:table-cell>
          <table:table-cell table:formula="of:=[.P87]*1000000" office:value-type="float" office:value="338.71">
            <text:p>338.71</text:p>
          </table:table-cell>
          <table:table-cell table:formula="of:=[.Q87]*1000000" office:value-type="float" office:value="104.23">
            <text:p>104.23</text:p>
          </table:table-cell>
          <table:table-cell table:formula="of:=[.R87]*1000000" office:value-type="float" office:value="917.1">
            <text:p>917.1</text:p>
          </table:table-cell>
          <table:table-cell table:formula="of:=[.S87]*1000000" office:value-type="float" office:value="10.087">
            <text:p>10.087</text:p>
          </table:table-cell>
          <table:table-cell table:formula="of:=[.T87]*1000000" office:value-type="float" office:value="0.0332">
            <text:p>0.0332</text:p>
          </table:table-cell>
          <table:table-cell table:formula="of:=[.U87]*1000000" office:value-type="float" office:value="-0.000000000000052059">
            <text:p>-5.2059E-014</text:p>
          </table:table-cell>
          <table:table-cell table:formula="of:=[.V87]*1000000" office:value-type="float" office:value="0.000000000019558">
            <text:p>1.9558E-011</text:p>
          </table:table-cell>
          <table:table-cell table:formula="of:=[.W87]*1000000" office:value-type="float" office:value="338.7">
            <text:p>338.7</text:p>
          </table:table-cell>
          <table:table-cell table:formula="of:=[.X87]*1000000" office:value-type="float" office:value="104.22">
            <text:p>104.22</text:p>
          </table:table-cell>
          <table:table-cell table:formula="of:=[.Y87]*1000000" office:value-type="float" office:value="917.1">
            <text:p>917.1</text:p>
          </table:table-cell>
          <table:table-cell table:formula="of:=[.Z87]*1000000" office:value-type="float" office:value="20.361">
            <text:p>20.361</text:p>
          </table:table-cell>
          <table:table-cell table:formula="of:=[.AA87]*1000000" office:value-type="float" office:value="0">
            <text:p>0</text:p>
          </table:table-cell>
          <table:table-cell table:formula="of:=[.AB87]*1000000" office:value-type="float" office:value="0.0000000000009786">
            <text:p>9.786E-013</text:p>
          </table:table-cell>
          <table:table-cell table:formula="of:=[.AC87]*1000000" office:value-type="float" office:value="0.000000000019557">
            <text:p>1.9557E-011</text:p>
          </table:table-cell>
          <table:table-cell office:value-type="float" office:value="0.00033871">
            <text:p>0.00033871</text:p>
          </table:table-cell>
          <table:table-cell office:value-type="float" office:value="0.00010423">
            <text:p>0.00010423</text:p>
          </table:table-cell>
          <table:table-cell office:value-type="float" office:value="0.0009171">
            <text:p>0.0009171</text:p>
          </table:table-cell>
          <table:table-cell table:style-name="ce1" office:value-type="string">
            <text:p>1.0087e-05</text:p>
          </table:table-cell>
          <table:table-cell table:style-name="ce1" office:value-type="string">
            <text:p>3.32e-08</text:p>
          </table:table-cell>
          <table:table-cell table:style-name="ce1" office:value-type="string">
            <text:p>-5.2059e-20</text:p>
          </table:table-cell>
          <table:table-cell table:style-name="ce1" office:value-type="string">
            <text:p>1.9558e-17</text:p>
          </table:table-cell>
          <table:table-cell office:value-type="float" office:value="0.0003387">
            <text:p>0.0003387</text:p>
          </table:table-cell>
          <table:table-cell office:value-type="float" office:value="0.00010422">
            <text:p>0.00010422</text:p>
          </table:table-cell>
          <table:table-cell office:value-type="float" office:value="0.0009171">
            <text:p>0.0009171</text:p>
          </table:table-cell>
          <table:table-cell table:style-name="ce1" office:value-type="string">
            <text:p>2.0361e-05</text:p>
          </table:table-cell>
          <table:table-cell office:value-type="float" office:value="0">
            <text:p>0</text:p>
          </table:table-cell>
          <table:table-cell table:style-name="ce1" office:value-type="string">
            <text:p>9.786e-19</text:p>
          </table:table-cell>
          <table:table-cell table:style-name="ce1" office:value-type="string">
            <text:p>1.9557e-17</text:p>
          </table:table-cell>
        </table:table-row>
        <table:table-row table:style-name="ro2">
          <table:table-cell office:value-type="float" office:value="860.7017">
            <text:p>860.7017</text:p>
          </table:table-cell>
          <table:table-cell table:formula="of:=[.P88]*1000000" office:value-type="float" office:value="334.04">
            <text:p>334.04</text:p>
          </table:table-cell>
          <table:table-cell table:formula="of:=[.Q88]*1000000" office:value-type="float" office:value="102.98">
            <text:p>102.98</text:p>
          </table:table-cell>
          <table:table-cell table:formula="of:=[.R88]*1000000" office:value-type="float" office:value="923.12">
            <text:p>923.12</text:p>
          </table:table-cell>
          <table:table-cell table:formula="of:=[.S88]*1000000" office:value-type="float" office:value="9.9326">
            <text:p>9.9326</text:p>
          </table:table-cell>
          <table:table-cell table:formula="of:=[.T88]*1000000" office:value-type="float" office:value="0.033356">
            <text:p>0.033356</text:p>
          </table:table-cell>
          <table:table-cell table:formula="of:=[.U88]*1000000" office:value-type="float" office:value="-0.00000000000064895">
            <text:p>-6.4895E-013</text:p>
          </table:table-cell>
          <table:table-cell table:formula="of:=[.V88]*1000000" office:value-type="float" office:value="0.000000000018967">
            <text:p>1.8967E-011</text:p>
          </table:table-cell>
          <table:table-cell table:formula="of:=[.W88]*1000000" office:value-type="float" office:value="334.03">
            <text:p>334.03</text:p>
          </table:table-cell>
          <table:table-cell table:formula="of:=[.X88]*1000000" office:value-type="float" office:value="102.97">
            <text:p>102.97</text:p>
          </table:table-cell>
          <table:table-cell table:formula="of:=[.Y88]*1000000" office:value-type="float" office:value="923.11">
            <text:p>923.11</text:p>
          </table:table-cell>
          <table:table-cell table:formula="of:=[.Z88]*1000000" office:value-type="float" office:value="20.36">
            <text:p>20.36</text:p>
          </table:table-cell>
          <table:table-cell table:formula="of:=[.AA88]*1000000" office:value-type="float" office:value="0">
            <text:p>0</text:p>
          </table:table-cell>
          <table:table-cell table:formula="of:=[.AB88]*1000000" office:value-type="float" office:value="0.0000000000027451">
            <text:p>2.7451E-012</text:p>
          </table:table-cell>
          <table:table-cell table:formula="of:=[.AC88]*1000000" office:value-type="float" office:value="0.000000000018967">
            <text:p>1.8967E-011</text:p>
          </table:table-cell>
          <table:table-cell office:value-type="float" office:value="0.00033404">
            <text:p>0.00033404</text:p>
          </table:table-cell>
          <table:table-cell office:value-type="float" office:value="0.00010298">
            <text:p>0.00010298</text:p>
          </table:table-cell>
          <table:table-cell office:value-type="float" office:value="0.00092312">
            <text:p>0.00092312</text:p>
          </table:table-cell>
          <table:table-cell table:style-name="ce1" office:value-type="string">
            <text:p>9.9326e-06</text:p>
          </table:table-cell>
          <table:table-cell table:style-name="ce1" office:value-type="string">
            <text:p>3.3356e-08</text:p>
          </table:table-cell>
          <table:table-cell table:style-name="ce1" office:value-type="string">
            <text:p>-6.4895e-19</text:p>
          </table:table-cell>
          <table:table-cell table:style-name="ce1" office:value-type="string">
            <text:p>1.8967e-17</text:p>
          </table:table-cell>
          <table:table-cell office:value-type="float" office:value="0.00033403">
            <text:p>0.00033403</text:p>
          </table:table-cell>
          <table:table-cell office:value-type="float" office:value="0.00010297">
            <text:p>0.00010297</text:p>
          </table:table-cell>
          <table:table-cell office:value-type="float" office:value="0.00092311">
            <text:p>0.00092311</text:p>
          </table:table-cell>
          <table:table-cell table:style-name="ce1" office:value-type="string">
            <text:p>2.036e-05</text:p>
          </table:table-cell>
          <table:table-cell office:value-type="float" office:value="0">
            <text:p>0</text:p>
          </table:table-cell>
          <table:table-cell table:style-name="ce1" office:value-type="string">
            <text:p>2.7451e-18</text:p>
          </table:table-cell>
          <table:table-cell table:style-name="ce1" office:value-type="string">
            <text:p>1.8967e-17</text:p>
          </table:table-cell>
        </table:table-row>
        <table:table-row table:style-name="ro2">
          <table:table-cell office:value-type="float" office:value="870.7017">
            <text:p>870.7017</text:p>
          </table:table-cell>
          <table:table-cell table:formula="of:=[.P89]*1000000" office:value-type="float" office:value="329.44">
            <text:p>329.44</text:p>
          </table:table-cell>
          <table:table-cell table:formula="of:=[.Q89]*1000000" office:value-type="float" office:value="101.74">
            <text:p>101.74</text:p>
          </table:table-cell>
          <table:table-cell table:formula="of:=[.R89]*1000000" office:value-type="float" office:value="929.05">
            <text:p>929.05</text:p>
          </table:table-cell>
          <table:table-cell table:formula="of:=[.S89]*1000000" office:value-type="float" office:value="9.7796">
            <text:p>9.7796</text:p>
          </table:table-cell>
          <table:table-cell table:formula="of:=[.T89]*1000000" office:value-type="float" office:value="0.033509">
            <text:p>0.033509</text:p>
          </table:table-cell>
          <table:table-cell table:formula="of:=[.U89]*1000000" office:value-type="float" office:value="-0.000000000000907">
            <text:p>-9.07E-013</text:p>
          </table:table-cell>
          <table:table-cell table:formula="of:=[.V89]*1000000" office:value-type="float" office:value="0.000000000018394">
            <text:p>1.8394E-011</text:p>
          </table:table-cell>
          <table:table-cell table:formula="of:=[.W89]*1000000" office:value-type="float" office:value="329.43">
            <text:p>329.43</text:p>
          </table:table-cell>
          <table:table-cell table:formula="of:=[.X89]*1000000" office:value-type="float" office:value="101.74">
            <text:p>101.74</text:p>
          </table:table-cell>
          <table:table-cell table:formula="of:=[.Y89]*1000000" office:value-type="float" office:value="929.05">
            <text:p>929.05</text:p>
          </table:table-cell>
          <table:table-cell table:formula="of:=[.Z89]*1000000" office:value-type="float" office:value="20.36">
            <text:p>20.36</text:p>
          </table:table-cell>
          <table:table-cell table:formula="of:=[.AA89]*1000000" office:value-type="float" office:value="0">
            <text:p>0</text:p>
          </table:table-cell>
          <table:table-cell table:formula="of:=[.AB89]*1000000" office:value-type="float" office:value="0.0000000000014382">
            <text:p>1.4382E-012</text:p>
          </table:table-cell>
          <table:table-cell table:formula="of:=[.AC89]*1000000" office:value-type="float" office:value="0.000000000018394">
            <text:p>1.8394E-011</text:p>
          </table:table-cell>
          <table:table-cell office:value-type="float" office:value="0.00032944">
            <text:p>0.00032944</text:p>
          </table:table-cell>
          <table:table-cell office:value-type="float" office:value="0.00010174">
            <text:p>0.00010174</text:p>
          </table:table-cell>
          <table:table-cell office:value-type="float" office:value="0.00092905">
            <text:p>0.00092905</text:p>
          </table:table-cell>
          <table:table-cell table:style-name="ce1" office:value-type="string">
            <text:p>9.7796e-06</text:p>
          </table:table-cell>
          <table:table-cell table:style-name="ce1" office:value-type="string">
            <text:p>3.3509e-08</text:p>
          </table:table-cell>
          <table:table-cell table:style-name="ce1" office:value-type="string">
            <text:p>-9.07e-19</text:p>
          </table:table-cell>
          <table:table-cell table:style-name="ce1" office:value-type="string">
            <text:p>1.8394e-17</text:p>
          </table:table-cell>
          <table:table-cell office:value-type="float" office:value="0.00032943">
            <text:p>0.00032943</text:p>
          </table:table-cell>
          <table:table-cell office:value-type="float" office:value="0.00010174">
            <text:p>0.00010174</text:p>
          </table:table-cell>
          <table:table-cell office:value-type="float" office:value="0.00092905">
            <text:p>0.00092905</text:p>
          </table:table-cell>
          <table:table-cell table:style-name="ce1" office:value-type="string">
            <text:p>2.036e-05</text:p>
          </table:table-cell>
          <table:table-cell office:value-type="float" office:value="0">
            <text:p>0</text:p>
          </table:table-cell>
          <table:table-cell table:style-name="ce1" office:value-type="string">
            <text:p>1.4382e-18</text:p>
          </table:table-cell>
          <table:table-cell table:style-name="ce1" office:value-type="string">
            <text:p>1.8394e-17</text:p>
          </table:table-cell>
        </table:table-row>
        <table:table-row table:style-name="ro2">
          <table:table-cell office:value-type="float" office:value="880.7017">
            <text:p>880.7017</text:p>
          </table:table-cell>
          <table:table-cell table:formula="of:=[.P90]*1000000" office:value-type="float" office:value="324.9">
            <text:p>324.9</text:p>
          </table:table-cell>
          <table:table-cell table:formula="of:=[.Q90]*1000000" office:value-type="float" office:value="100.52">
            <text:p>100.52</text:p>
          </table:table-cell>
          <table:table-cell table:formula="of:=[.R90]*1000000" office:value-type="float" office:value="934.9">
            <text:p>934.9</text:p>
          </table:table-cell>
          <table:table-cell table:formula="of:=[.S90]*1000000" office:value-type="float" office:value="9.6278">
            <text:p>9.6278</text:p>
          </table:table-cell>
          <table:table-cell table:formula="of:=[.T90]*1000000" office:value-type="float" office:value="0.033658">
            <text:p>0.033658</text:p>
          </table:table-cell>
          <table:table-cell table:formula="of:=[.U90]*1000000" office:value-type="float" office:value="-0.00000000000015485">
            <text:p>-1.5485E-013</text:p>
          </table:table-cell>
          <table:table-cell table:formula="of:=[.V90]*1000000" office:value-type="float" office:value="0.000000000017839">
            <text:p>1.7839E-011</text:p>
          </table:table-cell>
          <table:table-cell table:formula="of:=[.W90]*1000000" office:value-type="float" office:value="324.9">
            <text:p>324.9</text:p>
          </table:table-cell>
          <table:table-cell table:formula="of:=[.X90]*1000000" office:value-type="float" office:value="100.52">
            <text:p>100.52</text:p>
          </table:table-cell>
          <table:table-cell table:formula="of:=[.Y90]*1000000" office:value-type="float" office:value="934.9">
            <text:p>934.9</text:p>
          </table:table-cell>
          <table:table-cell table:formula="of:=[.Z90]*1000000" office:value-type="float" office:value="20.359">
            <text:p>20.359</text:p>
          </table:table-cell>
          <table:table-cell table:formula="of:=[.AA90]*1000000" office:value-type="float" office:value="0">
            <text:p>0</text:p>
          </table:table-cell>
          <table:table-cell table:formula="of:=[.AB90]*1000000" office:value-type="float" office:value="0.00000000000046047">
            <text:p>4.6047E-013</text:p>
          </table:table-cell>
          <table:table-cell table:formula="of:=[.AC90]*1000000" office:value-type="float" office:value="0.000000000017839">
            <text:p>1.7839E-011</text:p>
          </table:table-cell>
          <table:table-cell office:value-type="float" office:value="0.0003249">
            <text:p>0.0003249</text:p>
          </table:table-cell>
          <table:table-cell office:value-type="float" office:value="0.00010052">
            <text:p>0.00010052</text:p>
          </table:table-cell>
          <table:table-cell office:value-type="float" office:value="0.0009349">
            <text:p>0.0009349</text:p>
          </table:table-cell>
          <table:table-cell table:style-name="ce1" office:value-type="string">
            <text:p>9.6278e-06</text:p>
          </table:table-cell>
          <table:table-cell table:style-name="ce1" office:value-type="string">
            <text:p>3.3658e-08</text:p>
          </table:table-cell>
          <table:table-cell table:style-name="ce1" office:value-type="string">
            <text:p>-1.5485e-19</text:p>
          </table:table-cell>
          <table:table-cell table:style-name="ce1" office:value-type="string">
            <text:p>1.7839e-17</text:p>
          </table:table-cell>
          <table:table-cell office:value-type="float" office:value="0.0003249">
            <text:p>0.0003249</text:p>
          </table:table-cell>
          <table:table-cell office:value-type="float" office:value="0.00010052">
            <text:p>0.00010052</text:p>
          </table:table-cell>
          <table:table-cell office:value-type="float" office:value="0.0009349">
            <text:p>0.0009349</text:p>
          </table:table-cell>
          <table:table-cell table:style-name="ce1" office:value-type="string">
            <text:p>2.0359e-05</text:p>
          </table:table-cell>
          <table:table-cell office:value-type="float" office:value="0">
            <text:p>0</text:p>
          </table:table-cell>
          <table:table-cell table:style-name="ce1" office:value-type="string">
            <text:p>4.6047e-19</text:p>
          </table:table-cell>
          <table:table-cell table:style-name="ce1" office:value-type="string">
            <text:p>1.7839e-17</text:p>
          </table:table-cell>
        </table:table-row>
        <table:table-row table:style-name="ro2">
          <table:table-cell office:value-type="float" office:value="890.7017">
            <text:p>890.7017</text:p>
          </table:table-cell>
          <table:table-cell table:formula="of:=[.P91]*1000000" office:value-type="float" office:value="320.43">
            <text:p>320.43</text:p>
          </table:table-cell>
          <table:table-cell table:formula="of:=[.Q91]*1000000" office:value-type="float" office:value="99.309">
            <text:p>99.309</text:p>
          </table:table-cell>
          <table:table-cell table:formula="of:=[.R91]*1000000" office:value-type="float" office:value="940.68">
            <text:p>940.68</text:p>
          </table:table-cell>
          <table:table-cell table:formula="of:=[.S91]*1000000" office:value-type="float" office:value="9.4775">
            <text:p>9.4775</text:p>
          </table:table-cell>
          <table:table-cell table:formula="of:=[.T91]*1000000" office:value-type="float" office:value="0.033804">
            <text:p>0.033804</text:p>
          </table:table-cell>
          <table:table-cell table:formula="of:=[.U91]*1000000" office:value-type="float" office:value="0.00000000000067036">
            <text:p>6.7036E-013</text:p>
          </table:table-cell>
          <table:table-cell table:formula="of:=[.V91]*1000000" office:value-type="float" office:value="0.0000000000173">
            <text:p>1.73E-011</text:p>
          </table:table-cell>
          <table:table-cell table:formula="of:=[.W91]*1000000" office:value-type="float" office:value="320.43">
            <text:p>320.43</text:p>
          </table:table-cell>
          <table:table-cell table:formula="of:=[.X91]*1000000" office:value-type="float" office:value="99.305">
            <text:p>99.305</text:p>
          </table:table-cell>
          <table:table-cell table:formula="of:=[.Y91]*1000000" office:value-type="float" office:value="940.67">
            <text:p>940.67</text:p>
          </table:table-cell>
          <table:table-cell table:formula="of:=[.Z91]*1000000" office:value-type="float" office:value="20.359">
            <text:p>20.359</text:p>
          </table:table-cell>
          <table:table-cell table:formula="of:=[.AA91]*1000000" office:value-type="float" office:value="0">
            <text:p>0</text:p>
          </table:table-cell>
          <table:table-cell table:formula="of:=[.AB91]*1000000" office:value-type="float" office:value="0.00000000000086366">
            <text:p>8.6366E-013</text:p>
          </table:table-cell>
          <table:table-cell table:formula="of:=[.AC91]*1000000" office:value-type="float" office:value="0.0000000000173">
            <text:p>1.73E-011</text:p>
          </table:table-cell>
          <table:table-cell office:value-type="float" office:value="0.00032043">
            <text:p>0.00032043</text:p>
          </table:table-cell>
          <table:table-cell table:style-name="ce1" office:value-type="string">
            <text:p>9.9309e-05</text:p>
          </table:table-cell>
          <table:table-cell office:value-type="float" office:value="0.00094068">
            <text:p>0.00094068</text:p>
          </table:table-cell>
          <table:table-cell table:style-name="ce1" office:value-type="string">
            <text:p>9.4775e-06</text:p>
          </table:table-cell>
          <table:table-cell table:style-name="ce1" office:value-type="string">
            <text:p>3.3804e-08</text:p>
          </table:table-cell>
          <table:table-cell table:style-name="ce1" office:value-type="string">
            <text:p>6.7036e-19</text:p>
          </table:table-cell>
          <table:table-cell table:style-name="ce1" office:value-type="string">
            <text:p>1.73e-17</text:p>
          </table:table-cell>
          <table:table-cell office:value-type="float" office:value="0.00032043">
            <text:p>0.00032043</text:p>
          </table:table-cell>
          <table:table-cell table:style-name="ce1" office:value-type="string">
            <text:p>9.9305e-05</text:p>
          </table:table-cell>
          <table:table-cell office:value-type="float" office:value="0.00094067">
            <text:p>0.00094067</text:p>
          </table:table-cell>
          <table:table-cell table:style-name="ce1" office:value-type="string">
            <text:p>2.0359e-05</text:p>
          </table:table-cell>
          <table:table-cell office:value-type="float" office:value="0">
            <text:p>0</text:p>
          </table:table-cell>
          <table:table-cell table:style-name="ce1" office:value-type="string">
            <text:p>8.6366e-19</text:p>
          </table:table-cell>
          <table:table-cell table:style-name="ce1" office:value-type="string">
            <text:p>1.73e-17</text:p>
          </table:table-cell>
        </table:table-row>
        <table:table-row table:style-name="ro2">
          <table:table-cell office:value-type="float" office:value="900.7017">
            <text:p>900.7017</text:p>
          </table:table-cell>
          <table:table-cell table:formula="of:=[.P92]*1000000" office:value-type="float" office:value="316.03">
            <text:p>316.03</text:p>
          </table:table-cell>
          <table:table-cell table:formula="of:=[.Q92]*1000000" office:value-type="float" office:value="98.111">
            <text:p>98.111</text:p>
          </table:table-cell>
          <table:table-cell table:formula="of:=[.R92]*1000000" office:value-type="float" office:value="946.37">
            <text:p>946.37</text:p>
          </table:table-cell>
          <table:table-cell table:formula="of:=[.S92]*1000000" office:value-type="float" office:value="9.3285">
            <text:p>9.3285</text:p>
          </table:table-cell>
          <table:table-cell table:formula="of:=[.T92]*1000000" office:value-type="float" office:value="0.033947">
            <text:p>0.033947</text:p>
          </table:table-cell>
          <table:table-cell table:formula="of:=[.U92]*1000000" office:value-type="float" office:value="0.00000000000049201">
            <text:p>4.9201E-013</text:p>
          </table:table-cell>
          <table:table-cell table:formula="of:=[.V92]*1000000" office:value-type="float" office:value="0.000000000016779">
            <text:p>1.6779E-011</text:p>
          </table:table-cell>
          <table:table-cell table:formula="of:=[.W92]*1000000" office:value-type="float" office:value="316.02">
            <text:p>316.02</text:p>
          </table:table-cell>
          <table:table-cell table:formula="of:=[.X92]*1000000" office:value-type="float" office:value="98.107">
            <text:p>98.107</text:p>
          </table:table-cell>
          <table:table-cell table:formula="of:=[.Y92]*1000000" office:value-type="float" office:value="946.36">
            <text:p>946.36</text:p>
          </table:table-cell>
          <table:table-cell table:formula="of:=[.Z92]*1000000" office:value-type="float" office:value="20.358">
            <text:p>20.358</text:p>
          </table:table-cell>
          <table:table-cell table:formula="of:=[.AA92]*1000000" office:value-type="float" office:value="0">
            <text:p>0</text:p>
          </table:table-cell>
          <table:table-cell table:formula="of:=[.AB92]*1000000" office:value-type="float" office:value="-0.00000000000029317">
            <text:p>-2.9317E-013</text:p>
          </table:table-cell>
          <table:table-cell table:formula="of:=[.AC92]*1000000" office:value-type="float" office:value="0.000000000016778">
            <text:p>1.6778E-011</text:p>
          </table:table-cell>
          <table:table-cell office:value-type="float" office:value="0.00031603">
            <text:p>0.00031603</text:p>
          </table:table-cell>
          <table:table-cell table:style-name="ce1" office:value-type="string">
            <text:p>9.8111e-05</text:p>
          </table:table-cell>
          <table:table-cell office:value-type="float" office:value="0.00094637">
            <text:p>0.00094637</text:p>
          </table:table-cell>
          <table:table-cell table:style-name="ce1" office:value-type="string">
            <text:p>9.3285e-06</text:p>
          </table:table-cell>
          <table:table-cell table:style-name="ce1" office:value-type="string">
            <text:p>3.3947e-08</text:p>
          </table:table-cell>
          <table:table-cell table:style-name="ce1" office:value-type="string">
            <text:p>4.9201e-19</text:p>
          </table:table-cell>
          <table:table-cell table:style-name="ce1" office:value-type="string">
            <text:p>1.6779e-17</text:p>
          </table:table-cell>
          <table:table-cell office:value-type="float" office:value="0.00031602">
            <text:p>0.00031602</text:p>
          </table:table-cell>
          <table:table-cell table:style-name="ce1" office:value-type="string">
            <text:p>9.8107e-05</text:p>
          </table:table-cell>
          <table:table-cell office:value-type="float" office:value="0.00094636">
            <text:p>0.00094636</text:p>
          </table:table-cell>
          <table:table-cell table:style-name="ce1" office:value-type="string">
            <text:p>2.0358e-05</text:p>
          </table:table-cell>
          <table:table-cell office:value-type="float" office:value="0">
            <text:p>0</text:p>
          </table:table-cell>
          <table:table-cell table:style-name="ce1" office:value-type="string">
            <text:p>-2.9317e-19</text:p>
          </table:table-cell>
          <table:table-cell table:style-name="ce1" office:value-type="string">
            <text:p>1.6778e-17</text:p>
          </table:table-cell>
        </table:table-row>
        <table:table-row table:style-name="ro2">
          <table:table-cell office:value-type="float" office:value="910.7017">
            <text:p>910.7017</text:p>
          </table:table-cell>
          <table:table-cell table:formula="of:=[.P93]*1000000" office:value-type="float" office:value="311.69">
            <text:p>311.69</text:p>
          </table:table-cell>
          <table:table-cell table:formula="of:=[.Q93]*1000000" office:value-type="float" office:value="96.926">
            <text:p>96.926</text:p>
          </table:table-cell>
          <table:table-cell table:formula="of:=[.R93]*1000000" office:value-type="float" office:value="951.98">
            <text:p>951.98</text:p>
          </table:table-cell>
          <table:table-cell table:formula="of:=[.S93]*1000000" office:value-type="float" office:value="9.1808">
            <text:p>9.1808</text:p>
          </table:table-cell>
          <table:table-cell table:formula="of:=[.T93]*1000000" office:value-type="float" office:value="0.034086">
            <text:p>0.034086</text:p>
          </table:table-cell>
          <table:table-cell table:formula="of:=[.U93]*1000000" office:value-type="float" office:value="0.00000000000054343">
            <text:p>5.4343E-013</text:p>
          </table:table-cell>
          <table:table-cell table:formula="of:=[.V93]*1000000" office:value-type="float" office:value="0.000000000016272">
            <text:p>1.6272E-011</text:p>
          </table:table-cell>
          <table:table-cell table:formula="of:=[.W93]*1000000" office:value-type="float" office:value="311.68">
            <text:p>311.68</text:p>
          </table:table-cell>
          <table:table-cell table:formula="of:=[.X93]*1000000" office:value-type="float" office:value="96.922">
            <text:p>96.922</text:p>
          </table:table-cell>
          <table:table-cell table:formula="of:=[.Y93]*1000000" office:value-type="float" office:value="951.98">
            <text:p>951.98</text:p>
          </table:table-cell>
          <table:table-cell table:formula="of:=[.Z93]*1000000" office:value-type="float" office:value="20.358">
            <text:p>20.358</text:p>
          </table:table-cell>
          <table:table-cell table:formula="of:=[.AA93]*1000000" office:value-type="float" office:value="0">
            <text:p>0</text:p>
          </table:table-cell>
          <table:table-cell table:formula="of:=[.AB93]*1000000" office:value-type="float" office:value="0.00000000000037949">
            <text:p>3.7949E-013</text:p>
          </table:table-cell>
          <table:table-cell table:formula="of:=[.AC93]*1000000" office:value-type="float" office:value="0.000000000016272">
            <text:p>1.6272E-011</text:p>
          </table:table-cell>
          <table:table-cell office:value-type="float" office:value="0.00031169">
            <text:p>0.00031169</text:p>
          </table:table-cell>
          <table:table-cell table:style-name="ce1" office:value-type="string">
            <text:p>9.6926e-05</text:p>
          </table:table-cell>
          <table:table-cell office:value-type="float" office:value="0.00095198">
            <text:p>0.00095198</text:p>
          </table:table-cell>
          <table:table-cell table:style-name="ce1" office:value-type="string">
            <text:p>9.1808e-06</text:p>
          </table:table-cell>
          <table:table-cell table:style-name="ce1" office:value-type="string">
            <text:p>3.4086e-08</text:p>
          </table:table-cell>
          <table:table-cell table:style-name="ce1" office:value-type="string">
            <text:p>5.4343e-19</text:p>
          </table:table-cell>
          <table:table-cell table:style-name="ce1" office:value-type="string">
            <text:p>1.6272e-17</text:p>
          </table:table-cell>
          <table:table-cell office:value-type="float" office:value="0.00031168">
            <text:p>0.00031168</text:p>
          </table:table-cell>
          <table:table-cell table:style-name="ce1" office:value-type="string">
            <text:p>9.6922e-05</text:p>
          </table:table-cell>
          <table:table-cell office:value-type="float" office:value="0.00095198">
            <text:p>0.00095198</text:p>
          </table:table-cell>
          <table:table-cell table:style-name="ce1" office:value-type="string">
            <text:p>2.0358e-05</text:p>
          </table:table-cell>
          <table:table-cell office:value-type="float" office:value="0">
            <text:p>0</text:p>
          </table:table-cell>
          <table:table-cell table:style-name="ce1" office:value-type="string">
            <text:p>3.7949e-19</text:p>
          </table:table-cell>
          <table:table-cell table:style-name="ce1" office:value-type="string">
            <text:p>1.6272e-17</text:p>
          </table:table-cell>
        </table:table-row>
        <table:table-row table:style-name="ro2">
          <table:table-cell office:value-type="float" office:value="920.7017">
            <text:p>920.7017</text:p>
          </table:table-cell>
          <table:table-cell table:formula="of:=[.P94]*1000000" office:value-type="float" office:value="307.41">
            <text:p>307.41</text:p>
          </table:table-cell>
          <table:table-cell table:formula="of:=[.Q94]*1000000" office:value-type="float" office:value="95.753">
            <text:p>95.753</text:p>
          </table:table-cell>
          <table:table-cell table:formula="of:=[.R94]*1000000" office:value-type="float" office:value="957.52">
            <text:p>957.52</text:p>
          </table:table-cell>
          <table:table-cell table:formula="of:=[.S94]*1000000" office:value-type="float" office:value="9.0346">
            <text:p>9.0346</text:p>
          </table:table-cell>
          <table:table-cell table:formula="of:=[.T94]*1000000" office:value-type="float" office:value="0.034222">
            <text:p>0.034222</text:p>
          </table:table-cell>
          <table:table-cell table:formula="of:=[.U94]*1000000" office:value-type="float" office:value="-0.000000000000079918">
            <text:p>-7.9918E-014</text:p>
          </table:table-cell>
          <table:table-cell table:formula="of:=[.V94]*1000000" office:value-type="float" office:value="0.000000000015782">
            <text:p>1.5782E-011</text:p>
          </table:table-cell>
          <table:table-cell table:formula="of:=[.W94]*1000000" office:value-type="float" office:value="307.4">
            <text:p>307.4</text:p>
          </table:table-cell>
          <table:table-cell table:formula="of:=[.X94]*1000000" office:value-type="float" office:value="95.749">
            <text:p>95.749</text:p>
          </table:table-cell>
          <table:table-cell table:formula="of:=[.Y94]*1000000" office:value-type="float" office:value="957.51">
            <text:p>957.51</text:p>
          </table:table-cell>
          <table:table-cell table:formula="of:=[.Z94]*1000000" office:value-type="float" office:value="20.358">
            <text:p>20.358</text:p>
          </table:table-cell>
          <table:table-cell table:formula="of:=[.AA94]*1000000" office:value-type="float" office:value="0">
            <text:p>0</text:p>
          </table:table-cell>
          <table:table-cell table:formula="of:=[.AB94]*1000000" office:value-type="float" office:value="0.0000000000012631">
            <text:p>1.2631E-012</text:p>
          </table:table-cell>
          <table:table-cell table:formula="of:=[.AC94]*1000000" office:value-type="float" office:value="0.000000000015782">
            <text:p>1.5782E-011</text:p>
          </table:table-cell>
          <table:table-cell office:value-type="float" office:value="0.00030741">
            <text:p>0.00030741</text:p>
          </table:table-cell>
          <table:table-cell table:style-name="ce1" office:value-type="string">
            <text:p>9.5753e-05</text:p>
          </table:table-cell>
          <table:table-cell office:value-type="float" office:value="0.00095752">
            <text:p>0.00095752</text:p>
          </table:table-cell>
          <table:table-cell table:style-name="ce1" office:value-type="string">
            <text:p>9.0346e-06</text:p>
          </table:table-cell>
          <table:table-cell table:style-name="ce1" office:value-type="string">
            <text:p>3.4222e-08</text:p>
          </table:table-cell>
          <table:table-cell table:style-name="ce1" office:value-type="string">
            <text:p>-7.9918e-20</text:p>
          </table:table-cell>
          <table:table-cell table:style-name="ce1" office:value-type="string">
            <text:p>1.5782e-17</text:p>
          </table:table-cell>
          <table:table-cell office:value-type="float" office:value="0.0003074">
            <text:p>0.0003074</text:p>
          </table:table-cell>
          <table:table-cell table:style-name="ce1" office:value-type="string">
            <text:p>9.5749e-05</text:p>
          </table:table-cell>
          <table:table-cell office:value-type="float" office:value="0.00095751">
            <text:p>0.00095751</text:p>
          </table:table-cell>
          <table:table-cell table:style-name="ce1" office:value-type="string">
            <text:p>2.0358e-05</text:p>
          </table:table-cell>
          <table:table-cell office:value-type="float" office:value="0">
            <text:p>0</text:p>
          </table:table-cell>
          <table:table-cell table:style-name="ce1" office:value-type="string">
            <text:p>1.2631e-18</text:p>
          </table:table-cell>
          <table:table-cell table:style-name="ce1" office:value-type="string">
            <text:p>1.5782e-17</text:p>
          </table:table-cell>
        </table:table-row>
        <table:table-row table:style-name="ro2">
          <table:table-cell office:value-type="float" office:value="930.7017">
            <text:p>930.7017</text:p>
          </table:table-cell>
          <table:table-cell table:formula="of:=[.P95]*1000000" office:value-type="float" office:value="303.19">
            <text:p>303.19</text:p>
          </table:table-cell>
          <table:table-cell table:formula="of:=[.Q95]*1000000" office:value-type="float" office:value="94.592">
            <text:p>94.592</text:p>
          </table:table-cell>
          <table:table-cell table:formula="of:=[.R95]*1000000" office:value-type="float" office:value="962.98">
            <text:p>962.98</text:p>
          </table:table-cell>
          <table:table-cell table:formula="of:=[.S95]*1000000" office:value-type="float" office:value="8.8899">
            <text:p>8.8899</text:p>
          </table:table-cell>
          <table:table-cell table:formula="of:=[.T95]*1000000" office:value-type="float" office:value="0.034355">
            <text:p>0.034355</text:p>
          </table:table-cell>
          <table:table-cell table:formula="of:=[.U95]*1000000" office:value-type="float" office:value="0.0000000000001419">
            <text:p>1.419E-013</text:p>
          </table:table-cell>
          <table:table-cell table:formula="of:=[.V95]*1000000" office:value-type="float" office:value="0.000000000015306">
            <text:p>1.5306E-011</text:p>
          </table:table-cell>
          <table:table-cell table:formula="of:=[.W95]*1000000" office:value-type="float" office:value="303.19">
            <text:p>303.19</text:p>
          </table:table-cell>
          <table:table-cell table:formula="of:=[.X95]*1000000" office:value-type="float" office:value="94.588">
            <text:p>94.588</text:p>
          </table:table-cell>
          <table:table-cell table:formula="of:=[.Y95]*1000000" office:value-type="float" office:value="962.97">
            <text:p>962.97</text:p>
          </table:table-cell>
          <table:table-cell table:formula="of:=[.Z95]*1000000" office:value-type="float" office:value="20.357">
            <text:p>20.357</text:p>
          </table:table-cell>
          <table:table-cell table:formula="of:=[.AA95]*1000000" office:value-type="float" office:value="0">
            <text:p>0</text:p>
          </table:table-cell>
          <table:table-cell table:formula="of:=[.AB95]*1000000" office:value-type="float" office:value="0.0000000000013199">
            <text:p>1.3199E-012</text:p>
          </table:table-cell>
          <table:table-cell table:formula="of:=[.AC95]*1000000" office:value-type="float" office:value="0.000000000015306">
            <text:p>1.5306E-011</text:p>
          </table:table-cell>
          <table:table-cell office:value-type="float" office:value="0.00030319">
            <text:p>0.00030319</text:p>
          </table:table-cell>
          <table:table-cell table:style-name="ce1" office:value-type="string">
            <text:p>9.4592e-05</text:p>
          </table:table-cell>
          <table:table-cell office:value-type="float" office:value="0.00096298">
            <text:p>0.00096298</text:p>
          </table:table-cell>
          <table:table-cell table:style-name="ce1" office:value-type="string">
            <text:p>8.8899e-06</text:p>
          </table:table-cell>
          <table:table-cell table:style-name="ce1" office:value-type="string">
            <text:p>3.4355e-08</text:p>
          </table:table-cell>
          <table:table-cell table:style-name="ce1" office:value-type="string">
            <text:p>1.419e-19</text:p>
          </table:table-cell>
          <table:table-cell table:style-name="ce1" office:value-type="string">
            <text:p>1.5306e-17</text:p>
          </table:table-cell>
          <table:table-cell office:value-type="float" office:value="0.00030319">
            <text:p>0.00030319</text:p>
          </table:table-cell>
          <table:table-cell table:style-name="ce1" office:value-type="string">
            <text:p>9.4588e-05</text:p>
          </table:table-cell>
          <table:table-cell office:value-type="float" office:value="0.00096297">
            <text:p>0.00096297</text:p>
          </table:table-cell>
          <table:table-cell table:style-name="ce1" office:value-type="string">
            <text:p>2.0357e-05</text:p>
          </table:table-cell>
          <table:table-cell office:value-type="float" office:value="0">
            <text:p>0</text:p>
          </table:table-cell>
          <table:table-cell table:style-name="ce1" office:value-type="string">
            <text:p>1.3199e-18</text:p>
          </table:table-cell>
          <table:table-cell table:style-name="ce1" office:value-type="string">
            <text:p>1.5306e-17</text:p>
          </table:table-cell>
        </table:table-row>
        <table:table-row table:style-name="ro2">
          <table:table-cell office:value-type="float" office:value="940.7017">
            <text:p>940.7017</text:p>
          </table:table-cell>
          <table:table-cell table:formula="of:=[.P96]*1000000" office:value-type="float" office:value="299.04">
            <text:p>299.04</text:p>
          </table:table-cell>
          <table:table-cell table:formula="of:=[.Q96]*1000000" office:value-type="float" office:value="93.443">
            <text:p>93.443</text:p>
          </table:table-cell>
          <table:table-cell table:formula="of:=[.R96]*1000000" office:value-type="float" office:value="968.36">
            <text:p>968.36</text:p>
          </table:table-cell>
          <table:table-cell table:formula="of:=[.S96]*1000000" office:value-type="float" office:value="8.7465">
            <text:p>8.7465</text:p>
          </table:table-cell>
          <table:table-cell table:formula="of:=[.T96]*1000000" office:value-type="float" office:value="0.034485">
            <text:p>0.034485</text:p>
          </table:table-cell>
          <table:table-cell table:formula="of:=[.U96]*1000000" office:value-type="float" office:value="0.00000000000013922">
            <text:p>1.3922E-013</text:p>
          </table:table-cell>
          <table:table-cell table:formula="of:=[.V96]*1000000" office:value-type="float" office:value="0.000000000014845">
            <text:p>1.4845E-011</text:p>
          </table:table-cell>
          <table:table-cell table:formula="of:=[.W96]*1000000" office:value-type="float" office:value="299.03">
            <text:p>299.03</text:p>
          </table:table-cell>
          <table:table-cell table:formula="of:=[.X96]*1000000" office:value-type="float" office:value="93.439">
            <text:p>93.439</text:p>
          </table:table-cell>
          <table:table-cell table:formula="of:=[.Y96]*1000000" office:value-type="float" office:value="968.36">
            <text:p>968.36</text:p>
          </table:table-cell>
          <table:table-cell table:formula="of:=[.Z96]*1000000" office:value-type="float" office:value="20.357">
            <text:p>20.357</text:p>
          </table:table-cell>
          <table:table-cell table:formula="of:=[.AA96]*1000000" office:value-type="float" office:value="0">
            <text:p>0</text:p>
          </table:table-cell>
          <table:table-cell table:formula="of:=[.AB96]*1000000" office:value-type="float" office:value="0.0000000000016512">
            <text:p>1.6512E-012</text:p>
          </table:table-cell>
          <table:table-cell table:formula="of:=[.AC96]*1000000" office:value-type="float" office:value="0.000000000014845">
            <text:p>1.4845E-011</text:p>
          </table:table-cell>
          <table:table-cell office:value-type="float" office:value="0.00029904">
            <text:p>0.00029904</text:p>
          </table:table-cell>
          <table:table-cell table:style-name="ce1" office:value-type="string">
            <text:p>9.3443e-05</text:p>
          </table:table-cell>
          <table:table-cell office:value-type="float" office:value="0.00096836">
            <text:p>0.00096836</text:p>
          </table:table-cell>
          <table:table-cell table:style-name="ce1" office:value-type="string">
            <text:p>8.7465e-06</text:p>
          </table:table-cell>
          <table:table-cell table:style-name="ce1" office:value-type="string">
            <text:p>3.4485e-08</text:p>
          </table:table-cell>
          <table:table-cell table:style-name="ce1" office:value-type="string">
            <text:p>1.3922e-19</text:p>
          </table:table-cell>
          <table:table-cell table:style-name="ce1" office:value-type="string">
            <text:p>1.4845e-17</text:p>
          </table:table-cell>
          <table:table-cell office:value-type="float" office:value="0.00029903">
            <text:p>0.00029903</text:p>
          </table:table-cell>
          <table:table-cell table:style-name="ce1" office:value-type="string">
            <text:p>9.3439e-05</text:p>
          </table:table-cell>
          <table:table-cell office:value-type="float" office:value="0.00096836">
            <text:p>0.00096836</text:p>
          </table:table-cell>
          <table:table-cell table:style-name="ce1" office:value-type="string">
            <text:p>2.0357e-05</text:p>
          </table:table-cell>
          <table:table-cell office:value-type="float" office:value="0">
            <text:p>0</text:p>
          </table:table-cell>
          <table:table-cell table:style-name="ce1" office:value-type="string">
            <text:p>1.6512e-18</text:p>
          </table:table-cell>
          <table:table-cell table:style-name="ce1" office:value-type="string">
            <text:p>1.4845e-17</text:p>
          </table:table-cell>
        </table:table-row>
        <table:table-row table:style-name="ro2">
          <table:table-cell office:value-type="float" office:value="950.7017">
            <text:p>950.7017</text:p>
          </table:table-cell>
          <table:table-cell table:formula="of:=[.P97]*1000000" office:value-type="float" office:value="294.94">
            <text:p>294.94</text:p>
          </table:table-cell>
          <table:table-cell table:formula="of:=[.Q97]*1000000" office:value-type="float" office:value="92.307">
            <text:p>92.307</text:p>
          </table:table-cell>
          <table:table-cell table:formula="of:=[.R97]*1000000" office:value-type="float" office:value="973.67">
            <text:p>973.67</text:p>
          </table:table-cell>
          <table:table-cell table:formula="of:=[.S97]*1000000" office:value-type="float" office:value="8.6047">
            <text:p>8.6047</text:p>
          </table:table-cell>
          <table:table-cell table:formula="of:=[.T97]*1000000" office:value-type="float" office:value="0.034612">
            <text:p>0.034612</text:p>
          </table:table-cell>
          <table:table-cell table:formula="of:=[.U97]*1000000" office:value-type="float" office:value="-0.00000000000036413">
            <text:p>-3.6413E-013</text:p>
          </table:table-cell>
          <table:table-cell table:formula="of:=[.V97]*1000000" office:value-type="float" office:value="0.000000000014398">
            <text:p>1.4398E-011</text:p>
          </table:table-cell>
          <table:table-cell table:formula="of:=[.W97]*1000000" office:value-type="float" office:value="294.94">
            <text:p>294.94</text:p>
          </table:table-cell>
          <table:table-cell table:formula="of:=[.X97]*1000000" office:value-type="float" office:value="92.303">
            <text:p>92.303</text:p>
          </table:table-cell>
          <table:table-cell table:formula="of:=[.Y97]*1000000" office:value-type="float" office:value="973.67">
            <text:p>973.67</text:p>
          </table:table-cell>
          <table:table-cell table:formula="of:=[.Z97]*1000000" office:value-type="float" office:value="20.357">
            <text:p>20.357</text:p>
          </table:table-cell>
          <table:table-cell table:formula="of:=[.AA97]*1000000" office:value-type="float" office:value="0">
            <text:p>0</text:p>
          </table:table-cell>
          <table:table-cell table:formula="of:=[.AB97]*1000000" office:value-type="float" office:value="0.0000000000026601">
            <text:p>2.6601E-012</text:p>
          </table:table-cell>
          <table:table-cell table:formula="of:=[.AC97]*1000000" office:value-type="float" office:value="0.000000000014398">
            <text:p>1.4398E-011</text:p>
          </table:table-cell>
          <table:table-cell office:value-type="float" office:value="0.00029494">
            <text:p>0.00029494</text:p>
          </table:table-cell>
          <table:table-cell table:style-name="ce1" office:value-type="string">
            <text:p>9.2307e-05</text:p>
          </table:table-cell>
          <table:table-cell office:value-type="float" office:value="0.00097367">
            <text:p>0.00097367</text:p>
          </table:table-cell>
          <table:table-cell table:style-name="ce1" office:value-type="string">
            <text:p>8.6047e-06</text:p>
          </table:table-cell>
          <table:table-cell table:style-name="ce1" office:value-type="string">
            <text:p>3.4612e-08</text:p>
          </table:table-cell>
          <table:table-cell table:style-name="ce1" office:value-type="string">
            <text:p>-3.6413e-19</text:p>
          </table:table-cell>
          <table:table-cell table:style-name="ce1" office:value-type="string">
            <text:p>1.4398e-17</text:p>
          </table:table-cell>
          <table:table-cell office:value-type="float" office:value="0.00029494">
            <text:p>0.00029494</text:p>
          </table:table-cell>
          <table:table-cell table:style-name="ce1" office:value-type="string">
            <text:p>9.2303e-05</text:p>
          </table:table-cell>
          <table:table-cell office:value-type="float" office:value="0.00097367">
            <text:p>0.00097367</text:p>
          </table:table-cell>
          <table:table-cell table:style-name="ce1" office:value-type="string">
            <text:p>2.0357e-05</text:p>
          </table:table-cell>
          <table:table-cell office:value-type="float" office:value="0">
            <text:p>0</text:p>
          </table:table-cell>
          <table:table-cell table:style-name="ce1" office:value-type="string">
            <text:p>2.6601e-18</text:p>
          </table:table-cell>
          <table:table-cell table:style-name="ce1" office:value-type="string">
            <text:p>1.4398e-17</text:p>
          </table:table-cell>
        </table:table-row>
        <table:table-row table:style-name="ro2">
          <table:table-cell office:value-type="float" office:value="960.7017">
            <text:p>960.7017</text:p>
          </table:table-cell>
          <table:table-cell table:formula="of:=[.P98]*1000000" office:value-type="float" office:value="290.91">
            <text:p>290.91</text:p>
          </table:table-cell>
          <table:table-cell table:formula="of:=[.Q98]*1000000" office:value-type="float" office:value="91.182">
            <text:p>91.182</text:p>
          </table:table-cell>
          <table:table-cell table:formula="of:=[.R98]*1000000" office:value-type="float" office:value="978.91">
            <text:p>978.91</text:p>
          </table:table-cell>
          <table:table-cell table:formula="of:=[.S98]*1000000" office:value-type="float" office:value="8.4643">
            <text:p>8.4643</text:p>
          </table:table-cell>
          <table:table-cell table:formula="of:=[.T98]*1000000" office:value-type="float" office:value="0.034736">
            <text:p>0.034736</text:p>
          </table:table-cell>
          <table:table-cell table:formula="of:=[.U98]*1000000" office:value-type="float" office:value="-0.000000000000066683">
            <text:p>-6.6683E-014</text:p>
          </table:table-cell>
          <table:table-cell table:formula="of:=[.V98]*1000000" office:value-type="float" office:value="0.000000000013965">
            <text:p>1.3965E-011</text:p>
          </table:table-cell>
          <table:table-cell table:formula="of:=[.W98]*1000000" office:value-type="float" office:value="290.9">
            <text:p>290.9</text:p>
          </table:table-cell>
          <table:table-cell table:formula="of:=[.X98]*1000000" office:value-type="float" office:value="91.178">
            <text:p>91.178</text:p>
          </table:table-cell>
          <table:table-cell table:formula="of:=[.Y98]*1000000" office:value-type="float" office:value="978.91">
            <text:p>978.91</text:p>
          </table:table-cell>
          <table:table-cell table:formula="of:=[.Z98]*1000000" office:value-type="float" office:value="20.356">
            <text:p>20.356</text:p>
          </table:table-cell>
          <table:table-cell table:formula="of:=[.AA98]*1000000" office:value-type="float" office:value="0">
            <text:p>0</text:p>
          </table:table-cell>
          <table:table-cell table:formula="of:=[.AB98]*1000000" office:value-type="float" office:value="0.0000000000023037">
            <text:p>2.3037E-012</text:p>
          </table:table-cell>
          <table:table-cell table:formula="of:=[.AC98]*1000000" office:value-type="float" office:value="0.000000000013964">
            <text:p>1.3964E-011</text:p>
          </table:table-cell>
          <table:table-cell office:value-type="float" office:value="0.00029091">
            <text:p>0.00029091</text:p>
          </table:table-cell>
          <table:table-cell table:style-name="ce1" office:value-type="string">
            <text:p>9.1182e-05</text:p>
          </table:table-cell>
          <table:table-cell office:value-type="float" office:value="0.00097891">
            <text:p>0.00097891</text:p>
          </table:table-cell>
          <table:table-cell table:style-name="ce1" office:value-type="string">
            <text:p>8.4643e-06</text:p>
          </table:table-cell>
          <table:table-cell table:style-name="ce1" office:value-type="string">
            <text:p>3.4736e-08</text:p>
          </table:table-cell>
          <table:table-cell table:style-name="ce1" office:value-type="string">
            <text:p>-6.6683e-20</text:p>
          </table:table-cell>
          <table:table-cell table:style-name="ce1" office:value-type="string">
            <text:p>1.3965e-17</text:p>
          </table:table-cell>
          <table:table-cell office:value-type="float" office:value="0.0002909">
            <text:p>0.0002909</text:p>
          </table:table-cell>
          <table:table-cell table:style-name="ce1" office:value-type="string">
            <text:p>9.1178e-05</text:p>
          </table:table-cell>
          <table:table-cell office:value-type="float" office:value="0.00097891">
            <text:p>0.00097891</text:p>
          </table:table-cell>
          <table:table-cell table:style-name="ce1" office:value-type="string">
            <text:p>2.0356e-05</text:p>
          </table:table-cell>
          <table:table-cell office:value-type="float" office:value="0">
            <text:p>0</text:p>
          </table:table-cell>
          <table:table-cell table:style-name="ce1" office:value-type="string">
            <text:p>2.3037e-18</text:p>
          </table:table-cell>
          <table:table-cell table:style-name="ce1" office:value-type="string">
            <text:p>1.3964e-17</text:p>
          </table:table-cell>
        </table:table-row>
        <table:table-row table:style-name="ro2">
          <table:table-cell office:value-type="float" office:value="970.7017">
            <text:p>970.7017</text:p>
          </table:table-cell>
          <table:table-cell table:formula="of:=[.P99]*1000000" office:value-type="float" office:value="286.93">
            <text:p>286.93</text:p>
          </table:table-cell>
          <table:table-cell table:formula="of:=[.Q99]*1000000" office:value-type="float" office:value="90.07">
            <text:p>90.07</text:p>
          </table:table-cell>
          <table:table-cell table:formula="of:=[.R99]*1000000" office:value-type="float" office:value="984.08">
            <text:p>984.08</text:p>
          </table:table-cell>
          <table:table-cell table:formula="of:=[.S99]*1000000" office:value-type="float" office:value="8.3255">
            <text:p>8.3255</text:p>
          </table:table-cell>
          <table:table-cell table:formula="of:=[.T99]*1000000" office:value-type="float" office:value="0.034858">
            <text:p>0.034858</text:p>
          </table:table-cell>
          <table:table-cell table:formula="of:=[.U99]*1000000" office:value-type="float" office:value="0.00000000000020331">
            <text:p>2.0331E-013</text:p>
          </table:table-cell>
          <table:table-cell table:formula="of:=[.V99]*1000000" office:value-type="float" office:value="0.000000000013544">
            <text:p>1.3544E-011</text:p>
          </table:table-cell>
          <table:table-cell table:formula="of:=[.W99]*1000000" office:value-type="float" office:value="286.93">
            <text:p>286.93</text:p>
          </table:table-cell>
          <table:table-cell table:formula="of:=[.X99]*1000000" office:value-type="float" office:value="90.066">
            <text:p>90.066</text:p>
          </table:table-cell>
          <table:table-cell table:formula="of:=[.Y99]*1000000" office:value-type="float" office:value="984.07">
            <text:p>984.07</text:p>
          </table:table-cell>
          <table:table-cell table:formula="of:=[.Z99]*1000000" office:value-type="float" office:value="20.356">
            <text:p>20.356</text:p>
          </table:table-cell>
          <table:table-cell table:formula="of:=[.AA99]*1000000" office:value-type="float" office:value="0">
            <text:p>0</text:p>
          </table:table-cell>
          <table:table-cell table:formula="of:=[.AB99]*1000000" office:value-type="float" office:value="0.0000000000023657">
            <text:p>2.3657E-012</text:p>
          </table:table-cell>
          <table:table-cell table:formula="of:=[.AC99]*1000000" office:value-type="float" office:value="0.000000000013544">
            <text:p>1.3544E-011</text:p>
          </table:table-cell>
          <table:table-cell office:value-type="float" office:value="0.00028693">
            <text:p>0.00028693</text:p>
          </table:table-cell>
          <table:table-cell table:style-name="ce1" office:value-type="string">
            <text:p>9.007e-05</text:p>
          </table:table-cell>
          <table:table-cell office:value-type="float" office:value="0.00098408">
            <text:p>0.00098408</text:p>
          </table:table-cell>
          <table:table-cell table:style-name="ce1" office:value-type="string">
            <text:p>8.3255e-06</text:p>
          </table:table-cell>
          <table:table-cell table:style-name="ce1" office:value-type="string">
            <text:p>3.4858e-08</text:p>
          </table:table-cell>
          <table:table-cell table:style-name="ce1" office:value-type="string">
            <text:p>2.0331e-19</text:p>
          </table:table-cell>
          <table:table-cell table:style-name="ce1" office:value-type="string">
            <text:p>1.3544e-17</text:p>
          </table:table-cell>
          <table:table-cell office:value-type="float" office:value="0.00028693">
            <text:p>0.00028693</text:p>
          </table:table-cell>
          <table:table-cell table:style-name="ce1" office:value-type="string">
            <text:p>9.0066e-05</text:p>
          </table:table-cell>
          <table:table-cell office:value-type="float" office:value="0.00098407">
            <text:p>0.00098407</text:p>
          </table:table-cell>
          <table:table-cell table:style-name="ce1" office:value-type="string">
            <text:p>2.0356e-05</text:p>
          </table:table-cell>
          <table:table-cell office:value-type="float" office:value="0">
            <text:p>0</text:p>
          </table:table-cell>
          <table:table-cell table:style-name="ce1" office:value-type="string">
            <text:p>2.3657e-18</text:p>
          </table:table-cell>
          <table:table-cell table:style-name="ce1" office:value-type="string">
            <text:p>1.3544e-17</text:p>
          </table:table-cell>
        </table:table-row>
        <table:table-row table:style-name="ro2">
          <table:table-cell office:value-type="float" office:value="980.7017">
            <text:p>980.7017</text:p>
          </table:table-cell>
          <table:table-cell table:formula="of:=[.P100]*1000000" office:value-type="float" office:value="283.01">
            <text:p>283.01</text:p>
          </table:table-cell>
          <table:table-cell table:formula="of:=[.Q100]*1000000" office:value-type="float" office:value="88.969">
            <text:p>88.969</text:p>
          </table:table-cell>
          <table:table-cell table:formula="of:=[.R100]*1000000" office:value-type="float" office:value="989.17">
            <text:p>989.17</text:p>
          </table:table-cell>
          <table:table-cell table:formula="of:=[.S100]*1000000" office:value-type="float" office:value="8.1881">
            <text:p>8.1881</text:p>
          </table:table-cell>
          <table:table-cell table:formula="of:=[.T100]*1000000" office:value-type="float" office:value="0.034977">
            <text:p>0.034977</text:p>
          </table:table-cell>
          <table:table-cell table:formula="of:=[.U100]*1000000" office:value-type="float" office:value="-0.000000000000060823">
            <text:p>-6.0823E-014</text:p>
          </table:table-cell>
          <table:table-cell table:formula="of:=[.V100]*1000000" office:value-type="float" office:value="0.000000000013137">
            <text:p>1.3137E-011</text:p>
          </table:table-cell>
          <table:table-cell table:formula="of:=[.W100]*1000000" office:value-type="float" office:value="283.01">
            <text:p>283.01</text:p>
          </table:table-cell>
          <table:table-cell table:formula="of:=[.X100]*1000000" office:value-type="float" office:value="88.965">
            <text:p>88.965</text:p>
          </table:table-cell>
          <table:table-cell table:formula="of:=[.Y100]*1000000" office:value-type="float" office:value="989.17">
            <text:p>989.17</text:p>
          </table:table-cell>
          <table:table-cell table:formula="of:=[.Z100]*1000000" office:value-type="float" office:value="20.356">
            <text:p>20.356</text:p>
          </table:table-cell>
          <table:table-cell table:formula="of:=[.AA100]*1000000" office:value-type="float" office:value="0">
            <text:p>0</text:p>
          </table:table-cell>
          <table:table-cell table:formula="of:=[.AB100]*1000000" office:value-type="float" office:value="0.00000000000099045">
            <text:p>9.9045E-013</text:p>
          </table:table-cell>
          <table:table-cell table:formula="of:=[.AC100]*1000000" office:value-type="float" office:value="0.000000000013137">
            <text:p>1.3137E-011</text:p>
          </table:table-cell>
          <table:table-cell office:value-type="float" office:value="0.00028301">
            <text:p>0.00028301</text:p>
          </table:table-cell>
          <table:table-cell table:style-name="ce1" office:value-type="string">
            <text:p>8.8969e-05</text:p>
          </table:table-cell>
          <table:table-cell office:value-type="float" office:value="0.00098917">
            <text:p>0.00098917</text:p>
          </table:table-cell>
          <table:table-cell table:style-name="ce1" office:value-type="string">
            <text:p>8.1881e-06</text:p>
          </table:table-cell>
          <table:table-cell table:style-name="ce1" office:value-type="string">
            <text:p>3.4977e-08</text:p>
          </table:table-cell>
          <table:table-cell table:style-name="ce1" office:value-type="string">
            <text:p>-6.0823e-20</text:p>
          </table:table-cell>
          <table:table-cell table:style-name="ce1" office:value-type="string">
            <text:p>1.3137e-17</text:p>
          </table:table-cell>
          <table:table-cell office:value-type="float" office:value="0.00028301">
            <text:p>0.00028301</text:p>
          </table:table-cell>
          <table:table-cell table:style-name="ce1" office:value-type="string">
            <text:p>8.8965e-05</text:p>
          </table:table-cell>
          <table:table-cell office:value-type="float" office:value="0.00098917">
            <text:p>0.00098917</text:p>
          </table:table-cell>
          <table:table-cell table:style-name="ce1" office:value-type="string">
            <text:p>2.0356e-05</text:p>
          </table:table-cell>
          <table:table-cell office:value-type="float" office:value="0">
            <text:p>0</text:p>
          </table:table-cell>
          <table:table-cell table:style-name="ce1" office:value-type="string">
            <text:p>9.9045e-19</text:p>
          </table:table-cell>
          <table:table-cell table:style-name="ce1" office:value-type="string">
            <text:p>1.3137e-17</text:p>
          </table:table-cell>
        </table:table-row>
        <table:table-row table:style-name="ro2">
          <table:table-cell office:value-type="float" office:value="990.7017">
            <text:p>990.7017</text:p>
          </table:table-cell>
          <table:table-cell table:formula="of:=[.P101]*1000000" office:value-type="float" office:value="279.15">
            <text:p>279.15</text:p>
          </table:table-cell>
          <table:table-cell table:formula="of:=[.Q101]*1000000" office:value-type="float" office:value="87.88">
            <text:p>87.88</text:p>
          </table:table-cell>
          <table:table-cell table:formula="of:=[.R101]*1000000" office:value-type="float" office:value="994.2">
            <text:p>994.2</text:p>
          </table:table-cell>
          <table:table-cell table:formula="of:=[.S101]*1000000" office:value-type="float" office:value="8.0523">
            <text:p>8.0523</text:p>
          </table:table-cell>
          <table:table-cell table:formula="of:=[.T101]*1000000" office:value-type="float" office:value="0.035093">
            <text:p>0.035093</text:p>
          </table:table-cell>
          <table:table-cell table:formula="of:=[.U101]*1000000" office:value-type="float" office:value="0.00000000000014344">
            <text:p>1.4344E-013</text:p>
          </table:table-cell>
          <table:table-cell table:formula="of:=[.V101]*1000000" office:value-type="float" office:value="0.000000000012742">
            <text:p>1.2742E-011</text:p>
          </table:table-cell>
          <table:table-cell table:formula="of:=[.W101]*1000000" office:value-type="float" office:value="279.14">
            <text:p>279.14</text:p>
          </table:table-cell>
          <table:table-cell table:formula="of:=[.X101]*1000000" office:value-type="float" office:value="87.876">
            <text:p>87.876</text:p>
          </table:table-cell>
          <table:table-cell table:formula="of:=[.Y101]*1000000" office:value-type="float" office:value="994.19">
            <text:p>994.19</text:p>
          </table:table-cell>
          <table:table-cell table:formula="of:=[.Z101]*1000000" office:value-type="float" office:value="20.356">
            <text:p>20.356</text:p>
          </table:table-cell>
          <table:table-cell table:formula="of:=[.AA101]*1000000" office:value-type="float" office:value="0">
            <text:p>0</text:p>
          </table:table-cell>
          <table:table-cell table:formula="of:=[.AB101]*1000000" office:value-type="float" office:value="0.0000000000040279">
            <text:p>4.0279E-012</text:p>
          </table:table-cell>
          <table:table-cell table:formula="of:=[.AC101]*1000000" office:value-type="float" office:value="0.000000000012742">
            <text:p>1.2742E-011</text:p>
          </table:table-cell>
          <table:table-cell office:value-type="float" office:value="0.00027915">
            <text:p>0.00027915</text:p>
          </table:table-cell>
          <table:table-cell table:style-name="ce1" office:value-type="string">
            <text:p>8.788e-05</text:p>
          </table:table-cell>
          <table:table-cell office:value-type="float" office:value="0.0009942">
            <text:p>0.0009942</text:p>
          </table:table-cell>
          <table:table-cell table:style-name="ce1" office:value-type="string">
            <text:p>8.0523e-06</text:p>
          </table:table-cell>
          <table:table-cell table:style-name="ce1" office:value-type="string">
            <text:p>3.5093e-08</text:p>
          </table:table-cell>
          <table:table-cell table:style-name="ce1" office:value-type="string">
            <text:p>1.4344e-19</text:p>
          </table:table-cell>
          <table:table-cell table:style-name="ce1" office:value-type="string">
            <text:p>1.2742e-17</text:p>
          </table:table-cell>
          <table:table-cell office:value-type="float" office:value="0.00027914">
            <text:p>0.00027914</text:p>
          </table:table-cell>
          <table:table-cell table:style-name="ce1" office:value-type="string">
            <text:p>8.7876e-05</text:p>
          </table:table-cell>
          <table:table-cell office:value-type="float" office:value="0.00099419">
            <text:p>0.00099419</text:p>
          </table:table-cell>
          <table:table-cell table:style-name="ce1" office:value-type="string">
            <text:p>2.0356e-05</text:p>
          </table:table-cell>
          <table:table-cell office:value-type="float" office:value="0">
            <text:p>0</text:p>
          </table:table-cell>
          <table:table-cell table:style-name="ce1" office:value-type="string">
            <text:p>4.0279e-18</text:p>
          </table:table-cell>
          <table:table-cell table:style-name="ce1" office:value-type="string">
            <text:p>1.2742e-17</text:p>
          </table:table-cell>
        </table:table-row>
        <table:table-row table:style-name="ro2">
          <table:table-cell office:value-type="float" office:value="1000.702">
            <text:p>1000.702</text:p>
          </table:table-cell>
          <table:table-cell table:formula="of:=[.P102]*1000000" office:value-type="float" office:value="275.34">
            <text:p>275.34</text:p>
          </table:table-cell>
          <table:table-cell table:formula="of:=[.Q102]*1000000" office:value-type="float" office:value="86.803">
            <text:p>86.803</text:p>
          </table:table-cell>
          <table:table-cell table:formula="of:=[.R102]*1000000" office:value-type="float" office:value="999.15">
            <text:p>999.15</text:p>
          </table:table-cell>
          <table:table-cell table:formula="of:=[.S102]*1000000" office:value-type="float" office:value="7.918">
            <text:p>7.918</text:p>
          </table:table-cell>
          <table:table-cell table:formula="of:=[.T102]*1000000" office:value-type="float" office:value="0.035206">
            <text:p>0.035206</text:p>
          </table:table-cell>
          <table:table-cell table:formula="of:=[.U102]*1000000" office:value-type="float" office:value="-0.00000000000028335">
            <text:p>-2.8335E-013</text:p>
          </table:table-cell>
          <table:table-cell table:formula="of:=[.V102]*1000000" office:value-type="float" office:value="0.000000000012359">
            <text:p>1.2359E-011</text:p>
          </table:table-cell>
          <table:table-cell table:formula="of:=[.W102]*1000000" office:value-type="float" office:value="275.34">
            <text:p>275.34</text:p>
          </table:table-cell>
          <table:table-cell table:formula="of:=[.X102]*1000000" office:value-type="float" office:value="86.799">
            <text:p>86.799</text:p>
          </table:table-cell>
          <table:table-cell table:formula="of:=[.Y102]*1000000" office:value-type="float" office:value="999.15">
            <text:p>999.15</text:p>
          </table:table-cell>
          <table:table-cell table:formula="of:=[.Z102]*1000000" office:value-type="float" office:value="20.356">
            <text:p>20.356</text:p>
          </table:table-cell>
          <table:table-cell table:formula="of:=[.AA102]*1000000" office:value-type="float" office:value="0">
            <text:p>0</text:p>
          </table:table-cell>
          <table:table-cell table:formula="of:=[.AB102]*1000000" office:value-type="float" office:value="0.0000000000037002">
            <text:p>3.7002E-012</text:p>
          </table:table-cell>
          <table:table-cell table:formula="of:=[.AC102]*1000000" office:value-type="float" office:value="0.000000000012359">
            <text:p>1.2359E-011</text:p>
          </table:table-cell>
          <table:table-cell office:value-type="float" office:value="0.00027534">
            <text:p>0.00027534</text:p>
          </table:table-cell>
          <table:table-cell table:style-name="ce1" office:value-type="string">
            <text:p>8.6803e-05</text:p>
          </table:table-cell>
          <table:table-cell office:value-type="float" office:value="0.00099915">
            <text:p>0.00099915</text:p>
          </table:table-cell>
          <table:table-cell table:style-name="ce1" office:value-type="string">
            <text:p>7.918e-06</text:p>
          </table:table-cell>
          <table:table-cell table:style-name="ce1" office:value-type="string">
            <text:p>3.5206e-08</text:p>
          </table:table-cell>
          <table:table-cell table:style-name="ce1" office:value-type="string">
            <text:p>-2.8335e-19</text:p>
          </table:table-cell>
          <table:table-cell table:style-name="ce1" office:value-type="string">
            <text:p>1.2359e-17</text:p>
          </table:table-cell>
          <table:table-cell office:value-type="float" office:value="0.00027534">
            <text:p>0.00027534</text:p>
          </table:table-cell>
          <table:table-cell table:style-name="ce1" office:value-type="string">
            <text:p>8.6799e-05</text:p>
          </table:table-cell>
          <table:table-cell office:value-type="float" office:value="0.00099915">
            <text:p>0.00099915</text:p>
          </table:table-cell>
          <table:table-cell table:style-name="ce1" office:value-type="string">
            <text:p>2.0356e-05</text:p>
          </table:table-cell>
          <table:table-cell office:value-type="float" office:value="0">
            <text:p>0</text:p>
          </table:table-cell>
          <table:table-cell table:style-name="ce1" office:value-type="string">
            <text:p>3.7002e-18</text:p>
          </table:table-cell>
          <table:table-cell table:style-name="ce1" office:value-type="string">
            <text:p>1.2359e-17</text:p>
          </table:table-cell>
        </table:table-row>
        <table:table-row table:style-name="ro2">
          <table:table-cell office:value-type="float" office:value="1010.702">
            <text:p>1010.702</text:p>
          </table:table-cell>
          <table:table-cell table:formula="of:=[.P103]*1000000" office:value-type="float" office:value="271.59">
            <text:p>271.59</text:p>
          </table:table-cell>
          <table:table-cell table:formula="of:=[.Q103]*1000000" office:value-type="float" office:value="85.738">
            <text:p>85.738</text:p>
          </table:table-cell>
          <table:table-cell table:formula="of:=[.R103]*1000000" office:value-type="float" office:value="1004">
            <text:p>1004</text:p>
          </table:table-cell>
          <table:table-cell table:formula="of:=[.S103]*1000000" office:value-type="float" office:value="7.7853">
            <text:p>7.7853</text:p>
          </table:table-cell>
          <table:table-cell table:formula="of:=[.T103]*1000000" office:value-type="float" office:value="0.035318">
            <text:p>0.035318</text:p>
          </table:table-cell>
          <table:table-cell table:formula="of:=[.U103]*1000000" office:value-type="float" office:value="-0.00000000000011997">
            <text:p>-1.1997E-013</text:p>
          </table:table-cell>
          <table:table-cell table:formula="of:=[.V103]*1000000" office:value-type="float" office:value="0.000000000011988">
            <text:p>1.1988E-011</text:p>
          </table:table-cell>
          <table:table-cell table:formula="of:=[.W103]*1000000" office:value-type="float" office:value="271.59">
            <text:p>271.59</text:p>
          </table:table-cell>
          <table:table-cell table:formula="of:=[.X103]*1000000" office:value-type="float" office:value="85.733">
            <text:p>85.733</text:p>
          </table:table-cell>
          <table:table-cell table:formula="of:=[.Y103]*1000000" office:value-type="float" office:value="1004">
            <text:p>1004</text:p>
          </table:table-cell>
          <table:table-cell table:formula="of:=[.Z103]*1000000" office:value-type="float" office:value="20.355">
            <text:p>20.355</text:p>
          </table:table-cell>
          <table:table-cell table:formula="of:=[.AA103]*1000000" office:value-type="float" office:value="0">
            <text:p>0</text:p>
          </table:table-cell>
          <table:table-cell table:formula="of:=[.AB103]*1000000" office:value-type="float" office:value="0.0000000000034182">
            <text:p>3.4182E-012</text:p>
          </table:table-cell>
          <table:table-cell table:formula="of:=[.AC103]*1000000" office:value-type="float" office:value="0.000000000011988">
            <text:p>1.1988E-011</text:p>
          </table:table-cell>
          <table:table-cell office:value-type="float" office:value="0.00027159">
            <text:p>0.00027159</text:p>
          </table:table-cell>
          <table:table-cell table:style-name="ce1" office:value-type="string">
            <text:p>8.5738e-05</text:p>
          </table:table-cell>
          <table:table-cell office:value-type="float" office:value="0.001004">
            <text:p>0.001004</text:p>
          </table:table-cell>
          <table:table-cell table:style-name="ce1" office:value-type="string">
            <text:p>7.7853e-06</text:p>
          </table:table-cell>
          <table:table-cell table:style-name="ce1" office:value-type="string">
            <text:p>3.5318e-08</text:p>
          </table:table-cell>
          <table:table-cell table:style-name="ce1" office:value-type="string">
            <text:p>-1.1997e-19</text:p>
          </table:table-cell>
          <table:table-cell table:style-name="ce1" office:value-type="string">
            <text:p>1.1988e-17</text:p>
          </table:table-cell>
          <table:table-cell office:value-type="float" office:value="0.00027159">
            <text:p>0.00027159</text:p>
          </table:table-cell>
          <table:table-cell table:style-name="ce1" office:value-type="string">
            <text:p>8.5733e-05</text:p>
          </table:table-cell>
          <table:table-cell office:value-type="float" office:value="0.001004">
            <text:p>0.001004</text:p>
          </table:table-cell>
          <table:table-cell table:style-name="ce1" office:value-type="string">
            <text:p>2.0355e-05</text:p>
          </table:table-cell>
          <table:table-cell office:value-type="float" office:value="0">
            <text:p>0</text:p>
          </table:table-cell>
          <table:table-cell table:style-name="ce1" office:value-type="string">
            <text:p>3.4182e-18</text:p>
          </table:table-cell>
          <table:table-cell table:style-name="ce1" office:value-type="string">
            <text:p>1.1988e-17</text:p>
          </table:table-cell>
        </table:table-row>
        <table:table-row table:style-name="ro2">
          <table:table-cell office:value-type="float" office:value="1020.702">
            <text:p>1020.702</text:p>
          </table:table-cell>
          <table:table-cell table:formula="of:=[.P104]*1000000" office:value-type="float" office:value="267.89">
            <text:p>267.89</text:p>
          </table:table-cell>
          <table:table-cell table:formula="of:=[.Q104]*1000000" office:value-type="float" office:value="84.684">
            <text:p>84.684</text:p>
          </table:table-cell>
          <table:table-cell table:formula="of:=[.R104]*1000000" office:value-type="float" office:value="1008.9">
            <text:p>1008.9</text:p>
          </table:table-cell>
          <table:table-cell table:formula="of:=[.S104]*1000000" office:value-type="float" office:value="7.6541">
            <text:p>7.6541</text:p>
          </table:table-cell>
          <table:table-cell table:formula="of:=[.T104]*1000000" office:value-type="float" office:value="0.035427">
            <text:p>0.035427</text:p>
          </table:table-cell>
          <table:table-cell table:formula="of:=[.U104]*1000000" office:value-type="float" office:value="0.000000000000035881">
            <text:p>3.5881E-014</text:p>
          </table:table-cell>
          <table:table-cell table:formula="of:=[.V104]*1000000" office:value-type="float" office:value="0.000000000011628">
            <text:p>1.1628E-011</text:p>
          </table:table-cell>
          <table:table-cell table:formula="of:=[.W104]*1000000" office:value-type="float" office:value="267.89">
            <text:p>267.89</text:p>
          </table:table-cell>
          <table:table-cell table:formula="of:=[.X104]*1000000" office:value-type="float" office:value="84.68">
            <text:p>84.68</text:p>
          </table:table-cell>
          <table:table-cell table:formula="of:=[.Y104]*1000000" office:value-type="float" office:value="1008.9">
            <text:p>1008.9</text:p>
          </table:table-cell>
          <table:table-cell table:formula="of:=[.Z104]*1000000" office:value-type="float" office:value="20.355">
            <text:p>20.355</text:p>
          </table:table-cell>
          <table:table-cell table:formula="of:=[.AA104]*1000000" office:value-type="float" office:value="0">
            <text:p>0</text:p>
          </table:table-cell>
          <table:table-cell table:formula="of:=[.AB104]*1000000" office:value-type="float" office:value="0.0000000000028368">
            <text:p>2.8368E-012</text:p>
          </table:table-cell>
          <table:table-cell table:formula="of:=[.AC104]*1000000" office:value-type="float" office:value="0.000000000011628">
            <text:p>1.1628E-011</text:p>
          </table:table-cell>
          <table:table-cell office:value-type="float" office:value="0.00026789">
            <text:p>0.00026789</text:p>
          </table:table-cell>
          <table:table-cell table:style-name="ce1" office:value-type="string">
            <text:p>8.4684e-05</text:p>
          </table:table-cell>
          <table:table-cell office:value-type="float" office:value="0.0010089">
            <text:p>0.0010089</text:p>
          </table:table-cell>
          <table:table-cell table:style-name="ce1" office:value-type="string">
            <text:p>7.6541e-06</text:p>
          </table:table-cell>
          <table:table-cell table:style-name="ce1" office:value-type="string">
            <text:p>3.5427e-08</text:p>
          </table:table-cell>
          <table:table-cell table:style-name="ce1" office:value-type="string">
            <text:p>3.5881e-20</text:p>
          </table:table-cell>
          <table:table-cell table:style-name="ce1" office:value-type="string">
            <text:p>1.1628e-17</text:p>
          </table:table-cell>
          <table:table-cell office:value-type="float" office:value="0.00026789">
            <text:p>0.00026789</text:p>
          </table:table-cell>
          <table:table-cell table:style-name="ce1" office:value-type="string">
            <text:p>8.468e-05</text:p>
          </table:table-cell>
          <table:table-cell office:value-type="float" office:value="0.0010089">
            <text:p>0.0010089</text:p>
          </table:table-cell>
          <table:table-cell table:style-name="ce1" office:value-type="string">
            <text:p>2.0355e-05</text:p>
          </table:table-cell>
          <table:table-cell office:value-type="float" office:value="0">
            <text:p>0</text:p>
          </table:table-cell>
          <table:table-cell table:style-name="ce1" office:value-type="string">
            <text:p>2.8368e-18</text:p>
          </table:table-cell>
          <table:table-cell table:style-name="ce1" office:value-type="string">
            <text:p>1.1628e-17</text:p>
          </table:table-cell>
        </table:table-row>
        <table:table-row table:style-name="ro2">
          <table:table-cell office:value-type="float" office:value="1030.702">
            <text:p>1030.702</text:p>
          </table:table-cell>
          <table:table-cell table:formula="of:=[.P105]*1000000" office:value-type="float" office:value="264.25">
            <text:p>264.25</text:p>
          </table:table-cell>
          <table:table-cell table:formula="of:=[.Q105]*1000000" office:value-type="float" office:value="83.642">
            <text:p>83.642</text:p>
          </table:table-cell>
          <table:table-cell table:formula="of:=[.R105]*1000000" office:value-type="float" office:value="1013.6">
            <text:p>1013.6</text:p>
          </table:table-cell>
          <table:table-cell table:formula="of:=[.S105]*1000000" office:value-type="float" office:value="7.5245">
            <text:p>7.5245</text:p>
          </table:table-cell>
          <table:table-cell table:formula="of:=[.T105]*1000000" office:value-type="float" office:value="0.035533">
            <text:p>0.035533</text:p>
          </table:table-cell>
          <table:table-cell table:formula="of:=[.U105]*1000000" office:value-type="float" office:value="0.00000000000014005">
            <text:p>1.4005E-013</text:p>
          </table:table-cell>
          <table:table-cell table:formula="of:=[.V105]*1000000" office:value-type="float" office:value="0.000000000011279">
            <text:p>1.1279E-011</text:p>
          </table:table-cell>
          <table:table-cell table:formula="of:=[.W105]*1000000" office:value-type="float" office:value="264.24">
            <text:p>264.24</text:p>
          </table:table-cell>
          <table:table-cell table:formula="of:=[.X105]*1000000" office:value-type="float" office:value="83.637">
            <text:p>83.637</text:p>
          </table:table-cell>
          <table:table-cell table:formula="of:=[.Y105]*1000000" office:value-type="float" office:value="1013.6">
            <text:p>1013.6</text:p>
          </table:table-cell>
          <table:table-cell table:formula="of:=[.Z105]*1000000" office:value-type="float" office:value="20.355">
            <text:p>20.355</text:p>
          </table:table-cell>
          <table:table-cell table:formula="of:=[.AA105]*1000000" office:value-type="float" office:value="0">
            <text:p>0</text:p>
          </table:table-cell>
          <table:table-cell table:formula="of:=[.AB105]*1000000" office:value-type="float" office:value="0.0000000000036273">
            <text:p>3.6273E-012</text:p>
          </table:table-cell>
          <table:table-cell table:formula="of:=[.AC105]*1000000" office:value-type="float" office:value="0.000000000011279">
            <text:p>1.1279E-011</text:p>
          </table:table-cell>
          <table:table-cell office:value-type="float" office:value="0.00026425">
            <text:p>0.00026425</text:p>
          </table:table-cell>
          <table:table-cell table:style-name="ce1" office:value-type="string">
            <text:p>8.3642e-05</text:p>
          </table:table-cell>
          <table:table-cell office:value-type="float" office:value="0.0010136">
            <text:p>0.0010136</text:p>
          </table:table-cell>
          <table:table-cell table:style-name="ce1" office:value-type="string">
            <text:p>7.5245e-06</text:p>
          </table:table-cell>
          <table:table-cell table:style-name="ce1" office:value-type="string">
            <text:p>3.5533e-08</text:p>
          </table:table-cell>
          <table:table-cell table:style-name="ce1" office:value-type="string">
            <text:p>1.4005e-19</text:p>
          </table:table-cell>
          <table:table-cell table:style-name="ce1" office:value-type="string">
            <text:p>1.1279e-17</text:p>
          </table:table-cell>
          <table:table-cell office:value-type="float" office:value="0.00026424">
            <text:p>0.00026424</text:p>
          </table:table-cell>
          <table:table-cell table:style-name="ce1" office:value-type="string">
            <text:p>8.3637e-05</text:p>
          </table:table-cell>
          <table:table-cell office:value-type="float" office:value="0.0010136">
            <text:p>0.0010136</text:p>
          </table:table-cell>
          <table:table-cell table:style-name="ce1" office:value-type="string">
            <text:p>2.0355e-05</text:p>
          </table:table-cell>
          <table:table-cell office:value-type="float" office:value="0">
            <text:p>0</text:p>
          </table:table-cell>
          <table:table-cell table:style-name="ce1" office:value-type="string">
            <text:p>3.6273e-18</text:p>
          </table:table-cell>
          <table:table-cell table:style-name="ce1" office:value-type="string">
            <text:p>1.1279e-17</text:p>
          </table:table-cell>
        </table:table-row>
        <table:table-row table:style-name="ro2">
          <table:table-cell office:value-type="float" office:value="1040.702">
            <text:p>1040.702</text:p>
          </table:table-cell>
          <table:table-cell table:formula="of:=[.P106]*1000000" office:value-type="float" office:value="260.66">
            <text:p>260.66</text:p>
          </table:table-cell>
          <table:table-cell table:formula="of:=[.Q106]*1000000" office:value-type="float" office:value="82.611">
            <text:p>82.611</text:p>
          </table:table-cell>
          <table:table-cell table:formula="of:=[.R106]*1000000" office:value-type="float" office:value="1018.3">
            <text:p>1018.3</text:p>
          </table:table-cell>
          <table:table-cell table:formula="of:=[.S106]*1000000" office:value-type="float" office:value="7.3964">
            <text:p>7.3964</text:p>
          </table:table-cell>
          <table:table-cell table:formula="of:=[.T106]*1000000" office:value-type="float" office:value="0.035638">
            <text:p>0.035638</text:p>
          </table:table-cell>
          <table:table-cell table:formula="of:=[.U106]*1000000" office:value-type="float" office:value="-0.00000000000009443">
            <text:p>-9.443E-014</text:p>
          </table:table-cell>
          <table:table-cell table:formula="of:=[.V106]*1000000" office:value-type="float" office:value="0.00000000001094">
            <text:p>1.094E-011</text:p>
          </table:table-cell>
          <table:table-cell table:formula="of:=[.W106]*1000000" office:value-type="float" office:value="260.65">
            <text:p>260.65</text:p>
          </table:table-cell>
          <table:table-cell table:formula="of:=[.X106]*1000000" office:value-type="float" office:value="82.606">
            <text:p>82.606</text:p>
          </table:table-cell>
          <table:table-cell table:formula="of:=[.Y106]*1000000" office:value-type="float" office:value="1018.3">
            <text:p>1018.3</text:p>
          </table:table-cell>
          <table:table-cell table:formula="of:=[.Z106]*1000000" office:value-type="float" office:value="20.355">
            <text:p>20.355</text:p>
          </table:table-cell>
          <table:table-cell table:formula="of:=[.AA106]*1000000" office:value-type="float" office:value="0">
            <text:p>0</text:p>
          </table:table-cell>
          <table:table-cell table:formula="of:=[.AB106]*1000000" office:value-type="float" office:value="0.0000000000040327">
            <text:p>4.0327E-012</text:p>
          </table:table-cell>
          <table:table-cell table:formula="of:=[.AC106]*1000000" office:value-type="float" office:value="0.00000000001094">
            <text:p>1.094E-011</text:p>
          </table:table-cell>
          <table:table-cell office:value-type="float" office:value="0.00026066">
            <text:p>0.00026066</text:p>
          </table:table-cell>
          <table:table-cell table:style-name="ce1" office:value-type="string">
            <text:p>8.2611e-05</text:p>
          </table:table-cell>
          <table:table-cell office:value-type="float" office:value="0.0010183">
            <text:p>0.0010183</text:p>
          </table:table-cell>
          <table:table-cell table:style-name="ce1" office:value-type="string">
            <text:p>7.3964e-06</text:p>
          </table:table-cell>
          <table:table-cell table:style-name="ce1" office:value-type="string">
            <text:p>3.5638e-08</text:p>
          </table:table-cell>
          <table:table-cell table:style-name="ce1" office:value-type="string">
            <text:p>-9.443e-20</text:p>
          </table:table-cell>
          <table:table-cell table:style-name="ce1" office:value-type="string">
            <text:p>1.094e-17</text:p>
          </table:table-cell>
          <table:table-cell office:value-type="float" office:value="0.00026065">
            <text:p>0.00026065</text:p>
          </table:table-cell>
          <table:table-cell table:style-name="ce1" office:value-type="string">
            <text:p>8.2606e-05</text:p>
          </table:table-cell>
          <table:table-cell office:value-type="float" office:value="0.0010183">
            <text:p>0.0010183</text:p>
          </table:table-cell>
          <table:table-cell table:style-name="ce1" office:value-type="string">
            <text:p>2.0355e-05</text:p>
          </table:table-cell>
          <table:table-cell office:value-type="float" office:value="0">
            <text:p>0</text:p>
          </table:table-cell>
          <table:table-cell table:style-name="ce1" office:value-type="string">
            <text:p>4.0327e-18</text:p>
          </table:table-cell>
          <table:table-cell table:style-name="ce1" office:value-type="string">
            <text:p>1.094e-17</text:p>
          </table:table-cell>
        </table:table-row>
        <table:table-row table:style-name="ro2">
          <table:table-cell office:value-type="float" office:value="1050.702">
            <text:p>1050.702</text:p>
          </table:table-cell>
          <table:table-cell table:formula="of:=[.P107]*1000000" office:value-type="float" office:value="257.12">
            <text:p>257.12</text:p>
          </table:table-cell>
          <table:table-cell table:formula="of:=[.Q107]*1000000" office:value-type="float" office:value="81.591">
            <text:p>81.591</text:p>
          </table:table-cell>
          <table:table-cell table:formula="of:=[.R107]*1000000" office:value-type="float" office:value="1022.9">
            <text:p>1022.9</text:p>
          </table:table-cell>
          <table:table-cell table:formula="of:=[.S107]*1000000" office:value-type="float" office:value="7.2699">
            <text:p>7.2699</text:p>
          </table:table-cell>
          <table:table-cell table:formula="of:=[.T107]*1000000" office:value-type="float" office:value="0.03574">
            <text:p>0.03574</text:p>
          </table:table-cell>
          <table:table-cell table:formula="of:=[.U107]*1000000" office:value-type="float" office:value="-0.000000000000040103">
            <text:p>-4.0103E-014</text:p>
          </table:table-cell>
          <table:table-cell table:formula="of:=[.V107]*1000000" office:value-type="float" office:value="0.000000000010612">
            <text:p>1.0612E-011</text:p>
          </table:table-cell>
          <table:table-cell table:formula="of:=[.W107]*1000000" office:value-type="float" office:value="257.11">
            <text:p>257.11</text:p>
          </table:table-cell>
          <table:table-cell table:formula="of:=[.X107]*1000000" office:value-type="float" office:value="81.587">
            <text:p>81.587</text:p>
          </table:table-cell>
          <table:table-cell table:formula="of:=[.Y107]*1000000" office:value-type="float" office:value="1022.9">
            <text:p>1022.9</text:p>
          </table:table-cell>
          <table:table-cell table:formula="of:=[.Z107]*1000000" office:value-type="float" office:value="20.355">
            <text:p>20.355</text:p>
          </table:table-cell>
          <table:table-cell table:formula="of:=[.AA107]*1000000" office:value-type="float" office:value="0">
            <text:p>0</text:p>
          </table:table-cell>
          <table:table-cell table:formula="of:=[.AB107]*1000000" office:value-type="float" office:value="0.0000000000034697">
            <text:p>3.4697E-012</text:p>
          </table:table-cell>
          <table:table-cell table:formula="of:=[.AC107]*1000000" office:value-type="float" office:value="0.000000000010612">
            <text:p>1.0612E-011</text:p>
          </table:table-cell>
          <table:table-cell office:value-type="float" office:value="0.00025712">
            <text:p>0.00025712</text:p>
          </table:table-cell>
          <table:table-cell table:style-name="ce1" office:value-type="string">
            <text:p>8.1591e-05</text:p>
          </table:table-cell>
          <table:table-cell office:value-type="float" office:value="0.0010229">
            <text:p>0.0010229</text:p>
          </table:table-cell>
          <table:table-cell table:style-name="ce1" office:value-type="string">
            <text:p>7.2699e-06</text:p>
          </table:table-cell>
          <table:table-cell table:style-name="ce1" office:value-type="string">
            <text:p>3.574e-08</text:p>
          </table:table-cell>
          <table:table-cell table:style-name="ce1" office:value-type="string">
            <text:p>-4.0103e-20</text:p>
          </table:table-cell>
          <table:table-cell table:style-name="ce1" office:value-type="string">
            <text:p>1.0612e-17</text:p>
          </table:table-cell>
          <table:table-cell office:value-type="float" office:value="0.00025711">
            <text:p>0.00025711</text:p>
          </table:table-cell>
          <table:table-cell table:style-name="ce1" office:value-type="string">
            <text:p>8.1587e-05</text:p>
          </table:table-cell>
          <table:table-cell office:value-type="float" office:value="0.0010229">
            <text:p>0.0010229</text:p>
          </table:table-cell>
          <table:table-cell table:style-name="ce1" office:value-type="string">
            <text:p>2.0355e-05</text:p>
          </table:table-cell>
          <table:table-cell office:value-type="float" office:value="0">
            <text:p>0</text:p>
          </table:table-cell>
          <table:table-cell table:style-name="ce1" office:value-type="string">
            <text:p>3.4697e-18</text:p>
          </table:table-cell>
          <table:table-cell table:style-name="ce1" office:value-type="string">
            <text:p>1.0612e-17</text:p>
          </table:table-cell>
        </table:table-row>
        <table:table-row table:style-name="ro2">
          <table:table-cell office:value-type="float" office:value="1060.702">
            <text:p>1060.702</text:p>
          </table:table-cell>
          <table:table-cell table:formula="of:=[.P108]*1000000" office:value-type="float" office:value="253.63">
            <text:p>253.63</text:p>
          </table:table-cell>
          <table:table-cell table:formula="of:=[.Q108]*1000000" office:value-type="float" office:value="80.583">
            <text:p>80.583</text:p>
          </table:table-cell>
          <table:table-cell table:formula="of:=[.R108]*1000000" office:value-type="float" office:value="1027.5">
            <text:p>1027.5</text:p>
          </table:table-cell>
          <table:table-cell table:formula="of:=[.S108]*1000000" office:value-type="float" office:value="7.145">
            <text:p>7.145</text:p>
          </table:table-cell>
          <table:table-cell table:formula="of:=[.T108]*1000000" office:value-type="float" office:value="0.03584">
            <text:p>0.03584</text:p>
          </table:table-cell>
          <table:table-cell table:formula="of:=[.U108]*1000000" office:value-type="float" office:value="0.00000000000019092">
            <text:p>1.9092E-013</text:p>
          </table:table-cell>
          <table:table-cell table:formula="of:=[.V108]*1000000" office:value-type="float" office:value="0.000000000010294">
            <text:p>1.0294E-011</text:p>
          </table:table-cell>
          <table:table-cell table:formula="of:=[.W108]*1000000" office:value-type="float" office:value="253.63">
            <text:p>253.63</text:p>
          </table:table-cell>
          <table:table-cell table:formula="of:=[.X108]*1000000" office:value-type="float" office:value="80.578">
            <text:p>80.578</text:p>
          </table:table-cell>
          <table:table-cell table:formula="of:=[.Y108]*1000000" office:value-type="float" office:value="1027.5">
            <text:p>1027.5</text:p>
          </table:table-cell>
          <table:table-cell table:formula="of:=[.Z108]*1000000" office:value-type="float" office:value="20.355">
            <text:p>20.355</text:p>
          </table:table-cell>
          <table:table-cell table:formula="of:=[.AA108]*1000000" office:value-type="float" office:value="0">
            <text:p>0</text:p>
          </table:table-cell>
          <table:table-cell table:formula="of:=[.AB108]*1000000" office:value-type="float" office:value="0.0000000000046478">
            <text:p>4.6478E-012</text:p>
          </table:table-cell>
          <table:table-cell table:formula="of:=[.AC108]*1000000" office:value-type="float" office:value="0.000000000010294">
            <text:p>1.0294E-011</text:p>
          </table:table-cell>
          <table:table-cell office:value-type="float" office:value="0.00025363">
            <text:p>0.00025363</text:p>
          </table:table-cell>
          <table:table-cell table:style-name="ce1" office:value-type="string">
            <text:p>8.0583e-05</text:p>
          </table:table-cell>
          <table:table-cell office:value-type="float" office:value="0.0010275">
            <text:p>0.0010275</text:p>
          </table:table-cell>
          <table:table-cell table:style-name="ce1" office:value-type="string">
            <text:p>7.145e-06</text:p>
          </table:table-cell>
          <table:table-cell table:style-name="ce1" office:value-type="string">
            <text:p>3.584e-08</text:p>
          </table:table-cell>
          <table:table-cell table:style-name="ce1" office:value-type="string">
            <text:p>1.9092e-19</text:p>
          </table:table-cell>
          <table:table-cell table:style-name="ce1" office:value-type="string">
            <text:p>1.0294e-17</text:p>
          </table:table-cell>
          <table:table-cell office:value-type="float" office:value="0.00025363">
            <text:p>0.00025363</text:p>
          </table:table-cell>
          <table:table-cell table:style-name="ce1" office:value-type="string">
            <text:p>8.0578e-05</text:p>
          </table:table-cell>
          <table:table-cell office:value-type="float" office:value="0.0010275">
            <text:p>0.0010275</text:p>
          </table:table-cell>
          <table:table-cell table:style-name="ce1" office:value-type="string">
            <text:p>2.0355e-05</text:p>
          </table:table-cell>
          <table:table-cell office:value-type="float" office:value="0">
            <text:p>0</text:p>
          </table:table-cell>
          <table:table-cell table:style-name="ce1" office:value-type="string">
            <text:p>4.6478e-18</text:p>
          </table:table-cell>
          <table:table-cell table:style-name="ce1" office:value-type="string">
            <text:p>1.0294e-17</text:p>
          </table:table-cell>
        </table:table-row>
        <table:table-row table:style-name="ro2">
          <table:table-cell office:value-type="float" office:value="1070.702">
            <text:p>1070.702</text:p>
          </table:table-cell>
          <table:table-cell table:formula="of:=[.P109]*1000000" office:value-type="float" office:value="250.19">
            <text:p>250.19</text:p>
          </table:table-cell>
          <table:table-cell table:formula="of:=[.Q109]*1000000" office:value-type="float" office:value="79.586">
            <text:p>79.586</text:p>
          </table:table-cell>
          <table:table-cell table:formula="of:=[.R109]*1000000" office:value-type="float" office:value="1032">
            <text:p>1032</text:p>
          </table:table-cell>
          <table:table-cell table:formula="of:=[.S109]*1000000" office:value-type="float" office:value="7.0217">
            <text:p>7.0217</text:p>
          </table:table-cell>
          <table:table-cell table:formula="of:=[.T109]*1000000" office:value-type="float" office:value="0.035939">
            <text:p>0.035939</text:p>
          </table:table-cell>
          <table:table-cell table:formula="of:=[.U109]*1000000" office:value-type="float" office:value="0.00000000000014114">
            <text:p>1.4114E-013</text:p>
          </table:table-cell>
          <table:table-cell table:formula="of:=[.V109]*1000000" office:value-type="float" office:value="0.000000000009986">
            <text:p>9.986E-012</text:p>
          </table:table-cell>
          <table:table-cell table:formula="of:=[.W109]*1000000" office:value-type="float" office:value="250.19">
            <text:p>250.19</text:p>
          </table:table-cell>
          <table:table-cell table:formula="of:=[.X109]*1000000" office:value-type="float" office:value="79.581">
            <text:p>79.581</text:p>
          </table:table-cell>
          <table:table-cell table:formula="of:=[.Y109]*1000000" office:value-type="float" office:value="1032">
            <text:p>1032</text:p>
          </table:table-cell>
          <table:table-cell table:formula="of:=[.Z109]*1000000" office:value-type="float" office:value="20.355">
            <text:p>20.355</text:p>
          </table:table-cell>
          <table:table-cell table:formula="of:=[.AA109]*1000000" office:value-type="float" office:value="0">
            <text:p>0</text:p>
          </table:table-cell>
          <table:table-cell table:formula="of:=[.AB109]*1000000" office:value-type="float" office:value="0.0000000000044745">
            <text:p>4.4745E-012</text:p>
          </table:table-cell>
          <table:table-cell table:formula="of:=[.AC109]*1000000" office:value-type="float" office:value="0.0000000000099858">
            <text:p>9.9858E-012</text:p>
          </table:table-cell>
          <table:table-cell office:value-type="float" office:value="0.00025019">
            <text:p>0.00025019</text:p>
          </table:table-cell>
          <table:table-cell table:style-name="ce1" office:value-type="string">
            <text:p>7.9586e-05</text:p>
          </table:table-cell>
          <table:table-cell office:value-type="float" office:value="0.001032">
            <text:p>0.001032</text:p>
          </table:table-cell>
          <table:table-cell table:style-name="ce1" office:value-type="string">
            <text:p>7.0217e-06</text:p>
          </table:table-cell>
          <table:table-cell table:style-name="ce1" office:value-type="string">
            <text:p>3.5939e-08</text:p>
          </table:table-cell>
          <table:table-cell table:style-name="ce1" office:value-type="string">
            <text:p>1.4114e-19</text:p>
          </table:table-cell>
          <table:table-cell table:style-name="ce1" office:value-type="string">
            <text:p>9.986e-18</text:p>
          </table:table-cell>
          <table:table-cell office:value-type="float" office:value="0.00025019">
            <text:p>0.00025019</text:p>
          </table:table-cell>
          <table:table-cell table:style-name="ce1" office:value-type="string">
            <text:p>7.9581e-05</text:p>
          </table:table-cell>
          <table:table-cell office:value-type="float" office:value="0.001032">
            <text:p>0.001032</text:p>
          </table:table-cell>
          <table:table-cell table:style-name="ce1" office:value-type="string">
            <text:p>2.0355e-05</text:p>
          </table:table-cell>
          <table:table-cell office:value-type="float" office:value="0">
            <text:p>0</text:p>
          </table:table-cell>
          <table:table-cell table:style-name="ce1" office:value-type="string">
            <text:p>4.4745e-18</text:p>
          </table:table-cell>
          <table:table-cell table:style-name="ce1" office:value-type="string">
            <text:p>9.9858e-18</text:p>
          </table:table-cell>
        </table:table-row>
        <table:table-row table:style-name="ro2">
          <table:table-cell office:value-type="float" office:value="1080.702">
            <text:p>1080.702</text:p>
          </table:table-cell>
          <table:table-cell table:formula="of:=[.P110]*1000000" office:value-type="float" office:value="246.8">
            <text:p>246.8</text:p>
          </table:table-cell>
          <table:table-cell table:formula="of:=[.Q110]*1000000" office:value-type="float" office:value="78.6">
            <text:p>78.6</text:p>
          </table:table-cell>
          <table:table-cell table:formula="of:=[.R110]*1000000" office:value-type="float" office:value="1036.4">
            <text:p>1036.4</text:p>
          </table:table-cell>
          <table:table-cell table:formula="of:=[.S110]*1000000" office:value-type="float" office:value="6.8999">
            <text:p>6.8999</text:p>
          </table:table-cell>
          <table:table-cell table:formula="of:=[.T110]*1000000" office:value-type="float" office:value="0.036035">
            <text:p>0.036035</text:p>
          </table:table-cell>
          <table:table-cell table:formula="of:=[.U110]*1000000" office:value-type="float" office:value="0.00000000000015532">
            <text:p>1.5532E-013</text:p>
          </table:table-cell>
          <table:table-cell table:formula="of:=[.V110]*1000000" office:value-type="float" office:value="0.000000000009687">
            <text:p>9.687E-012</text:p>
          </table:table-cell>
          <table:table-cell table:formula="of:=[.W110]*1000000" office:value-type="float" office:value="246.8">
            <text:p>246.8</text:p>
          </table:table-cell>
          <table:table-cell table:formula="of:=[.X110]*1000000" office:value-type="float" office:value="78.595">
            <text:p>78.595</text:p>
          </table:table-cell>
          <table:table-cell table:formula="of:=[.Y110]*1000000" office:value-type="float" office:value="1036.4">
            <text:p>1036.4</text:p>
          </table:table-cell>
          <table:table-cell table:formula="of:=[.Z110]*1000000" office:value-type="float" office:value="20.354">
            <text:p>20.354</text:p>
          </table:table-cell>
          <table:table-cell table:formula="of:=[.AA110]*1000000" office:value-type="float" office:value="0">
            <text:p>0</text:p>
          </table:table-cell>
          <table:table-cell table:formula="of:=[.AB110]*1000000" office:value-type="float" office:value="0.0000000000038806">
            <text:p>3.8806E-012</text:p>
          </table:table-cell>
          <table:table-cell table:formula="of:=[.AC110]*1000000" office:value-type="float" office:value="0.0000000000096869">
            <text:p>9.6869E-012</text:p>
          </table:table-cell>
          <table:table-cell office:value-type="float" office:value="0.0002468">
            <text:p>0.0002468</text:p>
          </table:table-cell>
          <table:table-cell table:style-name="ce1" office:value-type="string">
            <text:p>7.86e-05</text:p>
          </table:table-cell>
          <table:table-cell office:value-type="float" office:value="0.0010364">
            <text:p>0.0010364</text:p>
          </table:table-cell>
          <table:table-cell table:style-name="ce1" office:value-type="string">
            <text:p>6.8999e-06</text:p>
          </table:table-cell>
          <table:table-cell table:style-name="ce1" office:value-type="string">
            <text:p>3.6035e-08</text:p>
          </table:table-cell>
          <table:table-cell table:style-name="ce1" office:value-type="string">
            <text:p>1.5532e-19</text:p>
          </table:table-cell>
          <table:table-cell table:style-name="ce1" office:value-type="string">
            <text:p>9.687e-18</text:p>
          </table:table-cell>
          <table:table-cell office:value-type="float" office:value="0.0002468">
            <text:p>0.0002468</text:p>
          </table:table-cell>
          <table:table-cell table:style-name="ce1" office:value-type="string">
            <text:p>7.8595e-05</text:p>
          </table:table-cell>
          <table:table-cell office:value-type="float" office:value="0.0010364">
            <text:p>0.0010364</text:p>
          </table:table-cell>
          <table:table-cell table:style-name="ce1" office:value-type="string">
            <text:p>2.0354e-05</text:p>
          </table:table-cell>
          <table:table-cell office:value-type="float" office:value="0">
            <text:p>0</text:p>
          </table:table-cell>
          <table:table-cell table:style-name="ce1" office:value-type="string">
            <text:p>3.8806e-18</text:p>
          </table:table-cell>
          <table:table-cell table:style-name="ce1" office:value-type="string">
            <text:p>9.6869e-18</text:p>
          </table:table-cell>
        </table:table-row>
        <table:table-row table:style-name="ro2">
          <table:table-cell office:value-type="float" office:value="1090.702">
            <text:p>1090.702</text:p>
          </table:table-cell>
          <table:table-cell table:formula="of:=[.P111]*1000000" office:value-type="float" office:value="243.46">
            <text:p>243.46</text:p>
          </table:table-cell>
          <table:table-cell table:formula="of:=[.Q111]*1000000" office:value-type="float" office:value="77.625">
            <text:p>77.625</text:p>
          </table:table-cell>
          <table:table-cell table:formula="of:=[.R111]*1000000" office:value-type="float" office:value="1040.8">
            <text:p>1040.8</text:p>
          </table:table-cell>
          <table:table-cell table:formula="of:=[.S111]*1000000" office:value-type="float" office:value="6.7797">
            <text:p>6.7797</text:p>
          </table:table-cell>
          <table:table-cell table:formula="of:=[.T111]*1000000" office:value-type="float" office:value="0.03613">
            <text:p>0.03613</text:p>
          </table:table-cell>
          <table:table-cell table:formula="of:=[.U111]*1000000" office:value-type="float" office:value="-0.0000000000001486">
            <text:p>-1.486E-013</text:p>
          </table:table-cell>
          <table:table-cell table:formula="of:=[.V111]*1000000" office:value-type="float" office:value="0.0000000000093972">
            <text:p>9.3972E-012</text:p>
          </table:table-cell>
          <table:table-cell table:formula="of:=[.W111]*1000000" office:value-type="float" office:value="243.46">
            <text:p>243.46</text:p>
          </table:table-cell>
          <table:table-cell table:formula="of:=[.X111]*1000000" office:value-type="float" office:value="77.62">
            <text:p>77.62</text:p>
          </table:table-cell>
          <table:table-cell table:formula="of:=[.Y111]*1000000" office:value-type="float" office:value="1040.8">
            <text:p>1040.8</text:p>
          </table:table-cell>
          <table:table-cell table:formula="of:=[.Z111]*1000000" office:value-type="float" office:value="20.354">
            <text:p>20.354</text:p>
          </table:table-cell>
          <table:table-cell table:formula="of:=[.AA111]*1000000" office:value-type="float" office:value="0">
            <text:p>0</text:p>
          </table:table-cell>
          <table:table-cell table:formula="of:=[.AB111]*1000000" office:value-type="float" office:value="0.0000000000027258">
            <text:p>2.7258E-012</text:p>
          </table:table-cell>
          <table:table-cell table:formula="of:=[.AC111]*1000000" office:value-type="float" office:value="0.000000000009397">
            <text:p>9.397E-012</text:p>
          </table:table-cell>
          <table:table-cell office:value-type="float" office:value="0.00024346">
            <text:p>0.00024346</text:p>
          </table:table-cell>
          <table:table-cell table:style-name="ce1" office:value-type="string">
            <text:p>7.7625e-05</text:p>
          </table:table-cell>
          <table:table-cell office:value-type="float" office:value="0.0010408">
            <text:p>0.0010408</text:p>
          </table:table-cell>
          <table:table-cell table:style-name="ce1" office:value-type="string">
            <text:p>6.7797e-06</text:p>
          </table:table-cell>
          <table:table-cell table:style-name="ce1" office:value-type="string">
            <text:p>3.613e-08</text:p>
          </table:table-cell>
          <table:table-cell table:style-name="ce1" office:value-type="string">
            <text:p>-1.486e-19</text:p>
          </table:table-cell>
          <table:table-cell table:style-name="ce1" office:value-type="string">
            <text:p>9.3972e-18</text:p>
          </table:table-cell>
          <table:table-cell office:value-type="float" office:value="0.00024346">
            <text:p>0.00024346</text:p>
          </table:table-cell>
          <table:table-cell table:style-name="ce1" office:value-type="string">
            <text:p>7.762e-05</text:p>
          </table:table-cell>
          <table:table-cell office:value-type="float" office:value="0.0010408">
            <text:p>0.0010408</text:p>
          </table:table-cell>
          <table:table-cell table:style-name="ce1" office:value-type="string">
            <text:p>2.0354e-05</text:p>
          </table:table-cell>
          <table:table-cell office:value-type="float" office:value="0">
            <text:p>0</text:p>
          </table:table-cell>
          <table:table-cell table:style-name="ce1" office:value-type="string">
            <text:p>2.7258e-18</text:p>
          </table:table-cell>
          <table:table-cell table:style-name="ce1" office:value-type="string">
            <text:p>9.397e-18</text:p>
          </table:table-cell>
        </table:table-row>
        <table:table-row table:style-name="ro2">
          <table:table-cell office:value-type="float" office:value="1100.702">
            <text:p>1100.702</text:p>
          </table:table-cell>
          <table:table-cell table:formula="of:=[.P112]*1000000" office:value-type="float" office:value="240.17">
            <text:p>240.17</text:p>
          </table:table-cell>
          <table:table-cell table:formula="of:=[.Q112]*1000000" office:value-type="float" office:value="76.661">
            <text:p>76.661</text:p>
          </table:table-cell>
          <table:table-cell table:formula="of:=[.R112]*1000000" office:value-type="float" office:value="1045.1">
            <text:p>1045.1</text:p>
          </table:table-cell>
          <table:table-cell table:formula="of:=[.S112]*1000000" office:value-type="float" office:value="6.6611">
            <text:p>6.6611</text:p>
          </table:table-cell>
          <table:table-cell table:formula="of:=[.T112]*1000000" office:value-type="float" office:value="0.036223">
            <text:p>0.036223</text:p>
          </table:table-cell>
          <table:table-cell table:formula="of:=[.U112]*1000000" office:value-type="float" office:value="8.4068E-015">
            <text:p>8.4068E-015</text:p>
          </table:table-cell>
          <table:table-cell table:formula="of:=[.V112]*1000000" office:value-type="float" office:value="0.0000000000091162">
            <text:p>9.1162E-012</text:p>
          </table:table-cell>
          <table:table-cell table:formula="of:=[.W112]*1000000" office:value-type="float" office:value="240.17">
            <text:p>240.17</text:p>
          </table:table-cell>
          <table:table-cell table:formula="of:=[.X112]*1000000" office:value-type="float" office:value="76.656">
            <text:p>76.656</text:p>
          </table:table-cell>
          <table:table-cell table:formula="of:=[.Y112]*1000000" office:value-type="float" office:value="1045.1">
            <text:p>1045.1</text:p>
          </table:table-cell>
          <table:table-cell table:formula="of:=[.Z112]*1000000" office:value-type="float" office:value="20.354">
            <text:p>20.354</text:p>
          </table:table-cell>
          <table:table-cell table:formula="of:=[.AA112]*1000000" office:value-type="float" office:value="0">
            <text:p>0</text:p>
          </table:table-cell>
          <table:table-cell table:formula="of:=[.AB112]*1000000" office:value-type="float" office:value="0.0000000000038548">
            <text:p>3.8548E-012</text:p>
          </table:table-cell>
          <table:table-cell table:formula="of:=[.AC112]*1000000" office:value-type="float" office:value="0.000000000009116">
            <text:p>9.116E-012</text:p>
          </table:table-cell>
          <table:table-cell office:value-type="float" office:value="0.00024017">
            <text:p>0.00024017</text:p>
          </table:table-cell>
          <table:table-cell table:style-name="ce1" office:value-type="string">
            <text:p>7.6661e-05</text:p>
          </table:table-cell>
          <table:table-cell office:value-type="float" office:value="0.0010451">
            <text:p>0.0010451</text:p>
          </table:table-cell>
          <table:table-cell table:style-name="ce1" office:value-type="string">
            <text:p>6.6611e-06</text:p>
          </table:table-cell>
          <table:table-cell table:style-name="ce1" office:value-type="string">
            <text:p>3.6223e-08</text:p>
          </table:table-cell>
          <table:table-cell table:style-name="ce1" office:value-type="string">
            <text:p>8.4068e-21</text:p>
          </table:table-cell>
          <table:table-cell table:style-name="ce1" office:value-type="string">
            <text:p>9.1162e-18</text:p>
          </table:table-cell>
          <table:table-cell office:value-type="float" office:value="0.00024017">
            <text:p>0.00024017</text:p>
          </table:table-cell>
          <table:table-cell table:style-name="ce1" office:value-type="string">
            <text:p>7.6656e-05</text:p>
          </table:table-cell>
          <table:table-cell office:value-type="float" office:value="0.0010451">
            <text:p>0.0010451</text:p>
          </table:table-cell>
          <table:table-cell table:style-name="ce1" office:value-type="string">
            <text:p>2.0354e-05</text:p>
          </table:table-cell>
          <table:table-cell office:value-type="float" office:value="0">
            <text:p>0</text:p>
          </table:table-cell>
          <table:table-cell table:style-name="ce1" office:value-type="string">
            <text:p>3.8548e-18</text:p>
          </table:table-cell>
          <table:table-cell table:style-name="ce1" office:value-type="string">
            <text:p>9.116e-18</text:p>
          </table:table-cell>
        </table:table-row>
        <table:table-row table:style-name="ro2">
          <table:table-cell office:value-type="float" office:value="1110.702">
            <text:p>1110.702</text:p>
          </table:table-cell>
          <table:table-cell table:formula="of:=[.P113]*1000000" office:value-type="float" office:value="236.93">
            <text:p>236.93</text:p>
          </table:table-cell>
          <table:table-cell table:formula="of:=[.Q113]*1000000" office:value-type="float" office:value="75.708">
            <text:p>75.708</text:p>
          </table:table-cell>
          <table:table-cell table:formula="of:=[.R113]*1000000" office:value-type="float" office:value="1049.4">
            <text:p>1049.4</text:p>
          </table:table-cell>
          <table:table-cell table:formula="of:=[.S113]*1000000" office:value-type="float" office:value="6.5441">
            <text:p>6.5441</text:p>
          </table:table-cell>
          <table:table-cell table:formula="of:=[.T113]*1000000" office:value-type="float" office:value="0.036314">
            <text:p>0.036314</text:p>
          </table:table-cell>
          <table:table-cell table:formula="of:=[.U113]*1000000" office:value-type="float" office:value="-0.00000000000012498">
            <text:p>-1.2498E-013</text:p>
          </table:table-cell>
          <table:table-cell table:formula="of:=[.V113]*1000000" office:value-type="float" office:value="0.0000000000088437">
            <text:p>8.8437E-012</text:p>
          </table:table-cell>
          <table:table-cell table:formula="of:=[.W113]*1000000" office:value-type="float" office:value="236.92">
            <text:p>236.92</text:p>
          </table:table-cell>
          <table:table-cell table:formula="of:=[.X113]*1000000" office:value-type="float" office:value="75.703">
            <text:p>75.703</text:p>
          </table:table-cell>
          <table:table-cell table:formula="of:=[.Y113]*1000000" office:value-type="float" office:value="1049.4">
            <text:p>1049.4</text:p>
          </table:table-cell>
          <table:table-cell table:formula="of:=[.Z113]*1000000" office:value-type="float" office:value="20.354">
            <text:p>20.354</text:p>
          </table:table-cell>
          <table:table-cell table:formula="of:=[.AA113]*1000000" office:value-type="float" office:value="0">
            <text:p>0</text:p>
          </table:table-cell>
          <table:table-cell table:formula="of:=[.AB113]*1000000" office:value-type="float" office:value="0.000000000003613">
            <text:p>3.613E-012</text:p>
          </table:table-cell>
          <table:table-cell table:formula="of:=[.AC113]*1000000" office:value-type="float" office:value="0.0000000000088436">
            <text:p>8.8436E-012</text:p>
          </table:table-cell>
          <table:table-cell office:value-type="float" office:value="0.00023693">
            <text:p>0.00023693</text:p>
          </table:table-cell>
          <table:table-cell table:style-name="ce1" office:value-type="string">
            <text:p>7.5708e-05</text:p>
          </table:table-cell>
          <table:table-cell office:value-type="float" office:value="0.0010494">
            <text:p>0.0010494</text:p>
          </table:table-cell>
          <table:table-cell table:style-name="ce1" office:value-type="string">
            <text:p>6.5441e-06</text:p>
          </table:table-cell>
          <table:table-cell table:style-name="ce1" office:value-type="string">
            <text:p>3.6314e-08</text:p>
          </table:table-cell>
          <table:table-cell table:style-name="ce1" office:value-type="string">
            <text:p>-1.2498e-19</text:p>
          </table:table-cell>
          <table:table-cell table:style-name="ce1" office:value-type="string">
            <text:p>8.8437e-18</text:p>
          </table:table-cell>
          <table:table-cell office:value-type="float" office:value="0.00023692">
            <text:p>0.00023692</text:p>
          </table:table-cell>
          <table:table-cell table:style-name="ce1" office:value-type="string">
            <text:p>7.5703e-05</text:p>
          </table:table-cell>
          <table:table-cell office:value-type="float" office:value="0.0010494">
            <text:p>0.0010494</text:p>
          </table:table-cell>
          <table:table-cell table:style-name="ce1" office:value-type="string">
            <text:p>2.0354e-05</text:p>
          </table:table-cell>
          <table:table-cell office:value-type="float" office:value="0">
            <text:p>0</text:p>
          </table:table-cell>
          <table:table-cell table:style-name="ce1" office:value-type="string">
            <text:p>3.613e-18</text:p>
          </table:table-cell>
          <table:table-cell table:style-name="ce1" office:value-type="string">
            <text:p>8.8436e-18</text:p>
          </table:table-cell>
        </table:table-row>
        <table:table-row table:style-name="ro2">
          <table:table-cell office:value-type="float" office:value="1120.702">
            <text:p>1120.702</text:p>
          </table:table-cell>
          <table:table-cell table:formula="of:=[.P114]*1000000" office:value-type="float" office:value="233.73">
            <text:p>233.73</text:p>
          </table:table-cell>
          <table:table-cell table:formula="of:=[.Q114]*1000000" office:value-type="float" office:value="74.766">
            <text:p>74.766</text:p>
          </table:table-cell>
          <table:table-cell table:formula="of:=[.R114]*1000000" office:value-type="float" office:value="1053.6">
            <text:p>1053.6</text:p>
          </table:table-cell>
          <table:table-cell table:formula="of:=[.S114]*1000000" office:value-type="float" office:value="6.4286">
            <text:p>6.4286</text:p>
          </table:table-cell>
          <table:table-cell table:formula="of:=[.T114]*1000000" office:value-type="float" office:value="0.036403">
            <text:p>0.036403</text:p>
          </table:table-cell>
          <table:table-cell table:formula="of:=[.U114]*1000000" office:value-type="float" office:value="1.888E-015">
            <text:p>1.888E-015</text:p>
          </table:table-cell>
          <table:table-cell table:formula="of:=[.V114]*1000000" office:value-type="float" office:value="0.0000000000085796">
            <text:p>8.5796E-012</text:p>
          </table:table-cell>
          <table:table-cell table:formula="of:=[.W114]*1000000" office:value-type="float" office:value="233.73">
            <text:p>233.73</text:p>
          </table:table-cell>
          <table:table-cell table:formula="of:=[.X114]*1000000" office:value-type="float" office:value="74.761">
            <text:p>74.761</text:p>
          </table:table-cell>
          <table:table-cell table:formula="of:=[.Y114]*1000000" office:value-type="float" office:value="1053.6">
            <text:p>1053.6</text:p>
          </table:table-cell>
          <table:table-cell table:formula="of:=[.Z114]*1000000" office:value-type="float" office:value="20.354">
            <text:p>20.354</text:p>
          </table:table-cell>
          <table:table-cell table:formula="of:=[.AA114]*1000000" office:value-type="float" office:value="0">
            <text:p>0</text:p>
          </table:table-cell>
          <table:table-cell table:formula="of:=[.AB114]*1000000" office:value-type="float" office:value="0.0000000000029854">
            <text:p>2.9854E-012</text:p>
          </table:table-cell>
          <table:table-cell table:formula="of:=[.AC114]*1000000" office:value-type="float" office:value="0.0000000000085795">
            <text:p>8.5795E-012</text:p>
          </table:table-cell>
          <table:table-cell office:value-type="float" office:value="0.00023373">
            <text:p>0.00023373</text:p>
          </table:table-cell>
          <table:table-cell table:style-name="ce1" office:value-type="string">
            <text:p>7.4766e-05</text:p>
          </table:table-cell>
          <table:table-cell office:value-type="float" office:value="0.0010536">
            <text:p>0.0010536</text:p>
          </table:table-cell>
          <table:table-cell table:style-name="ce1" office:value-type="string">
            <text:p>6.4286e-06</text:p>
          </table:table-cell>
          <table:table-cell table:style-name="ce1" office:value-type="string">
            <text:p>3.6403e-08</text:p>
          </table:table-cell>
          <table:table-cell table:style-name="ce1" office:value-type="string">
            <text:p>1.888e-21</text:p>
          </table:table-cell>
          <table:table-cell table:style-name="ce1" office:value-type="string">
            <text:p>8.5796e-18</text:p>
          </table:table-cell>
          <table:table-cell office:value-type="float" office:value="0.00023373">
            <text:p>0.00023373</text:p>
          </table:table-cell>
          <table:table-cell table:style-name="ce1" office:value-type="string">
            <text:p>7.4761e-05</text:p>
          </table:table-cell>
          <table:table-cell office:value-type="float" office:value="0.0010536">
            <text:p>0.0010536</text:p>
          </table:table-cell>
          <table:table-cell table:style-name="ce1" office:value-type="string">
            <text:p>2.0354e-05</text:p>
          </table:table-cell>
          <table:table-cell office:value-type="float" office:value="0">
            <text:p>0</text:p>
          </table:table-cell>
          <table:table-cell table:style-name="ce1" office:value-type="string">
            <text:p>2.9854e-18</text:p>
          </table:table-cell>
          <table:table-cell table:style-name="ce1" office:value-type="string">
            <text:p>8.5795e-18</text:p>
          </table:table-cell>
        </table:table-row>
        <table:table-row table:style-name="ro2">
          <table:table-cell office:value-type="float" office:value="1130.702">
            <text:p>1130.702</text:p>
          </table:table-cell>
          <table:table-cell table:formula="of:=[.P115]*1000000" office:value-type="float" office:value="230.58">
            <text:p>230.58</text:p>
          </table:table-cell>
          <table:table-cell table:formula="of:=[.Q115]*1000000" office:value-type="float" office:value="73.834">
            <text:p>73.834</text:p>
          </table:table-cell>
          <table:table-cell table:formula="of:=[.R115]*1000000" office:value-type="float" office:value="1057.7">
            <text:p>1057.7</text:p>
          </table:table-cell>
          <table:table-cell table:formula="of:=[.S115]*1000000" office:value-type="float" office:value="6.3147">
            <text:p>6.3147</text:p>
          </table:table-cell>
          <table:table-cell table:formula="of:=[.T115]*1000000" office:value-type="float" office:value="0.036491">
            <text:p>0.036491</text:p>
          </table:table-cell>
          <table:table-cell table:formula="of:=[.U115]*1000000" office:value-type="float" office:value="-0.000000000000055887">
            <text:p>-5.5887E-014</text:p>
          </table:table-cell>
          <table:table-cell table:formula="of:=[.V115]*1000000" office:value-type="float" office:value="0.0000000000083235">
            <text:p>8.3235E-012</text:p>
          </table:table-cell>
          <table:table-cell table:formula="of:=[.W115]*1000000" office:value-type="float" office:value="230.58">
            <text:p>230.58</text:p>
          </table:table-cell>
          <table:table-cell table:formula="of:=[.X115]*1000000" office:value-type="float" office:value="73.83">
            <text:p>73.83</text:p>
          </table:table-cell>
          <table:table-cell table:formula="of:=[.Y115]*1000000" office:value-type="float" office:value="1057.7">
            <text:p>1057.7</text:p>
          </table:table-cell>
          <table:table-cell table:formula="of:=[.Z115]*1000000" office:value-type="float" office:value="20.354">
            <text:p>20.354</text:p>
          </table:table-cell>
          <table:table-cell table:formula="of:=[.AA115]*1000000" office:value-type="float" office:value="0">
            <text:p>0</text:p>
          </table:table-cell>
          <table:table-cell table:formula="of:=[.AB115]*1000000" office:value-type="float" office:value="0.000000000003192">
            <text:p>3.192E-012</text:p>
          </table:table-cell>
          <table:table-cell table:formula="of:=[.AC115]*1000000" office:value-type="float" office:value="0.0000000000083234">
            <text:p>8.3234E-012</text:p>
          </table:table-cell>
          <table:table-cell office:value-type="float" office:value="0.00023058">
            <text:p>0.00023058</text:p>
          </table:table-cell>
          <table:table-cell table:style-name="ce1" office:value-type="string">
            <text:p>7.3834e-05</text:p>
          </table:table-cell>
          <table:table-cell office:value-type="float" office:value="0.0010577">
            <text:p>0.0010577</text:p>
          </table:table-cell>
          <table:table-cell table:style-name="ce1" office:value-type="string">
            <text:p>6.3147e-06</text:p>
          </table:table-cell>
          <table:table-cell table:style-name="ce1" office:value-type="string">
            <text:p>3.6491e-08</text:p>
          </table:table-cell>
          <table:table-cell table:style-name="ce1" office:value-type="string">
            <text:p>-5.5887e-20</text:p>
          </table:table-cell>
          <table:table-cell table:style-name="ce1" office:value-type="string">
            <text:p>8.3235e-18</text:p>
          </table:table-cell>
          <table:table-cell office:value-type="float" office:value="0.00023058">
            <text:p>0.00023058</text:p>
          </table:table-cell>
          <table:table-cell table:style-name="ce1" office:value-type="string">
            <text:p>7.383e-05</text:p>
          </table:table-cell>
          <table:table-cell office:value-type="float" office:value="0.0010577">
            <text:p>0.0010577</text:p>
          </table:table-cell>
          <table:table-cell table:style-name="ce1" office:value-type="string">
            <text:p>2.0354e-05</text:p>
          </table:table-cell>
          <table:table-cell office:value-type="float" office:value="0">
            <text:p>0</text:p>
          </table:table-cell>
          <table:table-cell table:style-name="ce1" office:value-type="string">
            <text:p>3.192e-18</text:p>
          </table:table-cell>
          <table:table-cell table:style-name="ce1" office:value-type="string">
            <text:p>8.3234e-18</text:p>
          </table:table-cell>
        </table:table-row>
        <table:table-row table:style-name="ro2">
          <table:table-cell office:value-type="float" office:value="1140.702">
            <text:p>1140.702</text:p>
          </table:table-cell>
          <table:table-cell table:formula="of:=[.P116]*1000000" office:value-type="float" office:value="227.47">
            <text:p>227.47</text:p>
          </table:table-cell>
          <table:table-cell table:formula="of:=[.Q116]*1000000" office:value-type="float" office:value="72.913">
            <text:p>72.913</text:p>
          </table:table-cell>
          <table:table-cell table:formula="of:=[.R116]*1000000" office:value-type="float" office:value="1061.8">
            <text:p>1061.8</text:p>
          </table:table-cell>
          <table:table-cell table:formula="of:=[.S116]*1000000" office:value-type="float" office:value="6.2024">
            <text:p>6.2024</text:p>
          </table:table-cell>
          <table:table-cell table:formula="of:=[.T116]*1000000" office:value-type="float" office:value="0.036578">
            <text:p>0.036578</text:p>
          </table:table-cell>
          <table:table-cell table:formula="of:=[.U116]*1000000" office:value-type="float" office:value="0.000000000000023116">
            <text:p>2.3116E-014</text:p>
          </table:table-cell>
          <table:table-cell table:formula="of:=[.V116]*1000000" office:value-type="float" office:value="0.0000000000080752">
            <text:p>8.0752E-012</text:p>
          </table:table-cell>
          <table:table-cell table:formula="of:=[.W116]*1000000" office:value-type="float" office:value="227.47">
            <text:p>227.47</text:p>
          </table:table-cell>
          <table:table-cell table:formula="of:=[.X116]*1000000" office:value-type="float" office:value="72.909">
            <text:p>72.909</text:p>
          </table:table-cell>
          <table:table-cell table:formula="of:=[.Y116]*1000000" office:value-type="float" office:value="1061.8">
            <text:p>1061.8</text:p>
          </table:table-cell>
          <table:table-cell table:formula="of:=[.Z116]*1000000" office:value-type="float" office:value="20.354">
            <text:p>20.354</text:p>
          </table:table-cell>
          <table:table-cell table:formula="of:=[.AA116]*1000000" office:value-type="float" office:value="0">
            <text:p>0</text:p>
          </table:table-cell>
          <table:table-cell table:formula="of:=[.AB116]*1000000" office:value-type="float" office:value="0.0000000000034609">
            <text:p>3.4609E-012</text:p>
          </table:table-cell>
          <table:table-cell table:formula="of:=[.AC116]*1000000" office:value-type="float" office:value="0.0000000000080751">
            <text:p>8.0751E-012</text:p>
          </table:table-cell>
          <table:table-cell office:value-type="float" office:value="0.00022747">
            <text:p>0.00022747</text:p>
          </table:table-cell>
          <table:table-cell table:style-name="ce1" office:value-type="string">
            <text:p>7.2913e-05</text:p>
          </table:table-cell>
          <table:table-cell office:value-type="float" office:value="0.0010618">
            <text:p>0.0010618</text:p>
          </table:table-cell>
          <table:table-cell table:style-name="ce1" office:value-type="string">
            <text:p>6.2024e-06</text:p>
          </table:table-cell>
          <table:table-cell table:style-name="ce1" office:value-type="string">
            <text:p>3.6578e-08</text:p>
          </table:table-cell>
          <table:table-cell table:style-name="ce1" office:value-type="string">
            <text:p>2.3116e-20</text:p>
          </table:table-cell>
          <table:table-cell table:style-name="ce1" office:value-type="string">
            <text:p>8.0752e-18</text:p>
          </table:table-cell>
          <table:table-cell office:value-type="float" office:value="0.00022747">
            <text:p>0.00022747</text:p>
          </table:table-cell>
          <table:table-cell table:style-name="ce1" office:value-type="string">
            <text:p>7.2909e-05</text:p>
          </table:table-cell>
          <table:table-cell office:value-type="float" office:value="0.0010618">
            <text:p>0.0010618</text:p>
          </table:table-cell>
          <table:table-cell table:style-name="ce1" office:value-type="string">
            <text:p>2.0354e-05</text:p>
          </table:table-cell>
          <table:table-cell office:value-type="float" office:value="0">
            <text:p>0</text:p>
          </table:table-cell>
          <table:table-cell table:style-name="ce1" office:value-type="string">
            <text:p>3.4609e-18</text:p>
          </table:table-cell>
          <table:table-cell table:style-name="ce1" office:value-type="string">
            <text:p>8.0751e-18</text:p>
          </table:table-cell>
        </table:table-row>
        <table:table-row table:style-name="ro2">
          <table:table-cell office:value-type="float" office:value="1150.702">
            <text:p>1150.702</text:p>
          </table:table-cell>
          <table:table-cell table:formula="of:=[.P117]*1000000" office:value-type="float" office:value="224.41">
            <text:p>224.41</text:p>
          </table:table-cell>
          <table:table-cell table:formula="of:=[.Q117]*1000000" office:value-type="float" office:value="72.003">
            <text:p>72.003</text:p>
          </table:table-cell>
          <table:table-cell table:formula="of:=[.R117]*1000000" office:value-type="float" office:value="1065.8">
            <text:p>1065.8</text:p>
          </table:table-cell>
          <table:table-cell table:formula="of:=[.S117]*1000000" office:value-type="float" office:value="6.0916">
            <text:p>6.0916</text:p>
          </table:table-cell>
          <table:table-cell table:formula="of:=[.T117]*1000000" office:value-type="float" office:value="0.036663">
            <text:p>0.036663</text:p>
          </table:table-cell>
          <table:table-cell table:formula="of:=[.U117]*1000000" office:value-type="float" office:value="1.6038E-016">
            <text:p>1.6038E-016</text:p>
          </table:table-cell>
          <table:table-cell table:formula="of:=[.V117]*1000000" office:value-type="float" office:value="0.0000000000078345">
            <text:p>7.8345E-012</text:p>
          </table:table-cell>
          <table:table-cell table:formula="of:=[.W117]*1000000" office:value-type="float" office:value="224.41">
            <text:p>224.41</text:p>
          </table:table-cell>
          <table:table-cell table:formula="of:=[.X117]*1000000" office:value-type="float" office:value="71.998">
            <text:p>71.998</text:p>
          </table:table-cell>
          <table:table-cell table:formula="of:=[.Y117]*1000000" office:value-type="float" office:value="1065.8">
            <text:p>1065.8</text:p>
          </table:table-cell>
          <table:table-cell table:formula="of:=[.Z117]*1000000" office:value-type="float" office:value="20.354">
            <text:p>20.354</text:p>
          </table:table-cell>
          <table:table-cell table:formula="of:=[.AA117]*1000000" office:value-type="float" office:value="0">
            <text:p>0</text:p>
          </table:table-cell>
          <table:table-cell table:formula="of:=[.AB117]*1000000" office:value-type="float" office:value="0.0000000000035996">
            <text:p>3.5996E-012</text:p>
          </table:table-cell>
          <table:table-cell table:formula="of:=[.AC117]*1000000" office:value-type="float" office:value="0.0000000000078344">
            <text:p>7.8344E-012</text:p>
          </table:table-cell>
          <table:table-cell office:value-type="float" office:value="0.00022441">
            <text:p>0.00022441</text:p>
          </table:table-cell>
          <table:table-cell table:style-name="ce1" office:value-type="string">
            <text:p>7.2003e-05</text:p>
          </table:table-cell>
          <table:table-cell office:value-type="float" office:value="0.0010658">
            <text:p>0.0010658</text:p>
          </table:table-cell>
          <table:table-cell table:style-name="ce1" office:value-type="string">
            <text:p>6.0916e-06</text:p>
          </table:table-cell>
          <table:table-cell table:style-name="ce1" office:value-type="string">
            <text:p>3.6663e-08</text:p>
          </table:table-cell>
          <table:table-cell table:style-name="ce1" office:value-type="string">
            <text:p>1.6038e-22</text:p>
          </table:table-cell>
          <table:table-cell table:style-name="ce1" office:value-type="string">
            <text:p>7.8345e-18</text:p>
          </table:table-cell>
          <table:table-cell office:value-type="float" office:value="0.00022441">
            <text:p>0.00022441</text:p>
          </table:table-cell>
          <table:table-cell table:style-name="ce1" office:value-type="string">
            <text:p>7.1998e-05</text:p>
          </table:table-cell>
          <table:table-cell office:value-type="float" office:value="0.0010658">
            <text:p>0.0010658</text:p>
          </table:table-cell>
          <table:table-cell table:style-name="ce1" office:value-type="string">
            <text:p>2.0354e-05</text:p>
          </table:table-cell>
          <table:table-cell office:value-type="float" office:value="0">
            <text:p>0</text:p>
          </table:table-cell>
          <table:table-cell table:style-name="ce1" office:value-type="string">
            <text:p>3.5996e-18</text:p>
          </table:table-cell>
          <table:table-cell table:style-name="ce1" office:value-type="string">
            <text:p>7.8344e-18</text:p>
          </table:table-cell>
        </table:table-row>
        <table:table-row table:style-name="ro2">
          <table:table-cell office:value-type="float" office:value="1160.702">
            <text:p>1160.702</text:p>
          </table:table-cell>
          <table:table-cell table:formula="of:=[.P118]*1000000" office:value-type="float" office:value="221.4">
            <text:p>221.4</text:p>
          </table:table-cell>
          <table:table-cell table:formula="of:=[.Q118]*1000000" office:value-type="float" office:value="71.103">
            <text:p>71.103</text:p>
          </table:table-cell>
          <table:table-cell table:formula="of:=[.R118]*1000000" office:value-type="float" office:value="1069.8">
            <text:p>1069.8</text:p>
          </table:table-cell>
          <table:table-cell table:formula="of:=[.S118]*1000000" office:value-type="float" office:value="5.9823">
            <text:p>5.9823</text:p>
          </table:table-cell>
          <table:table-cell table:formula="of:=[.T118]*1000000" office:value-type="float" office:value="0.036747">
            <text:p>0.036747</text:p>
          </table:table-cell>
          <table:table-cell table:formula="of:=[.U118]*1000000" office:value-type="float" office:value="6.7867E-019">
            <text:p>6.7867E-019</text:p>
          </table:table-cell>
          <table:table-cell table:formula="of:=[.V118]*1000000" office:value-type="float" office:value="0.0000000000076012">
            <text:p>7.6012E-012</text:p>
          </table:table-cell>
          <table:table-cell table:formula="of:=[.W118]*1000000" office:value-type="float" office:value="221.4">
            <text:p>221.4</text:p>
          </table:table-cell>
          <table:table-cell table:formula="of:=[.X118]*1000000" office:value-type="float" office:value="71.098">
            <text:p>71.098</text:p>
          </table:table-cell>
          <table:table-cell table:formula="of:=[.Y118]*1000000" office:value-type="float" office:value="1069.8">
            <text:p>1069.8</text:p>
          </table:table-cell>
          <table:table-cell table:formula="of:=[.Z118]*1000000" office:value-type="float" office:value="20.354">
            <text:p>20.354</text:p>
          </table:table-cell>
          <table:table-cell table:formula="of:=[.AA118]*1000000" office:value-type="float" office:value="0">
            <text:p>0</text:p>
          </table:table-cell>
          <table:table-cell table:formula="of:=[.AB118]*1000000" office:value-type="float" office:value="0.000000000003409">
            <text:p>3.409E-012</text:p>
          </table:table-cell>
          <table:table-cell table:formula="of:=[.AC118]*1000000" office:value-type="float" office:value="0.0000000000076011">
            <text:p>7.6011E-012</text:p>
          </table:table-cell>
          <table:table-cell office:value-type="float" office:value="0.0002214">
            <text:p>0.0002214</text:p>
          </table:table-cell>
          <table:table-cell table:style-name="ce1" office:value-type="string">
            <text:p>7.1103e-05</text:p>
          </table:table-cell>
          <table:table-cell office:value-type="float" office:value="0.0010698">
            <text:p>0.0010698</text:p>
          </table:table-cell>
          <table:table-cell table:style-name="ce1" office:value-type="string">
            <text:p>5.9823e-06</text:p>
          </table:table-cell>
          <table:table-cell table:style-name="ce1" office:value-type="string">
            <text:p>3.6747e-08</text:p>
          </table:table-cell>
          <table:table-cell table:style-name="ce1" office:value-type="string">
            <text:p>6.7867e-25</text:p>
          </table:table-cell>
          <table:table-cell table:style-name="ce1" office:value-type="string">
            <text:p>7.6012e-18</text:p>
          </table:table-cell>
          <table:table-cell office:value-type="float" office:value="0.0002214">
            <text:p>0.0002214</text:p>
          </table:table-cell>
          <table:table-cell table:style-name="ce1" office:value-type="string">
            <text:p>7.1098e-05</text:p>
          </table:table-cell>
          <table:table-cell office:value-type="float" office:value="0.0010698">
            <text:p>0.0010698</text:p>
          </table:table-cell>
          <table:table-cell table:style-name="ce1" office:value-type="string">
            <text:p>2.0354e-05</text:p>
          </table:table-cell>
          <table:table-cell office:value-type="float" office:value="0">
            <text:p>0</text:p>
          </table:table-cell>
          <table:table-cell table:style-name="ce1" office:value-type="string">
            <text:p>3.409e-18</text:p>
          </table:table-cell>
          <table:table-cell table:style-name="ce1" office:value-type="string">
            <text:p>7.6011e-18</text:p>
          </table:table-cell>
        </table:table-row>
        <table:table-row table:style-name="ro2">
          <table:table-cell office:value-type="float" office:value="1170.702">
            <text:p>1170.702</text:p>
          </table:table-cell>
          <table:table-cell table:formula="of:=[.P119]*1000000" office:value-type="float" office:value="218.42">
            <text:p>218.42</text:p>
          </table:table-cell>
          <table:table-cell table:formula="of:=[.Q119]*1000000" office:value-type="float" office:value="70.213">
            <text:p>70.213</text:p>
          </table:table-cell>
          <table:table-cell table:formula="of:=[.R119]*1000000" office:value-type="float" office:value="1073.7">
            <text:p>1073.7</text:p>
          </table:table-cell>
          <table:table-cell table:formula="of:=[.S119]*1000000" office:value-type="float" office:value="5.8746">
            <text:p>5.8746</text:p>
          </table:table-cell>
          <table:table-cell table:formula="of:=[.T119]*1000000" office:value-type="float" office:value="0.036829">
            <text:p>0.036829</text:p>
          </table:table-cell>
          <table:table-cell table:formula="of:=[.U119]*1000000" office:value-type="float" office:value="4.1537E-021">
            <text:p>4.1537E-021</text:p>
          </table:table-cell>
          <table:table-cell table:formula="of:=[.V119]*1000000" office:value-type="float" office:value="0.0000000000073749">
            <text:p>7.3749E-012</text:p>
          </table:table-cell>
          <table:table-cell table:formula="of:=[.W119]*1000000" office:value-type="float" office:value="218.42">
            <text:p>218.42</text:p>
          </table:table-cell>
          <table:table-cell table:formula="of:=[.X119]*1000000" office:value-type="float" office:value="70.209">
            <text:p>70.209</text:p>
          </table:table-cell>
          <table:table-cell table:formula="of:=[.Y119]*1000000" office:value-type="float" office:value="1073.7">
            <text:p>1073.7</text:p>
          </table:table-cell>
          <table:table-cell table:formula="of:=[.Z119]*1000000" office:value-type="float" office:value="20.354">
            <text:p>20.354</text:p>
          </table:table-cell>
          <table:table-cell table:formula="of:=[.AA119]*1000000" office:value-type="float" office:value="0">
            <text:p>0</text:p>
          </table:table-cell>
          <table:table-cell table:formula="of:=[.AB119]*1000000" office:value-type="float" office:value="0.0000000000032096">
            <text:p>3.2096E-012</text:p>
          </table:table-cell>
          <table:table-cell table:formula="of:=[.AC119]*1000000" office:value-type="float" office:value="0.0000000000073748">
            <text:p>7.3748E-012</text:p>
          </table:table-cell>
          <table:table-cell office:value-type="float" office:value="0.00021842">
            <text:p>0.00021842</text:p>
          </table:table-cell>
          <table:table-cell table:style-name="ce1" office:value-type="string">
            <text:p>7.0213e-05</text:p>
          </table:table-cell>
          <table:table-cell office:value-type="float" office:value="0.0010737">
            <text:p>0.0010737</text:p>
          </table:table-cell>
          <table:table-cell table:style-name="ce1" office:value-type="string">
            <text:p>5.8746e-06</text:p>
          </table:table-cell>
          <table:table-cell table:style-name="ce1" office:value-type="string">
            <text:p>3.6829e-08</text:p>
          </table:table-cell>
          <table:table-cell table:style-name="ce1" office:value-type="string">
            <text:p>4.1537e-27</text:p>
          </table:table-cell>
          <table:table-cell table:style-name="ce1" office:value-type="string">
            <text:p>7.3749e-18</text:p>
          </table:table-cell>
          <table:table-cell office:value-type="float" office:value="0.00021842">
            <text:p>0.00021842</text:p>
          </table:table-cell>
          <table:table-cell table:style-name="ce1" office:value-type="string">
            <text:p>7.0209e-05</text:p>
          </table:table-cell>
          <table:table-cell office:value-type="float" office:value="0.0010737">
            <text:p>0.0010737</text:p>
          </table:table-cell>
          <table:table-cell table:style-name="ce1" office:value-type="string">
            <text:p>2.0354e-05</text:p>
          </table:table-cell>
          <table:table-cell office:value-type="float" office:value="0">
            <text:p>0</text:p>
          </table:table-cell>
          <table:table-cell table:style-name="ce1" office:value-type="string">
            <text:p>3.2096e-18</text:p>
          </table:table-cell>
          <table:table-cell table:style-name="ce1" office:value-type="string">
            <text:p>7.3748e-18</text:p>
          </table:table-cell>
        </table:table-row>
        <table:table-row table:style-name="ro2">
          <table:table-cell office:value-type="float" office:value="1180.702">
            <text:p>1180.702</text:p>
          </table:table-cell>
          <table:table-cell table:formula="of:=[.P120]*1000000" office:value-type="float" office:value="215.49">
            <text:p>215.49</text:p>
          </table:table-cell>
          <table:table-cell table:formula="of:=[.Q120]*1000000" office:value-type="float" office:value="69.334">
            <text:p>69.334</text:p>
          </table:table-cell>
          <table:table-cell table:formula="of:=[.R120]*1000000" office:value-type="float" office:value="1077.6">
            <text:p>1077.6</text:p>
          </table:table-cell>
          <table:table-cell table:formula="of:=[.S120]*1000000" office:value-type="float" office:value="5.7684">
            <text:p>5.7684</text:p>
          </table:table-cell>
          <table:table-cell table:formula="of:=[.T120]*1000000" office:value-type="float" office:value="0.03691">
            <text:p>0.03691</text:p>
          </table:table-cell>
          <table:table-cell table:formula="of:=[.U120]*1000000" office:value-type="float" office:value="9.5168E-023">
            <text:p>9.5168E-023</text:p>
          </table:table-cell>
          <table:table-cell table:formula="of:=[.V120]*1000000" office:value-type="float" office:value="0.0000000000071555">
            <text:p>7.1555E-012</text:p>
          </table:table-cell>
          <table:table-cell table:formula="of:=[.W120]*1000000" office:value-type="float" office:value="215.49">
            <text:p>215.49</text:p>
          </table:table-cell>
          <table:table-cell table:formula="of:=[.X120]*1000000" office:value-type="float" office:value="69.33">
            <text:p>69.33</text:p>
          </table:table-cell>
          <table:table-cell table:formula="of:=[.Y120]*1000000" office:value-type="float" office:value="1077.5">
            <text:p>1077.5</text:p>
          </table:table-cell>
          <table:table-cell table:formula="of:=[.Z120]*1000000" office:value-type="float" office:value="20.354">
            <text:p>20.354</text:p>
          </table:table-cell>
          <table:table-cell table:formula="of:=[.AA120]*1000000" office:value-type="float" office:value="0">
            <text:p>0</text:p>
          </table:table-cell>
          <table:table-cell table:formula="of:=[.AB120]*1000000" office:value-type="float" office:value="0.000000000003161">
            <text:p>3.161E-012</text:p>
          </table:table-cell>
          <table:table-cell table:formula="of:=[.AC120]*1000000" office:value-type="float" office:value="0.0000000000071554">
            <text:p>7.1554E-012</text:p>
          </table:table-cell>
          <table:table-cell office:value-type="float" office:value="0.00021549">
            <text:p>0.00021549</text:p>
          </table:table-cell>
          <table:table-cell table:style-name="ce1" office:value-type="string">
            <text:p>6.9334e-05</text:p>
          </table:table-cell>
          <table:table-cell office:value-type="float" office:value="0.0010776">
            <text:p>0.0010776</text:p>
          </table:table-cell>
          <table:table-cell table:style-name="ce1" office:value-type="string">
            <text:p>5.7684e-06</text:p>
          </table:table-cell>
          <table:table-cell table:style-name="ce1" office:value-type="string">
            <text:p>3.691e-08</text:p>
          </table:table-cell>
          <table:table-cell table:style-name="ce1" office:value-type="string">
            <text:p>9.5168e-29</text:p>
          </table:table-cell>
          <table:table-cell table:style-name="ce1" office:value-type="string">
            <text:p>7.1555e-18</text:p>
          </table:table-cell>
          <table:table-cell office:value-type="float" office:value="0.00021549">
            <text:p>0.00021549</text:p>
          </table:table-cell>
          <table:table-cell table:style-name="ce1" office:value-type="string">
            <text:p>6.933e-05</text:p>
          </table:table-cell>
          <table:table-cell office:value-type="float" office:value="0.0010775">
            <text:p>0.0010775</text:p>
          </table:table-cell>
          <table:table-cell table:style-name="ce1" office:value-type="string">
            <text:p>2.0354e-05</text:p>
          </table:table-cell>
          <table:table-cell office:value-type="float" office:value="0">
            <text:p>0</text:p>
          </table:table-cell>
          <table:table-cell table:style-name="ce1" office:value-type="string">
            <text:p>3.161e-18</text:p>
          </table:table-cell>
          <table:table-cell table:style-name="ce1" office:value-type="string">
            <text:p>7.1554e-18</text:p>
          </table:table-cell>
        </table:table-row>
        <table:table-row table:style-name="ro2">
          <table:table-cell office:value-type="float" office:value="1190.702">
            <text:p>1190.702</text:p>
          </table:table-cell>
          <table:table-cell table:formula="of:=[.P121]*1000000" office:value-type="float" office:value="212.61">
            <text:p>212.61</text:p>
          </table:table-cell>
          <table:table-cell table:formula="of:=[.Q121]*1000000" office:value-type="float" office:value="68.465">
            <text:p>68.465</text:p>
          </table:table-cell>
          <table:table-cell table:formula="of:=[.R121]*1000000" office:value-type="float" office:value="1081.4">
            <text:p>1081.4</text:p>
          </table:table-cell>
          <table:table-cell table:formula="of:=[.S121]*1000000" office:value-type="float" office:value="5.6638">
            <text:p>5.6638</text:p>
          </table:table-cell>
          <table:table-cell table:formula="of:=[.T121]*1000000" office:value-type="float" office:value="0.03699">
            <text:p>0.03699</text:p>
          </table:table-cell>
          <table:table-cell table:formula="of:=[.U121]*1000000" office:value-type="float" office:value="1.2183E-023">
            <text:p>1.2183E-023</text:p>
          </table:table-cell>
          <table:table-cell table:formula="of:=[.V121]*1000000" office:value-type="float" office:value="0.0000000000069429">
            <text:p>6.9429E-012</text:p>
          </table:table-cell>
          <table:table-cell table:formula="of:=[.W121]*1000000" office:value-type="float" office:value="212.6">
            <text:p>212.6</text:p>
          </table:table-cell>
          <table:table-cell table:formula="of:=[.X121]*1000000" office:value-type="float" office:value="68.46">
            <text:p>68.46</text:p>
          </table:table-cell>
          <table:table-cell table:formula="of:=[.Y121]*1000000" office:value-type="float" office:value="1081.3">
            <text:p>1081.3</text:p>
          </table:table-cell>
          <table:table-cell table:formula="of:=[.Z121]*1000000" office:value-type="float" office:value="20.354">
            <text:p>20.354</text:p>
          </table:table-cell>
          <table:table-cell table:formula="of:=[.AA121]*1000000" office:value-type="float" office:value="0">
            <text:p>0</text:p>
          </table:table-cell>
          <table:table-cell table:formula="of:=[.AB121]*1000000" office:value-type="float" office:value="0.0000000000039756">
            <text:p>3.9756E-012</text:p>
          </table:table-cell>
          <table:table-cell table:formula="of:=[.AC121]*1000000" office:value-type="float" office:value="0.0000000000069428">
            <text:p>6.9428E-012</text:p>
          </table:table-cell>
          <table:table-cell office:value-type="float" office:value="0.00021261">
            <text:p>0.00021261</text:p>
          </table:table-cell>
          <table:table-cell table:style-name="ce1" office:value-type="string">
            <text:p>6.8465e-05</text:p>
          </table:table-cell>
          <table:table-cell office:value-type="float" office:value="0.0010814">
            <text:p>0.0010814</text:p>
          </table:table-cell>
          <table:table-cell table:style-name="ce1" office:value-type="string">
            <text:p>5.6638e-06</text:p>
          </table:table-cell>
          <table:table-cell table:style-name="ce1" office:value-type="string">
            <text:p>3.699e-08</text:p>
          </table:table-cell>
          <table:table-cell table:style-name="ce1" office:value-type="string">
            <text:p>1.2183e-29</text:p>
          </table:table-cell>
          <table:table-cell table:style-name="ce1" office:value-type="string">
            <text:p>6.9429e-18</text:p>
          </table:table-cell>
          <table:table-cell office:value-type="float" office:value="0.0002126">
            <text:p>0.0002126</text:p>
          </table:table-cell>
          <table:table-cell table:style-name="ce1" office:value-type="string">
            <text:p>6.846e-05</text:p>
          </table:table-cell>
          <table:table-cell office:value-type="float" office:value="0.0010813">
            <text:p>0.0010813</text:p>
          </table:table-cell>
          <table:table-cell table:style-name="ce1" office:value-type="string">
            <text:p>2.0354e-05</text:p>
          </table:table-cell>
          <table:table-cell office:value-type="float" office:value="0">
            <text:p>0</text:p>
          </table:table-cell>
          <table:table-cell table:style-name="ce1" office:value-type="string">
            <text:p>3.9756e-18</text:p>
          </table:table-cell>
          <table:table-cell table:style-name="ce1" office:value-type="string">
            <text:p>6.9428e-18</text:p>
          </table:table-cell>
        </table:table-row>
        <table:table-row table:style-name="ro2">
          <table:table-cell office:value-type="float" office:value="1200.702">
            <text:p>1200.702</text:p>
          </table:table-cell>
          <table:table-cell table:formula="of:=[.P122]*1000000" office:value-type="float" office:value="209.76">
            <text:p>209.76</text:p>
          </table:table-cell>
          <table:table-cell table:formula="of:=[.Q122]*1000000" office:value-type="float" office:value="67.606">
            <text:p>67.606</text:p>
          </table:table-cell>
          <table:table-cell table:formula="of:=[.R122]*1000000" office:value-type="float" office:value="1085.1">
            <text:p>1085.1</text:p>
          </table:table-cell>
          <table:table-cell table:formula="of:=[.S122]*1000000" office:value-type="float" office:value="5.5607">
            <text:p>5.5607</text:p>
          </table:table-cell>
          <table:table-cell table:formula="of:=[.T122]*1000000" office:value-type="float" office:value="0.037069">
            <text:p>0.037069</text:p>
          </table:table-cell>
          <table:table-cell table:formula="of:=[.U122]*1000000" office:value-type="float" office:value="2.9653E-024">
            <text:p>2.9653E-024</text:p>
          </table:table-cell>
          <table:table-cell table:formula="of:=[.V122]*1000000" office:value-type="float" office:value="0.0000000000067367">
            <text:p>6.7367E-012</text:p>
          </table:table-cell>
          <table:table-cell table:formula="of:=[.W122]*1000000" office:value-type="float" office:value="209.76">
            <text:p>209.76</text:p>
          </table:table-cell>
          <table:table-cell table:formula="of:=[.X122]*1000000" office:value-type="float" office:value="67.602">
            <text:p>67.602</text:p>
          </table:table-cell>
          <table:table-cell table:formula="of:=[.Y122]*1000000" office:value-type="float" office:value="1085.1">
            <text:p>1085.1</text:p>
          </table:table-cell>
          <table:table-cell table:formula="of:=[.Z122]*1000000" office:value-type="float" office:value="20.354">
            <text:p>20.354</text:p>
          </table:table-cell>
          <table:table-cell table:formula="of:=[.AA122]*1000000" office:value-type="float" office:value="0">
            <text:p>0</text:p>
          </table:table-cell>
          <table:table-cell table:formula="of:=[.AB122]*1000000" office:value-type="float" office:value="0.0000000000026558">
            <text:p>2.6558E-012</text:p>
          </table:table-cell>
          <table:table-cell table:formula="of:=[.AC122]*1000000" office:value-type="float" office:value="0.0000000000067366">
            <text:p>6.7366E-012</text:p>
          </table:table-cell>
          <table:table-cell office:value-type="float" office:value="0.00020976">
            <text:p>0.00020976</text:p>
          </table:table-cell>
          <table:table-cell table:style-name="ce1" office:value-type="string">
            <text:p>6.7606e-05</text:p>
          </table:table-cell>
          <table:table-cell office:value-type="float" office:value="0.0010851">
            <text:p>0.0010851</text:p>
          </table:table-cell>
          <table:table-cell table:style-name="ce1" office:value-type="string">
            <text:p>5.5607e-06</text:p>
          </table:table-cell>
          <table:table-cell table:style-name="ce1" office:value-type="string">
            <text:p>3.7069e-08</text:p>
          </table:table-cell>
          <table:table-cell table:style-name="ce1" office:value-type="string">
            <text:p>2.9653e-30</text:p>
          </table:table-cell>
          <table:table-cell table:style-name="ce1" office:value-type="string">
            <text:p>6.7367e-18</text:p>
          </table:table-cell>
          <table:table-cell office:value-type="float" office:value="0.00020976">
            <text:p>0.00020976</text:p>
          </table:table-cell>
          <table:table-cell table:style-name="ce1" office:value-type="string">
            <text:p>6.7602e-05</text:p>
          </table:table-cell>
          <table:table-cell office:value-type="float" office:value="0.0010851">
            <text:p>0.0010851</text:p>
          </table:table-cell>
          <table:table-cell table:style-name="ce1" office:value-type="string">
            <text:p>2.0354e-05</text:p>
          </table:table-cell>
          <table:table-cell office:value-type="float" office:value="0">
            <text:p>0</text:p>
          </table:table-cell>
          <table:table-cell table:style-name="ce1" office:value-type="string">
            <text:p>2.6558e-18</text:p>
          </table:table-cell>
          <table:table-cell table:style-name="ce1" office:value-type="string">
            <text:p>6.7366e-18</text:p>
          </table:table-cell>
        </table:table-row>
        <table:table-row table:style-name="ro2">
          <table:table-cell office:value-type="float" office:value="1210.702">
            <text:p>1210.702</text:p>
          </table:table-cell>
          <table:table-cell table:formula="of:=[.P123]*1000000" office:value-type="float" office:value="206.95">
            <text:p>206.95</text:p>
          </table:table-cell>
          <table:table-cell table:formula="of:=[.Q123]*1000000" office:value-type="float" office:value="66.757">
            <text:p>66.757</text:p>
          </table:table-cell>
          <table:table-cell table:formula="of:=[.R123]*1000000" office:value-type="float" office:value="1088.8">
            <text:p>1088.8</text:p>
          </table:table-cell>
          <table:table-cell table:formula="of:=[.S123]*1000000" office:value-type="float" office:value="5.459">
            <text:p>5.459</text:p>
          </table:table-cell>
          <table:table-cell table:formula="of:=[.T123]*1000000" office:value-type="float" office:value="0.037146">
            <text:p>0.037146</text:p>
          </table:table-cell>
          <table:table-cell table:formula="of:=[.U123]*1000000" office:value-type="float" office:value="7.9761E-025">
            <text:p>7.9761E-025</text:p>
          </table:table-cell>
          <table:table-cell table:formula="of:=[.V123]*1000000" office:value-type="float" office:value="0.0000000000065368">
            <text:p>6.5368E-012</text:p>
          </table:table-cell>
          <table:table-cell table:formula="of:=[.W123]*1000000" office:value-type="float" office:value="206.95">
            <text:p>206.95</text:p>
          </table:table-cell>
          <table:table-cell table:formula="of:=[.X123]*1000000" office:value-type="float" office:value="66.753">
            <text:p>66.753</text:p>
          </table:table-cell>
          <table:table-cell table:formula="of:=[.Y123]*1000000" office:value-type="float" office:value="1088.8">
            <text:p>1088.8</text:p>
          </table:table-cell>
          <table:table-cell table:formula="of:=[.Z123]*1000000" office:value-type="float" office:value="20.354">
            <text:p>20.354</text:p>
          </table:table-cell>
          <table:table-cell table:formula="of:=[.AA123]*1000000" office:value-type="float" office:value="0">
            <text:p>0</text:p>
          </table:table-cell>
          <table:table-cell table:formula="of:=[.AB123]*1000000" office:value-type="float" office:value="0.0000000000031674">
            <text:p>3.1674E-012</text:p>
          </table:table-cell>
          <table:table-cell table:formula="of:=[.AC123]*1000000" office:value-type="float" office:value="0.0000000000065367">
            <text:p>6.5367E-012</text:p>
          </table:table-cell>
          <table:table-cell office:value-type="float" office:value="0.00020695">
            <text:p>0.00020695</text:p>
          </table:table-cell>
          <table:table-cell table:style-name="ce1" office:value-type="string">
            <text:p>6.6757e-05</text:p>
          </table:table-cell>
          <table:table-cell office:value-type="float" office:value="0.0010888">
            <text:p>0.0010888</text:p>
          </table:table-cell>
          <table:table-cell table:style-name="ce1" office:value-type="string">
            <text:p>5.459e-06</text:p>
          </table:table-cell>
          <table:table-cell table:style-name="ce1" office:value-type="string">
            <text:p>3.7146e-08</text:p>
          </table:table-cell>
          <table:table-cell table:style-name="ce1" office:value-type="string">
            <text:p>7.9761e-31</text:p>
          </table:table-cell>
          <table:table-cell table:style-name="ce1" office:value-type="string">
            <text:p>6.5368e-18</text:p>
          </table:table-cell>
          <table:table-cell office:value-type="float" office:value="0.00020695">
            <text:p>0.00020695</text:p>
          </table:table-cell>
          <table:table-cell table:style-name="ce1" office:value-type="string">
            <text:p>6.6753e-05</text:p>
          </table:table-cell>
          <table:table-cell office:value-type="float" office:value="0.0010888">
            <text:p>0.0010888</text:p>
          </table:table-cell>
          <table:table-cell table:style-name="ce1" office:value-type="string">
            <text:p>2.0354e-05</text:p>
          </table:table-cell>
          <table:table-cell office:value-type="float" office:value="0">
            <text:p>0</text:p>
          </table:table-cell>
          <table:table-cell table:style-name="ce1" office:value-type="string">
            <text:p>3.1674e-18</text:p>
          </table:table-cell>
          <table:table-cell table:style-name="ce1" office:value-type="string">
            <text:p>6.5367e-18</text:p>
          </table:table-cell>
        </table:table-row>
        <table:table-row table:style-name="ro2">
          <table:table-cell office:value-type="float" office:value="1220.702">
            <text:p>1220.702</text:p>
          </table:table-cell>
          <table:table-cell table:formula="of:=[.P124]*1000000" office:value-type="float" office:value="204.19">
            <text:p>204.19</text:p>
          </table:table-cell>
          <table:table-cell table:formula="of:=[.Q124]*1000000" office:value-type="float" office:value="65.918">
            <text:p>65.918</text:p>
          </table:table-cell>
          <table:table-cell table:formula="of:=[.R124]*1000000" office:value-type="float" office:value="1092.5">
            <text:p>1092.5</text:p>
          </table:table-cell>
          <table:table-cell table:formula="of:=[.S124]*1000000" office:value-type="float" office:value="5.3589">
            <text:p>5.3589</text:p>
          </table:table-cell>
          <table:table-cell table:formula="of:=[.T124]*1000000" office:value-type="float" office:value="0.037223">
            <text:p>0.037223</text:p>
          </table:table-cell>
          <table:table-cell table:formula="of:=[.U124]*1000000" office:value-type="float" office:value="2.254E-025">
            <text:p>2.254E-025</text:p>
          </table:table-cell>
          <table:table-cell table:formula="of:=[.V124]*1000000" office:value-type="float" office:value="0.000000000006343">
            <text:p>6.343E-012</text:p>
          </table:table-cell>
          <table:table-cell table:formula="of:=[.W124]*1000000" office:value-type="float" office:value="204.19">
            <text:p>204.19</text:p>
          </table:table-cell>
          <table:table-cell table:formula="of:=[.X124]*1000000" office:value-type="float" office:value="65.914">
            <text:p>65.914</text:p>
          </table:table-cell>
          <table:table-cell table:formula="of:=[.Y124]*1000000" office:value-type="float" office:value="1092.5">
            <text:p>1092.5</text:p>
          </table:table-cell>
          <table:table-cell table:formula="of:=[.Z124]*1000000" office:value-type="float" office:value="20.354">
            <text:p>20.354</text:p>
          </table:table-cell>
          <table:table-cell table:formula="of:=[.AA124]*1000000" office:value-type="float" office:value="0">
            <text:p>0</text:p>
          </table:table-cell>
          <table:table-cell table:formula="of:=[.AB124]*1000000" office:value-type="float" office:value="0.0000000000027193">
            <text:p>2.7193E-012</text:p>
          </table:table-cell>
          <table:table-cell table:formula="of:=[.AC124]*1000000" office:value-type="float" office:value="0.0000000000063429">
            <text:p>6.3429E-012</text:p>
          </table:table-cell>
          <table:table-cell office:value-type="float" office:value="0.00020419">
            <text:p>0.00020419</text:p>
          </table:table-cell>
          <table:table-cell table:style-name="ce1" office:value-type="string">
            <text:p>6.5918e-05</text:p>
          </table:table-cell>
          <table:table-cell office:value-type="float" office:value="0.0010925">
            <text:p>0.0010925</text:p>
          </table:table-cell>
          <table:table-cell table:style-name="ce1" office:value-type="string">
            <text:p>5.3589e-06</text:p>
          </table:table-cell>
          <table:table-cell table:style-name="ce1" office:value-type="string">
            <text:p>3.7223e-08</text:p>
          </table:table-cell>
          <table:table-cell table:style-name="ce1" office:value-type="string">
            <text:p>2.254e-31</text:p>
          </table:table-cell>
          <table:table-cell table:style-name="ce1" office:value-type="string">
            <text:p>6.343e-18</text:p>
          </table:table-cell>
          <table:table-cell office:value-type="float" office:value="0.00020419">
            <text:p>0.00020419</text:p>
          </table:table-cell>
          <table:table-cell table:style-name="ce1" office:value-type="string">
            <text:p>6.5914e-05</text:p>
          </table:table-cell>
          <table:table-cell office:value-type="float" office:value="0.0010925">
            <text:p>0.0010925</text:p>
          </table:table-cell>
          <table:table-cell table:style-name="ce1" office:value-type="string">
            <text:p>2.0354e-05</text:p>
          </table:table-cell>
          <table:table-cell office:value-type="float" office:value="0">
            <text:p>0</text:p>
          </table:table-cell>
          <table:table-cell table:style-name="ce1" office:value-type="string">
            <text:p>2.7193e-18</text:p>
          </table:table-cell>
          <table:table-cell table:style-name="ce1" office:value-type="string">
            <text:p>6.3429e-18</text:p>
          </table:table-cell>
        </table:table-row>
        <table:table-row table:style-name="ro2">
          <table:table-cell office:value-type="float" office:value="1230.702">
            <text:p>1230.702</text:p>
          </table:table-cell>
          <table:table-cell table:formula="of:=[.P125]*1000000" office:value-type="float" office:value="201.46">
            <text:p>201.46</text:p>
          </table:table-cell>
          <table:table-cell table:formula="of:=[.Q125]*1000000" office:value-type="float" office:value="65.089">
            <text:p>65.089</text:p>
          </table:table-cell>
          <table:table-cell table:formula="of:=[.R125]*1000000" office:value-type="float" office:value="1096.1">
            <text:p>1096.1</text:p>
          </table:table-cell>
          <table:table-cell table:formula="of:=[.S125]*1000000" office:value-type="float" office:value="5.2603">
            <text:p>5.2603</text:p>
          </table:table-cell>
          <table:table-cell table:formula="of:=[.T125]*1000000" office:value-type="float" office:value="0.037299">
            <text:p>0.037299</text:p>
          </table:table-cell>
          <table:table-cell table:formula="of:=[.U125]*1000000" office:value-type="float" office:value="6.5594E-026">
            <text:p>6.5594E-026</text:p>
          </table:table-cell>
          <table:table-cell table:formula="of:=[.V125]*1000000" office:value-type="float" office:value="0.0000000000061551">
            <text:p>6.1551E-012</text:p>
          </table:table-cell>
          <table:table-cell table:formula="of:=[.W125]*1000000" office:value-type="float" office:value="201.46">
            <text:p>201.46</text:p>
          </table:table-cell>
          <table:table-cell table:formula="of:=[.X125]*1000000" office:value-type="float" office:value="65.085">
            <text:p>65.085</text:p>
          </table:table-cell>
          <table:table-cell table:formula="of:=[.Y125]*1000000" office:value-type="float" office:value="1096.1">
            <text:p>1096.1</text:p>
          </table:table-cell>
          <table:table-cell table:formula="of:=[.Z125]*1000000" office:value-type="float" office:value="20.353">
            <text:p>20.353</text:p>
          </table:table-cell>
          <table:table-cell table:formula="of:=[.AA125]*1000000" office:value-type="float" office:value="0">
            <text:p>0</text:p>
          </table:table-cell>
          <table:table-cell table:formula="of:=[.AB125]*1000000" office:value-type="float" office:value="0.0000000000015401">
            <text:p>1.5401E-012</text:p>
          </table:table-cell>
          <table:table-cell table:formula="of:=[.AC125]*1000000" office:value-type="float" office:value="0.000000000006155">
            <text:p>6.155E-012</text:p>
          </table:table-cell>
          <table:table-cell office:value-type="float" office:value="0.00020146">
            <text:p>0.00020146</text:p>
          </table:table-cell>
          <table:table-cell table:style-name="ce1" office:value-type="string">
            <text:p>6.5089e-05</text:p>
          </table:table-cell>
          <table:table-cell office:value-type="float" office:value="0.0010961">
            <text:p>0.0010961</text:p>
          </table:table-cell>
          <table:table-cell table:style-name="ce1" office:value-type="string">
            <text:p>5.2603e-06</text:p>
          </table:table-cell>
          <table:table-cell table:style-name="ce1" office:value-type="string">
            <text:p>3.7299e-08</text:p>
          </table:table-cell>
          <table:table-cell table:style-name="ce1" office:value-type="string">
            <text:p>6.5594e-32</text:p>
          </table:table-cell>
          <table:table-cell table:style-name="ce1" office:value-type="string">
            <text:p>6.1551e-18</text:p>
          </table:table-cell>
          <table:table-cell office:value-type="float" office:value="0.00020146">
            <text:p>0.00020146</text:p>
          </table:table-cell>
          <table:table-cell table:style-name="ce1" office:value-type="string">
            <text:p>6.5085e-05</text:p>
          </table:table-cell>
          <table:table-cell office:value-type="float" office:value="0.0010961">
            <text:p>0.0010961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5401e-18</text:p>
          </table:table-cell>
          <table:table-cell table:style-name="ce1" office:value-type="string">
            <text:p>6.155e-18</text:p>
          </table:table-cell>
        </table:table-row>
        <table:table-row table:style-name="ro2">
          <table:table-cell office:value-type="float" office:value="1240.702">
            <text:p>1240.702</text:p>
          </table:table-cell>
          <table:table-cell table:formula="of:=[.P126]*1000000" office:value-type="float" office:value="198.78">
            <text:p>198.78</text:p>
          </table:table-cell>
          <table:table-cell table:formula="of:=[.Q126]*1000000" office:value-type="float" office:value="64.27">
            <text:p>64.27</text:p>
          </table:table-cell>
          <table:table-cell table:formula="of:=[.R126]*1000000" office:value-type="float" office:value="1099.6">
            <text:p>1099.6</text:p>
          </table:table-cell>
          <table:table-cell table:formula="of:=[.S126]*1000000" office:value-type="float" office:value="5.1631">
            <text:p>5.1631</text:p>
          </table:table-cell>
          <table:table-cell table:formula="of:=[.T126]*1000000" office:value-type="float" office:value="0.037373">
            <text:p>0.037373</text:p>
          </table:table-cell>
          <table:table-cell table:formula="of:=[.U126]*1000000" office:value-type="float" office:value="1.9459E-026">
            <text:p>1.9459E-026</text:p>
          </table:table-cell>
          <table:table-cell table:formula="of:=[.V126]*1000000" office:value-type="float" office:value="0.0000000000059729">
            <text:p>5.9729E-012</text:p>
          </table:table-cell>
          <table:table-cell table:formula="of:=[.W126]*1000000" office:value-type="float" office:value="198.77">
            <text:p>198.77</text:p>
          </table:table-cell>
          <table:table-cell table:formula="of:=[.X126]*1000000" office:value-type="float" office:value="64.265">
            <text:p>64.265</text:p>
          </table:table-cell>
          <table:table-cell table:formula="of:=[.Y126]*1000000" office:value-type="float" office:value="1099.6">
            <text:p>1099.6</text:p>
          </table:table-cell>
          <table:table-cell table:formula="of:=[.Z126]*1000000" office:value-type="float" office:value="20.353">
            <text:p>20.353</text:p>
          </table:table-cell>
          <table:table-cell table:formula="of:=[.AA126]*1000000" office:value-type="float" office:value="0">
            <text:p>0</text:p>
          </table:table-cell>
          <table:table-cell table:formula="of:=[.AB126]*1000000" office:value-type="float" office:value="0.0000000000023698">
            <text:p>2.3698E-012</text:p>
          </table:table-cell>
          <table:table-cell table:formula="of:=[.AC126]*1000000" office:value-type="float" office:value="0.0000000000059728">
            <text:p>5.9728E-012</text:p>
          </table:table-cell>
          <table:table-cell office:value-type="float" office:value="0.00019878">
            <text:p>0.00019878</text:p>
          </table:table-cell>
          <table:table-cell table:style-name="ce1" office:value-type="string">
            <text:p>6.427e-05</text:p>
          </table:table-cell>
          <table:table-cell office:value-type="float" office:value="0.0010996">
            <text:p>0.0010996</text:p>
          </table:table-cell>
          <table:table-cell table:style-name="ce1" office:value-type="string">
            <text:p>5.1631e-06</text:p>
          </table:table-cell>
          <table:table-cell table:style-name="ce1" office:value-type="string">
            <text:p>3.7373e-08</text:p>
          </table:table-cell>
          <table:table-cell table:style-name="ce1" office:value-type="string">
            <text:p>1.9459e-32</text:p>
          </table:table-cell>
          <table:table-cell table:style-name="ce1" office:value-type="string">
            <text:p>5.9729e-18</text:p>
          </table:table-cell>
          <table:table-cell office:value-type="float" office:value="0.00019877">
            <text:p>0.00019877</text:p>
          </table:table-cell>
          <table:table-cell table:style-name="ce1" office:value-type="string">
            <text:p>6.4265e-05</text:p>
          </table:table-cell>
          <table:table-cell office:value-type="float" office:value="0.0010996">
            <text:p>0.0010996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2.3698e-18</text:p>
          </table:table-cell>
          <table:table-cell table:style-name="ce1" office:value-type="string">
            <text:p>5.9728e-18</text:p>
          </table:table-cell>
        </table:table-row>
        <table:table-row table:style-name="ro2">
          <table:table-cell office:value-type="float" office:value="1250.702">
            <text:p>1250.702</text:p>
          </table:table-cell>
          <table:table-cell table:formula="of:=[.P127]*1000000" office:value-type="float" office:value="196.13">
            <text:p>196.13</text:p>
          </table:table-cell>
          <table:table-cell table:formula="of:=[.Q127]*1000000" office:value-type="float" office:value="63.46">
            <text:p>63.46</text:p>
          </table:table-cell>
          <table:table-cell table:formula="of:=[.R127]*1000000" office:value-type="float" office:value="1103.1">
            <text:p>1103.1</text:p>
          </table:table-cell>
          <table:table-cell table:formula="of:=[.S127]*1000000" office:value-type="float" office:value="5.0674">
            <text:p>5.0674</text:p>
          </table:table-cell>
          <table:table-cell table:formula="of:=[.T127]*1000000" office:value-type="float" office:value="0.037447">
            <text:p>0.037447</text:p>
          </table:table-cell>
          <table:table-cell table:formula="of:=[.U127]*1000000" office:value-type="float" office:value="5.8606E-027">
            <text:p>5.8606E-027</text:p>
          </table:table-cell>
          <table:table-cell table:formula="of:=[.V127]*1000000" office:value-type="float" office:value="0.0000000000057963">
            <text:p>5.7963E-012</text:p>
          </table:table-cell>
          <table:table-cell table:formula="of:=[.W127]*1000000" office:value-type="float" office:value="196.13">
            <text:p>196.13</text:p>
          </table:table-cell>
          <table:table-cell table:formula="of:=[.X127]*1000000" office:value-type="float" office:value="63.456">
            <text:p>63.456</text:p>
          </table:table-cell>
          <table:table-cell table:formula="of:=[.Y127]*1000000" office:value-type="float" office:value="1103.1">
            <text:p>1103.1</text:p>
          </table:table-cell>
          <table:table-cell table:formula="of:=[.Z127]*1000000" office:value-type="float" office:value="20.353">
            <text:p>20.353</text:p>
          </table:table-cell>
          <table:table-cell table:formula="of:=[.AA127]*1000000" office:value-type="float" office:value="0">
            <text:p>0</text:p>
          </table:table-cell>
          <table:table-cell table:formula="of:=[.AB127]*1000000" office:value-type="float" office:value="0.0000000000024232">
            <text:p>2.4232E-012</text:p>
          </table:table-cell>
          <table:table-cell table:formula="of:=[.AC127]*1000000" office:value-type="float" office:value="0.0000000000057962">
            <text:p>5.7962E-012</text:p>
          </table:table-cell>
          <table:table-cell office:value-type="float" office:value="0.00019613">
            <text:p>0.00019613</text:p>
          </table:table-cell>
          <table:table-cell table:style-name="ce1" office:value-type="string">
            <text:p>6.346e-05</text:p>
          </table:table-cell>
          <table:table-cell office:value-type="float" office:value="0.0011031">
            <text:p>0.0011031</text:p>
          </table:table-cell>
          <table:table-cell table:style-name="ce1" office:value-type="string">
            <text:p>5.0674e-06</text:p>
          </table:table-cell>
          <table:table-cell table:style-name="ce1" office:value-type="string">
            <text:p>3.7447e-08</text:p>
          </table:table-cell>
          <table:table-cell table:style-name="ce1" office:value-type="string">
            <text:p>5.8606e-33</text:p>
          </table:table-cell>
          <table:table-cell table:style-name="ce1" office:value-type="string">
            <text:p>5.7963e-18</text:p>
          </table:table-cell>
          <table:table-cell office:value-type="float" office:value="0.00019613">
            <text:p>0.00019613</text:p>
          </table:table-cell>
          <table:table-cell table:style-name="ce1" office:value-type="string">
            <text:p>6.3456e-05</text:p>
          </table:table-cell>
          <table:table-cell office:value-type="float" office:value="0.0011031">
            <text:p>0.0011031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2.4232e-18</text:p>
          </table:table-cell>
          <table:table-cell table:style-name="ce1" office:value-type="string">
            <text:p>5.7962e-18</text:p>
          </table:table-cell>
        </table:table-row>
        <table:table-row table:style-name="ro2">
          <table:table-cell office:value-type="float" office:value="1260.702">
            <text:p>1260.702</text:p>
          </table:table-cell>
          <table:table-cell table:formula="of:=[.P128]*1000000" office:value-type="float" office:value="193.52">
            <text:p>193.52</text:p>
          </table:table-cell>
          <table:table-cell table:formula="of:=[.Q128]*1000000" office:value-type="float" office:value="62.66">
            <text:p>62.66</text:p>
          </table:table-cell>
          <table:table-cell table:formula="of:=[.R128]*1000000" office:value-type="float" office:value="1106.6">
            <text:p>1106.6</text:p>
          </table:table-cell>
          <table:table-cell table:formula="of:=[.S128]*1000000" office:value-type="float" office:value="4.9732">
            <text:p>4.9732</text:p>
          </table:table-cell>
          <table:table-cell table:formula="of:=[.T128]*1000000" office:value-type="float" office:value="0.03752">
            <text:p>0.03752</text:p>
          </table:table-cell>
          <table:table-cell table:formula="of:=[.U128]*1000000" office:value-type="float" office:value="1.7887E-027">
            <text:p>1.7887E-027</text:p>
          </table:table-cell>
          <table:table-cell table:formula="of:=[.V128]*1000000" office:value-type="float" office:value="0.000000000005625">
            <text:p>5.625E-012</text:p>
          </table:table-cell>
          <table:table-cell table:formula="of:=[.W128]*1000000" office:value-type="float" office:value="193.52">
            <text:p>193.52</text:p>
          </table:table-cell>
          <table:table-cell table:formula="of:=[.X128]*1000000" office:value-type="float" office:value="62.656">
            <text:p>62.656</text:p>
          </table:table-cell>
          <table:table-cell table:formula="of:=[.Y128]*1000000" office:value-type="float" office:value="1106.6">
            <text:p>1106.6</text:p>
          </table:table-cell>
          <table:table-cell table:formula="of:=[.Z128]*1000000" office:value-type="float" office:value="20.353">
            <text:p>20.353</text:p>
          </table:table-cell>
          <table:table-cell table:formula="of:=[.AA128]*1000000" office:value-type="float" office:value="0">
            <text:p>0</text:p>
          </table:table-cell>
          <table:table-cell table:formula="of:=[.AB128]*1000000" office:value-type="float" office:value="0.0000000000029456">
            <text:p>2.9456E-012</text:p>
          </table:table-cell>
          <table:table-cell table:formula="of:=[.AC128]*1000000" office:value-type="float" office:value="0.0000000000056249">
            <text:p>5.6249E-012</text:p>
          </table:table-cell>
          <table:table-cell office:value-type="float" office:value="0.00019352">
            <text:p>0.00019352</text:p>
          </table:table-cell>
          <table:table-cell table:style-name="ce1" office:value-type="string">
            <text:p>6.266e-05</text:p>
          </table:table-cell>
          <table:table-cell office:value-type="float" office:value="0.0011066">
            <text:p>0.0011066</text:p>
          </table:table-cell>
          <table:table-cell table:style-name="ce1" office:value-type="string">
            <text:p>4.9732e-06</text:p>
          </table:table-cell>
          <table:table-cell table:style-name="ce1" office:value-type="string">
            <text:p>3.752e-08</text:p>
          </table:table-cell>
          <table:table-cell table:style-name="ce1" office:value-type="string">
            <text:p>1.7887e-33</text:p>
          </table:table-cell>
          <table:table-cell table:style-name="ce1" office:value-type="string">
            <text:p>5.625e-18</text:p>
          </table:table-cell>
          <table:table-cell office:value-type="float" office:value="0.00019352">
            <text:p>0.00019352</text:p>
          </table:table-cell>
          <table:table-cell table:style-name="ce1" office:value-type="string">
            <text:p>6.2656e-05</text:p>
          </table:table-cell>
          <table:table-cell office:value-type="float" office:value="0.0011066">
            <text:p>0.0011066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2.9456e-18</text:p>
          </table:table-cell>
          <table:table-cell table:style-name="ce1" office:value-type="string">
            <text:p>5.6249e-18</text:p>
          </table:table-cell>
        </table:table-row>
        <table:table-row table:style-name="ro2">
          <table:table-cell office:value-type="float" office:value="1270.702">
            <text:p>1270.702</text:p>
          </table:table-cell>
          <table:table-cell table:formula="of:=[.P129]*1000000" office:value-type="float" office:value="190.95">
            <text:p>190.95</text:p>
          </table:table-cell>
          <table:table-cell table:formula="of:=[.Q129]*1000000" office:value-type="float" office:value="61.87">
            <text:p>61.87</text:p>
          </table:table-cell>
          <table:table-cell table:formula="of:=[.R129]*1000000" office:value-type="float" office:value="1110">
            <text:p>1110</text:p>
          </table:table-cell>
          <table:table-cell table:formula="of:=[.S129]*1000000" office:value-type="float" office:value="4.8804">
            <text:p>4.8804</text:p>
          </table:table-cell>
          <table:table-cell table:formula="of:=[.T129]*1000000" office:value-type="float" office:value="0.037592">
            <text:p>0.037592</text:p>
          </table:table-cell>
          <table:table-cell table:formula="of:=[.U129]*1000000" office:value-type="float" office:value="5.5273E-028">
            <text:p>5.5273E-028</text:p>
          </table:table-cell>
          <table:table-cell table:formula="of:=[.V129]*1000000" office:value-type="float" office:value="0.000000000005459">
            <text:p>5.459E-012</text:p>
          </table:table-cell>
          <table:table-cell table:formula="of:=[.W129]*1000000" office:value-type="float" office:value="190.94">
            <text:p>190.94</text:p>
          </table:table-cell>
          <table:table-cell table:formula="of:=[.X129]*1000000" office:value-type="float" office:value="61.865">
            <text:p>61.865</text:p>
          </table:table-cell>
          <table:table-cell table:formula="of:=[.Y129]*1000000" office:value-type="float" office:value="1110">
            <text:p>1110</text:p>
          </table:table-cell>
          <table:table-cell table:formula="of:=[.Z129]*1000000" office:value-type="float" office:value="20.353">
            <text:p>20.353</text:p>
          </table:table-cell>
          <table:table-cell table:formula="of:=[.AA129]*1000000" office:value-type="float" office:value="0">
            <text:p>0</text:p>
          </table:table-cell>
          <table:table-cell table:formula="of:=[.AB129]*1000000" office:value-type="float" office:value="0.0000000000019845">
            <text:p>1.9845E-012</text:p>
          </table:table-cell>
          <table:table-cell table:formula="of:=[.AC129]*1000000" office:value-type="float" office:value="0.0000000000054589">
            <text:p>5.4589E-012</text:p>
          </table:table-cell>
          <table:table-cell office:value-type="float" office:value="0.00019095">
            <text:p>0.00019095</text:p>
          </table:table-cell>
          <table:table-cell table:style-name="ce1" office:value-type="string">
            <text:p>6.187e-05</text:p>
          </table:table-cell>
          <table:table-cell office:value-type="float" office:value="0.00111">
            <text:p>0.00111</text:p>
          </table:table-cell>
          <table:table-cell table:style-name="ce1" office:value-type="string">
            <text:p>4.8804e-06</text:p>
          </table:table-cell>
          <table:table-cell table:style-name="ce1" office:value-type="string">
            <text:p>3.7592e-08</text:p>
          </table:table-cell>
          <table:table-cell table:style-name="ce1" office:value-type="string">
            <text:p>5.5273e-34</text:p>
          </table:table-cell>
          <table:table-cell table:style-name="ce1" office:value-type="string">
            <text:p>5.459e-18</text:p>
          </table:table-cell>
          <table:table-cell office:value-type="float" office:value="0.00019094">
            <text:p>0.00019094</text:p>
          </table:table-cell>
          <table:table-cell table:style-name="ce1" office:value-type="string">
            <text:p>6.1865e-05</text:p>
          </table:table-cell>
          <table:table-cell office:value-type="float" office:value="0.00111">
            <text:p>0.00111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9845e-18</text:p>
          </table:table-cell>
          <table:table-cell table:style-name="ce1" office:value-type="string">
            <text:p>5.4589e-18</text:p>
          </table:table-cell>
        </table:table-row>
        <table:table-row table:style-name="ro2">
          <table:table-cell office:value-type="float" office:value="1280.702">
            <text:p>1280.702</text:p>
          </table:table-cell>
          <table:table-cell table:formula="of:=[.P130]*1000000" office:value-type="float" office:value="188.41">
            <text:p>188.41</text:p>
          </table:table-cell>
          <table:table-cell table:formula="of:=[.Q130]*1000000" office:value-type="float" office:value="61.088">
            <text:p>61.088</text:p>
          </table:table-cell>
          <table:table-cell table:formula="of:=[.R130]*1000000" office:value-type="float" office:value="1113.4">
            <text:p>1113.4</text:p>
          </table:table-cell>
          <table:table-cell table:formula="of:=[.S130]*1000000" office:value-type="float" office:value="4.789">
            <text:p>4.789</text:p>
          </table:table-cell>
          <table:table-cell table:formula="of:=[.T130]*1000000" office:value-type="float" office:value="0.037663">
            <text:p>0.037663</text:p>
          </table:table-cell>
          <table:table-cell table:formula="of:=[.U130]*1000000" office:value-type="float" office:value="1.7285E-028">
            <text:p>1.7285E-028</text:p>
          </table:table-cell>
          <table:table-cell table:formula="of:=[.V130]*1000000" office:value-type="float" office:value="0.000000000005298">
            <text:p>5.298E-012</text:p>
          </table:table-cell>
          <table:table-cell table:formula="of:=[.W130]*1000000" office:value-type="float" office:value="188.41">
            <text:p>188.41</text:p>
          </table:table-cell>
          <table:table-cell table:formula="of:=[.X130]*1000000" office:value-type="float" office:value="61.084">
            <text:p>61.084</text:p>
          </table:table-cell>
          <table:table-cell table:formula="of:=[.Y130]*1000000" office:value-type="float" office:value="1113.3">
            <text:p>1113.3</text:p>
          </table:table-cell>
          <table:table-cell table:formula="of:=[.Z130]*1000000" office:value-type="float" office:value="20.353">
            <text:p>20.353</text:p>
          </table:table-cell>
          <table:table-cell table:formula="of:=[.AA130]*1000000" office:value-type="float" office:value="0">
            <text:p>0</text:p>
          </table:table-cell>
          <table:table-cell table:formula="of:=[.AB130]*1000000" office:value-type="float" office:value="0.0000000000021674">
            <text:p>2.1674E-012</text:p>
          </table:table-cell>
          <table:table-cell table:formula="of:=[.AC130]*1000000" office:value-type="float" office:value="0.000000000005298">
            <text:p>5.298E-012</text:p>
          </table:table-cell>
          <table:table-cell office:value-type="float" office:value="0.00018841">
            <text:p>0.00018841</text:p>
          </table:table-cell>
          <table:table-cell table:style-name="ce1" office:value-type="string">
            <text:p>6.1088e-05</text:p>
          </table:table-cell>
          <table:table-cell office:value-type="float" office:value="0.0011134">
            <text:p>0.0011134</text:p>
          </table:table-cell>
          <table:table-cell table:style-name="ce1" office:value-type="string">
            <text:p>4.789e-06</text:p>
          </table:table-cell>
          <table:table-cell table:style-name="ce1" office:value-type="string">
            <text:p>3.7663e-08</text:p>
          </table:table-cell>
          <table:table-cell table:style-name="ce1" office:value-type="string">
            <text:p>1.7285e-34</text:p>
          </table:table-cell>
          <table:table-cell table:style-name="ce1" office:value-type="string">
            <text:p>5.298e-18</text:p>
          </table:table-cell>
          <table:table-cell office:value-type="float" office:value="0.00018841">
            <text:p>0.00018841</text:p>
          </table:table-cell>
          <table:table-cell table:style-name="ce1" office:value-type="string">
            <text:p>6.1084e-05</text:p>
          </table:table-cell>
          <table:table-cell office:value-type="float" office:value="0.0011133">
            <text:p>0.0011133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2.1674e-18</text:p>
          </table:table-cell>
          <table:table-cell table:style-name="ce1" office:value-type="string">
            <text:p>5.298e-18</text:p>
          </table:table-cell>
        </table:table-row>
        <table:table-row table:style-name="ro2">
          <table:table-cell office:value-type="float" office:value="1290.702">
            <text:p>1290.702</text:p>
          </table:table-cell>
          <table:table-cell table:formula="of:=[.P131]*1000000" office:value-type="float" office:value="185.91">
            <text:p>185.91</text:p>
          </table:table-cell>
          <table:table-cell table:formula="of:=[.Q131]*1000000" office:value-type="float" office:value="60.317">
            <text:p>60.317</text:p>
          </table:table-cell>
          <table:table-cell table:formula="of:=[.R131]*1000000" office:value-type="float" office:value="1116.7">
            <text:p>1116.7</text:p>
          </table:table-cell>
          <table:table-cell table:formula="of:=[.S131]*1000000" office:value-type="float" office:value="4.699">
            <text:p>4.699</text:p>
          </table:table-cell>
          <table:table-cell table:formula="of:=[.T131]*1000000" office:value-type="float" office:value="0.037734">
            <text:p>0.037734</text:p>
          </table:table-cell>
          <table:table-cell table:formula="of:=[.U131]*1000000" office:value-type="float" office:value="5.4687E-029">
            <text:p>5.4687E-029</text:p>
          </table:table-cell>
          <table:table-cell table:formula="of:=[.V131]*1000000" office:value-type="float" office:value="0.000000000005142">
            <text:p>5.142E-012</text:p>
          </table:table-cell>
          <table:table-cell table:formula="of:=[.W131]*1000000" office:value-type="float" office:value="185.91">
            <text:p>185.91</text:p>
          </table:table-cell>
          <table:table-cell table:formula="of:=[.X131]*1000000" office:value-type="float" office:value="60.312">
            <text:p>60.312</text:p>
          </table:table-cell>
          <table:table-cell table:formula="of:=[.Y131]*1000000" office:value-type="float" office:value="1116.6">
            <text:p>1116.6</text:p>
          </table:table-cell>
          <table:table-cell table:formula="of:=[.Z131]*1000000" office:value-type="float" office:value="20.353">
            <text:p>20.353</text:p>
          </table:table-cell>
          <table:table-cell table:formula="of:=[.AA131]*1000000" office:value-type="float" office:value="0">
            <text:p>0</text:p>
          </table:table-cell>
          <table:table-cell table:formula="of:=[.AB131]*1000000" office:value-type="float" office:value="0.000000000001587">
            <text:p>1.587E-012</text:p>
          </table:table-cell>
          <table:table-cell table:formula="of:=[.AC131]*1000000" office:value-type="float" office:value="0.0000000000051419">
            <text:p>5.1419E-012</text:p>
          </table:table-cell>
          <table:table-cell office:value-type="float" office:value="0.00018591">
            <text:p>0.00018591</text:p>
          </table:table-cell>
          <table:table-cell table:style-name="ce1" office:value-type="string">
            <text:p>6.0317e-05</text:p>
          </table:table-cell>
          <table:table-cell office:value-type="float" office:value="0.0011167">
            <text:p>0.0011167</text:p>
          </table:table-cell>
          <table:table-cell table:style-name="ce1" office:value-type="string">
            <text:p>4.699e-06</text:p>
          </table:table-cell>
          <table:table-cell table:style-name="ce1" office:value-type="string">
            <text:p>3.7734e-08</text:p>
          </table:table-cell>
          <table:table-cell table:style-name="ce1" office:value-type="string">
            <text:p>5.4687e-35</text:p>
          </table:table-cell>
          <table:table-cell table:style-name="ce1" office:value-type="string">
            <text:p>5.142e-18</text:p>
          </table:table-cell>
          <table:table-cell office:value-type="float" office:value="0.00018591">
            <text:p>0.00018591</text:p>
          </table:table-cell>
          <table:table-cell table:style-name="ce1" office:value-type="string">
            <text:p>6.0312e-05</text:p>
          </table:table-cell>
          <table:table-cell office:value-type="float" office:value="0.0011166">
            <text:p>0.0011166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587e-18</text:p>
          </table:table-cell>
          <table:table-cell table:style-name="ce1" office:value-type="string">
            <text:p>5.1419e-18</text:p>
          </table:table-cell>
        </table:table-row>
        <table:table-row table:style-name="ro2">
          <table:table-cell office:value-type="float" office:value="1300.702">
            <text:p>1300.702</text:p>
          </table:table-cell>
          <table:table-cell table:formula="of:=[.P132]*1000000" office:value-type="float" office:value="183.45">
            <text:p>183.45</text:p>
          </table:table-cell>
          <table:table-cell table:formula="of:=[.Q132]*1000000" office:value-type="float" office:value="59.554">
            <text:p>59.554</text:p>
          </table:table-cell>
          <table:table-cell table:formula="of:=[.R132]*1000000" office:value-type="float" office:value="1119.9">
            <text:p>1119.9</text:p>
          </table:table-cell>
          <table:table-cell table:formula="of:=[.S132]*1000000" office:value-type="float" office:value="4.6105">
            <text:p>4.6105</text:p>
          </table:table-cell>
          <table:table-cell table:formula="of:=[.T132]*1000000" office:value-type="float" office:value="0.037804">
            <text:p>0.037804</text:p>
          </table:table-cell>
          <table:table-cell table:formula="of:=[.U132]*1000000" office:value-type="float" office:value="1.7503E-029">
            <text:p>1.7503E-029</text:p>
          </table:table-cell>
          <table:table-cell table:formula="of:=[.V132]*1000000" office:value-type="float" office:value="0.0000000000049907">
            <text:p>4.9907E-012</text:p>
          </table:table-cell>
          <table:table-cell table:formula="of:=[.W132]*1000000" office:value-type="float" office:value="183.45">
            <text:p>183.45</text:p>
          </table:table-cell>
          <table:table-cell table:formula="of:=[.X132]*1000000" office:value-type="float" office:value="59.549">
            <text:p>59.549</text:p>
          </table:table-cell>
          <table:table-cell table:formula="of:=[.Y132]*1000000" office:value-type="float" office:value="1119.9">
            <text:p>1119.9</text:p>
          </table:table-cell>
          <table:table-cell table:formula="of:=[.Z132]*1000000" office:value-type="float" office:value="20.353">
            <text:p>20.353</text:p>
          </table:table-cell>
          <table:table-cell table:formula="of:=[.AA132]*1000000" office:value-type="float" office:value="0">
            <text:p>0</text:p>
          </table:table-cell>
          <table:table-cell table:formula="of:=[.AB132]*1000000" office:value-type="float" office:value="0.00000000000068425">
            <text:p>6.8425E-013</text:p>
          </table:table-cell>
          <table:table-cell table:formula="of:=[.AC132]*1000000" office:value-type="float" office:value="0.0000000000049906">
            <text:p>4.9906E-012</text:p>
          </table:table-cell>
          <table:table-cell office:value-type="float" office:value="0.00018345">
            <text:p>0.00018345</text:p>
          </table:table-cell>
          <table:table-cell table:style-name="ce1" office:value-type="string">
            <text:p>5.9554e-05</text:p>
          </table:table-cell>
          <table:table-cell office:value-type="float" office:value="0.0011199">
            <text:p>0.0011199</text:p>
          </table:table-cell>
          <table:table-cell table:style-name="ce1" office:value-type="string">
            <text:p>4.6105e-06</text:p>
          </table:table-cell>
          <table:table-cell table:style-name="ce1" office:value-type="string">
            <text:p>3.7804e-08</text:p>
          </table:table-cell>
          <table:table-cell table:style-name="ce1" office:value-type="string">
            <text:p>1.7503e-35</text:p>
          </table:table-cell>
          <table:table-cell table:style-name="ce1" office:value-type="string">
            <text:p>4.9907e-18</text:p>
          </table:table-cell>
          <table:table-cell office:value-type="float" office:value="0.00018345">
            <text:p>0.00018345</text:p>
          </table:table-cell>
          <table:table-cell table:style-name="ce1" office:value-type="string">
            <text:p>5.9549e-05</text:p>
          </table:table-cell>
          <table:table-cell office:value-type="float" office:value="0.0011199">
            <text:p>0.0011199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6.8425e-19</text:p>
          </table:table-cell>
          <table:table-cell table:style-name="ce1" office:value-type="string">
            <text:p>4.9906e-18</text:p>
          </table:table-cell>
        </table:table-row>
        <table:table-row table:style-name="ro2">
          <table:table-cell office:value-type="float" office:value="1310.702">
            <text:p>1310.702</text:p>
          </table:table-cell>
          <table:table-cell table:formula="of:=[.P133]*1000000" office:value-type="float" office:value="181.02">
            <text:p>181.02</text:p>
          </table:table-cell>
          <table:table-cell table:formula="of:=[.Q133]*1000000" office:value-type="float" office:value="58.8">
            <text:p>58.8</text:p>
          </table:table-cell>
          <table:table-cell table:formula="of:=[.R133]*1000000" office:value-type="float" office:value="1123.2">
            <text:p>1123.2</text:p>
          </table:table-cell>
          <table:table-cell table:formula="of:=[.S133]*1000000" office:value-type="float" office:value="4.5233">
            <text:p>4.5233</text:p>
          </table:table-cell>
          <table:table-cell table:formula="of:=[.T133]*1000000" office:value-type="float" office:value="0.037873">
            <text:p>0.037873</text:p>
          </table:table-cell>
          <table:table-cell table:formula="of:=[.U133]*1000000" office:value-type="float" office:value="5.6666E-030">
            <text:p>5.6666E-030</text:p>
          </table:table-cell>
          <table:table-cell table:formula="of:=[.V133]*1000000" office:value-type="float" office:value="0.000000000004844">
            <text:p>4.844E-012</text:p>
          </table:table-cell>
          <table:table-cell table:formula="of:=[.W133]*1000000" office:value-type="float" office:value="181.02">
            <text:p>181.02</text:p>
          </table:table-cell>
          <table:table-cell table:formula="of:=[.X133]*1000000" office:value-type="float" office:value="58.796">
            <text:p>58.796</text:p>
          </table:table-cell>
          <table:table-cell table:formula="of:=[.Y133]*1000000" office:value-type="float" office:value="1123.1">
            <text:p>1123.1</text:p>
          </table:table-cell>
          <table:table-cell table:formula="of:=[.Z133]*1000000" office:value-type="float" office:value="20.353">
            <text:p>20.353</text:p>
          </table:table-cell>
          <table:table-cell table:formula="of:=[.AA133]*1000000" office:value-type="float" office:value="0">
            <text:p>0</text:p>
          </table:table-cell>
          <table:table-cell table:formula="of:=[.AB133]*1000000" office:value-type="float" office:value="0.000000000000016261">
            <text:p>1.6261E-014</text:p>
          </table:table-cell>
          <table:table-cell table:formula="of:=[.AC133]*1000000" office:value-type="float" office:value="0.0000000000048439">
            <text:p>4.8439E-012</text:p>
          </table:table-cell>
          <table:table-cell office:value-type="float" office:value="0.00018102">
            <text:p>0.00018102</text:p>
          </table:table-cell>
          <table:table-cell table:style-name="ce1" office:value-type="string">
            <text:p>5.88e-05</text:p>
          </table:table-cell>
          <table:table-cell office:value-type="float" office:value="0.0011232">
            <text:p>0.0011232</text:p>
          </table:table-cell>
          <table:table-cell table:style-name="ce1" office:value-type="string">
            <text:p>4.5233e-06</text:p>
          </table:table-cell>
          <table:table-cell table:style-name="ce1" office:value-type="string">
            <text:p>3.7873e-08</text:p>
          </table:table-cell>
          <table:table-cell table:style-name="ce1" office:value-type="string">
            <text:p>5.6666e-36</text:p>
          </table:table-cell>
          <table:table-cell table:style-name="ce1" office:value-type="string">
            <text:p>4.844e-18</text:p>
          </table:table-cell>
          <table:table-cell office:value-type="float" office:value="0.00018102">
            <text:p>0.00018102</text:p>
          </table:table-cell>
          <table:table-cell table:style-name="ce1" office:value-type="string">
            <text:p>5.8796e-05</text:p>
          </table:table-cell>
          <table:table-cell office:value-type="float" office:value="0.0011231">
            <text:p>0.0011231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6261e-20</text:p>
          </table:table-cell>
          <table:table-cell table:style-name="ce1" office:value-type="string">
            <text:p>4.8439e-18</text:p>
          </table:table-cell>
        </table:table-row>
        <table:table-row table:style-name="ro2">
          <table:table-cell office:value-type="float" office:value="1320.702">
            <text:p>1320.702</text:p>
          </table:table-cell>
          <table:table-cell table:formula="of:=[.P134]*1000000" office:value-type="float" office:value="178.63">
            <text:p>178.63</text:p>
          </table:table-cell>
          <table:table-cell table:formula="of:=[.Q134]*1000000" office:value-type="float" office:value="58.056">
            <text:p>58.056</text:p>
          </table:table-cell>
          <table:table-cell table:formula="of:=[.R134]*1000000" office:value-type="float" office:value="1126.3">
            <text:p>1126.3</text:p>
          </table:table-cell>
          <table:table-cell table:formula="of:=[.S134]*1000000" office:value-type="float" office:value="4.4375">
            <text:p>4.4375</text:p>
          </table:table-cell>
          <table:table-cell table:formula="of:=[.T134]*1000000" office:value-type="float" office:value="0.037942">
            <text:p>0.037942</text:p>
          </table:table-cell>
          <table:table-cell table:formula="of:=[.U134]*1000000" office:value-type="float" office:value="1.8555E-030">
            <text:p>1.8555E-030</text:p>
          </table:table-cell>
          <table:table-cell table:formula="of:=[.V134]*1000000" office:value-type="float" office:value="0.0000000000047018">
            <text:p>4.7018E-012</text:p>
          </table:table-cell>
          <table:table-cell table:formula="of:=[.W134]*1000000" office:value-type="float" office:value="178.62">
            <text:p>178.62</text:p>
          </table:table-cell>
          <table:table-cell table:formula="of:=[.X134]*1000000" office:value-type="float" office:value="58.052">
            <text:p>58.052</text:p>
          </table:table-cell>
          <table:table-cell table:formula="of:=[.Y134]*1000000" office:value-type="float" office:value="1126.3">
            <text:p>1126.3</text:p>
          </table:table-cell>
          <table:table-cell table:formula="of:=[.Z134]*1000000" office:value-type="float" office:value="20.353">
            <text:p>20.353</text:p>
          </table:table-cell>
          <table:table-cell table:formula="of:=[.AA134]*1000000" office:value-type="float" office:value="0">
            <text:p>0</text:p>
          </table:table-cell>
          <table:table-cell table:formula="of:=[.AB134]*1000000" office:value-type="float" office:value="-0.0000000000010811">
            <text:p>-1.0811E-012</text:p>
          </table:table-cell>
          <table:table-cell table:formula="of:=[.AC134]*1000000" office:value-type="float" office:value="0.0000000000047017">
            <text:p>4.7017E-012</text:p>
          </table:table-cell>
          <table:table-cell office:value-type="float" office:value="0.00017863">
            <text:p>0.00017863</text:p>
          </table:table-cell>
          <table:table-cell table:style-name="ce1" office:value-type="string">
            <text:p>5.8056e-05</text:p>
          </table:table-cell>
          <table:table-cell office:value-type="float" office:value="0.0011263">
            <text:p>0.0011263</text:p>
          </table:table-cell>
          <table:table-cell table:style-name="ce1" office:value-type="string">
            <text:p>4.4375e-06</text:p>
          </table:table-cell>
          <table:table-cell table:style-name="ce1" office:value-type="string">
            <text:p>3.7942e-08</text:p>
          </table:table-cell>
          <table:table-cell table:style-name="ce1" office:value-type="string">
            <text:p>1.8555e-36</text:p>
          </table:table-cell>
          <table:table-cell table:style-name="ce1" office:value-type="string">
            <text:p>4.7018e-18</text:p>
          </table:table-cell>
          <table:table-cell office:value-type="float" office:value="0.00017862">
            <text:p>0.00017862</text:p>
          </table:table-cell>
          <table:table-cell table:style-name="ce1" office:value-type="string">
            <text:p>5.8052e-05</text:p>
          </table:table-cell>
          <table:table-cell office:value-type="float" office:value="0.0011263">
            <text:p>0.0011263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0811e-18</text:p>
          </table:table-cell>
          <table:table-cell table:style-name="ce1" office:value-type="string">
            <text:p>4.7017e-18</text:p>
          </table:table-cell>
        </table:table-row>
        <table:table-row table:style-name="ro2">
          <table:table-cell office:value-type="float" office:value="1330.702">
            <text:p>1330.702</text:p>
          </table:table-cell>
          <table:table-cell table:formula="of:=[.P135]*1000000" office:value-type="float" office:value="176.27">
            <text:p>176.27</text:p>
          </table:table-cell>
          <table:table-cell table:formula="of:=[.Q135]*1000000" office:value-type="float" office:value="57.321">
            <text:p>57.321</text:p>
          </table:table-cell>
          <table:table-cell table:formula="of:=[.R135]*1000000" office:value-type="float" office:value="1129.5">
            <text:p>1129.5</text:p>
          </table:table-cell>
          <table:table-cell table:formula="of:=[.S135]*1000000" office:value-type="float" office:value="4.3531">
            <text:p>4.3531</text:p>
          </table:table-cell>
          <table:table-cell table:formula="of:=[.T135]*1000000" office:value-type="float" office:value="0.03801">
            <text:p>0.03801</text:p>
          </table:table-cell>
          <table:table-cell table:formula="of:=[.U135]*1000000" office:value-type="float" office:value="6.1446E-031">
            <text:p>6.1446E-031</text:p>
          </table:table-cell>
          <table:table-cell table:formula="of:=[.V135]*1000000" office:value-type="float" office:value="0.0000000000045639">
            <text:p>4.5639E-012</text:p>
          </table:table-cell>
          <table:table-cell table:formula="of:=[.W135]*1000000" office:value-type="float" office:value="176.26">
            <text:p>176.26</text:p>
          </table:table-cell>
          <table:table-cell table:formula="of:=[.X135]*1000000" office:value-type="float" office:value="57.316">
            <text:p>57.316</text:p>
          </table:table-cell>
          <table:table-cell table:formula="of:=[.Y135]*1000000" office:value-type="float" office:value="1129.5">
            <text:p>1129.5</text:p>
          </table:table-cell>
          <table:table-cell table:formula="of:=[.Z135]*1000000" office:value-type="float" office:value="20.353">
            <text:p>20.353</text:p>
          </table:table-cell>
          <table:table-cell table:formula="of:=[.AA135]*1000000" office:value-type="float" office:value="0">
            <text:p>0</text:p>
          </table:table-cell>
          <table:table-cell table:formula="of:=[.AB135]*1000000" office:value-type="float" office:value="-0.0000000000021538">
            <text:p>-2.1538E-012</text:p>
          </table:table-cell>
          <table:table-cell table:formula="of:=[.AC135]*1000000" office:value-type="float" office:value="0.0000000000045638">
            <text:p>4.5638E-012</text:p>
          </table:table-cell>
          <table:table-cell office:value-type="float" office:value="0.00017627">
            <text:p>0.00017627</text:p>
          </table:table-cell>
          <table:table-cell table:style-name="ce1" office:value-type="string">
            <text:p>5.7321e-05</text:p>
          </table:table-cell>
          <table:table-cell office:value-type="float" office:value="0.0011295">
            <text:p>0.0011295</text:p>
          </table:table-cell>
          <table:table-cell table:style-name="ce1" office:value-type="string">
            <text:p>4.3531e-06</text:p>
          </table:table-cell>
          <table:table-cell table:style-name="ce1" office:value-type="string">
            <text:p>3.801e-08</text:p>
          </table:table-cell>
          <table:table-cell table:style-name="ce1" office:value-type="string">
            <text:p>6.1446e-37</text:p>
          </table:table-cell>
          <table:table-cell table:style-name="ce1" office:value-type="string">
            <text:p>4.5639e-18</text:p>
          </table:table-cell>
          <table:table-cell office:value-type="float" office:value="0.00017626">
            <text:p>0.00017626</text:p>
          </table:table-cell>
          <table:table-cell table:style-name="ce1" office:value-type="string">
            <text:p>5.7316e-05</text:p>
          </table:table-cell>
          <table:table-cell office:value-type="float" office:value="0.0011295">
            <text:p>0.0011295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1538e-18</text:p>
          </table:table-cell>
          <table:table-cell table:style-name="ce1" office:value-type="string">
            <text:p>4.5638e-18</text:p>
          </table:table-cell>
        </table:table-row>
        <table:table-row table:style-name="ro2">
          <table:table-cell office:value-type="float" office:value="1340.702">
            <text:p>1340.702</text:p>
          </table:table-cell>
          <table:table-cell table:formula="of:=[.P136]*1000000" office:value-type="float" office:value="173.94">
            <text:p>173.94</text:p>
          </table:table-cell>
          <table:table-cell table:formula="of:=[.Q136]*1000000" office:value-type="float" office:value="56.594">
            <text:p>56.594</text:p>
          </table:table-cell>
          <table:table-cell table:formula="of:=[.R136]*1000000" office:value-type="float" office:value="1132.6">
            <text:p>1132.6</text:p>
          </table:table-cell>
          <table:table-cell table:formula="of:=[.S136]*1000000" office:value-type="float" office:value="4.27">
            <text:p>4.27</text:p>
          </table:table-cell>
          <table:table-cell table:formula="of:=[.T136]*1000000" office:value-type="float" office:value="0.038077">
            <text:p>0.038077</text:p>
          </table:table-cell>
          <table:table-cell table:formula="of:=[.U136]*1000000" office:value-type="float" office:value="2.0578E-031">
            <text:p>2.0578E-031</text:p>
          </table:table-cell>
          <table:table-cell table:formula="of:=[.V136]*1000000" office:value-type="float" office:value="0.0000000000044302">
            <text:p>4.4302E-012</text:p>
          </table:table-cell>
          <table:table-cell table:formula="of:=[.W136]*1000000" office:value-type="float" office:value="173.94">
            <text:p>173.94</text:p>
          </table:table-cell>
          <table:table-cell table:formula="of:=[.X136]*1000000" office:value-type="float" office:value="56.59">
            <text:p>56.59</text:p>
          </table:table-cell>
          <table:table-cell table:formula="of:=[.Y136]*1000000" office:value-type="float" office:value="1132.5">
            <text:p>1132.5</text:p>
          </table:table-cell>
          <table:table-cell table:formula="of:=[.Z136]*1000000" office:value-type="float" office:value="20.353">
            <text:p>20.353</text:p>
          </table:table-cell>
          <table:table-cell table:formula="of:=[.AA136]*1000000" office:value-type="float" office:value="0">
            <text:p>0</text:p>
          </table:table-cell>
          <table:table-cell table:formula="of:=[.AB136]*1000000" office:value-type="float" office:value="-0.00000000000075193">
            <text:p>-7.5193E-013</text:p>
          </table:table-cell>
          <table:table-cell table:formula="of:=[.AC136]*1000000" office:value-type="float" office:value="0.0000000000044302">
            <text:p>4.4302E-012</text:p>
          </table:table-cell>
          <table:table-cell office:value-type="float" office:value="0.00017394">
            <text:p>0.00017394</text:p>
          </table:table-cell>
          <table:table-cell table:style-name="ce1" office:value-type="string">
            <text:p>5.6594e-05</text:p>
          </table:table-cell>
          <table:table-cell office:value-type="float" office:value="0.0011326">
            <text:p>0.0011326</text:p>
          </table:table-cell>
          <table:table-cell table:style-name="ce1" office:value-type="string">
            <text:p>4.27e-06</text:p>
          </table:table-cell>
          <table:table-cell table:style-name="ce1" office:value-type="string">
            <text:p>3.8077e-08</text:p>
          </table:table-cell>
          <table:table-cell table:style-name="ce1" office:value-type="string">
            <text:p>2.0578e-37</text:p>
          </table:table-cell>
          <table:table-cell table:style-name="ce1" office:value-type="string">
            <text:p>4.4302e-18</text:p>
          </table:table-cell>
          <table:table-cell office:value-type="float" office:value="0.00017394">
            <text:p>0.00017394</text:p>
          </table:table-cell>
          <table:table-cell table:style-name="ce1" office:value-type="string">
            <text:p>5.659e-05</text:p>
          </table:table-cell>
          <table:table-cell office:value-type="float" office:value="0.0011325">
            <text:p>0.0011325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7.5193e-19</text:p>
          </table:table-cell>
          <table:table-cell table:style-name="ce1" office:value-type="string">
            <text:p>4.4302e-18</text:p>
          </table:table-cell>
        </table:table-row>
        <table:table-row table:style-name="ro2">
          <table:table-cell office:value-type="float" office:value="1350.702">
            <text:p>1350.702</text:p>
          </table:table-cell>
          <table:table-cell table:formula="of:=[.P137]*1000000" office:value-type="float" office:value="171.65">
            <text:p>171.65</text:p>
          </table:table-cell>
          <table:table-cell table:formula="of:=[.Q137]*1000000" office:value-type="float" office:value="55.876">
            <text:p>55.876</text:p>
          </table:table-cell>
          <table:table-cell table:formula="of:=[.R137]*1000000" office:value-type="float" office:value="1135.6">
            <text:p>1135.6</text:p>
          </table:table-cell>
          <table:table-cell table:formula="of:=[.S137]*1000000" office:value-type="float" office:value="4.1883">
            <text:p>4.1883</text:p>
          </table:table-cell>
          <table:table-cell table:formula="of:=[.T137]*1000000" office:value-type="float" office:value="0.038144">
            <text:p>0.038144</text:p>
          </table:table-cell>
          <table:table-cell table:formula="of:=[.U137]*1000000" office:value-type="float" office:value="6.9686E-032">
            <text:p>6.9686E-032</text:p>
          </table:table-cell>
          <table:table-cell table:formula="of:=[.V137]*1000000" office:value-type="float" office:value="0.0000000000043006">
            <text:p>4.3006E-012</text:p>
          </table:table-cell>
          <table:table-cell table:formula="of:=[.W137]*1000000" office:value-type="float" office:value="171.65">
            <text:p>171.65</text:p>
          </table:table-cell>
          <table:table-cell table:formula="of:=[.X137]*1000000" office:value-type="float" office:value="55.872">
            <text:p>55.872</text:p>
          </table:table-cell>
          <table:table-cell table:formula="of:=[.Y137]*1000000" office:value-type="float" office:value="1135.6">
            <text:p>1135.6</text:p>
          </table:table-cell>
          <table:table-cell table:formula="of:=[.Z137]*1000000" office:value-type="float" office:value="20.353">
            <text:p>20.353</text:p>
          </table:table-cell>
          <table:table-cell table:formula="of:=[.AA137]*1000000" office:value-type="float" office:value="0">
            <text:p>0</text:p>
          </table:table-cell>
          <table:table-cell table:formula="of:=[.AB137]*1000000" office:value-type="float" office:value="0.0000000000010034">
            <text:p>1.0034E-012</text:p>
          </table:table-cell>
          <table:table-cell table:formula="of:=[.AC137]*1000000" office:value-type="float" office:value="0.0000000000043006">
            <text:p>4.3006E-012</text:p>
          </table:table-cell>
          <table:table-cell office:value-type="float" office:value="0.00017165">
            <text:p>0.00017165</text:p>
          </table:table-cell>
          <table:table-cell table:style-name="ce1" office:value-type="string">
            <text:p>5.5876e-05</text:p>
          </table:table-cell>
          <table:table-cell office:value-type="float" office:value="0.0011356">
            <text:p>0.0011356</text:p>
          </table:table-cell>
          <table:table-cell table:style-name="ce1" office:value-type="string">
            <text:p>4.1883e-06</text:p>
          </table:table-cell>
          <table:table-cell table:style-name="ce1" office:value-type="string">
            <text:p>3.8144e-08</text:p>
          </table:table-cell>
          <table:table-cell table:style-name="ce1" office:value-type="string">
            <text:p>6.9686e-38</text:p>
          </table:table-cell>
          <table:table-cell table:style-name="ce1" office:value-type="string">
            <text:p>4.3006e-18</text:p>
          </table:table-cell>
          <table:table-cell office:value-type="float" office:value="0.00017165">
            <text:p>0.00017165</text:p>
          </table:table-cell>
          <table:table-cell table:style-name="ce1" office:value-type="string">
            <text:p>5.5872e-05</text:p>
          </table:table-cell>
          <table:table-cell office:value-type="float" office:value="0.0011356">
            <text:p>0.0011356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1.0034e-18</text:p>
          </table:table-cell>
          <table:table-cell table:style-name="ce1" office:value-type="string">
            <text:p>4.3006e-18</text:p>
          </table:table-cell>
        </table:table-row>
        <table:table-row table:style-name="ro2">
          <table:table-cell office:value-type="float" office:value="1360.702">
            <text:p>1360.702</text:p>
          </table:table-cell>
          <table:table-cell table:formula="of:=[.P138]*1000000" office:value-type="float" office:value="169.39">
            <text:p>169.39</text:p>
          </table:table-cell>
          <table:table-cell table:formula="of:=[.Q138]*1000000" office:value-type="float" office:value="55.167">
            <text:p>55.167</text:p>
          </table:table-cell>
          <table:table-cell table:formula="of:=[.R138]*1000000" office:value-type="float" office:value="1138.6">
            <text:p>1138.6</text:p>
          </table:table-cell>
          <table:table-cell table:formula="of:=[.S138]*1000000" office:value-type="float" office:value="4.1079">
            <text:p>4.1079</text:p>
          </table:table-cell>
          <table:table-cell table:formula="of:=[.T138]*1000000" office:value-type="float" office:value="0.03821">
            <text:p>0.03821</text:p>
          </table:table-cell>
          <table:table-cell table:formula="of:=[.U138]*1000000" office:value-type="float" office:value="2.3862E-032">
            <text:p>2.3862E-032</text:p>
          </table:table-cell>
          <table:table-cell table:formula="of:=[.V138]*1000000" office:value-type="float" office:value="0.000000000004175">
            <text:p>4.175E-012</text:p>
          </table:table-cell>
          <table:table-cell table:formula="of:=[.W138]*1000000" office:value-type="float" office:value="169.39">
            <text:p>169.39</text:p>
          </table:table-cell>
          <table:table-cell table:formula="of:=[.X138]*1000000" office:value-type="float" office:value="55.163">
            <text:p>55.163</text:p>
          </table:table-cell>
          <table:table-cell table:formula="of:=[.Y138]*1000000" office:value-type="float" office:value="1138.6">
            <text:p>1138.6</text:p>
          </table:table-cell>
          <table:table-cell table:formula="of:=[.Z138]*1000000" office:value-type="float" office:value="20.353">
            <text:p>20.353</text:p>
          </table:table-cell>
          <table:table-cell table:formula="of:=[.AA138]*1000000" office:value-type="float" office:value="0">
            <text:p>0</text:p>
          </table:table-cell>
          <table:table-cell table:formula="of:=[.AB138]*1000000" office:value-type="float" office:value="-0.0000000000026135">
            <text:p>-2.6135E-012</text:p>
          </table:table-cell>
          <table:table-cell table:formula="of:=[.AC138]*1000000" office:value-type="float" office:value="0.0000000000041749">
            <text:p>4.1749E-012</text:p>
          </table:table-cell>
          <table:table-cell office:value-type="float" office:value="0.00016939">
            <text:p>0.00016939</text:p>
          </table:table-cell>
          <table:table-cell table:style-name="ce1" office:value-type="string">
            <text:p>5.5167e-05</text:p>
          </table:table-cell>
          <table:table-cell office:value-type="float" office:value="0.0011386">
            <text:p>0.0011386</text:p>
          </table:table-cell>
          <table:table-cell table:style-name="ce1" office:value-type="string">
            <text:p>4.1079e-06</text:p>
          </table:table-cell>
          <table:table-cell table:style-name="ce1" office:value-type="string">
            <text:p>3.821e-08</text:p>
          </table:table-cell>
          <table:table-cell table:style-name="ce1" office:value-type="string">
            <text:p>2.3862e-38</text:p>
          </table:table-cell>
          <table:table-cell table:style-name="ce1" office:value-type="string">
            <text:p>4.175e-18</text:p>
          </table:table-cell>
          <table:table-cell office:value-type="float" office:value="0.00016939">
            <text:p>0.00016939</text:p>
          </table:table-cell>
          <table:table-cell table:style-name="ce1" office:value-type="string">
            <text:p>5.5163e-05</text:p>
          </table:table-cell>
          <table:table-cell office:value-type="float" office:value="0.0011386">
            <text:p>0.0011386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6135e-18</text:p>
          </table:table-cell>
          <table:table-cell table:style-name="ce1" office:value-type="string">
            <text:p>4.1749e-18</text:p>
          </table:table-cell>
        </table:table-row>
        <table:table-row table:style-name="ro2">
          <table:table-cell office:value-type="float" office:value="1370.702">
            <text:p>1370.702</text:p>
          </table:table-cell>
          <table:table-cell table:formula="of:=[.P139]*1000000" office:value-type="float" office:value="167.16">
            <text:p>167.16</text:p>
          </table:table-cell>
          <table:table-cell table:formula="of:=[.Q139]*1000000" office:value-type="float" office:value="54.467">
            <text:p>54.467</text:p>
          </table:table-cell>
          <table:table-cell table:formula="of:=[.R139]*1000000" office:value-type="float" office:value="1141.6">
            <text:p>1141.6</text:p>
          </table:table-cell>
          <table:table-cell table:formula="of:=[.S139]*1000000" office:value-type="float" office:value="4.0288">
            <text:p>4.0288</text:p>
          </table:table-cell>
          <table:table-cell table:formula="of:=[.T139]*1000000" office:value-type="float" office:value="0.038276">
            <text:p>0.038276</text:p>
          </table:table-cell>
          <table:table-cell table:formula="of:=[.U139]*1000000" office:value-type="float" office:value="8.2612E-033">
            <text:p>8.2612E-033</text:p>
          </table:table-cell>
          <table:table-cell table:formula="of:=[.V139]*1000000" office:value-type="float" office:value="0.0000000000040532">
            <text:p>4.0532E-012</text:p>
          </table:table-cell>
          <table:table-cell table:formula="of:=[.W139]*1000000" office:value-type="float" office:value="167.16">
            <text:p>167.16</text:p>
          </table:table-cell>
          <table:table-cell table:formula="of:=[.X139]*1000000" office:value-type="float" office:value="54.462">
            <text:p>54.462</text:p>
          </table:table-cell>
          <table:table-cell table:formula="of:=[.Y139]*1000000" office:value-type="float" office:value="1141.6">
            <text:p>1141.6</text:p>
          </table:table-cell>
          <table:table-cell table:formula="of:=[.Z139]*1000000" office:value-type="float" office:value="20.353">
            <text:p>20.353</text:p>
          </table:table-cell>
          <table:table-cell table:formula="of:=[.AA139]*1000000" office:value-type="float" office:value="0">
            <text:p>0</text:p>
          </table:table-cell>
          <table:table-cell table:formula="of:=[.AB139]*1000000" office:value-type="float" office:value="-0.0000000000060613">
            <text:p>-6.0613E-012</text:p>
          </table:table-cell>
          <table:table-cell table:formula="of:=[.AC139]*1000000" office:value-type="float" office:value="0.0000000000040531">
            <text:p>4.0531E-012</text:p>
          </table:table-cell>
          <table:table-cell office:value-type="float" office:value="0.00016716">
            <text:p>0.00016716</text:p>
          </table:table-cell>
          <table:table-cell table:style-name="ce1" office:value-type="string">
            <text:p>5.4467e-05</text:p>
          </table:table-cell>
          <table:table-cell office:value-type="float" office:value="0.0011416">
            <text:p>0.0011416</text:p>
          </table:table-cell>
          <table:table-cell table:style-name="ce1" office:value-type="string">
            <text:p>4.0288e-06</text:p>
          </table:table-cell>
          <table:table-cell table:style-name="ce1" office:value-type="string">
            <text:p>3.8276e-08</text:p>
          </table:table-cell>
          <table:table-cell table:style-name="ce1" office:value-type="string">
            <text:p>8.2612e-39</text:p>
          </table:table-cell>
          <table:table-cell table:style-name="ce1" office:value-type="string">
            <text:p>4.0532e-18</text:p>
          </table:table-cell>
          <table:table-cell office:value-type="float" office:value="0.00016716">
            <text:p>0.00016716</text:p>
          </table:table-cell>
          <table:table-cell table:style-name="ce1" office:value-type="string">
            <text:p>5.4462e-05</text:p>
          </table:table-cell>
          <table:table-cell office:value-type="float" office:value="0.0011416">
            <text:p>0.0011416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6.0613e-18</text:p>
          </table:table-cell>
          <table:table-cell table:style-name="ce1" office:value-type="string">
            <text:p>4.0531e-18</text:p>
          </table:table-cell>
        </table:table-row>
        <table:table-row table:style-name="ro2">
          <table:table-cell office:value-type="float" office:value="1380.702">
            <text:p>1380.702</text:p>
          </table:table-cell>
          <table:table-cell table:formula="of:=[.P140]*1000000" office:value-type="float" office:value="164.96">
            <text:p>164.96</text:p>
          </table:table-cell>
          <table:table-cell table:formula="of:=[.Q140]*1000000" office:value-type="float" office:value="53.775">
            <text:p>53.775</text:p>
          </table:table-cell>
          <table:table-cell table:formula="of:=[.R140]*1000000" office:value-type="float" office:value="1144.5">
            <text:p>1144.5</text:p>
          </table:table-cell>
          <table:table-cell table:formula="of:=[.S140]*1000000" office:value-type="float" office:value="3.951">
            <text:p>3.951</text:p>
          </table:table-cell>
          <table:table-cell table:formula="of:=[.T140]*1000000" office:value-type="float" office:value="0.038342">
            <text:p>0.038342</text:p>
          </table:table-cell>
          <table:table-cell table:formula="of:=[.U140]*1000000" office:value-type="float" office:value="2.8915E-033">
            <text:p>2.8915E-033</text:p>
          </table:table-cell>
          <table:table-cell table:formula="of:=[.V140]*1000000" office:value-type="float" office:value="0.0000000000039351">
            <text:p>3.9351E-012</text:p>
          </table:table-cell>
          <table:table-cell table:formula="of:=[.W140]*1000000" office:value-type="float" office:value="164.96">
            <text:p>164.96</text:p>
          </table:table-cell>
          <table:table-cell table:formula="of:=[.X140]*1000000" office:value-type="float" office:value="53.77">
            <text:p>53.77</text:p>
          </table:table-cell>
          <table:table-cell table:formula="of:=[.Y140]*1000000" office:value-type="float" office:value="1144.5">
            <text:p>1144.5</text:p>
          </table:table-cell>
          <table:table-cell table:formula="of:=[.Z140]*1000000" office:value-type="float" office:value="20.353">
            <text:p>20.353</text:p>
          </table:table-cell>
          <table:table-cell table:formula="of:=[.AA140]*1000000" office:value-type="float" office:value="0">
            <text:p>0</text:p>
          </table:table-cell>
          <table:table-cell table:formula="of:=[.AB140]*1000000" office:value-type="float" office:value="-0.0000000000054867">
            <text:p>-5.4867E-012</text:p>
          </table:table-cell>
          <table:table-cell table:formula="of:=[.AC140]*1000000" office:value-type="float" office:value="0.000000000003935">
            <text:p>3.935E-012</text:p>
          </table:table-cell>
          <table:table-cell office:value-type="float" office:value="0.00016496">
            <text:p>0.00016496</text:p>
          </table:table-cell>
          <table:table-cell table:style-name="ce1" office:value-type="string">
            <text:p>5.3775e-05</text:p>
          </table:table-cell>
          <table:table-cell office:value-type="float" office:value="0.0011445">
            <text:p>0.0011445</text:p>
          </table:table-cell>
          <table:table-cell table:style-name="ce1" office:value-type="string">
            <text:p>3.951e-06</text:p>
          </table:table-cell>
          <table:table-cell table:style-name="ce1" office:value-type="string">
            <text:p>3.8342e-08</text:p>
          </table:table-cell>
          <table:table-cell table:style-name="ce1" office:value-type="string">
            <text:p>2.8915e-39</text:p>
          </table:table-cell>
          <table:table-cell table:style-name="ce1" office:value-type="string">
            <text:p>3.9351e-18</text:p>
          </table:table-cell>
          <table:table-cell office:value-type="float" office:value="0.00016496">
            <text:p>0.00016496</text:p>
          </table:table-cell>
          <table:table-cell table:style-name="ce1" office:value-type="string">
            <text:p>5.377e-05</text:p>
          </table:table-cell>
          <table:table-cell office:value-type="float" office:value="0.0011445">
            <text:p>0.0011445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5.4867e-18</text:p>
          </table:table-cell>
          <table:table-cell table:style-name="ce1" office:value-type="string">
            <text:p>3.935e-18</text:p>
          </table:table-cell>
        </table:table-row>
        <table:table-row table:style-name="ro2">
          <table:table-cell office:value-type="float" office:value="1390.702">
            <text:p>1390.702</text:p>
          </table:table-cell>
          <table:table-cell table:formula="of:=[.P141]*1000000" office:value-type="float" office:value="162.8">
            <text:p>162.8</text:p>
          </table:table-cell>
          <table:table-cell table:formula="of:=[.Q141]*1000000" office:value-type="float" office:value="53.091">
            <text:p>53.091</text:p>
          </table:table-cell>
          <table:table-cell table:formula="of:=[.R141]*1000000" office:value-type="float" office:value="1147.4">
            <text:p>1147.4</text:p>
          </table:table-cell>
          <table:table-cell table:formula="of:=[.S141]*1000000" office:value-type="float" office:value="3.8745">
            <text:p>3.8745</text:p>
          </table:table-cell>
          <table:table-cell table:formula="of:=[.T141]*1000000" office:value-type="float" office:value="0.038407">
            <text:p>0.038407</text:p>
          </table:table-cell>
          <table:table-cell table:formula="of:=[.U141]*1000000" office:value-type="float" office:value="1.0231E-033">
            <text:p>1.0231E-033</text:p>
          </table:table-cell>
          <table:table-cell table:formula="of:=[.V141]*1000000" office:value-type="float" office:value="0.0000000000038206">
            <text:p>3.8206E-012</text:p>
          </table:table-cell>
          <table:table-cell table:formula="of:=[.W141]*1000000" office:value-type="float" office:value="162.8">
            <text:p>162.8</text:p>
          </table:table-cell>
          <table:table-cell table:formula="of:=[.X141]*1000000" office:value-type="float" office:value="53.087">
            <text:p>53.087</text:p>
          </table:table-cell>
          <table:table-cell table:formula="of:=[.Y141]*1000000" office:value-type="float" office:value="1147.4">
            <text:p>1147.4</text:p>
          </table:table-cell>
          <table:table-cell table:formula="of:=[.Z141]*1000000" office:value-type="float" office:value="20.353">
            <text:p>20.353</text:p>
          </table:table-cell>
          <table:table-cell table:formula="of:=[.AA141]*1000000" office:value-type="float" office:value="0">
            <text:p>0</text:p>
          </table:table-cell>
          <table:table-cell table:formula="of:=[.AB141]*1000000" office:value-type="float" office:value="-0.00000000000074121">
            <text:p>-7.4121E-013</text:p>
          </table:table-cell>
          <table:table-cell table:formula="of:=[.AC141]*1000000" office:value-type="float" office:value="0.0000000000038205">
            <text:p>3.8205E-012</text:p>
          </table:table-cell>
          <table:table-cell office:value-type="float" office:value="0.0001628">
            <text:p>0.0001628</text:p>
          </table:table-cell>
          <table:table-cell table:style-name="ce1" office:value-type="string">
            <text:p>5.3091e-05</text:p>
          </table:table-cell>
          <table:table-cell office:value-type="float" office:value="0.0011474">
            <text:p>0.0011474</text:p>
          </table:table-cell>
          <table:table-cell table:style-name="ce1" office:value-type="string">
            <text:p>3.8745e-06</text:p>
          </table:table-cell>
          <table:table-cell table:style-name="ce1" office:value-type="string">
            <text:p>3.8407e-08</text:p>
          </table:table-cell>
          <table:table-cell table:style-name="ce1" office:value-type="string">
            <text:p>1.0231e-39</text:p>
          </table:table-cell>
          <table:table-cell table:style-name="ce1" office:value-type="string">
            <text:p>3.8206e-18</text:p>
          </table:table-cell>
          <table:table-cell office:value-type="float" office:value="0.0001628">
            <text:p>0.0001628</text:p>
          </table:table-cell>
          <table:table-cell table:style-name="ce1" office:value-type="string">
            <text:p>5.3087e-05</text:p>
          </table:table-cell>
          <table:table-cell office:value-type="float" office:value="0.0011474">
            <text:p>0.0011474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7.4121e-19</text:p>
          </table:table-cell>
          <table:table-cell table:style-name="ce1" office:value-type="string">
            <text:p>3.8205e-18</text:p>
          </table:table-cell>
        </table:table-row>
        <table:table-row table:style-name="ro2">
          <table:table-cell office:value-type="float" office:value="1400.702">
            <text:p>1400.702</text:p>
          </table:table-cell>
          <table:table-cell table:formula="of:=[.P142]*1000000" office:value-type="float" office:value="160.67">
            <text:p>160.67</text:p>
          </table:table-cell>
          <table:table-cell table:formula="of:=[.Q142]*1000000" office:value-type="float" office:value="52.416">
            <text:p>52.416</text:p>
          </table:table-cell>
          <table:table-cell table:formula="of:=[.R142]*1000000" office:value-type="float" office:value="1150.2">
            <text:p>1150.2</text:p>
          </table:table-cell>
          <table:table-cell table:formula="of:=[.S142]*1000000" office:value-type="float" office:value="3.7992">
            <text:p>3.7992</text:p>
          </table:table-cell>
          <table:table-cell table:formula="of:=[.T142]*1000000" office:value-type="float" office:value="0.038472">
            <text:p>0.038472</text:p>
          </table:table-cell>
          <table:table-cell table:formula="of:=[.U142]*1000000" office:value-type="float" office:value="3.6594E-034">
            <text:p>3.6594E-034</text:p>
          </table:table-cell>
          <table:table-cell table:formula="of:=[.V142]*1000000" office:value-type="float" office:value="0.0000000000037095">
            <text:p>3.7095E-012</text:p>
          </table:table-cell>
          <table:table-cell table:formula="of:=[.W142]*1000000" office:value-type="float" office:value="160.66">
            <text:p>160.66</text:p>
          </table:table-cell>
          <table:table-cell table:formula="of:=[.X142]*1000000" office:value-type="float" office:value="52.412">
            <text:p>52.412</text:p>
          </table:table-cell>
          <table:table-cell table:formula="of:=[.Y142]*1000000" office:value-type="float" office:value="1150.2">
            <text:p>1150.2</text:p>
          </table:table-cell>
          <table:table-cell table:formula="of:=[.Z142]*1000000" office:value-type="float" office:value="20.353">
            <text:p>20.353</text:p>
          </table:table-cell>
          <table:table-cell table:formula="of:=[.AA142]*1000000" office:value-type="float" office:value="0">
            <text:p>0</text:p>
          </table:table-cell>
          <table:table-cell table:formula="of:=[.AB142]*1000000" office:value-type="float" office:value="0.000000000003935">
            <text:p>3.935E-012</text:p>
          </table:table-cell>
          <table:table-cell table:formula="of:=[.AC142]*1000000" office:value-type="float" office:value="0.0000000000037095">
            <text:p>3.7095E-012</text:p>
          </table:table-cell>
          <table:table-cell office:value-type="float" office:value="0.00016067">
            <text:p>0.00016067</text:p>
          </table:table-cell>
          <table:table-cell table:style-name="ce1" office:value-type="string">
            <text:p>5.2416e-05</text:p>
          </table:table-cell>
          <table:table-cell office:value-type="float" office:value="0.0011502">
            <text:p>0.0011502</text:p>
          </table:table-cell>
          <table:table-cell table:style-name="ce1" office:value-type="string">
            <text:p>3.7992e-06</text:p>
          </table:table-cell>
          <table:table-cell table:style-name="ce1" office:value-type="string">
            <text:p>3.8472e-08</text:p>
          </table:table-cell>
          <table:table-cell table:style-name="ce1" office:value-type="string">
            <text:p>3.6594e-40</text:p>
          </table:table-cell>
          <table:table-cell table:style-name="ce1" office:value-type="string">
            <text:p>3.7095e-18</text:p>
          </table:table-cell>
          <table:table-cell office:value-type="float" office:value="0.00016066">
            <text:p>0.00016066</text:p>
          </table:table-cell>
          <table:table-cell table:style-name="ce1" office:value-type="string">
            <text:p>5.2412e-05</text:p>
          </table:table-cell>
          <table:table-cell office:value-type="float" office:value="0.0011502">
            <text:p>0.0011502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3.935e-18</text:p>
          </table:table-cell>
          <table:table-cell table:style-name="ce1" office:value-type="string">
            <text:p>3.7095e-18</text:p>
          </table:table-cell>
        </table:table-row>
        <table:table-row table:style-name="ro2">
          <table:table-cell office:value-type="float" office:value="1410.702">
            <text:p>1410.702</text:p>
          </table:table-cell>
          <table:table-cell table:formula="of:=[.P143]*1000000" office:value-type="float" office:value="158.56">
            <text:p>158.56</text:p>
          </table:table-cell>
          <table:table-cell table:formula="of:=[.Q143]*1000000" office:value-type="float" office:value="51.749">
            <text:p>51.749</text:p>
          </table:table-cell>
          <table:table-cell table:formula="of:=[.R143]*1000000" office:value-type="float" office:value="1153.1">
            <text:p>1153.1</text:p>
          </table:table-cell>
          <table:table-cell table:formula="of:=[.S143]*1000000" office:value-type="float" office:value="3.7252">
            <text:p>3.7252</text:p>
          </table:table-cell>
          <table:table-cell table:formula="of:=[.T143]*1000000" office:value-type="float" office:value="0.038536">
            <text:p>0.038536</text:p>
          </table:table-cell>
          <table:table-cell table:formula="of:=[.U143]*1000000" office:value-type="float" office:value="1.323E-034">
            <text:p>1.323E-034</text:p>
          </table:table-cell>
          <table:table-cell table:formula="of:=[.V143]*1000000" office:value-type="float" office:value="0.0000000000036019">
            <text:p>3.6019E-012</text:p>
          </table:table-cell>
          <table:table-cell table:formula="of:=[.W143]*1000000" office:value-type="float" office:value="158.56">
            <text:p>158.56</text:p>
          </table:table-cell>
          <table:table-cell table:formula="of:=[.X143]*1000000" office:value-type="float" office:value="51.745">
            <text:p>51.745</text:p>
          </table:table-cell>
          <table:table-cell table:formula="of:=[.Y143]*1000000" office:value-type="float" office:value="1153">
            <text:p>1153</text:p>
          </table:table-cell>
          <table:table-cell table:formula="of:=[.Z143]*1000000" office:value-type="float" office:value="20.353">
            <text:p>20.353</text:p>
          </table:table-cell>
          <table:table-cell table:formula="of:=[.AA143]*1000000" office:value-type="float" office:value="0">
            <text:p>0</text:p>
          </table:table-cell>
          <table:table-cell table:formula="of:=[.AB143]*1000000" office:value-type="float" office:value="-0.0000000000012888">
            <text:p>-1.2888E-012</text:p>
          </table:table-cell>
          <table:table-cell table:formula="of:=[.AC143]*1000000" office:value-type="float" office:value="0.0000000000036019">
            <text:p>3.6019E-012</text:p>
          </table:table-cell>
          <table:table-cell office:value-type="float" office:value="0.00015856">
            <text:p>0.00015856</text:p>
          </table:table-cell>
          <table:table-cell table:style-name="ce1" office:value-type="string">
            <text:p>5.1749e-05</text:p>
          </table:table-cell>
          <table:table-cell office:value-type="float" office:value="0.0011531">
            <text:p>0.0011531</text:p>
          </table:table-cell>
          <table:table-cell table:style-name="ce1" office:value-type="string">
            <text:p>3.7252e-06</text:p>
          </table:table-cell>
          <table:table-cell table:style-name="ce1" office:value-type="string">
            <text:p>3.8536e-08</text:p>
          </table:table-cell>
          <table:table-cell table:style-name="ce1" office:value-type="string">
            <text:p>1.323e-40</text:p>
          </table:table-cell>
          <table:table-cell table:style-name="ce1" office:value-type="string">
            <text:p>3.6019e-18</text:p>
          </table:table-cell>
          <table:table-cell office:value-type="float" office:value="0.00015856">
            <text:p>0.00015856</text:p>
          </table:table-cell>
          <table:table-cell table:style-name="ce1" office:value-type="string">
            <text:p>5.1745e-05</text:p>
          </table:table-cell>
          <table:table-cell office:value-type="float" office:value="0.001153">
            <text:p>0.001153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888e-18</text:p>
          </table:table-cell>
          <table:table-cell table:style-name="ce1" office:value-type="string">
            <text:p>3.6019e-18</text:p>
          </table:table-cell>
        </table:table-row>
        <table:table-row table:style-name="ro2">
          <table:table-cell office:value-type="float" office:value="1420.702">
            <text:p>1420.702</text:p>
          </table:table-cell>
          <table:table-cell table:formula="of:=[.P144]*1000000" office:value-type="float" office:value="156.49">
            <text:p>156.49</text:p>
          </table:table-cell>
          <table:table-cell table:formula="of:=[.Q144]*1000000" office:value-type="float" office:value="51.09">
            <text:p>51.09</text:p>
          </table:table-cell>
          <table:table-cell table:formula="of:=[.R144]*1000000" office:value-type="float" office:value="1155.8">
            <text:p>1155.8</text:p>
          </table:table-cell>
          <table:table-cell table:formula="of:=[.S144]*1000000" office:value-type="float" office:value="3.6524">
            <text:p>3.6524</text:p>
          </table:table-cell>
          <table:table-cell table:formula="of:=[.T144]*1000000" office:value-type="float" office:value="0.0386">
            <text:p>0.0386</text:p>
          </table:table-cell>
          <table:table-cell table:formula="of:=[.U144]*1000000" office:value-type="float" office:value="4.8339E-035">
            <text:p>4.8339E-035</text:p>
          </table:table-cell>
          <table:table-cell table:formula="of:=[.V144]*1000000" office:value-type="float" office:value="0.0000000000034976">
            <text:p>3.4976E-012</text:p>
          </table:table-cell>
          <table:table-cell table:formula="of:=[.W144]*1000000" office:value-type="float" office:value="156.49">
            <text:p>156.49</text:p>
          </table:table-cell>
          <table:table-cell table:formula="of:=[.X144]*1000000" office:value-type="float" office:value="51.086">
            <text:p>51.086</text:p>
          </table:table-cell>
          <table:table-cell table:formula="of:=[.Y144]*1000000" office:value-type="float" office:value="1155.8">
            <text:p>1155.8</text:p>
          </table:table-cell>
          <table:table-cell table:formula="of:=[.Z144]*1000000" office:value-type="float" office:value="20.353">
            <text:p>20.353</text:p>
          </table:table-cell>
          <table:table-cell table:formula="of:=[.AA144]*1000000" office:value-type="float" office:value="0">
            <text:p>0</text:p>
          </table:table-cell>
          <table:table-cell table:formula="of:=[.AB144]*1000000" office:value-type="float" office:value="-0.0000000000067156">
            <text:p>-6.7156E-012</text:p>
          </table:table-cell>
          <table:table-cell table:formula="of:=[.AC144]*1000000" office:value-type="float" office:value="0.0000000000034975">
            <text:p>3.4975E-012</text:p>
          </table:table-cell>
          <table:table-cell office:value-type="float" office:value="0.00015649">
            <text:p>0.00015649</text:p>
          </table:table-cell>
          <table:table-cell table:style-name="ce1" office:value-type="string">
            <text:p>5.109e-05</text:p>
          </table:table-cell>
          <table:table-cell office:value-type="float" office:value="0.0011558">
            <text:p>0.0011558</text:p>
          </table:table-cell>
          <table:table-cell table:style-name="ce1" office:value-type="string">
            <text:p>3.6524e-06</text:p>
          </table:table-cell>
          <table:table-cell table:style-name="ce1" office:value-type="string">
            <text:p>3.86e-08</text:p>
          </table:table-cell>
          <table:table-cell table:style-name="ce1" office:value-type="string">
            <text:p>4.8339e-41</text:p>
          </table:table-cell>
          <table:table-cell table:style-name="ce1" office:value-type="string">
            <text:p>3.4976e-18</text:p>
          </table:table-cell>
          <table:table-cell office:value-type="float" office:value="0.00015649">
            <text:p>0.00015649</text:p>
          </table:table-cell>
          <table:table-cell table:style-name="ce1" office:value-type="string">
            <text:p>5.1086e-05</text:p>
          </table:table-cell>
          <table:table-cell office:value-type="float" office:value="0.0011558">
            <text:p>0.0011558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6.7156e-18</text:p>
          </table:table-cell>
          <table:table-cell table:style-name="ce1" office:value-type="string">
            <text:p>3.4975e-18</text:p>
          </table:table-cell>
        </table:table-row>
        <table:table-row table:style-name="ro2">
          <table:table-cell office:value-type="float" office:value="1430.702">
            <text:p>1430.702</text:p>
          </table:table-cell>
          <table:table-cell table:formula="of:=[.P145]*1000000" office:value-type="float" office:value="154.44">
            <text:p>154.44</text:p>
          </table:table-cell>
          <table:table-cell table:formula="of:=[.Q145]*1000000" office:value-type="float" office:value="50.44">
            <text:p>50.44</text:p>
          </table:table-cell>
          <table:table-cell table:formula="of:=[.R145]*1000000" office:value-type="float" office:value="1158.5">
            <text:p>1158.5</text:p>
          </table:table-cell>
          <table:table-cell table:formula="of:=[.S145]*1000000" office:value-type="float" office:value="3.5808">
            <text:p>3.5808</text:p>
          </table:table-cell>
          <table:table-cell table:formula="of:=[.T145]*1000000" office:value-type="float" office:value="0.038664">
            <text:p>0.038664</text:p>
          </table:table-cell>
          <table:table-cell table:formula="of:=[.U145]*1000000" office:value-type="float" office:value="1.785E-035">
            <text:p>1.785E-035</text:p>
          </table:table-cell>
          <table:table-cell table:formula="of:=[.V145]*1000000" office:value-type="float" office:value="0.0000000000033964">
            <text:p>3.3964E-012</text:p>
          </table:table-cell>
          <table:table-cell table:formula="of:=[.W145]*1000000" office:value-type="float" office:value="154.44">
            <text:p>154.44</text:p>
          </table:table-cell>
          <table:table-cell table:formula="of:=[.X145]*1000000" office:value-type="float" office:value="50.435">
            <text:p>50.435</text:p>
          </table:table-cell>
          <table:table-cell table:formula="of:=[.Y145]*1000000" office:value-type="float" office:value="1158.5">
            <text:p>1158.5</text:p>
          </table:table-cell>
          <table:table-cell table:formula="of:=[.Z145]*1000000" office:value-type="float" office:value="20.353">
            <text:p>20.353</text:p>
          </table:table-cell>
          <table:table-cell table:formula="of:=[.AA145]*1000000" office:value-type="float" office:value="0">
            <text:p>0</text:p>
          </table:table-cell>
          <table:table-cell table:formula="of:=[.AB145]*1000000" office:value-type="float" office:value="-0.0000000000061558">
            <text:p>-6.1558E-012</text:p>
          </table:table-cell>
          <table:table-cell table:formula="of:=[.AC145]*1000000" office:value-type="float" office:value="0.0000000000033964">
            <text:p>3.3964E-012</text:p>
          </table:table-cell>
          <table:table-cell office:value-type="float" office:value="0.00015444">
            <text:p>0.00015444</text:p>
          </table:table-cell>
          <table:table-cell table:style-name="ce1" office:value-type="string">
            <text:p>5.044e-05</text:p>
          </table:table-cell>
          <table:table-cell office:value-type="float" office:value="0.0011585">
            <text:p>0.0011585</text:p>
          </table:table-cell>
          <table:table-cell table:style-name="ce1" office:value-type="string">
            <text:p>3.5808e-06</text:p>
          </table:table-cell>
          <table:table-cell table:style-name="ce1" office:value-type="string">
            <text:p>3.8664e-08</text:p>
          </table:table-cell>
          <table:table-cell table:style-name="ce1" office:value-type="string">
            <text:p>1.785e-41</text:p>
          </table:table-cell>
          <table:table-cell table:style-name="ce1" office:value-type="string">
            <text:p>3.3964e-18</text:p>
          </table:table-cell>
          <table:table-cell office:value-type="float" office:value="0.00015444">
            <text:p>0.00015444</text:p>
          </table:table-cell>
          <table:table-cell table:style-name="ce1" office:value-type="string">
            <text:p>5.0435e-05</text:p>
          </table:table-cell>
          <table:table-cell office:value-type="float" office:value="0.0011585">
            <text:p>0.0011585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6.1558e-18</text:p>
          </table:table-cell>
          <table:table-cell table:style-name="ce1" office:value-type="string">
            <text:p>3.3964e-18</text:p>
          </table:table-cell>
        </table:table-row>
        <table:table-row table:style-name="ro2">
          <table:table-cell office:value-type="float" office:value="1440.702">
            <text:p>1440.702</text:p>
          </table:table-cell>
          <table:table-cell table:formula="of:=[.P146]*1000000" office:value-type="float" office:value="152.43">
            <text:p>152.43</text:p>
          </table:table-cell>
          <table:table-cell table:formula="of:=[.Q146]*1000000" office:value-type="float" office:value="49.797">
            <text:p>49.797</text:p>
          </table:table-cell>
          <table:table-cell table:formula="of:=[.R146]*1000000" office:value-type="float" office:value="1161.2">
            <text:p>1161.2</text:p>
          </table:table-cell>
          <table:table-cell table:formula="of:=[.S146]*1000000" office:value-type="float" office:value="3.5105">
            <text:p>3.5105</text:p>
          </table:table-cell>
          <table:table-cell table:formula="of:=[.T146]*1000000" office:value-type="float" office:value="0.038728">
            <text:p>0.038728</text:p>
          </table:table-cell>
          <table:table-cell table:formula="of:=[.U146]*1000000" office:value-type="float" office:value="6.6607E-036">
            <text:p>6.6607E-036</text:p>
          </table:table-cell>
          <table:table-cell table:formula="of:=[.V146]*1000000" office:value-type="float" office:value="0.0000000000032983">
            <text:p>3.2983E-012</text:p>
          </table:table-cell>
          <table:table-cell table:formula="of:=[.W146]*1000000" office:value-type="float" office:value="152.43">
            <text:p>152.43</text:p>
          </table:table-cell>
          <table:table-cell table:formula="of:=[.X146]*1000000" office:value-type="float" office:value="49.793">
            <text:p>49.793</text:p>
          </table:table-cell>
          <table:table-cell table:formula="of:=[.Y146]*1000000" office:value-type="float" office:value="1161.2">
            <text:p>1161.2</text:p>
          </table:table-cell>
          <table:table-cell table:formula="of:=[.Z146]*1000000" office:value-type="float" office:value="20.353">
            <text:p>20.353</text:p>
          </table:table-cell>
          <table:table-cell table:formula="of:=[.AA146]*1000000" office:value-type="float" office:value="0">
            <text:p>0</text:p>
          </table:table-cell>
          <table:table-cell table:formula="of:=[.AB146]*1000000" office:value-type="float" office:value="-0.0000000000038713">
            <text:p>-3.8713E-012</text:p>
          </table:table-cell>
          <table:table-cell table:formula="of:=[.AC146]*1000000" office:value-type="float" office:value="0.0000000000032983">
            <text:p>3.2983E-012</text:p>
          </table:table-cell>
          <table:table-cell office:value-type="float" office:value="0.00015243">
            <text:p>0.00015243</text:p>
          </table:table-cell>
          <table:table-cell table:style-name="ce1" office:value-type="string">
            <text:p>4.9797e-05</text:p>
          </table:table-cell>
          <table:table-cell office:value-type="float" office:value="0.0011612">
            <text:p>0.0011612</text:p>
          </table:table-cell>
          <table:table-cell table:style-name="ce1" office:value-type="string">
            <text:p>3.5105e-06</text:p>
          </table:table-cell>
          <table:table-cell table:style-name="ce1" office:value-type="string">
            <text:p>3.8728e-08</text:p>
          </table:table-cell>
          <table:table-cell table:style-name="ce1" office:value-type="string">
            <text:p>6.6607e-42</text:p>
          </table:table-cell>
          <table:table-cell table:style-name="ce1" office:value-type="string">
            <text:p>3.2983e-18</text:p>
          </table:table-cell>
          <table:table-cell office:value-type="float" office:value="0.00015243">
            <text:p>0.00015243</text:p>
          </table:table-cell>
          <table:table-cell table:style-name="ce1" office:value-type="string">
            <text:p>4.9793e-05</text:p>
          </table:table-cell>
          <table:table-cell office:value-type="float" office:value="0.0011612">
            <text:p>0.0011612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3.8713e-18</text:p>
          </table:table-cell>
          <table:table-cell table:style-name="ce1" office:value-type="string">
            <text:p>3.2983e-18</text:p>
          </table:table-cell>
        </table:table-row>
        <table:table-row table:style-name="ro2">
          <table:table-cell office:value-type="float" office:value="1450.702">
            <text:p>1450.702</text:p>
          </table:table-cell>
          <table:table-cell table:formula="of:=[.P147]*1000000" office:value-type="float" office:value="150.44">
            <text:p>150.44</text:p>
          </table:table-cell>
          <table:table-cell table:formula="of:=[.Q147]*1000000" office:value-type="float" office:value="49.162">
            <text:p>49.162</text:p>
          </table:table-cell>
          <table:table-cell table:formula="of:=[.R147]*1000000" office:value-type="float" office:value="1163.9">
            <text:p>1163.9</text:p>
          </table:table-cell>
          <table:table-cell table:formula="of:=[.S147]*1000000" office:value-type="float" office:value="3.4413">
            <text:p>3.4413</text:p>
          </table:table-cell>
          <table:table-cell table:formula="of:=[.T147]*1000000" office:value-type="float" office:value="0.038791">
            <text:p>0.038791</text:p>
          </table:table-cell>
          <table:table-cell table:formula="of:=[.U147]*1000000" office:value-type="float" office:value="2.5114E-036">
            <text:p>2.5114E-036</text:p>
          </table:table-cell>
          <table:table-cell table:formula="of:=[.V147]*1000000" office:value-type="float" office:value="0.0000000000032032">
            <text:p>3.2032E-012</text:p>
          </table:table-cell>
          <table:table-cell table:formula="of:=[.W147]*1000000" office:value-type="float" office:value="150.44">
            <text:p>150.44</text:p>
          </table:table-cell>
          <table:table-cell table:formula="of:=[.X147]*1000000" office:value-type="float" office:value="49.158">
            <text:p>49.158</text:p>
          </table:table-cell>
          <table:table-cell table:formula="of:=[.Y147]*1000000" office:value-type="float" office:value="1163.9">
            <text:p>1163.9</text:p>
          </table:table-cell>
          <table:table-cell table:formula="of:=[.Z147]*1000000" office:value-type="float" office:value="20.353">
            <text:p>20.353</text:p>
          </table:table-cell>
          <table:table-cell table:formula="of:=[.AA147]*1000000" office:value-type="float" office:value="0">
            <text:p>0</text:p>
          </table:table-cell>
          <table:table-cell table:formula="of:=[.AB147]*1000000" office:value-type="float" office:value="-0.0000000000020585">
            <text:p>-2.0585E-012</text:p>
          </table:table-cell>
          <table:table-cell table:formula="of:=[.AC147]*1000000" office:value-type="float" office:value="0.0000000000032032">
            <text:p>3.2032E-012</text:p>
          </table:table-cell>
          <table:table-cell office:value-type="float" office:value="0.00015044">
            <text:p>0.00015044</text:p>
          </table:table-cell>
          <table:table-cell table:style-name="ce1" office:value-type="string">
            <text:p>4.9162e-05</text:p>
          </table:table-cell>
          <table:table-cell office:value-type="float" office:value="0.0011639">
            <text:p>0.0011639</text:p>
          </table:table-cell>
          <table:table-cell table:style-name="ce1" office:value-type="string">
            <text:p>3.4413e-06</text:p>
          </table:table-cell>
          <table:table-cell table:style-name="ce1" office:value-type="string">
            <text:p>3.8791e-08</text:p>
          </table:table-cell>
          <table:table-cell table:style-name="ce1" office:value-type="string">
            <text:p>2.5114e-42</text:p>
          </table:table-cell>
          <table:table-cell table:style-name="ce1" office:value-type="string">
            <text:p>3.2032e-18</text:p>
          </table:table-cell>
          <table:table-cell office:value-type="float" office:value="0.00015044">
            <text:p>0.00015044</text:p>
          </table:table-cell>
          <table:table-cell table:style-name="ce1" office:value-type="string">
            <text:p>4.9158e-05</text:p>
          </table:table-cell>
          <table:table-cell office:value-type="float" office:value="0.0011639">
            <text:p>0.0011639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0585e-18</text:p>
          </table:table-cell>
          <table:table-cell table:style-name="ce1" office:value-type="string">
            <text:p>3.2032e-18</text:p>
          </table:table-cell>
        </table:table-row>
        <table:table-row table:style-name="ro2">
          <table:table-cell office:value-type="float" office:value="1460.702">
            <text:p>1460.702</text:p>
          </table:table-cell>
          <table:table-cell table:formula="of:=[.P148]*1000000" office:value-type="float" office:value="148.48">
            <text:p>148.48</text:p>
          </table:table-cell>
          <table:table-cell table:formula="of:=[.Q148]*1000000" office:value-type="float" office:value="48.535">
            <text:p>48.535</text:p>
          </table:table-cell>
          <table:table-cell table:formula="of:=[.R148]*1000000" office:value-type="float" office:value="1166.5">
            <text:p>1166.5</text:p>
          </table:table-cell>
          <table:table-cell table:formula="of:=[.S148]*1000000" office:value-type="float" office:value="3.3733">
            <text:p>3.3733</text:p>
          </table:table-cell>
          <table:table-cell table:formula="of:=[.T148]*1000000" office:value-type="float" office:value="0.038854">
            <text:p>0.038854</text:p>
          </table:table-cell>
          <table:table-cell table:formula="of:=[.U148]*1000000" office:value-type="float" office:value="9.5674E-037">
            <text:p>9.5674E-037</text:p>
          </table:table-cell>
          <table:table-cell table:formula="of:=[.V148]*1000000" office:value-type="float" office:value="0.000000000003111">
            <text:p>3.111E-012</text:p>
          </table:table-cell>
          <table:table-cell table:formula="of:=[.W148]*1000000" office:value-type="float" office:value="148.48">
            <text:p>148.48</text:p>
          </table:table-cell>
          <table:table-cell table:formula="of:=[.X148]*1000000" office:value-type="float" office:value="48.531">
            <text:p>48.531</text:p>
          </table:table-cell>
          <table:table-cell table:formula="of:=[.Y148]*1000000" office:value-type="float" office:value="1166.5">
            <text:p>1166.5</text:p>
          </table:table-cell>
          <table:table-cell table:formula="of:=[.Z148]*1000000" office:value-type="float" office:value="20.353">
            <text:p>20.353</text:p>
          </table:table-cell>
          <table:table-cell table:formula="of:=[.AA148]*1000000" office:value-type="float" office:value="0">
            <text:p>0</text:p>
          </table:table-cell>
          <table:table-cell table:formula="of:=[.AB148]*1000000" office:value-type="float" office:value="-0.0000000000012894">
            <text:p>-1.2894E-012</text:p>
          </table:table-cell>
          <table:table-cell table:formula="of:=[.AC148]*1000000" office:value-type="float" office:value="0.000000000003111">
            <text:p>3.111E-012</text:p>
          </table:table-cell>
          <table:table-cell office:value-type="float" office:value="0.00014848">
            <text:p>0.00014848</text:p>
          </table:table-cell>
          <table:table-cell table:style-name="ce1" office:value-type="string">
            <text:p>4.8535e-05</text:p>
          </table:table-cell>
          <table:table-cell office:value-type="float" office:value="0.0011665">
            <text:p>0.0011665</text:p>
          </table:table-cell>
          <table:table-cell table:style-name="ce1" office:value-type="string">
            <text:p>3.3733e-06</text:p>
          </table:table-cell>
          <table:table-cell table:style-name="ce1" office:value-type="string">
            <text:p>3.8854e-08</text:p>
          </table:table-cell>
          <table:table-cell table:style-name="ce1" office:value-type="string">
            <text:p>9.5674e-43</text:p>
          </table:table-cell>
          <table:table-cell table:style-name="ce1" office:value-type="string">
            <text:p>3.111e-18</text:p>
          </table:table-cell>
          <table:table-cell office:value-type="float" office:value="0.00014848">
            <text:p>0.00014848</text:p>
          </table:table-cell>
          <table:table-cell table:style-name="ce1" office:value-type="string">
            <text:p>4.8531e-05</text:p>
          </table:table-cell>
          <table:table-cell office:value-type="float" office:value="0.0011665">
            <text:p>0.0011665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894e-18</text:p>
          </table:table-cell>
          <table:table-cell table:style-name="ce1" office:value-type="string">
            <text:p>3.111e-18</text:p>
          </table:table-cell>
        </table:table-row>
        <table:table-row table:style-name="ro2">
          <table:table-cell office:value-type="float" office:value="1470.702">
            <text:p>1470.702</text:p>
          </table:table-cell>
          <table:table-cell table:formula="of:=[.P149]*1000000" office:value-type="float" office:value="146.55">
            <text:p>146.55</text:p>
          </table:table-cell>
          <table:table-cell table:formula="of:=[.Q149]*1000000" office:value-type="float" office:value="47.916">
            <text:p>47.916</text:p>
          </table:table-cell>
          <table:table-cell table:formula="of:=[.R149]*1000000" office:value-type="float" office:value="1169.1">
            <text:p>1169.1</text:p>
          </table:table-cell>
          <table:table-cell table:formula="of:=[.S149]*1000000" office:value-type="float" office:value="3.3065">
            <text:p>3.3065</text:p>
          </table:table-cell>
          <table:table-cell table:formula="of:=[.T149]*1000000" office:value-type="float" office:value="0.038917">
            <text:p>0.038917</text:p>
          </table:table-cell>
          <table:table-cell table:formula="of:=[.U149]*1000000" office:value-type="float" office:value="3.6822E-037">
            <text:p>3.6822E-037</text:p>
          </table:table-cell>
          <table:table-cell table:formula="of:=[.V149]*1000000" office:value-type="float" office:value="0.0000000000030217">
            <text:p>3.0217E-012</text:p>
          </table:table-cell>
          <table:table-cell table:formula="of:=[.W149]*1000000" office:value-type="float" office:value="146.55">
            <text:p>146.55</text:p>
          </table:table-cell>
          <table:table-cell table:formula="of:=[.X149]*1000000" office:value-type="float" office:value="47.912">
            <text:p>47.912</text:p>
          </table:table-cell>
          <table:table-cell table:formula="of:=[.Y149]*1000000" office:value-type="float" office:value="1169.1">
            <text:p>1169.1</text:p>
          </table:table-cell>
          <table:table-cell table:formula="of:=[.Z149]*1000000" office:value-type="float" office:value="20.353">
            <text:p>20.353</text:p>
          </table:table-cell>
          <table:table-cell table:formula="of:=[.AA149]*1000000" office:value-type="float" office:value="0">
            <text:p>0</text:p>
          </table:table-cell>
          <table:table-cell table:formula="of:=[.AB149]*1000000" office:value-type="float" office:value="-0.00000000000079149">
            <text:p>-7.9149E-013</text:p>
          </table:table-cell>
          <table:table-cell table:formula="of:=[.AC149]*1000000" office:value-type="float" office:value="0.0000000000030216">
            <text:p>3.0216E-012</text:p>
          </table:table-cell>
          <table:table-cell office:value-type="float" office:value="0.00014655">
            <text:p>0.00014655</text:p>
          </table:table-cell>
          <table:table-cell table:style-name="ce1" office:value-type="string">
            <text:p>4.7916e-05</text:p>
          </table:table-cell>
          <table:table-cell office:value-type="float" office:value="0.0011691">
            <text:p>0.0011691</text:p>
          </table:table-cell>
          <table:table-cell table:style-name="ce1" office:value-type="string">
            <text:p>3.3065e-06</text:p>
          </table:table-cell>
          <table:table-cell table:style-name="ce1" office:value-type="string">
            <text:p>3.8917e-08</text:p>
          </table:table-cell>
          <table:table-cell table:style-name="ce1" office:value-type="string">
            <text:p>3.6822e-43</text:p>
          </table:table-cell>
          <table:table-cell table:style-name="ce1" office:value-type="string">
            <text:p>3.0217e-18</text:p>
          </table:table-cell>
          <table:table-cell office:value-type="float" office:value="0.00014655">
            <text:p>0.00014655</text:p>
          </table:table-cell>
          <table:table-cell table:style-name="ce1" office:value-type="string">
            <text:p>4.7912e-05</text:p>
          </table:table-cell>
          <table:table-cell office:value-type="float" office:value="0.0011691">
            <text:p>0.0011691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7.9149e-19</text:p>
          </table:table-cell>
          <table:table-cell table:style-name="ce1" office:value-type="string">
            <text:p>3.0216e-18</text:p>
          </table:table-cell>
        </table:table-row>
        <table:table-row table:style-name="ro2">
          <table:table-cell office:value-type="float" office:value="1480.702">
            <text:p>1480.702</text:p>
          </table:table-cell>
          <table:table-cell table:formula="of:=[.P150]*1000000" office:value-type="float" office:value="144.65">
            <text:p>144.65</text:p>
          </table:table-cell>
          <table:table-cell table:formula="of:=[.Q150]*1000000" office:value-type="float" office:value="47.305">
            <text:p>47.305</text:p>
          </table:table-cell>
          <table:table-cell table:formula="of:=[.R150]*1000000" office:value-type="float" office:value="1171.6">
            <text:p>1171.6</text:p>
          </table:table-cell>
          <table:table-cell table:formula="of:=[.S150]*1000000" office:value-type="float" office:value="3.2408">
            <text:p>3.2408</text:p>
          </table:table-cell>
          <table:table-cell table:formula="of:=[.T150]*1000000" office:value-type="float" office:value="0.038979">
            <text:p>0.038979</text:p>
          </table:table-cell>
          <table:table-cell table:formula="of:=[.U150]*1000000" office:value-type="float" office:value="1.4317E-037">
            <text:p>1.4317E-037</text:p>
          </table:table-cell>
          <table:table-cell table:formula="of:=[.V150]*1000000" office:value-type="float" office:value="0.000000000002935">
            <text:p>2.935E-012</text:p>
          </table:table-cell>
          <table:table-cell table:formula="of:=[.W150]*1000000" office:value-type="float" office:value="144.65">
            <text:p>144.65</text:p>
          </table:table-cell>
          <table:table-cell table:formula="of:=[.X150]*1000000" office:value-type="float" office:value="47.3">
            <text:p>47.3</text:p>
          </table:table-cell>
          <table:table-cell table:formula="of:=[.Y150]*1000000" office:value-type="float" office:value="1171.6">
            <text:p>1171.6</text:p>
          </table:table-cell>
          <table:table-cell table:formula="of:=[.Z150]*1000000" office:value-type="float" office:value="20.353">
            <text:p>20.353</text:p>
          </table:table-cell>
          <table:table-cell table:formula="of:=[.AA150]*1000000" office:value-type="float" office:value="0">
            <text:p>0</text:p>
          </table:table-cell>
          <table:table-cell table:formula="of:=[.AB150]*1000000" office:value-type="float" office:value="-0.00000000000079272">
            <text:p>-7.9272E-013</text:p>
          </table:table-cell>
          <table:table-cell table:formula="of:=[.AC150]*1000000" office:value-type="float" office:value="0.000000000002935">
            <text:p>2.935E-012</text:p>
          </table:table-cell>
          <table:table-cell office:value-type="float" office:value="0.00014465">
            <text:p>0.00014465</text:p>
          </table:table-cell>
          <table:table-cell table:style-name="ce1" office:value-type="string">
            <text:p>4.7305e-05</text:p>
          </table:table-cell>
          <table:table-cell office:value-type="float" office:value="0.0011716">
            <text:p>0.0011716</text:p>
          </table:table-cell>
          <table:table-cell table:style-name="ce1" office:value-type="string">
            <text:p>3.2408e-06</text:p>
          </table:table-cell>
          <table:table-cell table:style-name="ce1" office:value-type="string">
            <text:p>3.8979e-08</text:p>
          </table:table-cell>
          <table:table-cell table:style-name="ce1" office:value-type="string">
            <text:p>1.4317e-43</text:p>
          </table:table-cell>
          <table:table-cell table:style-name="ce1" office:value-type="string">
            <text:p>2.935e-18</text:p>
          </table:table-cell>
          <table:table-cell office:value-type="float" office:value="0.00014465">
            <text:p>0.00014465</text:p>
          </table:table-cell>
          <table:table-cell table:style-name="ce1" office:value-type="string">
            <text:p>4.73e-05</text:p>
          </table:table-cell>
          <table:table-cell office:value-type="float" office:value="0.0011716">
            <text:p>0.0011716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7.9272e-19</text:p>
          </table:table-cell>
          <table:table-cell table:style-name="ce1" office:value-type="string">
            <text:p>2.935e-18</text:p>
          </table:table-cell>
        </table:table-row>
        <table:table-row table:style-name="ro2">
          <table:table-cell office:value-type="float" office:value="1490.702">
            <text:p>1490.702</text:p>
          </table:table-cell>
          <table:table-cell table:formula="of:=[.P151]*1000000" office:value-type="float" office:value="142.77">
            <text:p>142.77</text:p>
          </table:table-cell>
          <table:table-cell table:formula="of:=[.Q151]*1000000" office:value-type="float" office:value="46.701">
            <text:p>46.701</text:p>
          </table:table-cell>
          <table:table-cell table:formula="of:=[.R151]*1000000" office:value-type="float" office:value="1174.2">
            <text:p>1174.2</text:p>
          </table:table-cell>
          <table:table-cell table:formula="of:=[.S151]*1000000" office:value-type="float" office:value="3.1762">
            <text:p>3.1762</text:p>
          </table:table-cell>
          <table:table-cell table:formula="of:=[.T151]*1000000" office:value-type="float" office:value="0.039042">
            <text:p>0.039042</text:p>
          </table:table-cell>
          <table:table-cell table:formula="of:=[.U151]*1000000" office:value-type="float" office:value="5.6226E-038">
            <text:p>5.6226E-038</text:p>
          </table:table-cell>
          <table:table-cell table:formula="of:=[.V151]*1000000" office:value-type="float" office:value="0.000000000002851">
            <text:p>2.851E-012</text:p>
          </table:table-cell>
          <table:table-cell table:formula="of:=[.W151]*1000000" office:value-type="float" office:value="142.77">
            <text:p>142.77</text:p>
          </table:table-cell>
          <table:table-cell table:formula="of:=[.X151]*1000000" office:value-type="float" office:value="46.696">
            <text:p>46.696</text:p>
          </table:table-cell>
          <table:table-cell table:formula="of:=[.Y151]*1000000" office:value-type="float" office:value="1174.1">
            <text:p>1174.1</text:p>
          </table:table-cell>
          <table:table-cell table:formula="of:=[.Z151]*1000000" office:value-type="float" office:value="20.353">
            <text:p>20.353</text:p>
          </table:table-cell>
          <table:table-cell table:formula="of:=[.AA151]*1000000" office:value-type="float" office:value="0">
            <text:p>0</text:p>
          </table:table-cell>
          <table:table-cell table:formula="of:=[.AB151]*1000000" office:value-type="float" office:value="-0.00000000000068132">
            <text:p>-6.8132E-013</text:p>
          </table:table-cell>
          <table:table-cell table:formula="of:=[.AC151]*1000000" office:value-type="float" office:value="0.0000000000028509">
            <text:p>2.8509E-012</text:p>
          </table:table-cell>
          <table:table-cell office:value-type="float" office:value="0.00014277">
            <text:p>0.00014277</text:p>
          </table:table-cell>
          <table:table-cell table:style-name="ce1" office:value-type="string">
            <text:p>4.6701e-05</text:p>
          </table:table-cell>
          <table:table-cell office:value-type="float" office:value="0.0011742">
            <text:p>0.0011742</text:p>
          </table:table-cell>
          <table:table-cell table:style-name="ce1" office:value-type="string">
            <text:p>3.1762e-06</text:p>
          </table:table-cell>
          <table:table-cell table:style-name="ce1" office:value-type="string">
            <text:p>3.9042e-08</text:p>
          </table:table-cell>
          <table:table-cell table:style-name="ce1" office:value-type="string">
            <text:p>5.6226e-44</text:p>
          </table:table-cell>
          <table:table-cell table:style-name="ce1" office:value-type="string">
            <text:p>2.851e-18</text:p>
          </table:table-cell>
          <table:table-cell office:value-type="float" office:value="0.00014277">
            <text:p>0.00014277</text:p>
          </table:table-cell>
          <table:table-cell table:style-name="ce1" office:value-type="string">
            <text:p>4.6696e-05</text:p>
          </table:table-cell>
          <table:table-cell office:value-type="float" office:value="0.0011741">
            <text:p>0.0011741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6.8132e-19</text:p>
          </table:table-cell>
          <table:table-cell table:style-name="ce1" office:value-type="string">
            <text:p>2.8509e-18</text:p>
          </table:table-cell>
        </table:table-row>
        <table:table-row table:style-name="ro2">
          <table:table-cell office:value-type="float" office:value="1500.702">
            <text:p>1500.702</text:p>
          </table:table-cell>
          <table:table-cell table:formula="of:=[.P152]*1000000" office:value-type="float" office:value="140.92">
            <text:p>140.92</text:p>
          </table:table-cell>
          <table:table-cell table:formula="of:=[.Q152]*1000000" office:value-type="float" office:value="46.104">
            <text:p>46.104</text:p>
          </table:table-cell>
          <table:table-cell table:formula="of:=[.R152]*1000000" office:value-type="float" office:value="1176.6">
            <text:p>1176.6</text:p>
          </table:table-cell>
          <table:table-cell table:formula="of:=[.S152]*1000000" office:value-type="float" office:value="3.1128">
            <text:p>3.1128</text:p>
          </table:table-cell>
          <table:table-cell table:formula="of:=[.T152]*1000000" office:value-type="float" office:value="0.039104">
            <text:p>0.039104</text:p>
          </table:table-cell>
          <table:table-cell table:formula="of:=[.U152]*1000000" office:value-type="float" office:value="2.2303E-038">
            <text:p>2.2303E-038</text:p>
          </table:table-cell>
          <table:table-cell table:formula="of:=[.V152]*1000000" office:value-type="float" office:value="0.0000000000027695">
            <text:p>2.7695E-012</text:p>
          </table:table-cell>
          <table:table-cell table:formula="of:=[.W152]*1000000" office:value-type="float" office:value="140.92">
            <text:p>140.92</text:p>
          </table:table-cell>
          <table:table-cell table:formula="of:=[.X152]*1000000" office:value-type="float" office:value="46.1">
            <text:p>46.1</text:p>
          </table:table-cell>
          <table:table-cell table:formula="of:=[.Y152]*1000000" office:value-type="float" office:value="1176.6">
            <text:p>1176.6</text:p>
          </table:table-cell>
          <table:table-cell table:formula="of:=[.Z152]*1000000" office:value-type="float" office:value="20.353">
            <text:p>20.353</text:p>
          </table:table-cell>
          <table:table-cell table:formula="of:=[.AA152]*1000000" office:value-type="float" office:value="0">
            <text:p>0</text:p>
          </table:table-cell>
          <table:table-cell table:formula="of:=[.AB152]*1000000" office:value-type="float" office:value="-0.00000000000023056">
            <text:p>-2.3056E-013</text:p>
          </table:table-cell>
          <table:table-cell table:formula="of:=[.AC152]*1000000" office:value-type="float" office:value="0.0000000000027695">
            <text:p>2.7695E-012</text:p>
          </table:table-cell>
          <table:table-cell office:value-type="float" office:value="0.00014092">
            <text:p>0.00014092</text:p>
          </table:table-cell>
          <table:table-cell table:style-name="ce1" office:value-type="string">
            <text:p>4.6104e-05</text:p>
          </table:table-cell>
          <table:table-cell office:value-type="float" office:value="0.0011766">
            <text:p>0.0011766</text:p>
          </table:table-cell>
          <table:table-cell table:style-name="ce1" office:value-type="string">
            <text:p>3.1128e-06</text:p>
          </table:table-cell>
          <table:table-cell table:style-name="ce1" office:value-type="string">
            <text:p>3.9104e-08</text:p>
          </table:table-cell>
          <table:table-cell table:style-name="ce1" office:value-type="string">
            <text:p>2.2303e-44</text:p>
          </table:table-cell>
          <table:table-cell table:style-name="ce1" office:value-type="string">
            <text:p>2.7695e-18</text:p>
          </table:table-cell>
          <table:table-cell office:value-type="float" office:value="0.00014092">
            <text:p>0.00014092</text:p>
          </table:table-cell>
          <table:table-cell table:style-name="ce1" office:value-type="string">
            <text:p>4.61e-05</text:p>
          </table:table-cell>
          <table:table-cell office:value-type="float" office:value="0.0011766">
            <text:p>0.0011766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3056e-19</text:p>
          </table:table-cell>
          <table:table-cell table:style-name="ce1" office:value-type="string">
            <text:p>2.7695e-18</text:p>
          </table:table-cell>
        </table:table-row>
        <table:table-row table:style-name="ro2">
          <table:table-cell office:value-type="float" office:value="1510.702">
            <text:p>1510.702</text:p>
          </table:table-cell>
          <table:table-cell table:formula="of:=[.P153]*1000000" office:value-type="float" office:value="139.1">
            <text:p>139.1</text:p>
          </table:table-cell>
          <table:table-cell table:formula="of:=[.Q153]*1000000" office:value-type="float" office:value="45.515">
            <text:p>45.515</text:p>
          </table:table-cell>
          <table:table-cell table:formula="of:=[.R153]*1000000" office:value-type="float" office:value="1179.1">
            <text:p>1179.1</text:p>
          </table:table-cell>
          <table:table-cell table:formula="of:=[.S153]*1000000" office:value-type="float" office:value="3.0505">
            <text:p>3.0505</text:p>
          </table:table-cell>
          <table:table-cell table:formula="of:=[.T153]*1000000" office:value-type="float" office:value="0.039166">
            <text:p>0.039166</text:p>
          </table:table-cell>
          <table:table-cell table:formula="of:=[.U153]*1000000" office:value-type="float" office:value="8.9352E-039">
            <text:p>8.9352E-039</text:p>
          </table:table-cell>
          <table:table-cell table:formula="of:=[.V153]*1000000" office:value-type="float" office:value="0.0000000000026906">
            <text:p>2.6906E-012</text:p>
          </table:table-cell>
          <table:table-cell table:formula="of:=[.W153]*1000000" office:value-type="float" office:value="139.1">
            <text:p>139.1</text:p>
          </table:table-cell>
          <table:table-cell table:formula="of:=[.X153]*1000000" office:value-type="float" office:value="45.511">
            <text:p>45.511</text:p>
          </table:table-cell>
          <table:table-cell table:formula="of:=[.Y153]*1000000" office:value-type="float" office:value="1179.1">
            <text:p>1179.1</text:p>
          </table:table-cell>
          <table:table-cell table:formula="of:=[.Z153]*1000000" office:value-type="float" office:value="20.353">
            <text:p>20.353</text:p>
          </table:table-cell>
          <table:table-cell table:formula="of:=[.AA153]*1000000" office:value-type="float" office:value="0">
            <text:p>0</text:p>
          </table:table-cell>
          <table:table-cell table:formula="of:=[.AB153]*1000000" office:value-type="float" office:value="-2.4458E-015">
            <text:p>-2.4458E-015</text:p>
          </table:table-cell>
          <table:table-cell table:formula="of:=[.AC153]*1000000" office:value-type="float" office:value="0.0000000000026905">
            <text:p>2.6905E-012</text:p>
          </table:table-cell>
          <table:table-cell office:value-type="float" office:value="0.0001391">
            <text:p>0.0001391</text:p>
          </table:table-cell>
          <table:table-cell table:style-name="ce1" office:value-type="string">
            <text:p>4.5515e-05</text:p>
          </table:table-cell>
          <table:table-cell office:value-type="float" office:value="0.0011791">
            <text:p>0.0011791</text:p>
          </table:table-cell>
          <table:table-cell table:style-name="ce1" office:value-type="string">
            <text:p>3.0505e-06</text:p>
          </table:table-cell>
          <table:table-cell table:style-name="ce1" office:value-type="string">
            <text:p>3.9166e-08</text:p>
          </table:table-cell>
          <table:table-cell table:style-name="ce1" office:value-type="string">
            <text:p>8.9352e-45</text:p>
          </table:table-cell>
          <table:table-cell table:style-name="ce1" office:value-type="string">
            <text:p>2.6906e-18</text:p>
          </table:table-cell>
          <table:table-cell office:value-type="float" office:value="0.0001391">
            <text:p>0.0001391</text:p>
          </table:table-cell>
          <table:table-cell table:style-name="ce1" office:value-type="string">
            <text:p>4.5511e-05</text:p>
          </table:table-cell>
          <table:table-cell office:value-type="float" office:value="0.0011791">
            <text:p>0.0011791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4458e-21</text:p>
          </table:table-cell>
          <table:table-cell table:style-name="ce1" office:value-type="string">
            <text:p>2.6905e-18</text:p>
          </table:table-cell>
        </table:table-row>
        <table:table-row table:style-name="ro2">
          <table:table-cell office:value-type="float" office:value="1520.702">
            <text:p>1520.702</text:p>
          </table:table-cell>
          <table:table-cell table:formula="of:=[.P154]*1000000" office:value-type="float" office:value="137.3">
            <text:p>137.3</text:p>
          </table:table-cell>
          <table:table-cell table:formula="of:=[.Q154]*1000000" office:value-type="float" office:value="44.933">
            <text:p>44.933</text:p>
          </table:table-cell>
          <table:table-cell table:formula="of:=[.R154]*1000000" office:value-type="float" office:value="1181.5">
            <text:p>1181.5</text:p>
          </table:table-cell>
          <table:table-cell table:formula="of:=[.S154]*1000000" office:value-type="float" office:value="2.9892">
            <text:p>2.9892</text:p>
          </table:table-cell>
          <table:table-cell table:formula="of:=[.T154]*1000000" office:value-type="float" office:value="0.039228">
            <text:p>0.039228</text:p>
          </table:table-cell>
          <table:table-cell table:formula="of:=[.U154]*1000000" office:value-type="float" office:value="3.6149E-039">
            <text:p>3.6149E-039</text:p>
          </table:table-cell>
          <table:table-cell table:formula="of:=[.V154]*1000000" office:value-type="float" office:value="0.000000000002614">
            <text:p>2.614E-012</text:p>
          </table:table-cell>
          <table:table-cell table:formula="of:=[.W154]*1000000" office:value-type="float" office:value="137.3">
            <text:p>137.3</text:p>
          </table:table-cell>
          <table:table-cell table:formula="of:=[.X154]*1000000" office:value-type="float" office:value="44.929">
            <text:p>44.929</text:p>
          </table:table-cell>
          <table:table-cell table:formula="of:=[.Y154]*1000000" office:value-type="float" office:value="1181.5">
            <text:p>1181.5</text:p>
          </table:table-cell>
          <table:table-cell table:formula="of:=[.Z154]*1000000" office:value-type="float" office:value="20.353">
            <text:p>20.353</text:p>
          </table:table-cell>
          <table:table-cell table:formula="of:=[.AA154]*1000000" office:value-type="float" office:value="0">
            <text:p>0</text:p>
          </table:table-cell>
          <table:table-cell table:formula="of:=[.AB154]*1000000" office:value-type="float" office:value="-0.00000000000028166">
            <text:p>-2.8166E-013</text:p>
          </table:table-cell>
          <table:table-cell table:formula="of:=[.AC154]*1000000" office:value-type="float" office:value="0.000000000002614">
            <text:p>2.614E-012</text:p>
          </table:table-cell>
          <table:table-cell office:value-type="float" office:value="0.0001373">
            <text:p>0.0001373</text:p>
          </table:table-cell>
          <table:table-cell table:style-name="ce1" office:value-type="string">
            <text:p>4.4933e-05</text:p>
          </table:table-cell>
          <table:table-cell office:value-type="float" office:value="0.0011815">
            <text:p>0.0011815</text:p>
          </table:table-cell>
          <table:table-cell table:style-name="ce1" office:value-type="string">
            <text:p>2.9892e-06</text:p>
          </table:table-cell>
          <table:table-cell table:style-name="ce1" office:value-type="string">
            <text:p>3.9228e-08</text:p>
          </table:table-cell>
          <table:table-cell table:style-name="ce1" office:value-type="string">
            <text:p>3.6149e-45</text:p>
          </table:table-cell>
          <table:table-cell table:style-name="ce1" office:value-type="string">
            <text:p>2.614e-18</text:p>
          </table:table-cell>
          <table:table-cell office:value-type="float" office:value="0.0001373">
            <text:p>0.0001373</text:p>
          </table:table-cell>
          <table:table-cell table:style-name="ce1" office:value-type="string">
            <text:p>4.4929e-05</text:p>
          </table:table-cell>
          <table:table-cell office:value-type="float" office:value="0.0011815">
            <text:p>0.0011815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8166e-19</text:p>
          </table:table-cell>
          <table:table-cell table:style-name="ce1" office:value-type="string">
            <text:p>2.614e-18</text:p>
          </table:table-cell>
        </table:table-row>
        <table:table-row table:style-name="ro2">
          <table:table-cell office:value-type="float" office:value="1530.702">
            <text:p>1530.702</text:p>
          </table:table-cell>
          <table:table-cell table:formula="of:=[.P155]*1000000" office:value-type="float" office:value="135.53">
            <text:p>135.53</text:p>
          </table:table-cell>
          <table:table-cell table:formula="of:=[.Q155]*1000000" office:value-type="float" office:value="44.359">
            <text:p>44.359</text:p>
          </table:table-cell>
          <table:table-cell table:formula="of:=[.R155]*1000000" office:value-type="float" office:value="1183.9">
            <text:p>1183.9</text:p>
          </table:table-cell>
          <table:table-cell table:formula="of:=[.S155]*1000000" office:value-type="float" office:value="2.929">
            <text:p>2.929</text:p>
          </table:table-cell>
          <table:table-cell table:formula="of:=[.T155]*1000000" office:value-type="float" office:value="0.03929">
            <text:p>0.03929</text:p>
          </table:table-cell>
          <table:table-cell table:formula="of:=[.U155]*1000000" office:value-type="float" office:value="1.4768E-039">
            <text:p>1.4768E-039</text:p>
          </table:table-cell>
          <table:table-cell table:formula="of:=[.V155]*1000000" office:value-type="float" office:value="0.0000000000025398">
            <text:p>2.5398E-012</text:p>
          </table:table-cell>
          <table:table-cell table:formula="of:=[.W155]*1000000" office:value-type="float" office:value="135.53">
            <text:p>135.53</text:p>
          </table:table-cell>
          <table:table-cell table:formula="of:=[.X155]*1000000" office:value-type="float" office:value="44.355">
            <text:p>44.355</text:p>
          </table:table-cell>
          <table:table-cell table:formula="of:=[.Y155]*1000000" office:value-type="float" office:value="1183.8">
            <text:p>1183.8</text:p>
          </table:table-cell>
          <table:table-cell table:formula="of:=[.Z155]*1000000" office:value-type="float" office:value="20.353">
            <text:p>20.353</text:p>
          </table:table-cell>
          <table:table-cell table:formula="of:=[.AA155]*1000000" office:value-type="float" office:value="0">
            <text:p>0</text:p>
          </table:table-cell>
          <table:table-cell table:formula="of:=[.AB155]*1000000" office:value-type="float" office:value="-0.00000000000027894">
            <text:p>-2.7894E-013</text:p>
          </table:table-cell>
          <table:table-cell table:formula="of:=[.AC155]*1000000" office:value-type="float" office:value="0.0000000000025397">
            <text:p>2.5397E-012</text:p>
          </table:table-cell>
          <table:table-cell office:value-type="float" office:value="0.00013553">
            <text:p>0.00013553</text:p>
          </table:table-cell>
          <table:table-cell table:style-name="ce1" office:value-type="string">
            <text:p>4.4359e-05</text:p>
          </table:table-cell>
          <table:table-cell office:value-type="float" office:value="0.0011839">
            <text:p>0.0011839</text:p>
          </table:table-cell>
          <table:table-cell table:style-name="ce1" office:value-type="string">
            <text:p>2.929e-06</text:p>
          </table:table-cell>
          <table:table-cell table:style-name="ce1" office:value-type="string">
            <text:p>3.929e-08</text:p>
          </table:table-cell>
          <table:table-cell table:style-name="ce1" office:value-type="string">
            <text:p>1.4768e-45</text:p>
          </table:table-cell>
          <table:table-cell table:style-name="ce1" office:value-type="string">
            <text:p>2.5398e-18</text:p>
          </table:table-cell>
          <table:table-cell office:value-type="float" office:value="0.00013553">
            <text:p>0.00013553</text:p>
          </table:table-cell>
          <table:table-cell table:style-name="ce1" office:value-type="string">
            <text:p>4.4355e-05</text:p>
          </table:table-cell>
          <table:table-cell office:value-type="float" office:value="0.0011838">
            <text:p>0.0011838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894e-19</text:p>
          </table:table-cell>
          <table:table-cell table:style-name="ce1" office:value-type="string">
            <text:p>2.5397e-18</text:p>
          </table:table-cell>
        </table:table-row>
        <table:table-row table:style-name="ro2">
          <table:table-cell office:value-type="float" office:value="1540.702">
            <text:p>1540.702</text:p>
          </table:table-cell>
          <table:table-cell table:formula="of:=[.P156]*1000000" office:value-type="float" office:value="133.78">
            <text:p>133.78</text:p>
          </table:table-cell>
          <table:table-cell table:formula="of:=[.Q156]*1000000" office:value-type="float" office:value="43.792">
            <text:p>43.792</text:p>
          </table:table-cell>
          <table:table-cell table:formula="of:=[.R156]*1000000" office:value-type="float" office:value="1186.2">
            <text:p>1186.2</text:p>
          </table:table-cell>
          <table:table-cell table:formula="of:=[.S156]*1000000" office:value-type="float" office:value="2.8699">
            <text:p>2.8699</text:p>
          </table:table-cell>
          <table:table-cell table:formula="of:=[.T156]*1000000" office:value-type="float" office:value="0.039352">
            <text:p>0.039352</text:p>
          </table:table-cell>
          <table:table-cell table:formula="of:=[.U156]*1000000" office:value-type="float" office:value="6.0915E-040">
            <text:p>6.0915E-040</text:p>
          </table:table-cell>
          <table:table-cell table:formula="of:=[.V156]*1000000" office:value-type="float" office:value="0.0000000000024678">
            <text:p>2.4678E-012</text:p>
          </table:table-cell>
          <table:table-cell table:formula="of:=[.W156]*1000000" office:value-type="float" office:value="133.78">
            <text:p>133.78</text:p>
          </table:table-cell>
          <table:table-cell table:formula="of:=[.X156]*1000000" office:value-type="float" office:value="43.788">
            <text:p>43.788</text:p>
          </table:table-cell>
          <table:table-cell table:formula="of:=[.Y156]*1000000" office:value-type="float" office:value="1186.2">
            <text:p>1186.2</text:p>
          </table:table-cell>
          <table:table-cell table:formula="of:=[.Z156]*1000000" office:value-type="float" office:value="20.353">
            <text:p>20.353</text:p>
          </table:table-cell>
          <table:table-cell table:formula="of:=[.AA156]*1000000" office:value-type="float" office:value="0">
            <text:p>0</text:p>
          </table:table-cell>
          <table:table-cell table:formula="of:=[.AB156]*1000000" office:value-type="float" office:value="-0.00000000000020283">
            <text:p>-2.0283E-013</text:p>
          </table:table-cell>
          <table:table-cell table:formula="of:=[.AC156]*1000000" office:value-type="float" office:value="0.0000000000024678">
            <text:p>2.4678E-012</text:p>
          </table:table-cell>
          <table:table-cell office:value-type="float" office:value="0.00013378">
            <text:p>0.00013378</text:p>
          </table:table-cell>
          <table:table-cell table:style-name="ce1" office:value-type="string">
            <text:p>4.3792e-05</text:p>
          </table:table-cell>
          <table:table-cell office:value-type="float" office:value="0.0011862">
            <text:p>0.0011862</text:p>
          </table:table-cell>
          <table:table-cell table:style-name="ce1" office:value-type="string">
            <text:p>2.8699e-06</text:p>
          </table:table-cell>
          <table:table-cell table:style-name="ce1" office:value-type="string">
            <text:p>3.9352e-08</text:p>
          </table:table-cell>
          <table:table-cell table:style-name="ce1" office:value-type="string">
            <text:p>6.0915e-46</text:p>
          </table:table-cell>
          <table:table-cell table:style-name="ce1" office:value-type="string">
            <text:p>2.4678e-18</text:p>
          </table:table-cell>
          <table:table-cell office:value-type="float" office:value="0.00013378">
            <text:p>0.00013378</text:p>
          </table:table-cell>
          <table:table-cell table:style-name="ce1" office:value-type="string">
            <text:p>4.3788e-05</text:p>
          </table:table-cell>
          <table:table-cell office:value-type="float" office:value="0.0011862">
            <text:p>0.0011862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0283e-19</text:p>
          </table:table-cell>
          <table:table-cell table:style-name="ce1" office:value-type="string">
            <text:p>2.4678e-18</text:p>
          </table:table-cell>
        </table:table-row>
        <table:table-row table:style-name="ro2">
          <table:table-cell office:value-type="float" office:value="1550.702">
            <text:p>1550.702</text:p>
          </table:table-cell>
          <table:table-cell table:formula="of:=[.P157]*1000000" office:value-type="float" office:value="132.06">
            <text:p>132.06</text:p>
          </table:table-cell>
          <table:table-cell table:formula="of:=[.Q157]*1000000" office:value-type="float" office:value="43.231">
            <text:p>43.231</text:p>
          </table:table-cell>
          <table:table-cell table:formula="of:=[.R157]*1000000" office:value-type="float" office:value="1188.5">
            <text:p>1188.5</text:p>
          </table:table-cell>
          <table:table-cell table:formula="of:=[.S157]*1000000" office:value-type="float" office:value="2.8118">
            <text:p>2.8118</text:p>
          </table:table-cell>
          <table:table-cell table:formula="of:=[.T157]*1000000" office:value-type="float" office:value="0.039413">
            <text:p>0.039413</text:p>
          </table:table-cell>
          <table:table-cell table:formula="of:=[.U157]*1000000" office:value-type="float" office:value="2.5368E-040">
            <text:p>2.5368E-040</text:p>
          </table:table-cell>
          <table:table-cell table:formula="of:=[.V157]*1000000" office:value-type="float" office:value="0.0000000000023981">
            <text:p>2.3981E-012</text:p>
          </table:table-cell>
          <table:table-cell table:formula="of:=[.W157]*1000000" office:value-type="float" office:value="132.05">
            <text:p>132.05</text:p>
          </table:table-cell>
          <table:table-cell table:formula="of:=[.X157]*1000000" office:value-type="float" office:value="43.227">
            <text:p>43.227</text:p>
          </table:table-cell>
          <table:table-cell table:formula="of:=[.Y157]*1000000" office:value-type="float" office:value="1188.5">
            <text:p>1188.5</text:p>
          </table:table-cell>
          <table:table-cell table:formula="of:=[.Z157]*1000000" office:value-type="float" office:value="20.353">
            <text:p>20.353</text:p>
          </table:table-cell>
          <table:table-cell table:formula="of:=[.AA157]*1000000" office:value-type="float" office:value="0">
            <text:p>0</text:p>
          </table:table-cell>
          <table:table-cell table:formula="of:=[.AB157]*1000000" office:value-type="float" office:value="-0.000000000000081314">
            <text:p>-8.1314E-014</text:p>
          </table:table-cell>
          <table:table-cell table:formula="of:=[.AC157]*1000000" office:value-type="float" office:value="0.000000000002398">
            <text:p>2.398E-012</text:p>
          </table:table-cell>
          <table:table-cell office:value-type="float" office:value="0.00013206">
            <text:p>0.00013206</text:p>
          </table:table-cell>
          <table:table-cell table:style-name="ce1" office:value-type="string">
            <text:p>4.3231e-05</text:p>
          </table:table-cell>
          <table:table-cell office:value-type="float" office:value="0.0011885">
            <text:p>0.0011885</text:p>
          </table:table-cell>
          <table:table-cell table:style-name="ce1" office:value-type="string">
            <text:p>2.8118e-06</text:p>
          </table:table-cell>
          <table:table-cell table:style-name="ce1" office:value-type="string">
            <text:p>3.9413e-08</text:p>
          </table:table-cell>
          <table:table-cell table:style-name="ce1" office:value-type="string">
            <text:p>2.5368e-46</text:p>
          </table:table-cell>
          <table:table-cell table:style-name="ce1" office:value-type="string">
            <text:p>2.3981e-18</text:p>
          </table:table-cell>
          <table:table-cell office:value-type="float" office:value="0.00013205">
            <text:p>0.00013205</text:p>
          </table:table-cell>
          <table:table-cell table:style-name="ce1" office:value-type="string">
            <text:p>4.3227e-05</text:p>
          </table:table-cell>
          <table:table-cell office:value-type="float" office:value="0.0011885">
            <text:p>0.0011885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8.1314e-20</text:p>
          </table:table-cell>
          <table:table-cell table:style-name="ce1" office:value-type="string">
            <text:p>2.398e-18</text:p>
          </table:table-cell>
        </table:table-row>
        <table:table-row table:style-name="ro2">
          <table:table-cell office:value-type="float" office:value="1560.702">
            <text:p>1560.702</text:p>
          </table:table-cell>
          <table:table-cell table:formula="of:=[.P158]*1000000" office:value-type="float" office:value="130.36">
            <text:p>130.36</text:p>
          </table:table-cell>
          <table:table-cell table:formula="of:=[.Q158]*1000000" office:value-type="float" office:value="42.678">
            <text:p>42.678</text:p>
          </table:table-cell>
          <table:table-cell table:formula="of:=[.R158]*1000000" office:value-type="float" office:value="1190.8">
            <text:p>1190.8</text:p>
          </table:table-cell>
          <table:table-cell table:formula="of:=[.S158]*1000000" office:value-type="float" office:value="2.7548">
            <text:p>2.7548</text:p>
          </table:table-cell>
          <table:table-cell table:formula="of:=[.T158]*1000000" office:value-type="float" office:value="0.039475">
            <text:p>0.039475</text:p>
          </table:table-cell>
          <table:table-cell table:formula="of:=[.U158]*1000000" office:value-type="float" office:value="1.0665E-040">
            <text:p>1.0665E-040</text:p>
          </table:table-cell>
          <table:table-cell table:formula="of:=[.V158]*1000000" office:value-type="float" office:value="0.0000000000023304">
            <text:p>2.3304E-012</text:p>
          </table:table-cell>
          <table:table-cell table:formula="of:=[.W158]*1000000" office:value-type="float" office:value="130.35">
            <text:p>130.35</text:p>
          </table:table-cell>
          <table:table-cell table:formula="of:=[.X158]*1000000" office:value-type="float" office:value="42.674">
            <text:p>42.674</text:p>
          </table:table-cell>
          <table:table-cell table:formula="of:=[.Y158]*1000000" office:value-type="float" office:value="1190.8">
            <text:p>1190.8</text:p>
          </table:table-cell>
          <table:table-cell table:formula="of:=[.Z158]*1000000" office:value-type="float" office:value="20.353">
            <text:p>20.353</text:p>
          </table:table-cell>
          <table:table-cell table:formula="of:=[.AA158]*1000000" office:value-type="float" office:value="0">
            <text:p>0</text:p>
          </table:table-cell>
          <table:table-cell table:formula="of:=[.AB158]*1000000" office:value-type="float" office:value="-0.000000000000021926">
            <text:p>-2.1926E-014</text:p>
          </table:table-cell>
          <table:table-cell table:formula="of:=[.AC158]*1000000" office:value-type="float" office:value="0.0000000000023304">
            <text:p>2.3304E-012</text:p>
          </table:table-cell>
          <table:table-cell office:value-type="float" office:value="0.00013036">
            <text:p>0.00013036</text:p>
          </table:table-cell>
          <table:table-cell table:style-name="ce1" office:value-type="string">
            <text:p>4.2678e-05</text:p>
          </table:table-cell>
          <table:table-cell office:value-type="float" office:value="0.0011908">
            <text:p>0.0011908</text:p>
          </table:table-cell>
          <table:table-cell table:style-name="ce1" office:value-type="string">
            <text:p>2.7548e-06</text:p>
          </table:table-cell>
          <table:table-cell table:style-name="ce1" office:value-type="string">
            <text:p>3.9475e-08</text:p>
          </table:table-cell>
          <table:table-cell table:style-name="ce1" office:value-type="string">
            <text:p>1.0665e-46</text:p>
          </table:table-cell>
          <table:table-cell table:style-name="ce1" office:value-type="string">
            <text:p>2.3304e-18</text:p>
          </table:table-cell>
          <table:table-cell office:value-type="float" office:value="0.00013035">
            <text:p>0.00013035</text:p>
          </table:table-cell>
          <table:table-cell table:style-name="ce1" office:value-type="string">
            <text:p>4.2674e-05</text:p>
          </table:table-cell>
          <table:table-cell office:value-type="float" office:value="0.0011908">
            <text:p>0.0011908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1926e-20</text:p>
          </table:table-cell>
          <table:table-cell table:style-name="ce1" office:value-type="string">
            <text:p>2.3304e-18</text:p>
          </table:table-cell>
        </table:table-row>
        <table:table-row table:style-name="ro2">
          <table:table-cell office:value-type="float" office:value="1570.702">
            <text:p>1570.702</text:p>
          </table:table-cell>
          <table:table-cell table:formula="of:=[.P159]*1000000" office:value-type="float" office:value="128.68">
            <text:p>128.68</text:p>
          </table:table-cell>
          <table:table-cell table:formula="of:=[.Q159]*1000000" office:value-type="float" office:value="42.132">
            <text:p>42.132</text:p>
          </table:table-cell>
          <table:table-cell table:formula="of:=[.R159]*1000000" office:value-type="float" office:value="1193.1">
            <text:p>1193.1</text:p>
          </table:table-cell>
          <table:table-cell table:formula="of:=[.S159]*1000000" office:value-type="float" office:value="2.6988">
            <text:p>2.6988</text:p>
          </table:table-cell>
          <table:table-cell table:formula="of:=[.T159]*1000000" office:value-type="float" office:value="0.039536">
            <text:p>0.039536</text:p>
          </table:table-cell>
          <table:table-cell table:formula="of:=[.U159]*1000000" office:value-type="float" office:value="4.5258E-041">
            <text:p>4.5258E-041</text:p>
          </table:table-cell>
          <table:table-cell table:formula="of:=[.V159]*1000000" office:value-type="float" office:value="0.0000000000022648">
            <text:p>2.2648E-012</text:p>
          </table:table-cell>
          <table:table-cell table:formula="of:=[.W159]*1000000" office:value-type="float" office:value="128.68">
            <text:p>128.68</text:p>
          </table:table-cell>
          <table:table-cell table:formula="of:=[.X159]*1000000" office:value-type="float" office:value="42.128">
            <text:p>42.128</text:p>
          </table:table-cell>
          <table:table-cell table:formula="of:=[.Y159]*1000000" office:value-type="float" office:value="1193">
            <text:p>1193</text:p>
          </table:table-cell>
          <table:table-cell table:formula="of:=[.Z159]*1000000" office:value-type="float" office:value="20.353">
            <text:p>20.353</text:p>
          </table:table-cell>
          <table:table-cell table:formula="of:=[.AA159]*1000000" office:value-type="float" office:value="0">
            <text:p>0</text:p>
          </table:table-cell>
          <table:table-cell table:formula="of:=[.AB159]*1000000" office:value-type="float" office:value="-4.7203E-015">
            <text:p>-4.7203E-015</text:p>
          </table:table-cell>
          <table:table-cell table:formula="of:=[.AC159]*1000000" office:value-type="float" office:value="0.0000000000022648">
            <text:p>2.2648E-012</text:p>
          </table:table-cell>
          <table:table-cell office:value-type="float" office:value="0.00012868">
            <text:p>0.00012868</text:p>
          </table:table-cell>
          <table:table-cell table:style-name="ce1" office:value-type="string">
            <text:p>4.2132e-05</text:p>
          </table:table-cell>
          <table:table-cell office:value-type="float" office:value="0.0011931">
            <text:p>0.0011931</text:p>
          </table:table-cell>
          <table:table-cell table:style-name="ce1" office:value-type="string">
            <text:p>2.6988e-06</text:p>
          </table:table-cell>
          <table:table-cell table:style-name="ce1" office:value-type="string">
            <text:p>3.9536e-08</text:p>
          </table:table-cell>
          <table:table-cell table:style-name="ce1" office:value-type="string">
            <text:p>4.5258e-47</text:p>
          </table:table-cell>
          <table:table-cell table:style-name="ce1" office:value-type="string">
            <text:p>2.2648e-18</text:p>
          </table:table-cell>
          <table:table-cell office:value-type="float" office:value="0.00012868">
            <text:p>0.00012868</text:p>
          </table:table-cell>
          <table:table-cell table:style-name="ce1" office:value-type="string">
            <text:p>4.2128e-05</text:p>
          </table:table-cell>
          <table:table-cell office:value-type="float" office:value="0.001193">
            <text:p>0.001193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4.7203e-21</text:p>
          </table:table-cell>
          <table:table-cell table:style-name="ce1" office:value-type="string">
            <text:p>2.2648e-18</text:p>
          </table:table-cell>
        </table:table-row>
        <table:table-row table:style-name="ro2">
          <table:table-cell office:value-type="float" office:value="1580.702">
            <text:p>1580.702</text:p>
          </table:table-cell>
          <table:table-cell table:formula="of:=[.P160]*1000000" office:value-type="float" office:value="127.03">
            <text:p>127.03</text:p>
          </table:table-cell>
          <table:table-cell table:formula="of:=[.Q160]*1000000" office:value-type="float" office:value="41.592">
            <text:p>41.592</text:p>
          </table:table-cell>
          <table:table-cell table:formula="of:=[.R160]*1000000" office:value-type="float" office:value="1195.3">
            <text:p>1195.3</text:p>
          </table:table-cell>
          <table:table-cell table:formula="of:=[.S160]*1000000" office:value-type="float" office:value="2.6437">
            <text:p>2.6437</text:p>
          </table:table-cell>
          <table:table-cell table:formula="of:=[.T160]*1000000" office:value-type="float" office:value="0.039598">
            <text:p>0.039598</text:p>
          </table:table-cell>
          <table:table-cell table:formula="of:=[.U160]*1000000" office:value-type="float" office:value="1.9386E-041">
            <text:p>1.9386E-041</text:p>
          </table:table-cell>
          <table:table-cell table:formula="of:=[.V160]*1000000" office:value-type="float" office:value="0.0000000000022013">
            <text:p>2.2013E-012</text:p>
          </table:table-cell>
          <table:table-cell table:formula="of:=[.W160]*1000000" office:value-type="float" office:value="127.03">
            <text:p>127.03</text:p>
          </table:table-cell>
          <table:table-cell table:formula="of:=[.X160]*1000000" office:value-type="float" office:value="41.588">
            <text:p>41.588</text:p>
          </table:table-cell>
          <table:table-cell table:formula="of:=[.Y160]*1000000" office:value-type="float" office:value="1195.3">
            <text:p>1195.3</text:p>
          </table:table-cell>
          <table:table-cell table:formula="of:=[.Z160]*1000000" office:value-type="float" office:value="20.353">
            <text:p>20.353</text:p>
          </table:table-cell>
          <table:table-cell table:formula="of:=[.AA160]*1000000" office:value-type="float" office:value="0">
            <text:p>0</text:p>
          </table:table-cell>
          <table:table-cell table:formula="of:=[.AB160]*1000000" office:value-type="float" office:value="-1.7444E-015">
            <text:p>-1.7444E-015</text:p>
          </table:table-cell>
          <table:table-cell table:formula="of:=[.AC160]*1000000" office:value-type="float" office:value="0.0000000000022012">
            <text:p>2.2012E-012</text:p>
          </table:table-cell>
          <table:table-cell office:value-type="float" office:value="0.00012703">
            <text:p>0.00012703</text:p>
          </table:table-cell>
          <table:table-cell table:style-name="ce1" office:value-type="string">
            <text:p>4.1592e-05</text:p>
          </table:table-cell>
          <table:table-cell office:value-type="float" office:value="0.0011953">
            <text:p>0.0011953</text:p>
          </table:table-cell>
          <table:table-cell table:style-name="ce1" office:value-type="string">
            <text:p>2.6437e-06</text:p>
          </table:table-cell>
          <table:table-cell table:style-name="ce1" office:value-type="string">
            <text:p>3.9598e-08</text:p>
          </table:table-cell>
          <table:table-cell table:style-name="ce1" office:value-type="string">
            <text:p>1.9386e-47</text:p>
          </table:table-cell>
          <table:table-cell table:style-name="ce1" office:value-type="string">
            <text:p>2.2013e-18</text:p>
          </table:table-cell>
          <table:table-cell office:value-type="float" office:value="0.00012703">
            <text:p>0.00012703</text:p>
          </table:table-cell>
          <table:table-cell table:style-name="ce1" office:value-type="string">
            <text:p>4.1588e-05</text:p>
          </table:table-cell>
          <table:table-cell office:value-type="float" office:value="0.0011953">
            <text:p>0.0011953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7444e-21</text:p>
          </table:table-cell>
          <table:table-cell table:style-name="ce1" office:value-type="string">
            <text:p>2.2012e-18</text:p>
          </table:table-cell>
        </table:table-row>
        <table:table-row table:style-name="ro2">
          <table:table-cell office:value-type="float" office:value="1590.702">
            <text:p>1590.702</text:p>
          </table:table-cell>
          <table:table-cell table:formula="of:=[.P161]*1000000" office:value-type="float" office:value="125.4">
            <text:p>125.4</text:p>
          </table:table-cell>
          <table:table-cell table:formula="of:=[.Q161]*1000000" office:value-type="float" office:value="41.06">
            <text:p>41.06</text:p>
          </table:table-cell>
          <table:table-cell table:formula="of:=[.R161]*1000000" office:value-type="float" office:value="1197.5">
            <text:p>1197.5</text:p>
          </table:table-cell>
          <table:table-cell table:formula="of:=[.S161]*1000000" office:value-type="float" office:value="2.5897">
            <text:p>2.5897</text:p>
          </table:table-cell>
          <table:table-cell table:formula="of:=[.T161]*1000000" office:value-type="float" office:value="0.039659">
            <text:p>0.039659</text:p>
          </table:table-cell>
          <table:table-cell table:formula="of:=[.U161]*1000000" office:value-type="float" office:value="8.3804E-042">
            <text:p>8.3804E-042</text:p>
          </table:table-cell>
          <table:table-cell table:formula="of:=[.V161]*1000000" office:value-type="float" office:value="0.0000000000021396">
            <text:p>2.1396E-012</text:p>
          </table:table-cell>
          <table:table-cell table:formula="of:=[.W161]*1000000" office:value-type="float" office:value="125.4">
            <text:p>125.4</text:p>
          </table:table-cell>
          <table:table-cell table:formula="of:=[.X161]*1000000" office:value-type="float" office:value="41.056">
            <text:p>41.056</text:p>
          </table:table-cell>
          <table:table-cell table:formula="of:=[.Y161]*1000000" office:value-type="float" office:value="1197.4">
            <text:p>1197.4</text:p>
          </table:table-cell>
          <table:table-cell table:formula="of:=[.Z161]*1000000" office:value-type="float" office:value="20.353">
            <text:p>20.353</text:p>
          </table:table-cell>
          <table:table-cell table:formula="of:=[.AA161]*1000000" office:value-type="float" office:value="0">
            <text:p>0</text:p>
          </table:table-cell>
          <table:table-cell table:formula="of:=[.AB161]*1000000" office:value-type="float" office:value="-7.4488E-016">
            <text:p>-7.4488E-016</text:p>
          </table:table-cell>
          <table:table-cell table:formula="of:=[.AC161]*1000000" office:value-type="float" office:value="0.0000000000021396">
            <text:p>2.1396E-012</text:p>
          </table:table-cell>
          <table:table-cell office:value-type="float" office:value="0.0001254">
            <text:p>0.0001254</text:p>
          </table:table-cell>
          <table:table-cell table:style-name="ce1" office:value-type="string">
            <text:p>4.106e-05</text:p>
          </table:table-cell>
          <table:table-cell office:value-type="float" office:value="0.0011975">
            <text:p>0.0011975</text:p>
          </table:table-cell>
          <table:table-cell table:style-name="ce1" office:value-type="string">
            <text:p>2.5897e-06</text:p>
          </table:table-cell>
          <table:table-cell table:style-name="ce1" office:value-type="string">
            <text:p>3.9659e-08</text:p>
          </table:table-cell>
          <table:table-cell table:style-name="ce1" office:value-type="string">
            <text:p>8.3804e-48</text:p>
          </table:table-cell>
          <table:table-cell table:style-name="ce1" office:value-type="string">
            <text:p>2.1396e-18</text:p>
          </table:table-cell>
          <table:table-cell office:value-type="float" office:value="0.0001254">
            <text:p>0.0001254</text:p>
          </table:table-cell>
          <table:table-cell table:style-name="ce1" office:value-type="string">
            <text:p>4.1056e-05</text:p>
          </table:table-cell>
          <table:table-cell office:value-type="float" office:value="0.0011974">
            <text:p>0.0011974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7.4488e-22</text:p>
          </table:table-cell>
          <table:table-cell table:style-name="ce1" office:value-type="string">
            <text:p>2.1396e-18</text:p>
          </table:table-cell>
        </table:table-row>
        <table:table-row table:style-name="ro2">
          <table:table-cell office:value-type="float" office:value="1600.702">
            <text:p>1600.702</text:p>
          </table:table-cell>
          <table:table-cell table:formula="of:=[.P162]*1000000" office:value-type="float" office:value="123.79">
            <text:p>123.79</text:p>
          </table:table-cell>
          <table:table-cell table:formula="of:=[.Q162]*1000000" office:value-type="float" office:value="40.534">
            <text:p>40.534</text:p>
          </table:table-cell>
          <table:table-cell table:formula="of:=[.R162]*1000000" office:value-type="float" office:value="1199.6">
            <text:p>1199.6</text:p>
          </table:table-cell>
          <table:table-cell table:formula="of:=[.S162]*1000000" office:value-type="float" office:value="2.5366">
            <text:p>2.5366</text:p>
          </table:table-cell>
          <table:table-cell table:formula="of:=[.T162]*1000000" office:value-type="float" office:value="0.039721">
            <text:p>0.039721</text:p>
          </table:table-cell>
          <table:table-cell table:formula="of:=[.U162]*1000000" office:value-type="float" office:value="3.6561E-042">
            <text:p>3.6561E-042</text:p>
          </table:table-cell>
          <table:table-cell table:formula="of:=[.V162]*1000000" office:value-type="float" office:value="0.0000000000020799">
            <text:p>2.0799E-012</text:p>
          </table:table-cell>
          <table:table-cell table:formula="of:=[.W162]*1000000" office:value-type="float" office:value="123.79">
            <text:p>123.79</text:p>
          </table:table-cell>
          <table:table-cell table:formula="of:=[.X162]*1000000" office:value-type="float" office:value="40.53">
            <text:p>40.53</text:p>
          </table:table-cell>
          <table:table-cell table:formula="of:=[.Y162]*1000000" office:value-type="float" office:value="1199.6">
            <text:p>1199.6</text:p>
          </table:table-cell>
          <table:table-cell table:formula="of:=[.Z162]*1000000" office:value-type="float" office:value="20.353">
            <text:p>20.353</text:p>
          </table:table-cell>
          <table:table-cell table:formula="of:=[.AA162]*1000000" office:value-type="float" office:value="0">
            <text:p>0</text:p>
          </table:table-cell>
          <table:table-cell table:formula="of:=[.AB162]*1000000" office:value-type="float" office:value="-2.7274E-016">
            <text:p>-2.7274E-016</text:p>
          </table:table-cell>
          <table:table-cell table:formula="of:=[.AC162]*1000000" office:value-type="float" office:value="0.0000000000020798">
            <text:p>2.0798E-012</text:p>
          </table:table-cell>
          <table:table-cell office:value-type="float" office:value="0.00012379">
            <text:p>0.00012379</text:p>
          </table:table-cell>
          <table:table-cell table:style-name="ce1" office:value-type="string">
            <text:p>4.0534e-05</text:p>
          </table:table-cell>
          <table:table-cell office:value-type="float" office:value="0.0011996">
            <text:p>0.0011996</text:p>
          </table:table-cell>
          <table:table-cell table:style-name="ce1" office:value-type="string">
            <text:p>2.5366e-06</text:p>
          </table:table-cell>
          <table:table-cell table:style-name="ce1" office:value-type="string">
            <text:p>3.9721e-08</text:p>
          </table:table-cell>
          <table:table-cell table:style-name="ce1" office:value-type="string">
            <text:p>3.6561e-48</text:p>
          </table:table-cell>
          <table:table-cell table:style-name="ce1" office:value-type="string">
            <text:p>2.0799e-18</text:p>
          </table:table-cell>
          <table:table-cell office:value-type="float" office:value="0.00012379">
            <text:p>0.00012379</text:p>
          </table:table-cell>
          <table:table-cell table:style-name="ce1" office:value-type="string">
            <text:p>4.053e-05</text:p>
          </table:table-cell>
          <table:table-cell office:value-type="float" office:value="0.0011996">
            <text:p>0.0011996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274e-22</text:p>
          </table:table-cell>
          <table:table-cell table:style-name="ce1" office:value-type="string">
            <text:p>2.0798e-18</text:p>
          </table:table-cell>
        </table:table-row>
        <table:table-row table:style-name="ro2">
          <table:table-cell office:value-type="float" office:value="1610.702">
            <text:p>1610.702</text:p>
          </table:table-cell>
          <table:table-cell table:formula="of:=[.P163]*1000000" office:value-type="float" office:value="122.21">
            <text:p>122.21</text:p>
          </table:table-cell>
          <table:table-cell table:formula="of:=[.Q163]*1000000" office:value-type="float" office:value="40.014">
            <text:p>40.014</text:p>
          </table:table-cell>
          <table:table-cell table:formula="of:=[.R163]*1000000" office:value-type="float" office:value="1201.8">
            <text:p>1201.8</text:p>
          </table:table-cell>
          <table:table-cell table:formula="of:=[.S163]*1000000" office:value-type="float" office:value="2.4845">
            <text:p>2.4845</text:p>
          </table:table-cell>
          <table:table-cell table:formula="of:=[.T163]*1000000" office:value-type="float" office:value="0.039782">
            <text:p>0.039782</text:p>
          </table:table-cell>
          <table:table-cell table:formula="of:=[.U163]*1000000" office:value-type="float" office:value="1.6095E-042">
            <text:p>1.6095E-042</text:p>
          </table:table-cell>
          <table:table-cell table:formula="of:=[.V163]*1000000" office:value-type="float" office:value="0.0000000000020219">
            <text:p>2.0219E-012</text:p>
          </table:table-cell>
          <table:table-cell table:formula="of:=[.W163]*1000000" office:value-type="float" office:value="122.21">
            <text:p>122.21</text:p>
          </table:table-cell>
          <table:table-cell table:formula="of:=[.X163]*1000000" office:value-type="float" office:value="40.011">
            <text:p>40.011</text:p>
          </table:table-cell>
          <table:table-cell table:formula="of:=[.Y163]*1000000" office:value-type="float" office:value="1201.7">
            <text:p>1201.7</text:p>
          </table:table-cell>
          <table:table-cell table:formula="of:=[.Z163]*1000000" office:value-type="float" office:value="20.353">
            <text:p>20.353</text:p>
          </table:table-cell>
          <table:table-cell table:formula="of:=[.AA163]*1000000" office:value-type="float" office:value="0">
            <text:p>0</text:p>
          </table:table-cell>
          <table:table-cell table:formula="of:=[.AB163]*1000000" office:value-type="float" office:value="-7.7915E-017">
            <text:p>-7.7915E-017</text:p>
          </table:table-cell>
          <table:table-cell table:formula="of:=[.AC163]*1000000" office:value-type="float" office:value="0.0000000000020219">
            <text:p>2.0219E-012</text:p>
          </table:table-cell>
          <table:table-cell office:value-type="float" office:value="0.00012221">
            <text:p>0.00012221</text:p>
          </table:table-cell>
          <table:table-cell table:style-name="ce1" office:value-type="string">
            <text:p>4.0014e-05</text:p>
          </table:table-cell>
          <table:table-cell office:value-type="float" office:value="0.0012018">
            <text:p>0.0012018</text:p>
          </table:table-cell>
          <table:table-cell table:style-name="ce1" office:value-type="string">
            <text:p>2.4845e-06</text:p>
          </table:table-cell>
          <table:table-cell table:style-name="ce1" office:value-type="string">
            <text:p>3.9782e-08</text:p>
          </table:table-cell>
          <table:table-cell table:style-name="ce1" office:value-type="string">
            <text:p>1.6095e-48</text:p>
          </table:table-cell>
          <table:table-cell table:style-name="ce1" office:value-type="string">
            <text:p>2.0219e-18</text:p>
          </table:table-cell>
          <table:table-cell office:value-type="float" office:value="0.00012221">
            <text:p>0.00012221</text:p>
          </table:table-cell>
          <table:table-cell table:style-name="ce1" office:value-type="string">
            <text:p>4.0011e-05</text:p>
          </table:table-cell>
          <table:table-cell office:value-type="float" office:value="0.0012017">
            <text:p>0.0012017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7.7915e-23</text:p>
          </table:table-cell>
          <table:table-cell table:style-name="ce1" office:value-type="string">
            <text:p>2.0219e-18</text:p>
          </table:table-cell>
        </table:table-row>
        <table:table-row table:style-name="ro2">
          <table:table-cell office:value-type="float" office:value="1620.702">
            <text:p>1620.702</text:p>
          </table:table-cell>
          <table:table-cell table:formula="of:=[.P164]*1000000" office:value-type="float" office:value="120.65">
            <text:p>120.65</text:p>
          </table:table-cell>
          <table:table-cell table:formula="of:=[.Q164]*1000000" office:value-type="float" office:value="39.502">
            <text:p>39.502</text:p>
          </table:table-cell>
          <table:table-cell table:formula="of:=[.R164]*1000000" office:value-type="float" office:value="1203.9">
            <text:p>1203.9</text:p>
          </table:table-cell>
          <table:table-cell table:formula="of:=[.S164]*1000000" office:value-type="float" office:value="2.4333">
            <text:p>2.4333</text:p>
          </table:table-cell>
          <table:table-cell table:formula="of:=[.T164]*1000000" office:value-type="float" office:value="0.039844">
            <text:p>0.039844</text:p>
          </table:table-cell>
          <table:table-cell table:formula="of:=[.U164]*1000000" office:value-type="float" office:value="7.1492E-043">
            <text:p>7.1492E-043</text:p>
          </table:table-cell>
          <table:table-cell table:formula="of:=[.V164]*1000000" office:value-type="float" office:value="0.0000000000019658">
            <text:p>1.9658E-012</text:p>
          </table:table-cell>
          <table:table-cell table:formula="of:=[.W164]*1000000" office:value-type="float" office:value="120.65">
            <text:p>120.65</text:p>
          </table:table-cell>
          <table:table-cell table:formula="of:=[.X164]*1000000" office:value-type="float" office:value="39.498">
            <text:p>39.498</text:p>
          </table:table-cell>
          <table:table-cell table:formula="of:=[.Y164]*1000000" office:value-type="float" office:value="1203.8">
            <text:p>1203.8</text:p>
          </table:table-cell>
          <table:table-cell table:formula="of:=[.Z164]*1000000" office:value-type="float" office:value="20.353">
            <text:p>20.353</text:p>
          </table:table-cell>
          <table:table-cell table:formula="of:=[.AA164]*1000000" office:value-type="float" office:value="0">
            <text:p>0</text:p>
          </table:table-cell>
          <table:table-cell table:formula="of:=[.AB164]*1000000" office:value-type="float" office:value="-1.9782E-017">
            <text:p>-1.9782E-017</text:p>
          </table:table-cell>
          <table:table-cell table:formula="of:=[.AC164]*1000000" office:value-type="float" office:value="0.0000000000019657">
            <text:p>1.9657E-012</text:p>
          </table:table-cell>
          <table:table-cell office:value-type="float" office:value="0.00012065">
            <text:p>0.00012065</text:p>
          </table:table-cell>
          <table:table-cell table:style-name="ce1" office:value-type="string">
            <text:p>3.9502e-05</text:p>
          </table:table-cell>
          <table:table-cell office:value-type="float" office:value="0.0012039">
            <text:p>0.0012039</text:p>
          </table:table-cell>
          <table:table-cell table:style-name="ce1" office:value-type="string">
            <text:p>2.4333e-06</text:p>
          </table:table-cell>
          <table:table-cell table:style-name="ce1" office:value-type="string">
            <text:p>3.9844e-08</text:p>
          </table:table-cell>
          <table:table-cell table:style-name="ce1" office:value-type="string">
            <text:p>7.1492e-49</text:p>
          </table:table-cell>
          <table:table-cell table:style-name="ce1" office:value-type="string">
            <text:p>1.9658e-18</text:p>
          </table:table-cell>
          <table:table-cell office:value-type="float" office:value="0.00012065">
            <text:p>0.00012065</text:p>
          </table:table-cell>
          <table:table-cell table:style-name="ce1" office:value-type="string">
            <text:p>3.9498e-05</text:p>
          </table:table-cell>
          <table:table-cell office:value-type="float" office:value="0.0012038">
            <text:p>0.0012038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9782e-23</text:p>
          </table:table-cell>
          <table:table-cell table:style-name="ce1" office:value-type="string">
            <text:p>1.9657e-18</text:p>
          </table:table-cell>
        </table:table-row>
        <table:table-row table:style-name="ro2">
          <table:table-cell office:value-type="float" office:value="1630.702">
            <text:p>1630.702</text:p>
          </table:table-cell>
          <table:table-cell table:formula="of:=[.P165]*1000000" office:value-type="float" office:value="119.11">
            <text:p>119.11</text:p>
          </table:table-cell>
          <table:table-cell table:formula="of:=[.Q165]*1000000" office:value-type="float" office:value="38.995">
            <text:p>38.995</text:p>
          </table:table-cell>
          <table:table-cell table:formula="of:=[.R165]*1000000" office:value-type="float" office:value="1205.9">
            <text:p>1205.9</text:p>
          </table:table-cell>
          <table:table-cell table:formula="of:=[.S165]*1000000" office:value-type="float" office:value="2.3831">
            <text:p>2.3831</text:p>
          </table:table-cell>
          <table:table-cell table:formula="of:=[.T165]*1000000" office:value-type="float" office:value="0.039905">
            <text:p>0.039905</text:p>
          </table:table-cell>
          <table:table-cell table:formula="of:=[.U165]*1000000" office:value-type="float" office:value="3.2039E-043">
            <text:p>3.2039E-043</text:p>
          </table:table-cell>
          <table:table-cell table:formula="of:=[.V165]*1000000" office:value-type="float" office:value="0.0000000000019113">
            <text:p>1.9113E-012</text:p>
          </table:table-cell>
          <table:table-cell table:formula="of:=[.W165]*1000000" office:value-type="float" office:value="119.11">
            <text:p>119.11</text:p>
          </table:table-cell>
          <table:table-cell table:formula="of:=[.X165]*1000000" office:value-type="float" office:value="38.991">
            <text:p>38.991</text:p>
          </table:table-cell>
          <table:table-cell table:formula="of:=[.Y165]*1000000" office:value-type="float" office:value="1205.9">
            <text:p>1205.9</text:p>
          </table:table-cell>
          <table:table-cell table:formula="of:=[.Z165]*1000000" office:value-type="float" office:value="20.353">
            <text:p>20.353</text:p>
          </table:table-cell>
          <table:table-cell table:formula="of:=[.AA165]*1000000" office:value-type="float" office:value="0">
            <text:p>0</text:p>
          </table:table-cell>
          <table:table-cell table:formula="of:=[.AB165]*1000000" office:value-type="float" office:value="-4.8316E-018">
            <text:p>-4.8316E-018</text:p>
          </table:table-cell>
          <table:table-cell table:formula="of:=[.AC165]*1000000" office:value-type="float" office:value="0.0000000000019113">
            <text:p>1.9113E-012</text:p>
          </table:table-cell>
          <table:table-cell office:value-type="float" office:value="0.00011911">
            <text:p>0.00011911</text:p>
          </table:table-cell>
          <table:table-cell table:style-name="ce1" office:value-type="string">
            <text:p>3.8995e-05</text:p>
          </table:table-cell>
          <table:table-cell office:value-type="float" office:value="0.0012059">
            <text:p>0.0012059</text:p>
          </table:table-cell>
          <table:table-cell table:style-name="ce1" office:value-type="string">
            <text:p>2.3831e-06</text:p>
          </table:table-cell>
          <table:table-cell table:style-name="ce1" office:value-type="string">
            <text:p>3.9905e-08</text:p>
          </table:table-cell>
          <table:table-cell table:style-name="ce1" office:value-type="string">
            <text:p>3.2039e-49</text:p>
          </table:table-cell>
          <table:table-cell table:style-name="ce1" office:value-type="string">
            <text:p>1.9113e-18</text:p>
          </table:table-cell>
          <table:table-cell office:value-type="float" office:value="0.00011911">
            <text:p>0.00011911</text:p>
          </table:table-cell>
          <table:table-cell table:style-name="ce1" office:value-type="string">
            <text:p>3.8991e-05</text:p>
          </table:table-cell>
          <table:table-cell office:value-type="float" office:value="0.0012059">
            <text:p>0.0012059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4.8316e-24</text:p>
          </table:table-cell>
          <table:table-cell table:style-name="ce1" office:value-type="string">
            <text:p>1.9113e-18</text:p>
          </table:table-cell>
        </table:table-row>
        <table:table-row table:style-name="ro2">
          <table:table-cell office:value-type="float" office:value="1640.702">
            <text:p>1640.702</text:p>
          </table:table-cell>
          <table:table-cell table:formula="of:=[.P166]*1000000" office:value-type="float" office:value="117.59">
            <text:p>117.59</text:p>
          </table:table-cell>
          <table:table-cell table:formula="of:=[.Q166]*1000000" office:value-type="float" office:value="38.495">
            <text:p>38.495</text:p>
          </table:table-cell>
          <table:table-cell table:formula="of:=[.R166]*1000000" office:value-type="float" office:value="1208">
            <text:p>1208</text:p>
          </table:table-cell>
          <table:table-cell table:formula="of:=[.S166]*1000000" office:value-type="float" office:value="2.3338">
            <text:p>2.3338</text:p>
          </table:table-cell>
          <table:table-cell table:formula="of:=[.T166]*1000000" office:value-type="float" office:value="0.039966">
            <text:p>0.039966</text:p>
          </table:table-cell>
          <table:table-cell table:formula="of:=[.U166]*1000000" office:value-type="float" office:value="1.4484E-043">
            <text:p>1.4484E-043</text:p>
          </table:table-cell>
          <table:table-cell table:formula="of:=[.V166]*1000000" office:value-type="float" office:value="0.0000000000018585">
            <text:p>1.8585E-012</text:p>
          </table:table-cell>
          <table:table-cell table:formula="of:=[.W166]*1000000" office:value-type="float" office:value="117.59">
            <text:p>117.59</text:p>
          </table:table-cell>
          <table:table-cell table:formula="of:=[.X166]*1000000" office:value-type="float" office:value="38.491">
            <text:p>38.491</text:p>
          </table:table-cell>
          <table:table-cell table:formula="of:=[.Y166]*1000000" office:value-type="float" office:value="1208">
            <text:p>1208</text:p>
          </table:table-cell>
          <table:table-cell table:formula="of:=[.Z166]*1000000" office:value-type="float" office:value="20.353">
            <text:p>20.353</text:p>
          </table:table-cell>
          <table:table-cell table:formula="of:=[.AA166]*1000000" office:value-type="float" office:value="0">
            <text:p>0</text:p>
          </table:table-cell>
          <table:table-cell table:formula="of:=[.AB166]*1000000" office:value-type="float" office:value="-1.2569E-018">
            <text:p>-1.2569E-018</text:p>
          </table:table-cell>
          <table:table-cell table:formula="of:=[.AC166]*1000000" office:value-type="float" office:value="0.0000000000018585">
            <text:p>1.8585E-012</text:p>
          </table:table-cell>
          <table:table-cell office:value-type="float" office:value="0.00011759">
            <text:p>0.00011759</text:p>
          </table:table-cell>
          <table:table-cell table:style-name="ce1" office:value-type="string">
            <text:p>3.8495e-05</text:p>
          </table:table-cell>
          <table:table-cell office:value-type="float" office:value="0.001208">
            <text:p>0.001208</text:p>
          </table:table-cell>
          <table:table-cell table:style-name="ce1" office:value-type="string">
            <text:p>2.3338e-06</text:p>
          </table:table-cell>
          <table:table-cell table:style-name="ce1" office:value-type="string">
            <text:p>3.9966e-08</text:p>
          </table:table-cell>
          <table:table-cell table:style-name="ce1" office:value-type="string">
            <text:p>1.4484e-49</text:p>
          </table:table-cell>
          <table:table-cell table:style-name="ce1" office:value-type="string">
            <text:p>1.8585e-18</text:p>
          </table:table-cell>
          <table:table-cell office:value-type="float" office:value="0.00011759">
            <text:p>0.00011759</text:p>
          </table:table-cell>
          <table:table-cell table:style-name="ce1" office:value-type="string">
            <text:p>3.8491e-05</text:p>
          </table:table-cell>
          <table:table-cell office:value-type="float" office:value="0.001208">
            <text:p>0.001208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2569e-24</text:p>
          </table:table-cell>
          <table:table-cell table:style-name="ce1" office:value-type="string">
            <text:p>1.8585e-18</text:p>
          </table:table-cell>
        </table:table-row>
        <table:table-row table:style-name="ro2">
          <table:table-cell office:value-type="float" office:value="1650.702">
            <text:p>1650.702</text:p>
          </table:table-cell>
          <table:table-cell table:formula="of:=[.P167]*1000000" office:value-type="float" office:value="116.1">
            <text:p>116.1</text:p>
          </table:table-cell>
          <table:table-cell table:formula="of:=[.Q167]*1000000" office:value-type="float" office:value="38.002">
            <text:p>38.002</text:p>
          </table:table-cell>
          <table:table-cell table:formula="of:=[.R167]*1000000" office:value-type="float" office:value="1210">
            <text:p>1210</text:p>
          </table:table-cell>
          <table:table-cell table:formula="of:=[.S167]*1000000" office:value-type="float" office:value="2.2853">
            <text:p>2.2853</text:p>
          </table:table-cell>
          <table:table-cell table:formula="of:=[.T167]*1000000" office:value-type="float" office:value="0.040028">
            <text:p>0.040028</text:p>
          </table:table-cell>
          <table:table-cell table:formula="of:=[.U167]*1000000" office:value-type="float" office:value="6.6056E-044">
            <text:p>6.6056E-044</text:p>
          </table:table-cell>
          <table:table-cell table:formula="of:=[.V167]*1000000" office:value-type="float" office:value="0.0000000000018073">
            <text:p>1.8073E-012</text:p>
          </table:table-cell>
          <table:table-cell table:formula="of:=[.W167]*1000000" office:value-type="float" office:value="116.1">
            <text:p>116.1</text:p>
          </table:table-cell>
          <table:table-cell table:formula="of:=[.X167]*1000000" office:value-type="float" office:value="37.998">
            <text:p>37.998</text:p>
          </table:table-cell>
          <table:table-cell table:formula="of:=[.Y167]*1000000" office:value-type="float" office:value="1210">
            <text:p>1210</text:p>
          </table:table-cell>
          <table:table-cell table:formula="of:=[.Z167]*1000000" office:value-type="float" office:value="20.353">
            <text:p>20.353</text:p>
          </table:table-cell>
          <table:table-cell table:formula="of:=[.AA167]*1000000" office:value-type="float" office:value="0">
            <text:p>0</text:p>
          </table:table-cell>
          <table:table-cell table:formula="of:=[.AB167]*1000000" office:value-type="float" office:value="-3.5324E-019">
            <text:p>-3.5324E-019</text:p>
          </table:table-cell>
          <table:table-cell table:formula="of:=[.AC167]*1000000" office:value-type="float" office:value="0.0000000000018073">
            <text:p>1.8073E-012</text:p>
          </table:table-cell>
          <table:table-cell office:value-type="float" office:value="0.0001161">
            <text:p>0.0001161</text:p>
          </table:table-cell>
          <table:table-cell table:style-name="ce1" office:value-type="string">
            <text:p>3.8002e-05</text:p>
          </table:table-cell>
          <table:table-cell office:value-type="float" office:value="0.00121">
            <text:p>0.00121</text:p>
          </table:table-cell>
          <table:table-cell table:style-name="ce1" office:value-type="string">
            <text:p>2.2853e-06</text:p>
          </table:table-cell>
          <table:table-cell table:style-name="ce1" office:value-type="string">
            <text:p>4.0028e-08</text:p>
          </table:table-cell>
          <table:table-cell table:style-name="ce1" office:value-type="string">
            <text:p>6.6056e-50</text:p>
          </table:table-cell>
          <table:table-cell table:style-name="ce1" office:value-type="string">
            <text:p>1.8073e-18</text:p>
          </table:table-cell>
          <table:table-cell office:value-type="float" office:value="0.0001161">
            <text:p>0.0001161</text:p>
          </table:table-cell>
          <table:table-cell table:style-name="ce1" office:value-type="string">
            <text:p>3.7998e-05</text:p>
          </table:table-cell>
          <table:table-cell office:value-type="float" office:value="0.00121">
            <text:p>0.00121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3.5324e-25</text:p>
          </table:table-cell>
          <table:table-cell table:style-name="ce1" office:value-type="string">
            <text:p>1.8073e-18</text:p>
          </table:table-cell>
        </table:table-row>
        <table:table-row table:style-name="ro2">
          <table:table-cell office:value-type="float" office:value="1660.702">
            <text:p>1660.702</text:p>
          </table:table-cell>
          <table:table-cell table:formula="of:=[.P168]*1000000" office:value-type="float" office:value="114.62">
            <text:p>114.62</text:p>
          </table:table-cell>
          <table:table-cell table:formula="of:=[.Q168]*1000000" office:value-type="float" office:value="37.514">
            <text:p>37.514</text:p>
          </table:table-cell>
          <table:table-cell table:formula="of:=[.R168]*1000000" office:value-type="float" office:value="1212">
            <text:p>1212</text:p>
          </table:table-cell>
          <table:table-cell table:formula="of:=[.S168]*1000000" office:value-type="float" office:value="2.2378">
            <text:p>2.2378</text:p>
          </table:table-cell>
          <table:table-cell table:formula="of:=[.T168]*1000000" office:value-type="float" office:value="0.040089">
            <text:p>0.040089</text:p>
          </table:table-cell>
          <table:table-cell table:formula="of:=[.U168]*1000000" office:value-type="float" office:value="3.0385E-044">
            <text:p>3.0385E-044</text:p>
          </table:table-cell>
          <table:table-cell table:formula="of:=[.V168]*1000000" office:value-type="float" office:value="0.0000000000017577">
            <text:p>1.7577E-012</text:p>
          </table:table-cell>
          <table:table-cell table:formula="of:=[.W168]*1000000" office:value-type="float" office:value="114.62">
            <text:p>114.62</text:p>
          </table:table-cell>
          <table:table-cell table:formula="of:=[.X168]*1000000" office:value-type="float" office:value="37.51">
            <text:p>37.51</text:p>
          </table:table-cell>
          <table:table-cell table:formula="of:=[.Y168]*1000000" office:value-type="float" office:value="1212">
            <text:p>1212</text:p>
          </table:table-cell>
          <table:table-cell table:formula="of:=[.Z168]*1000000" office:value-type="float" office:value="20.353">
            <text:p>20.353</text:p>
          </table:table-cell>
          <table:table-cell table:formula="of:=[.AA168]*1000000" office:value-type="float" office:value="0">
            <text:p>0</text:p>
          </table:table-cell>
          <table:table-cell table:formula="of:=[.AB168]*1000000" office:value-type="float" office:value="-9.2796E-020">
            <text:p>-9.2796E-020</text:p>
          </table:table-cell>
          <table:table-cell table:formula="of:=[.AC168]*1000000" office:value-type="float" office:value="0.0000000000017577">
            <text:p>1.7577E-012</text:p>
          </table:table-cell>
          <table:table-cell office:value-type="float" office:value="0.00011462">
            <text:p>0.00011462</text:p>
          </table:table-cell>
          <table:table-cell table:style-name="ce1" office:value-type="string">
            <text:p>3.7514e-05</text:p>
          </table:table-cell>
          <table:table-cell office:value-type="float" office:value="0.001212">
            <text:p>0.001212</text:p>
          </table:table-cell>
          <table:table-cell table:style-name="ce1" office:value-type="string">
            <text:p>2.2378e-06</text:p>
          </table:table-cell>
          <table:table-cell table:style-name="ce1" office:value-type="string">
            <text:p>4.0089e-08</text:p>
          </table:table-cell>
          <table:table-cell table:style-name="ce1" office:value-type="string">
            <text:p>3.0385e-50</text:p>
          </table:table-cell>
          <table:table-cell table:style-name="ce1" office:value-type="string">
            <text:p>1.7577e-18</text:p>
          </table:table-cell>
          <table:table-cell office:value-type="float" office:value="0.00011462">
            <text:p>0.00011462</text:p>
          </table:table-cell>
          <table:table-cell table:style-name="ce1" office:value-type="string">
            <text:p>3.751e-05</text:p>
          </table:table-cell>
          <table:table-cell office:value-type="float" office:value="0.001212">
            <text:p>0.001212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9.2796e-26</text:p>
          </table:table-cell>
          <table:table-cell table:style-name="ce1" office:value-type="string">
            <text:p>1.7577e-18</text:p>
          </table:table-cell>
        </table:table-row>
        <table:table-row table:style-name="ro2">
          <table:table-cell office:value-type="float" office:value="1670.702">
            <text:p>1670.702</text:p>
          </table:table-cell>
          <table:table-cell table:formula="of:=[.P169]*1000000" office:value-type="float" office:value="113.17">
            <text:p>113.17</text:p>
          </table:table-cell>
          <table:table-cell table:formula="of:=[.Q169]*1000000" office:value-type="float" office:value="37.033">
            <text:p>37.033</text:p>
          </table:table-cell>
          <table:table-cell table:formula="of:=[.R169]*1000000" office:value-type="float" office:value="1213.9">
            <text:p>1213.9</text:p>
          </table:table-cell>
          <table:table-cell table:formula="of:=[.S169]*1000000" office:value-type="float" office:value="2.1911">
            <text:p>2.1911</text:p>
          </table:table-cell>
          <table:table-cell table:formula="of:=[.T169]*1000000" office:value-type="float" office:value="0.04015">
            <text:p>0.04015</text:p>
          </table:table-cell>
          <table:table-cell table:formula="of:=[.U169]*1000000" office:value-type="float" office:value="1.4096E-044">
            <text:p>1.4096E-044</text:p>
          </table:table-cell>
          <table:table-cell table:formula="of:=[.V169]*1000000" office:value-type="float" office:value="0.0000000000017096">
            <text:p>1.7096E-012</text:p>
          </table:table-cell>
          <table:table-cell table:formula="of:=[.W169]*1000000" office:value-type="float" office:value="113.16">
            <text:p>113.16</text:p>
          </table:table-cell>
          <table:table-cell table:formula="of:=[.X169]*1000000" office:value-type="float" office:value="37.029">
            <text:p>37.029</text:p>
          </table:table-cell>
          <table:table-cell table:formula="of:=[.Y169]*1000000" office:value-type="float" office:value="1213.9">
            <text:p>1213.9</text:p>
          </table:table-cell>
          <table:table-cell table:formula="of:=[.Z169]*1000000" office:value-type="float" office:value="20.353">
            <text:p>20.353</text:p>
          </table:table-cell>
          <table:table-cell table:formula="of:=[.AA169]*1000000" office:value-type="float" office:value="0">
            <text:p>0</text:p>
          </table:table-cell>
          <table:table-cell table:formula="of:=[.AB169]*1000000" office:value-type="float" office:value="-2.2174E-020">
            <text:p>-2.2174E-020</text:p>
          </table:table-cell>
          <table:table-cell table:formula="of:=[.AC169]*1000000" office:value-type="float" office:value="0.0000000000017096">
            <text:p>1.7096E-012</text:p>
          </table:table-cell>
          <table:table-cell office:value-type="float" office:value="0.00011317">
            <text:p>0.00011317</text:p>
          </table:table-cell>
          <table:table-cell table:style-name="ce1" office:value-type="string">
            <text:p>3.7033e-05</text:p>
          </table:table-cell>
          <table:table-cell office:value-type="float" office:value="0.0012139">
            <text:p>0.0012139</text:p>
          </table:table-cell>
          <table:table-cell table:style-name="ce1" office:value-type="string">
            <text:p>2.1911e-06</text:p>
          </table:table-cell>
          <table:table-cell table:style-name="ce1" office:value-type="string">
            <text:p>4.015e-08</text:p>
          </table:table-cell>
          <table:table-cell table:style-name="ce1" office:value-type="string">
            <text:p>1.4096e-50</text:p>
          </table:table-cell>
          <table:table-cell table:style-name="ce1" office:value-type="string">
            <text:p>1.7096e-18</text:p>
          </table:table-cell>
          <table:table-cell office:value-type="float" office:value="0.00011316">
            <text:p>0.00011316</text:p>
          </table:table-cell>
          <table:table-cell table:style-name="ce1" office:value-type="string">
            <text:p>3.7029e-05</text:p>
          </table:table-cell>
          <table:table-cell office:value-type="float" office:value="0.0012139">
            <text:p>0.0012139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174e-26</text:p>
          </table:table-cell>
          <table:table-cell table:style-name="ce1" office:value-type="string">
            <text:p>1.7096e-18</text:p>
          </table:table-cell>
        </table:table-row>
        <table:table-row table:style-name="ro2">
          <table:table-cell office:value-type="float" office:value="1680.702">
            <text:p>1680.702</text:p>
          </table:table-cell>
          <table:table-cell table:formula="of:=[.P170]*1000000" office:value-type="float" office:value="111.73">
            <text:p>111.73</text:p>
          </table:table-cell>
          <table:table-cell table:formula="of:=[.Q170]*1000000" office:value-type="float" office:value="36.558">
            <text:p>36.558</text:p>
          </table:table-cell>
          <table:table-cell table:formula="of:=[.R170]*1000000" office:value-type="float" office:value="1215.9">
            <text:p>1215.9</text:p>
          </table:table-cell>
          <table:table-cell table:formula="of:=[.S170]*1000000" office:value-type="float" office:value="2.1453">
            <text:p>2.1453</text:p>
          </table:table-cell>
          <table:table-cell table:formula="of:=[.T170]*1000000" office:value-type="float" office:value="0.040212">
            <text:p>0.040212</text:p>
          </table:table-cell>
          <table:table-cell table:formula="of:=[.U170]*1000000" office:value-type="float" office:value="6.5951E-045">
            <text:p>6.5951E-045</text:p>
          </table:table-cell>
          <table:table-cell table:formula="of:=[.V170]*1000000" office:value-type="float" office:value="0.000000000001663">
            <text:p>1.663E-012</text:p>
          </table:table-cell>
          <table:table-cell table:formula="of:=[.W170]*1000000" office:value-type="float" office:value="111.73">
            <text:p>111.73</text:p>
          </table:table-cell>
          <table:table-cell table:formula="of:=[.X170]*1000000" office:value-type="float" office:value="36.554">
            <text:p>36.554</text:p>
          </table:table-cell>
          <table:table-cell table:formula="of:=[.Y170]*1000000" office:value-type="float" office:value="1215.9">
            <text:p>1215.9</text:p>
          </table:table-cell>
          <table:table-cell table:formula="of:=[.Z170]*1000000" office:value-type="float" office:value="20.353">
            <text:p>20.353</text:p>
          </table:table-cell>
          <table:table-cell table:formula="of:=[.AA170]*1000000" office:value-type="float" office:value="0">
            <text:p>0</text:p>
          </table:table-cell>
          <table:table-cell table:formula="of:=[.AB170]*1000000" office:value-type="float" office:value="-5.2086E-021">
            <text:p>-5.2086E-021</text:p>
          </table:table-cell>
          <table:table-cell table:formula="of:=[.AC170]*1000000" office:value-type="float" office:value="0.0000000000016629">
            <text:p>1.6629E-012</text:p>
          </table:table-cell>
          <table:table-cell office:value-type="float" office:value="0.00011173">
            <text:p>0.00011173</text:p>
          </table:table-cell>
          <table:table-cell table:style-name="ce1" office:value-type="string">
            <text:p>3.6558e-05</text:p>
          </table:table-cell>
          <table:table-cell office:value-type="float" office:value="0.0012159">
            <text:p>0.0012159</text:p>
          </table:table-cell>
          <table:table-cell table:style-name="ce1" office:value-type="string">
            <text:p>2.1453e-06</text:p>
          </table:table-cell>
          <table:table-cell table:style-name="ce1" office:value-type="string">
            <text:p>4.0212e-08</text:p>
          </table:table-cell>
          <table:table-cell table:style-name="ce1" office:value-type="string">
            <text:p>6.5951e-51</text:p>
          </table:table-cell>
          <table:table-cell table:style-name="ce1" office:value-type="string">
            <text:p>1.663e-18</text:p>
          </table:table-cell>
          <table:table-cell office:value-type="float" office:value="0.00011173">
            <text:p>0.00011173</text:p>
          </table:table-cell>
          <table:table-cell table:style-name="ce1" office:value-type="string">
            <text:p>3.6554e-05</text:p>
          </table:table-cell>
          <table:table-cell office:value-type="float" office:value="0.0012159">
            <text:p>0.0012159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5.2086e-27</text:p>
          </table:table-cell>
          <table:table-cell table:style-name="ce1" office:value-type="string">
            <text:p>1.6629e-18</text:p>
          </table:table-cell>
        </table:table-row>
        <table:table-row table:style-name="ro2">
          <table:table-cell office:value-type="float" office:value="1690.702">
            <text:p>1690.702</text:p>
          </table:table-cell>
          <table:table-cell table:formula="of:=[.P171]*1000000" office:value-type="float" office:value="110.32">
            <text:p>110.32</text:p>
          </table:table-cell>
          <table:table-cell table:formula="of:=[.Q171]*1000000" office:value-type="float" office:value="36.089">
            <text:p>36.089</text:p>
          </table:table-cell>
          <table:table-cell table:formula="of:=[.R171]*1000000" office:value-type="float" office:value="1217.8">
            <text:p>1217.8</text:p>
          </table:table-cell>
          <table:table-cell table:formula="of:=[.S171]*1000000" office:value-type="float" office:value="2.1004">
            <text:p>2.1004</text:p>
          </table:table-cell>
          <table:table-cell table:formula="of:=[.T171]*1000000" office:value-type="float" office:value="0.040273">
            <text:p>0.040273</text:p>
          </table:table-cell>
          <table:table-cell table:formula="of:=[.U171]*1000000" office:value-type="float" office:value="3.0646E-045">
            <text:p>3.0646E-045</text:p>
          </table:table-cell>
          <table:table-cell table:formula="of:=[.V171]*1000000" office:value-type="float" office:value="0.0000000000016177">
            <text:p>1.6177E-012</text:p>
          </table:table-cell>
          <table:table-cell table:formula="of:=[.W171]*1000000" office:value-type="float" office:value="110.31">
            <text:p>110.31</text:p>
          </table:table-cell>
          <table:table-cell table:formula="of:=[.X171]*1000000" office:value-type="float" office:value="36.085">
            <text:p>36.085</text:p>
          </table:table-cell>
          <table:table-cell table:formula="of:=[.Y171]*1000000" office:value-type="float" office:value="1217.8">
            <text:p>1217.8</text:p>
          </table:table-cell>
          <table:table-cell table:formula="of:=[.Z171]*1000000" office:value-type="float" office:value="20.353">
            <text:p>20.353</text:p>
          </table:table-cell>
          <table:table-cell table:formula="of:=[.AA171]*1000000" office:value-type="float" office:value="0">
            <text:p>0</text:p>
          </table:table-cell>
          <table:table-cell table:formula="of:=[.AB171]*1000000" office:value-type="float" office:value="-1.1302E-021">
            <text:p>-1.1302E-021</text:p>
          </table:table-cell>
          <table:table-cell table:formula="of:=[.AC171]*1000000" office:value-type="float" office:value="0.0000000000016177">
            <text:p>1.6177E-012</text:p>
          </table:table-cell>
          <table:table-cell office:value-type="float" office:value="0.00011032">
            <text:p>0.00011032</text:p>
          </table:table-cell>
          <table:table-cell table:style-name="ce1" office:value-type="string">
            <text:p>3.6089e-05</text:p>
          </table:table-cell>
          <table:table-cell office:value-type="float" office:value="0.0012178">
            <text:p>0.0012178</text:p>
          </table:table-cell>
          <table:table-cell table:style-name="ce1" office:value-type="string">
            <text:p>2.1004e-06</text:p>
          </table:table-cell>
          <table:table-cell table:style-name="ce1" office:value-type="string">
            <text:p>4.0273e-08</text:p>
          </table:table-cell>
          <table:table-cell table:style-name="ce1" office:value-type="string">
            <text:p>3.0646e-51</text:p>
          </table:table-cell>
          <table:table-cell table:style-name="ce1" office:value-type="string">
            <text:p>1.6177e-18</text:p>
          </table:table-cell>
          <table:table-cell office:value-type="float" office:value="0.00011031">
            <text:p>0.00011031</text:p>
          </table:table-cell>
          <table:table-cell table:style-name="ce1" office:value-type="string">
            <text:p>3.6085e-05</text:p>
          </table:table-cell>
          <table:table-cell office:value-type="float" office:value="0.0012178">
            <text:p>0.0012178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302e-27</text:p>
          </table:table-cell>
          <table:table-cell table:style-name="ce1" office:value-type="string">
            <text:p>1.6177e-18</text:p>
          </table:table-cell>
        </table:table-row>
        <table:table-row table:style-name="ro2">
          <table:table-cell office:value-type="float" office:value="1700.702">
            <text:p>1700.702</text:p>
          </table:table-cell>
          <table:table-cell table:formula="of:=[.P172]*1000000" office:value-type="float" office:value="108.92">
            <text:p>108.92</text:p>
          </table:table-cell>
          <table:table-cell table:formula="of:=[.Q172]*1000000" office:value-type="float" office:value="35.625">
            <text:p>35.625</text:p>
          </table:table-cell>
          <table:table-cell table:formula="of:=[.R172]*1000000" office:value-type="float" office:value="1219.7">
            <text:p>1219.7</text:p>
          </table:table-cell>
          <table:table-cell table:formula="of:=[.S172]*1000000" office:value-type="float" office:value="2.0563">
            <text:p>2.0563</text:p>
          </table:table-cell>
          <table:table-cell table:formula="of:=[.T172]*1000000" office:value-type="float" office:value="0.040335">
            <text:p>0.040335</text:p>
          </table:table-cell>
          <table:table-cell table:formula="of:=[.U172]*1000000" office:value-type="float" office:value="1.4727E-045">
            <text:p>1.4727E-045</text:p>
          </table:table-cell>
          <table:table-cell table:formula="of:=[.V172]*1000000" office:value-type="float" office:value="0.0000000000015739">
            <text:p>1.5739E-012</text:p>
          </table:table-cell>
          <table:table-cell table:formula="of:=[.W172]*1000000" office:value-type="float" office:value="108.92">
            <text:p>108.92</text:p>
          </table:table-cell>
          <table:table-cell table:formula="of:=[.X172]*1000000" office:value-type="float" office:value="35.622">
            <text:p>35.622</text:p>
          </table:table-cell>
          <table:table-cell table:formula="of:=[.Y172]*1000000" office:value-type="float" office:value="1219.6">
            <text:p>1219.6</text:p>
          </table:table-cell>
          <table:table-cell table:formula="of:=[.Z172]*1000000" office:value-type="float" office:value="20.353">
            <text:p>20.353</text:p>
          </table:table-cell>
          <table:table-cell table:formula="of:=[.AA172]*1000000" office:value-type="float" office:value="0">
            <text:p>0</text:p>
          </table:table-cell>
          <table:table-cell table:formula="of:=[.AB172]*1000000" office:value-type="float" office:value="-2.6463E-022">
            <text:p>-2.6463E-022</text:p>
          </table:table-cell>
          <table:table-cell table:formula="of:=[.AC172]*1000000" office:value-type="float" office:value="0.0000000000015739">
            <text:p>1.5739E-012</text:p>
          </table:table-cell>
          <table:table-cell office:value-type="float" office:value="0.00010892">
            <text:p>0.00010892</text:p>
          </table:table-cell>
          <table:table-cell table:style-name="ce1" office:value-type="string">
            <text:p>3.5625e-05</text:p>
          </table:table-cell>
          <table:table-cell office:value-type="float" office:value="0.0012197">
            <text:p>0.0012197</text:p>
          </table:table-cell>
          <table:table-cell table:style-name="ce1" office:value-type="string">
            <text:p>2.0563e-06</text:p>
          </table:table-cell>
          <table:table-cell table:style-name="ce1" office:value-type="string">
            <text:p>4.0335e-08</text:p>
          </table:table-cell>
          <table:table-cell table:style-name="ce1" office:value-type="string">
            <text:p>1.4727e-51</text:p>
          </table:table-cell>
          <table:table-cell table:style-name="ce1" office:value-type="string">
            <text:p>1.5739e-18</text:p>
          </table:table-cell>
          <table:table-cell office:value-type="float" office:value="0.00010892">
            <text:p>0.00010892</text:p>
          </table:table-cell>
          <table:table-cell table:style-name="ce1" office:value-type="string">
            <text:p>3.5622e-05</text:p>
          </table:table-cell>
          <table:table-cell office:value-type="float" office:value="0.0012196">
            <text:p>0.0012196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6463e-28</text:p>
          </table:table-cell>
          <table:table-cell table:style-name="ce1" office:value-type="string">
            <text:p>1.5739e-18</text:p>
          </table:table-cell>
        </table:table-row>
        <table:table-row table:style-name="ro2">
          <table:table-cell office:value-type="float" office:value="1710.702">
            <text:p>1710.702</text:p>
          </table:table-cell>
          <table:table-cell table:formula="of:=[.P173]*1000000" office:value-type="float" office:value="107.54">
            <text:p>107.54</text:p>
          </table:table-cell>
          <table:table-cell table:formula="of:=[.Q173]*1000000" office:value-type="float" office:value="35.168">
            <text:p>35.168</text:p>
          </table:table-cell>
          <table:table-cell table:formula="of:=[.R173]*1000000" office:value-type="float" office:value="1221.5">
            <text:p>1221.5</text:p>
          </table:table-cell>
          <table:table-cell table:formula="of:=[.S173]*1000000" office:value-type="float" office:value="2.013">
            <text:p>2.013</text:p>
          </table:table-cell>
          <table:table-cell table:formula="of:=[.T173]*1000000" office:value-type="float" office:value="0.040397">
            <text:p>0.040397</text:p>
          </table:table-cell>
          <table:table-cell table:formula="of:=[.U173]*1000000" office:value-type="float" office:value="7.4031E-046">
            <text:p>7.4031E-046</text:p>
          </table:table-cell>
          <table:table-cell table:formula="of:=[.V173]*1000000" office:value-type="float" office:value="0.0000000000015314">
            <text:p>1.5314E-012</text:p>
          </table:table-cell>
          <table:table-cell table:formula="of:=[.W173]*1000000" office:value-type="float" office:value="107.54">
            <text:p>107.54</text:p>
          </table:table-cell>
          <table:table-cell table:formula="of:=[.X173]*1000000" office:value-type="float" office:value="35.164">
            <text:p>35.164</text:p>
          </table:table-cell>
          <table:table-cell table:formula="of:=[.Y173]*1000000" office:value-type="float" office:value="1221.5">
            <text:p>1221.5</text:p>
          </table:table-cell>
          <table:table-cell table:formula="of:=[.Z173]*1000000" office:value-type="float" office:value="20.353">
            <text:p>20.353</text:p>
          </table:table-cell>
          <table:table-cell table:formula="of:=[.AA173]*1000000" office:value-type="float" office:value="0">
            <text:p>0</text:p>
          </table:table-cell>
          <table:table-cell table:formula="of:=[.AB173]*1000000" office:value-type="float" office:value="-7.0045E-023">
            <text:p>-7.0045E-023</text:p>
          </table:table-cell>
          <table:table-cell table:formula="of:=[.AC173]*1000000" office:value-type="float" office:value="0.0000000000015314">
            <text:p>1.5314E-012</text:p>
          </table:table-cell>
          <table:table-cell office:value-type="float" office:value="0.00010754">
            <text:p>0.00010754</text:p>
          </table:table-cell>
          <table:table-cell table:style-name="ce1" office:value-type="string">
            <text:p>3.5168e-05</text:p>
          </table:table-cell>
          <table:table-cell office:value-type="float" office:value="0.0012215">
            <text:p>0.0012215</text:p>
          </table:table-cell>
          <table:table-cell table:style-name="ce1" office:value-type="string">
            <text:p>2.013e-06</text:p>
          </table:table-cell>
          <table:table-cell table:style-name="ce1" office:value-type="string">
            <text:p>4.0397e-08</text:p>
          </table:table-cell>
          <table:table-cell table:style-name="ce1" office:value-type="string">
            <text:p>7.4031e-52</text:p>
          </table:table-cell>
          <table:table-cell table:style-name="ce1" office:value-type="string">
            <text:p>1.5314e-18</text:p>
          </table:table-cell>
          <table:table-cell office:value-type="float" office:value="0.00010754">
            <text:p>0.00010754</text:p>
          </table:table-cell>
          <table:table-cell table:style-name="ce1" office:value-type="string">
            <text:p>3.5164e-05</text:p>
          </table:table-cell>
          <table:table-cell office:value-type="float" office:value="0.0012215">
            <text:p>0.0012215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7.0045e-29</text:p>
          </table:table-cell>
          <table:table-cell table:style-name="ce1" office:value-type="string">
            <text:p>1.5314e-18</text:p>
          </table:table-cell>
        </table:table-row>
        <table:table-row table:style-name="ro2">
          <table:table-cell office:value-type="float" office:value="1720.702">
            <text:p>1720.702</text:p>
          </table:table-cell>
          <table:table-cell table:formula="of:=[.P174]*1000000" office:value-type="float" office:value="106.19">
            <text:p>106.19</text:p>
          </table:table-cell>
          <table:table-cell table:formula="of:=[.Q174]*1000000" office:value-type="float" office:value="34.717">
            <text:p>34.717</text:p>
          </table:table-cell>
          <table:table-cell table:formula="of:=[.R174]*1000000" office:value-type="float" office:value="1223.4">
            <text:p>1223.4</text:p>
          </table:table-cell>
          <table:table-cell table:formula="of:=[.S174]*1000000" office:value-type="float" office:value="1.9705">
            <text:p>1.9705</text:p>
          </table:table-cell>
          <table:table-cell table:formula="of:=[.T174]*1000000" office:value-type="float" office:value="0.040458">
            <text:p>0.040458</text:p>
          </table:table-cell>
          <table:table-cell table:formula="of:=[.U174]*1000000" office:value-type="float" office:value="3.8307E-046">
            <text:p>3.8307E-046</text:p>
          </table:table-cell>
          <table:table-cell table:formula="of:=[.V174]*1000000" office:value-type="float" office:value="0.0000000000014902">
            <text:p>1.4902E-012</text:p>
          </table:table-cell>
          <table:table-cell table:formula="of:=[.W174]*1000000" office:value-type="float" office:value="106.19">
            <text:p>106.19</text:p>
          </table:table-cell>
          <table:table-cell table:formula="of:=[.X174]*1000000" office:value-type="float" office:value="34.713">
            <text:p>34.713</text:p>
          </table:table-cell>
          <table:table-cell table:formula="of:=[.Y174]*1000000" office:value-type="float" office:value="1223.3">
            <text:p>1223.3</text:p>
          </table:table-cell>
          <table:table-cell table:formula="of:=[.Z174]*1000000" office:value-type="float" office:value="20.353">
            <text:p>20.353</text:p>
          </table:table-cell>
          <table:table-cell table:formula="of:=[.AA174]*1000000" office:value-type="float" office:value="0">
            <text:p>0</text:p>
          </table:table-cell>
          <table:table-cell table:formula="of:=[.AB174]*1000000" office:value-type="float" office:value="-2.0344E-023">
            <text:p>-2.0344E-023</text:p>
          </table:table-cell>
          <table:table-cell table:formula="of:=[.AC174]*1000000" office:value-type="float" office:value="0.0000000000014902">
            <text:p>1.4902E-012</text:p>
          </table:table-cell>
          <table:table-cell office:value-type="float" office:value="0.00010619">
            <text:p>0.00010619</text:p>
          </table:table-cell>
          <table:table-cell table:style-name="ce1" office:value-type="string">
            <text:p>3.4717e-05</text:p>
          </table:table-cell>
          <table:table-cell office:value-type="float" office:value="0.0012234">
            <text:p>0.0012234</text:p>
          </table:table-cell>
          <table:table-cell table:style-name="ce1" office:value-type="string">
            <text:p>1.9705e-06</text:p>
          </table:table-cell>
          <table:table-cell table:style-name="ce1" office:value-type="string">
            <text:p>4.0458e-08</text:p>
          </table:table-cell>
          <table:table-cell table:style-name="ce1" office:value-type="string">
            <text:p>3.8307e-52</text:p>
          </table:table-cell>
          <table:table-cell table:style-name="ce1" office:value-type="string">
            <text:p>1.4902e-18</text:p>
          </table:table-cell>
          <table:table-cell office:value-type="float" office:value="0.00010619">
            <text:p>0.00010619</text:p>
          </table:table-cell>
          <table:table-cell table:style-name="ce1" office:value-type="string">
            <text:p>3.4713e-05</text:p>
          </table:table-cell>
          <table:table-cell office:value-type="float" office:value="0.0012233">
            <text:p>0.0012233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0344e-29</text:p>
          </table:table-cell>
          <table:table-cell table:style-name="ce1" office:value-type="string">
            <text:p>1.4902e-18</text:p>
          </table:table-cell>
        </table:table-row>
        <table:table-row table:style-name="ro2">
          <table:table-cell office:value-type="float" office:value="1730.702">
            <text:p>1730.702</text:p>
          </table:table-cell>
          <table:table-cell table:formula="of:=[.P175]*1000000" office:value-type="float" office:value="104.85">
            <text:p>104.85</text:p>
          </table:table-cell>
          <table:table-cell table:formula="of:=[.Q175]*1000000" office:value-type="float" office:value="34.271">
            <text:p>34.271</text:p>
          </table:table-cell>
          <table:table-cell table:formula="of:=[.R175]*1000000" office:value-type="float" office:value="1225.2">
            <text:p>1225.2</text:p>
          </table:table-cell>
          <table:table-cell table:formula="of:=[.S175]*1000000" office:value-type="float" office:value="1.9288">
            <text:p>1.9288</text:p>
          </table:table-cell>
          <table:table-cell table:formula="of:=[.T175]*1000000" office:value-type="float" office:value="0.04052">
            <text:p>0.04052</text:p>
          </table:table-cell>
          <table:table-cell table:formula="of:=[.U175]*1000000" office:value-type="float" office:value="2.0251E-046">
            <text:p>2.0251E-046</text:p>
          </table:table-cell>
          <table:table-cell table:formula="of:=[.V175]*1000000" office:value-type="float" office:value="0.0000000000014502">
            <text:p>1.4502E-012</text:p>
          </table:table-cell>
          <table:table-cell table:formula="of:=[.W175]*1000000" office:value-type="float" office:value="104.85">
            <text:p>104.85</text:p>
          </table:table-cell>
          <table:table-cell table:formula="of:=[.X175]*1000000" office:value-type="float" office:value="34.267">
            <text:p>34.267</text:p>
          </table:table-cell>
          <table:table-cell table:formula="of:=[.Y175]*1000000" office:value-type="float" office:value="1225.1">
            <text:p>1225.1</text:p>
          </table:table-cell>
          <table:table-cell table:formula="of:=[.Z175]*1000000" office:value-type="float" office:value="20.353">
            <text:p>20.353</text:p>
          </table:table-cell>
          <table:table-cell table:formula="of:=[.AA175]*1000000" office:value-type="float" office:value="0">
            <text:p>0</text:p>
          </table:table-cell>
          <table:table-cell table:formula="of:=[.AB175]*1000000" office:value-type="float" office:value="-7.3365E-024">
            <text:p>-7.3365E-024</text:p>
          </table:table-cell>
          <table:table-cell table:formula="of:=[.AC175]*1000000" office:value-type="float" office:value="0.0000000000014502">
            <text:p>1.4502E-012</text:p>
          </table:table-cell>
          <table:table-cell office:value-type="float" office:value="0.00010485">
            <text:p>0.00010485</text:p>
          </table:table-cell>
          <table:table-cell table:style-name="ce1" office:value-type="string">
            <text:p>3.4271e-05</text:p>
          </table:table-cell>
          <table:table-cell office:value-type="float" office:value="0.0012252">
            <text:p>0.0012252</text:p>
          </table:table-cell>
          <table:table-cell table:style-name="ce1" office:value-type="string">
            <text:p>1.9288e-06</text:p>
          </table:table-cell>
          <table:table-cell table:style-name="ce1" office:value-type="string">
            <text:p>4.052e-08</text:p>
          </table:table-cell>
          <table:table-cell table:style-name="ce1" office:value-type="string">
            <text:p>2.0251e-52</text:p>
          </table:table-cell>
          <table:table-cell table:style-name="ce1" office:value-type="string">
            <text:p>1.4502e-18</text:p>
          </table:table-cell>
          <table:table-cell office:value-type="float" office:value="0.00010485">
            <text:p>0.00010485</text:p>
          </table:table-cell>
          <table:table-cell table:style-name="ce1" office:value-type="string">
            <text:p>3.4267e-05</text:p>
          </table:table-cell>
          <table:table-cell office:value-type="float" office:value="0.0012251">
            <text:p>0.0012251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7.3365e-30</text:p>
          </table:table-cell>
          <table:table-cell table:style-name="ce1" office:value-type="string">
            <text:p>1.4502e-18</text:p>
          </table:table-cell>
        </table:table-row>
        <table:table-row table:style-name="ro2">
          <table:table-cell office:value-type="float" office:value="1740.702">
            <text:p>1740.702</text:p>
          </table:table-cell>
          <table:table-cell table:formula="of:=[.P176]*1000000" office:value-type="float" office:value="103.53">
            <text:p>103.53</text:p>
          </table:table-cell>
          <table:table-cell table:formula="of:=[.Q176]*1000000" office:value-type="float" office:value="33.831">
            <text:p>33.831</text:p>
          </table:table-cell>
          <table:table-cell table:formula="of:=[.R176]*1000000" office:value-type="float" office:value="1226.9">
            <text:p>1226.9</text:p>
          </table:table-cell>
          <table:table-cell table:formula="of:=[.S176]*1000000" office:value-type="float" office:value="1.8879">
            <text:p>1.8879</text:p>
          </table:table-cell>
          <table:table-cell table:formula="of:=[.T176]*1000000" office:value-type="float" office:value="0.040582">
            <text:p>0.040582</text:p>
          </table:table-cell>
          <table:table-cell table:formula="of:=[.U176]*1000000" office:value-type="float" office:value="1.0892E-046">
            <text:p>1.0892E-046</text:p>
          </table:table-cell>
          <table:table-cell table:formula="of:=[.V176]*1000000" office:value-type="float" office:value="0.0000000000014115">
            <text:p>1.4115E-012</text:p>
          </table:table-cell>
          <table:table-cell table:formula="of:=[.W176]*1000000" office:value-type="float" office:value="103.53">
            <text:p>103.53</text:p>
          </table:table-cell>
          <table:table-cell table:formula="of:=[.X176]*1000000" office:value-type="float" office:value="33.827">
            <text:p>33.827</text:p>
          </table:table-cell>
          <table:table-cell table:formula="of:=[.Y176]*1000000" office:value-type="float" office:value="1226.9">
            <text:p>1226.9</text:p>
          </table:table-cell>
          <table:table-cell table:formula="of:=[.Z176]*1000000" office:value-type="float" office:value="20.353">
            <text:p>20.353</text:p>
          </table:table-cell>
          <table:table-cell table:formula="of:=[.AA176]*1000000" office:value-type="float" office:value="0">
            <text:p>0</text:p>
          </table:table-cell>
          <table:table-cell table:formula="of:=[.AB176]*1000000" office:value-type="float" office:value="-3.0474E-024">
            <text:p>-3.0474E-024</text:p>
          </table:table-cell>
          <table:table-cell table:formula="of:=[.AC176]*1000000" office:value-type="float" office:value="0.0000000000014115">
            <text:p>1.4115E-012</text:p>
          </table:table-cell>
          <table:table-cell office:value-type="float" office:value="0.00010353">
            <text:p>0.00010353</text:p>
          </table:table-cell>
          <table:table-cell table:style-name="ce1" office:value-type="string">
            <text:p>3.3831e-05</text:p>
          </table:table-cell>
          <table:table-cell office:value-type="float" office:value="0.0012269">
            <text:p>0.0012269</text:p>
          </table:table-cell>
          <table:table-cell table:style-name="ce1" office:value-type="string">
            <text:p>1.8879e-06</text:p>
          </table:table-cell>
          <table:table-cell table:style-name="ce1" office:value-type="string">
            <text:p>4.0582e-08</text:p>
          </table:table-cell>
          <table:table-cell table:style-name="ce1" office:value-type="string">
            <text:p>1.0892e-52</text:p>
          </table:table-cell>
          <table:table-cell table:style-name="ce1" office:value-type="string">
            <text:p>1.4115e-18</text:p>
          </table:table-cell>
          <table:table-cell office:value-type="float" office:value="0.00010353">
            <text:p>0.00010353</text:p>
          </table:table-cell>
          <table:table-cell table:style-name="ce1" office:value-type="string">
            <text:p>3.3827e-05</text:p>
          </table:table-cell>
          <table:table-cell office:value-type="float" office:value="0.0012269">
            <text:p>0.0012269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3.0474e-30</text:p>
          </table:table-cell>
          <table:table-cell table:style-name="ce1" office:value-type="string">
            <text:p>1.4115e-18</text:p>
          </table:table-cell>
        </table:table-row>
        <table:table-row table:style-name="ro2">
          <table:table-cell office:value-type="float" office:value="1750.702">
            <text:p>1750.702</text:p>
          </table:table-cell>
          <table:table-cell table:formula="of:=[.P177]*1000000" office:value-type="float" office:value="102.23">
            <text:p>102.23</text:p>
          </table:table-cell>
          <table:table-cell table:formula="of:=[.Q177]*1000000" office:value-type="float" office:value="33.396">
            <text:p>33.396</text:p>
          </table:table-cell>
          <table:table-cell table:formula="of:=[.R177]*1000000" office:value-type="float" office:value="1228.7">
            <text:p>1228.7</text:p>
          </table:table-cell>
          <table:table-cell table:formula="of:=[.S177]*1000000" office:value-type="float" office:value="1.8478">
            <text:p>1.8478</text:p>
          </table:table-cell>
          <table:table-cell table:formula="of:=[.T177]*1000000" office:value-type="float" office:value="0.040643">
            <text:p>0.040643</text:p>
          </table:table-cell>
          <table:table-cell table:formula="of:=[.U177]*1000000" office:value-type="float" office:value="5.9445E-047">
            <text:p>5.9445E-047</text:p>
          </table:table-cell>
          <table:table-cell table:formula="of:=[.V177]*1000000" office:value-type="float" office:value="0.000000000001374">
            <text:p>1.374E-012</text:p>
          </table:table-cell>
          <table:table-cell table:formula="of:=[.W177]*1000000" office:value-type="float" office:value="102.23">
            <text:p>102.23</text:p>
          </table:table-cell>
          <table:table-cell table:formula="of:=[.X177]*1000000" office:value-type="float" office:value="33.393">
            <text:p>33.393</text:p>
          </table:table-cell>
          <table:table-cell table:formula="of:=[.Y177]*1000000" office:value-type="float" office:value="1228.7">
            <text:p>1228.7</text:p>
          </table:table-cell>
          <table:table-cell table:formula="of:=[.Z177]*1000000" office:value-type="float" office:value="20.353">
            <text:p>20.353</text:p>
          </table:table-cell>
          <table:table-cell table:formula="of:=[.AA177]*1000000" office:value-type="float" office:value="0">
            <text:p>0</text:p>
          </table:table-cell>
          <table:table-cell table:formula="of:=[.AB177]*1000000" office:value-type="float" office:value="-1.3942E-024">
            <text:p>-1.3942E-024</text:p>
          </table:table-cell>
          <table:table-cell table:formula="of:=[.AC177]*1000000" office:value-type="float" office:value="0.000000000001374">
            <text:p>1.374E-012</text:p>
          </table:table-cell>
          <table:table-cell office:value-type="float" office:value="0.00010223">
            <text:p>0.00010223</text:p>
          </table:table-cell>
          <table:table-cell table:style-name="ce1" office:value-type="string">
            <text:p>3.3396e-05</text:p>
          </table:table-cell>
          <table:table-cell office:value-type="float" office:value="0.0012287">
            <text:p>0.0012287</text:p>
          </table:table-cell>
          <table:table-cell table:style-name="ce1" office:value-type="string">
            <text:p>1.8478e-06</text:p>
          </table:table-cell>
          <table:table-cell table:style-name="ce1" office:value-type="string">
            <text:p>4.0643e-08</text:p>
          </table:table-cell>
          <table:table-cell table:style-name="ce1" office:value-type="string">
            <text:p>5.9445e-53</text:p>
          </table:table-cell>
          <table:table-cell table:style-name="ce1" office:value-type="string">
            <text:p>1.374e-18</text:p>
          </table:table-cell>
          <table:table-cell office:value-type="float" office:value="0.00010223">
            <text:p>0.00010223</text:p>
          </table:table-cell>
          <table:table-cell table:style-name="ce1" office:value-type="string">
            <text:p>3.3393e-05</text:p>
          </table:table-cell>
          <table:table-cell office:value-type="float" office:value="0.0012287">
            <text:p>0.0012287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3942e-30</text:p>
          </table:table-cell>
          <table:table-cell table:style-name="ce1" office:value-type="string">
            <text:p>1.374e-18</text:p>
          </table:table-cell>
        </table:table-row>
        <table:table-row table:style-name="ro2">
          <table:table-cell office:value-type="float" office:value="1760.702">
            <text:p>1760.702</text:p>
          </table:table-cell>
          <table:table-cell table:formula="of:=[.P178]*1000000" office:value-type="float" office:value="100.95">
            <text:p>100.95</text:p>
          </table:table-cell>
          <table:table-cell table:formula="of:=[.Q178]*1000000" office:value-type="float" office:value="32.967">
            <text:p>32.967</text:p>
          </table:table-cell>
          <table:table-cell table:formula="of:=[.R178]*1000000" office:value-type="float" office:value="1230.4">
            <text:p>1230.4</text:p>
          </table:table-cell>
          <table:table-cell table:formula="of:=[.S178]*1000000" office:value-type="float" office:value="1.8085">
            <text:p>1.8085</text:p>
          </table:table-cell>
          <table:table-cell table:formula="of:=[.T178]*1000000" office:value-type="float" office:value="0.040705">
            <text:p>0.040705</text:p>
          </table:table-cell>
          <table:table-cell table:formula="of:=[.U178]*1000000" office:value-type="float" office:value="3.2863E-047">
            <text:p>3.2863E-047</text:p>
          </table:table-cell>
          <table:table-cell table:formula="of:=[.V178]*1000000" office:value-type="float" office:value="0.0000000000013376">
            <text:p>1.3376E-012</text:p>
          </table:table-cell>
          <table:table-cell table:formula="of:=[.W178]*1000000" office:value-type="float" office:value="100.94">
            <text:p>100.94</text:p>
          </table:table-cell>
          <table:table-cell table:formula="of:=[.X178]*1000000" office:value-type="float" office:value="32.964">
            <text:p>32.964</text:p>
          </table:table-cell>
          <table:table-cell table:formula="of:=[.Y178]*1000000" office:value-type="float" office:value="1230.4">
            <text:p>1230.4</text:p>
          </table:table-cell>
          <table:table-cell table:formula="of:=[.Z178]*1000000" office:value-type="float" office:value="20.353">
            <text:p>20.353</text:p>
          </table:table-cell>
          <table:table-cell table:formula="of:=[.AA178]*1000000" office:value-type="float" office:value="0">
            <text:p>0</text:p>
          </table:table-cell>
          <table:table-cell table:formula="of:=[.AB178]*1000000" office:value-type="float" office:value="-6.7375E-025">
            <text:p>-6.7375E-025</text:p>
          </table:table-cell>
          <table:table-cell table:formula="of:=[.AC178]*1000000" office:value-type="float" office:value="0.0000000000013376">
            <text:p>1.3376E-012</text:p>
          </table:table-cell>
          <table:table-cell office:value-type="float" office:value="0.00010095">
            <text:p>0.00010095</text:p>
          </table:table-cell>
          <table:table-cell table:style-name="ce1" office:value-type="string">
            <text:p>3.2967e-05</text:p>
          </table:table-cell>
          <table:table-cell office:value-type="float" office:value="0.0012304">
            <text:p>0.0012304</text:p>
          </table:table-cell>
          <table:table-cell table:style-name="ce1" office:value-type="string">
            <text:p>1.8085e-06</text:p>
          </table:table-cell>
          <table:table-cell table:style-name="ce1" office:value-type="string">
            <text:p>4.0705e-08</text:p>
          </table:table-cell>
          <table:table-cell table:style-name="ce1" office:value-type="string">
            <text:p>3.2863e-53</text:p>
          </table:table-cell>
          <table:table-cell table:style-name="ce1" office:value-type="string">
            <text:p>1.3376e-18</text:p>
          </table:table-cell>
          <table:table-cell office:value-type="float" office:value="0.00010094">
            <text:p>0.00010094</text:p>
          </table:table-cell>
          <table:table-cell table:style-name="ce1" office:value-type="string">
            <text:p>3.2964e-05</text:p>
          </table:table-cell>
          <table:table-cell office:value-type="float" office:value="0.0012304">
            <text:p>0.0012304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6.7375e-31</text:p>
          </table:table-cell>
          <table:table-cell table:style-name="ce1" office:value-type="string">
            <text:p>1.3376e-18</text:p>
          </table:table-cell>
        </table:table-row>
        <table:table-row table:style-name="ro2">
          <table:table-cell office:value-type="float" office:value="1770.702">
            <text:p>1770.702</text:p>
          </table:table-cell>
          <table:table-cell table:formula="of:=[.P179]*1000000" office:value-type="float" office:value="99.681">
            <text:p>99.681</text:p>
          </table:table-cell>
          <table:table-cell table:formula="of:=[.Q179]*1000000" office:value-type="float" office:value="32.544">
            <text:p>32.544</text:p>
          </table:table-cell>
          <table:table-cell table:formula="of:=[.R179]*1000000" office:value-type="float" office:value="1232.2">
            <text:p>1232.2</text:p>
          </table:table-cell>
          <table:table-cell table:formula="of:=[.S179]*1000000" office:value-type="float" office:value="1.7698">
            <text:p>1.7698</text:p>
          </table:table-cell>
          <table:table-cell table:formula="of:=[.T179]*1000000" office:value-type="float" office:value="0.040767">
            <text:p>0.040767</text:p>
          </table:table-cell>
          <table:table-cell table:formula="of:=[.U179]*1000000" office:value-type="float" office:value="1.8379E-047">
            <text:p>1.8379E-047</text:p>
          </table:table-cell>
          <table:table-cell table:formula="of:=[.V179]*1000000" office:value-type="float" office:value="0.0000000000013023">
            <text:p>1.3023E-012</text:p>
          </table:table-cell>
          <table:table-cell table:formula="of:=[.W179]*1000000" office:value-type="float" office:value="99.679">
            <text:p>99.679</text:p>
          </table:table-cell>
          <table:table-cell table:formula="of:=[.X179]*1000000" office:value-type="float" office:value="32.54">
            <text:p>32.54</text:p>
          </table:table-cell>
          <table:table-cell table:formula="of:=[.Y179]*1000000" office:value-type="float" office:value="1232.1">
            <text:p>1232.1</text:p>
          </table:table-cell>
          <table:table-cell table:formula="of:=[.Z179]*1000000" office:value-type="float" office:value="20.353">
            <text:p>20.353</text:p>
          </table:table-cell>
          <table:table-cell table:formula="of:=[.AA179]*1000000" office:value-type="float" office:value="0">
            <text:p>0</text:p>
          </table:table-cell>
          <table:table-cell table:formula="of:=[.AB179]*1000000" office:value-type="float" office:value="-3.3444E-025">
            <text:p>-3.3444E-025</text:p>
          </table:table-cell>
          <table:table-cell table:formula="of:=[.AC179]*1000000" office:value-type="float" office:value="0.0000000000013023">
            <text:p>1.3023E-012</text:p>
          </table:table-cell>
          <table:table-cell table:style-name="ce1" office:value-type="string">
            <text:p>9.9681e-05</text:p>
          </table:table-cell>
          <table:table-cell table:style-name="ce1" office:value-type="string">
            <text:p>3.2544e-05</text:p>
          </table:table-cell>
          <table:table-cell office:value-type="float" office:value="0.0012322">
            <text:p>0.0012322</text:p>
          </table:table-cell>
          <table:table-cell table:style-name="ce1" office:value-type="string">
            <text:p>1.7698e-06</text:p>
          </table:table-cell>
          <table:table-cell table:style-name="ce1" office:value-type="string">
            <text:p>4.0767e-08</text:p>
          </table:table-cell>
          <table:table-cell table:style-name="ce1" office:value-type="string">
            <text:p>1.8379e-53</text:p>
          </table:table-cell>
          <table:table-cell table:style-name="ce1" office:value-type="string">
            <text:p>1.3023e-18</text:p>
          </table:table-cell>
          <table:table-cell table:style-name="ce1" office:value-type="string">
            <text:p>9.9679e-05</text:p>
          </table:table-cell>
          <table:table-cell table:style-name="ce1" office:value-type="string">
            <text:p>3.254e-05</text:p>
          </table:table-cell>
          <table:table-cell office:value-type="float" office:value="0.0012321">
            <text:p>0.0012321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3.3444e-31</text:p>
          </table:table-cell>
          <table:table-cell table:style-name="ce1" office:value-type="string">
            <text:p>1.3023e-18</text:p>
          </table:table-cell>
        </table:table-row>
        <table:table-row table:style-name="ro2">
          <table:table-cell office:value-type="float" office:value="1780.702">
            <text:p>1780.702</text:p>
          </table:table-cell>
          <table:table-cell table:formula="of:=[.P180]*1000000" office:value-type="float" office:value="98.433">
            <text:p>98.433</text:p>
          </table:table-cell>
          <table:table-cell table:formula="of:=[.Q180]*1000000" office:value-type="float" office:value="32.126">
            <text:p>32.126</text:p>
          </table:table-cell>
          <table:table-cell table:formula="of:=[.R180]*1000000" office:value-type="float" office:value="1233.8">
            <text:p>1233.8</text:p>
          </table:table-cell>
          <table:table-cell table:formula="of:=[.S180]*1000000" office:value-type="float" office:value="1.732">
            <text:p>1.732</text:p>
          </table:table-cell>
          <table:table-cell table:formula="of:=[.T180]*1000000" office:value-type="float" office:value="0.040829">
            <text:p>0.040829</text:p>
          </table:table-cell>
          <table:table-cell table:formula="of:=[.U180]*1000000" office:value-type="float" office:value="1.0388E-047">
            <text:p>1.0388E-047</text:p>
          </table:table-cell>
          <table:table-cell table:formula="of:=[.V180]*1000000" office:value-type="float" office:value="0.0000000000012681">
            <text:p>1.2681E-012</text:p>
          </table:table-cell>
          <table:table-cell table:formula="of:=[.W180]*1000000" office:value-type="float" office:value="98.431">
            <text:p>98.431</text:p>
          </table:table-cell>
          <table:table-cell table:formula="of:=[.X180]*1000000" office:value-type="float" office:value="32.122">
            <text:p>32.122</text:p>
          </table:table-cell>
          <table:table-cell table:formula="of:=[.Y180]*1000000" office:value-type="float" office:value="1233.8">
            <text:p>1233.8</text:p>
          </table:table-cell>
          <table:table-cell table:formula="of:=[.Z180]*1000000" office:value-type="float" office:value="20.353">
            <text:p>20.353</text:p>
          </table:table-cell>
          <table:table-cell table:formula="of:=[.AA180]*1000000" office:value-type="float" office:value="0">
            <text:p>0</text:p>
          </table:table-cell>
          <table:table-cell table:formula="of:=[.AB180]*1000000" office:value-type="float" office:value="-1.687E-025">
            <text:p>-1.687E-025</text:p>
          </table:table-cell>
          <table:table-cell table:formula="of:=[.AC180]*1000000" office:value-type="float" office:value="0.0000000000012681">
            <text:p>1.2681E-012</text:p>
          </table:table-cell>
          <table:table-cell table:style-name="ce1" office:value-type="string">
            <text:p>9.8433e-05</text:p>
          </table:table-cell>
          <table:table-cell table:style-name="ce1" office:value-type="string">
            <text:p>3.2126e-05</text:p>
          </table:table-cell>
          <table:table-cell office:value-type="float" office:value="0.0012338">
            <text:p>0.0012338</text:p>
          </table:table-cell>
          <table:table-cell table:style-name="ce1" office:value-type="string">
            <text:p>1.732e-06</text:p>
          </table:table-cell>
          <table:table-cell table:style-name="ce1" office:value-type="string">
            <text:p>4.0829e-08</text:p>
          </table:table-cell>
          <table:table-cell table:style-name="ce1" office:value-type="string">
            <text:p>1.0388e-53</text:p>
          </table:table-cell>
          <table:table-cell table:style-name="ce1" office:value-type="string">
            <text:p>1.2681e-18</text:p>
          </table:table-cell>
          <table:table-cell table:style-name="ce1" office:value-type="string">
            <text:p>9.8431e-05</text:p>
          </table:table-cell>
          <table:table-cell table:style-name="ce1" office:value-type="string">
            <text:p>3.2122e-05</text:p>
          </table:table-cell>
          <table:table-cell office:value-type="float" office:value="0.0012338">
            <text:p>0.0012338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687e-31</text:p>
          </table:table-cell>
          <table:table-cell table:style-name="ce1" office:value-type="string">
            <text:p>1.2681e-18</text:p>
          </table:table-cell>
        </table:table-row>
        <table:table-row table:style-name="ro2">
          <table:table-cell office:value-type="float" office:value="1790.702">
            <text:p>1790.702</text:p>
          </table:table-cell>
          <table:table-cell table:formula="of:=[.P181]*1000000" office:value-type="float" office:value="97.202">
            <text:p>97.202</text:p>
          </table:table-cell>
          <table:table-cell table:formula="of:=[.Q181]*1000000" office:value-type="float" office:value="31.713">
            <text:p>31.713</text:p>
          </table:table-cell>
          <table:table-cell table:formula="of:=[.R181]*1000000" office:value-type="float" office:value="1235.5">
            <text:p>1235.5</text:p>
          </table:table-cell>
          <table:table-cell table:formula="of:=[.S181]*1000000" office:value-type="float" office:value="1.6948">
            <text:p>1.6948</text:p>
          </table:table-cell>
          <table:table-cell table:formula="of:=[.T181]*1000000" office:value-type="float" office:value="0.040891">
            <text:p>0.040891</text:p>
          </table:table-cell>
          <table:table-cell table:formula="of:=[.U181]*1000000" office:value-type="float" office:value="5.9289E-048">
            <text:p>5.9289E-048</text:p>
          </table:table-cell>
          <table:table-cell table:formula="of:=[.V181]*1000000" office:value-type="float" office:value="0.0000000000012349">
            <text:p>1.2349E-012</text:p>
          </table:table-cell>
          <table:table-cell table:formula="of:=[.W181]*1000000" office:value-type="float" office:value="97.201">
            <text:p>97.201</text:p>
          </table:table-cell>
          <table:table-cell table:formula="of:=[.X181]*1000000" office:value-type="float" office:value="31.709">
            <text:p>31.709</text:p>
          </table:table-cell>
          <table:table-cell table:formula="of:=[.Y181]*1000000" office:value-type="float" office:value="1235.5">
            <text:p>1235.5</text:p>
          </table:table-cell>
          <table:table-cell table:formula="of:=[.Z181]*1000000" office:value-type="float" office:value="20.353">
            <text:p>20.353</text:p>
          </table:table-cell>
          <table:table-cell table:formula="of:=[.AA181]*1000000" office:value-type="float" office:value="0">
            <text:p>0</text:p>
          </table:table-cell>
          <table:table-cell table:formula="of:=[.AB181]*1000000" office:value-type="float" office:value="-8.5976E-026">
            <text:p>-8.5976E-026</text:p>
          </table:table-cell>
          <table:table-cell table:formula="of:=[.AC181]*1000000" office:value-type="float" office:value="0.0000000000012349">
            <text:p>1.2349E-012</text:p>
          </table:table-cell>
          <table:table-cell table:style-name="ce1" office:value-type="string">
            <text:p>9.7202e-05</text:p>
          </table:table-cell>
          <table:table-cell table:style-name="ce1" office:value-type="string">
            <text:p>3.1713e-05</text:p>
          </table:table-cell>
          <table:table-cell office:value-type="float" office:value="0.0012355">
            <text:p>0.0012355</text:p>
          </table:table-cell>
          <table:table-cell table:style-name="ce1" office:value-type="string">
            <text:p>1.6948e-06</text:p>
          </table:table-cell>
          <table:table-cell table:style-name="ce1" office:value-type="string">
            <text:p>4.0891e-08</text:p>
          </table:table-cell>
          <table:table-cell table:style-name="ce1" office:value-type="string">
            <text:p>5.9289e-54</text:p>
          </table:table-cell>
          <table:table-cell table:style-name="ce1" office:value-type="string">
            <text:p>1.2349e-18</text:p>
          </table:table-cell>
          <table:table-cell table:style-name="ce1" office:value-type="string">
            <text:p>9.7201e-05</text:p>
          </table:table-cell>
          <table:table-cell table:style-name="ce1" office:value-type="string">
            <text:p>3.1709e-05</text:p>
          </table:table-cell>
          <table:table-cell office:value-type="float" office:value="0.0012355">
            <text:p>0.0012355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8.5976e-32</text:p>
          </table:table-cell>
          <table:table-cell table:style-name="ce1" office:value-type="string">
            <text:p>1.2349e-18</text:p>
          </table:table-cell>
        </table:table-row>
        <table:table-row table:style-name="ro2">
          <table:table-cell office:value-type="float" office:value="1800.702">
            <text:p>1800.702</text:p>
          </table:table-cell>
          <table:table-cell table:formula="of:=[.P182]*1000000" office:value-type="float" office:value="95.988">
            <text:p>95.988</text:p>
          </table:table-cell>
          <table:table-cell table:formula="of:=[.Q182]*1000000" office:value-type="float" office:value="31.305">
            <text:p>31.305</text:p>
          </table:table-cell>
          <table:table-cell table:formula="of:=[.R182]*1000000" office:value-type="float" office:value="1237.1">
            <text:p>1237.1</text:p>
          </table:table-cell>
          <table:table-cell table:formula="of:=[.S182]*1000000" office:value-type="float" office:value="1.6584">
            <text:p>1.6584</text:p>
          </table:table-cell>
          <table:table-cell table:formula="of:=[.T182]*1000000" office:value-type="float" office:value="0.040953">
            <text:p>0.040953</text:p>
          </table:table-cell>
          <table:table-cell table:formula="of:=[.U182]*1000000" office:value-type="float" office:value="3.4153E-048">
            <text:p>3.4153E-048</text:p>
          </table:table-cell>
          <table:table-cell table:formula="of:=[.V182]*1000000" office:value-type="float" office:value="0.0000000000012028">
            <text:p>1.2028E-012</text:p>
          </table:table-cell>
          <table:table-cell table:formula="of:=[.W182]*1000000" office:value-type="float" office:value="95.987">
            <text:p>95.987</text:p>
          </table:table-cell>
          <table:table-cell table:formula="of:=[.X182]*1000000" office:value-type="float" office:value="31.302">
            <text:p>31.302</text:p>
          </table:table-cell>
          <table:table-cell table:formula="of:=[.Y182]*1000000" office:value-type="float" office:value="1237.1">
            <text:p>1237.1</text:p>
          </table:table-cell>
          <table:table-cell table:formula="of:=[.Z182]*1000000" office:value-type="float" office:value="20.353">
            <text:p>20.353</text:p>
          </table:table-cell>
          <table:table-cell table:formula="of:=[.AA182]*1000000" office:value-type="float" office:value="0">
            <text:p>0</text:p>
          </table:table-cell>
          <table:table-cell table:formula="of:=[.AB182]*1000000" office:value-type="float" office:value="-4.4181E-026">
            <text:p>-4.4181E-026</text:p>
          </table:table-cell>
          <table:table-cell table:formula="of:=[.AC182]*1000000" office:value-type="float" office:value="0.0000000000012027">
            <text:p>1.2027E-012</text:p>
          </table:table-cell>
          <table:table-cell table:style-name="ce1" office:value-type="string">
            <text:p>9.5988e-05</text:p>
          </table:table-cell>
          <table:table-cell table:style-name="ce1" office:value-type="string">
            <text:p>3.1305e-05</text:p>
          </table:table-cell>
          <table:table-cell office:value-type="float" office:value="0.0012371">
            <text:p>0.0012371</text:p>
          </table:table-cell>
          <table:table-cell table:style-name="ce1" office:value-type="string">
            <text:p>1.6584e-06</text:p>
          </table:table-cell>
          <table:table-cell table:style-name="ce1" office:value-type="string">
            <text:p>4.0953e-08</text:p>
          </table:table-cell>
          <table:table-cell table:style-name="ce1" office:value-type="string">
            <text:p>3.4153e-54</text:p>
          </table:table-cell>
          <table:table-cell table:style-name="ce1" office:value-type="string">
            <text:p>1.2028e-18</text:p>
          </table:table-cell>
          <table:table-cell table:style-name="ce1" office:value-type="string">
            <text:p>9.5987e-05</text:p>
          </table:table-cell>
          <table:table-cell table:style-name="ce1" office:value-type="string">
            <text:p>3.1302e-05</text:p>
          </table:table-cell>
          <table:table-cell office:value-type="float" office:value="0.0012371">
            <text:p>0.0012371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4.4181e-32</text:p>
          </table:table-cell>
          <table:table-cell table:style-name="ce1" office:value-type="string">
            <text:p>1.2027e-18</text:p>
          </table:table-cell>
        </table:table-row>
        <table:table-row table:style-name="ro2">
          <table:table-cell office:value-type="float" office:value="1810.702">
            <text:p>1810.702</text:p>
          </table:table-cell>
          <table:table-cell table:formula="of:=[.P183]*1000000" office:value-type="float" office:value="94.791">
            <text:p>94.791</text:p>
          </table:table-cell>
          <table:table-cell table:formula="of:=[.Q183]*1000000" office:value-type="float" office:value="30.903">
            <text:p>30.903</text:p>
          </table:table-cell>
          <table:table-cell table:formula="of:=[.R183]*1000000" office:value-type="float" office:value="1238.8">
            <text:p>1238.8</text:p>
          </table:table-cell>
          <table:table-cell table:formula="of:=[.S183]*1000000" office:value-type="float" office:value="1.6226">
            <text:p>1.6226</text:p>
          </table:table-cell>
          <table:table-cell table:formula="of:=[.T183]*1000000" office:value-type="float" office:value="0.041016">
            <text:p>0.041016</text:p>
          </table:table-cell>
          <table:table-cell table:formula="of:=[.U183]*1000000" office:value-type="float" office:value="1.9846E-048">
            <text:p>1.9846E-048</text:p>
          </table:table-cell>
          <table:table-cell table:formula="of:=[.V183]*1000000" office:value-type="float" office:value="0.0000000000011716">
            <text:p>1.1716E-012</text:p>
          </table:table-cell>
          <table:table-cell table:formula="of:=[.W183]*1000000" office:value-type="float" office:value="94.79">
            <text:p>94.79</text:p>
          </table:table-cell>
          <table:table-cell table:formula="of:=[.X183]*1000000" office:value-type="float" office:value="30.9">
            <text:p>30.9</text:p>
          </table:table-cell>
          <table:table-cell table:formula="of:=[.Y183]*1000000" office:value-type="float" office:value="1238.7">
            <text:p>1238.7</text:p>
          </table:table-cell>
          <table:table-cell table:formula="of:=[.Z183]*1000000" office:value-type="float" office:value="20.353">
            <text:p>20.353</text:p>
          </table:table-cell>
          <table:table-cell table:formula="of:=[.AA183]*1000000" office:value-type="float" office:value="0">
            <text:p>0</text:p>
          </table:table-cell>
          <table:table-cell table:formula="of:=[.AB183]*1000000" office:value-type="float" office:value="-2.2882E-026">
            <text:p>-2.2882E-026</text:p>
          </table:table-cell>
          <table:table-cell table:formula="of:=[.AC183]*1000000" office:value-type="float" office:value="0.0000000000011716">
            <text:p>1.1716E-012</text:p>
          </table:table-cell>
          <table:table-cell table:style-name="ce1" office:value-type="string">
            <text:p>9.4791e-05</text:p>
          </table:table-cell>
          <table:table-cell table:style-name="ce1" office:value-type="string">
            <text:p>3.0903e-05</text:p>
          </table:table-cell>
          <table:table-cell office:value-type="float" office:value="0.0012388">
            <text:p>0.0012388</text:p>
          </table:table-cell>
          <table:table-cell table:style-name="ce1" office:value-type="string">
            <text:p>1.6226e-06</text:p>
          </table:table-cell>
          <table:table-cell table:style-name="ce1" office:value-type="string">
            <text:p>4.1016e-08</text:p>
          </table:table-cell>
          <table:table-cell table:style-name="ce1" office:value-type="string">
            <text:p>1.9846e-54</text:p>
          </table:table-cell>
          <table:table-cell table:style-name="ce1" office:value-type="string">
            <text:p>1.1716e-18</text:p>
          </table:table-cell>
          <table:table-cell table:style-name="ce1" office:value-type="string">
            <text:p>9.479e-05</text:p>
          </table:table-cell>
          <table:table-cell table:style-name="ce1" office:value-type="string">
            <text:p>3.09e-05</text:p>
          </table:table-cell>
          <table:table-cell office:value-type="float" office:value="0.0012387">
            <text:p>0.0012387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2882e-32</text:p>
          </table:table-cell>
          <table:table-cell table:style-name="ce1" office:value-type="string">
            <text:p>1.1716e-18</text:p>
          </table:table-cell>
        </table:table-row>
        <table:table-row table:style-name="ro2">
          <table:table-cell office:value-type="float" office:value="1820.702">
            <text:p>1820.702</text:p>
          </table:table-cell>
          <table:table-cell table:formula="of:=[.P184]*1000000" office:value-type="float" office:value="93.611">
            <text:p>93.611</text:p>
          </table:table-cell>
          <table:table-cell table:formula="of:=[.Q184]*1000000" office:value-type="float" office:value="30.506">
            <text:p>30.506</text:p>
          </table:table-cell>
          <table:table-cell table:formula="of:=[.R184]*1000000" office:value-type="float" office:value="1240.4">
            <text:p>1240.4</text:p>
          </table:table-cell>
          <table:table-cell table:formula="of:=[.S184]*1000000" office:value-type="float" office:value="1.5876">
            <text:p>1.5876</text:p>
          </table:table-cell>
          <table:table-cell table:formula="of:=[.T184]*1000000" office:value-type="float" office:value="0.041078">
            <text:p>0.041078</text:p>
          </table:table-cell>
          <table:table-cell table:formula="of:=[.U184]*1000000" office:value-type="float" office:value="1.1628E-048">
            <text:p>1.1628E-048</text:p>
          </table:table-cell>
          <table:table-cell table:formula="of:=[.V184]*1000000" office:value-type="float" office:value="0.0000000000011414">
            <text:p>1.1414E-012</text:p>
          </table:table-cell>
          <table:table-cell table:formula="of:=[.W184]*1000000" office:value-type="float" office:value="93.609">
            <text:p>93.609</text:p>
          </table:table-cell>
          <table:table-cell table:formula="of:=[.X184]*1000000" office:value-type="float" office:value="30.503">
            <text:p>30.503</text:p>
          </table:table-cell>
          <table:table-cell table:formula="of:=[.Y184]*1000000" office:value-type="float" office:value="1240.3">
            <text:p>1240.3</text:p>
          </table:table-cell>
          <table:table-cell table:formula="of:=[.Z184]*1000000" office:value-type="float" office:value="20.353">
            <text:p>20.353</text:p>
          </table:table-cell>
          <table:table-cell table:formula="of:=[.AA184]*1000000" office:value-type="float" office:value="0">
            <text:p>0</text:p>
          </table:table-cell>
          <table:table-cell table:formula="of:=[.AB184]*1000000" office:value-type="float" office:value="-1.1942E-026">
            <text:p>-1.1942E-026</text:p>
          </table:table-cell>
          <table:table-cell table:formula="of:=[.AC184]*1000000" office:value-type="float" office:value="0.0000000000011414">
            <text:p>1.1414E-012</text:p>
          </table:table-cell>
          <table:table-cell table:style-name="ce1" office:value-type="string">
            <text:p>9.3611e-05</text:p>
          </table:table-cell>
          <table:table-cell table:style-name="ce1" office:value-type="string">
            <text:p>3.0506e-05</text:p>
          </table:table-cell>
          <table:table-cell office:value-type="float" office:value="0.0012404">
            <text:p>0.0012404</text:p>
          </table:table-cell>
          <table:table-cell table:style-name="ce1" office:value-type="string">
            <text:p>1.5876e-06</text:p>
          </table:table-cell>
          <table:table-cell table:style-name="ce1" office:value-type="string">
            <text:p>4.1078e-08</text:p>
          </table:table-cell>
          <table:table-cell table:style-name="ce1" office:value-type="string">
            <text:p>1.1628e-54</text:p>
          </table:table-cell>
          <table:table-cell table:style-name="ce1" office:value-type="string">
            <text:p>1.1414e-18</text:p>
          </table:table-cell>
          <table:table-cell table:style-name="ce1" office:value-type="string">
            <text:p>9.3609e-05</text:p>
          </table:table-cell>
          <table:table-cell table:style-name="ce1" office:value-type="string">
            <text:p>3.0503e-05</text:p>
          </table:table-cell>
          <table:table-cell office:value-type="float" office:value="0.0012403">
            <text:p>0.0012403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1942e-32</text:p>
          </table:table-cell>
          <table:table-cell table:style-name="ce1" office:value-type="string">
            <text:p>1.1414e-18</text:p>
          </table:table-cell>
        </table:table-row>
        <table:table-row table:style-name="ro2">
          <table:table-cell office:value-type="float" office:value="1830.702">
            <text:p>1830.702</text:p>
          </table:table-cell>
          <table:table-cell table:formula="of:=[.P185]*1000000" office:value-type="float" office:value="92.446">
            <text:p>92.446</text:p>
          </table:table-cell>
          <table:table-cell table:formula="of:=[.Q185]*1000000" office:value-type="float" office:value="30.114">
            <text:p>30.114</text:p>
          </table:table-cell>
          <table:table-cell table:formula="of:=[.R185]*1000000" office:value-type="float" office:value="1241.9">
            <text:p>1241.9</text:p>
          </table:table-cell>
          <table:table-cell table:formula="of:=[.S185]*1000000" office:value-type="float" office:value="1.5532">
            <text:p>1.5532</text:p>
          </table:table-cell>
          <table:table-cell table:formula="of:=[.T185]*1000000" office:value-type="float" office:value="0.04114">
            <text:p>0.04114</text:p>
          </table:table-cell>
          <table:table-cell table:formula="of:=[.U185]*1000000" office:value-type="float" office:value="6.8677E-049">
            <text:p>6.8677E-049</text:p>
          </table:table-cell>
          <table:table-cell table:formula="of:=[.V185]*1000000" office:value-type="float" office:value="0.0000000000011121">
            <text:p>1.1121E-012</text:p>
          </table:table-cell>
          <table:table-cell table:formula="of:=[.W185]*1000000" office:value-type="float" office:value="92.445">
            <text:p>92.445</text:p>
          </table:table-cell>
          <table:table-cell table:formula="of:=[.X185]*1000000" office:value-type="float" office:value="30.111">
            <text:p>30.111</text:p>
          </table:table-cell>
          <table:table-cell table:formula="of:=[.Y185]*1000000" office:value-type="float" office:value="1241.9">
            <text:p>1241.9</text:p>
          </table:table-cell>
          <table:table-cell table:formula="of:=[.Z185]*1000000" office:value-type="float" office:value="20.353">
            <text:p>20.353</text:p>
          </table:table-cell>
          <table:table-cell table:formula="of:=[.AA185]*1000000" office:value-type="float" office:value="0">
            <text:p>0</text:p>
          </table:table-cell>
          <table:table-cell table:formula="of:=[.AB185]*1000000" office:value-type="float" office:value="-6.2764E-027">
            <text:p>-6.2764E-027</text:p>
          </table:table-cell>
          <table:table-cell table:formula="of:=[.AC185]*1000000" office:value-type="float" office:value="0.0000000000011121">
            <text:p>1.1121E-012</text:p>
          </table:table-cell>
          <table:table-cell table:style-name="ce1" office:value-type="string">
            <text:p>9.2446e-05</text:p>
          </table:table-cell>
          <table:table-cell table:style-name="ce1" office:value-type="string">
            <text:p>3.0114e-05</text:p>
          </table:table-cell>
          <table:table-cell office:value-type="float" office:value="0.0012419">
            <text:p>0.0012419</text:p>
          </table:table-cell>
          <table:table-cell table:style-name="ce1" office:value-type="string">
            <text:p>1.5532e-06</text:p>
          </table:table-cell>
          <table:table-cell table:style-name="ce1" office:value-type="string">
            <text:p>4.114e-08</text:p>
          </table:table-cell>
          <table:table-cell table:style-name="ce1" office:value-type="string">
            <text:p>6.8677e-55</text:p>
          </table:table-cell>
          <table:table-cell table:style-name="ce1" office:value-type="string">
            <text:p>1.1121e-18</text:p>
          </table:table-cell>
          <table:table-cell table:style-name="ce1" office:value-type="string">
            <text:p>9.2445e-05</text:p>
          </table:table-cell>
          <table:table-cell table:style-name="ce1" office:value-type="string">
            <text:p>3.0111e-05</text:p>
          </table:table-cell>
          <table:table-cell office:value-type="float" office:value="0.0012419">
            <text:p>0.0012419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6.2764e-33</text:p>
          </table:table-cell>
          <table:table-cell table:style-name="ce1" office:value-type="string">
            <text:p>1.1121e-18</text:p>
          </table:table-cell>
        </table:table-row>
        <table:table-row table:style-name="ro2">
          <table:table-cell office:value-type="float" office:value="1840.702">
            <text:p>1840.702</text:p>
          </table:table-cell>
          <table:table-cell table:formula="of:=[.P186]*1000000" office:value-type="float" office:value="91.298">
            <text:p>91.298</text:p>
          </table:table-cell>
          <table:table-cell table:formula="of:=[.Q186]*1000000" office:value-type="float" office:value="29.727">
            <text:p>29.727</text:p>
          </table:table-cell>
          <table:table-cell table:formula="of:=[.R186]*1000000" office:value-type="float" office:value="1243.5">
            <text:p>1243.5</text:p>
          </table:table-cell>
          <table:table-cell table:formula="of:=[.S186]*1000000" office:value-type="float" office:value="1.5195">
            <text:p>1.5195</text:p>
          </table:table-cell>
          <table:table-cell table:formula="of:=[.T186]*1000000" office:value-type="float" office:value="0.041203">
            <text:p>0.041203</text:p>
          </table:table-cell>
          <table:table-cell table:formula="of:=[.U186]*1000000" office:value-type="float" office:value="4.0872E-049">
            <text:p>4.0872E-049</text:p>
          </table:table-cell>
          <table:table-cell table:formula="of:=[.V186]*1000000" office:value-type="float" office:value="0.0000000000010837">
            <text:p>1.0837E-012</text:p>
          </table:table-cell>
          <table:table-cell table:formula="of:=[.W186]*1000000" office:value-type="float" office:value="91.297">
            <text:p>91.297</text:p>
          </table:table-cell>
          <table:table-cell table:formula="of:=[.X186]*1000000" office:value-type="float" office:value="29.724">
            <text:p>29.724</text:p>
          </table:table-cell>
          <table:table-cell table:formula="of:=[.Y186]*1000000" office:value-type="float" office:value="1243.5">
            <text:p>1243.5</text:p>
          </table:table-cell>
          <table:table-cell table:formula="of:=[.Z186]*1000000" office:value-type="float" office:value="20.353">
            <text:p>20.353</text:p>
          </table:table-cell>
          <table:table-cell table:formula="of:=[.AA186]*1000000" office:value-type="float" office:value="0">
            <text:p>0</text:p>
          </table:table-cell>
          <table:table-cell table:formula="of:=[.AB186]*1000000" office:value-type="float" office:value="-3.3228E-027">
            <text:p>-3.3228E-027</text:p>
          </table:table-cell>
          <table:table-cell table:formula="of:=[.AC186]*1000000" office:value-type="float" office:value="0.0000000000010837">
            <text:p>1.0837E-012</text:p>
          </table:table-cell>
          <table:table-cell table:style-name="ce1" office:value-type="string">
            <text:p>9.1298e-05</text:p>
          </table:table-cell>
          <table:table-cell table:style-name="ce1" office:value-type="string">
            <text:p>2.9727e-05</text:p>
          </table:table-cell>
          <table:table-cell office:value-type="float" office:value="0.0012435">
            <text:p>0.0012435</text:p>
          </table:table-cell>
          <table:table-cell table:style-name="ce1" office:value-type="string">
            <text:p>1.5195e-06</text:p>
          </table:table-cell>
          <table:table-cell table:style-name="ce1" office:value-type="string">
            <text:p>4.1203e-08</text:p>
          </table:table-cell>
          <table:table-cell table:style-name="ce1" office:value-type="string">
            <text:p>4.0872e-55</text:p>
          </table:table-cell>
          <table:table-cell table:style-name="ce1" office:value-type="string">
            <text:p>1.0837e-18</text:p>
          </table:table-cell>
          <table:table-cell table:style-name="ce1" office:value-type="string">
            <text:p>9.1297e-05</text:p>
          </table:table-cell>
          <table:table-cell table:style-name="ce1" office:value-type="string">
            <text:p>2.9724e-05</text:p>
          </table:table-cell>
          <table:table-cell office:value-type="float" office:value="0.0012435">
            <text:p>0.0012435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3.3228e-33</text:p>
          </table:table-cell>
          <table:table-cell table:style-name="ce1" office:value-type="string">
            <text:p>1.0837e-18</text:p>
          </table:table-cell>
        </table:table-row>
        <table:table-row table:style-name="ro2">
          <table:table-cell office:value-type="float" office:value="1850.702">
            <text:p>1850.702</text:p>
          </table:table-cell>
          <table:table-cell table:formula="of:=[.P187]*1000000" office:value-type="float" office:value="90.165">
            <text:p>90.165</text:p>
          </table:table-cell>
          <table:table-cell table:formula="of:=[.Q187]*1000000" office:value-type="float" office:value="29.345">
            <text:p>29.345</text:p>
          </table:table-cell>
          <table:table-cell table:formula="of:=[.R187]*1000000" office:value-type="float" office:value="1245">
            <text:p>1245</text:p>
          </table:table-cell>
          <table:table-cell table:formula="of:=[.S187]*1000000" office:value-type="float" office:value="1.4865">
            <text:p>1.4865</text:p>
          </table:table-cell>
          <table:table-cell table:formula="of:=[.T187]*1000000" office:value-type="float" office:value="0.041265">
            <text:p>0.041265</text:p>
          </table:table-cell>
          <table:table-cell table:formula="of:=[.U187]*1000000" office:value-type="float" office:value="2.4505E-049">
            <text:p>2.4505E-049</text:p>
          </table:table-cell>
          <table:table-cell table:formula="of:=[.V187]*1000000" office:value-type="float" office:value="0.0000000000010561">
            <text:p>1.0561E-012</text:p>
          </table:table-cell>
          <table:table-cell table:formula="of:=[.W187]*1000000" office:value-type="float" office:value="90.164">
            <text:p>90.164</text:p>
          </table:table-cell>
          <table:table-cell table:formula="of:=[.X187]*1000000" office:value-type="float" office:value="29.342">
            <text:p>29.342</text:p>
          </table:table-cell>
          <table:table-cell table:formula="of:=[.Y187]*1000000" office:value-type="float" office:value="1245">
            <text:p>1245</text:p>
          </table:table-cell>
          <table:table-cell table:formula="of:=[.Z187]*1000000" office:value-type="float" office:value="20.353">
            <text:p>20.353</text:p>
          </table:table-cell>
          <table:table-cell table:formula="of:=[.AA187]*1000000" office:value-type="float" office:value="0">
            <text:p>0</text:p>
          </table:table-cell>
          <table:table-cell table:formula="of:=[.AB187]*1000000" office:value-type="float" office:value="-1.7716E-027">
            <text:p>-1.7716E-027</text:p>
          </table:table-cell>
          <table:table-cell table:formula="of:=[.AC187]*1000000" office:value-type="float" office:value="0.0000000000010561">
            <text:p>1.0561E-012</text:p>
          </table:table-cell>
          <table:table-cell table:style-name="ce1" office:value-type="string">
            <text:p>9.0165e-05</text:p>
          </table:table-cell>
          <table:table-cell table:style-name="ce1" office:value-type="string">
            <text:p>2.9345e-05</text:p>
          </table:table-cell>
          <table:table-cell office:value-type="float" office:value="0.001245">
            <text:p>0.001245</text:p>
          </table:table-cell>
          <table:table-cell table:style-name="ce1" office:value-type="string">
            <text:p>1.4865e-06</text:p>
          </table:table-cell>
          <table:table-cell table:style-name="ce1" office:value-type="string">
            <text:p>4.1265e-08</text:p>
          </table:table-cell>
          <table:table-cell table:style-name="ce1" office:value-type="string">
            <text:p>2.4505e-55</text:p>
          </table:table-cell>
          <table:table-cell table:style-name="ce1" office:value-type="string">
            <text:p>1.0561e-18</text:p>
          </table:table-cell>
          <table:table-cell table:style-name="ce1" office:value-type="string">
            <text:p>9.0164e-05</text:p>
          </table:table-cell>
          <table:table-cell table:style-name="ce1" office:value-type="string">
            <text:p>2.9342e-05</text:p>
          </table:table-cell>
          <table:table-cell office:value-type="float" office:value="0.001245">
            <text:p>0.001245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7716e-33</text:p>
          </table:table-cell>
          <table:table-cell table:style-name="ce1" office:value-type="string">
            <text:p>1.0561e-18</text:p>
          </table:table-cell>
        </table:table-row>
        <table:table-row table:style-name="ro2">
          <table:table-cell office:value-type="float" office:value="1860.702">
            <text:p>1860.702</text:p>
          </table:table-cell>
          <table:table-cell table:formula="of:=[.P188]*1000000" office:value-type="float" office:value="89.048">
            <text:p>89.048</text:p>
          </table:table-cell>
          <table:table-cell table:formula="of:=[.Q188]*1000000" office:value-type="float" office:value="28.968">
            <text:p>28.968</text:p>
          </table:table-cell>
          <table:table-cell table:formula="of:=[.R188]*1000000" office:value-type="float" office:value="1246.5">
            <text:p>1246.5</text:p>
          </table:table-cell>
          <table:table-cell table:formula="of:=[.S188]*1000000" office:value-type="float" office:value="1.4541">
            <text:p>1.4541</text:p>
          </table:table-cell>
          <table:table-cell table:formula="of:=[.T188]*1000000" office:value-type="float" office:value="0.041328">
            <text:p>0.041328</text:p>
          </table:table-cell>
          <table:table-cell table:formula="of:=[.U188]*1000000" office:value-type="float" office:value="1.4798E-049">
            <text:p>1.4798E-049</text:p>
          </table:table-cell>
          <table:table-cell table:formula="of:=[.V188]*1000000" office:value-type="float" office:value="0.0000000000010294">
            <text:p>1.0294E-012</text:p>
          </table:table-cell>
          <table:table-cell table:formula="of:=[.W188]*1000000" office:value-type="float" office:value="89.047">
            <text:p>89.047</text:p>
          </table:table-cell>
          <table:table-cell table:formula="of:=[.X188]*1000000" office:value-type="float" office:value="28.965">
            <text:p>28.965</text:p>
          </table:table-cell>
          <table:table-cell table:formula="of:=[.Y188]*1000000" office:value-type="float" office:value="1246.5">
            <text:p>1246.5</text:p>
          </table:table-cell>
          <table:table-cell table:formula="of:=[.Z188]*1000000" office:value-type="float" office:value="20.353">
            <text:p>20.353</text:p>
          </table:table-cell>
          <table:table-cell table:formula="of:=[.AA188]*1000000" office:value-type="float" office:value="0">
            <text:p>0</text:p>
          </table:table-cell>
          <table:table-cell table:formula="of:=[.AB188]*1000000" office:value-type="float" office:value="-9.5105E-028">
            <text:p>-9.5105E-028</text:p>
          </table:table-cell>
          <table:table-cell table:formula="of:=[.AC188]*1000000" office:value-type="float" office:value="0.0000000000010294">
            <text:p>1.0294E-012</text:p>
          </table:table-cell>
          <table:table-cell table:style-name="ce1" office:value-type="string">
            <text:p>8.9048e-05</text:p>
          </table:table-cell>
          <table:table-cell table:style-name="ce1" office:value-type="string">
            <text:p>2.8968e-05</text:p>
          </table:table-cell>
          <table:table-cell office:value-type="float" office:value="0.0012465">
            <text:p>0.0012465</text:p>
          </table:table-cell>
          <table:table-cell table:style-name="ce1" office:value-type="string">
            <text:p>1.4541e-06</text:p>
          </table:table-cell>
          <table:table-cell table:style-name="ce1" office:value-type="string">
            <text:p>4.1328e-08</text:p>
          </table:table-cell>
          <table:table-cell table:style-name="ce1" office:value-type="string">
            <text:p>1.4798e-55</text:p>
          </table:table-cell>
          <table:table-cell table:style-name="ce1" office:value-type="string">
            <text:p>1.0294e-18</text:p>
          </table:table-cell>
          <table:table-cell table:style-name="ce1" office:value-type="string">
            <text:p>8.9047e-05</text:p>
          </table:table-cell>
          <table:table-cell table:style-name="ce1" office:value-type="string">
            <text:p>2.8965e-05</text:p>
          </table:table-cell>
          <table:table-cell office:value-type="float" office:value="0.0012465">
            <text:p>0.0012465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9.5105e-34</text:p>
          </table:table-cell>
          <table:table-cell table:style-name="ce1" office:value-type="string">
            <text:p>1.0294e-18</text:p>
          </table:table-cell>
        </table:table-row>
        <table:table-row table:style-name="ro2">
          <table:table-cell office:value-type="float" office:value="1870.702">
            <text:p>1870.702</text:p>
          </table:table-cell>
          <table:table-cell table:formula="of:=[.P189]*1000000" office:value-type="float" office:value="87.947">
            <text:p>87.947</text:p>
          </table:table-cell>
          <table:table-cell table:formula="of:=[.Q189]*1000000" office:value-type="float" office:value="28.596">
            <text:p>28.596</text:p>
          </table:table-cell>
          <table:table-cell table:formula="of:=[.R189]*1000000" office:value-type="float" office:value="1248">
            <text:p>1248</text:p>
          </table:table-cell>
          <table:table-cell table:formula="of:=[.S189]*1000000" office:value-type="float" office:value="1.4223">
            <text:p>1.4223</text:p>
          </table:table-cell>
          <table:table-cell table:formula="of:=[.T189]*1000000" office:value-type="float" office:value="0.04139">
            <text:p>0.04139</text:p>
          </table:table-cell>
          <table:table-cell table:formula="of:=[.U189]*1000000" office:value-type="float" office:value="8.9987E-050">
            <text:p>8.9987E-050</text:p>
          </table:table-cell>
          <table:table-cell table:formula="of:=[.V189]*1000000" office:value-type="float" office:value="0.0000000000010036">
            <text:p>1.0036E-012</text:p>
          </table:table-cell>
          <table:table-cell table:formula="of:=[.W189]*1000000" office:value-type="float" office:value="87.946">
            <text:p>87.946</text:p>
          </table:table-cell>
          <table:table-cell table:formula="of:=[.X189]*1000000" office:value-type="float" office:value="28.592">
            <text:p>28.592</text:p>
          </table:table-cell>
          <table:table-cell table:formula="of:=[.Y189]*1000000" office:value-type="float" office:value="1248">
            <text:p>1248</text:p>
          </table:table-cell>
          <table:table-cell table:formula="of:=[.Z189]*1000000" office:value-type="float" office:value="20.353">
            <text:p>20.353</text:p>
          </table:table-cell>
          <table:table-cell table:formula="of:=[.AA189]*1000000" office:value-type="float" office:value="0">
            <text:p>0</text:p>
          </table:table-cell>
          <table:table-cell table:formula="of:=[.AB189]*1000000" office:value-type="float" office:value="-5.1406E-028">
            <text:p>-5.1406E-028</text:p>
          </table:table-cell>
          <table:table-cell table:formula="of:=[.AC189]*1000000" office:value-type="float" office:value="0.0000000000010035">
            <text:p>1.0035E-012</text:p>
          </table:table-cell>
          <table:table-cell table:style-name="ce1" office:value-type="string">
            <text:p>8.7947e-05</text:p>
          </table:table-cell>
          <table:table-cell table:style-name="ce1" office:value-type="string">
            <text:p>2.8596e-05</text:p>
          </table:table-cell>
          <table:table-cell office:value-type="float" office:value="0.001248">
            <text:p>0.001248</text:p>
          </table:table-cell>
          <table:table-cell table:style-name="ce1" office:value-type="string">
            <text:p>1.4223e-06</text:p>
          </table:table-cell>
          <table:table-cell table:style-name="ce1" office:value-type="string">
            <text:p>4.139e-08</text:p>
          </table:table-cell>
          <table:table-cell table:style-name="ce1" office:value-type="string">
            <text:p>8.9987e-56</text:p>
          </table:table-cell>
          <table:table-cell table:style-name="ce1" office:value-type="string">
            <text:p>1.0036e-18</text:p>
          </table:table-cell>
          <table:table-cell table:style-name="ce1" office:value-type="string">
            <text:p>8.7946e-05</text:p>
          </table:table-cell>
          <table:table-cell table:style-name="ce1" office:value-type="string">
            <text:p>2.8592e-05</text:p>
          </table:table-cell>
          <table:table-cell office:value-type="float" office:value="0.001248">
            <text:p>0.001248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5.1406e-34</text:p>
          </table:table-cell>
          <table:table-cell table:style-name="ce1" office:value-type="string">
            <text:p>1.0035e-18</text:p>
          </table:table-cell>
        </table:table-row>
        <table:table-row table:style-name="ro2">
          <table:table-cell office:value-type="float" office:value="1880.702">
            <text:p>1880.702</text:p>
          </table:table-cell>
          <table:table-cell table:formula="of:=[.P190]*1000000" office:value-type="float" office:value="86.86">
            <text:p>86.86</text:p>
          </table:table-cell>
          <table:table-cell table:formula="of:=[.Q190]*1000000" office:value-type="float" office:value="28.228">
            <text:p>28.228</text:p>
          </table:table-cell>
          <table:table-cell table:formula="of:=[.R190]*1000000" office:value-type="float" office:value="1249.5">
            <text:p>1249.5</text:p>
          </table:table-cell>
          <table:table-cell table:formula="of:=[.S190]*1000000" office:value-type="float" office:value="1.3912">
            <text:p>1.3912</text:p>
          </table:table-cell>
          <table:table-cell table:formula="of:=[.T190]*1000000" office:value-type="float" office:value="0.041453">
            <text:p>0.041453</text:p>
          </table:table-cell>
          <table:table-cell table:formula="of:=[.U190]*1000000" office:value-type="float" office:value="5.5095E-050">
            <text:p>5.5095E-050</text:p>
          </table:table-cell>
          <table:table-cell table:formula="of:=[.V190]*1000000" office:value-type="float" office:value="0.00000000000097847">
            <text:p>9.7847E-013</text:p>
          </table:table-cell>
          <table:table-cell table:formula="of:=[.W190]*1000000" office:value-type="float" office:value="86.859">
            <text:p>86.859</text:p>
          </table:table-cell>
          <table:table-cell table:formula="of:=[.X190]*1000000" office:value-type="float" office:value="28.225">
            <text:p>28.225</text:p>
          </table:table-cell>
          <table:table-cell table:formula="of:=[.Y190]*1000000" office:value-type="float" office:value="1249.5">
            <text:p>1249.5</text:p>
          </table:table-cell>
          <table:table-cell table:formula="of:=[.Z190]*1000000" office:value-type="float" office:value="20.353">
            <text:p>20.353</text:p>
          </table:table-cell>
          <table:table-cell table:formula="of:=[.AA190]*1000000" office:value-type="float" office:value="0">
            <text:p>0</text:p>
          </table:table-cell>
          <table:table-cell table:formula="of:=[.AB190]*1000000" office:value-type="float" office:value="-2.7978E-028">
            <text:p>-2.7978E-028</text:p>
          </table:table-cell>
          <table:table-cell table:formula="of:=[.AC190]*1000000" office:value-type="float" office:value="0.00000000000097846">
            <text:p>9.7846E-013</text:p>
          </table:table-cell>
          <table:table-cell table:style-name="ce1" office:value-type="string">
            <text:p>8.686e-05</text:p>
          </table:table-cell>
          <table:table-cell table:style-name="ce1" office:value-type="string">
            <text:p>2.8228e-05</text:p>
          </table:table-cell>
          <table:table-cell office:value-type="float" office:value="0.0012495">
            <text:p>0.0012495</text:p>
          </table:table-cell>
          <table:table-cell table:style-name="ce1" office:value-type="string">
            <text:p>1.3912e-06</text:p>
          </table:table-cell>
          <table:table-cell table:style-name="ce1" office:value-type="string">
            <text:p>4.1453e-08</text:p>
          </table:table-cell>
          <table:table-cell table:style-name="ce1" office:value-type="string">
            <text:p>5.5095e-56</text:p>
          </table:table-cell>
          <table:table-cell table:style-name="ce1" office:value-type="string">
            <text:p>9.7847e-19</text:p>
          </table:table-cell>
          <table:table-cell table:style-name="ce1" office:value-type="string">
            <text:p>8.6859e-05</text:p>
          </table:table-cell>
          <table:table-cell table:style-name="ce1" office:value-type="string">
            <text:p>2.8225e-05</text:p>
          </table:table-cell>
          <table:table-cell office:value-type="float" office:value="0.0012495">
            <text:p>0.0012495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978e-34</text:p>
          </table:table-cell>
          <table:table-cell table:style-name="ce1" office:value-type="string">
            <text:p>9.7846e-19</text:p>
          </table:table-cell>
        </table:table-row>
        <table:table-row table:style-name="ro2">
          <table:table-cell office:value-type="float" office:value="1890.702">
            <text:p>1890.702</text:p>
          </table:table-cell>
          <table:table-cell table:formula="of:=[.P191]*1000000" office:value-type="float" office:value="85.788">
            <text:p>85.788</text:p>
          </table:table-cell>
          <table:table-cell table:formula="of:=[.Q191]*1000000" office:value-type="float" office:value="27.865">
            <text:p>27.865</text:p>
          </table:table-cell>
          <table:table-cell table:formula="of:=[.R191]*1000000" office:value-type="float" office:value="1251">
            <text:p>1251</text:p>
          </table:table-cell>
          <table:table-cell table:formula="of:=[.S191]*1000000" office:value-type="float" office:value="1.3606">
            <text:p>1.3606</text:p>
          </table:table-cell>
          <table:table-cell table:formula="of:=[.T191]*1000000" office:value-type="float" office:value="0.041516">
            <text:p>0.041516</text:p>
          </table:table-cell>
          <table:table-cell table:formula="of:=[.U191]*1000000" office:value-type="float" office:value="3.3957E-050">
            <text:p>3.3957E-050</text:p>
          </table:table-cell>
          <table:table-cell table:formula="of:=[.V191]*1000000" office:value-type="float" office:value="0.00000000000095415">
            <text:p>9.5415E-013</text:p>
          </table:table-cell>
          <table:table-cell table:formula="of:=[.W191]*1000000" office:value-type="float" office:value="85.787">
            <text:p>85.787</text:p>
          </table:table-cell>
          <table:table-cell table:formula="of:=[.X191]*1000000" office:value-type="float" office:value="27.862">
            <text:p>27.862</text:p>
          </table:table-cell>
          <table:table-cell table:formula="of:=[.Y191]*1000000" office:value-type="float" office:value="1250.9">
            <text:p>1250.9</text:p>
          </table:table-cell>
          <table:table-cell table:formula="of:=[.Z191]*1000000" office:value-type="float" office:value="20.353">
            <text:p>20.353</text:p>
          </table:table-cell>
          <table:table-cell table:formula="of:=[.AA191]*1000000" office:value-type="float" office:value="0">
            <text:p>0</text:p>
          </table:table-cell>
          <table:table-cell table:formula="of:=[.AB191]*1000000" office:value-type="float" office:value="-1.5332E-028">
            <text:p>-1.5332E-028</text:p>
          </table:table-cell>
          <table:table-cell table:formula="of:=[.AC191]*1000000" office:value-type="float" office:value="0.00000000000095414">
            <text:p>9.5414E-013</text:p>
          </table:table-cell>
          <table:table-cell table:style-name="ce1" office:value-type="string">
            <text:p>8.5788e-05</text:p>
          </table:table-cell>
          <table:table-cell table:style-name="ce1" office:value-type="string">
            <text:p>2.7865e-05</text:p>
          </table:table-cell>
          <table:table-cell office:value-type="float" office:value="0.001251">
            <text:p>0.001251</text:p>
          </table:table-cell>
          <table:table-cell table:style-name="ce1" office:value-type="string">
            <text:p>1.3606e-06</text:p>
          </table:table-cell>
          <table:table-cell table:style-name="ce1" office:value-type="string">
            <text:p>4.1516e-08</text:p>
          </table:table-cell>
          <table:table-cell table:style-name="ce1" office:value-type="string">
            <text:p>3.3957e-56</text:p>
          </table:table-cell>
          <table:table-cell table:style-name="ce1" office:value-type="string">
            <text:p>9.5415e-19</text:p>
          </table:table-cell>
          <table:table-cell table:style-name="ce1" office:value-type="string">
            <text:p>8.5787e-05</text:p>
          </table:table-cell>
          <table:table-cell table:style-name="ce1" office:value-type="string">
            <text:p>2.7862e-05</text:p>
          </table:table-cell>
          <table:table-cell office:value-type="float" office:value="0.0012509">
            <text:p>0.0012509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332e-34</text:p>
          </table:table-cell>
          <table:table-cell table:style-name="ce1" office:value-type="string">
            <text:p>9.5414e-19</text:p>
          </table:table-cell>
        </table:table-row>
        <table:table-row table:style-name="ro2">
          <table:table-cell office:value-type="float" office:value="1900.702">
            <text:p>1900.702</text:p>
          </table:table-cell>
          <table:table-cell table:formula="of:=[.P192]*1000000" office:value-type="float" office:value="84.731">
            <text:p>84.731</text:p>
          </table:table-cell>
          <table:table-cell table:formula="of:=[.Q192]*1000000" office:value-type="float" office:value="27.507">
            <text:p>27.507</text:p>
          </table:table-cell>
          <table:table-cell table:formula="of:=[.R192]*1000000" office:value-type="float" office:value="1252.4">
            <text:p>1252.4</text:p>
          </table:table-cell>
          <table:table-cell table:formula="of:=[.S192]*1000000" office:value-type="float" office:value="1.3307">
            <text:p>1.3307</text:p>
          </table:table-cell>
          <table:table-cell table:formula="of:=[.T192]*1000000" office:value-type="float" office:value="0.041578">
            <text:p>0.041578</text:p>
          </table:table-cell>
          <table:table-cell table:formula="of:=[.U192]*1000000" office:value-type="float" office:value="2.1065E-050">
            <text:p>2.1065E-050</text:p>
          </table:table-cell>
          <table:table-cell table:formula="of:=[.V192]*1000000" office:value-type="float" office:value="0.00000000000093057">
            <text:p>9.3057E-013</text:p>
          </table:table-cell>
          <table:table-cell table:formula="of:=[.W192]*1000000" office:value-type="float" office:value="84.73">
            <text:p>84.73</text:p>
          </table:table-cell>
          <table:table-cell table:formula="of:=[.X192]*1000000" office:value-type="float" office:value="27.504">
            <text:p>27.504</text:p>
          </table:table-cell>
          <table:table-cell table:formula="of:=[.Y192]*1000000" office:value-type="float" office:value="1252.4">
            <text:p>1252.4</text:p>
          </table:table-cell>
          <table:table-cell table:formula="of:=[.Z192]*1000000" office:value-type="float" office:value="20.353">
            <text:p>20.353</text:p>
          </table:table-cell>
          <table:table-cell table:formula="of:=[.AA192]*1000000" office:value-type="float" office:value="0">
            <text:p>0</text:p>
          </table:table-cell>
          <table:table-cell table:formula="of:=[.AB192]*1000000" office:value-type="float" office:value="-8.4576E-029">
            <text:p>-8.4576E-029</text:p>
          </table:table-cell>
          <table:table-cell table:formula="of:=[.AC192]*1000000" office:value-type="float" office:value="0.00000000000093056">
            <text:p>9.3056E-013</text:p>
          </table:table-cell>
          <table:table-cell table:style-name="ce1" office:value-type="string">
            <text:p>8.4731e-05</text:p>
          </table:table-cell>
          <table:table-cell table:style-name="ce1" office:value-type="string">
            <text:p>2.7507e-05</text:p>
          </table:table-cell>
          <table:table-cell office:value-type="float" office:value="0.0012524">
            <text:p>0.0012524</text:p>
          </table:table-cell>
          <table:table-cell table:style-name="ce1" office:value-type="string">
            <text:p>1.3307e-06</text:p>
          </table:table-cell>
          <table:table-cell table:style-name="ce1" office:value-type="string">
            <text:p>4.1578e-08</text:p>
          </table:table-cell>
          <table:table-cell table:style-name="ce1" office:value-type="string">
            <text:p>2.1065e-56</text:p>
          </table:table-cell>
          <table:table-cell table:style-name="ce1" office:value-type="string">
            <text:p>9.3057e-19</text:p>
          </table:table-cell>
          <table:table-cell table:style-name="ce1" office:value-type="string">
            <text:p>8.473e-05</text:p>
          </table:table-cell>
          <table:table-cell table:style-name="ce1" office:value-type="string">
            <text:p>2.7504e-05</text:p>
          </table:table-cell>
          <table:table-cell office:value-type="float" office:value="0.0012524">
            <text:p>0.0012524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8.4576e-35</text:p>
          </table:table-cell>
          <table:table-cell table:style-name="ce1" office:value-type="string">
            <text:p>9.3056e-19</text:p>
          </table:table-cell>
        </table:table-row>
        <table:table-row table:style-name="ro2">
          <table:table-cell office:value-type="float" office:value="1910.702">
            <text:p>1910.702</text:p>
          </table:table-cell>
          <table:table-cell table:formula="of:=[.P193]*1000000" office:value-type="float" office:value="83.689">
            <text:p>83.689</text:p>
          </table:table-cell>
          <table:table-cell table:formula="of:=[.Q193]*1000000" office:value-type="float" office:value="27.154">
            <text:p>27.154</text:p>
          </table:table-cell>
          <table:table-cell table:formula="of:=[.R193]*1000000" office:value-type="float" office:value="1253.8">
            <text:p>1253.8</text:p>
          </table:table-cell>
          <table:table-cell table:formula="of:=[.S193]*1000000" office:value-type="float" office:value="1.3014">
            <text:p>1.3014</text:p>
          </table:table-cell>
          <table:table-cell table:formula="of:=[.T193]*1000000" office:value-type="float" office:value="0.041641">
            <text:p>0.041641</text:p>
          </table:table-cell>
          <table:table-cell table:formula="of:=[.U193]*1000000" office:value-type="float" office:value="1.3151E-050">
            <text:p>1.3151E-050</text:p>
          </table:table-cell>
          <table:table-cell table:formula="of:=[.V193]*1000000" office:value-type="float" office:value="0.00000000000090771">
            <text:p>9.0771E-013</text:p>
          </table:table-cell>
          <table:table-cell table:formula="of:=[.W193]*1000000" office:value-type="float" office:value="83.688">
            <text:p>83.688</text:p>
          </table:table-cell>
          <table:table-cell table:formula="of:=[.X193]*1000000" office:value-type="float" office:value="27.15">
            <text:p>27.15</text:p>
          </table:table-cell>
          <table:table-cell table:formula="of:=[.Y193]*1000000" office:value-type="float" office:value="1253.8">
            <text:p>1253.8</text:p>
          </table:table-cell>
          <table:table-cell table:formula="of:=[.Z193]*1000000" office:value-type="float" office:value="20.353">
            <text:p>20.353</text:p>
          </table:table-cell>
          <table:table-cell table:formula="of:=[.AA193]*1000000" office:value-type="float" office:value="0">
            <text:p>0</text:p>
          </table:table-cell>
          <table:table-cell table:formula="of:=[.AB193]*1000000" office:value-type="float" office:value="-4.6969E-029">
            <text:p>-4.6969E-029</text:p>
          </table:table-cell>
          <table:table-cell table:formula="of:=[.AC193]*1000000" office:value-type="float" office:value="0.0000000000009077">
            <text:p>9.077E-013</text:p>
          </table:table-cell>
          <table:table-cell table:style-name="ce1" office:value-type="string">
            <text:p>8.3689e-05</text:p>
          </table:table-cell>
          <table:table-cell table:style-name="ce1" office:value-type="string">
            <text:p>2.7154e-05</text:p>
          </table:table-cell>
          <table:table-cell office:value-type="float" office:value="0.0012538">
            <text:p>0.0012538</text:p>
          </table:table-cell>
          <table:table-cell table:style-name="ce1" office:value-type="string">
            <text:p>1.3014e-06</text:p>
          </table:table-cell>
          <table:table-cell table:style-name="ce1" office:value-type="string">
            <text:p>4.1641e-08</text:p>
          </table:table-cell>
          <table:table-cell table:style-name="ce1" office:value-type="string">
            <text:p>1.3151e-56</text:p>
          </table:table-cell>
          <table:table-cell table:style-name="ce1" office:value-type="string">
            <text:p>9.0771e-19</text:p>
          </table:table-cell>
          <table:table-cell table:style-name="ce1" office:value-type="string">
            <text:p>8.3688e-05</text:p>
          </table:table-cell>
          <table:table-cell table:style-name="ce1" office:value-type="string">
            <text:p>2.715e-05</text:p>
          </table:table-cell>
          <table:table-cell office:value-type="float" office:value="0.0012538">
            <text:p>0.0012538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4.6969e-35</text:p>
          </table:table-cell>
          <table:table-cell table:style-name="ce1" office:value-type="string">
            <text:p>9.077e-19</text:p>
          </table:table-cell>
        </table:table-row>
        <table:table-row table:style-name="ro2">
          <table:table-cell office:value-type="float" office:value="1920.702">
            <text:p>1920.702</text:p>
          </table:table-cell>
          <table:table-cell table:formula="of:=[.P194]*1000000" office:value-type="float" office:value="82.66">
            <text:p>82.66</text:p>
          </table:table-cell>
          <table:table-cell table:formula="of:=[.Q194]*1000000" office:value-type="float" office:value="26.805">
            <text:p>26.805</text:p>
          </table:table-cell>
          <table:table-cell table:formula="of:=[.R194]*1000000" office:value-type="float" office:value="1255.2">
            <text:p>1255.2</text:p>
          </table:table-cell>
          <table:table-cell table:formula="of:=[.S194]*1000000" office:value-type="float" office:value="1.2726">
            <text:p>1.2726</text:p>
          </table:table-cell>
          <table:table-cell table:formula="of:=[.T194]*1000000" office:value-type="float" office:value="0.041704">
            <text:p>0.041704</text:p>
          </table:table-cell>
          <table:table-cell table:formula="of:=[.U194]*1000000" office:value-type="float" office:value="8.2622E-051">
            <text:p>8.2622E-051</text:p>
          </table:table-cell>
          <table:table-cell table:formula="of:=[.V194]*1000000" office:value-type="float" office:value="0.00000000000088555">
            <text:p>8.8555E-013</text:p>
          </table:table-cell>
          <table:table-cell table:formula="of:=[.W194]*1000000" office:value-type="float" office:value="82.659">
            <text:p>82.659</text:p>
          </table:table-cell>
          <table:table-cell table:formula="of:=[.X194]*1000000" office:value-type="float" office:value="26.802">
            <text:p>26.802</text:p>
          </table:table-cell>
          <table:table-cell table:formula="of:=[.Y194]*1000000" office:value-type="float" office:value="1255.2">
            <text:p>1255.2</text:p>
          </table:table-cell>
          <table:table-cell table:formula="of:=[.Z194]*1000000" office:value-type="float" office:value="20.353">
            <text:p>20.353</text:p>
          </table:table-cell>
          <table:table-cell table:formula="of:=[.AA194]*1000000" office:value-type="float" office:value="0">
            <text:p>0</text:p>
          </table:table-cell>
          <table:table-cell table:formula="of:=[.AB194]*1000000" office:value-type="float" office:value="-2.6253E-029">
            <text:p>-2.6253E-029</text:p>
          </table:table-cell>
          <table:table-cell table:formula="of:=[.AC194]*1000000" office:value-type="float" office:value="0.00000000000088554">
            <text:p>8.8554E-013</text:p>
          </table:table-cell>
          <table:table-cell table:style-name="ce1" office:value-type="string">
            <text:p>8.266e-05</text:p>
          </table:table-cell>
          <table:table-cell table:style-name="ce1" office:value-type="string">
            <text:p>2.6805e-05</text:p>
          </table:table-cell>
          <table:table-cell office:value-type="float" office:value="0.0012552">
            <text:p>0.0012552</text:p>
          </table:table-cell>
          <table:table-cell table:style-name="ce1" office:value-type="string">
            <text:p>1.2726e-06</text:p>
          </table:table-cell>
          <table:table-cell table:style-name="ce1" office:value-type="string">
            <text:p>4.1704e-08</text:p>
          </table:table-cell>
          <table:table-cell table:style-name="ce1" office:value-type="string">
            <text:p>8.2622e-57</text:p>
          </table:table-cell>
          <table:table-cell table:style-name="ce1" office:value-type="string">
            <text:p>8.8555e-19</text:p>
          </table:table-cell>
          <table:table-cell table:style-name="ce1" office:value-type="string">
            <text:p>8.2659e-05</text:p>
          </table:table-cell>
          <table:table-cell table:style-name="ce1" office:value-type="string">
            <text:p>2.6802e-05</text:p>
          </table:table-cell>
          <table:table-cell office:value-type="float" office:value="0.0012552">
            <text:p>0.0012552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6253e-35</text:p>
          </table:table-cell>
          <table:table-cell table:style-name="ce1" office:value-type="string">
            <text:p>8.8554e-19</text:p>
          </table:table-cell>
        </table:table-row>
        <table:table-row table:style-name="ro2">
          <table:table-cell office:value-type="float" office:value="1930.702">
            <text:p>1930.702</text:p>
          </table:table-cell>
          <table:table-cell table:formula="of:=[.P195]*1000000" office:value-type="float" office:value="81.646">
            <text:p>81.646</text:p>
          </table:table-cell>
          <table:table-cell table:formula="of:=[.Q195]*1000000" office:value-type="float" office:value="26.46">
            <text:p>26.46</text:p>
          </table:table-cell>
          <table:table-cell table:formula="of:=[.R195]*1000000" office:value-type="float" office:value="1256.6">
            <text:p>1256.6</text:p>
          </table:table-cell>
          <table:table-cell table:formula="of:=[.S195]*1000000" office:value-type="float" office:value="1.2445">
            <text:p>1.2445</text:p>
          </table:table-cell>
          <table:table-cell table:formula="of:=[.T195]*1000000" office:value-type="float" office:value="0.041767">
            <text:p>0.041767</text:p>
          </table:table-cell>
          <table:table-cell table:formula="of:=[.U195]*1000000" office:value-type="float" office:value="5.2226E-051">
            <text:p>5.2226E-051</text:p>
          </table:table-cell>
          <table:table-cell table:formula="of:=[.V195]*1000000" office:value-type="float" office:value="0.00000000000086407">
            <text:p>8.6407E-013</text:p>
          </table:table-cell>
          <table:table-cell table:formula="of:=[.W195]*1000000" office:value-type="float" office:value="81.645">
            <text:p>81.645</text:p>
          </table:table-cell>
          <table:table-cell table:formula="of:=[.X195]*1000000" office:value-type="float" office:value="26.457">
            <text:p>26.457</text:p>
          </table:table-cell>
          <table:table-cell table:formula="of:=[.Y195]*1000000" office:value-type="float" office:value="1256.6">
            <text:p>1256.6</text:p>
          </table:table-cell>
          <table:table-cell table:formula="of:=[.Z195]*1000000" office:value-type="float" office:value="20.353">
            <text:p>20.353</text:p>
          </table:table-cell>
          <table:table-cell table:formula="of:=[.AA195]*1000000" office:value-type="float" office:value="0">
            <text:p>0</text:p>
          </table:table-cell>
          <table:table-cell table:formula="of:=[.AB195]*1000000" office:value-type="float" office:value="-1.4769E-029">
            <text:p>-1.4769E-029</text:p>
          </table:table-cell>
          <table:table-cell table:formula="of:=[.AC195]*1000000" office:value-type="float" office:value="0.00000000000086406">
            <text:p>8.6406E-013</text:p>
          </table:table-cell>
          <table:table-cell table:style-name="ce1" office:value-type="string">
            <text:p>8.1646e-05</text:p>
          </table:table-cell>
          <table:table-cell table:style-name="ce1" office:value-type="string">
            <text:p>2.646e-05</text:p>
          </table:table-cell>
          <table:table-cell office:value-type="float" office:value="0.0012566">
            <text:p>0.0012566</text:p>
          </table:table-cell>
          <table:table-cell table:style-name="ce1" office:value-type="string">
            <text:p>1.2445e-06</text:p>
          </table:table-cell>
          <table:table-cell table:style-name="ce1" office:value-type="string">
            <text:p>4.1767e-08</text:p>
          </table:table-cell>
          <table:table-cell table:style-name="ce1" office:value-type="string">
            <text:p>5.2226e-57</text:p>
          </table:table-cell>
          <table:table-cell table:style-name="ce1" office:value-type="string">
            <text:p>8.6407e-19</text:p>
          </table:table-cell>
          <table:table-cell table:style-name="ce1" office:value-type="string">
            <text:p>8.1645e-05</text:p>
          </table:table-cell>
          <table:table-cell table:style-name="ce1" office:value-type="string">
            <text:p>2.6457e-05</text:p>
          </table:table-cell>
          <table:table-cell office:value-type="float" office:value="0.0012566">
            <text:p>0.0012566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4769e-35</text:p>
          </table:table-cell>
          <table:table-cell table:style-name="ce1" office:value-type="string">
            <text:p>8.6406e-19</text:p>
          </table:table-cell>
        </table:table-row>
        <table:table-row table:style-name="ro2">
          <table:table-cell office:value-type="float" office:value="1940.702">
            <text:p>1940.702</text:p>
          </table:table-cell>
          <table:table-cell table:formula="of:=[.P196]*1000000" office:value-type="float" office:value="80.645">
            <text:p>80.645</text:p>
          </table:table-cell>
          <table:table-cell table:formula="of:=[.Q196]*1000000" office:value-type="float" office:value="26.12">
            <text:p>26.12</text:p>
          </table:table-cell>
          <table:table-cell table:formula="of:=[.R196]*1000000" office:value-type="float" office:value="1257.9">
            <text:p>1257.9</text:p>
          </table:table-cell>
          <table:table-cell table:formula="of:=[.S196]*1000000" office:value-type="float" office:value="1.2169">
            <text:p>1.2169</text:p>
          </table:table-cell>
          <table:table-cell table:formula="of:=[.T196]*1000000" office:value-type="float" office:value="0.04183">
            <text:p>0.04183</text:p>
          </table:table-cell>
          <table:table-cell table:formula="of:=[.U196]*1000000" office:value-type="float" office:value="3.3212E-051">
            <text:p>3.3212E-051</text:p>
          </table:table-cell>
          <table:table-cell table:formula="of:=[.V196]*1000000" office:value-type="float" office:value="0.00000000000084325">
            <text:p>8.4325E-013</text:p>
          </table:table-cell>
          <table:table-cell table:formula="of:=[.W196]*1000000" office:value-type="float" office:value="80.644">
            <text:p>80.644</text:p>
          </table:table-cell>
          <table:table-cell table:formula="of:=[.X196]*1000000" office:value-type="float" office:value="26.117">
            <text:p>26.117</text:p>
          </table:table-cell>
          <table:table-cell table:formula="of:=[.Y196]*1000000" office:value-type="float" office:value="1257.9">
            <text:p>1257.9</text:p>
          </table:table-cell>
          <table:table-cell table:formula="of:=[.Z196]*1000000" office:value-type="float" office:value="20.353">
            <text:p>20.353</text:p>
          </table:table-cell>
          <table:table-cell table:formula="of:=[.AA196]*1000000" office:value-type="float" office:value="0">
            <text:p>0</text:p>
          </table:table-cell>
          <table:table-cell table:formula="of:=[.AB196]*1000000" office:value-type="float" office:value="-8.3626E-030">
            <text:p>-8.3626E-030</text:p>
          </table:table-cell>
          <table:table-cell table:formula="of:=[.AC196]*1000000" office:value-type="float" office:value="0.00000000000084324">
            <text:p>8.4324E-013</text:p>
          </table:table-cell>
          <table:table-cell table:style-name="ce1" office:value-type="string">
            <text:p>8.0645e-05</text:p>
          </table:table-cell>
          <table:table-cell table:style-name="ce1" office:value-type="string">
            <text:p>2.612e-05</text:p>
          </table:table-cell>
          <table:table-cell office:value-type="float" office:value="0.0012579">
            <text:p>0.0012579</text:p>
          </table:table-cell>
          <table:table-cell table:style-name="ce1" office:value-type="string">
            <text:p>1.2169e-06</text:p>
          </table:table-cell>
          <table:table-cell table:style-name="ce1" office:value-type="string">
            <text:p>4.183e-08</text:p>
          </table:table-cell>
          <table:table-cell table:style-name="ce1" office:value-type="string">
            <text:p>3.3212e-57</text:p>
          </table:table-cell>
          <table:table-cell table:style-name="ce1" office:value-type="string">
            <text:p>8.4325e-19</text:p>
          </table:table-cell>
          <table:table-cell table:style-name="ce1" office:value-type="string">
            <text:p>8.0644e-05</text:p>
          </table:table-cell>
          <table:table-cell table:style-name="ce1" office:value-type="string">
            <text:p>2.6117e-05</text:p>
          </table:table-cell>
          <table:table-cell office:value-type="float" office:value="0.0012579">
            <text:p>0.0012579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8.3626e-36</text:p>
          </table:table-cell>
          <table:table-cell table:style-name="ce1" office:value-type="string">
            <text:p>8.4324e-19</text:p>
          </table:table-cell>
        </table:table-row>
        <table:table-row table:style-name="ro2">
          <table:table-cell office:value-type="float" office:value="1950.702">
            <text:p>1950.702</text:p>
          </table:table-cell>
          <table:table-cell table:formula="of:=[.P197]*1000000" office:value-type="float" office:value="79.658">
            <text:p>79.658</text:p>
          </table:table-cell>
          <table:table-cell table:formula="of:=[.Q197]*1000000" office:value-type="float" office:value="25.784">
            <text:p>25.784</text:p>
          </table:table-cell>
          <table:table-cell table:formula="of:=[.R197]*1000000" office:value-type="float" office:value="1259.3">
            <text:p>1259.3</text:p>
          </table:table-cell>
          <table:table-cell table:formula="of:=[.S197]*1000000" office:value-type="float" office:value="1.1898">
            <text:p>1.1898</text:p>
          </table:table-cell>
          <table:table-cell table:formula="of:=[.T197]*1000000" office:value-type="float" office:value="0.041894">
            <text:p>0.041894</text:p>
          </table:table-cell>
          <table:table-cell table:formula="of:=[.U197]*1000000" office:value-type="float" office:value="2.1247E-051">
            <text:p>2.1247E-051</text:p>
          </table:table-cell>
          <table:table-cell table:formula="of:=[.V197]*1000000" office:value-type="float" office:value="0.00000000000082306">
            <text:p>8.2306E-013</text:p>
          </table:table-cell>
          <table:table-cell table:formula="of:=[.W197]*1000000" office:value-type="float" office:value="79.657">
            <text:p>79.657</text:p>
          </table:table-cell>
          <table:table-cell table:formula="of:=[.X197]*1000000" office:value-type="float" office:value="25.781">
            <text:p>25.781</text:p>
          </table:table-cell>
          <table:table-cell table:formula="of:=[.Y197]*1000000" office:value-type="float" office:value="1259.3">
            <text:p>1259.3</text:p>
          </table:table-cell>
          <table:table-cell table:formula="of:=[.Z197]*1000000" office:value-type="float" office:value="20.353">
            <text:p>20.353</text:p>
          </table:table-cell>
          <table:table-cell table:formula="of:=[.AA197]*1000000" office:value-type="float" office:value="0">
            <text:p>0</text:p>
          </table:table-cell>
          <table:table-cell table:formula="of:=[.AB197]*1000000" office:value-type="float" office:value="-4.765E-030">
            <text:p>-4.765E-030</text:p>
          </table:table-cell>
          <table:table-cell table:formula="of:=[.AC197]*1000000" office:value-type="float" office:value="0.00000000000082305">
            <text:p>8.2305E-013</text:p>
          </table:table-cell>
          <table:table-cell table:style-name="ce1" office:value-type="string">
            <text:p>7.9658e-05</text:p>
          </table:table-cell>
          <table:table-cell table:style-name="ce1" office:value-type="string">
            <text:p>2.5784e-05</text:p>
          </table:table-cell>
          <table:table-cell office:value-type="float" office:value="0.0012593">
            <text:p>0.0012593</text:p>
          </table:table-cell>
          <table:table-cell table:style-name="ce1" office:value-type="string">
            <text:p>1.1898e-06</text:p>
          </table:table-cell>
          <table:table-cell table:style-name="ce1" office:value-type="string">
            <text:p>4.1894e-08</text:p>
          </table:table-cell>
          <table:table-cell table:style-name="ce1" office:value-type="string">
            <text:p>2.1247e-57</text:p>
          </table:table-cell>
          <table:table-cell table:style-name="ce1" office:value-type="string">
            <text:p>8.2306e-19</text:p>
          </table:table-cell>
          <table:table-cell table:style-name="ce1" office:value-type="string">
            <text:p>7.9657e-05</text:p>
          </table:table-cell>
          <table:table-cell table:style-name="ce1" office:value-type="string">
            <text:p>2.5781e-05</text:p>
          </table:table-cell>
          <table:table-cell office:value-type="float" office:value="0.0012593">
            <text:p>0.0012593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4.765e-36</text:p>
          </table:table-cell>
          <table:table-cell table:style-name="ce1" office:value-type="string">
            <text:p>8.2305e-19</text:p>
          </table:table-cell>
        </table:table-row>
        <table:table-row table:style-name="ro2">
          <table:table-cell office:value-type="float" office:value="1960.702">
            <text:p>1960.702</text:p>
          </table:table-cell>
          <table:table-cell table:formula="of:=[.P198]*1000000" office:value-type="float" office:value="78.685">
            <text:p>78.685</text:p>
          </table:table-cell>
          <table:table-cell table:formula="of:=[.Q198]*1000000" office:value-type="float" office:value="25.453">
            <text:p>25.453</text:p>
          </table:table-cell>
          <table:table-cell table:formula="of:=[.R198]*1000000" office:value-type="float" office:value="1260.6">
            <text:p>1260.6</text:p>
          </table:table-cell>
          <table:table-cell table:formula="of:=[.S198]*1000000" office:value-type="float" office:value="1.1633">
            <text:p>1.1633</text:p>
          </table:table-cell>
          <table:table-cell table:formula="of:=[.T198]*1000000" office:value-type="float" office:value="0.041957">
            <text:p>0.041957</text:p>
          </table:table-cell>
          <table:table-cell table:formula="of:=[.U198]*1000000" office:value-type="float" office:value="1.3672E-051">
            <text:p>1.3672E-051</text:p>
          </table:table-cell>
          <table:table-cell table:formula="of:=[.V198]*1000000" office:value-type="float" office:value="0.00000000000080349">
            <text:p>8.0349E-013</text:p>
          </table:table-cell>
          <table:table-cell table:formula="of:=[.W198]*1000000" office:value-type="float" office:value="78.684">
            <text:p>78.684</text:p>
          </table:table-cell>
          <table:table-cell table:formula="of:=[.X198]*1000000" office:value-type="float" office:value="25.45">
            <text:p>25.45</text:p>
          </table:table-cell>
          <table:table-cell table:formula="of:=[.Y198]*1000000" office:value-type="float" office:value="1260.6">
            <text:p>1260.6</text:p>
          </table:table-cell>
          <table:table-cell table:formula="of:=[.Z198]*1000000" office:value-type="float" office:value="20.353">
            <text:p>20.353</text:p>
          </table:table-cell>
          <table:table-cell table:formula="of:=[.AA198]*1000000" office:value-type="float" office:value="0">
            <text:p>0</text:p>
          </table:table-cell>
          <table:table-cell table:formula="of:=[.AB198]*1000000" office:value-type="float" office:value="-2.7318E-030">
            <text:p>-2.7318E-030</text:p>
          </table:table-cell>
          <table:table-cell table:formula="of:=[.AC198]*1000000" office:value-type="float" office:value="0.00000000000080348">
            <text:p>8.0348E-013</text:p>
          </table:table-cell>
          <table:table-cell table:style-name="ce1" office:value-type="string">
            <text:p>7.8685e-05</text:p>
          </table:table-cell>
          <table:table-cell table:style-name="ce1" office:value-type="string">
            <text:p>2.5453e-05</text:p>
          </table:table-cell>
          <table:table-cell office:value-type="float" office:value="0.0012606">
            <text:p>0.0012606</text:p>
          </table:table-cell>
          <table:table-cell table:style-name="ce1" office:value-type="string">
            <text:p>1.1633e-06</text:p>
          </table:table-cell>
          <table:table-cell table:style-name="ce1" office:value-type="string">
            <text:p>4.1957e-08</text:p>
          </table:table-cell>
          <table:table-cell table:style-name="ce1" office:value-type="string">
            <text:p>1.3672e-57</text:p>
          </table:table-cell>
          <table:table-cell table:style-name="ce1" office:value-type="string">
            <text:p>8.0349e-19</text:p>
          </table:table-cell>
          <table:table-cell table:style-name="ce1" office:value-type="string">
            <text:p>7.8684e-05</text:p>
          </table:table-cell>
          <table:table-cell table:style-name="ce1" office:value-type="string">
            <text:p>2.545e-05</text:p>
          </table:table-cell>
          <table:table-cell office:value-type="float" office:value="0.0012606">
            <text:p>0.0012606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2.7318e-36</text:p>
          </table:table-cell>
          <table:table-cell table:style-name="ce1" office:value-type="string">
            <text:p>8.0348e-19</text:p>
          </table:table-cell>
        </table:table-row>
        <table:table-row table:style-name="ro2">
          <table:table-cell office:value-type="float" office:value="1970.702">
            <text:p>1970.702</text:p>
          </table:table-cell>
          <table:table-cell table:formula="of:=[.P199]*1000000" office:value-type="float" office:value="77.725">
            <text:p>77.725</text:p>
          </table:table-cell>
          <table:table-cell table:formula="of:=[.Q199]*1000000" office:value-type="float" office:value="25.126">
            <text:p>25.126</text:p>
          </table:table-cell>
          <table:table-cell table:formula="of:=[.R199]*1000000" office:value-type="float" office:value="1261.9">
            <text:p>1261.9</text:p>
          </table:table-cell>
          <table:table-cell table:formula="of:=[.S199]*1000000" office:value-type="float" office:value="1.1373">
            <text:p>1.1373</text:p>
          </table:table-cell>
          <table:table-cell table:formula="of:=[.T199]*1000000" office:value-type="float" office:value="0.04202">
            <text:p>0.04202</text:p>
          </table:table-cell>
          <table:table-cell table:formula="of:=[.U199]*1000000" office:value-type="float" office:value="8.8484E-052">
            <text:p>8.8484E-052</text:p>
          </table:table-cell>
          <table:table-cell table:formula="of:=[.V199]*1000000" office:value-type="float" office:value="0.00000000000078452">
            <text:p>7.8452E-013</text:p>
          </table:table-cell>
          <table:table-cell table:formula="of:=[.W199]*1000000" office:value-type="float" office:value="77.724">
            <text:p>77.724</text:p>
          </table:table-cell>
          <table:table-cell table:formula="of:=[.X199]*1000000" office:value-type="float" office:value="25.123">
            <text:p>25.123</text:p>
          </table:table-cell>
          <table:table-cell table:formula="of:=[.Y199]*1000000" office:value-type="float" office:value="1261.9">
            <text:p>1261.9</text:p>
          </table:table-cell>
          <table:table-cell table:formula="of:=[.Z199]*1000000" office:value-type="float" office:value="20.353">
            <text:p>20.353</text:p>
          </table:table-cell>
          <table:table-cell table:formula="of:=[.AA199]*1000000" office:value-type="float" office:value="0">
            <text:p>0</text:p>
          </table:table-cell>
          <table:table-cell table:formula="of:=[.AB199]*1000000" office:value-type="float" office:value="-1.5757E-030">
            <text:p>-1.5757E-030</text:p>
          </table:table-cell>
          <table:table-cell table:formula="of:=[.AC199]*1000000" office:value-type="float" office:value="0.00000000000078451">
            <text:p>7.8451E-013</text:p>
          </table:table-cell>
          <table:table-cell table:style-name="ce1" office:value-type="string">
            <text:p>7.7725e-05</text:p>
          </table:table-cell>
          <table:table-cell table:style-name="ce1" office:value-type="string">
            <text:p>2.5126e-05</text:p>
          </table:table-cell>
          <table:table-cell office:value-type="float" office:value="0.0012619">
            <text:p>0.0012619</text:p>
          </table:table-cell>
          <table:table-cell table:style-name="ce1" office:value-type="string">
            <text:p>1.1373e-06</text:p>
          </table:table-cell>
          <table:table-cell table:style-name="ce1" office:value-type="string">
            <text:p>4.202e-08</text:p>
          </table:table-cell>
          <table:table-cell table:style-name="ce1" office:value-type="string">
            <text:p>8.8484e-58</text:p>
          </table:table-cell>
          <table:table-cell table:style-name="ce1" office:value-type="string">
            <text:p>7.8452e-19</text:p>
          </table:table-cell>
          <table:table-cell table:style-name="ce1" office:value-type="string">
            <text:p>7.7724e-05</text:p>
          </table:table-cell>
          <table:table-cell table:style-name="ce1" office:value-type="string">
            <text:p>2.5123e-05</text:p>
          </table:table-cell>
          <table:table-cell office:value-type="float" office:value="0.0012619">
            <text:p>0.0012619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1.5757e-36</text:p>
          </table:table-cell>
          <table:table-cell table:style-name="ce1" office:value-type="string">
            <text:p>7.8451e-19</text:p>
          </table:table-cell>
        </table:table-row>
        <table:table-row table:style-name="ro2">
          <table:table-cell office:value-type="float" office:value="1980.702">
            <text:p>1980.702</text:p>
          </table:table-cell>
          <table:table-cell table:formula="of:=[.P200]*1000000" office:value-type="float" office:value="76.777">
            <text:p>76.777</text:p>
          </table:table-cell>
          <table:table-cell table:formula="of:=[.Q200]*1000000" office:value-type="float" office:value="24.803">
            <text:p>24.803</text:p>
          </table:table-cell>
          <table:table-cell table:formula="of:=[.R200]*1000000" office:value-type="float" office:value="1263.2">
            <text:p>1263.2</text:p>
          </table:table-cell>
          <table:table-cell table:formula="of:=[.S200]*1000000" office:value-type="float" office:value="1.1118">
            <text:p>1.1118</text:p>
          </table:table-cell>
          <table:table-cell table:formula="of:=[.T200]*1000000" office:value-type="float" office:value="0.042083">
            <text:p>0.042083</text:p>
          </table:table-cell>
          <table:table-cell table:formula="of:=[.U200]*1000000" office:value-type="float" office:value="5.7593E-052">
            <text:p>5.7593E-052</text:p>
          </table:table-cell>
          <table:table-cell table:formula="of:=[.V200]*1000000" office:value-type="float" office:value="0.00000000000076613">
            <text:p>7.6613E-013</text:p>
          </table:table-cell>
          <table:table-cell table:formula="of:=[.W200]*1000000" office:value-type="float" office:value="76.776">
            <text:p>76.776</text:p>
          </table:table-cell>
          <table:table-cell table:formula="of:=[.X200]*1000000" office:value-type="float" office:value="24.8">
            <text:p>24.8</text:p>
          </table:table-cell>
          <table:table-cell table:formula="of:=[.Y200]*1000000" office:value-type="float" office:value="1263.2">
            <text:p>1263.2</text:p>
          </table:table-cell>
          <table:table-cell table:formula="of:=[.Z200]*1000000" office:value-type="float" office:value="20.353">
            <text:p>20.353</text:p>
          </table:table-cell>
          <table:table-cell table:formula="of:=[.AA200]*1000000" office:value-type="float" office:value="0">
            <text:p>0</text:p>
          </table:table-cell>
          <table:table-cell table:formula="of:=[.AB200]*1000000" office:value-type="float" office:value="-9.1434E-031">
            <text:p>-9.1434E-031</text:p>
          </table:table-cell>
          <table:table-cell table:formula="of:=[.AC200]*1000000" office:value-type="float" office:value="0.00000000000076612">
            <text:p>7.6612E-013</text:p>
          </table:table-cell>
          <table:table-cell table:style-name="ce1" office:value-type="string">
            <text:p>7.6777e-05</text:p>
          </table:table-cell>
          <table:table-cell table:style-name="ce1" office:value-type="string">
            <text:p>2.4803e-05</text:p>
          </table:table-cell>
          <table:table-cell office:value-type="float" office:value="0.0012632">
            <text:p>0.0012632</text:p>
          </table:table-cell>
          <table:table-cell table:style-name="ce1" office:value-type="string">
            <text:p>1.1118e-06</text:p>
          </table:table-cell>
          <table:table-cell table:style-name="ce1" office:value-type="string">
            <text:p>4.2083e-08</text:p>
          </table:table-cell>
          <table:table-cell table:style-name="ce1" office:value-type="string">
            <text:p>5.7593e-58</text:p>
          </table:table-cell>
          <table:table-cell table:style-name="ce1" office:value-type="string">
            <text:p>7.6613e-19</text:p>
          </table:table-cell>
          <table:table-cell table:style-name="ce1" office:value-type="string">
            <text:p>7.6776e-05</text:p>
          </table:table-cell>
          <table:table-cell table:style-name="ce1" office:value-type="string">
            <text:p>2.48e-05</text:p>
          </table:table-cell>
          <table:table-cell office:value-type="float" office:value="0.0012632">
            <text:p>0.0012632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9.1434e-37</text:p>
          </table:table-cell>
          <table:table-cell table:style-name="ce1" office:value-type="string">
            <text:p>7.6612e-19</text:p>
          </table:table-cell>
        </table:table-row>
        <table:table-row table:style-name="ro2">
          <table:table-cell office:value-type="float" office:value="1990.702">
            <text:p>1990.702</text:p>
          </table:table-cell>
          <table:table-cell table:formula="of:=[.P201]*1000000" office:value-type="float" office:value="75.843">
            <text:p>75.843</text:p>
          </table:table-cell>
          <table:table-cell table:formula="of:=[.Q201]*1000000" office:value-type="float" office:value="24.485">
            <text:p>24.485</text:p>
          </table:table-cell>
          <table:table-cell table:formula="of:=[.R201]*1000000" office:value-type="float" office:value="1264.5">
            <text:p>1264.5</text:p>
          </table:table-cell>
          <table:table-cell table:formula="of:=[.S201]*1000000" office:value-type="float" office:value="1.0869">
            <text:p>1.0869</text:p>
          </table:table-cell>
          <table:table-cell table:formula="of:=[.T201]*1000000" office:value-type="float" office:value="0.042147">
            <text:p>0.042147</text:p>
          </table:table-cell>
          <table:table-cell table:formula="of:=[.U201]*1000000" office:value-type="float" office:value="3.7696E-052">
            <text:p>3.7696E-052</text:p>
          </table:table-cell>
          <table:table-cell table:formula="of:=[.V201]*1000000" office:value-type="float" office:value="0.0000000000007483">
            <text:p>7.483E-013</text:p>
          </table:table-cell>
          <table:table-cell table:formula="of:=[.W201]*1000000" office:value-type="float" office:value="75.842">
            <text:p>75.842</text:p>
          </table:table-cell>
          <table:table-cell table:formula="of:=[.X201]*1000000" office:value-type="float" office:value="24.482">
            <text:p>24.482</text:p>
          </table:table-cell>
          <table:table-cell table:formula="of:=[.Y201]*1000000" office:value-type="float" office:value="1264.4">
            <text:p>1264.4</text:p>
          </table:table-cell>
          <table:table-cell table:formula="of:=[.Z201]*1000000" office:value-type="float" office:value="20.353">
            <text:p>20.353</text:p>
          </table:table-cell>
          <table:table-cell table:formula="of:=[.AA201]*1000000" office:value-type="float" office:value="0">
            <text:p>0</text:p>
          </table:table-cell>
          <table:table-cell table:formula="of:=[.AB201]*1000000" office:value-type="float" office:value="-5.3372E-031">
            <text:p>-5.3372E-031</text:p>
          </table:table-cell>
          <table:table-cell table:formula="of:=[.AC201]*1000000" office:value-type="float" office:value="0.00000000000074829">
            <text:p>7.4829E-013</text:p>
          </table:table-cell>
          <table:table-cell table:style-name="ce1" office:value-type="string">
            <text:p>7.5843e-05</text:p>
          </table:table-cell>
          <table:table-cell table:style-name="ce1" office:value-type="string">
            <text:p>2.4485e-05</text:p>
          </table:table-cell>
          <table:table-cell office:value-type="float" office:value="0.0012645">
            <text:p>0.0012645</text:p>
          </table:table-cell>
          <table:table-cell table:style-name="ce1" office:value-type="string">
            <text:p>1.0869e-06</text:p>
          </table:table-cell>
          <table:table-cell table:style-name="ce1" office:value-type="string">
            <text:p>4.2147e-08</text:p>
          </table:table-cell>
          <table:table-cell table:style-name="ce1" office:value-type="string">
            <text:p>3.7696e-58</text:p>
          </table:table-cell>
          <table:table-cell table:style-name="ce1" office:value-type="string">
            <text:p>7.483e-19</text:p>
          </table:table-cell>
          <table:table-cell table:style-name="ce1" office:value-type="string">
            <text:p>7.5842e-05</text:p>
          </table:table-cell>
          <table:table-cell table:style-name="ce1" office:value-type="string">
            <text:p>2.4482e-05</text:p>
          </table:table-cell>
          <table:table-cell office:value-type="float" office:value="0.0012644">
            <text:p>0.0012644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5.3372e-37</text:p>
          </table:table-cell>
          <table:table-cell table:style-name="ce1" office:value-type="string">
            <text:p>7.4829e-19</text:p>
          </table:table-cell>
        </table:table-row>
        <table:table-row table:style-name="ro2">
          <table:table-cell office:value-type="float" office:value="2000.702">
            <text:p>2000.702</text:p>
          </table:table-cell>
          <table:table-cell table:formula="of:=[.P202]*1000000" office:value-type="float" office:value="74.921">
            <text:p>74.921</text:p>
          </table:table-cell>
          <table:table-cell table:formula="of:=[.Q202]*1000000" office:value-type="float" office:value="24.17">
            <text:p>24.17</text:p>
          </table:table-cell>
          <table:table-cell table:formula="of:=[.R202]*1000000" office:value-type="float" office:value="1265.7">
            <text:p>1265.7</text:p>
          </table:table-cell>
          <table:table-cell table:formula="of:=[.S202]*1000000" office:value-type="float" office:value="1.0625">
            <text:p>1.0625</text:p>
          </table:table-cell>
          <table:table-cell table:formula="of:=[.T202]*1000000" office:value-type="float" office:value="0.04221">
            <text:p>0.04221</text:p>
          </table:table-cell>
          <table:table-cell table:formula="of:=[.U202]*1000000" office:value-type="float" office:value="2.481E-052">
            <text:p>2.481E-052</text:p>
          </table:table-cell>
          <table:table-cell table:formula="of:=[.V202]*1000000" office:value-type="float" office:value="0.00000000000073101">
            <text:p>7.3101E-013</text:p>
          </table:table-cell>
          <table:table-cell table:formula="of:=[.W202]*1000000" office:value-type="float" office:value="74.92">
            <text:p>74.92</text:p>
          </table:table-cell>
          <table:table-cell table:formula="of:=[.X202]*1000000" office:value-type="float" office:value="24.167">
            <text:p>24.167</text:p>
          </table:table-cell>
          <table:table-cell table:formula="of:=[.Y202]*1000000" office:value-type="float" office:value="1265.7">
            <text:p>1265.7</text:p>
          </table:table-cell>
          <table:table-cell table:formula="of:=[.Z202]*1000000" office:value-type="float" office:value="20.353">
            <text:p>20.353</text:p>
          </table:table-cell>
          <table:table-cell table:formula="of:=[.AA202]*1000000" office:value-type="float" office:value="0">
            <text:p>0</text:p>
          </table:table-cell>
          <table:table-cell table:formula="of:=[.AB202]*1000000" office:value-type="float" office:value="-3.1336E-031">
            <text:p>-3.1336E-031</text:p>
          </table:table-cell>
          <table:table-cell table:formula="of:=[.AC202]*1000000" office:value-type="float" office:value="0.00000000000073101">
            <text:p>7.3101E-013</text:p>
          </table:table-cell>
          <table:table-cell table:style-name="ce1" office:value-type="string">
            <text:p>7.4921e-05</text:p>
          </table:table-cell>
          <table:table-cell table:style-name="ce1" office:value-type="string">
            <text:p>2.417e-05</text:p>
          </table:table-cell>
          <table:table-cell office:value-type="float" office:value="0.0012657">
            <text:p>0.0012657</text:p>
          </table:table-cell>
          <table:table-cell table:style-name="ce1" office:value-type="string">
            <text:p>1.0625e-06</text:p>
          </table:table-cell>
          <table:table-cell table:style-name="ce1" office:value-type="string">
            <text:p>4.221e-08</text:p>
          </table:table-cell>
          <table:table-cell table:style-name="ce1" office:value-type="string">
            <text:p>2.481e-58</text:p>
          </table:table-cell>
          <table:table-cell table:style-name="ce1" office:value-type="string">
            <text:p>7.3101e-19</text:p>
          </table:table-cell>
          <table:table-cell table:style-name="ce1" office:value-type="string">
            <text:p>7.492e-05</text:p>
          </table:table-cell>
          <table:table-cell table:style-name="ce1" office:value-type="string">
            <text:p>2.4167e-05</text:p>
          </table:table-cell>
          <table:table-cell office:value-type="float" office:value="0.0012657">
            <text:p>0.0012657</text:p>
          </table:table-cell>
          <table:table-cell table:style-name="ce1" office:value-type="string">
            <text:p>2.0353e-05</text:p>
          </table:table-cell>
          <table:table-cell office:value-type="float" office:value="0">
            <text:p>0</text:p>
          </table:table-cell>
          <table:table-cell table:style-name="ce1" office:value-type="string">
            <text:p>-3.1336e-37</text:p>
          </table:table-cell>
          <table:table-cell table:style-name="ce1" office:value-type="string">
            <text:p>7.3101e-19</text:p>
          </table:table-cell>
        </table:table-row>
        <table:table-row table:style-name="ro2" table:number-rows-repeated="1048373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e Wu</meta:initial-creator>
    <meta:creation-date>2013-09-04T11:46:14</meta:creation-date>
    <meta:generator>LibreOffice/3.5$Linux_x86 LibreOffice_project/350m1$Build-2</meta:generator>
    <dc:date>2013-09-10T13:11:06</dc:date>
    <dc:creator>Tie Wu</dc:creator>
    <meta:editing-duration>PT2M28S</meta:editing-duration>
    <meta:editing-cycles>7</meta:editing-cycles>
    <meta:document-statistic meta:table-count="4" meta:cell-count="1168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prothrombin comparison</text:p>
        </chart:title>
        <chart:legend chart:legend-position="end" svg:x="13.411cm" svg:y="3.952cm" style:legend-expansion="high" chart:style-name="ch3"/>
        <chart:plot-area chart:style-name="ch4" table:cell-range-address="'10 percent'.A2:'10 percent'.B202 '10 percent'.B1:'10 percent'.B1 '10 percent'.I1:'10 percent'.I202" chart:data-source-has-labels="row" svg:x="0.77cm" svg:y="1.635cm" svg:width="12.002cm" svg:height="6.765cm">
          <chartooo:coordinate-region svg:x="1.762cm" svg:y="1.835cm" svg:width="10.638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B2:'10 percent'.B202" chart:label-cell-address="'10 percent'.B1:'10 percent'.B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I2:'10 percent'.I202" chart:label-cell-address="'10 percent'.I1:'10 percent'.I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</text:p>
                <draw:g>
                  <svg:desc>'10 percent'.B1:'10 percent'.B1</svg:desc>
                </draw:g>
              </table:table-cell>
              <table:table-cell office:value-type="string">
                <text:p>noapc II</text:p>
                <draw:g>
                  <svg:desc>'10 percent'.I1:'10 percen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1400">
                <text:p>1400</text:p>
                <draw:g>
                  <svg:desc>'10 percent'.B2:'10 percent'.B202</svg:desc>
                </draw:g>
              </table:table-cell>
              <table:table-cell office:value-type="float" office:value="1400">
                <text:p>1400</text:p>
                <draw:g>
                  <svg:desc>'10 percent'.I2:'10 percent'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1398.4">
                <text:p>1398.4</text:p>
              </table:table-cell>
              <table:table-cell office:value-type="float" office:value="1398.4">
                <text:p>139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1398.6">
                <text:p>1398.6</text:p>
              </table:table-cell>
              <table:table-cell office:value-type="float" office:value="1398.6">
                <text:p>1398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1398.8">
                <text:p>1398.8</text:p>
              </table:table-cell>
              <table:table-cell office:value-type="float" office:value="1398.8">
                <text:p>139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398.9">
                <text:p>1398.9</text:p>
              </table:table-cell>
              <table:table-cell office:value-type="float" office:value="1398.9">
                <text:p>139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1399">
                <text:p>1399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1399.1">
                <text:p>1399.1</text:p>
              </table:table-cell>
              <table:table-cell office:value-type="float" office:value="1399.1">
                <text:p>1399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399.1">
                <text:p>1399.1</text:p>
              </table:table-cell>
              <table:table-cell office:value-type="float" office:value="1399.1">
                <text:p>1399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399.1">
                <text:p>1399.1</text:p>
              </table:table-cell>
              <table:table-cell office:value-type="float" office:value="1399.1">
                <text:p>1399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399.1">
                <text:p>1399.1</text:p>
              </table:table-cell>
              <table:table-cell office:value-type="float" office:value="1399.1">
                <text:p>1399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399">
                <text:p>1399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398.7">
                <text:p>1398.7</text:p>
              </table:table-cell>
              <table:table-cell office:value-type="float" office:value="1398.7">
                <text:p>1398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1397.9">
                <text:p>1397.9</text:p>
              </table:table-cell>
              <table:table-cell office:value-type="float" office:value="1397.9">
                <text:p>1397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395.9">
                <text:p>1395.9</text:p>
              </table:table-cell>
              <table:table-cell office:value-type="float" office:value="1395.9">
                <text:p>139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391.6">
                <text:p>1391.6</text:p>
              </table:table-cell>
              <table:table-cell office:value-type="float" office:value="1391.6">
                <text:p>1391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1383.4">
                <text:p>1383.4</text:p>
              </table:table-cell>
              <table:table-cell office:value-type="float" office:value="1383.4">
                <text:p>1383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370.6">
                <text:p>1370.6</text:p>
              </table:table-cell>
              <table:table-cell office:value-type="float" office:value="1370.6">
                <text:p>137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353.5">
                <text:p>1353.5</text:p>
              </table:table-cell>
              <table:table-cell office:value-type="float" office:value="1353.5">
                <text:p>1353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333.5">
                <text:p>1333.5</text:p>
              </table:table-cell>
              <table:table-cell office:value-type="float" office:value="1333.5">
                <text:p>1333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311.8">
                <text:p>1311.8</text:p>
              </table:table-cell>
              <table:table-cell office:value-type="float" office:value="1311.8">
                <text:p>1311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289.8">
                <text:p>1289.8</text:p>
              </table:table-cell>
              <table:table-cell office:value-type="float" office:value="1289.8">
                <text:p>128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268.1">
                <text:p>1268.1</text:p>
              </table:table-cell>
              <table:table-cell office:value-type="float" office:value="1268.1">
                <text:p>1268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247.1">
                <text:p>1247.1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226.9">
                <text:p>1226.9</text:p>
              </table:table-cell>
              <table:table-cell office:value-type="float" office:value="1226.8">
                <text:p>1226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1207.6">
                <text:p>1207.6</text:p>
              </table:table-cell>
              <table:table-cell office:value-type="float" office:value="1207.6">
                <text:p>1207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1189.2">
                <text:p>1189.2</text:p>
              </table:table-cell>
              <table:table-cell office:value-type="float" office:value="1189.2">
                <text:p>1189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1171.8">
                <text:p>1171.8</text:p>
              </table:table-cell>
              <table:table-cell office:value-type="float" office:value="1171.8">
                <text:p>1171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1155.2">
                <text:p>1155.2</text:p>
              </table:table-cell>
              <table:table-cell office:value-type="float" office:value="1155.2">
                <text:p>1155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139.5">
                <text:p>1139.5</text:p>
              </table:table-cell>
              <table:table-cell office:value-type="float" office:value="1139.5">
                <text:p>1139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124.5">
                <text:p>1124.5</text:p>
              </table:table-cell>
              <table:table-cell office:value-type="float" office:value="1124.5">
                <text:p>112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110.2">
                <text:p>1110.2</text:p>
              </table:table-cell>
              <table:table-cell office:value-type="float" office:value="1110.2">
                <text:p>1110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096.5">
                <text:p>1096.5</text:p>
              </table:table-cell>
              <table:table-cell office:value-type="float" office:value="1096.5">
                <text:p>1096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083.4">
                <text:p>1083.4</text:p>
              </table:table-cell>
              <table:table-cell office:value-type="float" office:value="1083.4">
                <text:p>1083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070.9">
                <text:p>1070.9</text:p>
              </table:table-cell>
              <table:table-cell office:value-type="float" office:value="1070.9">
                <text:p>1070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058.8">
                <text:p>1058.8</text:p>
              </table:table-cell>
              <table:table-cell office:value-type="float" office:value="1058.8">
                <text:p>1058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047.1">
                <text:p>1047.1</text:p>
              </table:table-cell>
              <table:table-cell office:value-type="float" office:value="1047.1">
                <text:p>1047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035.9">
                <text:p>1035.9</text:p>
              </table:table-cell>
              <table:table-cell office:value-type="float" office:value="1035.9">
                <text:p>1035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014.4">
                <text:p>1014.4</text:p>
              </table:table-cell>
              <table:table-cell office:value-type="float" office:value="1014.4">
                <text:p>1014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004.2">
                <text:p>1004.2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994.25">
                <text:p>994.25</text:p>
              </table:table-cell>
              <table:table-cell office:value-type="float" office:value="994.25">
                <text:p>994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984.58">
                <text:p>984.58</text:p>
              </table:table-cell>
              <table:table-cell office:value-type="float" office:value="984.57">
                <text:p>984.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975.15">
                <text:p>975.15</text:p>
              </table:table-cell>
              <table:table-cell office:value-type="float" office:value="975.14">
                <text:p>975.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965.95">
                <text:p>965.95</text:p>
              </table:table-cell>
              <table:table-cell office:value-type="float" office:value="965.94">
                <text:p>965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956.96">
                <text:p>956.96</text:p>
              </table:table-cell>
              <table:table-cell office:value-type="float" office:value="956.96">
                <text:p>956.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948.17">
                <text:p>948.17</text:p>
              </table:table-cell>
              <table:table-cell office:value-type="float" office:value="948.17">
                <text:p>948.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939.57">
                <text:p>939.57</text:p>
              </table:table-cell>
              <table:table-cell office:value-type="float" office:value="939.57">
                <text:p>939.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931.15">
                <text:p>931.15</text:p>
              </table:table-cell>
              <table:table-cell office:value-type="float" office:value="931.15">
                <text:p>931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922.89">
                <text:p>922.89</text:p>
              </table:table-cell>
              <table:table-cell office:value-type="float" office:value="922.89">
                <text:p>922.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914.78">
                <text:p>914.78</text:p>
              </table:table-cell>
              <table:table-cell office:value-type="float" office:value="914.78">
                <text:p>914.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906.82">
                <text:p>906.82</text:p>
              </table:table-cell>
              <table:table-cell office:value-type="float" office:value="906.82">
                <text:p>906.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899">
                <text:p>899</text:p>
              </table:table-cell>
              <table:table-cell office:value-type="float" office:value="898.99">
                <text:p>898.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891.3">
                <text:p>891.3</text:p>
              </table:table-cell>
              <table:table-cell office:value-type="float" office:value="891.3">
                <text:p>891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883.73">
                <text:p>883.73</text:p>
              </table:table-cell>
              <table:table-cell office:value-type="float" office:value="883.73">
                <text:p>883.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876.27">
                <text:p>876.27</text:p>
              </table:table-cell>
              <table:table-cell office:value-type="float" office:value="876.27">
                <text:p>876.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868.93">
                <text:p>868.93</text:p>
              </table:table-cell>
              <table:table-cell office:value-type="float" office:value="868.92">
                <text:p>868.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861.69">
                <text:p>861.69</text:p>
              </table:table-cell>
              <table:table-cell office:value-type="float" office:value="861.68">
                <text:p>861.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854.55">
                <text:p>854.55</text:p>
              </table:table-cell>
              <table:table-cell office:value-type="float" office:value="854.54">
                <text:p>854.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847.5">
                <text:p>847.5</text:p>
              </table:table-cell>
              <table:table-cell office:value-type="float" office:value="847.5">
                <text:p>847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840.55">
                <text:p>840.55</text:p>
              </table:table-cell>
              <table:table-cell office:value-type="float" office:value="840.55">
                <text:p>840.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833.68">
                <text:p>833.68</text:p>
              </table:table-cell>
              <table:table-cell office:value-type="float" office:value="833.68">
                <text:p>833.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826.9">
                <text:p>826.9</text:p>
              </table:table-cell>
              <table:table-cell office:value-type="float" office:value="826.9">
                <text:p>826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820.21">
                <text:p>820.21</text:p>
              </table:table-cell>
              <table:table-cell office:value-type="float" office:value="820.2">
                <text:p>820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813.59">
                <text:p>813.59</text:p>
              </table:table-cell>
              <table:table-cell office:value-type="float" office:value="813.58">
                <text:p>813.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807.04">
                <text:p>807.04</text:p>
              </table:table-cell>
              <table:table-cell office:value-type="float" office:value="807.04">
                <text:p>807.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800.58">
                <text:p>800.58</text:p>
              </table:table-cell>
              <table:table-cell office:value-type="float" office:value="800.57">
                <text:p>800.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794.18">
                <text:p>794.18</text:p>
              </table:table-cell>
              <table:table-cell office:value-type="float" office:value="794.18">
                <text:p>794.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787.85">
                <text:p>787.85</text:p>
              </table:table-cell>
              <table:table-cell office:value-type="float" office:value="787.85">
                <text:p>787.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781.59">
                <text:p>781.59</text:p>
              </table:table-cell>
              <table:table-cell office:value-type="float" office:value="781.59">
                <text:p>781.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775.39">
                <text:p>775.39</text:p>
              </table:table-cell>
              <table:table-cell office:value-type="float" office:value="775.39">
                <text:p>775.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769.26">
                <text:p>769.26</text:p>
              </table:table-cell>
              <table:table-cell office:value-type="float" office:value="769.26">
                <text:p>769.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763.19">
                <text:p>763.19</text:p>
              </table:table-cell>
              <table:table-cell office:value-type="float" office:value="763.19">
                <text:p>763.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757.19">
                <text:p>757.19</text:p>
              </table:table-cell>
              <table:table-cell office:value-type="float" office:value="757.18">
                <text:p>757.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751.24">
                <text:p>751.24</text:p>
              </table:table-cell>
              <table:table-cell office:value-type="float" office:value="751.24">
                <text:p>751.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745.35">
                <text:p>745.35</text:p>
              </table:table-cell>
              <table:table-cell office:value-type="float" office:value="745.35">
                <text:p>745.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739.52">
                <text:p>739.52</text:p>
              </table:table-cell>
              <table:table-cell office:value-type="float" office:value="739.52">
                <text:p>739.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733.75">
                <text:p>733.75</text:p>
              </table:table-cell>
              <table:table-cell office:value-type="float" office:value="733.74">
                <text:p>733.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728.03">
                <text:p>728.03</text:p>
              </table:table-cell>
              <table:table-cell office:value-type="float" office:value="728.02">
                <text:p>728.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722.36">
                <text:p>722.36</text:p>
              </table:table-cell>
              <table:table-cell office:value-type="float" office:value="722.36">
                <text:p>722.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716.75">
                <text:p>716.75</text:p>
              </table:table-cell>
              <table:table-cell office:value-type="float" office:value="716.75">
                <text:p>716.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711.19">
                <text:p>711.19</text:p>
              </table:table-cell>
              <table:table-cell office:value-type="float" office:value="711.19">
                <text:p>711.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705.69">
                <text:p>705.69</text:p>
              </table:table-cell>
              <table:table-cell office:value-type="float" office:value="705.69">
                <text:p>705.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700.23">
                <text:p>700.23</text:p>
              </table:table-cell>
              <table:table-cell office:value-type="float" office:value="700.23">
                <text:p>700.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694.83">
                <text:p>694.83</text:p>
              </table:table-cell>
              <table:table-cell office:value-type="float" office:value="694.83">
                <text:p>694.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689.48">
                <text:p>689.48</text:p>
              </table:table-cell>
              <table:table-cell office:value-type="float" office:value="689.47">
                <text:p>689.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684.17">
                <text:p>684.17</text:p>
              </table:table-cell>
              <table:table-cell office:value-type="float" office:value="684.17">
                <text:p>684.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678.92">
                <text:p>678.92</text:p>
              </table:table-cell>
              <table:table-cell office:value-type="float" office:value="678.92">
                <text:p>678.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673.71">
                <text:p>673.71</text:p>
              </table:table-cell>
              <table:table-cell office:value-type="float" office:value="673.71">
                <text:p>673.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668.55">
                <text:p>668.55</text:p>
              </table:table-cell>
              <table:table-cell office:value-type="float" office:value="668.55">
                <text:p>668.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663.44">
                <text:p>663.44</text:p>
              </table:table-cell>
              <table:table-cell office:value-type="float" office:value="663.44">
                <text:p>663.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658.37">
                <text:p>658.37</text:p>
              </table:table-cell>
              <table:table-cell office:value-type="float" office:value="658.37">
                <text:p>658.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653.35">
                <text:p>653.35</text:p>
              </table:table-cell>
              <table:table-cell office:value-type="float" office:value="653.35">
                <text:p>653.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648.38">
                <text:p>648.38</text:p>
              </table:table-cell>
              <table:table-cell office:value-type="float" office:value="648.38">
                <text:p>648.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643.45">
                <text:p>643.45</text:p>
              </table:table-cell>
              <table:table-cell office:value-type="float" office:value="643.45">
                <text:p>643.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638.57">
                <text:p>638.57</text:p>
              </table:table-cell>
              <table:table-cell office:value-type="float" office:value="638.57">
                <text:p>638.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633.73">
                <text:p>633.73</text:p>
              </table:table-cell>
              <table:table-cell office:value-type="float" office:value="633.73">
                <text:p>633.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628.93">
                <text:p>628.93</text:p>
              </table:table-cell>
              <table:table-cell office:value-type="float" office:value="628.93">
                <text:p>628.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624.18">
                <text:p>624.18</text:p>
              </table:table-cell>
              <table:table-cell office:value-type="float" office:value="624.18">
                <text:p>624.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619.47">
                <text:p>619.47</text:p>
              </table:table-cell>
              <table:table-cell office:value-type="float" office:value="619.47">
                <text:p>619.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614.81">
                <text:p>614.81</text:p>
              </table:table-cell>
              <table:table-cell office:value-type="float" office:value="614.81">
                <text:p>614.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610.18">
                <text:p>610.18</text:p>
              </table:table-cell>
              <table:table-cell office:value-type="float" office:value="610.18">
                <text:p>610.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605.6">
                <text:p>605.6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601.06">
                <text:p>601.06</text:p>
              </table:table-cell>
              <table:table-cell office:value-type="float" office:value="601.06">
                <text:p>601.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596.56">
                <text:p>596.56</text:p>
              </table:table-cell>
              <table:table-cell office:value-type="float" office:value="596.56">
                <text:p>596.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592.11">
                <text:p>592.11</text:p>
              </table:table-cell>
              <table:table-cell office:value-type="float" office:value="592.1">
                <text:p>592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587.69">
                <text:p>587.69</text:p>
              </table:table-cell>
              <table:table-cell office:value-type="float" office:value="587.69">
                <text:p>587.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583.31">
                <text:p>583.31</text:p>
              </table:table-cell>
              <table:table-cell office:value-type="float" office:value="583.31">
                <text:p>583.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578.97">
                <text:p>578.97</text:p>
              </table:table-cell>
              <table:table-cell office:value-type="float" office:value="578.97">
                <text:p>578.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574.67">
                <text:p>574.67</text:p>
              </table:table-cell>
              <table:table-cell office:value-type="float" office:value="574.67">
                <text:p>574.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570.41">
                <text:p>570.41</text:p>
              </table:table-cell>
              <table:table-cell office:value-type="float" office:value="570.41">
                <text:p>570.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566.19">
                <text:p>566.19</text:p>
              </table:table-cell>
              <table:table-cell office:value-type="float" office:value="566.19">
                <text:p>566.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562.01">
                <text:p>562.01</text:p>
              </table:table-cell>
              <table:table-cell office:value-type="float" office:value="562.01">
                <text:p>562.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557.87">
                <text:p>557.87</text:p>
              </table:table-cell>
              <table:table-cell office:value-type="float" office:value="557.87">
                <text:p>557.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553.76">
                <text:p>553.76</text:p>
              </table:table-cell>
              <table:table-cell office:value-type="float" office:value="553.76">
                <text:p>553.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549.69">
                <text:p>549.69</text:p>
              </table:table-cell>
              <table:table-cell office:value-type="float" office:value="549.69">
                <text:p>549.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545.66">
                <text:p>545.66</text:p>
              </table:table-cell>
              <table:table-cell office:value-type="float" office:value="545.66">
                <text:p>545.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541.67">
                <text:p>541.67</text:p>
              </table:table-cell>
              <table:table-cell office:value-type="float" office:value="541.66">
                <text:p>541.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537.71">
                <text:p>537.71</text:p>
              </table:table-cell>
              <table:table-cell office:value-type="float" office:value="537.7">
                <text:p>537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533.78">
                <text:p>533.78</text:p>
              </table:table-cell>
              <table:table-cell office:value-type="float" office:value="533.78">
                <text:p>533.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529.9">
                <text:p>529.9</text:p>
              </table:table-cell>
              <table:table-cell office:value-type="float" office:value="529.89">
                <text:p>529.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526.05">
                <text:p>526.05</text:p>
              </table:table-cell>
              <table:table-cell office:value-type="float" office:value="526.04">
                <text:p>526.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522.23">
                <text:p>522.23</text:p>
              </table:table-cell>
              <table:table-cell office:value-type="float" office:value="522.23">
                <text:p>522.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518.45">
                <text:p>518.45</text:p>
              </table:table-cell>
              <table:table-cell office:value-type="float" office:value="518.45">
                <text:p>518.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514.7">
                <text:p>514.7</text:p>
              </table:table-cell>
              <table:table-cell office:value-type="float" office:value="514.7">
                <text:p>514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510.99">
                <text:p>510.99</text:p>
              </table:table-cell>
              <table:table-cell office:value-type="float" office:value="510.99">
                <text:p>510.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507.31">
                <text:p>507.31</text:p>
              </table:table-cell>
              <table:table-cell office:value-type="float" office:value="507.31">
                <text:p>507.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503.67">
                <text:p>503.67</text:p>
              </table:table-cell>
              <table:table-cell office:value-type="float" office:value="503.66">
                <text:p>503.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500.05">
                <text:p>500.05</text:p>
              </table:table-cell>
              <table:table-cell office:value-type="float" office:value="500.05">
                <text:p>500.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496.48">
                <text:p>496.48</text:p>
              </table:table-cell>
              <table:table-cell office:value-type="float" office:value="496.47">
                <text:p>496.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492.93">
                <text:p>492.93</text:p>
              </table:table-cell>
              <table:table-cell office:value-type="float" office:value="492.93">
                <text:p>492.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489.42">
                <text:p>489.42</text:p>
              </table:table-cell>
              <table:table-cell office:value-type="float" office:value="489.41">
                <text:p>489.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485.94">
                <text:p>485.94</text:p>
              </table:table-cell>
              <table:table-cell office:value-type="float" office:value="485.93">
                <text:p>485.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482.49">
                <text:p>482.49</text:p>
              </table:table-cell>
              <table:table-cell office:value-type="float" office:value="482.48">
                <text:p>482.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479.07">
                <text:p>479.07</text:p>
              </table:table-cell>
              <table:table-cell office:value-type="float" office:value="479.07">
                <text:p>479.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475.68">
                <text:p>475.68</text:p>
              </table:table-cell>
              <table:table-cell office:value-type="float" office:value="475.68">
                <text:p>475.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472.33">
                <text:p>472.33</text:p>
              </table:table-cell>
              <table:table-cell office:value-type="float" office:value="472.32">
                <text:p>472.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469">
                <text:p>4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465.71">
                <text:p>465.71</text:p>
              </table:table-cell>
              <table:table-cell office:value-type="float" office:value="465.71">
                <text:p>465.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462.45">
                <text:p>462.45</text:p>
              </table:table-cell>
              <table:table-cell office:value-type="float" office:value="462.44">
                <text:p>462.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459.21">
                <text:p>459.21</text:p>
              </table:table-cell>
              <table:table-cell office:value-type="float" office:value="459.21">
                <text:p>459.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456.01">
                <text:p>456.01</text:p>
              </table:table-cell>
              <table:table-cell office:value-type="float" office:value="456.01">
                <text:p>456.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452.83">
                <text:p>452.83</text:p>
              </table:table-cell>
              <table:table-cell office:value-type="float" office:value="452.83">
                <text:p>452.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449.69">
                <text:p>449.69</text:p>
              </table:table-cell>
              <table:table-cell office:value-type="float" office:value="449.69">
                <text:p>449.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446.57">
                <text:p>446.57</text:p>
              </table:table-cell>
              <table:table-cell office:value-type="float" office:value="446.57">
                <text:p>446.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443.48">
                <text:p>443.48</text:p>
              </table:table-cell>
              <table:table-cell office:value-type="float" office:value="443.48">
                <text:p>443.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440.43">
                <text:p>440.43</text:p>
              </table:table-cell>
              <table:table-cell office:value-type="float" office:value="440.42">
                <text:p>440.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437.39">
                <text:p>437.39</text:p>
              </table:table-cell>
              <table:table-cell office:value-type="float" office:value="437.39">
                <text:p>437.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434.39">
                <text:p>434.39</text:p>
              </table:table-cell>
              <table:table-cell office:value-type="float" office:value="434.39">
                <text:p>434.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431.41">
                <text:p>431.41</text:p>
              </table:table-cell>
              <table:table-cell office:value-type="float" office:value="431.41">
                <text:p>431.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428.47">
                <text:p>428.47</text:p>
              </table:table-cell>
              <table:table-cell office:value-type="float" office:value="428.46">
                <text:p>428.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425.54">
                <text:p>425.54</text:p>
              </table:table-cell>
              <table:table-cell office:value-type="float" office:value="425.54">
                <text:p>425.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422.65">
                <text:p>422.65</text:p>
              </table:table-cell>
              <table:table-cell office:value-type="float" office:value="422.65">
                <text:p>422.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419.78">
                <text:p>419.78</text:p>
              </table:table-cell>
              <table:table-cell office:value-type="float" office:value="419.78">
                <text:p>419.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416.94">
                <text:p>416.94</text:p>
              </table:table-cell>
              <table:table-cell office:value-type="float" office:value="416.94">
                <text:p>416.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414.13">
                <text:p>414.13</text:p>
              </table:table-cell>
              <table:table-cell office:value-type="float" office:value="414.12">
                <text:p>414.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411.34">
                <text:p>411.34</text:p>
              </table:table-cell>
              <table:table-cell office:value-type="float" office:value="411.33">
                <text:p>411.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408.57">
                <text:p>408.57</text:p>
              </table:table-cell>
              <table:table-cell office:value-type="float" office:value="408.57">
                <text:p>408.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405.83">
                <text:p>405.83</text:p>
              </table:table-cell>
              <table:table-cell office:value-type="float" office:value="405.83">
                <text:p>405.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403.12">
                <text:p>403.12</text:p>
              </table:table-cell>
              <table:table-cell office:value-type="float" office:value="403.12">
                <text:p>403.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400.43">
                <text:p>400.43</text:p>
              </table:table-cell>
              <table:table-cell office:value-type="float" office:value="400.43">
                <text:p>400.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397.77">
                <text:p>397.77</text:p>
              </table:table-cell>
              <table:table-cell office:value-type="float" office:value="397.77">
                <text:p>397.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395.13">
                <text:p>395.13</text:p>
              </table:table-cell>
              <table:table-cell office:value-type="float" office:value="395.13">
                <text:p>395.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392.52">
                <text:p>392.52</text:p>
              </table:table-cell>
              <table:table-cell office:value-type="float" office:value="392.51">
                <text:p>392.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389.92">
                <text:p>389.92</text:p>
              </table:table-cell>
              <table:table-cell office:value-type="float" office:value="389.92">
                <text:p>389.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387.36">
                <text:p>387.36</text:p>
              </table:table-cell>
              <table:table-cell office:value-type="float" office:value="387.35">
                <text:p>387.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384.81">
                <text:p>384.81</text:p>
              </table:table-cell>
              <table:table-cell office:value-type="float" office:value="384.81">
                <text:p>384.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382.3">
                <text:p>382.3</text:p>
              </table:table-cell>
              <table:table-cell office:value-type="float" office:value="382.29">
                <text:p>382.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379.8">
                <text:p>379.8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377.32">
                <text:p>377.32</text:p>
              </table:table-cell>
              <table:table-cell office:value-type="float" office:value="377.32">
                <text:p>377.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374.87">
                <text:p>374.87</text:p>
              </table:table-cell>
              <table:table-cell office:value-type="float" office:value="374.87">
                <text:p>374.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372.45">
                <text:p>372.45</text:p>
              </table:table-cell>
              <table:table-cell office:value-type="float" office:value="372.44">
                <text:p>372.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370.04">
                <text:p>370.04</text:p>
              </table:table-cell>
              <table:table-cell office:value-type="float" office:value="370.04">
                <text:p>370.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367.66">
                <text:p>367.66</text:p>
              </table:table-cell>
              <table:table-cell office:value-type="float" office:value="367.65">
                <text:p>367.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365.29">
                <text:p>365.29</text:p>
              </table:table-cell>
              <table:table-cell office:value-type="float" office:value="365.29">
                <text:p>365.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362.95">
                <text:p>362.95</text:p>
              </table:table-cell>
              <table:table-cell office:value-type="float" office:value="362.95">
                <text:p>362.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360.64">
                <text:p>360.64</text:p>
              </table:table-cell>
              <table:table-cell office:value-type="float" office:value="360.63">
                <text:p>360.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358.34">
                <text:p>358.34</text:p>
              </table:table-cell>
              <table:table-cell office:value-type="float" office:value="358.33">
                <text:p>358.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356.06">
                <text:p>356.06</text:p>
              </table:table-cell>
              <table:table-cell office:value-type="float" office:value="356.06">
                <text:p>356.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353.81">
                <text:p>353.81</text:p>
              </table:table-cell>
              <table:table-cell office:value-type="float" office:value="353.8">
                <text:p>353.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351.57">
                <text:p>351.57</text:p>
              </table:table-cell>
              <table:table-cell office:value-type="float" office:value="351.57">
                <text:p>351.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349.36">
                <text:p>349.36</text:p>
              </table:table-cell>
              <table:table-cell office:value-type="float" office:value="349.35">
                <text:p>349.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347.16">
                <text:p>347.16</text:p>
              </table:table-cell>
              <table:table-cell office:value-type="float" office:value="347.16">
                <text:p>347.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344.99">
                <text:p>344.99</text:p>
              </table:table-cell>
              <table:table-cell office:value-type="float" office:value="344.99">
                <text:p>344.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342.84">
                <text:p>342.84</text:p>
              </table:table-cell>
              <table:table-cell office:value-type="float" office:value="342.83">
                <text:p>342.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340.7">
                <text:p>340.7</text:p>
              </table:table-cell>
              <table:table-cell office:value-type="float" office:value="340.7">
                <text:p>340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338.59">
                <text:p>338.59</text:p>
              </table:table-cell>
              <table:table-cell office:value-type="float" office:value="338.59">
                <text:p>338.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336.49">
                <text:p>336.49</text:p>
              </table:table-cell>
              <table:table-cell office:value-type="float" office:value="336.49">
                <text:p>336.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334.42">
                <text:p>334.42</text:p>
              </table:table-cell>
              <table:table-cell office:value-type="float" office:value="334.41">
                <text:p>334.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332.36">
                <text:p>332.36</text:p>
              </table:table-cell>
              <table:table-cell office:value-type="float" office:value="332.36">
                <text:p>332.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330.32">
                <text:p>330.32</text:p>
              </table:table-cell>
              <table:table-cell office:value-type="float" office:value="330.32">
                <text:p>330.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328.31">
                <text:p>328.31</text:p>
              </table:table-cell>
              <table:table-cell office:value-type="float" office:value="328.3">
                <text:p>328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326.3">
                <text:p>326.3</text:p>
              </table:table-cell>
              <table:table-cell office:value-type="float" office:value="326.3">
                <text:p>326.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324.32">
                <text:p>324.32</text:p>
              </table:table-cell>
              <table:table-cell office:value-type="float" office:value="324.32">
                <text:p>324.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322.36">
                <text:p>322.36</text:p>
              </table:table-cell>
              <table:table-cell office:value-type="float" office:value="322.35">
                <text:p>322.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320.41">
                <text:p>320.41</text:p>
              </table:table-cell>
              <table:table-cell office:value-type="float" office:value="320.41">
                <text:p>320.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318.48">
                <text:p>318.48</text:p>
              </table:table-cell>
              <table:table-cell office:value-type="float" office:value="318.48">
                <text:p>318.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316.57">
                <text:p>316.57</text:p>
              </table:table-cell>
              <table:table-cell office:value-type="float" office:value="316.57">
                <text:p>316.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314.68">
                <text:p>314.68</text:p>
              </table:table-cell>
              <table:table-cell office:value-type="float" office:value="314.68">
                <text:p>314.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312.8">
                <text:p>312.8</text:p>
              </table:table-cell>
              <table:table-cell office:value-type="float" office:value="312.8">
                <text:p>312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310.95">
                <text:p>310.95</text:p>
              </table:table-cell>
              <table:table-cell office:value-type="float" office:value="310.94">
                <text:p>310.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309.1">
                <text:p>309.1</text:p>
              </table:table-cell>
              <table:table-cell office:value-type="float" office:value="309.1">
                <text:p>309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839cm" svg:y="0.316cm" chart:style-name="ch2">
          <text:p>thrombin comparison</text:p>
        </chart:title>
        <chart:legend chart:legend-position="end" svg:x="13.252cm" svg:y="3.954cm" style:legend-expansion="high" chart:style-name="ch3"/>
        <chart:plot-area chart:style-name="ch4" table:cell-range-address="'10 percent'.A2:'10 percent'.A202 '10 percent'.C1:'10 percent'.C202 '10 percent'.J1:'10 percent'.J202" chart:data-source-has-labels="row" svg:x="0.769cm" svg:y="1.635cm" svg:width="11.845cm" svg:height="6.77cm">
          <chartooo:coordinate-region svg:x="1.576cm" svg:y="1.834cm" svg:width="10.666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C2:'10 percent'.C202" chart:label-cell-address="'10 percent'.C1:'10 percent'.C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J2:'10 percent'.J202" chart:label-cell-address="'10 percent'.J1:'10 percent'.J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a</text:p>
                <draw:g>
                  <svg:desc>'10 percent'.C1:'10 percent'.C1</svg:desc>
                </draw:g>
              </table:table-cell>
              <table:table-cell office:value-type="string">
                <text:p>noapc Iia</text:p>
                <draw:g>
                  <svg:desc>'10 percent'.J1:'10 percent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0">
                <text:p>0</text:p>
                <draw:g>
                  <svg:desc>'10 percent'.C2:'10 percent'.C202</svg:desc>
                </draw:g>
              </table:table-cell>
              <table:table-cell office:value-type="float" office:value="0">
                <text:p>0</text:p>
                <draw:g>
                  <svg:desc>'10 percent'.J2:'10 percent'.J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86978">
                <text:p>0.000086978</text:p>
              </table:table-cell>
              <table:table-cell office:value-type="float" office:value="0.000087004">
                <text:p>0.000087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34607">
                <text:p>0.00034607</text:p>
              </table:table-cell>
              <table:table-cell office:value-type="float" office:value="0.0003462">
                <text:p>0.0003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6791">
                <text:p>0.0006791</text:p>
              </table:table-cell>
              <table:table-cell office:value-type="float" office:value="0.00067934">
                <text:p>0.00067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10997">
                <text:p>0.0010997</text:p>
              </table:table-cell>
              <table:table-cell office:value-type="float" office:value="0.0011001">
                <text:p>0.0011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17666">
                <text:p>0.0017666</text:p>
              </table:table-cell>
              <table:table-cell office:value-type="float" office:value="0.0017673">
                <text:p>0.0017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30482">
                <text:p>0.0030482</text:p>
              </table:table-cell>
              <table:table-cell office:value-type="float" office:value="0.0030494">
                <text:p>0.0030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58397">
                <text:p>0.0058397</text:p>
              </table:table-cell>
              <table:table-cell office:value-type="float" office:value="0.0058422">
                <text:p>0.0058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11191">
                <text:p>0.011191</text:p>
              </table:table-cell>
              <table:table-cell office:value-type="float" office:value="0.011196">
                <text:p>0.011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22262">
                <text:p>0.022262</text:p>
              </table:table-cell>
              <table:table-cell office:value-type="float" office:value="0.022271">
                <text:p>0.022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44441">
                <text:p>0.044441</text:p>
              </table:table-cell>
              <table:table-cell office:value-type="float" office:value="0.044456">
                <text:p>0.044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84792">
                <text:p>0.084792</text:p>
              </table:table-cell>
              <table:table-cell office:value-type="float" office:value="0.084816">
                <text:p>0.084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16335">
                <text:p>0.16335</text:p>
              </table:table-cell>
              <table:table-cell office:value-type="float" office:value="0.16339">
                <text:p>0.163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33416">
                <text:p>0.33416</text:p>
              </table:table-cell>
              <table:table-cell office:value-type="float" office:value="0.33426">
                <text:p>0.334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7801">
                <text:p>0.7801</text:p>
              </table:table-cell>
              <table:table-cell office:value-type="float" office:value="0.78036">
                <text:p>0.780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2.0805">
                <text:p>2.0805</text:p>
              </table:table-cell>
              <table:table-cell office:value-type="float" office:value="2.0813">
                <text:p>2.08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5.3325">
                <text:p>5.3325</text:p>
              </table:table-cell>
              <table:table-cell office:value-type="float" office:value="5.3342">
                <text:p>5.33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1.377">
                <text:p>11.377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20.065">
                <text:p>20.065</text:p>
              </table:table-cell>
              <table:table-cell office:value-type="float" office:value="20.069">
                <text:p>20.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30.603">
                <text:p>30.603</text:p>
              </table:table-cell>
              <table:table-cell office:value-type="float" office:value="30.608">
                <text:p>30.6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42.094">
                <text:p>42.094</text:p>
              </table:table-cell>
              <table:table-cell office:value-type="float" office:value="42.098">
                <text:p>42.0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53.689">
                <text:p>53.689</text:p>
              </table:table-cell>
              <table:table-cell office:value-type="float" office:value="53.693">
                <text:p>53.6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64.623">
                <text:p>64.623</text:p>
              </table:table-cell>
              <table:table-cell office:value-type="float" office:value="64.627">
                <text:p>64.6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74.344">
                <text:p>74.344</text:p>
              </table:table-cell>
              <table:table-cell office:value-type="float" office:value="74.347">
                <text:p>74.3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82.596">
                <text:p>82.596</text:p>
              </table:table-cell>
              <table:table-cell office:value-type="float" office:value="82.599">
                <text:p>82.5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89.375">
                <text:p>89.375</text:p>
              </table:table-cell>
              <table:table-cell office:value-type="float" office:value="89.377">
                <text:p>89.3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94.812">
                <text:p>94.812</text:p>
              </table:table-cell>
              <table:table-cell office:value-type="float" office:value="94.814">
                <text:p>94.8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99.094">
                <text:p>99.094</text:p>
              </table:table-cell>
              <table:table-cell office:value-type="float" office:value="99.095">
                <text:p>99.0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02.41">
                <text:p>102.41</text:p>
              </table:table-cell>
              <table:table-cell office:value-type="float" office:value="102.41">
                <text:p>102.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04.93">
                <text:p>104.93</text:p>
              </table:table-cell>
              <table:table-cell office:value-type="float" office:value="104.93">
                <text:p>104.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06.81">
                <text:p>106.81</text:p>
              </table:table-cell>
              <table:table-cell office:value-type="float" office:value="106.81">
                <text:p>106.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08.17">
                <text:p>108.17</text:p>
              </table:table-cell>
              <table:table-cell office:value-type="float" office:value="108.17">
                <text:p>108.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09.11">
                <text:p>109.11</text:p>
              </table:table-cell>
              <table:table-cell office:value-type="float" office:value="109.11">
                <text:p>109.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09.74">
                <text:p>109.74</text:p>
              </table:table-cell>
              <table:table-cell office:value-type="float" office:value="109.73">
                <text:p>109.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10.1">
                <text:p>110.1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10.25">
                <text:p>110.25</text:p>
              </table:table-cell>
              <table:table-cell office:value-type="float" office:value="110.25">
                <text:p>110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10.25">
                <text:p>110.25</text:p>
              </table:table-cell>
              <table:table-cell office:value-type="float" office:value="110.25">
                <text:p>110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10.11">
                <text:p>110.11</text:p>
              </table:table-cell>
              <table:table-cell office:value-type="float" office:value="110.11">
                <text:p>110.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09.88">
                <text:p>109.88</text:p>
              </table:table-cell>
              <table:table-cell office:value-type="float" office:value="109.88">
                <text:p>109.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09.57">
                <text:p>109.57</text:p>
              </table:table-cell>
              <table:table-cell office:value-type="float" office:value="109.57">
                <text:p>109.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09.2">
                <text:p>109.2</text:p>
              </table:table-cell>
              <table:table-cell office:value-type="float" office:value="109.2">
                <text:p>109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08.78">
                <text:p>108.78</text:p>
              </table:table-cell>
              <table:table-cell office:value-type="float" office:value="108.78">
                <text:p>108.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108.32">
                <text:p>108.32</text:p>
              </table:table-cell>
              <table:table-cell office:value-type="float" office:value="108.32">
                <text:p>108.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107.83">
                <text:p>107.83</text:p>
              </table:table-cell>
              <table:table-cell office:value-type="float" office:value="107.83">
                <text:p>107.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107.33">
                <text:p>107.33</text:p>
              </table:table-cell>
              <table:table-cell office:value-type="float" office:value="107.32">
                <text:p>107.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106.8">
                <text:p>106.8</text:p>
              </table:table-cell>
              <table:table-cell office:value-type="float" office:value="106.8">
                <text:p>106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106.26">
                <text:p>106.26</text:p>
              </table:table-cell>
              <table:table-cell office:value-type="float" office:value="106.26">
                <text:p>106.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105.71">
                <text:p>105.71</text:p>
              </table:table-cell>
              <table:table-cell office:value-type="float" office:value="105.71">
                <text:p>105.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05.16">
                <text:p>105.16</text:p>
              </table:table-cell>
              <table:table-cell office:value-type="float" office:value="105.15">
                <text:p>105.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04.59">
                <text:p>104.59</text:p>
              </table:table-cell>
              <table:table-cell office:value-type="float" office:value="104.59">
                <text:p>104.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104.03">
                <text:p>104.03</text:p>
              </table:table-cell>
              <table:table-cell office:value-type="float" office:value="104.03">
                <text:p>104.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103.46">
                <text:p>103.46</text:p>
              </table:table-cell>
              <table:table-cell office:value-type="float" office:value="103.46">
                <text:p>103.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102.89">
                <text:p>102.89</text:p>
              </table:table-cell>
              <table:table-cell office:value-type="float" office:value="102.88">
                <text:p>102.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02.31">
                <text:p>102.31</text:p>
              </table:table-cell>
              <table:table-cell office:value-type="float" office:value="102.31">
                <text:p>102.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101.74">
                <text:p>101.74</text:p>
              </table:table-cell>
              <table:table-cell office:value-type="float" office:value="101.74">
                <text:p>101.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101.16">
                <text:p>101.16</text:p>
              </table:table-cell>
              <table:table-cell office:value-type="float" office:value="101.16">
                <text:p>101.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100.59">
                <text:p>100.59</text:p>
              </table:table-cell>
              <table:table-cell office:value-type="float" office:value="100.58">
                <text:p>100.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100.01">
                <text:p>100.01</text:p>
              </table:table-cell>
              <table:table-cell office:value-type="float" office:value="100.01">
                <text:p>100.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99.435">
                <text:p>99.435</text:p>
              </table:table-cell>
              <table:table-cell office:value-type="float" office:value="99.434">
                <text:p>99.4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98.86">
                <text:p>98.86</text:p>
              </table:table-cell>
              <table:table-cell office:value-type="float" office:value="98.858">
                <text:p>98.8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98.285">
                <text:p>98.285</text:p>
              </table:table-cell>
              <table:table-cell office:value-type="float" office:value="98.283">
                <text:p>98.2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97.71">
                <text:p>97.71</text:p>
              </table:table-cell>
              <table:table-cell office:value-type="float" office:value="97.709">
                <text:p>97.7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97.136">
                <text:p>97.136</text:p>
              </table:table-cell>
              <table:table-cell office:value-type="float" office:value="97.134">
                <text:p>97.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96.562">
                <text:p>96.562</text:p>
              </table:table-cell>
              <table:table-cell office:value-type="float" office:value="96.56">
                <text:p>96.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95.989">
                <text:p>95.989</text:p>
              </table:table-cell>
              <table:table-cell office:value-type="float" office:value="95.987">
                <text:p>95.9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95.416">
                <text:p>95.416</text:p>
              </table:table-cell>
              <table:table-cell office:value-type="float" office:value="95.414">
                <text:p>95.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94.844">
                <text:p>94.844</text:p>
              </table:table-cell>
              <table:table-cell office:value-type="float" office:value="94.842">
                <text:p>94.8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94.272">
                <text:p>94.272</text:p>
              </table:table-cell>
              <table:table-cell office:value-type="float" office:value="94.27">
                <text:p>94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93.701">
                <text:p>93.701</text:p>
              </table:table-cell>
              <table:table-cell office:value-type="float" office:value="93.699">
                <text:p>93.6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93.131">
                <text:p>93.131</text:p>
              </table:table-cell>
              <table:table-cell office:value-type="float" office:value="93.129">
                <text:p>93.1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92.561">
                <text:p>92.561</text:p>
              </table:table-cell>
              <table:table-cell office:value-type="float" office:value="92.559">
                <text:p>92.5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91.992">
                <text:p>91.992</text:p>
              </table:table-cell>
              <table:table-cell office:value-type="float" office:value="91.99">
                <text:p>91.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91.424">
                <text:p>91.424</text:p>
              </table:table-cell>
              <table:table-cell office:value-type="float" office:value="91.421">
                <text:p>91.4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90.856">
                <text:p>90.856</text:p>
              </table:table-cell>
              <table:table-cell office:value-type="float" office:value="90.854">
                <text:p>90.8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90.289">
                <text:p>90.289</text:p>
              </table:table-cell>
              <table:table-cell office:value-type="float" office:value="90.287">
                <text:p>90.2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89.723">
                <text:p>89.723</text:p>
              </table:table-cell>
              <table:table-cell office:value-type="float" office:value="89.721">
                <text:p>89.7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89.158">
                <text:p>89.158</text:p>
              </table:table-cell>
              <table:table-cell office:value-type="float" office:value="89.155">
                <text:p>89.1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88.594">
                <text:p>88.594</text:p>
              </table:table-cell>
              <table:table-cell office:value-type="float" office:value="88.591">
                <text:p>88.5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88.03">
                <text:p>88.03</text:p>
              </table:table-cell>
              <table:table-cell office:value-type="float" office:value="88.028">
                <text:p>88.0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87.468">
                <text:p>87.468</text:p>
              </table:table-cell>
              <table:table-cell office:value-type="float" office:value="87.465">
                <text:p>87.4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86.906">
                <text:p>86.906</text:p>
              </table:table-cell>
              <table:table-cell office:value-type="float" office:value="86.904">
                <text:p>86.9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86.346">
                <text:p>86.346</text:p>
              </table:table-cell>
              <table:table-cell office:value-type="float" office:value="86.343">
                <text:p>86.3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85.787">
                <text:p>85.787</text:p>
              </table:table-cell>
              <table:table-cell office:value-type="float" office:value="85.784">
                <text:p>85.7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85.229">
                <text:p>85.229</text:p>
              </table:table-cell>
              <table:table-cell office:value-type="float" office:value="85.226">
                <text:p>85.2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84.672">
                <text:p>84.672</text:p>
              </table:table-cell>
              <table:table-cell office:value-type="float" office:value="84.669">
                <text:p>84.6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84.117">
                <text:p>84.117</text:p>
              </table:table-cell>
              <table:table-cell office:value-type="float" office:value="84.114">
                <text:p>84.1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83.563">
                <text:p>83.563</text:p>
              </table:table-cell>
              <table:table-cell office:value-type="float" office:value="83.56">
                <text:p>83.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83.01">
                <text:p>83.01</text:p>
              </table:table-cell>
              <table:table-cell office:value-type="float" office:value="83.007">
                <text:p>83.0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82.458">
                <text:p>82.458</text:p>
              </table:table-cell>
              <table:table-cell office:value-type="float" office:value="82.455">
                <text:p>82.4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81.909">
                <text:p>81.909</text:p>
              </table:table-cell>
              <table:table-cell office:value-type="float" office:value="81.906">
                <text:p>81.9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81.36">
                <text:p>81.36</text:p>
              </table:table-cell>
              <table:table-cell office:value-type="float" office:value="81.357">
                <text:p>81.3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80.814">
                <text:p>80.814</text:p>
              </table:table-cell>
              <table:table-cell office:value-type="float" office:value="80.81">
                <text:p>80.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80.268">
                <text:p>80.268</text:p>
              </table:table-cell>
              <table:table-cell office:value-type="float" office:value="80.265">
                <text:p>80.2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79.725">
                <text:p>79.725</text:p>
              </table:table-cell>
              <table:table-cell office:value-type="float" office:value="79.722">
                <text:p>79.7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79.183">
                <text:p>79.183</text:p>
              </table:table-cell>
              <table:table-cell office:value-type="float" office:value="79.18">
                <text:p>79.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78.643">
                <text:p>78.643</text:p>
              </table:table-cell>
              <table:table-cell office:value-type="float" office:value="78.64">
                <text:p>78.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78.105">
                <text:p>78.105</text:p>
              </table:table-cell>
              <table:table-cell office:value-type="float" office:value="78.102">
                <text:p>78.1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77.569">
                <text:p>77.569</text:p>
              </table:table-cell>
              <table:table-cell office:value-type="float" office:value="77.566">
                <text:p>77.5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77.035">
                <text:p>77.035</text:p>
              </table:table-cell>
              <table:table-cell office:value-type="float" office:value="77.031">
                <text:p>77.0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76.502">
                <text:p>76.502</text:p>
              </table:table-cell>
              <table:table-cell office:value-type="float" office:value="76.499">
                <text:p>76.4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75.972">
                <text:p>75.972</text:p>
              </table:table-cell>
              <table:table-cell office:value-type="float" office:value="75.969">
                <text:p>75.9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75.444">
                <text:p>75.444</text:p>
              </table:table-cell>
              <table:table-cell office:value-type="float" office:value="75.44">
                <text:p>75.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74.917">
                <text:p>74.917</text:p>
              </table:table-cell>
              <table:table-cell office:value-type="float" office:value="74.914">
                <text:p>74.9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74.393">
                <text:p>74.393</text:p>
              </table:table-cell>
              <table:table-cell office:value-type="float" office:value="74.39">
                <text:p>74.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73.871">
                <text:p>73.871</text:p>
              </table:table-cell>
              <table:table-cell office:value-type="float" office:value="73.868">
                <text:p>73.8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73.351">
                <text:p>73.351</text:p>
              </table:table-cell>
              <table:table-cell office:value-type="float" office:value="73.348">
                <text:p>73.3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72.834">
                <text:p>72.834</text:p>
              </table:table-cell>
              <table:table-cell office:value-type="float" office:value="72.83">
                <text:p>72.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72.318">
                <text:p>72.318</text:p>
              </table:table-cell>
              <table:table-cell office:value-type="float" office:value="72.315">
                <text:p>72.3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71.805">
                <text:p>71.805</text:p>
              </table:table-cell>
              <table:table-cell office:value-type="float" office:value="71.802">
                <text:p>71.8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71.295">
                <text:p>71.295</text:p>
              </table:table-cell>
              <table:table-cell office:value-type="float" office:value="71.291">
                <text:p>71.2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70.786">
                <text:p>70.786</text:p>
              </table:table-cell>
              <table:table-cell office:value-type="float" office:value="70.782">
                <text:p>70.7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70.28">
                <text:p>70.28</text:p>
              </table:table-cell>
              <table:table-cell office:value-type="float" office:value="70.276">
                <text:p>70.2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69.776">
                <text:p>69.776</text:p>
              </table:table-cell>
              <table:table-cell office:value-type="float" office:value="69.772">
                <text:p>69.7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69.275">
                <text:p>69.275</text:p>
              </table:table-cell>
              <table:table-cell office:value-type="float" office:value="69.271">
                <text:p>69.2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68.776">
                <text:p>68.776</text:p>
              </table:table-cell>
              <table:table-cell office:value-type="float" office:value="68.772">
                <text:p>68.7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68.28">
                <text:p>68.28</text:p>
              </table:table-cell>
              <table:table-cell office:value-type="float" office:value="68.276">
                <text:p>68.2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67.786">
                <text:p>67.786</text:p>
              </table:table-cell>
              <table:table-cell office:value-type="float" office:value="67.782">
                <text:p>67.7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67.294">
                <text:p>67.294</text:p>
              </table:table-cell>
              <table:table-cell office:value-type="float" office:value="67.29">
                <text:p>67.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66.805">
                <text:p>66.805</text:p>
              </table:table-cell>
              <table:table-cell office:value-type="float" office:value="66.801">
                <text:p>66.8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66.319">
                <text:p>66.319</text:p>
              </table:table-cell>
              <table:table-cell office:value-type="float" office:value="66.314">
                <text:p>66.3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65.835">
                <text:p>65.835</text:p>
              </table:table-cell>
              <table:table-cell office:value-type="float" office:value="65.83">
                <text:p>65.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65.353">
                <text:p>65.353</text:p>
              </table:table-cell>
              <table:table-cell office:value-type="float" office:value="65.349">
                <text:p>65.3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64.874">
                <text:p>64.874</text:p>
              </table:table-cell>
              <table:table-cell office:value-type="float" office:value="64.87">
                <text:p>64.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64.398">
                <text:p>64.398</text:p>
              </table:table-cell>
              <table:table-cell office:value-type="float" office:value="64.394">
                <text:p>64.3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63.924">
                <text:p>63.924</text:p>
              </table:table-cell>
              <table:table-cell office:value-type="float" office:value="63.92">
                <text:p>63.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63.453">
                <text:p>63.453</text:p>
              </table:table-cell>
              <table:table-cell office:value-type="float" office:value="63.449">
                <text:p>63.4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62.985">
                <text:p>62.985</text:p>
              </table:table-cell>
              <table:table-cell office:value-type="float" office:value="62.98">
                <text:p>62.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62.519">
                <text:p>62.519</text:p>
              </table:table-cell>
              <table:table-cell office:value-type="float" office:value="62.514">
                <text:p>62.5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62.055">
                <text:p>62.055</text:p>
              </table:table-cell>
              <table:table-cell office:value-type="float" office:value="62.051">
                <text:p>62.0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61.595">
                <text:p>61.595</text:p>
              </table:table-cell>
              <table:table-cell office:value-type="float" office:value="61.59">
                <text:p>61.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61.137">
                <text:p>61.137</text:p>
              </table:table-cell>
              <table:table-cell office:value-type="float" office:value="61.132">
                <text:p>61.1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60.681">
                <text:p>60.681</text:p>
              </table:table-cell>
              <table:table-cell office:value-type="float" office:value="60.677">
                <text:p>60.6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60.229">
                <text:p>60.229</text:p>
              </table:table-cell>
              <table:table-cell office:value-type="float" office:value="60.224">
                <text:p>60.2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59.778">
                <text:p>59.778</text:p>
              </table:table-cell>
              <table:table-cell office:value-type="float" office:value="59.774">
                <text:p>59.7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59.331">
                <text:p>59.331</text:p>
              </table:table-cell>
              <table:table-cell office:value-type="float" office:value="59.326">
                <text:p>59.3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58.886">
                <text:p>58.886</text:p>
              </table:table-cell>
              <table:table-cell office:value-type="float" office:value="58.882">
                <text:p>58.8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58.444">
                <text:p>58.444</text:p>
              </table:table-cell>
              <table:table-cell office:value-type="float" office:value="58.439">
                <text:p>58.4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58.004">
                <text:p>58.0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57.567">
                <text:p>57.567</text:p>
              </table:table-cell>
              <table:table-cell office:value-type="float" office:value="57.563">
                <text:p>57.5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57.133">
                <text:p>57.133</text:p>
              </table:table-cell>
              <table:table-cell office:value-type="float" office:value="57.128">
                <text:p>57.1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56.701">
                <text:p>56.701</text:p>
              </table:table-cell>
              <table:table-cell office:value-type="float" office:value="56.697">
                <text:p>56.6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56.272">
                <text:p>56.272</text:p>
              </table:table-cell>
              <table:table-cell office:value-type="float" office:value="56.267">
                <text:p>56.2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55.845">
                <text:p>55.845</text:p>
              </table:table-cell>
              <table:table-cell office:value-type="float" office:value="55.841">
                <text:p>55.8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55.422">
                <text:p>55.422</text:p>
              </table:table-cell>
              <table:table-cell office:value-type="float" office:value="55.417">
                <text:p>55.4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55">
                <text:p>55</text:p>
              </table:table-cell>
              <table:table-cell office:value-type="float" office:value="54.996">
                <text:p>54.9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54.582">
                <text:p>54.582</text:p>
              </table:table-cell>
              <table:table-cell office:value-type="float" office:value="54.577">
                <text:p>54.5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54.166">
                <text:p>54.166</text:p>
              </table:table-cell>
              <table:table-cell office:value-type="float" office:value="54.161">
                <text:p>54.1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53.752">
                <text:p>53.752</text:p>
              </table:table-cell>
              <table:table-cell office:value-type="float" office:value="53.748">
                <text:p>53.7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53.342">
                <text:p>53.342</text:p>
              </table:table-cell>
              <table:table-cell office:value-type="float" office:value="53.337">
                <text:p>53.3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52.934">
                <text:p>52.934</text:p>
              </table:table-cell>
              <table:table-cell office:value-type="float" office:value="52.929">
                <text:p>52.9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52.528">
                <text:p>52.528</text:p>
              </table:table-cell>
              <table:table-cell office:value-type="float" office:value="52.524">
                <text:p>52.5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52.125">
                <text:p>52.125</text:p>
              </table:table-cell>
              <table:table-cell office:value-type="float" office:value="52.121">
                <text:p>52.1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51.725">
                <text:p>51.725</text:p>
              </table:table-cell>
              <table:table-cell office:value-type="float" office:value="51.72">
                <text:p>51.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51.327">
                <text:p>51.327</text:p>
              </table:table-cell>
              <table:table-cell office:value-type="float" office:value="51.322">
                <text:p>51.3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50.931">
                <text:p>50.931</text:p>
              </table:table-cell>
              <table:table-cell office:value-type="float" office:value="50.927">
                <text:p>50.9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50.539">
                <text:p>50.539</text:p>
              </table:table-cell>
              <table:table-cell office:value-type="float" office:value="50.534">
                <text:p>50.5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50.148">
                <text:p>50.148</text:p>
              </table:table-cell>
              <table:table-cell office:value-type="float" office:value="50.144">
                <text:p>50.1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49.761">
                <text:p>49.761</text:p>
              </table:table-cell>
              <table:table-cell office:value-type="float" office:value="49.756">
                <text:p>49.7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49.376">
                <text:p>49.376</text:p>
              </table:table-cell>
              <table:table-cell office:value-type="float" office:value="49.371">
                <text:p>49.3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48.993">
                <text:p>48.993</text:p>
              </table:table-cell>
              <table:table-cell office:value-type="float" office:value="48.989">
                <text:p>48.9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48.613">
                <text:p>48.613</text:p>
              </table:table-cell>
              <table:table-cell office:value-type="float" office:value="48.609">
                <text:p>48.6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48.235">
                <text:p>48.235</text:p>
              </table:table-cell>
              <table:table-cell office:value-type="float" office:value="48.231">
                <text:p>48.2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47.86">
                <text:p>47.86</text:p>
              </table:table-cell>
              <table:table-cell office:value-type="float" office:value="47.856">
                <text:p>47.8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47.488">
                <text:p>47.488</text:p>
              </table:table-cell>
              <table:table-cell office:value-type="float" office:value="47.484">
                <text:p>47.4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47.118">
                <text:p>47.118</text:p>
              </table:table-cell>
              <table:table-cell office:value-type="float" office:value="47.113">
                <text:p>47.1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46.75">
                <text:p>46.75</text:p>
              </table:table-cell>
              <table:table-cell office:value-type="float" office:value="46.746">
                <text:p>46.7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46.385">
                <text:p>46.385</text:p>
              </table:table-cell>
              <table:table-cell office:value-type="float" office:value="46.381">
                <text:p>46.3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46.022">
                <text:p>46.022</text:p>
              </table:table-cell>
              <table:table-cell office:value-type="float" office:value="46.018">
                <text:p>46.0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45.662">
                <text:p>45.662</text:p>
              </table:table-cell>
              <table:table-cell office:value-type="float" office:value="45.658">
                <text:p>45.6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45.304">
                <text:p>45.304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44.949">
                <text:p>44.949</text:p>
              </table:table-cell>
              <table:table-cell office:value-type="float" office:value="44.944">
                <text:p>44.9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44.596">
                <text:p>44.596</text:p>
              </table:table-cell>
              <table:table-cell office:value-type="float" office:value="44.591">
                <text:p>44.5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44.245">
                <text:p>44.245</text:p>
              </table:table-cell>
              <table:table-cell office:value-type="float" office:value="44.241">
                <text:p>44.2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43.897">
                <text:p>43.897</text:p>
              </table:table-cell>
              <table:table-cell office:value-type="float" office:value="43.893">
                <text:p>43.8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43.551">
                <text:p>43.551</text:p>
              </table:table-cell>
              <table:table-cell office:value-type="float" office:value="43.547">
                <text:p>43.5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43.207">
                <text:p>43.207</text:p>
              </table:table-cell>
              <table:table-cell office:value-type="float" office:value="43.203">
                <text:p>43.2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42.866">
                <text:p>42.866</text:p>
              </table:table-cell>
              <table:table-cell office:value-type="float" office:value="42.862">
                <text:p>42.8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42.528">
                <text:p>42.528</text:p>
              </table:table-cell>
              <table:table-cell office:value-type="float" office:value="42.524">
                <text:p>42.5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42.191">
                <text:p>42.191</text:p>
              </table:table-cell>
              <table:table-cell office:value-type="float" office:value="42.187">
                <text:p>42.1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41.857">
                <text:p>41.857</text:p>
              </table:table-cell>
              <table:table-cell office:value-type="float" office:value="41.853">
                <text:p>41.8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41.525">
                <text:p>41.525</text:p>
              </table:table-cell>
              <table:table-cell office:value-type="float" office:value="41.521">
                <text:p>41.5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41.196">
                <text:p>41.196</text:p>
              </table:table-cell>
              <table:table-cell office:value-type="float" office:value="41.192">
                <text:p>41.1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40.869">
                <text:p>40.869</text:p>
              </table:table-cell>
              <table:table-cell office:value-type="float" office:value="40.865">
                <text:p>40.8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40.544">
                <text:p>40.544</text:p>
              </table:table-cell>
              <table:table-cell office:value-type="float" office:value="40.54">
                <text:p>40.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40.221">
                <text:p>40.221</text:p>
              </table:table-cell>
              <table:table-cell office:value-type="float" office:value="40.217">
                <text:p>40.2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39.901">
                <text:p>39.901</text:p>
              </table:table-cell>
              <table:table-cell office:value-type="float" office:value="39.897">
                <text:p>39.8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39.583">
                <text:p>39.583</text:p>
              </table:table-cell>
              <table:table-cell office:value-type="float" office:value="39.579">
                <text:p>39.5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39.267">
                <text:p>39.267</text:p>
              </table:table-cell>
              <table:table-cell office:value-type="float" office:value="39.263">
                <text:p>39.2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38.954">
                <text:p>38.954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38.642">
                <text:p>38.642</text:p>
              </table:table-cell>
              <table:table-cell office:value-type="float" office:value="38.639">
                <text:p>38.6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38.333">
                <text:p>38.333</text:p>
              </table:table-cell>
              <table:table-cell office:value-type="float" office:value="38.329">
                <text:p>38.3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38.026">
                <text:p>38.026</text:p>
              </table:table-cell>
              <table:table-cell office:value-type="float" office:value="38.023">
                <text:p>38.0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37.722">
                <text:p>37.722</text:p>
              </table:table-cell>
              <table:table-cell office:value-type="float" office:value="37.718">
                <text:p>37.7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37.419">
                <text:p>37.419</text:p>
              </table:table-cell>
              <table:table-cell office:value-type="float" office:value="37.416">
                <text:p>37.4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37.119">
                <text:p>37.119</text:p>
              </table:table-cell>
              <table:table-cell office:value-type="float" office:value="37.115">
                <text:p>37.1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36.821">
                <text:p>36.821</text:p>
              </table:table-cell>
              <table:table-cell office:value-type="float" office:value="36.817">
                <text:p>36.8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36.525">
                <text:p>36.525</text:p>
              </table:table-cell>
              <table:table-cell office:value-type="float" office:value="36.521">
                <text:p>36.5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36.231">
                <text:p>36.231</text:p>
              </table:table-cell>
              <table:table-cell office:value-type="float" office:value="36.228">
                <text:p>36.2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35.939">
                <text:p>35.939</text:p>
              </table:table-cell>
              <table:table-cell office:value-type="float" office:value="35.936">
                <text:p>35.9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35.65">
                <text:p>35.65</text:p>
              </table:table-cell>
              <table:table-cell office:value-type="float" office:value="35.646">
                <text:p>35.6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35.363">
                <text:p>35.363</text:p>
              </table:table-cell>
              <table:table-cell office:value-type="float" office:value="35.359">
                <text:p>35.3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289cm" svg:y="0.316cm" chart:style-name="ch2">
          <text:p>TAT comparison</text:p>
        </chart:title>
        <chart:legend chart:legend-position="end" svg:x="12.961cm" svg:y="3.955cm" style:legend-expansion="high" chart:style-name="ch3"/>
        <chart:plot-area chart:style-name="ch4" table:cell-range-address="'10 percent'.A2:'10 percent'.A202 '10 percent'.D1:'10 percent'.D202 '10 percent'.K1:'10 percent'.K202" chart:data-source-has-labels="row" svg:x="0.769cm" svg:y="1.635cm" svg:width="11.554cm" svg:height="6.771cm">
          <chartooo:coordinate-region svg:x="1.761cm" svg:y="1.835cm" svg:width="10.191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0 percent'.D2:'10 percent'.D202" chart:label-cell-address="'10 percent'.D1:'10 percent'.D1" chart:class="chart:scatter">
            <chart:domain table:cell-range-address="'10 percent'.A2:'10 percent'.A202"/>
            <chart:data-point chart:repeated="201"/>
          </chart:series>
          <chart:series chart:style-name="ch8" chart:values-cell-range-address="'10 percent'.K2:'10 percent'.K202" chart:label-cell-address="'10 percent'.K1:'10 percent'.K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TAT</text:p>
                <draw:g>
                  <svg:desc>'10 percent'.D1:'10 percent'.D1</svg:desc>
                </draw:g>
              </table:table-cell>
              <table:table-cell office:value-type="string">
                <text:p>noapc TAT</text:p>
                <draw:g>
                  <svg:desc>'10 percent'.K1:'10 percent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 percent'.A2:'10 percent'.A202</svg:desc>
                </draw:g>
              </table:table-cell>
              <table:table-cell office:value-type="float" office:value="0">
                <text:p>0</text:p>
                <draw:g>
                  <svg:desc>'10 percent'.D2:'10 percent'.D202</svg:desc>
                </draw:g>
              </table:table-cell>
              <table:table-cell office:value-type="float" office:value="0">
                <text:p>0</text:p>
                <draw:g>
                  <svg:desc>'10 percent'.K2:'10 percent'.K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055928">
                <text:p>0.0000055928</text:p>
              </table:table-cell>
              <table:table-cell office:value-type="float" office:value="0.0000055968">
                <text:p>0.0000055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047659">
                <text:p>0.000047659</text:p>
              </table:table-cell>
              <table:table-cell office:value-type="float" office:value="0.000047689">
                <text:p>0.000047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14545">
                <text:p>0.00014545</text:p>
              </table:table-cell>
              <table:table-cell office:value-type="float" office:value="0.00014553">
                <text:p>0.00014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030714">
                <text:p>0.00030714</text:p>
              </table:table-cell>
              <table:table-cell office:value-type="float" office:value="0.00030729">
                <text:p>0.00030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055329">
                <text:p>0.00055329</text:p>
              </table:table-cell>
              <table:table-cell office:value-type="float" office:value="0.00055354">
                <text:p>0.000553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095887">
                <text:p>0.00095887</text:p>
              </table:table-cell>
              <table:table-cell office:value-type="float" office:value="0.00095932">
                <text:p>0.00095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17384">
                <text:p>0.0017384</text:p>
              </table:table-cell>
              <table:table-cell office:value-type="float" office:value="0.0017393">
                <text:p>0.0017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031416">
                <text:p>0.0031416</text:p>
              </table:table-cell>
              <table:table-cell office:value-type="float" office:value="0.0031433">
                <text:p>0.00314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060039">
                <text:p>0.0060039</text:p>
              </table:table-cell>
              <table:table-cell office:value-type="float" office:value="0.0060073">
                <text:p>0.0060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11826">
                <text:p>0.011826</text:p>
              </table:table-cell>
              <table:table-cell office:value-type="float" office:value="0.011833">
                <text:p>0.0118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02261">
                <text:p>0.02261</text:p>
              </table:table-cell>
              <table:table-cell office:value-type="float" office:value="0.022621">
                <text:p>0.0226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0432">
                <text:p>0.0432</text:p>
              </table:table-cell>
              <table:table-cell office:value-type="float" office:value="0.04322">
                <text:p>0.043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084006">
                <text:p>0.084006</text:p>
              </table:table-cell>
              <table:table-cell office:value-type="float" office:value="0.084041">
                <text:p>0.0840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0.17392">
                <text:p>0.17392</text:p>
              </table:table-cell>
              <table:table-cell office:value-type="float" office:value="0.17399">
                <text:p>0.17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0.40495">
                <text:p>0.40495</text:p>
              </table:table-cell>
              <table:table-cell office:value-type="float" office:value="0.40511">
                <text:p>0.40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.0225">
                <text:p>1.0225</text:p>
              </table:table-cell>
              <table:table-cell office:value-type="float" office:value="1.0229">
                <text:p>1.02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2.4502">
                <text:p>2.4502</text:p>
              </table:table-cell>
              <table:table-cell office:value-type="float" office:value="2.451">
                <text:p>2.4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5.1452">
                <text:p>5.1452</text:p>
              </table:table-cell>
              <table:table-cell office:value-type="float" office:value="5.1466">
                <text:p>5.14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9.4374">
                <text:p>9.4374</text:p>
              </table:table-cell>
              <table:table-cell office:value-type="float" office:value="9.4395">
                <text:p>9.43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5.48">
                <text:p>15.48</text:p>
              </table:table-cell>
              <table:table-cell office:value-type="float" office:value="15.483">
                <text:p>15.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23.266">
                <text:p>23.266</text:p>
              </table:table-cell>
              <table:table-cell office:value-type="float" office:value="23.269">
                <text:p>23.2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32.646">
                <text:p>32.646</text:p>
              </table:table-cell>
              <table:table-cell office:value-type="float" office:value="32.65">
                <text:p>32.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43.372">
                <text:p>43.372</text:p>
              </table:table-cell>
              <table:table-cell office:value-type="float" office:value="43.377">
                <text:p>43.3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55.149">
                <text:p>55.149</text:p>
              </table:table-cell>
              <table:table-cell office:value-type="float" office:value="55.154">
                <text:p>55.1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67.685">
                <text:p>67.685</text:p>
              </table:table-cell>
              <table:table-cell office:value-type="float" office:value="67.691">
                <text:p>67.6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80.724">
                <text:p>80.724</text:p>
              </table:table-cell>
              <table:table-cell office:value-type="float" office:value="80.729">
                <text:p>80.7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94.054">
                <text:p>94.054</text:p>
              </table:table-cell>
              <table:table-cell office:value-type="float" office:value="94.06">
                <text:p>94.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107.51">
                <text:p>107.51</text:p>
              </table:table-cell>
              <table:table-cell office:value-type="float" office:value="107.52">
                <text:p>107.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120.96">
                <text:p>120.96</text:p>
              </table:table-cell>
              <table:table-cell office:value-type="float" office:value="120.97">
                <text:p>120.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134.32">
                <text:p>134.32</text:p>
              </table:table-cell>
              <table:table-cell office:value-type="float" office:value="134.33">
                <text:p>134.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147.51">
                <text:p>147.51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160.49">
                <text:p>160.49</text:p>
              </table:table-cell>
              <table:table-cell office:value-type="float" office:value="160.5">
                <text:p>16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73.23">
                <text:p>173.23</text:p>
              </table:table-cell>
              <table:table-cell office:value-type="float" office:value="173.23">
                <text:p>173.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85.7">
                <text:p>185.7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97.89">
                <text:p>197.89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209.81">
                <text:p>209.81</text:p>
              </table:table-cell>
              <table:table-cell office:value-type="float" office:value="209.81">
                <text:p>209.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221.45">
                <text:p>221.45</text:p>
              </table:table-cell>
              <table:table-cell office:value-type="float" office:value="221.45">
                <text:p>221.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232.81">
                <text:p>232.81</text:p>
              </table:table-cell>
              <table:table-cell office:value-type="float" office:value="232.82">
                <text:p>232.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243.92">
                <text:p>243.92</text:p>
              </table:table-cell>
              <table:table-cell office:value-type="float" office:value="243.92">
                <text:p>243.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254.76">
                <text:p>254.76</text:p>
              </table:table-cell>
              <table:table-cell office:value-type="float" office:value="254.76">
                <text:p>254.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265.36">
                <text:p>265.36</text:p>
              </table:table-cell>
              <table:table-cell office:value-type="float" office:value="265.36">
                <text:p>265.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275.72">
                <text:p>275.72</text:p>
              </table:table-cell>
              <table:table-cell office:value-type="float" office:value="275.73">
                <text:p>275.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285.86">
                <text:p>285.86</text:p>
              </table:table-cell>
              <table:table-cell office:value-type="float" office:value="285.86">
                <text:p>285.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295.78">
                <text:p>295.78</text:p>
              </table:table-cell>
              <table:table-cell office:value-type="float" office:value="295.79">
                <text:p>295.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305.5">
                <text:p>305.5</text:p>
              </table:table-cell>
              <table:table-cell office:value-type="float" office:value="305.51">
                <text:p>305.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315.03">
                <text:p>315.03</text:p>
              </table:table-cell>
              <table:table-cell office:value-type="float" office:value="315.03">
                <text:p>315.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324.37">
                <text:p>324.37</text:p>
              </table:table-cell>
              <table:table-cell office:value-type="float" office:value="324.37">
                <text:p>324.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333.54">
                <text:p>333.54</text:p>
              </table:table-cell>
              <table:table-cell office:value-type="float" office:value="333.54">
                <text:p>333.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342.54">
                <text:p>342.54</text:p>
              </table:table-cell>
              <table:table-cell office:value-type="float" office:value="342.55">
                <text:p>342.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351.39">
                <text:p>351.39</text:p>
              </table:table-cell>
              <table:table-cell office:value-type="float" office:value="351.4">
                <text:p>351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360.09">
                <text:p>360.09</text:p>
              </table:table-cell>
              <table:table-cell office:value-type="float" office:value="360.1">
                <text:p>360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368.65">
                <text:p>368.65</text:p>
              </table:table-cell>
              <table:table-cell office:value-type="float" office:value="368.65">
                <text:p>368.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377.07">
                <text:p>377.07</text:p>
              </table:table-cell>
              <table:table-cell office:value-type="float" office:value="377.08">
                <text:p>377.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385.37">
                <text:p>385.37</text:p>
              </table:table-cell>
              <table:table-cell office:value-type="float" office:value="385.37">
                <text:p>385.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393.55">
                <text:p>393.55</text:p>
              </table:table-cell>
              <table:table-cell office:value-type="float" office:value="393.55">
                <text:p>393.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401.61">
                <text:p>401.61</text:p>
              </table:table-cell>
              <table:table-cell office:value-type="float" office:value="401.61">
                <text:p>401.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409.55">
                <text:p>409.55</text:p>
              </table:table-cell>
              <table:table-cell office:value-type="float" office:value="409.56">
                <text:p>409.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417.4">
                <text:p>417.4</text:p>
              </table:table-cell>
              <table:table-cell office:value-type="float" office:value="417.4">
                <text:p>417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425.14">
                <text:p>425.14</text:p>
              </table:table-cell>
              <table:table-cell office:value-type="float" office:value="425.14">
                <text:p>425.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432.78">
                <text:p>432.78</text:p>
              </table:table-cell>
              <table:table-cell office:value-type="float" office:value="432.78">
                <text:p>432.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440.33">
                <text:p>440.33</text:p>
              </table:table-cell>
              <table:table-cell office:value-type="float" office:value="440.33">
                <text:p>440.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447.79">
                <text:p>447.79</text:p>
              </table:table-cell>
              <table:table-cell office:value-type="float" office:value="447.79">
                <text:p>447.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455.16">
                <text:p>455.16</text:p>
              </table:table-cell>
              <table:table-cell office:value-type="float" office:value="455.16">
                <text:p>455.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462.45">
                <text:p>462.45</text:p>
              </table:table-cell>
              <table:table-cell office:value-type="float" office:value="462.45">
                <text:p>462.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469.66">
                <text:p>469.66</text:p>
              </table:table-cell>
              <table:table-cell office:value-type="float" office:value="469.66">
                <text:p>469.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476.78">
                <text:p>476.78</text:p>
              </table:table-cell>
              <table:table-cell office:value-type="float" office:value="476.79">
                <text:p>476.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483.84">
                <text:p>483.84</text:p>
              </table:table-cell>
              <table:table-cell office:value-type="float" office:value="483.84">
                <text:p>483.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490.82">
                <text:p>490.82</text:p>
              </table:table-cell>
              <table:table-cell office:value-type="float" office:value="490.82">
                <text:p>490.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497.72">
                <text:p>497.72</text:p>
              </table:table-cell>
              <table:table-cell office:value-type="float" office:value="497.72">
                <text:p>497.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504.56">
                <text:p>504.56</text:p>
              </table:table-cell>
              <table:table-cell office:value-type="float" office:value="504.56">
                <text:p>504.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511.33">
                <text:p>511.33</text:p>
              </table:table-cell>
              <table:table-cell office:value-type="float" office:value="511.33">
                <text:p>511.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518.03">
                <text:p>518.03</text:p>
              </table:table-cell>
              <table:table-cell office:value-type="float" office:value="518.03">
                <text:p>518.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524.67">
                <text:p>524.67</text:p>
              </table:table-cell>
              <table:table-cell office:value-type="float" office:value="524.67">
                <text:p>524.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531.24">
                <text:p>531.24</text:p>
              </table:table-cell>
              <table:table-cell office:value-type="float" office:value="531.24">
                <text:p>531.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537.75">
                <text:p>537.75</text:p>
              </table:table-cell>
              <table:table-cell office:value-type="float" office:value="537.75">
                <text:p>537.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544.2">
                <text:p>544.2</text:p>
              </table:table-cell>
              <table:table-cell office:value-type="float" office:value="544.2">
                <text:p>544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550.59">
                <text:p>550.59</text:p>
              </table:table-cell>
              <table:table-cell office:value-type="float" office:value="550.59">
                <text:p>550.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556.92">
                <text:p>556.92</text:p>
              </table:table-cell>
              <table:table-cell office:value-type="float" office:value="556.91">
                <text:p>556.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563.19">
                <text:p>563.19</text:p>
              </table:table-cell>
              <table:table-cell office:value-type="float" office:value="563.19">
                <text:p>563.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569.4">
                <text:p>569.4</text:p>
              </table:table-cell>
              <table:table-cell office:value-type="float" office:value="569.4">
                <text:p>569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575.56">
                <text:p>575.56</text:p>
              </table:table-cell>
              <table:table-cell office:value-type="float" office:value="575.56">
                <text:p>575.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581.66">
                <text:p>581.66</text:p>
              </table:table-cell>
              <table:table-cell office:value-type="float" office:value="581.66">
                <text:p>581.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587.71">
                <text:p>587.71</text:p>
              </table:table-cell>
              <table:table-cell office:value-type="float" office:value="587.71">
                <text:p>587.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593.7">
                <text:p>593.7</text:p>
              </table:table-cell>
              <table:table-cell office:value-type="float" office:value="593.7">
                <text:p>593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599.65">
                <text:p>599.65</text:p>
              </table:table-cell>
              <table:table-cell office:value-type="float" office:value="599.64">
                <text:p>599.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605.53">
                <text:p>605.53</text:p>
              </table:table-cell>
              <table:table-cell office:value-type="float" office:value="605.53">
                <text:p>605.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611.37">
                <text:p>611.37</text:p>
              </table:table-cell>
              <table:table-cell office:value-type="float" office:value="611.37">
                <text:p>611.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617.15">
                <text:p>617.15</text:p>
              </table:table-cell>
              <table:table-cell office:value-type="float" office:value="617.15">
                <text:p>617.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622.89">
                <text:p>622.89</text:p>
              </table:table-cell>
              <table:table-cell office:value-type="float" office:value="622.88">
                <text:p>622.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628.57">
                <text:p>628.57</text:p>
              </table:table-cell>
              <table:table-cell office:value-type="float" office:value="628.57">
                <text:p>628.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634.21">
                <text:p>634.21</text:p>
              </table:table-cell>
              <table:table-cell office:value-type="float" office:value="634.2">
                <text:p>634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639.79">
                <text:p>639.79</text:p>
              </table:table-cell>
              <table:table-cell office:value-type="float" office:value="639.79">
                <text:p>639.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645.33">
                <text:p>645.33</text:p>
              </table:table-cell>
              <table:table-cell office:value-type="float" office:value="645.32">
                <text:p>645.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650.81">
                <text:p>650.81</text:p>
              </table:table-cell>
              <table:table-cell office:value-type="float" office:value="650.81">
                <text:p>650.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656.25">
                <text:p>656.25</text:p>
              </table:table-cell>
              <table:table-cell office:value-type="float" office:value="656.25">
                <text:p>656.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661.64">
                <text:p>661.64</text:p>
              </table:table-cell>
              <table:table-cell office:value-type="float" office:value="661.64">
                <text:p>661.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666.99">
                <text:p>666.99</text:p>
              </table:table-cell>
              <table:table-cell office:value-type="float" office:value="666.98">
                <text:p>666.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672.29">
                <text:p>672.29</text:p>
              </table:table-cell>
              <table:table-cell office:value-type="float" office:value="672.28">
                <text:p>672.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677.54">
                <text:p>677.54</text:p>
              </table:table-cell>
              <table:table-cell office:value-type="float" office:value="677.53">
                <text:p>677.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682.75">
                <text:p>682.75</text:p>
              </table:table-cell>
              <table:table-cell office:value-type="float" office:value="682.74">
                <text:p>682.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687.91">
                <text:p>687.91</text:p>
              </table:table-cell>
              <table:table-cell office:value-type="float" office:value="687.9">
                <text:p>687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693.02">
                <text:p>693.02</text:p>
              </table:table-cell>
              <table:table-cell office:value-type="float" office:value="693.02">
                <text:p>693.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698.1">
                <text:p>698.1</text:p>
              </table:table-cell>
              <table:table-cell office:value-type="float" office:value="698.09">
                <text:p>698.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703.12">
                <text:p>703.12</text:p>
              </table:table-cell>
              <table:table-cell office:value-type="float" office:value="703.12">
                <text:p>703.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708.11">
                <text:p>708.11</text:p>
              </table:table-cell>
              <table:table-cell office:value-type="float" office:value="708.1">
                <text:p>708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713.05">
                <text:p>713.05</text:p>
              </table:table-cell>
              <table:table-cell office:value-type="float" office:value="713.04">
                <text:p>713.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717.95">
                <text:p>717.95</text:p>
              </table:table-cell>
              <table:table-cell office:value-type="float" office:value="717.94">
                <text:p>717.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722.8">
                <text:p>722.8</text:p>
              </table:table-cell>
              <table:table-cell office:value-type="float" office:value="722.79">
                <text:p>722.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727.61">
                <text:p>727.61</text:p>
              </table:table-cell>
              <table:table-cell office:value-type="float" office:value="727.6">
                <text:p>727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732.38">
                <text:p>732.38</text:p>
              </table:table-cell>
              <table:table-cell office:value-type="float" office:value="732.37">
                <text:p>732.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737.11">
                <text:p>737.11</text:p>
              </table:table-cell>
              <table:table-cell office:value-type="float" office:value="737.1">
                <text:p>737.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741.8">
                <text:p>741.8</text:p>
              </table:table-cell>
              <table:table-cell office:value-type="float" office:value="741.79">
                <text:p>741.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746.44">
                <text:p>746.44</text:p>
              </table:table-cell>
              <table:table-cell office:value-type="float" office:value="746.43">
                <text:p>746.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751.05">
                <text:p>751.05</text:p>
              </table:table-cell>
              <table:table-cell office:value-type="float" office:value="751.04">
                <text:p>751.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755.61">
                <text:p>755.61</text:p>
              </table:table-cell>
              <table:table-cell office:value-type="float" office:value="755.6">
                <text:p>755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760.14">
                <text:p>760.14</text:p>
              </table:table-cell>
              <table:table-cell office:value-type="float" office:value="760.13">
                <text:p>760.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764.62">
                <text:p>764.62</text:p>
              </table:table-cell>
              <table:table-cell office:value-type="float" office:value="764.61">
                <text:p>764.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769.07">
                <text:p>769.07</text:p>
              </table:table-cell>
              <table:table-cell office:value-type="float" office:value="769.06">
                <text:p>769.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773.47">
                <text:p>773.47</text:p>
              </table:table-cell>
              <table:table-cell office:value-type="float" office:value="773.46">
                <text:p>773.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777.84">
                <text:p>777.84</text:p>
              </table:table-cell>
              <table:table-cell office:value-type="float" office:value="777.83">
                <text:p>777.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782.17">
                <text:p>782.17</text:p>
              </table:table-cell>
              <table:table-cell office:value-type="float" office:value="782.16">
                <text:p>782.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786.46">
                <text:p>786.46</text:p>
              </table:table-cell>
              <table:table-cell office:value-type="float" office:value="786.45">
                <text:p>786.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790.72">
                <text:p>790.72</text:p>
              </table:table-cell>
              <table:table-cell office:value-type="float" office:value="790.7">
                <text:p>790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794.93">
                <text:p>794.93</text:p>
              </table:table-cell>
              <table:table-cell office:value-type="float" office:value="794.92">
                <text:p>794.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799.11">
                <text:p>799.11</text:p>
              </table:table-cell>
              <table:table-cell office:value-type="float" office:value="799.1">
                <text:p>799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803.25">
                <text:p>803.25</text:p>
              </table:table-cell>
              <table:table-cell office:value-type="float" office:value="803.24">
                <text:p>803.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807.36">
                <text:p>807.36</text:p>
              </table:table-cell>
              <table:table-cell office:value-type="float" office:value="807.35">
                <text:p>807.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811.43">
                <text:p>811.43</text:p>
              </table:table-cell>
              <table:table-cell office:value-type="float" office:value="811.42">
                <text:p>811.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815.46">
                <text:p>815.46</text:p>
              </table:table-cell>
              <table:table-cell office:value-type="float" office:value="815.45">
                <text:p>815.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819.46">
                <text:p>819.46</text:p>
              </table:table-cell>
              <table:table-cell office:value-type="float" office:value="819.45">
                <text:p>819.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823.42">
                <text:p>823.42</text:p>
              </table:table-cell>
              <table:table-cell office:value-type="float" office:value="823.41">
                <text:p>823.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827.35">
                <text:p>827.35</text:p>
              </table:table-cell>
              <table:table-cell office:value-type="float" office:value="827.33">
                <text:p>827.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831.24">
                <text:p>831.24</text:p>
              </table:table-cell>
              <table:table-cell office:value-type="float" office:value="831.23">
                <text:p>831.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835.1">
                <text:p>835.1</text:p>
              </table:table-cell>
              <table:table-cell office:value-type="float" office:value="835.08">
                <text:p>835.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838.92">
                <text:p>838.92</text:p>
              </table:table-cell>
              <table:table-cell office:value-type="float" office:value="838.91">
                <text:p>838.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842.71">
                <text:p>842.71</text:p>
              </table:table-cell>
              <table:table-cell office:value-type="float" office:value="842.7">
                <text:p>842.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846.47">
                <text:p>846.47</text:p>
              </table:table-cell>
              <table:table-cell office:value-type="float" office:value="846.45">
                <text:p>846.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850.19">
                <text:p>850.19</text:p>
              </table:table-cell>
              <table:table-cell office:value-type="float" office:value="850.18">
                <text:p>850.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853.88">
                <text:p>853.88</text:p>
              </table:table-cell>
              <table:table-cell office:value-type="float" office:value="853.87">
                <text:p>853.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857.54">
                <text:p>857.54</text:p>
              </table:table-cell>
              <table:table-cell office:value-type="float" office:value="857.52">
                <text:p>857.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861.17">
                <text:p>861.17</text:p>
              </table:table-cell>
              <table:table-cell office:value-type="float" office:value="861.15">
                <text:p>861.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864.76">
                <text:p>864.76</text:p>
              </table:table-cell>
              <table:table-cell office:value-type="float" office:value="864.74">
                <text:p>864.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868.32">
                <text:p>868.32</text:p>
              </table:table-cell>
              <table:table-cell office:value-type="float" office:value="868.3">
                <text:p>868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871.85">
                <text:p>871.85</text:p>
              </table:table-cell>
              <table:table-cell office:value-type="float" office:value="871.83">
                <text:p>871.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875.35">
                <text:p>875.35</text:p>
              </table:table-cell>
              <table:table-cell office:value-type="float" office:value="875.33">
                <text:p>875.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878.81">
                <text:p>878.81</text:p>
              </table:table-cell>
              <table:table-cell office:value-type="float" office:value="878.8">
                <text:p>878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882.25">
                <text:p>882.25</text:p>
              </table:table-cell>
              <table:table-cell office:value-type="float" office:value="882.23">
                <text:p>882.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885.66">
                <text:p>885.66</text:p>
              </table:table-cell>
              <table:table-cell office:value-type="float" office:value="885.64">
                <text:p>885.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889.03">
                <text:p>889.03</text:p>
              </table:table-cell>
              <table:table-cell office:value-type="float" office:value="889.01">
                <text:p>889.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892.38">
                <text:p>892.38</text:p>
              </table:table-cell>
              <table:table-cell office:value-type="float" office:value="892.36">
                <text:p>892.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895.69">
                <text:p>895.69</text:p>
              </table:table-cell>
              <table:table-cell office:value-type="float" office:value="895.67">
                <text:p>895.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898.98">
                <text:p>898.98</text:p>
              </table:table-cell>
              <table:table-cell office:value-type="float" office:value="898.96">
                <text:p>898.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902.24">
                <text:p>902.24</text:p>
              </table:table-cell>
              <table:table-cell office:value-type="float" office:value="902.22">
                <text:p>902.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905.46">
                <text:p>905.46</text:p>
              </table:table-cell>
              <table:table-cell office:value-type="float" office:value="905.44">
                <text:p>905.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908.66">
                <text:p>908.66</text:p>
              </table:table-cell>
              <table:table-cell office:value-type="float" office:value="908.64">
                <text:p>908.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911.83">
                <text:p>911.83</text:p>
              </table:table-cell>
              <table:table-cell office:value-type="float" office:value="911.81">
                <text:p>911.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914.98">
                <text:p>914.98</text:p>
              </table:table-cell>
              <table:table-cell office:value-type="float" office:value="914.95">
                <text:p>914.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918.09">
                <text:p>918.09</text:p>
              </table:table-cell>
              <table:table-cell office:value-type="float" office:value="918.07">
                <text:p>918.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921.18">
                <text:p>921.18</text:p>
              </table:table-cell>
              <table:table-cell office:value-type="float" office:value="921.16">
                <text:p>921.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924.24">
                <text:p>924.24</text:p>
              </table:table-cell>
              <table:table-cell office:value-type="float" office:value="924.21">
                <text:p>924.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927.27">
                <text:p>927.27</text:p>
              </table:table-cell>
              <table:table-cell office:value-type="float" office:value="927.25">
                <text:p>927.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930.27">
                <text:p>930.27</text:p>
              </table:table-cell>
              <table:table-cell office:value-type="float" office:value="930.25">
                <text:p>930.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933.25">
                <text:p>933.25</text:p>
              </table:table-cell>
              <table:table-cell office:value-type="float" office:value="933.23">
                <text:p>933.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936.2">
                <text:p>936.2</text:p>
              </table:table-cell>
              <table:table-cell office:value-type="float" office:value="936.18">
                <text:p>936.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939.13">
                <text:p>939.13</text:p>
              </table:table-cell>
              <table:table-cell office:value-type="float" office:value="939.11">
                <text:p>939.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942.03">
                <text:p>942.03</text:p>
              </table:table-cell>
              <table:table-cell office:value-type="float" office:value="942.01">
                <text:p>942.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944.9">
                <text:p>944.9</text:p>
              </table:table-cell>
              <table:table-cell office:value-type="float" office:value="944.88">
                <text:p>944.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947.75">
                <text:p>947.75</text:p>
              </table:table-cell>
              <table:table-cell office:value-type="float" office:value="947.73">
                <text:p>947.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950.57">
                <text:p>950.57</text:p>
              </table:table-cell>
              <table:table-cell office:value-type="float" office:value="950.55">
                <text:p>950.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953.37">
                <text:p>953.37</text:p>
              </table:table-cell>
              <table:table-cell office:value-type="float" office:value="953.35">
                <text:p>953.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956.14">
                <text:p>956.14</text:p>
              </table:table-cell>
              <table:table-cell office:value-type="float" office:value="956.12">
                <text:p>956.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958.89">
                <text:p>958.89</text:p>
              </table:table-cell>
              <table:table-cell office:value-type="float" office:value="958.87">
                <text:p>958.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961.62">
                <text:p>961.62</text:p>
              </table:table-cell>
              <table:table-cell office:value-type="float" office:value="961.59">
                <text:p>961.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964.31">
                <text:p>964.31</text:p>
              </table:table-cell>
              <table:table-cell office:value-type="float" office:value="964.29">
                <text:p>964.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966.99">
                <text:p>966.99</text:p>
              </table:table-cell>
              <table:table-cell office:value-type="float" office:value="966.96">
                <text:p>966.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969.64">
                <text:p>969.64</text:p>
              </table:table-cell>
              <table:table-cell office:value-type="float" office:value="969.62">
                <text:p>969.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972.27">
                <text:p>972.27</text:p>
              </table:table-cell>
              <table:table-cell office:value-type="float" office:value="972.24">
                <text:p>972.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974.87">
                <text:p>974.87</text:p>
              </table:table-cell>
              <table:table-cell office:value-type="float" office:value="974.85">
                <text:p>974.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977.45">
                <text:p>977.45</text:p>
              </table:table-cell>
              <table:table-cell office:value-type="float" office:value="977.43">
                <text:p>977.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980.01">
                <text:p>980.01</text:p>
              </table:table-cell>
              <table:table-cell office:value-type="float" office:value="979.99">
                <text:p>979.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982.55">
                <text:p>982.55</text:p>
              </table:table-cell>
              <table:table-cell office:value-type="float" office:value="982.52">
                <text:p>982.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985.06">
                <text:p>985.06</text:p>
              </table:table-cell>
              <table:table-cell office:value-type="float" office:value="985.03">
                <text:p>985.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987.55">
                <text:p>987.55</text:p>
              </table:table-cell>
              <table:table-cell office:value-type="float" office:value="987.52">
                <text:p>987.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990.02">
                <text:p>990.02</text:p>
              </table:table-cell>
              <table:table-cell office:value-type="float" office:value="989.99">
                <text:p>989.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992.47">
                <text:p>992.47</text:p>
              </table:table-cell>
              <table:table-cell office:value-type="float" office:value="992.44">
                <text:p>992.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994.89">
                <text:p>994.89</text:p>
              </table:table-cell>
              <table:table-cell office:value-type="float" office:value="994.86">
                <text:p>994.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997.29">
                <text:p>997.29</text:p>
              </table:table-cell>
              <table:table-cell office:value-type="float" office:value="997.26">
                <text:p>997.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999.67">
                <text:p>999.67</text:p>
              </table:table-cell>
              <table:table-cell office:value-type="float" office:value="999.64">
                <text:p>999.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1002">
                <text:p>1002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1004.4">
                <text:p>1004.4</text:p>
              </table:table-cell>
              <table:table-cell office:value-type="float" office:value="1004.3">
                <text:p>1004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1006.7">
                <text:p>1006.7</text:p>
              </table:table-cell>
              <table:table-cell office:value-type="float" office:value="1006.7">
                <text:p>1006.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1009">
                <text:p>100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1011.3">
                <text:p>1011.3</text:p>
              </table:table-cell>
              <table:table-cell office:value-type="float" office:value="1011.2">
                <text:p>1011.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1013.5">
                <text:p>1013.5</text:p>
              </table:table-cell>
              <table:table-cell office:value-type="float" office:value="1013.5">
                <text:p>1013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1015.8">
                <text:p>1015.8</text:p>
              </table:table-cell>
              <table:table-cell office:value-type="float" office:value="1015.7">
                <text:p>1015.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1018">
                <text:p>1018</text:p>
              </table:table-cell>
              <table:table-cell office:value-type="float" office:value="1017.9">
                <text:p>1017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1020.2">
                <text:p>1020.2</text:p>
              </table:table-cell>
              <table:table-cell office:value-type="float" office:value="1020.1">
                <text:p>1020.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1022.4">
                <text:p>1022.4</text:p>
              </table:table-cell>
              <table:table-cell office:value-type="float" office:value="1022.3">
                <text:p>1022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1024.5">
                <text:p>1024.5</text:p>
              </table:table-cell>
              <table:table-cell office:value-type="float" office:value="1024.5">
                <text:p>1024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1026.7">
                <text:p>1026.7</text:p>
              </table:table-cell>
              <table:table-cell office:value-type="float" office:value="1026.6">
                <text:p>1026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22cm" svg:y="0.316cm" chart:style-name="ch2">
          <text:p>prothrombin comparison</text:p>
        </chart:title>
        <chart:legend chart:legend-position="end" svg:x="13.411cm" svg:y="3.952cm" style:legend-expansion="high" chart:style-name="ch3"/>
        <chart:plot-area chart:style-name="ch4" table:cell-range-address="'30 percent'.A2:'30 percent'.B202 '30 percent'.B1:'30 percent'.B1 '30 percent'.I1:'30 percent'.I202" chart:data-source-has-labels="row" svg:x="0.77cm" svg:y="1.635cm" svg:width="12.002cm" svg:height="6.765cm">
          <chartooo:coordinate-region svg:x="1.762cm" svg:y="1.835cm" svg:width="10.638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 percent'.B2:'30 percent'.B202" chart:label-cell-address="'30 percent'.B1:'30 percent'.B1" chart:class="chart:scatter">
            <chart:domain table:cell-range-address="'30 percent'.A2:'30 percent'.A202"/>
            <chart:data-point chart:repeated="201"/>
          </chart:series>
          <chart:series chart:style-name="ch8" chart:values-cell-range-address="'30 percent'.I2:'30 percent'.I202" chart:label-cell-address="'30 percent'.I1:'30 percent'.I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</text:p>
                <draw:g>
                  <svg:desc>'30 percent'.B1:'30 percent'.B1</svg:desc>
                </draw:g>
              </table:table-cell>
              <table:table-cell office:value-type="string">
                <text:p>noapc II</text:p>
                <draw:g>
                  <svg:desc>'30 percent'.I1:'30 percen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percent'.A2:'30 percent'.A202</svg:desc>
                </draw:g>
              </table:table-cell>
              <table:table-cell office:value-type="float" office:value="1400">
                <text:p>1400</text:p>
                <draw:g>
                  <svg:desc>'30 percent'.B2:'30 percent'.B202</svg:desc>
                </draw:g>
              </table:table-cell>
              <table:table-cell office:value-type="float" office:value="1400">
                <text:p>1400</text:p>
                <draw:g>
                  <svg:desc>'30 percent'.I2:'30 percent'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1395.1">
                <text:p>1395.1</text:p>
              </table:table-cell>
              <table:table-cell office:value-type="float" office:value="1395.1">
                <text:p>1395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1395.9">
                <text:p>1395.9</text:p>
              </table:table-cell>
              <table:table-cell office:value-type="float" office:value="1395.9">
                <text:p>139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1396.4">
                <text:p>1396.4</text:p>
              </table:table-cell>
              <table:table-cell office:value-type="float" office:value="1396.4">
                <text:p>139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1396.7">
                <text:p>1396.7</text:p>
              </table:table-cell>
              <table:table-cell office:value-type="float" office:value="1396.7">
                <text:p>1396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1397">
                <text:p>1397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1397.2">
                <text:p>1397.2</text:p>
              </table:table-cell>
              <table:table-cell office:value-type="float" office:value="1397.2">
                <text:p>139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1397.3">
                <text:p>1397.3</text:p>
              </table:table-cell>
              <table:table-cell office:value-type="float" office:value="1397.3">
                <text:p>1397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1397.3">
                <text:p>1397.3</text:p>
              </table:table-cell>
              <table:table-cell office:value-type="float" office:value="1397.3">
                <text:p>139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1397">
                <text:p>1397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1396">
                <text:p>1396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1392.5">
                <text:p>1392.5</text:p>
              </table:table-cell>
              <table:table-cell office:value-type="float" office:value="1392.5">
                <text:p>139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1383">
                <text:p>1383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1362">
                <text:p>1362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1281.6">
                <text:p>1281.6</text:p>
              </table:table-cell>
              <table:table-cell office:value-type="float" office:value="1281.6">
                <text:p>128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230.9">
                <text:p>1230.9</text:p>
              </table:table-cell>
              <table:table-cell office:value-type="float" office:value="1230.9">
                <text:p>123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1179.3">
                <text:p>1179.3</text:p>
              </table:table-cell>
              <table:table-cell office:value-type="float" office:value="1179.3">
                <text:p>1179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130.1">
                <text:p>1130.1</text:p>
              </table:table-cell>
              <table:table-cell office:value-type="float" office:value="1130.1">
                <text:p>113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084.6">
                <text:p>1084.6</text:p>
              </table:table-cell>
              <table:table-cell office:value-type="float" office:value="1084.6">
                <text:p>1084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043.2">
                <text:p>1043.2</text:p>
              </table:table-cell>
              <table:table-cell office:value-type="float" office:value="1043.1">
                <text:p>1043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005.7">
                <text:p>1005.7</text:p>
              </table:table-cell>
              <table:table-cell office:value-type="float" office:value="1005.7">
                <text:p>1005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971.87">
                <text:p>971.87</text:p>
              </table:table-cell>
              <table:table-cell office:value-type="float" office:value="971.86">
                <text:p>971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941.2">
                <text:p>941.2</text:p>
              </table:table-cell>
              <table:table-cell office:value-type="float" office:value="941.19">
                <text:p>941.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913.28">
                <text:p>913.28</text:p>
              </table:table-cell>
              <table:table-cell office:value-type="float" office:value="913.27">
                <text:p>913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887.73">
                <text:p>887.73</text:p>
              </table:table-cell>
              <table:table-cell office:value-type="float" office:value="887.71">
                <text:p>887.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864.21">
                <text:p>864.21</text:p>
              </table:table-cell>
              <table:table-cell office:value-type="float" office:value="864.2">
                <text:p>864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842.47">
                <text:p>842.47</text:p>
              </table:table-cell>
              <table:table-cell office:value-type="float" office:value="842.46">
                <text:p>842.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822.27">
                <text:p>822.27</text:p>
              </table:table-cell>
              <table:table-cell office:value-type="float" office:value="822.26">
                <text:p>822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803.41">
                <text:p>803.41</text:p>
              </table:table-cell>
              <table:table-cell office:value-type="float" office:value="803.4">
                <text:p>803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785.73">
                <text:p>785.73</text:p>
              </table:table-cell>
              <table:table-cell office:value-type="float" office:value="785.72">
                <text:p>785.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769.09">
                <text:p>769.09</text:p>
              </table:table-cell>
              <table:table-cell office:value-type="float" office:value="769.08">
                <text:p>769.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753.37">
                <text:p>753.37</text:p>
              </table:table-cell>
              <table:table-cell office:value-type="float" office:value="753.36">
                <text:p>753.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738.47">
                <text:p>738.47</text:p>
              </table:table-cell>
              <table:table-cell office:value-type="float" office:value="738.46">
                <text:p>738.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724.3">
                <text:p>724.3</text:p>
              </table:table-cell>
              <table:table-cell office:value-type="float" office:value="724.29">
                <text:p>724.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710.79">
                <text:p>710.79</text:p>
              </table:table-cell>
              <table:table-cell office:value-type="float" office:value="710.78">
                <text:p>710.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697.86">
                <text:p>697.86</text:p>
              </table:table-cell>
              <table:table-cell office:value-type="float" office:value="697.86">
                <text:p>697.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685.48">
                <text:p>685.48</text:p>
              </table:table-cell>
              <table:table-cell office:value-type="float" office:value="685.47">
                <text:p>685.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673.58">
                <text:p>673.58</text:p>
              </table:table-cell>
              <table:table-cell office:value-type="float" office:value="673.57">
                <text:p>673.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662.11">
                <text:p>662.11</text:p>
              </table:table-cell>
              <table:table-cell office:value-type="float" office:value="662.11">
                <text:p>662.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651.05">
                <text:p>651.05</text:p>
              </table:table-cell>
              <table:table-cell office:value-type="float" office:value="651.05">
                <text:p>651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640.36">
                <text:p>640.36</text:p>
              </table:table-cell>
              <table:table-cell office:value-type="float" office:value="640.36">
                <text:p>640.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630.01">
                <text:p>630.0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619.96">
                <text:p>619.96</text:p>
              </table:table-cell>
              <table:table-cell office:value-type="float" office:value="619.96">
                <text:p>619.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610.21">
                <text:p>610.21</text:p>
              </table:table-cell>
              <table:table-cell office:value-type="float" office:value="610.2">
                <text:p>610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600.72">
                <text:p>600.72</text:p>
              </table:table-cell>
              <table:table-cell office:value-type="float" office:value="600.71">
                <text:p>600.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591.48">
                <text:p>591.48</text:p>
              </table:table-cell>
              <table:table-cell office:value-type="float" office:value="591.47">
                <text:p>591.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582.47">
                <text:p>582.47</text:p>
              </table:table-cell>
              <table:table-cell office:value-type="float" office:value="582.46">
                <text:p>582.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573.67">
                <text:p>573.67</text:p>
              </table:table-cell>
              <table:table-cell office:value-type="float" office:value="573.67">
                <text:p>573.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565.08">
                <text:p>565.08</text:p>
              </table:table-cell>
              <table:table-cell office:value-type="float" office:value="565.08">
                <text:p>565.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556.68">
                <text:p>556.68</text:p>
              </table:table-cell>
              <table:table-cell office:value-type="float" office:value="556.68">
                <text:p>556.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548.46">
                <text:p>548.46</text:p>
              </table:table-cell>
              <table:table-cell office:value-type="float" office:value="548.46">
                <text:p>548.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540.41">
                <text:p>540.41</text:p>
              </table:table-cell>
              <table:table-cell office:value-type="float" office:value="540.41">
                <text:p>540.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532.52">
                <text:p>532.52</text:p>
              </table:table-cell>
              <table:table-cell office:value-type="float" office:value="532.52">
                <text:p>532.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524.79">
                <text:p>524.79</text:p>
              </table:table-cell>
              <table:table-cell office:value-type="float" office:value="524.78">
                <text:p>524.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517.2">
                <text:p>517.2</text:p>
              </table:table-cell>
              <table:table-cell office:value-type="float" office:value="517.19">
                <text:p>517.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509.75">
                <text:p>509.75</text:p>
              </table:table-cell>
              <table:table-cell office:value-type="float" office:value="509.74">
                <text:p>509.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502.43">
                <text:p>502.43</text:p>
              </table:table-cell>
              <table:table-cell office:value-type="float" office:value="502.43">
                <text:p>502.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495.25">
                <text:p>495.25</text:p>
              </table:table-cell>
              <table:table-cell office:value-type="float" office:value="495.24">
                <text:p>495.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488.19">
                <text:p>488.19</text:p>
              </table:table-cell>
              <table:table-cell office:value-type="float" office:value="488.18">
                <text:p>488.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481.25">
                <text:p>481.25</text:p>
              </table:table-cell>
              <table:table-cell office:value-type="float" office:value="481.24">
                <text:p>481.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474.42">
                <text:p>474.42</text:p>
              </table:table-cell>
              <table:table-cell office:value-type="float" office:value="474.42">
                <text:p>474.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467.71">
                <text:p>467.71</text:p>
              </table:table-cell>
              <table:table-cell office:value-type="float" office:value="467.7">
                <text:p>467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461.1">
                <text:p>461.1</text:p>
              </table:table-cell>
              <table:table-cell office:value-type="float" office:value="461.1">
                <text:p>461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454.6">
                <text:p>454.6</text:p>
              </table:table-cell>
              <table:table-cell office:value-type="float" office:value="454.6">
                <text:p>454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448.2">
                <text:p>448.2</text:p>
              </table:table-cell>
              <table:table-cell office:value-type="float" office:value="448.2">
                <text:p>448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441.91">
                <text:p>441.91</text:p>
              </table:table-cell>
              <table:table-cell office:value-type="float" office:value="441.9">
                <text:p>441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435.71">
                <text:p>435.71</text:p>
              </table:table-cell>
              <table:table-cell office:value-type="float" office:value="435.7">
                <text:p>435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429.6">
                <text:p>429.6</text:p>
              </table:table-cell>
              <table:table-cell office:value-type="float" office:value="429.6">
                <text:p>429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423.59">
                <text:p>423.59</text:p>
              </table:table-cell>
              <table:table-cell office:value-type="float" office:value="423.59">
                <text:p>423.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417.67">
                <text:p>417.67</text:p>
              </table:table-cell>
              <table:table-cell office:value-type="float" office:value="417.67">
                <text:p>417.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411.84">
                <text:p>411.84</text:p>
              </table:table-cell>
              <table:table-cell office:value-type="float" office:value="411.84">
                <text:p>411.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406.1">
                <text:p>406.1</text:p>
              </table:table-cell>
              <table:table-cell office:value-type="float" office:value="406.1">
                <text:p>406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400.44">
                <text:p>400.44</text:p>
              </table:table-cell>
              <table:table-cell office:value-type="float" office:value="400.44">
                <text:p>400.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394.87">
                <text:p>394.87</text:p>
              </table:table-cell>
              <table:table-cell office:value-type="float" office:value="394.87">
                <text:p>394.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389.38">
                <text:p>389.38</text:p>
              </table:table-cell>
              <table:table-cell office:value-type="float" office:value="389.37">
                <text:p>389.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383.97">
                <text:p>383.97</text:p>
              </table:table-cell>
              <table:table-cell office:value-type="float" office:value="383.96">
                <text:p>383.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378.64">
                <text:p>378.64</text:p>
              </table:table-cell>
              <table:table-cell office:value-type="float" office:value="378.63">
                <text:p>378.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373.38">
                <text:p>373.38</text:p>
              </table:table-cell>
              <table:table-cell office:value-type="float" office:value="373.38">
                <text:p>373.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368.21">
                <text:p>368.21</text:p>
              </table:table-cell>
              <table:table-cell office:value-type="float" office:value="368.21">
                <text:p>368.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363.11">
                <text:p>363.11</text:p>
              </table:table-cell>
              <table:table-cell office:value-type="float" office:value="363.11">
                <text:p>363.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358.09">
                <text:p>358.09</text:p>
              </table:table-cell>
              <table:table-cell office:value-type="float" office:value="358.08">
                <text:p>358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353.13">
                <text:p>353.13</text:p>
              </table:table-cell>
              <table:table-cell office:value-type="float" office:value="353.13">
                <text:p>353.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348.25">
                <text:p>348.25</text:p>
              </table:table-cell>
              <table:table-cell office:value-type="float" office:value="348.25">
                <text:p>348.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343.45">
                <text:p>343.45</text:p>
              </table:table-cell>
              <table:table-cell office:value-type="float" office:value="343.44">
                <text:p>343.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338.71">
                <text:p>338.71</text:p>
              </table:table-cell>
              <table:table-cell office:value-type="float" office:value="338.7">
                <text:p>338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334.04">
                <text:p>334.04</text:p>
              </table:table-cell>
              <table:table-cell office:value-type="float" office:value="334.03">
                <text:p>334.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329.44">
                <text:p>329.44</text:p>
              </table:table-cell>
              <table:table-cell office:value-type="float" office:value="329.43">
                <text:p>329.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324.9">
                <text:p>324.9</text:p>
              </table:table-cell>
              <table:table-cell office:value-type="float" office:value="324.9">
                <text:p>324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320.43">
                <text:p>320.43</text:p>
              </table:table-cell>
              <table:table-cell office:value-type="float" office:value="320.43">
                <text:p>320.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316.03">
                <text:p>316.03</text:p>
              </table:table-cell>
              <table:table-cell office:value-type="float" office:value="316.02">
                <text:p>316.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311.69">
                <text:p>311.69</text:p>
              </table:table-cell>
              <table:table-cell office:value-type="float" office:value="311.68">
                <text:p>311.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307.41">
                <text:p>307.41</text:p>
              </table:table-cell>
              <table:table-cell office:value-type="float" office:value="307.4">
                <text:p>307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303.19">
                <text:p>303.19</text:p>
              </table:table-cell>
              <table:table-cell office:value-type="float" office:value="303.19">
                <text:p>303.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299.04">
                <text:p>299.04</text:p>
              </table:table-cell>
              <table:table-cell office:value-type="float" office:value="299.03">
                <text:p>299.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294.94">
                <text:p>294.94</text:p>
              </table:table-cell>
              <table:table-cell office:value-type="float" office:value="294.94">
                <text:p>294.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290.91">
                <text:p>290.91</text:p>
              </table:table-cell>
              <table:table-cell office:value-type="float" office:value="290.9">
                <text:p>290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286.93">
                <text:p>286.93</text:p>
              </table:table-cell>
              <table:table-cell office:value-type="float" office:value="286.93">
                <text:p>286.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283.01">
                <text:p>283.01</text:p>
              </table:table-cell>
              <table:table-cell office:value-type="float" office:value="283.01">
                <text:p>283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279.15">
                <text:p>279.15</text:p>
              </table:table-cell>
              <table:table-cell office:value-type="float" office:value="279.14">
                <text:p>279.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275.34">
                <text:p>275.34</text:p>
              </table:table-cell>
              <table:table-cell office:value-type="float" office:value="275.34">
                <text:p>275.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271.59">
                <text:p>271.59</text:p>
              </table:table-cell>
              <table:table-cell office:value-type="float" office:value="271.59">
                <text:p>271.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267.89">
                <text:p>267.89</text:p>
              </table:table-cell>
              <table:table-cell office:value-type="float" office:value="267.89">
                <text:p>267.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264.25">
                <text:p>264.25</text:p>
              </table:table-cell>
              <table:table-cell office:value-type="float" office:value="264.24">
                <text:p>264.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260.66">
                <text:p>260.66</text:p>
              </table:table-cell>
              <table:table-cell office:value-type="float" office:value="260.65">
                <text:p>260.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257.12">
                <text:p>257.12</text:p>
              </table:table-cell>
              <table:table-cell office:value-type="float" office:value="257.11">
                <text:p>257.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253.63">
                <text:p>253.63</text:p>
              </table:table-cell>
              <table:table-cell office:value-type="float" office:value="253.63">
                <text:p>253.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250.19">
                <text:p>250.19</text:p>
              </table:table-cell>
              <table:table-cell office:value-type="float" office:value="250.19">
                <text:p>250.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246.8">
                <text:p>246.8</text:p>
              </table:table-cell>
              <table:table-cell office:value-type="float" office:value="246.8">
                <text:p>246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243.46">
                <text:p>243.46</text:p>
              </table:table-cell>
              <table:table-cell office:value-type="float" office:value="243.46">
                <text:p>243.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240.17">
                <text:p>240.17</text:p>
              </table:table-cell>
              <table:table-cell office:value-type="float" office:value="240.17">
                <text:p>240.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236.93">
                <text:p>236.93</text:p>
              </table:table-cell>
              <table:table-cell office:value-type="float" office:value="236.92">
                <text:p>236.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233.73">
                <text:p>233.73</text:p>
              </table:table-cell>
              <table:table-cell office:value-type="float" office:value="233.73">
                <text:p>233.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230.58">
                <text:p>230.58</text:p>
              </table:table-cell>
              <table:table-cell office:value-type="float" office:value="230.58">
                <text:p>230.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227.47">
                <text:p>227.47</text:p>
              </table:table-cell>
              <table:table-cell office:value-type="float" office:value="227.47">
                <text:p>227.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224.41">
                <text:p>224.41</text:p>
              </table:table-cell>
              <table:table-cell office:value-type="float" office:value="224.41">
                <text:p>224.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221.4">
                <text:p>221.4</text:p>
              </table:table-cell>
              <table:table-cell office:value-type="float" office:value="221.4">
                <text:p>221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218.42">
                <text:p>218.42</text:p>
              </table:table-cell>
              <table:table-cell office:value-type="float" office:value="218.42">
                <text:p>218.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215.49">
                <text:p>215.49</text:p>
              </table:table-cell>
              <table:table-cell office:value-type="float" office:value="215.49">
                <text:p>215.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212.61">
                <text:p>212.61</text:p>
              </table:table-cell>
              <table:table-cell office:value-type="float" office:value="212.6">
                <text:p>212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209.76">
                <text:p>209.76</text:p>
              </table:table-cell>
              <table:table-cell office:value-type="float" office:value="209.76">
                <text:p>209.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206.95">
                <text:p>206.95</text:p>
              </table:table-cell>
              <table:table-cell office:value-type="float" office:value="206.95">
                <text:p>206.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204.19">
                <text:p>204.19</text:p>
              </table:table-cell>
              <table:table-cell office:value-type="float" office:value="204.19">
                <text:p>204.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201.46">
                <text:p>201.46</text:p>
              </table:table-cell>
              <table:table-cell office:value-type="float" office:value="201.46">
                <text:p>201.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198.78">
                <text:p>198.78</text:p>
              </table:table-cell>
              <table:table-cell office:value-type="float" office:value="198.77">
                <text:p>198.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196.13">
                <text:p>196.13</text:p>
              </table:table-cell>
              <table:table-cell office:value-type="float" office:value="196.13">
                <text:p>196.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193.52">
                <text:p>193.52</text:p>
              </table:table-cell>
              <table:table-cell office:value-type="float" office:value="193.52">
                <text:p>193.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190.95">
                <text:p>190.95</text:p>
              </table:table-cell>
              <table:table-cell office:value-type="float" office:value="190.94">
                <text:p>190.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188.41">
                <text:p>188.41</text:p>
              </table:table-cell>
              <table:table-cell office:value-type="float" office:value="188.41">
                <text:p>188.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185.91">
                <text:p>185.91</text:p>
              </table:table-cell>
              <table:table-cell office:value-type="float" office:value="185.91">
                <text:p>185.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183.45">
                <text:p>183.45</text:p>
              </table:table-cell>
              <table:table-cell office:value-type="float" office:value="183.45">
                <text:p>183.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181.02">
                <text:p>181.02</text:p>
              </table:table-cell>
              <table:table-cell office:value-type="float" office:value="181.02">
                <text:p>181.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178.63">
                <text:p>178.63</text:p>
              </table:table-cell>
              <table:table-cell office:value-type="float" office:value="178.62">
                <text:p>178.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176.27">
                <text:p>176.27</text:p>
              </table:table-cell>
              <table:table-cell office:value-type="float" office:value="176.26">
                <text:p>176.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173.94">
                <text:p>173.94</text:p>
              </table:table-cell>
              <table:table-cell office:value-type="float" office:value="173.94">
                <text:p>173.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171.65">
                <text:p>171.65</text:p>
              </table:table-cell>
              <table:table-cell office:value-type="float" office:value="171.65">
                <text:p>171.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169.39">
                <text:p>169.39</text:p>
              </table:table-cell>
              <table:table-cell office:value-type="float" office:value="169.39">
                <text:p>169.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167.16">
                <text:p>167.16</text:p>
              </table:table-cell>
              <table:table-cell office:value-type="float" office:value="167.16">
                <text:p>167.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164.96">
                <text:p>164.96</text:p>
              </table:table-cell>
              <table:table-cell office:value-type="float" office:value="164.96">
                <text:p>164.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162.8">
                <text:p>162.8</text:p>
              </table:table-cell>
              <table:table-cell office:value-type="float" office:value="162.8">
                <text:p>162.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160.67">
                <text:p>160.67</text:p>
              </table:table-cell>
              <table:table-cell office:value-type="float" office:value="160.66">
                <text:p>160.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158.56">
                <text:p>158.56</text:p>
              </table:table-cell>
              <table:table-cell office:value-type="float" office:value="158.56">
                <text:p>158.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156.49">
                <text:p>156.49</text:p>
              </table:table-cell>
              <table:table-cell office:value-type="float" office:value="156.49">
                <text:p>156.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154.44">
                <text:p>154.44</text:p>
              </table:table-cell>
              <table:table-cell office:value-type="float" office:value="154.44">
                <text:p>154.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152.43">
                <text:p>152.43</text:p>
              </table:table-cell>
              <table:table-cell office:value-type="float" office:value="152.43">
                <text:p>152.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150.44">
                <text:p>150.44</text:p>
              </table:table-cell>
              <table:table-cell office:value-type="float" office:value="150.44">
                <text:p>150.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148.48">
                <text:p>148.48</text:p>
              </table:table-cell>
              <table:table-cell office:value-type="float" office:value="148.48">
                <text:p>148.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146.55">
                <text:p>146.55</text:p>
              </table:table-cell>
              <table:table-cell office:value-type="float" office:value="146.55">
                <text:p>146.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144.65">
                <text:p>144.65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142.77">
                <text:p>142.77</text:p>
              </table:table-cell>
              <table:table-cell office:value-type="float" office:value="142.77">
                <text:p>142.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140.92">
                <text:p>140.92</text:p>
              </table:table-cell>
              <table:table-cell office:value-type="float" office:value="140.92">
                <text:p>140.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139.1">
                <text:p>139.1</text:p>
              </table:table-cell>
              <table:table-cell office:value-type="float" office:value="139.1">
                <text:p>139.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137.3">
                <text:p>137.3</text:p>
              </table:table-cell>
              <table:table-cell office:value-type="float" office:value="137.3">
                <text:p>137.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135.53">
                <text:p>135.53</text:p>
              </table:table-cell>
              <table:table-cell office:value-type="float" office:value="135.53">
                <text:p>135.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133.78">
                <text:p>133.78</text:p>
              </table:table-cell>
              <table:table-cell office:value-type="float" office:value="133.78">
                <text:p>133.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132.06">
                <text:p>132.06</text:p>
              </table:table-cell>
              <table:table-cell office:value-type="float" office:value="132.05">
                <text:p>132.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130.36">
                <text:p>130.36</text:p>
              </table:table-cell>
              <table:table-cell office:value-type="float" office:value="130.35">
                <text:p>130.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128.68">
                <text:p>128.68</text:p>
              </table:table-cell>
              <table:table-cell office:value-type="float" office:value="128.68">
                <text:p>128.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127.03">
                <text:p>127.03</text:p>
              </table:table-cell>
              <table:table-cell office:value-type="float" office:value="127.03">
                <text:p>127.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125.4">
                <text:p>125.4</text:p>
              </table:table-cell>
              <table:table-cell office:value-type="float" office:value="125.4">
                <text:p>125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123.79">
                <text:p>123.79</text:p>
              </table:table-cell>
              <table:table-cell office:value-type="float" office:value="123.79">
                <text:p>123.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122.21">
                <text:p>122.21</text:p>
              </table:table-cell>
              <table:table-cell office:value-type="float" office:value="122.21">
                <text:p>122.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120.65">
                <text:p>120.65</text:p>
              </table:table-cell>
              <table:table-cell office:value-type="float" office:value="120.65">
                <text:p>120.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119.11">
                <text:p>119.11</text:p>
              </table:table-cell>
              <table:table-cell office:value-type="float" office:value="119.11">
                <text:p>119.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117.59">
                <text:p>117.59</text:p>
              </table:table-cell>
              <table:table-cell office:value-type="float" office:value="117.59">
                <text:p>117.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116.1">
                <text:p>116.1</text:p>
              </table:table-cell>
              <table:table-cell office:value-type="float" office:value="116.1">
                <text:p>116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114.62">
                <text:p>114.62</text:p>
              </table:table-cell>
              <table:table-cell office:value-type="float" office:value="114.62">
                <text:p>114.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113.17">
                <text:p>113.17</text:p>
              </table:table-cell>
              <table:table-cell office:value-type="float" office:value="113.16">
                <text:p>113.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111.73">
                <text:p>111.73</text:p>
              </table:table-cell>
              <table:table-cell office:value-type="float" office:value="111.73">
                <text:p>111.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110.32">
                <text:p>110.32</text:p>
              </table:table-cell>
              <table:table-cell office:value-type="float" office:value="110.31">
                <text:p>110.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108.92">
                <text:p>108.92</text:p>
              </table:table-cell>
              <table:table-cell office:value-type="float" office:value="108.92">
                <text:p>108.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107.54">
                <text:p>107.54</text:p>
              </table:table-cell>
              <table:table-cell office:value-type="float" office:value="107.54">
                <text:p>107.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106.19">
                <text:p>106.19</text:p>
              </table:table-cell>
              <table:table-cell office:value-type="float" office:value="106.19">
                <text:p>106.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104.85">
                <text:p>104.85</text:p>
              </table:table-cell>
              <table:table-cell office:value-type="float" office:value="104.85">
                <text:p>104.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103.53">
                <text:p>103.53</text:p>
              </table:table-cell>
              <table:table-cell office:value-type="float" office:value="103.53">
                <text:p>103.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102.23">
                <text:p>102.23</text:p>
              </table:table-cell>
              <table:table-cell office:value-type="float" office:value="102.23">
                <text:p>102.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100.95">
                <text:p>100.95</text:p>
              </table:table-cell>
              <table:table-cell office:value-type="float" office:value="100.94">
                <text:p>100.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99.681">
                <text:p>99.681</text:p>
              </table:table-cell>
              <table:table-cell office:value-type="float" office:value="99.679">
                <text:p>99.6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98.433">
                <text:p>98.433</text:p>
              </table:table-cell>
              <table:table-cell office:value-type="float" office:value="98.431">
                <text:p>98.4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97.202">
                <text:p>97.202</text:p>
              </table:table-cell>
              <table:table-cell office:value-type="float" office:value="97.201">
                <text:p>97.2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95.988">
                <text:p>95.988</text:p>
              </table:table-cell>
              <table:table-cell office:value-type="float" office:value="95.987">
                <text:p>95.9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94.791">
                <text:p>94.791</text:p>
              </table:table-cell>
              <table:table-cell office:value-type="float" office:value="94.79">
                <text:p>94.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93.611">
                <text:p>93.611</text:p>
              </table:table-cell>
              <table:table-cell office:value-type="float" office:value="93.609">
                <text:p>93.6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92.446">
                <text:p>92.446</text:p>
              </table:table-cell>
              <table:table-cell office:value-type="float" office:value="92.445">
                <text:p>92.4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91.298">
                <text:p>91.298</text:p>
              </table:table-cell>
              <table:table-cell office:value-type="float" office:value="91.297">
                <text:p>91.2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90.165">
                <text:p>90.165</text:p>
              </table:table-cell>
              <table:table-cell office:value-type="float" office:value="90.164">
                <text:p>90.1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89.048">
                <text:p>89.048</text:p>
              </table:table-cell>
              <table:table-cell office:value-type="float" office:value="89.047">
                <text:p>89.0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87.947">
                <text:p>87.947</text:p>
              </table:table-cell>
              <table:table-cell office:value-type="float" office:value="87.946">
                <text:p>87.9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86.86">
                <text:p>86.86</text:p>
              </table:table-cell>
              <table:table-cell office:value-type="float" office:value="86.859">
                <text:p>86.8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85.788">
                <text:p>85.788</text:p>
              </table:table-cell>
              <table:table-cell office:value-type="float" office:value="85.787">
                <text:p>85.7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84.731">
                <text:p>84.731</text:p>
              </table:table-cell>
              <table:table-cell office:value-type="float" office:value="84.73">
                <text:p>84.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83.689">
                <text:p>83.689</text:p>
              </table:table-cell>
              <table:table-cell office:value-type="float" office:value="83.688">
                <text:p>83.6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82.66">
                <text:p>82.66</text:p>
              </table:table-cell>
              <table:table-cell office:value-type="float" office:value="82.659">
                <text:p>82.6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81.646">
                <text:p>81.646</text:p>
              </table:table-cell>
              <table:table-cell office:value-type="float" office:value="81.645">
                <text:p>81.6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80.645">
                <text:p>80.645</text:p>
              </table:table-cell>
              <table:table-cell office:value-type="float" office:value="80.644">
                <text:p>80.6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79.658">
                <text:p>79.658</text:p>
              </table:table-cell>
              <table:table-cell office:value-type="float" office:value="79.657">
                <text:p>79.6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78.685">
                <text:p>78.685</text:p>
              </table:table-cell>
              <table:table-cell office:value-type="float" office:value="78.684">
                <text:p>78.6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77.725">
                <text:p>77.725</text:p>
              </table:table-cell>
              <table:table-cell office:value-type="float" office:value="77.724">
                <text:p>77.7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76.777">
                <text:p>76.777</text:p>
              </table:table-cell>
              <table:table-cell office:value-type="float" office:value="76.776">
                <text:p>76.7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75.843">
                <text:p>75.843</text:p>
              </table:table-cell>
              <table:table-cell office:value-type="float" office:value="75.842">
                <text:p>75.8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74.921">
                <text:p>74.921</text:p>
              </table:table-cell>
              <table:table-cell office:value-type="float" office:value="74.92">
                <text:p>74.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839cm" svg:y="0.316cm" chart:style-name="ch2">
          <text:p>thrombin comparison</text:p>
        </chart:title>
        <chart:legend chart:legend-position="end" svg:x="13.252cm" svg:y="3.954cm" style:legend-expansion="high" chart:style-name="ch3"/>
        <chart:plot-area chart:style-name="ch4" table:cell-range-address="'30 percent'.A2:'30 percent'.A202 '30 percent'.C1:'30 percent'.C202 '30 percent'.J1:'30 percent'.J202" chart:data-source-has-labels="row" svg:x="0.769cm" svg:y="1.635cm" svg:width="11.845cm" svg:height="6.77cm">
          <chartooo:coordinate-region svg:x="1.576cm" svg:y="1.834cm" svg:width="10.666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 percent'.C2:'30 percent'.C202" chart:label-cell-address="'30 percent'.C1:'30 percent'.C1" chart:class="chart:scatter">
            <chart:domain table:cell-range-address="'30 percent'.A2:'30 percent'.A202"/>
            <chart:data-point chart:repeated="201"/>
          </chart:series>
          <chart:series chart:style-name="ch8" chart:values-cell-range-address="'30 percent'.J2:'30 percent'.J202" chart:label-cell-address="'30 percent'.J1:'30 percent'.J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Iia</text:p>
                <draw:g>
                  <svg:desc>'30 percent'.C1:'30 percent'.C1</svg:desc>
                </draw:g>
              </table:table-cell>
              <table:table-cell office:value-type="string">
                <text:p>noapc Iia</text:p>
                <draw:g>
                  <svg:desc>'30 percent'.J1:'30 percent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percent'.A2:'30 percent'.A202</svg:desc>
                </draw:g>
              </table:table-cell>
              <table:table-cell office:value-type="float" office:value="0">
                <text:p>0</text:p>
                <draw:g>
                  <svg:desc>'30 percent'.C2:'30 percent'.C202</svg:desc>
                </draw:g>
              </table:table-cell>
              <table:table-cell office:value-type="float" office:value="0">
                <text:p>0</text:p>
                <draw:g>
                  <svg:desc>'30 percent'.J2:'30 percent'.J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26216">
                <text:p>0.00026216</text:p>
              </table:table-cell>
              <table:table-cell office:value-type="float" office:value="0.00026224">
                <text:p>0.00026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11434">
                <text:p>0.0011434</text:p>
              </table:table-cell>
              <table:table-cell office:value-type="float" office:value="0.0011438">
                <text:p>0.0011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25009">
                <text:p>0.0025009</text:p>
              </table:table-cell>
              <table:table-cell office:value-type="float" office:value="0.0025018">
                <text:p>0.0025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44042">
                <text:p>0.0044042</text:p>
              </table:table-cell>
              <table:table-cell office:value-type="float" office:value="0.0044057">
                <text:p>0.0044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7679">
                <text:p>0.007679</text:p>
              </table:table-cell>
              <table:table-cell office:value-type="float" office:value="0.007682">
                <text:p>0.007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14569">
                <text:p>0.014569</text:p>
              </table:table-cell>
              <table:table-cell office:value-type="float" office:value="0.014576">
                <text:p>0.014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30872">
                <text:p>0.030872</text:p>
              </table:table-cell>
              <table:table-cell office:value-type="float" office:value="0.030887">
                <text:p>0.030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64304">
                <text:p>0.064304</text:p>
              </table:table-cell>
              <table:table-cell office:value-type="float" office:value="0.064333">
                <text:p>0.064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13883">
                <text:p>0.13883</text:p>
              </table:table-cell>
              <table:table-cell office:value-type="float" office:value="0.13889">
                <text:p>0.13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30979">
                <text:p>0.30979</text:p>
              </table:table-cell>
              <table:table-cell office:value-type="float" office:value="0.30991">
                <text:p>0.30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71126">
                <text:p>0.71126</text:p>
              </table:table-cell>
              <table:table-cell office:value-type="float" office:value="0.71154">
                <text:p>0.71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1.8996">
                <text:p>1.8996</text:p>
              </table:table-cell>
              <table:table-cell office:value-type="float" office:value="1.9005">
                <text:p>1.90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6.056">
                <text:p>6.056</text:p>
              </table:table-cell>
              <table:table-cell office:value-type="float" office:value="6.0591">
                <text:p>6.0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17.779">
                <text:p>17.779</text:p>
              </table:table-cell>
              <table:table-cell office:value-type="float" office:value="17.787">
                <text:p>17.7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39.239">
                <text:p>39.239</text:p>
              </table:table-cell>
              <table:table-cell office:value-type="float" office:value="39.25">
                <text:p>39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67.627">
                <text:p>67.627</text:p>
              </table:table-cell>
              <table:table-cell office:value-type="float" office:value="67.64">
                <text:p>67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98.512">
                <text:p>98.512</text:p>
              </table:table-cell>
              <table:table-cell office:value-type="float" office:value="98.525">
                <text:p>98.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127.88">
                <text:p>127.88</text:p>
              </table:table-cell>
              <table:table-cell office:value-type="float" office:value="127.89">
                <text:p>127.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153.02">
                <text:p>153.02</text:p>
              </table:table-cell>
              <table:table-cell office:value-type="float" office:value="153.03">
                <text:p>153.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172.9">
                <text:p>172.9</text:p>
              </table:table-cell>
              <table:table-cell office:value-type="float" office:value="172.91">
                <text:p>172.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87.7">
                <text:p>187.7</text:p>
              </table:table-cell>
              <table:table-cell office:value-type="float" office:value="187.7">
                <text:p>187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98.14">
                <text:p>198.14</text:p>
              </table:table-cell>
              <table:table-cell office:value-type="float" office:value="198.14">
                <text:p>198.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205.08">
                <text:p>205.08</text:p>
              </table:table-cell>
              <table:table-cell office:value-type="float" office:value="205.09">
                <text:p>205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209.32">
                <text:p>209.32</text:p>
              </table:table-cell>
              <table:table-cell office:value-type="float" office:value="209.32">
                <text:p>209.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211.52">
                <text:p>211.52</text:p>
              </table:table-cell>
              <table:table-cell office:value-type="float" office:value="211.52">
                <text:p>211.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212.2">
                <text:p>212.2</text:p>
              </table:table-cell>
              <table:table-cell office:value-type="float" office:value="212.2">
                <text:p>212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211.77">
                <text:p>211.77</text:p>
              </table:table-cell>
              <table:table-cell office:value-type="float" office:value="211.77">
                <text:p>211.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210.55">
                <text:p>210.55</text:p>
              </table:table-cell>
              <table:table-cell office:value-type="float" office:value="210.55">
                <text:p>210.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208.76">
                <text:p>208.76</text:p>
              </table:table-cell>
              <table:table-cell office:value-type="float" office:value="208.75">
                <text:p>208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206.57">
                <text:p>206.57</text:p>
              </table:table-cell>
              <table:table-cell office:value-type="float" office:value="206.57">
                <text:p>206.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204.13">
                <text:p>204.13</text:p>
              </table:table-cell>
              <table:table-cell office:value-type="float" office:value="204.13">
                <text:p>204.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201.52">
                <text:p>201.52</text:p>
              </table:table-cell>
              <table:table-cell office:value-type="float" office:value="201.52">
                <text:p>201.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198.82">
                <text:p>198.82</text:p>
              </table:table-cell>
              <table:table-cell office:value-type="float" office:value="198.82">
                <text:p>198.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196.07">
                <text:p>196.07</text:p>
              </table:table-cell>
              <table:table-cell office:value-type="float" office:value="196.07">
                <text:p>196.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193.32">
                <text:p>193.32</text:p>
              </table:table-cell>
              <table:table-cell office:value-type="float" office:value="193.32">
                <text:p>193.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190.58">
                <text:p>190.58</text:p>
              </table:table-cell>
              <table:table-cell office:value-type="float" office:value="190.58">
                <text:p>190.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187.89">
                <text:p>187.89</text:p>
              </table:table-cell>
              <table:table-cell office:value-type="float" office:value="187.88">
                <text:p>187.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185.24">
                <text:p>185.24</text:p>
              </table:table-cell>
              <table:table-cell office:value-type="float" office:value="185.23">
                <text:p>185.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182.64">
                <text:p>182.64</text:p>
              </table:table-cell>
              <table:table-cell office:value-type="float" office:value="182.64">
                <text:p>182.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180.11">
                <text:p>180.11</text:p>
              </table:table-cell>
              <table:table-cell office:value-type="float" office:value="180.11">
                <text:p>180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177.64">
                <text:p>177.64</text:p>
              </table:table-cell>
              <table:table-cell office:value-type="float" office:value="177.64">
                <text:p>177.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175.23">
                <text:p>175.23</text:p>
              </table:table-cell>
              <table:table-cell office:value-type="float" office:value="175.23">
                <text:p>175.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172.89">
                <text:p>172.89</text:p>
              </table:table-cell>
              <table:table-cell office:value-type="float" office:value="172.89">
                <text:p>172.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170.6">
                <text:p>170.6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168.37">
                <text:p>168.37</text:p>
              </table:table-cell>
              <table:table-cell office:value-type="float" office:value="168.37">
                <text:p>168.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166.2">
                <text:p>166.2</text:p>
              </table:table-cell>
              <table:table-cell office:value-type="float" office:value="166.2">
                <text:p>166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164.08">
                <text:p>164.08</text:p>
              </table:table-cell>
              <table:table-cell office:value-type="float" office:value="164.08">
                <text:p>164.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162.01">
                <text:p>162.0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159.98">
                <text:p>159.98</text:p>
              </table:table-cell>
              <table:table-cell office:value-type="float" office:value="159.98">
                <text:p>159.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156.06">
                <text:p>156.06</text:p>
              </table:table-cell>
              <table:table-cell office:value-type="float" office:value="156.06">
                <text:p>156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154.16">
                <text:p>154.16</text:p>
              </table:table-cell>
              <table:table-cell office:value-type="float" office:value="154.16">
                <text:p>154.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152.29">
                <text:p>152.29</text:p>
              </table:table-cell>
              <table:table-cell office:value-type="float" office:value="152.29">
                <text:p>152.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150.46">
                <text:p>150.46</text:p>
              </table:table-cell>
              <table:table-cell office:value-type="float" office:value="150.46">
                <text:p>150.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148.66">
                <text:p>148.66</text:p>
              </table:table-cell>
              <table:table-cell office:value-type="float" office:value="148.66">
                <text:p>148.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146.89">
                <text:p>146.89</text:p>
              </table:table-cell>
              <table:table-cell office:value-type="float" office:value="146.89">
                <text:p>146.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145.15">
                <text:p>145.15</text:p>
              </table:table-cell>
              <table:table-cell office:value-type="float" office:value="145.15">
                <text:p>145.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143.44">
                <text:p>143.44</text:p>
              </table:table-cell>
              <table:table-cell office:value-type="float" office:value="143.44">
                <text:p>143.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141.75">
                <text:p>141.75</text:p>
              </table:table-cell>
              <table:table-cell office:value-type="float" office:value="141.75">
                <text:p>141.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140.09">
                <text:p>140.09</text:p>
              </table:table-cell>
              <table:table-cell office:value-type="float" office:value="140.09">
                <text:p>140.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138.45">
                <text:p>138.45</text:p>
              </table:table-cell>
              <table:table-cell office:value-type="float" office:value="138.45">
                <text:p>138.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136.83">
                <text:p>136.83</text:p>
              </table:table-cell>
              <table:table-cell office:value-type="float" office:value="136.83">
                <text:p>136.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135.23">
                <text:p>135.23</text:p>
              </table:table-cell>
              <table:table-cell office:value-type="float" office:value="135.23">
                <text:p>135.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133.65">
                <text:p>133.65</text:p>
              </table:table-cell>
              <table:table-cell office:value-type="float" office:value="133.65">
                <text:p>133.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132.09">
                <text:p>132.09</text:p>
              </table:table-cell>
              <table:table-cell office:value-type="float" office:value="132.09">
                <text:p>132.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130.55">
                <text:p>130.55</text:p>
              </table:table-cell>
              <table:table-cell office:value-type="float" office:value="130.55">
                <text:p>130.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129.03">
                <text:p>129.03</text:p>
              </table:table-cell>
              <table:table-cell office:value-type="float" office:value="129.03">
                <text:p>129.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127.53">
                <text:p>127.53</text:p>
              </table:table-cell>
              <table:table-cell office:value-type="float" office:value="127.52">
                <text:p>127.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126.04">
                <text:p>126.04</text:p>
              </table:table-cell>
              <table:table-cell office:value-type="float" office:value="126.03">
                <text:p>126.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124.57">
                <text:p>124.57</text:p>
              </table:table-cell>
              <table:table-cell office:value-type="float" office:value="124.56">
                <text:p>124.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123.11">
                <text:p>123.11</text:p>
              </table:table-cell>
              <table:table-cell office:value-type="float" office:value="123.11">
                <text:p>123.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121.67">
                <text:p>121.67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120.24">
                <text:p>120.24</text:p>
              </table:table-cell>
              <table:table-cell office:value-type="float" office:value="120.24">
                <text:p>120.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118.83">
                <text:p>118.83</text:p>
              </table:table-cell>
              <table:table-cell office:value-type="float" office:value="118.83">
                <text:p>118.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117.43">
                <text:p>117.43</text:p>
              </table:table-cell>
              <table:table-cell office:value-type="float" office:value="117.43">
                <text:p>117.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116.05">
                <text:p>116.05</text:p>
              </table:table-cell>
              <table:table-cell office:value-type="float" office:value="116.05">
                <text:p>116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114.68">
                <text:p>114.68</text:p>
              </table:table-cell>
              <table:table-cell office:value-type="float" office:value="114.68">
                <text:p>114.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113.33">
                <text:p>113.33</text:p>
              </table:table-cell>
              <table:table-cell office:value-type="float" office:value="113.33">
                <text:p>113.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111.99">
                <text:p>111.99</text:p>
              </table:table-cell>
              <table:table-cell office:value-type="float" office:value="111.99">
                <text:p>111.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110.66">
                <text:p>110.66</text:p>
              </table:table-cell>
              <table:table-cell office:value-type="float" office:value="110.66">
                <text:p>110.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109.35">
                <text:p>109.35</text:p>
              </table:table-cell>
              <table:table-cell office:value-type="float" office:value="109.34">
                <text:p>109.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108.05">
                <text:p>108.05</text:p>
              </table:table-cell>
              <table:table-cell office:value-type="float" office:value="108.04">
                <text:p>108.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106.76">
                <text:p>106.76</text:p>
              </table:table-cell>
              <table:table-cell office:value-type="float" office:value="106.76">
                <text:p>106.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105.49">
                <text:p>105.49</text:p>
              </table:table-cell>
              <table:table-cell office:value-type="float" office:value="105.48">
                <text:p>105.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104.23">
                <text:p>104.23</text:p>
              </table:table-cell>
              <table:table-cell office:value-type="float" office:value="104.22">
                <text:p>104.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102.98">
                <text:p>102.98</text:p>
              </table:table-cell>
              <table:table-cell office:value-type="float" office:value="102.97">
                <text:p>102.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101.74">
                <text:p>101.74</text:p>
              </table:table-cell>
              <table:table-cell office:value-type="float" office:value="101.74">
                <text:p>101.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100.52">
                <text:p>100.52</text:p>
              </table:table-cell>
              <table:table-cell office:value-type="float" office:value="100.52">
                <text:p>100.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99.309">
                <text:p>99.309</text:p>
              </table:table-cell>
              <table:table-cell office:value-type="float" office:value="99.305">
                <text:p>99.3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98.111">
                <text:p>98.111</text:p>
              </table:table-cell>
              <table:table-cell office:value-type="float" office:value="98.107">
                <text:p>98.1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96.926">
                <text:p>96.926</text:p>
              </table:table-cell>
              <table:table-cell office:value-type="float" office:value="96.922">
                <text:p>96.9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95.753">
                <text:p>95.753</text:p>
              </table:table-cell>
              <table:table-cell office:value-type="float" office:value="95.749">
                <text:p>95.7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94.592">
                <text:p>94.592</text:p>
              </table:table-cell>
              <table:table-cell office:value-type="float" office:value="94.588">
                <text:p>94.5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93.443">
                <text:p>93.443</text:p>
              </table:table-cell>
              <table:table-cell office:value-type="float" office:value="93.439">
                <text:p>93.4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92.307">
                <text:p>92.307</text:p>
              </table:table-cell>
              <table:table-cell office:value-type="float" office:value="92.303">
                <text:p>92.3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91.182">
                <text:p>91.182</text:p>
              </table:table-cell>
              <table:table-cell office:value-type="float" office:value="91.178">
                <text:p>91.1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90.07">
                <text:p>90.07</text:p>
              </table:table-cell>
              <table:table-cell office:value-type="float" office:value="90.066">
                <text:p>90.0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88.969">
                <text:p>88.969</text:p>
              </table:table-cell>
              <table:table-cell office:value-type="float" office:value="88.965">
                <text:p>88.9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87.88">
                <text:p>87.88</text:p>
              </table:table-cell>
              <table:table-cell office:value-type="float" office:value="87.876">
                <text:p>87.8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86.803">
                <text:p>86.803</text:p>
              </table:table-cell>
              <table:table-cell office:value-type="float" office:value="86.799">
                <text:p>86.7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85.738">
                <text:p>85.738</text:p>
              </table:table-cell>
              <table:table-cell office:value-type="float" office:value="85.733">
                <text:p>85.7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84.684">
                <text:p>84.684</text:p>
              </table:table-cell>
              <table:table-cell office:value-type="float" office:value="84.68">
                <text:p>84.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83.642">
                <text:p>83.642</text:p>
              </table:table-cell>
              <table:table-cell office:value-type="float" office:value="83.637">
                <text:p>83.6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82.611">
                <text:p>82.611</text:p>
              </table:table-cell>
              <table:table-cell office:value-type="float" office:value="82.606">
                <text:p>82.6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81.591">
                <text:p>81.591</text:p>
              </table:table-cell>
              <table:table-cell office:value-type="float" office:value="81.587">
                <text:p>81.5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80.583">
                <text:p>80.583</text:p>
              </table:table-cell>
              <table:table-cell office:value-type="float" office:value="80.578">
                <text:p>80.5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79.586">
                <text:p>79.586</text:p>
              </table:table-cell>
              <table:table-cell office:value-type="float" office:value="79.581">
                <text:p>79.5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78.6">
                <text:p>78.6</text:p>
              </table:table-cell>
              <table:table-cell office:value-type="float" office:value="78.595">
                <text:p>78.5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77.625">
                <text:p>77.625</text:p>
              </table:table-cell>
              <table:table-cell office:value-type="float" office:value="77.62">
                <text:p>77.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76.661">
                <text:p>76.661</text:p>
              </table:table-cell>
              <table:table-cell office:value-type="float" office:value="76.656">
                <text:p>76.6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75.708">
                <text:p>75.708</text:p>
              </table:table-cell>
              <table:table-cell office:value-type="float" office:value="75.703">
                <text:p>75.7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74.766">
                <text:p>74.766</text:p>
              </table:table-cell>
              <table:table-cell office:value-type="float" office:value="74.761">
                <text:p>74.7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73.834">
                <text:p>73.834</text:p>
              </table:table-cell>
              <table:table-cell office:value-type="float" office:value="73.83">
                <text:p>73.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72.913">
                <text:p>72.913</text:p>
              </table:table-cell>
              <table:table-cell office:value-type="float" office:value="72.909">
                <text:p>72.9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72.003">
                <text:p>72.003</text:p>
              </table:table-cell>
              <table:table-cell office:value-type="float" office:value="71.998">
                <text:p>71.9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71.103">
                <text:p>71.103</text:p>
              </table:table-cell>
              <table:table-cell office:value-type="float" office:value="71.098">
                <text:p>71.0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70.213">
                <text:p>70.213</text:p>
              </table:table-cell>
              <table:table-cell office:value-type="float" office:value="70.209">
                <text:p>70.2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69.334">
                <text:p>69.334</text:p>
              </table:table-cell>
              <table:table-cell office:value-type="float" office:value="69.33">
                <text:p>69.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68.465">
                <text:p>68.465</text:p>
              </table:table-cell>
              <table:table-cell office:value-type="float" office:value="68.46">
                <text:p>68.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67.606">
                <text:p>67.606</text:p>
              </table:table-cell>
              <table:table-cell office:value-type="float" office:value="67.602">
                <text:p>67.6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66.757">
                <text:p>66.757</text:p>
              </table:table-cell>
              <table:table-cell office:value-type="float" office:value="66.753">
                <text:p>66.7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65.918">
                <text:p>65.918</text:p>
              </table:table-cell>
              <table:table-cell office:value-type="float" office:value="65.914">
                <text:p>65.9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65.089">
                <text:p>65.089</text:p>
              </table:table-cell>
              <table:table-cell office:value-type="float" office:value="65.085">
                <text:p>65.0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64.27">
                <text:p>64.27</text:p>
              </table:table-cell>
              <table:table-cell office:value-type="float" office:value="64.265">
                <text:p>64.2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63.46">
                <text:p>63.46</text:p>
              </table:table-cell>
              <table:table-cell office:value-type="float" office:value="63.456">
                <text:p>63.4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62.66">
                <text:p>62.66</text:p>
              </table:table-cell>
              <table:table-cell office:value-type="float" office:value="62.656">
                <text:p>62.6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61.87">
                <text:p>61.87</text:p>
              </table:table-cell>
              <table:table-cell office:value-type="float" office:value="61.865">
                <text:p>61.8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61.088">
                <text:p>61.088</text:p>
              </table:table-cell>
              <table:table-cell office:value-type="float" office:value="61.084">
                <text:p>61.0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60.317">
                <text:p>60.317</text:p>
              </table:table-cell>
              <table:table-cell office:value-type="float" office:value="60.312">
                <text:p>60.3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59.554">
                <text:p>59.554</text:p>
              </table:table-cell>
              <table:table-cell office:value-type="float" office:value="59.549">
                <text:p>59.5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58.8">
                <text:p>58.8</text:p>
              </table:table-cell>
              <table:table-cell office:value-type="float" office:value="58.796">
                <text:p>58.7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58.056">
                <text:p>58.056</text:p>
              </table:table-cell>
              <table:table-cell office:value-type="float" office:value="58.052">
                <text:p>58.0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57.321">
                <text:p>57.321</text:p>
              </table:table-cell>
              <table:table-cell office:value-type="float" office:value="57.316">
                <text:p>57.3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56.594">
                <text:p>56.594</text:p>
              </table:table-cell>
              <table:table-cell office:value-type="float" office:value="56.59">
                <text:p>56.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55.876">
                <text:p>55.876</text:p>
              </table:table-cell>
              <table:table-cell office:value-type="float" office:value="55.872">
                <text:p>55.8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55.167">
                <text:p>55.167</text:p>
              </table:table-cell>
              <table:table-cell office:value-type="float" office:value="55.163">
                <text:p>55.1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54.467">
                <text:p>54.467</text:p>
              </table:table-cell>
              <table:table-cell office:value-type="float" office:value="54.462">
                <text:p>54.4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53.775">
                <text:p>53.775</text:p>
              </table:table-cell>
              <table:table-cell office:value-type="float" office:value="53.77">
                <text:p>53.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53.091">
                <text:p>53.091</text:p>
              </table:table-cell>
              <table:table-cell office:value-type="float" office:value="53.087">
                <text:p>53.0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52.416">
                <text:p>52.416</text:p>
              </table:table-cell>
              <table:table-cell office:value-type="float" office:value="52.412">
                <text:p>52.4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51.749">
                <text:p>51.749</text:p>
              </table:table-cell>
              <table:table-cell office:value-type="float" office:value="51.745">
                <text:p>51.7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51.09">
                <text:p>51.09</text:p>
              </table:table-cell>
              <table:table-cell office:value-type="float" office:value="51.086">
                <text:p>51.0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50.44">
                <text:p>50.44</text:p>
              </table:table-cell>
              <table:table-cell office:value-type="float" office:value="50.435">
                <text:p>50.4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49.797">
                <text:p>49.797</text:p>
              </table:table-cell>
              <table:table-cell office:value-type="float" office:value="49.793">
                <text:p>49.7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49.162">
                <text:p>49.162</text:p>
              </table:table-cell>
              <table:table-cell office:value-type="float" office:value="49.158">
                <text:p>49.1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48.535">
                <text:p>48.535</text:p>
              </table:table-cell>
              <table:table-cell office:value-type="float" office:value="48.531">
                <text:p>48.5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47.916">
                <text:p>47.916</text:p>
              </table:table-cell>
              <table:table-cell office:value-type="float" office:value="47.912">
                <text:p>47.9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47.305">
                <text:p>47.305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46.701">
                <text:p>46.701</text:p>
              </table:table-cell>
              <table:table-cell office:value-type="float" office:value="46.696">
                <text:p>46.6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46.104">
                <text:p>46.104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45.515">
                <text:p>45.515</text:p>
              </table:table-cell>
              <table:table-cell office:value-type="float" office:value="45.511">
                <text:p>45.5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44.933">
                <text:p>44.933</text:p>
              </table:table-cell>
              <table:table-cell office:value-type="float" office:value="44.929">
                <text:p>44.9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44.359">
                <text:p>44.359</text:p>
              </table:table-cell>
              <table:table-cell office:value-type="float" office:value="44.355">
                <text:p>44.3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43.792">
                <text:p>43.792</text:p>
              </table:table-cell>
              <table:table-cell office:value-type="float" office:value="43.788">
                <text:p>43.7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43.231">
                <text:p>43.231</text:p>
              </table:table-cell>
              <table:table-cell office:value-type="float" office:value="43.227">
                <text:p>43.2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42.678">
                <text:p>42.678</text:p>
              </table:table-cell>
              <table:table-cell office:value-type="float" office:value="42.674">
                <text:p>42.6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42.132">
                <text:p>42.132</text:p>
              </table:table-cell>
              <table:table-cell office:value-type="float" office:value="42.128">
                <text:p>42.1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41.592">
                <text:p>41.592</text:p>
              </table:table-cell>
              <table:table-cell office:value-type="float" office:value="41.588">
                <text:p>41.5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41.06">
                <text:p>41.06</text:p>
              </table:table-cell>
              <table:table-cell office:value-type="float" office:value="41.056">
                <text:p>41.0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40.534">
                <text:p>40.534</text:p>
              </table:table-cell>
              <table:table-cell office:value-type="float" office:value="40.53">
                <text:p>40.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40.014">
                <text:p>40.014</text:p>
              </table:table-cell>
              <table:table-cell office:value-type="float" office:value="40.011">
                <text:p>40.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39.502">
                <text:p>39.502</text:p>
              </table:table-cell>
              <table:table-cell office:value-type="float" office:value="39.498">
                <text:p>39.4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38.995">
                <text:p>38.995</text:p>
              </table:table-cell>
              <table:table-cell office:value-type="float" office:value="38.991">
                <text:p>38.9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38.495">
                <text:p>38.495</text:p>
              </table:table-cell>
              <table:table-cell office:value-type="float" office:value="38.491">
                <text:p>38.4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38.002">
                <text:p>38.002</text:p>
              </table:table-cell>
              <table:table-cell office:value-type="float" office:value="37.998">
                <text:p>37.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37.514">
                <text:p>37.514</text:p>
              </table:table-cell>
              <table:table-cell office:value-type="float" office:value="37.51">
                <text:p>37.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37.033">
                <text:p>37.033</text:p>
              </table:table-cell>
              <table:table-cell office:value-type="float" office:value="37.029">
                <text:p>37.0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36.558">
                <text:p>36.558</text:p>
              </table:table-cell>
              <table:table-cell office:value-type="float" office:value="36.554">
                <text:p>36.5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36.089">
                <text:p>36.089</text:p>
              </table:table-cell>
              <table:table-cell office:value-type="float" office:value="36.085">
                <text:p>36.0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35.625">
                <text:p>35.625</text:p>
              </table:table-cell>
              <table:table-cell office:value-type="float" office:value="35.622">
                <text:p>35.6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35.168">
                <text:p>35.168</text:p>
              </table:table-cell>
              <table:table-cell office:value-type="float" office:value="35.164">
                <text:p>35.1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34.717">
                <text:p>34.717</text:p>
              </table:table-cell>
              <table:table-cell office:value-type="float" office:value="34.713">
                <text:p>34.7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34.271">
                <text:p>34.271</text:p>
              </table:table-cell>
              <table:table-cell office:value-type="float" office:value="34.267">
                <text:p>34.2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33.831">
                <text:p>33.831</text:p>
              </table:table-cell>
              <table:table-cell office:value-type="float" office:value="33.827">
                <text:p>33.8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33.396">
                <text:p>33.396</text:p>
              </table:table-cell>
              <table:table-cell office:value-type="float" office:value="33.393">
                <text:p>33.3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32.967">
                <text:p>32.967</text:p>
              </table:table-cell>
              <table:table-cell office:value-type="float" office:value="32.964">
                <text:p>32.9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32.544">
                <text:p>32.544</text:p>
              </table:table-cell>
              <table:table-cell office:value-type="float" office:value="32.54">
                <text:p>32.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32.126">
                <text:p>32.126</text:p>
              </table:table-cell>
              <table:table-cell office:value-type="float" office:value="32.122">
                <text:p>32.1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31.713">
                <text:p>31.713</text:p>
              </table:table-cell>
              <table:table-cell office:value-type="float" office:value="31.709">
                <text:p>31.7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31.305">
                <text:p>31.305</text:p>
              </table:table-cell>
              <table:table-cell office:value-type="float" office:value="31.302">
                <text:p>31.3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30.903">
                <text:p>30.903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30.506">
                <text:p>30.506</text:p>
              </table:table-cell>
              <table:table-cell office:value-type="float" office:value="30.503">
                <text:p>30.5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30.114">
                <text:p>30.114</text:p>
              </table:table-cell>
              <table:table-cell office:value-type="float" office:value="30.111">
                <text:p>30.1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29.727">
                <text:p>29.727</text:p>
              </table:table-cell>
              <table:table-cell office:value-type="float" office:value="29.724">
                <text:p>29.7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29.345">
                <text:p>29.345</text:p>
              </table:table-cell>
              <table:table-cell office:value-type="float" office:value="29.342">
                <text:p>29.3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28.968">
                <text:p>28.968</text:p>
              </table:table-cell>
              <table:table-cell office:value-type="float" office:value="28.965">
                <text:p>28.9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28.596">
                <text:p>28.596</text:p>
              </table:table-cell>
              <table:table-cell office:value-type="float" office:value="28.592">
                <text:p>28.5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28.228">
                <text:p>28.228</text:p>
              </table:table-cell>
              <table:table-cell office:value-type="float" office:value="28.225">
                <text:p>28.2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27.865">
                <text:p>27.865</text:p>
              </table:table-cell>
              <table:table-cell office:value-type="float" office:value="27.862">
                <text:p>27.8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27.507">
                <text:p>27.507</text:p>
              </table:table-cell>
              <table:table-cell office:value-type="float" office:value="27.504">
                <text:p>27.5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27.154">
                <text:p>27.154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26.805">
                <text:p>26.805</text:p>
              </table:table-cell>
              <table:table-cell office:value-type="float" office:value="26.802">
                <text:p>26.8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26.46">
                <text:p>26.46</text:p>
              </table:table-cell>
              <table:table-cell office:value-type="float" office:value="26.457">
                <text:p>26.4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26.12">
                <text:p>26.12</text:p>
              </table:table-cell>
              <table:table-cell office:value-type="float" office:value="26.117">
                <text:p>26.1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25.784">
                <text:p>25.784</text:p>
              </table:table-cell>
              <table:table-cell office:value-type="float" office:value="25.781">
                <text:p>25.7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25.453">
                <text:p>25.453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25.126">
                <text:p>25.126</text:p>
              </table:table-cell>
              <table:table-cell office:value-type="float" office:value="25.123">
                <text:p>25.1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24.803">
                <text:p>24.803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24.485">
                <text:p>24.485</text:p>
              </table:table-cell>
              <table:table-cell office:value-type="float" office:value="24.482">
                <text:p>24.4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24.17">
                <text:p>24.17</text:p>
              </table:table-cell>
              <table:table-cell office:value-type="float" office:value="24.167">
                <text:p>24.1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289cm" svg:y="0.316cm" chart:style-name="ch2">
          <text:p>TAT comparison</text:p>
        </chart:title>
        <chart:legend chart:legend-position="end" svg:x="12.961cm" svg:y="3.955cm" style:legend-expansion="high" chart:style-name="ch3"/>
        <chart:plot-area chart:style-name="ch4" table:cell-range-address="'30 percent'.A2:'30 percent'.A202 '30 percent'.D1:'30 percent'.D202 '30 percent'.K1:'30 percent'.K202" chart:data-source-has-labels="row" svg:x="0.769cm" svg:y="1.635cm" svg:width="11.554cm" svg:height="6.771cm">
          <chartooo:coordinate-region svg:x="1.761cm" svg:y="1.834cm" svg:width="10.191cm" svg:height="5.9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30 percent'.D2:'30 percent'.D202" chart:label-cell-address="'30 percent'.D1:'30 percent'.D1" chart:class="chart:scatter">
            <chart:domain table:cell-range-address="'30 percent'.A2:'30 percent'.A202"/>
            <chart:data-point chart:repeated="201"/>
          </chart:series>
          <chart:series chart:style-name="ch8" chart:values-cell-range-address="'30 percent'.K2:'30 percent'.K202" chart:label-cell-address="'30 percent'.K1:'30 percent'.K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c TAT</text:p>
                <draw:g>
                  <svg:desc>'30 percent'.D1:'30 percent'.D1</svg:desc>
                </draw:g>
              </table:table-cell>
              <table:table-cell office:value-type="string">
                <text:p>noapc TAT</text:p>
                <draw:g>
                  <svg:desc>'30 percent'.K1:'30 percent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0 percent'.A2:'30 percent'.A202</svg:desc>
                </draw:g>
              </table:table-cell>
              <table:table-cell office:value-type="float" office:value="0">
                <text:p>0</text:p>
                <draw:g>
                  <svg:desc>'30 percent'.D2:'30 percent'.D202</svg:desc>
                </draw:g>
              </table:table-cell>
              <table:table-cell office:value-type="float" office:value="0">
                <text:p>0</text:p>
                <draw:g>
                  <svg:desc>'30 percent'.K2:'30 percent'.K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651">
                <text:p>10.00651</text:p>
              </table:table-cell>
              <table:table-cell office:value-type="float" office:value="0.000016694">
                <text:p>0.000016694</text:p>
              </table:table-cell>
              <table:table-cell office:value-type="float" office:value="0.000016705">
                <text:p>0.000016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573">
                <text:p>20.08573</text:p>
              </table:table-cell>
              <table:table-cell office:value-type="float" office:value="0.00015039">
                <text:p>0.00015039</text:p>
              </table:table-cell>
              <table:table-cell office:value-type="float" office:value="0.00015049">
                <text:p>0.00015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48">
                <text:p>30.20648</text:p>
              </table:table-cell>
              <table:table-cell office:value-type="float" office:value="0.00049671">
                <text:p>0.00049671</text:p>
              </table:table-cell>
              <table:table-cell office:value-type="float" office:value="0.00049698">
                <text:p>0.00049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34">
                <text:p>40.31234</text:p>
              </table:table-cell>
              <table:table-cell office:value-type="float" office:value="0.0011265">
                <text:p>0.0011265</text:p>
              </table:table-cell>
              <table:table-cell office:value-type="float" office:value="0.001127">
                <text:p>0.001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864">
                <text:p>50.17864</text:p>
              </table:table-cell>
              <table:table-cell office:value-type="float" office:value="0.0021666">
                <text:p>0.0021666</text:p>
              </table:table-cell>
              <table:table-cell office:value-type="float" office:value="0.0021676">
                <text:p>0.0021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03">
                <text:p>60.02203</text:p>
              </table:table-cell>
              <table:table-cell office:value-type="float" office:value="0.0040434">
                <text:p>0.0040434</text:p>
              </table:table-cell>
              <table:table-cell office:value-type="float" office:value="0.0040455">
                <text:p>0.0040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41">
                <text:p>70.38141</text:p>
              </table:table-cell>
              <table:table-cell office:value-type="float" office:value="0.0080302">
                <text:p>0.0080302</text:p>
              </table:table-cell>
              <table:table-cell office:value-type="float" office:value="0.0080348">
                <text:p>0.0080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3">
                <text:p>80.1013</text:p>
              </table:table-cell>
              <table:table-cell office:value-type="float" office:value="0.015876">
                <text:p>0.015876</text:p>
              </table:table-cell>
              <table:table-cell office:value-type="float" office:value="0.015886">
                <text:p>0.015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079">
                <text:p>90.26079</text:p>
              </table:table-cell>
              <table:table-cell office:value-type="float" office:value="0.033183">
                <text:p>0.033183</text:p>
              </table:table-cell>
              <table:table-cell office:value-type="float" office:value="0.033203">
                <text:p>0.033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017">
                <text:p>100.7017</text:p>
              </table:table-cell>
              <table:table-cell office:value-type="float" office:value="0.071808">
                <text:p>0.071808</text:p>
              </table:table-cell>
              <table:table-cell office:value-type="float" office:value="0.071849">
                <text:p>0.071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017">
                <text:p>110.7017</text:p>
              </table:table-cell>
              <table:table-cell office:value-type="float" office:value="0.15501">
                <text:p>0.15501</text:p>
              </table:table-cell>
              <table:table-cell office:value-type="float" office:value="0.15509">
                <text:p>0.155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017">
                <text:p>120.7017</text:p>
              </table:table-cell>
              <table:table-cell office:value-type="float" office:value="0.36313">
                <text:p>0.36313</text:p>
              </table:table-cell>
              <table:table-cell office:value-type="float" office:value="0.36331">
                <text:p>0.363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017">
                <text:p>130.7017</text:p>
              </table:table-cell>
              <table:table-cell office:value-type="float" office:value="0.99263">
                <text:p>0.99263</text:p>
              </table:table-cell>
              <table:table-cell office:value-type="float" office:value="0.99316">
                <text:p>0.99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017">
                <text:p>140.7017</text:p>
              </table:table-cell>
              <table:table-cell office:value-type="float" office:value="2.968">
                <text:p>2.968</text:p>
              </table:table-cell>
              <table:table-cell office:value-type="float" office:value="2.9695">
                <text:p>2.9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017">
                <text:p>150.7017</text:p>
              </table:table-cell>
              <table:table-cell office:value-type="float" office:value="7.8548">
                <text:p>7.8548</text:p>
              </table:table-cell>
              <table:table-cell office:value-type="float" office:value="7.8579">
                <text:p>7.85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017">
                <text:p>160.7017</text:p>
              </table:table-cell>
              <table:table-cell office:value-type="float" office:value="16.983">
                <text:p>16.983</text:p>
              </table:table-cell>
              <table:table-cell office:value-type="float" office:value="16.988">
                <text:p>16.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017">
                <text:p>170.7017</text:p>
              </table:table-cell>
              <table:table-cell office:value-type="float" office:value="30.865">
                <text:p>30.865</text:p>
              </table:table-cell>
              <table:table-cell office:value-type="float" office:value="30.873">
                <text:p>30.8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017">
                <text:p>180.7017</text:p>
              </table:table-cell>
              <table:table-cell office:value-type="float" office:value="49.217">
                <text:p>49.217</text:p>
              </table:table-cell>
              <table:table-cell office:value-type="float" office:value="49.226">
                <text:p>49.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017">
                <text:p>190.7017</text:p>
              </table:table-cell>
              <table:table-cell office:value-type="float" office:value="71.197">
                <text:p>71.197</text:p>
              </table:table-cell>
              <table:table-cell office:value-type="float" office:value="71.208">
                <text:p>71.2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017">
                <text:p>200.7017</text:p>
              </table:table-cell>
              <table:table-cell office:value-type="float" office:value="95.742">
                <text:p>95.742</text:p>
              </table:table-cell>
              <table:table-cell office:value-type="float" office:value="95.754">
                <text:p>95.7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017">
                <text:p>210.7017</text:p>
              </table:table-cell>
              <table:table-cell office:value-type="float" office:value="121.84">
                <text:p>121.84</text:p>
              </table:table-cell>
              <table:table-cell office:value-type="float" office:value="121.85">
                <text:p>121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017">
                <text:p>220.7017</text:p>
              </table:table-cell>
              <table:table-cell office:value-type="float" office:value="148.67">
                <text:p>148.67</text:p>
              </table:table-cell>
              <table:table-cell office:value-type="float" office:value="148.69">
                <text:p>148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017">
                <text:p>230.7017</text:p>
              </table:table-cell>
              <table:table-cell office:value-type="float" office:value="175.62">
                <text:p>175.62</text:p>
              </table:table-cell>
              <table:table-cell office:value-type="float" office:value="175.63">
                <text:p>175.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017">
                <text:p>240.7017</text:p>
              </table:table-cell>
              <table:table-cell office:value-type="float" office:value="202.24">
                <text:p>202.24</text:p>
              </table:table-cell>
              <table:table-cell office:value-type="float" office:value="202.25">
                <text:p>202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017">
                <text:p>250.7017</text:p>
              </table:table-cell>
              <table:table-cell office:value-type="float" office:value="228.25">
                <text:p>228.25</text:p>
              </table:table-cell>
              <table:table-cell office:value-type="float" office:value="228.26">
                <text:p>228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017">
                <text:p>260.7017</text:p>
              </table:table-cell>
              <table:table-cell office:value-type="float" office:value="253.47">
                <text:p>253.47</text:p>
              </table:table-cell>
              <table:table-cell office:value-type="float" office:value="253.48">
                <text:p>253.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017">
                <text:p>270.7017</text:p>
              </table:table-cell>
              <table:table-cell office:value-type="float" office:value="277.79">
                <text:p>277.79</text:p>
              </table:table-cell>
              <table:table-cell office:value-type="float" office:value="277.8">
                <text:p>277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017">
                <text:p>280.7017</text:p>
              </table:table-cell>
              <table:table-cell office:value-type="float" office:value="301.17">
                <text:p>301.17</text:p>
              </table:table-cell>
              <table:table-cell office:value-type="float" office:value="301.18">
                <text:p>301.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017">
                <text:p>290.7017</text:p>
              </table:table-cell>
              <table:table-cell office:value-type="float" office:value="323.58">
                <text:p>323.58</text:p>
              </table:table-cell>
              <table:table-cell office:value-type="float" office:value="323.59">
                <text:p>323.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017">
                <text:p>300.7017</text:p>
              </table:table-cell>
              <table:table-cell office:value-type="float" office:value="345.05">
                <text:p>345.05</text:p>
              </table:table-cell>
              <table:table-cell office:value-type="float" office:value="345.06">
                <text:p>345.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017">
                <text:p>310.7017</text:p>
              </table:table-cell>
              <table:table-cell office:value-type="float" office:value="365.6">
                <text:p>365.6</text:p>
              </table:table-cell>
              <table:table-cell office:value-type="float" office:value="365.6">
                <text:p>365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017">
                <text:p>320.7017</text:p>
              </table:table-cell>
              <table:table-cell office:value-type="float" office:value="385.27">
                <text:p>385.27</text:p>
              </table:table-cell>
              <table:table-cell office:value-type="float" office:value="385.27">
                <text:p>385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017">
                <text:p>330.7017</text:p>
              </table:table-cell>
              <table:table-cell office:value-type="float" office:value="404.1">
                <text:p>404.1</text:p>
              </table:table-cell>
              <table:table-cell office:value-type="float" office:value="404.11">
                <text:p>404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017">
                <text:p>340.7017</text:p>
              </table:table-cell>
              <table:table-cell office:value-type="float" office:value="422.16">
                <text:p>422.16</text:p>
              </table:table-cell>
              <table:table-cell office:value-type="float" office:value="422.17">
                <text:p>422.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017">
                <text:p>350.7017</text:p>
              </table:table-cell>
              <table:table-cell office:value-type="float" office:value="439.48">
                <text:p>439.48</text:p>
              </table:table-cell>
              <table:table-cell office:value-type="float" office:value="439.49">
                <text:p>439.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017">
                <text:p>360.7017</text:p>
              </table:table-cell>
              <table:table-cell office:value-type="float" office:value="456.11">
                <text:p>456.11</text:p>
              </table:table-cell>
              <table:table-cell office:value-type="float" office:value="456.12">
                <text:p>456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017">
                <text:p>370.7017</text:p>
              </table:table-cell>
              <table:table-cell office:value-type="float" office:value="472.1">
                <text:p>472.1</text:p>
              </table:table-cell>
              <table:table-cell office:value-type="float" office:value="472.11">
                <text:p>472.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017">
                <text:p>380.7017</text:p>
              </table:table-cell>
              <table:table-cell office:value-type="float" office:value="487.5">
                <text:p>487.5</text:p>
              </table:table-cell>
              <table:table-cell office:value-type="float" office:value="487.51">
                <text:p>487.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017">
                <text:p>390.7017</text:p>
              </table:table-cell>
              <table:table-cell office:value-type="float" office:value="502.35">
                <text:p>502.35</text:p>
              </table:table-cell>
              <table:table-cell office:value-type="float" office:value="502.35">
                <text:p>502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017">
                <text:p>400.7017</text:p>
              </table:table-cell>
              <table:table-cell office:value-type="float" office:value="516.68">
                <text:p>516.68</text:p>
              </table:table-cell>
              <table:table-cell office:value-type="float" office:value="516.68">
                <text:p>516.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017">
                <text:p>410.7017</text:p>
              </table:table-cell>
              <table:table-cell office:value-type="float" office:value="530.53">
                <text:p>530.53</text:p>
              </table:table-cell>
              <table:table-cell office:value-type="float" office:value="530.54">
                <text:p>530.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017">
                <text:p>420.7017</text:p>
              </table:table-cell>
              <table:table-cell office:value-type="float" office:value="543.94">
                <text:p>543.94</text:p>
              </table:table-cell>
              <table:table-cell office:value-type="float" office:value="543.94">
                <text:p>543.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017">
                <text:p>430.7017</text:p>
              </table:table-cell>
              <table:table-cell office:value-type="float" office:value="556.93">
                <text:p>556.93</text:p>
              </table:table-cell>
              <table:table-cell office:value-type="float" office:value="556.94">
                <text:p>556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017">
                <text:p>440.7017</text:p>
              </table:table-cell>
              <table:table-cell office:value-type="float" office:value="569.55">
                <text:p>569.55</text:p>
              </table:table-cell>
              <table:table-cell office:value-type="float" office:value="569.55">
                <text:p>569.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017">
                <text:p>450.7017</text:p>
              </table:table-cell>
              <table:table-cell office:value-type="float" office:value="581.8">
                <text:p>581.8</text:p>
              </table:table-cell>
              <table:table-cell office:value-type="float" office:value="581.8">
                <text:p>581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017">
                <text:p>460.7017</text:p>
              </table:table-cell>
              <table:table-cell office:value-type="float" office:value="593.72">
                <text:p>593.72</text:p>
              </table:table-cell>
              <table:table-cell office:value-type="float" office:value="593.72">
                <text:p>593.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017">
                <text:p>470.7017</text:p>
              </table:table-cell>
              <table:table-cell office:value-type="float" office:value="605.33">
                <text:p>605.33</text:p>
              </table:table-cell>
              <table:table-cell office:value-type="float" office:value="605.33">
                <text:p>605.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017">
                <text:p>480.7017</text:p>
              </table:table-cell>
              <table:table-cell office:value-type="float" office:value="616.64">
                <text:p>616.64</text:p>
              </table:table-cell>
              <table:table-cell office:value-type="float" office:value="616.65">
                <text:p>616.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017">
                <text:p>490.7017</text:p>
              </table:table-cell>
              <table:table-cell office:value-type="float" office:value="627.68">
                <text:p>627.68</text:p>
              </table:table-cell>
              <table:table-cell office:value-type="float" office:value="627.69">
                <text:p>627.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017">
                <text:p>500.7017</text:p>
              </table:table-cell>
              <table:table-cell office:value-type="float" office:value="638.47">
                <text:p>638.47</text:p>
              </table:table-cell>
              <table:table-cell office:value-type="float" office:value="638.47">
                <text:p>638.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017">
                <text:p>510.7017</text:p>
              </table:table-cell>
              <table:table-cell office:value-type="float" office:value="649.01">
                <text:p>649.01</text:p>
              </table:table-cell>
              <table:table-cell office:value-type="float" office:value="649.01">
                <text:p>649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017">
                <text:p>520.7017</text:p>
              </table:table-cell>
              <table:table-cell office:value-type="float" office:value="659.32">
                <text:p>659.32</text:p>
              </table:table-cell>
              <table:table-cell office:value-type="float" office:value="659.32">
                <text:p>659.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017">
                <text:p>530.7017</text:p>
              </table:table-cell>
              <table:table-cell office:value-type="float" office:value="669.41">
                <text:p>669.41</text:p>
              </table:table-cell>
              <table:table-cell office:value-type="float" office:value="669.42">
                <text:p>669.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017">
                <text:p>540.7017</text:p>
              </table:table-cell>
              <table:table-cell office:value-type="float" office:value="679.3">
                <text:p>679.3</text:p>
              </table:table-cell>
              <table:table-cell office:value-type="float" office:value="679.31">
                <text:p>679.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017">
                <text:p>550.7017</text:p>
              </table:table-cell>
              <table:table-cell office:value-type="float" office:value="689">
                <text:p>689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017">
                <text:p>560.7017</text:p>
              </table:table-cell>
              <table:table-cell office:value-type="float" office:value="698.51">
                <text:p>698.51</text:p>
              </table:table-cell>
              <table:table-cell office:value-type="float" office:value="698.51">
                <text:p>698.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017">
                <text:p>570.7017</text:p>
              </table:table-cell>
              <table:table-cell office:value-type="float" office:value="707.85">
                <text:p>707.85</text:p>
              </table:table-cell>
              <table:table-cell office:value-type="float" office:value="707.85">
                <text:p>707.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017">
                <text:p>580.7017</text:p>
              </table:table-cell>
              <table:table-cell office:value-type="float" office:value="717.01">
                <text:p>717.01</text:p>
              </table:table-cell>
              <table:table-cell office:value-type="float" office:value="717.01">
                <text:p>717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017">
                <text:p>590.7017</text:p>
              </table:table-cell>
              <table:table-cell office:value-type="float" office:value="726.01">
                <text:p>726.01</text:p>
              </table:table-cell>
              <table:table-cell office:value-type="float" office:value="726.02">
                <text:p>726.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017">
                <text:p>600.7017</text:p>
              </table:table-cell>
              <table:table-cell office:value-type="float" office:value="734.86">
                <text:p>734.86</text:p>
              </table:table-cell>
              <table:table-cell office:value-type="float" office:value="734.86">
                <text:p>734.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017">
                <text:p>610.7017</text:p>
              </table:table-cell>
              <table:table-cell office:value-type="float" office:value="743.56">
                <text:p>743.56</text:p>
              </table:table-cell>
              <table:table-cell office:value-type="float" office:value="743.56">
                <text:p>743.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017">
                <text:p>620.7017</text:p>
              </table:table-cell>
              <table:table-cell office:value-type="float" office:value="752.12">
                <text:p>752.12</text:p>
              </table:table-cell>
              <table:table-cell office:value-type="float" office:value="752.12">
                <text:p>752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017">
                <text:p>630.7017</text:p>
              </table:table-cell>
              <table:table-cell office:value-type="float" office:value="760.53">
                <text:p>760.53</text:p>
              </table:table-cell>
              <table:table-cell office:value-type="float" office:value="760.53">
                <text:p>760.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017">
                <text:p>640.7017</text:p>
              </table:table-cell>
              <table:table-cell office:value-type="float" office:value="768.82">
                <text:p>768.82</text:p>
              </table:table-cell>
              <table:table-cell office:value-type="float" office:value="768.82">
                <text:p>768.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017">
                <text:p>650.7017</text:p>
              </table:table-cell>
              <table:table-cell office:value-type="float" office:value="776.97">
                <text:p>776.97</text:p>
              </table:table-cell>
              <table:table-cell office:value-type="float" office:value="776.97">
                <text:p>776.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017">
                <text:p>660.7017</text:p>
              </table:table-cell>
              <table:table-cell office:value-type="float" office:value="784.99">
                <text:p>784.99</text:p>
              </table:table-cell>
              <table:table-cell office:value-type="float" office:value="784.99">
                <text:p>784.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017">
                <text:p>670.7017</text:p>
              </table:table-cell>
              <table:table-cell office:value-type="float" office:value="792.9">
                <text:p>792.9</text:p>
              </table:table-cell>
              <table:table-cell office:value-type="float" office:value="792.9">
                <text:p>792.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017">
                <text:p>680.7017</text:p>
              </table:table-cell>
              <table:table-cell office:value-type="float" office:value="800.68">
                <text:p>800.68</text:p>
              </table:table-cell>
              <table:table-cell office:value-type="float" office:value="800.68">
                <text:p>800.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017">
                <text:p>690.7017</text:p>
              </table:table-cell>
              <table:table-cell office:value-type="float" office:value="808.35">
                <text:p>808.35</text:p>
              </table:table-cell>
              <table:table-cell office:value-type="float" office:value="808.35">
                <text:p>808.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017">
                <text:p>700.7017</text:p>
              </table:table-cell>
              <table:table-cell office:value-type="float" office:value="815.9">
                <text:p>815.9</text:p>
              </table:table-cell>
              <table:table-cell office:value-type="float" office:value="815.9">
                <text:p>815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017">
                <text:p>710.7017</text:p>
              </table:table-cell>
              <table:table-cell office:value-type="float" office:value="823.35">
                <text:p>823.35</text:p>
              </table:table-cell>
              <table:table-cell office:value-type="float" office:value="823.34">
                <text:p>823.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017">
                <text:p>720.7017</text:p>
              </table:table-cell>
              <table:table-cell office:value-type="float" office:value="830.68">
                <text:p>830.68</text:p>
              </table:table-cell>
              <table:table-cell office:value-type="float" office:value="830.68">
                <text:p>830.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017">
                <text:p>730.7017</text:p>
              </table:table-cell>
              <table:table-cell office:value-type="float" office:value="837.91">
                <text:p>837.91</text:p>
              </table:table-cell>
              <table:table-cell office:value-type="float" office:value="837.91">
                <text:p>837.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017">
                <text:p>740.7017</text:p>
              </table:table-cell>
              <table:table-cell office:value-type="float" office:value="845.04">
                <text:p>845.04</text:p>
              </table:table-cell>
              <table:table-cell office:value-type="float" office:value="845.03">
                <text:p>845.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017">
                <text:p>750.7017</text:p>
              </table:table-cell>
              <table:table-cell office:value-type="float" office:value="852.06">
                <text:p>852.06</text:p>
              </table:table-cell>
              <table:table-cell office:value-type="float" office:value="852.06">
                <text:p>852.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017">
                <text:p>760.7017</text:p>
              </table:table-cell>
              <table:table-cell office:value-type="float" office:value="858.98">
                <text:p>858.98</text:p>
              </table:table-cell>
              <table:table-cell office:value-type="float" office:value="858.98">
                <text:p>858.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017">
                <text:p>770.7017</text:p>
              </table:table-cell>
              <table:table-cell office:value-type="float" office:value="865.81">
                <text:p>865.81</text:p>
              </table:table-cell>
              <table:table-cell office:value-type="float" office:value="865.81">
                <text:p>865.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017">
                <text:p>780.7017</text:p>
              </table:table-cell>
              <table:table-cell office:value-type="float" office:value="872.54">
                <text:p>872.54</text:p>
              </table:table-cell>
              <table:table-cell office:value-type="float" office:value="872.54">
                <text:p>872.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017">
                <text:p>790.7017</text:p>
              </table:table-cell>
              <table:table-cell office:value-type="float" office:value="879.18">
                <text:p>879.18</text:p>
              </table:table-cell>
              <table:table-cell office:value-type="float" office:value="879.18">
                <text:p>879.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017">
                <text:p>800.7017</text:p>
              </table:table-cell>
              <table:table-cell office:value-type="float" office:value="885.72">
                <text:p>885.72</text:p>
              </table:table-cell>
              <table:table-cell office:value-type="float" office:value="885.72">
                <text:p>885.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017">
                <text:p>810.7017</text:p>
              </table:table-cell>
              <table:table-cell office:value-type="float" office:value="892.17">
                <text:p>892.17</text:p>
              </table:table-cell>
              <table:table-cell office:value-type="float" office:value="892.17">
                <text:p>892.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017">
                <text:p>820.7017</text:p>
              </table:table-cell>
              <table:table-cell office:value-type="float" office:value="898.54">
                <text:p>898.54</text:p>
              </table:table-cell>
              <table:table-cell office:value-type="float" office:value="898.53">
                <text:p>898.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017">
                <text:p>830.7017</text:p>
              </table:table-cell>
              <table:table-cell office:value-type="float" office:value="904.81">
                <text:p>904.81</text:p>
              </table:table-cell>
              <table:table-cell office:value-type="float" office:value="904.81">
                <text:p>904.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017">
                <text:p>840.7017</text:p>
              </table:table-cell>
              <table:table-cell office:value-type="float" office:value="911">
                <text:p>911</text:p>
              </table:table-cell>
              <table:table-cell office:value-type="float" office:value="910.99">
                <text:p>910.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017">
                <text:p>850.7017</text:p>
              </table:table-cell>
              <table:table-cell office:value-type="float" office:value="917.1">
                <text:p>917.1</text:p>
              </table:table-cell>
              <table:table-cell office:value-type="float" office:value="917.1">
                <text:p>917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017">
                <text:p>860.7017</text:p>
              </table:table-cell>
              <table:table-cell office:value-type="float" office:value="923.12">
                <text:p>923.12</text:p>
              </table:table-cell>
              <table:table-cell office:value-type="float" office:value="923.11">
                <text:p>923.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017">
                <text:p>870.7017</text:p>
              </table:table-cell>
              <table:table-cell office:value-type="float" office:value="929.05">
                <text:p>929.05</text:p>
              </table:table-cell>
              <table:table-cell office:value-type="float" office:value="929.05">
                <text:p>929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017">
                <text:p>880.7017</text:p>
              </table:table-cell>
              <table:table-cell office:value-type="float" office:value="934.9">
                <text:p>934.9</text:p>
              </table:table-cell>
              <table:table-cell office:value-type="float" office:value="934.9">
                <text:p>934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017">
                <text:p>890.7017</text:p>
              </table:table-cell>
              <table:table-cell office:value-type="float" office:value="940.68">
                <text:p>940.68</text:p>
              </table:table-cell>
              <table:table-cell office:value-type="float" office:value="940.67">
                <text:p>940.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017">
                <text:p>900.7017</text:p>
              </table:table-cell>
              <table:table-cell office:value-type="float" office:value="946.37">
                <text:p>946.37</text:p>
              </table:table-cell>
              <table:table-cell office:value-type="float" office:value="946.36">
                <text:p>946.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017">
                <text:p>910.7017</text:p>
              </table:table-cell>
              <table:table-cell office:value-type="float" office:value="951.98">
                <text:p>951.98</text:p>
              </table:table-cell>
              <table:table-cell office:value-type="float" office:value="951.98">
                <text:p>951.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017">
                <text:p>920.7017</text:p>
              </table:table-cell>
              <table:table-cell office:value-type="float" office:value="957.52">
                <text:p>957.52</text:p>
              </table:table-cell>
              <table:table-cell office:value-type="float" office:value="957.51">
                <text:p>957.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017">
                <text:p>930.7017</text:p>
              </table:table-cell>
              <table:table-cell office:value-type="float" office:value="962.98">
                <text:p>962.98</text:p>
              </table:table-cell>
              <table:table-cell office:value-type="float" office:value="962.97">
                <text:p>962.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017">
                <text:p>940.7017</text:p>
              </table:table-cell>
              <table:table-cell office:value-type="float" office:value="968.36">
                <text:p>968.36</text:p>
              </table:table-cell>
              <table:table-cell office:value-type="float" office:value="968.36">
                <text:p>968.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017">
                <text:p>950.7017</text:p>
              </table:table-cell>
              <table:table-cell office:value-type="float" office:value="973.67">
                <text:p>973.67</text:p>
              </table:table-cell>
              <table:table-cell office:value-type="float" office:value="973.67">
                <text:p>973.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017">
                <text:p>960.7017</text:p>
              </table:table-cell>
              <table:table-cell office:value-type="float" office:value="978.91">
                <text:p>978.91</text:p>
              </table:table-cell>
              <table:table-cell office:value-type="float" office:value="978.91">
                <text:p>978.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017">
                <text:p>970.7017</text:p>
              </table:table-cell>
              <table:table-cell office:value-type="float" office:value="984.08">
                <text:p>984.08</text:p>
              </table:table-cell>
              <table:table-cell office:value-type="float" office:value="984.07">
                <text:p>984.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017">
                <text:p>980.7017</text:p>
              </table:table-cell>
              <table:table-cell office:value-type="float" office:value="989.17">
                <text:p>989.17</text:p>
              </table:table-cell>
              <table:table-cell office:value-type="float" office:value="989.17">
                <text:p>989.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017">
                <text:p>990.7017</text:p>
              </table:table-cell>
              <table:table-cell office:value-type="float" office:value="994.2">
                <text:p>994.2</text:p>
              </table:table-cell>
              <table:table-cell office:value-type="float" office:value="994.19">
                <text:p>994.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02">
                <text:p>1000.702</text:p>
              </table:table-cell>
              <table:table-cell office:value-type="float" office:value="999.15">
                <text:p>999.15</text:p>
              </table:table-cell>
              <table:table-cell office:value-type="float" office:value="999.15">
                <text:p>999.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02">
                <text:p>1010.702</text:p>
              </table:table-cell>
              <table:table-cell office:value-type="float" office:value="1004">
                <text:p>1004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02">
                <text:p>1020.702</text:p>
              </table:table-cell>
              <table:table-cell office:value-type="float" office:value="1008.9">
                <text:p>1008.9</text:p>
              </table:table-cell>
              <table:table-cell office:value-type="float" office:value="1008.9">
                <text:p>1008.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02">
                <text:p>1030.702</text:p>
              </table:table-cell>
              <table:table-cell office:value-type="float" office:value="1013.6">
                <text:p>1013.6</text:p>
              </table:table-cell>
              <table:table-cell office:value-type="float" office:value="1013.6">
                <text:p>1013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02">
                <text:p>1040.702</text:p>
              </table:table-cell>
              <table:table-cell office:value-type="float" office:value="1018.3">
                <text:p>1018.3</text:p>
              </table:table-cell>
              <table:table-cell office:value-type="float" office:value="1018.3">
                <text:p>1018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02">
                <text:p>1050.702</text:p>
              </table:table-cell>
              <table:table-cell office:value-type="float" office:value="1022.9">
                <text:p>1022.9</text:p>
              </table:table-cell>
              <table:table-cell office:value-type="float" office:value="1022.9">
                <text:p>1022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02">
                <text:p>1060.702</text:p>
              </table:table-cell>
              <table:table-cell office:value-type="float" office:value="1027.5">
                <text:p>1027.5</text:p>
              </table:table-cell>
              <table:table-cell office:value-type="float" office:value="1027.5">
                <text:p>1027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02">
                <text:p>1070.702</text:p>
              </table:table-cell>
              <table:table-cell office:value-type="float" office:value="1032">
                <text:p>1032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02">
                <text:p>1080.702</text:p>
              </table:table-cell>
              <table:table-cell office:value-type="float" office:value="1036.4">
                <text:p>1036.4</text:p>
              </table:table-cell>
              <table:table-cell office:value-type="float" office:value="1036.4">
                <text:p>1036.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02">
                <text:p>1090.702</text:p>
              </table:table-cell>
              <table:table-cell office:value-type="float" office:value="1040.8">
                <text:p>1040.8</text:p>
              </table:table-cell>
              <table:table-cell office:value-type="float" office:value="1040.8">
                <text:p>1040.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02">
                <text:p>1100.702</text:p>
              </table:table-cell>
              <table:table-cell office:value-type="float" office:value="1045.1">
                <text:p>1045.1</text:p>
              </table:table-cell>
              <table:table-cell office:value-type="float" office:value="1045.1">
                <text:p>1045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02">
                <text:p>1110.702</text:p>
              </table:table-cell>
              <table:table-cell office:value-type="float" office:value="1049.4">
                <text:p>1049.4</text:p>
              </table:table-cell>
              <table:table-cell office:value-type="float" office:value="1049.4">
                <text:p>1049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02">
                <text:p>1120.702</text:p>
              </table:table-cell>
              <table:table-cell office:value-type="float" office:value="1053.6">
                <text:p>1053.6</text:p>
              </table:table-cell>
              <table:table-cell office:value-type="float" office:value="1053.6">
                <text:p>1053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02">
                <text:p>1130.702</text:p>
              </table:table-cell>
              <table:table-cell office:value-type="float" office:value="1057.7">
                <text:p>1057.7</text:p>
              </table:table-cell>
              <table:table-cell office:value-type="float" office:value="1057.7">
                <text:p>1057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02">
                <text:p>1140.702</text:p>
              </table:table-cell>
              <table:table-cell office:value-type="float" office:value="1061.8">
                <text:p>1061.8</text:p>
              </table:table-cell>
              <table:table-cell office:value-type="float" office:value="1061.8">
                <text:p>1061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02">
                <text:p>1150.702</text:p>
              </table:table-cell>
              <table:table-cell office:value-type="float" office:value="1065.8">
                <text:p>1065.8</text:p>
              </table:table-cell>
              <table:table-cell office:value-type="float" office:value="1065.8">
                <text:p>1065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02">
                <text:p>1160.702</text:p>
              </table:table-cell>
              <table:table-cell office:value-type="float" office:value="1069.8">
                <text:p>1069.8</text:p>
              </table:table-cell>
              <table:table-cell office:value-type="float" office:value="1069.8">
                <text:p>1069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02">
                <text:p>1170.702</text:p>
              </table:table-cell>
              <table:table-cell office:value-type="float" office:value="1073.7">
                <text:p>1073.7</text:p>
              </table:table-cell>
              <table:table-cell office:value-type="float" office:value="1073.7">
                <text:p>1073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02">
                <text:p>1180.702</text:p>
              </table:table-cell>
              <table:table-cell office:value-type="float" office:value="1077.6">
                <text:p>1077.6</text:p>
              </table:table-cell>
              <table:table-cell office:value-type="float" office:value="1077.5">
                <text:p>1077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02">
                <text:p>1190.702</text:p>
              </table:table-cell>
              <table:table-cell office:value-type="float" office:value="1081.4">
                <text:p>1081.4</text:p>
              </table:table-cell>
              <table:table-cell office:value-type="float" office:value="1081.3">
                <text:p>1081.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02">
                <text:p>1200.702</text:p>
              </table:table-cell>
              <table:table-cell office:value-type="float" office:value="1085.1">
                <text:p>1085.1</text:p>
              </table:table-cell>
              <table:table-cell office:value-type="float" office:value="1085.1">
                <text:p>1085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02">
                <text:p>1210.702</text:p>
              </table:table-cell>
              <table:table-cell office:value-type="float" office:value="1088.8">
                <text:p>1088.8</text:p>
              </table:table-cell>
              <table:table-cell office:value-type="float" office:value="1088.8">
                <text:p>1088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02">
                <text:p>1220.702</text:p>
              </table:table-cell>
              <table:table-cell office:value-type="float" office:value="1092.5">
                <text:p>1092.5</text:p>
              </table:table-cell>
              <table:table-cell office:value-type="float" office:value="1092.5">
                <text:p>1092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02">
                <text:p>1230.702</text:p>
              </table:table-cell>
              <table:table-cell office:value-type="float" office:value="1096.1">
                <text:p>1096.1</text:p>
              </table:table-cell>
              <table:table-cell office:value-type="float" office:value="1096.1">
                <text:p>1096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02">
                <text:p>1240.702</text:p>
              </table:table-cell>
              <table:table-cell office:value-type="float" office:value="1099.6">
                <text:p>1099.6</text:p>
              </table:table-cell>
              <table:table-cell office:value-type="float" office:value="1099.6">
                <text:p>1099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02">
                <text:p>1250.702</text:p>
              </table:table-cell>
              <table:table-cell office:value-type="float" office:value="1103.1">
                <text:p>1103.1</text:p>
              </table:table-cell>
              <table:table-cell office:value-type="float" office:value="1103.1">
                <text:p>1103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02">
                <text:p>1260.702</text:p>
              </table:table-cell>
              <table:table-cell office:value-type="float" office:value="1106.6">
                <text:p>1106.6</text:p>
              </table:table-cell>
              <table:table-cell office:value-type="float" office:value="1106.6">
                <text:p>1106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02">
                <text:p>1270.702</text:p>
              </table:table-cell>
              <table:table-cell office:value-type="float" office:value="1110">
                <text:p>1110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02">
                <text:p>1280.702</text:p>
              </table:table-cell>
              <table:table-cell office:value-type="float" office:value="1113.4">
                <text:p>1113.4</text:p>
              </table:table-cell>
              <table:table-cell office:value-type="float" office:value="1113.3">
                <text:p>1113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02">
                <text:p>1290.702</text:p>
              </table:table-cell>
              <table:table-cell office:value-type="float" office:value="1116.7">
                <text:p>1116.7</text:p>
              </table:table-cell>
              <table:table-cell office:value-type="float" office:value="1116.6">
                <text:p>1116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02">
                <text:p>1300.702</text:p>
              </table:table-cell>
              <table:table-cell office:value-type="float" office:value="1119.9">
                <text:p>1119.9</text:p>
              </table:table-cell>
              <table:table-cell office:value-type="float" office:value="1119.9">
                <text:p>1119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02">
                <text:p>1310.702</text:p>
              </table:table-cell>
              <table:table-cell office:value-type="float" office:value="1123.2">
                <text:p>1123.2</text:p>
              </table:table-cell>
              <table:table-cell office:value-type="float" office:value="1123.1">
                <text:p>1123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02">
                <text:p>1320.702</text:p>
              </table:table-cell>
              <table:table-cell office:value-type="float" office:value="1126.3">
                <text:p>1126.3</text:p>
              </table:table-cell>
              <table:table-cell office:value-type="float" office:value="1126.3">
                <text:p>1126.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02">
                <text:p>1330.702</text:p>
              </table:table-cell>
              <table:table-cell office:value-type="float" office:value="1129.5">
                <text:p>1129.5</text:p>
              </table:table-cell>
              <table:table-cell office:value-type="float" office:value="1129.5">
                <text:p>1129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02">
                <text:p>1340.702</text:p>
              </table:table-cell>
              <table:table-cell office:value-type="float" office:value="1132.6">
                <text:p>1132.6</text:p>
              </table:table-cell>
              <table:table-cell office:value-type="float" office:value="1132.5">
                <text:p>1132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02">
                <text:p>1350.702</text:p>
              </table:table-cell>
              <table:table-cell office:value-type="float" office:value="1135.6">
                <text:p>1135.6</text:p>
              </table:table-cell>
              <table:table-cell office:value-type="float" office:value="1135.6">
                <text:p>1135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02">
                <text:p>1360.702</text:p>
              </table:table-cell>
              <table:table-cell office:value-type="float" office:value="1138.6">
                <text:p>1138.6</text:p>
              </table:table-cell>
              <table:table-cell office:value-type="float" office:value="1138.6">
                <text:p>1138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02">
                <text:p>1370.702</text:p>
              </table:table-cell>
              <table:table-cell office:value-type="float" office:value="1141.6">
                <text:p>1141.6</text:p>
              </table:table-cell>
              <table:table-cell office:value-type="float" office:value="1141.6">
                <text:p>1141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02">
                <text:p>1380.702</text:p>
              </table:table-cell>
              <table:table-cell office:value-type="float" office:value="1144.5">
                <text:p>1144.5</text:p>
              </table:table-cell>
              <table:table-cell office:value-type="float" office:value="1144.5">
                <text:p>1144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02">
                <text:p>1390.702</text:p>
              </table:table-cell>
              <table:table-cell office:value-type="float" office:value="1147.4">
                <text:p>1147.4</text:p>
              </table:table-cell>
              <table:table-cell office:value-type="float" office:value="1147.4">
                <text:p>1147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02">
                <text:p>1400.702</text:p>
              </table:table-cell>
              <table:table-cell office:value-type="float" office:value="1150.2">
                <text:p>1150.2</text:p>
              </table:table-cell>
              <table:table-cell office:value-type="float" office:value="1150.2">
                <text:p>1150.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02">
                <text:p>1410.702</text:p>
              </table:table-cell>
              <table:table-cell office:value-type="float" office:value="1153.1">
                <text:p>1153.1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02">
                <text:p>1420.702</text:p>
              </table:table-cell>
              <table:table-cell office:value-type="float" office:value="1155.8">
                <text:p>1155.8</text:p>
              </table:table-cell>
              <table:table-cell office:value-type="float" office:value="1155.8">
                <text:p>1155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02">
                <text:p>1430.702</text:p>
              </table:table-cell>
              <table:table-cell office:value-type="float" office:value="1158.5">
                <text:p>1158.5</text:p>
              </table:table-cell>
              <table:table-cell office:value-type="float" office:value="1158.5">
                <text:p>1158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02">
                <text:p>1440.702</text:p>
              </table:table-cell>
              <table:table-cell office:value-type="float" office:value="1161.2">
                <text:p>1161.2</text:p>
              </table:table-cell>
              <table:table-cell office:value-type="float" office:value="1161.2">
                <text:p>1161.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02">
                <text:p>1450.702</text:p>
              </table:table-cell>
              <table:table-cell office:value-type="float" office:value="1163.9">
                <text:p>1163.9</text:p>
              </table:table-cell>
              <table:table-cell office:value-type="float" office:value="1163.9">
                <text:p>1163.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02">
                <text:p>1460.702</text:p>
              </table:table-cell>
              <table:table-cell office:value-type="float" office:value="1166.5">
                <text:p>1166.5</text:p>
              </table:table-cell>
              <table:table-cell office:value-type="float" office:value="1166.5">
                <text:p>1166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02">
                <text:p>1470.702</text:p>
              </table:table-cell>
              <table:table-cell office:value-type="float" office:value="1169.1">
                <text:p>1169.1</text:p>
              </table:table-cell>
              <table:table-cell office:value-type="float" office:value="1169.1">
                <text:p>1169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02">
                <text:p>1480.702</text:p>
              </table:table-cell>
              <table:table-cell office:value-type="float" office:value="1171.6">
                <text:p>1171.6</text:p>
              </table:table-cell>
              <table:table-cell office:value-type="float" office:value="1171.6">
                <text:p>1171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02">
                <text:p>1490.702</text:p>
              </table:table-cell>
              <table:table-cell office:value-type="float" office:value="1174.2">
                <text:p>1174.2</text:p>
              </table:table-cell>
              <table:table-cell office:value-type="float" office:value="1174.1">
                <text:p>1174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02">
                <text:p>1500.702</text:p>
              </table:table-cell>
              <table:table-cell office:value-type="float" office:value="1176.6">
                <text:p>1176.6</text:p>
              </table:table-cell>
              <table:table-cell office:value-type="float" office:value="1176.6">
                <text:p>1176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02">
                <text:p>1510.702</text:p>
              </table:table-cell>
              <table:table-cell office:value-type="float" office:value="1179.1">
                <text:p>1179.1</text:p>
              </table:table-cell>
              <table:table-cell office:value-type="float" office:value="1179.1">
                <text:p>1179.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02">
                <text:p>1520.702</text:p>
              </table:table-cell>
              <table:table-cell office:value-type="float" office:value="1181.5">
                <text:p>1181.5</text:p>
              </table:table-cell>
              <table:table-cell office:value-type="float" office:value="1181.5">
                <text:p>1181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02">
                <text:p>1530.702</text:p>
              </table:table-cell>
              <table:table-cell office:value-type="float" office:value="1183.9">
                <text:p>1183.9</text:p>
              </table:table-cell>
              <table:table-cell office:value-type="float" office:value="1183.8">
                <text:p>1183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02">
                <text:p>1540.702</text:p>
              </table:table-cell>
              <table:table-cell office:value-type="float" office:value="1186.2">
                <text:p>1186.2</text:p>
              </table:table-cell>
              <table:table-cell office:value-type="float" office:value="1186.2">
                <text:p>1186.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02">
                <text:p>1550.702</text:p>
              </table:table-cell>
              <table:table-cell office:value-type="float" office:value="1188.5">
                <text:p>1188.5</text:p>
              </table:table-cell>
              <table:table-cell office:value-type="float" office:value="1188.5">
                <text:p>1188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02">
                <text:p>1560.702</text:p>
              </table:table-cell>
              <table:table-cell office:value-type="float" office:value="1190.8">
                <text:p>1190.8</text:p>
              </table:table-cell>
              <table:table-cell office:value-type="float" office:value="1190.8">
                <text:p>1190.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02">
                <text:p>1570.702</text:p>
              </table:table-cell>
              <table:table-cell office:value-type="float" office:value="1193.1">
                <text:p>1193.1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02">
                <text:p>1580.702</text:p>
              </table:table-cell>
              <table:table-cell office:value-type="float" office:value="1195.3">
                <text:p>1195.3</text:p>
              </table:table-cell>
              <table:table-cell office:value-type="float" office:value="1195.3">
                <text:p>1195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02">
                <text:p>1590.702</text:p>
              </table:table-cell>
              <table:table-cell office:value-type="float" office:value="1197.5">
                <text:p>1197.5</text:p>
              </table:table-cell>
              <table:table-cell office:value-type="float" office:value="1197.4">
                <text:p>1197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02">
                <text:p>1600.702</text:p>
              </table:table-cell>
              <table:table-cell office:value-type="float" office:value="1199.6">
                <text:p>1199.6</text:p>
              </table:table-cell>
              <table:table-cell office:value-type="float" office:value="1199.6">
                <text:p>1199.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02">
                <text:p>1610.702</text:p>
              </table:table-cell>
              <table:table-cell office:value-type="float" office:value="1201.8">
                <text:p>1201.8</text:p>
              </table:table-cell>
              <table:table-cell office:value-type="float" office:value="1201.7">
                <text:p>1201.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02">
                <text:p>1620.702</text:p>
              </table:table-cell>
              <table:table-cell office:value-type="float" office:value="1203.9">
                <text:p>1203.9</text:p>
              </table:table-cell>
              <table:table-cell office:value-type="float" office:value="1203.8">
                <text:p>1203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02">
                <text:p>1630.702</text:p>
              </table:table-cell>
              <table:table-cell office:value-type="float" office:value="1205.9">
                <text:p>1205.9</text:p>
              </table:table-cell>
              <table:table-cell office:value-type="float" office:value="1205.9">
                <text:p>1205.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02">
                <text:p>1640.702</text:p>
              </table:table-cell>
              <table:table-cell office:value-type="float" office:value="1208">
                <text:p>1208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02">
                <text:p>1650.702</text:p>
              </table:table-cell>
              <table:table-cell office:value-type="float" office:value="1210">
                <text:p>1210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02">
                <text:p>1660.702</text:p>
              </table:table-cell>
              <table:table-cell office:value-type="float" office:value="1212">
                <text:p>1212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02">
                <text:p>1670.702</text:p>
              </table:table-cell>
              <table:table-cell office:value-type="float" office:value="1213.9">
                <text:p>1213.9</text:p>
              </table:table-cell>
              <table:table-cell office:value-type="float" office:value="1213.9">
                <text:p>1213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02">
                <text:p>1680.702</text:p>
              </table:table-cell>
              <table:table-cell office:value-type="float" office:value="1215.9">
                <text:p>1215.9</text:p>
              </table:table-cell>
              <table:table-cell office:value-type="float" office:value="1215.9">
                <text:p>1215.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02">
                <text:p>1690.702</text:p>
              </table:table-cell>
              <table:table-cell office:value-type="float" office:value="1217.8">
                <text:p>1217.8</text:p>
              </table:table-cell>
              <table:table-cell office:value-type="float" office:value="1217.8">
                <text:p>1217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02">
                <text:p>1700.702</text:p>
              </table:table-cell>
              <table:table-cell office:value-type="float" office:value="1219.7">
                <text:p>1219.7</text:p>
              </table:table-cell>
              <table:table-cell office:value-type="float" office:value="1219.6">
                <text:p>1219.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02">
                <text:p>1710.702</text:p>
              </table:table-cell>
              <table:table-cell office:value-type="float" office:value="1221.5">
                <text:p>1221.5</text:p>
              </table:table-cell>
              <table:table-cell office:value-type="float" office:value="1221.5">
                <text:p>1221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02">
                <text:p>1720.702</text:p>
              </table:table-cell>
              <table:table-cell office:value-type="float" office:value="1223.4">
                <text:p>1223.4</text:p>
              </table:table-cell>
              <table:table-cell office:value-type="float" office:value="1223.3">
                <text:p>1223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02">
                <text:p>1730.702</text:p>
              </table:table-cell>
              <table:table-cell office:value-type="float" office:value="1225.2">
                <text:p>1225.2</text:p>
              </table:table-cell>
              <table:table-cell office:value-type="float" office:value="1225.1">
                <text:p>1225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02">
                <text:p>1740.702</text:p>
              </table:table-cell>
              <table:table-cell office:value-type="float" office:value="1226.9">
                <text:p>1226.9</text:p>
              </table:table-cell>
              <table:table-cell office:value-type="float" office:value="1226.9">
                <text:p>1226.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02">
                <text:p>1750.702</text:p>
              </table:table-cell>
              <table:table-cell office:value-type="float" office:value="1228.7">
                <text:p>1228.7</text:p>
              </table:table-cell>
              <table:table-cell office:value-type="float" office:value="1228.7">
                <text:p>1228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02">
                <text:p>1760.702</text:p>
              </table:table-cell>
              <table:table-cell office:value-type="float" office:value="1230.4">
                <text:p>1230.4</text:p>
              </table:table-cell>
              <table:table-cell office:value-type="float" office:value="1230.4">
                <text:p>1230.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02">
                <text:p>1770.702</text:p>
              </table:table-cell>
              <table:table-cell office:value-type="float" office:value="1232.2">
                <text:p>1232.2</text:p>
              </table:table-cell>
              <table:table-cell office:value-type="float" office:value="1232.1">
                <text:p>1232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02">
                <text:p>1780.702</text:p>
              </table:table-cell>
              <table:table-cell office:value-type="float" office:value="1233.8">
                <text:p>1233.8</text:p>
              </table:table-cell>
              <table:table-cell office:value-type="float" office:value="1233.8">
                <text:p>1233.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02">
                <text:p>1790.702</text:p>
              </table:table-cell>
              <table:table-cell office:value-type="float" office:value="1235.5">
                <text:p>1235.5</text:p>
              </table:table-cell>
              <table:table-cell office:value-type="float" office:value="1235.5">
                <text:p>1235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02">
                <text:p>1800.702</text:p>
              </table:table-cell>
              <table:table-cell office:value-type="float" office:value="1237.1">
                <text:p>1237.1</text:p>
              </table:table-cell>
              <table:table-cell office:value-type="float" office:value="1237.1">
                <text:p>1237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02">
                <text:p>1810.702</text:p>
              </table:table-cell>
              <table:table-cell office:value-type="float" office:value="1238.8">
                <text:p>1238.8</text:p>
              </table:table-cell>
              <table:table-cell office:value-type="float" office:value="1238.7">
                <text:p>1238.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02">
                <text:p>1820.702</text:p>
              </table:table-cell>
              <table:table-cell office:value-type="float" office:value="1240.4">
                <text:p>1240.4</text:p>
              </table:table-cell>
              <table:table-cell office:value-type="float" office:value="1240.3">
                <text:p>1240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02">
                <text:p>1830.702</text:p>
              </table:table-cell>
              <table:table-cell office:value-type="float" office:value="1241.9">
                <text:p>1241.9</text:p>
              </table:table-cell>
              <table:table-cell office:value-type="float" office:value="1241.9">
                <text:p>1241.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02">
                <text:p>1840.702</text:p>
              </table:table-cell>
              <table:table-cell office:value-type="float" office:value="1243.5">
                <text:p>1243.5</text:p>
              </table:table-cell>
              <table:table-cell office:value-type="float" office:value="1243.5">
                <text:p>1243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02">
                <text:p>1850.702</text:p>
              </table:table-cell>
              <table:table-cell office:value-type="float" office:value="1245">
                <text:p>1245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02">
                <text:p>1860.702</text:p>
              </table:table-cell>
              <table:table-cell office:value-type="float" office:value="1246.5">
                <text:p>1246.5</text:p>
              </table:table-cell>
              <table:table-cell office:value-type="float" office:value="1246.5">
                <text:p>1246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02">
                <text:p>1870.702</text:p>
              </table:table-cell>
              <table:table-cell office:value-type="float" office:value="1248">
                <text:p>1248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02">
                <text:p>1880.702</text:p>
              </table:table-cell>
              <table:table-cell office:value-type="float" office:value="1249.5">
                <text:p>1249.5</text:p>
              </table:table-cell>
              <table:table-cell office:value-type="float" office:value="1249.5">
                <text:p>1249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02">
                <text:p>1890.702</text:p>
              </table:table-cell>
              <table:table-cell office:value-type="float" office:value="1251">
                <text:p>1251</text:p>
              </table:table-cell>
              <table:table-cell office:value-type="float" office:value="1250.9">
                <text:p>1250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02">
                <text:p>1900.702</text:p>
              </table:table-cell>
              <table:table-cell office:value-type="float" office:value="1252.4">
                <text:p>1252.4</text:p>
              </table:table-cell>
              <table:table-cell office:value-type="float" office:value="1252.4">
                <text:p>1252.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02">
                <text:p>1910.702</text:p>
              </table:table-cell>
              <table:table-cell office:value-type="float" office:value="1253.8">
                <text:p>1253.8</text:p>
              </table:table-cell>
              <table:table-cell office:value-type="float" office:value="1253.8">
                <text:p>1253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02">
                <text:p>1920.702</text:p>
              </table:table-cell>
              <table:table-cell office:value-type="float" office:value="1255.2">
                <text:p>1255.2</text:p>
              </table:table-cell>
              <table:table-cell office:value-type="float" office:value="1255.2">
                <text:p>1255.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02">
                <text:p>1930.702</text:p>
              </table:table-cell>
              <table:table-cell office:value-type="float" office:value="1256.6">
                <text:p>1256.6</text:p>
              </table:table-cell>
              <table:table-cell office:value-type="float" office:value="1256.6">
                <text:p>1256.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02">
                <text:p>1940.702</text:p>
              </table:table-cell>
              <table:table-cell office:value-type="float" office:value="1257.9">
                <text:p>1257.9</text:p>
              </table:table-cell>
              <table:table-cell office:value-type="float" office:value="1257.9">
                <text:p>1257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02">
                <text:p>1950.702</text:p>
              </table:table-cell>
              <table:table-cell office:value-type="float" office:value="1259.3">
                <text:p>1259.3</text:p>
              </table:table-cell>
              <table:table-cell office:value-type="float" office:value="1259.3">
                <text:p>1259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02">
                <text:p>1960.702</text:p>
              </table:table-cell>
              <table:table-cell office:value-type="float" office:value="1260.6">
                <text:p>1260.6</text:p>
              </table:table-cell>
              <table:table-cell office:value-type="float" office:value="1260.6">
                <text:p>1260.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02">
                <text:p>1970.702</text:p>
              </table:table-cell>
              <table:table-cell office:value-type="float" office:value="1261.9">
                <text:p>1261.9</text:p>
              </table:table-cell>
              <table:table-cell office:value-type="float" office:value="1261.9">
                <text:p>1261.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02">
                <text:p>1980.702</text:p>
              </table:table-cell>
              <table:table-cell office:value-type="float" office:value="1263.2">
                <text:p>1263.2</text:p>
              </table:table-cell>
              <table:table-cell office:value-type="float" office:value="1263.2">
                <text:p>1263.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02">
                <text:p>1990.702</text:p>
              </table:table-cell>
              <table:table-cell office:value-type="float" office:value="1264.5">
                <text:p>1264.5</text:p>
              </table:table-cell>
              <table:table-cell office:value-type="float" office:value="1264.4">
                <text:p>1264.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02">
                <text:p>2000.702</text:p>
              </table:table-cell>
              <table:table-cell office:value-type="float" office:value="1265.7">
                <text:p>1265.7</text:p>
              </table:table-cell>
              <table:table-cell office:value-type="float" office:value="1265.7">
                <text:p>1265.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